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3.1665in"/>
    </style:style>
    <style:style style:name="co4" style:family="table-column">
      <style:table-column-properties fo:break-before="auto" style:column-width="2.140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5516in"/>
    </style:style>
    <style:style style:name="co7" style:family="table-column">
      <style:table-column-properties fo:break-before="auto" style:column-width="0.5083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0.9929in"/>
    </style:style>
    <style:style style:name="co10" style:family="table-column">
      <style:table-column-properties fo:break-before="auto" style:column-width="0.766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lk_brand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adi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iq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sotros!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operr</text:p>
          </table:table-cell>
        </table:table-row>
      </table:table>
      <table:table table:name="lk_category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pargat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patillas</text:p>
          </table:table-cell>
        </table:table-row>
      </table:table>
      <table:table table:name="lk_sex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sculi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menino</text:p>
          </table:table-cell>
        </table:table-row>
      </table:table>
      <table:table table:name="lk_time" table:style-name="ta1" table:print="false"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month</text:p>
          </table:table-cell>
          <table:table-cell office:value-type="string">
            <text:p>month_name</text:p>
          </table:table-cell>
          <table:table-cell office:value-type="string">
            <text:p>day_in_month</text:p>
          </table:table-cell>
          <table:table-cell office:value-type="string">
            <text:p>day_name</text:p>
          </table:table-cell>
          <table:table-cell office:value-type="string">
            <text:p>date_ref</text:p>
          </table:table-cell>
        </table:table-row>
        <table:table-row table:style-name="ro1">
          <table:table-cell table:formula="of:=YEAR([.H2])&amp;RIGHT(&quot;0&quot;&amp;MONTH([.H2]);2)&amp;RIGHT(&quot;0&quot;&amp;DAY([.H2]);2)" office:value-type="string" office:string-value="20080101">
            <text:p>20080101</text:p>
          </table:table-cell>
          <table:table-cell table:formula="of:=YEAR([.H2])" office:value-type="float" office:value="2008">
            <text:p>2008</text:p>
          </table:table-cell>
          <table:table-cell table:formula="of:=ROUNDUP(MONTH([.H2])/3)" office:value-type="float" office:value="1">
            <text:p>1</text:p>
          </table:table-cell>
          <table:table-cell table:formula="of:=MONTH([.H2])" office:value-type="float" office:value="1">
            <text:p>1</text:p>
          </table:table-cell>
          <table:table-cell table:formula="of:=&quot;Ene &quot; &amp; [.B2]" office:value-type="string" office:string-value="Ene 2008">
            <text:p>Ene 2008</text:p>
          </table:table-cell>
          <table:table-cell table:formula="of:=DAY([.H2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8-01-01">
            <text:p>01/01/08</text:p>
          </table:table-cell>
        </table:table-row>
        <table:table-row table:style-name="ro1">
          <table:table-cell table:formula="of:=YEAR([.H3])&amp;RIGHT(&quot;0&quot;&amp;MONTH([.H3]);2)&amp;RIGHT(&quot;0&quot;&amp;DAY([.H3]);2)" office:value-type="string" office:string-value="20080102">
            <text:p>20080102</text:p>
          </table:table-cell>
          <table:table-cell table:formula="of:=YEAR([.H3])" office:value-type="float" office:value="2008">
            <text:p>2008</text:p>
          </table:table-cell>
          <table:table-cell table:formula="of:=ROUNDUP(MONTH([.H3])/3)" office:value-type="float" office:value="1">
            <text:p>1</text:p>
          </table:table-cell>
          <table:table-cell table:formula="of:=MONTH([.H3])" office:value-type="float" office:value="1">
            <text:p>1</text:p>
          </table:table-cell>
          <table:table-cell table:formula="of:=&quot;Ene &quot; &amp; [.B3]" office:value-type="string" office:string-value="Ene 2008">
            <text:p>Ene 2008</text:p>
          </table:table-cell>
          <table:table-cell table:formula="of:=DAY([.H3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8-01-02">
            <text:p>01/02/08</text:p>
          </table:table-cell>
        </table:table-row>
        <table:table-row table:style-name="ro1">
          <table:table-cell table:formula="of:=YEAR([.H4])&amp;RIGHT(&quot;0&quot;&amp;MONTH([.H4]);2)&amp;RIGHT(&quot;0&quot;&amp;DAY([.H4]);2)" office:value-type="string" office:string-value="20080103">
            <text:p>20080103</text:p>
          </table:table-cell>
          <table:table-cell table:formula="of:=YEAR([.H4])" office:value-type="float" office:value="2008">
            <text:p>2008</text:p>
          </table:table-cell>
          <table:table-cell table:formula="of:=ROUNDUP(MONTH([.H4])/3)" office:value-type="float" office:value="1">
            <text:p>1</text:p>
          </table:table-cell>
          <table:table-cell table:formula="of:=MONTH([.H4])" office:value-type="float" office:value="1">
            <text:p>1</text:p>
          </table:table-cell>
          <table:table-cell table:formula="of:=&quot;Ene &quot; &amp; [.B4]" office:value-type="string" office:string-value="Ene 2008">
            <text:p>Ene 2008</text:p>
          </table:table-cell>
          <table:table-cell table:formula="of:=DAY([.H4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8-01-03">
            <text:p>01/03/08</text:p>
          </table:table-cell>
        </table:table-row>
        <table:table-row table:style-name="ro1">
          <table:table-cell table:formula="of:=YEAR([.H5])&amp;RIGHT(&quot;0&quot;&amp;MONTH([.H5]);2)&amp;RIGHT(&quot;0&quot;&amp;DAY([.H5]);2)" office:value-type="string" office:string-value="20080104">
            <text:p>20080104</text:p>
          </table:table-cell>
          <table:table-cell table:formula="of:=YEAR([.H5])" office:value-type="float" office:value="2008">
            <text:p>2008</text:p>
          </table:table-cell>
          <table:table-cell table:formula="of:=ROUNDUP(MONTH([.H5])/3)" office:value-type="float" office:value="1">
            <text:p>1</text:p>
          </table:table-cell>
          <table:table-cell table:formula="of:=MONTH([.H5])" office:value-type="float" office:value="1">
            <text:p>1</text:p>
          </table:table-cell>
          <table:table-cell table:formula="of:=&quot;Ene &quot; &amp; [.B5]" office:value-type="string" office:string-value="Ene 2008">
            <text:p>Ene 2008</text:p>
          </table:table-cell>
          <table:table-cell table:formula="of:=DAY([.H5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8-01-04">
            <text:p>01/04/08</text:p>
          </table:table-cell>
        </table:table-row>
        <table:table-row table:style-name="ro1">
          <table:table-cell table:formula="of:=YEAR([.H6])&amp;RIGHT(&quot;0&quot;&amp;MONTH([.H6]);2)&amp;RIGHT(&quot;0&quot;&amp;DAY([.H6]);2)" office:value-type="string" office:string-value="20080105">
            <text:p>20080105</text:p>
          </table:table-cell>
          <table:table-cell table:formula="of:=YEAR([.H6])" office:value-type="float" office:value="2008">
            <text:p>2008</text:p>
          </table:table-cell>
          <table:table-cell table:formula="of:=ROUNDUP(MONTH([.H6])/3)" office:value-type="float" office:value="1">
            <text:p>1</text:p>
          </table:table-cell>
          <table:table-cell table:formula="of:=MONTH([.H6])" office:value-type="float" office:value="1">
            <text:p>1</text:p>
          </table:table-cell>
          <table:table-cell table:formula="of:=&quot;Ene &quot; &amp; [.B6]" office:value-type="string" office:string-value="Ene 2008">
            <text:p>Ene 2008</text:p>
          </table:table-cell>
          <table:table-cell table:formula="of:=DAY([.H6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8-01-05">
            <text:p>01/05/08</text:p>
          </table:table-cell>
        </table:table-row>
        <table:table-row table:style-name="ro1">
          <table:table-cell table:formula="of:=YEAR([.H7])&amp;RIGHT(&quot;0&quot;&amp;MONTH([.H7]);2)&amp;RIGHT(&quot;0&quot;&amp;DAY([.H7]);2)" office:value-type="string" office:string-value="20080106">
            <text:p>20080106</text:p>
          </table:table-cell>
          <table:table-cell table:formula="of:=YEAR([.H7])" office:value-type="float" office:value="2008">
            <text:p>2008</text:p>
          </table:table-cell>
          <table:table-cell table:formula="of:=ROUNDUP(MONTH([.H7])/3)" office:value-type="float" office:value="1">
            <text:p>1</text:p>
          </table:table-cell>
          <table:table-cell table:formula="of:=MONTH([.H7])" office:value-type="float" office:value="1">
            <text:p>1</text:p>
          </table:table-cell>
          <table:table-cell table:formula="of:=&quot;Ene &quot; &amp; [.B7]" office:value-type="string" office:string-value="Ene 2008">
            <text:p>Ene 2008</text:p>
          </table:table-cell>
          <table:table-cell table:formula="of:=DAY([.H7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8-01-06">
            <text:p>01/06/08</text:p>
          </table:table-cell>
        </table:table-row>
        <table:table-row table:style-name="ro1">
          <table:table-cell table:formula="of:=YEAR([.H8])&amp;RIGHT(&quot;0&quot;&amp;MONTH([.H8]);2)&amp;RIGHT(&quot;0&quot;&amp;DAY([.H8]);2)" office:value-type="string" office:string-value="20080107">
            <text:p>20080107</text:p>
          </table:table-cell>
          <table:table-cell table:formula="of:=YEAR([.H8])" office:value-type="float" office:value="2008">
            <text:p>2008</text:p>
          </table:table-cell>
          <table:table-cell table:formula="of:=ROUNDUP(MONTH([.H8])/3)" office:value-type="float" office:value="1">
            <text:p>1</text:p>
          </table:table-cell>
          <table:table-cell table:formula="of:=MONTH([.H8])" office:value-type="float" office:value="1">
            <text:p>1</text:p>
          </table:table-cell>
          <table:table-cell table:formula="of:=&quot;Ene &quot; &amp; [.B8]" office:value-type="string" office:string-value="Ene 2008">
            <text:p>Ene 2008</text:p>
          </table:table-cell>
          <table:table-cell table:formula="of:=DAY([.H8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8-01-07">
            <text:p>01/07/08</text:p>
          </table:table-cell>
        </table:table-row>
        <table:table-row table:style-name="ro1">
          <table:table-cell table:formula="of:=YEAR([.H9])&amp;RIGHT(&quot;0&quot;&amp;MONTH([.H9]);2)&amp;RIGHT(&quot;0&quot;&amp;DAY([.H9]);2)" office:value-type="string" office:string-value="20080108">
            <text:p>20080108</text:p>
          </table:table-cell>
          <table:table-cell table:formula="of:=YEAR([.H9])" office:value-type="float" office:value="2008">
            <text:p>2008</text:p>
          </table:table-cell>
          <table:table-cell table:formula="of:=ROUNDUP(MONTH([.H9])/3)" office:value-type="float" office:value="1">
            <text:p>1</text:p>
          </table:table-cell>
          <table:table-cell table:formula="of:=MONTH([.H9])" office:value-type="float" office:value="1">
            <text:p>1</text:p>
          </table:table-cell>
          <table:table-cell table:formula="of:=&quot;Ene &quot; &amp; [.B9]" office:value-type="string" office:string-value="Ene 2008">
            <text:p>Ene 2008</text:p>
          </table:table-cell>
          <table:table-cell table:formula="of:=DAY([.H9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8-01-08">
            <text:p>01/08/08</text:p>
          </table:table-cell>
        </table:table-row>
        <table:table-row table:style-name="ro1">
          <table:table-cell table:formula="of:=YEAR([.H10])&amp;RIGHT(&quot;0&quot;&amp;MONTH([.H10]);2)&amp;RIGHT(&quot;0&quot;&amp;DAY([.H10]);2)" office:value-type="string" office:string-value="20080109">
            <text:p>20080109</text:p>
          </table:table-cell>
          <table:table-cell table:formula="of:=YEAR([.H10])" office:value-type="float" office:value="2008">
            <text:p>2008</text:p>
          </table:table-cell>
          <table:table-cell table:formula="of:=ROUNDUP(MONTH([.H10])/3)" office:value-type="float" office:value="1">
            <text:p>1</text:p>
          </table:table-cell>
          <table:table-cell table:formula="of:=MONTH([.H10])" office:value-type="float" office:value="1">
            <text:p>1</text:p>
          </table:table-cell>
          <table:table-cell table:formula="of:=&quot;Ene &quot; &amp; [.B10]" office:value-type="string" office:string-value="Ene 2008">
            <text:p>Ene 2008</text:p>
          </table:table-cell>
          <table:table-cell table:formula="of:=DAY([.H10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8-01-09">
            <text:p>01/09/08</text:p>
          </table:table-cell>
        </table:table-row>
        <table:table-row table:style-name="ro1">
          <table:table-cell table:formula="of:=YEAR([.H11])&amp;RIGHT(&quot;0&quot;&amp;MONTH([.H11]);2)&amp;RIGHT(&quot;0&quot;&amp;DAY([.H11]);2)" office:value-type="string" office:string-value="20080110">
            <text:p>20080110</text:p>
          </table:table-cell>
          <table:table-cell table:formula="of:=YEAR([.H11])" office:value-type="float" office:value="2008">
            <text:p>2008</text:p>
          </table:table-cell>
          <table:table-cell table:formula="of:=ROUNDUP(MONTH([.H11])/3)" office:value-type="float" office:value="1">
            <text:p>1</text:p>
          </table:table-cell>
          <table:table-cell table:formula="of:=MONTH([.H11])" office:value-type="float" office:value="1">
            <text:p>1</text:p>
          </table:table-cell>
          <table:table-cell table:formula="of:=&quot;Ene &quot; &amp; [.B11]" office:value-type="string" office:string-value="Ene 2008">
            <text:p>Ene 2008</text:p>
          </table:table-cell>
          <table:table-cell table:formula="of:=DAY([.H11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8-01-10">
            <text:p>01/10/08</text:p>
          </table:table-cell>
        </table:table-row>
        <table:table-row table:style-name="ro1">
          <table:table-cell table:formula="of:=YEAR([.H12])&amp;RIGHT(&quot;0&quot;&amp;MONTH([.H12]);2)&amp;RIGHT(&quot;0&quot;&amp;DAY([.H12]);2)" office:value-type="string" office:string-value="20080111">
            <text:p>20080111</text:p>
          </table:table-cell>
          <table:table-cell table:formula="of:=YEAR([.H12])" office:value-type="float" office:value="2008">
            <text:p>2008</text:p>
          </table:table-cell>
          <table:table-cell table:formula="of:=ROUNDUP(MONTH([.H12])/3)" office:value-type="float" office:value="1">
            <text:p>1</text:p>
          </table:table-cell>
          <table:table-cell table:formula="of:=MONTH([.H12])" office:value-type="float" office:value="1">
            <text:p>1</text:p>
          </table:table-cell>
          <table:table-cell table:formula="of:=&quot;Ene &quot; &amp; [.B12]" office:value-type="string" office:string-value="Ene 2008">
            <text:p>Ene 2008</text:p>
          </table:table-cell>
          <table:table-cell table:formula="of:=DAY([.H12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8-01-11">
            <text:p>01/11/08</text:p>
          </table:table-cell>
        </table:table-row>
        <table:table-row table:style-name="ro1">
          <table:table-cell table:formula="of:=YEAR([.H13])&amp;RIGHT(&quot;0&quot;&amp;MONTH([.H13]);2)&amp;RIGHT(&quot;0&quot;&amp;DAY([.H13]);2)" office:value-type="string" office:string-value="20080112">
            <text:p>20080112</text:p>
          </table:table-cell>
          <table:table-cell table:formula="of:=YEAR([.H13])" office:value-type="float" office:value="2008">
            <text:p>2008</text:p>
          </table:table-cell>
          <table:table-cell table:formula="of:=ROUNDUP(MONTH([.H13])/3)" office:value-type="float" office:value="1">
            <text:p>1</text:p>
          </table:table-cell>
          <table:table-cell table:formula="of:=MONTH([.H13])" office:value-type="float" office:value="1">
            <text:p>1</text:p>
          </table:table-cell>
          <table:table-cell table:formula="of:=&quot;Ene &quot; &amp; [.B13]" office:value-type="string" office:string-value="Ene 2008">
            <text:p>Ene 2008</text:p>
          </table:table-cell>
          <table:table-cell table:formula="of:=DAY([.H13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8-01-12">
            <text:p>01/12/08</text:p>
          </table:table-cell>
        </table:table-row>
        <table:table-row table:style-name="ro1">
          <table:table-cell table:formula="of:=YEAR([.H14])&amp;RIGHT(&quot;0&quot;&amp;MONTH([.H14]);2)&amp;RIGHT(&quot;0&quot;&amp;DAY([.H14]);2)" office:value-type="string" office:string-value="20080113">
            <text:p>20080113</text:p>
          </table:table-cell>
          <table:table-cell table:formula="of:=YEAR([.H14])" office:value-type="float" office:value="2008">
            <text:p>2008</text:p>
          </table:table-cell>
          <table:table-cell table:formula="of:=ROUNDUP(MONTH([.H14])/3)" office:value-type="float" office:value="1">
            <text:p>1</text:p>
          </table:table-cell>
          <table:table-cell table:formula="of:=MONTH([.H14])" office:value-type="float" office:value="1">
            <text:p>1</text:p>
          </table:table-cell>
          <table:table-cell table:formula="of:=&quot;Ene &quot; &amp; [.B14]" office:value-type="string" office:string-value="Ene 2008">
            <text:p>Ene 2008</text:p>
          </table:table-cell>
          <table:table-cell table:formula="of:=DAY([.H14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8-01-13">
            <text:p>01/13/08</text:p>
          </table:table-cell>
        </table:table-row>
        <table:table-row table:style-name="ro1">
          <table:table-cell table:formula="of:=YEAR([.H15])&amp;RIGHT(&quot;0&quot;&amp;MONTH([.H15]);2)&amp;RIGHT(&quot;0&quot;&amp;DAY([.H15]);2)" office:value-type="string" office:string-value="20080114">
            <text:p>20080114</text:p>
          </table:table-cell>
          <table:table-cell table:formula="of:=YEAR([.H15])" office:value-type="float" office:value="2008">
            <text:p>2008</text:p>
          </table:table-cell>
          <table:table-cell table:formula="of:=ROUNDUP(MONTH([.H15])/3)" office:value-type="float" office:value="1">
            <text:p>1</text:p>
          </table:table-cell>
          <table:table-cell table:formula="of:=MONTH([.H15])" office:value-type="float" office:value="1">
            <text:p>1</text:p>
          </table:table-cell>
          <table:table-cell table:formula="of:=&quot;Ene &quot; &amp; [.B15]" office:value-type="string" office:string-value="Ene 2008">
            <text:p>Ene 2008</text:p>
          </table:table-cell>
          <table:table-cell table:formula="of:=DAY([.H15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8-01-14">
            <text:p>01/14/08</text:p>
          </table:table-cell>
        </table:table-row>
        <table:table-row table:style-name="ro1">
          <table:table-cell table:formula="of:=YEAR([.H16])&amp;RIGHT(&quot;0&quot;&amp;MONTH([.H16]);2)&amp;RIGHT(&quot;0&quot;&amp;DAY([.H16]);2)" office:value-type="string" office:string-value="20080115">
            <text:p>20080115</text:p>
          </table:table-cell>
          <table:table-cell table:formula="of:=YEAR([.H16])" office:value-type="float" office:value="2008">
            <text:p>2008</text:p>
          </table:table-cell>
          <table:table-cell table:formula="of:=ROUNDUP(MONTH([.H16])/3)" office:value-type="float" office:value="1">
            <text:p>1</text:p>
          </table:table-cell>
          <table:table-cell table:formula="of:=MONTH([.H16])" office:value-type="float" office:value="1">
            <text:p>1</text:p>
          </table:table-cell>
          <table:table-cell table:formula="of:=&quot;Ene &quot; &amp; [.B16]" office:value-type="string" office:string-value="Ene 2008">
            <text:p>Ene 2008</text:p>
          </table:table-cell>
          <table:table-cell table:formula="of:=DAY([.H16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8-01-15">
            <text:p>01/15/08</text:p>
          </table:table-cell>
        </table:table-row>
        <table:table-row table:style-name="ro1">
          <table:table-cell table:formula="of:=YEAR([.H17])&amp;RIGHT(&quot;0&quot;&amp;MONTH([.H17]);2)&amp;RIGHT(&quot;0&quot;&amp;DAY([.H17]);2)" office:value-type="string" office:string-value="20080116">
            <text:p>20080116</text:p>
          </table:table-cell>
          <table:table-cell table:formula="of:=YEAR([.H17])" office:value-type="float" office:value="2008">
            <text:p>2008</text:p>
          </table:table-cell>
          <table:table-cell table:formula="of:=ROUNDUP(MONTH([.H17])/3)" office:value-type="float" office:value="1">
            <text:p>1</text:p>
          </table:table-cell>
          <table:table-cell table:formula="of:=MONTH([.H17])" office:value-type="float" office:value="1">
            <text:p>1</text:p>
          </table:table-cell>
          <table:table-cell table:formula="of:=&quot;Ene &quot; &amp; [.B17]" office:value-type="string" office:string-value="Ene 2008">
            <text:p>Ene 2008</text:p>
          </table:table-cell>
          <table:table-cell table:formula="of:=DAY([.H17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8-01-16">
            <text:p>01/16/08</text:p>
          </table:table-cell>
        </table:table-row>
        <table:table-row table:style-name="ro1">
          <table:table-cell table:formula="of:=YEAR([.H18])&amp;RIGHT(&quot;0&quot;&amp;MONTH([.H18]);2)&amp;RIGHT(&quot;0&quot;&amp;DAY([.H18]);2)" office:value-type="string" office:string-value="20080117">
            <text:p>20080117</text:p>
          </table:table-cell>
          <table:table-cell table:formula="of:=YEAR([.H18])" office:value-type="float" office:value="2008">
            <text:p>2008</text:p>
          </table:table-cell>
          <table:table-cell table:formula="of:=ROUNDUP(MONTH([.H18])/3)" office:value-type="float" office:value="1">
            <text:p>1</text:p>
          </table:table-cell>
          <table:table-cell table:formula="of:=MONTH([.H18])" office:value-type="float" office:value="1">
            <text:p>1</text:p>
          </table:table-cell>
          <table:table-cell table:formula="of:=&quot;Ene &quot; &amp; [.B18]" office:value-type="string" office:string-value="Ene 2008">
            <text:p>Ene 2008</text:p>
          </table:table-cell>
          <table:table-cell table:formula="of:=DAY([.H18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8-01-17">
            <text:p>01/17/08</text:p>
          </table:table-cell>
        </table:table-row>
        <table:table-row table:style-name="ro1">
          <table:table-cell table:formula="of:=YEAR([.H19])&amp;RIGHT(&quot;0&quot;&amp;MONTH([.H19]);2)&amp;RIGHT(&quot;0&quot;&amp;DAY([.H19]);2)" office:value-type="string" office:string-value="20080118">
            <text:p>20080118</text:p>
          </table:table-cell>
          <table:table-cell table:formula="of:=YEAR([.H19])" office:value-type="float" office:value="2008">
            <text:p>2008</text:p>
          </table:table-cell>
          <table:table-cell table:formula="of:=ROUNDUP(MONTH([.H19])/3)" office:value-type="float" office:value="1">
            <text:p>1</text:p>
          </table:table-cell>
          <table:table-cell table:formula="of:=MONTH([.H19])" office:value-type="float" office:value="1">
            <text:p>1</text:p>
          </table:table-cell>
          <table:table-cell table:formula="of:=&quot;Ene &quot; &amp; [.B19]" office:value-type="string" office:string-value="Ene 2008">
            <text:p>Ene 2008</text:p>
          </table:table-cell>
          <table:table-cell table:formula="of:=DAY([.H19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8-01-18">
            <text:p>01/18/08</text:p>
          </table:table-cell>
        </table:table-row>
        <table:table-row table:style-name="ro1">
          <table:table-cell table:formula="of:=YEAR([.H20])&amp;RIGHT(&quot;0&quot;&amp;MONTH([.H20]);2)&amp;RIGHT(&quot;0&quot;&amp;DAY([.H20]);2)" office:value-type="string" office:string-value="20080119">
            <text:p>20080119</text:p>
          </table:table-cell>
          <table:table-cell table:formula="of:=YEAR([.H20])" office:value-type="float" office:value="2008">
            <text:p>2008</text:p>
          </table:table-cell>
          <table:table-cell table:formula="of:=ROUNDUP(MONTH([.H20])/3)" office:value-type="float" office:value="1">
            <text:p>1</text:p>
          </table:table-cell>
          <table:table-cell table:formula="of:=MONTH([.H20])" office:value-type="float" office:value="1">
            <text:p>1</text:p>
          </table:table-cell>
          <table:table-cell table:formula="of:=&quot;Ene &quot; &amp; [.B20]" office:value-type="string" office:string-value="Ene 2008">
            <text:p>Ene 2008</text:p>
          </table:table-cell>
          <table:table-cell table:formula="of:=DAY([.H20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8-01-19">
            <text:p>01/19/08</text:p>
          </table:table-cell>
        </table:table-row>
        <table:table-row table:style-name="ro1">
          <table:table-cell table:formula="of:=YEAR([.H21])&amp;RIGHT(&quot;0&quot;&amp;MONTH([.H21]);2)&amp;RIGHT(&quot;0&quot;&amp;DAY([.H21]);2)" office:value-type="string" office:string-value="20080120">
            <text:p>20080120</text:p>
          </table:table-cell>
          <table:table-cell table:formula="of:=YEAR([.H21])" office:value-type="float" office:value="2008">
            <text:p>2008</text:p>
          </table:table-cell>
          <table:table-cell table:formula="of:=ROUNDUP(MONTH([.H21])/3)" office:value-type="float" office:value="1">
            <text:p>1</text:p>
          </table:table-cell>
          <table:table-cell table:formula="of:=MONTH([.H21])" office:value-type="float" office:value="1">
            <text:p>1</text:p>
          </table:table-cell>
          <table:table-cell table:formula="of:=&quot;Ene &quot; &amp; [.B21]" office:value-type="string" office:string-value="Ene 2008">
            <text:p>Ene 2008</text:p>
          </table:table-cell>
          <table:table-cell table:formula="of:=DAY([.H21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8-01-20">
            <text:p>01/20/08</text:p>
          </table:table-cell>
        </table:table-row>
        <table:table-row table:style-name="ro1">
          <table:table-cell table:formula="of:=YEAR([.H22])&amp;RIGHT(&quot;0&quot;&amp;MONTH([.H22]);2)&amp;RIGHT(&quot;0&quot;&amp;DAY([.H22]);2)" office:value-type="string" office:string-value="20080121">
            <text:p>20080121</text:p>
          </table:table-cell>
          <table:table-cell table:formula="of:=YEAR([.H22])" office:value-type="float" office:value="2008">
            <text:p>2008</text:p>
          </table:table-cell>
          <table:table-cell table:formula="of:=ROUNDUP(MONTH([.H22])/3)" office:value-type="float" office:value="1">
            <text:p>1</text:p>
          </table:table-cell>
          <table:table-cell table:formula="of:=MONTH([.H22])" office:value-type="float" office:value="1">
            <text:p>1</text:p>
          </table:table-cell>
          <table:table-cell table:formula="of:=&quot;Ene &quot; &amp; [.B22]" office:value-type="string" office:string-value="Ene 2008">
            <text:p>Ene 2008</text:p>
          </table:table-cell>
          <table:table-cell table:formula="of:=DAY([.H22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8-01-21">
            <text:p>01/21/08</text:p>
          </table:table-cell>
        </table:table-row>
        <table:table-row table:style-name="ro1">
          <table:table-cell table:formula="of:=YEAR([.H23])&amp;RIGHT(&quot;0&quot;&amp;MONTH([.H23]);2)&amp;RIGHT(&quot;0&quot;&amp;DAY([.H23]);2)" office:value-type="string" office:string-value="20080122">
            <text:p>20080122</text:p>
          </table:table-cell>
          <table:table-cell table:formula="of:=YEAR([.H23])" office:value-type="float" office:value="2008">
            <text:p>2008</text:p>
          </table:table-cell>
          <table:table-cell table:formula="of:=ROUNDUP(MONTH([.H23])/3)" office:value-type="float" office:value="1">
            <text:p>1</text:p>
          </table:table-cell>
          <table:table-cell table:formula="of:=MONTH([.H23])" office:value-type="float" office:value="1">
            <text:p>1</text:p>
          </table:table-cell>
          <table:table-cell table:formula="of:=&quot;Ene &quot; &amp; [.B23]" office:value-type="string" office:string-value="Ene 2008">
            <text:p>Ene 2008</text:p>
          </table:table-cell>
          <table:table-cell table:formula="of:=DAY([.H23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8-01-22">
            <text:p>01/22/08</text:p>
          </table:table-cell>
        </table:table-row>
        <table:table-row table:style-name="ro1">
          <table:table-cell table:formula="of:=YEAR([.H24])&amp;RIGHT(&quot;0&quot;&amp;MONTH([.H24]);2)&amp;RIGHT(&quot;0&quot;&amp;DAY([.H24]);2)" office:value-type="string" office:string-value="20080123">
            <text:p>20080123</text:p>
          </table:table-cell>
          <table:table-cell table:formula="of:=YEAR([.H24])" office:value-type="float" office:value="2008">
            <text:p>2008</text:p>
          </table:table-cell>
          <table:table-cell table:formula="of:=ROUNDUP(MONTH([.H24])/3)" office:value-type="float" office:value="1">
            <text:p>1</text:p>
          </table:table-cell>
          <table:table-cell table:formula="of:=MONTH([.H24])" office:value-type="float" office:value="1">
            <text:p>1</text:p>
          </table:table-cell>
          <table:table-cell table:formula="of:=&quot;Ene &quot; &amp; [.B24]" office:value-type="string" office:string-value="Ene 2008">
            <text:p>Ene 2008</text:p>
          </table:table-cell>
          <table:table-cell table:formula="of:=DAY([.H24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8-01-23">
            <text:p>01/23/08</text:p>
          </table:table-cell>
        </table:table-row>
        <table:table-row table:style-name="ro1">
          <table:table-cell table:formula="of:=YEAR([.H25])&amp;RIGHT(&quot;0&quot;&amp;MONTH([.H25]);2)&amp;RIGHT(&quot;0&quot;&amp;DAY([.H25]);2)" office:value-type="string" office:string-value="20080124">
            <text:p>20080124</text:p>
          </table:table-cell>
          <table:table-cell table:formula="of:=YEAR([.H25])" office:value-type="float" office:value="2008">
            <text:p>2008</text:p>
          </table:table-cell>
          <table:table-cell table:formula="of:=ROUNDUP(MONTH([.H25])/3)" office:value-type="float" office:value="1">
            <text:p>1</text:p>
          </table:table-cell>
          <table:table-cell table:formula="of:=MONTH([.H25])" office:value-type="float" office:value="1">
            <text:p>1</text:p>
          </table:table-cell>
          <table:table-cell table:formula="of:=&quot;Ene &quot; &amp; [.B25]" office:value-type="string" office:string-value="Ene 2008">
            <text:p>Ene 2008</text:p>
          </table:table-cell>
          <table:table-cell table:formula="of:=DAY([.H25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8-01-24">
            <text:p>01/24/08</text:p>
          </table:table-cell>
        </table:table-row>
        <table:table-row table:style-name="ro1">
          <table:table-cell table:formula="of:=YEAR([.H26])&amp;RIGHT(&quot;0&quot;&amp;MONTH([.H26]);2)&amp;RIGHT(&quot;0&quot;&amp;DAY([.H26]);2)" office:value-type="string" office:string-value="20080125">
            <text:p>20080125</text:p>
          </table:table-cell>
          <table:table-cell table:formula="of:=YEAR([.H26])" office:value-type="float" office:value="2008">
            <text:p>2008</text:p>
          </table:table-cell>
          <table:table-cell table:formula="of:=ROUNDUP(MONTH([.H26])/3)" office:value-type="float" office:value="1">
            <text:p>1</text:p>
          </table:table-cell>
          <table:table-cell table:formula="of:=MONTH([.H26])" office:value-type="float" office:value="1">
            <text:p>1</text:p>
          </table:table-cell>
          <table:table-cell table:formula="of:=&quot;Ene &quot; &amp; [.B26]" office:value-type="string" office:string-value="Ene 2008">
            <text:p>Ene 2008</text:p>
          </table:table-cell>
          <table:table-cell table:formula="of:=DAY([.H26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8-01-25">
            <text:p>01/25/08</text:p>
          </table:table-cell>
        </table:table-row>
        <table:table-row table:style-name="ro1">
          <table:table-cell table:formula="of:=YEAR([.H27])&amp;RIGHT(&quot;0&quot;&amp;MONTH([.H27]);2)&amp;RIGHT(&quot;0&quot;&amp;DAY([.H27]);2)" office:value-type="string" office:string-value="20080126">
            <text:p>20080126</text:p>
          </table:table-cell>
          <table:table-cell table:formula="of:=YEAR([.H27])" office:value-type="float" office:value="2008">
            <text:p>2008</text:p>
          </table:table-cell>
          <table:table-cell table:formula="of:=ROUNDUP(MONTH([.H27])/3)" office:value-type="float" office:value="1">
            <text:p>1</text:p>
          </table:table-cell>
          <table:table-cell table:formula="of:=MONTH([.H27])" office:value-type="float" office:value="1">
            <text:p>1</text:p>
          </table:table-cell>
          <table:table-cell table:formula="of:=&quot;Ene &quot; &amp; [.B27]" office:value-type="string" office:string-value="Ene 2008">
            <text:p>Ene 2008</text:p>
          </table:table-cell>
          <table:table-cell table:formula="of:=DAY([.H27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8-01-26">
            <text:p>01/26/08</text:p>
          </table:table-cell>
        </table:table-row>
        <table:table-row table:style-name="ro1">
          <table:table-cell table:formula="of:=YEAR([.H28])&amp;RIGHT(&quot;0&quot;&amp;MONTH([.H28]);2)&amp;RIGHT(&quot;0&quot;&amp;DAY([.H28]);2)" office:value-type="string" office:string-value="20080127">
            <text:p>20080127</text:p>
          </table:table-cell>
          <table:table-cell table:formula="of:=YEAR([.H28])" office:value-type="float" office:value="2008">
            <text:p>2008</text:p>
          </table:table-cell>
          <table:table-cell table:formula="of:=ROUNDUP(MONTH([.H28])/3)" office:value-type="float" office:value="1">
            <text:p>1</text:p>
          </table:table-cell>
          <table:table-cell table:formula="of:=MONTH([.H28])" office:value-type="float" office:value="1">
            <text:p>1</text:p>
          </table:table-cell>
          <table:table-cell table:formula="of:=&quot;Ene &quot; &amp; [.B28]" office:value-type="string" office:string-value="Ene 2008">
            <text:p>Ene 2008</text:p>
          </table:table-cell>
          <table:table-cell table:formula="of:=DAY([.H28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8-01-27">
            <text:p>01/27/08</text:p>
          </table:table-cell>
        </table:table-row>
        <table:table-row table:style-name="ro1">
          <table:table-cell table:formula="of:=YEAR([.H29])&amp;RIGHT(&quot;0&quot;&amp;MONTH([.H29]);2)&amp;RIGHT(&quot;0&quot;&amp;DAY([.H29]);2)" office:value-type="string" office:string-value="20080128">
            <text:p>20080128</text:p>
          </table:table-cell>
          <table:table-cell table:formula="of:=YEAR([.H29])" office:value-type="float" office:value="2008">
            <text:p>2008</text:p>
          </table:table-cell>
          <table:table-cell table:formula="of:=ROUNDUP(MONTH([.H29])/3)" office:value-type="float" office:value="1">
            <text:p>1</text:p>
          </table:table-cell>
          <table:table-cell table:formula="of:=MONTH([.H29])" office:value-type="float" office:value="1">
            <text:p>1</text:p>
          </table:table-cell>
          <table:table-cell table:formula="of:=&quot;Ene &quot; &amp; [.B29]" office:value-type="string" office:string-value="Ene 2008">
            <text:p>Ene 2008</text:p>
          </table:table-cell>
          <table:table-cell table:formula="of:=DAY([.H29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8-01-28">
            <text:p>01/28/08</text:p>
          </table:table-cell>
        </table:table-row>
        <table:table-row table:style-name="ro1">
          <table:table-cell table:formula="of:=YEAR([.H30])&amp;RIGHT(&quot;0&quot;&amp;MONTH([.H30]);2)&amp;RIGHT(&quot;0&quot;&amp;DAY([.H30]);2)" office:value-type="string" office:string-value="20080129">
            <text:p>20080129</text:p>
          </table:table-cell>
          <table:table-cell table:formula="of:=YEAR([.H30])" office:value-type="float" office:value="2008">
            <text:p>2008</text:p>
          </table:table-cell>
          <table:table-cell table:formula="of:=ROUNDUP(MONTH([.H30])/3)" office:value-type="float" office:value="1">
            <text:p>1</text:p>
          </table:table-cell>
          <table:table-cell table:formula="of:=MONTH([.H30])" office:value-type="float" office:value="1">
            <text:p>1</text:p>
          </table:table-cell>
          <table:table-cell table:formula="of:=&quot;Ene &quot; &amp; [.B30]" office:value-type="string" office:string-value="Ene 2008">
            <text:p>Ene 2008</text:p>
          </table:table-cell>
          <table:table-cell table:formula="of:=DAY([.H30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8-01-29">
            <text:p>01/29/08</text:p>
          </table:table-cell>
        </table:table-row>
        <table:table-row table:style-name="ro1">
          <table:table-cell table:formula="of:=YEAR([.H31])&amp;RIGHT(&quot;0&quot;&amp;MONTH([.H31]);2)&amp;RIGHT(&quot;0&quot;&amp;DAY([.H31]);2)" office:value-type="string" office:string-value="20080130">
            <text:p>20080130</text:p>
          </table:table-cell>
          <table:table-cell table:formula="of:=YEAR([.H31])" office:value-type="float" office:value="2008">
            <text:p>2008</text:p>
          </table:table-cell>
          <table:table-cell table:formula="of:=ROUNDUP(MONTH([.H31])/3)" office:value-type="float" office:value="1">
            <text:p>1</text:p>
          </table:table-cell>
          <table:table-cell table:formula="of:=MONTH([.H31])" office:value-type="float" office:value="1">
            <text:p>1</text:p>
          </table:table-cell>
          <table:table-cell table:formula="of:=&quot;Ene &quot; &amp; [.B31]" office:value-type="string" office:string-value="Ene 2008">
            <text:p>Ene 2008</text:p>
          </table:table-cell>
          <table:table-cell table:formula="of:=DAY([.H31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8-01-30">
            <text:p>01/30/08</text:p>
          </table:table-cell>
        </table:table-row>
        <table:table-row table:style-name="ro1">
          <table:table-cell table:formula="of:=YEAR([.H32])&amp;RIGHT(&quot;0&quot;&amp;MONTH([.H32]);2)&amp;RIGHT(&quot;0&quot;&amp;DAY([.H32]);2)" office:value-type="string" office:string-value="20080131">
            <text:p>20080131</text:p>
          </table:table-cell>
          <table:table-cell table:formula="of:=YEAR([.H32])" office:value-type="float" office:value="2008">
            <text:p>2008</text:p>
          </table:table-cell>
          <table:table-cell table:formula="of:=ROUNDUP(MONTH([.H32])/3)" office:value-type="float" office:value="1">
            <text:p>1</text:p>
          </table:table-cell>
          <table:table-cell table:formula="of:=MONTH([.H32])" office:value-type="float" office:value="1">
            <text:p>1</text:p>
          </table:table-cell>
          <table:table-cell table:formula="of:=&quot;Ene &quot; &amp; [.B32]" office:value-type="string" office:string-value="Ene 2008">
            <text:p>Ene 2008</text:p>
          </table:table-cell>
          <table:table-cell table:formula="of:=DAY([.H32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08-01-31">
            <text:p>01/31/08</text:p>
          </table:table-cell>
        </table:table-row>
        <table:table-row table:style-name="ro1">
          <table:table-cell table:formula="of:=YEAR([.H33])&amp;RIGHT(&quot;0&quot;&amp;MONTH([.H33]);2)&amp;RIGHT(&quot;0&quot;&amp;DAY([.H33]);2)" office:value-type="string" office:string-value="20080201">
            <text:p>20080201</text:p>
          </table:table-cell>
          <table:table-cell table:formula="of:=YEAR([.H33])" office:value-type="float" office:value="2008">
            <text:p>2008</text:p>
          </table:table-cell>
          <table:table-cell table:formula="of:=ROUNDUP(MONTH([.H33])/3)" office:value-type="float" office:value="1">
            <text:p>1</text:p>
          </table:table-cell>
          <table:table-cell table:formula="of:=MONTH([.H33])" office:value-type="float" office:value="2">
            <text:p>2</text:p>
          </table:table-cell>
          <table:table-cell table:formula="of:=&quot;Feb &quot; &amp; [.B33]" office:value-type="string" office:string-value="Feb 2008">
            <text:p>Feb 2008</text:p>
          </table:table-cell>
          <table:table-cell table:formula="of:=DAY([.H33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08-02-01">
            <text:p>02/01/08</text:p>
          </table:table-cell>
        </table:table-row>
        <table:table-row table:style-name="ro1">
          <table:table-cell table:formula="of:=YEAR([.H34])&amp;RIGHT(&quot;0&quot;&amp;MONTH([.H34]);2)&amp;RIGHT(&quot;0&quot;&amp;DAY([.H34]);2)" office:value-type="string" office:string-value="20080202">
            <text:p>20080202</text:p>
          </table:table-cell>
          <table:table-cell table:formula="of:=YEAR([.H34])" office:value-type="float" office:value="2008">
            <text:p>2008</text:p>
          </table:table-cell>
          <table:table-cell table:formula="of:=ROUNDUP(MONTH([.H34])/3)" office:value-type="float" office:value="1">
            <text:p>1</text:p>
          </table:table-cell>
          <table:table-cell table:formula="of:=MONTH([.H34])" office:value-type="float" office:value="2">
            <text:p>2</text:p>
          </table:table-cell>
          <table:table-cell table:formula="of:=&quot;Feb &quot; &amp; [.B34]" office:value-type="string" office:string-value="Feb 2008">
            <text:p>Feb 2008</text:p>
          </table:table-cell>
          <table:table-cell table:formula="of:=DAY([.H34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08-02-02">
            <text:p>02/02/08</text:p>
          </table:table-cell>
        </table:table-row>
        <table:table-row table:style-name="ro1">
          <table:table-cell table:formula="of:=YEAR([.H35])&amp;RIGHT(&quot;0&quot;&amp;MONTH([.H35]);2)&amp;RIGHT(&quot;0&quot;&amp;DAY([.H35]);2)" office:value-type="string" office:string-value="20080203">
            <text:p>20080203</text:p>
          </table:table-cell>
          <table:table-cell table:formula="of:=YEAR([.H35])" office:value-type="float" office:value="2008">
            <text:p>2008</text:p>
          </table:table-cell>
          <table:table-cell table:formula="of:=ROUNDUP(MONTH([.H35])/3)" office:value-type="float" office:value="1">
            <text:p>1</text:p>
          </table:table-cell>
          <table:table-cell table:formula="of:=MONTH([.H35])" office:value-type="float" office:value="2">
            <text:p>2</text:p>
          </table:table-cell>
          <table:table-cell table:formula="of:=&quot;Feb &quot; &amp; [.B35]" office:value-type="string" office:string-value="Feb 2008">
            <text:p>Feb 2008</text:p>
          </table:table-cell>
          <table:table-cell table:formula="of:=DAY([.H35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08-02-03">
            <text:p>02/03/08</text:p>
          </table:table-cell>
        </table:table-row>
        <table:table-row table:style-name="ro1">
          <table:table-cell table:formula="of:=YEAR([.H36])&amp;RIGHT(&quot;0&quot;&amp;MONTH([.H36]);2)&amp;RIGHT(&quot;0&quot;&amp;DAY([.H36]);2)" office:value-type="string" office:string-value="20080204">
            <text:p>20080204</text:p>
          </table:table-cell>
          <table:table-cell table:formula="of:=YEAR([.H36])" office:value-type="float" office:value="2008">
            <text:p>2008</text:p>
          </table:table-cell>
          <table:table-cell table:formula="of:=ROUNDUP(MONTH([.H36])/3)" office:value-type="float" office:value="1">
            <text:p>1</text:p>
          </table:table-cell>
          <table:table-cell table:formula="of:=MONTH([.H36])" office:value-type="float" office:value="2">
            <text:p>2</text:p>
          </table:table-cell>
          <table:table-cell table:formula="of:=&quot;Feb &quot; &amp; [.B36]" office:value-type="string" office:string-value="Feb 2008">
            <text:p>Feb 2008</text:p>
          </table:table-cell>
          <table:table-cell table:formula="of:=DAY([.H36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08-02-04">
            <text:p>02/04/08</text:p>
          </table:table-cell>
        </table:table-row>
        <table:table-row table:style-name="ro1">
          <table:table-cell table:formula="of:=YEAR([.H37])&amp;RIGHT(&quot;0&quot;&amp;MONTH([.H37]);2)&amp;RIGHT(&quot;0&quot;&amp;DAY([.H37]);2)" office:value-type="string" office:string-value="20080205">
            <text:p>20080205</text:p>
          </table:table-cell>
          <table:table-cell table:formula="of:=YEAR([.H37])" office:value-type="float" office:value="2008">
            <text:p>2008</text:p>
          </table:table-cell>
          <table:table-cell table:formula="of:=ROUNDUP(MONTH([.H37])/3)" office:value-type="float" office:value="1">
            <text:p>1</text:p>
          </table:table-cell>
          <table:table-cell table:formula="of:=MONTH([.H37])" office:value-type="float" office:value="2">
            <text:p>2</text:p>
          </table:table-cell>
          <table:table-cell table:formula="of:=&quot;Feb &quot; &amp; [.B37]" office:value-type="string" office:string-value="Feb 2008">
            <text:p>Feb 2008</text:p>
          </table:table-cell>
          <table:table-cell table:formula="of:=DAY([.H37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08-02-05">
            <text:p>02/05/08</text:p>
          </table:table-cell>
        </table:table-row>
        <table:table-row table:style-name="ro1">
          <table:table-cell table:formula="of:=YEAR([.H38])&amp;RIGHT(&quot;0&quot;&amp;MONTH([.H38]);2)&amp;RIGHT(&quot;0&quot;&amp;DAY([.H38]);2)" office:value-type="string" office:string-value="20080206">
            <text:p>20080206</text:p>
          </table:table-cell>
          <table:table-cell table:formula="of:=YEAR([.H38])" office:value-type="float" office:value="2008">
            <text:p>2008</text:p>
          </table:table-cell>
          <table:table-cell table:formula="of:=ROUNDUP(MONTH([.H38])/3)" office:value-type="float" office:value="1">
            <text:p>1</text:p>
          </table:table-cell>
          <table:table-cell table:formula="of:=MONTH([.H38])" office:value-type="float" office:value="2">
            <text:p>2</text:p>
          </table:table-cell>
          <table:table-cell table:formula="of:=&quot;Feb &quot; &amp; [.B38]" office:value-type="string" office:string-value="Feb 2008">
            <text:p>Feb 2008</text:p>
          </table:table-cell>
          <table:table-cell table:formula="of:=DAY([.H38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08-02-06">
            <text:p>02/06/08</text:p>
          </table:table-cell>
        </table:table-row>
        <table:table-row table:style-name="ro1">
          <table:table-cell table:formula="of:=YEAR([.H39])&amp;RIGHT(&quot;0&quot;&amp;MONTH([.H39]);2)&amp;RIGHT(&quot;0&quot;&amp;DAY([.H39]);2)" office:value-type="string" office:string-value="20080207">
            <text:p>20080207</text:p>
          </table:table-cell>
          <table:table-cell table:formula="of:=YEAR([.H39])" office:value-type="float" office:value="2008">
            <text:p>2008</text:p>
          </table:table-cell>
          <table:table-cell table:formula="of:=ROUNDUP(MONTH([.H39])/3)" office:value-type="float" office:value="1">
            <text:p>1</text:p>
          </table:table-cell>
          <table:table-cell table:formula="of:=MONTH([.H39])" office:value-type="float" office:value="2">
            <text:p>2</text:p>
          </table:table-cell>
          <table:table-cell table:formula="of:=&quot;Feb &quot; &amp; [.B39]" office:value-type="string" office:string-value="Feb 2008">
            <text:p>Feb 2008</text:p>
          </table:table-cell>
          <table:table-cell table:formula="of:=DAY([.H39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08-02-07">
            <text:p>02/07/08</text:p>
          </table:table-cell>
        </table:table-row>
        <table:table-row table:style-name="ro1">
          <table:table-cell table:formula="of:=YEAR([.H40])&amp;RIGHT(&quot;0&quot;&amp;MONTH([.H40]);2)&amp;RIGHT(&quot;0&quot;&amp;DAY([.H40]);2)" office:value-type="string" office:string-value="20080208">
            <text:p>20080208</text:p>
          </table:table-cell>
          <table:table-cell table:formula="of:=YEAR([.H40])" office:value-type="float" office:value="2008">
            <text:p>2008</text:p>
          </table:table-cell>
          <table:table-cell table:formula="of:=ROUNDUP(MONTH([.H40])/3)" office:value-type="float" office:value="1">
            <text:p>1</text:p>
          </table:table-cell>
          <table:table-cell table:formula="of:=MONTH([.H40])" office:value-type="float" office:value="2">
            <text:p>2</text:p>
          </table:table-cell>
          <table:table-cell table:formula="of:=&quot;Feb &quot; &amp; [.B40]" office:value-type="string" office:string-value="Feb 2008">
            <text:p>Feb 2008</text:p>
          </table:table-cell>
          <table:table-cell table:formula="of:=DAY([.H40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08-02-08">
            <text:p>02/08/08</text:p>
          </table:table-cell>
        </table:table-row>
        <table:table-row table:style-name="ro1">
          <table:table-cell table:formula="of:=YEAR([.H41])&amp;RIGHT(&quot;0&quot;&amp;MONTH([.H41]);2)&amp;RIGHT(&quot;0&quot;&amp;DAY([.H41]);2)" office:value-type="string" office:string-value="20080209">
            <text:p>20080209</text:p>
          </table:table-cell>
          <table:table-cell table:formula="of:=YEAR([.H41])" office:value-type="float" office:value="2008">
            <text:p>2008</text:p>
          </table:table-cell>
          <table:table-cell table:formula="of:=ROUNDUP(MONTH([.H41])/3)" office:value-type="float" office:value="1">
            <text:p>1</text:p>
          </table:table-cell>
          <table:table-cell table:formula="of:=MONTH([.H41])" office:value-type="float" office:value="2">
            <text:p>2</text:p>
          </table:table-cell>
          <table:table-cell table:formula="of:=&quot;Feb &quot; &amp; [.B41]" office:value-type="string" office:string-value="Feb 2008">
            <text:p>Feb 2008</text:p>
          </table:table-cell>
          <table:table-cell table:formula="of:=DAY([.H41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08-02-09">
            <text:p>02/09/08</text:p>
          </table:table-cell>
        </table:table-row>
        <table:table-row table:style-name="ro1">
          <table:table-cell table:formula="of:=YEAR([.H42])&amp;RIGHT(&quot;0&quot;&amp;MONTH([.H42]);2)&amp;RIGHT(&quot;0&quot;&amp;DAY([.H42]);2)" office:value-type="string" office:string-value="20080210">
            <text:p>20080210</text:p>
          </table:table-cell>
          <table:table-cell table:formula="of:=YEAR([.H42])" office:value-type="float" office:value="2008">
            <text:p>2008</text:p>
          </table:table-cell>
          <table:table-cell table:formula="of:=ROUNDUP(MONTH([.H42])/3)" office:value-type="float" office:value="1">
            <text:p>1</text:p>
          </table:table-cell>
          <table:table-cell table:formula="of:=MONTH([.H42])" office:value-type="float" office:value="2">
            <text:p>2</text:p>
          </table:table-cell>
          <table:table-cell table:formula="of:=&quot;Feb &quot; &amp; [.B42]" office:value-type="string" office:string-value="Feb 2008">
            <text:p>Feb 2008</text:p>
          </table:table-cell>
          <table:table-cell table:formula="of:=DAY([.H42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08-02-10">
            <text:p>02/10/08</text:p>
          </table:table-cell>
        </table:table-row>
        <table:table-row table:style-name="ro1">
          <table:table-cell table:formula="of:=YEAR([.H43])&amp;RIGHT(&quot;0&quot;&amp;MONTH([.H43]);2)&amp;RIGHT(&quot;0&quot;&amp;DAY([.H43]);2)" office:value-type="string" office:string-value="20080211">
            <text:p>20080211</text:p>
          </table:table-cell>
          <table:table-cell table:formula="of:=YEAR([.H43])" office:value-type="float" office:value="2008">
            <text:p>2008</text:p>
          </table:table-cell>
          <table:table-cell table:formula="of:=ROUNDUP(MONTH([.H43])/3)" office:value-type="float" office:value="1">
            <text:p>1</text:p>
          </table:table-cell>
          <table:table-cell table:formula="of:=MONTH([.H43])" office:value-type="float" office:value="2">
            <text:p>2</text:p>
          </table:table-cell>
          <table:table-cell table:formula="of:=&quot;Feb &quot; &amp; [.B43]" office:value-type="string" office:string-value="Feb 2008">
            <text:p>Feb 2008</text:p>
          </table:table-cell>
          <table:table-cell table:formula="of:=DAY([.H43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08-02-11">
            <text:p>02/11/08</text:p>
          </table:table-cell>
        </table:table-row>
        <table:table-row table:style-name="ro1">
          <table:table-cell table:formula="of:=YEAR([.H44])&amp;RIGHT(&quot;0&quot;&amp;MONTH([.H44]);2)&amp;RIGHT(&quot;0&quot;&amp;DAY([.H44]);2)" office:value-type="string" office:string-value="20080212">
            <text:p>20080212</text:p>
          </table:table-cell>
          <table:table-cell table:formula="of:=YEAR([.H44])" office:value-type="float" office:value="2008">
            <text:p>2008</text:p>
          </table:table-cell>
          <table:table-cell table:formula="of:=ROUNDUP(MONTH([.H44])/3)" office:value-type="float" office:value="1">
            <text:p>1</text:p>
          </table:table-cell>
          <table:table-cell table:formula="of:=MONTH([.H44])" office:value-type="float" office:value="2">
            <text:p>2</text:p>
          </table:table-cell>
          <table:table-cell table:formula="of:=&quot;Feb &quot; &amp; [.B44]" office:value-type="string" office:string-value="Feb 2008">
            <text:p>Feb 2008</text:p>
          </table:table-cell>
          <table:table-cell table:formula="of:=DAY([.H44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08-02-12">
            <text:p>02/12/08</text:p>
          </table:table-cell>
        </table:table-row>
        <table:table-row table:style-name="ro1">
          <table:table-cell table:formula="of:=YEAR([.H45])&amp;RIGHT(&quot;0&quot;&amp;MONTH([.H45]);2)&amp;RIGHT(&quot;0&quot;&amp;DAY([.H45]);2)" office:value-type="string" office:string-value="20080213">
            <text:p>20080213</text:p>
          </table:table-cell>
          <table:table-cell table:formula="of:=YEAR([.H45])" office:value-type="float" office:value="2008">
            <text:p>2008</text:p>
          </table:table-cell>
          <table:table-cell table:formula="of:=ROUNDUP(MONTH([.H45])/3)" office:value-type="float" office:value="1">
            <text:p>1</text:p>
          </table:table-cell>
          <table:table-cell table:formula="of:=MONTH([.H45])" office:value-type="float" office:value="2">
            <text:p>2</text:p>
          </table:table-cell>
          <table:table-cell table:formula="of:=&quot;Feb &quot; &amp; [.B45]" office:value-type="string" office:string-value="Feb 2008">
            <text:p>Feb 2008</text:p>
          </table:table-cell>
          <table:table-cell table:formula="of:=DAY([.H45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08-02-13">
            <text:p>02/13/08</text:p>
          </table:table-cell>
        </table:table-row>
        <table:table-row table:style-name="ro1">
          <table:table-cell table:formula="of:=YEAR([.H46])&amp;RIGHT(&quot;0&quot;&amp;MONTH([.H46]);2)&amp;RIGHT(&quot;0&quot;&amp;DAY([.H46]);2)" office:value-type="string" office:string-value="20080214">
            <text:p>20080214</text:p>
          </table:table-cell>
          <table:table-cell table:formula="of:=YEAR([.H46])" office:value-type="float" office:value="2008">
            <text:p>2008</text:p>
          </table:table-cell>
          <table:table-cell table:formula="of:=ROUNDUP(MONTH([.H46])/3)" office:value-type="float" office:value="1">
            <text:p>1</text:p>
          </table:table-cell>
          <table:table-cell table:formula="of:=MONTH([.H46])" office:value-type="float" office:value="2">
            <text:p>2</text:p>
          </table:table-cell>
          <table:table-cell table:formula="of:=&quot;Feb &quot; &amp; [.B46]" office:value-type="string" office:string-value="Feb 2008">
            <text:p>Feb 2008</text:p>
          </table:table-cell>
          <table:table-cell table:formula="of:=DAY([.H46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08-02-14">
            <text:p>02/14/08</text:p>
          </table:table-cell>
        </table:table-row>
        <table:table-row table:style-name="ro1">
          <table:table-cell table:formula="of:=YEAR([.H47])&amp;RIGHT(&quot;0&quot;&amp;MONTH([.H47]);2)&amp;RIGHT(&quot;0&quot;&amp;DAY([.H47]);2)" office:value-type="string" office:string-value="20080215">
            <text:p>20080215</text:p>
          </table:table-cell>
          <table:table-cell table:formula="of:=YEAR([.H47])" office:value-type="float" office:value="2008">
            <text:p>2008</text:p>
          </table:table-cell>
          <table:table-cell table:formula="of:=ROUNDUP(MONTH([.H47])/3)" office:value-type="float" office:value="1">
            <text:p>1</text:p>
          </table:table-cell>
          <table:table-cell table:formula="of:=MONTH([.H47])" office:value-type="float" office:value="2">
            <text:p>2</text:p>
          </table:table-cell>
          <table:table-cell table:formula="of:=&quot;Feb &quot; &amp; [.B47]" office:value-type="string" office:string-value="Feb 2008">
            <text:p>Feb 2008</text:p>
          </table:table-cell>
          <table:table-cell table:formula="of:=DAY([.H47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08-02-15">
            <text:p>02/15/08</text:p>
          </table:table-cell>
        </table:table-row>
        <table:table-row table:style-name="ro1">
          <table:table-cell table:formula="of:=YEAR([.H48])&amp;RIGHT(&quot;0&quot;&amp;MONTH([.H48]);2)&amp;RIGHT(&quot;0&quot;&amp;DAY([.H48]);2)" office:value-type="string" office:string-value="20080216">
            <text:p>20080216</text:p>
          </table:table-cell>
          <table:table-cell table:formula="of:=YEAR([.H48])" office:value-type="float" office:value="2008">
            <text:p>2008</text:p>
          </table:table-cell>
          <table:table-cell table:formula="of:=ROUNDUP(MONTH([.H48])/3)" office:value-type="float" office:value="1">
            <text:p>1</text:p>
          </table:table-cell>
          <table:table-cell table:formula="of:=MONTH([.H48])" office:value-type="float" office:value="2">
            <text:p>2</text:p>
          </table:table-cell>
          <table:table-cell table:formula="of:=&quot;Feb &quot; &amp; [.B48]" office:value-type="string" office:string-value="Feb 2008">
            <text:p>Feb 2008</text:p>
          </table:table-cell>
          <table:table-cell table:formula="of:=DAY([.H48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08-02-16">
            <text:p>02/16/08</text:p>
          </table:table-cell>
        </table:table-row>
        <table:table-row table:style-name="ro1">
          <table:table-cell table:formula="of:=YEAR([.H49])&amp;RIGHT(&quot;0&quot;&amp;MONTH([.H49]);2)&amp;RIGHT(&quot;0&quot;&amp;DAY([.H49]);2)" office:value-type="string" office:string-value="20080217">
            <text:p>20080217</text:p>
          </table:table-cell>
          <table:table-cell table:formula="of:=YEAR([.H49])" office:value-type="float" office:value="2008">
            <text:p>2008</text:p>
          </table:table-cell>
          <table:table-cell table:formula="of:=ROUNDUP(MONTH([.H49])/3)" office:value-type="float" office:value="1">
            <text:p>1</text:p>
          </table:table-cell>
          <table:table-cell table:formula="of:=MONTH([.H49])" office:value-type="float" office:value="2">
            <text:p>2</text:p>
          </table:table-cell>
          <table:table-cell table:formula="of:=&quot;Feb &quot; &amp; [.B49]" office:value-type="string" office:string-value="Feb 2008">
            <text:p>Feb 2008</text:p>
          </table:table-cell>
          <table:table-cell table:formula="of:=DAY([.H49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08-02-17">
            <text:p>02/17/08</text:p>
          </table:table-cell>
        </table:table-row>
        <table:table-row table:style-name="ro1">
          <table:table-cell table:formula="of:=YEAR([.H50])&amp;RIGHT(&quot;0&quot;&amp;MONTH([.H50]);2)&amp;RIGHT(&quot;0&quot;&amp;DAY([.H50]);2)" office:value-type="string" office:string-value="20080218">
            <text:p>20080218</text:p>
          </table:table-cell>
          <table:table-cell table:formula="of:=YEAR([.H50])" office:value-type="float" office:value="2008">
            <text:p>2008</text:p>
          </table:table-cell>
          <table:table-cell table:formula="of:=ROUNDUP(MONTH([.H50])/3)" office:value-type="float" office:value="1">
            <text:p>1</text:p>
          </table:table-cell>
          <table:table-cell table:formula="of:=MONTH([.H50])" office:value-type="float" office:value="2">
            <text:p>2</text:p>
          </table:table-cell>
          <table:table-cell table:formula="of:=&quot;Feb &quot; &amp; [.B50]" office:value-type="string" office:string-value="Feb 2008">
            <text:p>Feb 2008</text:p>
          </table:table-cell>
          <table:table-cell table:formula="of:=DAY([.H50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08-02-18">
            <text:p>02/18/08</text:p>
          </table:table-cell>
        </table:table-row>
        <table:table-row table:style-name="ro1">
          <table:table-cell table:formula="of:=YEAR([.H51])&amp;RIGHT(&quot;0&quot;&amp;MONTH([.H51]);2)&amp;RIGHT(&quot;0&quot;&amp;DAY([.H51]);2)" office:value-type="string" office:string-value="20080219">
            <text:p>20080219</text:p>
          </table:table-cell>
          <table:table-cell table:formula="of:=YEAR([.H51])" office:value-type="float" office:value="2008">
            <text:p>2008</text:p>
          </table:table-cell>
          <table:table-cell table:formula="of:=ROUNDUP(MONTH([.H51])/3)" office:value-type="float" office:value="1">
            <text:p>1</text:p>
          </table:table-cell>
          <table:table-cell table:formula="of:=MONTH([.H51])" office:value-type="float" office:value="2">
            <text:p>2</text:p>
          </table:table-cell>
          <table:table-cell table:formula="of:=&quot;Feb &quot; &amp; [.B51]" office:value-type="string" office:string-value="Feb 2008">
            <text:p>Feb 2008</text:p>
          </table:table-cell>
          <table:table-cell table:formula="of:=DAY([.H51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08-02-19">
            <text:p>02/19/08</text:p>
          </table:table-cell>
        </table:table-row>
        <table:table-row table:style-name="ro1">
          <table:table-cell table:formula="of:=YEAR([.H52])&amp;RIGHT(&quot;0&quot;&amp;MONTH([.H52]);2)&amp;RIGHT(&quot;0&quot;&amp;DAY([.H52]);2)" office:value-type="string" office:string-value="20080220">
            <text:p>20080220</text:p>
          </table:table-cell>
          <table:table-cell table:formula="of:=YEAR([.H52])" office:value-type="float" office:value="2008">
            <text:p>2008</text:p>
          </table:table-cell>
          <table:table-cell table:formula="of:=ROUNDUP(MONTH([.H52])/3)" office:value-type="float" office:value="1">
            <text:p>1</text:p>
          </table:table-cell>
          <table:table-cell table:formula="of:=MONTH([.H52])" office:value-type="float" office:value="2">
            <text:p>2</text:p>
          </table:table-cell>
          <table:table-cell table:formula="of:=&quot;Feb &quot; &amp; [.B52]" office:value-type="string" office:string-value="Feb 2008">
            <text:p>Feb 2008</text:p>
          </table:table-cell>
          <table:table-cell table:formula="of:=DAY([.H52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08-02-20">
            <text:p>02/20/08</text:p>
          </table:table-cell>
        </table:table-row>
        <table:table-row table:style-name="ro1">
          <table:table-cell table:formula="of:=YEAR([.H53])&amp;RIGHT(&quot;0&quot;&amp;MONTH([.H53]);2)&amp;RIGHT(&quot;0&quot;&amp;DAY([.H53]);2)" office:value-type="string" office:string-value="20080221">
            <text:p>20080221</text:p>
          </table:table-cell>
          <table:table-cell table:formula="of:=YEAR([.H53])" office:value-type="float" office:value="2008">
            <text:p>2008</text:p>
          </table:table-cell>
          <table:table-cell table:formula="of:=ROUNDUP(MONTH([.H53])/3)" office:value-type="float" office:value="1">
            <text:p>1</text:p>
          </table:table-cell>
          <table:table-cell table:formula="of:=MONTH([.H53])" office:value-type="float" office:value="2">
            <text:p>2</text:p>
          </table:table-cell>
          <table:table-cell table:formula="of:=&quot;Feb &quot; &amp; [.B53]" office:value-type="string" office:string-value="Feb 2008">
            <text:p>Feb 2008</text:p>
          </table:table-cell>
          <table:table-cell table:formula="of:=DAY([.H53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08-02-21">
            <text:p>02/21/08</text:p>
          </table:table-cell>
        </table:table-row>
        <table:table-row table:style-name="ro1">
          <table:table-cell table:formula="of:=YEAR([.H54])&amp;RIGHT(&quot;0&quot;&amp;MONTH([.H54]);2)&amp;RIGHT(&quot;0&quot;&amp;DAY([.H54]);2)" office:value-type="string" office:string-value="20080222">
            <text:p>20080222</text:p>
          </table:table-cell>
          <table:table-cell table:formula="of:=YEAR([.H54])" office:value-type="float" office:value="2008">
            <text:p>2008</text:p>
          </table:table-cell>
          <table:table-cell table:formula="of:=ROUNDUP(MONTH([.H54])/3)" office:value-type="float" office:value="1">
            <text:p>1</text:p>
          </table:table-cell>
          <table:table-cell table:formula="of:=MONTH([.H54])" office:value-type="float" office:value="2">
            <text:p>2</text:p>
          </table:table-cell>
          <table:table-cell table:formula="of:=&quot;Feb &quot; &amp; [.B54]" office:value-type="string" office:string-value="Feb 2008">
            <text:p>Feb 2008</text:p>
          </table:table-cell>
          <table:table-cell table:formula="of:=DAY([.H54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08-02-22">
            <text:p>02/22/08</text:p>
          </table:table-cell>
        </table:table-row>
        <table:table-row table:style-name="ro1">
          <table:table-cell table:formula="of:=YEAR([.H55])&amp;RIGHT(&quot;0&quot;&amp;MONTH([.H55]);2)&amp;RIGHT(&quot;0&quot;&amp;DAY([.H55]);2)" office:value-type="string" office:string-value="20080223">
            <text:p>20080223</text:p>
          </table:table-cell>
          <table:table-cell table:formula="of:=YEAR([.H55])" office:value-type="float" office:value="2008">
            <text:p>2008</text:p>
          </table:table-cell>
          <table:table-cell table:formula="of:=ROUNDUP(MONTH([.H55])/3)" office:value-type="float" office:value="1">
            <text:p>1</text:p>
          </table:table-cell>
          <table:table-cell table:formula="of:=MONTH([.H55])" office:value-type="float" office:value="2">
            <text:p>2</text:p>
          </table:table-cell>
          <table:table-cell table:formula="of:=&quot;Feb &quot; &amp; [.B55]" office:value-type="string" office:string-value="Feb 2008">
            <text:p>Feb 2008</text:p>
          </table:table-cell>
          <table:table-cell table:formula="of:=DAY([.H55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08-02-23">
            <text:p>02/23/08</text:p>
          </table:table-cell>
        </table:table-row>
        <table:table-row table:style-name="ro1">
          <table:table-cell table:formula="of:=YEAR([.H56])&amp;RIGHT(&quot;0&quot;&amp;MONTH([.H56]);2)&amp;RIGHT(&quot;0&quot;&amp;DAY([.H56]);2)" office:value-type="string" office:string-value="20080224">
            <text:p>20080224</text:p>
          </table:table-cell>
          <table:table-cell table:formula="of:=YEAR([.H56])" office:value-type="float" office:value="2008">
            <text:p>2008</text:p>
          </table:table-cell>
          <table:table-cell table:formula="of:=ROUNDUP(MONTH([.H56])/3)" office:value-type="float" office:value="1">
            <text:p>1</text:p>
          </table:table-cell>
          <table:table-cell table:formula="of:=MONTH([.H56])" office:value-type="float" office:value="2">
            <text:p>2</text:p>
          </table:table-cell>
          <table:table-cell table:formula="of:=&quot;Feb &quot; &amp; [.B56]" office:value-type="string" office:string-value="Feb 2008">
            <text:p>Feb 2008</text:p>
          </table:table-cell>
          <table:table-cell table:formula="of:=DAY([.H56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08-02-24">
            <text:p>02/24/08</text:p>
          </table:table-cell>
        </table:table-row>
        <table:table-row table:style-name="ro1">
          <table:table-cell table:formula="of:=YEAR([.H57])&amp;RIGHT(&quot;0&quot;&amp;MONTH([.H57]);2)&amp;RIGHT(&quot;0&quot;&amp;DAY([.H57]);2)" office:value-type="string" office:string-value="20080225">
            <text:p>20080225</text:p>
          </table:table-cell>
          <table:table-cell table:formula="of:=YEAR([.H57])" office:value-type="float" office:value="2008">
            <text:p>2008</text:p>
          </table:table-cell>
          <table:table-cell table:formula="of:=ROUNDUP(MONTH([.H57])/3)" office:value-type="float" office:value="1">
            <text:p>1</text:p>
          </table:table-cell>
          <table:table-cell table:formula="of:=MONTH([.H57])" office:value-type="float" office:value="2">
            <text:p>2</text:p>
          </table:table-cell>
          <table:table-cell table:formula="of:=&quot;Feb &quot; &amp; [.B57]" office:value-type="string" office:string-value="Feb 2008">
            <text:p>Feb 2008</text:p>
          </table:table-cell>
          <table:table-cell table:formula="of:=DAY([.H57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08-02-25">
            <text:p>02/25/08</text:p>
          </table:table-cell>
        </table:table-row>
        <table:table-row table:style-name="ro1">
          <table:table-cell table:formula="of:=YEAR([.H58])&amp;RIGHT(&quot;0&quot;&amp;MONTH([.H58]);2)&amp;RIGHT(&quot;0&quot;&amp;DAY([.H58]);2)" office:value-type="string" office:string-value="20080226">
            <text:p>20080226</text:p>
          </table:table-cell>
          <table:table-cell table:formula="of:=YEAR([.H58])" office:value-type="float" office:value="2008">
            <text:p>2008</text:p>
          </table:table-cell>
          <table:table-cell table:formula="of:=ROUNDUP(MONTH([.H58])/3)" office:value-type="float" office:value="1">
            <text:p>1</text:p>
          </table:table-cell>
          <table:table-cell table:formula="of:=MONTH([.H58])" office:value-type="float" office:value="2">
            <text:p>2</text:p>
          </table:table-cell>
          <table:table-cell table:formula="of:=&quot;Feb &quot; &amp; [.B58]" office:value-type="string" office:string-value="Feb 2008">
            <text:p>Feb 2008</text:p>
          </table:table-cell>
          <table:table-cell table:formula="of:=DAY([.H58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08-02-26">
            <text:p>02/26/08</text:p>
          </table:table-cell>
        </table:table-row>
        <table:table-row table:style-name="ro1">
          <table:table-cell table:formula="of:=YEAR([.H59])&amp;RIGHT(&quot;0&quot;&amp;MONTH([.H59]);2)&amp;RIGHT(&quot;0&quot;&amp;DAY([.H59]);2)" office:value-type="string" office:string-value="20080227">
            <text:p>20080227</text:p>
          </table:table-cell>
          <table:table-cell table:formula="of:=YEAR([.H59])" office:value-type="float" office:value="2008">
            <text:p>2008</text:p>
          </table:table-cell>
          <table:table-cell table:formula="of:=ROUNDUP(MONTH([.H59])/3)" office:value-type="float" office:value="1">
            <text:p>1</text:p>
          </table:table-cell>
          <table:table-cell table:formula="of:=MONTH([.H59])" office:value-type="float" office:value="2">
            <text:p>2</text:p>
          </table:table-cell>
          <table:table-cell table:formula="of:=&quot;Feb &quot; &amp; [.B59]" office:value-type="string" office:string-value="Feb 2008">
            <text:p>Feb 2008</text:p>
          </table:table-cell>
          <table:table-cell table:formula="of:=DAY([.H59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08-02-27">
            <text:p>02/27/08</text:p>
          </table:table-cell>
        </table:table-row>
        <table:table-row table:style-name="ro1">
          <table:table-cell table:formula="of:=YEAR([.H60])&amp;RIGHT(&quot;0&quot;&amp;MONTH([.H60]);2)&amp;RIGHT(&quot;0&quot;&amp;DAY([.H60]);2)" office:value-type="string" office:string-value="20080228">
            <text:p>20080228</text:p>
          </table:table-cell>
          <table:table-cell table:formula="of:=YEAR([.H60])" office:value-type="float" office:value="2008">
            <text:p>2008</text:p>
          </table:table-cell>
          <table:table-cell table:formula="of:=ROUNDUP(MONTH([.H60])/3)" office:value-type="float" office:value="1">
            <text:p>1</text:p>
          </table:table-cell>
          <table:table-cell table:formula="of:=MONTH([.H60])" office:value-type="float" office:value="2">
            <text:p>2</text:p>
          </table:table-cell>
          <table:table-cell table:formula="of:=&quot;Feb &quot; &amp; [.B60]" office:value-type="string" office:string-value="Feb 2008">
            <text:p>Feb 2008</text:p>
          </table:table-cell>
          <table:table-cell table:formula="of:=DAY([.H60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08-02-28">
            <text:p>02/28/08</text:p>
          </table:table-cell>
        </table:table-row>
        <table:table-row table:style-name="ro1">
          <table:table-cell table:formula="of:=YEAR([.H61])&amp;RIGHT(&quot;0&quot;&amp;MONTH([.H61]);2)&amp;RIGHT(&quot;0&quot;&amp;DAY([.H61]);2)" office:value-type="string" office:string-value="20080229">
            <text:p>20080229</text:p>
          </table:table-cell>
          <table:table-cell table:formula="of:=YEAR([.H61])" office:value-type="float" office:value="2008">
            <text:p>2008</text:p>
          </table:table-cell>
          <table:table-cell table:formula="of:=ROUNDUP(MONTH([.H61])/3)" office:value-type="float" office:value="1">
            <text:p>1</text:p>
          </table:table-cell>
          <table:table-cell table:formula="of:=MONTH([.H61])" office:value-type="float" office:value="2">
            <text:p>2</text:p>
          </table:table-cell>
          <table:table-cell table:formula="of:=&quot;Feb &quot; &amp; [.B61]" office:value-type="string" office:string-value="Feb 2008">
            <text:p>Feb 2008</text:p>
          </table:table-cell>
          <table:table-cell table:formula="of:=DAY([.H61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08-02-29">
            <text:p>02/29/08</text:p>
          </table:table-cell>
        </table:table-row>
        <table:table-row table:style-name="ro1">
          <table:table-cell table:formula="of:=YEAR([.H62])&amp;RIGHT(&quot;0&quot;&amp;MONTH([.H62]);2)&amp;RIGHT(&quot;0&quot;&amp;DAY([.H62]);2)" office:value-type="string" office:string-value="20080301">
            <text:p>20080301</text:p>
          </table:table-cell>
          <table:table-cell table:formula="of:=YEAR([.H62])" office:value-type="float" office:value="2008">
            <text:p>2008</text:p>
          </table:table-cell>
          <table:table-cell table:formula="of:=ROUNDUP(MONTH([.H62])/3)" office:value-type="float" office:value="1">
            <text:p>1</text:p>
          </table:table-cell>
          <table:table-cell table:formula="of:=MONTH([.H62])" office:value-type="float" office:value="3">
            <text:p>3</text:p>
          </table:table-cell>
          <table:table-cell table:formula="of:=&quot;Mar &quot; &amp; [.B62]" office:value-type="string" office:string-value="Mar 2008">
            <text:p>Mar 2008</text:p>
          </table:table-cell>
          <table:table-cell table:formula="of:=DAY([.H62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08-03-01">
            <text:p>03/01/08</text:p>
          </table:table-cell>
        </table:table-row>
        <table:table-row table:style-name="ro1">
          <table:table-cell table:formula="of:=YEAR([.H63])&amp;RIGHT(&quot;0&quot;&amp;MONTH([.H63]);2)&amp;RIGHT(&quot;0&quot;&amp;DAY([.H63]);2)" office:value-type="string" office:string-value="20080302">
            <text:p>20080302</text:p>
          </table:table-cell>
          <table:table-cell table:formula="of:=YEAR([.H63])" office:value-type="float" office:value="2008">
            <text:p>2008</text:p>
          </table:table-cell>
          <table:table-cell table:formula="of:=ROUNDUP(MONTH([.H63])/3)" office:value-type="float" office:value="1">
            <text:p>1</text:p>
          </table:table-cell>
          <table:table-cell table:formula="of:=MONTH([.H63])" office:value-type="float" office:value="3">
            <text:p>3</text:p>
          </table:table-cell>
          <table:table-cell table:formula="of:=&quot;Mar &quot; &amp; [.B63]" office:value-type="string" office:string-value="Mar 2008">
            <text:p>Mar 2008</text:p>
          </table:table-cell>
          <table:table-cell table:formula="of:=DAY([.H63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08-03-02">
            <text:p>03/02/08</text:p>
          </table:table-cell>
        </table:table-row>
        <table:table-row table:style-name="ro1">
          <table:table-cell table:formula="of:=YEAR([.H64])&amp;RIGHT(&quot;0&quot;&amp;MONTH([.H64]);2)&amp;RIGHT(&quot;0&quot;&amp;DAY([.H64]);2)" office:value-type="string" office:string-value="20080303">
            <text:p>20080303</text:p>
          </table:table-cell>
          <table:table-cell table:formula="of:=YEAR([.H64])" office:value-type="float" office:value="2008">
            <text:p>2008</text:p>
          </table:table-cell>
          <table:table-cell table:formula="of:=ROUNDUP(MONTH([.H64])/3)" office:value-type="float" office:value="1">
            <text:p>1</text:p>
          </table:table-cell>
          <table:table-cell table:formula="of:=MONTH([.H64])" office:value-type="float" office:value="3">
            <text:p>3</text:p>
          </table:table-cell>
          <table:table-cell table:formula="of:=&quot;Mar &quot; &amp; [.B64]" office:value-type="string" office:string-value="Mar 2008">
            <text:p>Mar 2008</text:p>
          </table:table-cell>
          <table:table-cell table:formula="of:=DAY([.H64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08-03-03">
            <text:p>03/03/08</text:p>
          </table:table-cell>
        </table:table-row>
        <table:table-row table:style-name="ro1">
          <table:table-cell table:formula="of:=YEAR([.H65])&amp;RIGHT(&quot;0&quot;&amp;MONTH([.H65]);2)&amp;RIGHT(&quot;0&quot;&amp;DAY([.H65]);2)" office:value-type="string" office:string-value="20080304">
            <text:p>20080304</text:p>
          </table:table-cell>
          <table:table-cell table:formula="of:=YEAR([.H65])" office:value-type="float" office:value="2008">
            <text:p>2008</text:p>
          </table:table-cell>
          <table:table-cell table:formula="of:=ROUNDUP(MONTH([.H65])/3)" office:value-type="float" office:value="1">
            <text:p>1</text:p>
          </table:table-cell>
          <table:table-cell table:formula="of:=MONTH([.H65])" office:value-type="float" office:value="3">
            <text:p>3</text:p>
          </table:table-cell>
          <table:table-cell table:formula="of:=&quot;Mar &quot; &amp; [.B65]" office:value-type="string" office:string-value="Mar 2008">
            <text:p>Mar 2008</text:p>
          </table:table-cell>
          <table:table-cell table:formula="of:=DAY([.H65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08-03-04">
            <text:p>03/04/08</text:p>
          </table:table-cell>
        </table:table-row>
        <table:table-row table:style-name="ro1">
          <table:table-cell table:formula="of:=YEAR([.H66])&amp;RIGHT(&quot;0&quot;&amp;MONTH([.H66]);2)&amp;RIGHT(&quot;0&quot;&amp;DAY([.H66]);2)" office:value-type="string" office:string-value="20080305">
            <text:p>20080305</text:p>
          </table:table-cell>
          <table:table-cell table:formula="of:=YEAR([.H66])" office:value-type="float" office:value="2008">
            <text:p>2008</text:p>
          </table:table-cell>
          <table:table-cell table:formula="of:=ROUNDUP(MONTH([.H66])/3)" office:value-type="float" office:value="1">
            <text:p>1</text:p>
          </table:table-cell>
          <table:table-cell table:formula="of:=MONTH([.H66])" office:value-type="float" office:value="3">
            <text:p>3</text:p>
          </table:table-cell>
          <table:table-cell table:formula="of:=&quot;Mar &quot; &amp; [.B66]" office:value-type="string" office:string-value="Mar 2008">
            <text:p>Mar 2008</text:p>
          </table:table-cell>
          <table:table-cell table:formula="of:=DAY([.H66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08-03-05">
            <text:p>03/05/08</text:p>
          </table:table-cell>
        </table:table-row>
        <table:table-row table:style-name="ro1">
          <table:table-cell table:formula="of:=YEAR([.H67])&amp;RIGHT(&quot;0&quot;&amp;MONTH([.H67]);2)&amp;RIGHT(&quot;0&quot;&amp;DAY([.H67]);2)" office:value-type="string" office:string-value="20080306">
            <text:p>20080306</text:p>
          </table:table-cell>
          <table:table-cell table:formula="of:=YEAR([.H67])" office:value-type="float" office:value="2008">
            <text:p>2008</text:p>
          </table:table-cell>
          <table:table-cell table:formula="of:=ROUNDUP(MONTH([.H67])/3)" office:value-type="float" office:value="1">
            <text:p>1</text:p>
          </table:table-cell>
          <table:table-cell table:formula="of:=MONTH([.H67])" office:value-type="float" office:value="3">
            <text:p>3</text:p>
          </table:table-cell>
          <table:table-cell table:formula="of:=&quot;Mar &quot; &amp; [.B67]" office:value-type="string" office:string-value="Mar 2008">
            <text:p>Mar 2008</text:p>
          </table:table-cell>
          <table:table-cell table:formula="of:=DAY([.H67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08-03-06">
            <text:p>03/06/08</text:p>
          </table:table-cell>
        </table:table-row>
        <table:table-row table:style-name="ro1">
          <table:table-cell table:formula="of:=YEAR([.H68])&amp;RIGHT(&quot;0&quot;&amp;MONTH([.H68]);2)&amp;RIGHT(&quot;0&quot;&amp;DAY([.H68]);2)" office:value-type="string" office:string-value="20080307">
            <text:p>20080307</text:p>
          </table:table-cell>
          <table:table-cell table:formula="of:=YEAR([.H68])" office:value-type="float" office:value="2008">
            <text:p>2008</text:p>
          </table:table-cell>
          <table:table-cell table:formula="of:=ROUNDUP(MONTH([.H68])/3)" office:value-type="float" office:value="1">
            <text:p>1</text:p>
          </table:table-cell>
          <table:table-cell table:formula="of:=MONTH([.H68])" office:value-type="float" office:value="3">
            <text:p>3</text:p>
          </table:table-cell>
          <table:table-cell table:formula="of:=&quot;Mar &quot; &amp; [.B68]" office:value-type="string" office:string-value="Mar 2008">
            <text:p>Mar 2008</text:p>
          </table:table-cell>
          <table:table-cell table:formula="of:=DAY([.H68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08-03-07">
            <text:p>03/07/08</text:p>
          </table:table-cell>
        </table:table-row>
        <table:table-row table:style-name="ro1">
          <table:table-cell table:formula="of:=YEAR([.H69])&amp;RIGHT(&quot;0&quot;&amp;MONTH([.H69]);2)&amp;RIGHT(&quot;0&quot;&amp;DAY([.H69]);2)" office:value-type="string" office:string-value="20080308">
            <text:p>20080308</text:p>
          </table:table-cell>
          <table:table-cell table:formula="of:=YEAR([.H69])" office:value-type="float" office:value="2008">
            <text:p>2008</text:p>
          </table:table-cell>
          <table:table-cell table:formula="of:=ROUNDUP(MONTH([.H69])/3)" office:value-type="float" office:value="1">
            <text:p>1</text:p>
          </table:table-cell>
          <table:table-cell table:formula="of:=MONTH([.H69])" office:value-type="float" office:value="3">
            <text:p>3</text:p>
          </table:table-cell>
          <table:table-cell table:formula="of:=&quot;Mar &quot; &amp; [.B69]" office:value-type="string" office:string-value="Mar 2008">
            <text:p>Mar 2008</text:p>
          </table:table-cell>
          <table:table-cell table:formula="of:=DAY([.H69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08-03-08">
            <text:p>03/08/08</text:p>
          </table:table-cell>
        </table:table-row>
        <table:table-row table:style-name="ro1">
          <table:table-cell table:formula="of:=YEAR([.H70])&amp;RIGHT(&quot;0&quot;&amp;MONTH([.H70]);2)&amp;RIGHT(&quot;0&quot;&amp;DAY([.H70]);2)" office:value-type="string" office:string-value="20080309">
            <text:p>20080309</text:p>
          </table:table-cell>
          <table:table-cell table:formula="of:=YEAR([.H70])" office:value-type="float" office:value="2008">
            <text:p>2008</text:p>
          </table:table-cell>
          <table:table-cell table:formula="of:=ROUNDUP(MONTH([.H70])/3)" office:value-type="float" office:value="1">
            <text:p>1</text:p>
          </table:table-cell>
          <table:table-cell table:formula="of:=MONTH([.H70])" office:value-type="float" office:value="3">
            <text:p>3</text:p>
          </table:table-cell>
          <table:table-cell table:formula="of:=&quot;Mar &quot; &amp; [.B70]" office:value-type="string" office:string-value="Mar 2008">
            <text:p>Mar 2008</text:p>
          </table:table-cell>
          <table:table-cell table:formula="of:=DAY([.H70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08-03-09">
            <text:p>03/09/08</text:p>
          </table:table-cell>
        </table:table-row>
        <table:table-row table:style-name="ro1">
          <table:table-cell table:formula="of:=YEAR([.H71])&amp;RIGHT(&quot;0&quot;&amp;MONTH([.H71]);2)&amp;RIGHT(&quot;0&quot;&amp;DAY([.H71]);2)" office:value-type="string" office:string-value="20080310">
            <text:p>20080310</text:p>
          </table:table-cell>
          <table:table-cell table:formula="of:=YEAR([.H71])" office:value-type="float" office:value="2008">
            <text:p>2008</text:p>
          </table:table-cell>
          <table:table-cell table:formula="of:=ROUNDUP(MONTH([.H71])/3)" office:value-type="float" office:value="1">
            <text:p>1</text:p>
          </table:table-cell>
          <table:table-cell table:formula="of:=MONTH([.H71])" office:value-type="float" office:value="3">
            <text:p>3</text:p>
          </table:table-cell>
          <table:table-cell table:formula="of:=&quot;Mar &quot; &amp; [.B71]" office:value-type="string" office:string-value="Mar 2008">
            <text:p>Mar 2008</text:p>
          </table:table-cell>
          <table:table-cell table:formula="of:=DAY([.H71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08-03-10">
            <text:p>03/10/08</text:p>
          </table:table-cell>
        </table:table-row>
        <table:table-row table:style-name="ro1">
          <table:table-cell table:formula="of:=YEAR([.H72])&amp;RIGHT(&quot;0&quot;&amp;MONTH([.H72]);2)&amp;RIGHT(&quot;0&quot;&amp;DAY([.H72]);2)" office:value-type="string" office:string-value="20080311">
            <text:p>20080311</text:p>
          </table:table-cell>
          <table:table-cell table:formula="of:=YEAR([.H72])" office:value-type="float" office:value="2008">
            <text:p>2008</text:p>
          </table:table-cell>
          <table:table-cell table:formula="of:=ROUNDUP(MONTH([.H72])/3)" office:value-type="float" office:value="1">
            <text:p>1</text:p>
          </table:table-cell>
          <table:table-cell table:formula="of:=MONTH([.H72])" office:value-type="float" office:value="3">
            <text:p>3</text:p>
          </table:table-cell>
          <table:table-cell table:formula="of:=&quot;Mar &quot; &amp; [.B72]" office:value-type="string" office:string-value="Mar 2008">
            <text:p>Mar 2008</text:p>
          </table:table-cell>
          <table:table-cell table:formula="of:=DAY([.H72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08-03-11">
            <text:p>03/11/08</text:p>
          </table:table-cell>
        </table:table-row>
        <table:table-row table:style-name="ro1">
          <table:table-cell table:formula="of:=YEAR([.H73])&amp;RIGHT(&quot;0&quot;&amp;MONTH([.H73]);2)&amp;RIGHT(&quot;0&quot;&amp;DAY([.H73]);2)" office:value-type="string" office:string-value="20080312">
            <text:p>20080312</text:p>
          </table:table-cell>
          <table:table-cell table:formula="of:=YEAR([.H73])" office:value-type="float" office:value="2008">
            <text:p>2008</text:p>
          </table:table-cell>
          <table:table-cell table:formula="of:=ROUNDUP(MONTH([.H73])/3)" office:value-type="float" office:value="1">
            <text:p>1</text:p>
          </table:table-cell>
          <table:table-cell table:formula="of:=MONTH([.H73])" office:value-type="float" office:value="3">
            <text:p>3</text:p>
          </table:table-cell>
          <table:table-cell table:formula="of:=&quot;Mar &quot; &amp; [.B73]" office:value-type="string" office:string-value="Mar 2008">
            <text:p>Mar 2008</text:p>
          </table:table-cell>
          <table:table-cell table:formula="of:=DAY([.H73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08-03-12">
            <text:p>03/12/08</text:p>
          </table:table-cell>
        </table:table-row>
        <table:table-row table:style-name="ro1">
          <table:table-cell table:formula="of:=YEAR([.H74])&amp;RIGHT(&quot;0&quot;&amp;MONTH([.H74]);2)&amp;RIGHT(&quot;0&quot;&amp;DAY([.H74]);2)" office:value-type="string" office:string-value="20080313">
            <text:p>20080313</text:p>
          </table:table-cell>
          <table:table-cell table:formula="of:=YEAR([.H74])" office:value-type="float" office:value="2008">
            <text:p>2008</text:p>
          </table:table-cell>
          <table:table-cell table:formula="of:=ROUNDUP(MONTH([.H74])/3)" office:value-type="float" office:value="1">
            <text:p>1</text:p>
          </table:table-cell>
          <table:table-cell table:formula="of:=MONTH([.H74])" office:value-type="float" office:value="3">
            <text:p>3</text:p>
          </table:table-cell>
          <table:table-cell table:formula="of:=&quot;Mar &quot; &amp; [.B74]" office:value-type="string" office:string-value="Mar 2008">
            <text:p>Mar 2008</text:p>
          </table:table-cell>
          <table:table-cell table:formula="of:=DAY([.H74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08-03-13">
            <text:p>03/13/08</text:p>
          </table:table-cell>
        </table:table-row>
        <table:table-row table:style-name="ro1">
          <table:table-cell table:formula="of:=YEAR([.H75])&amp;RIGHT(&quot;0&quot;&amp;MONTH([.H75]);2)&amp;RIGHT(&quot;0&quot;&amp;DAY([.H75]);2)" office:value-type="string" office:string-value="20080314">
            <text:p>20080314</text:p>
          </table:table-cell>
          <table:table-cell table:formula="of:=YEAR([.H75])" office:value-type="float" office:value="2008">
            <text:p>2008</text:p>
          </table:table-cell>
          <table:table-cell table:formula="of:=ROUNDUP(MONTH([.H75])/3)" office:value-type="float" office:value="1">
            <text:p>1</text:p>
          </table:table-cell>
          <table:table-cell table:formula="of:=MONTH([.H75])" office:value-type="float" office:value="3">
            <text:p>3</text:p>
          </table:table-cell>
          <table:table-cell table:formula="of:=&quot;Mar &quot; &amp; [.B75]" office:value-type="string" office:string-value="Mar 2008">
            <text:p>Mar 2008</text:p>
          </table:table-cell>
          <table:table-cell table:formula="of:=DAY([.H75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08-03-14">
            <text:p>03/14/08</text:p>
          </table:table-cell>
        </table:table-row>
        <table:table-row table:style-name="ro1">
          <table:table-cell table:formula="of:=YEAR([.H76])&amp;RIGHT(&quot;0&quot;&amp;MONTH([.H76]);2)&amp;RIGHT(&quot;0&quot;&amp;DAY([.H76]);2)" office:value-type="string" office:string-value="20080315">
            <text:p>20080315</text:p>
          </table:table-cell>
          <table:table-cell table:formula="of:=YEAR([.H76])" office:value-type="float" office:value="2008">
            <text:p>2008</text:p>
          </table:table-cell>
          <table:table-cell table:formula="of:=ROUNDUP(MONTH([.H76])/3)" office:value-type="float" office:value="1">
            <text:p>1</text:p>
          </table:table-cell>
          <table:table-cell table:formula="of:=MONTH([.H76])" office:value-type="float" office:value="3">
            <text:p>3</text:p>
          </table:table-cell>
          <table:table-cell table:formula="of:=&quot;Mar &quot; &amp; [.B76]" office:value-type="string" office:string-value="Mar 2008">
            <text:p>Mar 2008</text:p>
          </table:table-cell>
          <table:table-cell table:formula="of:=DAY([.H76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08-03-15">
            <text:p>03/15/08</text:p>
          </table:table-cell>
        </table:table-row>
        <table:table-row table:style-name="ro1">
          <table:table-cell table:formula="of:=YEAR([.H77])&amp;RIGHT(&quot;0&quot;&amp;MONTH([.H77]);2)&amp;RIGHT(&quot;0&quot;&amp;DAY([.H77]);2)" office:value-type="string" office:string-value="20080316">
            <text:p>20080316</text:p>
          </table:table-cell>
          <table:table-cell table:formula="of:=YEAR([.H77])" office:value-type="float" office:value="2008">
            <text:p>2008</text:p>
          </table:table-cell>
          <table:table-cell table:formula="of:=ROUNDUP(MONTH([.H77])/3)" office:value-type="float" office:value="1">
            <text:p>1</text:p>
          </table:table-cell>
          <table:table-cell table:formula="of:=MONTH([.H77])" office:value-type="float" office:value="3">
            <text:p>3</text:p>
          </table:table-cell>
          <table:table-cell table:formula="of:=&quot;Mar &quot; &amp; [.B77]" office:value-type="string" office:string-value="Mar 2008">
            <text:p>Mar 2008</text:p>
          </table:table-cell>
          <table:table-cell table:formula="of:=DAY([.H77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08-03-16">
            <text:p>03/16/08</text:p>
          </table:table-cell>
        </table:table-row>
        <table:table-row table:style-name="ro1">
          <table:table-cell table:formula="of:=YEAR([.H78])&amp;RIGHT(&quot;0&quot;&amp;MONTH([.H78]);2)&amp;RIGHT(&quot;0&quot;&amp;DAY([.H78]);2)" office:value-type="string" office:string-value="20080317">
            <text:p>20080317</text:p>
          </table:table-cell>
          <table:table-cell table:formula="of:=YEAR([.H78])" office:value-type="float" office:value="2008">
            <text:p>2008</text:p>
          </table:table-cell>
          <table:table-cell table:formula="of:=ROUNDUP(MONTH([.H78])/3)" office:value-type="float" office:value="1">
            <text:p>1</text:p>
          </table:table-cell>
          <table:table-cell table:formula="of:=MONTH([.H78])" office:value-type="float" office:value="3">
            <text:p>3</text:p>
          </table:table-cell>
          <table:table-cell table:formula="of:=&quot;Mar &quot; &amp; [.B78]" office:value-type="string" office:string-value="Mar 2008">
            <text:p>Mar 2008</text:p>
          </table:table-cell>
          <table:table-cell table:formula="of:=DAY([.H78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08-03-17">
            <text:p>03/17/08</text:p>
          </table:table-cell>
        </table:table-row>
        <table:table-row table:style-name="ro1">
          <table:table-cell table:formula="of:=YEAR([.H79])&amp;RIGHT(&quot;0&quot;&amp;MONTH([.H79]);2)&amp;RIGHT(&quot;0&quot;&amp;DAY([.H79]);2)" office:value-type="string" office:string-value="20080318">
            <text:p>20080318</text:p>
          </table:table-cell>
          <table:table-cell table:formula="of:=YEAR([.H79])" office:value-type="float" office:value="2008">
            <text:p>2008</text:p>
          </table:table-cell>
          <table:table-cell table:formula="of:=ROUNDUP(MONTH([.H79])/3)" office:value-type="float" office:value="1">
            <text:p>1</text:p>
          </table:table-cell>
          <table:table-cell table:formula="of:=MONTH([.H79])" office:value-type="float" office:value="3">
            <text:p>3</text:p>
          </table:table-cell>
          <table:table-cell table:formula="of:=&quot;Mar &quot; &amp; [.B79]" office:value-type="string" office:string-value="Mar 2008">
            <text:p>Mar 2008</text:p>
          </table:table-cell>
          <table:table-cell table:formula="of:=DAY([.H79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08-03-18">
            <text:p>03/18/08</text:p>
          </table:table-cell>
        </table:table-row>
        <table:table-row table:style-name="ro1">
          <table:table-cell table:formula="of:=YEAR([.H80])&amp;RIGHT(&quot;0&quot;&amp;MONTH([.H80]);2)&amp;RIGHT(&quot;0&quot;&amp;DAY([.H80]);2)" office:value-type="string" office:string-value="20080319">
            <text:p>20080319</text:p>
          </table:table-cell>
          <table:table-cell table:formula="of:=YEAR([.H80])" office:value-type="float" office:value="2008">
            <text:p>2008</text:p>
          </table:table-cell>
          <table:table-cell table:formula="of:=ROUNDUP(MONTH([.H80])/3)" office:value-type="float" office:value="1">
            <text:p>1</text:p>
          </table:table-cell>
          <table:table-cell table:formula="of:=MONTH([.H80])" office:value-type="float" office:value="3">
            <text:p>3</text:p>
          </table:table-cell>
          <table:table-cell table:formula="of:=&quot;Mar &quot; &amp; [.B80]" office:value-type="string" office:string-value="Mar 2008">
            <text:p>Mar 2008</text:p>
          </table:table-cell>
          <table:table-cell table:formula="of:=DAY([.H80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08-03-19">
            <text:p>03/19/08</text:p>
          </table:table-cell>
        </table:table-row>
        <table:table-row table:style-name="ro1">
          <table:table-cell table:formula="of:=YEAR([.H81])&amp;RIGHT(&quot;0&quot;&amp;MONTH([.H81]);2)&amp;RIGHT(&quot;0&quot;&amp;DAY([.H81]);2)" office:value-type="string" office:string-value="20080320">
            <text:p>20080320</text:p>
          </table:table-cell>
          <table:table-cell table:formula="of:=YEAR([.H81])" office:value-type="float" office:value="2008">
            <text:p>2008</text:p>
          </table:table-cell>
          <table:table-cell table:formula="of:=ROUNDUP(MONTH([.H81])/3)" office:value-type="float" office:value="1">
            <text:p>1</text:p>
          </table:table-cell>
          <table:table-cell table:formula="of:=MONTH([.H81])" office:value-type="float" office:value="3">
            <text:p>3</text:p>
          </table:table-cell>
          <table:table-cell table:formula="of:=&quot;Mar &quot; &amp; [.B81]" office:value-type="string" office:string-value="Mar 2008">
            <text:p>Mar 2008</text:p>
          </table:table-cell>
          <table:table-cell table:formula="of:=DAY([.H81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08-03-20">
            <text:p>03/20/08</text:p>
          </table:table-cell>
        </table:table-row>
        <table:table-row table:style-name="ro1">
          <table:table-cell table:formula="of:=YEAR([.H82])&amp;RIGHT(&quot;0&quot;&amp;MONTH([.H82]);2)&amp;RIGHT(&quot;0&quot;&amp;DAY([.H82]);2)" office:value-type="string" office:string-value="20080321">
            <text:p>20080321</text:p>
          </table:table-cell>
          <table:table-cell table:formula="of:=YEAR([.H82])" office:value-type="float" office:value="2008">
            <text:p>2008</text:p>
          </table:table-cell>
          <table:table-cell table:formula="of:=ROUNDUP(MONTH([.H82])/3)" office:value-type="float" office:value="1">
            <text:p>1</text:p>
          </table:table-cell>
          <table:table-cell table:formula="of:=MONTH([.H82])" office:value-type="float" office:value="3">
            <text:p>3</text:p>
          </table:table-cell>
          <table:table-cell table:formula="of:=&quot;Mar &quot; &amp; [.B82]" office:value-type="string" office:string-value="Mar 2008">
            <text:p>Mar 2008</text:p>
          </table:table-cell>
          <table:table-cell table:formula="of:=DAY([.H82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08-03-21">
            <text:p>03/21/08</text:p>
          </table:table-cell>
        </table:table-row>
        <table:table-row table:style-name="ro1">
          <table:table-cell table:formula="of:=YEAR([.H83])&amp;RIGHT(&quot;0&quot;&amp;MONTH([.H83]);2)&amp;RIGHT(&quot;0&quot;&amp;DAY([.H83]);2)" office:value-type="string" office:string-value="20080322">
            <text:p>20080322</text:p>
          </table:table-cell>
          <table:table-cell table:formula="of:=YEAR([.H83])" office:value-type="float" office:value="2008">
            <text:p>2008</text:p>
          </table:table-cell>
          <table:table-cell table:formula="of:=ROUNDUP(MONTH([.H83])/3)" office:value-type="float" office:value="1">
            <text:p>1</text:p>
          </table:table-cell>
          <table:table-cell table:formula="of:=MONTH([.H83])" office:value-type="float" office:value="3">
            <text:p>3</text:p>
          </table:table-cell>
          <table:table-cell table:formula="of:=&quot;Mar &quot; &amp; [.B83]" office:value-type="string" office:string-value="Mar 2008">
            <text:p>Mar 2008</text:p>
          </table:table-cell>
          <table:table-cell table:formula="of:=DAY([.H83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08-03-22">
            <text:p>03/22/08</text:p>
          </table:table-cell>
        </table:table-row>
        <table:table-row table:style-name="ro1">
          <table:table-cell table:formula="of:=YEAR([.H84])&amp;RIGHT(&quot;0&quot;&amp;MONTH([.H84]);2)&amp;RIGHT(&quot;0&quot;&amp;DAY([.H84]);2)" office:value-type="string" office:string-value="20080323">
            <text:p>20080323</text:p>
          </table:table-cell>
          <table:table-cell table:formula="of:=YEAR([.H84])" office:value-type="float" office:value="2008">
            <text:p>2008</text:p>
          </table:table-cell>
          <table:table-cell table:formula="of:=ROUNDUP(MONTH([.H84])/3)" office:value-type="float" office:value="1">
            <text:p>1</text:p>
          </table:table-cell>
          <table:table-cell table:formula="of:=MONTH([.H84])" office:value-type="float" office:value="3">
            <text:p>3</text:p>
          </table:table-cell>
          <table:table-cell table:formula="of:=&quot;Mar &quot; &amp; [.B84]" office:value-type="string" office:string-value="Mar 2008">
            <text:p>Mar 2008</text:p>
          </table:table-cell>
          <table:table-cell table:formula="of:=DAY([.H84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08-03-23">
            <text:p>03/23/08</text:p>
          </table:table-cell>
        </table:table-row>
        <table:table-row table:style-name="ro1">
          <table:table-cell table:formula="of:=YEAR([.H85])&amp;RIGHT(&quot;0&quot;&amp;MONTH([.H85]);2)&amp;RIGHT(&quot;0&quot;&amp;DAY([.H85]);2)" office:value-type="string" office:string-value="20080324">
            <text:p>20080324</text:p>
          </table:table-cell>
          <table:table-cell table:formula="of:=YEAR([.H85])" office:value-type="float" office:value="2008">
            <text:p>2008</text:p>
          </table:table-cell>
          <table:table-cell table:formula="of:=ROUNDUP(MONTH([.H85])/3)" office:value-type="float" office:value="1">
            <text:p>1</text:p>
          </table:table-cell>
          <table:table-cell table:formula="of:=MONTH([.H85])" office:value-type="float" office:value="3">
            <text:p>3</text:p>
          </table:table-cell>
          <table:table-cell table:formula="of:=&quot;Mar &quot; &amp; [.B85]" office:value-type="string" office:string-value="Mar 2008">
            <text:p>Mar 2008</text:p>
          </table:table-cell>
          <table:table-cell table:formula="of:=DAY([.H85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08-03-24">
            <text:p>03/24/08</text:p>
          </table:table-cell>
        </table:table-row>
        <table:table-row table:style-name="ro1">
          <table:table-cell table:formula="of:=YEAR([.H86])&amp;RIGHT(&quot;0&quot;&amp;MONTH([.H86]);2)&amp;RIGHT(&quot;0&quot;&amp;DAY([.H86]);2)" office:value-type="string" office:string-value="20080325">
            <text:p>20080325</text:p>
          </table:table-cell>
          <table:table-cell table:formula="of:=YEAR([.H86])" office:value-type="float" office:value="2008">
            <text:p>2008</text:p>
          </table:table-cell>
          <table:table-cell table:formula="of:=ROUNDUP(MONTH([.H86])/3)" office:value-type="float" office:value="1">
            <text:p>1</text:p>
          </table:table-cell>
          <table:table-cell table:formula="of:=MONTH([.H86])" office:value-type="float" office:value="3">
            <text:p>3</text:p>
          </table:table-cell>
          <table:table-cell table:formula="of:=&quot;Mar &quot; &amp; [.B86]" office:value-type="string" office:string-value="Mar 2008">
            <text:p>Mar 2008</text:p>
          </table:table-cell>
          <table:table-cell table:formula="of:=DAY([.H86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08-03-25">
            <text:p>03/25/08</text:p>
          </table:table-cell>
        </table:table-row>
        <table:table-row table:style-name="ro1">
          <table:table-cell table:formula="of:=YEAR([.H87])&amp;RIGHT(&quot;0&quot;&amp;MONTH([.H87]);2)&amp;RIGHT(&quot;0&quot;&amp;DAY([.H87]);2)" office:value-type="string" office:string-value="20080326">
            <text:p>20080326</text:p>
          </table:table-cell>
          <table:table-cell table:formula="of:=YEAR([.H87])" office:value-type="float" office:value="2008">
            <text:p>2008</text:p>
          </table:table-cell>
          <table:table-cell table:formula="of:=ROUNDUP(MONTH([.H87])/3)" office:value-type="float" office:value="1">
            <text:p>1</text:p>
          </table:table-cell>
          <table:table-cell table:formula="of:=MONTH([.H87])" office:value-type="float" office:value="3">
            <text:p>3</text:p>
          </table:table-cell>
          <table:table-cell table:formula="of:=&quot;Mar &quot; &amp; [.B87]" office:value-type="string" office:string-value="Mar 2008">
            <text:p>Mar 2008</text:p>
          </table:table-cell>
          <table:table-cell table:formula="of:=DAY([.H87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08-03-26">
            <text:p>03/26/08</text:p>
          </table:table-cell>
        </table:table-row>
        <table:table-row table:style-name="ro1">
          <table:table-cell table:formula="of:=YEAR([.H88])&amp;RIGHT(&quot;0&quot;&amp;MONTH([.H88]);2)&amp;RIGHT(&quot;0&quot;&amp;DAY([.H88]);2)" office:value-type="string" office:string-value="20080327">
            <text:p>20080327</text:p>
          </table:table-cell>
          <table:table-cell table:formula="of:=YEAR([.H88])" office:value-type="float" office:value="2008">
            <text:p>2008</text:p>
          </table:table-cell>
          <table:table-cell table:formula="of:=ROUNDUP(MONTH([.H88])/3)" office:value-type="float" office:value="1">
            <text:p>1</text:p>
          </table:table-cell>
          <table:table-cell table:formula="of:=MONTH([.H88])" office:value-type="float" office:value="3">
            <text:p>3</text:p>
          </table:table-cell>
          <table:table-cell table:formula="of:=&quot;Mar &quot; &amp; [.B88]" office:value-type="string" office:string-value="Mar 2008">
            <text:p>Mar 2008</text:p>
          </table:table-cell>
          <table:table-cell table:formula="of:=DAY([.H88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08-03-27">
            <text:p>03/27/08</text:p>
          </table:table-cell>
        </table:table-row>
        <table:table-row table:style-name="ro1">
          <table:table-cell table:formula="of:=YEAR([.H89])&amp;RIGHT(&quot;0&quot;&amp;MONTH([.H89]);2)&amp;RIGHT(&quot;0&quot;&amp;DAY([.H89]);2)" office:value-type="string" office:string-value="20080328">
            <text:p>20080328</text:p>
          </table:table-cell>
          <table:table-cell table:formula="of:=YEAR([.H89])" office:value-type="float" office:value="2008">
            <text:p>2008</text:p>
          </table:table-cell>
          <table:table-cell table:formula="of:=ROUNDUP(MONTH([.H89])/3)" office:value-type="float" office:value="1">
            <text:p>1</text:p>
          </table:table-cell>
          <table:table-cell table:formula="of:=MONTH([.H89])" office:value-type="float" office:value="3">
            <text:p>3</text:p>
          </table:table-cell>
          <table:table-cell table:formula="of:=&quot;Mar &quot; &amp; [.B89]" office:value-type="string" office:string-value="Mar 2008">
            <text:p>Mar 2008</text:p>
          </table:table-cell>
          <table:table-cell table:formula="of:=DAY([.H89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08-03-28">
            <text:p>03/28/08</text:p>
          </table:table-cell>
        </table:table-row>
        <table:table-row table:style-name="ro1">
          <table:table-cell table:formula="of:=YEAR([.H90])&amp;RIGHT(&quot;0&quot;&amp;MONTH([.H90]);2)&amp;RIGHT(&quot;0&quot;&amp;DAY([.H90]);2)" office:value-type="string" office:string-value="20080329">
            <text:p>20080329</text:p>
          </table:table-cell>
          <table:table-cell table:formula="of:=YEAR([.H90])" office:value-type="float" office:value="2008">
            <text:p>2008</text:p>
          </table:table-cell>
          <table:table-cell table:formula="of:=ROUNDUP(MONTH([.H90])/3)" office:value-type="float" office:value="1">
            <text:p>1</text:p>
          </table:table-cell>
          <table:table-cell table:formula="of:=MONTH([.H90])" office:value-type="float" office:value="3">
            <text:p>3</text:p>
          </table:table-cell>
          <table:table-cell table:formula="of:=&quot;Mar &quot; &amp; [.B90]" office:value-type="string" office:string-value="Mar 2008">
            <text:p>Mar 2008</text:p>
          </table:table-cell>
          <table:table-cell table:formula="of:=DAY([.H90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08-03-29">
            <text:p>03/29/08</text:p>
          </table:table-cell>
        </table:table-row>
        <table:table-row table:style-name="ro1">
          <table:table-cell table:formula="of:=YEAR([.H91])&amp;RIGHT(&quot;0&quot;&amp;MONTH([.H91]);2)&amp;RIGHT(&quot;0&quot;&amp;DAY([.H91]);2)" office:value-type="string" office:string-value="20080330">
            <text:p>20080330</text:p>
          </table:table-cell>
          <table:table-cell table:formula="of:=YEAR([.H91])" office:value-type="float" office:value="2008">
            <text:p>2008</text:p>
          </table:table-cell>
          <table:table-cell table:formula="of:=ROUNDUP(MONTH([.H91])/3)" office:value-type="float" office:value="1">
            <text:p>1</text:p>
          </table:table-cell>
          <table:table-cell table:formula="of:=MONTH([.H91])" office:value-type="float" office:value="3">
            <text:p>3</text:p>
          </table:table-cell>
          <table:table-cell table:formula="of:=&quot;Mar &quot; &amp; [.B91]" office:value-type="string" office:string-value="Mar 2008">
            <text:p>Mar 2008</text:p>
          </table:table-cell>
          <table:table-cell table:formula="of:=DAY([.H91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08-03-30">
            <text:p>03/30/08</text:p>
          </table:table-cell>
        </table:table-row>
        <table:table-row table:style-name="ro1">
          <table:table-cell table:formula="of:=YEAR([.H92])&amp;RIGHT(&quot;0&quot;&amp;MONTH([.H92]);2)&amp;RIGHT(&quot;0&quot;&amp;DAY([.H92]);2)" office:value-type="string" office:string-value="20080331">
            <text:p>20080331</text:p>
          </table:table-cell>
          <table:table-cell table:formula="of:=YEAR([.H92])" office:value-type="float" office:value="2008">
            <text:p>2008</text:p>
          </table:table-cell>
          <table:table-cell table:formula="of:=ROUNDUP(MONTH([.H92])/3)" office:value-type="float" office:value="1">
            <text:p>1</text:p>
          </table:table-cell>
          <table:table-cell table:formula="of:=MONTH([.H92])" office:value-type="float" office:value="3">
            <text:p>3</text:p>
          </table:table-cell>
          <table:table-cell table:formula="of:=&quot;Mar &quot; &amp; [.B92]" office:value-type="string" office:string-value="Mar 2008">
            <text:p>Mar 2008</text:p>
          </table:table-cell>
          <table:table-cell table:formula="of:=DAY([.H92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08-03-31">
            <text:p>03/31/08</text:p>
          </table:table-cell>
        </table:table-row>
        <table:table-row table:style-name="ro1">
          <table:table-cell table:formula="of:=YEAR([.H93])&amp;RIGHT(&quot;0&quot;&amp;MONTH([.H93]);2)&amp;RIGHT(&quot;0&quot;&amp;DAY([.H93]);2)" office:value-type="string" office:string-value="20080401">
            <text:p>20080401</text:p>
          </table:table-cell>
          <table:table-cell table:formula="of:=YEAR([.H93])" office:value-type="float" office:value="2008">
            <text:p>2008</text:p>
          </table:table-cell>
          <table:table-cell table:formula="of:=ROUNDUP(MONTH([.H93])/3)" office:value-type="float" office:value="2">
            <text:p>2</text:p>
          </table:table-cell>
          <table:table-cell table:formula="of:=MONTH([.H93])" office:value-type="float" office:value="4">
            <text:p>4</text:p>
          </table:table-cell>
          <table:table-cell table:formula="of:=&quot;Abr &quot; &amp; [.B93]" office:value-type="string" office:string-value="Abr 2008">
            <text:p>Abr 2008</text:p>
          </table:table-cell>
          <table:table-cell table:formula="of:=DAY([.H93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8-04-01">
            <text:p>04/01/08</text:p>
          </table:table-cell>
        </table:table-row>
        <table:table-row table:style-name="ro1">
          <table:table-cell table:formula="of:=YEAR([.H94])&amp;RIGHT(&quot;0&quot;&amp;MONTH([.H94]);2)&amp;RIGHT(&quot;0&quot;&amp;DAY([.H94]);2)" office:value-type="string" office:string-value="20080402">
            <text:p>20080402</text:p>
          </table:table-cell>
          <table:table-cell table:formula="of:=YEAR([.H94])" office:value-type="float" office:value="2008">
            <text:p>2008</text:p>
          </table:table-cell>
          <table:table-cell table:formula="of:=ROUNDUP(MONTH([.H94])/3)" office:value-type="float" office:value="2">
            <text:p>2</text:p>
          </table:table-cell>
          <table:table-cell table:formula="of:=MONTH([.H94])" office:value-type="float" office:value="4">
            <text:p>4</text:p>
          </table:table-cell>
          <table:table-cell table:formula="of:=&quot;Abr &quot; &amp; [.B94]" office:value-type="string" office:string-value="Abr 2008">
            <text:p>Abr 2008</text:p>
          </table:table-cell>
          <table:table-cell table:formula="of:=DAY([.H94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8-04-02">
            <text:p>04/02/08</text:p>
          </table:table-cell>
        </table:table-row>
        <table:table-row table:style-name="ro1">
          <table:table-cell table:formula="of:=YEAR([.H95])&amp;RIGHT(&quot;0&quot;&amp;MONTH([.H95]);2)&amp;RIGHT(&quot;0&quot;&amp;DAY([.H95]);2)" office:value-type="string" office:string-value="20080403">
            <text:p>20080403</text:p>
          </table:table-cell>
          <table:table-cell table:formula="of:=YEAR([.H95])" office:value-type="float" office:value="2008">
            <text:p>2008</text:p>
          </table:table-cell>
          <table:table-cell table:formula="of:=ROUNDUP(MONTH([.H95])/3)" office:value-type="float" office:value="2">
            <text:p>2</text:p>
          </table:table-cell>
          <table:table-cell table:formula="of:=MONTH([.H95])" office:value-type="float" office:value="4">
            <text:p>4</text:p>
          </table:table-cell>
          <table:table-cell table:formula="of:=&quot;Abr &quot; &amp; [.B95]" office:value-type="string" office:string-value="Abr 2008">
            <text:p>Abr 2008</text:p>
          </table:table-cell>
          <table:table-cell table:formula="of:=DAY([.H95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8-04-03">
            <text:p>04/03/08</text:p>
          </table:table-cell>
        </table:table-row>
        <table:table-row table:style-name="ro1">
          <table:table-cell table:formula="of:=YEAR([.H96])&amp;RIGHT(&quot;0&quot;&amp;MONTH([.H96]);2)&amp;RIGHT(&quot;0&quot;&amp;DAY([.H96]);2)" office:value-type="string" office:string-value="20080404">
            <text:p>20080404</text:p>
          </table:table-cell>
          <table:table-cell table:formula="of:=YEAR([.H96])" office:value-type="float" office:value="2008">
            <text:p>2008</text:p>
          </table:table-cell>
          <table:table-cell table:formula="of:=ROUNDUP(MONTH([.H96])/3)" office:value-type="float" office:value="2">
            <text:p>2</text:p>
          </table:table-cell>
          <table:table-cell table:formula="of:=MONTH([.H96])" office:value-type="float" office:value="4">
            <text:p>4</text:p>
          </table:table-cell>
          <table:table-cell table:formula="of:=&quot;Abr &quot; &amp; [.B96]" office:value-type="string" office:string-value="Abr 2008">
            <text:p>Abr 2008</text:p>
          </table:table-cell>
          <table:table-cell table:formula="of:=DAY([.H96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8-04-04">
            <text:p>04/04/08</text:p>
          </table:table-cell>
        </table:table-row>
        <table:table-row table:style-name="ro1">
          <table:table-cell table:formula="of:=YEAR([.H97])&amp;RIGHT(&quot;0&quot;&amp;MONTH([.H97]);2)&amp;RIGHT(&quot;0&quot;&amp;DAY([.H97]);2)" office:value-type="string" office:string-value="20080405">
            <text:p>20080405</text:p>
          </table:table-cell>
          <table:table-cell table:formula="of:=YEAR([.H97])" office:value-type="float" office:value="2008">
            <text:p>2008</text:p>
          </table:table-cell>
          <table:table-cell table:formula="of:=ROUNDUP(MONTH([.H97])/3)" office:value-type="float" office:value="2">
            <text:p>2</text:p>
          </table:table-cell>
          <table:table-cell table:formula="of:=MONTH([.H97])" office:value-type="float" office:value="4">
            <text:p>4</text:p>
          </table:table-cell>
          <table:table-cell table:formula="of:=&quot;Abr &quot; &amp; [.B97]" office:value-type="string" office:string-value="Abr 2008">
            <text:p>Abr 2008</text:p>
          </table:table-cell>
          <table:table-cell table:formula="of:=DAY([.H97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8-04-05">
            <text:p>04/05/08</text:p>
          </table:table-cell>
        </table:table-row>
        <table:table-row table:style-name="ro1">
          <table:table-cell table:formula="of:=YEAR([.H98])&amp;RIGHT(&quot;0&quot;&amp;MONTH([.H98]);2)&amp;RIGHT(&quot;0&quot;&amp;DAY([.H98]);2)" office:value-type="string" office:string-value="20080406">
            <text:p>20080406</text:p>
          </table:table-cell>
          <table:table-cell table:formula="of:=YEAR([.H98])" office:value-type="float" office:value="2008">
            <text:p>2008</text:p>
          </table:table-cell>
          <table:table-cell table:formula="of:=ROUNDUP(MONTH([.H98])/3)" office:value-type="float" office:value="2">
            <text:p>2</text:p>
          </table:table-cell>
          <table:table-cell table:formula="of:=MONTH([.H98])" office:value-type="float" office:value="4">
            <text:p>4</text:p>
          </table:table-cell>
          <table:table-cell table:formula="of:=&quot;Abr &quot; &amp; [.B98]" office:value-type="string" office:string-value="Abr 2008">
            <text:p>Abr 2008</text:p>
          </table:table-cell>
          <table:table-cell table:formula="of:=DAY([.H98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8-04-06">
            <text:p>04/06/08</text:p>
          </table:table-cell>
        </table:table-row>
        <table:table-row table:style-name="ro1">
          <table:table-cell table:formula="of:=YEAR([.H99])&amp;RIGHT(&quot;0&quot;&amp;MONTH([.H99]);2)&amp;RIGHT(&quot;0&quot;&amp;DAY([.H99]);2)" office:value-type="string" office:string-value="20080407">
            <text:p>20080407</text:p>
          </table:table-cell>
          <table:table-cell table:formula="of:=YEAR([.H99])" office:value-type="float" office:value="2008">
            <text:p>2008</text:p>
          </table:table-cell>
          <table:table-cell table:formula="of:=ROUNDUP(MONTH([.H99])/3)" office:value-type="float" office:value="2">
            <text:p>2</text:p>
          </table:table-cell>
          <table:table-cell table:formula="of:=MONTH([.H99])" office:value-type="float" office:value="4">
            <text:p>4</text:p>
          </table:table-cell>
          <table:table-cell table:formula="of:=&quot;Abr &quot; &amp; [.B99]" office:value-type="string" office:string-value="Abr 2008">
            <text:p>Abr 2008</text:p>
          </table:table-cell>
          <table:table-cell table:formula="of:=DAY([.H99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8-04-07">
            <text:p>04/07/08</text:p>
          </table:table-cell>
        </table:table-row>
        <table:table-row table:style-name="ro1">
          <table:table-cell table:formula="of:=YEAR([.H100])&amp;RIGHT(&quot;0&quot;&amp;MONTH([.H100]);2)&amp;RIGHT(&quot;0&quot;&amp;DAY([.H100]);2)" office:value-type="string" office:string-value="20080408">
            <text:p>20080408</text:p>
          </table:table-cell>
          <table:table-cell table:formula="of:=YEAR([.H100])" office:value-type="float" office:value="2008">
            <text:p>2008</text:p>
          </table:table-cell>
          <table:table-cell table:formula="of:=ROUNDUP(MONTH([.H100])/3)" office:value-type="float" office:value="2">
            <text:p>2</text:p>
          </table:table-cell>
          <table:table-cell table:formula="of:=MONTH([.H100])" office:value-type="float" office:value="4">
            <text:p>4</text:p>
          </table:table-cell>
          <table:table-cell table:formula="of:=&quot;Abr &quot; &amp; [.B100]" office:value-type="string" office:string-value="Abr 2008">
            <text:p>Abr 2008</text:p>
          </table:table-cell>
          <table:table-cell table:formula="of:=DAY([.H100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8-04-08">
            <text:p>04/08/08</text:p>
          </table:table-cell>
        </table:table-row>
        <table:table-row table:style-name="ro1">
          <table:table-cell table:formula="of:=YEAR([.H101])&amp;RIGHT(&quot;0&quot;&amp;MONTH([.H101]);2)&amp;RIGHT(&quot;0&quot;&amp;DAY([.H101]);2)" office:value-type="string" office:string-value="20080409">
            <text:p>20080409</text:p>
          </table:table-cell>
          <table:table-cell table:formula="of:=YEAR([.H101])" office:value-type="float" office:value="2008">
            <text:p>2008</text:p>
          </table:table-cell>
          <table:table-cell table:formula="of:=ROUNDUP(MONTH([.H101])/3)" office:value-type="float" office:value="2">
            <text:p>2</text:p>
          </table:table-cell>
          <table:table-cell table:formula="of:=MONTH([.H101])" office:value-type="float" office:value="4">
            <text:p>4</text:p>
          </table:table-cell>
          <table:table-cell table:formula="of:=&quot;Abr &quot; &amp; [.B101]" office:value-type="string" office:string-value="Abr 2008">
            <text:p>Abr 2008</text:p>
          </table:table-cell>
          <table:table-cell table:formula="of:=DAY([.H101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8-04-09">
            <text:p>04/09/08</text:p>
          </table:table-cell>
        </table:table-row>
        <table:table-row table:style-name="ro1">
          <table:table-cell table:formula="of:=YEAR([.H102])&amp;RIGHT(&quot;0&quot;&amp;MONTH([.H102]);2)&amp;RIGHT(&quot;0&quot;&amp;DAY([.H102]);2)" office:value-type="string" office:string-value="20080410">
            <text:p>20080410</text:p>
          </table:table-cell>
          <table:table-cell table:formula="of:=YEAR([.H102])" office:value-type="float" office:value="2008">
            <text:p>2008</text:p>
          </table:table-cell>
          <table:table-cell table:formula="of:=ROUNDUP(MONTH([.H102])/3)" office:value-type="float" office:value="2">
            <text:p>2</text:p>
          </table:table-cell>
          <table:table-cell table:formula="of:=MONTH([.H102])" office:value-type="float" office:value="4">
            <text:p>4</text:p>
          </table:table-cell>
          <table:table-cell table:formula="of:=&quot;Abr &quot; &amp; [.B102]" office:value-type="string" office:string-value="Abr 2008">
            <text:p>Abr 2008</text:p>
          </table:table-cell>
          <table:table-cell table:formula="of:=DAY([.H102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8-04-10">
            <text:p>04/10/08</text:p>
          </table:table-cell>
        </table:table-row>
        <table:table-row table:style-name="ro1">
          <table:table-cell table:formula="of:=YEAR([.H103])&amp;RIGHT(&quot;0&quot;&amp;MONTH([.H103]);2)&amp;RIGHT(&quot;0&quot;&amp;DAY([.H103]);2)" office:value-type="string" office:string-value="20080411">
            <text:p>20080411</text:p>
          </table:table-cell>
          <table:table-cell table:formula="of:=YEAR([.H103])" office:value-type="float" office:value="2008">
            <text:p>2008</text:p>
          </table:table-cell>
          <table:table-cell table:formula="of:=ROUNDUP(MONTH([.H103])/3)" office:value-type="float" office:value="2">
            <text:p>2</text:p>
          </table:table-cell>
          <table:table-cell table:formula="of:=MONTH([.H103])" office:value-type="float" office:value="4">
            <text:p>4</text:p>
          </table:table-cell>
          <table:table-cell table:formula="of:=&quot;Abr &quot; &amp; [.B103]" office:value-type="string" office:string-value="Abr 2008">
            <text:p>Abr 2008</text:p>
          </table:table-cell>
          <table:table-cell table:formula="of:=DAY([.H103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8-04-11">
            <text:p>04/11/08</text:p>
          </table:table-cell>
        </table:table-row>
        <table:table-row table:style-name="ro1">
          <table:table-cell table:formula="of:=YEAR([.H104])&amp;RIGHT(&quot;0&quot;&amp;MONTH([.H104]);2)&amp;RIGHT(&quot;0&quot;&amp;DAY([.H104]);2)" office:value-type="string" office:string-value="20080412">
            <text:p>20080412</text:p>
          </table:table-cell>
          <table:table-cell table:formula="of:=YEAR([.H104])" office:value-type="float" office:value="2008">
            <text:p>2008</text:p>
          </table:table-cell>
          <table:table-cell table:formula="of:=ROUNDUP(MONTH([.H104])/3)" office:value-type="float" office:value="2">
            <text:p>2</text:p>
          </table:table-cell>
          <table:table-cell table:formula="of:=MONTH([.H104])" office:value-type="float" office:value="4">
            <text:p>4</text:p>
          </table:table-cell>
          <table:table-cell table:formula="of:=&quot;Abr &quot; &amp; [.B104]" office:value-type="string" office:string-value="Abr 2008">
            <text:p>Abr 2008</text:p>
          </table:table-cell>
          <table:table-cell table:formula="of:=DAY([.H104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8-04-12">
            <text:p>04/12/08</text:p>
          </table:table-cell>
        </table:table-row>
        <table:table-row table:style-name="ro1">
          <table:table-cell table:formula="of:=YEAR([.H105])&amp;RIGHT(&quot;0&quot;&amp;MONTH([.H105]);2)&amp;RIGHT(&quot;0&quot;&amp;DAY([.H105]);2)" office:value-type="string" office:string-value="20080413">
            <text:p>20080413</text:p>
          </table:table-cell>
          <table:table-cell table:formula="of:=YEAR([.H105])" office:value-type="float" office:value="2008">
            <text:p>2008</text:p>
          </table:table-cell>
          <table:table-cell table:formula="of:=ROUNDUP(MONTH([.H105])/3)" office:value-type="float" office:value="2">
            <text:p>2</text:p>
          </table:table-cell>
          <table:table-cell table:formula="of:=MONTH([.H105])" office:value-type="float" office:value="4">
            <text:p>4</text:p>
          </table:table-cell>
          <table:table-cell table:formula="of:=&quot;Abr &quot; &amp; [.B105]" office:value-type="string" office:string-value="Abr 2008">
            <text:p>Abr 2008</text:p>
          </table:table-cell>
          <table:table-cell table:formula="of:=DAY([.H105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8-04-13">
            <text:p>04/13/08</text:p>
          </table:table-cell>
        </table:table-row>
        <table:table-row table:style-name="ro1">
          <table:table-cell table:formula="of:=YEAR([.H106])&amp;RIGHT(&quot;0&quot;&amp;MONTH([.H106]);2)&amp;RIGHT(&quot;0&quot;&amp;DAY([.H106]);2)" office:value-type="string" office:string-value="20080414">
            <text:p>20080414</text:p>
          </table:table-cell>
          <table:table-cell table:formula="of:=YEAR([.H106])" office:value-type="float" office:value="2008">
            <text:p>2008</text:p>
          </table:table-cell>
          <table:table-cell table:formula="of:=ROUNDUP(MONTH([.H106])/3)" office:value-type="float" office:value="2">
            <text:p>2</text:p>
          </table:table-cell>
          <table:table-cell table:formula="of:=MONTH([.H106])" office:value-type="float" office:value="4">
            <text:p>4</text:p>
          </table:table-cell>
          <table:table-cell table:formula="of:=&quot;Abr &quot; &amp; [.B106]" office:value-type="string" office:string-value="Abr 2008">
            <text:p>Abr 2008</text:p>
          </table:table-cell>
          <table:table-cell table:formula="of:=DAY([.H106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8-04-14">
            <text:p>04/14/08</text:p>
          </table:table-cell>
        </table:table-row>
        <table:table-row table:style-name="ro1">
          <table:table-cell table:formula="of:=YEAR([.H107])&amp;RIGHT(&quot;0&quot;&amp;MONTH([.H107]);2)&amp;RIGHT(&quot;0&quot;&amp;DAY([.H107]);2)" office:value-type="string" office:string-value="20080415">
            <text:p>20080415</text:p>
          </table:table-cell>
          <table:table-cell table:formula="of:=YEAR([.H107])" office:value-type="float" office:value="2008">
            <text:p>2008</text:p>
          </table:table-cell>
          <table:table-cell table:formula="of:=ROUNDUP(MONTH([.H107])/3)" office:value-type="float" office:value="2">
            <text:p>2</text:p>
          </table:table-cell>
          <table:table-cell table:formula="of:=MONTH([.H107])" office:value-type="float" office:value="4">
            <text:p>4</text:p>
          </table:table-cell>
          <table:table-cell table:formula="of:=&quot;Abr &quot; &amp; [.B107]" office:value-type="string" office:string-value="Abr 2008">
            <text:p>Abr 2008</text:p>
          </table:table-cell>
          <table:table-cell table:formula="of:=DAY([.H107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8-04-15">
            <text:p>04/15/08</text:p>
          </table:table-cell>
        </table:table-row>
        <table:table-row table:style-name="ro1">
          <table:table-cell table:formula="of:=YEAR([.H108])&amp;RIGHT(&quot;0&quot;&amp;MONTH([.H108]);2)&amp;RIGHT(&quot;0&quot;&amp;DAY([.H108]);2)" office:value-type="string" office:string-value="20080416">
            <text:p>20080416</text:p>
          </table:table-cell>
          <table:table-cell table:formula="of:=YEAR([.H108])" office:value-type="float" office:value="2008">
            <text:p>2008</text:p>
          </table:table-cell>
          <table:table-cell table:formula="of:=ROUNDUP(MONTH([.H108])/3)" office:value-type="float" office:value="2">
            <text:p>2</text:p>
          </table:table-cell>
          <table:table-cell table:formula="of:=MONTH([.H108])" office:value-type="float" office:value="4">
            <text:p>4</text:p>
          </table:table-cell>
          <table:table-cell table:formula="of:=&quot;Abr &quot; &amp; [.B108]" office:value-type="string" office:string-value="Abr 2008">
            <text:p>Abr 2008</text:p>
          </table:table-cell>
          <table:table-cell table:formula="of:=DAY([.H108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8-04-16">
            <text:p>04/16/08</text:p>
          </table:table-cell>
        </table:table-row>
        <table:table-row table:style-name="ro1">
          <table:table-cell table:formula="of:=YEAR([.H109])&amp;RIGHT(&quot;0&quot;&amp;MONTH([.H109]);2)&amp;RIGHT(&quot;0&quot;&amp;DAY([.H109]);2)" office:value-type="string" office:string-value="20080417">
            <text:p>20080417</text:p>
          </table:table-cell>
          <table:table-cell table:formula="of:=YEAR([.H109])" office:value-type="float" office:value="2008">
            <text:p>2008</text:p>
          </table:table-cell>
          <table:table-cell table:formula="of:=ROUNDUP(MONTH([.H109])/3)" office:value-type="float" office:value="2">
            <text:p>2</text:p>
          </table:table-cell>
          <table:table-cell table:formula="of:=MONTH([.H109])" office:value-type="float" office:value="4">
            <text:p>4</text:p>
          </table:table-cell>
          <table:table-cell table:formula="of:=&quot;Abr &quot; &amp; [.B109]" office:value-type="string" office:string-value="Abr 2008">
            <text:p>Abr 2008</text:p>
          </table:table-cell>
          <table:table-cell table:formula="of:=DAY([.H109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8-04-17">
            <text:p>04/17/08</text:p>
          </table:table-cell>
        </table:table-row>
        <table:table-row table:style-name="ro1">
          <table:table-cell table:formula="of:=YEAR([.H110])&amp;RIGHT(&quot;0&quot;&amp;MONTH([.H110]);2)&amp;RIGHT(&quot;0&quot;&amp;DAY([.H110]);2)" office:value-type="string" office:string-value="20080418">
            <text:p>20080418</text:p>
          </table:table-cell>
          <table:table-cell table:formula="of:=YEAR([.H110])" office:value-type="float" office:value="2008">
            <text:p>2008</text:p>
          </table:table-cell>
          <table:table-cell table:formula="of:=ROUNDUP(MONTH([.H110])/3)" office:value-type="float" office:value="2">
            <text:p>2</text:p>
          </table:table-cell>
          <table:table-cell table:formula="of:=MONTH([.H110])" office:value-type="float" office:value="4">
            <text:p>4</text:p>
          </table:table-cell>
          <table:table-cell table:formula="of:=&quot;Abr &quot; &amp; [.B110]" office:value-type="string" office:string-value="Abr 2008">
            <text:p>Abr 2008</text:p>
          </table:table-cell>
          <table:table-cell table:formula="of:=DAY([.H110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8-04-18">
            <text:p>04/18/08</text:p>
          </table:table-cell>
        </table:table-row>
        <table:table-row table:style-name="ro1">
          <table:table-cell table:formula="of:=YEAR([.H111])&amp;RIGHT(&quot;0&quot;&amp;MONTH([.H111]);2)&amp;RIGHT(&quot;0&quot;&amp;DAY([.H111]);2)" office:value-type="string" office:string-value="20080419">
            <text:p>20080419</text:p>
          </table:table-cell>
          <table:table-cell table:formula="of:=YEAR([.H111])" office:value-type="float" office:value="2008">
            <text:p>2008</text:p>
          </table:table-cell>
          <table:table-cell table:formula="of:=ROUNDUP(MONTH([.H111])/3)" office:value-type="float" office:value="2">
            <text:p>2</text:p>
          </table:table-cell>
          <table:table-cell table:formula="of:=MONTH([.H111])" office:value-type="float" office:value="4">
            <text:p>4</text:p>
          </table:table-cell>
          <table:table-cell table:formula="of:=&quot;Abr &quot; &amp; [.B111]" office:value-type="string" office:string-value="Abr 2008">
            <text:p>Abr 2008</text:p>
          </table:table-cell>
          <table:table-cell table:formula="of:=DAY([.H111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8-04-19">
            <text:p>04/19/08</text:p>
          </table:table-cell>
        </table:table-row>
        <table:table-row table:style-name="ro1">
          <table:table-cell table:formula="of:=YEAR([.H112])&amp;RIGHT(&quot;0&quot;&amp;MONTH([.H112]);2)&amp;RIGHT(&quot;0&quot;&amp;DAY([.H112]);2)" office:value-type="string" office:string-value="20080420">
            <text:p>20080420</text:p>
          </table:table-cell>
          <table:table-cell table:formula="of:=YEAR([.H112])" office:value-type="float" office:value="2008">
            <text:p>2008</text:p>
          </table:table-cell>
          <table:table-cell table:formula="of:=ROUNDUP(MONTH([.H112])/3)" office:value-type="float" office:value="2">
            <text:p>2</text:p>
          </table:table-cell>
          <table:table-cell table:formula="of:=MONTH([.H112])" office:value-type="float" office:value="4">
            <text:p>4</text:p>
          </table:table-cell>
          <table:table-cell table:formula="of:=&quot;Abr &quot; &amp; [.B112]" office:value-type="string" office:string-value="Abr 2008">
            <text:p>Abr 2008</text:p>
          </table:table-cell>
          <table:table-cell table:formula="of:=DAY([.H112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8-04-20">
            <text:p>04/20/08</text:p>
          </table:table-cell>
        </table:table-row>
        <table:table-row table:style-name="ro1">
          <table:table-cell table:formula="of:=YEAR([.H113])&amp;RIGHT(&quot;0&quot;&amp;MONTH([.H113]);2)&amp;RIGHT(&quot;0&quot;&amp;DAY([.H113]);2)" office:value-type="string" office:string-value="20080421">
            <text:p>20080421</text:p>
          </table:table-cell>
          <table:table-cell table:formula="of:=YEAR([.H113])" office:value-type="float" office:value="2008">
            <text:p>2008</text:p>
          </table:table-cell>
          <table:table-cell table:formula="of:=ROUNDUP(MONTH([.H113])/3)" office:value-type="float" office:value="2">
            <text:p>2</text:p>
          </table:table-cell>
          <table:table-cell table:formula="of:=MONTH([.H113])" office:value-type="float" office:value="4">
            <text:p>4</text:p>
          </table:table-cell>
          <table:table-cell table:formula="of:=&quot;Abr &quot; &amp; [.B113]" office:value-type="string" office:string-value="Abr 2008">
            <text:p>Abr 2008</text:p>
          </table:table-cell>
          <table:table-cell table:formula="of:=DAY([.H113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8-04-21">
            <text:p>04/21/08</text:p>
          </table:table-cell>
        </table:table-row>
        <table:table-row table:style-name="ro1">
          <table:table-cell table:formula="of:=YEAR([.H114])&amp;RIGHT(&quot;0&quot;&amp;MONTH([.H114]);2)&amp;RIGHT(&quot;0&quot;&amp;DAY([.H114]);2)" office:value-type="string" office:string-value="20080422">
            <text:p>20080422</text:p>
          </table:table-cell>
          <table:table-cell table:formula="of:=YEAR([.H114])" office:value-type="float" office:value="2008">
            <text:p>2008</text:p>
          </table:table-cell>
          <table:table-cell table:formula="of:=ROUNDUP(MONTH([.H114])/3)" office:value-type="float" office:value="2">
            <text:p>2</text:p>
          </table:table-cell>
          <table:table-cell table:formula="of:=MONTH([.H114])" office:value-type="float" office:value="4">
            <text:p>4</text:p>
          </table:table-cell>
          <table:table-cell table:formula="of:=&quot;Abr &quot; &amp; [.B114]" office:value-type="string" office:string-value="Abr 2008">
            <text:p>Abr 2008</text:p>
          </table:table-cell>
          <table:table-cell table:formula="of:=DAY([.H114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8-04-22">
            <text:p>04/22/08</text:p>
          </table:table-cell>
        </table:table-row>
        <table:table-row table:style-name="ro1">
          <table:table-cell table:formula="of:=YEAR([.H115])&amp;RIGHT(&quot;0&quot;&amp;MONTH([.H115]);2)&amp;RIGHT(&quot;0&quot;&amp;DAY([.H115]);2)" office:value-type="string" office:string-value="20080423">
            <text:p>20080423</text:p>
          </table:table-cell>
          <table:table-cell table:formula="of:=YEAR([.H115])" office:value-type="float" office:value="2008">
            <text:p>2008</text:p>
          </table:table-cell>
          <table:table-cell table:formula="of:=ROUNDUP(MONTH([.H115])/3)" office:value-type="float" office:value="2">
            <text:p>2</text:p>
          </table:table-cell>
          <table:table-cell table:formula="of:=MONTH([.H115])" office:value-type="float" office:value="4">
            <text:p>4</text:p>
          </table:table-cell>
          <table:table-cell table:formula="of:=&quot;Abr &quot; &amp; [.B115]" office:value-type="string" office:string-value="Abr 2008">
            <text:p>Abr 2008</text:p>
          </table:table-cell>
          <table:table-cell table:formula="of:=DAY([.H115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8-04-23">
            <text:p>04/23/08</text:p>
          </table:table-cell>
        </table:table-row>
        <table:table-row table:style-name="ro1">
          <table:table-cell table:formula="of:=YEAR([.H116])&amp;RIGHT(&quot;0&quot;&amp;MONTH([.H116]);2)&amp;RIGHT(&quot;0&quot;&amp;DAY([.H116]);2)" office:value-type="string" office:string-value="20080424">
            <text:p>20080424</text:p>
          </table:table-cell>
          <table:table-cell table:formula="of:=YEAR([.H116])" office:value-type="float" office:value="2008">
            <text:p>2008</text:p>
          </table:table-cell>
          <table:table-cell table:formula="of:=ROUNDUP(MONTH([.H116])/3)" office:value-type="float" office:value="2">
            <text:p>2</text:p>
          </table:table-cell>
          <table:table-cell table:formula="of:=MONTH([.H116])" office:value-type="float" office:value="4">
            <text:p>4</text:p>
          </table:table-cell>
          <table:table-cell table:formula="of:=&quot;Abr &quot; &amp; [.B116]" office:value-type="string" office:string-value="Abr 2008">
            <text:p>Abr 2008</text:p>
          </table:table-cell>
          <table:table-cell table:formula="of:=DAY([.H116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8-04-24">
            <text:p>04/24/08</text:p>
          </table:table-cell>
        </table:table-row>
        <table:table-row table:style-name="ro1">
          <table:table-cell table:formula="of:=YEAR([.H117])&amp;RIGHT(&quot;0&quot;&amp;MONTH([.H117]);2)&amp;RIGHT(&quot;0&quot;&amp;DAY([.H117]);2)" office:value-type="string" office:string-value="20080425">
            <text:p>20080425</text:p>
          </table:table-cell>
          <table:table-cell table:formula="of:=YEAR([.H117])" office:value-type="float" office:value="2008">
            <text:p>2008</text:p>
          </table:table-cell>
          <table:table-cell table:formula="of:=ROUNDUP(MONTH([.H117])/3)" office:value-type="float" office:value="2">
            <text:p>2</text:p>
          </table:table-cell>
          <table:table-cell table:formula="of:=MONTH([.H117])" office:value-type="float" office:value="4">
            <text:p>4</text:p>
          </table:table-cell>
          <table:table-cell table:formula="of:=&quot;Abr &quot; &amp; [.B117]" office:value-type="string" office:string-value="Abr 2008">
            <text:p>Abr 2008</text:p>
          </table:table-cell>
          <table:table-cell table:formula="of:=DAY([.H117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8-04-25">
            <text:p>04/25/08</text:p>
          </table:table-cell>
        </table:table-row>
        <table:table-row table:style-name="ro1">
          <table:table-cell table:formula="of:=YEAR([.H118])&amp;RIGHT(&quot;0&quot;&amp;MONTH([.H118]);2)&amp;RIGHT(&quot;0&quot;&amp;DAY([.H118]);2)" office:value-type="string" office:string-value="20080426">
            <text:p>20080426</text:p>
          </table:table-cell>
          <table:table-cell table:formula="of:=YEAR([.H118])" office:value-type="float" office:value="2008">
            <text:p>2008</text:p>
          </table:table-cell>
          <table:table-cell table:formula="of:=ROUNDUP(MONTH([.H118])/3)" office:value-type="float" office:value="2">
            <text:p>2</text:p>
          </table:table-cell>
          <table:table-cell table:formula="of:=MONTH([.H118])" office:value-type="float" office:value="4">
            <text:p>4</text:p>
          </table:table-cell>
          <table:table-cell table:formula="of:=&quot;Abr &quot; &amp; [.B118]" office:value-type="string" office:string-value="Abr 2008">
            <text:p>Abr 2008</text:p>
          </table:table-cell>
          <table:table-cell table:formula="of:=DAY([.H118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8-04-26">
            <text:p>04/26/08</text:p>
          </table:table-cell>
        </table:table-row>
        <table:table-row table:style-name="ro1">
          <table:table-cell table:formula="of:=YEAR([.H119])&amp;RIGHT(&quot;0&quot;&amp;MONTH([.H119]);2)&amp;RIGHT(&quot;0&quot;&amp;DAY([.H119]);2)" office:value-type="string" office:string-value="20080427">
            <text:p>20080427</text:p>
          </table:table-cell>
          <table:table-cell table:formula="of:=YEAR([.H119])" office:value-type="float" office:value="2008">
            <text:p>2008</text:p>
          </table:table-cell>
          <table:table-cell table:formula="of:=ROUNDUP(MONTH([.H119])/3)" office:value-type="float" office:value="2">
            <text:p>2</text:p>
          </table:table-cell>
          <table:table-cell table:formula="of:=MONTH([.H119])" office:value-type="float" office:value="4">
            <text:p>4</text:p>
          </table:table-cell>
          <table:table-cell table:formula="of:=&quot;Abr &quot; &amp; [.B119]" office:value-type="string" office:string-value="Abr 2008">
            <text:p>Abr 2008</text:p>
          </table:table-cell>
          <table:table-cell table:formula="of:=DAY([.H119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8-04-27">
            <text:p>04/27/08</text:p>
          </table:table-cell>
        </table:table-row>
        <table:table-row table:style-name="ro1">
          <table:table-cell table:formula="of:=YEAR([.H120])&amp;RIGHT(&quot;0&quot;&amp;MONTH([.H120]);2)&amp;RIGHT(&quot;0&quot;&amp;DAY([.H120]);2)" office:value-type="string" office:string-value="20080428">
            <text:p>20080428</text:p>
          </table:table-cell>
          <table:table-cell table:formula="of:=YEAR([.H120])" office:value-type="float" office:value="2008">
            <text:p>2008</text:p>
          </table:table-cell>
          <table:table-cell table:formula="of:=ROUNDUP(MONTH([.H120])/3)" office:value-type="float" office:value="2">
            <text:p>2</text:p>
          </table:table-cell>
          <table:table-cell table:formula="of:=MONTH([.H120])" office:value-type="float" office:value="4">
            <text:p>4</text:p>
          </table:table-cell>
          <table:table-cell table:formula="of:=&quot;Abr &quot; &amp; [.B120]" office:value-type="string" office:string-value="Abr 2008">
            <text:p>Abr 2008</text:p>
          </table:table-cell>
          <table:table-cell table:formula="of:=DAY([.H120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8-04-28">
            <text:p>04/28/08</text:p>
          </table:table-cell>
        </table:table-row>
        <table:table-row table:style-name="ro1">
          <table:table-cell table:formula="of:=YEAR([.H121])&amp;RIGHT(&quot;0&quot;&amp;MONTH([.H121]);2)&amp;RIGHT(&quot;0&quot;&amp;DAY([.H121]);2)" office:value-type="string" office:string-value="20080429">
            <text:p>20080429</text:p>
          </table:table-cell>
          <table:table-cell table:formula="of:=YEAR([.H121])" office:value-type="float" office:value="2008">
            <text:p>2008</text:p>
          </table:table-cell>
          <table:table-cell table:formula="of:=ROUNDUP(MONTH([.H121])/3)" office:value-type="float" office:value="2">
            <text:p>2</text:p>
          </table:table-cell>
          <table:table-cell table:formula="of:=MONTH([.H121])" office:value-type="float" office:value="4">
            <text:p>4</text:p>
          </table:table-cell>
          <table:table-cell table:formula="of:=&quot;Abr &quot; &amp; [.B121]" office:value-type="string" office:string-value="Abr 2008">
            <text:p>Abr 2008</text:p>
          </table:table-cell>
          <table:table-cell table:formula="of:=DAY([.H121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8-04-29">
            <text:p>04/29/08</text:p>
          </table:table-cell>
        </table:table-row>
        <table:table-row table:style-name="ro1">
          <table:table-cell table:formula="of:=YEAR([.H122])&amp;RIGHT(&quot;0&quot;&amp;MONTH([.H122]);2)&amp;RIGHT(&quot;0&quot;&amp;DAY([.H122]);2)" office:value-type="string" office:string-value="20080430">
            <text:p>20080430</text:p>
          </table:table-cell>
          <table:table-cell table:formula="of:=YEAR([.H122])" office:value-type="float" office:value="2008">
            <text:p>2008</text:p>
          </table:table-cell>
          <table:table-cell table:formula="of:=ROUNDUP(MONTH([.H122])/3)" office:value-type="float" office:value="2">
            <text:p>2</text:p>
          </table:table-cell>
          <table:table-cell table:formula="of:=MONTH([.H122])" office:value-type="float" office:value="4">
            <text:p>4</text:p>
          </table:table-cell>
          <table:table-cell table:formula="of:=&quot;Abr &quot; &amp; [.B122]" office:value-type="string" office:string-value="Abr 2008">
            <text:p>Abr 2008</text:p>
          </table:table-cell>
          <table:table-cell table:formula="of:=DAY([.H122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8-04-30">
            <text:p>04/30/08</text:p>
          </table:table-cell>
        </table:table-row>
        <table:table-row table:style-name="ro1">
          <table:table-cell table:formula="of:=YEAR([.H123])&amp;RIGHT(&quot;0&quot;&amp;MONTH([.H123]);2)&amp;RIGHT(&quot;0&quot;&amp;DAY([.H123]);2)" office:value-type="string" office:string-value="20080501">
            <text:p>20080501</text:p>
          </table:table-cell>
          <table:table-cell table:formula="of:=YEAR([.H123])" office:value-type="float" office:value="2008">
            <text:p>2008</text:p>
          </table:table-cell>
          <table:table-cell table:formula="of:=ROUNDUP(MONTH([.H123])/3)" office:value-type="float" office:value="2">
            <text:p>2</text:p>
          </table:table-cell>
          <table:table-cell table:formula="of:=MONTH([.H123])" office:value-type="float" office:value="5">
            <text:p>5</text:p>
          </table:table-cell>
          <table:table-cell table:formula="of:=&quot;May &quot; &amp; [.B123]" office:value-type="string" office:string-value="May 2008">
            <text:p>May 2008</text:p>
          </table:table-cell>
          <table:table-cell table:formula="of:=DAY([.H123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08-05-01">
            <text:p>05/01/08</text:p>
          </table:table-cell>
        </table:table-row>
        <table:table-row table:style-name="ro1">
          <table:table-cell table:formula="of:=YEAR([.H124])&amp;RIGHT(&quot;0&quot;&amp;MONTH([.H124]);2)&amp;RIGHT(&quot;0&quot;&amp;DAY([.H124]);2)" office:value-type="string" office:string-value="20080502">
            <text:p>20080502</text:p>
          </table:table-cell>
          <table:table-cell table:formula="of:=YEAR([.H124])" office:value-type="float" office:value="2008">
            <text:p>2008</text:p>
          </table:table-cell>
          <table:table-cell table:formula="of:=ROUNDUP(MONTH([.H124])/3)" office:value-type="float" office:value="2">
            <text:p>2</text:p>
          </table:table-cell>
          <table:table-cell table:formula="of:=MONTH([.H124])" office:value-type="float" office:value="5">
            <text:p>5</text:p>
          </table:table-cell>
          <table:table-cell table:formula="of:=&quot;May &quot; &amp; [.B124]" office:value-type="string" office:string-value="May 2008">
            <text:p>May 2008</text:p>
          </table:table-cell>
          <table:table-cell table:formula="of:=DAY([.H124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08-05-02">
            <text:p>05/02/08</text:p>
          </table:table-cell>
        </table:table-row>
        <table:table-row table:style-name="ro1">
          <table:table-cell table:formula="of:=YEAR([.H125])&amp;RIGHT(&quot;0&quot;&amp;MONTH([.H125]);2)&amp;RIGHT(&quot;0&quot;&amp;DAY([.H125]);2)" office:value-type="string" office:string-value="20080503">
            <text:p>20080503</text:p>
          </table:table-cell>
          <table:table-cell table:formula="of:=YEAR([.H125])" office:value-type="float" office:value="2008">
            <text:p>2008</text:p>
          </table:table-cell>
          <table:table-cell table:formula="of:=ROUNDUP(MONTH([.H125])/3)" office:value-type="float" office:value="2">
            <text:p>2</text:p>
          </table:table-cell>
          <table:table-cell table:formula="of:=MONTH([.H125])" office:value-type="float" office:value="5">
            <text:p>5</text:p>
          </table:table-cell>
          <table:table-cell table:formula="of:=&quot;May &quot; &amp; [.B125]" office:value-type="string" office:string-value="May 2008">
            <text:p>May 2008</text:p>
          </table:table-cell>
          <table:table-cell table:formula="of:=DAY([.H125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08-05-03">
            <text:p>05/03/08</text:p>
          </table:table-cell>
        </table:table-row>
        <table:table-row table:style-name="ro1">
          <table:table-cell table:formula="of:=YEAR([.H126])&amp;RIGHT(&quot;0&quot;&amp;MONTH([.H126]);2)&amp;RIGHT(&quot;0&quot;&amp;DAY([.H126]);2)" office:value-type="string" office:string-value="20080504">
            <text:p>20080504</text:p>
          </table:table-cell>
          <table:table-cell table:formula="of:=YEAR([.H126])" office:value-type="float" office:value="2008">
            <text:p>2008</text:p>
          </table:table-cell>
          <table:table-cell table:formula="of:=ROUNDUP(MONTH([.H126])/3)" office:value-type="float" office:value="2">
            <text:p>2</text:p>
          </table:table-cell>
          <table:table-cell table:formula="of:=MONTH([.H126])" office:value-type="float" office:value="5">
            <text:p>5</text:p>
          </table:table-cell>
          <table:table-cell table:formula="of:=&quot;May &quot; &amp; [.B126]" office:value-type="string" office:string-value="May 2008">
            <text:p>May 2008</text:p>
          </table:table-cell>
          <table:table-cell table:formula="of:=DAY([.H126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08-05-04">
            <text:p>05/04/08</text:p>
          </table:table-cell>
        </table:table-row>
        <table:table-row table:style-name="ro1">
          <table:table-cell table:formula="of:=YEAR([.H127])&amp;RIGHT(&quot;0&quot;&amp;MONTH([.H127]);2)&amp;RIGHT(&quot;0&quot;&amp;DAY([.H127]);2)" office:value-type="string" office:string-value="20080505">
            <text:p>20080505</text:p>
          </table:table-cell>
          <table:table-cell table:formula="of:=YEAR([.H127])" office:value-type="float" office:value="2008">
            <text:p>2008</text:p>
          </table:table-cell>
          <table:table-cell table:formula="of:=ROUNDUP(MONTH([.H127])/3)" office:value-type="float" office:value="2">
            <text:p>2</text:p>
          </table:table-cell>
          <table:table-cell table:formula="of:=MONTH([.H127])" office:value-type="float" office:value="5">
            <text:p>5</text:p>
          </table:table-cell>
          <table:table-cell table:formula="of:=&quot;May &quot; &amp; [.B127]" office:value-type="string" office:string-value="May 2008">
            <text:p>May 2008</text:p>
          </table:table-cell>
          <table:table-cell table:formula="of:=DAY([.H127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08-05-05">
            <text:p>05/05/08</text:p>
          </table:table-cell>
        </table:table-row>
        <table:table-row table:style-name="ro1">
          <table:table-cell table:formula="of:=YEAR([.H128])&amp;RIGHT(&quot;0&quot;&amp;MONTH([.H128]);2)&amp;RIGHT(&quot;0&quot;&amp;DAY([.H128]);2)" office:value-type="string" office:string-value="20080506">
            <text:p>20080506</text:p>
          </table:table-cell>
          <table:table-cell table:formula="of:=YEAR([.H128])" office:value-type="float" office:value="2008">
            <text:p>2008</text:p>
          </table:table-cell>
          <table:table-cell table:formula="of:=ROUNDUP(MONTH([.H128])/3)" office:value-type="float" office:value="2">
            <text:p>2</text:p>
          </table:table-cell>
          <table:table-cell table:formula="of:=MONTH([.H128])" office:value-type="float" office:value="5">
            <text:p>5</text:p>
          </table:table-cell>
          <table:table-cell table:formula="of:=&quot;May &quot; &amp; [.B128]" office:value-type="string" office:string-value="May 2008">
            <text:p>May 2008</text:p>
          </table:table-cell>
          <table:table-cell table:formula="of:=DAY([.H128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08-05-06">
            <text:p>05/06/08</text:p>
          </table:table-cell>
        </table:table-row>
        <table:table-row table:style-name="ro1">
          <table:table-cell table:formula="of:=YEAR([.H129])&amp;RIGHT(&quot;0&quot;&amp;MONTH([.H129]);2)&amp;RIGHT(&quot;0&quot;&amp;DAY([.H129]);2)" office:value-type="string" office:string-value="20080507">
            <text:p>20080507</text:p>
          </table:table-cell>
          <table:table-cell table:formula="of:=YEAR([.H129])" office:value-type="float" office:value="2008">
            <text:p>2008</text:p>
          </table:table-cell>
          <table:table-cell table:formula="of:=ROUNDUP(MONTH([.H129])/3)" office:value-type="float" office:value="2">
            <text:p>2</text:p>
          </table:table-cell>
          <table:table-cell table:formula="of:=MONTH([.H129])" office:value-type="float" office:value="5">
            <text:p>5</text:p>
          </table:table-cell>
          <table:table-cell table:formula="of:=&quot;May &quot; &amp; [.B129]" office:value-type="string" office:string-value="May 2008">
            <text:p>May 2008</text:p>
          </table:table-cell>
          <table:table-cell table:formula="of:=DAY([.H129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08-05-07">
            <text:p>05/07/08</text:p>
          </table:table-cell>
        </table:table-row>
        <table:table-row table:style-name="ro1">
          <table:table-cell table:formula="of:=YEAR([.H130])&amp;RIGHT(&quot;0&quot;&amp;MONTH([.H130]);2)&amp;RIGHT(&quot;0&quot;&amp;DAY([.H130]);2)" office:value-type="string" office:string-value="20080508">
            <text:p>20080508</text:p>
          </table:table-cell>
          <table:table-cell table:formula="of:=YEAR([.H130])" office:value-type="float" office:value="2008">
            <text:p>2008</text:p>
          </table:table-cell>
          <table:table-cell table:formula="of:=ROUNDUP(MONTH([.H130])/3)" office:value-type="float" office:value="2">
            <text:p>2</text:p>
          </table:table-cell>
          <table:table-cell table:formula="of:=MONTH([.H130])" office:value-type="float" office:value="5">
            <text:p>5</text:p>
          </table:table-cell>
          <table:table-cell table:formula="of:=&quot;May &quot; &amp; [.B130]" office:value-type="string" office:string-value="May 2008">
            <text:p>May 2008</text:p>
          </table:table-cell>
          <table:table-cell table:formula="of:=DAY([.H130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08-05-08">
            <text:p>05/08/08</text:p>
          </table:table-cell>
        </table:table-row>
        <table:table-row table:style-name="ro1">
          <table:table-cell table:formula="of:=YEAR([.H131])&amp;RIGHT(&quot;0&quot;&amp;MONTH([.H131]);2)&amp;RIGHT(&quot;0&quot;&amp;DAY([.H131]);2)" office:value-type="string" office:string-value="20080509">
            <text:p>20080509</text:p>
          </table:table-cell>
          <table:table-cell table:formula="of:=YEAR([.H131])" office:value-type="float" office:value="2008">
            <text:p>2008</text:p>
          </table:table-cell>
          <table:table-cell table:formula="of:=ROUNDUP(MONTH([.H131])/3)" office:value-type="float" office:value="2">
            <text:p>2</text:p>
          </table:table-cell>
          <table:table-cell table:formula="of:=MONTH([.H131])" office:value-type="float" office:value="5">
            <text:p>5</text:p>
          </table:table-cell>
          <table:table-cell table:formula="of:=&quot;May &quot; &amp; [.B131]" office:value-type="string" office:string-value="May 2008">
            <text:p>May 2008</text:p>
          </table:table-cell>
          <table:table-cell table:formula="of:=DAY([.H131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08-05-09">
            <text:p>05/09/08</text:p>
          </table:table-cell>
        </table:table-row>
        <table:table-row table:style-name="ro1">
          <table:table-cell table:formula="of:=YEAR([.H132])&amp;RIGHT(&quot;0&quot;&amp;MONTH([.H132]);2)&amp;RIGHT(&quot;0&quot;&amp;DAY([.H132]);2)" office:value-type="string" office:string-value="20080510">
            <text:p>20080510</text:p>
          </table:table-cell>
          <table:table-cell table:formula="of:=YEAR([.H132])" office:value-type="float" office:value="2008">
            <text:p>2008</text:p>
          </table:table-cell>
          <table:table-cell table:formula="of:=ROUNDUP(MONTH([.H132])/3)" office:value-type="float" office:value="2">
            <text:p>2</text:p>
          </table:table-cell>
          <table:table-cell table:formula="of:=MONTH([.H132])" office:value-type="float" office:value="5">
            <text:p>5</text:p>
          </table:table-cell>
          <table:table-cell table:formula="of:=&quot;May &quot; &amp; [.B132]" office:value-type="string" office:string-value="May 2008">
            <text:p>May 2008</text:p>
          </table:table-cell>
          <table:table-cell table:formula="of:=DAY([.H132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08-05-10">
            <text:p>05/10/08</text:p>
          </table:table-cell>
        </table:table-row>
        <table:table-row table:style-name="ro1">
          <table:table-cell table:formula="of:=YEAR([.H133])&amp;RIGHT(&quot;0&quot;&amp;MONTH([.H133]);2)&amp;RIGHT(&quot;0&quot;&amp;DAY([.H133]);2)" office:value-type="string" office:string-value="20080511">
            <text:p>20080511</text:p>
          </table:table-cell>
          <table:table-cell table:formula="of:=YEAR([.H133])" office:value-type="float" office:value="2008">
            <text:p>2008</text:p>
          </table:table-cell>
          <table:table-cell table:formula="of:=ROUNDUP(MONTH([.H133])/3)" office:value-type="float" office:value="2">
            <text:p>2</text:p>
          </table:table-cell>
          <table:table-cell table:formula="of:=MONTH([.H133])" office:value-type="float" office:value="5">
            <text:p>5</text:p>
          </table:table-cell>
          <table:table-cell table:formula="of:=&quot;May &quot; &amp; [.B133]" office:value-type="string" office:string-value="May 2008">
            <text:p>May 2008</text:p>
          </table:table-cell>
          <table:table-cell table:formula="of:=DAY([.H133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08-05-11">
            <text:p>05/11/08</text:p>
          </table:table-cell>
        </table:table-row>
        <table:table-row table:style-name="ro1">
          <table:table-cell table:formula="of:=YEAR([.H134])&amp;RIGHT(&quot;0&quot;&amp;MONTH([.H134]);2)&amp;RIGHT(&quot;0&quot;&amp;DAY([.H134]);2)" office:value-type="string" office:string-value="20080512">
            <text:p>20080512</text:p>
          </table:table-cell>
          <table:table-cell table:formula="of:=YEAR([.H134])" office:value-type="float" office:value="2008">
            <text:p>2008</text:p>
          </table:table-cell>
          <table:table-cell table:formula="of:=ROUNDUP(MONTH([.H134])/3)" office:value-type="float" office:value="2">
            <text:p>2</text:p>
          </table:table-cell>
          <table:table-cell table:formula="of:=MONTH([.H134])" office:value-type="float" office:value="5">
            <text:p>5</text:p>
          </table:table-cell>
          <table:table-cell table:formula="of:=&quot;May &quot; &amp; [.B134]" office:value-type="string" office:string-value="May 2008">
            <text:p>May 2008</text:p>
          </table:table-cell>
          <table:table-cell table:formula="of:=DAY([.H134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08-05-12">
            <text:p>05/12/08</text:p>
          </table:table-cell>
        </table:table-row>
        <table:table-row table:style-name="ro1">
          <table:table-cell table:formula="of:=YEAR([.H135])&amp;RIGHT(&quot;0&quot;&amp;MONTH([.H135]);2)&amp;RIGHT(&quot;0&quot;&amp;DAY([.H135]);2)" office:value-type="string" office:string-value="20080513">
            <text:p>20080513</text:p>
          </table:table-cell>
          <table:table-cell table:formula="of:=YEAR([.H135])" office:value-type="float" office:value="2008">
            <text:p>2008</text:p>
          </table:table-cell>
          <table:table-cell table:formula="of:=ROUNDUP(MONTH([.H135])/3)" office:value-type="float" office:value="2">
            <text:p>2</text:p>
          </table:table-cell>
          <table:table-cell table:formula="of:=MONTH([.H135])" office:value-type="float" office:value="5">
            <text:p>5</text:p>
          </table:table-cell>
          <table:table-cell table:formula="of:=&quot;May &quot; &amp; [.B135]" office:value-type="string" office:string-value="May 2008">
            <text:p>May 2008</text:p>
          </table:table-cell>
          <table:table-cell table:formula="of:=DAY([.H135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08-05-13">
            <text:p>05/13/08</text:p>
          </table:table-cell>
        </table:table-row>
        <table:table-row table:style-name="ro1">
          <table:table-cell table:formula="of:=YEAR([.H136])&amp;RIGHT(&quot;0&quot;&amp;MONTH([.H136]);2)&amp;RIGHT(&quot;0&quot;&amp;DAY([.H136]);2)" office:value-type="string" office:string-value="20080514">
            <text:p>20080514</text:p>
          </table:table-cell>
          <table:table-cell table:formula="of:=YEAR([.H136])" office:value-type="float" office:value="2008">
            <text:p>2008</text:p>
          </table:table-cell>
          <table:table-cell table:formula="of:=ROUNDUP(MONTH([.H136])/3)" office:value-type="float" office:value="2">
            <text:p>2</text:p>
          </table:table-cell>
          <table:table-cell table:formula="of:=MONTH([.H136])" office:value-type="float" office:value="5">
            <text:p>5</text:p>
          </table:table-cell>
          <table:table-cell table:formula="of:=&quot;May &quot; &amp; [.B136]" office:value-type="string" office:string-value="May 2008">
            <text:p>May 2008</text:p>
          </table:table-cell>
          <table:table-cell table:formula="of:=DAY([.H136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08-05-14">
            <text:p>05/14/08</text:p>
          </table:table-cell>
        </table:table-row>
        <table:table-row table:style-name="ro1">
          <table:table-cell table:formula="of:=YEAR([.H137])&amp;RIGHT(&quot;0&quot;&amp;MONTH([.H137]);2)&amp;RIGHT(&quot;0&quot;&amp;DAY([.H137]);2)" office:value-type="string" office:string-value="20080515">
            <text:p>20080515</text:p>
          </table:table-cell>
          <table:table-cell table:formula="of:=YEAR([.H137])" office:value-type="float" office:value="2008">
            <text:p>2008</text:p>
          </table:table-cell>
          <table:table-cell table:formula="of:=ROUNDUP(MONTH([.H137])/3)" office:value-type="float" office:value="2">
            <text:p>2</text:p>
          </table:table-cell>
          <table:table-cell table:formula="of:=MONTH([.H137])" office:value-type="float" office:value="5">
            <text:p>5</text:p>
          </table:table-cell>
          <table:table-cell table:formula="of:=&quot;May &quot; &amp; [.B137]" office:value-type="string" office:string-value="May 2008">
            <text:p>May 2008</text:p>
          </table:table-cell>
          <table:table-cell table:formula="of:=DAY([.H137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08-05-15">
            <text:p>05/15/08</text:p>
          </table:table-cell>
        </table:table-row>
        <table:table-row table:style-name="ro1">
          <table:table-cell table:formula="of:=YEAR([.H138])&amp;RIGHT(&quot;0&quot;&amp;MONTH([.H138]);2)&amp;RIGHT(&quot;0&quot;&amp;DAY([.H138]);2)" office:value-type="string" office:string-value="20080516">
            <text:p>20080516</text:p>
          </table:table-cell>
          <table:table-cell table:formula="of:=YEAR([.H138])" office:value-type="float" office:value="2008">
            <text:p>2008</text:p>
          </table:table-cell>
          <table:table-cell table:formula="of:=ROUNDUP(MONTH([.H138])/3)" office:value-type="float" office:value="2">
            <text:p>2</text:p>
          </table:table-cell>
          <table:table-cell table:formula="of:=MONTH([.H138])" office:value-type="float" office:value="5">
            <text:p>5</text:p>
          </table:table-cell>
          <table:table-cell table:formula="of:=&quot;May &quot; &amp; [.B138]" office:value-type="string" office:string-value="May 2008">
            <text:p>May 2008</text:p>
          </table:table-cell>
          <table:table-cell table:formula="of:=DAY([.H138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08-05-16">
            <text:p>05/16/08</text:p>
          </table:table-cell>
        </table:table-row>
        <table:table-row table:style-name="ro1">
          <table:table-cell table:formula="of:=YEAR([.H139])&amp;RIGHT(&quot;0&quot;&amp;MONTH([.H139]);2)&amp;RIGHT(&quot;0&quot;&amp;DAY([.H139]);2)" office:value-type="string" office:string-value="20080517">
            <text:p>20080517</text:p>
          </table:table-cell>
          <table:table-cell table:formula="of:=YEAR([.H139])" office:value-type="float" office:value="2008">
            <text:p>2008</text:p>
          </table:table-cell>
          <table:table-cell table:formula="of:=ROUNDUP(MONTH([.H139])/3)" office:value-type="float" office:value="2">
            <text:p>2</text:p>
          </table:table-cell>
          <table:table-cell table:formula="of:=MONTH([.H139])" office:value-type="float" office:value="5">
            <text:p>5</text:p>
          </table:table-cell>
          <table:table-cell table:formula="of:=&quot;May &quot; &amp; [.B139]" office:value-type="string" office:string-value="May 2008">
            <text:p>May 2008</text:p>
          </table:table-cell>
          <table:table-cell table:formula="of:=DAY([.H139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08-05-17">
            <text:p>05/17/08</text:p>
          </table:table-cell>
        </table:table-row>
        <table:table-row table:style-name="ro1">
          <table:table-cell table:formula="of:=YEAR([.H140])&amp;RIGHT(&quot;0&quot;&amp;MONTH([.H140]);2)&amp;RIGHT(&quot;0&quot;&amp;DAY([.H140]);2)" office:value-type="string" office:string-value="20080518">
            <text:p>20080518</text:p>
          </table:table-cell>
          <table:table-cell table:formula="of:=YEAR([.H140])" office:value-type="float" office:value="2008">
            <text:p>2008</text:p>
          </table:table-cell>
          <table:table-cell table:formula="of:=ROUNDUP(MONTH([.H140])/3)" office:value-type="float" office:value="2">
            <text:p>2</text:p>
          </table:table-cell>
          <table:table-cell table:formula="of:=MONTH([.H140])" office:value-type="float" office:value="5">
            <text:p>5</text:p>
          </table:table-cell>
          <table:table-cell table:formula="of:=&quot;May &quot; &amp; [.B140]" office:value-type="string" office:string-value="May 2008">
            <text:p>May 2008</text:p>
          </table:table-cell>
          <table:table-cell table:formula="of:=DAY([.H140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08-05-18">
            <text:p>05/18/08</text:p>
          </table:table-cell>
        </table:table-row>
        <table:table-row table:style-name="ro1">
          <table:table-cell table:formula="of:=YEAR([.H141])&amp;RIGHT(&quot;0&quot;&amp;MONTH([.H141]);2)&amp;RIGHT(&quot;0&quot;&amp;DAY([.H141]);2)" office:value-type="string" office:string-value="20080519">
            <text:p>20080519</text:p>
          </table:table-cell>
          <table:table-cell table:formula="of:=YEAR([.H141])" office:value-type="float" office:value="2008">
            <text:p>2008</text:p>
          </table:table-cell>
          <table:table-cell table:formula="of:=ROUNDUP(MONTH([.H141])/3)" office:value-type="float" office:value="2">
            <text:p>2</text:p>
          </table:table-cell>
          <table:table-cell table:formula="of:=MONTH([.H141])" office:value-type="float" office:value="5">
            <text:p>5</text:p>
          </table:table-cell>
          <table:table-cell table:formula="of:=&quot;May &quot; &amp; [.B141]" office:value-type="string" office:string-value="May 2008">
            <text:p>May 2008</text:p>
          </table:table-cell>
          <table:table-cell table:formula="of:=DAY([.H141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08-05-19">
            <text:p>05/19/08</text:p>
          </table:table-cell>
        </table:table-row>
        <table:table-row table:style-name="ro1">
          <table:table-cell table:formula="of:=YEAR([.H142])&amp;RIGHT(&quot;0&quot;&amp;MONTH([.H142]);2)&amp;RIGHT(&quot;0&quot;&amp;DAY([.H142]);2)" office:value-type="string" office:string-value="20080520">
            <text:p>20080520</text:p>
          </table:table-cell>
          <table:table-cell table:formula="of:=YEAR([.H142])" office:value-type="float" office:value="2008">
            <text:p>2008</text:p>
          </table:table-cell>
          <table:table-cell table:formula="of:=ROUNDUP(MONTH([.H142])/3)" office:value-type="float" office:value="2">
            <text:p>2</text:p>
          </table:table-cell>
          <table:table-cell table:formula="of:=MONTH([.H142])" office:value-type="float" office:value="5">
            <text:p>5</text:p>
          </table:table-cell>
          <table:table-cell table:formula="of:=&quot;May &quot; &amp; [.B142]" office:value-type="string" office:string-value="May 2008">
            <text:p>May 2008</text:p>
          </table:table-cell>
          <table:table-cell table:formula="of:=DAY([.H142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08-05-20">
            <text:p>05/20/08</text:p>
          </table:table-cell>
        </table:table-row>
        <table:table-row table:style-name="ro1">
          <table:table-cell table:formula="of:=YEAR([.H143])&amp;RIGHT(&quot;0&quot;&amp;MONTH([.H143]);2)&amp;RIGHT(&quot;0&quot;&amp;DAY([.H143]);2)" office:value-type="string" office:string-value="20080521">
            <text:p>20080521</text:p>
          </table:table-cell>
          <table:table-cell table:formula="of:=YEAR([.H143])" office:value-type="float" office:value="2008">
            <text:p>2008</text:p>
          </table:table-cell>
          <table:table-cell table:formula="of:=ROUNDUP(MONTH([.H143])/3)" office:value-type="float" office:value="2">
            <text:p>2</text:p>
          </table:table-cell>
          <table:table-cell table:formula="of:=MONTH([.H143])" office:value-type="float" office:value="5">
            <text:p>5</text:p>
          </table:table-cell>
          <table:table-cell table:formula="of:=&quot;May &quot; &amp; [.B143]" office:value-type="string" office:string-value="May 2008">
            <text:p>May 2008</text:p>
          </table:table-cell>
          <table:table-cell table:formula="of:=DAY([.H143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08-05-21">
            <text:p>05/21/08</text:p>
          </table:table-cell>
        </table:table-row>
        <table:table-row table:style-name="ro1">
          <table:table-cell table:formula="of:=YEAR([.H144])&amp;RIGHT(&quot;0&quot;&amp;MONTH([.H144]);2)&amp;RIGHT(&quot;0&quot;&amp;DAY([.H144]);2)" office:value-type="string" office:string-value="20080522">
            <text:p>20080522</text:p>
          </table:table-cell>
          <table:table-cell table:formula="of:=YEAR([.H144])" office:value-type="float" office:value="2008">
            <text:p>2008</text:p>
          </table:table-cell>
          <table:table-cell table:formula="of:=ROUNDUP(MONTH([.H144])/3)" office:value-type="float" office:value="2">
            <text:p>2</text:p>
          </table:table-cell>
          <table:table-cell table:formula="of:=MONTH([.H144])" office:value-type="float" office:value="5">
            <text:p>5</text:p>
          </table:table-cell>
          <table:table-cell table:formula="of:=&quot;May &quot; &amp; [.B144]" office:value-type="string" office:string-value="May 2008">
            <text:p>May 2008</text:p>
          </table:table-cell>
          <table:table-cell table:formula="of:=DAY([.H144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08-05-22">
            <text:p>05/22/08</text:p>
          </table:table-cell>
        </table:table-row>
        <table:table-row table:style-name="ro1">
          <table:table-cell table:formula="of:=YEAR([.H145])&amp;RIGHT(&quot;0&quot;&amp;MONTH([.H145]);2)&amp;RIGHT(&quot;0&quot;&amp;DAY([.H145]);2)" office:value-type="string" office:string-value="20080523">
            <text:p>20080523</text:p>
          </table:table-cell>
          <table:table-cell table:formula="of:=YEAR([.H145])" office:value-type="float" office:value="2008">
            <text:p>2008</text:p>
          </table:table-cell>
          <table:table-cell table:formula="of:=ROUNDUP(MONTH([.H145])/3)" office:value-type="float" office:value="2">
            <text:p>2</text:p>
          </table:table-cell>
          <table:table-cell table:formula="of:=MONTH([.H145])" office:value-type="float" office:value="5">
            <text:p>5</text:p>
          </table:table-cell>
          <table:table-cell table:formula="of:=&quot;May &quot; &amp; [.B145]" office:value-type="string" office:string-value="May 2008">
            <text:p>May 2008</text:p>
          </table:table-cell>
          <table:table-cell table:formula="of:=DAY([.H145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08-05-23">
            <text:p>05/23/08</text:p>
          </table:table-cell>
        </table:table-row>
        <table:table-row table:style-name="ro1">
          <table:table-cell table:formula="of:=YEAR([.H146])&amp;RIGHT(&quot;0&quot;&amp;MONTH([.H146]);2)&amp;RIGHT(&quot;0&quot;&amp;DAY([.H146]);2)" office:value-type="string" office:string-value="20080524">
            <text:p>20080524</text:p>
          </table:table-cell>
          <table:table-cell table:formula="of:=YEAR([.H146])" office:value-type="float" office:value="2008">
            <text:p>2008</text:p>
          </table:table-cell>
          <table:table-cell table:formula="of:=ROUNDUP(MONTH([.H146])/3)" office:value-type="float" office:value="2">
            <text:p>2</text:p>
          </table:table-cell>
          <table:table-cell table:formula="of:=MONTH([.H146])" office:value-type="float" office:value="5">
            <text:p>5</text:p>
          </table:table-cell>
          <table:table-cell table:formula="of:=&quot;May &quot; &amp; [.B146]" office:value-type="string" office:string-value="May 2008">
            <text:p>May 2008</text:p>
          </table:table-cell>
          <table:table-cell table:formula="of:=DAY([.H146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08-05-24">
            <text:p>05/24/08</text:p>
          </table:table-cell>
        </table:table-row>
        <table:table-row table:style-name="ro1">
          <table:table-cell table:formula="of:=YEAR([.H147])&amp;RIGHT(&quot;0&quot;&amp;MONTH([.H147]);2)&amp;RIGHT(&quot;0&quot;&amp;DAY([.H147]);2)" office:value-type="string" office:string-value="20080525">
            <text:p>20080525</text:p>
          </table:table-cell>
          <table:table-cell table:formula="of:=YEAR([.H147])" office:value-type="float" office:value="2008">
            <text:p>2008</text:p>
          </table:table-cell>
          <table:table-cell table:formula="of:=ROUNDUP(MONTH([.H147])/3)" office:value-type="float" office:value="2">
            <text:p>2</text:p>
          </table:table-cell>
          <table:table-cell table:formula="of:=MONTH([.H147])" office:value-type="float" office:value="5">
            <text:p>5</text:p>
          </table:table-cell>
          <table:table-cell table:formula="of:=&quot;May &quot; &amp; [.B147]" office:value-type="string" office:string-value="May 2008">
            <text:p>May 2008</text:p>
          </table:table-cell>
          <table:table-cell table:formula="of:=DAY([.H147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08-05-25">
            <text:p>05/25/08</text:p>
          </table:table-cell>
        </table:table-row>
        <table:table-row table:style-name="ro1">
          <table:table-cell table:formula="of:=YEAR([.H148])&amp;RIGHT(&quot;0&quot;&amp;MONTH([.H148]);2)&amp;RIGHT(&quot;0&quot;&amp;DAY([.H148]);2)" office:value-type="string" office:string-value="20080526">
            <text:p>20080526</text:p>
          </table:table-cell>
          <table:table-cell table:formula="of:=YEAR([.H148])" office:value-type="float" office:value="2008">
            <text:p>2008</text:p>
          </table:table-cell>
          <table:table-cell table:formula="of:=ROUNDUP(MONTH([.H148])/3)" office:value-type="float" office:value="2">
            <text:p>2</text:p>
          </table:table-cell>
          <table:table-cell table:formula="of:=MONTH([.H148])" office:value-type="float" office:value="5">
            <text:p>5</text:p>
          </table:table-cell>
          <table:table-cell table:formula="of:=&quot;May &quot; &amp; [.B148]" office:value-type="string" office:string-value="May 2008">
            <text:p>May 2008</text:p>
          </table:table-cell>
          <table:table-cell table:formula="of:=DAY([.H148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08-05-26">
            <text:p>05/26/08</text:p>
          </table:table-cell>
        </table:table-row>
        <table:table-row table:style-name="ro1">
          <table:table-cell table:formula="of:=YEAR([.H149])&amp;RIGHT(&quot;0&quot;&amp;MONTH([.H149]);2)&amp;RIGHT(&quot;0&quot;&amp;DAY([.H149]);2)" office:value-type="string" office:string-value="20080527">
            <text:p>20080527</text:p>
          </table:table-cell>
          <table:table-cell table:formula="of:=YEAR([.H149])" office:value-type="float" office:value="2008">
            <text:p>2008</text:p>
          </table:table-cell>
          <table:table-cell table:formula="of:=ROUNDUP(MONTH([.H149])/3)" office:value-type="float" office:value="2">
            <text:p>2</text:p>
          </table:table-cell>
          <table:table-cell table:formula="of:=MONTH([.H149])" office:value-type="float" office:value="5">
            <text:p>5</text:p>
          </table:table-cell>
          <table:table-cell table:formula="of:=&quot;May &quot; &amp; [.B149]" office:value-type="string" office:string-value="May 2008">
            <text:p>May 2008</text:p>
          </table:table-cell>
          <table:table-cell table:formula="of:=DAY([.H149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08-05-27">
            <text:p>05/27/08</text:p>
          </table:table-cell>
        </table:table-row>
        <table:table-row table:style-name="ro1">
          <table:table-cell table:formula="of:=YEAR([.H150])&amp;RIGHT(&quot;0&quot;&amp;MONTH([.H150]);2)&amp;RIGHT(&quot;0&quot;&amp;DAY([.H150]);2)" office:value-type="string" office:string-value="20080528">
            <text:p>20080528</text:p>
          </table:table-cell>
          <table:table-cell table:formula="of:=YEAR([.H150])" office:value-type="float" office:value="2008">
            <text:p>2008</text:p>
          </table:table-cell>
          <table:table-cell table:formula="of:=ROUNDUP(MONTH([.H150])/3)" office:value-type="float" office:value="2">
            <text:p>2</text:p>
          </table:table-cell>
          <table:table-cell table:formula="of:=MONTH([.H150])" office:value-type="float" office:value="5">
            <text:p>5</text:p>
          </table:table-cell>
          <table:table-cell table:formula="of:=&quot;May &quot; &amp; [.B150]" office:value-type="string" office:string-value="May 2008">
            <text:p>May 2008</text:p>
          </table:table-cell>
          <table:table-cell table:formula="of:=DAY([.H150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08-05-28">
            <text:p>05/28/08</text:p>
          </table:table-cell>
        </table:table-row>
        <table:table-row table:style-name="ro1">
          <table:table-cell table:formula="of:=YEAR([.H151])&amp;RIGHT(&quot;0&quot;&amp;MONTH([.H151]);2)&amp;RIGHT(&quot;0&quot;&amp;DAY([.H151]);2)" office:value-type="string" office:string-value="20080529">
            <text:p>20080529</text:p>
          </table:table-cell>
          <table:table-cell table:formula="of:=YEAR([.H151])" office:value-type="float" office:value="2008">
            <text:p>2008</text:p>
          </table:table-cell>
          <table:table-cell table:formula="of:=ROUNDUP(MONTH([.H151])/3)" office:value-type="float" office:value="2">
            <text:p>2</text:p>
          </table:table-cell>
          <table:table-cell table:formula="of:=MONTH([.H151])" office:value-type="float" office:value="5">
            <text:p>5</text:p>
          </table:table-cell>
          <table:table-cell table:formula="of:=&quot;May &quot; &amp; [.B151]" office:value-type="string" office:string-value="May 2008">
            <text:p>May 2008</text:p>
          </table:table-cell>
          <table:table-cell table:formula="of:=DAY([.H151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08-05-29">
            <text:p>05/29/08</text:p>
          </table:table-cell>
        </table:table-row>
        <table:table-row table:style-name="ro1">
          <table:table-cell table:formula="of:=YEAR([.H152])&amp;RIGHT(&quot;0&quot;&amp;MONTH([.H152]);2)&amp;RIGHT(&quot;0&quot;&amp;DAY([.H152]);2)" office:value-type="string" office:string-value="20080530">
            <text:p>20080530</text:p>
          </table:table-cell>
          <table:table-cell table:formula="of:=YEAR([.H152])" office:value-type="float" office:value="2008">
            <text:p>2008</text:p>
          </table:table-cell>
          <table:table-cell table:formula="of:=ROUNDUP(MONTH([.H152])/3)" office:value-type="float" office:value="2">
            <text:p>2</text:p>
          </table:table-cell>
          <table:table-cell table:formula="of:=MONTH([.H152])" office:value-type="float" office:value="5">
            <text:p>5</text:p>
          </table:table-cell>
          <table:table-cell table:formula="of:=&quot;May &quot; &amp; [.B152]" office:value-type="string" office:string-value="May 2008">
            <text:p>May 2008</text:p>
          </table:table-cell>
          <table:table-cell table:formula="of:=DAY([.H152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08-05-30">
            <text:p>05/30/08</text:p>
          </table:table-cell>
        </table:table-row>
        <table:table-row table:style-name="ro1">
          <table:table-cell table:formula="of:=YEAR([.H153])&amp;RIGHT(&quot;0&quot;&amp;MONTH([.H153]);2)&amp;RIGHT(&quot;0&quot;&amp;DAY([.H153]);2)" office:value-type="string" office:string-value="20080531">
            <text:p>20080531</text:p>
          </table:table-cell>
          <table:table-cell table:formula="of:=YEAR([.H153])" office:value-type="float" office:value="2008">
            <text:p>2008</text:p>
          </table:table-cell>
          <table:table-cell table:formula="of:=ROUNDUP(MONTH([.H153])/3)" office:value-type="float" office:value="2">
            <text:p>2</text:p>
          </table:table-cell>
          <table:table-cell table:formula="of:=MONTH([.H153])" office:value-type="float" office:value="5">
            <text:p>5</text:p>
          </table:table-cell>
          <table:table-cell table:formula="of:=&quot;May &quot; &amp; [.B153]" office:value-type="string" office:string-value="May 2008">
            <text:p>May 2008</text:p>
          </table:table-cell>
          <table:table-cell table:formula="of:=DAY([.H153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08-05-31">
            <text:p>05/31/08</text:p>
          </table:table-cell>
        </table:table-row>
        <table:table-row table:style-name="ro1">
          <table:table-cell table:formula="of:=YEAR([.H154])&amp;RIGHT(&quot;0&quot;&amp;MONTH([.H154]);2)&amp;RIGHT(&quot;0&quot;&amp;DAY([.H154]);2)" office:value-type="string" office:string-value="20080601">
            <text:p>20080601</text:p>
          </table:table-cell>
          <table:table-cell table:formula="of:=YEAR([.H154])" office:value-type="float" office:value="2008">
            <text:p>2008</text:p>
          </table:table-cell>
          <table:table-cell table:formula="of:=ROUNDUP(MONTH([.H154])/3)" office:value-type="float" office:value="2">
            <text:p>2</text:p>
          </table:table-cell>
          <table:table-cell table:formula="of:=MONTH([.H154])" office:value-type="float" office:value="6">
            <text:p>6</text:p>
          </table:table-cell>
          <table:table-cell table:formula="of:=&quot;Jun &quot; &amp; [.B154]" office:value-type="string" office:string-value="Jun 2008">
            <text:p>Jun 2008</text:p>
          </table:table-cell>
          <table:table-cell table:formula="of:=DAY([.H154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08-06-01">
            <text:p>06/01/08</text:p>
          </table:table-cell>
        </table:table-row>
        <table:table-row table:style-name="ro1">
          <table:table-cell table:formula="of:=YEAR([.H155])&amp;RIGHT(&quot;0&quot;&amp;MONTH([.H155]);2)&amp;RIGHT(&quot;0&quot;&amp;DAY([.H155]);2)" office:value-type="string" office:string-value="20080602">
            <text:p>20080602</text:p>
          </table:table-cell>
          <table:table-cell table:formula="of:=YEAR([.H155])" office:value-type="float" office:value="2008">
            <text:p>2008</text:p>
          </table:table-cell>
          <table:table-cell table:formula="of:=ROUNDUP(MONTH([.H155])/3)" office:value-type="float" office:value="2">
            <text:p>2</text:p>
          </table:table-cell>
          <table:table-cell table:formula="of:=MONTH([.H155])" office:value-type="float" office:value="6">
            <text:p>6</text:p>
          </table:table-cell>
          <table:table-cell table:formula="of:=&quot;Jun &quot; &amp; [.B155]" office:value-type="string" office:string-value="Jun 2008">
            <text:p>Jun 2008</text:p>
          </table:table-cell>
          <table:table-cell table:formula="of:=DAY([.H155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08-06-02">
            <text:p>06/02/08</text:p>
          </table:table-cell>
        </table:table-row>
        <table:table-row table:style-name="ro1">
          <table:table-cell table:formula="of:=YEAR([.H156])&amp;RIGHT(&quot;0&quot;&amp;MONTH([.H156]);2)&amp;RIGHT(&quot;0&quot;&amp;DAY([.H156]);2)" office:value-type="string" office:string-value="20080603">
            <text:p>20080603</text:p>
          </table:table-cell>
          <table:table-cell table:formula="of:=YEAR([.H156])" office:value-type="float" office:value="2008">
            <text:p>2008</text:p>
          </table:table-cell>
          <table:table-cell table:formula="of:=ROUNDUP(MONTH([.H156])/3)" office:value-type="float" office:value="2">
            <text:p>2</text:p>
          </table:table-cell>
          <table:table-cell table:formula="of:=MONTH([.H156])" office:value-type="float" office:value="6">
            <text:p>6</text:p>
          </table:table-cell>
          <table:table-cell table:formula="of:=&quot;Jun &quot; &amp; [.B156]" office:value-type="string" office:string-value="Jun 2008">
            <text:p>Jun 2008</text:p>
          </table:table-cell>
          <table:table-cell table:formula="of:=DAY([.H156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08-06-03">
            <text:p>06/03/08</text:p>
          </table:table-cell>
        </table:table-row>
        <table:table-row table:style-name="ro1">
          <table:table-cell table:formula="of:=YEAR([.H157])&amp;RIGHT(&quot;0&quot;&amp;MONTH([.H157]);2)&amp;RIGHT(&quot;0&quot;&amp;DAY([.H157]);2)" office:value-type="string" office:string-value="20080604">
            <text:p>20080604</text:p>
          </table:table-cell>
          <table:table-cell table:formula="of:=YEAR([.H157])" office:value-type="float" office:value="2008">
            <text:p>2008</text:p>
          </table:table-cell>
          <table:table-cell table:formula="of:=ROUNDUP(MONTH([.H157])/3)" office:value-type="float" office:value="2">
            <text:p>2</text:p>
          </table:table-cell>
          <table:table-cell table:formula="of:=MONTH([.H157])" office:value-type="float" office:value="6">
            <text:p>6</text:p>
          </table:table-cell>
          <table:table-cell table:formula="of:=&quot;Jun &quot; &amp; [.B157]" office:value-type="string" office:string-value="Jun 2008">
            <text:p>Jun 2008</text:p>
          </table:table-cell>
          <table:table-cell table:formula="of:=DAY([.H157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08-06-04">
            <text:p>06/04/08</text:p>
          </table:table-cell>
        </table:table-row>
        <table:table-row table:style-name="ro1">
          <table:table-cell table:formula="of:=YEAR([.H158])&amp;RIGHT(&quot;0&quot;&amp;MONTH([.H158]);2)&amp;RIGHT(&quot;0&quot;&amp;DAY([.H158]);2)" office:value-type="string" office:string-value="20080605">
            <text:p>20080605</text:p>
          </table:table-cell>
          <table:table-cell table:formula="of:=YEAR([.H158])" office:value-type="float" office:value="2008">
            <text:p>2008</text:p>
          </table:table-cell>
          <table:table-cell table:formula="of:=ROUNDUP(MONTH([.H158])/3)" office:value-type="float" office:value="2">
            <text:p>2</text:p>
          </table:table-cell>
          <table:table-cell table:formula="of:=MONTH([.H158])" office:value-type="float" office:value="6">
            <text:p>6</text:p>
          </table:table-cell>
          <table:table-cell table:formula="of:=&quot;Jun &quot; &amp; [.B158]" office:value-type="string" office:string-value="Jun 2008">
            <text:p>Jun 2008</text:p>
          </table:table-cell>
          <table:table-cell table:formula="of:=DAY([.H158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08-06-05">
            <text:p>06/05/08</text:p>
          </table:table-cell>
        </table:table-row>
        <table:table-row table:style-name="ro1">
          <table:table-cell table:formula="of:=YEAR([.H159])&amp;RIGHT(&quot;0&quot;&amp;MONTH([.H159]);2)&amp;RIGHT(&quot;0&quot;&amp;DAY([.H159]);2)" office:value-type="string" office:string-value="20080606">
            <text:p>20080606</text:p>
          </table:table-cell>
          <table:table-cell table:formula="of:=YEAR([.H159])" office:value-type="float" office:value="2008">
            <text:p>2008</text:p>
          </table:table-cell>
          <table:table-cell table:formula="of:=ROUNDUP(MONTH([.H159])/3)" office:value-type="float" office:value="2">
            <text:p>2</text:p>
          </table:table-cell>
          <table:table-cell table:formula="of:=MONTH([.H159])" office:value-type="float" office:value="6">
            <text:p>6</text:p>
          </table:table-cell>
          <table:table-cell table:formula="of:=&quot;Jun &quot; &amp; [.B159]" office:value-type="string" office:string-value="Jun 2008">
            <text:p>Jun 2008</text:p>
          </table:table-cell>
          <table:table-cell table:formula="of:=DAY([.H159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08-06-06">
            <text:p>06/06/08</text:p>
          </table:table-cell>
        </table:table-row>
        <table:table-row table:style-name="ro1">
          <table:table-cell table:formula="of:=YEAR([.H160])&amp;RIGHT(&quot;0&quot;&amp;MONTH([.H160]);2)&amp;RIGHT(&quot;0&quot;&amp;DAY([.H160]);2)" office:value-type="string" office:string-value="20080607">
            <text:p>20080607</text:p>
          </table:table-cell>
          <table:table-cell table:formula="of:=YEAR([.H160])" office:value-type="float" office:value="2008">
            <text:p>2008</text:p>
          </table:table-cell>
          <table:table-cell table:formula="of:=ROUNDUP(MONTH([.H160])/3)" office:value-type="float" office:value="2">
            <text:p>2</text:p>
          </table:table-cell>
          <table:table-cell table:formula="of:=MONTH([.H160])" office:value-type="float" office:value="6">
            <text:p>6</text:p>
          </table:table-cell>
          <table:table-cell table:formula="of:=&quot;Jun &quot; &amp; [.B160]" office:value-type="string" office:string-value="Jun 2008">
            <text:p>Jun 2008</text:p>
          </table:table-cell>
          <table:table-cell table:formula="of:=DAY([.H160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08-06-07">
            <text:p>06/07/08</text:p>
          </table:table-cell>
        </table:table-row>
        <table:table-row table:style-name="ro1">
          <table:table-cell table:formula="of:=YEAR([.H161])&amp;RIGHT(&quot;0&quot;&amp;MONTH([.H161]);2)&amp;RIGHT(&quot;0&quot;&amp;DAY([.H161]);2)" office:value-type="string" office:string-value="20080608">
            <text:p>20080608</text:p>
          </table:table-cell>
          <table:table-cell table:formula="of:=YEAR([.H161])" office:value-type="float" office:value="2008">
            <text:p>2008</text:p>
          </table:table-cell>
          <table:table-cell table:formula="of:=ROUNDUP(MONTH([.H161])/3)" office:value-type="float" office:value="2">
            <text:p>2</text:p>
          </table:table-cell>
          <table:table-cell table:formula="of:=MONTH([.H161])" office:value-type="float" office:value="6">
            <text:p>6</text:p>
          </table:table-cell>
          <table:table-cell table:formula="of:=&quot;Jun &quot; &amp; [.B161]" office:value-type="string" office:string-value="Jun 2008">
            <text:p>Jun 2008</text:p>
          </table:table-cell>
          <table:table-cell table:formula="of:=DAY([.H161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08-06-08">
            <text:p>06/08/08</text:p>
          </table:table-cell>
        </table:table-row>
        <table:table-row table:style-name="ro1">
          <table:table-cell table:formula="of:=YEAR([.H162])&amp;RIGHT(&quot;0&quot;&amp;MONTH([.H162]);2)&amp;RIGHT(&quot;0&quot;&amp;DAY([.H162]);2)" office:value-type="string" office:string-value="20080609">
            <text:p>20080609</text:p>
          </table:table-cell>
          <table:table-cell table:formula="of:=YEAR([.H162])" office:value-type="float" office:value="2008">
            <text:p>2008</text:p>
          </table:table-cell>
          <table:table-cell table:formula="of:=ROUNDUP(MONTH([.H162])/3)" office:value-type="float" office:value="2">
            <text:p>2</text:p>
          </table:table-cell>
          <table:table-cell table:formula="of:=MONTH([.H162])" office:value-type="float" office:value="6">
            <text:p>6</text:p>
          </table:table-cell>
          <table:table-cell table:formula="of:=&quot;Jun &quot; &amp; [.B162]" office:value-type="string" office:string-value="Jun 2008">
            <text:p>Jun 2008</text:p>
          </table:table-cell>
          <table:table-cell table:formula="of:=DAY([.H162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08-06-09">
            <text:p>06/09/08</text:p>
          </table:table-cell>
        </table:table-row>
        <table:table-row table:style-name="ro1">
          <table:table-cell table:formula="of:=YEAR([.H163])&amp;RIGHT(&quot;0&quot;&amp;MONTH([.H163]);2)&amp;RIGHT(&quot;0&quot;&amp;DAY([.H163]);2)" office:value-type="string" office:string-value="20080610">
            <text:p>20080610</text:p>
          </table:table-cell>
          <table:table-cell table:formula="of:=YEAR([.H163])" office:value-type="float" office:value="2008">
            <text:p>2008</text:p>
          </table:table-cell>
          <table:table-cell table:formula="of:=ROUNDUP(MONTH([.H163])/3)" office:value-type="float" office:value="2">
            <text:p>2</text:p>
          </table:table-cell>
          <table:table-cell table:formula="of:=MONTH([.H163])" office:value-type="float" office:value="6">
            <text:p>6</text:p>
          </table:table-cell>
          <table:table-cell table:formula="of:=&quot;Jun &quot; &amp; [.B163]" office:value-type="string" office:string-value="Jun 2008">
            <text:p>Jun 2008</text:p>
          </table:table-cell>
          <table:table-cell table:formula="of:=DAY([.H163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08-06-10">
            <text:p>06/10/08</text:p>
          </table:table-cell>
        </table:table-row>
        <table:table-row table:style-name="ro1">
          <table:table-cell table:formula="of:=YEAR([.H164])&amp;RIGHT(&quot;0&quot;&amp;MONTH([.H164]);2)&amp;RIGHT(&quot;0&quot;&amp;DAY([.H164]);2)" office:value-type="string" office:string-value="20080611">
            <text:p>20080611</text:p>
          </table:table-cell>
          <table:table-cell table:formula="of:=YEAR([.H164])" office:value-type="float" office:value="2008">
            <text:p>2008</text:p>
          </table:table-cell>
          <table:table-cell table:formula="of:=ROUNDUP(MONTH([.H164])/3)" office:value-type="float" office:value="2">
            <text:p>2</text:p>
          </table:table-cell>
          <table:table-cell table:formula="of:=MONTH([.H164])" office:value-type="float" office:value="6">
            <text:p>6</text:p>
          </table:table-cell>
          <table:table-cell table:formula="of:=&quot;Jun &quot; &amp; [.B164]" office:value-type="string" office:string-value="Jun 2008">
            <text:p>Jun 2008</text:p>
          </table:table-cell>
          <table:table-cell table:formula="of:=DAY([.H164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08-06-11">
            <text:p>06/11/08</text:p>
          </table:table-cell>
        </table:table-row>
        <table:table-row table:style-name="ro1">
          <table:table-cell table:formula="of:=YEAR([.H165])&amp;RIGHT(&quot;0&quot;&amp;MONTH([.H165]);2)&amp;RIGHT(&quot;0&quot;&amp;DAY([.H165]);2)" office:value-type="string" office:string-value="20080612">
            <text:p>20080612</text:p>
          </table:table-cell>
          <table:table-cell table:formula="of:=YEAR([.H165])" office:value-type="float" office:value="2008">
            <text:p>2008</text:p>
          </table:table-cell>
          <table:table-cell table:formula="of:=ROUNDUP(MONTH([.H165])/3)" office:value-type="float" office:value="2">
            <text:p>2</text:p>
          </table:table-cell>
          <table:table-cell table:formula="of:=MONTH([.H165])" office:value-type="float" office:value="6">
            <text:p>6</text:p>
          </table:table-cell>
          <table:table-cell table:formula="of:=&quot;Jun &quot; &amp; [.B165]" office:value-type="string" office:string-value="Jun 2008">
            <text:p>Jun 2008</text:p>
          </table:table-cell>
          <table:table-cell table:formula="of:=DAY([.H165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08-06-12">
            <text:p>06/12/08</text:p>
          </table:table-cell>
        </table:table-row>
        <table:table-row table:style-name="ro1">
          <table:table-cell table:formula="of:=YEAR([.H166])&amp;RIGHT(&quot;0&quot;&amp;MONTH([.H166]);2)&amp;RIGHT(&quot;0&quot;&amp;DAY([.H166]);2)" office:value-type="string" office:string-value="20080613">
            <text:p>20080613</text:p>
          </table:table-cell>
          <table:table-cell table:formula="of:=YEAR([.H166])" office:value-type="float" office:value="2008">
            <text:p>2008</text:p>
          </table:table-cell>
          <table:table-cell table:formula="of:=ROUNDUP(MONTH([.H166])/3)" office:value-type="float" office:value="2">
            <text:p>2</text:p>
          </table:table-cell>
          <table:table-cell table:formula="of:=MONTH([.H166])" office:value-type="float" office:value="6">
            <text:p>6</text:p>
          </table:table-cell>
          <table:table-cell table:formula="of:=&quot;Jun &quot; &amp; [.B166]" office:value-type="string" office:string-value="Jun 2008">
            <text:p>Jun 2008</text:p>
          </table:table-cell>
          <table:table-cell table:formula="of:=DAY([.H166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08-06-13">
            <text:p>06/13/08</text:p>
          </table:table-cell>
        </table:table-row>
        <table:table-row table:style-name="ro1">
          <table:table-cell table:formula="of:=YEAR([.H167])&amp;RIGHT(&quot;0&quot;&amp;MONTH([.H167]);2)&amp;RIGHT(&quot;0&quot;&amp;DAY([.H167]);2)" office:value-type="string" office:string-value="20080614">
            <text:p>20080614</text:p>
          </table:table-cell>
          <table:table-cell table:formula="of:=YEAR([.H167])" office:value-type="float" office:value="2008">
            <text:p>2008</text:p>
          </table:table-cell>
          <table:table-cell table:formula="of:=ROUNDUP(MONTH([.H167])/3)" office:value-type="float" office:value="2">
            <text:p>2</text:p>
          </table:table-cell>
          <table:table-cell table:formula="of:=MONTH([.H167])" office:value-type="float" office:value="6">
            <text:p>6</text:p>
          </table:table-cell>
          <table:table-cell table:formula="of:=&quot;Jun &quot; &amp; [.B167]" office:value-type="string" office:string-value="Jun 2008">
            <text:p>Jun 2008</text:p>
          </table:table-cell>
          <table:table-cell table:formula="of:=DAY([.H167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08-06-14">
            <text:p>06/14/08</text:p>
          </table:table-cell>
        </table:table-row>
        <table:table-row table:style-name="ro1">
          <table:table-cell table:formula="of:=YEAR([.H168])&amp;RIGHT(&quot;0&quot;&amp;MONTH([.H168]);2)&amp;RIGHT(&quot;0&quot;&amp;DAY([.H168]);2)" office:value-type="string" office:string-value="20080615">
            <text:p>20080615</text:p>
          </table:table-cell>
          <table:table-cell table:formula="of:=YEAR([.H168])" office:value-type="float" office:value="2008">
            <text:p>2008</text:p>
          </table:table-cell>
          <table:table-cell table:formula="of:=ROUNDUP(MONTH([.H168])/3)" office:value-type="float" office:value="2">
            <text:p>2</text:p>
          </table:table-cell>
          <table:table-cell table:formula="of:=MONTH([.H168])" office:value-type="float" office:value="6">
            <text:p>6</text:p>
          </table:table-cell>
          <table:table-cell table:formula="of:=&quot;Jun &quot; &amp; [.B168]" office:value-type="string" office:string-value="Jun 2008">
            <text:p>Jun 2008</text:p>
          </table:table-cell>
          <table:table-cell table:formula="of:=DAY([.H168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08-06-15">
            <text:p>06/15/08</text:p>
          </table:table-cell>
        </table:table-row>
        <table:table-row table:style-name="ro1">
          <table:table-cell table:formula="of:=YEAR([.H169])&amp;RIGHT(&quot;0&quot;&amp;MONTH([.H169]);2)&amp;RIGHT(&quot;0&quot;&amp;DAY([.H169]);2)" office:value-type="string" office:string-value="20080616">
            <text:p>20080616</text:p>
          </table:table-cell>
          <table:table-cell table:formula="of:=YEAR([.H169])" office:value-type="float" office:value="2008">
            <text:p>2008</text:p>
          </table:table-cell>
          <table:table-cell table:formula="of:=ROUNDUP(MONTH([.H169])/3)" office:value-type="float" office:value="2">
            <text:p>2</text:p>
          </table:table-cell>
          <table:table-cell table:formula="of:=MONTH([.H169])" office:value-type="float" office:value="6">
            <text:p>6</text:p>
          </table:table-cell>
          <table:table-cell table:formula="of:=&quot;Jun &quot; &amp; [.B169]" office:value-type="string" office:string-value="Jun 2008">
            <text:p>Jun 2008</text:p>
          </table:table-cell>
          <table:table-cell table:formula="of:=DAY([.H169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08-06-16">
            <text:p>06/16/08</text:p>
          </table:table-cell>
        </table:table-row>
        <table:table-row table:style-name="ro1">
          <table:table-cell table:formula="of:=YEAR([.H170])&amp;RIGHT(&quot;0&quot;&amp;MONTH([.H170]);2)&amp;RIGHT(&quot;0&quot;&amp;DAY([.H170]);2)" office:value-type="string" office:string-value="20080617">
            <text:p>20080617</text:p>
          </table:table-cell>
          <table:table-cell table:formula="of:=YEAR([.H170])" office:value-type="float" office:value="2008">
            <text:p>2008</text:p>
          </table:table-cell>
          <table:table-cell table:formula="of:=ROUNDUP(MONTH([.H170])/3)" office:value-type="float" office:value="2">
            <text:p>2</text:p>
          </table:table-cell>
          <table:table-cell table:formula="of:=MONTH([.H170])" office:value-type="float" office:value="6">
            <text:p>6</text:p>
          </table:table-cell>
          <table:table-cell table:formula="of:=&quot;Jun &quot; &amp; [.B170]" office:value-type="string" office:string-value="Jun 2008">
            <text:p>Jun 2008</text:p>
          </table:table-cell>
          <table:table-cell table:formula="of:=DAY([.H170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08-06-17">
            <text:p>06/17/08</text:p>
          </table:table-cell>
        </table:table-row>
        <table:table-row table:style-name="ro1">
          <table:table-cell table:formula="of:=YEAR([.H171])&amp;RIGHT(&quot;0&quot;&amp;MONTH([.H171]);2)&amp;RIGHT(&quot;0&quot;&amp;DAY([.H171]);2)" office:value-type="string" office:string-value="20080618">
            <text:p>20080618</text:p>
          </table:table-cell>
          <table:table-cell table:formula="of:=YEAR([.H171])" office:value-type="float" office:value="2008">
            <text:p>2008</text:p>
          </table:table-cell>
          <table:table-cell table:formula="of:=ROUNDUP(MONTH([.H171])/3)" office:value-type="float" office:value="2">
            <text:p>2</text:p>
          </table:table-cell>
          <table:table-cell table:formula="of:=MONTH([.H171])" office:value-type="float" office:value="6">
            <text:p>6</text:p>
          </table:table-cell>
          <table:table-cell table:formula="of:=&quot;Jun &quot; &amp; [.B171]" office:value-type="string" office:string-value="Jun 2008">
            <text:p>Jun 2008</text:p>
          </table:table-cell>
          <table:table-cell table:formula="of:=DAY([.H171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08-06-18">
            <text:p>06/18/08</text:p>
          </table:table-cell>
        </table:table-row>
        <table:table-row table:style-name="ro1">
          <table:table-cell table:formula="of:=YEAR([.H172])&amp;RIGHT(&quot;0&quot;&amp;MONTH([.H172]);2)&amp;RIGHT(&quot;0&quot;&amp;DAY([.H172]);2)" office:value-type="string" office:string-value="20080619">
            <text:p>20080619</text:p>
          </table:table-cell>
          <table:table-cell table:formula="of:=YEAR([.H172])" office:value-type="float" office:value="2008">
            <text:p>2008</text:p>
          </table:table-cell>
          <table:table-cell table:formula="of:=ROUNDUP(MONTH([.H172])/3)" office:value-type="float" office:value="2">
            <text:p>2</text:p>
          </table:table-cell>
          <table:table-cell table:formula="of:=MONTH([.H172])" office:value-type="float" office:value="6">
            <text:p>6</text:p>
          </table:table-cell>
          <table:table-cell table:formula="of:=&quot;Jun &quot; &amp; [.B172]" office:value-type="string" office:string-value="Jun 2008">
            <text:p>Jun 2008</text:p>
          </table:table-cell>
          <table:table-cell table:formula="of:=DAY([.H172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08-06-19">
            <text:p>06/19/08</text:p>
          </table:table-cell>
        </table:table-row>
        <table:table-row table:style-name="ro1">
          <table:table-cell table:formula="of:=YEAR([.H173])&amp;RIGHT(&quot;0&quot;&amp;MONTH([.H173]);2)&amp;RIGHT(&quot;0&quot;&amp;DAY([.H173]);2)" office:value-type="string" office:string-value="20080620">
            <text:p>20080620</text:p>
          </table:table-cell>
          <table:table-cell table:formula="of:=YEAR([.H173])" office:value-type="float" office:value="2008">
            <text:p>2008</text:p>
          </table:table-cell>
          <table:table-cell table:formula="of:=ROUNDUP(MONTH([.H173])/3)" office:value-type="float" office:value="2">
            <text:p>2</text:p>
          </table:table-cell>
          <table:table-cell table:formula="of:=MONTH([.H173])" office:value-type="float" office:value="6">
            <text:p>6</text:p>
          </table:table-cell>
          <table:table-cell table:formula="of:=&quot;Jun &quot; &amp; [.B173]" office:value-type="string" office:string-value="Jun 2008">
            <text:p>Jun 2008</text:p>
          </table:table-cell>
          <table:table-cell table:formula="of:=DAY([.H173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08-06-20">
            <text:p>06/20/08</text:p>
          </table:table-cell>
        </table:table-row>
        <table:table-row table:style-name="ro1">
          <table:table-cell table:formula="of:=YEAR([.H174])&amp;RIGHT(&quot;0&quot;&amp;MONTH([.H174]);2)&amp;RIGHT(&quot;0&quot;&amp;DAY([.H174]);2)" office:value-type="string" office:string-value="20080621">
            <text:p>20080621</text:p>
          </table:table-cell>
          <table:table-cell table:formula="of:=YEAR([.H174])" office:value-type="float" office:value="2008">
            <text:p>2008</text:p>
          </table:table-cell>
          <table:table-cell table:formula="of:=ROUNDUP(MONTH([.H174])/3)" office:value-type="float" office:value="2">
            <text:p>2</text:p>
          </table:table-cell>
          <table:table-cell table:formula="of:=MONTH([.H174])" office:value-type="float" office:value="6">
            <text:p>6</text:p>
          </table:table-cell>
          <table:table-cell table:formula="of:=&quot;Jun &quot; &amp; [.B174]" office:value-type="string" office:string-value="Jun 2008">
            <text:p>Jun 2008</text:p>
          </table:table-cell>
          <table:table-cell table:formula="of:=DAY([.H174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08-06-21">
            <text:p>06/21/08</text:p>
          </table:table-cell>
        </table:table-row>
        <table:table-row table:style-name="ro1">
          <table:table-cell table:formula="of:=YEAR([.H175])&amp;RIGHT(&quot;0&quot;&amp;MONTH([.H175]);2)&amp;RIGHT(&quot;0&quot;&amp;DAY([.H175]);2)" office:value-type="string" office:string-value="20080622">
            <text:p>20080622</text:p>
          </table:table-cell>
          <table:table-cell table:formula="of:=YEAR([.H175])" office:value-type="float" office:value="2008">
            <text:p>2008</text:p>
          </table:table-cell>
          <table:table-cell table:formula="of:=ROUNDUP(MONTH([.H175])/3)" office:value-type="float" office:value="2">
            <text:p>2</text:p>
          </table:table-cell>
          <table:table-cell table:formula="of:=MONTH([.H175])" office:value-type="float" office:value="6">
            <text:p>6</text:p>
          </table:table-cell>
          <table:table-cell table:formula="of:=&quot;Jun &quot; &amp; [.B175]" office:value-type="string" office:string-value="Jun 2008">
            <text:p>Jun 2008</text:p>
          </table:table-cell>
          <table:table-cell table:formula="of:=DAY([.H175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08-06-22">
            <text:p>06/22/08</text:p>
          </table:table-cell>
        </table:table-row>
        <table:table-row table:style-name="ro1">
          <table:table-cell table:formula="of:=YEAR([.H176])&amp;RIGHT(&quot;0&quot;&amp;MONTH([.H176]);2)&amp;RIGHT(&quot;0&quot;&amp;DAY([.H176]);2)" office:value-type="string" office:string-value="20080623">
            <text:p>20080623</text:p>
          </table:table-cell>
          <table:table-cell table:formula="of:=YEAR([.H176])" office:value-type="float" office:value="2008">
            <text:p>2008</text:p>
          </table:table-cell>
          <table:table-cell table:formula="of:=ROUNDUP(MONTH([.H176])/3)" office:value-type="float" office:value="2">
            <text:p>2</text:p>
          </table:table-cell>
          <table:table-cell table:formula="of:=MONTH([.H176])" office:value-type="float" office:value="6">
            <text:p>6</text:p>
          </table:table-cell>
          <table:table-cell table:formula="of:=&quot;Jun &quot; &amp; [.B176]" office:value-type="string" office:string-value="Jun 2008">
            <text:p>Jun 2008</text:p>
          </table:table-cell>
          <table:table-cell table:formula="of:=DAY([.H176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08-06-23">
            <text:p>06/23/08</text:p>
          </table:table-cell>
        </table:table-row>
        <table:table-row table:style-name="ro1">
          <table:table-cell table:formula="of:=YEAR([.H177])&amp;RIGHT(&quot;0&quot;&amp;MONTH([.H177]);2)&amp;RIGHT(&quot;0&quot;&amp;DAY([.H177]);2)" office:value-type="string" office:string-value="20080624">
            <text:p>20080624</text:p>
          </table:table-cell>
          <table:table-cell table:formula="of:=YEAR([.H177])" office:value-type="float" office:value="2008">
            <text:p>2008</text:p>
          </table:table-cell>
          <table:table-cell table:formula="of:=ROUNDUP(MONTH([.H177])/3)" office:value-type="float" office:value="2">
            <text:p>2</text:p>
          </table:table-cell>
          <table:table-cell table:formula="of:=MONTH([.H177])" office:value-type="float" office:value="6">
            <text:p>6</text:p>
          </table:table-cell>
          <table:table-cell table:formula="of:=&quot;Jun &quot; &amp; [.B177]" office:value-type="string" office:string-value="Jun 2008">
            <text:p>Jun 2008</text:p>
          </table:table-cell>
          <table:table-cell table:formula="of:=DAY([.H177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08-06-24">
            <text:p>06/24/08</text:p>
          </table:table-cell>
        </table:table-row>
        <table:table-row table:style-name="ro1">
          <table:table-cell table:formula="of:=YEAR([.H178])&amp;RIGHT(&quot;0&quot;&amp;MONTH([.H178]);2)&amp;RIGHT(&quot;0&quot;&amp;DAY([.H178]);2)" office:value-type="string" office:string-value="20080625">
            <text:p>20080625</text:p>
          </table:table-cell>
          <table:table-cell table:formula="of:=YEAR([.H178])" office:value-type="float" office:value="2008">
            <text:p>2008</text:p>
          </table:table-cell>
          <table:table-cell table:formula="of:=ROUNDUP(MONTH([.H178])/3)" office:value-type="float" office:value="2">
            <text:p>2</text:p>
          </table:table-cell>
          <table:table-cell table:formula="of:=MONTH([.H178])" office:value-type="float" office:value="6">
            <text:p>6</text:p>
          </table:table-cell>
          <table:table-cell table:formula="of:=&quot;Jun &quot; &amp; [.B178]" office:value-type="string" office:string-value="Jun 2008">
            <text:p>Jun 2008</text:p>
          </table:table-cell>
          <table:table-cell table:formula="of:=DAY([.H178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08-06-25">
            <text:p>06/25/08</text:p>
          </table:table-cell>
        </table:table-row>
        <table:table-row table:style-name="ro1">
          <table:table-cell table:formula="of:=YEAR([.H179])&amp;RIGHT(&quot;0&quot;&amp;MONTH([.H179]);2)&amp;RIGHT(&quot;0&quot;&amp;DAY([.H179]);2)" office:value-type="string" office:string-value="20080626">
            <text:p>20080626</text:p>
          </table:table-cell>
          <table:table-cell table:formula="of:=YEAR([.H179])" office:value-type="float" office:value="2008">
            <text:p>2008</text:p>
          </table:table-cell>
          <table:table-cell table:formula="of:=ROUNDUP(MONTH([.H179])/3)" office:value-type="float" office:value="2">
            <text:p>2</text:p>
          </table:table-cell>
          <table:table-cell table:formula="of:=MONTH([.H179])" office:value-type="float" office:value="6">
            <text:p>6</text:p>
          </table:table-cell>
          <table:table-cell table:formula="of:=&quot;Jun &quot; &amp; [.B179]" office:value-type="string" office:string-value="Jun 2008">
            <text:p>Jun 2008</text:p>
          </table:table-cell>
          <table:table-cell table:formula="of:=DAY([.H179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08-06-26">
            <text:p>06/26/08</text:p>
          </table:table-cell>
        </table:table-row>
        <table:table-row table:style-name="ro1">
          <table:table-cell table:formula="of:=YEAR([.H180])&amp;RIGHT(&quot;0&quot;&amp;MONTH([.H180]);2)&amp;RIGHT(&quot;0&quot;&amp;DAY([.H180]);2)" office:value-type="string" office:string-value="20080627">
            <text:p>20080627</text:p>
          </table:table-cell>
          <table:table-cell table:formula="of:=YEAR([.H180])" office:value-type="float" office:value="2008">
            <text:p>2008</text:p>
          </table:table-cell>
          <table:table-cell table:formula="of:=ROUNDUP(MONTH([.H180])/3)" office:value-type="float" office:value="2">
            <text:p>2</text:p>
          </table:table-cell>
          <table:table-cell table:formula="of:=MONTH([.H180])" office:value-type="float" office:value="6">
            <text:p>6</text:p>
          </table:table-cell>
          <table:table-cell table:formula="of:=&quot;Jun &quot; &amp; [.B180]" office:value-type="string" office:string-value="Jun 2008">
            <text:p>Jun 2008</text:p>
          </table:table-cell>
          <table:table-cell table:formula="of:=DAY([.H180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08-06-27">
            <text:p>06/27/08</text:p>
          </table:table-cell>
        </table:table-row>
        <table:table-row table:style-name="ro1">
          <table:table-cell table:formula="of:=YEAR([.H181])&amp;RIGHT(&quot;0&quot;&amp;MONTH([.H181]);2)&amp;RIGHT(&quot;0&quot;&amp;DAY([.H181]);2)" office:value-type="string" office:string-value="20080628">
            <text:p>20080628</text:p>
          </table:table-cell>
          <table:table-cell table:formula="of:=YEAR([.H181])" office:value-type="float" office:value="2008">
            <text:p>2008</text:p>
          </table:table-cell>
          <table:table-cell table:formula="of:=ROUNDUP(MONTH([.H181])/3)" office:value-type="float" office:value="2">
            <text:p>2</text:p>
          </table:table-cell>
          <table:table-cell table:formula="of:=MONTH([.H181])" office:value-type="float" office:value="6">
            <text:p>6</text:p>
          </table:table-cell>
          <table:table-cell table:formula="of:=&quot;Jun &quot; &amp; [.B181]" office:value-type="string" office:string-value="Jun 2008">
            <text:p>Jun 2008</text:p>
          </table:table-cell>
          <table:table-cell table:formula="of:=DAY([.H181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08-06-28">
            <text:p>06/28/08</text:p>
          </table:table-cell>
        </table:table-row>
        <table:table-row table:style-name="ro1">
          <table:table-cell table:formula="of:=YEAR([.H182])&amp;RIGHT(&quot;0&quot;&amp;MONTH([.H182]);2)&amp;RIGHT(&quot;0&quot;&amp;DAY([.H182]);2)" office:value-type="string" office:string-value="20080629">
            <text:p>20080629</text:p>
          </table:table-cell>
          <table:table-cell table:formula="of:=YEAR([.H182])" office:value-type="float" office:value="2008">
            <text:p>2008</text:p>
          </table:table-cell>
          <table:table-cell table:formula="of:=ROUNDUP(MONTH([.H182])/3)" office:value-type="float" office:value="2">
            <text:p>2</text:p>
          </table:table-cell>
          <table:table-cell table:formula="of:=MONTH([.H182])" office:value-type="float" office:value="6">
            <text:p>6</text:p>
          </table:table-cell>
          <table:table-cell table:formula="of:=&quot;Jun &quot; &amp; [.B182]" office:value-type="string" office:string-value="Jun 2008">
            <text:p>Jun 2008</text:p>
          </table:table-cell>
          <table:table-cell table:formula="of:=DAY([.H182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08-06-29">
            <text:p>06/29/08</text:p>
          </table:table-cell>
        </table:table-row>
        <table:table-row table:style-name="ro1">
          <table:table-cell table:formula="of:=YEAR([.H183])&amp;RIGHT(&quot;0&quot;&amp;MONTH([.H183]);2)&amp;RIGHT(&quot;0&quot;&amp;DAY([.H183]);2)" office:value-type="string" office:string-value="20080630">
            <text:p>20080630</text:p>
          </table:table-cell>
          <table:table-cell table:formula="of:=YEAR([.H183])" office:value-type="float" office:value="2008">
            <text:p>2008</text:p>
          </table:table-cell>
          <table:table-cell table:formula="of:=ROUNDUP(MONTH([.H183])/3)" office:value-type="float" office:value="2">
            <text:p>2</text:p>
          </table:table-cell>
          <table:table-cell table:formula="of:=MONTH([.H183])" office:value-type="float" office:value="6">
            <text:p>6</text:p>
          </table:table-cell>
          <table:table-cell table:formula="of:=&quot;Jun &quot; &amp; [.B183]" office:value-type="string" office:string-value="Jun 2008">
            <text:p>Jun 2008</text:p>
          </table:table-cell>
          <table:table-cell table:formula="of:=DAY([.H183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08-06-30">
            <text:p>06/30/08</text:p>
          </table:table-cell>
        </table:table-row>
        <table:table-row table:style-name="ro1">
          <table:table-cell table:formula="of:=YEAR([.H184])&amp;RIGHT(&quot;0&quot;&amp;MONTH([.H184]);2)&amp;RIGHT(&quot;0&quot;&amp;DAY([.H184]);2)" office:value-type="string" office:string-value="20080701">
            <text:p>20080701</text:p>
          </table:table-cell>
          <table:table-cell table:formula="of:=YEAR([.H184])" office:value-type="float" office:value="2008">
            <text:p>2008</text:p>
          </table:table-cell>
          <table:table-cell table:formula="of:=ROUNDUP(MONTH([.H184])/3)" office:value-type="float" office:value="3">
            <text:p>3</text:p>
          </table:table-cell>
          <table:table-cell table:formula="of:=MONTH([.H184])" office:value-type="float" office:value="7">
            <text:p>7</text:p>
          </table:table-cell>
          <table:table-cell table:formula="of:=&quot;Jul &quot; &amp; [.B184]" office:value-type="string" office:string-value="Jul 2008">
            <text:p>Jul 2008</text:p>
          </table:table-cell>
          <table:table-cell table:formula="of:=DAY([.H184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8-07-01">
            <text:p>07/01/08</text:p>
          </table:table-cell>
        </table:table-row>
        <table:table-row table:style-name="ro1">
          <table:table-cell table:formula="of:=YEAR([.H185])&amp;RIGHT(&quot;0&quot;&amp;MONTH([.H185]);2)&amp;RIGHT(&quot;0&quot;&amp;DAY([.H185]);2)" office:value-type="string" office:string-value="20080702">
            <text:p>20080702</text:p>
          </table:table-cell>
          <table:table-cell table:formula="of:=YEAR([.H185])" office:value-type="float" office:value="2008">
            <text:p>2008</text:p>
          </table:table-cell>
          <table:table-cell table:formula="of:=ROUNDUP(MONTH([.H185])/3)" office:value-type="float" office:value="3">
            <text:p>3</text:p>
          </table:table-cell>
          <table:table-cell table:formula="of:=MONTH([.H185])" office:value-type="float" office:value="7">
            <text:p>7</text:p>
          </table:table-cell>
          <table:table-cell table:formula="of:=&quot;Jul &quot; &amp; [.B185]" office:value-type="string" office:string-value="Jul 2008">
            <text:p>Jul 2008</text:p>
          </table:table-cell>
          <table:table-cell table:formula="of:=DAY([.H185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8-07-02">
            <text:p>07/02/08</text:p>
          </table:table-cell>
        </table:table-row>
        <table:table-row table:style-name="ro1">
          <table:table-cell table:formula="of:=YEAR([.H186])&amp;RIGHT(&quot;0&quot;&amp;MONTH([.H186]);2)&amp;RIGHT(&quot;0&quot;&amp;DAY([.H186]);2)" office:value-type="string" office:string-value="20080703">
            <text:p>20080703</text:p>
          </table:table-cell>
          <table:table-cell table:formula="of:=YEAR([.H186])" office:value-type="float" office:value="2008">
            <text:p>2008</text:p>
          </table:table-cell>
          <table:table-cell table:formula="of:=ROUNDUP(MONTH([.H186])/3)" office:value-type="float" office:value="3">
            <text:p>3</text:p>
          </table:table-cell>
          <table:table-cell table:formula="of:=MONTH([.H186])" office:value-type="float" office:value="7">
            <text:p>7</text:p>
          </table:table-cell>
          <table:table-cell table:formula="of:=&quot;Jul &quot; &amp; [.B186]" office:value-type="string" office:string-value="Jul 2008">
            <text:p>Jul 2008</text:p>
          </table:table-cell>
          <table:table-cell table:formula="of:=DAY([.H186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8-07-03">
            <text:p>07/03/08</text:p>
          </table:table-cell>
        </table:table-row>
        <table:table-row table:style-name="ro1">
          <table:table-cell table:formula="of:=YEAR([.H187])&amp;RIGHT(&quot;0&quot;&amp;MONTH([.H187]);2)&amp;RIGHT(&quot;0&quot;&amp;DAY([.H187]);2)" office:value-type="string" office:string-value="20080704">
            <text:p>20080704</text:p>
          </table:table-cell>
          <table:table-cell table:formula="of:=YEAR([.H187])" office:value-type="float" office:value="2008">
            <text:p>2008</text:p>
          </table:table-cell>
          <table:table-cell table:formula="of:=ROUNDUP(MONTH([.H187])/3)" office:value-type="float" office:value="3">
            <text:p>3</text:p>
          </table:table-cell>
          <table:table-cell table:formula="of:=MONTH([.H187])" office:value-type="float" office:value="7">
            <text:p>7</text:p>
          </table:table-cell>
          <table:table-cell table:formula="of:=&quot;Jul &quot; &amp; [.B187]" office:value-type="string" office:string-value="Jul 2008">
            <text:p>Jul 2008</text:p>
          </table:table-cell>
          <table:table-cell table:formula="of:=DAY([.H187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8-07-04">
            <text:p>07/04/08</text:p>
          </table:table-cell>
        </table:table-row>
        <table:table-row table:style-name="ro1">
          <table:table-cell table:formula="of:=YEAR([.H188])&amp;RIGHT(&quot;0&quot;&amp;MONTH([.H188]);2)&amp;RIGHT(&quot;0&quot;&amp;DAY([.H188]);2)" office:value-type="string" office:string-value="20080705">
            <text:p>20080705</text:p>
          </table:table-cell>
          <table:table-cell table:formula="of:=YEAR([.H188])" office:value-type="float" office:value="2008">
            <text:p>2008</text:p>
          </table:table-cell>
          <table:table-cell table:formula="of:=ROUNDUP(MONTH([.H188])/3)" office:value-type="float" office:value="3">
            <text:p>3</text:p>
          </table:table-cell>
          <table:table-cell table:formula="of:=MONTH([.H188])" office:value-type="float" office:value="7">
            <text:p>7</text:p>
          </table:table-cell>
          <table:table-cell table:formula="of:=&quot;Jul &quot; &amp; [.B188]" office:value-type="string" office:string-value="Jul 2008">
            <text:p>Jul 2008</text:p>
          </table:table-cell>
          <table:table-cell table:formula="of:=DAY([.H188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8-07-05">
            <text:p>07/05/08</text:p>
          </table:table-cell>
        </table:table-row>
        <table:table-row table:style-name="ro1">
          <table:table-cell table:formula="of:=YEAR([.H189])&amp;RIGHT(&quot;0&quot;&amp;MONTH([.H189]);2)&amp;RIGHT(&quot;0&quot;&amp;DAY([.H189]);2)" office:value-type="string" office:string-value="20080706">
            <text:p>20080706</text:p>
          </table:table-cell>
          <table:table-cell table:formula="of:=YEAR([.H189])" office:value-type="float" office:value="2008">
            <text:p>2008</text:p>
          </table:table-cell>
          <table:table-cell table:formula="of:=ROUNDUP(MONTH([.H189])/3)" office:value-type="float" office:value="3">
            <text:p>3</text:p>
          </table:table-cell>
          <table:table-cell table:formula="of:=MONTH([.H189])" office:value-type="float" office:value="7">
            <text:p>7</text:p>
          </table:table-cell>
          <table:table-cell table:formula="of:=&quot;Jul &quot; &amp; [.B189]" office:value-type="string" office:string-value="Jul 2008">
            <text:p>Jul 2008</text:p>
          </table:table-cell>
          <table:table-cell table:formula="of:=DAY([.H189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8-07-06">
            <text:p>07/06/08</text:p>
          </table:table-cell>
        </table:table-row>
        <table:table-row table:style-name="ro1">
          <table:table-cell table:formula="of:=YEAR([.H190])&amp;RIGHT(&quot;0&quot;&amp;MONTH([.H190]);2)&amp;RIGHT(&quot;0&quot;&amp;DAY([.H190]);2)" office:value-type="string" office:string-value="20080707">
            <text:p>20080707</text:p>
          </table:table-cell>
          <table:table-cell table:formula="of:=YEAR([.H190])" office:value-type="float" office:value="2008">
            <text:p>2008</text:p>
          </table:table-cell>
          <table:table-cell table:formula="of:=ROUNDUP(MONTH([.H190])/3)" office:value-type="float" office:value="3">
            <text:p>3</text:p>
          </table:table-cell>
          <table:table-cell table:formula="of:=MONTH([.H190])" office:value-type="float" office:value="7">
            <text:p>7</text:p>
          </table:table-cell>
          <table:table-cell table:formula="of:=&quot;Jul &quot; &amp; [.B190]" office:value-type="string" office:string-value="Jul 2008">
            <text:p>Jul 2008</text:p>
          </table:table-cell>
          <table:table-cell table:formula="of:=DAY([.H190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8-07-07">
            <text:p>07/07/08</text:p>
          </table:table-cell>
        </table:table-row>
        <table:table-row table:style-name="ro1">
          <table:table-cell table:formula="of:=YEAR([.H191])&amp;RIGHT(&quot;0&quot;&amp;MONTH([.H191]);2)&amp;RIGHT(&quot;0&quot;&amp;DAY([.H191]);2)" office:value-type="string" office:string-value="20080708">
            <text:p>20080708</text:p>
          </table:table-cell>
          <table:table-cell table:formula="of:=YEAR([.H191])" office:value-type="float" office:value="2008">
            <text:p>2008</text:p>
          </table:table-cell>
          <table:table-cell table:formula="of:=ROUNDUP(MONTH([.H191])/3)" office:value-type="float" office:value="3">
            <text:p>3</text:p>
          </table:table-cell>
          <table:table-cell table:formula="of:=MONTH([.H191])" office:value-type="float" office:value="7">
            <text:p>7</text:p>
          </table:table-cell>
          <table:table-cell table:formula="of:=&quot;Jul &quot; &amp; [.B191]" office:value-type="string" office:string-value="Jul 2008">
            <text:p>Jul 2008</text:p>
          </table:table-cell>
          <table:table-cell table:formula="of:=DAY([.H191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8-07-08">
            <text:p>07/08/08</text:p>
          </table:table-cell>
        </table:table-row>
        <table:table-row table:style-name="ro1">
          <table:table-cell table:formula="of:=YEAR([.H192])&amp;RIGHT(&quot;0&quot;&amp;MONTH([.H192]);2)&amp;RIGHT(&quot;0&quot;&amp;DAY([.H192]);2)" office:value-type="string" office:string-value="20080709">
            <text:p>20080709</text:p>
          </table:table-cell>
          <table:table-cell table:formula="of:=YEAR([.H192])" office:value-type="float" office:value="2008">
            <text:p>2008</text:p>
          </table:table-cell>
          <table:table-cell table:formula="of:=ROUNDUP(MONTH([.H192])/3)" office:value-type="float" office:value="3">
            <text:p>3</text:p>
          </table:table-cell>
          <table:table-cell table:formula="of:=MONTH([.H192])" office:value-type="float" office:value="7">
            <text:p>7</text:p>
          </table:table-cell>
          <table:table-cell table:formula="of:=&quot;Jul &quot; &amp; [.B192]" office:value-type="string" office:string-value="Jul 2008">
            <text:p>Jul 2008</text:p>
          </table:table-cell>
          <table:table-cell table:formula="of:=DAY([.H192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8-07-09">
            <text:p>07/09/08</text:p>
          </table:table-cell>
        </table:table-row>
        <table:table-row table:style-name="ro1">
          <table:table-cell table:formula="of:=YEAR([.H193])&amp;RIGHT(&quot;0&quot;&amp;MONTH([.H193]);2)&amp;RIGHT(&quot;0&quot;&amp;DAY([.H193]);2)" office:value-type="string" office:string-value="20080710">
            <text:p>20080710</text:p>
          </table:table-cell>
          <table:table-cell table:formula="of:=YEAR([.H193])" office:value-type="float" office:value="2008">
            <text:p>2008</text:p>
          </table:table-cell>
          <table:table-cell table:formula="of:=ROUNDUP(MONTH([.H193])/3)" office:value-type="float" office:value="3">
            <text:p>3</text:p>
          </table:table-cell>
          <table:table-cell table:formula="of:=MONTH([.H193])" office:value-type="float" office:value="7">
            <text:p>7</text:p>
          </table:table-cell>
          <table:table-cell table:formula="of:=&quot;Jul &quot; &amp; [.B193]" office:value-type="string" office:string-value="Jul 2008">
            <text:p>Jul 2008</text:p>
          </table:table-cell>
          <table:table-cell table:formula="of:=DAY([.H193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8-07-10">
            <text:p>07/10/08</text:p>
          </table:table-cell>
        </table:table-row>
        <table:table-row table:style-name="ro1">
          <table:table-cell table:formula="of:=YEAR([.H194])&amp;RIGHT(&quot;0&quot;&amp;MONTH([.H194]);2)&amp;RIGHT(&quot;0&quot;&amp;DAY([.H194]);2)" office:value-type="string" office:string-value="20080711">
            <text:p>20080711</text:p>
          </table:table-cell>
          <table:table-cell table:formula="of:=YEAR([.H194])" office:value-type="float" office:value="2008">
            <text:p>2008</text:p>
          </table:table-cell>
          <table:table-cell table:formula="of:=ROUNDUP(MONTH([.H194])/3)" office:value-type="float" office:value="3">
            <text:p>3</text:p>
          </table:table-cell>
          <table:table-cell table:formula="of:=MONTH([.H194])" office:value-type="float" office:value="7">
            <text:p>7</text:p>
          </table:table-cell>
          <table:table-cell table:formula="of:=&quot;Jul &quot; &amp; [.B194]" office:value-type="string" office:string-value="Jul 2008">
            <text:p>Jul 2008</text:p>
          </table:table-cell>
          <table:table-cell table:formula="of:=DAY([.H194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8-07-11">
            <text:p>07/11/08</text:p>
          </table:table-cell>
        </table:table-row>
        <table:table-row table:style-name="ro1">
          <table:table-cell table:formula="of:=YEAR([.H195])&amp;RIGHT(&quot;0&quot;&amp;MONTH([.H195]);2)&amp;RIGHT(&quot;0&quot;&amp;DAY([.H195]);2)" office:value-type="string" office:string-value="20080712">
            <text:p>20080712</text:p>
          </table:table-cell>
          <table:table-cell table:formula="of:=YEAR([.H195])" office:value-type="float" office:value="2008">
            <text:p>2008</text:p>
          </table:table-cell>
          <table:table-cell table:formula="of:=ROUNDUP(MONTH([.H195])/3)" office:value-type="float" office:value="3">
            <text:p>3</text:p>
          </table:table-cell>
          <table:table-cell table:formula="of:=MONTH([.H195])" office:value-type="float" office:value="7">
            <text:p>7</text:p>
          </table:table-cell>
          <table:table-cell table:formula="of:=&quot;Jul &quot; &amp; [.B195]" office:value-type="string" office:string-value="Jul 2008">
            <text:p>Jul 2008</text:p>
          </table:table-cell>
          <table:table-cell table:formula="of:=DAY([.H195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8-07-12">
            <text:p>07/12/08</text:p>
          </table:table-cell>
        </table:table-row>
        <table:table-row table:style-name="ro1">
          <table:table-cell table:formula="of:=YEAR([.H196])&amp;RIGHT(&quot;0&quot;&amp;MONTH([.H196]);2)&amp;RIGHT(&quot;0&quot;&amp;DAY([.H196]);2)" office:value-type="string" office:string-value="20080713">
            <text:p>20080713</text:p>
          </table:table-cell>
          <table:table-cell table:formula="of:=YEAR([.H196])" office:value-type="float" office:value="2008">
            <text:p>2008</text:p>
          </table:table-cell>
          <table:table-cell table:formula="of:=ROUNDUP(MONTH([.H196])/3)" office:value-type="float" office:value="3">
            <text:p>3</text:p>
          </table:table-cell>
          <table:table-cell table:formula="of:=MONTH([.H196])" office:value-type="float" office:value="7">
            <text:p>7</text:p>
          </table:table-cell>
          <table:table-cell table:formula="of:=&quot;Jul &quot; &amp; [.B196]" office:value-type="string" office:string-value="Jul 2008">
            <text:p>Jul 2008</text:p>
          </table:table-cell>
          <table:table-cell table:formula="of:=DAY([.H196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8-07-13">
            <text:p>07/13/08</text:p>
          </table:table-cell>
        </table:table-row>
        <table:table-row table:style-name="ro1">
          <table:table-cell table:formula="of:=YEAR([.H197])&amp;RIGHT(&quot;0&quot;&amp;MONTH([.H197]);2)&amp;RIGHT(&quot;0&quot;&amp;DAY([.H197]);2)" office:value-type="string" office:string-value="20080714">
            <text:p>20080714</text:p>
          </table:table-cell>
          <table:table-cell table:formula="of:=YEAR([.H197])" office:value-type="float" office:value="2008">
            <text:p>2008</text:p>
          </table:table-cell>
          <table:table-cell table:formula="of:=ROUNDUP(MONTH([.H197])/3)" office:value-type="float" office:value="3">
            <text:p>3</text:p>
          </table:table-cell>
          <table:table-cell table:formula="of:=MONTH([.H197])" office:value-type="float" office:value="7">
            <text:p>7</text:p>
          </table:table-cell>
          <table:table-cell table:formula="of:=&quot;Jul &quot; &amp; [.B197]" office:value-type="string" office:string-value="Jul 2008">
            <text:p>Jul 2008</text:p>
          </table:table-cell>
          <table:table-cell table:formula="of:=DAY([.H197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8-07-14">
            <text:p>07/14/08</text:p>
          </table:table-cell>
        </table:table-row>
        <table:table-row table:style-name="ro1">
          <table:table-cell table:formula="of:=YEAR([.H198])&amp;RIGHT(&quot;0&quot;&amp;MONTH([.H198]);2)&amp;RIGHT(&quot;0&quot;&amp;DAY([.H198]);2)" office:value-type="string" office:string-value="20080715">
            <text:p>20080715</text:p>
          </table:table-cell>
          <table:table-cell table:formula="of:=YEAR([.H198])" office:value-type="float" office:value="2008">
            <text:p>2008</text:p>
          </table:table-cell>
          <table:table-cell table:formula="of:=ROUNDUP(MONTH([.H198])/3)" office:value-type="float" office:value="3">
            <text:p>3</text:p>
          </table:table-cell>
          <table:table-cell table:formula="of:=MONTH([.H198])" office:value-type="float" office:value="7">
            <text:p>7</text:p>
          </table:table-cell>
          <table:table-cell table:formula="of:=&quot;Jul &quot; &amp; [.B198]" office:value-type="string" office:string-value="Jul 2008">
            <text:p>Jul 2008</text:p>
          </table:table-cell>
          <table:table-cell table:formula="of:=DAY([.H198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8-07-15">
            <text:p>07/15/08</text:p>
          </table:table-cell>
        </table:table-row>
        <table:table-row table:style-name="ro1">
          <table:table-cell table:formula="of:=YEAR([.H199])&amp;RIGHT(&quot;0&quot;&amp;MONTH([.H199]);2)&amp;RIGHT(&quot;0&quot;&amp;DAY([.H199]);2)" office:value-type="string" office:string-value="20080716">
            <text:p>20080716</text:p>
          </table:table-cell>
          <table:table-cell table:formula="of:=YEAR([.H199])" office:value-type="float" office:value="2008">
            <text:p>2008</text:p>
          </table:table-cell>
          <table:table-cell table:formula="of:=ROUNDUP(MONTH([.H199])/3)" office:value-type="float" office:value="3">
            <text:p>3</text:p>
          </table:table-cell>
          <table:table-cell table:formula="of:=MONTH([.H199])" office:value-type="float" office:value="7">
            <text:p>7</text:p>
          </table:table-cell>
          <table:table-cell table:formula="of:=&quot;Jul &quot; &amp; [.B199]" office:value-type="string" office:string-value="Jul 2008">
            <text:p>Jul 2008</text:p>
          </table:table-cell>
          <table:table-cell table:formula="of:=DAY([.H199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8-07-16">
            <text:p>07/16/08</text:p>
          </table:table-cell>
        </table:table-row>
        <table:table-row table:style-name="ro1">
          <table:table-cell table:formula="of:=YEAR([.H200])&amp;RIGHT(&quot;0&quot;&amp;MONTH([.H200]);2)&amp;RIGHT(&quot;0&quot;&amp;DAY([.H200]);2)" office:value-type="string" office:string-value="20080717">
            <text:p>20080717</text:p>
          </table:table-cell>
          <table:table-cell table:formula="of:=YEAR([.H200])" office:value-type="float" office:value="2008">
            <text:p>2008</text:p>
          </table:table-cell>
          <table:table-cell table:formula="of:=ROUNDUP(MONTH([.H200])/3)" office:value-type="float" office:value="3">
            <text:p>3</text:p>
          </table:table-cell>
          <table:table-cell table:formula="of:=MONTH([.H200])" office:value-type="float" office:value="7">
            <text:p>7</text:p>
          </table:table-cell>
          <table:table-cell table:formula="of:=&quot;Jul &quot; &amp; [.B200]" office:value-type="string" office:string-value="Jul 2008">
            <text:p>Jul 2008</text:p>
          </table:table-cell>
          <table:table-cell table:formula="of:=DAY([.H200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8-07-17">
            <text:p>07/17/08</text:p>
          </table:table-cell>
        </table:table-row>
        <table:table-row table:style-name="ro1">
          <table:table-cell table:formula="of:=YEAR([.H201])&amp;RIGHT(&quot;0&quot;&amp;MONTH([.H201]);2)&amp;RIGHT(&quot;0&quot;&amp;DAY([.H201]);2)" office:value-type="string" office:string-value="20080718">
            <text:p>20080718</text:p>
          </table:table-cell>
          <table:table-cell table:formula="of:=YEAR([.H201])" office:value-type="float" office:value="2008">
            <text:p>2008</text:p>
          </table:table-cell>
          <table:table-cell table:formula="of:=ROUNDUP(MONTH([.H201])/3)" office:value-type="float" office:value="3">
            <text:p>3</text:p>
          </table:table-cell>
          <table:table-cell table:formula="of:=MONTH([.H201])" office:value-type="float" office:value="7">
            <text:p>7</text:p>
          </table:table-cell>
          <table:table-cell table:formula="of:=&quot;Jul &quot; &amp; [.B201]" office:value-type="string" office:string-value="Jul 2008">
            <text:p>Jul 2008</text:p>
          </table:table-cell>
          <table:table-cell table:formula="of:=DAY([.H201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8-07-18">
            <text:p>07/18/08</text:p>
          </table:table-cell>
        </table:table-row>
        <table:table-row table:style-name="ro1">
          <table:table-cell table:formula="of:=YEAR([.H202])&amp;RIGHT(&quot;0&quot;&amp;MONTH([.H202]);2)&amp;RIGHT(&quot;0&quot;&amp;DAY([.H202]);2)" office:value-type="string" office:string-value="20080719">
            <text:p>20080719</text:p>
          </table:table-cell>
          <table:table-cell table:formula="of:=YEAR([.H202])" office:value-type="float" office:value="2008">
            <text:p>2008</text:p>
          </table:table-cell>
          <table:table-cell table:formula="of:=ROUNDUP(MONTH([.H202])/3)" office:value-type="float" office:value="3">
            <text:p>3</text:p>
          </table:table-cell>
          <table:table-cell table:formula="of:=MONTH([.H202])" office:value-type="float" office:value="7">
            <text:p>7</text:p>
          </table:table-cell>
          <table:table-cell table:formula="of:=&quot;Jul &quot; &amp; [.B202]" office:value-type="string" office:string-value="Jul 2008">
            <text:p>Jul 2008</text:p>
          </table:table-cell>
          <table:table-cell table:formula="of:=DAY([.H202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8-07-19">
            <text:p>07/19/08</text:p>
          </table:table-cell>
        </table:table-row>
        <table:table-row table:style-name="ro1">
          <table:table-cell table:formula="of:=YEAR([.H203])&amp;RIGHT(&quot;0&quot;&amp;MONTH([.H203]);2)&amp;RIGHT(&quot;0&quot;&amp;DAY([.H203]);2)" office:value-type="string" office:string-value="20080720">
            <text:p>20080720</text:p>
          </table:table-cell>
          <table:table-cell table:formula="of:=YEAR([.H203])" office:value-type="float" office:value="2008">
            <text:p>2008</text:p>
          </table:table-cell>
          <table:table-cell table:formula="of:=ROUNDUP(MONTH([.H203])/3)" office:value-type="float" office:value="3">
            <text:p>3</text:p>
          </table:table-cell>
          <table:table-cell table:formula="of:=MONTH([.H203])" office:value-type="float" office:value="7">
            <text:p>7</text:p>
          </table:table-cell>
          <table:table-cell table:formula="of:=&quot;Jul &quot; &amp; [.B203]" office:value-type="string" office:string-value="Jul 2008">
            <text:p>Jul 2008</text:p>
          </table:table-cell>
          <table:table-cell table:formula="of:=DAY([.H203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8-07-20">
            <text:p>07/20/08</text:p>
          </table:table-cell>
        </table:table-row>
        <table:table-row table:style-name="ro1">
          <table:table-cell table:formula="of:=YEAR([.H204])&amp;RIGHT(&quot;0&quot;&amp;MONTH([.H204]);2)&amp;RIGHT(&quot;0&quot;&amp;DAY([.H204]);2)" office:value-type="string" office:string-value="20080721">
            <text:p>20080721</text:p>
          </table:table-cell>
          <table:table-cell table:formula="of:=YEAR([.H204])" office:value-type="float" office:value="2008">
            <text:p>2008</text:p>
          </table:table-cell>
          <table:table-cell table:formula="of:=ROUNDUP(MONTH([.H204])/3)" office:value-type="float" office:value="3">
            <text:p>3</text:p>
          </table:table-cell>
          <table:table-cell table:formula="of:=MONTH([.H204])" office:value-type="float" office:value="7">
            <text:p>7</text:p>
          </table:table-cell>
          <table:table-cell table:formula="of:=&quot;Jul &quot; &amp; [.B204]" office:value-type="string" office:string-value="Jul 2008">
            <text:p>Jul 2008</text:p>
          </table:table-cell>
          <table:table-cell table:formula="of:=DAY([.H204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8-07-21">
            <text:p>07/21/08</text:p>
          </table:table-cell>
        </table:table-row>
        <table:table-row table:style-name="ro1">
          <table:table-cell table:formula="of:=YEAR([.H205])&amp;RIGHT(&quot;0&quot;&amp;MONTH([.H205]);2)&amp;RIGHT(&quot;0&quot;&amp;DAY([.H205]);2)" office:value-type="string" office:string-value="20080722">
            <text:p>20080722</text:p>
          </table:table-cell>
          <table:table-cell table:formula="of:=YEAR([.H205])" office:value-type="float" office:value="2008">
            <text:p>2008</text:p>
          </table:table-cell>
          <table:table-cell table:formula="of:=ROUNDUP(MONTH([.H205])/3)" office:value-type="float" office:value="3">
            <text:p>3</text:p>
          </table:table-cell>
          <table:table-cell table:formula="of:=MONTH([.H205])" office:value-type="float" office:value="7">
            <text:p>7</text:p>
          </table:table-cell>
          <table:table-cell table:formula="of:=&quot;Jul &quot; &amp; [.B205]" office:value-type="string" office:string-value="Jul 2008">
            <text:p>Jul 2008</text:p>
          </table:table-cell>
          <table:table-cell table:formula="of:=DAY([.H205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8-07-22">
            <text:p>07/22/08</text:p>
          </table:table-cell>
        </table:table-row>
        <table:table-row table:style-name="ro1">
          <table:table-cell table:formula="of:=YEAR([.H206])&amp;RIGHT(&quot;0&quot;&amp;MONTH([.H206]);2)&amp;RIGHT(&quot;0&quot;&amp;DAY([.H206]);2)" office:value-type="string" office:string-value="20080723">
            <text:p>20080723</text:p>
          </table:table-cell>
          <table:table-cell table:formula="of:=YEAR([.H206])" office:value-type="float" office:value="2008">
            <text:p>2008</text:p>
          </table:table-cell>
          <table:table-cell table:formula="of:=ROUNDUP(MONTH([.H206])/3)" office:value-type="float" office:value="3">
            <text:p>3</text:p>
          </table:table-cell>
          <table:table-cell table:formula="of:=MONTH([.H206])" office:value-type="float" office:value="7">
            <text:p>7</text:p>
          </table:table-cell>
          <table:table-cell table:formula="of:=&quot;Jul &quot; &amp; [.B206]" office:value-type="string" office:string-value="Jul 2008">
            <text:p>Jul 2008</text:p>
          </table:table-cell>
          <table:table-cell table:formula="of:=DAY([.H206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8-07-23">
            <text:p>07/23/08</text:p>
          </table:table-cell>
        </table:table-row>
        <table:table-row table:style-name="ro1">
          <table:table-cell table:formula="of:=YEAR([.H207])&amp;RIGHT(&quot;0&quot;&amp;MONTH([.H207]);2)&amp;RIGHT(&quot;0&quot;&amp;DAY([.H207]);2)" office:value-type="string" office:string-value="20080724">
            <text:p>20080724</text:p>
          </table:table-cell>
          <table:table-cell table:formula="of:=YEAR([.H207])" office:value-type="float" office:value="2008">
            <text:p>2008</text:p>
          </table:table-cell>
          <table:table-cell table:formula="of:=ROUNDUP(MONTH([.H207])/3)" office:value-type="float" office:value="3">
            <text:p>3</text:p>
          </table:table-cell>
          <table:table-cell table:formula="of:=MONTH([.H207])" office:value-type="float" office:value="7">
            <text:p>7</text:p>
          </table:table-cell>
          <table:table-cell table:formula="of:=&quot;Jul &quot; &amp; [.B207]" office:value-type="string" office:string-value="Jul 2008">
            <text:p>Jul 2008</text:p>
          </table:table-cell>
          <table:table-cell table:formula="of:=DAY([.H207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8-07-24">
            <text:p>07/24/08</text:p>
          </table:table-cell>
        </table:table-row>
        <table:table-row table:style-name="ro1">
          <table:table-cell table:formula="of:=YEAR([.H208])&amp;RIGHT(&quot;0&quot;&amp;MONTH([.H208]);2)&amp;RIGHT(&quot;0&quot;&amp;DAY([.H208]);2)" office:value-type="string" office:string-value="20080725">
            <text:p>20080725</text:p>
          </table:table-cell>
          <table:table-cell table:formula="of:=YEAR([.H208])" office:value-type="float" office:value="2008">
            <text:p>2008</text:p>
          </table:table-cell>
          <table:table-cell table:formula="of:=ROUNDUP(MONTH([.H208])/3)" office:value-type="float" office:value="3">
            <text:p>3</text:p>
          </table:table-cell>
          <table:table-cell table:formula="of:=MONTH([.H208])" office:value-type="float" office:value="7">
            <text:p>7</text:p>
          </table:table-cell>
          <table:table-cell table:formula="of:=&quot;Jul &quot; &amp; [.B208]" office:value-type="string" office:string-value="Jul 2008">
            <text:p>Jul 2008</text:p>
          </table:table-cell>
          <table:table-cell table:formula="of:=DAY([.H208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8-07-25">
            <text:p>07/25/08</text:p>
          </table:table-cell>
        </table:table-row>
        <table:table-row table:style-name="ro1">
          <table:table-cell table:formula="of:=YEAR([.H209])&amp;RIGHT(&quot;0&quot;&amp;MONTH([.H209]);2)&amp;RIGHT(&quot;0&quot;&amp;DAY([.H209]);2)" office:value-type="string" office:string-value="20080726">
            <text:p>20080726</text:p>
          </table:table-cell>
          <table:table-cell table:formula="of:=YEAR([.H209])" office:value-type="float" office:value="2008">
            <text:p>2008</text:p>
          </table:table-cell>
          <table:table-cell table:formula="of:=ROUNDUP(MONTH([.H209])/3)" office:value-type="float" office:value="3">
            <text:p>3</text:p>
          </table:table-cell>
          <table:table-cell table:formula="of:=MONTH([.H209])" office:value-type="float" office:value="7">
            <text:p>7</text:p>
          </table:table-cell>
          <table:table-cell table:formula="of:=&quot;Jul &quot; &amp; [.B209]" office:value-type="string" office:string-value="Jul 2008">
            <text:p>Jul 2008</text:p>
          </table:table-cell>
          <table:table-cell table:formula="of:=DAY([.H209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8-07-26">
            <text:p>07/26/08</text:p>
          </table:table-cell>
        </table:table-row>
        <table:table-row table:style-name="ro1">
          <table:table-cell table:formula="of:=YEAR([.H210])&amp;RIGHT(&quot;0&quot;&amp;MONTH([.H210]);2)&amp;RIGHT(&quot;0&quot;&amp;DAY([.H210]);2)" office:value-type="string" office:string-value="20080727">
            <text:p>20080727</text:p>
          </table:table-cell>
          <table:table-cell table:formula="of:=YEAR([.H210])" office:value-type="float" office:value="2008">
            <text:p>2008</text:p>
          </table:table-cell>
          <table:table-cell table:formula="of:=ROUNDUP(MONTH([.H210])/3)" office:value-type="float" office:value="3">
            <text:p>3</text:p>
          </table:table-cell>
          <table:table-cell table:formula="of:=MONTH([.H210])" office:value-type="float" office:value="7">
            <text:p>7</text:p>
          </table:table-cell>
          <table:table-cell table:formula="of:=&quot;Jul &quot; &amp; [.B210]" office:value-type="string" office:string-value="Jul 2008">
            <text:p>Jul 2008</text:p>
          </table:table-cell>
          <table:table-cell table:formula="of:=DAY([.H210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8-07-27">
            <text:p>07/27/08</text:p>
          </table:table-cell>
        </table:table-row>
        <table:table-row table:style-name="ro1">
          <table:table-cell table:formula="of:=YEAR([.H211])&amp;RIGHT(&quot;0&quot;&amp;MONTH([.H211]);2)&amp;RIGHT(&quot;0&quot;&amp;DAY([.H211]);2)" office:value-type="string" office:string-value="20080728">
            <text:p>20080728</text:p>
          </table:table-cell>
          <table:table-cell table:formula="of:=YEAR([.H211])" office:value-type="float" office:value="2008">
            <text:p>2008</text:p>
          </table:table-cell>
          <table:table-cell table:formula="of:=ROUNDUP(MONTH([.H211])/3)" office:value-type="float" office:value="3">
            <text:p>3</text:p>
          </table:table-cell>
          <table:table-cell table:formula="of:=MONTH([.H211])" office:value-type="float" office:value="7">
            <text:p>7</text:p>
          </table:table-cell>
          <table:table-cell table:formula="of:=&quot;Jul &quot; &amp; [.B211]" office:value-type="string" office:string-value="Jul 2008">
            <text:p>Jul 2008</text:p>
          </table:table-cell>
          <table:table-cell table:formula="of:=DAY([.H211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8-07-28">
            <text:p>07/28/08</text:p>
          </table:table-cell>
        </table:table-row>
        <table:table-row table:style-name="ro1">
          <table:table-cell table:formula="of:=YEAR([.H212])&amp;RIGHT(&quot;0&quot;&amp;MONTH([.H212]);2)&amp;RIGHT(&quot;0&quot;&amp;DAY([.H212]);2)" office:value-type="string" office:string-value="20080729">
            <text:p>20080729</text:p>
          </table:table-cell>
          <table:table-cell table:formula="of:=YEAR([.H212])" office:value-type="float" office:value="2008">
            <text:p>2008</text:p>
          </table:table-cell>
          <table:table-cell table:formula="of:=ROUNDUP(MONTH([.H212])/3)" office:value-type="float" office:value="3">
            <text:p>3</text:p>
          </table:table-cell>
          <table:table-cell table:formula="of:=MONTH([.H212])" office:value-type="float" office:value="7">
            <text:p>7</text:p>
          </table:table-cell>
          <table:table-cell table:formula="of:=&quot;Jul &quot; &amp; [.B212]" office:value-type="string" office:string-value="Jul 2008">
            <text:p>Jul 2008</text:p>
          </table:table-cell>
          <table:table-cell table:formula="of:=DAY([.H212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8-07-29">
            <text:p>07/29/08</text:p>
          </table:table-cell>
        </table:table-row>
        <table:table-row table:style-name="ro1">
          <table:table-cell table:formula="of:=YEAR([.H213])&amp;RIGHT(&quot;0&quot;&amp;MONTH([.H213]);2)&amp;RIGHT(&quot;0&quot;&amp;DAY([.H213]);2)" office:value-type="string" office:string-value="20080730">
            <text:p>20080730</text:p>
          </table:table-cell>
          <table:table-cell table:formula="of:=YEAR([.H213])" office:value-type="float" office:value="2008">
            <text:p>2008</text:p>
          </table:table-cell>
          <table:table-cell table:formula="of:=ROUNDUP(MONTH([.H213])/3)" office:value-type="float" office:value="3">
            <text:p>3</text:p>
          </table:table-cell>
          <table:table-cell table:formula="of:=MONTH([.H213])" office:value-type="float" office:value="7">
            <text:p>7</text:p>
          </table:table-cell>
          <table:table-cell table:formula="of:=&quot;Jul &quot; &amp; [.B213]" office:value-type="string" office:string-value="Jul 2008">
            <text:p>Jul 2008</text:p>
          </table:table-cell>
          <table:table-cell table:formula="of:=DAY([.H213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8-07-30">
            <text:p>07/30/08</text:p>
          </table:table-cell>
        </table:table-row>
        <table:table-row table:style-name="ro1">
          <table:table-cell table:formula="of:=YEAR([.H214])&amp;RIGHT(&quot;0&quot;&amp;MONTH([.H214]);2)&amp;RIGHT(&quot;0&quot;&amp;DAY([.H214]);2)" office:value-type="string" office:string-value="20080731">
            <text:p>20080731</text:p>
          </table:table-cell>
          <table:table-cell table:formula="of:=YEAR([.H214])" office:value-type="float" office:value="2008">
            <text:p>2008</text:p>
          </table:table-cell>
          <table:table-cell table:formula="of:=ROUNDUP(MONTH([.H214])/3)" office:value-type="float" office:value="3">
            <text:p>3</text:p>
          </table:table-cell>
          <table:table-cell table:formula="of:=MONTH([.H214])" office:value-type="float" office:value="7">
            <text:p>7</text:p>
          </table:table-cell>
          <table:table-cell table:formula="of:=&quot;Jul &quot; &amp; [.B214]" office:value-type="string" office:string-value="Jul 2008">
            <text:p>Jul 2008</text:p>
          </table:table-cell>
          <table:table-cell table:formula="of:=DAY([.H214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08-07-31">
            <text:p>07/31/08</text:p>
          </table:table-cell>
        </table:table-row>
        <table:table-row table:style-name="ro1">
          <table:table-cell table:formula="of:=YEAR([.H215])&amp;RIGHT(&quot;0&quot;&amp;MONTH([.H215]);2)&amp;RIGHT(&quot;0&quot;&amp;DAY([.H215]);2)" office:value-type="string" office:string-value="20080801">
            <text:p>20080801</text:p>
          </table:table-cell>
          <table:table-cell table:formula="of:=YEAR([.H215])" office:value-type="float" office:value="2008">
            <text:p>2008</text:p>
          </table:table-cell>
          <table:table-cell table:formula="of:=ROUNDUP(MONTH([.H215])/3)" office:value-type="float" office:value="3">
            <text:p>3</text:p>
          </table:table-cell>
          <table:table-cell table:formula="of:=MONTH([.H215])" office:value-type="float" office:value="8">
            <text:p>8</text:p>
          </table:table-cell>
          <table:table-cell table:formula="of:=&quot;Ago &quot; &amp; [.B215]" office:value-type="string" office:string-value="Ago 2008">
            <text:p>Ago 2008</text:p>
          </table:table-cell>
          <table:table-cell table:formula="of:=DAY([.H215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08-08-01">
            <text:p>08/01/08</text:p>
          </table:table-cell>
        </table:table-row>
        <table:table-row table:style-name="ro1">
          <table:table-cell table:formula="of:=YEAR([.H216])&amp;RIGHT(&quot;0&quot;&amp;MONTH([.H216]);2)&amp;RIGHT(&quot;0&quot;&amp;DAY([.H216]);2)" office:value-type="string" office:string-value="20080802">
            <text:p>20080802</text:p>
          </table:table-cell>
          <table:table-cell table:formula="of:=YEAR([.H216])" office:value-type="float" office:value="2008">
            <text:p>2008</text:p>
          </table:table-cell>
          <table:table-cell table:formula="of:=ROUNDUP(MONTH([.H216])/3)" office:value-type="float" office:value="3">
            <text:p>3</text:p>
          </table:table-cell>
          <table:table-cell table:formula="of:=MONTH([.H216])" office:value-type="float" office:value="8">
            <text:p>8</text:p>
          </table:table-cell>
          <table:table-cell table:formula="of:=&quot;Ago &quot; &amp; [.B216]" office:value-type="string" office:string-value="Ago 2008">
            <text:p>Ago 2008</text:p>
          </table:table-cell>
          <table:table-cell table:formula="of:=DAY([.H216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08-08-02">
            <text:p>08/02/08</text:p>
          </table:table-cell>
        </table:table-row>
        <table:table-row table:style-name="ro1">
          <table:table-cell table:formula="of:=YEAR([.H217])&amp;RIGHT(&quot;0&quot;&amp;MONTH([.H217]);2)&amp;RIGHT(&quot;0&quot;&amp;DAY([.H217]);2)" office:value-type="string" office:string-value="20080803">
            <text:p>20080803</text:p>
          </table:table-cell>
          <table:table-cell table:formula="of:=YEAR([.H217])" office:value-type="float" office:value="2008">
            <text:p>2008</text:p>
          </table:table-cell>
          <table:table-cell table:formula="of:=ROUNDUP(MONTH([.H217])/3)" office:value-type="float" office:value="3">
            <text:p>3</text:p>
          </table:table-cell>
          <table:table-cell table:formula="of:=MONTH([.H217])" office:value-type="float" office:value="8">
            <text:p>8</text:p>
          </table:table-cell>
          <table:table-cell table:formula="of:=&quot;Ago &quot; &amp; [.B217]" office:value-type="string" office:string-value="Ago 2008">
            <text:p>Ago 2008</text:p>
          </table:table-cell>
          <table:table-cell table:formula="of:=DAY([.H217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08-08-03">
            <text:p>08/03/08</text:p>
          </table:table-cell>
        </table:table-row>
        <table:table-row table:style-name="ro1">
          <table:table-cell table:formula="of:=YEAR([.H218])&amp;RIGHT(&quot;0&quot;&amp;MONTH([.H218]);2)&amp;RIGHT(&quot;0&quot;&amp;DAY([.H218]);2)" office:value-type="string" office:string-value="20080804">
            <text:p>20080804</text:p>
          </table:table-cell>
          <table:table-cell table:formula="of:=YEAR([.H218])" office:value-type="float" office:value="2008">
            <text:p>2008</text:p>
          </table:table-cell>
          <table:table-cell table:formula="of:=ROUNDUP(MONTH([.H218])/3)" office:value-type="float" office:value="3">
            <text:p>3</text:p>
          </table:table-cell>
          <table:table-cell table:formula="of:=MONTH([.H218])" office:value-type="float" office:value="8">
            <text:p>8</text:p>
          </table:table-cell>
          <table:table-cell table:formula="of:=&quot;Ago &quot; &amp; [.B218]" office:value-type="string" office:string-value="Ago 2008">
            <text:p>Ago 2008</text:p>
          </table:table-cell>
          <table:table-cell table:formula="of:=DAY([.H218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08-08-04">
            <text:p>08/04/08</text:p>
          </table:table-cell>
        </table:table-row>
        <table:table-row table:style-name="ro1">
          <table:table-cell table:formula="of:=YEAR([.H219])&amp;RIGHT(&quot;0&quot;&amp;MONTH([.H219]);2)&amp;RIGHT(&quot;0&quot;&amp;DAY([.H219]);2)" office:value-type="string" office:string-value="20080805">
            <text:p>20080805</text:p>
          </table:table-cell>
          <table:table-cell table:formula="of:=YEAR([.H219])" office:value-type="float" office:value="2008">
            <text:p>2008</text:p>
          </table:table-cell>
          <table:table-cell table:formula="of:=ROUNDUP(MONTH([.H219])/3)" office:value-type="float" office:value="3">
            <text:p>3</text:p>
          </table:table-cell>
          <table:table-cell table:formula="of:=MONTH([.H219])" office:value-type="float" office:value="8">
            <text:p>8</text:p>
          </table:table-cell>
          <table:table-cell table:formula="of:=&quot;Ago &quot; &amp; [.B219]" office:value-type="string" office:string-value="Ago 2008">
            <text:p>Ago 2008</text:p>
          </table:table-cell>
          <table:table-cell table:formula="of:=DAY([.H219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08-08-05">
            <text:p>08/05/08</text:p>
          </table:table-cell>
        </table:table-row>
        <table:table-row table:style-name="ro1">
          <table:table-cell table:formula="of:=YEAR([.H220])&amp;RIGHT(&quot;0&quot;&amp;MONTH([.H220]);2)&amp;RIGHT(&quot;0&quot;&amp;DAY([.H220]);2)" office:value-type="string" office:string-value="20080806">
            <text:p>20080806</text:p>
          </table:table-cell>
          <table:table-cell table:formula="of:=YEAR([.H220])" office:value-type="float" office:value="2008">
            <text:p>2008</text:p>
          </table:table-cell>
          <table:table-cell table:formula="of:=ROUNDUP(MONTH([.H220])/3)" office:value-type="float" office:value="3">
            <text:p>3</text:p>
          </table:table-cell>
          <table:table-cell table:formula="of:=MONTH([.H220])" office:value-type="float" office:value="8">
            <text:p>8</text:p>
          </table:table-cell>
          <table:table-cell table:formula="of:=&quot;Ago &quot; &amp; [.B220]" office:value-type="string" office:string-value="Ago 2008">
            <text:p>Ago 2008</text:p>
          </table:table-cell>
          <table:table-cell table:formula="of:=DAY([.H220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08-08-06">
            <text:p>08/06/08</text:p>
          </table:table-cell>
        </table:table-row>
        <table:table-row table:style-name="ro1">
          <table:table-cell table:formula="of:=YEAR([.H221])&amp;RIGHT(&quot;0&quot;&amp;MONTH([.H221]);2)&amp;RIGHT(&quot;0&quot;&amp;DAY([.H221]);2)" office:value-type="string" office:string-value="20080807">
            <text:p>20080807</text:p>
          </table:table-cell>
          <table:table-cell table:formula="of:=YEAR([.H221])" office:value-type="float" office:value="2008">
            <text:p>2008</text:p>
          </table:table-cell>
          <table:table-cell table:formula="of:=ROUNDUP(MONTH([.H221])/3)" office:value-type="float" office:value="3">
            <text:p>3</text:p>
          </table:table-cell>
          <table:table-cell table:formula="of:=MONTH([.H221])" office:value-type="float" office:value="8">
            <text:p>8</text:p>
          </table:table-cell>
          <table:table-cell table:formula="of:=&quot;Ago &quot; &amp; [.B221]" office:value-type="string" office:string-value="Ago 2008">
            <text:p>Ago 2008</text:p>
          </table:table-cell>
          <table:table-cell table:formula="of:=DAY([.H221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08-08-07">
            <text:p>08/07/08</text:p>
          </table:table-cell>
        </table:table-row>
        <table:table-row table:style-name="ro1">
          <table:table-cell table:formula="of:=YEAR([.H222])&amp;RIGHT(&quot;0&quot;&amp;MONTH([.H222]);2)&amp;RIGHT(&quot;0&quot;&amp;DAY([.H222]);2)" office:value-type="string" office:string-value="20080808">
            <text:p>20080808</text:p>
          </table:table-cell>
          <table:table-cell table:formula="of:=YEAR([.H222])" office:value-type="float" office:value="2008">
            <text:p>2008</text:p>
          </table:table-cell>
          <table:table-cell table:formula="of:=ROUNDUP(MONTH([.H222])/3)" office:value-type="float" office:value="3">
            <text:p>3</text:p>
          </table:table-cell>
          <table:table-cell table:formula="of:=MONTH([.H222])" office:value-type="float" office:value="8">
            <text:p>8</text:p>
          </table:table-cell>
          <table:table-cell table:formula="of:=&quot;Ago &quot; &amp; [.B222]" office:value-type="string" office:string-value="Ago 2008">
            <text:p>Ago 2008</text:p>
          </table:table-cell>
          <table:table-cell table:formula="of:=DAY([.H222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08-08-08">
            <text:p>08/08/08</text:p>
          </table:table-cell>
        </table:table-row>
        <table:table-row table:style-name="ro1">
          <table:table-cell table:formula="of:=YEAR([.H223])&amp;RIGHT(&quot;0&quot;&amp;MONTH([.H223]);2)&amp;RIGHT(&quot;0&quot;&amp;DAY([.H223]);2)" office:value-type="string" office:string-value="20080809">
            <text:p>20080809</text:p>
          </table:table-cell>
          <table:table-cell table:formula="of:=YEAR([.H223])" office:value-type="float" office:value="2008">
            <text:p>2008</text:p>
          </table:table-cell>
          <table:table-cell table:formula="of:=ROUNDUP(MONTH([.H223])/3)" office:value-type="float" office:value="3">
            <text:p>3</text:p>
          </table:table-cell>
          <table:table-cell table:formula="of:=MONTH([.H223])" office:value-type="float" office:value="8">
            <text:p>8</text:p>
          </table:table-cell>
          <table:table-cell table:formula="of:=&quot;Ago &quot; &amp; [.B223]" office:value-type="string" office:string-value="Ago 2008">
            <text:p>Ago 2008</text:p>
          </table:table-cell>
          <table:table-cell table:formula="of:=DAY([.H223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08-08-09">
            <text:p>08/09/08</text:p>
          </table:table-cell>
        </table:table-row>
        <table:table-row table:style-name="ro1">
          <table:table-cell table:formula="of:=YEAR([.H224])&amp;RIGHT(&quot;0&quot;&amp;MONTH([.H224]);2)&amp;RIGHT(&quot;0&quot;&amp;DAY([.H224]);2)" office:value-type="string" office:string-value="20080810">
            <text:p>20080810</text:p>
          </table:table-cell>
          <table:table-cell table:formula="of:=YEAR([.H224])" office:value-type="float" office:value="2008">
            <text:p>2008</text:p>
          </table:table-cell>
          <table:table-cell table:formula="of:=ROUNDUP(MONTH([.H224])/3)" office:value-type="float" office:value="3">
            <text:p>3</text:p>
          </table:table-cell>
          <table:table-cell table:formula="of:=MONTH([.H224])" office:value-type="float" office:value="8">
            <text:p>8</text:p>
          </table:table-cell>
          <table:table-cell table:formula="of:=&quot;Ago &quot; &amp; [.B224]" office:value-type="string" office:string-value="Ago 2008">
            <text:p>Ago 2008</text:p>
          </table:table-cell>
          <table:table-cell table:formula="of:=DAY([.H224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08-08-10">
            <text:p>08/10/08</text:p>
          </table:table-cell>
        </table:table-row>
        <table:table-row table:style-name="ro1">
          <table:table-cell table:formula="of:=YEAR([.H225])&amp;RIGHT(&quot;0&quot;&amp;MONTH([.H225]);2)&amp;RIGHT(&quot;0&quot;&amp;DAY([.H225]);2)" office:value-type="string" office:string-value="20080811">
            <text:p>20080811</text:p>
          </table:table-cell>
          <table:table-cell table:formula="of:=YEAR([.H225])" office:value-type="float" office:value="2008">
            <text:p>2008</text:p>
          </table:table-cell>
          <table:table-cell table:formula="of:=ROUNDUP(MONTH([.H225])/3)" office:value-type="float" office:value="3">
            <text:p>3</text:p>
          </table:table-cell>
          <table:table-cell table:formula="of:=MONTH([.H225])" office:value-type="float" office:value="8">
            <text:p>8</text:p>
          </table:table-cell>
          <table:table-cell table:formula="of:=&quot;Ago &quot; &amp; [.B225]" office:value-type="string" office:string-value="Ago 2008">
            <text:p>Ago 2008</text:p>
          </table:table-cell>
          <table:table-cell table:formula="of:=DAY([.H225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08-08-11">
            <text:p>08/11/08</text:p>
          </table:table-cell>
        </table:table-row>
        <table:table-row table:style-name="ro1">
          <table:table-cell table:formula="of:=YEAR([.H226])&amp;RIGHT(&quot;0&quot;&amp;MONTH([.H226]);2)&amp;RIGHT(&quot;0&quot;&amp;DAY([.H226]);2)" office:value-type="string" office:string-value="20080812">
            <text:p>20080812</text:p>
          </table:table-cell>
          <table:table-cell table:formula="of:=YEAR([.H226])" office:value-type="float" office:value="2008">
            <text:p>2008</text:p>
          </table:table-cell>
          <table:table-cell table:formula="of:=ROUNDUP(MONTH([.H226])/3)" office:value-type="float" office:value="3">
            <text:p>3</text:p>
          </table:table-cell>
          <table:table-cell table:formula="of:=MONTH([.H226])" office:value-type="float" office:value="8">
            <text:p>8</text:p>
          </table:table-cell>
          <table:table-cell table:formula="of:=&quot;Ago &quot; &amp; [.B226]" office:value-type="string" office:string-value="Ago 2008">
            <text:p>Ago 2008</text:p>
          </table:table-cell>
          <table:table-cell table:formula="of:=DAY([.H226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08-08-12">
            <text:p>08/12/08</text:p>
          </table:table-cell>
        </table:table-row>
        <table:table-row table:style-name="ro1">
          <table:table-cell table:formula="of:=YEAR([.H227])&amp;RIGHT(&quot;0&quot;&amp;MONTH([.H227]);2)&amp;RIGHT(&quot;0&quot;&amp;DAY([.H227]);2)" office:value-type="string" office:string-value="20080813">
            <text:p>20080813</text:p>
          </table:table-cell>
          <table:table-cell table:formula="of:=YEAR([.H227])" office:value-type="float" office:value="2008">
            <text:p>2008</text:p>
          </table:table-cell>
          <table:table-cell table:formula="of:=ROUNDUP(MONTH([.H227])/3)" office:value-type="float" office:value="3">
            <text:p>3</text:p>
          </table:table-cell>
          <table:table-cell table:formula="of:=MONTH([.H227])" office:value-type="float" office:value="8">
            <text:p>8</text:p>
          </table:table-cell>
          <table:table-cell table:formula="of:=&quot;Ago &quot; &amp; [.B227]" office:value-type="string" office:string-value="Ago 2008">
            <text:p>Ago 2008</text:p>
          </table:table-cell>
          <table:table-cell table:formula="of:=DAY([.H227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08-08-13">
            <text:p>08/13/08</text:p>
          </table:table-cell>
        </table:table-row>
        <table:table-row table:style-name="ro1">
          <table:table-cell table:formula="of:=YEAR([.H228])&amp;RIGHT(&quot;0&quot;&amp;MONTH([.H228]);2)&amp;RIGHT(&quot;0&quot;&amp;DAY([.H228]);2)" office:value-type="string" office:string-value="20080814">
            <text:p>20080814</text:p>
          </table:table-cell>
          <table:table-cell table:formula="of:=YEAR([.H228])" office:value-type="float" office:value="2008">
            <text:p>2008</text:p>
          </table:table-cell>
          <table:table-cell table:formula="of:=ROUNDUP(MONTH([.H228])/3)" office:value-type="float" office:value="3">
            <text:p>3</text:p>
          </table:table-cell>
          <table:table-cell table:formula="of:=MONTH([.H228])" office:value-type="float" office:value="8">
            <text:p>8</text:p>
          </table:table-cell>
          <table:table-cell table:formula="of:=&quot;Ago &quot; &amp; [.B228]" office:value-type="string" office:string-value="Ago 2008">
            <text:p>Ago 2008</text:p>
          </table:table-cell>
          <table:table-cell table:formula="of:=DAY([.H228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08-08-14">
            <text:p>08/14/08</text:p>
          </table:table-cell>
        </table:table-row>
        <table:table-row table:style-name="ro1">
          <table:table-cell table:formula="of:=YEAR([.H229])&amp;RIGHT(&quot;0&quot;&amp;MONTH([.H229]);2)&amp;RIGHT(&quot;0&quot;&amp;DAY([.H229]);2)" office:value-type="string" office:string-value="20080815">
            <text:p>20080815</text:p>
          </table:table-cell>
          <table:table-cell table:formula="of:=YEAR([.H229])" office:value-type="float" office:value="2008">
            <text:p>2008</text:p>
          </table:table-cell>
          <table:table-cell table:formula="of:=ROUNDUP(MONTH([.H229])/3)" office:value-type="float" office:value="3">
            <text:p>3</text:p>
          </table:table-cell>
          <table:table-cell table:formula="of:=MONTH([.H229])" office:value-type="float" office:value="8">
            <text:p>8</text:p>
          </table:table-cell>
          <table:table-cell table:formula="of:=&quot;Ago &quot; &amp; [.B229]" office:value-type="string" office:string-value="Ago 2008">
            <text:p>Ago 2008</text:p>
          </table:table-cell>
          <table:table-cell table:formula="of:=DAY([.H229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08-08-15">
            <text:p>08/15/08</text:p>
          </table:table-cell>
        </table:table-row>
        <table:table-row table:style-name="ro1">
          <table:table-cell table:formula="of:=YEAR([.H230])&amp;RIGHT(&quot;0&quot;&amp;MONTH([.H230]);2)&amp;RIGHT(&quot;0&quot;&amp;DAY([.H230]);2)" office:value-type="string" office:string-value="20080816">
            <text:p>20080816</text:p>
          </table:table-cell>
          <table:table-cell table:formula="of:=YEAR([.H230])" office:value-type="float" office:value="2008">
            <text:p>2008</text:p>
          </table:table-cell>
          <table:table-cell table:formula="of:=ROUNDUP(MONTH([.H230])/3)" office:value-type="float" office:value="3">
            <text:p>3</text:p>
          </table:table-cell>
          <table:table-cell table:formula="of:=MONTH([.H230])" office:value-type="float" office:value="8">
            <text:p>8</text:p>
          </table:table-cell>
          <table:table-cell table:formula="of:=&quot;Ago &quot; &amp; [.B230]" office:value-type="string" office:string-value="Ago 2008">
            <text:p>Ago 2008</text:p>
          </table:table-cell>
          <table:table-cell table:formula="of:=DAY([.H230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08-08-16">
            <text:p>08/16/08</text:p>
          </table:table-cell>
        </table:table-row>
        <table:table-row table:style-name="ro1">
          <table:table-cell table:formula="of:=YEAR([.H231])&amp;RIGHT(&quot;0&quot;&amp;MONTH([.H231]);2)&amp;RIGHT(&quot;0&quot;&amp;DAY([.H231]);2)" office:value-type="string" office:string-value="20080817">
            <text:p>20080817</text:p>
          </table:table-cell>
          <table:table-cell table:formula="of:=YEAR([.H231])" office:value-type="float" office:value="2008">
            <text:p>2008</text:p>
          </table:table-cell>
          <table:table-cell table:formula="of:=ROUNDUP(MONTH([.H231])/3)" office:value-type="float" office:value="3">
            <text:p>3</text:p>
          </table:table-cell>
          <table:table-cell table:formula="of:=MONTH([.H231])" office:value-type="float" office:value="8">
            <text:p>8</text:p>
          </table:table-cell>
          <table:table-cell table:formula="of:=&quot;Ago &quot; &amp; [.B231]" office:value-type="string" office:string-value="Ago 2008">
            <text:p>Ago 2008</text:p>
          </table:table-cell>
          <table:table-cell table:formula="of:=DAY([.H231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08-08-17">
            <text:p>08/17/08</text:p>
          </table:table-cell>
        </table:table-row>
        <table:table-row table:style-name="ro1">
          <table:table-cell table:formula="of:=YEAR([.H232])&amp;RIGHT(&quot;0&quot;&amp;MONTH([.H232]);2)&amp;RIGHT(&quot;0&quot;&amp;DAY([.H232]);2)" office:value-type="string" office:string-value="20080818">
            <text:p>20080818</text:p>
          </table:table-cell>
          <table:table-cell table:formula="of:=YEAR([.H232])" office:value-type="float" office:value="2008">
            <text:p>2008</text:p>
          </table:table-cell>
          <table:table-cell table:formula="of:=ROUNDUP(MONTH([.H232])/3)" office:value-type="float" office:value="3">
            <text:p>3</text:p>
          </table:table-cell>
          <table:table-cell table:formula="of:=MONTH([.H232])" office:value-type="float" office:value="8">
            <text:p>8</text:p>
          </table:table-cell>
          <table:table-cell table:formula="of:=&quot;Ago &quot; &amp; [.B232]" office:value-type="string" office:string-value="Ago 2008">
            <text:p>Ago 2008</text:p>
          </table:table-cell>
          <table:table-cell table:formula="of:=DAY([.H232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08-08-18">
            <text:p>08/18/08</text:p>
          </table:table-cell>
        </table:table-row>
        <table:table-row table:style-name="ro1">
          <table:table-cell table:formula="of:=YEAR([.H233])&amp;RIGHT(&quot;0&quot;&amp;MONTH([.H233]);2)&amp;RIGHT(&quot;0&quot;&amp;DAY([.H233]);2)" office:value-type="string" office:string-value="20080819">
            <text:p>20080819</text:p>
          </table:table-cell>
          <table:table-cell table:formula="of:=YEAR([.H233])" office:value-type="float" office:value="2008">
            <text:p>2008</text:p>
          </table:table-cell>
          <table:table-cell table:formula="of:=ROUNDUP(MONTH([.H233])/3)" office:value-type="float" office:value="3">
            <text:p>3</text:p>
          </table:table-cell>
          <table:table-cell table:formula="of:=MONTH([.H233])" office:value-type="float" office:value="8">
            <text:p>8</text:p>
          </table:table-cell>
          <table:table-cell table:formula="of:=&quot;Ago &quot; &amp; [.B233]" office:value-type="string" office:string-value="Ago 2008">
            <text:p>Ago 2008</text:p>
          </table:table-cell>
          <table:table-cell table:formula="of:=DAY([.H233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08-08-19">
            <text:p>08/19/08</text:p>
          </table:table-cell>
        </table:table-row>
        <table:table-row table:style-name="ro1">
          <table:table-cell table:formula="of:=YEAR([.H234])&amp;RIGHT(&quot;0&quot;&amp;MONTH([.H234]);2)&amp;RIGHT(&quot;0&quot;&amp;DAY([.H234]);2)" office:value-type="string" office:string-value="20080820">
            <text:p>20080820</text:p>
          </table:table-cell>
          <table:table-cell table:formula="of:=YEAR([.H234])" office:value-type="float" office:value="2008">
            <text:p>2008</text:p>
          </table:table-cell>
          <table:table-cell table:formula="of:=ROUNDUP(MONTH([.H234])/3)" office:value-type="float" office:value="3">
            <text:p>3</text:p>
          </table:table-cell>
          <table:table-cell table:formula="of:=MONTH([.H234])" office:value-type="float" office:value="8">
            <text:p>8</text:p>
          </table:table-cell>
          <table:table-cell table:formula="of:=&quot;Ago &quot; &amp; [.B234]" office:value-type="string" office:string-value="Ago 2008">
            <text:p>Ago 2008</text:p>
          </table:table-cell>
          <table:table-cell table:formula="of:=DAY([.H234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08-08-20">
            <text:p>08/20/08</text:p>
          </table:table-cell>
        </table:table-row>
        <table:table-row table:style-name="ro1">
          <table:table-cell table:formula="of:=YEAR([.H235])&amp;RIGHT(&quot;0&quot;&amp;MONTH([.H235]);2)&amp;RIGHT(&quot;0&quot;&amp;DAY([.H235]);2)" office:value-type="string" office:string-value="20080821">
            <text:p>20080821</text:p>
          </table:table-cell>
          <table:table-cell table:formula="of:=YEAR([.H235])" office:value-type="float" office:value="2008">
            <text:p>2008</text:p>
          </table:table-cell>
          <table:table-cell table:formula="of:=ROUNDUP(MONTH([.H235])/3)" office:value-type="float" office:value="3">
            <text:p>3</text:p>
          </table:table-cell>
          <table:table-cell table:formula="of:=MONTH([.H235])" office:value-type="float" office:value="8">
            <text:p>8</text:p>
          </table:table-cell>
          <table:table-cell table:formula="of:=&quot;Ago &quot; &amp; [.B235]" office:value-type="string" office:string-value="Ago 2008">
            <text:p>Ago 2008</text:p>
          </table:table-cell>
          <table:table-cell table:formula="of:=DAY([.H235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08-08-21">
            <text:p>08/21/08</text:p>
          </table:table-cell>
        </table:table-row>
        <table:table-row table:style-name="ro1">
          <table:table-cell table:formula="of:=YEAR([.H236])&amp;RIGHT(&quot;0&quot;&amp;MONTH([.H236]);2)&amp;RIGHT(&quot;0&quot;&amp;DAY([.H236]);2)" office:value-type="string" office:string-value="20080822">
            <text:p>20080822</text:p>
          </table:table-cell>
          <table:table-cell table:formula="of:=YEAR([.H236])" office:value-type="float" office:value="2008">
            <text:p>2008</text:p>
          </table:table-cell>
          <table:table-cell table:formula="of:=ROUNDUP(MONTH([.H236])/3)" office:value-type="float" office:value="3">
            <text:p>3</text:p>
          </table:table-cell>
          <table:table-cell table:formula="of:=MONTH([.H236])" office:value-type="float" office:value="8">
            <text:p>8</text:p>
          </table:table-cell>
          <table:table-cell table:formula="of:=&quot;Ago &quot; &amp; [.B236]" office:value-type="string" office:string-value="Ago 2008">
            <text:p>Ago 2008</text:p>
          </table:table-cell>
          <table:table-cell table:formula="of:=DAY([.H236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08-08-22">
            <text:p>08/22/08</text:p>
          </table:table-cell>
        </table:table-row>
        <table:table-row table:style-name="ro1">
          <table:table-cell table:formula="of:=YEAR([.H237])&amp;RIGHT(&quot;0&quot;&amp;MONTH([.H237]);2)&amp;RIGHT(&quot;0&quot;&amp;DAY([.H237]);2)" office:value-type="string" office:string-value="20080823">
            <text:p>20080823</text:p>
          </table:table-cell>
          <table:table-cell table:formula="of:=YEAR([.H237])" office:value-type="float" office:value="2008">
            <text:p>2008</text:p>
          </table:table-cell>
          <table:table-cell table:formula="of:=ROUNDUP(MONTH([.H237])/3)" office:value-type="float" office:value="3">
            <text:p>3</text:p>
          </table:table-cell>
          <table:table-cell table:formula="of:=MONTH([.H237])" office:value-type="float" office:value="8">
            <text:p>8</text:p>
          </table:table-cell>
          <table:table-cell table:formula="of:=&quot;Ago &quot; &amp; [.B237]" office:value-type="string" office:string-value="Ago 2008">
            <text:p>Ago 2008</text:p>
          </table:table-cell>
          <table:table-cell table:formula="of:=DAY([.H237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08-08-23">
            <text:p>08/23/08</text:p>
          </table:table-cell>
        </table:table-row>
        <table:table-row table:style-name="ro1">
          <table:table-cell table:formula="of:=YEAR([.H238])&amp;RIGHT(&quot;0&quot;&amp;MONTH([.H238]);2)&amp;RIGHT(&quot;0&quot;&amp;DAY([.H238]);2)" office:value-type="string" office:string-value="20080824">
            <text:p>20080824</text:p>
          </table:table-cell>
          <table:table-cell table:formula="of:=YEAR([.H238])" office:value-type="float" office:value="2008">
            <text:p>2008</text:p>
          </table:table-cell>
          <table:table-cell table:formula="of:=ROUNDUP(MONTH([.H238])/3)" office:value-type="float" office:value="3">
            <text:p>3</text:p>
          </table:table-cell>
          <table:table-cell table:formula="of:=MONTH([.H238])" office:value-type="float" office:value="8">
            <text:p>8</text:p>
          </table:table-cell>
          <table:table-cell table:formula="of:=&quot;Ago &quot; &amp; [.B238]" office:value-type="string" office:string-value="Ago 2008">
            <text:p>Ago 2008</text:p>
          </table:table-cell>
          <table:table-cell table:formula="of:=DAY([.H238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08-08-24">
            <text:p>08/24/08</text:p>
          </table:table-cell>
        </table:table-row>
        <table:table-row table:style-name="ro1">
          <table:table-cell table:formula="of:=YEAR([.H239])&amp;RIGHT(&quot;0&quot;&amp;MONTH([.H239]);2)&amp;RIGHT(&quot;0&quot;&amp;DAY([.H239]);2)" office:value-type="string" office:string-value="20080825">
            <text:p>20080825</text:p>
          </table:table-cell>
          <table:table-cell table:formula="of:=YEAR([.H239])" office:value-type="float" office:value="2008">
            <text:p>2008</text:p>
          </table:table-cell>
          <table:table-cell table:formula="of:=ROUNDUP(MONTH([.H239])/3)" office:value-type="float" office:value="3">
            <text:p>3</text:p>
          </table:table-cell>
          <table:table-cell table:formula="of:=MONTH([.H239])" office:value-type="float" office:value="8">
            <text:p>8</text:p>
          </table:table-cell>
          <table:table-cell table:formula="of:=&quot;Ago &quot; &amp; [.B239]" office:value-type="string" office:string-value="Ago 2008">
            <text:p>Ago 2008</text:p>
          </table:table-cell>
          <table:table-cell table:formula="of:=DAY([.H239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08-08-25">
            <text:p>08/25/08</text:p>
          </table:table-cell>
        </table:table-row>
        <table:table-row table:style-name="ro1">
          <table:table-cell table:formula="of:=YEAR([.H240])&amp;RIGHT(&quot;0&quot;&amp;MONTH([.H240]);2)&amp;RIGHT(&quot;0&quot;&amp;DAY([.H240]);2)" office:value-type="string" office:string-value="20080826">
            <text:p>20080826</text:p>
          </table:table-cell>
          <table:table-cell table:formula="of:=YEAR([.H240])" office:value-type="float" office:value="2008">
            <text:p>2008</text:p>
          </table:table-cell>
          <table:table-cell table:formula="of:=ROUNDUP(MONTH([.H240])/3)" office:value-type="float" office:value="3">
            <text:p>3</text:p>
          </table:table-cell>
          <table:table-cell table:formula="of:=MONTH([.H240])" office:value-type="float" office:value="8">
            <text:p>8</text:p>
          </table:table-cell>
          <table:table-cell table:formula="of:=&quot;Ago &quot; &amp; [.B240]" office:value-type="string" office:string-value="Ago 2008">
            <text:p>Ago 2008</text:p>
          </table:table-cell>
          <table:table-cell table:formula="of:=DAY([.H240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08-08-26">
            <text:p>08/26/08</text:p>
          </table:table-cell>
        </table:table-row>
        <table:table-row table:style-name="ro1">
          <table:table-cell table:formula="of:=YEAR([.H241])&amp;RIGHT(&quot;0&quot;&amp;MONTH([.H241]);2)&amp;RIGHT(&quot;0&quot;&amp;DAY([.H241]);2)" office:value-type="string" office:string-value="20080827">
            <text:p>20080827</text:p>
          </table:table-cell>
          <table:table-cell table:formula="of:=YEAR([.H241])" office:value-type="float" office:value="2008">
            <text:p>2008</text:p>
          </table:table-cell>
          <table:table-cell table:formula="of:=ROUNDUP(MONTH([.H241])/3)" office:value-type="float" office:value="3">
            <text:p>3</text:p>
          </table:table-cell>
          <table:table-cell table:formula="of:=MONTH([.H241])" office:value-type="float" office:value="8">
            <text:p>8</text:p>
          </table:table-cell>
          <table:table-cell table:formula="of:=&quot;Ago &quot; &amp; [.B241]" office:value-type="string" office:string-value="Ago 2008">
            <text:p>Ago 2008</text:p>
          </table:table-cell>
          <table:table-cell table:formula="of:=DAY([.H241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08-08-27">
            <text:p>08/27/08</text:p>
          </table:table-cell>
        </table:table-row>
        <table:table-row table:style-name="ro1">
          <table:table-cell table:formula="of:=YEAR([.H242])&amp;RIGHT(&quot;0&quot;&amp;MONTH([.H242]);2)&amp;RIGHT(&quot;0&quot;&amp;DAY([.H242]);2)" office:value-type="string" office:string-value="20080828">
            <text:p>20080828</text:p>
          </table:table-cell>
          <table:table-cell table:formula="of:=YEAR([.H242])" office:value-type="float" office:value="2008">
            <text:p>2008</text:p>
          </table:table-cell>
          <table:table-cell table:formula="of:=ROUNDUP(MONTH([.H242])/3)" office:value-type="float" office:value="3">
            <text:p>3</text:p>
          </table:table-cell>
          <table:table-cell table:formula="of:=MONTH([.H242])" office:value-type="float" office:value="8">
            <text:p>8</text:p>
          </table:table-cell>
          <table:table-cell table:formula="of:=&quot;Ago &quot; &amp; [.B242]" office:value-type="string" office:string-value="Ago 2008">
            <text:p>Ago 2008</text:p>
          </table:table-cell>
          <table:table-cell table:formula="of:=DAY([.H242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08-08-28">
            <text:p>08/28/08</text:p>
          </table:table-cell>
        </table:table-row>
        <table:table-row table:style-name="ro1">
          <table:table-cell table:formula="of:=YEAR([.H243])&amp;RIGHT(&quot;0&quot;&amp;MONTH([.H243]);2)&amp;RIGHT(&quot;0&quot;&amp;DAY([.H243]);2)" office:value-type="string" office:string-value="20080829">
            <text:p>20080829</text:p>
          </table:table-cell>
          <table:table-cell table:formula="of:=YEAR([.H243])" office:value-type="float" office:value="2008">
            <text:p>2008</text:p>
          </table:table-cell>
          <table:table-cell table:formula="of:=ROUNDUP(MONTH([.H243])/3)" office:value-type="float" office:value="3">
            <text:p>3</text:p>
          </table:table-cell>
          <table:table-cell table:formula="of:=MONTH([.H243])" office:value-type="float" office:value="8">
            <text:p>8</text:p>
          </table:table-cell>
          <table:table-cell table:formula="of:=&quot;Ago &quot; &amp; [.B243]" office:value-type="string" office:string-value="Ago 2008">
            <text:p>Ago 2008</text:p>
          </table:table-cell>
          <table:table-cell table:formula="of:=DAY([.H243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08-08-29">
            <text:p>08/29/08</text:p>
          </table:table-cell>
        </table:table-row>
        <table:table-row table:style-name="ro1">
          <table:table-cell table:formula="of:=YEAR([.H244])&amp;RIGHT(&quot;0&quot;&amp;MONTH([.H244]);2)&amp;RIGHT(&quot;0&quot;&amp;DAY([.H244]);2)" office:value-type="string" office:string-value="20080830">
            <text:p>20080830</text:p>
          </table:table-cell>
          <table:table-cell table:formula="of:=YEAR([.H244])" office:value-type="float" office:value="2008">
            <text:p>2008</text:p>
          </table:table-cell>
          <table:table-cell table:formula="of:=ROUNDUP(MONTH([.H244])/3)" office:value-type="float" office:value="3">
            <text:p>3</text:p>
          </table:table-cell>
          <table:table-cell table:formula="of:=MONTH([.H244])" office:value-type="float" office:value="8">
            <text:p>8</text:p>
          </table:table-cell>
          <table:table-cell table:formula="of:=&quot;Ago &quot; &amp; [.B244]" office:value-type="string" office:string-value="Ago 2008">
            <text:p>Ago 2008</text:p>
          </table:table-cell>
          <table:table-cell table:formula="of:=DAY([.H244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08-08-30">
            <text:p>08/30/08</text:p>
          </table:table-cell>
        </table:table-row>
        <table:table-row table:style-name="ro1">
          <table:table-cell table:formula="of:=YEAR([.H245])&amp;RIGHT(&quot;0&quot;&amp;MONTH([.H245]);2)&amp;RIGHT(&quot;0&quot;&amp;DAY([.H245]);2)" office:value-type="string" office:string-value="20080831">
            <text:p>20080831</text:p>
          </table:table-cell>
          <table:table-cell table:formula="of:=YEAR([.H245])" office:value-type="float" office:value="2008">
            <text:p>2008</text:p>
          </table:table-cell>
          <table:table-cell table:formula="of:=ROUNDUP(MONTH([.H245])/3)" office:value-type="float" office:value="3">
            <text:p>3</text:p>
          </table:table-cell>
          <table:table-cell table:formula="of:=MONTH([.H245])" office:value-type="float" office:value="8">
            <text:p>8</text:p>
          </table:table-cell>
          <table:table-cell table:formula="of:=&quot;Ago &quot; &amp; [.B245]" office:value-type="string" office:string-value="Ago 2008">
            <text:p>Ago 2008</text:p>
          </table:table-cell>
          <table:table-cell table:formula="of:=DAY([.H245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08-08-31">
            <text:p>08/31/08</text:p>
          </table:table-cell>
        </table:table-row>
        <table:table-row table:style-name="ro1">
          <table:table-cell table:formula="of:=YEAR([.H246])&amp;RIGHT(&quot;0&quot;&amp;MONTH([.H246]);2)&amp;RIGHT(&quot;0&quot;&amp;DAY([.H246]);2)" office:value-type="string" office:string-value="20080901">
            <text:p>20080901</text:p>
          </table:table-cell>
          <table:table-cell table:formula="of:=YEAR([.H246])" office:value-type="float" office:value="2008">
            <text:p>2008</text:p>
          </table:table-cell>
          <table:table-cell table:formula="of:=ROUNDUP(MONTH([.H246])/3)" office:value-type="float" office:value="3">
            <text:p>3</text:p>
          </table:table-cell>
          <table:table-cell table:formula="of:=MONTH([.H246])" office:value-type="float" office:value="9">
            <text:p>9</text:p>
          </table:table-cell>
          <table:table-cell table:formula="of:=&quot;Sep &quot; &amp; [.B246]" office:value-type="string" office:string-value="Sep 2008">
            <text:p>Sep 2008</text:p>
          </table:table-cell>
          <table:table-cell table:formula="of:=DAY([.H246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08-09-01">
            <text:p>09/01/08</text:p>
          </table:table-cell>
        </table:table-row>
        <table:table-row table:style-name="ro1">
          <table:table-cell table:formula="of:=YEAR([.H247])&amp;RIGHT(&quot;0&quot;&amp;MONTH([.H247]);2)&amp;RIGHT(&quot;0&quot;&amp;DAY([.H247]);2)" office:value-type="string" office:string-value="20080902">
            <text:p>20080902</text:p>
          </table:table-cell>
          <table:table-cell table:formula="of:=YEAR([.H247])" office:value-type="float" office:value="2008">
            <text:p>2008</text:p>
          </table:table-cell>
          <table:table-cell table:formula="of:=ROUNDUP(MONTH([.H247])/3)" office:value-type="float" office:value="3">
            <text:p>3</text:p>
          </table:table-cell>
          <table:table-cell table:formula="of:=MONTH([.H247])" office:value-type="float" office:value="9">
            <text:p>9</text:p>
          </table:table-cell>
          <table:table-cell table:formula="of:=&quot;Sep &quot; &amp; [.B247]" office:value-type="string" office:string-value="Sep 2008">
            <text:p>Sep 2008</text:p>
          </table:table-cell>
          <table:table-cell table:formula="of:=DAY([.H247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08-09-02">
            <text:p>09/02/08</text:p>
          </table:table-cell>
        </table:table-row>
        <table:table-row table:style-name="ro1">
          <table:table-cell table:formula="of:=YEAR([.H248])&amp;RIGHT(&quot;0&quot;&amp;MONTH([.H248]);2)&amp;RIGHT(&quot;0&quot;&amp;DAY([.H248]);2)" office:value-type="string" office:string-value="20080903">
            <text:p>20080903</text:p>
          </table:table-cell>
          <table:table-cell table:formula="of:=YEAR([.H248])" office:value-type="float" office:value="2008">
            <text:p>2008</text:p>
          </table:table-cell>
          <table:table-cell table:formula="of:=ROUNDUP(MONTH([.H248])/3)" office:value-type="float" office:value="3">
            <text:p>3</text:p>
          </table:table-cell>
          <table:table-cell table:formula="of:=MONTH([.H248])" office:value-type="float" office:value="9">
            <text:p>9</text:p>
          </table:table-cell>
          <table:table-cell table:formula="of:=&quot;Sep &quot; &amp; [.B248]" office:value-type="string" office:string-value="Sep 2008">
            <text:p>Sep 2008</text:p>
          </table:table-cell>
          <table:table-cell table:formula="of:=DAY([.H248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08-09-03">
            <text:p>09/03/08</text:p>
          </table:table-cell>
        </table:table-row>
        <table:table-row table:style-name="ro1">
          <table:table-cell table:formula="of:=YEAR([.H249])&amp;RIGHT(&quot;0&quot;&amp;MONTH([.H249]);2)&amp;RIGHT(&quot;0&quot;&amp;DAY([.H249]);2)" office:value-type="string" office:string-value="20080904">
            <text:p>20080904</text:p>
          </table:table-cell>
          <table:table-cell table:formula="of:=YEAR([.H249])" office:value-type="float" office:value="2008">
            <text:p>2008</text:p>
          </table:table-cell>
          <table:table-cell table:formula="of:=ROUNDUP(MONTH([.H249])/3)" office:value-type="float" office:value="3">
            <text:p>3</text:p>
          </table:table-cell>
          <table:table-cell table:formula="of:=MONTH([.H249])" office:value-type="float" office:value="9">
            <text:p>9</text:p>
          </table:table-cell>
          <table:table-cell table:formula="of:=&quot;Sep &quot; &amp; [.B249]" office:value-type="string" office:string-value="Sep 2008">
            <text:p>Sep 2008</text:p>
          </table:table-cell>
          <table:table-cell table:formula="of:=DAY([.H249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08-09-04">
            <text:p>09/04/08</text:p>
          </table:table-cell>
        </table:table-row>
        <table:table-row table:style-name="ro1">
          <table:table-cell table:formula="of:=YEAR([.H250])&amp;RIGHT(&quot;0&quot;&amp;MONTH([.H250]);2)&amp;RIGHT(&quot;0&quot;&amp;DAY([.H250]);2)" office:value-type="string" office:string-value="20080905">
            <text:p>20080905</text:p>
          </table:table-cell>
          <table:table-cell table:formula="of:=YEAR([.H250])" office:value-type="float" office:value="2008">
            <text:p>2008</text:p>
          </table:table-cell>
          <table:table-cell table:formula="of:=ROUNDUP(MONTH([.H250])/3)" office:value-type="float" office:value="3">
            <text:p>3</text:p>
          </table:table-cell>
          <table:table-cell table:formula="of:=MONTH([.H250])" office:value-type="float" office:value="9">
            <text:p>9</text:p>
          </table:table-cell>
          <table:table-cell table:formula="of:=&quot;Sep &quot; &amp; [.B250]" office:value-type="string" office:string-value="Sep 2008">
            <text:p>Sep 2008</text:p>
          </table:table-cell>
          <table:table-cell table:formula="of:=DAY([.H250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08-09-05">
            <text:p>09/05/08</text:p>
          </table:table-cell>
        </table:table-row>
        <table:table-row table:style-name="ro1">
          <table:table-cell table:formula="of:=YEAR([.H251])&amp;RIGHT(&quot;0&quot;&amp;MONTH([.H251]);2)&amp;RIGHT(&quot;0&quot;&amp;DAY([.H251]);2)" office:value-type="string" office:string-value="20080906">
            <text:p>20080906</text:p>
          </table:table-cell>
          <table:table-cell table:formula="of:=YEAR([.H251])" office:value-type="float" office:value="2008">
            <text:p>2008</text:p>
          </table:table-cell>
          <table:table-cell table:formula="of:=ROUNDUP(MONTH([.H251])/3)" office:value-type="float" office:value="3">
            <text:p>3</text:p>
          </table:table-cell>
          <table:table-cell table:formula="of:=MONTH([.H251])" office:value-type="float" office:value="9">
            <text:p>9</text:p>
          </table:table-cell>
          <table:table-cell table:formula="of:=&quot;Sep &quot; &amp; [.B251]" office:value-type="string" office:string-value="Sep 2008">
            <text:p>Sep 2008</text:p>
          </table:table-cell>
          <table:table-cell table:formula="of:=DAY([.H251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08-09-06">
            <text:p>09/06/08</text:p>
          </table:table-cell>
        </table:table-row>
        <table:table-row table:style-name="ro1">
          <table:table-cell table:formula="of:=YEAR([.H252])&amp;RIGHT(&quot;0&quot;&amp;MONTH([.H252]);2)&amp;RIGHT(&quot;0&quot;&amp;DAY([.H252]);2)" office:value-type="string" office:string-value="20080907">
            <text:p>20080907</text:p>
          </table:table-cell>
          <table:table-cell table:formula="of:=YEAR([.H252])" office:value-type="float" office:value="2008">
            <text:p>2008</text:p>
          </table:table-cell>
          <table:table-cell table:formula="of:=ROUNDUP(MONTH([.H252])/3)" office:value-type="float" office:value="3">
            <text:p>3</text:p>
          </table:table-cell>
          <table:table-cell table:formula="of:=MONTH([.H252])" office:value-type="float" office:value="9">
            <text:p>9</text:p>
          </table:table-cell>
          <table:table-cell table:formula="of:=&quot;Sep &quot; &amp; [.B252]" office:value-type="string" office:string-value="Sep 2008">
            <text:p>Sep 2008</text:p>
          </table:table-cell>
          <table:table-cell table:formula="of:=DAY([.H252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08-09-07">
            <text:p>09/07/08</text:p>
          </table:table-cell>
        </table:table-row>
        <table:table-row table:style-name="ro1">
          <table:table-cell table:formula="of:=YEAR([.H253])&amp;RIGHT(&quot;0&quot;&amp;MONTH([.H253]);2)&amp;RIGHT(&quot;0&quot;&amp;DAY([.H253]);2)" office:value-type="string" office:string-value="20080908">
            <text:p>20080908</text:p>
          </table:table-cell>
          <table:table-cell table:formula="of:=YEAR([.H253])" office:value-type="float" office:value="2008">
            <text:p>2008</text:p>
          </table:table-cell>
          <table:table-cell table:formula="of:=ROUNDUP(MONTH([.H253])/3)" office:value-type="float" office:value="3">
            <text:p>3</text:p>
          </table:table-cell>
          <table:table-cell table:formula="of:=MONTH([.H253])" office:value-type="float" office:value="9">
            <text:p>9</text:p>
          </table:table-cell>
          <table:table-cell table:formula="of:=&quot;Sep &quot; &amp; [.B253]" office:value-type="string" office:string-value="Sep 2008">
            <text:p>Sep 2008</text:p>
          </table:table-cell>
          <table:table-cell table:formula="of:=DAY([.H253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08-09-08">
            <text:p>09/08/08</text:p>
          </table:table-cell>
        </table:table-row>
        <table:table-row table:style-name="ro1">
          <table:table-cell table:formula="of:=YEAR([.H254])&amp;RIGHT(&quot;0&quot;&amp;MONTH([.H254]);2)&amp;RIGHT(&quot;0&quot;&amp;DAY([.H254]);2)" office:value-type="string" office:string-value="20080909">
            <text:p>20080909</text:p>
          </table:table-cell>
          <table:table-cell table:formula="of:=YEAR([.H254])" office:value-type="float" office:value="2008">
            <text:p>2008</text:p>
          </table:table-cell>
          <table:table-cell table:formula="of:=ROUNDUP(MONTH([.H254])/3)" office:value-type="float" office:value="3">
            <text:p>3</text:p>
          </table:table-cell>
          <table:table-cell table:formula="of:=MONTH([.H254])" office:value-type="float" office:value="9">
            <text:p>9</text:p>
          </table:table-cell>
          <table:table-cell table:formula="of:=&quot;Sep &quot; &amp; [.B254]" office:value-type="string" office:string-value="Sep 2008">
            <text:p>Sep 2008</text:p>
          </table:table-cell>
          <table:table-cell table:formula="of:=DAY([.H254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08-09-09">
            <text:p>09/09/08</text:p>
          </table:table-cell>
        </table:table-row>
        <table:table-row table:style-name="ro1">
          <table:table-cell table:formula="of:=YEAR([.H255])&amp;RIGHT(&quot;0&quot;&amp;MONTH([.H255]);2)&amp;RIGHT(&quot;0&quot;&amp;DAY([.H255]);2)" office:value-type="string" office:string-value="20080910">
            <text:p>20080910</text:p>
          </table:table-cell>
          <table:table-cell table:formula="of:=YEAR([.H255])" office:value-type="float" office:value="2008">
            <text:p>2008</text:p>
          </table:table-cell>
          <table:table-cell table:formula="of:=ROUNDUP(MONTH([.H255])/3)" office:value-type="float" office:value="3">
            <text:p>3</text:p>
          </table:table-cell>
          <table:table-cell table:formula="of:=MONTH([.H255])" office:value-type="float" office:value="9">
            <text:p>9</text:p>
          </table:table-cell>
          <table:table-cell table:formula="of:=&quot;Sep &quot; &amp; [.B255]" office:value-type="string" office:string-value="Sep 2008">
            <text:p>Sep 2008</text:p>
          </table:table-cell>
          <table:table-cell table:formula="of:=DAY([.H255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08-09-10">
            <text:p>09/10/08</text:p>
          </table:table-cell>
        </table:table-row>
        <table:table-row table:style-name="ro1">
          <table:table-cell table:formula="of:=YEAR([.H256])&amp;RIGHT(&quot;0&quot;&amp;MONTH([.H256]);2)&amp;RIGHT(&quot;0&quot;&amp;DAY([.H256]);2)" office:value-type="string" office:string-value="20080911">
            <text:p>20080911</text:p>
          </table:table-cell>
          <table:table-cell table:formula="of:=YEAR([.H256])" office:value-type="float" office:value="2008">
            <text:p>2008</text:p>
          </table:table-cell>
          <table:table-cell table:formula="of:=ROUNDUP(MONTH([.H256])/3)" office:value-type="float" office:value="3">
            <text:p>3</text:p>
          </table:table-cell>
          <table:table-cell table:formula="of:=MONTH([.H256])" office:value-type="float" office:value="9">
            <text:p>9</text:p>
          </table:table-cell>
          <table:table-cell table:formula="of:=&quot;Sep &quot; &amp; [.B256]" office:value-type="string" office:string-value="Sep 2008">
            <text:p>Sep 2008</text:p>
          </table:table-cell>
          <table:table-cell table:formula="of:=DAY([.H256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08-09-11">
            <text:p>09/11/08</text:p>
          </table:table-cell>
        </table:table-row>
        <table:table-row table:style-name="ro1">
          <table:table-cell table:formula="of:=YEAR([.H257])&amp;RIGHT(&quot;0&quot;&amp;MONTH([.H257]);2)&amp;RIGHT(&quot;0&quot;&amp;DAY([.H257]);2)" office:value-type="string" office:string-value="20080912">
            <text:p>20080912</text:p>
          </table:table-cell>
          <table:table-cell table:formula="of:=YEAR([.H257])" office:value-type="float" office:value="2008">
            <text:p>2008</text:p>
          </table:table-cell>
          <table:table-cell table:formula="of:=ROUNDUP(MONTH([.H257])/3)" office:value-type="float" office:value="3">
            <text:p>3</text:p>
          </table:table-cell>
          <table:table-cell table:formula="of:=MONTH([.H257])" office:value-type="float" office:value="9">
            <text:p>9</text:p>
          </table:table-cell>
          <table:table-cell table:formula="of:=&quot;Sep &quot; &amp; [.B257]" office:value-type="string" office:string-value="Sep 2008">
            <text:p>Sep 2008</text:p>
          </table:table-cell>
          <table:table-cell table:formula="of:=DAY([.H257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08-09-12">
            <text:p>09/12/08</text:p>
          </table:table-cell>
        </table:table-row>
        <table:table-row table:style-name="ro1">
          <table:table-cell table:formula="of:=YEAR([.H258])&amp;RIGHT(&quot;0&quot;&amp;MONTH([.H258]);2)&amp;RIGHT(&quot;0&quot;&amp;DAY([.H258]);2)" office:value-type="string" office:string-value="20080913">
            <text:p>20080913</text:p>
          </table:table-cell>
          <table:table-cell table:formula="of:=YEAR([.H258])" office:value-type="float" office:value="2008">
            <text:p>2008</text:p>
          </table:table-cell>
          <table:table-cell table:formula="of:=ROUNDUP(MONTH([.H258])/3)" office:value-type="float" office:value="3">
            <text:p>3</text:p>
          </table:table-cell>
          <table:table-cell table:formula="of:=MONTH([.H258])" office:value-type="float" office:value="9">
            <text:p>9</text:p>
          </table:table-cell>
          <table:table-cell table:formula="of:=&quot;Sep &quot; &amp; [.B258]" office:value-type="string" office:string-value="Sep 2008">
            <text:p>Sep 2008</text:p>
          </table:table-cell>
          <table:table-cell table:formula="of:=DAY([.H258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08-09-13">
            <text:p>09/13/08</text:p>
          </table:table-cell>
        </table:table-row>
        <table:table-row table:style-name="ro1">
          <table:table-cell table:formula="of:=YEAR([.H259])&amp;RIGHT(&quot;0&quot;&amp;MONTH([.H259]);2)&amp;RIGHT(&quot;0&quot;&amp;DAY([.H259]);2)" office:value-type="string" office:string-value="20080914">
            <text:p>20080914</text:p>
          </table:table-cell>
          <table:table-cell table:formula="of:=YEAR([.H259])" office:value-type="float" office:value="2008">
            <text:p>2008</text:p>
          </table:table-cell>
          <table:table-cell table:formula="of:=ROUNDUP(MONTH([.H259])/3)" office:value-type="float" office:value="3">
            <text:p>3</text:p>
          </table:table-cell>
          <table:table-cell table:formula="of:=MONTH([.H259])" office:value-type="float" office:value="9">
            <text:p>9</text:p>
          </table:table-cell>
          <table:table-cell table:formula="of:=&quot;Sep &quot; &amp; [.B259]" office:value-type="string" office:string-value="Sep 2008">
            <text:p>Sep 2008</text:p>
          </table:table-cell>
          <table:table-cell table:formula="of:=DAY([.H259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08-09-14">
            <text:p>09/14/08</text:p>
          </table:table-cell>
        </table:table-row>
        <table:table-row table:style-name="ro1">
          <table:table-cell table:formula="of:=YEAR([.H260])&amp;RIGHT(&quot;0&quot;&amp;MONTH([.H260]);2)&amp;RIGHT(&quot;0&quot;&amp;DAY([.H260]);2)" office:value-type="string" office:string-value="20080915">
            <text:p>20080915</text:p>
          </table:table-cell>
          <table:table-cell table:formula="of:=YEAR([.H260])" office:value-type="float" office:value="2008">
            <text:p>2008</text:p>
          </table:table-cell>
          <table:table-cell table:formula="of:=ROUNDUP(MONTH([.H260])/3)" office:value-type="float" office:value="3">
            <text:p>3</text:p>
          </table:table-cell>
          <table:table-cell table:formula="of:=MONTH([.H260])" office:value-type="float" office:value="9">
            <text:p>9</text:p>
          </table:table-cell>
          <table:table-cell table:formula="of:=&quot;Sep &quot; &amp; [.B260]" office:value-type="string" office:string-value="Sep 2008">
            <text:p>Sep 2008</text:p>
          </table:table-cell>
          <table:table-cell table:formula="of:=DAY([.H260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08-09-15">
            <text:p>09/15/08</text:p>
          </table:table-cell>
        </table:table-row>
        <table:table-row table:style-name="ro1">
          <table:table-cell table:formula="of:=YEAR([.H261])&amp;RIGHT(&quot;0&quot;&amp;MONTH([.H261]);2)&amp;RIGHT(&quot;0&quot;&amp;DAY([.H261]);2)" office:value-type="string" office:string-value="20080916">
            <text:p>20080916</text:p>
          </table:table-cell>
          <table:table-cell table:formula="of:=YEAR([.H261])" office:value-type="float" office:value="2008">
            <text:p>2008</text:p>
          </table:table-cell>
          <table:table-cell table:formula="of:=ROUNDUP(MONTH([.H261])/3)" office:value-type="float" office:value="3">
            <text:p>3</text:p>
          </table:table-cell>
          <table:table-cell table:formula="of:=MONTH([.H261])" office:value-type="float" office:value="9">
            <text:p>9</text:p>
          </table:table-cell>
          <table:table-cell table:formula="of:=&quot;Sep &quot; &amp; [.B261]" office:value-type="string" office:string-value="Sep 2008">
            <text:p>Sep 2008</text:p>
          </table:table-cell>
          <table:table-cell table:formula="of:=DAY([.H261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08-09-16">
            <text:p>09/16/08</text:p>
          </table:table-cell>
        </table:table-row>
        <table:table-row table:style-name="ro1">
          <table:table-cell table:formula="of:=YEAR([.H262])&amp;RIGHT(&quot;0&quot;&amp;MONTH([.H262]);2)&amp;RIGHT(&quot;0&quot;&amp;DAY([.H262]);2)" office:value-type="string" office:string-value="20080917">
            <text:p>20080917</text:p>
          </table:table-cell>
          <table:table-cell table:formula="of:=YEAR([.H262])" office:value-type="float" office:value="2008">
            <text:p>2008</text:p>
          </table:table-cell>
          <table:table-cell table:formula="of:=ROUNDUP(MONTH([.H262])/3)" office:value-type="float" office:value="3">
            <text:p>3</text:p>
          </table:table-cell>
          <table:table-cell table:formula="of:=MONTH([.H262])" office:value-type="float" office:value="9">
            <text:p>9</text:p>
          </table:table-cell>
          <table:table-cell table:formula="of:=&quot;Sep &quot; &amp; [.B262]" office:value-type="string" office:string-value="Sep 2008">
            <text:p>Sep 2008</text:p>
          </table:table-cell>
          <table:table-cell table:formula="of:=DAY([.H262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08-09-17">
            <text:p>09/17/08</text:p>
          </table:table-cell>
        </table:table-row>
        <table:table-row table:style-name="ro1">
          <table:table-cell table:formula="of:=YEAR([.H263])&amp;RIGHT(&quot;0&quot;&amp;MONTH([.H263]);2)&amp;RIGHT(&quot;0&quot;&amp;DAY([.H263]);2)" office:value-type="string" office:string-value="20080918">
            <text:p>20080918</text:p>
          </table:table-cell>
          <table:table-cell table:formula="of:=YEAR([.H263])" office:value-type="float" office:value="2008">
            <text:p>2008</text:p>
          </table:table-cell>
          <table:table-cell table:formula="of:=ROUNDUP(MONTH([.H263])/3)" office:value-type="float" office:value="3">
            <text:p>3</text:p>
          </table:table-cell>
          <table:table-cell table:formula="of:=MONTH([.H263])" office:value-type="float" office:value="9">
            <text:p>9</text:p>
          </table:table-cell>
          <table:table-cell table:formula="of:=&quot;Sep &quot; &amp; [.B263]" office:value-type="string" office:string-value="Sep 2008">
            <text:p>Sep 2008</text:p>
          </table:table-cell>
          <table:table-cell table:formula="of:=DAY([.H263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08-09-18">
            <text:p>09/18/08</text:p>
          </table:table-cell>
        </table:table-row>
        <table:table-row table:style-name="ro1">
          <table:table-cell table:formula="of:=YEAR([.H264])&amp;RIGHT(&quot;0&quot;&amp;MONTH([.H264]);2)&amp;RIGHT(&quot;0&quot;&amp;DAY([.H264]);2)" office:value-type="string" office:string-value="20080919">
            <text:p>20080919</text:p>
          </table:table-cell>
          <table:table-cell table:formula="of:=YEAR([.H264])" office:value-type="float" office:value="2008">
            <text:p>2008</text:p>
          </table:table-cell>
          <table:table-cell table:formula="of:=ROUNDUP(MONTH([.H264])/3)" office:value-type="float" office:value="3">
            <text:p>3</text:p>
          </table:table-cell>
          <table:table-cell table:formula="of:=MONTH([.H264])" office:value-type="float" office:value="9">
            <text:p>9</text:p>
          </table:table-cell>
          <table:table-cell table:formula="of:=&quot;Sep &quot; &amp; [.B264]" office:value-type="string" office:string-value="Sep 2008">
            <text:p>Sep 2008</text:p>
          </table:table-cell>
          <table:table-cell table:formula="of:=DAY([.H264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08-09-19">
            <text:p>09/19/08</text:p>
          </table:table-cell>
        </table:table-row>
        <table:table-row table:style-name="ro1">
          <table:table-cell table:formula="of:=YEAR([.H265])&amp;RIGHT(&quot;0&quot;&amp;MONTH([.H265]);2)&amp;RIGHT(&quot;0&quot;&amp;DAY([.H265]);2)" office:value-type="string" office:string-value="20080920">
            <text:p>20080920</text:p>
          </table:table-cell>
          <table:table-cell table:formula="of:=YEAR([.H265])" office:value-type="float" office:value="2008">
            <text:p>2008</text:p>
          </table:table-cell>
          <table:table-cell table:formula="of:=ROUNDUP(MONTH([.H265])/3)" office:value-type="float" office:value="3">
            <text:p>3</text:p>
          </table:table-cell>
          <table:table-cell table:formula="of:=MONTH([.H265])" office:value-type="float" office:value="9">
            <text:p>9</text:p>
          </table:table-cell>
          <table:table-cell table:formula="of:=&quot;Sep &quot; &amp; [.B265]" office:value-type="string" office:string-value="Sep 2008">
            <text:p>Sep 2008</text:p>
          </table:table-cell>
          <table:table-cell table:formula="of:=DAY([.H265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08-09-20">
            <text:p>09/20/08</text:p>
          </table:table-cell>
        </table:table-row>
        <table:table-row table:style-name="ro1">
          <table:table-cell table:formula="of:=YEAR([.H266])&amp;RIGHT(&quot;0&quot;&amp;MONTH([.H266]);2)&amp;RIGHT(&quot;0&quot;&amp;DAY([.H266]);2)" office:value-type="string" office:string-value="20080921">
            <text:p>20080921</text:p>
          </table:table-cell>
          <table:table-cell table:formula="of:=YEAR([.H266])" office:value-type="float" office:value="2008">
            <text:p>2008</text:p>
          </table:table-cell>
          <table:table-cell table:formula="of:=ROUNDUP(MONTH([.H266])/3)" office:value-type="float" office:value="3">
            <text:p>3</text:p>
          </table:table-cell>
          <table:table-cell table:formula="of:=MONTH([.H266])" office:value-type="float" office:value="9">
            <text:p>9</text:p>
          </table:table-cell>
          <table:table-cell table:formula="of:=&quot;Sep &quot; &amp; [.B266]" office:value-type="string" office:string-value="Sep 2008">
            <text:p>Sep 2008</text:p>
          </table:table-cell>
          <table:table-cell table:formula="of:=DAY([.H266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08-09-21">
            <text:p>09/21/08</text:p>
          </table:table-cell>
        </table:table-row>
        <table:table-row table:style-name="ro1">
          <table:table-cell table:formula="of:=YEAR([.H267])&amp;RIGHT(&quot;0&quot;&amp;MONTH([.H267]);2)&amp;RIGHT(&quot;0&quot;&amp;DAY([.H267]);2)" office:value-type="string" office:string-value="20080922">
            <text:p>20080922</text:p>
          </table:table-cell>
          <table:table-cell table:formula="of:=YEAR([.H267])" office:value-type="float" office:value="2008">
            <text:p>2008</text:p>
          </table:table-cell>
          <table:table-cell table:formula="of:=ROUNDUP(MONTH([.H267])/3)" office:value-type="float" office:value="3">
            <text:p>3</text:p>
          </table:table-cell>
          <table:table-cell table:formula="of:=MONTH([.H267])" office:value-type="float" office:value="9">
            <text:p>9</text:p>
          </table:table-cell>
          <table:table-cell table:formula="of:=&quot;Sep &quot; &amp; [.B267]" office:value-type="string" office:string-value="Sep 2008">
            <text:p>Sep 2008</text:p>
          </table:table-cell>
          <table:table-cell table:formula="of:=DAY([.H267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08-09-22">
            <text:p>09/22/08</text:p>
          </table:table-cell>
        </table:table-row>
        <table:table-row table:style-name="ro1">
          <table:table-cell table:formula="of:=YEAR([.H268])&amp;RIGHT(&quot;0&quot;&amp;MONTH([.H268]);2)&amp;RIGHT(&quot;0&quot;&amp;DAY([.H268]);2)" office:value-type="string" office:string-value="20080923">
            <text:p>20080923</text:p>
          </table:table-cell>
          <table:table-cell table:formula="of:=YEAR([.H268])" office:value-type="float" office:value="2008">
            <text:p>2008</text:p>
          </table:table-cell>
          <table:table-cell table:formula="of:=ROUNDUP(MONTH([.H268])/3)" office:value-type="float" office:value="3">
            <text:p>3</text:p>
          </table:table-cell>
          <table:table-cell table:formula="of:=MONTH([.H268])" office:value-type="float" office:value="9">
            <text:p>9</text:p>
          </table:table-cell>
          <table:table-cell table:formula="of:=&quot;Sep &quot; &amp; [.B268]" office:value-type="string" office:string-value="Sep 2008">
            <text:p>Sep 2008</text:p>
          </table:table-cell>
          <table:table-cell table:formula="of:=DAY([.H268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08-09-23">
            <text:p>09/23/08</text:p>
          </table:table-cell>
        </table:table-row>
        <table:table-row table:style-name="ro1">
          <table:table-cell table:formula="of:=YEAR([.H269])&amp;RIGHT(&quot;0&quot;&amp;MONTH([.H269]);2)&amp;RIGHT(&quot;0&quot;&amp;DAY([.H269]);2)" office:value-type="string" office:string-value="20080924">
            <text:p>20080924</text:p>
          </table:table-cell>
          <table:table-cell table:formula="of:=YEAR([.H269])" office:value-type="float" office:value="2008">
            <text:p>2008</text:p>
          </table:table-cell>
          <table:table-cell table:formula="of:=ROUNDUP(MONTH([.H269])/3)" office:value-type="float" office:value="3">
            <text:p>3</text:p>
          </table:table-cell>
          <table:table-cell table:formula="of:=MONTH([.H269])" office:value-type="float" office:value="9">
            <text:p>9</text:p>
          </table:table-cell>
          <table:table-cell table:formula="of:=&quot;Sep &quot; &amp; [.B269]" office:value-type="string" office:string-value="Sep 2008">
            <text:p>Sep 2008</text:p>
          </table:table-cell>
          <table:table-cell table:formula="of:=DAY([.H269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08-09-24">
            <text:p>09/24/08</text:p>
          </table:table-cell>
        </table:table-row>
        <table:table-row table:style-name="ro1">
          <table:table-cell table:formula="of:=YEAR([.H270])&amp;RIGHT(&quot;0&quot;&amp;MONTH([.H270]);2)&amp;RIGHT(&quot;0&quot;&amp;DAY([.H270]);2)" office:value-type="string" office:string-value="20080925">
            <text:p>20080925</text:p>
          </table:table-cell>
          <table:table-cell table:formula="of:=YEAR([.H270])" office:value-type="float" office:value="2008">
            <text:p>2008</text:p>
          </table:table-cell>
          <table:table-cell table:formula="of:=ROUNDUP(MONTH([.H270])/3)" office:value-type="float" office:value="3">
            <text:p>3</text:p>
          </table:table-cell>
          <table:table-cell table:formula="of:=MONTH([.H270])" office:value-type="float" office:value="9">
            <text:p>9</text:p>
          </table:table-cell>
          <table:table-cell table:formula="of:=&quot;Sep &quot; &amp; [.B270]" office:value-type="string" office:string-value="Sep 2008">
            <text:p>Sep 2008</text:p>
          </table:table-cell>
          <table:table-cell table:formula="of:=DAY([.H270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08-09-25">
            <text:p>09/25/08</text:p>
          </table:table-cell>
        </table:table-row>
        <table:table-row table:style-name="ro1">
          <table:table-cell table:formula="of:=YEAR([.H271])&amp;RIGHT(&quot;0&quot;&amp;MONTH([.H271]);2)&amp;RIGHT(&quot;0&quot;&amp;DAY([.H271]);2)" office:value-type="string" office:string-value="20080926">
            <text:p>20080926</text:p>
          </table:table-cell>
          <table:table-cell table:formula="of:=YEAR([.H271])" office:value-type="float" office:value="2008">
            <text:p>2008</text:p>
          </table:table-cell>
          <table:table-cell table:formula="of:=ROUNDUP(MONTH([.H271])/3)" office:value-type="float" office:value="3">
            <text:p>3</text:p>
          </table:table-cell>
          <table:table-cell table:formula="of:=MONTH([.H271])" office:value-type="float" office:value="9">
            <text:p>9</text:p>
          </table:table-cell>
          <table:table-cell table:formula="of:=&quot;Sep &quot; &amp; [.B271]" office:value-type="string" office:string-value="Sep 2008">
            <text:p>Sep 2008</text:p>
          </table:table-cell>
          <table:table-cell table:formula="of:=DAY([.H271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08-09-26">
            <text:p>09/26/08</text:p>
          </table:table-cell>
        </table:table-row>
        <table:table-row table:style-name="ro1">
          <table:table-cell table:formula="of:=YEAR([.H272])&amp;RIGHT(&quot;0&quot;&amp;MONTH([.H272]);2)&amp;RIGHT(&quot;0&quot;&amp;DAY([.H272]);2)" office:value-type="string" office:string-value="20080927">
            <text:p>20080927</text:p>
          </table:table-cell>
          <table:table-cell table:formula="of:=YEAR([.H272])" office:value-type="float" office:value="2008">
            <text:p>2008</text:p>
          </table:table-cell>
          <table:table-cell table:formula="of:=ROUNDUP(MONTH([.H272])/3)" office:value-type="float" office:value="3">
            <text:p>3</text:p>
          </table:table-cell>
          <table:table-cell table:formula="of:=MONTH([.H272])" office:value-type="float" office:value="9">
            <text:p>9</text:p>
          </table:table-cell>
          <table:table-cell table:formula="of:=&quot;Sep &quot; &amp; [.B272]" office:value-type="string" office:string-value="Sep 2008">
            <text:p>Sep 2008</text:p>
          </table:table-cell>
          <table:table-cell table:formula="of:=DAY([.H272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08-09-27">
            <text:p>09/27/08</text:p>
          </table:table-cell>
        </table:table-row>
        <table:table-row table:style-name="ro1">
          <table:table-cell table:formula="of:=YEAR([.H273])&amp;RIGHT(&quot;0&quot;&amp;MONTH([.H273]);2)&amp;RIGHT(&quot;0&quot;&amp;DAY([.H273]);2)" office:value-type="string" office:string-value="20080928">
            <text:p>20080928</text:p>
          </table:table-cell>
          <table:table-cell table:formula="of:=YEAR([.H273])" office:value-type="float" office:value="2008">
            <text:p>2008</text:p>
          </table:table-cell>
          <table:table-cell table:formula="of:=ROUNDUP(MONTH([.H273])/3)" office:value-type="float" office:value="3">
            <text:p>3</text:p>
          </table:table-cell>
          <table:table-cell table:formula="of:=MONTH([.H273])" office:value-type="float" office:value="9">
            <text:p>9</text:p>
          </table:table-cell>
          <table:table-cell table:formula="of:=&quot;Sep &quot; &amp; [.B273]" office:value-type="string" office:string-value="Sep 2008">
            <text:p>Sep 2008</text:p>
          </table:table-cell>
          <table:table-cell table:formula="of:=DAY([.H273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08-09-28">
            <text:p>09/28/08</text:p>
          </table:table-cell>
        </table:table-row>
        <table:table-row table:style-name="ro1">
          <table:table-cell table:formula="of:=YEAR([.H274])&amp;RIGHT(&quot;0&quot;&amp;MONTH([.H274]);2)&amp;RIGHT(&quot;0&quot;&amp;DAY([.H274]);2)" office:value-type="string" office:string-value="20080929">
            <text:p>20080929</text:p>
          </table:table-cell>
          <table:table-cell table:formula="of:=YEAR([.H274])" office:value-type="float" office:value="2008">
            <text:p>2008</text:p>
          </table:table-cell>
          <table:table-cell table:formula="of:=ROUNDUP(MONTH([.H274])/3)" office:value-type="float" office:value="3">
            <text:p>3</text:p>
          </table:table-cell>
          <table:table-cell table:formula="of:=MONTH([.H274])" office:value-type="float" office:value="9">
            <text:p>9</text:p>
          </table:table-cell>
          <table:table-cell table:formula="of:=&quot;Sep &quot; &amp; [.B274]" office:value-type="string" office:string-value="Sep 2008">
            <text:p>Sep 2008</text:p>
          </table:table-cell>
          <table:table-cell table:formula="of:=DAY([.H274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08-09-29">
            <text:p>09/29/08</text:p>
          </table:table-cell>
        </table:table-row>
        <table:table-row table:style-name="ro1">
          <table:table-cell table:formula="of:=YEAR([.H275])&amp;RIGHT(&quot;0&quot;&amp;MONTH([.H275]);2)&amp;RIGHT(&quot;0&quot;&amp;DAY([.H275]);2)" office:value-type="string" office:string-value="20080930">
            <text:p>20080930</text:p>
          </table:table-cell>
          <table:table-cell table:formula="of:=YEAR([.H275])" office:value-type="float" office:value="2008">
            <text:p>2008</text:p>
          </table:table-cell>
          <table:table-cell table:formula="of:=ROUNDUP(MONTH([.H275])/3)" office:value-type="float" office:value="3">
            <text:p>3</text:p>
          </table:table-cell>
          <table:table-cell table:formula="of:=MONTH([.H275])" office:value-type="float" office:value="9">
            <text:p>9</text:p>
          </table:table-cell>
          <table:table-cell table:formula="of:=&quot;Sep &quot; &amp; [.B275]" office:value-type="string" office:string-value="Sep 2008">
            <text:p>Sep 2008</text:p>
          </table:table-cell>
          <table:table-cell table:formula="of:=DAY([.H275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08-09-30">
            <text:p>09/30/08</text:p>
          </table:table-cell>
        </table:table-row>
        <table:table-row table:style-name="ro1">
          <table:table-cell table:formula="of:=YEAR([.H276])&amp;RIGHT(&quot;0&quot;&amp;MONTH([.H276]);2)&amp;RIGHT(&quot;0&quot;&amp;DAY([.H276]);2)" office:value-type="string" office:string-value="20081001">
            <text:p>20081001</text:p>
          </table:table-cell>
          <table:table-cell table:formula="of:=YEAR([.H276])" office:value-type="float" office:value="2008">
            <text:p>2008</text:p>
          </table:table-cell>
          <table:table-cell table:formula="of:=ROUNDUP(MONTH([.H276])/3)" office:value-type="float" office:value="4">
            <text:p>4</text:p>
          </table:table-cell>
          <table:table-cell table:formula="of:=MONTH([.H276])" office:value-type="float" office:value="10">
            <text:p>10</text:p>
          </table:table-cell>
          <table:table-cell table:formula="of:=&quot;Oct &quot; &amp; [.B276]" office:value-type="string" office:string-value="Oct 2008">
            <text:p>Oct 2008</text:p>
          </table:table-cell>
          <table:table-cell table:formula="of:=DAY([.H276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08-10-01">
            <text:p>10/01/08</text:p>
          </table:table-cell>
        </table:table-row>
        <table:table-row table:style-name="ro1">
          <table:table-cell table:formula="of:=YEAR([.H277])&amp;RIGHT(&quot;0&quot;&amp;MONTH([.H277]);2)&amp;RIGHT(&quot;0&quot;&amp;DAY([.H277]);2)" office:value-type="string" office:string-value="20081002">
            <text:p>20081002</text:p>
          </table:table-cell>
          <table:table-cell table:formula="of:=YEAR([.H277])" office:value-type="float" office:value="2008">
            <text:p>2008</text:p>
          </table:table-cell>
          <table:table-cell table:formula="of:=ROUNDUP(MONTH([.H277])/3)" office:value-type="float" office:value="4">
            <text:p>4</text:p>
          </table:table-cell>
          <table:table-cell table:formula="of:=MONTH([.H277])" office:value-type="float" office:value="10">
            <text:p>10</text:p>
          </table:table-cell>
          <table:table-cell table:formula="of:=&quot;Oct &quot; &amp; [.B277]" office:value-type="string" office:string-value="Oct 2008">
            <text:p>Oct 2008</text:p>
          </table:table-cell>
          <table:table-cell table:formula="of:=DAY([.H277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08-10-02">
            <text:p>10/02/08</text:p>
          </table:table-cell>
        </table:table-row>
        <table:table-row table:style-name="ro1">
          <table:table-cell table:formula="of:=YEAR([.H278])&amp;RIGHT(&quot;0&quot;&amp;MONTH([.H278]);2)&amp;RIGHT(&quot;0&quot;&amp;DAY([.H278]);2)" office:value-type="string" office:string-value="20081003">
            <text:p>20081003</text:p>
          </table:table-cell>
          <table:table-cell table:formula="of:=YEAR([.H278])" office:value-type="float" office:value="2008">
            <text:p>2008</text:p>
          </table:table-cell>
          <table:table-cell table:formula="of:=ROUNDUP(MONTH([.H278])/3)" office:value-type="float" office:value="4">
            <text:p>4</text:p>
          </table:table-cell>
          <table:table-cell table:formula="of:=MONTH([.H278])" office:value-type="float" office:value="10">
            <text:p>10</text:p>
          </table:table-cell>
          <table:table-cell table:formula="of:=&quot;Oct &quot; &amp; [.B278]" office:value-type="string" office:string-value="Oct 2008">
            <text:p>Oct 2008</text:p>
          </table:table-cell>
          <table:table-cell table:formula="of:=DAY([.H278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08-10-03">
            <text:p>10/03/08</text:p>
          </table:table-cell>
        </table:table-row>
        <table:table-row table:style-name="ro1">
          <table:table-cell table:formula="of:=YEAR([.H279])&amp;RIGHT(&quot;0&quot;&amp;MONTH([.H279]);2)&amp;RIGHT(&quot;0&quot;&amp;DAY([.H279]);2)" office:value-type="string" office:string-value="20081004">
            <text:p>20081004</text:p>
          </table:table-cell>
          <table:table-cell table:formula="of:=YEAR([.H279])" office:value-type="float" office:value="2008">
            <text:p>2008</text:p>
          </table:table-cell>
          <table:table-cell table:formula="of:=ROUNDUP(MONTH([.H279])/3)" office:value-type="float" office:value="4">
            <text:p>4</text:p>
          </table:table-cell>
          <table:table-cell table:formula="of:=MONTH([.H279])" office:value-type="float" office:value="10">
            <text:p>10</text:p>
          </table:table-cell>
          <table:table-cell table:formula="of:=&quot;Oct &quot; &amp; [.B279]" office:value-type="string" office:string-value="Oct 2008">
            <text:p>Oct 2008</text:p>
          </table:table-cell>
          <table:table-cell table:formula="of:=DAY([.H279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08-10-04">
            <text:p>10/04/08</text:p>
          </table:table-cell>
        </table:table-row>
        <table:table-row table:style-name="ro1">
          <table:table-cell table:formula="of:=YEAR([.H280])&amp;RIGHT(&quot;0&quot;&amp;MONTH([.H280]);2)&amp;RIGHT(&quot;0&quot;&amp;DAY([.H280]);2)" office:value-type="string" office:string-value="20081005">
            <text:p>20081005</text:p>
          </table:table-cell>
          <table:table-cell table:formula="of:=YEAR([.H280])" office:value-type="float" office:value="2008">
            <text:p>2008</text:p>
          </table:table-cell>
          <table:table-cell table:formula="of:=ROUNDUP(MONTH([.H280])/3)" office:value-type="float" office:value="4">
            <text:p>4</text:p>
          </table:table-cell>
          <table:table-cell table:formula="of:=MONTH([.H280])" office:value-type="float" office:value="10">
            <text:p>10</text:p>
          </table:table-cell>
          <table:table-cell table:formula="of:=&quot;Oct &quot; &amp; [.B280]" office:value-type="string" office:string-value="Oct 2008">
            <text:p>Oct 2008</text:p>
          </table:table-cell>
          <table:table-cell table:formula="of:=DAY([.H280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08-10-05">
            <text:p>10/05/08</text:p>
          </table:table-cell>
        </table:table-row>
        <table:table-row table:style-name="ro1">
          <table:table-cell table:formula="of:=YEAR([.H281])&amp;RIGHT(&quot;0&quot;&amp;MONTH([.H281]);2)&amp;RIGHT(&quot;0&quot;&amp;DAY([.H281]);2)" office:value-type="string" office:string-value="20081006">
            <text:p>20081006</text:p>
          </table:table-cell>
          <table:table-cell table:formula="of:=YEAR([.H281])" office:value-type="float" office:value="2008">
            <text:p>2008</text:p>
          </table:table-cell>
          <table:table-cell table:formula="of:=ROUNDUP(MONTH([.H281])/3)" office:value-type="float" office:value="4">
            <text:p>4</text:p>
          </table:table-cell>
          <table:table-cell table:formula="of:=MONTH([.H281])" office:value-type="float" office:value="10">
            <text:p>10</text:p>
          </table:table-cell>
          <table:table-cell table:formula="of:=&quot;Oct &quot; &amp; [.B281]" office:value-type="string" office:string-value="Oct 2008">
            <text:p>Oct 2008</text:p>
          </table:table-cell>
          <table:table-cell table:formula="of:=DAY([.H281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08-10-06">
            <text:p>10/06/08</text:p>
          </table:table-cell>
        </table:table-row>
        <table:table-row table:style-name="ro1">
          <table:table-cell table:formula="of:=YEAR([.H282])&amp;RIGHT(&quot;0&quot;&amp;MONTH([.H282]);2)&amp;RIGHT(&quot;0&quot;&amp;DAY([.H282]);2)" office:value-type="string" office:string-value="20081007">
            <text:p>20081007</text:p>
          </table:table-cell>
          <table:table-cell table:formula="of:=YEAR([.H282])" office:value-type="float" office:value="2008">
            <text:p>2008</text:p>
          </table:table-cell>
          <table:table-cell table:formula="of:=ROUNDUP(MONTH([.H282])/3)" office:value-type="float" office:value="4">
            <text:p>4</text:p>
          </table:table-cell>
          <table:table-cell table:formula="of:=MONTH([.H282])" office:value-type="float" office:value="10">
            <text:p>10</text:p>
          </table:table-cell>
          <table:table-cell table:formula="of:=&quot;Oct &quot; &amp; [.B282]" office:value-type="string" office:string-value="Oct 2008">
            <text:p>Oct 2008</text:p>
          </table:table-cell>
          <table:table-cell table:formula="of:=DAY([.H282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08-10-07">
            <text:p>10/07/08</text:p>
          </table:table-cell>
        </table:table-row>
        <table:table-row table:style-name="ro1">
          <table:table-cell table:formula="of:=YEAR([.H283])&amp;RIGHT(&quot;0&quot;&amp;MONTH([.H283]);2)&amp;RIGHT(&quot;0&quot;&amp;DAY([.H283]);2)" office:value-type="string" office:string-value="20081008">
            <text:p>20081008</text:p>
          </table:table-cell>
          <table:table-cell table:formula="of:=YEAR([.H283])" office:value-type="float" office:value="2008">
            <text:p>2008</text:p>
          </table:table-cell>
          <table:table-cell table:formula="of:=ROUNDUP(MONTH([.H283])/3)" office:value-type="float" office:value="4">
            <text:p>4</text:p>
          </table:table-cell>
          <table:table-cell table:formula="of:=MONTH([.H283])" office:value-type="float" office:value="10">
            <text:p>10</text:p>
          </table:table-cell>
          <table:table-cell table:formula="of:=&quot;Oct &quot; &amp; [.B283]" office:value-type="string" office:string-value="Oct 2008">
            <text:p>Oct 2008</text:p>
          </table:table-cell>
          <table:table-cell table:formula="of:=DAY([.H283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08-10-08">
            <text:p>10/08/08</text:p>
          </table:table-cell>
        </table:table-row>
        <table:table-row table:style-name="ro1">
          <table:table-cell table:formula="of:=YEAR([.H284])&amp;RIGHT(&quot;0&quot;&amp;MONTH([.H284]);2)&amp;RIGHT(&quot;0&quot;&amp;DAY([.H284]);2)" office:value-type="string" office:string-value="20081009">
            <text:p>20081009</text:p>
          </table:table-cell>
          <table:table-cell table:formula="of:=YEAR([.H284])" office:value-type="float" office:value="2008">
            <text:p>2008</text:p>
          </table:table-cell>
          <table:table-cell table:formula="of:=ROUNDUP(MONTH([.H284])/3)" office:value-type="float" office:value="4">
            <text:p>4</text:p>
          </table:table-cell>
          <table:table-cell table:formula="of:=MONTH([.H284])" office:value-type="float" office:value="10">
            <text:p>10</text:p>
          </table:table-cell>
          <table:table-cell table:formula="of:=&quot;Oct &quot; &amp; [.B284]" office:value-type="string" office:string-value="Oct 2008">
            <text:p>Oct 2008</text:p>
          </table:table-cell>
          <table:table-cell table:formula="of:=DAY([.H284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08-10-09">
            <text:p>10/09/08</text:p>
          </table:table-cell>
        </table:table-row>
        <table:table-row table:style-name="ro1">
          <table:table-cell table:formula="of:=YEAR([.H285])&amp;RIGHT(&quot;0&quot;&amp;MONTH([.H285]);2)&amp;RIGHT(&quot;0&quot;&amp;DAY([.H285]);2)" office:value-type="string" office:string-value="20081010">
            <text:p>20081010</text:p>
          </table:table-cell>
          <table:table-cell table:formula="of:=YEAR([.H285])" office:value-type="float" office:value="2008">
            <text:p>2008</text:p>
          </table:table-cell>
          <table:table-cell table:formula="of:=ROUNDUP(MONTH([.H285])/3)" office:value-type="float" office:value="4">
            <text:p>4</text:p>
          </table:table-cell>
          <table:table-cell table:formula="of:=MONTH([.H285])" office:value-type="float" office:value="10">
            <text:p>10</text:p>
          </table:table-cell>
          <table:table-cell table:formula="of:=&quot;Oct &quot; &amp; [.B285]" office:value-type="string" office:string-value="Oct 2008">
            <text:p>Oct 2008</text:p>
          </table:table-cell>
          <table:table-cell table:formula="of:=DAY([.H285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08-10-10">
            <text:p>10/10/08</text:p>
          </table:table-cell>
        </table:table-row>
        <table:table-row table:style-name="ro1">
          <table:table-cell table:formula="of:=YEAR([.H286])&amp;RIGHT(&quot;0&quot;&amp;MONTH([.H286]);2)&amp;RIGHT(&quot;0&quot;&amp;DAY([.H286]);2)" office:value-type="string" office:string-value="20081011">
            <text:p>20081011</text:p>
          </table:table-cell>
          <table:table-cell table:formula="of:=YEAR([.H286])" office:value-type="float" office:value="2008">
            <text:p>2008</text:p>
          </table:table-cell>
          <table:table-cell table:formula="of:=ROUNDUP(MONTH([.H286])/3)" office:value-type="float" office:value="4">
            <text:p>4</text:p>
          </table:table-cell>
          <table:table-cell table:formula="of:=MONTH([.H286])" office:value-type="float" office:value="10">
            <text:p>10</text:p>
          </table:table-cell>
          <table:table-cell table:formula="of:=&quot;Oct &quot; &amp; [.B286]" office:value-type="string" office:string-value="Oct 2008">
            <text:p>Oct 2008</text:p>
          </table:table-cell>
          <table:table-cell table:formula="of:=DAY([.H286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08-10-11">
            <text:p>10/11/08</text:p>
          </table:table-cell>
        </table:table-row>
        <table:table-row table:style-name="ro1">
          <table:table-cell table:formula="of:=YEAR([.H287])&amp;RIGHT(&quot;0&quot;&amp;MONTH([.H287]);2)&amp;RIGHT(&quot;0&quot;&amp;DAY([.H287]);2)" office:value-type="string" office:string-value="20081012">
            <text:p>20081012</text:p>
          </table:table-cell>
          <table:table-cell table:formula="of:=YEAR([.H287])" office:value-type="float" office:value="2008">
            <text:p>2008</text:p>
          </table:table-cell>
          <table:table-cell table:formula="of:=ROUNDUP(MONTH([.H287])/3)" office:value-type="float" office:value="4">
            <text:p>4</text:p>
          </table:table-cell>
          <table:table-cell table:formula="of:=MONTH([.H287])" office:value-type="float" office:value="10">
            <text:p>10</text:p>
          </table:table-cell>
          <table:table-cell table:formula="of:=&quot;Oct &quot; &amp; [.B287]" office:value-type="string" office:string-value="Oct 2008">
            <text:p>Oct 2008</text:p>
          </table:table-cell>
          <table:table-cell table:formula="of:=DAY([.H287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08-10-12">
            <text:p>10/12/08</text:p>
          </table:table-cell>
        </table:table-row>
        <table:table-row table:style-name="ro1">
          <table:table-cell table:formula="of:=YEAR([.H288])&amp;RIGHT(&quot;0&quot;&amp;MONTH([.H288]);2)&amp;RIGHT(&quot;0&quot;&amp;DAY([.H288]);2)" office:value-type="string" office:string-value="20081013">
            <text:p>20081013</text:p>
          </table:table-cell>
          <table:table-cell table:formula="of:=YEAR([.H288])" office:value-type="float" office:value="2008">
            <text:p>2008</text:p>
          </table:table-cell>
          <table:table-cell table:formula="of:=ROUNDUP(MONTH([.H288])/3)" office:value-type="float" office:value="4">
            <text:p>4</text:p>
          </table:table-cell>
          <table:table-cell table:formula="of:=MONTH([.H288])" office:value-type="float" office:value="10">
            <text:p>10</text:p>
          </table:table-cell>
          <table:table-cell table:formula="of:=&quot;Oct &quot; &amp; [.B288]" office:value-type="string" office:string-value="Oct 2008">
            <text:p>Oct 2008</text:p>
          </table:table-cell>
          <table:table-cell table:formula="of:=DAY([.H288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08-10-13">
            <text:p>10/13/08</text:p>
          </table:table-cell>
        </table:table-row>
        <table:table-row table:style-name="ro1">
          <table:table-cell table:formula="of:=YEAR([.H289])&amp;RIGHT(&quot;0&quot;&amp;MONTH([.H289]);2)&amp;RIGHT(&quot;0&quot;&amp;DAY([.H289]);2)" office:value-type="string" office:string-value="20081014">
            <text:p>20081014</text:p>
          </table:table-cell>
          <table:table-cell table:formula="of:=YEAR([.H289])" office:value-type="float" office:value="2008">
            <text:p>2008</text:p>
          </table:table-cell>
          <table:table-cell table:formula="of:=ROUNDUP(MONTH([.H289])/3)" office:value-type="float" office:value="4">
            <text:p>4</text:p>
          </table:table-cell>
          <table:table-cell table:formula="of:=MONTH([.H289])" office:value-type="float" office:value="10">
            <text:p>10</text:p>
          </table:table-cell>
          <table:table-cell table:formula="of:=&quot;Oct &quot; &amp; [.B289]" office:value-type="string" office:string-value="Oct 2008">
            <text:p>Oct 2008</text:p>
          </table:table-cell>
          <table:table-cell table:formula="of:=DAY([.H289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08-10-14">
            <text:p>10/14/08</text:p>
          </table:table-cell>
        </table:table-row>
        <table:table-row table:style-name="ro1">
          <table:table-cell table:formula="of:=YEAR([.H290])&amp;RIGHT(&quot;0&quot;&amp;MONTH([.H290]);2)&amp;RIGHT(&quot;0&quot;&amp;DAY([.H290]);2)" office:value-type="string" office:string-value="20081015">
            <text:p>20081015</text:p>
          </table:table-cell>
          <table:table-cell table:formula="of:=YEAR([.H290])" office:value-type="float" office:value="2008">
            <text:p>2008</text:p>
          </table:table-cell>
          <table:table-cell table:formula="of:=ROUNDUP(MONTH([.H290])/3)" office:value-type="float" office:value="4">
            <text:p>4</text:p>
          </table:table-cell>
          <table:table-cell table:formula="of:=MONTH([.H290])" office:value-type="float" office:value="10">
            <text:p>10</text:p>
          </table:table-cell>
          <table:table-cell table:formula="of:=&quot;Oct &quot; &amp; [.B290]" office:value-type="string" office:string-value="Oct 2008">
            <text:p>Oct 2008</text:p>
          </table:table-cell>
          <table:table-cell table:formula="of:=DAY([.H290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08-10-15">
            <text:p>10/15/08</text:p>
          </table:table-cell>
        </table:table-row>
        <table:table-row table:style-name="ro1">
          <table:table-cell table:formula="of:=YEAR([.H291])&amp;RIGHT(&quot;0&quot;&amp;MONTH([.H291]);2)&amp;RIGHT(&quot;0&quot;&amp;DAY([.H291]);2)" office:value-type="string" office:string-value="20081016">
            <text:p>20081016</text:p>
          </table:table-cell>
          <table:table-cell table:formula="of:=YEAR([.H291])" office:value-type="float" office:value="2008">
            <text:p>2008</text:p>
          </table:table-cell>
          <table:table-cell table:formula="of:=ROUNDUP(MONTH([.H291])/3)" office:value-type="float" office:value="4">
            <text:p>4</text:p>
          </table:table-cell>
          <table:table-cell table:formula="of:=MONTH([.H291])" office:value-type="float" office:value="10">
            <text:p>10</text:p>
          </table:table-cell>
          <table:table-cell table:formula="of:=&quot;Oct &quot; &amp; [.B291]" office:value-type="string" office:string-value="Oct 2008">
            <text:p>Oct 2008</text:p>
          </table:table-cell>
          <table:table-cell table:formula="of:=DAY([.H291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08-10-16">
            <text:p>10/16/08</text:p>
          </table:table-cell>
        </table:table-row>
        <table:table-row table:style-name="ro1">
          <table:table-cell table:formula="of:=YEAR([.H292])&amp;RIGHT(&quot;0&quot;&amp;MONTH([.H292]);2)&amp;RIGHT(&quot;0&quot;&amp;DAY([.H292]);2)" office:value-type="string" office:string-value="20081017">
            <text:p>20081017</text:p>
          </table:table-cell>
          <table:table-cell table:formula="of:=YEAR([.H292])" office:value-type="float" office:value="2008">
            <text:p>2008</text:p>
          </table:table-cell>
          <table:table-cell table:formula="of:=ROUNDUP(MONTH([.H292])/3)" office:value-type="float" office:value="4">
            <text:p>4</text:p>
          </table:table-cell>
          <table:table-cell table:formula="of:=MONTH([.H292])" office:value-type="float" office:value="10">
            <text:p>10</text:p>
          </table:table-cell>
          <table:table-cell table:formula="of:=&quot;Oct &quot; &amp; [.B292]" office:value-type="string" office:string-value="Oct 2008">
            <text:p>Oct 2008</text:p>
          </table:table-cell>
          <table:table-cell table:formula="of:=DAY([.H292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08-10-17">
            <text:p>10/17/08</text:p>
          </table:table-cell>
        </table:table-row>
        <table:table-row table:style-name="ro1">
          <table:table-cell table:formula="of:=YEAR([.H293])&amp;RIGHT(&quot;0&quot;&amp;MONTH([.H293]);2)&amp;RIGHT(&quot;0&quot;&amp;DAY([.H293]);2)" office:value-type="string" office:string-value="20081018">
            <text:p>20081018</text:p>
          </table:table-cell>
          <table:table-cell table:formula="of:=YEAR([.H293])" office:value-type="float" office:value="2008">
            <text:p>2008</text:p>
          </table:table-cell>
          <table:table-cell table:formula="of:=ROUNDUP(MONTH([.H293])/3)" office:value-type="float" office:value="4">
            <text:p>4</text:p>
          </table:table-cell>
          <table:table-cell table:formula="of:=MONTH([.H293])" office:value-type="float" office:value="10">
            <text:p>10</text:p>
          </table:table-cell>
          <table:table-cell table:formula="of:=&quot;Oct &quot; &amp; [.B293]" office:value-type="string" office:string-value="Oct 2008">
            <text:p>Oct 2008</text:p>
          </table:table-cell>
          <table:table-cell table:formula="of:=DAY([.H293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08-10-18">
            <text:p>10/18/08</text:p>
          </table:table-cell>
        </table:table-row>
        <table:table-row table:style-name="ro1">
          <table:table-cell table:formula="of:=YEAR([.H294])&amp;RIGHT(&quot;0&quot;&amp;MONTH([.H294]);2)&amp;RIGHT(&quot;0&quot;&amp;DAY([.H294]);2)" office:value-type="string" office:string-value="20081019">
            <text:p>20081019</text:p>
          </table:table-cell>
          <table:table-cell table:formula="of:=YEAR([.H294])" office:value-type="float" office:value="2008">
            <text:p>2008</text:p>
          </table:table-cell>
          <table:table-cell table:formula="of:=ROUNDUP(MONTH([.H294])/3)" office:value-type="float" office:value="4">
            <text:p>4</text:p>
          </table:table-cell>
          <table:table-cell table:formula="of:=MONTH([.H294])" office:value-type="float" office:value="10">
            <text:p>10</text:p>
          </table:table-cell>
          <table:table-cell table:formula="of:=&quot;Oct &quot; &amp; [.B294]" office:value-type="string" office:string-value="Oct 2008">
            <text:p>Oct 2008</text:p>
          </table:table-cell>
          <table:table-cell table:formula="of:=DAY([.H294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08-10-19">
            <text:p>10/19/08</text:p>
          </table:table-cell>
        </table:table-row>
        <table:table-row table:style-name="ro1">
          <table:table-cell table:formula="of:=YEAR([.H295])&amp;RIGHT(&quot;0&quot;&amp;MONTH([.H295]);2)&amp;RIGHT(&quot;0&quot;&amp;DAY([.H295]);2)" office:value-type="string" office:string-value="20081020">
            <text:p>20081020</text:p>
          </table:table-cell>
          <table:table-cell table:formula="of:=YEAR([.H295])" office:value-type="float" office:value="2008">
            <text:p>2008</text:p>
          </table:table-cell>
          <table:table-cell table:formula="of:=ROUNDUP(MONTH([.H295])/3)" office:value-type="float" office:value="4">
            <text:p>4</text:p>
          </table:table-cell>
          <table:table-cell table:formula="of:=MONTH([.H295])" office:value-type="float" office:value="10">
            <text:p>10</text:p>
          </table:table-cell>
          <table:table-cell table:formula="of:=&quot;Oct &quot; &amp; [.B295]" office:value-type="string" office:string-value="Oct 2008">
            <text:p>Oct 2008</text:p>
          </table:table-cell>
          <table:table-cell table:formula="of:=DAY([.H295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08-10-20">
            <text:p>10/20/08</text:p>
          </table:table-cell>
        </table:table-row>
        <table:table-row table:style-name="ro1">
          <table:table-cell table:formula="of:=YEAR([.H296])&amp;RIGHT(&quot;0&quot;&amp;MONTH([.H296]);2)&amp;RIGHT(&quot;0&quot;&amp;DAY([.H296]);2)" office:value-type="string" office:string-value="20081021">
            <text:p>20081021</text:p>
          </table:table-cell>
          <table:table-cell table:formula="of:=YEAR([.H296])" office:value-type="float" office:value="2008">
            <text:p>2008</text:p>
          </table:table-cell>
          <table:table-cell table:formula="of:=ROUNDUP(MONTH([.H296])/3)" office:value-type="float" office:value="4">
            <text:p>4</text:p>
          </table:table-cell>
          <table:table-cell table:formula="of:=MONTH([.H296])" office:value-type="float" office:value="10">
            <text:p>10</text:p>
          </table:table-cell>
          <table:table-cell table:formula="of:=&quot;Oct &quot; &amp; [.B296]" office:value-type="string" office:string-value="Oct 2008">
            <text:p>Oct 2008</text:p>
          </table:table-cell>
          <table:table-cell table:formula="of:=DAY([.H296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08-10-21">
            <text:p>10/21/08</text:p>
          </table:table-cell>
        </table:table-row>
        <table:table-row table:style-name="ro1">
          <table:table-cell table:formula="of:=YEAR([.H297])&amp;RIGHT(&quot;0&quot;&amp;MONTH([.H297]);2)&amp;RIGHT(&quot;0&quot;&amp;DAY([.H297]);2)" office:value-type="string" office:string-value="20081022">
            <text:p>20081022</text:p>
          </table:table-cell>
          <table:table-cell table:formula="of:=YEAR([.H297])" office:value-type="float" office:value="2008">
            <text:p>2008</text:p>
          </table:table-cell>
          <table:table-cell table:formula="of:=ROUNDUP(MONTH([.H297])/3)" office:value-type="float" office:value="4">
            <text:p>4</text:p>
          </table:table-cell>
          <table:table-cell table:formula="of:=MONTH([.H297])" office:value-type="float" office:value="10">
            <text:p>10</text:p>
          </table:table-cell>
          <table:table-cell table:formula="of:=&quot;Oct &quot; &amp; [.B297]" office:value-type="string" office:string-value="Oct 2008">
            <text:p>Oct 2008</text:p>
          </table:table-cell>
          <table:table-cell table:formula="of:=DAY([.H297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08-10-22">
            <text:p>10/22/08</text:p>
          </table:table-cell>
        </table:table-row>
        <table:table-row table:style-name="ro1">
          <table:table-cell table:formula="of:=YEAR([.H298])&amp;RIGHT(&quot;0&quot;&amp;MONTH([.H298]);2)&amp;RIGHT(&quot;0&quot;&amp;DAY([.H298]);2)" office:value-type="string" office:string-value="20081023">
            <text:p>20081023</text:p>
          </table:table-cell>
          <table:table-cell table:formula="of:=YEAR([.H298])" office:value-type="float" office:value="2008">
            <text:p>2008</text:p>
          </table:table-cell>
          <table:table-cell table:formula="of:=ROUNDUP(MONTH([.H298])/3)" office:value-type="float" office:value="4">
            <text:p>4</text:p>
          </table:table-cell>
          <table:table-cell table:formula="of:=MONTH([.H298])" office:value-type="float" office:value="10">
            <text:p>10</text:p>
          </table:table-cell>
          <table:table-cell table:formula="of:=&quot;Oct &quot; &amp; [.B298]" office:value-type="string" office:string-value="Oct 2008">
            <text:p>Oct 2008</text:p>
          </table:table-cell>
          <table:table-cell table:formula="of:=DAY([.H298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08-10-23">
            <text:p>10/23/08</text:p>
          </table:table-cell>
        </table:table-row>
        <table:table-row table:style-name="ro1">
          <table:table-cell table:formula="of:=YEAR([.H299])&amp;RIGHT(&quot;0&quot;&amp;MONTH([.H299]);2)&amp;RIGHT(&quot;0&quot;&amp;DAY([.H299]);2)" office:value-type="string" office:string-value="20081024">
            <text:p>20081024</text:p>
          </table:table-cell>
          <table:table-cell table:formula="of:=YEAR([.H299])" office:value-type="float" office:value="2008">
            <text:p>2008</text:p>
          </table:table-cell>
          <table:table-cell table:formula="of:=ROUNDUP(MONTH([.H299])/3)" office:value-type="float" office:value="4">
            <text:p>4</text:p>
          </table:table-cell>
          <table:table-cell table:formula="of:=MONTH([.H299])" office:value-type="float" office:value="10">
            <text:p>10</text:p>
          </table:table-cell>
          <table:table-cell table:formula="of:=&quot;Oct &quot; &amp; [.B299]" office:value-type="string" office:string-value="Oct 2008">
            <text:p>Oct 2008</text:p>
          </table:table-cell>
          <table:table-cell table:formula="of:=DAY([.H299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08-10-24">
            <text:p>10/24/08</text:p>
          </table:table-cell>
        </table:table-row>
        <table:table-row table:style-name="ro1">
          <table:table-cell table:formula="of:=YEAR([.H300])&amp;RIGHT(&quot;0&quot;&amp;MONTH([.H300]);2)&amp;RIGHT(&quot;0&quot;&amp;DAY([.H300]);2)" office:value-type="string" office:string-value="20081025">
            <text:p>20081025</text:p>
          </table:table-cell>
          <table:table-cell table:formula="of:=YEAR([.H300])" office:value-type="float" office:value="2008">
            <text:p>2008</text:p>
          </table:table-cell>
          <table:table-cell table:formula="of:=ROUNDUP(MONTH([.H300])/3)" office:value-type="float" office:value="4">
            <text:p>4</text:p>
          </table:table-cell>
          <table:table-cell table:formula="of:=MONTH([.H300])" office:value-type="float" office:value="10">
            <text:p>10</text:p>
          </table:table-cell>
          <table:table-cell table:formula="of:=&quot;Oct &quot; &amp; [.B300]" office:value-type="string" office:string-value="Oct 2008">
            <text:p>Oct 2008</text:p>
          </table:table-cell>
          <table:table-cell table:formula="of:=DAY([.H300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08-10-25">
            <text:p>10/25/08</text:p>
          </table:table-cell>
        </table:table-row>
        <table:table-row table:style-name="ro1">
          <table:table-cell table:formula="of:=YEAR([.H301])&amp;RIGHT(&quot;0&quot;&amp;MONTH([.H301]);2)&amp;RIGHT(&quot;0&quot;&amp;DAY([.H301]);2)" office:value-type="string" office:string-value="20081026">
            <text:p>20081026</text:p>
          </table:table-cell>
          <table:table-cell table:formula="of:=YEAR([.H301])" office:value-type="float" office:value="2008">
            <text:p>2008</text:p>
          </table:table-cell>
          <table:table-cell table:formula="of:=ROUNDUP(MONTH([.H301])/3)" office:value-type="float" office:value="4">
            <text:p>4</text:p>
          </table:table-cell>
          <table:table-cell table:formula="of:=MONTH([.H301])" office:value-type="float" office:value="10">
            <text:p>10</text:p>
          </table:table-cell>
          <table:table-cell table:formula="of:=&quot;Oct &quot; &amp; [.B301]" office:value-type="string" office:string-value="Oct 2008">
            <text:p>Oct 2008</text:p>
          </table:table-cell>
          <table:table-cell table:formula="of:=DAY([.H301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08-10-26">
            <text:p>10/26/08</text:p>
          </table:table-cell>
        </table:table-row>
        <table:table-row table:style-name="ro1">
          <table:table-cell table:formula="of:=YEAR([.H302])&amp;RIGHT(&quot;0&quot;&amp;MONTH([.H302]);2)&amp;RIGHT(&quot;0&quot;&amp;DAY([.H302]);2)" office:value-type="string" office:string-value="20081027">
            <text:p>20081027</text:p>
          </table:table-cell>
          <table:table-cell table:formula="of:=YEAR([.H302])" office:value-type="float" office:value="2008">
            <text:p>2008</text:p>
          </table:table-cell>
          <table:table-cell table:formula="of:=ROUNDUP(MONTH([.H302])/3)" office:value-type="float" office:value="4">
            <text:p>4</text:p>
          </table:table-cell>
          <table:table-cell table:formula="of:=MONTH([.H302])" office:value-type="float" office:value="10">
            <text:p>10</text:p>
          </table:table-cell>
          <table:table-cell table:formula="of:=&quot;Oct &quot; &amp; [.B302]" office:value-type="string" office:string-value="Oct 2008">
            <text:p>Oct 2008</text:p>
          </table:table-cell>
          <table:table-cell table:formula="of:=DAY([.H302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08-10-27">
            <text:p>10/27/08</text:p>
          </table:table-cell>
        </table:table-row>
        <table:table-row table:style-name="ro1">
          <table:table-cell table:formula="of:=YEAR([.H303])&amp;RIGHT(&quot;0&quot;&amp;MONTH([.H303]);2)&amp;RIGHT(&quot;0&quot;&amp;DAY([.H303]);2)" office:value-type="string" office:string-value="20081028">
            <text:p>20081028</text:p>
          </table:table-cell>
          <table:table-cell table:formula="of:=YEAR([.H303])" office:value-type="float" office:value="2008">
            <text:p>2008</text:p>
          </table:table-cell>
          <table:table-cell table:formula="of:=ROUNDUP(MONTH([.H303])/3)" office:value-type="float" office:value="4">
            <text:p>4</text:p>
          </table:table-cell>
          <table:table-cell table:formula="of:=MONTH([.H303])" office:value-type="float" office:value="10">
            <text:p>10</text:p>
          </table:table-cell>
          <table:table-cell table:formula="of:=&quot;Oct &quot; &amp; [.B303]" office:value-type="string" office:string-value="Oct 2008">
            <text:p>Oct 2008</text:p>
          </table:table-cell>
          <table:table-cell table:formula="of:=DAY([.H303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08-10-28">
            <text:p>10/28/08</text:p>
          </table:table-cell>
        </table:table-row>
        <table:table-row table:style-name="ro1">
          <table:table-cell table:formula="of:=YEAR([.H304])&amp;RIGHT(&quot;0&quot;&amp;MONTH([.H304]);2)&amp;RIGHT(&quot;0&quot;&amp;DAY([.H304]);2)" office:value-type="string" office:string-value="20081029">
            <text:p>20081029</text:p>
          </table:table-cell>
          <table:table-cell table:formula="of:=YEAR([.H304])" office:value-type="float" office:value="2008">
            <text:p>2008</text:p>
          </table:table-cell>
          <table:table-cell table:formula="of:=ROUNDUP(MONTH([.H304])/3)" office:value-type="float" office:value="4">
            <text:p>4</text:p>
          </table:table-cell>
          <table:table-cell table:formula="of:=MONTH([.H304])" office:value-type="float" office:value="10">
            <text:p>10</text:p>
          </table:table-cell>
          <table:table-cell table:formula="of:=&quot;Oct &quot; &amp; [.B304]" office:value-type="string" office:string-value="Oct 2008">
            <text:p>Oct 2008</text:p>
          </table:table-cell>
          <table:table-cell table:formula="of:=DAY([.H304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08-10-29">
            <text:p>10/29/08</text:p>
          </table:table-cell>
        </table:table-row>
        <table:table-row table:style-name="ro1">
          <table:table-cell table:formula="of:=YEAR([.H305])&amp;RIGHT(&quot;0&quot;&amp;MONTH([.H305]);2)&amp;RIGHT(&quot;0&quot;&amp;DAY([.H305]);2)" office:value-type="string" office:string-value="20081030">
            <text:p>20081030</text:p>
          </table:table-cell>
          <table:table-cell table:formula="of:=YEAR([.H305])" office:value-type="float" office:value="2008">
            <text:p>2008</text:p>
          </table:table-cell>
          <table:table-cell table:formula="of:=ROUNDUP(MONTH([.H305])/3)" office:value-type="float" office:value="4">
            <text:p>4</text:p>
          </table:table-cell>
          <table:table-cell table:formula="of:=MONTH([.H305])" office:value-type="float" office:value="10">
            <text:p>10</text:p>
          </table:table-cell>
          <table:table-cell table:formula="of:=&quot;Oct &quot; &amp; [.B305]" office:value-type="string" office:string-value="Oct 2008">
            <text:p>Oct 2008</text:p>
          </table:table-cell>
          <table:table-cell table:formula="of:=DAY([.H305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08-10-30">
            <text:p>10/30/08</text:p>
          </table:table-cell>
        </table:table-row>
        <table:table-row table:style-name="ro1">
          <table:table-cell table:formula="of:=YEAR([.H306])&amp;RIGHT(&quot;0&quot;&amp;MONTH([.H306]);2)&amp;RIGHT(&quot;0&quot;&amp;DAY([.H306]);2)" office:value-type="string" office:string-value="20081031">
            <text:p>20081031</text:p>
          </table:table-cell>
          <table:table-cell table:formula="of:=YEAR([.H306])" office:value-type="float" office:value="2008">
            <text:p>2008</text:p>
          </table:table-cell>
          <table:table-cell table:formula="of:=ROUNDUP(MONTH([.H306])/3)" office:value-type="float" office:value="4">
            <text:p>4</text:p>
          </table:table-cell>
          <table:table-cell table:formula="of:=MONTH([.H306])" office:value-type="float" office:value="10">
            <text:p>10</text:p>
          </table:table-cell>
          <table:table-cell table:formula="of:=&quot;Oct &quot; &amp; [.B306]" office:value-type="string" office:string-value="Oct 2008">
            <text:p>Oct 2008</text:p>
          </table:table-cell>
          <table:table-cell table:formula="of:=DAY([.H306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08-10-31">
            <text:p>10/31/08</text:p>
          </table:table-cell>
        </table:table-row>
        <table:table-row table:style-name="ro1">
          <table:table-cell table:formula="of:=YEAR([.H307])&amp;RIGHT(&quot;0&quot;&amp;MONTH([.H307]);2)&amp;RIGHT(&quot;0&quot;&amp;DAY([.H307]);2)" office:value-type="string" office:string-value="20081101">
            <text:p>20081101</text:p>
          </table:table-cell>
          <table:table-cell table:formula="of:=YEAR([.H307])" office:value-type="float" office:value="2008">
            <text:p>2008</text:p>
          </table:table-cell>
          <table:table-cell table:formula="of:=ROUNDUP(MONTH([.H307])/3)" office:value-type="float" office:value="4">
            <text:p>4</text:p>
          </table:table-cell>
          <table:table-cell table:formula="of:=MONTH([.H307])" office:value-type="float" office:value="11">
            <text:p>11</text:p>
          </table:table-cell>
          <table:table-cell table:formula="of:=&quot;Nov &quot; &amp; [.B307]" office:value-type="string" office:string-value="Nov 2008">
            <text:p>Nov 2008</text:p>
          </table:table-cell>
          <table:table-cell table:formula="of:=DAY([.H307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08-11-01">
            <text:p>11/01/08</text:p>
          </table:table-cell>
        </table:table-row>
        <table:table-row table:style-name="ro1">
          <table:table-cell table:formula="of:=YEAR([.H308])&amp;RIGHT(&quot;0&quot;&amp;MONTH([.H308]);2)&amp;RIGHT(&quot;0&quot;&amp;DAY([.H308]);2)" office:value-type="string" office:string-value="20081102">
            <text:p>20081102</text:p>
          </table:table-cell>
          <table:table-cell table:formula="of:=YEAR([.H308])" office:value-type="float" office:value="2008">
            <text:p>2008</text:p>
          </table:table-cell>
          <table:table-cell table:formula="of:=ROUNDUP(MONTH([.H308])/3)" office:value-type="float" office:value="4">
            <text:p>4</text:p>
          </table:table-cell>
          <table:table-cell table:formula="of:=MONTH([.H308])" office:value-type="float" office:value="11">
            <text:p>11</text:p>
          </table:table-cell>
          <table:table-cell table:formula="of:=&quot;Nov &quot; &amp; [.B308]" office:value-type="string" office:string-value="Nov 2008">
            <text:p>Nov 2008</text:p>
          </table:table-cell>
          <table:table-cell table:formula="of:=DAY([.H308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08-11-02">
            <text:p>11/02/08</text:p>
          </table:table-cell>
        </table:table-row>
        <table:table-row table:style-name="ro1">
          <table:table-cell table:formula="of:=YEAR([.H309])&amp;RIGHT(&quot;0&quot;&amp;MONTH([.H309]);2)&amp;RIGHT(&quot;0&quot;&amp;DAY([.H309]);2)" office:value-type="string" office:string-value="20081103">
            <text:p>20081103</text:p>
          </table:table-cell>
          <table:table-cell table:formula="of:=YEAR([.H309])" office:value-type="float" office:value="2008">
            <text:p>2008</text:p>
          </table:table-cell>
          <table:table-cell table:formula="of:=ROUNDUP(MONTH([.H309])/3)" office:value-type="float" office:value="4">
            <text:p>4</text:p>
          </table:table-cell>
          <table:table-cell table:formula="of:=MONTH([.H309])" office:value-type="float" office:value="11">
            <text:p>11</text:p>
          </table:table-cell>
          <table:table-cell table:formula="of:=&quot;Nov &quot; &amp; [.B309]" office:value-type="string" office:string-value="Nov 2008">
            <text:p>Nov 2008</text:p>
          </table:table-cell>
          <table:table-cell table:formula="of:=DAY([.H309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08-11-03">
            <text:p>11/03/08</text:p>
          </table:table-cell>
        </table:table-row>
        <table:table-row table:style-name="ro1">
          <table:table-cell table:formula="of:=YEAR([.H310])&amp;RIGHT(&quot;0&quot;&amp;MONTH([.H310]);2)&amp;RIGHT(&quot;0&quot;&amp;DAY([.H310]);2)" office:value-type="string" office:string-value="20081104">
            <text:p>20081104</text:p>
          </table:table-cell>
          <table:table-cell table:formula="of:=YEAR([.H310])" office:value-type="float" office:value="2008">
            <text:p>2008</text:p>
          </table:table-cell>
          <table:table-cell table:formula="of:=ROUNDUP(MONTH([.H310])/3)" office:value-type="float" office:value="4">
            <text:p>4</text:p>
          </table:table-cell>
          <table:table-cell table:formula="of:=MONTH([.H310])" office:value-type="float" office:value="11">
            <text:p>11</text:p>
          </table:table-cell>
          <table:table-cell table:formula="of:=&quot;Nov &quot; &amp; [.B310]" office:value-type="string" office:string-value="Nov 2008">
            <text:p>Nov 2008</text:p>
          </table:table-cell>
          <table:table-cell table:formula="of:=DAY([.H310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08-11-04">
            <text:p>11/04/08</text:p>
          </table:table-cell>
        </table:table-row>
        <table:table-row table:style-name="ro1">
          <table:table-cell table:formula="of:=YEAR([.H311])&amp;RIGHT(&quot;0&quot;&amp;MONTH([.H311]);2)&amp;RIGHT(&quot;0&quot;&amp;DAY([.H311]);2)" office:value-type="string" office:string-value="20081105">
            <text:p>20081105</text:p>
          </table:table-cell>
          <table:table-cell table:formula="of:=YEAR([.H311])" office:value-type="float" office:value="2008">
            <text:p>2008</text:p>
          </table:table-cell>
          <table:table-cell table:formula="of:=ROUNDUP(MONTH([.H311])/3)" office:value-type="float" office:value="4">
            <text:p>4</text:p>
          </table:table-cell>
          <table:table-cell table:formula="of:=MONTH([.H311])" office:value-type="float" office:value="11">
            <text:p>11</text:p>
          </table:table-cell>
          <table:table-cell table:formula="of:=&quot;Nov &quot; &amp; [.B311]" office:value-type="string" office:string-value="Nov 2008">
            <text:p>Nov 2008</text:p>
          </table:table-cell>
          <table:table-cell table:formula="of:=DAY([.H311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08-11-05">
            <text:p>11/05/08</text:p>
          </table:table-cell>
        </table:table-row>
        <table:table-row table:style-name="ro1">
          <table:table-cell table:formula="of:=YEAR([.H312])&amp;RIGHT(&quot;0&quot;&amp;MONTH([.H312]);2)&amp;RIGHT(&quot;0&quot;&amp;DAY([.H312]);2)" office:value-type="string" office:string-value="20081106">
            <text:p>20081106</text:p>
          </table:table-cell>
          <table:table-cell table:formula="of:=YEAR([.H312])" office:value-type="float" office:value="2008">
            <text:p>2008</text:p>
          </table:table-cell>
          <table:table-cell table:formula="of:=ROUNDUP(MONTH([.H312])/3)" office:value-type="float" office:value="4">
            <text:p>4</text:p>
          </table:table-cell>
          <table:table-cell table:formula="of:=MONTH([.H312])" office:value-type="float" office:value="11">
            <text:p>11</text:p>
          </table:table-cell>
          <table:table-cell table:formula="of:=&quot;Nov &quot; &amp; [.B312]" office:value-type="string" office:string-value="Nov 2008">
            <text:p>Nov 2008</text:p>
          </table:table-cell>
          <table:table-cell table:formula="of:=DAY([.H312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08-11-06">
            <text:p>11/06/08</text:p>
          </table:table-cell>
        </table:table-row>
        <table:table-row table:style-name="ro1">
          <table:table-cell table:formula="of:=YEAR([.H313])&amp;RIGHT(&quot;0&quot;&amp;MONTH([.H313]);2)&amp;RIGHT(&quot;0&quot;&amp;DAY([.H313]);2)" office:value-type="string" office:string-value="20081107">
            <text:p>20081107</text:p>
          </table:table-cell>
          <table:table-cell table:formula="of:=YEAR([.H313])" office:value-type="float" office:value="2008">
            <text:p>2008</text:p>
          </table:table-cell>
          <table:table-cell table:formula="of:=ROUNDUP(MONTH([.H313])/3)" office:value-type="float" office:value="4">
            <text:p>4</text:p>
          </table:table-cell>
          <table:table-cell table:formula="of:=MONTH([.H313])" office:value-type="float" office:value="11">
            <text:p>11</text:p>
          </table:table-cell>
          <table:table-cell table:formula="of:=&quot;Nov &quot; &amp; [.B313]" office:value-type="string" office:string-value="Nov 2008">
            <text:p>Nov 2008</text:p>
          </table:table-cell>
          <table:table-cell table:formula="of:=DAY([.H313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08-11-07">
            <text:p>11/07/08</text:p>
          </table:table-cell>
        </table:table-row>
        <table:table-row table:style-name="ro1">
          <table:table-cell table:formula="of:=YEAR([.H314])&amp;RIGHT(&quot;0&quot;&amp;MONTH([.H314]);2)&amp;RIGHT(&quot;0&quot;&amp;DAY([.H314]);2)" office:value-type="string" office:string-value="20081108">
            <text:p>20081108</text:p>
          </table:table-cell>
          <table:table-cell table:formula="of:=YEAR([.H314])" office:value-type="float" office:value="2008">
            <text:p>2008</text:p>
          </table:table-cell>
          <table:table-cell table:formula="of:=ROUNDUP(MONTH([.H314])/3)" office:value-type="float" office:value="4">
            <text:p>4</text:p>
          </table:table-cell>
          <table:table-cell table:formula="of:=MONTH([.H314])" office:value-type="float" office:value="11">
            <text:p>11</text:p>
          </table:table-cell>
          <table:table-cell table:formula="of:=&quot;Nov &quot; &amp; [.B314]" office:value-type="string" office:string-value="Nov 2008">
            <text:p>Nov 2008</text:p>
          </table:table-cell>
          <table:table-cell table:formula="of:=DAY([.H314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08-11-08">
            <text:p>11/08/08</text:p>
          </table:table-cell>
        </table:table-row>
        <table:table-row table:style-name="ro1">
          <table:table-cell table:formula="of:=YEAR([.H315])&amp;RIGHT(&quot;0&quot;&amp;MONTH([.H315]);2)&amp;RIGHT(&quot;0&quot;&amp;DAY([.H315]);2)" office:value-type="string" office:string-value="20081109">
            <text:p>20081109</text:p>
          </table:table-cell>
          <table:table-cell table:formula="of:=YEAR([.H315])" office:value-type="float" office:value="2008">
            <text:p>2008</text:p>
          </table:table-cell>
          <table:table-cell table:formula="of:=ROUNDUP(MONTH([.H315])/3)" office:value-type="float" office:value="4">
            <text:p>4</text:p>
          </table:table-cell>
          <table:table-cell table:formula="of:=MONTH([.H315])" office:value-type="float" office:value="11">
            <text:p>11</text:p>
          </table:table-cell>
          <table:table-cell table:formula="of:=&quot;Nov &quot; &amp; [.B315]" office:value-type="string" office:string-value="Nov 2008">
            <text:p>Nov 2008</text:p>
          </table:table-cell>
          <table:table-cell table:formula="of:=DAY([.H315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08-11-09">
            <text:p>11/09/08</text:p>
          </table:table-cell>
        </table:table-row>
        <table:table-row table:style-name="ro1">
          <table:table-cell table:formula="of:=YEAR([.H316])&amp;RIGHT(&quot;0&quot;&amp;MONTH([.H316]);2)&amp;RIGHT(&quot;0&quot;&amp;DAY([.H316]);2)" office:value-type="string" office:string-value="20081110">
            <text:p>20081110</text:p>
          </table:table-cell>
          <table:table-cell table:formula="of:=YEAR([.H316])" office:value-type="float" office:value="2008">
            <text:p>2008</text:p>
          </table:table-cell>
          <table:table-cell table:formula="of:=ROUNDUP(MONTH([.H316])/3)" office:value-type="float" office:value="4">
            <text:p>4</text:p>
          </table:table-cell>
          <table:table-cell table:formula="of:=MONTH([.H316])" office:value-type="float" office:value="11">
            <text:p>11</text:p>
          </table:table-cell>
          <table:table-cell table:formula="of:=&quot;Nov &quot; &amp; [.B316]" office:value-type="string" office:string-value="Nov 2008">
            <text:p>Nov 2008</text:p>
          </table:table-cell>
          <table:table-cell table:formula="of:=DAY([.H316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08-11-10">
            <text:p>11/10/08</text:p>
          </table:table-cell>
        </table:table-row>
        <table:table-row table:style-name="ro1">
          <table:table-cell table:formula="of:=YEAR([.H317])&amp;RIGHT(&quot;0&quot;&amp;MONTH([.H317]);2)&amp;RIGHT(&quot;0&quot;&amp;DAY([.H317]);2)" office:value-type="string" office:string-value="20081111">
            <text:p>20081111</text:p>
          </table:table-cell>
          <table:table-cell table:formula="of:=YEAR([.H317])" office:value-type="float" office:value="2008">
            <text:p>2008</text:p>
          </table:table-cell>
          <table:table-cell table:formula="of:=ROUNDUP(MONTH([.H317])/3)" office:value-type="float" office:value="4">
            <text:p>4</text:p>
          </table:table-cell>
          <table:table-cell table:formula="of:=MONTH([.H317])" office:value-type="float" office:value="11">
            <text:p>11</text:p>
          </table:table-cell>
          <table:table-cell table:formula="of:=&quot;Nov &quot; &amp; [.B317]" office:value-type="string" office:string-value="Nov 2008">
            <text:p>Nov 2008</text:p>
          </table:table-cell>
          <table:table-cell table:formula="of:=DAY([.H317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08-11-11">
            <text:p>11/11/08</text:p>
          </table:table-cell>
        </table:table-row>
        <table:table-row table:style-name="ro1">
          <table:table-cell table:formula="of:=YEAR([.H318])&amp;RIGHT(&quot;0&quot;&amp;MONTH([.H318]);2)&amp;RIGHT(&quot;0&quot;&amp;DAY([.H318]);2)" office:value-type="string" office:string-value="20081112">
            <text:p>20081112</text:p>
          </table:table-cell>
          <table:table-cell table:formula="of:=YEAR([.H318])" office:value-type="float" office:value="2008">
            <text:p>2008</text:p>
          </table:table-cell>
          <table:table-cell table:formula="of:=ROUNDUP(MONTH([.H318])/3)" office:value-type="float" office:value="4">
            <text:p>4</text:p>
          </table:table-cell>
          <table:table-cell table:formula="of:=MONTH([.H318])" office:value-type="float" office:value="11">
            <text:p>11</text:p>
          </table:table-cell>
          <table:table-cell table:formula="of:=&quot;Nov &quot; &amp; [.B318]" office:value-type="string" office:string-value="Nov 2008">
            <text:p>Nov 2008</text:p>
          </table:table-cell>
          <table:table-cell table:formula="of:=DAY([.H318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08-11-12">
            <text:p>11/12/08</text:p>
          </table:table-cell>
        </table:table-row>
        <table:table-row table:style-name="ro1">
          <table:table-cell table:formula="of:=YEAR([.H319])&amp;RIGHT(&quot;0&quot;&amp;MONTH([.H319]);2)&amp;RIGHT(&quot;0&quot;&amp;DAY([.H319]);2)" office:value-type="string" office:string-value="20081113">
            <text:p>20081113</text:p>
          </table:table-cell>
          <table:table-cell table:formula="of:=YEAR([.H319])" office:value-type="float" office:value="2008">
            <text:p>2008</text:p>
          </table:table-cell>
          <table:table-cell table:formula="of:=ROUNDUP(MONTH([.H319])/3)" office:value-type="float" office:value="4">
            <text:p>4</text:p>
          </table:table-cell>
          <table:table-cell table:formula="of:=MONTH([.H319])" office:value-type="float" office:value="11">
            <text:p>11</text:p>
          </table:table-cell>
          <table:table-cell table:formula="of:=&quot;Nov &quot; &amp; [.B319]" office:value-type="string" office:string-value="Nov 2008">
            <text:p>Nov 2008</text:p>
          </table:table-cell>
          <table:table-cell table:formula="of:=DAY([.H319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08-11-13">
            <text:p>11/13/08</text:p>
          </table:table-cell>
        </table:table-row>
        <table:table-row table:style-name="ro1">
          <table:table-cell table:formula="of:=YEAR([.H320])&amp;RIGHT(&quot;0&quot;&amp;MONTH([.H320]);2)&amp;RIGHT(&quot;0&quot;&amp;DAY([.H320]);2)" office:value-type="string" office:string-value="20081114">
            <text:p>20081114</text:p>
          </table:table-cell>
          <table:table-cell table:formula="of:=YEAR([.H320])" office:value-type="float" office:value="2008">
            <text:p>2008</text:p>
          </table:table-cell>
          <table:table-cell table:formula="of:=ROUNDUP(MONTH([.H320])/3)" office:value-type="float" office:value="4">
            <text:p>4</text:p>
          </table:table-cell>
          <table:table-cell table:formula="of:=MONTH([.H320])" office:value-type="float" office:value="11">
            <text:p>11</text:p>
          </table:table-cell>
          <table:table-cell table:formula="of:=&quot;Nov &quot; &amp; [.B320]" office:value-type="string" office:string-value="Nov 2008">
            <text:p>Nov 2008</text:p>
          </table:table-cell>
          <table:table-cell table:formula="of:=DAY([.H320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08-11-14">
            <text:p>11/14/08</text:p>
          </table:table-cell>
        </table:table-row>
        <table:table-row table:style-name="ro1">
          <table:table-cell table:formula="of:=YEAR([.H321])&amp;RIGHT(&quot;0&quot;&amp;MONTH([.H321]);2)&amp;RIGHT(&quot;0&quot;&amp;DAY([.H321]);2)" office:value-type="string" office:string-value="20081115">
            <text:p>20081115</text:p>
          </table:table-cell>
          <table:table-cell table:formula="of:=YEAR([.H321])" office:value-type="float" office:value="2008">
            <text:p>2008</text:p>
          </table:table-cell>
          <table:table-cell table:formula="of:=ROUNDUP(MONTH([.H321])/3)" office:value-type="float" office:value="4">
            <text:p>4</text:p>
          </table:table-cell>
          <table:table-cell table:formula="of:=MONTH([.H321])" office:value-type="float" office:value="11">
            <text:p>11</text:p>
          </table:table-cell>
          <table:table-cell table:formula="of:=&quot;Nov &quot; &amp; [.B321]" office:value-type="string" office:string-value="Nov 2008">
            <text:p>Nov 2008</text:p>
          </table:table-cell>
          <table:table-cell table:formula="of:=DAY([.H321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08-11-15">
            <text:p>11/15/08</text:p>
          </table:table-cell>
        </table:table-row>
        <table:table-row table:style-name="ro1">
          <table:table-cell table:formula="of:=YEAR([.H322])&amp;RIGHT(&quot;0&quot;&amp;MONTH([.H322]);2)&amp;RIGHT(&quot;0&quot;&amp;DAY([.H322]);2)" office:value-type="string" office:string-value="20081116">
            <text:p>20081116</text:p>
          </table:table-cell>
          <table:table-cell table:formula="of:=YEAR([.H322])" office:value-type="float" office:value="2008">
            <text:p>2008</text:p>
          </table:table-cell>
          <table:table-cell table:formula="of:=ROUNDUP(MONTH([.H322])/3)" office:value-type="float" office:value="4">
            <text:p>4</text:p>
          </table:table-cell>
          <table:table-cell table:formula="of:=MONTH([.H322])" office:value-type="float" office:value="11">
            <text:p>11</text:p>
          </table:table-cell>
          <table:table-cell table:formula="of:=&quot;Nov &quot; &amp; [.B322]" office:value-type="string" office:string-value="Nov 2008">
            <text:p>Nov 2008</text:p>
          </table:table-cell>
          <table:table-cell table:formula="of:=DAY([.H322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08-11-16">
            <text:p>11/16/08</text:p>
          </table:table-cell>
        </table:table-row>
        <table:table-row table:style-name="ro1">
          <table:table-cell table:formula="of:=YEAR([.H323])&amp;RIGHT(&quot;0&quot;&amp;MONTH([.H323]);2)&amp;RIGHT(&quot;0&quot;&amp;DAY([.H323]);2)" office:value-type="string" office:string-value="20081117">
            <text:p>20081117</text:p>
          </table:table-cell>
          <table:table-cell table:formula="of:=YEAR([.H323])" office:value-type="float" office:value="2008">
            <text:p>2008</text:p>
          </table:table-cell>
          <table:table-cell table:formula="of:=ROUNDUP(MONTH([.H323])/3)" office:value-type="float" office:value="4">
            <text:p>4</text:p>
          </table:table-cell>
          <table:table-cell table:formula="of:=MONTH([.H323])" office:value-type="float" office:value="11">
            <text:p>11</text:p>
          </table:table-cell>
          <table:table-cell table:formula="of:=&quot;Nov &quot; &amp; [.B323]" office:value-type="string" office:string-value="Nov 2008">
            <text:p>Nov 2008</text:p>
          </table:table-cell>
          <table:table-cell table:formula="of:=DAY([.H323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08-11-17">
            <text:p>11/17/08</text:p>
          </table:table-cell>
        </table:table-row>
        <table:table-row table:style-name="ro1">
          <table:table-cell table:formula="of:=YEAR([.H324])&amp;RIGHT(&quot;0&quot;&amp;MONTH([.H324]);2)&amp;RIGHT(&quot;0&quot;&amp;DAY([.H324]);2)" office:value-type="string" office:string-value="20081118">
            <text:p>20081118</text:p>
          </table:table-cell>
          <table:table-cell table:formula="of:=YEAR([.H324])" office:value-type="float" office:value="2008">
            <text:p>2008</text:p>
          </table:table-cell>
          <table:table-cell table:formula="of:=ROUNDUP(MONTH([.H324])/3)" office:value-type="float" office:value="4">
            <text:p>4</text:p>
          </table:table-cell>
          <table:table-cell table:formula="of:=MONTH([.H324])" office:value-type="float" office:value="11">
            <text:p>11</text:p>
          </table:table-cell>
          <table:table-cell table:formula="of:=&quot;Nov &quot; &amp; [.B324]" office:value-type="string" office:string-value="Nov 2008">
            <text:p>Nov 2008</text:p>
          </table:table-cell>
          <table:table-cell table:formula="of:=DAY([.H324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08-11-18">
            <text:p>11/18/08</text:p>
          </table:table-cell>
        </table:table-row>
        <table:table-row table:style-name="ro1">
          <table:table-cell table:formula="of:=YEAR([.H325])&amp;RIGHT(&quot;0&quot;&amp;MONTH([.H325]);2)&amp;RIGHT(&quot;0&quot;&amp;DAY([.H325]);2)" office:value-type="string" office:string-value="20081119">
            <text:p>20081119</text:p>
          </table:table-cell>
          <table:table-cell table:formula="of:=YEAR([.H325])" office:value-type="float" office:value="2008">
            <text:p>2008</text:p>
          </table:table-cell>
          <table:table-cell table:formula="of:=ROUNDUP(MONTH([.H325])/3)" office:value-type="float" office:value="4">
            <text:p>4</text:p>
          </table:table-cell>
          <table:table-cell table:formula="of:=MONTH([.H325])" office:value-type="float" office:value="11">
            <text:p>11</text:p>
          </table:table-cell>
          <table:table-cell table:formula="of:=&quot;Nov &quot; &amp; [.B325]" office:value-type="string" office:string-value="Nov 2008">
            <text:p>Nov 2008</text:p>
          </table:table-cell>
          <table:table-cell table:formula="of:=DAY([.H325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08-11-19">
            <text:p>11/19/08</text:p>
          </table:table-cell>
        </table:table-row>
        <table:table-row table:style-name="ro1">
          <table:table-cell table:formula="of:=YEAR([.H326])&amp;RIGHT(&quot;0&quot;&amp;MONTH([.H326]);2)&amp;RIGHT(&quot;0&quot;&amp;DAY([.H326]);2)" office:value-type="string" office:string-value="20081120">
            <text:p>20081120</text:p>
          </table:table-cell>
          <table:table-cell table:formula="of:=YEAR([.H326])" office:value-type="float" office:value="2008">
            <text:p>2008</text:p>
          </table:table-cell>
          <table:table-cell table:formula="of:=ROUNDUP(MONTH([.H326])/3)" office:value-type="float" office:value="4">
            <text:p>4</text:p>
          </table:table-cell>
          <table:table-cell table:formula="of:=MONTH([.H326])" office:value-type="float" office:value="11">
            <text:p>11</text:p>
          </table:table-cell>
          <table:table-cell table:formula="of:=&quot;Nov &quot; &amp; [.B326]" office:value-type="string" office:string-value="Nov 2008">
            <text:p>Nov 2008</text:p>
          </table:table-cell>
          <table:table-cell table:formula="of:=DAY([.H326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08-11-20">
            <text:p>11/20/08</text:p>
          </table:table-cell>
        </table:table-row>
        <table:table-row table:style-name="ro1">
          <table:table-cell table:formula="of:=YEAR([.H327])&amp;RIGHT(&quot;0&quot;&amp;MONTH([.H327]);2)&amp;RIGHT(&quot;0&quot;&amp;DAY([.H327]);2)" office:value-type="string" office:string-value="20081121">
            <text:p>20081121</text:p>
          </table:table-cell>
          <table:table-cell table:formula="of:=YEAR([.H327])" office:value-type="float" office:value="2008">
            <text:p>2008</text:p>
          </table:table-cell>
          <table:table-cell table:formula="of:=ROUNDUP(MONTH([.H327])/3)" office:value-type="float" office:value="4">
            <text:p>4</text:p>
          </table:table-cell>
          <table:table-cell table:formula="of:=MONTH([.H327])" office:value-type="float" office:value="11">
            <text:p>11</text:p>
          </table:table-cell>
          <table:table-cell table:formula="of:=&quot;Nov &quot; &amp; [.B327]" office:value-type="string" office:string-value="Nov 2008">
            <text:p>Nov 2008</text:p>
          </table:table-cell>
          <table:table-cell table:formula="of:=DAY([.H327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08-11-21">
            <text:p>11/21/08</text:p>
          </table:table-cell>
        </table:table-row>
        <table:table-row table:style-name="ro1">
          <table:table-cell table:formula="of:=YEAR([.H328])&amp;RIGHT(&quot;0&quot;&amp;MONTH([.H328]);2)&amp;RIGHT(&quot;0&quot;&amp;DAY([.H328]);2)" office:value-type="string" office:string-value="20081122">
            <text:p>20081122</text:p>
          </table:table-cell>
          <table:table-cell table:formula="of:=YEAR([.H328])" office:value-type="float" office:value="2008">
            <text:p>2008</text:p>
          </table:table-cell>
          <table:table-cell table:formula="of:=ROUNDUP(MONTH([.H328])/3)" office:value-type="float" office:value="4">
            <text:p>4</text:p>
          </table:table-cell>
          <table:table-cell table:formula="of:=MONTH([.H328])" office:value-type="float" office:value="11">
            <text:p>11</text:p>
          </table:table-cell>
          <table:table-cell table:formula="of:=&quot;Nov &quot; &amp; [.B328]" office:value-type="string" office:string-value="Nov 2008">
            <text:p>Nov 2008</text:p>
          </table:table-cell>
          <table:table-cell table:formula="of:=DAY([.H328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08-11-22">
            <text:p>11/22/08</text:p>
          </table:table-cell>
        </table:table-row>
        <table:table-row table:style-name="ro1">
          <table:table-cell table:formula="of:=YEAR([.H329])&amp;RIGHT(&quot;0&quot;&amp;MONTH([.H329]);2)&amp;RIGHT(&quot;0&quot;&amp;DAY([.H329]);2)" office:value-type="string" office:string-value="20081123">
            <text:p>20081123</text:p>
          </table:table-cell>
          <table:table-cell table:formula="of:=YEAR([.H329])" office:value-type="float" office:value="2008">
            <text:p>2008</text:p>
          </table:table-cell>
          <table:table-cell table:formula="of:=ROUNDUP(MONTH([.H329])/3)" office:value-type="float" office:value="4">
            <text:p>4</text:p>
          </table:table-cell>
          <table:table-cell table:formula="of:=MONTH([.H329])" office:value-type="float" office:value="11">
            <text:p>11</text:p>
          </table:table-cell>
          <table:table-cell table:formula="of:=&quot;Nov &quot; &amp; [.B329]" office:value-type="string" office:string-value="Nov 2008">
            <text:p>Nov 2008</text:p>
          </table:table-cell>
          <table:table-cell table:formula="of:=DAY([.H329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08-11-23">
            <text:p>11/23/08</text:p>
          </table:table-cell>
        </table:table-row>
        <table:table-row table:style-name="ro1">
          <table:table-cell table:formula="of:=YEAR([.H330])&amp;RIGHT(&quot;0&quot;&amp;MONTH([.H330]);2)&amp;RIGHT(&quot;0&quot;&amp;DAY([.H330]);2)" office:value-type="string" office:string-value="20081124">
            <text:p>20081124</text:p>
          </table:table-cell>
          <table:table-cell table:formula="of:=YEAR([.H330])" office:value-type="float" office:value="2008">
            <text:p>2008</text:p>
          </table:table-cell>
          <table:table-cell table:formula="of:=ROUNDUP(MONTH([.H330])/3)" office:value-type="float" office:value="4">
            <text:p>4</text:p>
          </table:table-cell>
          <table:table-cell table:formula="of:=MONTH([.H330])" office:value-type="float" office:value="11">
            <text:p>11</text:p>
          </table:table-cell>
          <table:table-cell table:formula="of:=&quot;Nov &quot; &amp; [.B330]" office:value-type="string" office:string-value="Nov 2008">
            <text:p>Nov 2008</text:p>
          </table:table-cell>
          <table:table-cell table:formula="of:=DAY([.H330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08-11-24">
            <text:p>11/24/08</text:p>
          </table:table-cell>
        </table:table-row>
        <table:table-row table:style-name="ro1">
          <table:table-cell table:formula="of:=YEAR([.H331])&amp;RIGHT(&quot;0&quot;&amp;MONTH([.H331]);2)&amp;RIGHT(&quot;0&quot;&amp;DAY([.H331]);2)" office:value-type="string" office:string-value="20081125">
            <text:p>20081125</text:p>
          </table:table-cell>
          <table:table-cell table:formula="of:=YEAR([.H331])" office:value-type="float" office:value="2008">
            <text:p>2008</text:p>
          </table:table-cell>
          <table:table-cell table:formula="of:=ROUNDUP(MONTH([.H331])/3)" office:value-type="float" office:value="4">
            <text:p>4</text:p>
          </table:table-cell>
          <table:table-cell table:formula="of:=MONTH([.H331])" office:value-type="float" office:value="11">
            <text:p>11</text:p>
          </table:table-cell>
          <table:table-cell table:formula="of:=&quot;Nov &quot; &amp; [.B331]" office:value-type="string" office:string-value="Nov 2008">
            <text:p>Nov 2008</text:p>
          </table:table-cell>
          <table:table-cell table:formula="of:=DAY([.H331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08-11-25">
            <text:p>11/25/08</text:p>
          </table:table-cell>
        </table:table-row>
        <table:table-row table:style-name="ro1">
          <table:table-cell table:formula="of:=YEAR([.H332])&amp;RIGHT(&quot;0&quot;&amp;MONTH([.H332]);2)&amp;RIGHT(&quot;0&quot;&amp;DAY([.H332]);2)" office:value-type="string" office:string-value="20081126">
            <text:p>20081126</text:p>
          </table:table-cell>
          <table:table-cell table:formula="of:=YEAR([.H332])" office:value-type="float" office:value="2008">
            <text:p>2008</text:p>
          </table:table-cell>
          <table:table-cell table:formula="of:=ROUNDUP(MONTH([.H332])/3)" office:value-type="float" office:value="4">
            <text:p>4</text:p>
          </table:table-cell>
          <table:table-cell table:formula="of:=MONTH([.H332])" office:value-type="float" office:value="11">
            <text:p>11</text:p>
          </table:table-cell>
          <table:table-cell table:formula="of:=&quot;Nov &quot; &amp; [.B332]" office:value-type="string" office:string-value="Nov 2008">
            <text:p>Nov 2008</text:p>
          </table:table-cell>
          <table:table-cell table:formula="of:=DAY([.H332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08-11-26">
            <text:p>11/26/08</text:p>
          </table:table-cell>
        </table:table-row>
        <table:table-row table:style-name="ro1">
          <table:table-cell table:formula="of:=YEAR([.H333])&amp;RIGHT(&quot;0&quot;&amp;MONTH([.H333]);2)&amp;RIGHT(&quot;0&quot;&amp;DAY([.H333]);2)" office:value-type="string" office:string-value="20081127">
            <text:p>20081127</text:p>
          </table:table-cell>
          <table:table-cell table:formula="of:=YEAR([.H333])" office:value-type="float" office:value="2008">
            <text:p>2008</text:p>
          </table:table-cell>
          <table:table-cell table:formula="of:=ROUNDUP(MONTH([.H333])/3)" office:value-type="float" office:value="4">
            <text:p>4</text:p>
          </table:table-cell>
          <table:table-cell table:formula="of:=MONTH([.H333])" office:value-type="float" office:value="11">
            <text:p>11</text:p>
          </table:table-cell>
          <table:table-cell table:formula="of:=&quot;Nov &quot; &amp; [.B333]" office:value-type="string" office:string-value="Nov 2008">
            <text:p>Nov 2008</text:p>
          </table:table-cell>
          <table:table-cell table:formula="of:=DAY([.H333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08-11-27">
            <text:p>11/27/08</text:p>
          </table:table-cell>
        </table:table-row>
        <table:table-row table:style-name="ro1">
          <table:table-cell table:formula="of:=YEAR([.H334])&amp;RIGHT(&quot;0&quot;&amp;MONTH([.H334]);2)&amp;RIGHT(&quot;0&quot;&amp;DAY([.H334]);2)" office:value-type="string" office:string-value="20081128">
            <text:p>20081128</text:p>
          </table:table-cell>
          <table:table-cell table:formula="of:=YEAR([.H334])" office:value-type="float" office:value="2008">
            <text:p>2008</text:p>
          </table:table-cell>
          <table:table-cell table:formula="of:=ROUNDUP(MONTH([.H334])/3)" office:value-type="float" office:value="4">
            <text:p>4</text:p>
          </table:table-cell>
          <table:table-cell table:formula="of:=MONTH([.H334])" office:value-type="float" office:value="11">
            <text:p>11</text:p>
          </table:table-cell>
          <table:table-cell table:formula="of:=&quot;Nov &quot; &amp; [.B334]" office:value-type="string" office:string-value="Nov 2008">
            <text:p>Nov 2008</text:p>
          </table:table-cell>
          <table:table-cell table:formula="of:=DAY([.H334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08-11-28">
            <text:p>11/28/08</text:p>
          </table:table-cell>
        </table:table-row>
        <table:table-row table:style-name="ro1">
          <table:table-cell table:formula="of:=YEAR([.H335])&amp;RIGHT(&quot;0&quot;&amp;MONTH([.H335]);2)&amp;RIGHT(&quot;0&quot;&amp;DAY([.H335]);2)" office:value-type="string" office:string-value="20081129">
            <text:p>20081129</text:p>
          </table:table-cell>
          <table:table-cell table:formula="of:=YEAR([.H335])" office:value-type="float" office:value="2008">
            <text:p>2008</text:p>
          </table:table-cell>
          <table:table-cell table:formula="of:=ROUNDUP(MONTH([.H335])/3)" office:value-type="float" office:value="4">
            <text:p>4</text:p>
          </table:table-cell>
          <table:table-cell table:formula="of:=MONTH([.H335])" office:value-type="float" office:value="11">
            <text:p>11</text:p>
          </table:table-cell>
          <table:table-cell table:formula="of:=&quot;Nov &quot; &amp; [.B335]" office:value-type="string" office:string-value="Nov 2008">
            <text:p>Nov 2008</text:p>
          </table:table-cell>
          <table:table-cell table:formula="of:=DAY([.H335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08-11-29">
            <text:p>11/29/08</text:p>
          </table:table-cell>
        </table:table-row>
        <table:table-row table:style-name="ro1">
          <table:table-cell table:formula="of:=YEAR([.H336])&amp;RIGHT(&quot;0&quot;&amp;MONTH([.H336]);2)&amp;RIGHT(&quot;0&quot;&amp;DAY([.H336]);2)" office:value-type="string" office:string-value="20081130">
            <text:p>20081130</text:p>
          </table:table-cell>
          <table:table-cell table:formula="of:=YEAR([.H336])" office:value-type="float" office:value="2008">
            <text:p>2008</text:p>
          </table:table-cell>
          <table:table-cell table:formula="of:=ROUNDUP(MONTH([.H336])/3)" office:value-type="float" office:value="4">
            <text:p>4</text:p>
          </table:table-cell>
          <table:table-cell table:formula="of:=MONTH([.H336])" office:value-type="float" office:value="11">
            <text:p>11</text:p>
          </table:table-cell>
          <table:table-cell table:formula="of:=&quot;Nov &quot; &amp; [.B336]" office:value-type="string" office:string-value="Nov 2008">
            <text:p>Nov 2008</text:p>
          </table:table-cell>
          <table:table-cell table:formula="of:=DAY([.H336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08-11-30">
            <text:p>11/30/08</text:p>
          </table:table-cell>
        </table:table-row>
        <table:table-row table:style-name="ro1">
          <table:table-cell table:formula="of:=YEAR([.H337])&amp;RIGHT(&quot;0&quot;&amp;MONTH([.H337]);2)&amp;RIGHT(&quot;0&quot;&amp;DAY([.H337]);2)" office:value-type="string" office:string-value="20081201">
            <text:p>20081201</text:p>
          </table:table-cell>
          <table:table-cell table:formula="of:=YEAR([.H337])" office:value-type="float" office:value="2008">
            <text:p>2008</text:p>
          </table:table-cell>
          <table:table-cell table:formula="of:=ROUNDUP(MONTH([.H337])/3)" office:value-type="float" office:value="4">
            <text:p>4</text:p>
          </table:table-cell>
          <table:table-cell table:formula="of:=MONTH([.H337])" office:value-type="float" office:value="12">
            <text:p>12</text:p>
          </table:table-cell>
          <table:table-cell table:formula="of:=&quot;Dic &quot; &amp; [.B337]" office:value-type="string" office:string-value="Dic 2008">
            <text:p>Dic 2008</text:p>
          </table:table-cell>
          <table:table-cell table:formula="of:=DAY([.H337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08-12-01">
            <text:p>12/01/08</text:p>
          </table:table-cell>
        </table:table-row>
        <table:table-row table:style-name="ro1">
          <table:table-cell table:formula="of:=YEAR([.H338])&amp;RIGHT(&quot;0&quot;&amp;MONTH([.H338]);2)&amp;RIGHT(&quot;0&quot;&amp;DAY([.H338]);2)" office:value-type="string" office:string-value="20081202">
            <text:p>20081202</text:p>
          </table:table-cell>
          <table:table-cell table:formula="of:=YEAR([.H338])" office:value-type="float" office:value="2008">
            <text:p>2008</text:p>
          </table:table-cell>
          <table:table-cell table:formula="of:=ROUNDUP(MONTH([.H338])/3)" office:value-type="float" office:value="4">
            <text:p>4</text:p>
          </table:table-cell>
          <table:table-cell table:formula="of:=MONTH([.H338])" office:value-type="float" office:value="12">
            <text:p>12</text:p>
          </table:table-cell>
          <table:table-cell table:formula="of:=&quot;Dic &quot; &amp; [.B338]" office:value-type="string" office:string-value="Dic 2008">
            <text:p>Dic 2008</text:p>
          </table:table-cell>
          <table:table-cell table:formula="of:=DAY([.H338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08-12-02">
            <text:p>12/02/08</text:p>
          </table:table-cell>
        </table:table-row>
        <table:table-row table:style-name="ro1">
          <table:table-cell table:formula="of:=YEAR([.H339])&amp;RIGHT(&quot;0&quot;&amp;MONTH([.H339]);2)&amp;RIGHT(&quot;0&quot;&amp;DAY([.H339]);2)" office:value-type="string" office:string-value="20081203">
            <text:p>20081203</text:p>
          </table:table-cell>
          <table:table-cell table:formula="of:=YEAR([.H339])" office:value-type="float" office:value="2008">
            <text:p>2008</text:p>
          </table:table-cell>
          <table:table-cell table:formula="of:=ROUNDUP(MONTH([.H339])/3)" office:value-type="float" office:value="4">
            <text:p>4</text:p>
          </table:table-cell>
          <table:table-cell table:formula="of:=MONTH([.H339])" office:value-type="float" office:value="12">
            <text:p>12</text:p>
          </table:table-cell>
          <table:table-cell table:formula="of:=&quot;Dic &quot; &amp; [.B339]" office:value-type="string" office:string-value="Dic 2008">
            <text:p>Dic 2008</text:p>
          </table:table-cell>
          <table:table-cell table:formula="of:=DAY([.H339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08-12-03">
            <text:p>12/03/08</text:p>
          </table:table-cell>
        </table:table-row>
        <table:table-row table:style-name="ro1">
          <table:table-cell table:formula="of:=YEAR([.H340])&amp;RIGHT(&quot;0&quot;&amp;MONTH([.H340]);2)&amp;RIGHT(&quot;0&quot;&amp;DAY([.H340]);2)" office:value-type="string" office:string-value="20081204">
            <text:p>20081204</text:p>
          </table:table-cell>
          <table:table-cell table:formula="of:=YEAR([.H340])" office:value-type="float" office:value="2008">
            <text:p>2008</text:p>
          </table:table-cell>
          <table:table-cell table:formula="of:=ROUNDUP(MONTH([.H340])/3)" office:value-type="float" office:value="4">
            <text:p>4</text:p>
          </table:table-cell>
          <table:table-cell table:formula="of:=MONTH([.H340])" office:value-type="float" office:value="12">
            <text:p>12</text:p>
          </table:table-cell>
          <table:table-cell table:formula="of:=&quot;Dic &quot; &amp; [.B340]" office:value-type="string" office:string-value="Dic 2008">
            <text:p>Dic 2008</text:p>
          </table:table-cell>
          <table:table-cell table:formula="of:=DAY([.H340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08-12-04">
            <text:p>12/04/08</text:p>
          </table:table-cell>
        </table:table-row>
        <table:table-row table:style-name="ro1">
          <table:table-cell table:formula="of:=YEAR([.H341])&amp;RIGHT(&quot;0&quot;&amp;MONTH([.H341]);2)&amp;RIGHT(&quot;0&quot;&amp;DAY([.H341]);2)" office:value-type="string" office:string-value="20081205">
            <text:p>20081205</text:p>
          </table:table-cell>
          <table:table-cell table:formula="of:=YEAR([.H341])" office:value-type="float" office:value="2008">
            <text:p>2008</text:p>
          </table:table-cell>
          <table:table-cell table:formula="of:=ROUNDUP(MONTH([.H341])/3)" office:value-type="float" office:value="4">
            <text:p>4</text:p>
          </table:table-cell>
          <table:table-cell table:formula="of:=MONTH([.H341])" office:value-type="float" office:value="12">
            <text:p>12</text:p>
          </table:table-cell>
          <table:table-cell table:formula="of:=&quot;Dic &quot; &amp; [.B341]" office:value-type="string" office:string-value="Dic 2008">
            <text:p>Dic 2008</text:p>
          </table:table-cell>
          <table:table-cell table:formula="of:=DAY([.H341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08-12-05">
            <text:p>12/05/08</text:p>
          </table:table-cell>
        </table:table-row>
        <table:table-row table:style-name="ro1">
          <table:table-cell table:formula="of:=YEAR([.H342])&amp;RIGHT(&quot;0&quot;&amp;MONTH([.H342]);2)&amp;RIGHT(&quot;0&quot;&amp;DAY([.H342]);2)" office:value-type="string" office:string-value="20081206">
            <text:p>20081206</text:p>
          </table:table-cell>
          <table:table-cell table:formula="of:=YEAR([.H342])" office:value-type="float" office:value="2008">
            <text:p>2008</text:p>
          </table:table-cell>
          <table:table-cell table:formula="of:=ROUNDUP(MONTH([.H342])/3)" office:value-type="float" office:value="4">
            <text:p>4</text:p>
          </table:table-cell>
          <table:table-cell table:formula="of:=MONTH([.H342])" office:value-type="float" office:value="12">
            <text:p>12</text:p>
          </table:table-cell>
          <table:table-cell table:formula="of:=&quot;Dic &quot; &amp; [.B342]" office:value-type="string" office:string-value="Dic 2008">
            <text:p>Dic 2008</text:p>
          </table:table-cell>
          <table:table-cell table:formula="of:=DAY([.H342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08-12-06">
            <text:p>12/06/08</text:p>
          </table:table-cell>
        </table:table-row>
        <table:table-row table:style-name="ro1">
          <table:table-cell table:formula="of:=YEAR([.H343])&amp;RIGHT(&quot;0&quot;&amp;MONTH([.H343]);2)&amp;RIGHT(&quot;0&quot;&amp;DAY([.H343]);2)" office:value-type="string" office:string-value="20081207">
            <text:p>20081207</text:p>
          </table:table-cell>
          <table:table-cell table:formula="of:=YEAR([.H343])" office:value-type="float" office:value="2008">
            <text:p>2008</text:p>
          </table:table-cell>
          <table:table-cell table:formula="of:=ROUNDUP(MONTH([.H343])/3)" office:value-type="float" office:value="4">
            <text:p>4</text:p>
          </table:table-cell>
          <table:table-cell table:formula="of:=MONTH([.H343])" office:value-type="float" office:value="12">
            <text:p>12</text:p>
          </table:table-cell>
          <table:table-cell table:formula="of:=&quot;Dic &quot; &amp; [.B343]" office:value-type="string" office:string-value="Dic 2008">
            <text:p>Dic 2008</text:p>
          </table:table-cell>
          <table:table-cell table:formula="of:=DAY([.H343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08-12-07">
            <text:p>12/07/08</text:p>
          </table:table-cell>
        </table:table-row>
        <table:table-row table:style-name="ro1">
          <table:table-cell table:formula="of:=YEAR([.H344])&amp;RIGHT(&quot;0&quot;&amp;MONTH([.H344]);2)&amp;RIGHT(&quot;0&quot;&amp;DAY([.H344]);2)" office:value-type="string" office:string-value="20081208">
            <text:p>20081208</text:p>
          </table:table-cell>
          <table:table-cell table:formula="of:=YEAR([.H344])" office:value-type="float" office:value="2008">
            <text:p>2008</text:p>
          </table:table-cell>
          <table:table-cell table:formula="of:=ROUNDUP(MONTH([.H344])/3)" office:value-type="float" office:value="4">
            <text:p>4</text:p>
          </table:table-cell>
          <table:table-cell table:formula="of:=MONTH([.H344])" office:value-type="float" office:value="12">
            <text:p>12</text:p>
          </table:table-cell>
          <table:table-cell table:formula="of:=&quot;Dic &quot; &amp; [.B344]" office:value-type="string" office:string-value="Dic 2008">
            <text:p>Dic 2008</text:p>
          </table:table-cell>
          <table:table-cell table:formula="of:=DAY([.H344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08-12-08">
            <text:p>12/08/08</text:p>
          </table:table-cell>
        </table:table-row>
        <table:table-row table:style-name="ro1">
          <table:table-cell table:formula="of:=YEAR([.H345])&amp;RIGHT(&quot;0&quot;&amp;MONTH([.H345]);2)&amp;RIGHT(&quot;0&quot;&amp;DAY([.H345]);2)" office:value-type="string" office:string-value="20081209">
            <text:p>20081209</text:p>
          </table:table-cell>
          <table:table-cell table:formula="of:=YEAR([.H345])" office:value-type="float" office:value="2008">
            <text:p>2008</text:p>
          </table:table-cell>
          <table:table-cell table:formula="of:=ROUNDUP(MONTH([.H345])/3)" office:value-type="float" office:value="4">
            <text:p>4</text:p>
          </table:table-cell>
          <table:table-cell table:formula="of:=MONTH([.H345])" office:value-type="float" office:value="12">
            <text:p>12</text:p>
          </table:table-cell>
          <table:table-cell table:formula="of:=&quot;Dic &quot; &amp; [.B345]" office:value-type="string" office:string-value="Dic 2008">
            <text:p>Dic 2008</text:p>
          </table:table-cell>
          <table:table-cell table:formula="of:=DAY([.H345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08-12-09">
            <text:p>12/09/08</text:p>
          </table:table-cell>
        </table:table-row>
        <table:table-row table:style-name="ro1">
          <table:table-cell table:formula="of:=YEAR([.H346])&amp;RIGHT(&quot;0&quot;&amp;MONTH([.H346]);2)&amp;RIGHT(&quot;0&quot;&amp;DAY([.H346]);2)" office:value-type="string" office:string-value="20081210">
            <text:p>20081210</text:p>
          </table:table-cell>
          <table:table-cell table:formula="of:=YEAR([.H346])" office:value-type="float" office:value="2008">
            <text:p>2008</text:p>
          </table:table-cell>
          <table:table-cell table:formula="of:=ROUNDUP(MONTH([.H346])/3)" office:value-type="float" office:value="4">
            <text:p>4</text:p>
          </table:table-cell>
          <table:table-cell table:formula="of:=MONTH([.H346])" office:value-type="float" office:value="12">
            <text:p>12</text:p>
          </table:table-cell>
          <table:table-cell table:formula="of:=&quot;Dic &quot; &amp; [.B346]" office:value-type="string" office:string-value="Dic 2008">
            <text:p>Dic 2008</text:p>
          </table:table-cell>
          <table:table-cell table:formula="of:=DAY([.H346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08-12-10">
            <text:p>12/10/08</text:p>
          </table:table-cell>
        </table:table-row>
        <table:table-row table:style-name="ro1">
          <table:table-cell table:formula="of:=YEAR([.H347])&amp;RIGHT(&quot;0&quot;&amp;MONTH([.H347]);2)&amp;RIGHT(&quot;0&quot;&amp;DAY([.H347]);2)" office:value-type="string" office:string-value="20081211">
            <text:p>20081211</text:p>
          </table:table-cell>
          <table:table-cell table:formula="of:=YEAR([.H347])" office:value-type="float" office:value="2008">
            <text:p>2008</text:p>
          </table:table-cell>
          <table:table-cell table:formula="of:=ROUNDUP(MONTH([.H347])/3)" office:value-type="float" office:value="4">
            <text:p>4</text:p>
          </table:table-cell>
          <table:table-cell table:formula="of:=MONTH([.H347])" office:value-type="float" office:value="12">
            <text:p>12</text:p>
          </table:table-cell>
          <table:table-cell table:formula="of:=&quot;Dic &quot; &amp; [.B347]" office:value-type="string" office:string-value="Dic 2008">
            <text:p>Dic 2008</text:p>
          </table:table-cell>
          <table:table-cell table:formula="of:=DAY([.H347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08-12-11">
            <text:p>12/11/08</text:p>
          </table:table-cell>
        </table:table-row>
        <table:table-row table:style-name="ro1">
          <table:table-cell table:formula="of:=YEAR([.H348])&amp;RIGHT(&quot;0&quot;&amp;MONTH([.H348]);2)&amp;RIGHT(&quot;0&quot;&amp;DAY([.H348]);2)" office:value-type="string" office:string-value="20081212">
            <text:p>20081212</text:p>
          </table:table-cell>
          <table:table-cell table:formula="of:=YEAR([.H348])" office:value-type="float" office:value="2008">
            <text:p>2008</text:p>
          </table:table-cell>
          <table:table-cell table:formula="of:=ROUNDUP(MONTH([.H348])/3)" office:value-type="float" office:value="4">
            <text:p>4</text:p>
          </table:table-cell>
          <table:table-cell table:formula="of:=MONTH([.H348])" office:value-type="float" office:value="12">
            <text:p>12</text:p>
          </table:table-cell>
          <table:table-cell table:formula="of:=&quot;Dic &quot; &amp; [.B348]" office:value-type="string" office:string-value="Dic 2008">
            <text:p>Dic 2008</text:p>
          </table:table-cell>
          <table:table-cell table:formula="of:=DAY([.H348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08-12-12">
            <text:p>12/12/08</text:p>
          </table:table-cell>
        </table:table-row>
        <table:table-row table:style-name="ro1">
          <table:table-cell table:formula="of:=YEAR([.H349])&amp;RIGHT(&quot;0&quot;&amp;MONTH([.H349]);2)&amp;RIGHT(&quot;0&quot;&amp;DAY([.H349]);2)" office:value-type="string" office:string-value="20081213">
            <text:p>20081213</text:p>
          </table:table-cell>
          <table:table-cell table:formula="of:=YEAR([.H349])" office:value-type="float" office:value="2008">
            <text:p>2008</text:p>
          </table:table-cell>
          <table:table-cell table:formula="of:=ROUNDUP(MONTH([.H349])/3)" office:value-type="float" office:value="4">
            <text:p>4</text:p>
          </table:table-cell>
          <table:table-cell table:formula="of:=MONTH([.H349])" office:value-type="float" office:value="12">
            <text:p>12</text:p>
          </table:table-cell>
          <table:table-cell table:formula="of:=&quot;Dic &quot; &amp; [.B349]" office:value-type="string" office:string-value="Dic 2008">
            <text:p>Dic 2008</text:p>
          </table:table-cell>
          <table:table-cell table:formula="of:=DAY([.H349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08-12-13">
            <text:p>12/13/08</text:p>
          </table:table-cell>
        </table:table-row>
        <table:table-row table:style-name="ro1">
          <table:table-cell table:formula="of:=YEAR([.H350])&amp;RIGHT(&quot;0&quot;&amp;MONTH([.H350]);2)&amp;RIGHT(&quot;0&quot;&amp;DAY([.H350]);2)" office:value-type="string" office:string-value="20081214">
            <text:p>20081214</text:p>
          </table:table-cell>
          <table:table-cell table:formula="of:=YEAR([.H350])" office:value-type="float" office:value="2008">
            <text:p>2008</text:p>
          </table:table-cell>
          <table:table-cell table:formula="of:=ROUNDUP(MONTH([.H350])/3)" office:value-type="float" office:value="4">
            <text:p>4</text:p>
          </table:table-cell>
          <table:table-cell table:formula="of:=MONTH([.H350])" office:value-type="float" office:value="12">
            <text:p>12</text:p>
          </table:table-cell>
          <table:table-cell table:formula="of:=&quot;Dic &quot; &amp; [.B350]" office:value-type="string" office:string-value="Dic 2008">
            <text:p>Dic 2008</text:p>
          </table:table-cell>
          <table:table-cell table:formula="of:=DAY([.H350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08-12-14">
            <text:p>12/14/08</text:p>
          </table:table-cell>
        </table:table-row>
        <table:table-row table:style-name="ro1">
          <table:table-cell table:formula="of:=YEAR([.H351])&amp;RIGHT(&quot;0&quot;&amp;MONTH([.H351]);2)&amp;RIGHT(&quot;0&quot;&amp;DAY([.H351]);2)" office:value-type="string" office:string-value="20081215">
            <text:p>20081215</text:p>
          </table:table-cell>
          <table:table-cell table:formula="of:=YEAR([.H351])" office:value-type="float" office:value="2008">
            <text:p>2008</text:p>
          </table:table-cell>
          <table:table-cell table:formula="of:=ROUNDUP(MONTH([.H351])/3)" office:value-type="float" office:value="4">
            <text:p>4</text:p>
          </table:table-cell>
          <table:table-cell table:formula="of:=MONTH([.H351])" office:value-type="float" office:value="12">
            <text:p>12</text:p>
          </table:table-cell>
          <table:table-cell table:formula="of:=&quot;Dic &quot; &amp; [.B351]" office:value-type="string" office:string-value="Dic 2008">
            <text:p>Dic 2008</text:p>
          </table:table-cell>
          <table:table-cell table:formula="of:=DAY([.H351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08-12-15">
            <text:p>12/15/08</text:p>
          </table:table-cell>
        </table:table-row>
        <table:table-row table:style-name="ro1">
          <table:table-cell table:formula="of:=YEAR([.H352])&amp;RIGHT(&quot;0&quot;&amp;MONTH([.H352]);2)&amp;RIGHT(&quot;0&quot;&amp;DAY([.H352]);2)" office:value-type="string" office:string-value="20081216">
            <text:p>20081216</text:p>
          </table:table-cell>
          <table:table-cell table:formula="of:=YEAR([.H352])" office:value-type="float" office:value="2008">
            <text:p>2008</text:p>
          </table:table-cell>
          <table:table-cell table:formula="of:=ROUNDUP(MONTH([.H352])/3)" office:value-type="float" office:value="4">
            <text:p>4</text:p>
          </table:table-cell>
          <table:table-cell table:formula="of:=MONTH([.H352])" office:value-type="float" office:value="12">
            <text:p>12</text:p>
          </table:table-cell>
          <table:table-cell table:formula="of:=&quot;Dic &quot; &amp; [.B352]" office:value-type="string" office:string-value="Dic 2008">
            <text:p>Dic 2008</text:p>
          </table:table-cell>
          <table:table-cell table:formula="of:=DAY([.H352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08-12-16">
            <text:p>12/16/08</text:p>
          </table:table-cell>
        </table:table-row>
        <table:table-row table:style-name="ro1">
          <table:table-cell table:formula="of:=YEAR([.H353])&amp;RIGHT(&quot;0&quot;&amp;MONTH([.H353]);2)&amp;RIGHT(&quot;0&quot;&amp;DAY([.H353]);2)" office:value-type="string" office:string-value="20081217">
            <text:p>20081217</text:p>
          </table:table-cell>
          <table:table-cell table:formula="of:=YEAR([.H353])" office:value-type="float" office:value="2008">
            <text:p>2008</text:p>
          </table:table-cell>
          <table:table-cell table:formula="of:=ROUNDUP(MONTH([.H353])/3)" office:value-type="float" office:value="4">
            <text:p>4</text:p>
          </table:table-cell>
          <table:table-cell table:formula="of:=MONTH([.H353])" office:value-type="float" office:value="12">
            <text:p>12</text:p>
          </table:table-cell>
          <table:table-cell table:formula="of:=&quot;Dic &quot; &amp; [.B353]" office:value-type="string" office:string-value="Dic 2008">
            <text:p>Dic 2008</text:p>
          </table:table-cell>
          <table:table-cell table:formula="of:=DAY([.H353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08-12-17">
            <text:p>12/17/08</text:p>
          </table:table-cell>
        </table:table-row>
        <table:table-row table:style-name="ro1">
          <table:table-cell table:formula="of:=YEAR([.H354])&amp;RIGHT(&quot;0&quot;&amp;MONTH([.H354]);2)&amp;RIGHT(&quot;0&quot;&amp;DAY([.H354]);2)" office:value-type="string" office:string-value="20081218">
            <text:p>20081218</text:p>
          </table:table-cell>
          <table:table-cell table:formula="of:=YEAR([.H354])" office:value-type="float" office:value="2008">
            <text:p>2008</text:p>
          </table:table-cell>
          <table:table-cell table:formula="of:=ROUNDUP(MONTH([.H354])/3)" office:value-type="float" office:value="4">
            <text:p>4</text:p>
          </table:table-cell>
          <table:table-cell table:formula="of:=MONTH([.H354])" office:value-type="float" office:value="12">
            <text:p>12</text:p>
          </table:table-cell>
          <table:table-cell table:formula="of:=&quot;Dic &quot; &amp; [.B354]" office:value-type="string" office:string-value="Dic 2008">
            <text:p>Dic 2008</text:p>
          </table:table-cell>
          <table:table-cell table:formula="of:=DAY([.H354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08-12-18">
            <text:p>12/18/08</text:p>
          </table:table-cell>
        </table:table-row>
        <table:table-row table:style-name="ro1">
          <table:table-cell table:formula="of:=YEAR([.H355])&amp;RIGHT(&quot;0&quot;&amp;MONTH([.H355]);2)&amp;RIGHT(&quot;0&quot;&amp;DAY([.H355]);2)" office:value-type="string" office:string-value="20081219">
            <text:p>20081219</text:p>
          </table:table-cell>
          <table:table-cell table:formula="of:=YEAR([.H355])" office:value-type="float" office:value="2008">
            <text:p>2008</text:p>
          </table:table-cell>
          <table:table-cell table:formula="of:=ROUNDUP(MONTH([.H355])/3)" office:value-type="float" office:value="4">
            <text:p>4</text:p>
          </table:table-cell>
          <table:table-cell table:formula="of:=MONTH([.H355])" office:value-type="float" office:value="12">
            <text:p>12</text:p>
          </table:table-cell>
          <table:table-cell table:formula="of:=&quot;Dic &quot; &amp; [.B355]" office:value-type="string" office:string-value="Dic 2008">
            <text:p>Dic 2008</text:p>
          </table:table-cell>
          <table:table-cell table:formula="of:=DAY([.H355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08-12-19">
            <text:p>12/19/08</text:p>
          </table:table-cell>
        </table:table-row>
        <table:table-row table:style-name="ro1">
          <table:table-cell table:formula="of:=YEAR([.H356])&amp;RIGHT(&quot;0&quot;&amp;MONTH([.H356]);2)&amp;RIGHT(&quot;0&quot;&amp;DAY([.H356]);2)" office:value-type="string" office:string-value="20081220">
            <text:p>20081220</text:p>
          </table:table-cell>
          <table:table-cell table:formula="of:=YEAR([.H356])" office:value-type="float" office:value="2008">
            <text:p>2008</text:p>
          </table:table-cell>
          <table:table-cell table:formula="of:=ROUNDUP(MONTH([.H356])/3)" office:value-type="float" office:value="4">
            <text:p>4</text:p>
          </table:table-cell>
          <table:table-cell table:formula="of:=MONTH([.H356])" office:value-type="float" office:value="12">
            <text:p>12</text:p>
          </table:table-cell>
          <table:table-cell table:formula="of:=&quot;Dic &quot; &amp; [.B356]" office:value-type="string" office:string-value="Dic 2008">
            <text:p>Dic 2008</text:p>
          </table:table-cell>
          <table:table-cell table:formula="of:=DAY([.H356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08-12-20">
            <text:p>12/20/08</text:p>
          </table:table-cell>
        </table:table-row>
        <table:table-row table:style-name="ro1">
          <table:table-cell table:formula="of:=YEAR([.H357])&amp;RIGHT(&quot;0&quot;&amp;MONTH([.H357]);2)&amp;RIGHT(&quot;0&quot;&amp;DAY([.H357]);2)" office:value-type="string" office:string-value="20081221">
            <text:p>20081221</text:p>
          </table:table-cell>
          <table:table-cell table:formula="of:=YEAR([.H357])" office:value-type="float" office:value="2008">
            <text:p>2008</text:p>
          </table:table-cell>
          <table:table-cell table:formula="of:=ROUNDUP(MONTH([.H357])/3)" office:value-type="float" office:value="4">
            <text:p>4</text:p>
          </table:table-cell>
          <table:table-cell table:formula="of:=MONTH([.H357])" office:value-type="float" office:value="12">
            <text:p>12</text:p>
          </table:table-cell>
          <table:table-cell table:formula="of:=&quot;Dic &quot; &amp; [.B357]" office:value-type="string" office:string-value="Dic 2008">
            <text:p>Dic 2008</text:p>
          </table:table-cell>
          <table:table-cell table:formula="of:=DAY([.H357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08-12-21">
            <text:p>12/21/08</text:p>
          </table:table-cell>
        </table:table-row>
        <table:table-row table:style-name="ro1">
          <table:table-cell table:formula="of:=YEAR([.H358])&amp;RIGHT(&quot;0&quot;&amp;MONTH([.H358]);2)&amp;RIGHT(&quot;0&quot;&amp;DAY([.H358]);2)" office:value-type="string" office:string-value="20081222">
            <text:p>20081222</text:p>
          </table:table-cell>
          <table:table-cell table:formula="of:=YEAR([.H358])" office:value-type="float" office:value="2008">
            <text:p>2008</text:p>
          </table:table-cell>
          <table:table-cell table:formula="of:=ROUNDUP(MONTH([.H358])/3)" office:value-type="float" office:value="4">
            <text:p>4</text:p>
          </table:table-cell>
          <table:table-cell table:formula="of:=MONTH([.H358])" office:value-type="float" office:value="12">
            <text:p>12</text:p>
          </table:table-cell>
          <table:table-cell table:formula="of:=&quot;Dic &quot; &amp; [.B358]" office:value-type="string" office:string-value="Dic 2008">
            <text:p>Dic 2008</text:p>
          </table:table-cell>
          <table:table-cell table:formula="of:=DAY([.H358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08-12-22">
            <text:p>12/22/08</text:p>
          </table:table-cell>
        </table:table-row>
        <table:table-row table:style-name="ro1">
          <table:table-cell table:formula="of:=YEAR([.H359])&amp;RIGHT(&quot;0&quot;&amp;MONTH([.H359]);2)&amp;RIGHT(&quot;0&quot;&amp;DAY([.H359]);2)" office:value-type="string" office:string-value="20081223">
            <text:p>20081223</text:p>
          </table:table-cell>
          <table:table-cell table:formula="of:=YEAR([.H359])" office:value-type="float" office:value="2008">
            <text:p>2008</text:p>
          </table:table-cell>
          <table:table-cell table:formula="of:=ROUNDUP(MONTH([.H359])/3)" office:value-type="float" office:value="4">
            <text:p>4</text:p>
          </table:table-cell>
          <table:table-cell table:formula="of:=MONTH([.H359])" office:value-type="float" office:value="12">
            <text:p>12</text:p>
          </table:table-cell>
          <table:table-cell table:formula="of:=&quot;Dic &quot; &amp; [.B359]" office:value-type="string" office:string-value="Dic 2008">
            <text:p>Dic 2008</text:p>
          </table:table-cell>
          <table:table-cell table:formula="of:=DAY([.H359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08-12-23">
            <text:p>12/23/08</text:p>
          </table:table-cell>
        </table:table-row>
        <table:table-row table:style-name="ro1">
          <table:table-cell table:formula="of:=YEAR([.H360])&amp;RIGHT(&quot;0&quot;&amp;MONTH([.H360]);2)&amp;RIGHT(&quot;0&quot;&amp;DAY([.H360]);2)" office:value-type="string" office:string-value="20081224">
            <text:p>20081224</text:p>
          </table:table-cell>
          <table:table-cell table:formula="of:=YEAR([.H360])" office:value-type="float" office:value="2008">
            <text:p>2008</text:p>
          </table:table-cell>
          <table:table-cell table:formula="of:=ROUNDUP(MONTH([.H360])/3)" office:value-type="float" office:value="4">
            <text:p>4</text:p>
          </table:table-cell>
          <table:table-cell table:formula="of:=MONTH([.H360])" office:value-type="float" office:value="12">
            <text:p>12</text:p>
          </table:table-cell>
          <table:table-cell table:formula="of:=&quot;Dic &quot; &amp; [.B360]" office:value-type="string" office:string-value="Dic 2008">
            <text:p>Dic 2008</text:p>
          </table:table-cell>
          <table:table-cell table:formula="of:=DAY([.H360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08-12-24">
            <text:p>12/24/08</text:p>
          </table:table-cell>
        </table:table-row>
        <table:table-row table:style-name="ro1">
          <table:table-cell table:formula="of:=YEAR([.H361])&amp;RIGHT(&quot;0&quot;&amp;MONTH([.H361]);2)&amp;RIGHT(&quot;0&quot;&amp;DAY([.H361]);2)" office:value-type="string" office:string-value="20081225">
            <text:p>20081225</text:p>
          </table:table-cell>
          <table:table-cell table:formula="of:=YEAR([.H361])" office:value-type="float" office:value="2008">
            <text:p>2008</text:p>
          </table:table-cell>
          <table:table-cell table:formula="of:=ROUNDUP(MONTH([.H361])/3)" office:value-type="float" office:value="4">
            <text:p>4</text:p>
          </table:table-cell>
          <table:table-cell table:formula="of:=MONTH([.H361])" office:value-type="float" office:value="12">
            <text:p>12</text:p>
          </table:table-cell>
          <table:table-cell table:formula="of:=&quot;Dic &quot; &amp; [.B361]" office:value-type="string" office:string-value="Dic 2008">
            <text:p>Dic 2008</text:p>
          </table:table-cell>
          <table:table-cell table:formula="of:=DAY([.H361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08-12-25">
            <text:p>12/25/08</text:p>
          </table:table-cell>
        </table:table-row>
        <table:table-row table:style-name="ro1">
          <table:table-cell table:formula="of:=YEAR([.H362])&amp;RIGHT(&quot;0&quot;&amp;MONTH([.H362]);2)&amp;RIGHT(&quot;0&quot;&amp;DAY([.H362]);2)" office:value-type="string" office:string-value="20081226">
            <text:p>20081226</text:p>
          </table:table-cell>
          <table:table-cell table:formula="of:=YEAR([.H362])" office:value-type="float" office:value="2008">
            <text:p>2008</text:p>
          </table:table-cell>
          <table:table-cell table:formula="of:=ROUNDUP(MONTH([.H362])/3)" office:value-type="float" office:value="4">
            <text:p>4</text:p>
          </table:table-cell>
          <table:table-cell table:formula="of:=MONTH([.H362])" office:value-type="float" office:value="12">
            <text:p>12</text:p>
          </table:table-cell>
          <table:table-cell table:formula="of:=&quot;Dic &quot; &amp; [.B362]" office:value-type="string" office:string-value="Dic 2008">
            <text:p>Dic 2008</text:p>
          </table:table-cell>
          <table:table-cell table:formula="of:=DAY([.H362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08-12-26">
            <text:p>12/26/08</text:p>
          </table:table-cell>
        </table:table-row>
        <table:table-row table:style-name="ro1">
          <table:table-cell table:formula="of:=YEAR([.H363])&amp;RIGHT(&quot;0&quot;&amp;MONTH([.H363]);2)&amp;RIGHT(&quot;0&quot;&amp;DAY([.H363]);2)" office:value-type="string" office:string-value="20081227">
            <text:p>20081227</text:p>
          </table:table-cell>
          <table:table-cell table:formula="of:=YEAR([.H363])" office:value-type="float" office:value="2008">
            <text:p>2008</text:p>
          </table:table-cell>
          <table:table-cell table:formula="of:=ROUNDUP(MONTH([.H363])/3)" office:value-type="float" office:value="4">
            <text:p>4</text:p>
          </table:table-cell>
          <table:table-cell table:formula="of:=MONTH([.H363])" office:value-type="float" office:value="12">
            <text:p>12</text:p>
          </table:table-cell>
          <table:table-cell table:formula="of:=&quot;Dic &quot; &amp; [.B363]" office:value-type="string" office:string-value="Dic 2008">
            <text:p>Dic 2008</text:p>
          </table:table-cell>
          <table:table-cell table:formula="of:=DAY([.H363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08-12-27">
            <text:p>12/27/08</text:p>
          </table:table-cell>
        </table:table-row>
        <table:table-row table:style-name="ro1">
          <table:table-cell table:formula="of:=YEAR([.H364])&amp;RIGHT(&quot;0&quot;&amp;MONTH([.H364]);2)&amp;RIGHT(&quot;0&quot;&amp;DAY([.H364]);2)" office:value-type="string" office:string-value="20081228">
            <text:p>20081228</text:p>
          </table:table-cell>
          <table:table-cell table:formula="of:=YEAR([.H364])" office:value-type="float" office:value="2008">
            <text:p>2008</text:p>
          </table:table-cell>
          <table:table-cell table:formula="of:=ROUNDUP(MONTH([.H364])/3)" office:value-type="float" office:value="4">
            <text:p>4</text:p>
          </table:table-cell>
          <table:table-cell table:formula="of:=MONTH([.H364])" office:value-type="float" office:value="12">
            <text:p>12</text:p>
          </table:table-cell>
          <table:table-cell table:formula="of:=&quot;Dic &quot; &amp; [.B364]" office:value-type="string" office:string-value="Dic 2008">
            <text:p>Dic 2008</text:p>
          </table:table-cell>
          <table:table-cell table:formula="of:=DAY([.H364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08-12-28">
            <text:p>12/28/08</text:p>
          </table:table-cell>
        </table:table-row>
        <table:table-row table:style-name="ro1">
          <table:table-cell table:formula="of:=YEAR([.H365])&amp;RIGHT(&quot;0&quot;&amp;MONTH([.H365]);2)&amp;RIGHT(&quot;0&quot;&amp;DAY([.H365]);2)" office:value-type="string" office:string-value="20081229">
            <text:p>20081229</text:p>
          </table:table-cell>
          <table:table-cell table:formula="of:=YEAR([.H365])" office:value-type="float" office:value="2008">
            <text:p>2008</text:p>
          </table:table-cell>
          <table:table-cell table:formula="of:=ROUNDUP(MONTH([.H365])/3)" office:value-type="float" office:value="4">
            <text:p>4</text:p>
          </table:table-cell>
          <table:table-cell table:formula="of:=MONTH([.H365])" office:value-type="float" office:value="12">
            <text:p>12</text:p>
          </table:table-cell>
          <table:table-cell table:formula="of:=&quot;Dic &quot; &amp; [.B365]" office:value-type="string" office:string-value="Dic 2008">
            <text:p>Dic 2008</text:p>
          </table:table-cell>
          <table:table-cell table:formula="of:=DAY([.H365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08-12-29">
            <text:p>12/29/08</text:p>
          </table:table-cell>
        </table:table-row>
        <table:table-row table:style-name="ro1">
          <table:table-cell table:formula="of:=YEAR([.H366])&amp;RIGHT(&quot;0&quot;&amp;MONTH([.H366]);2)&amp;RIGHT(&quot;0&quot;&amp;DAY([.H366]);2)" office:value-type="string" office:string-value="20081230">
            <text:p>20081230</text:p>
          </table:table-cell>
          <table:table-cell table:formula="of:=YEAR([.H366])" office:value-type="float" office:value="2008">
            <text:p>2008</text:p>
          </table:table-cell>
          <table:table-cell table:formula="of:=ROUNDUP(MONTH([.H366])/3)" office:value-type="float" office:value="4">
            <text:p>4</text:p>
          </table:table-cell>
          <table:table-cell table:formula="of:=MONTH([.H366])" office:value-type="float" office:value="12">
            <text:p>12</text:p>
          </table:table-cell>
          <table:table-cell table:formula="of:=&quot;Dic &quot; &amp; [.B366]" office:value-type="string" office:string-value="Dic 2008">
            <text:p>Dic 2008</text:p>
          </table:table-cell>
          <table:table-cell table:formula="of:=DAY([.H366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08-12-30">
            <text:p>12/30/08</text:p>
          </table:table-cell>
        </table:table-row>
        <table:table-row table:style-name="ro1">
          <table:table-cell table:formula="of:=YEAR([.H367])&amp;RIGHT(&quot;0&quot;&amp;MONTH([.H367]);2)&amp;RIGHT(&quot;0&quot;&amp;DAY([.H367]);2)" office:value-type="string" office:string-value="20081231">
            <text:p>20081231</text:p>
          </table:table-cell>
          <table:table-cell table:formula="of:=YEAR([.H367])" office:value-type="float" office:value="2008">
            <text:p>2008</text:p>
          </table:table-cell>
          <table:table-cell table:formula="of:=ROUNDUP(MONTH([.H367])/3)" office:value-type="float" office:value="4">
            <text:p>4</text:p>
          </table:table-cell>
          <table:table-cell table:formula="of:=MONTH([.H367])" office:value-type="float" office:value="12">
            <text:p>12</text:p>
          </table:table-cell>
          <table:table-cell table:formula="of:=&quot;Dic &quot; &amp; [.B367]" office:value-type="string" office:string-value="Dic 2008">
            <text:p>Dic 2008</text:p>
          </table:table-cell>
          <table:table-cell table:formula="of:=DAY([.H367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08-12-31">
            <text:p>12/31/08</text:p>
          </table:table-cell>
        </table:table-row>
        <table:table-row table:style-name="ro1">
          <table:table-cell table:formula="of:=YEAR([.H368])&amp;RIGHT(&quot;0&quot;&amp;MONTH([.H368]);2)&amp;RIGHT(&quot;0&quot;&amp;DAY([.H368]);2)" office:value-type="string" office:string-value="20090101">
            <text:p>20090101</text:p>
          </table:table-cell>
          <table:table-cell table:formula="of:=YEAR([.H368])" office:value-type="float" office:value="2009">
            <text:p>2009</text:p>
          </table:table-cell>
          <table:table-cell table:formula="of:=ROUNDUP(MONTH([.H368])/3)" office:value-type="float" office:value="1">
            <text:p>1</text:p>
          </table:table-cell>
          <table:table-cell table:formula="of:=MONTH([.H368])" office:value-type="float" office:value="1">
            <text:p>1</text:p>
          </table:table-cell>
          <table:table-cell table:formula="of:=&quot;Ene &quot; &amp; [.B368]" office:value-type="string" office:string-value="Ene 2009">
            <text:p>Ene 2009</text:p>
          </table:table-cell>
          <table:table-cell table:formula="of:=DAY([.H368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09-01-01">
            <text:p>01/01/09</text:p>
          </table:table-cell>
        </table:table-row>
        <table:table-row table:style-name="ro1">
          <table:table-cell table:formula="of:=YEAR([.H369])&amp;RIGHT(&quot;0&quot;&amp;MONTH([.H369]);2)&amp;RIGHT(&quot;0&quot;&amp;DAY([.H369]);2)" office:value-type="string" office:string-value="20090102">
            <text:p>20090102</text:p>
          </table:table-cell>
          <table:table-cell table:formula="of:=YEAR([.H369])" office:value-type="float" office:value="2009">
            <text:p>2009</text:p>
          </table:table-cell>
          <table:table-cell table:formula="of:=ROUNDUP(MONTH([.H369])/3)" office:value-type="float" office:value="1">
            <text:p>1</text:p>
          </table:table-cell>
          <table:table-cell table:formula="of:=MONTH([.H369])" office:value-type="float" office:value="1">
            <text:p>1</text:p>
          </table:table-cell>
          <table:table-cell table:formula="of:=&quot;Ene &quot; &amp; [.B369]" office:value-type="string" office:string-value="Ene 2009">
            <text:p>Ene 2009</text:p>
          </table:table-cell>
          <table:table-cell table:formula="of:=DAY([.H369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09-01-02">
            <text:p>01/02/09</text:p>
          </table:table-cell>
        </table:table-row>
        <table:table-row table:style-name="ro1">
          <table:table-cell table:formula="of:=YEAR([.H370])&amp;RIGHT(&quot;0&quot;&amp;MONTH([.H370]);2)&amp;RIGHT(&quot;0&quot;&amp;DAY([.H370]);2)" office:value-type="string" office:string-value="20090103">
            <text:p>20090103</text:p>
          </table:table-cell>
          <table:table-cell table:formula="of:=YEAR([.H370])" office:value-type="float" office:value="2009">
            <text:p>2009</text:p>
          </table:table-cell>
          <table:table-cell table:formula="of:=ROUNDUP(MONTH([.H370])/3)" office:value-type="float" office:value="1">
            <text:p>1</text:p>
          </table:table-cell>
          <table:table-cell table:formula="of:=MONTH([.H370])" office:value-type="float" office:value="1">
            <text:p>1</text:p>
          </table:table-cell>
          <table:table-cell table:formula="of:=&quot;Ene &quot; &amp; [.B370]" office:value-type="string" office:string-value="Ene 2009">
            <text:p>Ene 2009</text:p>
          </table:table-cell>
          <table:table-cell table:formula="of:=DAY([.H370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09-01-03">
            <text:p>01/03/09</text:p>
          </table:table-cell>
        </table:table-row>
        <table:table-row table:style-name="ro1">
          <table:table-cell table:formula="of:=YEAR([.H371])&amp;RIGHT(&quot;0&quot;&amp;MONTH([.H371]);2)&amp;RIGHT(&quot;0&quot;&amp;DAY([.H371]);2)" office:value-type="string" office:string-value="20090104">
            <text:p>20090104</text:p>
          </table:table-cell>
          <table:table-cell table:formula="of:=YEAR([.H371])" office:value-type="float" office:value="2009">
            <text:p>2009</text:p>
          </table:table-cell>
          <table:table-cell table:formula="of:=ROUNDUP(MONTH([.H371])/3)" office:value-type="float" office:value="1">
            <text:p>1</text:p>
          </table:table-cell>
          <table:table-cell table:formula="of:=MONTH([.H371])" office:value-type="float" office:value="1">
            <text:p>1</text:p>
          </table:table-cell>
          <table:table-cell table:formula="of:=&quot;Ene &quot; &amp; [.B371]" office:value-type="string" office:string-value="Ene 2009">
            <text:p>Ene 2009</text:p>
          </table:table-cell>
          <table:table-cell table:formula="of:=DAY([.H371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09-01-04">
            <text:p>01/04/09</text:p>
          </table:table-cell>
        </table:table-row>
        <table:table-row table:style-name="ro1">
          <table:table-cell table:formula="of:=YEAR([.H372])&amp;RIGHT(&quot;0&quot;&amp;MONTH([.H372]);2)&amp;RIGHT(&quot;0&quot;&amp;DAY([.H372]);2)" office:value-type="string" office:string-value="20090105">
            <text:p>20090105</text:p>
          </table:table-cell>
          <table:table-cell table:formula="of:=YEAR([.H372])" office:value-type="float" office:value="2009">
            <text:p>2009</text:p>
          </table:table-cell>
          <table:table-cell table:formula="of:=ROUNDUP(MONTH([.H372])/3)" office:value-type="float" office:value="1">
            <text:p>1</text:p>
          </table:table-cell>
          <table:table-cell table:formula="of:=MONTH([.H372])" office:value-type="float" office:value="1">
            <text:p>1</text:p>
          </table:table-cell>
          <table:table-cell table:formula="of:=&quot;Ene &quot; &amp; [.B372]" office:value-type="string" office:string-value="Ene 2009">
            <text:p>Ene 2009</text:p>
          </table:table-cell>
          <table:table-cell table:formula="of:=DAY([.H372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09-01-05">
            <text:p>01/05/09</text:p>
          </table:table-cell>
        </table:table-row>
        <table:table-row table:style-name="ro1">
          <table:table-cell table:formula="of:=YEAR([.H373])&amp;RIGHT(&quot;0&quot;&amp;MONTH([.H373]);2)&amp;RIGHT(&quot;0&quot;&amp;DAY([.H373]);2)" office:value-type="string" office:string-value="20090106">
            <text:p>20090106</text:p>
          </table:table-cell>
          <table:table-cell table:formula="of:=YEAR([.H373])" office:value-type="float" office:value="2009">
            <text:p>2009</text:p>
          </table:table-cell>
          <table:table-cell table:formula="of:=ROUNDUP(MONTH([.H373])/3)" office:value-type="float" office:value="1">
            <text:p>1</text:p>
          </table:table-cell>
          <table:table-cell table:formula="of:=MONTH([.H373])" office:value-type="float" office:value="1">
            <text:p>1</text:p>
          </table:table-cell>
          <table:table-cell table:formula="of:=&quot;Ene &quot; &amp; [.B373]" office:value-type="string" office:string-value="Ene 2009">
            <text:p>Ene 2009</text:p>
          </table:table-cell>
          <table:table-cell table:formula="of:=DAY([.H373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09-01-06">
            <text:p>01/06/09</text:p>
          </table:table-cell>
        </table:table-row>
        <table:table-row table:style-name="ro1">
          <table:table-cell table:formula="of:=YEAR([.H374])&amp;RIGHT(&quot;0&quot;&amp;MONTH([.H374]);2)&amp;RIGHT(&quot;0&quot;&amp;DAY([.H374]);2)" office:value-type="string" office:string-value="20090107">
            <text:p>20090107</text:p>
          </table:table-cell>
          <table:table-cell table:formula="of:=YEAR([.H374])" office:value-type="float" office:value="2009">
            <text:p>2009</text:p>
          </table:table-cell>
          <table:table-cell table:formula="of:=ROUNDUP(MONTH([.H374])/3)" office:value-type="float" office:value="1">
            <text:p>1</text:p>
          </table:table-cell>
          <table:table-cell table:formula="of:=MONTH([.H374])" office:value-type="float" office:value="1">
            <text:p>1</text:p>
          </table:table-cell>
          <table:table-cell table:formula="of:=&quot;Ene &quot; &amp; [.B374]" office:value-type="string" office:string-value="Ene 2009">
            <text:p>Ene 2009</text:p>
          </table:table-cell>
          <table:table-cell table:formula="of:=DAY([.H374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09-01-07">
            <text:p>01/07/09</text:p>
          </table:table-cell>
        </table:table-row>
        <table:table-row table:style-name="ro1">
          <table:table-cell table:formula="of:=YEAR([.H375])&amp;RIGHT(&quot;0&quot;&amp;MONTH([.H375]);2)&amp;RIGHT(&quot;0&quot;&amp;DAY([.H375]);2)" office:value-type="string" office:string-value="20090108">
            <text:p>20090108</text:p>
          </table:table-cell>
          <table:table-cell table:formula="of:=YEAR([.H375])" office:value-type="float" office:value="2009">
            <text:p>2009</text:p>
          </table:table-cell>
          <table:table-cell table:formula="of:=ROUNDUP(MONTH([.H375])/3)" office:value-type="float" office:value="1">
            <text:p>1</text:p>
          </table:table-cell>
          <table:table-cell table:formula="of:=MONTH([.H375])" office:value-type="float" office:value="1">
            <text:p>1</text:p>
          </table:table-cell>
          <table:table-cell table:formula="of:=&quot;Ene &quot; &amp; [.B375]" office:value-type="string" office:string-value="Ene 2009">
            <text:p>Ene 2009</text:p>
          </table:table-cell>
          <table:table-cell table:formula="of:=DAY([.H375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09-01-08">
            <text:p>01/08/09</text:p>
          </table:table-cell>
        </table:table-row>
        <table:table-row table:style-name="ro1">
          <table:table-cell table:formula="of:=YEAR([.H376])&amp;RIGHT(&quot;0&quot;&amp;MONTH([.H376]);2)&amp;RIGHT(&quot;0&quot;&amp;DAY([.H376]);2)" office:value-type="string" office:string-value="20090109">
            <text:p>20090109</text:p>
          </table:table-cell>
          <table:table-cell table:formula="of:=YEAR([.H376])" office:value-type="float" office:value="2009">
            <text:p>2009</text:p>
          </table:table-cell>
          <table:table-cell table:formula="of:=ROUNDUP(MONTH([.H376])/3)" office:value-type="float" office:value="1">
            <text:p>1</text:p>
          </table:table-cell>
          <table:table-cell table:formula="of:=MONTH([.H376])" office:value-type="float" office:value="1">
            <text:p>1</text:p>
          </table:table-cell>
          <table:table-cell table:formula="of:=&quot;Ene &quot; &amp; [.B376]" office:value-type="string" office:string-value="Ene 2009">
            <text:p>Ene 2009</text:p>
          </table:table-cell>
          <table:table-cell table:formula="of:=DAY([.H376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09-01-09">
            <text:p>01/09/09</text:p>
          </table:table-cell>
        </table:table-row>
        <table:table-row table:style-name="ro1">
          <table:table-cell table:formula="of:=YEAR([.H377])&amp;RIGHT(&quot;0&quot;&amp;MONTH([.H377]);2)&amp;RIGHT(&quot;0&quot;&amp;DAY([.H377]);2)" office:value-type="string" office:string-value="20090110">
            <text:p>20090110</text:p>
          </table:table-cell>
          <table:table-cell table:formula="of:=YEAR([.H377])" office:value-type="float" office:value="2009">
            <text:p>2009</text:p>
          </table:table-cell>
          <table:table-cell table:formula="of:=ROUNDUP(MONTH([.H377])/3)" office:value-type="float" office:value="1">
            <text:p>1</text:p>
          </table:table-cell>
          <table:table-cell table:formula="of:=MONTH([.H377])" office:value-type="float" office:value="1">
            <text:p>1</text:p>
          </table:table-cell>
          <table:table-cell table:formula="of:=&quot;Ene &quot; &amp; [.B377]" office:value-type="string" office:string-value="Ene 2009">
            <text:p>Ene 2009</text:p>
          </table:table-cell>
          <table:table-cell table:formula="of:=DAY([.H377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09-01-10">
            <text:p>01/10/09</text:p>
          </table:table-cell>
        </table:table-row>
        <table:table-row table:style-name="ro1">
          <table:table-cell table:formula="of:=YEAR([.H378])&amp;RIGHT(&quot;0&quot;&amp;MONTH([.H378]);2)&amp;RIGHT(&quot;0&quot;&amp;DAY([.H378]);2)" office:value-type="string" office:string-value="20090111">
            <text:p>20090111</text:p>
          </table:table-cell>
          <table:table-cell table:formula="of:=YEAR([.H378])" office:value-type="float" office:value="2009">
            <text:p>2009</text:p>
          </table:table-cell>
          <table:table-cell table:formula="of:=ROUNDUP(MONTH([.H378])/3)" office:value-type="float" office:value="1">
            <text:p>1</text:p>
          </table:table-cell>
          <table:table-cell table:formula="of:=MONTH([.H378])" office:value-type="float" office:value="1">
            <text:p>1</text:p>
          </table:table-cell>
          <table:table-cell table:formula="of:=&quot;Ene &quot; &amp; [.B378]" office:value-type="string" office:string-value="Ene 2009">
            <text:p>Ene 2009</text:p>
          </table:table-cell>
          <table:table-cell table:formula="of:=DAY([.H378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09-01-11">
            <text:p>01/11/09</text:p>
          </table:table-cell>
        </table:table-row>
        <table:table-row table:style-name="ro1">
          <table:table-cell table:formula="of:=YEAR([.H379])&amp;RIGHT(&quot;0&quot;&amp;MONTH([.H379]);2)&amp;RIGHT(&quot;0&quot;&amp;DAY([.H379]);2)" office:value-type="string" office:string-value="20090112">
            <text:p>20090112</text:p>
          </table:table-cell>
          <table:table-cell table:formula="of:=YEAR([.H379])" office:value-type="float" office:value="2009">
            <text:p>2009</text:p>
          </table:table-cell>
          <table:table-cell table:formula="of:=ROUNDUP(MONTH([.H379])/3)" office:value-type="float" office:value="1">
            <text:p>1</text:p>
          </table:table-cell>
          <table:table-cell table:formula="of:=MONTH([.H379])" office:value-type="float" office:value="1">
            <text:p>1</text:p>
          </table:table-cell>
          <table:table-cell table:formula="of:=&quot;Ene &quot; &amp; [.B379]" office:value-type="string" office:string-value="Ene 2009">
            <text:p>Ene 2009</text:p>
          </table:table-cell>
          <table:table-cell table:formula="of:=DAY([.H379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09-01-12">
            <text:p>01/12/09</text:p>
          </table:table-cell>
        </table:table-row>
        <table:table-row table:style-name="ro1">
          <table:table-cell table:formula="of:=YEAR([.H380])&amp;RIGHT(&quot;0&quot;&amp;MONTH([.H380]);2)&amp;RIGHT(&quot;0&quot;&amp;DAY([.H380]);2)" office:value-type="string" office:string-value="20090113">
            <text:p>20090113</text:p>
          </table:table-cell>
          <table:table-cell table:formula="of:=YEAR([.H380])" office:value-type="float" office:value="2009">
            <text:p>2009</text:p>
          </table:table-cell>
          <table:table-cell table:formula="of:=ROUNDUP(MONTH([.H380])/3)" office:value-type="float" office:value="1">
            <text:p>1</text:p>
          </table:table-cell>
          <table:table-cell table:formula="of:=MONTH([.H380])" office:value-type="float" office:value="1">
            <text:p>1</text:p>
          </table:table-cell>
          <table:table-cell table:formula="of:=&quot;Ene &quot; &amp; [.B380]" office:value-type="string" office:string-value="Ene 2009">
            <text:p>Ene 2009</text:p>
          </table:table-cell>
          <table:table-cell table:formula="of:=DAY([.H380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09-01-13">
            <text:p>01/13/09</text:p>
          </table:table-cell>
        </table:table-row>
        <table:table-row table:style-name="ro1">
          <table:table-cell table:formula="of:=YEAR([.H381])&amp;RIGHT(&quot;0&quot;&amp;MONTH([.H381]);2)&amp;RIGHT(&quot;0&quot;&amp;DAY([.H381]);2)" office:value-type="string" office:string-value="20090114">
            <text:p>20090114</text:p>
          </table:table-cell>
          <table:table-cell table:formula="of:=YEAR([.H381])" office:value-type="float" office:value="2009">
            <text:p>2009</text:p>
          </table:table-cell>
          <table:table-cell table:formula="of:=ROUNDUP(MONTH([.H381])/3)" office:value-type="float" office:value="1">
            <text:p>1</text:p>
          </table:table-cell>
          <table:table-cell table:formula="of:=MONTH([.H381])" office:value-type="float" office:value="1">
            <text:p>1</text:p>
          </table:table-cell>
          <table:table-cell table:formula="of:=&quot;Ene &quot; &amp; [.B381]" office:value-type="string" office:string-value="Ene 2009">
            <text:p>Ene 2009</text:p>
          </table:table-cell>
          <table:table-cell table:formula="of:=DAY([.H381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09-01-14">
            <text:p>01/14/09</text:p>
          </table:table-cell>
        </table:table-row>
        <table:table-row table:style-name="ro1">
          <table:table-cell table:formula="of:=YEAR([.H382])&amp;RIGHT(&quot;0&quot;&amp;MONTH([.H382]);2)&amp;RIGHT(&quot;0&quot;&amp;DAY([.H382]);2)" office:value-type="string" office:string-value="20090115">
            <text:p>20090115</text:p>
          </table:table-cell>
          <table:table-cell table:formula="of:=YEAR([.H382])" office:value-type="float" office:value="2009">
            <text:p>2009</text:p>
          </table:table-cell>
          <table:table-cell table:formula="of:=ROUNDUP(MONTH([.H382])/3)" office:value-type="float" office:value="1">
            <text:p>1</text:p>
          </table:table-cell>
          <table:table-cell table:formula="of:=MONTH([.H382])" office:value-type="float" office:value="1">
            <text:p>1</text:p>
          </table:table-cell>
          <table:table-cell table:formula="of:=&quot;Ene &quot; &amp; [.B382]" office:value-type="string" office:string-value="Ene 2009">
            <text:p>Ene 2009</text:p>
          </table:table-cell>
          <table:table-cell table:formula="of:=DAY([.H382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09-01-15">
            <text:p>01/15/09</text:p>
          </table:table-cell>
        </table:table-row>
        <table:table-row table:style-name="ro1">
          <table:table-cell table:formula="of:=YEAR([.H383])&amp;RIGHT(&quot;0&quot;&amp;MONTH([.H383]);2)&amp;RIGHT(&quot;0&quot;&amp;DAY([.H383]);2)" office:value-type="string" office:string-value="20090116">
            <text:p>20090116</text:p>
          </table:table-cell>
          <table:table-cell table:formula="of:=YEAR([.H383])" office:value-type="float" office:value="2009">
            <text:p>2009</text:p>
          </table:table-cell>
          <table:table-cell table:formula="of:=ROUNDUP(MONTH([.H383])/3)" office:value-type="float" office:value="1">
            <text:p>1</text:p>
          </table:table-cell>
          <table:table-cell table:formula="of:=MONTH([.H383])" office:value-type="float" office:value="1">
            <text:p>1</text:p>
          </table:table-cell>
          <table:table-cell table:formula="of:=&quot;Ene &quot; &amp; [.B383]" office:value-type="string" office:string-value="Ene 2009">
            <text:p>Ene 2009</text:p>
          </table:table-cell>
          <table:table-cell table:formula="of:=DAY([.H383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09-01-16">
            <text:p>01/16/09</text:p>
          </table:table-cell>
        </table:table-row>
        <table:table-row table:style-name="ro1">
          <table:table-cell table:formula="of:=YEAR([.H384])&amp;RIGHT(&quot;0&quot;&amp;MONTH([.H384]);2)&amp;RIGHT(&quot;0&quot;&amp;DAY([.H384]);2)" office:value-type="string" office:string-value="20090117">
            <text:p>20090117</text:p>
          </table:table-cell>
          <table:table-cell table:formula="of:=YEAR([.H384])" office:value-type="float" office:value="2009">
            <text:p>2009</text:p>
          </table:table-cell>
          <table:table-cell table:formula="of:=ROUNDUP(MONTH([.H384])/3)" office:value-type="float" office:value="1">
            <text:p>1</text:p>
          </table:table-cell>
          <table:table-cell table:formula="of:=MONTH([.H384])" office:value-type="float" office:value="1">
            <text:p>1</text:p>
          </table:table-cell>
          <table:table-cell table:formula="of:=&quot;Ene &quot; &amp; [.B384]" office:value-type="string" office:string-value="Ene 2009">
            <text:p>Ene 2009</text:p>
          </table:table-cell>
          <table:table-cell table:formula="of:=DAY([.H384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09-01-17">
            <text:p>01/17/09</text:p>
          </table:table-cell>
        </table:table-row>
        <table:table-row table:style-name="ro1">
          <table:table-cell table:formula="of:=YEAR([.H385])&amp;RIGHT(&quot;0&quot;&amp;MONTH([.H385]);2)&amp;RIGHT(&quot;0&quot;&amp;DAY([.H385]);2)" office:value-type="string" office:string-value="20090118">
            <text:p>20090118</text:p>
          </table:table-cell>
          <table:table-cell table:formula="of:=YEAR([.H385])" office:value-type="float" office:value="2009">
            <text:p>2009</text:p>
          </table:table-cell>
          <table:table-cell table:formula="of:=ROUNDUP(MONTH([.H385])/3)" office:value-type="float" office:value="1">
            <text:p>1</text:p>
          </table:table-cell>
          <table:table-cell table:formula="of:=MONTH([.H385])" office:value-type="float" office:value="1">
            <text:p>1</text:p>
          </table:table-cell>
          <table:table-cell table:formula="of:=&quot;Ene &quot; &amp; [.B385]" office:value-type="string" office:string-value="Ene 2009">
            <text:p>Ene 2009</text:p>
          </table:table-cell>
          <table:table-cell table:formula="of:=DAY([.H385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09-01-18">
            <text:p>01/18/09</text:p>
          </table:table-cell>
        </table:table-row>
        <table:table-row table:style-name="ro1">
          <table:table-cell table:formula="of:=YEAR([.H386])&amp;RIGHT(&quot;0&quot;&amp;MONTH([.H386]);2)&amp;RIGHT(&quot;0&quot;&amp;DAY([.H386]);2)" office:value-type="string" office:string-value="20090119">
            <text:p>20090119</text:p>
          </table:table-cell>
          <table:table-cell table:formula="of:=YEAR([.H386])" office:value-type="float" office:value="2009">
            <text:p>2009</text:p>
          </table:table-cell>
          <table:table-cell table:formula="of:=ROUNDUP(MONTH([.H386])/3)" office:value-type="float" office:value="1">
            <text:p>1</text:p>
          </table:table-cell>
          <table:table-cell table:formula="of:=MONTH([.H386])" office:value-type="float" office:value="1">
            <text:p>1</text:p>
          </table:table-cell>
          <table:table-cell table:formula="of:=&quot;Ene &quot; &amp; [.B386]" office:value-type="string" office:string-value="Ene 2009">
            <text:p>Ene 2009</text:p>
          </table:table-cell>
          <table:table-cell table:formula="of:=DAY([.H386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09-01-19">
            <text:p>01/19/09</text:p>
          </table:table-cell>
        </table:table-row>
        <table:table-row table:style-name="ro1">
          <table:table-cell table:formula="of:=YEAR([.H387])&amp;RIGHT(&quot;0&quot;&amp;MONTH([.H387]);2)&amp;RIGHT(&quot;0&quot;&amp;DAY([.H387]);2)" office:value-type="string" office:string-value="20090120">
            <text:p>20090120</text:p>
          </table:table-cell>
          <table:table-cell table:formula="of:=YEAR([.H387])" office:value-type="float" office:value="2009">
            <text:p>2009</text:p>
          </table:table-cell>
          <table:table-cell table:formula="of:=ROUNDUP(MONTH([.H387])/3)" office:value-type="float" office:value="1">
            <text:p>1</text:p>
          </table:table-cell>
          <table:table-cell table:formula="of:=MONTH([.H387])" office:value-type="float" office:value="1">
            <text:p>1</text:p>
          </table:table-cell>
          <table:table-cell table:formula="of:=&quot;Ene &quot; &amp; [.B387]" office:value-type="string" office:string-value="Ene 2009">
            <text:p>Ene 2009</text:p>
          </table:table-cell>
          <table:table-cell table:formula="of:=DAY([.H387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09-01-20">
            <text:p>01/20/09</text:p>
          </table:table-cell>
        </table:table-row>
        <table:table-row table:style-name="ro1">
          <table:table-cell table:formula="of:=YEAR([.H388])&amp;RIGHT(&quot;0&quot;&amp;MONTH([.H388]);2)&amp;RIGHT(&quot;0&quot;&amp;DAY([.H388]);2)" office:value-type="string" office:string-value="20090121">
            <text:p>20090121</text:p>
          </table:table-cell>
          <table:table-cell table:formula="of:=YEAR([.H388])" office:value-type="float" office:value="2009">
            <text:p>2009</text:p>
          </table:table-cell>
          <table:table-cell table:formula="of:=ROUNDUP(MONTH([.H388])/3)" office:value-type="float" office:value="1">
            <text:p>1</text:p>
          </table:table-cell>
          <table:table-cell table:formula="of:=MONTH([.H388])" office:value-type="float" office:value="1">
            <text:p>1</text:p>
          </table:table-cell>
          <table:table-cell table:formula="of:=&quot;Ene &quot; &amp; [.B388]" office:value-type="string" office:string-value="Ene 2009">
            <text:p>Ene 2009</text:p>
          </table:table-cell>
          <table:table-cell table:formula="of:=DAY([.H388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09-01-21">
            <text:p>01/21/09</text:p>
          </table:table-cell>
        </table:table-row>
        <table:table-row table:style-name="ro1">
          <table:table-cell table:formula="of:=YEAR([.H389])&amp;RIGHT(&quot;0&quot;&amp;MONTH([.H389]);2)&amp;RIGHT(&quot;0&quot;&amp;DAY([.H389]);2)" office:value-type="string" office:string-value="20090122">
            <text:p>20090122</text:p>
          </table:table-cell>
          <table:table-cell table:formula="of:=YEAR([.H389])" office:value-type="float" office:value="2009">
            <text:p>2009</text:p>
          </table:table-cell>
          <table:table-cell table:formula="of:=ROUNDUP(MONTH([.H389])/3)" office:value-type="float" office:value="1">
            <text:p>1</text:p>
          </table:table-cell>
          <table:table-cell table:formula="of:=MONTH([.H389])" office:value-type="float" office:value="1">
            <text:p>1</text:p>
          </table:table-cell>
          <table:table-cell table:formula="of:=&quot;Ene &quot; &amp; [.B389]" office:value-type="string" office:string-value="Ene 2009">
            <text:p>Ene 2009</text:p>
          </table:table-cell>
          <table:table-cell table:formula="of:=DAY([.H389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09-01-22">
            <text:p>01/22/09</text:p>
          </table:table-cell>
        </table:table-row>
        <table:table-row table:style-name="ro1">
          <table:table-cell table:formula="of:=YEAR([.H390])&amp;RIGHT(&quot;0&quot;&amp;MONTH([.H390]);2)&amp;RIGHT(&quot;0&quot;&amp;DAY([.H390]);2)" office:value-type="string" office:string-value="20090123">
            <text:p>20090123</text:p>
          </table:table-cell>
          <table:table-cell table:formula="of:=YEAR([.H390])" office:value-type="float" office:value="2009">
            <text:p>2009</text:p>
          </table:table-cell>
          <table:table-cell table:formula="of:=ROUNDUP(MONTH([.H390])/3)" office:value-type="float" office:value="1">
            <text:p>1</text:p>
          </table:table-cell>
          <table:table-cell table:formula="of:=MONTH([.H390])" office:value-type="float" office:value="1">
            <text:p>1</text:p>
          </table:table-cell>
          <table:table-cell table:formula="of:=&quot;Ene &quot; &amp; [.B390]" office:value-type="string" office:string-value="Ene 2009">
            <text:p>Ene 2009</text:p>
          </table:table-cell>
          <table:table-cell table:formula="of:=DAY([.H390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09-01-23">
            <text:p>01/23/09</text:p>
          </table:table-cell>
        </table:table-row>
        <table:table-row table:style-name="ro1">
          <table:table-cell table:formula="of:=YEAR([.H391])&amp;RIGHT(&quot;0&quot;&amp;MONTH([.H391]);2)&amp;RIGHT(&quot;0&quot;&amp;DAY([.H391]);2)" office:value-type="string" office:string-value="20090124">
            <text:p>20090124</text:p>
          </table:table-cell>
          <table:table-cell table:formula="of:=YEAR([.H391])" office:value-type="float" office:value="2009">
            <text:p>2009</text:p>
          </table:table-cell>
          <table:table-cell table:formula="of:=ROUNDUP(MONTH([.H391])/3)" office:value-type="float" office:value="1">
            <text:p>1</text:p>
          </table:table-cell>
          <table:table-cell table:formula="of:=MONTH([.H391])" office:value-type="float" office:value="1">
            <text:p>1</text:p>
          </table:table-cell>
          <table:table-cell table:formula="of:=&quot;Ene &quot; &amp; [.B391]" office:value-type="string" office:string-value="Ene 2009">
            <text:p>Ene 2009</text:p>
          </table:table-cell>
          <table:table-cell table:formula="of:=DAY([.H391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09-01-24">
            <text:p>01/24/09</text:p>
          </table:table-cell>
        </table:table-row>
        <table:table-row table:style-name="ro1">
          <table:table-cell table:formula="of:=YEAR([.H392])&amp;RIGHT(&quot;0&quot;&amp;MONTH([.H392]);2)&amp;RIGHT(&quot;0&quot;&amp;DAY([.H392]);2)" office:value-type="string" office:string-value="20090125">
            <text:p>20090125</text:p>
          </table:table-cell>
          <table:table-cell table:formula="of:=YEAR([.H392])" office:value-type="float" office:value="2009">
            <text:p>2009</text:p>
          </table:table-cell>
          <table:table-cell table:formula="of:=ROUNDUP(MONTH([.H392])/3)" office:value-type="float" office:value="1">
            <text:p>1</text:p>
          </table:table-cell>
          <table:table-cell table:formula="of:=MONTH([.H392])" office:value-type="float" office:value="1">
            <text:p>1</text:p>
          </table:table-cell>
          <table:table-cell table:formula="of:=&quot;Ene &quot; &amp; [.B392]" office:value-type="string" office:string-value="Ene 2009">
            <text:p>Ene 2009</text:p>
          </table:table-cell>
          <table:table-cell table:formula="of:=DAY([.H392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09-01-25">
            <text:p>01/25/09</text:p>
          </table:table-cell>
        </table:table-row>
        <table:table-row table:style-name="ro1">
          <table:table-cell table:formula="of:=YEAR([.H393])&amp;RIGHT(&quot;0&quot;&amp;MONTH([.H393]);2)&amp;RIGHT(&quot;0&quot;&amp;DAY([.H393]);2)" office:value-type="string" office:string-value="20090126">
            <text:p>20090126</text:p>
          </table:table-cell>
          <table:table-cell table:formula="of:=YEAR([.H393])" office:value-type="float" office:value="2009">
            <text:p>2009</text:p>
          </table:table-cell>
          <table:table-cell table:formula="of:=ROUNDUP(MONTH([.H393])/3)" office:value-type="float" office:value="1">
            <text:p>1</text:p>
          </table:table-cell>
          <table:table-cell table:formula="of:=MONTH([.H393])" office:value-type="float" office:value="1">
            <text:p>1</text:p>
          </table:table-cell>
          <table:table-cell table:formula="of:=&quot;Ene &quot; &amp; [.B393]" office:value-type="string" office:string-value="Ene 2009">
            <text:p>Ene 2009</text:p>
          </table:table-cell>
          <table:table-cell table:formula="of:=DAY([.H393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09-01-26">
            <text:p>01/26/09</text:p>
          </table:table-cell>
        </table:table-row>
        <table:table-row table:style-name="ro1">
          <table:table-cell table:formula="of:=YEAR([.H394])&amp;RIGHT(&quot;0&quot;&amp;MONTH([.H394]);2)&amp;RIGHT(&quot;0&quot;&amp;DAY([.H394]);2)" office:value-type="string" office:string-value="20090127">
            <text:p>20090127</text:p>
          </table:table-cell>
          <table:table-cell table:formula="of:=YEAR([.H394])" office:value-type="float" office:value="2009">
            <text:p>2009</text:p>
          </table:table-cell>
          <table:table-cell table:formula="of:=ROUNDUP(MONTH([.H394])/3)" office:value-type="float" office:value="1">
            <text:p>1</text:p>
          </table:table-cell>
          <table:table-cell table:formula="of:=MONTH([.H394])" office:value-type="float" office:value="1">
            <text:p>1</text:p>
          </table:table-cell>
          <table:table-cell table:formula="of:=&quot;Ene &quot; &amp; [.B394]" office:value-type="string" office:string-value="Ene 2009">
            <text:p>Ene 2009</text:p>
          </table:table-cell>
          <table:table-cell table:formula="of:=DAY([.H394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09-01-27">
            <text:p>01/27/09</text:p>
          </table:table-cell>
        </table:table-row>
        <table:table-row table:style-name="ro1">
          <table:table-cell table:formula="of:=YEAR([.H395])&amp;RIGHT(&quot;0&quot;&amp;MONTH([.H395]);2)&amp;RIGHT(&quot;0&quot;&amp;DAY([.H395]);2)" office:value-type="string" office:string-value="20090128">
            <text:p>20090128</text:p>
          </table:table-cell>
          <table:table-cell table:formula="of:=YEAR([.H395])" office:value-type="float" office:value="2009">
            <text:p>2009</text:p>
          </table:table-cell>
          <table:table-cell table:formula="of:=ROUNDUP(MONTH([.H395])/3)" office:value-type="float" office:value="1">
            <text:p>1</text:p>
          </table:table-cell>
          <table:table-cell table:formula="of:=MONTH([.H395])" office:value-type="float" office:value="1">
            <text:p>1</text:p>
          </table:table-cell>
          <table:table-cell table:formula="of:=&quot;Ene &quot; &amp; [.B395]" office:value-type="string" office:string-value="Ene 2009">
            <text:p>Ene 2009</text:p>
          </table:table-cell>
          <table:table-cell table:formula="of:=DAY([.H395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09-01-28">
            <text:p>01/28/09</text:p>
          </table:table-cell>
        </table:table-row>
        <table:table-row table:style-name="ro1">
          <table:table-cell table:formula="of:=YEAR([.H396])&amp;RIGHT(&quot;0&quot;&amp;MONTH([.H396]);2)&amp;RIGHT(&quot;0&quot;&amp;DAY([.H396]);2)" office:value-type="string" office:string-value="20090129">
            <text:p>20090129</text:p>
          </table:table-cell>
          <table:table-cell table:formula="of:=YEAR([.H396])" office:value-type="float" office:value="2009">
            <text:p>2009</text:p>
          </table:table-cell>
          <table:table-cell table:formula="of:=ROUNDUP(MONTH([.H396])/3)" office:value-type="float" office:value="1">
            <text:p>1</text:p>
          </table:table-cell>
          <table:table-cell table:formula="of:=MONTH([.H396])" office:value-type="float" office:value="1">
            <text:p>1</text:p>
          </table:table-cell>
          <table:table-cell table:formula="of:=&quot;Ene &quot; &amp; [.B396]" office:value-type="string" office:string-value="Ene 2009">
            <text:p>Ene 2009</text:p>
          </table:table-cell>
          <table:table-cell table:formula="of:=DAY([.H396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09-01-29">
            <text:p>01/29/09</text:p>
          </table:table-cell>
        </table:table-row>
        <table:table-row table:style-name="ro1">
          <table:table-cell table:formula="of:=YEAR([.H397])&amp;RIGHT(&quot;0&quot;&amp;MONTH([.H397]);2)&amp;RIGHT(&quot;0&quot;&amp;DAY([.H397]);2)" office:value-type="string" office:string-value="20090130">
            <text:p>20090130</text:p>
          </table:table-cell>
          <table:table-cell table:formula="of:=YEAR([.H397])" office:value-type="float" office:value="2009">
            <text:p>2009</text:p>
          </table:table-cell>
          <table:table-cell table:formula="of:=ROUNDUP(MONTH([.H397])/3)" office:value-type="float" office:value="1">
            <text:p>1</text:p>
          </table:table-cell>
          <table:table-cell table:formula="of:=MONTH([.H397])" office:value-type="float" office:value="1">
            <text:p>1</text:p>
          </table:table-cell>
          <table:table-cell table:formula="of:=&quot;Ene &quot; &amp; [.B397]" office:value-type="string" office:string-value="Ene 2009">
            <text:p>Ene 2009</text:p>
          </table:table-cell>
          <table:table-cell table:formula="of:=DAY([.H397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09-01-30">
            <text:p>01/30/09</text:p>
          </table:table-cell>
        </table:table-row>
        <table:table-row table:style-name="ro1">
          <table:table-cell table:formula="of:=YEAR([.H398])&amp;RIGHT(&quot;0&quot;&amp;MONTH([.H398]);2)&amp;RIGHT(&quot;0&quot;&amp;DAY([.H398]);2)" office:value-type="string" office:string-value="20090131">
            <text:p>20090131</text:p>
          </table:table-cell>
          <table:table-cell table:formula="of:=YEAR([.H398])" office:value-type="float" office:value="2009">
            <text:p>2009</text:p>
          </table:table-cell>
          <table:table-cell table:formula="of:=ROUNDUP(MONTH([.H398])/3)" office:value-type="float" office:value="1">
            <text:p>1</text:p>
          </table:table-cell>
          <table:table-cell table:formula="of:=MONTH([.H398])" office:value-type="float" office:value="1">
            <text:p>1</text:p>
          </table:table-cell>
          <table:table-cell table:formula="of:=&quot;Ene &quot; &amp; [.B398]" office:value-type="string" office:string-value="Ene 2009">
            <text:p>Ene 2009</text:p>
          </table:table-cell>
          <table:table-cell table:formula="of:=DAY([.H398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09-01-31">
            <text:p>01/31/09</text:p>
          </table:table-cell>
        </table:table-row>
        <table:table-row table:style-name="ro1">
          <table:table-cell table:formula="of:=YEAR([.H399])&amp;RIGHT(&quot;0&quot;&amp;MONTH([.H399]);2)&amp;RIGHT(&quot;0&quot;&amp;DAY([.H399]);2)" office:value-type="string" office:string-value="20090201">
            <text:p>20090201</text:p>
          </table:table-cell>
          <table:table-cell table:formula="of:=YEAR([.H399])" office:value-type="float" office:value="2009">
            <text:p>2009</text:p>
          </table:table-cell>
          <table:table-cell table:formula="of:=ROUNDUP(MONTH([.H399])/3)" office:value-type="float" office:value="1">
            <text:p>1</text:p>
          </table:table-cell>
          <table:table-cell table:formula="of:=MONTH([.H399])" office:value-type="float" office:value="2">
            <text:p>2</text:p>
          </table:table-cell>
          <table:table-cell table:formula="of:=&quot;Feb &quot; &amp; [.B399]" office:value-type="string" office:string-value="Feb 2009">
            <text:p>Feb 2009</text:p>
          </table:table-cell>
          <table:table-cell table:formula="of:=DAY([.H399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09-02-01">
            <text:p>02/01/09</text:p>
          </table:table-cell>
        </table:table-row>
        <table:table-row table:style-name="ro1">
          <table:table-cell table:formula="of:=YEAR([.H400])&amp;RIGHT(&quot;0&quot;&amp;MONTH([.H400]);2)&amp;RIGHT(&quot;0&quot;&amp;DAY([.H400]);2)" office:value-type="string" office:string-value="20090202">
            <text:p>20090202</text:p>
          </table:table-cell>
          <table:table-cell table:formula="of:=YEAR([.H400])" office:value-type="float" office:value="2009">
            <text:p>2009</text:p>
          </table:table-cell>
          <table:table-cell table:formula="of:=ROUNDUP(MONTH([.H400])/3)" office:value-type="float" office:value="1">
            <text:p>1</text:p>
          </table:table-cell>
          <table:table-cell table:formula="of:=MONTH([.H400])" office:value-type="float" office:value="2">
            <text:p>2</text:p>
          </table:table-cell>
          <table:table-cell table:formula="of:=&quot;Feb &quot; &amp; [.B400]" office:value-type="string" office:string-value="Feb 2009">
            <text:p>Feb 2009</text:p>
          </table:table-cell>
          <table:table-cell table:formula="of:=DAY([.H400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09-02-02">
            <text:p>02/02/09</text:p>
          </table:table-cell>
        </table:table-row>
        <table:table-row table:style-name="ro1">
          <table:table-cell table:formula="of:=YEAR([.H401])&amp;RIGHT(&quot;0&quot;&amp;MONTH([.H401]);2)&amp;RIGHT(&quot;0&quot;&amp;DAY([.H401]);2)" office:value-type="string" office:string-value="20090203">
            <text:p>20090203</text:p>
          </table:table-cell>
          <table:table-cell table:formula="of:=YEAR([.H401])" office:value-type="float" office:value="2009">
            <text:p>2009</text:p>
          </table:table-cell>
          <table:table-cell table:formula="of:=ROUNDUP(MONTH([.H401])/3)" office:value-type="float" office:value="1">
            <text:p>1</text:p>
          </table:table-cell>
          <table:table-cell table:formula="of:=MONTH([.H401])" office:value-type="float" office:value="2">
            <text:p>2</text:p>
          </table:table-cell>
          <table:table-cell table:formula="of:=&quot;Feb &quot; &amp; [.B401]" office:value-type="string" office:string-value="Feb 2009">
            <text:p>Feb 2009</text:p>
          </table:table-cell>
          <table:table-cell table:formula="of:=DAY([.H401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09-02-03">
            <text:p>02/03/09</text:p>
          </table:table-cell>
        </table:table-row>
        <table:table-row table:style-name="ro1">
          <table:table-cell table:formula="of:=YEAR([.H402])&amp;RIGHT(&quot;0&quot;&amp;MONTH([.H402]);2)&amp;RIGHT(&quot;0&quot;&amp;DAY([.H402]);2)" office:value-type="string" office:string-value="20090204">
            <text:p>20090204</text:p>
          </table:table-cell>
          <table:table-cell table:formula="of:=YEAR([.H402])" office:value-type="float" office:value="2009">
            <text:p>2009</text:p>
          </table:table-cell>
          <table:table-cell table:formula="of:=ROUNDUP(MONTH([.H402])/3)" office:value-type="float" office:value="1">
            <text:p>1</text:p>
          </table:table-cell>
          <table:table-cell table:formula="of:=MONTH([.H402])" office:value-type="float" office:value="2">
            <text:p>2</text:p>
          </table:table-cell>
          <table:table-cell table:formula="of:=&quot;Feb &quot; &amp; [.B402]" office:value-type="string" office:string-value="Feb 2009">
            <text:p>Feb 2009</text:p>
          </table:table-cell>
          <table:table-cell table:formula="of:=DAY([.H402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09-02-04">
            <text:p>02/04/09</text:p>
          </table:table-cell>
        </table:table-row>
        <table:table-row table:style-name="ro1">
          <table:table-cell table:formula="of:=YEAR([.H403])&amp;RIGHT(&quot;0&quot;&amp;MONTH([.H403]);2)&amp;RIGHT(&quot;0&quot;&amp;DAY([.H403]);2)" office:value-type="string" office:string-value="20090205">
            <text:p>20090205</text:p>
          </table:table-cell>
          <table:table-cell table:formula="of:=YEAR([.H403])" office:value-type="float" office:value="2009">
            <text:p>2009</text:p>
          </table:table-cell>
          <table:table-cell table:formula="of:=ROUNDUP(MONTH([.H403])/3)" office:value-type="float" office:value="1">
            <text:p>1</text:p>
          </table:table-cell>
          <table:table-cell table:formula="of:=MONTH([.H403])" office:value-type="float" office:value="2">
            <text:p>2</text:p>
          </table:table-cell>
          <table:table-cell table:formula="of:=&quot;Feb &quot; &amp; [.B403]" office:value-type="string" office:string-value="Feb 2009">
            <text:p>Feb 2009</text:p>
          </table:table-cell>
          <table:table-cell table:formula="of:=DAY([.H403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09-02-05">
            <text:p>02/05/09</text:p>
          </table:table-cell>
        </table:table-row>
        <table:table-row table:style-name="ro1">
          <table:table-cell table:formula="of:=YEAR([.H404])&amp;RIGHT(&quot;0&quot;&amp;MONTH([.H404]);2)&amp;RIGHT(&quot;0&quot;&amp;DAY([.H404]);2)" office:value-type="string" office:string-value="20090206">
            <text:p>20090206</text:p>
          </table:table-cell>
          <table:table-cell table:formula="of:=YEAR([.H404])" office:value-type="float" office:value="2009">
            <text:p>2009</text:p>
          </table:table-cell>
          <table:table-cell table:formula="of:=ROUNDUP(MONTH([.H404])/3)" office:value-type="float" office:value="1">
            <text:p>1</text:p>
          </table:table-cell>
          <table:table-cell table:formula="of:=MONTH([.H404])" office:value-type="float" office:value="2">
            <text:p>2</text:p>
          </table:table-cell>
          <table:table-cell table:formula="of:=&quot;Feb &quot; &amp; [.B404]" office:value-type="string" office:string-value="Feb 2009">
            <text:p>Feb 2009</text:p>
          </table:table-cell>
          <table:table-cell table:formula="of:=DAY([.H404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09-02-06">
            <text:p>02/06/09</text:p>
          </table:table-cell>
        </table:table-row>
        <table:table-row table:style-name="ro1">
          <table:table-cell table:formula="of:=YEAR([.H405])&amp;RIGHT(&quot;0&quot;&amp;MONTH([.H405]);2)&amp;RIGHT(&quot;0&quot;&amp;DAY([.H405]);2)" office:value-type="string" office:string-value="20090207">
            <text:p>20090207</text:p>
          </table:table-cell>
          <table:table-cell table:formula="of:=YEAR([.H405])" office:value-type="float" office:value="2009">
            <text:p>2009</text:p>
          </table:table-cell>
          <table:table-cell table:formula="of:=ROUNDUP(MONTH([.H405])/3)" office:value-type="float" office:value="1">
            <text:p>1</text:p>
          </table:table-cell>
          <table:table-cell table:formula="of:=MONTH([.H405])" office:value-type="float" office:value="2">
            <text:p>2</text:p>
          </table:table-cell>
          <table:table-cell table:formula="of:=&quot;Feb &quot; &amp; [.B405]" office:value-type="string" office:string-value="Feb 2009">
            <text:p>Feb 2009</text:p>
          </table:table-cell>
          <table:table-cell table:formula="of:=DAY([.H405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09-02-07">
            <text:p>02/07/09</text:p>
          </table:table-cell>
        </table:table-row>
        <table:table-row table:style-name="ro1">
          <table:table-cell table:formula="of:=YEAR([.H406])&amp;RIGHT(&quot;0&quot;&amp;MONTH([.H406]);2)&amp;RIGHT(&quot;0&quot;&amp;DAY([.H406]);2)" office:value-type="string" office:string-value="20090208">
            <text:p>20090208</text:p>
          </table:table-cell>
          <table:table-cell table:formula="of:=YEAR([.H406])" office:value-type="float" office:value="2009">
            <text:p>2009</text:p>
          </table:table-cell>
          <table:table-cell table:formula="of:=ROUNDUP(MONTH([.H406])/3)" office:value-type="float" office:value="1">
            <text:p>1</text:p>
          </table:table-cell>
          <table:table-cell table:formula="of:=MONTH([.H406])" office:value-type="float" office:value="2">
            <text:p>2</text:p>
          </table:table-cell>
          <table:table-cell table:formula="of:=&quot;Feb &quot; &amp; [.B406]" office:value-type="string" office:string-value="Feb 2009">
            <text:p>Feb 2009</text:p>
          </table:table-cell>
          <table:table-cell table:formula="of:=DAY([.H406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09-02-08">
            <text:p>02/08/09</text:p>
          </table:table-cell>
        </table:table-row>
        <table:table-row table:style-name="ro1">
          <table:table-cell table:formula="of:=YEAR([.H407])&amp;RIGHT(&quot;0&quot;&amp;MONTH([.H407]);2)&amp;RIGHT(&quot;0&quot;&amp;DAY([.H407]);2)" office:value-type="string" office:string-value="20090209">
            <text:p>20090209</text:p>
          </table:table-cell>
          <table:table-cell table:formula="of:=YEAR([.H407])" office:value-type="float" office:value="2009">
            <text:p>2009</text:p>
          </table:table-cell>
          <table:table-cell table:formula="of:=ROUNDUP(MONTH([.H407])/3)" office:value-type="float" office:value="1">
            <text:p>1</text:p>
          </table:table-cell>
          <table:table-cell table:formula="of:=MONTH([.H407])" office:value-type="float" office:value="2">
            <text:p>2</text:p>
          </table:table-cell>
          <table:table-cell table:formula="of:=&quot;Feb &quot; &amp; [.B407]" office:value-type="string" office:string-value="Feb 2009">
            <text:p>Feb 2009</text:p>
          </table:table-cell>
          <table:table-cell table:formula="of:=DAY([.H407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09-02-09">
            <text:p>02/09/09</text:p>
          </table:table-cell>
        </table:table-row>
        <table:table-row table:style-name="ro1">
          <table:table-cell table:formula="of:=YEAR([.H408])&amp;RIGHT(&quot;0&quot;&amp;MONTH([.H408]);2)&amp;RIGHT(&quot;0&quot;&amp;DAY([.H408]);2)" office:value-type="string" office:string-value="20090210">
            <text:p>20090210</text:p>
          </table:table-cell>
          <table:table-cell table:formula="of:=YEAR([.H408])" office:value-type="float" office:value="2009">
            <text:p>2009</text:p>
          </table:table-cell>
          <table:table-cell table:formula="of:=ROUNDUP(MONTH([.H408])/3)" office:value-type="float" office:value="1">
            <text:p>1</text:p>
          </table:table-cell>
          <table:table-cell table:formula="of:=MONTH([.H408])" office:value-type="float" office:value="2">
            <text:p>2</text:p>
          </table:table-cell>
          <table:table-cell table:formula="of:=&quot;Feb &quot; &amp; [.B408]" office:value-type="string" office:string-value="Feb 2009">
            <text:p>Feb 2009</text:p>
          </table:table-cell>
          <table:table-cell table:formula="of:=DAY([.H408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09-02-10">
            <text:p>02/10/09</text:p>
          </table:table-cell>
        </table:table-row>
        <table:table-row table:style-name="ro1">
          <table:table-cell table:formula="of:=YEAR([.H409])&amp;RIGHT(&quot;0&quot;&amp;MONTH([.H409]);2)&amp;RIGHT(&quot;0&quot;&amp;DAY([.H409]);2)" office:value-type="string" office:string-value="20090211">
            <text:p>20090211</text:p>
          </table:table-cell>
          <table:table-cell table:formula="of:=YEAR([.H409])" office:value-type="float" office:value="2009">
            <text:p>2009</text:p>
          </table:table-cell>
          <table:table-cell table:formula="of:=ROUNDUP(MONTH([.H409])/3)" office:value-type="float" office:value="1">
            <text:p>1</text:p>
          </table:table-cell>
          <table:table-cell table:formula="of:=MONTH([.H409])" office:value-type="float" office:value="2">
            <text:p>2</text:p>
          </table:table-cell>
          <table:table-cell table:formula="of:=&quot;Feb &quot; &amp; [.B409]" office:value-type="string" office:string-value="Feb 2009">
            <text:p>Feb 2009</text:p>
          </table:table-cell>
          <table:table-cell table:formula="of:=DAY([.H409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09-02-11">
            <text:p>02/11/09</text:p>
          </table:table-cell>
        </table:table-row>
        <table:table-row table:style-name="ro1">
          <table:table-cell table:formula="of:=YEAR([.H410])&amp;RIGHT(&quot;0&quot;&amp;MONTH([.H410]);2)&amp;RIGHT(&quot;0&quot;&amp;DAY([.H410]);2)" office:value-type="string" office:string-value="20090212">
            <text:p>20090212</text:p>
          </table:table-cell>
          <table:table-cell table:formula="of:=YEAR([.H410])" office:value-type="float" office:value="2009">
            <text:p>2009</text:p>
          </table:table-cell>
          <table:table-cell table:formula="of:=ROUNDUP(MONTH([.H410])/3)" office:value-type="float" office:value="1">
            <text:p>1</text:p>
          </table:table-cell>
          <table:table-cell table:formula="of:=MONTH([.H410])" office:value-type="float" office:value="2">
            <text:p>2</text:p>
          </table:table-cell>
          <table:table-cell table:formula="of:=&quot;Feb &quot; &amp; [.B410]" office:value-type="string" office:string-value="Feb 2009">
            <text:p>Feb 2009</text:p>
          </table:table-cell>
          <table:table-cell table:formula="of:=DAY([.H410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09-02-12">
            <text:p>02/12/09</text:p>
          </table:table-cell>
        </table:table-row>
        <table:table-row table:style-name="ro1">
          <table:table-cell table:formula="of:=YEAR([.H411])&amp;RIGHT(&quot;0&quot;&amp;MONTH([.H411]);2)&amp;RIGHT(&quot;0&quot;&amp;DAY([.H411]);2)" office:value-type="string" office:string-value="20090213">
            <text:p>20090213</text:p>
          </table:table-cell>
          <table:table-cell table:formula="of:=YEAR([.H411])" office:value-type="float" office:value="2009">
            <text:p>2009</text:p>
          </table:table-cell>
          <table:table-cell table:formula="of:=ROUNDUP(MONTH([.H411])/3)" office:value-type="float" office:value="1">
            <text:p>1</text:p>
          </table:table-cell>
          <table:table-cell table:formula="of:=MONTH([.H411])" office:value-type="float" office:value="2">
            <text:p>2</text:p>
          </table:table-cell>
          <table:table-cell table:formula="of:=&quot;Feb &quot; &amp; [.B411]" office:value-type="string" office:string-value="Feb 2009">
            <text:p>Feb 2009</text:p>
          </table:table-cell>
          <table:table-cell table:formula="of:=DAY([.H411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09-02-13">
            <text:p>02/13/09</text:p>
          </table:table-cell>
        </table:table-row>
        <table:table-row table:style-name="ro1">
          <table:table-cell table:formula="of:=YEAR([.H412])&amp;RIGHT(&quot;0&quot;&amp;MONTH([.H412]);2)&amp;RIGHT(&quot;0&quot;&amp;DAY([.H412]);2)" office:value-type="string" office:string-value="20090214">
            <text:p>20090214</text:p>
          </table:table-cell>
          <table:table-cell table:formula="of:=YEAR([.H412])" office:value-type="float" office:value="2009">
            <text:p>2009</text:p>
          </table:table-cell>
          <table:table-cell table:formula="of:=ROUNDUP(MONTH([.H412])/3)" office:value-type="float" office:value="1">
            <text:p>1</text:p>
          </table:table-cell>
          <table:table-cell table:formula="of:=MONTH([.H412])" office:value-type="float" office:value="2">
            <text:p>2</text:p>
          </table:table-cell>
          <table:table-cell table:formula="of:=&quot;Feb &quot; &amp; [.B412]" office:value-type="string" office:string-value="Feb 2009">
            <text:p>Feb 2009</text:p>
          </table:table-cell>
          <table:table-cell table:formula="of:=DAY([.H412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09-02-14">
            <text:p>02/14/09</text:p>
          </table:table-cell>
        </table:table-row>
        <table:table-row table:style-name="ro1">
          <table:table-cell table:formula="of:=YEAR([.H413])&amp;RIGHT(&quot;0&quot;&amp;MONTH([.H413]);2)&amp;RIGHT(&quot;0&quot;&amp;DAY([.H413]);2)" office:value-type="string" office:string-value="20090215">
            <text:p>20090215</text:p>
          </table:table-cell>
          <table:table-cell table:formula="of:=YEAR([.H413])" office:value-type="float" office:value="2009">
            <text:p>2009</text:p>
          </table:table-cell>
          <table:table-cell table:formula="of:=ROUNDUP(MONTH([.H413])/3)" office:value-type="float" office:value="1">
            <text:p>1</text:p>
          </table:table-cell>
          <table:table-cell table:formula="of:=MONTH([.H413])" office:value-type="float" office:value="2">
            <text:p>2</text:p>
          </table:table-cell>
          <table:table-cell table:formula="of:=&quot;Feb &quot; &amp; [.B413]" office:value-type="string" office:string-value="Feb 2009">
            <text:p>Feb 2009</text:p>
          </table:table-cell>
          <table:table-cell table:formula="of:=DAY([.H413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09-02-15">
            <text:p>02/15/09</text:p>
          </table:table-cell>
        </table:table-row>
        <table:table-row table:style-name="ro1">
          <table:table-cell table:formula="of:=YEAR([.H414])&amp;RIGHT(&quot;0&quot;&amp;MONTH([.H414]);2)&amp;RIGHT(&quot;0&quot;&amp;DAY([.H414]);2)" office:value-type="string" office:string-value="20090216">
            <text:p>20090216</text:p>
          </table:table-cell>
          <table:table-cell table:formula="of:=YEAR([.H414])" office:value-type="float" office:value="2009">
            <text:p>2009</text:p>
          </table:table-cell>
          <table:table-cell table:formula="of:=ROUNDUP(MONTH([.H414])/3)" office:value-type="float" office:value="1">
            <text:p>1</text:p>
          </table:table-cell>
          <table:table-cell table:formula="of:=MONTH([.H414])" office:value-type="float" office:value="2">
            <text:p>2</text:p>
          </table:table-cell>
          <table:table-cell table:formula="of:=&quot;Feb &quot; &amp; [.B414]" office:value-type="string" office:string-value="Feb 2009">
            <text:p>Feb 2009</text:p>
          </table:table-cell>
          <table:table-cell table:formula="of:=DAY([.H414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09-02-16">
            <text:p>02/16/09</text:p>
          </table:table-cell>
        </table:table-row>
        <table:table-row table:style-name="ro1">
          <table:table-cell table:formula="of:=YEAR([.H415])&amp;RIGHT(&quot;0&quot;&amp;MONTH([.H415]);2)&amp;RIGHT(&quot;0&quot;&amp;DAY([.H415]);2)" office:value-type="string" office:string-value="20090217">
            <text:p>20090217</text:p>
          </table:table-cell>
          <table:table-cell table:formula="of:=YEAR([.H415])" office:value-type="float" office:value="2009">
            <text:p>2009</text:p>
          </table:table-cell>
          <table:table-cell table:formula="of:=ROUNDUP(MONTH([.H415])/3)" office:value-type="float" office:value="1">
            <text:p>1</text:p>
          </table:table-cell>
          <table:table-cell table:formula="of:=MONTH([.H415])" office:value-type="float" office:value="2">
            <text:p>2</text:p>
          </table:table-cell>
          <table:table-cell table:formula="of:=&quot;Feb &quot; &amp; [.B415]" office:value-type="string" office:string-value="Feb 2009">
            <text:p>Feb 2009</text:p>
          </table:table-cell>
          <table:table-cell table:formula="of:=DAY([.H415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09-02-17">
            <text:p>02/17/09</text:p>
          </table:table-cell>
        </table:table-row>
        <table:table-row table:style-name="ro1">
          <table:table-cell table:formula="of:=YEAR([.H416])&amp;RIGHT(&quot;0&quot;&amp;MONTH([.H416]);2)&amp;RIGHT(&quot;0&quot;&amp;DAY([.H416]);2)" office:value-type="string" office:string-value="20090218">
            <text:p>20090218</text:p>
          </table:table-cell>
          <table:table-cell table:formula="of:=YEAR([.H416])" office:value-type="float" office:value="2009">
            <text:p>2009</text:p>
          </table:table-cell>
          <table:table-cell table:formula="of:=ROUNDUP(MONTH([.H416])/3)" office:value-type="float" office:value="1">
            <text:p>1</text:p>
          </table:table-cell>
          <table:table-cell table:formula="of:=MONTH([.H416])" office:value-type="float" office:value="2">
            <text:p>2</text:p>
          </table:table-cell>
          <table:table-cell table:formula="of:=&quot;Feb &quot; &amp; [.B416]" office:value-type="string" office:string-value="Feb 2009">
            <text:p>Feb 2009</text:p>
          </table:table-cell>
          <table:table-cell table:formula="of:=DAY([.H416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09-02-18">
            <text:p>02/18/09</text:p>
          </table:table-cell>
        </table:table-row>
        <table:table-row table:style-name="ro1">
          <table:table-cell table:formula="of:=YEAR([.H417])&amp;RIGHT(&quot;0&quot;&amp;MONTH([.H417]);2)&amp;RIGHT(&quot;0&quot;&amp;DAY([.H417]);2)" office:value-type="string" office:string-value="20090219">
            <text:p>20090219</text:p>
          </table:table-cell>
          <table:table-cell table:formula="of:=YEAR([.H417])" office:value-type="float" office:value="2009">
            <text:p>2009</text:p>
          </table:table-cell>
          <table:table-cell table:formula="of:=ROUNDUP(MONTH([.H417])/3)" office:value-type="float" office:value="1">
            <text:p>1</text:p>
          </table:table-cell>
          <table:table-cell table:formula="of:=MONTH([.H417])" office:value-type="float" office:value="2">
            <text:p>2</text:p>
          </table:table-cell>
          <table:table-cell table:formula="of:=&quot;Feb &quot; &amp; [.B417]" office:value-type="string" office:string-value="Feb 2009">
            <text:p>Feb 2009</text:p>
          </table:table-cell>
          <table:table-cell table:formula="of:=DAY([.H417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09-02-19">
            <text:p>02/19/09</text:p>
          </table:table-cell>
        </table:table-row>
        <table:table-row table:style-name="ro1">
          <table:table-cell table:formula="of:=YEAR([.H418])&amp;RIGHT(&quot;0&quot;&amp;MONTH([.H418]);2)&amp;RIGHT(&quot;0&quot;&amp;DAY([.H418]);2)" office:value-type="string" office:string-value="20090220">
            <text:p>20090220</text:p>
          </table:table-cell>
          <table:table-cell table:formula="of:=YEAR([.H418])" office:value-type="float" office:value="2009">
            <text:p>2009</text:p>
          </table:table-cell>
          <table:table-cell table:formula="of:=ROUNDUP(MONTH([.H418])/3)" office:value-type="float" office:value="1">
            <text:p>1</text:p>
          </table:table-cell>
          <table:table-cell table:formula="of:=MONTH([.H418])" office:value-type="float" office:value="2">
            <text:p>2</text:p>
          </table:table-cell>
          <table:table-cell table:formula="of:=&quot;Feb &quot; &amp; [.B418]" office:value-type="string" office:string-value="Feb 2009">
            <text:p>Feb 2009</text:p>
          </table:table-cell>
          <table:table-cell table:formula="of:=DAY([.H418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09-02-20">
            <text:p>02/20/09</text:p>
          </table:table-cell>
        </table:table-row>
        <table:table-row table:style-name="ro1">
          <table:table-cell table:formula="of:=YEAR([.H419])&amp;RIGHT(&quot;0&quot;&amp;MONTH([.H419]);2)&amp;RIGHT(&quot;0&quot;&amp;DAY([.H419]);2)" office:value-type="string" office:string-value="20090221">
            <text:p>20090221</text:p>
          </table:table-cell>
          <table:table-cell table:formula="of:=YEAR([.H419])" office:value-type="float" office:value="2009">
            <text:p>2009</text:p>
          </table:table-cell>
          <table:table-cell table:formula="of:=ROUNDUP(MONTH([.H419])/3)" office:value-type="float" office:value="1">
            <text:p>1</text:p>
          </table:table-cell>
          <table:table-cell table:formula="of:=MONTH([.H419])" office:value-type="float" office:value="2">
            <text:p>2</text:p>
          </table:table-cell>
          <table:table-cell table:formula="of:=&quot;Feb &quot; &amp; [.B419]" office:value-type="string" office:string-value="Feb 2009">
            <text:p>Feb 2009</text:p>
          </table:table-cell>
          <table:table-cell table:formula="of:=DAY([.H419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09-02-21">
            <text:p>02/21/09</text:p>
          </table:table-cell>
        </table:table-row>
        <table:table-row table:style-name="ro1">
          <table:table-cell table:formula="of:=YEAR([.H420])&amp;RIGHT(&quot;0&quot;&amp;MONTH([.H420]);2)&amp;RIGHT(&quot;0&quot;&amp;DAY([.H420]);2)" office:value-type="string" office:string-value="20090222">
            <text:p>20090222</text:p>
          </table:table-cell>
          <table:table-cell table:formula="of:=YEAR([.H420])" office:value-type="float" office:value="2009">
            <text:p>2009</text:p>
          </table:table-cell>
          <table:table-cell table:formula="of:=ROUNDUP(MONTH([.H420])/3)" office:value-type="float" office:value="1">
            <text:p>1</text:p>
          </table:table-cell>
          <table:table-cell table:formula="of:=MONTH([.H420])" office:value-type="float" office:value="2">
            <text:p>2</text:p>
          </table:table-cell>
          <table:table-cell table:formula="of:=&quot;Feb &quot; &amp; [.B420]" office:value-type="string" office:string-value="Feb 2009">
            <text:p>Feb 2009</text:p>
          </table:table-cell>
          <table:table-cell table:formula="of:=DAY([.H420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09-02-22">
            <text:p>02/22/09</text:p>
          </table:table-cell>
        </table:table-row>
        <table:table-row table:style-name="ro1">
          <table:table-cell table:formula="of:=YEAR([.H421])&amp;RIGHT(&quot;0&quot;&amp;MONTH([.H421]);2)&amp;RIGHT(&quot;0&quot;&amp;DAY([.H421]);2)" office:value-type="string" office:string-value="20090223">
            <text:p>20090223</text:p>
          </table:table-cell>
          <table:table-cell table:formula="of:=YEAR([.H421])" office:value-type="float" office:value="2009">
            <text:p>2009</text:p>
          </table:table-cell>
          <table:table-cell table:formula="of:=ROUNDUP(MONTH([.H421])/3)" office:value-type="float" office:value="1">
            <text:p>1</text:p>
          </table:table-cell>
          <table:table-cell table:formula="of:=MONTH([.H421])" office:value-type="float" office:value="2">
            <text:p>2</text:p>
          </table:table-cell>
          <table:table-cell table:formula="of:=&quot;Feb &quot; &amp; [.B421]" office:value-type="string" office:string-value="Feb 2009">
            <text:p>Feb 2009</text:p>
          </table:table-cell>
          <table:table-cell table:formula="of:=DAY([.H421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09-02-23">
            <text:p>02/23/09</text:p>
          </table:table-cell>
        </table:table-row>
        <table:table-row table:style-name="ro1">
          <table:table-cell table:formula="of:=YEAR([.H422])&amp;RIGHT(&quot;0&quot;&amp;MONTH([.H422]);2)&amp;RIGHT(&quot;0&quot;&amp;DAY([.H422]);2)" office:value-type="string" office:string-value="20090224">
            <text:p>20090224</text:p>
          </table:table-cell>
          <table:table-cell table:formula="of:=YEAR([.H422])" office:value-type="float" office:value="2009">
            <text:p>2009</text:p>
          </table:table-cell>
          <table:table-cell table:formula="of:=ROUNDUP(MONTH([.H422])/3)" office:value-type="float" office:value="1">
            <text:p>1</text:p>
          </table:table-cell>
          <table:table-cell table:formula="of:=MONTH([.H422])" office:value-type="float" office:value="2">
            <text:p>2</text:p>
          </table:table-cell>
          <table:table-cell table:formula="of:=&quot;Feb &quot; &amp; [.B422]" office:value-type="string" office:string-value="Feb 2009">
            <text:p>Feb 2009</text:p>
          </table:table-cell>
          <table:table-cell table:formula="of:=DAY([.H422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09-02-24">
            <text:p>02/24/09</text:p>
          </table:table-cell>
        </table:table-row>
        <table:table-row table:style-name="ro1">
          <table:table-cell table:formula="of:=YEAR([.H423])&amp;RIGHT(&quot;0&quot;&amp;MONTH([.H423]);2)&amp;RIGHT(&quot;0&quot;&amp;DAY([.H423]);2)" office:value-type="string" office:string-value="20090225">
            <text:p>20090225</text:p>
          </table:table-cell>
          <table:table-cell table:formula="of:=YEAR([.H423])" office:value-type="float" office:value="2009">
            <text:p>2009</text:p>
          </table:table-cell>
          <table:table-cell table:formula="of:=ROUNDUP(MONTH([.H423])/3)" office:value-type="float" office:value="1">
            <text:p>1</text:p>
          </table:table-cell>
          <table:table-cell table:formula="of:=MONTH([.H423])" office:value-type="float" office:value="2">
            <text:p>2</text:p>
          </table:table-cell>
          <table:table-cell table:formula="of:=&quot;Feb &quot; &amp; [.B423]" office:value-type="string" office:string-value="Feb 2009">
            <text:p>Feb 2009</text:p>
          </table:table-cell>
          <table:table-cell table:formula="of:=DAY([.H423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09-02-25">
            <text:p>02/25/09</text:p>
          </table:table-cell>
        </table:table-row>
        <table:table-row table:style-name="ro1">
          <table:table-cell table:formula="of:=YEAR([.H424])&amp;RIGHT(&quot;0&quot;&amp;MONTH([.H424]);2)&amp;RIGHT(&quot;0&quot;&amp;DAY([.H424]);2)" office:value-type="string" office:string-value="20090226">
            <text:p>20090226</text:p>
          </table:table-cell>
          <table:table-cell table:formula="of:=YEAR([.H424])" office:value-type="float" office:value="2009">
            <text:p>2009</text:p>
          </table:table-cell>
          <table:table-cell table:formula="of:=ROUNDUP(MONTH([.H424])/3)" office:value-type="float" office:value="1">
            <text:p>1</text:p>
          </table:table-cell>
          <table:table-cell table:formula="of:=MONTH([.H424])" office:value-type="float" office:value="2">
            <text:p>2</text:p>
          </table:table-cell>
          <table:table-cell table:formula="of:=&quot;Feb &quot; &amp; [.B424]" office:value-type="string" office:string-value="Feb 2009">
            <text:p>Feb 2009</text:p>
          </table:table-cell>
          <table:table-cell table:formula="of:=DAY([.H424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09-02-26">
            <text:p>02/26/09</text:p>
          </table:table-cell>
        </table:table-row>
        <table:table-row table:style-name="ro1">
          <table:table-cell table:formula="of:=YEAR([.H425])&amp;RIGHT(&quot;0&quot;&amp;MONTH([.H425]);2)&amp;RIGHT(&quot;0&quot;&amp;DAY([.H425]);2)" office:value-type="string" office:string-value="20090227">
            <text:p>20090227</text:p>
          </table:table-cell>
          <table:table-cell table:formula="of:=YEAR([.H425])" office:value-type="float" office:value="2009">
            <text:p>2009</text:p>
          </table:table-cell>
          <table:table-cell table:formula="of:=ROUNDUP(MONTH([.H425])/3)" office:value-type="float" office:value="1">
            <text:p>1</text:p>
          </table:table-cell>
          <table:table-cell table:formula="of:=MONTH([.H425])" office:value-type="float" office:value="2">
            <text:p>2</text:p>
          </table:table-cell>
          <table:table-cell table:formula="of:=&quot;Feb &quot; &amp; [.B425]" office:value-type="string" office:string-value="Feb 2009">
            <text:p>Feb 2009</text:p>
          </table:table-cell>
          <table:table-cell table:formula="of:=DAY([.H425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09-02-27">
            <text:p>02/27/09</text:p>
          </table:table-cell>
        </table:table-row>
        <table:table-row table:style-name="ro1">
          <table:table-cell table:formula="of:=YEAR([.H426])&amp;RIGHT(&quot;0&quot;&amp;MONTH([.H426]);2)&amp;RIGHT(&quot;0&quot;&amp;DAY([.H426]);2)" office:value-type="string" office:string-value="20090228">
            <text:p>20090228</text:p>
          </table:table-cell>
          <table:table-cell table:formula="of:=YEAR([.H426])" office:value-type="float" office:value="2009">
            <text:p>2009</text:p>
          </table:table-cell>
          <table:table-cell table:formula="of:=ROUNDUP(MONTH([.H426])/3)" office:value-type="float" office:value="1">
            <text:p>1</text:p>
          </table:table-cell>
          <table:table-cell table:formula="of:=MONTH([.H426])" office:value-type="float" office:value="2">
            <text:p>2</text:p>
          </table:table-cell>
          <table:table-cell table:formula="of:=&quot;Feb &quot; &amp; [.B426]" office:value-type="string" office:string-value="Feb 2009">
            <text:p>Feb 2009</text:p>
          </table:table-cell>
          <table:table-cell table:formula="of:=DAY([.H426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09-02-28">
            <text:p>02/28/09</text:p>
          </table:table-cell>
        </table:table-row>
        <table:table-row table:style-name="ro1">
          <table:table-cell table:formula="of:=YEAR([.H427])&amp;RIGHT(&quot;0&quot;&amp;MONTH([.H427]);2)&amp;RIGHT(&quot;0&quot;&amp;DAY([.H427]);2)" office:value-type="string" office:string-value="20090301">
            <text:p>20090301</text:p>
          </table:table-cell>
          <table:table-cell table:formula="of:=YEAR([.H427])" office:value-type="float" office:value="2009">
            <text:p>2009</text:p>
          </table:table-cell>
          <table:table-cell table:formula="of:=ROUNDUP(MONTH([.H427])/3)" office:value-type="float" office:value="1">
            <text:p>1</text:p>
          </table:table-cell>
          <table:table-cell table:formula="of:=MONTH([.H427])" office:value-type="float" office:value="3">
            <text:p>3</text:p>
          </table:table-cell>
          <table:table-cell table:formula="of:=&quot;Mar &quot; &amp; [.B427]" office:value-type="string" office:string-value="Mar 2009">
            <text:p>Mar 2009</text:p>
          </table:table-cell>
          <table:table-cell table:formula="of:=DAY([.H427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09-03-01">
            <text:p>03/01/09</text:p>
          </table:table-cell>
        </table:table-row>
        <table:table-row table:style-name="ro1">
          <table:table-cell table:formula="of:=YEAR([.H428])&amp;RIGHT(&quot;0&quot;&amp;MONTH([.H428]);2)&amp;RIGHT(&quot;0&quot;&amp;DAY([.H428]);2)" office:value-type="string" office:string-value="20090302">
            <text:p>20090302</text:p>
          </table:table-cell>
          <table:table-cell table:formula="of:=YEAR([.H428])" office:value-type="float" office:value="2009">
            <text:p>2009</text:p>
          </table:table-cell>
          <table:table-cell table:formula="of:=ROUNDUP(MONTH([.H428])/3)" office:value-type="float" office:value="1">
            <text:p>1</text:p>
          </table:table-cell>
          <table:table-cell table:formula="of:=MONTH([.H428])" office:value-type="float" office:value="3">
            <text:p>3</text:p>
          </table:table-cell>
          <table:table-cell table:formula="of:=&quot;Mar &quot; &amp; [.B428]" office:value-type="string" office:string-value="Mar 2009">
            <text:p>Mar 2009</text:p>
          </table:table-cell>
          <table:table-cell table:formula="of:=DAY([.H428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09-03-02">
            <text:p>03/02/09</text:p>
          </table:table-cell>
        </table:table-row>
        <table:table-row table:style-name="ro1">
          <table:table-cell table:formula="of:=YEAR([.H429])&amp;RIGHT(&quot;0&quot;&amp;MONTH([.H429]);2)&amp;RIGHT(&quot;0&quot;&amp;DAY([.H429]);2)" office:value-type="string" office:string-value="20090303">
            <text:p>20090303</text:p>
          </table:table-cell>
          <table:table-cell table:formula="of:=YEAR([.H429])" office:value-type="float" office:value="2009">
            <text:p>2009</text:p>
          </table:table-cell>
          <table:table-cell table:formula="of:=ROUNDUP(MONTH([.H429])/3)" office:value-type="float" office:value="1">
            <text:p>1</text:p>
          </table:table-cell>
          <table:table-cell table:formula="of:=MONTH([.H429])" office:value-type="float" office:value="3">
            <text:p>3</text:p>
          </table:table-cell>
          <table:table-cell table:formula="of:=&quot;Mar &quot; &amp; [.B429]" office:value-type="string" office:string-value="Mar 2009">
            <text:p>Mar 2009</text:p>
          </table:table-cell>
          <table:table-cell table:formula="of:=DAY([.H429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09-03-03">
            <text:p>03/03/09</text:p>
          </table:table-cell>
        </table:table-row>
        <table:table-row table:style-name="ro1">
          <table:table-cell table:formula="of:=YEAR([.H430])&amp;RIGHT(&quot;0&quot;&amp;MONTH([.H430]);2)&amp;RIGHT(&quot;0&quot;&amp;DAY([.H430]);2)" office:value-type="string" office:string-value="20090304">
            <text:p>20090304</text:p>
          </table:table-cell>
          <table:table-cell table:formula="of:=YEAR([.H430])" office:value-type="float" office:value="2009">
            <text:p>2009</text:p>
          </table:table-cell>
          <table:table-cell table:formula="of:=ROUNDUP(MONTH([.H430])/3)" office:value-type="float" office:value="1">
            <text:p>1</text:p>
          </table:table-cell>
          <table:table-cell table:formula="of:=MONTH([.H430])" office:value-type="float" office:value="3">
            <text:p>3</text:p>
          </table:table-cell>
          <table:table-cell table:formula="of:=&quot;Mar &quot; &amp; [.B430]" office:value-type="string" office:string-value="Mar 2009">
            <text:p>Mar 2009</text:p>
          </table:table-cell>
          <table:table-cell table:formula="of:=DAY([.H430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09-03-04">
            <text:p>03/04/09</text:p>
          </table:table-cell>
        </table:table-row>
        <table:table-row table:style-name="ro1">
          <table:table-cell table:formula="of:=YEAR([.H431])&amp;RIGHT(&quot;0&quot;&amp;MONTH([.H431]);2)&amp;RIGHT(&quot;0&quot;&amp;DAY([.H431]);2)" office:value-type="string" office:string-value="20090305">
            <text:p>20090305</text:p>
          </table:table-cell>
          <table:table-cell table:formula="of:=YEAR([.H431])" office:value-type="float" office:value="2009">
            <text:p>2009</text:p>
          </table:table-cell>
          <table:table-cell table:formula="of:=ROUNDUP(MONTH([.H431])/3)" office:value-type="float" office:value="1">
            <text:p>1</text:p>
          </table:table-cell>
          <table:table-cell table:formula="of:=MONTH([.H431])" office:value-type="float" office:value="3">
            <text:p>3</text:p>
          </table:table-cell>
          <table:table-cell table:formula="of:=&quot;Mar &quot; &amp; [.B431]" office:value-type="string" office:string-value="Mar 2009">
            <text:p>Mar 2009</text:p>
          </table:table-cell>
          <table:table-cell table:formula="of:=DAY([.H431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09-03-05">
            <text:p>03/05/09</text:p>
          </table:table-cell>
        </table:table-row>
        <table:table-row table:style-name="ro1">
          <table:table-cell table:formula="of:=YEAR([.H432])&amp;RIGHT(&quot;0&quot;&amp;MONTH([.H432]);2)&amp;RIGHT(&quot;0&quot;&amp;DAY([.H432]);2)" office:value-type="string" office:string-value="20090306">
            <text:p>20090306</text:p>
          </table:table-cell>
          <table:table-cell table:formula="of:=YEAR([.H432])" office:value-type="float" office:value="2009">
            <text:p>2009</text:p>
          </table:table-cell>
          <table:table-cell table:formula="of:=ROUNDUP(MONTH([.H432])/3)" office:value-type="float" office:value="1">
            <text:p>1</text:p>
          </table:table-cell>
          <table:table-cell table:formula="of:=MONTH([.H432])" office:value-type="float" office:value="3">
            <text:p>3</text:p>
          </table:table-cell>
          <table:table-cell table:formula="of:=&quot;Mar &quot; &amp; [.B432]" office:value-type="string" office:string-value="Mar 2009">
            <text:p>Mar 2009</text:p>
          </table:table-cell>
          <table:table-cell table:formula="of:=DAY([.H432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09-03-06">
            <text:p>03/06/09</text:p>
          </table:table-cell>
        </table:table-row>
        <table:table-row table:style-name="ro1">
          <table:table-cell table:formula="of:=YEAR([.H433])&amp;RIGHT(&quot;0&quot;&amp;MONTH([.H433]);2)&amp;RIGHT(&quot;0&quot;&amp;DAY([.H433]);2)" office:value-type="string" office:string-value="20090307">
            <text:p>20090307</text:p>
          </table:table-cell>
          <table:table-cell table:formula="of:=YEAR([.H433])" office:value-type="float" office:value="2009">
            <text:p>2009</text:p>
          </table:table-cell>
          <table:table-cell table:formula="of:=ROUNDUP(MONTH([.H433])/3)" office:value-type="float" office:value="1">
            <text:p>1</text:p>
          </table:table-cell>
          <table:table-cell table:formula="of:=MONTH([.H433])" office:value-type="float" office:value="3">
            <text:p>3</text:p>
          </table:table-cell>
          <table:table-cell table:formula="of:=&quot;Mar &quot; &amp; [.B433]" office:value-type="string" office:string-value="Mar 2009">
            <text:p>Mar 2009</text:p>
          </table:table-cell>
          <table:table-cell table:formula="of:=DAY([.H433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09-03-07">
            <text:p>03/07/09</text:p>
          </table:table-cell>
        </table:table-row>
        <table:table-row table:style-name="ro1">
          <table:table-cell table:formula="of:=YEAR([.H434])&amp;RIGHT(&quot;0&quot;&amp;MONTH([.H434]);2)&amp;RIGHT(&quot;0&quot;&amp;DAY([.H434]);2)" office:value-type="string" office:string-value="20090308">
            <text:p>20090308</text:p>
          </table:table-cell>
          <table:table-cell table:formula="of:=YEAR([.H434])" office:value-type="float" office:value="2009">
            <text:p>2009</text:p>
          </table:table-cell>
          <table:table-cell table:formula="of:=ROUNDUP(MONTH([.H434])/3)" office:value-type="float" office:value="1">
            <text:p>1</text:p>
          </table:table-cell>
          <table:table-cell table:formula="of:=MONTH([.H434])" office:value-type="float" office:value="3">
            <text:p>3</text:p>
          </table:table-cell>
          <table:table-cell table:formula="of:=&quot;Mar &quot; &amp; [.B434]" office:value-type="string" office:string-value="Mar 2009">
            <text:p>Mar 2009</text:p>
          </table:table-cell>
          <table:table-cell table:formula="of:=DAY([.H434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09-03-08">
            <text:p>03/08/09</text:p>
          </table:table-cell>
        </table:table-row>
        <table:table-row table:style-name="ro1">
          <table:table-cell table:formula="of:=YEAR([.H435])&amp;RIGHT(&quot;0&quot;&amp;MONTH([.H435]);2)&amp;RIGHT(&quot;0&quot;&amp;DAY([.H435]);2)" office:value-type="string" office:string-value="20090309">
            <text:p>20090309</text:p>
          </table:table-cell>
          <table:table-cell table:formula="of:=YEAR([.H435])" office:value-type="float" office:value="2009">
            <text:p>2009</text:p>
          </table:table-cell>
          <table:table-cell table:formula="of:=ROUNDUP(MONTH([.H435])/3)" office:value-type="float" office:value="1">
            <text:p>1</text:p>
          </table:table-cell>
          <table:table-cell table:formula="of:=MONTH([.H435])" office:value-type="float" office:value="3">
            <text:p>3</text:p>
          </table:table-cell>
          <table:table-cell table:formula="of:=&quot;Mar &quot; &amp; [.B435]" office:value-type="string" office:string-value="Mar 2009">
            <text:p>Mar 2009</text:p>
          </table:table-cell>
          <table:table-cell table:formula="of:=DAY([.H435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09-03-09">
            <text:p>03/09/09</text:p>
          </table:table-cell>
        </table:table-row>
        <table:table-row table:style-name="ro1">
          <table:table-cell table:formula="of:=YEAR([.H436])&amp;RIGHT(&quot;0&quot;&amp;MONTH([.H436]);2)&amp;RIGHT(&quot;0&quot;&amp;DAY([.H436]);2)" office:value-type="string" office:string-value="20090310">
            <text:p>20090310</text:p>
          </table:table-cell>
          <table:table-cell table:formula="of:=YEAR([.H436])" office:value-type="float" office:value="2009">
            <text:p>2009</text:p>
          </table:table-cell>
          <table:table-cell table:formula="of:=ROUNDUP(MONTH([.H436])/3)" office:value-type="float" office:value="1">
            <text:p>1</text:p>
          </table:table-cell>
          <table:table-cell table:formula="of:=MONTH([.H436])" office:value-type="float" office:value="3">
            <text:p>3</text:p>
          </table:table-cell>
          <table:table-cell table:formula="of:=&quot;Mar &quot; &amp; [.B436]" office:value-type="string" office:string-value="Mar 2009">
            <text:p>Mar 2009</text:p>
          </table:table-cell>
          <table:table-cell table:formula="of:=DAY([.H436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09-03-10">
            <text:p>03/10/09</text:p>
          </table:table-cell>
        </table:table-row>
        <table:table-row table:style-name="ro1">
          <table:table-cell table:formula="of:=YEAR([.H437])&amp;RIGHT(&quot;0&quot;&amp;MONTH([.H437]);2)&amp;RIGHT(&quot;0&quot;&amp;DAY([.H437]);2)" office:value-type="string" office:string-value="20090311">
            <text:p>20090311</text:p>
          </table:table-cell>
          <table:table-cell table:formula="of:=YEAR([.H437])" office:value-type="float" office:value="2009">
            <text:p>2009</text:p>
          </table:table-cell>
          <table:table-cell table:formula="of:=ROUNDUP(MONTH([.H437])/3)" office:value-type="float" office:value="1">
            <text:p>1</text:p>
          </table:table-cell>
          <table:table-cell table:formula="of:=MONTH([.H437])" office:value-type="float" office:value="3">
            <text:p>3</text:p>
          </table:table-cell>
          <table:table-cell table:formula="of:=&quot;Mar &quot; &amp; [.B437]" office:value-type="string" office:string-value="Mar 2009">
            <text:p>Mar 2009</text:p>
          </table:table-cell>
          <table:table-cell table:formula="of:=DAY([.H437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09-03-11">
            <text:p>03/11/09</text:p>
          </table:table-cell>
        </table:table-row>
        <table:table-row table:style-name="ro1">
          <table:table-cell table:formula="of:=YEAR([.H438])&amp;RIGHT(&quot;0&quot;&amp;MONTH([.H438]);2)&amp;RIGHT(&quot;0&quot;&amp;DAY([.H438]);2)" office:value-type="string" office:string-value="20090312">
            <text:p>20090312</text:p>
          </table:table-cell>
          <table:table-cell table:formula="of:=YEAR([.H438])" office:value-type="float" office:value="2009">
            <text:p>2009</text:p>
          </table:table-cell>
          <table:table-cell table:formula="of:=ROUNDUP(MONTH([.H438])/3)" office:value-type="float" office:value="1">
            <text:p>1</text:p>
          </table:table-cell>
          <table:table-cell table:formula="of:=MONTH([.H438])" office:value-type="float" office:value="3">
            <text:p>3</text:p>
          </table:table-cell>
          <table:table-cell table:formula="of:=&quot;Mar &quot; &amp; [.B438]" office:value-type="string" office:string-value="Mar 2009">
            <text:p>Mar 2009</text:p>
          </table:table-cell>
          <table:table-cell table:formula="of:=DAY([.H438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09-03-12">
            <text:p>03/12/09</text:p>
          </table:table-cell>
        </table:table-row>
        <table:table-row table:style-name="ro1">
          <table:table-cell table:formula="of:=YEAR([.H439])&amp;RIGHT(&quot;0&quot;&amp;MONTH([.H439]);2)&amp;RIGHT(&quot;0&quot;&amp;DAY([.H439]);2)" office:value-type="string" office:string-value="20090313">
            <text:p>20090313</text:p>
          </table:table-cell>
          <table:table-cell table:formula="of:=YEAR([.H439])" office:value-type="float" office:value="2009">
            <text:p>2009</text:p>
          </table:table-cell>
          <table:table-cell table:formula="of:=ROUNDUP(MONTH([.H439])/3)" office:value-type="float" office:value="1">
            <text:p>1</text:p>
          </table:table-cell>
          <table:table-cell table:formula="of:=MONTH([.H439])" office:value-type="float" office:value="3">
            <text:p>3</text:p>
          </table:table-cell>
          <table:table-cell table:formula="of:=&quot;Mar &quot; &amp; [.B439]" office:value-type="string" office:string-value="Mar 2009">
            <text:p>Mar 2009</text:p>
          </table:table-cell>
          <table:table-cell table:formula="of:=DAY([.H439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09-03-13">
            <text:p>03/13/09</text:p>
          </table:table-cell>
        </table:table-row>
        <table:table-row table:style-name="ro1">
          <table:table-cell table:formula="of:=YEAR([.H440])&amp;RIGHT(&quot;0&quot;&amp;MONTH([.H440]);2)&amp;RIGHT(&quot;0&quot;&amp;DAY([.H440]);2)" office:value-type="string" office:string-value="20090314">
            <text:p>20090314</text:p>
          </table:table-cell>
          <table:table-cell table:formula="of:=YEAR([.H440])" office:value-type="float" office:value="2009">
            <text:p>2009</text:p>
          </table:table-cell>
          <table:table-cell table:formula="of:=ROUNDUP(MONTH([.H440])/3)" office:value-type="float" office:value="1">
            <text:p>1</text:p>
          </table:table-cell>
          <table:table-cell table:formula="of:=MONTH([.H440])" office:value-type="float" office:value="3">
            <text:p>3</text:p>
          </table:table-cell>
          <table:table-cell table:formula="of:=&quot;Mar &quot; &amp; [.B440]" office:value-type="string" office:string-value="Mar 2009">
            <text:p>Mar 2009</text:p>
          </table:table-cell>
          <table:table-cell table:formula="of:=DAY([.H440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09-03-14">
            <text:p>03/14/09</text:p>
          </table:table-cell>
        </table:table-row>
        <table:table-row table:style-name="ro1">
          <table:table-cell table:formula="of:=YEAR([.H441])&amp;RIGHT(&quot;0&quot;&amp;MONTH([.H441]);2)&amp;RIGHT(&quot;0&quot;&amp;DAY([.H441]);2)" office:value-type="string" office:string-value="20090315">
            <text:p>20090315</text:p>
          </table:table-cell>
          <table:table-cell table:formula="of:=YEAR([.H441])" office:value-type="float" office:value="2009">
            <text:p>2009</text:p>
          </table:table-cell>
          <table:table-cell table:formula="of:=ROUNDUP(MONTH([.H441])/3)" office:value-type="float" office:value="1">
            <text:p>1</text:p>
          </table:table-cell>
          <table:table-cell table:formula="of:=MONTH([.H441])" office:value-type="float" office:value="3">
            <text:p>3</text:p>
          </table:table-cell>
          <table:table-cell table:formula="of:=&quot;Mar &quot; &amp; [.B441]" office:value-type="string" office:string-value="Mar 2009">
            <text:p>Mar 2009</text:p>
          </table:table-cell>
          <table:table-cell table:formula="of:=DAY([.H441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09-03-15">
            <text:p>03/15/09</text:p>
          </table:table-cell>
        </table:table-row>
        <table:table-row table:style-name="ro1">
          <table:table-cell table:formula="of:=YEAR([.H442])&amp;RIGHT(&quot;0&quot;&amp;MONTH([.H442]);2)&amp;RIGHT(&quot;0&quot;&amp;DAY([.H442]);2)" office:value-type="string" office:string-value="20090316">
            <text:p>20090316</text:p>
          </table:table-cell>
          <table:table-cell table:formula="of:=YEAR([.H442])" office:value-type="float" office:value="2009">
            <text:p>2009</text:p>
          </table:table-cell>
          <table:table-cell table:formula="of:=ROUNDUP(MONTH([.H442])/3)" office:value-type="float" office:value="1">
            <text:p>1</text:p>
          </table:table-cell>
          <table:table-cell table:formula="of:=MONTH([.H442])" office:value-type="float" office:value="3">
            <text:p>3</text:p>
          </table:table-cell>
          <table:table-cell table:formula="of:=&quot;Mar &quot; &amp; [.B442]" office:value-type="string" office:string-value="Mar 2009">
            <text:p>Mar 2009</text:p>
          </table:table-cell>
          <table:table-cell table:formula="of:=DAY([.H442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09-03-16">
            <text:p>03/16/09</text:p>
          </table:table-cell>
        </table:table-row>
        <table:table-row table:style-name="ro1">
          <table:table-cell table:formula="of:=YEAR([.H443])&amp;RIGHT(&quot;0&quot;&amp;MONTH([.H443]);2)&amp;RIGHT(&quot;0&quot;&amp;DAY([.H443]);2)" office:value-type="string" office:string-value="20090317">
            <text:p>20090317</text:p>
          </table:table-cell>
          <table:table-cell table:formula="of:=YEAR([.H443])" office:value-type="float" office:value="2009">
            <text:p>2009</text:p>
          </table:table-cell>
          <table:table-cell table:formula="of:=ROUNDUP(MONTH([.H443])/3)" office:value-type="float" office:value="1">
            <text:p>1</text:p>
          </table:table-cell>
          <table:table-cell table:formula="of:=MONTH([.H443])" office:value-type="float" office:value="3">
            <text:p>3</text:p>
          </table:table-cell>
          <table:table-cell table:formula="of:=&quot;Mar &quot; &amp; [.B443]" office:value-type="string" office:string-value="Mar 2009">
            <text:p>Mar 2009</text:p>
          </table:table-cell>
          <table:table-cell table:formula="of:=DAY([.H443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09-03-17">
            <text:p>03/17/09</text:p>
          </table:table-cell>
        </table:table-row>
        <table:table-row table:style-name="ro1">
          <table:table-cell table:formula="of:=YEAR([.H444])&amp;RIGHT(&quot;0&quot;&amp;MONTH([.H444]);2)&amp;RIGHT(&quot;0&quot;&amp;DAY([.H444]);2)" office:value-type="string" office:string-value="20090318">
            <text:p>20090318</text:p>
          </table:table-cell>
          <table:table-cell table:formula="of:=YEAR([.H444])" office:value-type="float" office:value="2009">
            <text:p>2009</text:p>
          </table:table-cell>
          <table:table-cell table:formula="of:=ROUNDUP(MONTH([.H444])/3)" office:value-type="float" office:value="1">
            <text:p>1</text:p>
          </table:table-cell>
          <table:table-cell table:formula="of:=MONTH([.H444])" office:value-type="float" office:value="3">
            <text:p>3</text:p>
          </table:table-cell>
          <table:table-cell table:formula="of:=&quot;Mar &quot; &amp; [.B444]" office:value-type="string" office:string-value="Mar 2009">
            <text:p>Mar 2009</text:p>
          </table:table-cell>
          <table:table-cell table:formula="of:=DAY([.H444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09-03-18">
            <text:p>03/18/09</text:p>
          </table:table-cell>
        </table:table-row>
        <table:table-row table:style-name="ro1">
          <table:table-cell table:formula="of:=YEAR([.H445])&amp;RIGHT(&quot;0&quot;&amp;MONTH([.H445]);2)&amp;RIGHT(&quot;0&quot;&amp;DAY([.H445]);2)" office:value-type="string" office:string-value="20090319">
            <text:p>20090319</text:p>
          </table:table-cell>
          <table:table-cell table:formula="of:=YEAR([.H445])" office:value-type="float" office:value="2009">
            <text:p>2009</text:p>
          </table:table-cell>
          <table:table-cell table:formula="of:=ROUNDUP(MONTH([.H445])/3)" office:value-type="float" office:value="1">
            <text:p>1</text:p>
          </table:table-cell>
          <table:table-cell table:formula="of:=MONTH([.H445])" office:value-type="float" office:value="3">
            <text:p>3</text:p>
          </table:table-cell>
          <table:table-cell table:formula="of:=&quot;Mar &quot; &amp; [.B445]" office:value-type="string" office:string-value="Mar 2009">
            <text:p>Mar 2009</text:p>
          </table:table-cell>
          <table:table-cell table:formula="of:=DAY([.H445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09-03-19">
            <text:p>03/19/09</text:p>
          </table:table-cell>
        </table:table-row>
        <table:table-row table:style-name="ro1">
          <table:table-cell table:formula="of:=YEAR([.H446])&amp;RIGHT(&quot;0&quot;&amp;MONTH([.H446]);2)&amp;RIGHT(&quot;0&quot;&amp;DAY([.H446]);2)" office:value-type="string" office:string-value="20090320">
            <text:p>20090320</text:p>
          </table:table-cell>
          <table:table-cell table:formula="of:=YEAR([.H446])" office:value-type="float" office:value="2009">
            <text:p>2009</text:p>
          </table:table-cell>
          <table:table-cell table:formula="of:=ROUNDUP(MONTH([.H446])/3)" office:value-type="float" office:value="1">
            <text:p>1</text:p>
          </table:table-cell>
          <table:table-cell table:formula="of:=MONTH([.H446])" office:value-type="float" office:value="3">
            <text:p>3</text:p>
          </table:table-cell>
          <table:table-cell table:formula="of:=&quot;Mar &quot; &amp; [.B446]" office:value-type="string" office:string-value="Mar 2009">
            <text:p>Mar 2009</text:p>
          </table:table-cell>
          <table:table-cell table:formula="of:=DAY([.H446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09-03-20">
            <text:p>03/20/09</text:p>
          </table:table-cell>
        </table:table-row>
        <table:table-row table:style-name="ro1">
          <table:table-cell table:formula="of:=YEAR([.H447])&amp;RIGHT(&quot;0&quot;&amp;MONTH([.H447]);2)&amp;RIGHT(&quot;0&quot;&amp;DAY([.H447]);2)" office:value-type="string" office:string-value="20090321">
            <text:p>20090321</text:p>
          </table:table-cell>
          <table:table-cell table:formula="of:=YEAR([.H447])" office:value-type="float" office:value="2009">
            <text:p>2009</text:p>
          </table:table-cell>
          <table:table-cell table:formula="of:=ROUNDUP(MONTH([.H447])/3)" office:value-type="float" office:value="1">
            <text:p>1</text:p>
          </table:table-cell>
          <table:table-cell table:formula="of:=MONTH([.H447])" office:value-type="float" office:value="3">
            <text:p>3</text:p>
          </table:table-cell>
          <table:table-cell table:formula="of:=&quot;Mar &quot; &amp; [.B447]" office:value-type="string" office:string-value="Mar 2009">
            <text:p>Mar 2009</text:p>
          </table:table-cell>
          <table:table-cell table:formula="of:=DAY([.H447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09-03-21">
            <text:p>03/21/09</text:p>
          </table:table-cell>
        </table:table-row>
        <table:table-row table:style-name="ro1">
          <table:table-cell table:formula="of:=YEAR([.H448])&amp;RIGHT(&quot;0&quot;&amp;MONTH([.H448]);2)&amp;RIGHT(&quot;0&quot;&amp;DAY([.H448]);2)" office:value-type="string" office:string-value="20090322">
            <text:p>20090322</text:p>
          </table:table-cell>
          <table:table-cell table:formula="of:=YEAR([.H448])" office:value-type="float" office:value="2009">
            <text:p>2009</text:p>
          </table:table-cell>
          <table:table-cell table:formula="of:=ROUNDUP(MONTH([.H448])/3)" office:value-type="float" office:value="1">
            <text:p>1</text:p>
          </table:table-cell>
          <table:table-cell table:formula="of:=MONTH([.H448])" office:value-type="float" office:value="3">
            <text:p>3</text:p>
          </table:table-cell>
          <table:table-cell table:formula="of:=&quot;Mar &quot; &amp; [.B448]" office:value-type="string" office:string-value="Mar 2009">
            <text:p>Mar 2009</text:p>
          </table:table-cell>
          <table:table-cell table:formula="of:=DAY([.H448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09-03-22">
            <text:p>03/22/09</text:p>
          </table:table-cell>
        </table:table-row>
        <table:table-row table:style-name="ro1">
          <table:table-cell table:formula="of:=YEAR([.H449])&amp;RIGHT(&quot;0&quot;&amp;MONTH([.H449]);2)&amp;RIGHT(&quot;0&quot;&amp;DAY([.H449]);2)" office:value-type="string" office:string-value="20090323">
            <text:p>20090323</text:p>
          </table:table-cell>
          <table:table-cell table:formula="of:=YEAR([.H449])" office:value-type="float" office:value="2009">
            <text:p>2009</text:p>
          </table:table-cell>
          <table:table-cell table:formula="of:=ROUNDUP(MONTH([.H449])/3)" office:value-type="float" office:value="1">
            <text:p>1</text:p>
          </table:table-cell>
          <table:table-cell table:formula="of:=MONTH([.H449])" office:value-type="float" office:value="3">
            <text:p>3</text:p>
          </table:table-cell>
          <table:table-cell table:formula="of:=&quot;Mar &quot; &amp; [.B449]" office:value-type="string" office:string-value="Mar 2009">
            <text:p>Mar 2009</text:p>
          </table:table-cell>
          <table:table-cell table:formula="of:=DAY([.H449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09-03-23">
            <text:p>03/23/09</text:p>
          </table:table-cell>
        </table:table-row>
        <table:table-row table:style-name="ro1">
          <table:table-cell table:formula="of:=YEAR([.H450])&amp;RIGHT(&quot;0&quot;&amp;MONTH([.H450]);2)&amp;RIGHT(&quot;0&quot;&amp;DAY([.H450]);2)" office:value-type="string" office:string-value="20090324">
            <text:p>20090324</text:p>
          </table:table-cell>
          <table:table-cell table:formula="of:=YEAR([.H450])" office:value-type="float" office:value="2009">
            <text:p>2009</text:p>
          </table:table-cell>
          <table:table-cell table:formula="of:=ROUNDUP(MONTH([.H450])/3)" office:value-type="float" office:value="1">
            <text:p>1</text:p>
          </table:table-cell>
          <table:table-cell table:formula="of:=MONTH([.H450])" office:value-type="float" office:value="3">
            <text:p>3</text:p>
          </table:table-cell>
          <table:table-cell table:formula="of:=&quot;Mar &quot; &amp; [.B450]" office:value-type="string" office:string-value="Mar 2009">
            <text:p>Mar 2009</text:p>
          </table:table-cell>
          <table:table-cell table:formula="of:=DAY([.H450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09-03-24">
            <text:p>03/24/09</text:p>
          </table:table-cell>
        </table:table-row>
        <table:table-row table:style-name="ro1">
          <table:table-cell table:formula="of:=YEAR([.H451])&amp;RIGHT(&quot;0&quot;&amp;MONTH([.H451]);2)&amp;RIGHT(&quot;0&quot;&amp;DAY([.H451]);2)" office:value-type="string" office:string-value="20090325">
            <text:p>20090325</text:p>
          </table:table-cell>
          <table:table-cell table:formula="of:=YEAR([.H451])" office:value-type="float" office:value="2009">
            <text:p>2009</text:p>
          </table:table-cell>
          <table:table-cell table:formula="of:=ROUNDUP(MONTH([.H451])/3)" office:value-type="float" office:value="1">
            <text:p>1</text:p>
          </table:table-cell>
          <table:table-cell table:formula="of:=MONTH([.H451])" office:value-type="float" office:value="3">
            <text:p>3</text:p>
          </table:table-cell>
          <table:table-cell table:formula="of:=&quot;Mar &quot; &amp; [.B451]" office:value-type="string" office:string-value="Mar 2009">
            <text:p>Mar 2009</text:p>
          </table:table-cell>
          <table:table-cell table:formula="of:=DAY([.H451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09-03-25">
            <text:p>03/25/09</text:p>
          </table:table-cell>
        </table:table-row>
        <table:table-row table:style-name="ro1">
          <table:table-cell table:formula="of:=YEAR([.H452])&amp;RIGHT(&quot;0&quot;&amp;MONTH([.H452]);2)&amp;RIGHT(&quot;0&quot;&amp;DAY([.H452]);2)" office:value-type="string" office:string-value="20090326">
            <text:p>20090326</text:p>
          </table:table-cell>
          <table:table-cell table:formula="of:=YEAR([.H452])" office:value-type="float" office:value="2009">
            <text:p>2009</text:p>
          </table:table-cell>
          <table:table-cell table:formula="of:=ROUNDUP(MONTH([.H452])/3)" office:value-type="float" office:value="1">
            <text:p>1</text:p>
          </table:table-cell>
          <table:table-cell table:formula="of:=MONTH([.H452])" office:value-type="float" office:value="3">
            <text:p>3</text:p>
          </table:table-cell>
          <table:table-cell table:formula="of:=&quot;Mar &quot; &amp; [.B452]" office:value-type="string" office:string-value="Mar 2009">
            <text:p>Mar 2009</text:p>
          </table:table-cell>
          <table:table-cell table:formula="of:=DAY([.H452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09-03-26">
            <text:p>03/26/09</text:p>
          </table:table-cell>
        </table:table-row>
        <table:table-row table:style-name="ro1">
          <table:table-cell table:formula="of:=YEAR([.H453])&amp;RIGHT(&quot;0&quot;&amp;MONTH([.H453]);2)&amp;RIGHT(&quot;0&quot;&amp;DAY([.H453]);2)" office:value-type="string" office:string-value="20090327">
            <text:p>20090327</text:p>
          </table:table-cell>
          <table:table-cell table:formula="of:=YEAR([.H453])" office:value-type="float" office:value="2009">
            <text:p>2009</text:p>
          </table:table-cell>
          <table:table-cell table:formula="of:=ROUNDUP(MONTH([.H453])/3)" office:value-type="float" office:value="1">
            <text:p>1</text:p>
          </table:table-cell>
          <table:table-cell table:formula="of:=MONTH([.H453])" office:value-type="float" office:value="3">
            <text:p>3</text:p>
          </table:table-cell>
          <table:table-cell table:formula="of:=&quot;Mar &quot; &amp; [.B453]" office:value-type="string" office:string-value="Mar 2009">
            <text:p>Mar 2009</text:p>
          </table:table-cell>
          <table:table-cell table:formula="of:=DAY([.H453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09-03-27">
            <text:p>03/27/09</text:p>
          </table:table-cell>
        </table:table-row>
        <table:table-row table:style-name="ro1">
          <table:table-cell table:formula="of:=YEAR([.H454])&amp;RIGHT(&quot;0&quot;&amp;MONTH([.H454]);2)&amp;RIGHT(&quot;0&quot;&amp;DAY([.H454]);2)" office:value-type="string" office:string-value="20090328">
            <text:p>20090328</text:p>
          </table:table-cell>
          <table:table-cell table:formula="of:=YEAR([.H454])" office:value-type="float" office:value="2009">
            <text:p>2009</text:p>
          </table:table-cell>
          <table:table-cell table:formula="of:=ROUNDUP(MONTH([.H454])/3)" office:value-type="float" office:value="1">
            <text:p>1</text:p>
          </table:table-cell>
          <table:table-cell table:formula="of:=MONTH([.H454])" office:value-type="float" office:value="3">
            <text:p>3</text:p>
          </table:table-cell>
          <table:table-cell table:formula="of:=&quot;Mar &quot; &amp; [.B454]" office:value-type="string" office:string-value="Mar 2009">
            <text:p>Mar 2009</text:p>
          </table:table-cell>
          <table:table-cell table:formula="of:=DAY([.H454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09-03-28">
            <text:p>03/28/09</text:p>
          </table:table-cell>
        </table:table-row>
        <table:table-row table:style-name="ro1">
          <table:table-cell table:formula="of:=YEAR([.H455])&amp;RIGHT(&quot;0&quot;&amp;MONTH([.H455]);2)&amp;RIGHT(&quot;0&quot;&amp;DAY([.H455]);2)" office:value-type="string" office:string-value="20090329">
            <text:p>20090329</text:p>
          </table:table-cell>
          <table:table-cell table:formula="of:=YEAR([.H455])" office:value-type="float" office:value="2009">
            <text:p>2009</text:p>
          </table:table-cell>
          <table:table-cell table:formula="of:=ROUNDUP(MONTH([.H455])/3)" office:value-type="float" office:value="1">
            <text:p>1</text:p>
          </table:table-cell>
          <table:table-cell table:formula="of:=MONTH([.H455])" office:value-type="float" office:value="3">
            <text:p>3</text:p>
          </table:table-cell>
          <table:table-cell table:formula="of:=&quot;Mar &quot; &amp; [.B455]" office:value-type="string" office:string-value="Mar 2009">
            <text:p>Mar 2009</text:p>
          </table:table-cell>
          <table:table-cell table:formula="of:=DAY([.H455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09-03-29">
            <text:p>03/29/09</text:p>
          </table:table-cell>
        </table:table-row>
        <table:table-row table:style-name="ro1">
          <table:table-cell table:formula="of:=YEAR([.H456])&amp;RIGHT(&quot;0&quot;&amp;MONTH([.H456]);2)&amp;RIGHT(&quot;0&quot;&amp;DAY([.H456]);2)" office:value-type="string" office:string-value="20090330">
            <text:p>20090330</text:p>
          </table:table-cell>
          <table:table-cell table:formula="of:=YEAR([.H456])" office:value-type="float" office:value="2009">
            <text:p>2009</text:p>
          </table:table-cell>
          <table:table-cell table:formula="of:=ROUNDUP(MONTH([.H456])/3)" office:value-type="float" office:value="1">
            <text:p>1</text:p>
          </table:table-cell>
          <table:table-cell table:formula="of:=MONTH([.H456])" office:value-type="float" office:value="3">
            <text:p>3</text:p>
          </table:table-cell>
          <table:table-cell table:formula="of:=&quot;Mar &quot; &amp; [.B456]" office:value-type="string" office:string-value="Mar 2009">
            <text:p>Mar 2009</text:p>
          </table:table-cell>
          <table:table-cell table:formula="of:=DAY([.H456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09-03-30">
            <text:p>03/30/09</text:p>
          </table:table-cell>
        </table:table-row>
        <table:table-row table:style-name="ro1">
          <table:table-cell table:formula="of:=YEAR([.H457])&amp;RIGHT(&quot;0&quot;&amp;MONTH([.H457]);2)&amp;RIGHT(&quot;0&quot;&amp;DAY([.H457]);2)" office:value-type="string" office:string-value="20090331">
            <text:p>20090331</text:p>
          </table:table-cell>
          <table:table-cell table:formula="of:=YEAR([.H457])" office:value-type="float" office:value="2009">
            <text:p>2009</text:p>
          </table:table-cell>
          <table:table-cell table:formula="of:=ROUNDUP(MONTH([.H457])/3)" office:value-type="float" office:value="1">
            <text:p>1</text:p>
          </table:table-cell>
          <table:table-cell table:formula="of:=MONTH([.H457])" office:value-type="float" office:value="3">
            <text:p>3</text:p>
          </table:table-cell>
          <table:table-cell table:formula="of:=&quot;Mar &quot; &amp; [.B457]" office:value-type="string" office:string-value="Mar 2009">
            <text:p>Mar 2009</text:p>
          </table:table-cell>
          <table:table-cell table:formula="of:=DAY([.H457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09-03-31">
            <text:p>03/31/09</text:p>
          </table:table-cell>
        </table:table-row>
        <table:table-row table:style-name="ro1">
          <table:table-cell table:formula="of:=YEAR([.H458])&amp;RIGHT(&quot;0&quot;&amp;MONTH([.H458]);2)&amp;RIGHT(&quot;0&quot;&amp;DAY([.H458]);2)" office:value-type="string" office:string-value="20090401">
            <text:p>20090401</text:p>
          </table:table-cell>
          <table:table-cell table:formula="of:=YEAR([.H458])" office:value-type="float" office:value="2009">
            <text:p>2009</text:p>
          </table:table-cell>
          <table:table-cell table:formula="of:=ROUNDUP(MONTH([.H458])/3)" office:value-type="float" office:value="2">
            <text:p>2</text:p>
          </table:table-cell>
          <table:table-cell table:formula="of:=MONTH([.H458])" office:value-type="float" office:value="4">
            <text:p>4</text:p>
          </table:table-cell>
          <table:table-cell table:formula="of:=&quot;Abr &quot; &amp; [.B458]" office:value-type="string" office:string-value="Abr 2009">
            <text:p>Abr 2009</text:p>
          </table:table-cell>
          <table:table-cell table:formula="of:=DAY([.H458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09-04-01">
            <text:p>04/01/09</text:p>
          </table:table-cell>
        </table:table-row>
        <table:table-row table:style-name="ro1">
          <table:table-cell table:formula="of:=YEAR([.H459])&amp;RIGHT(&quot;0&quot;&amp;MONTH([.H459]);2)&amp;RIGHT(&quot;0&quot;&amp;DAY([.H459]);2)" office:value-type="string" office:string-value="20090402">
            <text:p>20090402</text:p>
          </table:table-cell>
          <table:table-cell table:formula="of:=YEAR([.H459])" office:value-type="float" office:value="2009">
            <text:p>2009</text:p>
          </table:table-cell>
          <table:table-cell table:formula="of:=ROUNDUP(MONTH([.H459])/3)" office:value-type="float" office:value="2">
            <text:p>2</text:p>
          </table:table-cell>
          <table:table-cell table:formula="of:=MONTH([.H459])" office:value-type="float" office:value="4">
            <text:p>4</text:p>
          </table:table-cell>
          <table:table-cell table:formula="of:=&quot;Abr &quot; &amp; [.B459]" office:value-type="string" office:string-value="Abr 2009">
            <text:p>Abr 2009</text:p>
          </table:table-cell>
          <table:table-cell table:formula="of:=DAY([.H459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09-04-02">
            <text:p>04/02/09</text:p>
          </table:table-cell>
        </table:table-row>
        <table:table-row table:style-name="ro1">
          <table:table-cell table:formula="of:=YEAR([.H460])&amp;RIGHT(&quot;0&quot;&amp;MONTH([.H460]);2)&amp;RIGHT(&quot;0&quot;&amp;DAY([.H460]);2)" office:value-type="string" office:string-value="20090403">
            <text:p>20090403</text:p>
          </table:table-cell>
          <table:table-cell table:formula="of:=YEAR([.H460])" office:value-type="float" office:value="2009">
            <text:p>2009</text:p>
          </table:table-cell>
          <table:table-cell table:formula="of:=ROUNDUP(MONTH([.H460])/3)" office:value-type="float" office:value="2">
            <text:p>2</text:p>
          </table:table-cell>
          <table:table-cell table:formula="of:=MONTH([.H460])" office:value-type="float" office:value="4">
            <text:p>4</text:p>
          </table:table-cell>
          <table:table-cell table:formula="of:=&quot;Abr &quot; &amp; [.B460]" office:value-type="string" office:string-value="Abr 2009">
            <text:p>Abr 2009</text:p>
          </table:table-cell>
          <table:table-cell table:formula="of:=DAY([.H460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09-04-03">
            <text:p>04/03/09</text:p>
          </table:table-cell>
        </table:table-row>
        <table:table-row table:style-name="ro1">
          <table:table-cell table:formula="of:=YEAR([.H461])&amp;RIGHT(&quot;0&quot;&amp;MONTH([.H461]);2)&amp;RIGHT(&quot;0&quot;&amp;DAY([.H461]);2)" office:value-type="string" office:string-value="20090404">
            <text:p>20090404</text:p>
          </table:table-cell>
          <table:table-cell table:formula="of:=YEAR([.H461])" office:value-type="float" office:value="2009">
            <text:p>2009</text:p>
          </table:table-cell>
          <table:table-cell table:formula="of:=ROUNDUP(MONTH([.H461])/3)" office:value-type="float" office:value="2">
            <text:p>2</text:p>
          </table:table-cell>
          <table:table-cell table:formula="of:=MONTH([.H461])" office:value-type="float" office:value="4">
            <text:p>4</text:p>
          </table:table-cell>
          <table:table-cell table:formula="of:=&quot;Abr &quot; &amp; [.B461]" office:value-type="string" office:string-value="Abr 2009">
            <text:p>Abr 2009</text:p>
          </table:table-cell>
          <table:table-cell table:formula="of:=DAY([.H461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09-04-04">
            <text:p>04/04/09</text:p>
          </table:table-cell>
        </table:table-row>
        <table:table-row table:style-name="ro1">
          <table:table-cell table:formula="of:=YEAR([.H462])&amp;RIGHT(&quot;0&quot;&amp;MONTH([.H462]);2)&amp;RIGHT(&quot;0&quot;&amp;DAY([.H462]);2)" office:value-type="string" office:string-value="20090405">
            <text:p>20090405</text:p>
          </table:table-cell>
          <table:table-cell table:formula="of:=YEAR([.H462])" office:value-type="float" office:value="2009">
            <text:p>2009</text:p>
          </table:table-cell>
          <table:table-cell table:formula="of:=ROUNDUP(MONTH([.H462])/3)" office:value-type="float" office:value="2">
            <text:p>2</text:p>
          </table:table-cell>
          <table:table-cell table:formula="of:=MONTH([.H462])" office:value-type="float" office:value="4">
            <text:p>4</text:p>
          </table:table-cell>
          <table:table-cell table:formula="of:=&quot;Abr &quot; &amp; [.B462]" office:value-type="string" office:string-value="Abr 2009">
            <text:p>Abr 2009</text:p>
          </table:table-cell>
          <table:table-cell table:formula="of:=DAY([.H462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09-04-05">
            <text:p>04/05/09</text:p>
          </table:table-cell>
        </table:table-row>
        <table:table-row table:style-name="ro1">
          <table:table-cell table:formula="of:=YEAR([.H463])&amp;RIGHT(&quot;0&quot;&amp;MONTH([.H463]);2)&amp;RIGHT(&quot;0&quot;&amp;DAY([.H463]);2)" office:value-type="string" office:string-value="20090406">
            <text:p>20090406</text:p>
          </table:table-cell>
          <table:table-cell table:formula="of:=YEAR([.H463])" office:value-type="float" office:value="2009">
            <text:p>2009</text:p>
          </table:table-cell>
          <table:table-cell table:formula="of:=ROUNDUP(MONTH([.H463])/3)" office:value-type="float" office:value="2">
            <text:p>2</text:p>
          </table:table-cell>
          <table:table-cell table:formula="of:=MONTH([.H463])" office:value-type="float" office:value="4">
            <text:p>4</text:p>
          </table:table-cell>
          <table:table-cell table:formula="of:=&quot;Abr &quot; &amp; [.B463]" office:value-type="string" office:string-value="Abr 2009">
            <text:p>Abr 2009</text:p>
          </table:table-cell>
          <table:table-cell table:formula="of:=DAY([.H463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09-04-06">
            <text:p>04/06/09</text:p>
          </table:table-cell>
        </table:table-row>
        <table:table-row table:style-name="ro1">
          <table:table-cell table:formula="of:=YEAR([.H464])&amp;RIGHT(&quot;0&quot;&amp;MONTH([.H464]);2)&amp;RIGHT(&quot;0&quot;&amp;DAY([.H464]);2)" office:value-type="string" office:string-value="20090407">
            <text:p>20090407</text:p>
          </table:table-cell>
          <table:table-cell table:formula="of:=YEAR([.H464])" office:value-type="float" office:value="2009">
            <text:p>2009</text:p>
          </table:table-cell>
          <table:table-cell table:formula="of:=ROUNDUP(MONTH([.H464])/3)" office:value-type="float" office:value="2">
            <text:p>2</text:p>
          </table:table-cell>
          <table:table-cell table:formula="of:=MONTH([.H464])" office:value-type="float" office:value="4">
            <text:p>4</text:p>
          </table:table-cell>
          <table:table-cell table:formula="of:=&quot;Abr &quot; &amp; [.B464]" office:value-type="string" office:string-value="Abr 2009">
            <text:p>Abr 2009</text:p>
          </table:table-cell>
          <table:table-cell table:formula="of:=DAY([.H464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09-04-07">
            <text:p>04/07/09</text:p>
          </table:table-cell>
        </table:table-row>
        <table:table-row table:style-name="ro1">
          <table:table-cell table:formula="of:=YEAR([.H465])&amp;RIGHT(&quot;0&quot;&amp;MONTH([.H465]);2)&amp;RIGHT(&quot;0&quot;&amp;DAY([.H465]);2)" office:value-type="string" office:string-value="20090408">
            <text:p>20090408</text:p>
          </table:table-cell>
          <table:table-cell table:formula="of:=YEAR([.H465])" office:value-type="float" office:value="2009">
            <text:p>2009</text:p>
          </table:table-cell>
          <table:table-cell table:formula="of:=ROUNDUP(MONTH([.H465])/3)" office:value-type="float" office:value="2">
            <text:p>2</text:p>
          </table:table-cell>
          <table:table-cell table:formula="of:=MONTH([.H465])" office:value-type="float" office:value="4">
            <text:p>4</text:p>
          </table:table-cell>
          <table:table-cell table:formula="of:=&quot;Abr &quot; &amp; [.B465]" office:value-type="string" office:string-value="Abr 2009">
            <text:p>Abr 2009</text:p>
          </table:table-cell>
          <table:table-cell table:formula="of:=DAY([.H465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09-04-08">
            <text:p>04/08/09</text:p>
          </table:table-cell>
        </table:table-row>
        <table:table-row table:style-name="ro1">
          <table:table-cell table:formula="of:=YEAR([.H466])&amp;RIGHT(&quot;0&quot;&amp;MONTH([.H466]);2)&amp;RIGHT(&quot;0&quot;&amp;DAY([.H466]);2)" office:value-type="string" office:string-value="20090409">
            <text:p>20090409</text:p>
          </table:table-cell>
          <table:table-cell table:formula="of:=YEAR([.H466])" office:value-type="float" office:value="2009">
            <text:p>2009</text:p>
          </table:table-cell>
          <table:table-cell table:formula="of:=ROUNDUP(MONTH([.H466])/3)" office:value-type="float" office:value="2">
            <text:p>2</text:p>
          </table:table-cell>
          <table:table-cell table:formula="of:=MONTH([.H466])" office:value-type="float" office:value="4">
            <text:p>4</text:p>
          </table:table-cell>
          <table:table-cell table:formula="of:=&quot;Abr &quot; &amp; [.B466]" office:value-type="string" office:string-value="Abr 2009">
            <text:p>Abr 2009</text:p>
          </table:table-cell>
          <table:table-cell table:formula="of:=DAY([.H466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09-04-09">
            <text:p>04/09/09</text:p>
          </table:table-cell>
        </table:table-row>
        <table:table-row table:style-name="ro1">
          <table:table-cell table:formula="of:=YEAR([.H467])&amp;RIGHT(&quot;0&quot;&amp;MONTH([.H467]);2)&amp;RIGHT(&quot;0&quot;&amp;DAY([.H467]);2)" office:value-type="string" office:string-value="20090410">
            <text:p>20090410</text:p>
          </table:table-cell>
          <table:table-cell table:formula="of:=YEAR([.H467])" office:value-type="float" office:value="2009">
            <text:p>2009</text:p>
          </table:table-cell>
          <table:table-cell table:formula="of:=ROUNDUP(MONTH([.H467])/3)" office:value-type="float" office:value="2">
            <text:p>2</text:p>
          </table:table-cell>
          <table:table-cell table:formula="of:=MONTH([.H467])" office:value-type="float" office:value="4">
            <text:p>4</text:p>
          </table:table-cell>
          <table:table-cell table:formula="of:=&quot;Abr &quot; &amp; [.B467]" office:value-type="string" office:string-value="Abr 2009">
            <text:p>Abr 2009</text:p>
          </table:table-cell>
          <table:table-cell table:formula="of:=DAY([.H467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09-04-10">
            <text:p>04/10/09</text:p>
          </table:table-cell>
        </table:table-row>
        <table:table-row table:style-name="ro1">
          <table:table-cell table:formula="of:=YEAR([.H468])&amp;RIGHT(&quot;0&quot;&amp;MONTH([.H468]);2)&amp;RIGHT(&quot;0&quot;&amp;DAY([.H468]);2)" office:value-type="string" office:string-value="20090411">
            <text:p>20090411</text:p>
          </table:table-cell>
          <table:table-cell table:formula="of:=YEAR([.H468])" office:value-type="float" office:value="2009">
            <text:p>2009</text:p>
          </table:table-cell>
          <table:table-cell table:formula="of:=ROUNDUP(MONTH([.H468])/3)" office:value-type="float" office:value="2">
            <text:p>2</text:p>
          </table:table-cell>
          <table:table-cell table:formula="of:=MONTH([.H468])" office:value-type="float" office:value="4">
            <text:p>4</text:p>
          </table:table-cell>
          <table:table-cell table:formula="of:=&quot;Abr &quot; &amp; [.B468]" office:value-type="string" office:string-value="Abr 2009">
            <text:p>Abr 2009</text:p>
          </table:table-cell>
          <table:table-cell table:formula="of:=DAY([.H468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09-04-11">
            <text:p>04/11/09</text:p>
          </table:table-cell>
        </table:table-row>
        <table:table-row table:style-name="ro1">
          <table:table-cell table:formula="of:=YEAR([.H469])&amp;RIGHT(&quot;0&quot;&amp;MONTH([.H469]);2)&amp;RIGHT(&quot;0&quot;&amp;DAY([.H469]);2)" office:value-type="string" office:string-value="20090412">
            <text:p>20090412</text:p>
          </table:table-cell>
          <table:table-cell table:formula="of:=YEAR([.H469])" office:value-type="float" office:value="2009">
            <text:p>2009</text:p>
          </table:table-cell>
          <table:table-cell table:formula="of:=ROUNDUP(MONTH([.H469])/3)" office:value-type="float" office:value="2">
            <text:p>2</text:p>
          </table:table-cell>
          <table:table-cell table:formula="of:=MONTH([.H469])" office:value-type="float" office:value="4">
            <text:p>4</text:p>
          </table:table-cell>
          <table:table-cell table:formula="of:=&quot;Abr &quot; &amp; [.B469]" office:value-type="string" office:string-value="Abr 2009">
            <text:p>Abr 2009</text:p>
          </table:table-cell>
          <table:table-cell table:formula="of:=DAY([.H469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09-04-12">
            <text:p>04/12/09</text:p>
          </table:table-cell>
        </table:table-row>
        <table:table-row table:style-name="ro1">
          <table:table-cell table:formula="of:=YEAR([.H470])&amp;RIGHT(&quot;0&quot;&amp;MONTH([.H470]);2)&amp;RIGHT(&quot;0&quot;&amp;DAY([.H470]);2)" office:value-type="string" office:string-value="20090413">
            <text:p>20090413</text:p>
          </table:table-cell>
          <table:table-cell table:formula="of:=YEAR([.H470])" office:value-type="float" office:value="2009">
            <text:p>2009</text:p>
          </table:table-cell>
          <table:table-cell table:formula="of:=ROUNDUP(MONTH([.H470])/3)" office:value-type="float" office:value="2">
            <text:p>2</text:p>
          </table:table-cell>
          <table:table-cell table:formula="of:=MONTH([.H470])" office:value-type="float" office:value="4">
            <text:p>4</text:p>
          </table:table-cell>
          <table:table-cell table:formula="of:=&quot;Abr &quot; &amp; [.B470]" office:value-type="string" office:string-value="Abr 2009">
            <text:p>Abr 2009</text:p>
          </table:table-cell>
          <table:table-cell table:formula="of:=DAY([.H470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09-04-13">
            <text:p>04/13/09</text:p>
          </table:table-cell>
        </table:table-row>
        <table:table-row table:style-name="ro1">
          <table:table-cell table:formula="of:=YEAR([.H471])&amp;RIGHT(&quot;0&quot;&amp;MONTH([.H471]);2)&amp;RIGHT(&quot;0&quot;&amp;DAY([.H471]);2)" office:value-type="string" office:string-value="20090414">
            <text:p>20090414</text:p>
          </table:table-cell>
          <table:table-cell table:formula="of:=YEAR([.H471])" office:value-type="float" office:value="2009">
            <text:p>2009</text:p>
          </table:table-cell>
          <table:table-cell table:formula="of:=ROUNDUP(MONTH([.H471])/3)" office:value-type="float" office:value="2">
            <text:p>2</text:p>
          </table:table-cell>
          <table:table-cell table:formula="of:=MONTH([.H471])" office:value-type="float" office:value="4">
            <text:p>4</text:p>
          </table:table-cell>
          <table:table-cell table:formula="of:=&quot;Abr &quot; &amp; [.B471]" office:value-type="string" office:string-value="Abr 2009">
            <text:p>Abr 2009</text:p>
          </table:table-cell>
          <table:table-cell table:formula="of:=DAY([.H471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09-04-14">
            <text:p>04/14/09</text:p>
          </table:table-cell>
        </table:table-row>
        <table:table-row table:style-name="ro1">
          <table:table-cell table:formula="of:=YEAR([.H472])&amp;RIGHT(&quot;0&quot;&amp;MONTH([.H472]);2)&amp;RIGHT(&quot;0&quot;&amp;DAY([.H472]);2)" office:value-type="string" office:string-value="20090415">
            <text:p>20090415</text:p>
          </table:table-cell>
          <table:table-cell table:formula="of:=YEAR([.H472])" office:value-type="float" office:value="2009">
            <text:p>2009</text:p>
          </table:table-cell>
          <table:table-cell table:formula="of:=ROUNDUP(MONTH([.H472])/3)" office:value-type="float" office:value="2">
            <text:p>2</text:p>
          </table:table-cell>
          <table:table-cell table:formula="of:=MONTH([.H472])" office:value-type="float" office:value="4">
            <text:p>4</text:p>
          </table:table-cell>
          <table:table-cell table:formula="of:=&quot;Abr &quot; &amp; [.B472]" office:value-type="string" office:string-value="Abr 2009">
            <text:p>Abr 2009</text:p>
          </table:table-cell>
          <table:table-cell table:formula="of:=DAY([.H472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09-04-15">
            <text:p>04/15/09</text:p>
          </table:table-cell>
        </table:table-row>
        <table:table-row table:style-name="ro1">
          <table:table-cell table:formula="of:=YEAR([.H473])&amp;RIGHT(&quot;0&quot;&amp;MONTH([.H473]);2)&amp;RIGHT(&quot;0&quot;&amp;DAY([.H473]);2)" office:value-type="string" office:string-value="20090416">
            <text:p>20090416</text:p>
          </table:table-cell>
          <table:table-cell table:formula="of:=YEAR([.H473])" office:value-type="float" office:value="2009">
            <text:p>2009</text:p>
          </table:table-cell>
          <table:table-cell table:formula="of:=ROUNDUP(MONTH([.H473])/3)" office:value-type="float" office:value="2">
            <text:p>2</text:p>
          </table:table-cell>
          <table:table-cell table:formula="of:=MONTH([.H473])" office:value-type="float" office:value="4">
            <text:p>4</text:p>
          </table:table-cell>
          <table:table-cell table:formula="of:=&quot;Abr &quot; &amp; [.B473]" office:value-type="string" office:string-value="Abr 2009">
            <text:p>Abr 2009</text:p>
          </table:table-cell>
          <table:table-cell table:formula="of:=DAY([.H473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09-04-16">
            <text:p>04/16/09</text:p>
          </table:table-cell>
        </table:table-row>
        <table:table-row table:style-name="ro1">
          <table:table-cell table:formula="of:=YEAR([.H474])&amp;RIGHT(&quot;0&quot;&amp;MONTH([.H474]);2)&amp;RIGHT(&quot;0&quot;&amp;DAY([.H474]);2)" office:value-type="string" office:string-value="20090417">
            <text:p>20090417</text:p>
          </table:table-cell>
          <table:table-cell table:formula="of:=YEAR([.H474])" office:value-type="float" office:value="2009">
            <text:p>2009</text:p>
          </table:table-cell>
          <table:table-cell table:formula="of:=ROUNDUP(MONTH([.H474])/3)" office:value-type="float" office:value="2">
            <text:p>2</text:p>
          </table:table-cell>
          <table:table-cell table:formula="of:=MONTH([.H474])" office:value-type="float" office:value="4">
            <text:p>4</text:p>
          </table:table-cell>
          <table:table-cell table:formula="of:=&quot;Abr &quot; &amp; [.B474]" office:value-type="string" office:string-value="Abr 2009">
            <text:p>Abr 2009</text:p>
          </table:table-cell>
          <table:table-cell table:formula="of:=DAY([.H474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09-04-17">
            <text:p>04/17/09</text:p>
          </table:table-cell>
        </table:table-row>
        <table:table-row table:style-name="ro1">
          <table:table-cell table:formula="of:=YEAR([.H475])&amp;RIGHT(&quot;0&quot;&amp;MONTH([.H475]);2)&amp;RIGHT(&quot;0&quot;&amp;DAY([.H475]);2)" office:value-type="string" office:string-value="20090418">
            <text:p>20090418</text:p>
          </table:table-cell>
          <table:table-cell table:formula="of:=YEAR([.H475])" office:value-type="float" office:value="2009">
            <text:p>2009</text:p>
          </table:table-cell>
          <table:table-cell table:formula="of:=ROUNDUP(MONTH([.H475])/3)" office:value-type="float" office:value="2">
            <text:p>2</text:p>
          </table:table-cell>
          <table:table-cell table:formula="of:=MONTH([.H475])" office:value-type="float" office:value="4">
            <text:p>4</text:p>
          </table:table-cell>
          <table:table-cell table:formula="of:=&quot;Abr &quot; &amp; [.B475]" office:value-type="string" office:string-value="Abr 2009">
            <text:p>Abr 2009</text:p>
          </table:table-cell>
          <table:table-cell table:formula="of:=DAY([.H475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09-04-18">
            <text:p>04/18/09</text:p>
          </table:table-cell>
        </table:table-row>
        <table:table-row table:style-name="ro1">
          <table:table-cell table:formula="of:=YEAR([.H476])&amp;RIGHT(&quot;0&quot;&amp;MONTH([.H476]);2)&amp;RIGHT(&quot;0&quot;&amp;DAY([.H476]);2)" office:value-type="string" office:string-value="20090419">
            <text:p>20090419</text:p>
          </table:table-cell>
          <table:table-cell table:formula="of:=YEAR([.H476])" office:value-type="float" office:value="2009">
            <text:p>2009</text:p>
          </table:table-cell>
          <table:table-cell table:formula="of:=ROUNDUP(MONTH([.H476])/3)" office:value-type="float" office:value="2">
            <text:p>2</text:p>
          </table:table-cell>
          <table:table-cell table:formula="of:=MONTH([.H476])" office:value-type="float" office:value="4">
            <text:p>4</text:p>
          </table:table-cell>
          <table:table-cell table:formula="of:=&quot;Abr &quot; &amp; [.B476]" office:value-type="string" office:string-value="Abr 2009">
            <text:p>Abr 2009</text:p>
          </table:table-cell>
          <table:table-cell table:formula="of:=DAY([.H476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09-04-19">
            <text:p>04/19/09</text:p>
          </table:table-cell>
        </table:table-row>
        <table:table-row table:style-name="ro1">
          <table:table-cell table:formula="of:=YEAR([.H477])&amp;RIGHT(&quot;0&quot;&amp;MONTH([.H477]);2)&amp;RIGHT(&quot;0&quot;&amp;DAY([.H477]);2)" office:value-type="string" office:string-value="20090420">
            <text:p>20090420</text:p>
          </table:table-cell>
          <table:table-cell table:formula="of:=YEAR([.H477])" office:value-type="float" office:value="2009">
            <text:p>2009</text:p>
          </table:table-cell>
          <table:table-cell table:formula="of:=ROUNDUP(MONTH([.H477])/3)" office:value-type="float" office:value="2">
            <text:p>2</text:p>
          </table:table-cell>
          <table:table-cell table:formula="of:=MONTH([.H477])" office:value-type="float" office:value="4">
            <text:p>4</text:p>
          </table:table-cell>
          <table:table-cell table:formula="of:=&quot;Abr &quot; &amp; [.B477]" office:value-type="string" office:string-value="Abr 2009">
            <text:p>Abr 2009</text:p>
          </table:table-cell>
          <table:table-cell table:formula="of:=DAY([.H477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09-04-20">
            <text:p>04/20/09</text:p>
          </table:table-cell>
        </table:table-row>
        <table:table-row table:style-name="ro1">
          <table:table-cell table:formula="of:=YEAR([.H478])&amp;RIGHT(&quot;0&quot;&amp;MONTH([.H478]);2)&amp;RIGHT(&quot;0&quot;&amp;DAY([.H478]);2)" office:value-type="string" office:string-value="20090421">
            <text:p>20090421</text:p>
          </table:table-cell>
          <table:table-cell table:formula="of:=YEAR([.H478])" office:value-type="float" office:value="2009">
            <text:p>2009</text:p>
          </table:table-cell>
          <table:table-cell table:formula="of:=ROUNDUP(MONTH([.H478])/3)" office:value-type="float" office:value="2">
            <text:p>2</text:p>
          </table:table-cell>
          <table:table-cell table:formula="of:=MONTH([.H478])" office:value-type="float" office:value="4">
            <text:p>4</text:p>
          </table:table-cell>
          <table:table-cell table:formula="of:=&quot;Abr &quot; &amp; [.B478]" office:value-type="string" office:string-value="Abr 2009">
            <text:p>Abr 2009</text:p>
          </table:table-cell>
          <table:table-cell table:formula="of:=DAY([.H478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09-04-21">
            <text:p>04/21/09</text:p>
          </table:table-cell>
        </table:table-row>
        <table:table-row table:style-name="ro1">
          <table:table-cell table:formula="of:=YEAR([.H479])&amp;RIGHT(&quot;0&quot;&amp;MONTH([.H479]);2)&amp;RIGHT(&quot;0&quot;&amp;DAY([.H479]);2)" office:value-type="string" office:string-value="20090422">
            <text:p>20090422</text:p>
          </table:table-cell>
          <table:table-cell table:formula="of:=YEAR([.H479])" office:value-type="float" office:value="2009">
            <text:p>2009</text:p>
          </table:table-cell>
          <table:table-cell table:formula="of:=ROUNDUP(MONTH([.H479])/3)" office:value-type="float" office:value="2">
            <text:p>2</text:p>
          </table:table-cell>
          <table:table-cell table:formula="of:=MONTH([.H479])" office:value-type="float" office:value="4">
            <text:p>4</text:p>
          </table:table-cell>
          <table:table-cell table:formula="of:=&quot;Abr &quot; &amp; [.B479]" office:value-type="string" office:string-value="Abr 2009">
            <text:p>Abr 2009</text:p>
          </table:table-cell>
          <table:table-cell table:formula="of:=DAY([.H479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09-04-22">
            <text:p>04/22/09</text:p>
          </table:table-cell>
        </table:table-row>
        <table:table-row table:style-name="ro1">
          <table:table-cell table:formula="of:=YEAR([.H480])&amp;RIGHT(&quot;0&quot;&amp;MONTH([.H480]);2)&amp;RIGHT(&quot;0&quot;&amp;DAY([.H480]);2)" office:value-type="string" office:string-value="20090423">
            <text:p>20090423</text:p>
          </table:table-cell>
          <table:table-cell table:formula="of:=YEAR([.H480])" office:value-type="float" office:value="2009">
            <text:p>2009</text:p>
          </table:table-cell>
          <table:table-cell table:formula="of:=ROUNDUP(MONTH([.H480])/3)" office:value-type="float" office:value="2">
            <text:p>2</text:p>
          </table:table-cell>
          <table:table-cell table:formula="of:=MONTH([.H480])" office:value-type="float" office:value="4">
            <text:p>4</text:p>
          </table:table-cell>
          <table:table-cell table:formula="of:=&quot;Abr &quot; &amp; [.B480]" office:value-type="string" office:string-value="Abr 2009">
            <text:p>Abr 2009</text:p>
          </table:table-cell>
          <table:table-cell table:formula="of:=DAY([.H480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09-04-23">
            <text:p>04/23/09</text:p>
          </table:table-cell>
        </table:table-row>
        <table:table-row table:style-name="ro1">
          <table:table-cell table:formula="of:=YEAR([.H481])&amp;RIGHT(&quot;0&quot;&amp;MONTH([.H481]);2)&amp;RIGHT(&quot;0&quot;&amp;DAY([.H481]);2)" office:value-type="string" office:string-value="20090424">
            <text:p>20090424</text:p>
          </table:table-cell>
          <table:table-cell table:formula="of:=YEAR([.H481])" office:value-type="float" office:value="2009">
            <text:p>2009</text:p>
          </table:table-cell>
          <table:table-cell table:formula="of:=ROUNDUP(MONTH([.H481])/3)" office:value-type="float" office:value="2">
            <text:p>2</text:p>
          </table:table-cell>
          <table:table-cell table:formula="of:=MONTH([.H481])" office:value-type="float" office:value="4">
            <text:p>4</text:p>
          </table:table-cell>
          <table:table-cell table:formula="of:=&quot;Abr &quot; &amp; [.B481]" office:value-type="string" office:string-value="Abr 2009">
            <text:p>Abr 2009</text:p>
          </table:table-cell>
          <table:table-cell table:formula="of:=DAY([.H481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09-04-24">
            <text:p>04/24/09</text:p>
          </table:table-cell>
        </table:table-row>
        <table:table-row table:style-name="ro1">
          <table:table-cell table:formula="of:=YEAR([.H482])&amp;RIGHT(&quot;0&quot;&amp;MONTH([.H482]);2)&amp;RIGHT(&quot;0&quot;&amp;DAY([.H482]);2)" office:value-type="string" office:string-value="20090425">
            <text:p>20090425</text:p>
          </table:table-cell>
          <table:table-cell table:formula="of:=YEAR([.H482])" office:value-type="float" office:value="2009">
            <text:p>2009</text:p>
          </table:table-cell>
          <table:table-cell table:formula="of:=ROUNDUP(MONTH([.H482])/3)" office:value-type="float" office:value="2">
            <text:p>2</text:p>
          </table:table-cell>
          <table:table-cell table:formula="of:=MONTH([.H482])" office:value-type="float" office:value="4">
            <text:p>4</text:p>
          </table:table-cell>
          <table:table-cell table:formula="of:=&quot;Abr &quot; &amp; [.B482]" office:value-type="string" office:string-value="Abr 2009">
            <text:p>Abr 2009</text:p>
          </table:table-cell>
          <table:table-cell table:formula="of:=DAY([.H482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09-04-25">
            <text:p>04/25/09</text:p>
          </table:table-cell>
        </table:table-row>
        <table:table-row table:style-name="ro1">
          <table:table-cell table:formula="of:=YEAR([.H483])&amp;RIGHT(&quot;0&quot;&amp;MONTH([.H483]);2)&amp;RIGHT(&quot;0&quot;&amp;DAY([.H483]);2)" office:value-type="string" office:string-value="20090426">
            <text:p>20090426</text:p>
          </table:table-cell>
          <table:table-cell table:formula="of:=YEAR([.H483])" office:value-type="float" office:value="2009">
            <text:p>2009</text:p>
          </table:table-cell>
          <table:table-cell table:formula="of:=ROUNDUP(MONTH([.H483])/3)" office:value-type="float" office:value="2">
            <text:p>2</text:p>
          </table:table-cell>
          <table:table-cell table:formula="of:=MONTH([.H483])" office:value-type="float" office:value="4">
            <text:p>4</text:p>
          </table:table-cell>
          <table:table-cell table:formula="of:=&quot;Abr &quot; &amp; [.B483]" office:value-type="string" office:string-value="Abr 2009">
            <text:p>Abr 2009</text:p>
          </table:table-cell>
          <table:table-cell table:formula="of:=DAY([.H483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09-04-26">
            <text:p>04/26/09</text:p>
          </table:table-cell>
        </table:table-row>
        <table:table-row table:style-name="ro1">
          <table:table-cell table:formula="of:=YEAR([.H484])&amp;RIGHT(&quot;0&quot;&amp;MONTH([.H484]);2)&amp;RIGHT(&quot;0&quot;&amp;DAY([.H484]);2)" office:value-type="string" office:string-value="20090427">
            <text:p>20090427</text:p>
          </table:table-cell>
          <table:table-cell table:formula="of:=YEAR([.H484])" office:value-type="float" office:value="2009">
            <text:p>2009</text:p>
          </table:table-cell>
          <table:table-cell table:formula="of:=ROUNDUP(MONTH([.H484])/3)" office:value-type="float" office:value="2">
            <text:p>2</text:p>
          </table:table-cell>
          <table:table-cell table:formula="of:=MONTH([.H484])" office:value-type="float" office:value="4">
            <text:p>4</text:p>
          </table:table-cell>
          <table:table-cell table:formula="of:=&quot;Abr &quot; &amp; [.B484]" office:value-type="string" office:string-value="Abr 2009">
            <text:p>Abr 2009</text:p>
          </table:table-cell>
          <table:table-cell table:formula="of:=DAY([.H484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09-04-27">
            <text:p>04/27/09</text:p>
          </table:table-cell>
        </table:table-row>
        <table:table-row table:style-name="ro1">
          <table:table-cell table:formula="of:=YEAR([.H485])&amp;RIGHT(&quot;0&quot;&amp;MONTH([.H485]);2)&amp;RIGHT(&quot;0&quot;&amp;DAY([.H485]);2)" office:value-type="string" office:string-value="20090428">
            <text:p>20090428</text:p>
          </table:table-cell>
          <table:table-cell table:formula="of:=YEAR([.H485])" office:value-type="float" office:value="2009">
            <text:p>2009</text:p>
          </table:table-cell>
          <table:table-cell table:formula="of:=ROUNDUP(MONTH([.H485])/3)" office:value-type="float" office:value="2">
            <text:p>2</text:p>
          </table:table-cell>
          <table:table-cell table:formula="of:=MONTH([.H485])" office:value-type="float" office:value="4">
            <text:p>4</text:p>
          </table:table-cell>
          <table:table-cell table:formula="of:=&quot;Abr &quot; &amp; [.B485]" office:value-type="string" office:string-value="Abr 2009">
            <text:p>Abr 2009</text:p>
          </table:table-cell>
          <table:table-cell table:formula="of:=DAY([.H485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09-04-28">
            <text:p>04/28/09</text:p>
          </table:table-cell>
        </table:table-row>
        <table:table-row table:style-name="ro1">
          <table:table-cell table:formula="of:=YEAR([.H486])&amp;RIGHT(&quot;0&quot;&amp;MONTH([.H486]);2)&amp;RIGHT(&quot;0&quot;&amp;DAY([.H486]);2)" office:value-type="string" office:string-value="20090429">
            <text:p>20090429</text:p>
          </table:table-cell>
          <table:table-cell table:formula="of:=YEAR([.H486])" office:value-type="float" office:value="2009">
            <text:p>2009</text:p>
          </table:table-cell>
          <table:table-cell table:formula="of:=ROUNDUP(MONTH([.H486])/3)" office:value-type="float" office:value="2">
            <text:p>2</text:p>
          </table:table-cell>
          <table:table-cell table:formula="of:=MONTH([.H486])" office:value-type="float" office:value="4">
            <text:p>4</text:p>
          </table:table-cell>
          <table:table-cell table:formula="of:=&quot;Abr &quot; &amp; [.B486]" office:value-type="string" office:string-value="Abr 2009">
            <text:p>Abr 2009</text:p>
          </table:table-cell>
          <table:table-cell table:formula="of:=DAY([.H486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09-04-29">
            <text:p>04/29/09</text:p>
          </table:table-cell>
        </table:table-row>
        <table:table-row table:style-name="ro1">
          <table:table-cell table:formula="of:=YEAR([.H487])&amp;RIGHT(&quot;0&quot;&amp;MONTH([.H487]);2)&amp;RIGHT(&quot;0&quot;&amp;DAY([.H487]);2)" office:value-type="string" office:string-value="20090430">
            <text:p>20090430</text:p>
          </table:table-cell>
          <table:table-cell table:formula="of:=YEAR([.H487])" office:value-type="float" office:value="2009">
            <text:p>2009</text:p>
          </table:table-cell>
          <table:table-cell table:formula="of:=ROUNDUP(MONTH([.H487])/3)" office:value-type="float" office:value="2">
            <text:p>2</text:p>
          </table:table-cell>
          <table:table-cell table:formula="of:=MONTH([.H487])" office:value-type="float" office:value="4">
            <text:p>4</text:p>
          </table:table-cell>
          <table:table-cell table:formula="of:=&quot;Abr &quot; &amp; [.B487]" office:value-type="string" office:string-value="Abr 2009">
            <text:p>Abr 2009</text:p>
          </table:table-cell>
          <table:table-cell table:formula="of:=DAY([.H487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09-04-30">
            <text:p>04/30/09</text:p>
          </table:table-cell>
        </table:table-row>
        <table:table-row table:style-name="ro1">
          <table:table-cell table:formula="of:=YEAR([.H488])&amp;RIGHT(&quot;0&quot;&amp;MONTH([.H488]);2)&amp;RIGHT(&quot;0&quot;&amp;DAY([.H488]);2)" office:value-type="string" office:string-value="20090501">
            <text:p>20090501</text:p>
          </table:table-cell>
          <table:table-cell table:formula="of:=YEAR([.H488])" office:value-type="float" office:value="2009">
            <text:p>2009</text:p>
          </table:table-cell>
          <table:table-cell table:formula="of:=ROUNDUP(MONTH([.H488])/3)" office:value-type="float" office:value="2">
            <text:p>2</text:p>
          </table:table-cell>
          <table:table-cell table:formula="of:=MONTH([.H488])" office:value-type="float" office:value="5">
            <text:p>5</text:p>
          </table:table-cell>
          <table:table-cell table:formula="of:=&quot;Abr &quot; &amp; [.B488]" office:value-type="string" office:string-value="Abr 2009">
            <text:p>Abr 2009</text:p>
          </table:table-cell>
          <table:table-cell table:formula="of:=DAY([.H488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09-05-01">
            <text:p>05/01/09</text:p>
          </table:table-cell>
        </table:table-row>
        <table:table-row table:style-name="ro1">
          <table:table-cell table:formula="of:=YEAR([.H489])&amp;RIGHT(&quot;0&quot;&amp;MONTH([.H489]);2)&amp;RIGHT(&quot;0&quot;&amp;DAY([.H489]);2)" office:value-type="string" office:string-value="20090502">
            <text:p>20090502</text:p>
          </table:table-cell>
          <table:table-cell table:formula="of:=YEAR([.H489])" office:value-type="float" office:value="2009">
            <text:p>2009</text:p>
          </table:table-cell>
          <table:table-cell table:formula="of:=ROUNDUP(MONTH([.H489])/3)" office:value-type="float" office:value="2">
            <text:p>2</text:p>
          </table:table-cell>
          <table:table-cell table:formula="of:=MONTH([.H489])" office:value-type="float" office:value="5">
            <text:p>5</text:p>
          </table:table-cell>
          <table:table-cell table:formula="of:=&quot;May &quot; &amp; [.B489]" office:value-type="string" office:string-value="May 2009">
            <text:p>May 2009</text:p>
          </table:table-cell>
          <table:table-cell table:formula="of:=DAY([.H489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09-05-02">
            <text:p>05/02/09</text:p>
          </table:table-cell>
        </table:table-row>
        <table:table-row table:style-name="ro1">
          <table:table-cell table:formula="of:=YEAR([.H490])&amp;RIGHT(&quot;0&quot;&amp;MONTH([.H490]);2)&amp;RIGHT(&quot;0&quot;&amp;DAY([.H490]);2)" office:value-type="string" office:string-value="20090503">
            <text:p>20090503</text:p>
          </table:table-cell>
          <table:table-cell table:formula="of:=YEAR([.H490])" office:value-type="float" office:value="2009">
            <text:p>2009</text:p>
          </table:table-cell>
          <table:table-cell table:formula="of:=ROUNDUP(MONTH([.H490])/3)" office:value-type="float" office:value="2">
            <text:p>2</text:p>
          </table:table-cell>
          <table:table-cell table:formula="of:=MONTH([.H490])" office:value-type="float" office:value="5">
            <text:p>5</text:p>
          </table:table-cell>
          <table:table-cell table:formula="of:=&quot;May &quot; &amp; [.B490]" office:value-type="string" office:string-value="May 2009">
            <text:p>May 2009</text:p>
          </table:table-cell>
          <table:table-cell table:formula="of:=DAY([.H490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09-05-03">
            <text:p>05/03/09</text:p>
          </table:table-cell>
        </table:table-row>
        <table:table-row table:style-name="ro1">
          <table:table-cell table:formula="of:=YEAR([.H491])&amp;RIGHT(&quot;0&quot;&amp;MONTH([.H491]);2)&amp;RIGHT(&quot;0&quot;&amp;DAY([.H491]);2)" office:value-type="string" office:string-value="20090504">
            <text:p>20090504</text:p>
          </table:table-cell>
          <table:table-cell table:formula="of:=YEAR([.H491])" office:value-type="float" office:value="2009">
            <text:p>2009</text:p>
          </table:table-cell>
          <table:table-cell table:formula="of:=ROUNDUP(MONTH([.H491])/3)" office:value-type="float" office:value="2">
            <text:p>2</text:p>
          </table:table-cell>
          <table:table-cell table:formula="of:=MONTH([.H491])" office:value-type="float" office:value="5">
            <text:p>5</text:p>
          </table:table-cell>
          <table:table-cell table:formula="of:=&quot;May &quot; &amp; [.B491]" office:value-type="string" office:string-value="May 2009">
            <text:p>May 2009</text:p>
          </table:table-cell>
          <table:table-cell table:formula="of:=DAY([.H491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09-05-04">
            <text:p>05/04/09</text:p>
          </table:table-cell>
        </table:table-row>
        <table:table-row table:style-name="ro1">
          <table:table-cell table:formula="of:=YEAR([.H492])&amp;RIGHT(&quot;0&quot;&amp;MONTH([.H492]);2)&amp;RIGHT(&quot;0&quot;&amp;DAY([.H492]);2)" office:value-type="string" office:string-value="20090505">
            <text:p>20090505</text:p>
          </table:table-cell>
          <table:table-cell table:formula="of:=YEAR([.H492])" office:value-type="float" office:value="2009">
            <text:p>2009</text:p>
          </table:table-cell>
          <table:table-cell table:formula="of:=ROUNDUP(MONTH([.H492])/3)" office:value-type="float" office:value="2">
            <text:p>2</text:p>
          </table:table-cell>
          <table:table-cell table:formula="of:=MONTH([.H492])" office:value-type="float" office:value="5">
            <text:p>5</text:p>
          </table:table-cell>
          <table:table-cell table:formula="of:=&quot;May &quot; &amp; [.B492]" office:value-type="string" office:string-value="May 2009">
            <text:p>May 2009</text:p>
          </table:table-cell>
          <table:table-cell table:formula="of:=DAY([.H492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09-05-05">
            <text:p>05/05/09</text:p>
          </table:table-cell>
        </table:table-row>
        <table:table-row table:style-name="ro1">
          <table:table-cell table:formula="of:=YEAR([.H493])&amp;RIGHT(&quot;0&quot;&amp;MONTH([.H493]);2)&amp;RIGHT(&quot;0&quot;&amp;DAY([.H493]);2)" office:value-type="string" office:string-value="20090506">
            <text:p>20090506</text:p>
          </table:table-cell>
          <table:table-cell table:formula="of:=YEAR([.H493])" office:value-type="float" office:value="2009">
            <text:p>2009</text:p>
          </table:table-cell>
          <table:table-cell table:formula="of:=ROUNDUP(MONTH([.H493])/3)" office:value-type="float" office:value="2">
            <text:p>2</text:p>
          </table:table-cell>
          <table:table-cell table:formula="of:=MONTH([.H493])" office:value-type="float" office:value="5">
            <text:p>5</text:p>
          </table:table-cell>
          <table:table-cell table:formula="of:=&quot;May &quot; &amp; [.B493]" office:value-type="string" office:string-value="May 2009">
            <text:p>May 2009</text:p>
          </table:table-cell>
          <table:table-cell table:formula="of:=DAY([.H493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09-05-06">
            <text:p>05/06/09</text:p>
          </table:table-cell>
        </table:table-row>
        <table:table-row table:style-name="ro1">
          <table:table-cell table:formula="of:=YEAR([.H494])&amp;RIGHT(&quot;0&quot;&amp;MONTH([.H494]);2)&amp;RIGHT(&quot;0&quot;&amp;DAY([.H494]);2)" office:value-type="string" office:string-value="20090507">
            <text:p>20090507</text:p>
          </table:table-cell>
          <table:table-cell table:formula="of:=YEAR([.H494])" office:value-type="float" office:value="2009">
            <text:p>2009</text:p>
          </table:table-cell>
          <table:table-cell table:formula="of:=ROUNDUP(MONTH([.H494])/3)" office:value-type="float" office:value="2">
            <text:p>2</text:p>
          </table:table-cell>
          <table:table-cell table:formula="of:=MONTH([.H494])" office:value-type="float" office:value="5">
            <text:p>5</text:p>
          </table:table-cell>
          <table:table-cell table:formula="of:=&quot;May &quot; &amp; [.B494]" office:value-type="string" office:string-value="May 2009">
            <text:p>May 2009</text:p>
          </table:table-cell>
          <table:table-cell table:formula="of:=DAY([.H494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09-05-07">
            <text:p>05/07/09</text:p>
          </table:table-cell>
        </table:table-row>
        <table:table-row table:style-name="ro1">
          <table:table-cell table:formula="of:=YEAR([.H495])&amp;RIGHT(&quot;0&quot;&amp;MONTH([.H495]);2)&amp;RIGHT(&quot;0&quot;&amp;DAY([.H495]);2)" office:value-type="string" office:string-value="20090508">
            <text:p>20090508</text:p>
          </table:table-cell>
          <table:table-cell table:formula="of:=YEAR([.H495])" office:value-type="float" office:value="2009">
            <text:p>2009</text:p>
          </table:table-cell>
          <table:table-cell table:formula="of:=ROUNDUP(MONTH([.H495])/3)" office:value-type="float" office:value="2">
            <text:p>2</text:p>
          </table:table-cell>
          <table:table-cell table:formula="of:=MONTH([.H495])" office:value-type="float" office:value="5">
            <text:p>5</text:p>
          </table:table-cell>
          <table:table-cell table:formula="of:=&quot;May &quot; &amp; [.B495]" office:value-type="string" office:string-value="May 2009">
            <text:p>May 2009</text:p>
          </table:table-cell>
          <table:table-cell table:formula="of:=DAY([.H495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09-05-08">
            <text:p>05/08/09</text:p>
          </table:table-cell>
        </table:table-row>
        <table:table-row table:style-name="ro1">
          <table:table-cell table:formula="of:=YEAR([.H496])&amp;RIGHT(&quot;0&quot;&amp;MONTH([.H496]);2)&amp;RIGHT(&quot;0&quot;&amp;DAY([.H496]);2)" office:value-type="string" office:string-value="20090509">
            <text:p>20090509</text:p>
          </table:table-cell>
          <table:table-cell table:formula="of:=YEAR([.H496])" office:value-type="float" office:value="2009">
            <text:p>2009</text:p>
          </table:table-cell>
          <table:table-cell table:formula="of:=ROUNDUP(MONTH([.H496])/3)" office:value-type="float" office:value="2">
            <text:p>2</text:p>
          </table:table-cell>
          <table:table-cell table:formula="of:=MONTH([.H496])" office:value-type="float" office:value="5">
            <text:p>5</text:p>
          </table:table-cell>
          <table:table-cell table:formula="of:=&quot;May &quot; &amp; [.B496]" office:value-type="string" office:string-value="May 2009">
            <text:p>May 2009</text:p>
          </table:table-cell>
          <table:table-cell table:formula="of:=DAY([.H496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09-05-09">
            <text:p>05/09/09</text:p>
          </table:table-cell>
        </table:table-row>
        <table:table-row table:style-name="ro1">
          <table:table-cell table:formula="of:=YEAR([.H497])&amp;RIGHT(&quot;0&quot;&amp;MONTH([.H497]);2)&amp;RIGHT(&quot;0&quot;&amp;DAY([.H497]);2)" office:value-type="string" office:string-value="20090510">
            <text:p>20090510</text:p>
          </table:table-cell>
          <table:table-cell table:formula="of:=YEAR([.H497])" office:value-type="float" office:value="2009">
            <text:p>2009</text:p>
          </table:table-cell>
          <table:table-cell table:formula="of:=ROUNDUP(MONTH([.H497])/3)" office:value-type="float" office:value="2">
            <text:p>2</text:p>
          </table:table-cell>
          <table:table-cell table:formula="of:=MONTH([.H497])" office:value-type="float" office:value="5">
            <text:p>5</text:p>
          </table:table-cell>
          <table:table-cell table:formula="of:=&quot;May &quot; &amp; [.B497]" office:value-type="string" office:string-value="May 2009">
            <text:p>May 2009</text:p>
          </table:table-cell>
          <table:table-cell table:formula="of:=DAY([.H497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09-05-10">
            <text:p>05/10/09</text:p>
          </table:table-cell>
        </table:table-row>
        <table:table-row table:style-name="ro1">
          <table:table-cell table:formula="of:=YEAR([.H498])&amp;RIGHT(&quot;0&quot;&amp;MONTH([.H498]);2)&amp;RIGHT(&quot;0&quot;&amp;DAY([.H498]);2)" office:value-type="string" office:string-value="20090511">
            <text:p>20090511</text:p>
          </table:table-cell>
          <table:table-cell table:formula="of:=YEAR([.H498])" office:value-type="float" office:value="2009">
            <text:p>2009</text:p>
          </table:table-cell>
          <table:table-cell table:formula="of:=ROUNDUP(MONTH([.H498])/3)" office:value-type="float" office:value="2">
            <text:p>2</text:p>
          </table:table-cell>
          <table:table-cell table:formula="of:=MONTH([.H498])" office:value-type="float" office:value="5">
            <text:p>5</text:p>
          </table:table-cell>
          <table:table-cell table:formula="of:=&quot;May &quot; &amp; [.B498]" office:value-type="string" office:string-value="May 2009">
            <text:p>May 2009</text:p>
          </table:table-cell>
          <table:table-cell table:formula="of:=DAY([.H498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09-05-11">
            <text:p>05/11/09</text:p>
          </table:table-cell>
        </table:table-row>
        <table:table-row table:style-name="ro1">
          <table:table-cell table:formula="of:=YEAR([.H499])&amp;RIGHT(&quot;0&quot;&amp;MONTH([.H499]);2)&amp;RIGHT(&quot;0&quot;&amp;DAY([.H499]);2)" office:value-type="string" office:string-value="20090512">
            <text:p>20090512</text:p>
          </table:table-cell>
          <table:table-cell table:formula="of:=YEAR([.H499])" office:value-type="float" office:value="2009">
            <text:p>2009</text:p>
          </table:table-cell>
          <table:table-cell table:formula="of:=ROUNDUP(MONTH([.H499])/3)" office:value-type="float" office:value="2">
            <text:p>2</text:p>
          </table:table-cell>
          <table:table-cell table:formula="of:=MONTH([.H499])" office:value-type="float" office:value="5">
            <text:p>5</text:p>
          </table:table-cell>
          <table:table-cell table:formula="of:=&quot;May &quot; &amp; [.B499]" office:value-type="string" office:string-value="May 2009">
            <text:p>May 2009</text:p>
          </table:table-cell>
          <table:table-cell table:formula="of:=DAY([.H499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09-05-12">
            <text:p>05/12/09</text:p>
          </table:table-cell>
        </table:table-row>
        <table:table-row table:style-name="ro1">
          <table:table-cell table:formula="of:=YEAR([.H500])&amp;RIGHT(&quot;0&quot;&amp;MONTH([.H500]);2)&amp;RIGHT(&quot;0&quot;&amp;DAY([.H500]);2)" office:value-type="string" office:string-value="20090513">
            <text:p>20090513</text:p>
          </table:table-cell>
          <table:table-cell table:formula="of:=YEAR([.H500])" office:value-type="float" office:value="2009">
            <text:p>2009</text:p>
          </table:table-cell>
          <table:table-cell table:formula="of:=ROUNDUP(MONTH([.H500])/3)" office:value-type="float" office:value="2">
            <text:p>2</text:p>
          </table:table-cell>
          <table:table-cell table:formula="of:=MONTH([.H500])" office:value-type="float" office:value="5">
            <text:p>5</text:p>
          </table:table-cell>
          <table:table-cell table:formula="of:=&quot;May &quot; &amp; [.B500]" office:value-type="string" office:string-value="May 2009">
            <text:p>May 2009</text:p>
          </table:table-cell>
          <table:table-cell table:formula="of:=DAY([.H500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09-05-13">
            <text:p>05/13/09</text:p>
          </table:table-cell>
        </table:table-row>
        <table:table-row table:style-name="ro1">
          <table:table-cell table:formula="of:=YEAR([.H501])&amp;RIGHT(&quot;0&quot;&amp;MONTH([.H501]);2)&amp;RIGHT(&quot;0&quot;&amp;DAY([.H501]);2)" office:value-type="string" office:string-value="20090514">
            <text:p>20090514</text:p>
          </table:table-cell>
          <table:table-cell table:formula="of:=YEAR([.H501])" office:value-type="float" office:value="2009">
            <text:p>2009</text:p>
          </table:table-cell>
          <table:table-cell table:formula="of:=ROUNDUP(MONTH([.H501])/3)" office:value-type="float" office:value="2">
            <text:p>2</text:p>
          </table:table-cell>
          <table:table-cell table:formula="of:=MONTH([.H501])" office:value-type="float" office:value="5">
            <text:p>5</text:p>
          </table:table-cell>
          <table:table-cell table:formula="of:=&quot;May &quot; &amp; [.B501]" office:value-type="string" office:string-value="May 2009">
            <text:p>May 2009</text:p>
          </table:table-cell>
          <table:table-cell table:formula="of:=DAY([.H501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09-05-14">
            <text:p>05/14/09</text:p>
          </table:table-cell>
        </table:table-row>
        <table:table-row table:style-name="ro1">
          <table:table-cell table:formula="of:=YEAR([.H502])&amp;RIGHT(&quot;0&quot;&amp;MONTH([.H502]);2)&amp;RIGHT(&quot;0&quot;&amp;DAY([.H502]);2)" office:value-type="string" office:string-value="20090515">
            <text:p>20090515</text:p>
          </table:table-cell>
          <table:table-cell table:formula="of:=YEAR([.H502])" office:value-type="float" office:value="2009">
            <text:p>2009</text:p>
          </table:table-cell>
          <table:table-cell table:formula="of:=ROUNDUP(MONTH([.H502])/3)" office:value-type="float" office:value="2">
            <text:p>2</text:p>
          </table:table-cell>
          <table:table-cell table:formula="of:=MONTH([.H502])" office:value-type="float" office:value="5">
            <text:p>5</text:p>
          </table:table-cell>
          <table:table-cell table:formula="of:=&quot;May &quot; &amp; [.B502]" office:value-type="string" office:string-value="May 2009">
            <text:p>May 2009</text:p>
          </table:table-cell>
          <table:table-cell table:formula="of:=DAY([.H502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09-05-15">
            <text:p>05/15/09</text:p>
          </table:table-cell>
        </table:table-row>
        <table:table-row table:style-name="ro1">
          <table:table-cell table:formula="of:=YEAR([.H503])&amp;RIGHT(&quot;0&quot;&amp;MONTH([.H503]);2)&amp;RIGHT(&quot;0&quot;&amp;DAY([.H503]);2)" office:value-type="string" office:string-value="20090516">
            <text:p>20090516</text:p>
          </table:table-cell>
          <table:table-cell table:formula="of:=YEAR([.H503])" office:value-type="float" office:value="2009">
            <text:p>2009</text:p>
          </table:table-cell>
          <table:table-cell table:formula="of:=ROUNDUP(MONTH([.H503])/3)" office:value-type="float" office:value="2">
            <text:p>2</text:p>
          </table:table-cell>
          <table:table-cell table:formula="of:=MONTH([.H503])" office:value-type="float" office:value="5">
            <text:p>5</text:p>
          </table:table-cell>
          <table:table-cell table:formula="of:=&quot;May &quot; &amp; [.B503]" office:value-type="string" office:string-value="May 2009">
            <text:p>May 2009</text:p>
          </table:table-cell>
          <table:table-cell table:formula="of:=DAY([.H503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09-05-16">
            <text:p>05/16/09</text:p>
          </table:table-cell>
        </table:table-row>
        <table:table-row table:style-name="ro1">
          <table:table-cell table:formula="of:=YEAR([.H504])&amp;RIGHT(&quot;0&quot;&amp;MONTH([.H504]);2)&amp;RIGHT(&quot;0&quot;&amp;DAY([.H504]);2)" office:value-type="string" office:string-value="20090517">
            <text:p>20090517</text:p>
          </table:table-cell>
          <table:table-cell table:formula="of:=YEAR([.H504])" office:value-type="float" office:value="2009">
            <text:p>2009</text:p>
          </table:table-cell>
          <table:table-cell table:formula="of:=ROUNDUP(MONTH([.H504])/3)" office:value-type="float" office:value="2">
            <text:p>2</text:p>
          </table:table-cell>
          <table:table-cell table:formula="of:=MONTH([.H504])" office:value-type="float" office:value="5">
            <text:p>5</text:p>
          </table:table-cell>
          <table:table-cell table:formula="of:=&quot;May &quot; &amp; [.B504]" office:value-type="string" office:string-value="May 2009">
            <text:p>May 2009</text:p>
          </table:table-cell>
          <table:table-cell table:formula="of:=DAY([.H504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09-05-17">
            <text:p>05/17/09</text:p>
          </table:table-cell>
        </table:table-row>
        <table:table-row table:style-name="ro1">
          <table:table-cell table:formula="of:=YEAR([.H505])&amp;RIGHT(&quot;0&quot;&amp;MONTH([.H505]);2)&amp;RIGHT(&quot;0&quot;&amp;DAY([.H505]);2)" office:value-type="string" office:string-value="20090518">
            <text:p>20090518</text:p>
          </table:table-cell>
          <table:table-cell table:formula="of:=YEAR([.H505])" office:value-type="float" office:value="2009">
            <text:p>2009</text:p>
          </table:table-cell>
          <table:table-cell table:formula="of:=ROUNDUP(MONTH([.H505])/3)" office:value-type="float" office:value="2">
            <text:p>2</text:p>
          </table:table-cell>
          <table:table-cell table:formula="of:=MONTH([.H505])" office:value-type="float" office:value="5">
            <text:p>5</text:p>
          </table:table-cell>
          <table:table-cell table:formula="of:=&quot;May &quot; &amp; [.B505]" office:value-type="string" office:string-value="May 2009">
            <text:p>May 2009</text:p>
          </table:table-cell>
          <table:table-cell table:formula="of:=DAY([.H505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09-05-18">
            <text:p>05/18/09</text:p>
          </table:table-cell>
        </table:table-row>
        <table:table-row table:style-name="ro1">
          <table:table-cell table:formula="of:=YEAR([.H506])&amp;RIGHT(&quot;0&quot;&amp;MONTH([.H506]);2)&amp;RIGHT(&quot;0&quot;&amp;DAY([.H506]);2)" office:value-type="string" office:string-value="20090519">
            <text:p>20090519</text:p>
          </table:table-cell>
          <table:table-cell table:formula="of:=YEAR([.H506])" office:value-type="float" office:value="2009">
            <text:p>2009</text:p>
          </table:table-cell>
          <table:table-cell table:formula="of:=ROUNDUP(MONTH([.H506])/3)" office:value-type="float" office:value="2">
            <text:p>2</text:p>
          </table:table-cell>
          <table:table-cell table:formula="of:=MONTH([.H506])" office:value-type="float" office:value="5">
            <text:p>5</text:p>
          </table:table-cell>
          <table:table-cell table:formula="of:=&quot;May &quot; &amp; [.B506]" office:value-type="string" office:string-value="May 2009">
            <text:p>May 2009</text:p>
          </table:table-cell>
          <table:table-cell table:formula="of:=DAY([.H506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09-05-19">
            <text:p>05/19/09</text:p>
          </table:table-cell>
        </table:table-row>
        <table:table-row table:style-name="ro1">
          <table:table-cell table:formula="of:=YEAR([.H507])&amp;RIGHT(&quot;0&quot;&amp;MONTH([.H507]);2)&amp;RIGHT(&quot;0&quot;&amp;DAY([.H507]);2)" office:value-type="string" office:string-value="20090520">
            <text:p>20090520</text:p>
          </table:table-cell>
          <table:table-cell table:formula="of:=YEAR([.H507])" office:value-type="float" office:value="2009">
            <text:p>2009</text:p>
          </table:table-cell>
          <table:table-cell table:formula="of:=ROUNDUP(MONTH([.H507])/3)" office:value-type="float" office:value="2">
            <text:p>2</text:p>
          </table:table-cell>
          <table:table-cell table:formula="of:=MONTH([.H507])" office:value-type="float" office:value="5">
            <text:p>5</text:p>
          </table:table-cell>
          <table:table-cell table:formula="of:=&quot;May &quot; &amp; [.B507]" office:value-type="string" office:string-value="May 2009">
            <text:p>May 2009</text:p>
          </table:table-cell>
          <table:table-cell table:formula="of:=DAY([.H507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09-05-20">
            <text:p>05/20/09</text:p>
          </table:table-cell>
        </table:table-row>
        <table:table-row table:style-name="ro1">
          <table:table-cell table:formula="of:=YEAR([.H508])&amp;RIGHT(&quot;0&quot;&amp;MONTH([.H508]);2)&amp;RIGHT(&quot;0&quot;&amp;DAY([.H508]);2)" office:value-type="string" office:string-value="20090521">
            <text:p>20090521</text:p>
          </table:table-cell>
          <table:table-cell table:formula="of:=YEAR([.H508])" office:value-type="float" office:value="2009">
            <text:p>2009</text:p>
          </table:table-cell>
          <table:table-cell table:formula="of:=ROUNDUP(MONTH([.H508])/3)" office:value-type="float" office:value="2">
            <text:p>2</text:p>
          </table:table-cell>
          <table:table-cell table:formula="of:=MONTH([.H508])" office:value-type="float" office:value="5">
            <text:p>5</text:p>
          </table:table-cell>
          <table:table-cell table:formula="of:=&quot;May &quot; &amp; [.B508]" office:value-type="string" office:string-value="May 2009">
            <text:p>May 2009</text:p>
          </table:table-cell>
          <table:table-cell table:formula="of:=DAY([.H508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09-05-21">
            <text:p>05/21/09</text:p>
          </table:table-cell>
        </table:table-row>
        <table:table-row table:style-name="ro1">
          <table:table-cell table:formula="of:=YEAR([.H509])&amp;RIGHT(&quot;0&quot;&amp;MONTH([.H509]);2)&amp;RIGHT(&quot;0&quot;&amp;DAY([.H509]);2)" office:value-type="string" office:string-value="20090522">
            <text:p>20090522</text:p>
          </table:table-cell>
          <table:table-cell table:formula="of:=YEAR([.H509])" office:value-type="float" office:value="2009">
            <text:p>2009</text:p>
          </table:table-cell>
          <table:table-cell table:formula="of:=ROUNDUP(MONTH([.H509])/3)" office:value-type="float" office:value="2">
            <text:p>2</text:p>
          </table:table-cell>
          <table:table-cell table:formula="of:=MONTH([.H509])" office:value-type="float" office:value="5">
            <text:p>5</text:p>
          </table:table-cell>
          <table:table-cell table:formula="of:=&quot;May &quot; &amp; [.B509]" office:value-type="string" office:string-value="May 2009">
            <text:p>May 2009</text:p>
          </table:table-cell>
          <table:table-cell table:formula="of:=DAY([.H509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09-05-22">
            <text:p>05/22/09</text:p>
          </table:table-cell>
        </table:table-row>
        <table:table-row table:style-name="ro1">
          <table:table-cell table:formula="of:=YEAR([.H510])&amp;RIGHT(&quot;0&quot;&amp;MONTH([.H510]);2)&amp;RIGHT(&quot;0&quot;&amp;DAY([.H510]);2)" office:value-type="string" office:string-value="20090523">
            <text:p>20090523</text:p>
          </table:table-cell>
          <table:table-cell table:formula="of:=YEAR([.H510])" office:value-type="float" office:value="2009">
            <text:p>2009</text:p>
          </table:table-cell>
          <table:table-cell table:formula="of:=ROUNDUP(MONTH([.H510])/3)" office:value-type="float" office:value="2">
            <text:p>2</text:p>
          </table:table-cell>
          <table:table-cell table:formula="of:=MONTH([.H510])" office:value-type="float" office:value="5">
            <text:p>5</text:p>
          </table:table-cell>
          <table:table-cell table:formula="of:=&quot;May &quot; &amp; [.B510]" office:value-type="string" office:string-value="May 2009">
            <text:p>May 2009</text:p>
          </table:table-cell>
          <table:table-cell table:formula="of:=DAY([.H510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09-05-23">
            <text:p>05/23/09</text:p>
          </table:table-cell>
        </table:table-row>
        <table:table-row table:style-name="ro1">
          <table:table-cell table:formula="of:=YEAR([.H511])&amp;RIGHT(&quot;0&quot;&amp;MONTH([.H511]);2)&amp;RIGHT(&quot;0&quot;&amp;DAY([.H511]);2)" office:value-type="string" office:string-value="20090524">
            <text:p>20090524</text:p>
          </table:table-cell>
          <table:table-cell table:formula="of:=YEAR([.H511])" office:value-type="float" office:value="2009">
            <text:p>2009</text:p>
          </table:table-cell>
          <table:table-cell table:formula="of:=ROUNDUP(MONTH([.H511])/3)" office:value-type="float" office:value="2">
            <text:p>2</text:p>
          </table:table-cell>
          <table:table-cell table:formula="of:=MONTH([.H511])" office:value-type="float" office:value="5">
            <text:p>5</text:p>
          </table:table-cell>
          <table:table-cell table:formula="of:=&quot;May &quot; &amp; [.B511]" office:value-type="string" office:string-value="May 2009">
            <text:p>May 2009</text:p>
          </table:table-cell>
          <table:table-cell table:formula="of:=DAY([.H511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09-05-24">
            <text:p>05/24/09</text:p>
          </table:table-cell>
        </table:table-row>
        <table:table-row table:style-name="ro1">
          <table:table-cell table:formula="of:=YEAR([.H512])&amp;RIGHT(&quot;0&quot;&amp;MONTH([.H512]);2)&amp;RIGHT(&quot;0&quot;&amp;DAY([.H512]);2)" office:value-type="string" office:string-value="20090525">
            <text:p>20090525</text:p>
          </table:table-cell>
          <table:table-cell table:formula="of:=YEAR([.H512])" office:value-type="float" office:value="2009">
            <text:p>2009</text:p>
          </table:table-cell>
          <table:table-cell table:formula="of:=ROUNDUP(MONTH([.H512])/3)" office:value-type="float" office:value="2">
            <text:p>2</text:p>
          </table:table-cell>
          <table:table-cell table:formula="of:=MONTH([.H512])" office:value-type="float" office:value="5">
            <text:p>5</text:p>
          </table:table-cell>
          <table:table-cell table:formula="of:=&quot;May &quot; &amp; [.B512]" office:value-type="string" office:string-value="May 2009">
            <text:p>May 2009</text:p>
          </table:table-cell>
          <table:table-cell table:formula="of:=DAY([.H512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09-05-25">
            <text:p>05/25/09</text:p>
          </table:table-cell>
        </table:table-row>
        <table:table-row table:style-name="ro1">
          <table:table-cell table:formula="of:=YEAR([.H513])&amp;RIGHT(&quot;0&quot;&amp;MONTH([.H513]);2)&amp;RIGHT(&quot;0&quot;&amp;DAY([.H513]);2)" office:value-type="string" office:string-value="20090526">
            <text:p>20090526</text:p>
          </table:table-cell>
          <table:table-cell table:formula="of:=YEAR([.H513])" office:value-type="float" office:value="2009">
            <text:p>2009</text:p>
          </table:table-cell>
          <table:table-cell table:formula="of:=ROUNDUP(MONTH([.H513])/3)" office:value-type="float" office:value="2">
            <text:p>2</text:p>
          </table:table-cell>
          <table:table-cell table:formula="of:=MONTH([.H513])" office:value-type="float" office:value="5">
            <text:p>5</text:p>
          </table:table-cell>
          <table:table-cell table:formula="of:=&quot;May &quot; &amp; [.B513]" office:value-type="string" office:string-value="May 2009">
            <text:p>May 2009</text:p>
          </table:table-cell>
          <table:table-cell table:formula="of:=DAY([.H513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09-05-26">
            <text:p>05/26/09</text:p>
          </table:table-cell>
        </table:table-row>
        <table:table-row table:style-name="ro1">
          <table:table-cell table:formula="of:=YEAR([.H514])&amp;RIGHT(&quot;0&quot;&amp;MONTH([.H514]);2)&amp;RIGHT(&quot;0&quot;&amp;DAY([.H514]);2)" office:value-type="string" office:string-value="20090527">
            <text:p>20090527</text:p>
          </table:table-cell>
          <table:table-cell table:formula="of:=YEAR([.H514])" office:value-type="float" office:value="2009">
            <text:p>2009</text:p>
          </table:table-cell>
          <table:table-cell table:formula="of:=ROUNDUP(MONTH([.H514])/3)" office:value-type="float" office:value="2">
            <text:p>2</text:p>
          </table:table-cell>
          <table:table-cell table:formula="of:=MONTH([.H514])" office:value-type="float" office:value="5">
            <text:p>5</text:p>
          </table:table-cell>
          <table:table-cell table:formula="of:=&quot;May &quot; &amp; [.B514]" office:value-type="string" office:string-value="May 2009">
            <text:p>May 2009</text:p>
          </table:table-cell>
          <table:table-cell table:formula="of:=DAY([.H514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09-05-27">
            <text:p>05/27/09</text:p>
          </table:table-cell>
        </table:table-row>
        <table:table-row table:style-name="ro1">
          <table:table-cell table:formula="of:=YEAR([.H515])&amp;RIGHT(&quot;0&quot;&amp;MONTH([.H515]);2)&amp;RIGHT(&quot;0&quot;&amp;DAY([.H515]);2)" office:value-type="string" office:string-value="20090528">
            <text:p>20090528</text:p>
          </table:table-cell>
          <table:table-cell table:formula="of:=YEAR([.H515])" office:value-type="float" office:value="2009">
            <text:p>2009</text:p>
          </table:table-cell>
          <table:table-cell table:formula="of:=ROUNDUP(MONTH([.H515])/3)" office:value-type="float" office:value="2">
            <text:p>2</text:p>
          </table:table-cell>
          <table:table-cell table:formula="of:=MONTH([.H515])" office:value-type="float" office:value="5">
            <text:p>5</text:p>
          </table:table-cell>
          <table:table-cell table:formula="of:=&quot;May &quot; &amp; [.B515]" office:value-type="string" office:string-value="May 2009">
            <text:p>May 2009</text:p>
          </table:table-cell>
          <table:table-cell table:formula="of:=DAY([.H515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09-05-28">
            <text:p>05/28/09</text:p>
          </table:table-cell>
        </table:table-row>
        <table:table-row table:style-name="ro1">
          <table:table-cell table:formula="of:=YEAR([.H516])&amp;RIGHT(&quot;0&quot;&amp;MONTH([.H516]);2)&amp;RIGHT(&quot;0&quot;&amp;DAY([.H516]);2)" office:value-type="string" office:string-value="20090529">
            <text:p>20090529</text:p>
          </table:table-cell>
          <table:table-cell table:formula="of:=YEAR([.H516])" office:value-type="float" office:value="2009">
            <text:p>2009</text:p>
          </table:table-cell>
          <table:table-cell table:formula="of:=ROUNDUP(MONTH([.H516])/3)" office:value-type="float" office:value="2">
            <text:p>2</text:p>
          </table:table-cell>
          <table:table-cell table:formula="of:=MONTH([.H516])" office:value-type="float" office:value="5">
            <text:p>5</text:p>
          </table:table-cell>
          <table:table-cell table:formula="of:=&quot;May &quot; &amp; [.B516]" office:value-type="string" office:string-value="May 2009">
            <text:p>May 2009</text:p>
          </table:table-cell>
          <table:table-cell table:formula="of:=DAY([.H516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09-05-29">
            <text:p>05/29/09</text:p>
          </table:table-cell>
        </table:table-row>
        <table:table-row table:style-name="ro1">
          <table:table-cell table:formula="of:=YEAR([.H517])&amp;RIGHT(&quot;0&quot;&amp;MONTH([.H517]);2)&amp;RIGHT(&quot;0&quot;&amp;DAY([.H517]);2)" office:value-type="string" office:string-value="20090530">
            <text:p>20090530</text:p>
          </table:table-cell>
          <table:table-cell table:formula="of:=YEAR([.H517])" office:value-type="float" office:value="2009">
            <text:p>2009</text:p>
          </table:table-cell>
          <table:table-cell table:formula="of:=ROUNDUP(MONTH([.H517])/3)" office:value-type="float" office:value="2">
            <text:p>2</text:p>
          </table:table-cell>
          <table:table-cell table:formula="of:=MONTH([.H517])" office:value-type="float" office:value="5">
            <text:p>5</text:p>
          </table:table-cell>
          <table:table-cell table:formula="of:=&quot;May &quot; &amp; [.B517]" office:value-type="string" office:string-value="May 2009">
            <text:p>May 2009</text:p>
          </table:table-cell>
          <table:table-cell table:formula="of:=DAY([.H517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09-05-30">
            <text:p>05/30/09</text:p>
          </table:table-cell>
        </table:table-row>
        <table:table-row table:style-name="ro1">
          <table:table-cell table:formula="of:=YEAR([.H518])&amp;RIGHT(&quot;0&quot;&amp;MONTH([.H518]);2)&amp;RIGHT(&quot;0&quot;&amp;DAY([.H518]);2)" office:value-type="string" office:string-value="20090531">
            <text:p>20090531</text:p>
          </table:table-cell>
          <table:table-cell table:formula="of:=YEAR([.H518])" office:value-type="float" office:value="2009">
            <text:p>2009</text:p>
          </table:table-cell>
          <table:table-cell table:formula="of:=ROUNDUP(MONTH([.H518])/3)" office:value-type="float" office:value="2">
            <text:p>2</text:p>
          </table:table-cell>
          <table:table-cell table:formula="of:=MONTH([.H518])" office:value-type="float" office:value="5">
            <text:p>5</text:p>
          </table:table-cell>
          <table:table-cell table:formula="of:=&quot;May &quot; &amp; [.B518]" office:value-type="string" office:string-value="May 2009">
            <text:p>May 2009</text:p>
          </table:table-cell>
          <table:table-cell table:formula="of:=DAY([.H518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09-05-31">
            <text:p>05/31/09</text:p>
          </table:table-cell>
        </table:table-row>
        <table:table-row table:style-name="ro1">
          <table:table-cell table:formula="of:=YEAR([.H519])&amp;RIGHT(&quot;0&quot;&amp;MONTH([.H519]);2)&amp;RIGHT(&quot;0&quot;&amp;DAY([.H519]);2)" office:value-type="string" office:string-value="20090601">
            <text:p>20090601</text:p>
          </table:table-cell>
          <table:table-cell table:formula="of:=YEAR([.H519])" office:value-type="float" office:value="2009">
            <text:p>2009</text:p>
          </table:table-cell>
          <table:table-cell table:formula="of:=ROUNDUP(MONTH([.H519])/3)" office:value-type="float" office:value="2">
            <text:p>2</text:p>
          </table:table-cell>
          <table:table-cell table:formula="of:=MONTH([.H519])" office:value-type="float" office:value="6">
            <text:p>6</text:p>
          </table:table-cell>
          <table:table-cell table:formula="of:=&quot;May &quot; &amp; [.B519]" office:value-type="string" office:string-value="May 2009">
            <text:p>May 2009</text:p>
          </table:table-cell>
          <table:table-cell table:formula="of:=DAY([.H519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09-06-01">
            <text:p>06/01/09</text:p>
          </table:table-cell>
        </table:table-row>
        <table:table-row table:style-name="ro1">
          <table:table-cell table:formula="of:=YEAR([.H520])&amp;RIGHT(&quot;0&quot;&amp;MONTH([.H520]);2)&amp;RIGHT(&quot;0&quot;&amp;DAY([.H520]);2)" office:value-type="string" office:string-value="20090602">
            <text:p>20090602</text:p>
          </table:table-cell>
          <table:table-cell table:formula="of:=YEAR([.H520])" office:value-type="float" office:value="2009">
            <text:p>2009</text:p>
          </table:table-cell>
          <table:table-cell table:formula="of:=ROUNDUP(MONTH([.H520])/3)" office:value-type="float" office:value="2">
            <text:p>2</text:p>
          </table:table-cell>
          <table:table-cell table:formula="of:=MONTH([.H520])" office:value-type="float" office:value="6">
            <text:p>6</text:p>
          </table:table-cell>
          <table:table-cell table:formula="of:=&quot;Jun &quot; &amp; [.B520]" office:value-type="string" office:string-value="Jun 2009">
            <text:p>Jun 2009</text:p>
          </table:table-cell>
          <table:table-cell table:formula="of:=DAY([.H520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09-06-02">
            <text:p>06/02/09</text:p>
          </table:table-cell>
        </table:table-row>
        <table:table-row table:style-name="ro1">
          <table:table-cell table:formula="of:=YEAR([.H521])&amp;RIGHT(&quot;0&quot;&amp;MONTH([.H521]);2)&amp;RIGHT(&quot;0&quot;&amp;DAY([.H521]);2)" office:value-type="string" office:string-value="20090603">
            <text:p>20090603</text:p>
          </table:table-cell>
          <table:table-cell table:formula="of:=YEAR([.H521])" office:value-type="float" office:value="2009">
            <text:p>2009</text:p>
          </table:table-cell>
          <table:table-cell table:formula="of:=ROUNDUP(MONTH([.H521])/3)" office:value-type="float" office:value="2">
            <text:p>2</text:p>
          </table:table-cell>
          <table:table-cell table:formula="of:=MONTH([.H521])" office:value-type="float" office:value="6">
            <text:p>6</text:p>
          </table:table-cell>
          <table:table-cell table:formula="of:=&quot;Jun &quot; &amp; [.B521]" office:value-type="string" office:string-value="Jun 2009">
            <text:p>Jun 2009</text:p>
          </table:table-cell>
          <table:table-cell table:formula="of:=DAY([.H521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09-06-03">
            <text:p>06/03/09</text:p>
          </table:table-cell>
        </table:table-row>
        <table:table-row table:style-name="ro1">
          <table:table-cell table:formula="of:=YEAR([.H522])&amp;RIGHT(&quot;0&quot;&amp;MONTH([.H522]);2)&amp;RIGHT(&quot;0&quot;&amp;DAY([.H522]);2)" office:value-type="string" office:string-value="20090604">
            <text:p>20090604</text:p>
          </table:table-cell>
          <table:table-cell table:formula="of:=YEAR([.H522])" office:value-type="float" office:value="2009">
            <text:p>2009</text:p>
          </table:table-cell>
          <table:table-cell table:formula="of:=ROUNDUP(MONTH([.H522])/3)" office:value-type="float" office:value="2">
            <text:p>2</text:p>
          </table:table-cell>
          <table:table-cell table:formula="of:=MONTH([.H522])" office:value-type="float" office:value="6">
            <text:p>6</text:p>
          </table:table-cell>
          <table:table-cell table:formula="of:=&quot;Jun &quot; &amp; [.B522]" office:value-type="string" office:string-value="Jun 2009">
            <text:p>Jun 2009</text:p>
          </table:table-cell>
          <table:table-cell table:formula="of:=DAY([.H522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09-06-04">
            <text:p>06/04/09</text:p>
          </table:table-cell>
        </table:table-row>
        <table:table-row table:style-name="ro1">
          <table:table-cell table:formula="of:=YEAR([.H523])&amp;RIGHT(&quot;0&quot;&amp;MONTH([.H523]);2)&amp;RIGHT(&quot;0&quot;&amp;DAY([.H523]);2)" office:value-type="string" office:string-value="20090605">
            <text:p>20090605</text:p>
          </table:table-cell>
          <table:table-cell table:formula="of:=YEAR([.H523])" office:value-type="float" office:value="2009">
            <text:p>2009</text:p>
          </table:table-cell>
          <table:table-cell table:formula="of:=ROUNDUP(MONTH([.H523])/3)" office:value-type="float" office:value="2">
            <text:p>2</text:p>
          </table:table-cell>
          <table:table-cell table:formula="of:=MONTH([.H523])" office:value-type="float" office:value="6">
            <text:p>6</text:p>
          </table:table-cell>
          <table:table-cell table:formula="of:=&quot;Jun &quot; &amp; [.B523]" office:value-type="string" office:string-value="Jun 2009">
            <text:p>Jun 2009</text:p>
          </table:table-cell>
          <table:table-cell table:formula="of:=DAY([.H523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09-06-05">
            <text:p>06/05/09</text:p>
          </table:table-cell>
        </table:table-row>
        <table:table-row table:style-name="ro1">
          <table:table-cell table:formula="of:=YEAR([.H524])&amp;RIGHT(&quot;0&quot;&amp;MONTH([.H524]);2)&amp;RIGHT(&quot;0&quot;&amp;DAY([.H524]);2)" office:value-type="string" office:string-value="20090606">
            <text:p>20090606</text:p>
          </table:table-cell>
          <table:table-cell table:formula="of:=YEAR([.H524])" office:value-type="float" office:value="2009">
            <text:p>2009</text:p>
          </table:table-cell>
          <table:table-cell table:formula="of:=ROUNDUP(MONTH([.H524])/3)" office:value-type="float" office:value="2">
            <text:p>2</text:p>
          </table:table-cell>
          <table:table-cell table:formula="of:=MONTH([.H524])" office:value-type="float" office:value="6">
            <text:p>6</text:p>
          </table:table-cell>
          <table:table-cell table:formula="of:=&quot;Jun &quot; &amp; [.B524]" office:value-type="string" office:string-value="Jun 2009">
            <text:p>Jun 2009</text:p>
          </table:table-cell>
          <table:table-cell table:formula="of:=DAY([.H524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09-06-06">
            <text:p>06/06/09</text:p>
          </table:table-cell>
        </table:table-row>
        <table:table-row table:style-name="ro1">
          <table:table-cell table:formula="of:=YEAR([.H525])&amp;RIGHT(&quot;0&quot;&amp;MONTH([.H525]);2)&amp;RIGHT(&quot;0&quot;&amp;DAY([.H525]);2)" office:value-type="string" office:string-value="20090607">
            <text:p>20090607</text:p>
          </table:table-cell>
          <table:table-cell table:formula="of:=YEAR([.H525])" office:value-type="float" office:value="2009">
            <text:p>2009</text:p>
          </table:table-cell>
          <table:table-cell table:formula="of:=ROUNDUP(MONTH([.H525])/3)" office:value-type="float" office:value="2">
            <text:p>2</text:p>
          </table:table-cell>
          <table:table-cell table:formula="of:=MONTH([.H525])" office:value-type="float" office:value="6">
            <text:p>6</text:p>
          </table:table-cell>
          <table:table-cell table:formula="of:=&quot;Jun &quot; &amp; [.B525]" office:value-type="string" office:string-value="Jun 2009">
            <text:p>Jun 2009</text:p>
          </table:table-cell>
          <table:table-cell table:formula="of:=DAY([.H525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09-06-07">
            <text:p>06/07/09</text:p>
          </table:table-cell>
        </table:table-row>
        <table:table-row table:style-name="ro1">
          <table:table-cell table:formula="of:=YEAR([.H526])&amp;RIGHT(&quot;0&quot;&amp;MONTH([.H526]);2)&amp;RIGHT(&quot;0&quot;&amp;DAY([.H526]);2)" office:value-type="string" office:string-value="20090608">
            <text:p>20090608</text:p>
          </table:table-cell>
          <table:table-cell table:formula="of:=YEAR([.H526])" office:value-type="float" office:value="2009">
            <text:p>2009</text:p>
          </table:table-cell>
          <table:table-cell table:formula="of:=ROUNDUP(MONTH([.H526])/3)" office:value-type="float" office:value="2">
            <text:p>2</text:p>
          </table:table-cell>
          <table:table-cell table:formula="of:=MONTH([.H526])" office:value-type="float" office:value="6">
            <text:p>6</text:p>
          </table:table-cell>
          <table:table-cell table:formula="of:=&quot;Jun &quot; &amp; [.B526]" office:value-type="string" office:string-value="Jun 2009">
            <text:p>Jun 2009</text:p>
          </table:table-cell>
          <table:table-cell table:formula="of:=DAY([.H526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09-06-08">
            <text:p>06/08/09</text:p>
          </table:table-cell>
        </table:table-row>
        <table:table-row table:style-name="ro1">
          <table:table-cell table:formula="of:=YEAR([.H527])&amp;RIGHT(&quot;0&quot;&amp;MONTH([.H527]);2)&amp;RIGHT(&quot;0&quot;&amp;DAY([.H527]);2)" office:value-type="string" office:string-value="20090609">
            <text:p>20090609</text:p>
          </table:table-cell>
          <table:table-cell table:formula="of:=YEAR([.H527])" office:value-type="float" office:value="2009">
            <text:p>2009</text:p>
          </table:table-cell>
          <table:table-cell table:formula="of:=ROUNDUP(MONTH([.H527])/3)" office:value-type="float" office:value="2">
            <text:p>2</text:p>
          </table:table-cell>
          <table:table-cell table:formula="of:=MONTH([.H527])" office:value-type="float" office:value="6">
            <text:p>6</text:p>
          </table:table-cell>
          <table:table-cell table:formula="of:=&quot;Jun &quot; &amp; [.B527]" office:value-type="string" office:string-value="Jun 2009">
            <text:p>Jun 2009</text:p>
          </table:table-cell>
          <table:table-cell table:formula="of:=DAY([.H527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09-06-09">
            <text:p>06/09/09</text:p>
          </table:table-cell>
        </table:table-row>
        <table:table-row table:style-name="ro1">
          <table:table-cell table:formula="of:=YEAR([.H528])&amp;RIGHT(&quot;0&quot;&amp;MONTH([.H528]);2)&amp;RIGHT(&quot;0&quot;&amp;DAY([.H528]);2)" office:value-type="string" office:string-value="20090610">
            <text:p>20090610</text:p>
          </table:table-cell>
          <table:table-cell table:formula="of:=YEAR([.H528])" office:value-type="float" office:value="2009">
            <text:p>2009</text:p>
          </table:table-cell>
          <table:table-cell table:formula="of:=ROUNDUP(MONTH([.H528])/3)" office:value-type="float" office:value="2">
            <text:p>2</text:p>
          </table:table-cell>
          <table:table-cell table:formula="of:=MONTH([.H528])" office:value-type="float" office:value="6">
            <text:p>6</text:p>
          </table:table-cell>
          <table:table-cell table:formula="of:=&quot;Jun &quot; &amp; [.B528]" office:value-type="string" office:string-value="Jun 2009">
            <text:p>Jun 2009</text:p>
          </table:table-cell>
          <table:table-cell table:formula="of:=DAY([.H528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09-06-10">
            <text:p>06/10/09</text:p>
          </table:table-cell>
        </table:table-row>
        <table:table-row table:style-name="ro1">
          <table:table-cell table:formula="of:=YEAR([.H529])&amp;RIGHT(&quot;0&quot;&amp;MONTH([.H529]);2)&amp;RIGHT(&quot;0&quot;&amp;DAY([.H529]);2)" office:value-type="string" office:string-value="20090611">
            <text:p>20090611</text:p>
          </table:table-cell>
          <table:table-cell table:formula="of:=YEAR([.H529])" office:value-type="float" office:value="2009">
            <text:p>2009</text:p>
          </table:table-cell>
          <table:table-cell table:formula="of:=ROUNDUP(MONTH([.H529])/3)" office:value-type="float" office:value="2">
            <text:p>2</text:p>
          </table:table-cell>
          <table:table-cell table:formula="of:=MONTH([.H529])" office:value-type="float" office:value="6">
            <text:p>6</text:p>
          </table:table-cell>
          <table:table-cell table:formula="of:=&quot;Jun &quot; &amp; [.B529]" office:value-type="string" office:string-value="Jun 2009">
            <text:p>Jun 2009</text:p>
          </table:table-cell>
          <table:table-cell table:formula="of:=DAY([.H529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09-06-11">
            <text:p>06/11/09</text:p>
          </table:table-cell>
        </table:table-row>
        <table:table-row table:style-name="ro1">
          <table:table-cell table:formula="of:=YEAR([.H530])&amp;RIGHT(&quot;0&quot;&amp;MONTH([.H530]);2)&amp;RIGHT(&quot;0&quot;&amp;DAY([.H530]);2)" office:value-type="string" office:string-value="20090612">
            <text:p>20090612</text:p>
          </table:table-cell>
          <table:table-cell table:formula="of:=YEAR([.H530])" office:value-type="float" office:value="2009">
            <text:p>2009</text:p>
          </table:table-cell>
          <table:table-cell table:formula="of:=ROUNDUP(MONTH([.H530])/3)" office:value-type="float" office:value="2">
            <text:p>2</text:p>
          </table:table-cell>
          <table:table-cell table:formula="of:=MONTH([.H530])" office:value-type="float" office:value="6">
            <text:p>6</text:p>
          </table:table-cell>
          <table:table-cell table:formula="of:=&quot;Jun &quot; &amp; [.B530]" office:value-type="string" office:string-value="Jun 2009">
            <text:p>Jun 2009</text:p>
          </table:table-cell>
          <table:table-cell table:formula="of:=DAY([.H530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09-06-12">
            <text:p>06/12/09</text:p>
          </table:table-cell>
        </table:table-row>
        <table:table-row table:style-name="ro1">
          <table:table-cell table:formula="of:=YEAR([.H531])&amp;RIGHT(&quot;0&quot;&amp;MONTH([.H531]);2)&amp;RIGHT(&quot;0&quot;&amp;DAY([.H531]);2)" office:value-type="string" office:string-value="20090613">
            <text:p>20090613</text:p>
          </table:table-cell>
          <table:table-cell table:formula="of:=YEAR([.H531])" office:value-type="float" office:value="2009">
            <text:p>2009</text:p>
          </table:table-cell>
          <table:table-cell table:formula="of:=ROUNDUP(MONTH([.H531])/3)" office:value-type="float" office:value="2">
            <text:p>2</text:p>
          </table:table-cell>
          <table:table-cell table:formula="of:=MONTH([.H531])" office:value-type="float" office:value="6">
            <text:p>6</text:p>
          </table:table-cell>
          <table:table-cell table:formula="of:=&quot;Jun &quot; &amp; [.B531]" office:value-type="string" office:string-value="Jun 2009">
            <text:p>Jun 2009</text:p>
          </table:table-cell>
          <table:table-cell table:formula="of:=DAY([.H531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09-06-13">
            <text:p>06/13/09</text:p>
          </table:table-cell>
        </table:table-row>
        <table:table-row table:style-name="ro1">
          <table:table-cell table:formula="of:=YEAR([.H532])&amp;RIGHT(&quot;0&quot;&amp;MONTH([.H532]);2)&amp;RIGHT(&quot;0&quot;&amp;DAY([.H532]);2)" office:value-type="string" office:string-value="20090614">
            <text:p>20090614</text:p>
          </table:table-cell>
          <table:table-cell table:formula="of:=YEAR([.H532])" office:value-type="float" office:value="2009">
            <text:p>2009</text:p>
          </table:table-cell>
          <table:table-cell table:formula="of:=ROUNDUP(MONTH([.H532])/3)" office:value-type="float" office:value="2">
            <text:p>2</text:p>
          </table:table-cell>
          <table:table-cell table:formula="of:=MONTH([.H532])" office:value-type="float" office:value="6">
            <text:p>6</text:p>
          </table:table-cell>
          <table:table-cell table:formula="of:=&quot;Jun &quot; &amp; [.B532]" office:value-type="string" office:string-value="Jun 2009">
            <text:p>Jun 2009</text:p>
          </table:table-cell>
          <table:table-cell table:formula="of:=DAY([.H532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09-06-14">
            <text:p>06/14/09</text:p>
          </table:table-cell>
        </table:table-row>
        <table:table-row table:style-name="ro1">
          <table:table-cell table:formula="of:=YEAR([.H533])&amp;RIGHT(&quot;0&quot;&amp;MONTH([.H533]);2)&amp;RIGHT(&quot;0&quot;&amp;DAY([.H533]);2)" office:value-type="string" office:string-value="20090615">
            <text:p>20090615</text:p>
          </table:table-cell>
          <table:table-cell table:formula="of:=YEAR([.H533])" office:value-type="float" office:value="2009">
            <text:p>2009</text:p>
          </table:table-cell>
          <table:table-cell table:formula="of:=ROUNDUP(MONTH([.H533])/3)" office:value-type="float" office:value="2">
            <text:p>2</text:p>
          </table:table-cell>
          <table:table-cell table:formula="of:=MONTH([.H533])" office:value-type="float" office:value="6">
            <text:p>6</text:p>
          </table:table-cell>
          <table:table-cell table:formula="of:=&quot;Jun &quot; &amp; [.B533]" office:value-type="string" office:string-value="Jun 2009">
            <text:p>Jun 2009</text:p>
          </table:table-cell>
          <table:table-cell table:formula="of:=DAY([.H533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09-06-15">
            <text:p>06/15/09</text:p>
          </table:table-cell>
        </table:table-row>
        <table:table-row table:style-name="ro1">
          <table:table-cell table:formula="of:=YEAR([.H534])&amp;RIGHT(&quot;0&quot;&amp;MONTH([.H534]);2)&amp;RIGHT(&quot;0&quot;&amp;DAY([.H534]);2)" office:value-type="string" office:string-value="20090616">
            <text:p>20090616</text:p>
          </table:table-cell>
          <table:table-cell table:formula="of:=YEAR([.H534])" office:value-type="float" office:value="2009">
            <text:p>2009</text:p>
          </table:table-cell>
          <table:table-cell table:formula="of:=ROUNDUP(MONTH([.H534])/3)" office:value-type="float" office:value="2">
            <text:p>2</text:p>
          </table:table-cell>
          <table:table-cell table:formula="of:=MONTH([.H534])" office:value-type="float" office:value="6">
            <text:p>6</text:p>
          </table:table-cell>
          <table:table-cell table:formula="of:=&quot;Jun &quot; &amp; [.B534]" office:value-type="string" office:string-value="Jun 2009">
            <text:p>Jun 2009</text:p>
          </table:table-cell>
          <table:table-cell table:formula="of:=DAY([.H534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09-06-16">
            <text:p>06/16/09</text:p>
          </table:table-cell>
        </table:table-row>
        <table:table-row table:style-name="ro1">
          <table:table-cell table:formula="of:=YEAR([.H535])&amp;RIGHT(&quot;0&quot;&amp;MONTH([.H535]);2)&amp;RIGHT(&quot;0&quot;&amp;DAY([.H535]);2)" office:value-type="string" office:string-value="20090617">
            <text:p>20090617</text:p>
          </table:table-cell>
          <table:table-cell table:formula="of:=YEAR([.H535])" office:value-type="float" office:value="2009">
            <text:p>2009</text:p>
          </table:table-cell>
          <table:table-cell table:formula="of:=ROUNDUP(MONTH([.H535])/3)" office:value-type="float" office:value="2">
            <text:p>2</text:p>
          </table:table-cell>
          <table:table-cell table:formula="of:=MONTH([.H535])" office:value-type="float" office:value="6">
            <text:p>6</text:p>
          </table:table-cell>
          <table:table-cell table:formula="of:=&quot;Jun &quot; &amp; [.B535]" office:value-type="string" office:string-value="Jun 2009">
            <text:p>Jun 2009</text:p>
          </table:table-cell>
          <table:table-cell table:formula="of:=DAY([.H535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09-06-17">
            <text:p>06/17/09</text:p>
          </table:table-cell>
        </table:table-row>
        <table:table-row table:style-name="ro1">
          <table:table-cell table:formula="of:=YEAR([.H536])&amp;RIGHT(&quot;0&quot;&amp;MONTH([.H536]);2)&amp;RIGHT(&quot;0&quot;&amp;DAY([.H536]);2)" office:value-type="string" office:string-value="20090618">
            <text:p>20090618</text:p>
          </table:table-cell>
          <table:table-cell table:formula="of:=YEAR([.H536])" office:value-type="float" office:value="2009">
            <text:p>2009</text:p>
          </table:table-cell>
          <table:table-cell table:formula="of:=ROUNDUP(MONTH([.H536])/3)" office:value-type="float" office:value="2">
            <text:p>2</text:p>
          </table:table-cell>
          <table:table-cell table:formula="of:=MONTH([.H536])" office:value-type="float" office:value="6">
            <text:p>6</text:p>
          </table:table-cell>
          <table:table-cell table:formula="of:=&quot;Jun &quot; &amp; [.B536]" office:value-type="string" office:string-value="Jun 2009">
            <text:p>Jun 2009</text:p>
          </table:table-cell>
          <table:table-cell table:formula="of:=DAY([.H536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09-06-18">
            <text:p>06/18/09</text:p>
          </table:table-cell>
        </table:table-row>
        <table:table-row table:style-name="ro1">
          <table:table-cell table:formula="of:=YEAR([.H537])&amp;RIGHT(&quot;0&quot;&amp;MONTH([.H537]);2)&amp;RIGHT(&quot;0&quot;&amp;DAY([.H537]);2)" office:value-type="string" office:string-value="20090619">
            <text:p>20090619</text:p>
          </table:table-cell>
          <table:table-cell table:formula="of:=YEAR([.H537])" office:value-type="float" office:value="2009">
            <text:p>2009</text:p>
          </table:table-cell>
          <table:table-cell table:formula="of:=ROUNDUP(MONTH([.H537])/3)" office:value-type="float" office:value="2">
            <text:p>2</text:p>
          </table:table-cell>
          <table:table-cell table:formula="of:=MONTH([.H537])" office:value-type="float" office:value="6">
            <text:p>6</text:p>
          </table:table-cell>
          <table:table-cell table:formula="of:=&quot;Jun &quot; &amp; [.B537]" office:value-type="string" office:string-value="Jun 2009">
            <text:p>Jun 2009</text:p>
          </table:table-cell>
          <table:table-cell table:formula="of:=DAY([.H537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09-06-19">
            <text:p>06/19/09</text:p>
          </table:table-cell>
        </table:table-row>
        <table:table-row table:style-name="ro1">
          <table:table-cell table:formula="of:=YEAR([.H538])&amp;RIGHT(&quot;0&quot;&amp;MONTH([.H538]);2)&amp;RIGHT(&quot;0&quot;&amp;DAY([.H538]);2)" office:value-type="string" office:string-value="20090620">
            <text:p>20090620</text:p>
          </table:table-cell>
          <table:table-cell table:formula="of:=YEAR([.H538])" office:value-type="float" office:value="2009">
            <text:p>2009</text:p>
          </table:table-cell>
          <table:table-cell table:formula="of:=ROUNDUP(MONTH([.H538])/3)" office:value-type="float" office:value="2">
            <text:p>2</text:p>
          </table:table-cell>
          <table:table-cell table:formula="of:=MONTH([.H538])" office:value-type="float" office:value="6">
            <text:p>6</text:p>
          </table:table-cell>
          <table:table-cell table:formula="of:=&quot;Jun &quot; &amp; [.B538]" office:value-type="string" office:string-value="Jun 2009">
            <text:p>Jun 2009</text:p>
          </table:table-cell>
          <table:table-cell table:formula="of:=DAY([.H538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09-06-20">
            <text:p>06/20/09</text:p>
          </table:table-cell>
        </table:table-row>
        <table:table-row table:style-name="ro1">
          <table:table-cell table:formula="of:=YEAR([.H539])&amp;RIGHT(&quot;0&quot;&amp;MONTH([.H539]);2)&amp;RIGHT(&quot;0&quot;&amp;DAY([.H539]);2)" office:value-type="string" office:string-value="20090621">
            <text:p>20090621</text:p>
          </table:table-cell>
          <table:table-cell table:formula="of:=YEAR([.H539])" office:value-type="float" office:value="2009">
            <text:p>2009</text:p>
          </table:table-cell>
          <table:table-cell table:formula="of:=ROUNDUP(MONTH([.H539])/3)" office:value-type="float" office:value="2">
            <text:p>2</text:p>
          </table:table-cell>
          <table:table-cell table:formula="of:=MONTH([.H539])" office:value-type="float" office:value="6">
            <text:p>6</text:p>
          </table:table-cell>
          <table:table-cell table:formula="of:=&quot;Jun &quot; &amp; [.B539]" office:value-type="string" office:string-value="Jun 2009">
            <text:p>Jun 2009</text:p>
          </table:table-cell>
          <table:table-cell table:formula="of:=DAY([.H539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09-06-21">
            <text:p>06/21/09</text:p>
          </table:table-cell>
        </table:table-row>
        <table:table-row table:style-name="ro1">
          <table:table-cell table:formula="of:=YEAR([.H540])&amp;RIGHT(&quot;0&quot;&amp;MONTH([.H540]);2)&amp;RIGHT(&quot;0&quot;&amp;DAY([.H540]);2)" office:value-type="string" office:string-value="20090622">
            <text:p>20090622</text:p>
          </table:table-cell>
          <table:table-cell table:formula="of:=YEAR([.H540])" office:value-type="float" office:value="2009">
            <text:p>2009</text:p>
          </table:table-cell>
          <table:table-cell table:formula="of:=ROUNDUP(MONTH([.H540])/3)" office:value-type="float" office:value="2">
            <text:p>2</text:p>
          </table:table-cell>
          <table:table-cell table:formula="of:=MONTH([.H540])" office:value-type="float" office:value="6">
            <text:p>6</text:p>
          </table:table-cell>
          <table:table-cell table:formula="of:=&quot;Jun &quot; &amp; [.B540]" office:value-type="string" office:string-value="Jun 2009">
            <text:p>Jun 2009</text:p>
          </table:table-cell>
          <table:table-cell table:formula="of:=DAY([.H540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09-06-22">
            <text:p>06/22/09</text:p>
          </table:table-cell>
        </table:table-row>
        <table:table-row table:style-name="ro1">
          <table:table-cell table:formula="of:=YEAR([.H541])&amp;RIGHT(&quot;0&quot;&amp;MONTH([.H541]);2)&amp;RIGHT(&quot;0&quot;&amp;DAY([.H541]);2)" office:value-type="string" office:string-value="20090623">
            <text:p>20090623</text:p>
          </table:table-cell>
          <table:table-cell table:formula="of:=YEAR([.H541])" office:value-type="float" office:value="2009">
            <text:p>2009</text:p>
          </table:table-cell>
          <table:table-cell table:formula="of:=ROUNDUP(MONTH([.H541])/3)" office:value-type="float" office:value="2">
            <text:p>2</text:p>
          </table:table-cell>
          <table:table-cell table:formula="of:=MONTH([.H541])" office:value-type="float" office:value="6">
            <text:p>6</text:p>
          </table:table-cell>
          <table:table-cell table:formula="of:=&quot;Jun &quot; &amp; [.B541]" office:value-type="string" office:string-value="Jun 2009">
            <text:p>Jun 2009</text:p>
          </table:table-cell>
          <table:table-cell table:formula="of:=DAY([.H541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09-06-23">
            <text:p>06/23/09</text:p>
          </table:table-cell>
        </table:table-row>
        <table:table-row table:style-name="ro1">
          <table:table-cell table:formula="of:=YEAR([.H542])&amp;RIGHT(&quot;0&quot;&amp;MONTH([.H542]);2)&amp;RIGHT(&quot;0&quot;&amp;DAY([.H542]);2)" office:value-type="string" office:string-value="20090624">
            <text:p>20090624</text:p>
          </table:table-cell>
          <table:table-cell table:formula="of:=YEAR([.H542])" office:value-type="float" office:value="2009">
            <text:p>2009</text:p>
          </table:table-cell>
          <table:table-cell table:formula="of:=ROUNDUP(MONTH([.H542])/3)" office:value-type="float" office:value="2">
            <text:p>2</text:p>
          </table:table-cell>
          <table:table-cell table:formula="of:=MONTH([.H542])" office:value-type="float" office:value="6">
            <text:p>6</text:p>
          </table:table-cell>
          <table:table-cell table:formula="of:=&quot;Jun &quot; &amp; [.B542]" office:value-type="string" office:string-value="Jun 2009">
            <text:p>Jun 2009</text:p>
          </table:table-cell>
          <table:table-cell table:formula="of:=DAY([.H542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09-06-24">
            <text:p>06/24/09</text:p>
          </table:table-cell>
        </table:table-row>
        <table:table-row table:style-name="ro1">
          <table:table-cell table:formula="of:=YEAR([.H543])&amp;RIGHT(&quot;0&quot;&amp;MONTH([.H543]);2)&amp;RIGHT(&quot;0&quot;&amp;DAY([.H543]);2)" office:value-type="string" office:string-value="20090625">
            <text:p>20090625</text:p>
          </table:table-cell>
          <table:table-cell table:formula="of:=YEAR([.H543])" office:value-type="float" office:value="2009">
            <text:p>2009</text:p>
          </table:table-cell>
          <table:table-cell table:formula="of:=ROUNDUP(MONTH([.H543])/3)" office:value-type="float" office:value="2">
            <text:p>2</text:p>
          </table:table-cell>
          <table:table-cell table:formula="of:=MONTH([.H543])" office:value-type="float" office:value="6">
            <text:p>6</text:p>
          </table:table-cell>
          <table:table-cell table:formula="of:=&quot;Jun &quot; &amp; [.B543]" office:value-type="string" office:string-value="Jun 2009">
            <text:p>Jun 2009</text:p>
          </table:table-cell>
          <table:table-cell table:formula="of:=DAY([.H543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09-06-25">
            <text:p>06/25/09</text:p>
          </table:table-cell>
        </table:table-row>
        <table:table-row table:style-name="ro1">
          <table:table-cell table:formula="of:=YEAR([.H544])&amp;RIGHT(&quot;0&quot;&amp;MONTH([.H544]);2)&amp;RIGHT(&quot;0&quot;&amp;DAY([.H544]);2)" office:value-type="string" office:string-value="20090626">
            <text:p>20090626</text:p>
          </table:table-cell>
          <table:table-cell table:formula="of:=YEAR([.H544])" office:value-type="float" office:value="2009">
            <text:p>2009</text:p>
          </table:table-cell>
          <table:table-cell table:formula="of:=ROUNDUP(MONTH([.H544])/3)" office:value-type="float" office:value="2">
            <text:p>2</text:p>
          </table:table-cell>
          <table:table-cell table:formula="of:=MONTH([.H544])" office:value-type="float" office:value="6">
            <text:p>6</text:p>
          </table:table-cell>
          <table:table-cell table:formula="of:=&quot;Jun &quot; &amp; [.B544]" office:value-type="string" office:string-value="Jun 2009">
            <text:p>Jun 2009</text:p>
          </table:table-cell>
          <table:table-cell table:formula="of:=DAY([.H544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09-06-26">
            <text:p>06/26/09</text:p>
          </table:table-cell>
        </table:table-row>
        <table:table-row table:style-name="ro1">
          <table:table-cell table:formula="of:=YEAR([.H545])&amp;RIGHT(&quot;0&quot;&amp;MONTH([.H545]);2)&amp;RIGHT(&quot;0&quot;&amp;DAY([.H545]);2)" office:value-type="string" office:string-value="20090627">
            <text:p>20090627</text:p>
          </table:table-cell>
          <table:table-cell table:formula="of:=YEAR([.H545])" office:value-type="float" office:value="2009">
            <text:p>2009</text:p>
          </table:table-cell>
          <table:table-cell table:formula="of:=ROUNDUP(MONTH([.H545])/3)" office:value-type="float" office:value="2">
            <text:p>2</text:p>
          </table:table-cell>
          <table:table-cell table:formula="of:=MONTH([.H545])" office:value-type="float" office:value="6">
            <text:p>6</text:p>
          </table:table-cell>
          <table:table-cell table:formula="of:=&quot;Jun &quot; &amp; [.B545]" office:value-type="string" office:string-value="Jun 2009">
            <text:p>Jun 2009</text:p>
          </table:table-cell>
          <table:table-cell table:formula="of:=DAY([.H545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09-06-27">
            <text:p>06/27/09</text:p>
          </table:table-cell>
        </table:table-row>
        <table:table-row table:style-name="ro1">
          <table:table-cell table:formula="of:=YEAR([.H546])&amp;RIGHT(&quot;0&quot;&amp;MONTH([.H546]);2)&amp;RIGHT(&quot;0&quot;&amp;DAY([.H546]);2)" office:value-type="string" office:string-value="20090628">
            <text:p>20090628</text:p>
          </table:table-cell>
          <table:table-cell table:formula="of:=YEAR([.H546])" office:value-type="float" office:value="2009">
            <text:p>2009</text:p>
          </table:table-cell>
          <table:table-cell table:formula="of:=ROUNDUP(MONTH([.H546])/3)" office:value-type="float" office:value="2">
            <text:p>2</text:p>
          </table:table-cell>
          <table:table-cell table:formula="of:=MONTH([.H546])" office:value-type="float" office:value="6">
            <text:p>6</text:p>
          </table:table-cell>
          <table:table-cell table:formula="of:=&quot;Jun &quot; &amp; [.B546]" office:value-type="string" office:string-value="Jun 2009">
            <text:p>Jun 2009</text:p>
          </table:table-cell>
          <table:table-cell table:formula="of:=DAY([.H546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09-06-28">
            <text:p>06/28/09</text:p>
          </table:table-cell>
        </table:table-row>
        <table:table-row table:style-name="ro1">
          <table:table-cell table:formula="of:=YEAR([.H547])&amp;RIGHT(&quot;0&quot;&amp;MONTH([.H547]);2)&amp;RIGHT(&quot;0&quot;&amp;DAY([.H547]);2)" office:value-type="string" office:string-value="20090629">
            <text:p>20090629</text:p>
          </table:table-cell>
          <table:table-cell table:formula="of:=YEAR([.H547])" office:value-type="float" office:value="2009">
            <text:p>2009</text:p>
          </table:table-cell>
          <table:table-cell table:formula="of:=ROUNDUP(MONTH([.H547])/3)" office:value-type="float" office:value="2">
            <text:p>2</text:p>
          </table:table-cell>
          <table:table-cell table:formula="of:=MONTH([.H547])" office:value-type="float" office:value="6">
            <text:p>6</text:p>
          </table:table-cell>
          <table:table-cell table:formula="of:=&quot;Jun &quot; &amp; [.B547]" office:value-type="string" office:string-value="Jun 2009">
            <text:p>Jun 2009</text:p>
          </table:table-cell>
          <table:table-cell table:formula="of:=DAY([.H547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09-06-29">
            <text:p>06/29/09</text:p>
          </table:table-cell>
        </table:table-row>
        <table:table-row table:style-name="ro1">
          <table:table-cell table:formula="of:=YEAR([.H548])&amp;RIGHT(&quot;0&quot;&amp;MONTH([.H548]);2)&amp;RIGHT(&quot;0&quot;&amp;DAY([.H548]);2)" office:value-type="string" office:string-value="20090630">
            <text:p>20090630</text:p>
          </table:table-cell>
          <table:table-cell table:formula="of:=YEAR([.H548])" office:value-type="float" office:value="2009">
            <text:p>2009</text:p>
          </table:table-cell>
          <table:table-cell table:formula="of:=ROUNDUP(MONTH([.H548])/3)" office:value-type="float" office:value="2">
            <text:p>2</text:p>
          </table:table-cell>
          <table:table-cell table:formula="of:=MONTH([.H548])" office:value-type="float" office:value="6">
            <text:p>6</text:p>
          </table:table-cell>
          <table:table-cell table:formula="of:=&quot;Jun &quot; &amp; [.B548]" office:value-type="string" office:string-value="Jun 2009">
            <text:p>Jun 2009</text:p>
          </table:table-cell>
          <table:table-cell table:formula="of:=DAY([.H548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09-06-30">
            <text:p>06/30/09</text:p>
          </table:table-cell>
        </table:table-row>
        <table:table-row table:style-name="ro1">
          <table:table-cell table:formula="of:=YEAR([.H549])&amp;RIGHT(&quot;0&quot;&amp;MONTH([.H549]);2)&amp;RIGHT(&quot;0&quot;&amp;DAY([.H549]);2)" office:value-type="string" office:string-value="20090701">
            <text:p>20090701</text:p>
          </table:table-cell>
          <table:table-cell table:formula="of:=YEAR([.H549])" office:value-type="float" office:value="2009">
            <text:p>2009</text:p>
          </table:table-cell>
          <table:table-cell table:formula="of:=ROUNDUP(MONTH([.H549])/3)" office:value-type="float" office:value="3">
            <text:p>3</text:p>
          </table:table-cell>
          <table:table-cell table:formula="of:=MONTH([.H549])" office:value-type="float" office:value="7">
            <text:p>7</text:p>
          </table:table-cell>
          <table:table-cell table:formula="of:=&quot;Jun &quot; &amp; [.B549]" office:value-type="string" office:string-value="Jun 2009">
            <text:p>Jun 2009</text:p>
          </table:table-cell>
          <table:table-cell table:formula="of:=DAY([.H549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09-07-01">
            <text:p>07/01/09</text:p>
          </table:table-cell>
        </table:table-row>
        <table:table-row table:style-name="ro1">
          <table:table-cell table:formula="of:=YEAR([.H550])&amp;RIGHT(&quot;0&quot;&amp;MONTH([.H550]);2)&amp;RIGHT(&quot;0&quot;&amp;DAY([.H550]);2)" office:value-type="string" office:string-value="20090702">
            <text:p>20090702</text:p>
          </table:table-cell>
          <table:table-cell table:formula="of:=YEAR([.H550])" office:value-type="float" office:value="2009">
            <text:p>2009</text:p>
          </table:table-cell>
          <table:table-cell table:formula="of:=ROUNDUP(MONTH([.H550])/3)" office:value-type="float" office:value="3">
            <text:p>3</text:p>
          </table:table-cell>
          <table:table-cell table:formula="of:=MONTH([.H550])" office:value-type="float" office:value="7">
            <text:p>7</text:p>
          </table:table-cell>
          <table:table-cell table:formula="of:=&quot;Jul &quot; &amp; [.B550]" office:value-type="string" office:string-value="Jul 2009">
            <text:p>Jul 2009</text:p>
          </table:table-cell>
          <table:table-cell table:formula="of:=DAY([.H550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09-07-02">
            <text:p>07/02/09</text:p>
          </table:table-cell>
        </table:table-row>
        <table:table-row table:style-name="ro1">
          <table:table-cell table:formula="of:=YEAR([.H551])&amp;RIGHT(&quot;0&quot;&amp;MONTH([.H551]);2)&amp;RIGHT(&quot;0&quot;&amp;DAY([.H551]);2)" office:value-type="string" office:string-value="20090703">
            <text:p>20090703</text:p>
          </table:table-cell>
          <table:table-cell table:formula="of:=YEAR([.H551])" office:value-type="float" office:value="2009">
            <text:p>2009</text:p>
          </table:table-cell>
          <table:table-cell table:formula="of:=ROUNDUP(MONTH([.H551])/3)" office:value-type="float" office:value="3">
            <text:p>3</text:p>
          </table:table-cell>
          <table:table-cell table:formula="of:=MONTH([.H551])" office:value-type="float" office:value="7">
            <text:p>7</text:p>
          </table:table-cell>
          <table:table-cell table:formula="of:=&quot;Jul &quot; &amp; [.B551]" office:value-type="string" office:string-value="Jul 2009">
            <text:p>Jul 2009</text:p>
          </table:table-cell>
          <table:table-cell table:formula="of:=DAY([.H551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09-07-03">
            <text:p>07/03/09</text:p>
          </table:table-cell>
        </table:table-row>
        <table:table-row table:style-name="ro1">
          <table:table-cell table:formula="of:=YEAR([.H552])&amp;RIGHT(&quot;0&quot;&amp;MONTH([.H552]);2)&amp;RIGHT(&quot;0&quot;&amp;DAY([.H552]);2)" office:value-type="string" office:string-value="20090704">
            <text:p>20090704</text:p>
          </table:table-cell>
          <table:table-cell table:formula="of:=YEAR([.H552])" office:value-type="float" office:value="2009">
            <text:p>2009</text:p>
          </table:table-cell>
          <table:table-cell table:formula="of:=ROUNDUP(MONTH([.H552])/3)" office:value-type="float" office:value="3">
            <text:p>3</text:p>
          </table:table-cell>
          <table:table-cell table:formula="of:=MONTH([.H552])" office:value-type="float" office:value="7">
            <text:p>7</text:p>
          </table:table-cell>
          <table:table-cell table:formula="of:=&quot;Jul &quot; &amp; [.B552]" office:value-type="string" office:string-value="Jul 2009">
            <text:p>Jul 2009</text:p>
          </table:table-cell>
          <table:table-cell table:formula="of:=DAY([.H552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09-07-04">
            <text:p>07/04/09</text:p>
          </table:table-cell>
        </table:table-row>
        <table:table-row table:style-name="ro1">
          <table:table-cell table:formula="of:=YEAR([.H553])&amp;RIGHT(&quot;0&quot;&amp;MONTH([.H553]);2)&amp;RIGHT(&quot;0&quot;&amp;DAY([.H553]);2)" office:value-type="string" office:string-value="20090705">
            <text:p>20090705</text:p>
          </table:table-cell>
          <table:table-cell table:formula="of:=YEAR([.H553])" office:value-type="float" office:value="2009">
            <text:p>2009</text:p>
          </table:table-cell>
          <table:table-cell table:formula="of:=ROUNDUP(MONTH([.H553])/3)" office:value-type="float" office:value="3">
            <text:p>3</text:p>
          </table:table-cell>
          <table:table-cell table:formula="of:=MONTH([.H553])" office:value-type="float" office:value="7">
            <text:p>7</text:p>
          </table:table-cell>
          <table:table-cell table:formula="of:=&quot;Jul &quot; &amp; [.B553]" office:value-type="string" office:string-value="Jul 2009">
            <text:p>Jul 2009</text:p>
          </table:table-cell>
          <table:table-cell table:formula="of:=DAY([.H553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09-07-05">
            <text:p>07/05/09</text:p>
          </table:table-cell>
        </table:table-row>
        <table:table-row table:style-name="ro1">
          <table:table-cell table:formula="of:=YEAR([.H554])&amp;RIGHT(&quot;0&quot;&amp;MONTH([.H554]);2)&amp;RIGHT(&quot;0&quot;&amp;DAY([.H554]);2)" office:value-type="string" office:string-value="20090706">
            <text:p>20090706</text:p>
          </table:table-cell>
          <table:table-cell table:formula="of:=YEAR([.H554])" office:value-type="float" office:value="2009">
            <text:p>2009</text:p>
          </table:table-cell>
          <table:table-cell table:formula="of:=ROUNDUP(MONTH([.H554])/3)" office:value-type="float" office:value="3">
            <text:p>3</text:p>
          </table:table-cell>
          <table:table-cell table:formula="of:=MONTH([.H554])" office:value-type="float" office:value="7">
            <text:p>7</text:p>
          </table:table-cell>
          <table:table-cell table:formula="of:=&quot;Jul &quot; &amp; [.B554]" office:value-type="string" office:string-value="Jul 2009">
            <text:p>Jul 2009</text:p>
          </table:table-cell>
          <table:table-cell table:formula="of:=DAY([.H554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09-07-06">
            <text:p>07/06/09</text:p>
          </table:table-cell>
        </table:table-row>
        <table:table-row table:style-name="ro1">
          <table:table-cell table:formula="of:=YEAR([.H555])&amp;RIGHT(&quot;0&quot;&amp;MONTH([.H555]);2)&amp;RIGHT(&quot;0&quot;&amp;DAY([.H555]);2)" office:value-type="string" office:string-value="20090707">
            <text:p>20090707</text:p>
          </table:table-cell>
          <table:table-cell table:formula="of:=YEAR([.H555])" office:value-type="float" office:value="2009">
            <text:p>2009</text:p>
          </table:table-cell>
          <table:table-cell table:formula="of:=ROUNDUP(MONTH([.H555])/3)" office:value-type="float" office:value="3">
            <text:p>3</text:p>
          </table:table-cell>
          <table:table-cell table:formula="of:=MONTH([.H555])" office:value-type="float" office:value="7">
            <text:p>7</text:p>
          </table:table-cell>
          <table:table-cell table:formula="of:=&quot;Jul &quot; &amp; [.B555]" office:value-type="string" office:string-value="Jul 2009">
            <text:p>Jul 2009</text:p>
          </table:table-cell>
          <table:table-cell table:formula="of:=DAY([.H555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09-07-07">
            <text:p>07/07/09</text:p>
          </table:table-cell>
        </table:table-row>
        <table:table-row table:style-name="ro1">
          <table:table-cell table:formula="of:=YEAR([.H556])&amp;RIGHT(&quot;0&quot;&amp;MONTH([.H556]);2)&amp;RIGHT(&quot;0&quot;&amp;DAY([.H556]);2)" office:value-type="string" office:string-value="20090708">
            <text:p>20090708</text:p>
          </table:table-cell>
          <table:table-cell table:formula="of:=YEAR([.H556])" office:value-type="float" office:value="2009">
            <text:p>2009</text:p>
          </table:table-cell>
          <table:table-cell table:formula="of:=ROUNDUP(MONTH([.H556])/3)" office:value-type="float" office:value="3">
            <text:p>3</text:p>
          </table:table-cell>
          <table:table-cell table:formula="of:=MONTH([.H556])" office:value-type="float" office:value="7">
            <text:p>7</text:p>
          </table:table-cell>
          <table:table-cell table:formula="of:=&quot;Jul &quot; &amp; [.B556]" office:value-type="string" office:string-value="Jul 2009">
            <text:p>Jul 2009</text:p>
          </table:table-cell>
          <table:table-cell table:formula="of:=DAY([.H556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09-07-08">
            <text:p>07/08/09</text:p>
          </table:table-cell>
        </table:table-row>
        <table:table-row table:style-name="ro1">
          <table:table-cell table:formula="of:=YEAR([.H557])&amp;RIGHT(&quot;0&quot;&amp;MONTH([.H557]);2)&amp;RIGHT(&quot;0&quot;&amp;DAY([.H557]);2)" office:value-type="string" office:string-value="20090709">
            <text:p>20090709</text:p>
          </table:table-cell>
          <table:table-cell table:formula="of:=YEAR([.H557])" office:value-type="float" office:value="2009">
            <text:p>2009</text:p>
          </table:table-cell>
          <table:table-cell table:formula="of:=ROUNDUP(MONTH([.H557])/3)" office:value-type="float" office:value="3">
            <text:p>3</text:p>
          </table:table-cell>
          <table:table-cell table:formula="of:=MONTH([.H557])" office:value-type="float" office:value="7">
            <text:p>7</text:p>
          </table:table-cell>
          <table:table-cell table:formula="of:=&quot;Jul &quot; &amp; [.B557]" office:value-type="string" office:string-value="Jul 2009">
            <text:p>Jul 2009</text:p>
          </table:table-cell>
          <table:table-cell table:formula="of:=DAY([.H557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09-07-09">
            <text:p>07/09/09</text:p>
          </table:table-cell>
        </table:table-row>
        <table:table-row table:style-name="ro1">
          <table:table-cell table:formula="of:=YEAR([.H558])&amp;RIGHT(&quot;0&quot;&amp;MONTH([.H558]);2)&amp;RIGHT(&quot;0&quot;&amp;DAY([.H558]);2)" office:value-type="string" office:string-value="20090710">
            <text:p>20090710</text:p>
          </table:table-cell>
          <table:table-cell table:formula="of:=YEAR([.H558])" office:value-type="float" office:value="2009">
            <text:p>2009</text:p>
          </table:table-cell>
          <table:table-cell table:formula="of:=ROUNDUP(MONTH([.H558])/3)" office:value-type="float" office:value="3">
            <text:p>3</text:p>
          </table:table-cell>
          <table:table-cell table:formula="of:=MONTH([.H558])" office:value-type="float" office:value="7">
            <text:p>7</text:p>
          </table:table-cell>
          <table:table-cell table:formula="of:=&quot;Jul &quot; &amp; [.B558]" office:value-type="string" office:string-value="Jul 2009">
            <text:p>Jul 2009</text:p>
          </table:table-cell>
          <table:table-cell table:formula="of:=DAY([.H558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09-07-10">
            <text:p>07/10/09</text:p>
          </table:table-cell>
        </table:table-row>
        <table:table-row table:style-name="ro1">
          <table:table-cell table:formula="of:=YEAR([.H559])&amp;RIGHT(&quot;0&quot;&amp;MONTH([.H559]);2)&amp;RIGHT(&quot;0&quot;&amp;DAY([.H559]);2)" office:value-type="string" office:string-value="20090711">
            <text:p>20090711</text:p>
          </table:table-cell>
          <table:table-cell table:formula="of:=YEAR([.H559])" office:value-type="float" office:value="2009">
            <text:p>2009</text:p>
          </table:table-cell>
          <table:table-cell table:formula="of:=ROUNDUP(MONTH([.H559])/3)" office:value-type="float" office:value="3">
            <text:p>3</text:p>
          </table:table-cell>
          <table:table-cell table:formula="of:=MONTH([.H559])" office:value-type="float" office:value="7">
            <text:p>7</text:p>
          </table:table-cell>
          <table:table-cell table:formula="of:=&quot;Jul &quot; &amp; [.B559]" office:value-type="string" office:string-value="Jul 2009">
            <text:p>Jul 2009</text:p>
          </table:table-cell>
          <table:table-cell table:formula="of:=DAY([.H559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09-07-11">
            <text:p>07/11/09</text:p>
          </table:table-cell>
        </table:table-row>
        <table:table-row table:style-name="ro1">
          <table:table-cell table:formula="of:=YEAR([.H560])&amp;RIGHT(&quot;0&quot;&amp;MONTH([.H560]);2)&amp;RIGHT(&quot;0&quot;&amp;DAY([.H560]);2)" office:value-type="string" office:string-value="20090712">
            <text:p>20090712</text:p>
          </table:table-cell>
          <table:table-cell table:formula="of:=YEAR([.H560])" office:value-type="float" office:value="2009">
            <text:p>2009</text:p>
          </table:table-cell>
          <table:table-cell table:formula="of:=ROUNDUP(MONTH([.H560])/3)" office:value-type="float" office:value="3">
            <text:p>3</text:p>
          </table:table-cell>
          <table:table-cell table:formula="of:=MONTH([.H560])" office:value-type="float" office:value="7">
            <text:p>7</text:p>
          </table:table-cell>
          <table:table-cell table:formula="of:=&quot;Jul &quot; &amp; [.B560]" office:value-type="string" office:string-value="Jul 2009">
            <text:p>Jul 2009</text:p>
          </table:table-cell>
          <table:table-cell table:formula="of:=DAY([.H560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09-07-12">
            <text:p>07/12/09</text:p>
          </table:table-cell>
        </table:table-row>
        <table:table-row table:style-name="ro1">
          <table:table-cell table:formula="of:=YEAR([.H561])&amp;RIGHT(&quot;0&quot;&amp;MONTH([.H561]);2)&amp;RIGHT(&quot;0&quot;&amp;DAY([.H561]);2)" office:value-type="string" office:string-value="20090713">
            <text:p>20090713</text:p>
          </table:table-cell>
          <table:table-cell table:formula="of:=YEAR([.H561])" office:value-type="float" office:value="2009">
            <text:p>2009</text:p>
          </table:table-cell>
          <table:table-cell table:formula="of:=ROUNDUP(MONTH([.H561])/3)" office:value-type="float" office:value="3">
            <text:p>3</text:p>
          </table:table-cell>
          <table:table-cell table:formula="of:=MONTH([.H561])" office:value-type="float" office:value="7">
            <text:p>7</text:p>
          </table:table-cell>
          <table:table-cell table:formula="of:=&quot;Jul &quot; &amp; [.B561]" office:value-type="string" office:string-value="Jul 2009">
            <text:p>Jul 2009</text:p>
          </table:table-cell>
          <table:table-cell table:formula="of:=DAY([.H561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09-07-13">
            <text:p>07/13/09</text:p>
          </table:table-cell>
        </table:table-row>
        <table:table-row table:style-name="ro1">
          <table:table-cell table:formula="of:=YEAR([.H562])&amp;RIGHT(&quot;0&quot;&amp;MONTH([.H562]);2)&amp;RIGHT(&quot;0&quot;&amp;DAY([.H562]);2)" office:value-type="string" office:string-value="20090714">
            <text:p>20090714</text:p>
          </table:table-cell>
          <table:table-cell table:formula="of:=YEAR([.H562])" office:value-type="float" office:value="2009">
            <text:p>2009</text:p>
          </table:table-cell>
          <table:table-cell table:formula="of:=ROUNDUP(MONTH([.H562])/3)" office:value-type="float" office:value="3">
            <text:p>3</text:p>
          </table:table-cell>
          <table:table-cell table:formula="of:=MONTH([.H562])" office:value-type="float" office:value="7">
            <text:p>7</text:p>
          </table:table-cell>
          <table:table-cell table:formula="of:=&quot;Jul &quot; &amp; [.B562]" office:value-type="string" office:string-value="Jul 2009">
            <text:p>Jul 2009</text:p>
          </table:table-cell>
          <table:table-cell table:formula="of:=DAY([.H562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09-07-14">
            <text:p>07/14/09</text:p>
          </table:table-cell>
        </table:table-row>
        <table:table-row table:style-name="ro1">
          <table:table-cell table:formula="of:=YEAR([.H563])&amp;RIGHT(&quot;0&quot;&amp;MONTH([.H563]);2)&amp;RIGHT(&quot;0&quot;&amp;DAY([.H563]);2)" office:value-type="string" office:string-value="20090715">
            <text:p>20090715</text:p>
          </table:table-cell>
          <table:table-cell table:formula="of:=YEAR([.H563])" office:value-type="float" office:value="2009">
            <text:p>2009</text:p>
          </table:table-cell>
          <table:table-cell table:formula="of:=ROUNDUP(MONTH([.H563])/3)" office:value-type="float" office:value="3">
            <text:p>3</text:p>
          </table:table-cell>
          <table:table-cell table:formula="of:=MONTH([.H563])" office:value-type="float" office:value="7">
            <text:p>7</text:p>
          </table:table-cell>
          <table:table-cell table:formula="of:=&quot;Jul &quot; &amp; [.B563]" office:value-type="string" office:string-value="Jul 2009">
            <text:p>Jul 2009</text:p>
          </table:table-cell>
          <table:table-cell table:formula="of:=DAY([.H563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09-07-15">
            <text:p>07/15/09</text:p>
          </table:table-cell>
        </table:table-row>
        <table:table-row table:style-name="ro1">
          <table:table-cell table:formula="of:=YEAR([.H564])&amp;RIGHT(&quot;0&quot;&amp;MONTH([.H564]);2)&amp;RIGHT(&quot;0&quot;&amp;DAY([.H564]);2)" office:value-type="string" office:string-value="20090716">
            <text:p>20090716</text:p>
          </table:table-cell>
          <table:table-cell table:formula="of:=YEAR([.H564])" office:value-type="float" office:value="2009">
            <text:p>2009</text:p>
          </table:table-cell>
          <table:table-cell table:formula="of:=ROUNDUP(MONTH([.H564])/3)" office:value-type="float" office:value="3">
            <text:p>3</text:p>
          </table:table-cell>
          <table:table-cell table:formula="of:=MONTH([.H564])" office:value-type="float" office:value="7">
            <text:p>7</text:p>
          </table:table-cell>
          <table:table-cell table:formula="of:=&quot;Jul &quot; &amp; [.B564]" office:value-type="string" office:string-value="Jul 2009">
            <text:p>Jul 2009</text:p>
          </table:table-cell>
          <table:table-cell table:formula="of:=DAY([.H564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09-07-16">
            <text:p>07/16/09</text:p>
          </table:table-cell>
        </table:table-row>
        <table:table-row table:style-name="ro1">
          <table:table-cell table:formula="of:=YEAR([.H565])&amp;RIGHT(&quot;0&quot;&amp;MONTH([.H565]);2)&amp;RIGHT(&quot;0&quot;&amp;DAY([.H565]);2)" office:value-type="string" office:string-value="20090717">
            <text:p>20090717</text:p>
          </table:table-cell>
          <table:table-cell table:formula="of:=YEAR([.H565])" office:value-type="float" office:value="2009">
            <text:p>2009</text:p>
          </table:table-cell>
          <table:table-cell table:formula="of:=ROUNDUP(MONTH([.H565])/3)" office:value-type="float" office:value="3">
            <text:p>3</text:p>
          </table:table-cell>
          <table:table-cell table:formula="of:=MONTH([.H565])" office:value-type="float" office:value="7">
            <text:p>7</text:p>
          </table:table-cell>
          <table:table-cell table:formula="of:=&quot;Jul &quot; &amp; [.B565]" office:value-type="string" office:string-value="Jul 2009">
            <text:p>Jul 2009</text:p>
          </table:table-cell>
          <table:table-cell table:formula="of:=DAY([.H565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09-07-17">
            <text:p>07/17/09</text:p>
          </table:table-cell>
        </table:table-row>
        <table:table-row table:style-name="ro1">
          <table:table-cell table:formula="of:=YEAR([.H566])&amp;RIGHT(&quot;0&quot;&amp;MONTH([.H566]);2)&amp;RIGHT(&quot;0&quot;&amp;DAY([.H566]);2)" office:value-type="string" office:string-value="20090718">
            <text:p>20090718</text:p>
          </table:table-cell>
          <table:table-cell table:formula="of:=YEAR([.H566])" office:value-type="float" office:value="2009">
            <text:p>2009</text:p>
          </table:table-cell>
          <table:table-cell table:formula="of:=ROUNDUP(MONTH([.H566])/3)" office:value-type="float" office:value="3">
            <text:p>3</text:p>
          </table:table-cell>
          <table:table-cell table:formula="of:=MONTH([.H566])" office:value-type="float" office:value="7">
            <text:p>7</text:p>
          </table:table-cell>
          <table:table-cell table:formula="of:=&quot;Jul &quot; &amp; [.B566]" office:value-type="string" office:string-value="Jul 2009">
            <text:p>Jul 2009</text:p>
          </table:table-cell>
          <table:table-cell table:formula="of:=DAY([.H566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09-07-18">
            <text:p>07/18/09</text:p>
          </table:table-cell>
        </table:table-row>
        <table:table-row table:style-name="ro1">
          <table:table-cell table:formula="of:=YEAR([.H567])&amp;RIGHT(&quot;0&quot;&amp;MONTH([.H567]);2)&amp;RIGHT(&quot;0&quot;&amp;DAY([.H567]);2)" office:value-type="string" office:string-value="20090719">
            <text:p>20090719</text:p>
          </table:table-cell>
          <table:table-cell table:formula="of:=YEAR([.H567])" office:value-type="float" office:value="2009">
            <text:p>2009</text:p>
          </table:table-cell>
          <table:table-cell table:formula="of:=ROUNDUP(MONTH([.H567])/3)" office:value-type="float" office:value="3">
            <text:p>3</text:p>
          </table:table-cell>
          <table:table-cell table:formula="of:=MONTH([.H567])" office:value-type="float" office:value="7">
            <text:p>7</text:p>
          </table:table-cell>
          <table:table-cell table:formula="of:=&quot;Jul &quot; &amp; [.B567]" office:value-type="string" office:string-value="Jul 2009">
            <text:p>Jul 2009</text:p>
          </table:table-cell>
          <table:table-cell table:formula="of:=DAY([.H567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09-07-19">
            <text:p>07/19/09</text:p>
          </table:table-cell>
        </table:table-row>
        <table:table-row table:style-name="ro1">
          <table:table-cell table:formula="of:=YEAR([.H568])&amp;RIGHT(&quot;0&quot;&amp;MONTH([.H568]);2)&amp;RIGHT(&quot;0&quot;&amp;DAY([.H568]);2)" office:value-type="string" office:string-value="20090720">
            <text:p>20090720</text:p>
          </table:table-cell>
          <table:table-cell table:formula="of:=YEAR([.H568])" office:value-type="float" office:value="2009">
            <text:p>2009</text:p>
          </table:table-cell>
          <table:table-cell table:formula="of:=ROUNDUP(MONTH([.H568])/3)" office:value-type="float" office:value="3">
            <text:p>3</text:p>
          </table:table-cell>
          <table:table-cell table:formula="of:=MONTH([.H568])" office:value-type="float" office:value="7">
            <text:p>7</text:p>
          </table:table-cell>
          <table:table-cell table:formula="of:=&quot;Jul &quot; &amp; [.B568]" office:value-type="string" office:string-value="Jul 2009">
            <text:p>Jul 2009</text:p>
          </table:table-cell>
          <table:table-cell table:formula="of:=DAY([.H568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09-07-20">
            <text:p>07/20/09</text:p>
          </table:table-cell>
        </table:table-row>
        <table:table-row table:style-name="ro1">
          <table:table-cell table:formula="of:=YEAR([.H569])&amp;RIGHT(&quot;0&quot;&amp;MONTH([.H569]);2)&amp;RIGHT(&quot;0&quot;&amp;DAY([.H569]);2)" office:value-type="string" office:string-value="20090721">
            <text:p>20090721</text:p>
          </table:table-cell>
          <table:table-cell table:formula="of:=YEAR([.H569])" office:value-type="float" office:value="2009">
            <text:p>2009</text:p>
          </table:table-cell>
          <table:table-cell table:formula="of:=ROUNDUP(MONTH([.H569])/3)" office:value-type="float" office:value="3">
            <text:p>3</text:p>
          </table:table-cell>
          <table:table-cell table:formula="of:=MONTH([.H569])" office:value-type="float" office:value="7">
            <text:p>7</text:p>
          </table:table-cell>
          <table:table-cell table:formula="of:=&quot;Jul &quot; &amp; [.B569]" office:value-type="string" office:string-value="Jul 2009">
            <text:p>Jul 2009</text:p>
          </table:table-cell>
          <table:table-cell table:formula="of:=DAY([.H569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09-07-21">
            <text:p>07/21/09</text:p>
          </table:table-cell>
        </table:table-row>
        <table:table-row table:style-name="ro1">
          <table:table-cell table:formula="of:=YEAR([.H570])&amp;RIGHT(&quot;0&quot;&amp;MONTH([.H570]);2)&amp;RIGHT(&quot;0&quot;&amp;DAY([.H570]);2)" office:value-type="string" office:string-value="20090722">
            <text:p>20090722</text:p>
          </table:table-cell>
          <table:table-cell table:formula="of:=YEAR([.H570])" office:value-type="float" office:value="2009">
            <text:p>2009</text:p>
          </table:table-cell>
          <table:table-cell table:formula="of:=ROUNDUP(MONTH([.H570])/3)" office:value-type="float" office:value="3">
            <text:p>3</text:p>
          </table:table-cell>
          <table:table-cell table:formula="of:=MONTH([.H570])" office:value-type="float" office:value="7">
            <text:p>7</text:p>
          </table:table-cell>
          <table:table-cell table:formula="of:=&quot;Jul &quot; &amp; [.B570]" office:value-type="string" office:string-value="Jul 2009">
            <text:p>Jul 2009</text:p>
          </table:table-cell>
          <table:table-cell table:formula="of:=DAY([.H570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09-07-22">
            <text:p>07/22/09</text:p>
          </table:table-cell>
        </table:table-row>
        <table:table-row table:style-name="ro1">
          <table:table-cell table:formula="of:=YEAR([.H571])&amp;RIGHT(&quot;0&quot;&amp;MONTH([.H571]);2)&amp;RIGHT(&quot;0&quot;&amp;DAY([.H571]);2)" office:value-type="string" office:string-value="20090723">
            <text:p>20090723</text:p>
          </table:table-cell>
          <table:table-cell table:formula="of:=YEAR([.H571])" office:value-type="float" office:value="2009">
            <text:p>2009</text:p>
          </table:table-cell>
          <table:table-cell table:formula="of:=ROUNDUP(MONTH([.H571])/3)" office:value-type="float" office:value="3">
            <text:p>3</text:p>
          </table:table-cell>
          <table:table-cell table:formula="of:=MONTH([.H571])" office:value-type="float" office:value="7">
            <text:p>7</text:p>
          </table:table-cell>
          <table:table-cell table:formula="of:=&quot;Jul &quot; &amp; [.B571]" office:value-type="string" office:string-value="Jul 2009">
            <text:p>Jul 2009</text:p>
          </table:table-cell>
          <table:table-cell table:formula="of:=DAY([.H571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09-07-23">
            <text:p>07/23/09</text:p>
          </table:table-cell>
        </table:table-row>
        <table:table-row table:style-name="ro1">
          <table:table-cell table:formula="of:=YEAR([.H572])&amp;RIGHT(&quot;0&quot;&amp;MONTH([.H572]);2)&amp;RIGHT(&quot;0&quot;&amp;DAY([.H572]);2)" office:value-type="string" office:string-value="20090724">
            <text:p>20090724</text:p>
          </table:table-cell>
          <table:table-cell table:formula="of:=YEAR([.H572])" office:value-type="float" office:value="2009">
            <text:p>2009</text:p>
          </table:table-cell>
          <table:table-cell table:formula="of:=ROUNDUP(MONTH([.H572])/3)" office:value-type="float" office:value="3">
            <text:p>3</text:p>
          </table:table-cell>
          <table:table-cell table:formula="of:=MONTH([.H572])" office:value-type="float" office:value="7">
            <text:p>7</text:p>
          </table:table-cell>
          <table:table-cell table:formula="of:=&quot;Jul &quot; &amp; [.B572]" office:value-type="string" office:string-value="Jul 2009">
            <text:p>Jul 2009</text:p>
          </table:table-cell>
          <table:table-cell table:formula="of:=DAY([.H572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09-07-24">
            <text:p>07/24/09</text:p>
          </table:table-cell>
        </table:table-row>
        <table:table-row table:style-name="ro1">
          <table:table-cell table:formula="of:=YEAR([.H573])&amp;RIGHT(&quot;0&quot;&amp;MONTH([.H573]);2)&amp;RIGHT(&quot;0&quot;&amp;DAY([.H573]);2)" office:value-type="string" office:string-value="20090725">
            <text:p>20090725</text:p>
          </table:table-cell>
          <table:table-cell table:formula="of:=YEAR([.H573])" office:value-type="float" office:value="2009">
            <text:p>2009</text:p>
          </table:table-cell>
          <table:table-cell table:formula="of:=ROUNDUP(MONTH([.H573])/3)" office:value-type="float" office:value="3">
            <text:p>3</text:p>
          </table:table-cell>
          <table:table-cell table:formula="of:=MONTH([.H573])" office:value-type="float" office:value="7">
            <text:p>7</text:p>
          </table:table-cell>
          <table:table-cell table:formula="of:=&quot;Jul &quot; &amp; [.B573]" office:value-type="string" office:string-value="Jul 2009">
            <text:p>Jul 2009</text:p>
          </table:table-cell>
          <table:table-cell table:formula="of:=DAY([.H573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09-07-25">
            <text:p>07/25/09</text:p>
          </table:table-cell>
        </table:table-row>
        <table:table-row table:style-name="ro1">
          <table:table-cell table:formula="of:=YEAR([.H574])&amp;RIGHT(&quot;0&quot;&amp;MONTH([.H574]);2)&amp;RIGHT(&quot;0&quot;&amp;DAY([.H574]);2)" office:value-type="string" office:string-value="20090726">
            <text:p>20090726</text:p>
          </table:table-cell>
          <table:table-cell table:formula="of:=YEAR([.H574])" office:value-type="float" office:value="2009">
            <text:p>2009</text:p>
          </table:table-cell>
          <table:table-cell table:formula="of:=ROUNDUP(MONTH([.H574])/3)" office:value-type="float" office:value="3">
            <text:p>3</text:p>
          </table:table-cell>
          <table:table-cell table:formula="of:=MONTH([.H574])" office:value-type="float" office:value="7">
            <text:p>7</text:p>
          </table:table-cell>
          <table:table-cell table:formula="of:=&quot;Jul &quot; &amp; [.B574]" office:value-type="string" office:string-value="Jul 2009">
            <text:p>Jul 2009</text:p>
          </table:table-cell>
          <table:table-cell table:formula="of:=DAY([.H574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09-07-26">
            <text:p>07/26/09</text:p>
          </table:table-cell>
        </table:table-row>
        <table:table-row table:style-name="ro1">
          <table:table-cell table:formula="of:=YEAR([.H575])&amp;RIGHT(&quot;0&quot;&amp;MONTH([.H575]);2)&amp;RIGHT(&quot;0&quot;&amp;DAY([.H575]);2)" office:value-type="string" office:string-value="20090727">
            <text:p>20090727</text:p>
          </table:table-cell>
          <table:table-cell table:formula="of:=YEAR([.H575])" office:value-type="float" office:value="2009">
            <text:p>2009</text:p>
          </table:table-cell>
          <table:table-cell table:formula="of:=ROUNDUP(MONTH([.H575])/3)" office:value-type="float" office:value="3">
            <text:p>3</text:p>
          </table:table-cell>
          <table:table-cell table:formula="of:=MONTH([.H575])" office:value-type="float" office:value="7">
            <text:p>7</text:p>
          </table:table-cell>
          <table:table-cell table:formula="of:=&quot;Jul &quot; &amp; [.B575]" office:value-type="string" office:string-value="Jul 2009">
            <text:p>Jul 2009</text:p>
          </table:table-cell>
          <table:table-cell table:formula="of:=DAY([.H575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09-07-27">
            <text:p>07/27/09</text:p>
          </table:table-cell>
        </table:table-row>
        <table:table-row table:style-name="ro1">
          <table:table-cell table:formula="of:=YEAR([.H576])&amp;RIGHT(&quot;0&quot;&amp;MONTH([.H576]);2)&amp;RIGHT(&quot;0&quot;&amp;DAY([.H576]);2)" office:value-type="string" office:string-value="20090728">
            <text:p>20090728</text:p>
          </table:table-cell>
          <table:table-cell table:formula="of:=YEAR([.H576])" office:value-type="float" office:value="2009">
            <text:p>2009</text:p>
          </table:table-cell>
          <table:table-cell table:formula="of:=ROUNDUP(MONTH([.H576])/3)" office:value-type="float" office:value="3">
            <text:p>3</text:p>
          </table:table-cell>
          <table:table-cell table:formula="of:=MONTH([.H576])" office:value-type="float" office:value="7">
            <text:p>7</text:p>
          </table:table-cell>
          <table:table-cell table:formula="of:=&quot;Jul &quot; &amp; [.B576]" office:value-type="string" office:string-value="Jul 2009">
            <text:p>Jul 2009</text:p>
          </table:table-cell>
          <table:table-cell table:formula="of:=DAY([.H576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09-07-28">
            <text:p>07/28/09</text:p>
          </table:table-cell>
        </table:table-row>
        <table:table-row table:style-name="ro1">
          <table:table-cell table:formula="of:=YEAR([.H577])&amp;RIGHT(&quot;0&quot;&amp;MONTH([.H577]);2)&amp;RIGHT(&quot;0&quot;&amp;DAY([.H577]);2)" office:value-type="string" office:string-value="20090729">
            <text:p>20090729</text:p>
          </table:table-cell>
          <table:table-cell table:formula="of:=YEAR([.H577])" office:value-type="float" office:value="2009">
            <text:p>2009</text:p>
          </table:table-cell>
          <table:table-cell table:formula="of:=ROUNDUP(MONTH([.H577])/3)" office:value-type="float" office:value="3">
            <text:p>3</text:p>
          </table:table-cell>
          <table:table-cell table:formula="of:=MONTH([.H577])" office:value-type="float" office:value="7">
            <text:p>7</text:p>
          </table:table-cell>
          <table:table-cell table:formula="of:=&quot;Jul &quot; &amp; [.B577]" office:value-type="string" office:string-value="Jul 2009">
            <text:p>Jul 2009</text:p>
          </table:table-cell>
          <table:table-cell table:formula="of:=DAY([.H577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09-07-29">
            <text:p>07/29/09</text:p>
          </table:table-cell>
        </table:table-row>
        <table:table-row table:style-name="ro1">
          <table:table-cell table:formula="of:=YEAR([.H578])&amp;RIGHT(&quot;0&quot;&amp;MONTH([.H578]);2)&amp;RIGHT(&quot;0&quot;&amp;DAY([.H578]);2)" office:value-type="string" office:string-value="20090730">
            <text:p>20090730</text:p>
          </table:table-cell>
          <table:table-cell table:formula="of:=YEAR([.H578])" office:value-type="float" office:value="2009">
            <text:p>2009</text:p>
          </table:table-cell>
          <table:table-cell table:formula="of:=ROUNDUP(MONTH([.H578])/3)" office:value-type="float" office:value="3">
            <text:p>3</text:p>
          </table:table-cell>
          <table:table-cell table:formula="of:=MONTH([.H578])" office:value-type="float" office:value="7">
            <text:p>7</text:p>
          </table:table-cell>
          <table:table-cell table:formula="of:=&quot;Jul &quot; &amp; [.B578]" office:value-type="string" office:string-value="Jul 2009">
            <text:p>Jul 2009</text:p>
          </table:table-cell>
          <table:table-cell table:formula="of:=DAY([.H578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09-07-30">
            <text:p>07/30/09</text:p>
          </table:table-cell>
        </table:table-row>
        <table:table-row table:style-name="ro1">
          <table:table-cell table:formula="of:=YEAR([.H579])&amp;RIGHT(&quot;0&quot;&amp;MONTH([.H579]);2)&amp;RIGHT(&quot;0&quot;&amp;DAY([.H579]);2)" office:value-type="string" office:string-value="20090731">
            <text:p>20090731</text:p>
          </table:table-cell>
          <table:table-cell table:formula="of:=YEAR([.H579])" office:value-type="float" office:value="2009">
            <text:p>2009</text:p>
          </table:table-cell>
          <table:table-cell table:formula="of:=ROUNDUP(MONTH([.H579])/3)" office:value-type="float" office:value="3">
            <text:p>3</text:p>
          </table:table-cell>
          <table:table-cell table:formula="of:=MONTH([.H579])" office:value-type="float" office:value="7">
            <text:p>7</text:p>
          </table:table-cell>
          <table:table-cell table:formula="of:=&quot;Jul &quot; &amp; [.B579]" office:value-type="string" office:string-value="Jul 2009">
            <text:p>Jul 2009</text:p>
          </table:table-cell>
          <table:table-cell table:formula="of:=DAY([.H579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09-07-31">
            <text:p>07/31/09</text:p>
          </table:table-cell>
        </table:table-row>
        <table:table-row table:style-name="ro1">
          <table:table-cell table:formula="of:=YEAR([.H580])&amp;RIGHT(&quot;0&quot;&amp;MONTH([.H580]);2)&amp;RIGHT(&quot;0&quot;&amp;DAY([.H580]);2)" office:value-type="string" office:string-value="20090801">
            <text:p>20090801</text:p>
          </table:table-cell>
          <table:table-cell table:formula="of:=YEAR([.H580])" office:value-type="float" office:value="2009">
            <text:p>2009</text:p>
          </table:table-cell>
          <table:table-cell table:formula="of:=ROUNDUP(MONTH([.H580])/3)" office:value-type="float" office:value="3">
            <text:p>3</text:p>
          </table:table-cell>
          <table:table-cell table:formula="of:=MONTH([.H580])" office:value-type="float" office:value="8">
            <text:p>8</text:p>
          </table:table-cell>
          <table:table-cell table:formula="of:=&quot;Ago &quot; &amp; [.B580]" office:value-type="string" office:string-value="Ago 2009">
            <text:p>Ago 2009</text:p>
          </table:table-cell>
          <table:table-cell table:formula="of:=DAY([.H580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09-08-01">
            <text:p>08/01/09</text:p>
          </table:table-cell>
        </table:table-row>
        <table:table-row table:style-name="ro1">
          <table:table-cell table:formula="of:=YEAR([.H581])&amp;RIGHT(&quot;0&quot;&amp;MONTH([.H581]);2)&amp;RIGHT(&quot;0&quot;&amp;DAY([.H581]);2)" office:value-type="string" office:string-value="20090802">
            <text:p>20090802</text:p>
          </table:table-cell>
          <table:table-cell table:formula="of:=YEAR([.H581])" office:value-type="float" office:value="2009">
            <text:p>2009</text:p>
          </table:table-cell>
          <table:table-cell table:formula="of:=ROUNDUP(MONTH([.H581])/3)" office:value-type="float" office:value="3">
            <text:p>3</text:p>
          </table:table-cell>
          <table:table-cell table:formula="of:=MONTH([.H581])" office:value-type="float" office:value="8">
            <text:p>8</text:p>
          </table:table-cell>
          <table:table-cell table:formula="of:=&quot;Ago &quot; &amp; [.B581]" office:value-type="string" office:string-value="Ago 2009">
            <text:p>Ago 2009</text:p>
          </table:table-cell>
          <table:table-cell table:formula="of:=DAY([.H581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09-08-02">
            <text:p>08/02/09</text:p>
          </table:table-cell>
        </table:table-row>
        <table:table-row table:style-name="ro1">
          <table:table-cell table:formula="of:=YEAR([.H582])&amp;RIGHT(&quot;0&quot;&amp;MONTH([.H582]);2)&amp;RIGHT(&quot;0&quot;&amp;DAY([.H582]);2)" office:value-type="string" office:string-value="20090803">
            <text:p>20090803</text:p>
          </table:table-cell>
          <table:table-cell table:formula="of:=YEAR([.H582])" office:value-type="float" office:value="2009">
            <text:p>2009</text:p>
          </table:table-cell>
          <table:table-cell table:formula="of:=ROUNDUP(MONTH([.H582])/3)" office:value-type="float" office:value="3">
            <text:p>3</text:p>
          </table:table-cell>
          <table:table-cell table:formula="of:=MONTH([.H582])" office:value-type="float" office:value="8">
            <text:p>8</text:p>
          </table:table-cell>
          <table:table-cell table:formula="of:=&quot;Ago &quot; &amp; [.B582]" office:value-type="string" office:string-value="Ago 2009">
            <text:p>Ago 2009</text:p>
          </table:table-cell>
          <table:table-cell table:formula="of:=DAY([.H582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09-08-03">
            <text:p>08/03/09</text:p>
          </table:table-cell>
        </table:table-row>
        <table:table-row table:style-name="ro1">
          <table:table-cell table:formula="of:=YEAR([.H583])&amp;RIGHT(&quot;0&quot;&amp;MONTH([.H583]);2)&amp;RIGHT(&quot;0&quot;&amp;DAY([.H583]);2)" office:value-type="string" office:string-value="20090804">
            <text:p>20090804</text:p>
          </table:table-cell>
          <table:table-cell table:formula="of:=YEAR([.H583])" office:value-type="float" office:value="2009">
            <text:p>2009</text:p>
          </table:table-cell>
          <table:table-cell table:formula="of:=ROUNDUP(MONTH([.H583])/3)" office:value-type="float" office:value="3">
            <text:p>3</text:p>
          </table:table-cell>
          <table:table-cell table:formula="of:=MONTH([.H583])" office:value-type="float" office:value="8">
            <text:p>8</text:p>
          </table:table-cell>
          <table:table-cell table:formula="of:=&quot;Ago &quot; &amp; [.B583]" office:value-type="string" office:string-value="Ago 2009">
            <text:p>Ago 2009</text:p>
          </table:table-cell>
          <table:table-cell table:formula="of:=DAY([.H583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09-08-04">
            <text:p>08/04/09</text:p>
          </table:table-cell>
        </table:table-row>
        <table:table-row table:style-name="ro1">
          <table:table-cell table:formula="of:=YEAR([.H584])&amp;RIGHT(&quot;0&quot;&amp;MONTH([.H584]);2)&amp;RIGHT(&quot;0&quot;&amp;DAY([.H584]);2)" office:value-type="string" office:string-value="20090805">
            <text:p>20090805</text:p>
          </table:table-cell>
          <table:table-cell table:formula="of:=YEAR([.H584])" office:value-type="float" office:value="2009">
            <text:p>2009</text:p>
          </table:table-cell>
          <table:table-cell table:formula="of:=ROUNDUP(MONTH([.H584])/3)" office:value-type="float" office:value="3">
            <text:p>3</text:p>
          </table:table-cell>
          <table:table-cell table:formula="of:=MONTH([.H584])" office:value-type="float" office:value="8">
            <text:p>8</text:p>
          </table:table-cell>
          <table:table-cell table:formula="of:=&quot;Ago &quot; &amp; [.B584]" office:value-type="string" office:string-value="Ago 2009">
            <text:p>Ago 2009</text:p>
          </table:table-cell>
          <table:table-cell table:formula="of:=DAY([.H584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09-08-05">
            <text:p>08/05/09</text:p>
          </table:table-cell>
        </table:table-row>
        <table:table-row table:style-name="ro1">
          <table:table-cell table:formula="of:=YEAR([.H585])&amp;RIGHT(&quot;0&quot;&amp;MONTH([.H585]);2)&amp;RIGHT(&quot;0&quot;&amp;DAY([.H585]);2)" office:value-type="string" office:string-value="20090806">
            <text:p>20090806</text:p>
          </table:table-cell>
          <table:table-cell table:formula="of:=YEAR([.H585])" office:value-type="float" office:value="2009">
            <text:p>2009</text:p>
          </table:table-cell>
          <table:table-cell table:formula="of:=ROUNDUP(MONTH([.H585])/3)" office:value-type="float" office:value="3">
            <text:p>3</text:p>
          </table:table-cell>
          <table:table-cell table:formula="of:=MONTH([.H585])" office:value-type="float" office:value="8">
            <text:p>8</text:p>
          </table:table-cell>
          <table:table-cell table:formula="of:=&quot;Ago &quot; &amp; [.B585]" office:value-type="string" office:string-value="Ago 2009">
            <text:p>Ago 2009</text:p>
          </table:table-cell>
          <table:table-cell table:formula="of:=DAY([.H585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09-08-06">
            <text:p>08/06/09</text:p>
          </table:table-cell>
        </table:table-row>
        <table:table-row table:style-name="ro1">
          <table:table-cell table:formula="of:=YEAR([.H586])&amp;RIGHT(&quot;0&quot;&amp;MONTH([.H586]);2)&amp;RIGHT(&quot;0&quot;&amp;DAY([.H586]);2)" office:value-type="string" office:string-value="20090807">
            <text:p>20090807</text:p>
          </table:table-cell>
          <table:table-cell table:formula="of:=YEAR([.H586])" office:value-type="float" office:value="2009">
            <text:p>2009</text:p>
          </table:table-cell>
          <table:table-cell table:formula="of:=ROUNDUP(MONTH([.H586])/3)" office:value-type="float" office:value="3">
            <text:p>3</text:p>
          </table:table-cell>
          <table:table-cell table:formula="of:=MONTH([.H586])" office:value-type="float" office:value="8">
            <text:p>8</text:p>
          </table:table-cell>
          <table:table-cell table:formula="of:=&quot;Ago &quot; &amp; [.B586]" office:value-type="string" office:string-value="Ago 2009">
            <text:p>Ago 2009</text:p>
          </table:table-cell>
          <table:table-cell table:formula="of:=DAY([.H586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09-08-07">
            <text:p>08/07/09</text:p>
          </table:table-cell>
        </table:table-row>
        <table:table-row table:style-name="ro1">
          <table:table-cell table:formula="of:=YEAR([.H587])&amp;RIGHT(&quot;0&quot;&amp;MONTH([.H587]);2)&amp;RIGHT(&quot;0&quot;&amp;DAY([.H587]);2)" office:value-type="string" office:string-value="20090808">
            <text:p>20090808</text:p>
          </table:table-cell>
          <table:table-cell table:formula="of:=YEAR([.H587])" office:value-type="float" office:value="2009">
            <text:p>2009</text:p>
          </table:table-cell>
          <table:table-cell table:formula="of:=ROUNDUP(MONTH([.H587])/3)" office:value-type="float" office:value="3">
            <text:p>3</text:p>
          </table:table-cell>
          <table:table-cell table:formula="of:=MONTH([.H587])" office:value-type="float" office:value="8">
            <text:p>8</text:p>
          </table:table-cell>
          <table:table-cell table:formula="of:=&quot;Ago &quot; &amp; [.B587]" office:value-type="string" office:string-value="Ago 2009">
            <text:p>Ago 2009</text:p>
          </table:table-cell>
          <table:table-cell table:formula="of:=DAY([.H587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09-08-08">
            <text:p>08/08/09</text:p>
          </table:table-cell>
        </table:table-row>
        <table:table-row table:style-name="ro1">
          <table:table-cell table:formula="of:=YEAR([.H588])&amp;RIGHT(&quot;0&quot;&amp;MONTH([.H588]);2)&amp;RIGHT(&quot;0&quot;&amp;DAY([.H588]);2)" office:value-type="string" office:string-value="20090809">
            <text:p>20090809</text:p>
          </table:table-cell>
          <table:table-cell table:formula="of:=YEAR([.H588])" office:value-type="float" office:value="2009">
            <text:p>2009</text:p>
          </table:table-cell>
          <table:table-cell table:formula="of:=ROUNDUP(MONTH([.H588])/3)" office:value-type="float" office:value="3">
            <text:p>3</text:p>
          </table:table-cell>
          <table:table-cell table:formula="of:=MONTH([.H588])" office:value-type="float" office:value="8">
            <text:p>8</text:p>
          </table:table-cell>
          <table:table-cell table:formula="of:=&quot;Ago &quot; &amp; [.B588]" office:value-type="string" office:string-value="Ago 2009">
            <text:p>Ago 2009</text:p>
          </table:table-cell>
          <table:table-cell table:formula="of:=DAY([.H588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09-08-09">
            <text:p>08/09/09</text:p>
          </table:table-cell>
        </table:table-row>
        <table:table-row table:style-name="ro1">
          <table:table-cell table:formula="of:=YEAR([.H589])&amp;RIGHT(&quot;0&quot;&amp;MONTH([.H589]);2)&amp;RIGHT(&quot;0&quot;&amp;DAY([.H589]);2)" office:value-type="string" office:string-value="20090810">
            <text:p>20090810</text:p>
          </table:table-cell>
          <table:table-cell table:formula="of:=YEAR([.H589])" office:value-type="float" office:value="2009">
            <text:p>2009</text:p>
          </table:table-cell>
          <table:table-cell table:formula="of:=ROUNDUP(MONTH([.H589])/3)" office:value-type="float" office:value="3">
            <text:p>3</text:p>
          </table:table-cell>
          <table:table-cell table:formula="of:=MONTH([.H589])" office:value-type="float" office:value="8">
            <text:p>8</text:p>
          </table:table-cell>
          <table:table-cell table:formula="of:=&quot;Ago &quot; &amp; [.B589]" office:value-type="string" office:string-value="Ago 2009">
            <text:p>Ago 2009</text:p>
          </table:table-cell>
          <table:table-cell table:formula="of:=DAY([.H589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09-08-10">
            <text:p>08/10/09</text:p>
          </table:table-cell>
        </table:table-row>
        <table:table-row table:style-name="ro1">
          <table:table-cell table:formula="of:=YEAR([.H590])&amp;RIGHT(&quot;0&quot;&amp;MONTH([.H590]);2)&amp;RIGHT(&quot;0&quot;&amp;DAY([.H590]);2)" office:value-type="string" office:string-value="20090811">
            <text:p>20090811</text:p>
          </table:table-cell>
          <table:table-cell table:formula="of:=YEAR([.H590])" office:value-type="float" office:value="2009">
            <text:p>2009</text:p>
          </table:table-cell>
          <table:table-cell table:formula="of:=ROUNDUP(MONTH([.H590])/3)" office:value-type="float" office:value="3">
            <text:p>3</text:p>
          </table:table-cell>
          <table:table-cell table:formula="of:=MONTH([.H590])" office:value-type="float" office:value="8">
            <text:p>8</text:p>
          </table:table-cell>
          <table:table-cell table:formula="of:=&quot;Ago &quot; &amp; [.B590]" office:value-type="string" office:string-value="Ago 2009">
            <text:p>Ago 2009</text:p>
          </table:table-cell>
          <table:table-cell table:formula="of:=DAY([.H590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09-08-11">
            <text:p>08/11/09</text:p>
          </table:table-cell>
        </table:table-row>
        <table:table-row table:style-name="ro1">
          <table:table-cell table:formula="of:=YEAR([.H591])&amp;RIGHT(&quot;0&quot;&amp;MONTH([.H591]);2)&amp;RIGHT(&quot;0&quot;&amp;DAY([.H591]);2)" office:value-type="string" office:string-value="20090812">
            <text:p>20090812</text:p>
          </table:table-cell>
          <table:table-cell table:formula="of:=YEAR([.H591])" office:value-type="float" office:value="2009">
            <text:p>2009</text:p>
          </table:table-cell>
          <table:table-cell table:formula="of:=ROUNDUP(MONTH([.H591])/3)" office:value-type="float" office:value="3">
            <text:p>3</text:p>
          </table:table-cell>
          <table:table-cell table:formula="of:=MONTH([.H591])" office:value-type="float" office:value="8">
            <text:p>8</text:p>
          </table:table-cell>
          <table:table-cell table:formula="of:=&quot;Ago &quot; &amp; [.B591]" office:value-type="string" office:string-value="Ago 2009">
            <text:p>Ago 2009</text:p>
          </table:table-cell>
          <table:table-cell table:formula="of:=DAY([.H591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09-08-12">
            <text:p>08/12/09</text:p>
          </table:table-cell>
        </table:table-row>
        <table:table-row table:style-name="ro1">
          <table:table-cell table:formula="of:=YEAR([.H592])&amp;RIGHT(&quot;0&quot;&amp;MONTH([.H592]);2)&amp;RIGHT(&quot;0&quot;&amp;DAY([.H592]);2)" office:value-type="string" office:string-value="20090813">
            <text:p>20090813</text:p>
          </table:table-cell>
          <table:table-cell table:formula="of:=YEAR([.H592])" office:value-type="float" office:value="2009">
            <text:p>2009</text:p>
          </table:table-cell>
          <table:table-cell table:formula="of:=ROUNDUP(MONTH([.H592])/3)" office:value-type="float" office:value="3">
            <text:p>3</text:p>
          </table:table-cell>
          <table:table-cell table:formula="of:=MONTH([.H592])" office:value-type="float" office:value="8">
            <text:p>8</text:p>
          </table:table-cell>
          <table:table-cell table:formula="of:=&quot;Ago &quot; &amp; [.B592]" office:value-type="string" office:string-value="Ago 2009">
            <text:p>Ago 2009</text:p>
          </table:table-cell>
          <table:table-cell table:formula="of:=DAY([.H592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09-08-13">
            <text:p>08/13/09</text:p>
          </table:table-cell>
        </table:table-row>
        <table:table-row table:style-name="ro1">
          <table:table-cell table:formula="of:=YEAR([.H593])&amp;RIGHT(&quot;0&quot;&amp;MONTH([.H593]);2)&amp;RIGHT(&quot;0&quot;&amp;DAY([.H593]);2)" office:value-type="string" office:string-value="20090814">
            <text:p>20090814</text:p>
          </table:table-cell>
          <table:table-cell table:formula="of:=YEAR([.H593])" office:value-type="float" office:value="2009">
            <text:p>2009</text:p>
          </table:table-cell>
          <table:table-cell table:formula="of:=ROUNDUP(MONTH([.H593])/3)" office:value-type="float" office:value="3">
            <text:p>3</text:p>
          </table:table-cell>
          <table:table-cell table:formula="of:=MONTH([.H593])" office:value-type="float" office:value="8">
            <text:p>8</text:p>
          </table:table-cell>
          <table:table-cell table:formula="of:=&quot;Ago &quot; &amp; [.B593]" office:value-type="string" office:string-value="Ago 2009">
            <text:p>Ago 2009</text:p>
          </table:table-cell>
          <table:table-cell table:formula="of:=DAY([.H593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09-08-14">
            <text:p>08/14/09</text:p>
          </table:table-cell>
        </table:table-row>
        <table:table-row table:style-name="ro1">
          <table:table-cell table:formula="of:=YEAR([.H594])&amp;RIGHT(&quot;0&quot;&amp;MONTH([.H594]);2)&amp;RIGHT(&quot;0&quot;&amp;DAY([.H594]);2)" office:value-type="string" office:string-value="20090815">
            <text:p>20090815</text:p>
          </table:table-cell>
          <table:table-cell table:formula="of:=YEAR([.H594])" office:value-type="float" office:value="2009">
            <text:p>2009</text:p>
          </table:table-cell>
          <table:table-cell table:formula="of:=ROUNDUP(MONTH([.H594])/3)" office:value-type="float" office:value="3">
            <text:p>3</text:p>
          </table:table-cell>
          <table:table-cell table:formula="of:=MONTH([.H594])" office:value-type="float" office:value="8">
            <text:p>8</text:p>
          </table:table-cell>
          <table:table-cell table:formula="of:=&quot;Ago &quot; &amp; [.B594]" office:value-type="string" office:string-value="Ago 2009">
            <text:p>Ago 2009</text:p>
          </table:table-cell>
          <table:table-cell table:formula="of:=DAY([.H594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09-08-15">
            <text:p>08/15/09</text:p>
          </table:table-cell>
        </table:table-row>
        <table:table-row table:style-name="ro1">
          <table:table-cell table:formula="of:=YEAR([.H595])&amp;RIGHT(&quot;0&quot;&amp;MONTH([.H595]);2)&amp;RIGHT(&quot;0&quot;&amp;DAY([.H595]);2)" office:value-type="string" office:string-value="20090816">
            <text:p>20090816</text:p>
          </table:table-cell>
          <table:table-cell table:formula="of:=YEAR([.H595])" office:value-type="float" office:value="2009">
            <text:p>2009</text:p>
          </table:table-cell>
          <table:table-cell table:formula="of:=ROUNDUP(MONTH([.H595])/3)" office:value-type="float" office:value="3">
            <text:p>3</text:p>
          </table:table-cell>
          <table:table-cell table:formula="of:=MONTH([.H595])" office:value-type="float" office:value="8">
            <text:p>8</text:p>
          </table:table-cell>
          <table:table-cell table:formula="of:=&quot;Ago &quot; &amp; [.B595]" office:value-type="string" office:string-value="Ago 2009">
            <text:p>Ago 2009</text:p>
          </table:table-cell>
          <table:table-cell table:formula="of:=DAY([.H595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09-08-16">
            <text:p>08/16/09</text:p>
          </table:table-cell>
        </table:table-row>
        <table:table-row table:style-name="ro1">
          <table:table-cell table:formula="of:=YEAR([.H596])&amp;RIGHT(&quot;0&quot;&amp;MONTH([.H596]);2)&amp;RIGHT(&quot;0&quot;&amp;DAY([.H596]);2)" office:value-type="string" office:string-value="20090817">
            <text:p>20090817</text:p>
          </table:table-cell>
          <table:table-cell table:formula="of:=YEAR([.H596])" office:value-type="float" office:value="2009">
            <text:p>2009</text:p>
          </table:table-cell>
          <table:table-cell table:formula="of:=ROUNDUP(MONTH([.H596])/3)" office:value-type="float" office:value="3">
            <text:p>3</text:p>
          </table:table-cell>
          <table:table-cell table:formula="of:=MONTH([.H596])" office:value-type="float" office:value="8">
            <text:p>8</text:p>
          </table:table-cell>
          <table:table-cell table:formula="of:=&quot;Ago &quot; &amp; [.B596]" office:value-type="string" office:string-value="Ago 2009">
            <text:p>Ago 2009</text:p>
          </table:table-cell>
          <table:table-cell table:formula="of:=DAY([.H596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09-08-17">
            <text:p>08/17/09</text:p>
          </table:table-cell>
        </table:table-row>
        <table:table-row table:style-name="ro1">
          <table:table-cell table:formula="of:=YEAR([.H597])&amp;RIGHT(&quot;0&quot;&amp;MONTH([.H597]);2)&amp;RIGHT(&quot;0&quot;&amp;DAY([.H597]);2)" office:value-type="string" office:string-value="20090818">
            <text:p>20090818</text:p>
          </table:table-cell>
          <table:table-cell table:formula="of:=YEAR([.H597])" office:value-type="float" office:value="2009">
            <text:p>2009</text:p>
          </table:table-cell>
          <table:table-cell table:formula="of:=ROUNDUP(MONTH([.H597])/3)" office:value-type="float" office:value="3">
            <text:p>3</text:p>
          </table:table-cell>
          <table:table-cell table:formula="of:=MONTH([.H597])" office:value-type="float" office:value="8">
            <text:p>8</text:p>
          </table:table-cell>
          <table:table-cell table:formula="of:=&quot;Ago &quot; &amp; [.B597]" office:value-type="string" office:string-value="Ago 2009">
            <text:p>Ago 2009</text:p>
          </table:table-cell>
          <table:table-cell table:formula="of:=DAY([.H597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09-08-18">
            <text:p>08/18/09</text:p>
          </table:table-cell>
        </table:table-row>
        <table:table-row table:style-name="ro1">
          <table:table-cell table:formula="of:=YEAR([.H598])&amp;RIGHT(&quot;0&quot;&amp;MONTH([.H598]);2)&amp;RIGHT(&quot;0&quot;&amp;DAY([.H598]);2)" office:value-type="string" office:string-value="20090819">
            <text:p>20090819</text:p>
          </table:table-cell>
          <table:table-cell table:formula="of:=YEAR([.H598])" office:value-type="float" office:value="2009">
            <text:p>2009</text:p>
          </table:table-cell>
          <table:table-cell table:formula="of:=ROUNDUP(MONTH([.H598])/3)" office:value-type="float" office:value="3">
            <text:p>3</text:p>
          </table:table-cell>
          <table:table-cell table:formula="of:=MONTH([.H598])" office:value-type="float" office:value="8">
            <text:p>8</text:p>
          </table:table-cell>
          <table:table-cell table:formula="of:=&quot;Ago &quot; &amp; [.B598]" office:value-type="string" office:string-value="Ago 2009">
            <text:p>Ago 2009</text:p>
          </table:table-cell>
          <table:table-cell table:formula="of:=DAY([.H598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09-08-19">
            <text:p>08/19/09</text:p>
          </table:table-cell>
        </table:table-row>
        <table:table-row table:style-name="ro1">
          <table:table-cell table:formula="of:=YEAR([.H599])&amp;RIGHT(&quot;0&quot;&amp;MONTH([.H599]);2)&amp;RIGHT(&quot;0&quot;&amp;DAY([.H599]);2)" office:value-type="string" office:string-value="20090820">
            <text:p>20090820</text:p>
          </table:table-cell>
          <table:table-cell table:formula="of:=YEAR([.H599])" office:value-type="float" office:value="2009">
            <text:p>2009</text:p>
          </table:table-cell>
          <table:table-cell table:formula="of:=ROUNDUP(MONTH([.H599])/3)" office:value-type="float" office:value="3">
            <text:p>3</text:p>
          </table:table-cell>
          <table:table-cell table:formula="of:=MONTH([.H599])" office:value-type="float" office:value="8">
            <text:p>8</text:p>
          </table:table-cell>
          <table:table-cell table:formula="of:=&quot;Ago &quot; &amp; [.B599]" office:value-type="string" office:string-value="Ago 2009">
            <text:p>Ago 2009</text:p>
          </table:table-cell>
          <table:table-cell table:formula="of:=DAY([.H599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09-08-20">
            <text:p>08/20/09</text:p>
          </table:table-cell>
        </table:table-row>
        <table:table-row table:style-name="ro1">
          <table:table-cell table:formula="of:=YEAR([.H600])&amp;RIGHT(&quot;0&quot;&amp;MONTH([.H600]);2)&amp;RIGHT(&quot;0&quot;&amp;DAY([.H600]);2)" office:value-type="string" office:string-value="20090821">
            <text:p>20090821</text:p>
          </table:table-cell>
          <table:table-cell table:formula="of:=YEAR([.H600])" office:value-type="float" office:value="2009">
            <text:p>2009</text:p>
          </table:table-cell>
          <table:table-cell table:formula="of:=ROUNDUP(MONTH([.H600])/3)" office:value-type="float" office:value="3">
            <text:p>3</text:p>
          </table:table-cell>
          <table:table-cell table:formula="of:=MONTH([.H600])" office:value-type="float" office:value="8">
            <text:p>8</text:p>
          </table:table-cell>
          <table:table-cell table:formula="of:=&quot;Ago &quot; &amp; [.B600]" office:value-type="string" office:string-value="Ago 2009">
            <text:p>Ago 2009</text:p>
          </table:table-cell>
          <table:table-cell table:formula="of:=DAY([.H600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09-08-21">
            <text:p>08/21/09</text:p>
          </table:table-cell>
        </table:table-row>
        <table:table-row table:style-name="ro1">
          <table:table-cell table:formula="of:=YEAR([.H601])&amp;RIGHT(&quot;0&quot;&amp;MONTH([.H601]);2)&amp;RIGHT(&quot;0&quot;&amp;DAY([.H601]);2)" office:value-type="string" office:string-value="20090822">
            <text:p>20090822</text:p>
          </table:table-cell>
          <table:table-cell table:formula="of:=YEAR([.H601])" office:value-type="float" office:value="2009">
            <text:p>2009</text:p>
          </table:table-cell>
          <table:table-cell table:formula="of:=ROUNDUP(MONTH([.H601])/3)" office:value-type="float" office:value="3">
            <text:p>3</text:p>
          </table:table-cell>
          <table:table-cell table:formula="of:=MONTH([.H601])" office:value-type="float" office:value="8">
            <text:p>8</text:p>
          </table:table-cell>
          <table:table-cell table:formula="of:=&quot;Ago &quot; &amp; [.B601]" office:value-type="string" office:string-value="Ago 2009">
            <text:p>Ago 2009</text:p>
          </table:table-cell>
          <table:table-cell table:formula="of:=DAY([.H601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09-08-22">
            <text:p>08/22/09</text:p>
          </table:table-cell>
        </table:table-row>
        <table:table-row table:style-name="ro1">
          <table:table-cell table:formula="of:=YEAR([.H602])&amp;RIGHT(&quot;0&quot;&amp;MONTH([.H602]);2)&amp;RIGHT(&quot;0&quot;&amp;DAY([.H602]);2)" office:value-type="string" office:string-value="20090823">
            <text:p>20090823</text:p>
          </table:table-cell>
          <table:table-cell table:formula="of:=YEAR([.H602])" office:value-type="float" office:value="2009">
            <text:p>2009</text:p>
          </table:table-cell>
          <table:table-cell table:formula="of:=ROUNDUP(MONTH([.H602])/3)" office:value-type="float" office:value="3">
            <text:p>3</text:p>
          </table:table-cell>
          <table:table-cell table:formula="of:=MONTH([.H602])" office:value-type="float" office:value="8">
            <text:p>8</text:p>
          </table:table-cell>
          <table:table-cell table:formula="of:=&quot;Ago &quot; &amp; [.B602]" office:value-type="string" office:string-value="Ago 2009">
            <text:p>Ago 2009</text:p>
          </table:table-cell>
          <table:table-cell table:formula="of:=DAY([.H602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09-08-23">
            <text:p>08/23/09</text:p>
          </table:table-cell>
        </table:table-row>
        <table:table-row table:style-name="ro1">
          <table:table-cell table:formula="of:=YEAR([.H603])&amp;RIGHT(&quot;0&quot;&amp;MONTH([.H603]);2)&amp;RIGHT(&quot;0&quot;&amp;DAY([.H603]);2)" office:value-type="string" office:string-value="20090824">
            <text:p>20090824</text:p>
          </table:table-cell>
          <table:table-cell table:formula="of:=YEAR([.H603])" office:value-type="float" office:value="2009">
            <text:p>2009</text:p>
          </table:table-cell>
          <table:table-cell table:formula="of:=ROUNDUP(MONTH([.H603])/3)" office:value-type="float" office:value="3">
            <text:p>3</text:p>
          </table:table-cell>
          <table:table-cell table:formula="of:=MONTH([.H603])" office:value-type="float" office:value="8">
            <text:p>8</text:p>
          </table:table-cell>
          <table:table-cell table:formula="of:=&quot;Ago &quot; &amp; [.B603]" office:value-type="string" office:string-value="Ago 2009">
            <text:p>Ago 2009</text:p>
          </table:table-cell>
          <table:table-cell table:formula="of:=DAY([.H603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09-08-24">
            <text:p>08/24/09</text:p>
          </table:table-cell>
        </table:table-row>
        <table:table-row table:style-name="ro1">
          <table:table-cell table:formula="of:=YEAR([.H604])&amp;RIGHT(&quot;0&quot;&amp;MONTH([.H604]);2)&amp;RIGHT(&quot;0&quot;&amp;DAY([.H604]);2)" office:value-type="string" office:string-value="20090825">
            <text:p>20090825</text:p>
          </table:table-cell>
          <table:table-cell table:formula="of:=YEAR([.H604])" office:value-type="float" office:value="2009">
            <text:p>2009</text:p>
          </table:table-cell>
          <table:table-cell table:formula="of:=ROUNDUP(MONTH([.H604])/3)" office:value-type="float" office:value="3">
            <text:p>3</text:p>
          </table:table-cell>
          <table:table-cell table:formula="of:=MONTH([.H604])" office:value-type="float" office:value="8">
            <text:p>8</text:p>
          </table:table-cell>
          <table:table-cell table:formula="of:=&quot;Ago &quot; &amp; [.B604]" office:value-type="string" office:string-value="Ago 2009">
            <text:p>Ago 2009</text:p>
          </table:table-cell>
          <table:table-cell table:formula="of:=DAY([.H604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09-08-25">
            <text:p>08/25/09</text:p>
          </table:table-cell>
        </table:table-row>
        <table:table-row table:style-name="ro1">
          <table:table-cell table:formula="of:=YEAR([.H605])&amp;RIGHT(&quot;0&quot;&amp;MONTH([.H605]);2)&amp;RIGHT(&quot;0&quot;&amp;DAY([.H605]);2)" office:value-type="string" office:string-value="20090826">
            <text:p>20090826</text:p>
          </table:table-cell>
          <table:table-cell table:formula="of:=YEAR([.H605])" office:value-type="float" office:value="2009">
            <text:p>2009</text:p>
          </table:table-cell>
          <table:table-cell table:formula="of:=ROUNDUP(MONTH([.H605])/3)" office:value-type="float" office:value="3">
            <text:p>3</text:p>
          </table:table-cell>
          <table:table-cell table:formula="of:=MONTH([.H605])" office:value-type="float" office:value="8">
            <text:p>8</text:p>
          </table:table-cell>
          <table:table-cell table:formula="of:=&quot;Ago &quot; &amp; [.B605]" office:value-type="string" office:string-value="Ago 2009">
            <text:p>Ago 2009</text:p>
          </table:table-cell>
          <table:table-cell table:formula="of:=DAY([.H605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09-08-26">
            <text:p>08/26/09</text:p>
          </table:table-cell>
        </table:table-row>
        <table:table-row table:style-name="ro1">
          <table:table-cell table:formula="of:=YEAR([.H606])&amp;RIGHT(&quot;0&quot;&amp;MONTH([.H606]);2)&amp;RIGHT(&quot;0&quot;&amp;DAY([.H606]);2)" office:value-type="string" office:string-value="20090827">
            <text:p>20090827</text:p>
          </table:table-cell>
          <table:table-cell table:formula="of:=YEAR([.H606])" office:value-type="float" office:value="2009">
            <text:p>2009</text:p>
          </table:table-cell>
          <table:table-cell table:formula="of:=ROUNDUP(MONTH([.H606])/3)" office:value-type="float" office:value="3">
            <text:p>3</text:p>
          </table:table-cell>
          <table:table-cell table:formula="of:=MONTH([.H606])" office:value-type="float" office:value="8">
            <text:p>8</text:p>
          </table:table-cell>
          <table:table-cell table:formula="of:=&quot;Ago &quot; &amp; [.B606]" office:value-type="string" office:string-value="Ago 2009">
            <text:p>Ago 2009</text:p>
          </table:table-cell>
          <table:table-cell table:formula="of:=DAY([.H606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09-08-27">
            <text:p>08/27/09</text:p>
          </table:table-cell>
        </table:table-row>
        <table:table-row table:style-name="ro1">
          <table:table-cell table:formula="of:=YEAR([.H607])&amp;RIGHT(&quot;0&quot;&amp;MONTH([.H607]);2)&amp;RIGHT(&quot;0&quot;&amp;DAY([.H607]);2)" office:value-type="string" office:string-value="20090828">
            <text:p>20090828</text:p>
          </table:table-cell>
          <table:table-cell table:formula="of:=YEAR([.H607])" office:value-type="float" office:value="2009">
            <text:p>2009</text:p>
          </table:table-cell>
          <table:table-cell table:formula="of:=ROUNDUP(MONTH([.H607])/3)" office:value-type="float" office:value="3">
            <text:p>3</text:p>
          </table:table-cell>
          <table:table-cell table:formula="of:=MONTH([.H607])" office:value-type="float" office:value="8">
            <text:p>8</text:p>
          </table:table-cell>
          <table:table-cell table:formula="of:=&quot;Ago &quot; &amp; [.B607]" office:value-type="string" office:string-value="Ago 2009">
            <text:p>Ago 2009</text:p>
          </table:table-cell>
          <table:table-cell table:formula="of:=DAY([.H607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09-08-28">
            <text:p>08/28/09</text:p>
          </table:table-cell>
        </table:table-row>
        <table:table-row table:style-name="ro1">
          <table:table-cell table:formula="of:=YEAR([.H608])&amp;RIGHT(&quot;0&quot;&amp;MONTH([.H608]);2)&amp;RIGHT(&quot;0&quot;&amp;DAY([.H608]);2)" office:value-type="string" office:string-value="20090829">
            <text:p>20090829</text:p>
          </table:table-cell>
          <table:table-cell table:formula="of:=YEAR([.H608])" office:value-type="float" office:value="2009">
            <text:p>2009</text:p>
          </table:table-cell>
          <table:table-cell table:formula="of:=ROUNDUP(MONTH([.H608])/3)" office:value-type="float" office:value="3">
            <text:p>3</text:p>
          </table:table-cell>
          <table:table-cell table:formula="of:=MONTH([.H608])" office:value-type="float" office:value="8">
            <text:p>8</text:p>
          </table:table-cell>
          <table:table-cell table:formula="of:=&quot;Ago &quot; &amp; [.B608]" office:value-type="string" office:string-value="Ago 2009">
            <text:p>Ago 2009</text:p>
          </table:table-cell>
          <table:table-cell table:formula="of:=DAY([.H608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09-08-29">
            <text:p>08/29/09</text:p>
          </table:table-cell>
        </table:table-row>
        <table:table-row table:style-name="ro1">
          <table:table-cell table:formula="of:=YEAR([.H609])&amp;RIGHT(&quot;0&quot;&amp;MONTH([.H609]);2)&amp;RIGHT(&quot;0&quot;&amp;DAY([.H609]);2)" office:value-type="string" office:string-value="20090830">
            <text:p>20090830</text:p>
          </table:table-cell>
          <table:table-cell table:formula="of:=YEAR([.H609])" office:value-type="float" office:value="2009">
            <text:p>2009</text:p>
          </table:table-cell>
          <table:table-cell table:formula="of:=ROUNDUP(MONTH([.H609])/3)" office:value-type="float" office:value="3">
            <text:p>3</text:p>
          </table:table-cell>
          <table:table-cell table:formula="of:=MONTH([.H609])" office:value-type="float" office:value="8">
            <text:p>8</text:p>
          </table:table-cell>
          <table:table-cell table:formula="of:=&quot;Ago &quot; &amp; [.B609]" office:value-type="string" office:string-value="Ago 2009">
            <text:p>Ago 2009</text:p>
          </table:table-cell>
          <table:table-cell table:formula="of:=DAY([.H609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09-08-30">
            <text:p>08/30/09</text:p>
          </table:table-cell>
        </table:table-row>
        <table:table-row table:style-name="ro1">
          <table:table-cell table:formula="of:=YEAR([.H610])&amp;RIGHT(&quot;0&quot;&amp;MONTH([.H610]);2)&amp;RIGHT(&quot;0&quot;&amp;DAY([.H610]);2)" office:value-type="string" office:string-value="20090831">
            <text:p>20090831</text:p>
          </table:table-cell>
          <table:table-cell table:formula="of:=YEAR([.H610])" office:value-type="float" office:value="2009">
            <text:p>2009</text:p>
          </table:table-cell>
          <table:table-cell table:formula="of:=ROUNDUP(MONTH([.H610])/3)" office:value-type="float" office:value="3">
            <text:p>3</text:p>
          </table:table-cell>
          <table:table-cell table:formula="of:=MONTH([.H610])" office:value-type="float" office:value="8">
            <text:p>8</text:p>
          </table:table-cell>
          <table:table-cell table:formula="of:=&quot;Ago &quot; &amp; [.B610]" office:value-type="string" office:string-value="Ago 2009">
            <text:p>Ago 2009</text:p>
          </table:table-cell>
          <table:table-cell table:formula="of:=DAY([.H610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09-08-31">
            <text:p>08/31/09</text:p>
          </table:table-cell>
        </table:table-row>
        <table:table-row table:style-name="ro1">
          <table:table-cell table:formula="of:=YEAR([.H611])&amp;RIGHT(&quot;0&quot;&amp;MONTH([.H611]);2)&amp;RIGHT(&quot;0&quot;&amp;DAY([.H611]);2)" office:value-type="string" office:string-value="20090901">
            <text:p>20090901</text:p>
          </table:table-cell>
          <table:table-cell table:formula="of:=YEAR([.H611])" office:value-type="float" office:value="2009">
            <text:p>2009</text:p>
          </table:table-cell>
          <table:table-cell table:formula="of:=ROUNDUP(MONTH([.H611])/3)" office:value-type="float" office:value="3">
            <text:p>3</text:p>
          </table:table-cell>
          <table:table-cell table:formula="of:=MONTH([.H611])" office:value-type="float" office:value="9">
            <text:p>9</text:p>
          </table:table-cell>
          <table:table-cell table:formula="of:=&quot;Sep &quot; &amp; [.B611]" office:value-type="string" office:string-value="Sep 2009">
            <text:p>Sep 2009</text:p>
          </table:table-cell>
          <table:table-cell table:formula="of:=DAY([.H611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9-09-01">
            <text:p>09/01/09</text:p>
          </table:table-cell>
        </table:table-row>
        <table:table-row table:style-name="ro1">
          <table:table-cell table:formula="of:=YEAR([.H612])&amp;RIGHT(&quot;0&quot;&amp;MONTH([.H612]);2)&amp;RIGHT(&quot;0&quot;&amp;DAY([.H612]);2)" office:value-type="string" office:string-value="20090902">
            <text:p>20090902</text:p>
          </table:table-cell>
          <table:table-cell table:formula="of:=YEAR([.H612])" office:value-type="float" office:value="2009">
            <text:p>2009</text:p>
          </table:table-cell>
          <table:table-cell table:formula="of:=ROUNDUP(MONTH([.H612])/3)" office:value-type="float" office:value="3">
            <text:p>3</text:p>
          </table:table-cell>
          <table:table-cell table:formula="of:=MONTH([.H612])" office:value-type="float" office:value="9">
            <text:p>9</text:p>
          </table:table-cell>
          <table:table-cell table:formula="of:=&quot;Sep &quot; &amp; [.B612]" office:value-type="string" office:string-value="Sep 2009">
            <text:p>Sep 2009</text:p>
          </table:table-cell>
          <table:table-cell table:formula="of:=DAY([.H612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9-09-02">
            <text:p>09/02/09</text:p>
          </table:table-cell>
        </table:table-row>
        <table:table-row table:style-name="ro1">
          <table:table-cell table:formula="of:=YEAR([.H613])&amp;RIGHT(&quot;0&quot;&amp;MONTH([.H613]);2)&amp;RIGHT(&quot;0&quot;&amp;DAY([.H613]);2)" office:value-type="string" office:string-value="20090903">
            <text:p>20090903</text:p>
          </table:table-cell>
          <table:table-cell table:formula="of:=YEAR([.H613])" office:value-type="float" office:value="2009">
            <text:p>2009</text:p>
          </table:table-cell>
          <table:table-cell table:formula="of:=ROUNDUP(MONTH([.H613])/3)" office:value-type="float" office:value="3">
            <text:p>3</text:p>
          </table:table-cell>
          <table:table-cell table:formula="of:=MONTH([.H613])" office:value-type="float" office:value="9">
            <text:p>9</text:p>
          </table:table-cell>
          <table:table-cell table:formula="of:=&quot;Sep &quot; &amp; [.B613]" office:value-type="string" office:string-value="Sep 2009">
            <text:p>Sep 2009</text:p>
          </table:table-cell>
          <table:table-cell table:formula="of:=DAY([.H613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9-09-03">
            <text:p>09/03/09</text:p>
          </table:table-cell>
        </table:table-row>
        <table:table-row table:style-name="ro1">
          <table:table-cell table:formula="of:=YEAR([.H614])&amp;RIGHT(&quot;0&quot;&amp;MONTH([.H614]);2)&amp;RIGHT(&quot;0&quot;&amp;DAY([.H614]);2)" office:value-type="string" office:string-value="20090904">
            <text:p>20090904</text:p>
          </table:table-cell>
          <table:table-cell table:formula="of:=YEAR([.H614])" office:value-type="float" office:value="2009">
            <text:p>2009</text:p>
          </table:table-cell>
          <table:table-cell table:formula="of:=ROUNDUP(MONTH([.H614])/3)" office:value-type="float" office:value="3">
            <text:p>3</text:p>
          </table:table-cell>
          <table:table-cell table:formula="of:=MONTH([.H614])" office:value-type="float" office:value="9">
            <text:p>9</text:p>
          </table:table-cell>
          <table:table-cell table:formula="of:=&quot;Sep &quot; &amp; [.B614]" office:value-type="string" office:string-value="Sep 2009">
            <text:p>Sep 2009</text:p>
          </table:table-cell>
          <table:table-cell table:formula="of:=DAY([.H614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9-09-04">
            <text:p>09/04/09</text:p>
          </table:table-cell>
        </table:table-row>
        <table:table-row table:style-name="ro1">
          <table:table-cell table:formula="of:=YEAR([.H615])&amp;RIGHT(&quot;0&quot;&amp;MONTH([.H615]);2)&amp;RIGHT(&quot;0&quot;&amp;DAY([.H615]);2)" office:value-type="string" office:string-value="20090905">
            <text:p>20090905</text:p>
          </table:table-cell>
          <table:table-cell table:formula="of:=YEAR([.H615])" office:value-type="float" office:value="2009">
            <text:p>2009</text:p>
          </table:table-cell>
          <table:table-cell table:formula="of:=ROUNDUP(MONTH([.H615])/3)" office:value-type="float" office:value="3">
            <text:p>3</text:p>
          </table:table-cell>
          <table:table-cell table:formula="of:=MONTH([.H615])" office:value-type="float" office:value="9">
            <text:p>9</text:p>
          </table:table-cell>
          <table:table-cell table:formula="of:=&quot;Sep &quot; &amp; [.B615]" office:value-type="string" office:string-value="Sep 2009">
            <text:p>Sep 2009</text:p>
          </table:table-cell>
          <table:table-cell table:formula="of:=DAY([.H615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9-09-05">
            <text:p>09/05/09</text:p>
          </table:table-cell>
        </table:table-row>
        <table:table-row table:style-name="ro1">
          <table:table-cell table:formula="of:=YEAR([.H616])&amp;RIGHT(&quot;0&quot;&amp;MONTH([.H616]);2)&amp;RIGHT(&quot;0&quot;&amp;DAY([.H616]);2)" office:value-type="string" office:string-value="20090906">
            <text:p>20090906</text:p>
          </table:table-cell>
          <table:table-cell table:formula="of:=YEAR([.H616])" office:value-type="float" office:value="2009">
            <text:p>2009</text:p>
          </table:table-cell>
          <table:table-cell table:formula="of:=ROUNDUP(MONTH([.H616])/3)" office:value-type="float" office:value="3">
            <text:p>3</text:p>
          </table:table-cell>
          <table:table-cell table:formula="of:=MONTH([.H616])" office:value-type="float" office:value="9">
            <text:p>9</text:p>
          </table:table-cell>
          <table:table-cell table:formula="of:=&quot;Sep &quot; &amp; [.B616]" office:value-type="string" office:string-value="Sep 2009">
            <text:p>Sep 2009</text:p>
          </table:table-cell>
          <table:table-cell table:formula="of:=DAY([.H616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9-09-06">
            <text:p>09/06/09</text:p>
          </table:table-cell>
        </table:table-row>
        <table:table-row table:style-name="ro1">
          <table:table-cell table:formula="of:=YEAR([.H617])&amp;RIGHT(&quot;0&quot;&amp;MONTH([.H617]);2)&amp;RIGHT(&quot;0&quot;&amp;DAY([.H617]);2)" office:value-type="string" office:string-value="20090907">
            <text:p>20090907</text:p>
          </table:table-cell>
          <table:table-cell table:formula="of:=YEAR([.H617])" office:value-type="float" office:value="2009">
            <text:p>2009</text:p>
          </table:table-cell>
          <table:table-cell table:formula="of:=ROUNDUP(MONTH([.H617])/3)" office:value-type="float" office:value="3">
            <text:p>3</text:p>
          </table:table-cell>
          <table:table-cell table:formula="of:=MONTH([.H617])" office:value-type="float" office:value="9">
            <text:p>9</text:p>
          </table:table-cell>
          <table:table-cell table:formula="of:=&quot;Sep &quot; &amp; [.B617]" office:value-type="string" office:string-value="Sep 2009">
            <text:p>Sep 2009</text:p>
          </table:table-cell>
          <table:table-cell table:formula="of:=DAY([.H617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9-09-07">
            <text:p>09/07/09</text:p>
          </table:table-cell>
        </table:table-row>
        <table:table-row table:style-name="ro1">
          <table:table-cell table:formula="of:=YEAR([.H618])&amp;RIGHT(&quot;0&quot;&amp;MONTH([.H618]);2)&amp;RIGHT(&quot;0&quot;&amp;DAY([.H618]);2)" office:value-type="string" office:string-value="20090908">
            <text:p>20090908</text:p>
          </table:table-cell>
          <table:table-cell table:formula="of:=YEAR([.H618])" office:value-type="float" office:value="2009">
            <text:p>2009</text:p>
          </table:table-cell>
          <table:table-cell table:formula="of:=ROUNDUP(MONTH([.H618])/3)" office:value-type="float" office:value="3">
            <text:p>3</text:p>
          </table:table-cell>
          <table:table-cell table:formula="of:=MONTH([.H618])" office:value-type="float" office:value="9">
            <text:p>9</text:p>
          </table:table-cell>
          <table:table-cell table:formula="of:=&quot;Sep &quot; &amp; [.B618]" office:value-type="string" office:string-value="Sep 2009">
            <text:p>Sep 2009</text:p>
          </table:table-cell>
          <table:table-cell table:formula="of:=DAY([.H618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9-09-08">
            <text:p>09/08/09</text:p>
          </table:table-cell>
        </table:table-row>
        <table:table-row table:style-name="ro1">
          <table:table-cell table:formula="of:=YEAR([.H619])&amp;RIGHT(&quot;0&quot;&amp;MONTH([.H619]);2)&amp;RIGHT(&quot;0&quot;&amp;DAY([.H619]);2)" office:value-type="string" office:string-value="20090909">
            <text:p>20090909</text:p>
          </table:table-cell>
          <table:table-cell table:formula="of:=YEAR([.H619])" office:value-type="float" office:value="2009">
            <text:p>2009</text:p>
          </table:table-cell>
          <table:table-cell table:formula="of:=ROUNDUP(MONTH([.H619])/3)" office:value-type="float" office:value="3">
            <text:p>3</text:p>
          </table:table-cell>
          <table:table-cell table:formula="of:=MONTH([.H619])" office:value-type="float" office:value="9">
            <text:p>9</text:p>
          </table:table-cell>
          <table:table-cell table:formula="of:=&quot;Sep &quot; &amp; [.B619]" office:value-type="string" office:string-value="Sep 2009">
            <text:p>Sep 2009</text:p>
          </table:table-cell>
          <table:table-cell table:formula="of:=DAY([.H619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9-09-09">
            <text:p>09/09/09</text:p>
          </table:table-cell>
        </table:table-row>
        <table:table-row table:style-name="ro1">
          <table:table-cell table:formula="of:=YEAR([.H620])&amp;RIGHT(&quot;0&quot;&amp;MONTH([.H620]);2)&amp;RIGHT(&quot;0&quot;&amp;DAY([.H620]);2)" office:value-type="string" office:string-value="20090910">
            <text:p>20090910</text:p>
          </table:table-cell>
          <table:table-cell table:formula="of:=YEAR([.H620])" office:value-type="float" office:value="2009">
            <text:p>2009</text:p>
          </table:table-cell>
          <table:table-cell table:formula="of:=ROUNDUP(MONTH([.H620])/3)" office:value-type="float" office:value="3">
            <text:p>3</text:p>
          </table:table-cell>
          <table:table-cell table:formula="of:=MONTH([.H620])" office:value-type="float" office:value="9">
            <text:p>9</text:p>
          </table:table-cell>
          <table:table-cell table:formula="of:=&quot;Sep &quot; &amp; [.B620]" office:value-type="string" office:string-value="Sep 2009">
            <text:p>Sep 2009</text:p>
          </table:table-cell>
          <table:table-cell table:formula="of:=DAY([.H620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9-09-10">
            <text:p>09/10/09</text:p>
          </table:table-cell>
        </table:table-row>
        <table:table-row table:style-name="ro1">
          <table:table-cell table:formula="of:=YEAR([.H621])&amp;RIGHT(&quot;0&quot;&amp;MONTH([.H621]);2)&amp;RIGHT(&quot;0&quot;&amp;DAY([.H621]);2)" office:value-type="string" office:string-value="20090911">
            <text:p>20090911</text:p>
          </table:table-cell>
          <table:table-cell table:formula="of:=YEAR([.H621])" office:value-type="float" office:value="2009">
            <text:p>2009</text:p>
          </table:table-cell>
          <table:table-cell table:formula="of:=ROUNDUP(MONTH([.H621])/3)" office:value-type="float" office:value="3">
            <text:p>3</text:p>
          </table:table-cell>
          <table:table-cell table:formula="of:=MONTH([.H621])" office:value-type="float" office:value="9">
            <text:p>9</text:p>
          </table:table-cell>
          <table:table-cell table:formula="of:=&quot;Sep &quot; &amp; [.B621]" office:value-type="string" office:string-value="Sep 2009">
            <text:p>Sep 2009</text:p>
          </table:table-cell>
          <table:table-cell table:formula="of:=DAY([.H621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9-09-11">
            <text:p>09/11/09</text:p>
          </table:table-cell>
        </table:table-row>
        <table:table-row table:style-name="ro1">
          <table:table-cell table:formula="of:=YEAR([.H622])&amp;RIGHT(&quot;0&quot;&amp;MONTH([.H622]);2)&amp;RIGHT(&quot;0&quot;&amp;DAY([.H622]);2)" office:value-type="string" office:string-value="20090912">
            <text:p>20090912</text:p>
          </table:table-cell>
          <table:table-cell table:formula="of:=YEAR([.H622])" office:value-type="float" office:value="2009">
            <text:p>2009</text:p>
          </table:table-cell>
          <table:table-cell table:formula="of:=ROUNDUP(MONTH([.H622])/3)" office:value-type="float" office:value="3">
            <text:p>3</text:p>
          </table:table-cell>
          <table:table-cell table:formula="of:=MONTH([.H622])" office:value-type="float" office:value="9">
            <text:p>9</text:p>
          </table:table-cell>
          <table:table-cell table:formula="of:=&quot;Sep &quot; &amp; [.B622]" office:value-type="string" office:string-value="Sep 2009">
            <text:p>Sep 2009</text:p>
          </table:table-cell>
          <table:table-cell table:formula="of:=DAY([.H622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9-09-12">
            <text:p>09/12/09</text:p>
          </table:table-cell>
        </table:table-row>
        <table:table-row table:style-name="ro1">
          <table:table-cell table:formula="of:=YEAR([.H623])&amp;RIGHT(&quot;0&quot;&amp;MONTH([.H623]);2)&amp;RIGHT(&quot;0&quot;&amp;DAY([.H623]);2)" office:value-type="string" office:string-value="20090913">
            <text:p>20090913</text:p>
          </table:table-cell>
          <table:table-cell table:formula="of:=YEAR([.H623])" office:value-type="float" office:value="2009">
            <text:p>2009</text:p>
          </table:table-cell>
          <table:table-cell table:formula="of:=ROUNDUP(MONTH([.H623])/3)" office:value-type="float" office:value="3">
            <text:p>3</text:p>
          </table:table-cell>
          <table:table-cell table:formula="of:=MONTH([.H623])" office:value-type="float" office:value="9">
            <text:p>9</text:p>
          </table:table-cell>
          <table:table-cell table:formula="of:=&quot;Sep &quot; &amp; [.B623]" office:value-type="string" office:string-value="Sep 2009">
            <text:p>Sep 2009</text:p>
          </table:table-cell>
          <table:table-cell table:formula="of:=DAY([.H623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9-09-13">
            <text:p>09/13/09</text:p>
          </table:table-cell>
        </table:table-row>
        <table:table-row table:style-name="ro1">
          <table:table-cell table:formula="of:=YEAR([.H624])&amp;RIGHT(&quot;0&quot;&amp;MONTH([.H624]);2)&amp;RIGHT(&quot;0&quot;&amp;DAY([.H624]);2)" office:value-type="string" office:string-value="20090914">
            <text:p>20090914</text:p>
          </table:table-cell>
          <table:table-cell table:formula="of:=YEAR([.H624])" office:value-type="float" office:value="2009">
            <text:p>2009</text:p>
          </table:table-cell>
          <table:table-cell table:formula="of:=ROUNDUP(MONTH([.H624])/3)" office:value-type="float" office:value="3">
            <text:p>3</text:p>
          </table:table-cell>
          <table:table-cell table:formula="of:=MONTH([.H624])" office:value-type="float" office:value="9">
            <text:p>9</text:p>
          </table:table-cell>
          <table:table-cell table:formula="of:=&quot;Sep &quot; &amp; [.B624]" office:value-type="string" office:string-value="Sep 2009">
            <text:p>Sep 2009</text:p>
          </table:table-cell>
          <table:table-cell table:formula="of:=DAY([.H624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9-09-14">
            <text:p>09/14/09</text:p>
          </table:table-cell>
        </table:table-row>
        <table:table-row table:style-name="ro1">
          <table:table-cell table:formula="of:=YEAR([.H625])&amp;RIGHT(&quot;0&quot;&amp;MONTH([.H625]);2)&amp;RIGHT(&quot;0&quot;&amp;DAY([.H625]);2)" office:value-type="string" office:string-value="20090915">
            <text:p>20090915</text:p>
          </table:table-cell>
          <table:table-cell table:formula="of:=YEAR([.H625])" office:value-type="float" office:value="2009">
            <text:p>2009</text:p>
          </table:table-cell>
          <table:table-cell table:formula="of:=ROUNDUP(MONTH([.H625])/3)" office:value-type="float" office:value="3">
            <text:p>3</text:p>
          </table:table-cell>
          <table:table-cell table:formula="of:=MONTH([.H625])" office:value-type="float" office:value="9">
            <text:p>9</text:p>
          </table:table-cell>
          <table:table-cell table:formula="of:=&quot;Sep &quot; &amp; [.B625]" office:value-type="string" office:string-value="Sep 2009">
            <text:p>Sep 2009</text:p>
          </table:table-cell>
          <table:table-cell table:formula="of:=DAY([.H625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9-09-15">
            <text:p>09/15/09</text:p>
          </table:table-cell>
        </table:table-row>
        <table:table-row table:style-name="ro1">
          <table:table-cell table:formula="of:=YEAR([.H626])&amp;RIGHT(&quot;0&quot;&amp;MONTH([.H626]);2)&amp;RIGHT(&quot;0&quot;&amp;DAY([.H626]);2)" office:value-type="string" office:string-value="20090916">
            <text:p>20090916</text:p>
          </table:table-cell>
          <table:table-cell table:formula="of:=YEAR([.H626])" office:value-type="float" office:value="2009">
            <text:p>2009</text:p>
          </table:table-cell>
          <table:table-cell table:formula="of:=ROUNDUP(MONTH([.H626])/3)" office:value-type="float" office:value="3">
            <text:p>3</text:p>
          </table:table-cell>
          <table:table-cell table:formula="of:=MONTH([.H626])" office:value-type="float" office:value="9">
            <text:p>9</text:p>
          </table:table-cell>
          <table:table-cell table:formula="of:=&quot;Sep &quot; &amp; [.B626]" office:value-type="string" office:string-value="Sep 2009">
            <text:p>Sep 2009</text:p>
          </table:table-cell>
          <table:table-cell table:formula="of:=DAY([.H626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9-09-16">
            <text:p>09/16/09</text:p>
          </table:table-cell>
        </table:table-row>
        <table:table-row table:style-name="ro1">
          <table:table-cell table:formula="of:=YEAR([.H627])&amp;RIGHT(&quot;0&quot;&amp;MONTH([.H627]);2)&amp;RIGHT(&quot;0&quot;&amp;DAY([.H627]);2)" office:value-type="string" office:string-value="20090917">
            <text:p>20090917</text:p>
          </table:table-cell>
          <table:table-cell table:formula="of:=YEAR([.H627])" office:value-type="float" office:value="2009">
            <text:p>2009</text:p>
          </table:table-cell>
          <table:table-cell table:formula="of:=ROUNDUP(MONTH([.H627])/3)" office:value-type="float" office:value="3">
            <text:p>3</text:p>
          </table:table-cell>
          <table:table-cell table:formula="of:=MONTH([.H627])" office:value-type="float" office:value="9">
            <text:p>9</text:p>
          </table:table-cell>
          <table:table-cell table:formula="of:=&quot;Sep &quot; &amp; [.B627]" office:value-type="string" office:string-value="Sep 2009">
            <text:p>Sep 2009</text:p>
          </table:table-cell>
          <table:table-cell table:formula="of:=DAY([.H627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9-09-17">
            <text:p>09/17/09</text:p>
          </table:table-cell>
        </table:table-row>
        <table:table-row table:style-name="ro1">
          <table:table-cell table:formula="of:=YEAR([.H628])&amp;RIGHT(&quot;0&quot;&amp;MONTH([.H628]);2)&amp;RIGHT(&quot;0&quot;&amp;DAY([.H628]);2)" office:value-type="string" office:string-value="20090918">
            <text:p>20090918</text:p>
          </table:table-cell>
          <table:table-cell table:formula="of:=YEAR([.H628])" office:value-type="float" office:value="2009">
            <text:p>2009</text:p>
          </table:table-cell>
          <table:table-cell table:formula="of:=ROUNDUP(MONTH([.H628])/3)" office:value-type="float" office:value="3">
            <text:p>3</text:p>
          </table:table-cell>
          <table:table-cell table:formula="of:=MONTH([.H628])" office:value-type="float" office:value="9">
            <text:p>9</text:p>
          </table:table-cell>
          <table:table-cell table:formula="of:=&quot;Sep &quot; &amp; [.B628]" office:value-type="string" office:string-value="Sep 2009">
            <text:p>Sep 2009</text:p>
          </table:table-cell>
          <table:table-cell table:formula="of:=DAY([.H628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9-09-18">
            <text:p>09/18/09</text:p>
          </table:table-cell>
        </table:table-row>
        <table:table-row table:style-name="ro1">
          <table:table-cell table:formula="of:=YEAR([.H629])&amp;RIGHT(&quot;0&quot;&amp;MONTH([.H629]);2)&amp;RIGHT(&quot;0&quot;&amp;DAY([.H629]);2)" office:value-type="string" office:string-value="20090919">
            <text:p>20090919</text:p>
          </table:table-cell>
          <table:table-cell table:formula="of:=YEAR([.H629])" office:value-type="float" office:value="2009">
            <text:p>2009</text:p>
          </table:table-cell>
          <table:table-cell table:formula="of:=ROUNDUP(MONTH([.H629])/3)" office:value-type="float" office:value="3">
            <text:p>3</text:p>
          </table:table-cell>
          <table:table-cell table:formula="of:=MONTH([.H629])" office:value-type="float" office:value="9">
            <text:p>9</text:p>
          </table:table-cell>
          <table:table-cell table:formula="of:=&quot;Sep &quot; &amp; [.B629]" office:value-type="string" office:string-value="Sep 2009">
            <text:p>Sep 2009</text:p>
          </table:table-cell>
          <table:table-cell table:formula="of:=DAY([.H629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9-09-19">
            <text:p>09/19/09</text:p>
          </table:table-cell>
        </table:table-row>
        <table:table-row table:style-name="ro1">
          <table:table-cell table:formula="of:=YEAR([.H630])&amp;RIGHT(&quot;0&quot;&amp;MONTH([.H630]);2)&amp;RIGHT(&quot;0&quot;&amp;DAY([.H630]);2)" office:value-type="string" office:string-value="20090920">
            <text:p>20090920</text:p>
          </table:table-cell>
          <table:table-cell table:formula="of:=YEAR([.H630])" office:value-type="float" office:value="2009">
            <text:p>2009</text:p>
          </table:table-cell>
          <table:table-cell table:formula="of:=ROUNDUP(MONTH([.H630])/3)" office:value-type="float" office:value="3">
            <text:p>3</text:p>
          </table:table-cell>
          <table:table-cell table:formula="of:=MONTH([.H630])" office:value-type="float" office:value="9">
            <text:p>9</text:p>
          </table:table-cell>
          <table:table-cell table:formula="of:=&quot;Sep &quot; &amp; [.B630]" office:value-type="string" office:string-value="Sep 2009">
            <text:p>Sep 2009</text:p>
          </table:table-cell>
          <table:table-cell table:formula="of:=DAY([.H630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9-09-20">
            <text:p>09/20/09</text:p>
          </table:table-cell>
        </table:table-row>
        <table:table-row table:style-name="ro1">
          <table:table-cell table:formula="of:=YEAR([.H631])&amp;RIGHT(&quot;0&quot;&amp;MONTH([.H631]);2)&amp;RIGHT(&quot;0&quot;&amp;DAY([.H631]);2)" office:value-type="string" office:string-value="20090921">
            <text:p>20090921</text:p>
          </table:table-cell>
          <table:table-cell table:formula="of:=YEAR([.H631])" office:value-type="float" office:value="2009">
            <text:p>2009</text:p>
          </table:table-cell>
          <table:table-cell table:formula="of:=ROUNDUP(MONTH([.H631])/3)" office:value-type="float" office:value="3">
            <text:p>3</text:p>
          </table:table-cell>
          <table:table-cell table:formula="of:=MONTH([.H631])" office:value-type="float" office:value="9">
            <text:p>9</text:p>
          </table:table-cell>
          <table:table-cell table:formula="of:=&quot;Sep &quot; &amp; [.B631]" office:value-type="string" office:string-value="Sep 2009">
            <text:p>Sep 2009</text:p>
          </table:table-cell>
          <table:table-cell table:formula="of:=DAY([.H631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9-09-21">
            <text:p>09/21/09</text:p>
          </table:table-cell>
        </table:table-row>
        <table:table-row table:style-name="ro1">
          <table:table-cell table:formula="of:=YEAR([.H632])&amp;RIGHT(&quot;0&quot;&amp;MONTH([.H632]);2)&amp;RIGHT(&quot;0&quot;&amp;DAY([.H632]);2)" office:value-type="string" office:string-value="20090922">
            <text:p>20090922</text:p>
          </table:table-cell>
          <table:table-cell table:formula="of:=YEAR([.H632])" office:value-type="float" office:value="2009">
            <text:p>2009</text:p>
          </table:table-cell>
          <table:table-cell table:formula="of:=ROUNDUP(MONTH([.H632])/3)" office:value-type="float" office:value="3">
            <text:p>3</text:p>
          </table:table-cell>
          <table:table-cell table:formula="of:=MONTH([.H632])" office:value-type="float" office:value="9">
            <text:p>9</text:p>
          </table:table-cell>
          <table:table-cell table:formula="of:=&quot;Sep &quot; &amp; [.B632]" office:value-type="string" office:string-value="Sep 2009">
            <text:p>Sep 2009</text:p>
          </table:table-cell>
          <table:table-cell table:formula="of:=DAY([.H632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9-09-22">
            <text:p>09/22/09</text:p>
          </table:table-cell>
        </table:table-row>
        <table:table-row table:style-name="ro1">
          <table:table-cell table:formula="of:=YEAR([.H633])&amp;RIGHT(&quot;0&quot;&amp;MONTH([.H633]);2)&amp;RIGHT(&quot;0&quot;&amp;DAY([.H633]);2)" office:value-type="string" office:string-value="20090923">
            <text:p>20090923</text:p>
          </table:table-cell>
          <table:table-cell table:formula="of:=YEAR([.H633])" office:value-type="float" office:value="2009">
            <text:p>2009</text:p>
          </table:table-cell>
          <table:table-cell table:formula="of:=ROUNDUP(MONTH([.H633])/3)" office:value-type="float" office:value="3">
            <text:p>3</text:p>
          </table:table-cell>
          <table:table-cell table:formula="of:=MONTH([.H633])" office:value-type="float" office:value="9">
            <text:p>9</text:p>
          </table:table-cell>
          <table:table-cell table:formula="of:=&quot;Sep &quot; &amp; [.B633]" office:value-type="string" office:string-value="Sep 2009">
            <text:p>Sep 2009</text:p>
          </table:table-cell>
          <table:table-cell table:formula="of:=DAY([.H633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9-09-23">
            <text:p>09/23/09</text:p>
          </table:table-cell>
        </table:table-row>
        <table:table-row table:style-name="ro1">
          <table:table-cell table:formula="of:=YEAR([.H634])&amp;RIGHT(&quot;0&quot;&amp;MONTH([.H634]);2)&amp;RIGHT(&quot;0&quot;&amp;DAY([.H634]);2)" office:value-type="string" office:string-value="20090924">
            <text:p>20090924</text:p>
          </table:table-cell>
          <table:table-cell table:formula="of:=YEAR([.H634])" office:value-type="float" office:value="2009">
            <text:p>2009</text:p>
          </table:table-cell>
          <table:table-cell table:formula="of:=ROUNDUP(MONTH([.H634])/3)" office:value-type="float" office:value="3">
            <text:p>3</text:p>
          </table:table-cell>
          <table:table-cell table:formula="of:=MONTH([.H634])" office:value-type="float" office:value="9">
            <text:p>9</text:p>
          </table:table-cell>
          <table:table-cell table:formula="of:=&quot;Sep &quot; &amp; [.B634]" office:value-type="string" office:string-value="Sep 2009">
            <text:p>Sep 2009</text:p>
          </table:table-cell>
          <table:table-cell table:formula="of:=DAY([.H634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9-09-24">
            <text:p>09/24/09</text:p>
          </table:table-cell>
        </table:table-row>
        <table:table-row table:style-name="ro1">
          <table:table-cell table:formula="of:=YEAR([.H635])&amp;RIGHT(&quot;0&quot;&amp;MONTH([.H635]);2)&amp;RIGHT(&quot;0&quot;&amp;DAY([.H635]);2)" office:value-type="string" office:string-value="20090925">
            <text:p>20090925</text:p>
          </table:table-cell>
          <table:table-cell table:formula="of:=YEAR([.H635])" office:value-type="float" office:value="2009">
            <text:p>2009</text:p>
          </table:table-cell>
          <table:table-cell table:formula="of:=ROUNDUP(MONTH([.H635])/3)" office:value-type="float" office:value="3">
            <text:p>3</text:p>
          </table:table-cell>
          <table:table-cell table:formula="of:=MONTH([.H635])" office:value-type="float" office:value="9">
            <text:p>9</text:p>
          </table:table-cell>
          <table:table-cell table:formula="of:=&quot;Sep &quot; &amp; [.B635]" office:value-type="string" office:string-value="Sep 2009">
            <text:p>Sep 2009</text:p>
          </table:table-cell>
          <table:table-cell table:formula="of:=DAY([.H635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9-09-25">
            <text:p>09/25/09</text:p>
          </table:table-cell>
        </table:table-row>
        <table:table-row table:style-name="ro1">
          <table:table-cell table:formula="of:=YEAR([.H636])&amp;RIGHT(&quot;0&quot;&amp;MONTH([.H636]);2)&amp;RIGHT(&quot;0&quot;&amp;DAY([.H636]);2)" office:value-type="string" office:string-value="20090926">
            <text:p>20090926</text:p>
          </table:table-cell>
          <table:table-cell table:formula="of:=YEAR([.H636])" office:value-type="float" office:value="2009">
            <text:p>2009</text:p>
          </table:table-cell>
          <table:table-cell table:formula="of:=ROUNDUP(MONTH([.H636])/3)" office:value-type="float" office:value="3">
            <text:p>3</text:p>
          </table:table-cell>
          <table:table-cell table:formula="of:=MONTH([.H636])" office:value-type="float" office:value="9">
            <text:p>9</text:p>
          </table:table-cell>
          <table:table-cell table:formula="of:=&quot;Sep &quot; &amp; [.B636]" office:value-type="string" office:string-value="Sep 2009">
            <text:p>Sep 2009</text:p>
          </table:table-cell>
          <table:table-cell table:formula="of:=DAY([.H636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9-09-26">
            <text:p>09/26/09</text:p>
          </table:table-cell>
        </table:table-row>
        <table:table-row table:style-name="ro1">
          <table:table-cell table:formula="of:=YEAR([.H637])&amp;RIGHT(&quot;0&quot;&amp;MONTH([.H637]);2)&amp;RIGHT(&quot;0&quot;&amp;DAY([.H637]);2)" office:value-type="string" office:string-value="20090927">
            <text:p>20090927</text:p>
          </table:table-cell>
          <table:table-cell table:formula="of:=YEAR([.H637])" office:value-type="float" office:value="2009">
            <text:p>2009</text:p>
          </table:table-cell>
          <table:table-cell table:formula="of:=ROUNDUP(MONTH([.H637])/3)" office:value-type="float" office:value="3">
            <text:p>3</text:p>
          </table:table-cell>
          <table:table-cell table:formula="of:=MONTH([.H637])" office:value-type="float" office:value="9">
            <text:p>9</text:p>
          </table:table-cell>
          <table:table-cell table:formula="of:=&quot;Sep &quot; &amp; [.B637]" office:value-type="string" office:string-value="Sep 2009">
            <text:p>Sep 2009</text:p>
          </table:table-cell>
          <table:table-cell table:formula="of:=DAY([.H637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9-09-27">
            <text:p>09/27/09</text:p>
          </table:table-cell>
        </table:table-row>
        <table:table-row table:style-name="ro1">
          <table:table-cell table:formula="of:=YEAR([.H638])&amp;RIGHT(&quot;0&quot;&amp;MONTH([.H638]);2)&amp;RIGHT(&quot;0&quot;&amp;DAY([.H638]);2)" office:value-type="string" office:string-value="20090928">
            <text:p>20090928</text:p>
          </table:table-cell>
          <table:table-cell table:formula="of:=YEAR([.H638])" office:value-type="float" office:value="2009">
            <text:p>2009</text:p>
          </table:table-cell>
          <table:table-cell table:formula="of:=ROUNDUP(MONTH([.H638])/3)" office:value-type="float" office:value="3">
            <text:p>3</text:p>
          </table:table-cell>
          <table:table-cell table:formula="of:=MONTH([.H638])" office:value-type="float" office:value="9">
            <text:p>9</text:p>
          </table:table-cell>
          <table:table-cell table:formula="of:=&quot;Sep &quot; &amp; [.B638]" office:value-type="string" office:string-value="Sep 2009">
            <text:p>Sep 2009</text:p>
          </table:table-cell>
          <table:table-cell table:formula="of:=DAY([.H638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9-09-28">
            <text:p>09/28/09</text:p>
          </table:table-cell>
        </table:table-row>
        <table:table-row table:style-name="ro1">
          <table:table-cell table:formula="of:=YEAR([.H639])&amp;RIGHT(&quot;0&quot;&amp;MONTH([.H639]);2)&amp;RIGHT(&quot;0&quot;&amp;DAY([.H639]);2)" office:value-type="string" office:string-value="20090929">
            <text:p>20090929</text:p>
          </table:table-cell>
          <table:table-cell table:formula="of:=YEAR([.H639])" office:value-type="float" office:value="2009">
            <text:p>2009</text:p>
          </table:table-cell>
          <table:table-cell table:formula="of:=ROUNDUP(MONTH([.H639])/3)" office:value-type="float" office:value="3">
            <text:p>3</text:p>
          </table:table-cell>
          <table:table-cell table:formula="of:=MONTH([.H639])" office:value-type="float" office:value="9">
            <text:p>9</text:p>
          </table:table-cell>
          <table:table-cell table:formula="of:=&quot;Sep &quot; &amp; [.B639]" office:value-type="string" office:string-value="Sep 2009">
            <text:p>Sep 2009</text:p>
          </table:table-cell>
          <table:table-cell table:formula="of:=DAY([.H639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9-09-29">
            <text:p>09/29/09</text:p>
          </table:table-cell>
        </table:table-row>
        <table:table-row table:style-name="ro1">
          <table:table-cell table:formula="of:=YEAR([.H640])&amp;RIGHT(&quot;0&quot;&amp;MONTH([.H640]);2)&amp;RIGHT(&quot;0&quot;&amp;DAY([.H640]);2)" office:value-type="string" office:string-value="20090930">
            <text:p>20090930</text:p>
          </table:table-cell>
          <table:table-cell table:formula="of:=YEAR([.H640])" office:value-type="float" office:value="2009">
            <text:p>2009</text:p>
          </table:table-cell>
          <table:table-cell table:formula="of:=ROUNDUP(MONTH([.H640])/3)" office:value-type="float" office:value="3">
            <text:p>3</text:p>
          </table:table-cell>
          <table:table-cell table:formula="of:=MONTH([.H640])" office:value-type="float" office:value="9">
            <text:p>9</text:p>
          </table:table-cell>
          <table:table-cell table:formula="of:=&quot;Sep &quot; &amp; [.B640]" office:value-type="string" office:string-value="Sep 2009">
            <text:p>Sep 2009</text:p>
          </table:table-cell>
          <table:table-cell table:formula="of:=DAY([.H640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9-09-30">
            <text:p>09/30/09</text:p>
          </table:table-cell>
        </table:table-row>
        <table:table-row table:style-name="ro1">
          <table:table-cell table:formula="of:=YEAR([.H641])&amp;RIGHT(&quot;0&quot;&amp;MONTH([.H641]);2)&amp;RIGHT(&quot;0&quot;&amp;DAY([.H641]);2)" office:value-type="string" office:string-value="20091001">
            <text:p>20091001</text:p>
          </table:table-cell>
          <table:table-cell table:formula="of:=YEAR([.H641])" office:value-type="float" office:value="2009">
            <text:p>2009</text:p>
          </table:table-cell>
          <table:table-cell table:formula="of:=ROUNDUP(MONTH([.H641])/3)" office:value-type="float" office:value="4">
            <text:p>4</text:p>
          </table:table-cell>
          <table:table-cell table:formula="of:=MONTH([.H641])" office:value-type="float" office:value="10">
            <text:p>10</text:p>
          </table:table-cell>
          <table:table-cell table:formula="of:=&quot;Oct &quot; &amp; [.B641]" office:value-type="string" office:string-value="Oct 2009">
            <text:p>Oct 2009</text:p>
          </table:table-cell>
          <table:table-cell table:formula="of:=DAY([.H641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09-10-01">
            <text:p>10/01/09</text:p>
          </table:table-cell>
        </table:table-row>
        <table:table-row table:style-name="ro1">
          <table:table-cell table:formula="of:=YEAR([.H642])&amp;RIGHT(&quot;0&quot;&amp;MONTH([.H642]);2)&amp;RIGHT(&quot;0&quot;&amp;DAY([.H642]);2)" office:value-type="string" office:string-value="20091002">
            <text:p>20091002</text:p>
          </table:table-cell>
          <table:table-cell table:formula="of:=YEAR([.H642])" office:value-type="float" office:value="2009">
            <text:p>2009</text:p>
          </table:table-cell>
          <table:table-cell table:formula="of:=ROUNDUP(MONTH([.H642])/3)" office:value-type="float" office:value="4">
            <text:p>4</text:p>
          </table:table-cell>
          <table:table-cell table:formula="of:=MONTH([.H642])" office:value-type="float" office:value="10">
            <text:p>10</text:p>
          </table:table-cell>
          <table:table-cell table:formula="of:=&quot;Oct &quot; &amp; [.B642]" office:value-type="string" office:string-value="Oct 2009">
            <text:p>Oct 2009</text:p>
          </table:table-cell>
          <table:table-cell table:formula="of:=DAY([.H642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09-10-02">
            <text:p>10/02/09</text:p>
          </table:table-cell>
        </table:table-row>
        <table:table-row table:style-name="ro1">
          <table:table-cell table:formula="of:=YEAR([.H643])&amp;RIGHT(&quot;0&quot;&amp;MONTH([.H643]);2)&amp;RIGHT(&quot;0&quot;&amp;DAY([.H643]);2)" office:value-type="string" office:string-value="20091003">
            <text:p>20091003</text:p>
          </table:table-cell>
          <table:table-cell table:formula="of:=YEAR([.H643])" office:value-type="float" office:value="2009">
            <text:p>2009</text:p>
          </table:table-cell>
          <table:table-cell table:formula="of:=ROUNDUP(MONTH([.H643])/3)" office:value-type="float" office:value="4">
            <text:p>4</text:p>
          </table:table-cell>
          <table:table-cell table:formula="of:=MONTH([.H643])" office:value-type="float" office:value="10">
            <text:p>10</text:p>
          </table:table-cell>
          <table:table-cell table:formula="of:=&quot;Oct &quot; &amp; [.B643]" office:value-type="string" office:string-value="Oct 2009">
            <text:p>Oct 2009</text:p>
          </table:table-cell>
          <table:table-cell table:formula="of:=DAY([.H643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09-10-03">
            <text:p>10/03/09</text:p>
          </table:table-cell>
        </table:table-row>
        <table:table-row table:style-name="ro1">
          <table:table-cell table:formula="of:=YEAR([.H644])&amp;RIGHT(&quot;0&quot;&amp;MONTH([.H644]);2)&amp;RIGHT(&quot;0&quot;&amp;DAY([.H644]);2)" office:value-type="string" office:string-value="20091004">
            <text:p>20091004</text:p>
          </table:table-cell>
          <table:table-cell table:formula="of:=YEAR([.H644])" office:value-type="float" office:value="2009">
            <text:p>2009</text:p>
          </table:table-cell>
          <table:table-cell table:formula="of:=ROUNDUP(MONTH([.H644])/3)" office:value-type="float" office:value="4">
            <text:p>4</text:p>
          </table:table-cell>
          <table:table-cell table:formula="of:=MONTH([.H644])" office:value-type="float" office:value="10">
            <text:p>10</text:p>
          </table:table-cell>
          <table:table-cell table:formula="of:=&quot;Oct &quot; &amp; [.B644]" office:value-type="string" office:string-value="Oct 2009">
            <text:p>Oct 2009</text:p>
          </table:table-cell>
          <table:table-cell table:formula="of:=DAY([.H644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09-10-04">
            <text:p>10/04/09</text:p>
          </table:table-cell>
        </table:table-row>
        <table:table-row table:style-name="ro1">
          <table:table-cell table:formula="of:=YEAR([.H645])&amp;RIGHT(&quot;0&quot;&amp;MONTH([.H645]);2)&amp;RIGHT(&quot;0&quot;&amp;DAY([.H645]);2)" office:value-type="string" office:string-value="20091005">
            <text:p>20091005</text:p>
          </table:table-cell>
          <table:table-cell table:formula="of:=YEAR([.H645])" office:value-type="float" office:value="2009">
            <text:p>2009</text:p>
          </table:table-cell>
          <table:table-cell table:formula="of:=ROUNDUP(MONTH([.H645])/3)" office:value-type="float" office:value="4">
            <text:p>4</text:p>
          </table:table-cell>
          <table:table-cell table:formula="of:=MONTH([.H645])" office:value-type="float" office:value="10">
            <text:p>10</text:p>
          </table:table-cell>
          <table:table-cell table:formula="of:=&quot;Oct &quot; &amp; [.B645]" office:value-type="string" office:string-value="Oct 2009">
            <text:p>Oct 2009</text:p>
          </table:table-cell>
          <table:table-cell table:formula="of:=DAY([.H645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09-10-05">
            <text:p>10/05/09</text:p>
          </table:table-cell>
        </table:table-row>
        <table:table-row table:style-name="ro1">
          <table:table-cell table:formula="of:=YEAR([.H646])&amp;RIGHT(&quot;0&quot;&amp;MONTH([.H646]);2)&amp;RIGHT(&quot;0&quot;&amp;DAY([.H646]);2)" office:value-type="string" office:string-value="20091006">
            <text:p>20091006</text:p>
          </table:table-cell>
          <table:table-cell table:formula="of:=YEAR([.H646])" office:value-type="float" office:value="2009">
            <text:p>2009</text:p>
          </table:table-cell>
          <table:table-cell table:formula="of:=ROUNDUP(MONTH([.H646])/3)" office:value-type="float" office:value="4">
            <text:p>4</text:p>
          </table:table-cell>
          <table:table-cell table:formula="of:=MONTH([.H646])" office:value-type="float" office:value="10">
            <text:p>10</text:p>
          </table:table-cell>
          <table:table-cell table:formula="of:=&quot;Oct &quot; &amp; [.B646]" office:value-type="string" office:string-value="Oct 2009">
            <text:p>Oct 2009</text:p>
          </table:table-cell>
          <table:table-cell table:formula="of:=DAY([.H646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09-10-06">
            <text:p>10/06/09</text:p>
          </table:table-cell>
        </table:table-row>
        <table:table-row table:style-name="ro1">
          <table:table-cell table:formula="of:=YEAR([.H647])&amp;RIGHT(&quot;0&quot;&amp;MONTH([.H647]);2)&amp;RIGHT(&quot;0&quot;&amp;DAY([.H647]);2)" office:value-type="string" office:string-value="20091007">
            <text:p>20091007</text:p>
          </table:table-cell>
          <table:table-cell table:formula="of:=YEAR([.H647])" office:value-type="float" office:value="2009">
            <text:p>2009</text:p>
          </table:table-cell>
          <table:table-cell table:formula="of:=ROUNDUP(MONTH([.H647])/3)" office:value-type="float" office:value="4">
            <text:p>4</text:p>
          </table:table-cell>
          <table:table-cell table:formula="of:=MONTH([.H647])" office:value-type="float" office:value="10">
            <text:p>10</text:p>
          </table:table-cell>
          <table:table-cell table:formula="of:=&quot;Oct &quot; &amp; [.B647]" office:value-type="string" office:string-value="Oct 2009">
            <text:p>Oct 2009</text:p>
          </table:table-cell>
          <table:table-cell table:formula="of:=DAY([.H647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09-10-07">
            <text:p>10/07/09</text:p>
          </table:table-cell>
        </table:table-row>
        <table:table-row table:style-name="ro1">
          <table:table-cell table:formula="of:=YEAR([.H648])&amp;RIGHT(&quot;0&quot;&amp;MONTH([.H648]);2)&amp;RIGHT(&quot;0&quot;&amp;DAY([.H648]);2)" office:value-type="string" office:string-value="20091008">
            <text:p>20091008</text:p>
          </table:table-cell>
          <table:table-cell table:formula="of:=YEAR([.H648])" office:value-type="float" office:value="2009">
            <text:p>2009</text:p>
          </table:table-cell>
          <table:table-cell table:formula="of:=ROUNDUP(MONTH([.H648])/3)" office:value-type="float" office:value="4">
            <text:p>4</text:p>
          </table:table-cell>
          <table:table-cell table:formula="of:=MONTH([.H648])" office:value-type="float" office:value="10">
            <text:p>10</text:p>
          </table:table-cell>
          <table:table-cell table:formula="of:=&quot;Oct &quot; &amp; [.B648]" office:value-type="string" office:string-value="Oct 2009">
            <text:p>Oct 2009</text:p>
          </table:table-cell>
          <table:table-cell table:formula="of:=DAY([.H648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09-10-08">
            <text:p>10/08/09</text:p>
          </table:table-cell>
        </table:table-row>
        <table:table-row table:style-name="ro1">
          <table:table-cell table:formula="of:=YEAR([.H649])&amp;RIGHT(&quot;0&quot;&amp;MONTH([.H649]);2)&amp;RIGHT(&quot;0&quot;&amp;DAY([.H649]);2)" office:value-type="string" office:string-value="20091009">
            <text:p>20091009</text:p>
          </table:table-cell>
          <table:table-cell table:formula="of:=YEAR([.H649])" office:value-type="float" office:value="2009">
            <text:p>2009</text:p>
          </table:table-cell>
          <table:table-cell table:formula="of:=ROUNDUP(MONTH([.H649])/3)" office:value-type="float" office:value="4">
            <text:p>4</text:p>
          </table:table-cell>
          <table:table-cell table:formula="of:=MONTH([.H649])" office:value-type="float" office:value="10">
            <text:p>10</text:p>
          </table:table-cell>
          <table:table-cell table:formula="of:=&quot;Oct &quot; &amp; [.B649]" office:value-type="string" office:string-value="Oct 2009">
            <text:p>Oct 2009</text:p>
          </table:table-cell>
          <table:table-cell table:formula="of:=DAY([.H649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09-10-09">
            <text:p>10/09/09</text:p>
          </table:table-cell>
        </table:table-row>
        <table:table-row table:style-name="ro1">
          <table:table-cell table:formula="of:=YEAR([.H650])&amp;RIGHT(&quot;0&quot;&amp;MONTH([.H650]);2)&amp;RIGHT(&quot;0&quot;&amp;DAY([.H650]);2)" office:value-type="string" office:string-value="20091010">
            <text:p>20091010</text:p>
          </table:table-cell>
          <table:table-cell table:formula="of:=YEAR([.H650])" office:value-type="float" office:value="2009">
            <text:p>2009</text:p>
          </table:table-cell>
          <table:table-cell table:formula="of:=ROUNDUP(MONTH([.H650])/3)" office:value-type="float" office:value="4">
            <text:p>4</text:p>
          </table:table-cell>
          <table:table-cell table:formula="of:=MONTH([.H650])" office:value-type="float" office:value="10">
            <text:p>10</text:p>
          </table:table-cell>
          <table:table-cell table:formula="of:=&quot;Oct &quot; &amp; [.B650]" office:value-type="string" office:string-value="Oct 2009">
            <text:p>Oct 2009</text:p>
          </table:table-cell>
          <table:table-cell table:formula="of:=DAY([.H650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09-10-10">
            <text:p>10/10/09</text:p>
          </table:table-cell>
        </table:table-row>
        <table:table-row table:style-name="ro1">
          <table:table-cell table:formula="of:=YEAR([.H651])&amp;RIGHT(&quot;0&quot;&amp;MONTH([.H651]);2)&amp;RIGHT(&quot;0&quot;&amp;DAY([.H651]);2)" office:value-type="string" office:string-value="20091011">
            <text:p>20091011</text:p>
          </table:table-cell>
          <table:table-cell table:formula="of:=YEAR([.H651])" office:value-type="float" office:value="2009">
            <text:p>2009</text:p>
          </table:table-cell>
          <table:table-cell table:formula="of:=ROUNDUP(MONTH([.H651])/3)" office:value-type="float" office:value="4">
            <text:p>4</text:p>
          </table:table-cell>
          <table:table-cell table:formula="of:=MONTH([.H651])" office:value-type="float" office:value="10">
            <text:p>10</text:p>
          </table:table-cell>
          <table:table-cell table:formula="of:=&quot;Oct &quot; &amp; [.B651]" office:value-type="string" office:string-value="Oct 2009">
            <text:p>Oct 2009</text:p>
          </table:table-cell>
          <table:table-cell table:formula="of:=DAY([.H651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09-10-11">
            <text:p>10/11/09</text:p>
          </table:table-cell>
        </table:table-row>
        <table:table-row table:style-name="ro1">
          <table:table-cell table:formula="of:=YEAR([.H652])&amp;RIGHT(&quot;0&quot;&amp;MONTH([.H652]);2)&amp;RIGHT(&quot;0&quot;&amp;DAY([.H652]);2)" office:value-type="string" office:string-value="20091012">
            <text:p>20091012</text:p>
          </table:table-cell>
          <table:table-cell table:formula="of:=YEAR([.H652])" office:value-type="float" office:value="2009">
            <text:p>2009</text:p>
          </table:table-cell>
          <table:table-cell table:formula="of:=ROUNDUP(MONTH([.H652])/3)" office:value-type="float" office:value="4">
            <text:p>4</text:p>
          </table:table-cell>
          <table:table-cell table:formula="of:=MONTH([.H652])" office:value-type="float" office:value="10">
            <text:p>10</text:p>
          </table:table-cell>
          <table:table-cell table:formula="of:=&quot;Oct &quot; &amp; [.B652]" office:value-type="string" office:string-value="Oct 2009">
            <text:p>Oct 2009</text:p>
          </table:table-cell>
          <table:table-cell table:formula="of:=DAY([.H652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09-10-12">
            <text:p>10/12/09</text:p>
          </table:table-cell>
        </table:table-row>
        <table:table-row table:style-name="ro1">
          <table:table-cell table:formula="of:=YEAR([.H653])&amp;RIGHT(&quot;0&quot;&amp;MONTH([.H653]);2)&amp;RIGHT(&quot;0&quot;&amp;DAY([.H653]);2)" office:value-type="string" office:string-value="20091013">
            <text:p>20091013</text:p>
          </table:table-cell>
          <table:table-cell table:formula="of:=YEAR([.H653])" office:value-type="float" office:value="2009">
            <text:p>2009</text:p>
          </table:table-cell>
          <table:table-cell table:formula="of:=ROUNDUP(MONTH([.H653])/3)" office:value-type="float" office:value="4">
            <text:p>4</text:p>
          </table:table-cell>
          <table:table-cell table:formula="of:=MONTH([.H653])" office:value-type="float" office:value="10">
            <text:p>10</text:p>
          </table:table-cell>
          <table:table-cell table:formula="of:=&quot;Oct &quot; &amp; [.B653]" office:value-type="string" office:string-value="Oct 2009">
            <text:p>Oct 2009</text:p>
          </table:table-cell>
          <table:table-cell table:formula="of:=DAY([.H653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09-10-13">
            <text:p>10/13/09</text:p>
          </table:table-cell>
        </table:table-row>
        <table:table-row table:style-name="ro1">
          <table:table-cell table:formula="of:=YEAR([.H654])&amp;RIGHT(&quot;0&quot;&amp;MONTH([.H654]);2)&amp;RIGHT(&quot;0&quot;&amp;DAY([.H654]);2)" office:value-type="string" office:string-value="20091014">
            <text:p>20091014</text:p>
          </table:table-cell>
          <table:table-cell table:formula="of:=YEAR([.H654])" office:value-type="float" office:value="2009">
            <text:p>2009</text:p>
          </table:table-cell>
          <table:table-cell table:formula="of:=ROUNDUP(MONTH([.H654])/3)" office:value-type="float" office:value="4">
            <text:p>4</text:p>
          </table:table-cell>
          <table:table-cell table:formula="of:=MONTH([.H654])" office:value-type="float" office:value="10">
            <text:p>10</text:p>
          </table:table-cell>
          <table:table-cell table:formula="of:=&quot;Oct &quot; &amp; [.B654]" office:value-type="string" office:string-value="Oct 2009">
            <text:p>Oct 2009</text:p>
          </table:table-cell>
          <table:table-cell table:formula="of:=DAY([.H654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09-10-14">
            <text:p>10/14/09</text:p>
          </table:table-cell>
        </table:table-row>
        <table:table-row table:style-name="ro1">
          <table:table-cell table:formula="of:=YEAR([.H655])&amp;RIGHT(&quot;0&quot;&amp;MONTH([.H655]);2)&amp;RIGHT(&quot;0&quot;&amp;DAY([.H655]);2)" office:value-type="string" office:string-value="20091015">
            <text:p>20091015</text:p>
          </table:table-cell>
          <table:table-cell table:formula="of:=YEAR([.H655])" office:value-type="float" office:value="2009">
            <text:p>2009</text:p>
          </table:table-cell>
          <table:table-cell table:formula="of:=ROUNDUP(MONTH([.H655])/3)" office:value-type="float" office:value="4">
            <text:p>4</text:p>
          </table:table-cell>
          <table:table-cell table:formula="of:=MONTH([.H655])" office:value-type="float" office:value="10">
            <text:p>10</text:p>
          </table:table-cell>
          <table:table-cell table:formula="of:=&quot;Oct &quot; &amp; [.B655]" office:value-type="string" office:string-value="Oct 2009">
            <text:p>Oct 2009</text:p>
          </table:table-cell>
          <table:table-cell table:formula="of:=DAY([.H655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09-10-15">
            <text:p>10/15/09</text:p>
          </table:table-cell>
        </table:table-row>
        <table:table-row table:style-name="ro1">
          <table:table-cell table:formula="of:=YEAR([.H656])&amp;RIGHT(&quot;0&quot;&amp;MONTH([.H656]);2)&amp;RIGHT(&quot;0&quot;&amp;DAY([.H656]);2)" office:value-type="string" office:string-value="20091016">
            <text:p>20091016</text:p>
          </table:table-cell>
          <table:table-cell table:formula="of:=YEAR([.H656])" office:value-type="float" office:value="2009">
            <text:p>2009</text:p>
          </table:table-cell>
          <table:table-cell table:formula="of:=ROUNDUP(MONTH([.H656])/3)" office:value-type="float" office:value="4">
            <text:p>4</text:p>
          </table:table-cell>
          <table:table-cell table:formula="of:=MONTH([.H656])" office:value-type="float" office:value="10">
            <text:p>10</text:p>
          </table:table-cell>
          <table:table-cell table:formula="of:=&quot;Oct &quot; &amp; [.B656]" office:value-type="string" office:string-value="Oct 2009">
            <text:p>Oct 2009</text:p>
          </table:table-cell>
          <table:table-cell table:formula="of:=DAY([.H656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09-10-16">
            <text:p>10/16/09</text:p>
          </table:table-cell>
        </table:table-row>
        <table:table-row table:style-name="ro1">
          <table:table-cell table:formula="of:=YEAR([.H657])&amp;RIGHT(&quot;0&quot;&amp;MONTH([.H657]);2)&amp;RIGHT(&quot;0&quot;&amp;DAY([.H657]);2)" office:value-type="string" office:string-value="20091017">
            <text:p>20091017</text:p>
          </table:table-cell>
          <table:table-cell table:formula="of:=YEAR([.H657])" office:value-type="float" office:value="2009">
            <text:p>2009</text:p>
          </table:table-cell>
          <table:table-cell table:formula="of:=ROUNDUP(MONTH([.H657])/3)" office:value-type="float" office:value="4">
            <text:p>4</text:p>
          </table:table-cell>
          <table:table-cell table:formula="of:=MONTH([.H657])" office:value-type="float" office:value="10">
            <text:p>10</text:p>
          </table:table-cell>
          <table:table-cell table:formula="of:=&quot;Oct &quot; &amp; [.B657]" office:value-type="string" office:string-value="Oct 2009">
            <text:p>Oct 2009</text:p>
          </table:table-cell>
          <table:table-cell table:formula="of:=DAY([.H657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09-10-17">
            <text:p>10/17/09</text:p>
          </table:table-cell>
        </table:table-row>
        <table:table-row table:style-name="ro1">
          <table:table-cell table:formula="of:=YEAR([.H658])&amp;RIGHT(&quot;0&quot;&amp;MONTH([.H658]);2)&amp;RIGHT(&quot;0&quot;&amp;DAY([.H658]);2)" office:value-type="string" office:string-value="20091018">
            <text:p>20091018</text:p>
          </table:table-cell>
          <table:table-cell table:formula="of:=YEAR([.H658])" office:value-type="float" office:value="2009">
            <text:p>2009</text:p>
          </table:table-cell>
          <table:table-cell table:formula="of:=ROUNDUP(MONTH([.H658])/3)" office:value-type="float" office:value="4">
            <text:p>4</text:p>
          </table:table-cell>
          <table:table-cell table:formula="of:=MONTH([.H658])" office:value-type="float" office:value="10">
            <text:p>10</text:p>
          </table:table-cell>
          <table:table-cell table:formula="of:=&quot;Oct &quot; &amp; [.B658]" office:value-type="string" office:string-value="Oct 2009">
            <text:p>Oct 2009</text:p>
          </table:table-cell>
          <table:table-cell table:formula="of:=DAY([.H658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09-10-18">
            <text:p>10/18/09</text:p>
          </table:table-cell>
        </table:table-row>
        <table:table-row table:style-name="ro1">
          <table:table-cell table:formula="of:=YEAR([.H659])&amp;RIGHT(&quot;0&quot;&amp;MONTH([.H659]);2)&amp;RIGHT(&quot;0&quot;&amp;DAY([.H659]);2)" office:value-type="string" office:string-value="20091019">
            <text:p>20091019</text:p>
          </table:table-cell>
          <table:table-cell table:formula="of:=YEAR([.H659])" office:value-type="float" office:value="2009">
            <text:p>2009</text:p>
          </table:table-cell>
          <table:table-cell table:formula="of:=ROUNDUP(MONTH([.H659])/3)" office:value-type="float" office:value="4">
            <text:p>4</text:p>
          </table:table-cell>
          <table:table-cell table:formula="of:=MONTH([.H659])" office:value-type="float" office:value="10">
            <text:p>10</text:p>
          </table:table-cell>
          <table:table-cell table:formula="of:=&quot;Oct &quot; &amp; [.B659]" office:value-type="string" office:string-value="Oct 2009">
            <text:p>Oct 2009</text:p>
          </table:table-cell>
          <table:table-cell table:formula="of:=DAY([.H659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09-10-19">
            <text:p>10/19/09</text:p>
          </table:table-cell>
        </table:table-row>
        <table:table-row table:style-name="ro1">
          <table:table-cell table:formula="of:=YEAR([.H660])&amp;RIGHT(&quot;0&quot;&amp;MONTH([.H660]);2)&amp;RIGHT(&quot;0&quot;&amp;DAY([.H660]);2)" office:value-type="string" office:string-value="20091020">
            <text:p>20091020</text:p>
          </table:table-cell>
          <table:table-cell table:formula="of:=YEAR([.H660])" office:value-type="float" office:value="2009">
            <text:p>2009</text:p>
          </table:table-cell>
          <table:table-cell table:formula="of:=ROUNDUP(MONTH([.H660])/3)" office:value-type="float" office:value="4">
            <text:p>4</text:p>
          </table:table-cell>
          <table:table-cell table:formula="of:=MONTH([.H660])" office:value-type="float" office:value="10">
            <text:p>10</text:p>
          </table:table-cell>
          <table:table-cell table:formula="of:=&quot;Oct &quot; &amp; [.B660]" office:value-type="string" office:string-value="Oct 2009">
            <text:p>Oct 2009</text:p>
          </table:table-cell>
          <table:table-cell table:formula="of:=DAY([.H660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09-10-20">
            <text:p>10/20/09</text:p>
          </table:table-cell>
        </table:table-row>
        <table:table-row table:style-name="ro1">
          <table:table-cell table:formula="of:=YEAR([.H661])&amp;RIGHT(&quot;0&quot;&amp;MONTH([.H661]);2)&amp;RIGHT(&quot;0&quot;&amp;DAY([.H661]);2)" office:value-type="string" office:string-value="20091021">
            <text:p>20091021</text:p>
          </table:table-cell>
          <table:table-cell table:formula="of:=YEAR([.H661])" office:value-type="float" office:value="2009">
            <text:p>2009</text:p>
          </table:table-cell>
          <table:table-cell table:formula="of:=ROUNDUP(MONTH([.H661])/3)" office:value-type="float" office:value="4">
            <text:p>4</text:p>
          </table:table-cell>
          <table:table-cell table:formula="of:=MONTH([.H661])" office:value-type="float" office:value="10">
            <text:p>10</text:p>
          </table:table-cell>
          <table:table-cell table:formula="of:=&quot;Oct &quot; &amp; [.B661]" office:value-type="string" office:string-value="Oct 2009">
            <text:p>Oct 2009</text:p>
          </table:table-cell>
          <table:table-cell table:formula="of:=DAY([.H661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09-10-21">
            <text:p>10/21/09</text:p>
          </table:table-cell>
        </table:table-row>
        <table:table-row table:style-name="ro1">
          <table:table-cell table:formula="of:=YEAR([.H662])&amp;RIGHT(&quot;0&quot;&amp;MONTH([.H662]);2)&amp;RIGHT(&quot;0&quot;&amp;DAY([.H662]);2)" office:value-type="string" office:string-value="20091022">
            <text:p>20091022</text:p>
          </table:table-cell>
          <table:table-cell table:formula="of:=YEAR([.H662])" office:value-type="float" office:value="2009">
            <text:p>2009</text:p>
          </table:table-cell>
          <table:table-cell table:formula="of:=ROUNDUP(MONTH([.H662])/3)" office:value-type="float" office:value="4">
            <text:p>4</text:p>
          </table:table-cell>
          <table:table-cell table:formula="of:=MONTH([.H662])" office:value-type="float" office:value="10">
            <text:p>10</text:p>
          </table:table-cell>
          <table:table-cell table:formula="of:=&quot;Oct &quot; &amp; [.B662]" office:value-type="string" office:string-value="Oct 2009">
            <text:p>Oct 2009</text:p>
          </table:table-cell>
          <table:table-cell table:formula="of:=DAY([.H662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09-10-22">
            <text:p>10/22/09</text:p>
          </table:table-cell>
        </table:table-row>
        <table:table-row table:style-name="ro1">
          <table:table-cell table:formula="of:=YEAR([.H663])&amp;RIGHT(&quot;0&quot;&amp;MONTH([.H663]);2)&amp;RIGHT(&quot;0&quot;&amp;DAY([.H663]);2)" office:value-type="string" office:string-value="20091023">
            <text:p>20091023</text:p>
          </table:table-cell>
          <table:table-cell table:formula="of:=YEAR([.H663])" office:value-type="float" office:value="2009">
            <text:p>2009</text:p>
          </table:table-cell>
          <table:table-cell table:formula="of:=ROUNDUP(MONTH([.H663])/3)" office:value-type="float" office:value="4">
            <text:p>4</text:p>
          </table:table-cell>
          <table:table-cell table:formula="of:=MONTH([.H663])" office:value-type="float" office:value="10">
            <text:p>10</text:p>
          </table:table-cell>
          <table:table-cell table:formula="of:=&quot;Oct &quot; &amp; [.B663]" office:value-type="string" office:string-value="Oct 2009">
            <text:p>Oct 2009</text:p>
          </table:table-cell>
          <table:table-cell table:formula="of:=DAY([.H663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09-10-23">
            <text:p>10/23/09</text:p>
          </table:table-cell>
        </table:table-row>
        <table:table-row table:style-name="ro1">
          <table:table-cell table:formula="of:=YEAR([.H664])&amp;RIGHT(&quot;0&quot;&amp;MONTH([.H664]);2)&amp;RIGHT(&quot;0&quot;&amp;DAY([.H664]);2)" office:value-type="string" office:string-value="20091024">
            <text:p>20091024</text:p>
          </table:table-cell>
          <table:table-cell table:formula="of:=YEAR([.H664])" office:value-type="float" office:value="2009">
            <text:p>2009</text:p>
          </table:table-cell>
          <table:table-cell table:formula="of:=ROUNDUP(MONTH([.H664])/3)" office:value-type="float" office:value="4">
            <text:p>4</text:p>
          </table:table-cell>
          <table:table-cell table:formula="of:=MONTH([.H664])" office:value-type="float" office:value="10">
            <text:p>10</text:p>
          </table:table-cell>
          <table:table-cell table:formula="of:=&quot;Oct &quot; &amp; [.B664]" office:value-type="string" office:string-value="Oct 2009">
            <text:p>Oct 2009</text:p>
          </table:table-cell>
          <table:table-cell table:formula="of:=DAY([.H664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09-10-24">
            <text:p>10/24/09</text:p>
          </table:table-cell>
        </table:table-row>
        <table:table-row table:style-name="ro1">
          <table:table-cell table:formula="of:=YEAR([.H665])&amp;RIGHT(&quot;0&quot;&amp;MONTH([.H665]);2)&amp;RIGHT(&quot;0&quot;&amp;DAY([.H665]);2)" office:value-type="string" office:string-value="20091025">
            <text:p>20091025</text:p>
          </table:table-cell>
          <table:table-cell table:formula="of:=YEAR([.H665])" office:value-type="float" office:value="2009">
            <text:p>2009</text:p>
          </table:table-cell>
          <table:table-cell table:formula="of:=ROUNDUP(MONTH([.H665])/3)" office:value-type="float" office:value="4">
            <text:p>4</text:p>
          </table:table-cell>
          <table:table-cell table:formula="of:=MONTH([.H665])" office:value-type="float" office:value="10">
            <text:p>10</text:p>
          </table:table-cell>
          <table:table-cell table:formula="of:=&quot;Oct &quot; &amp; [.B665]" office:value-type="string" office:string-value="Oct 2009">
            <text:p>Oct 2009</text:p>
          </table:table-cell>
          <table:table-cell table:formula="of:=DAY([.H665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09-10-25">
            <text:p>10/25/09</text:p>
          </table:table-cell>
        </table:table-row>
        <table:table-row table:style-name="ro1">
          <table:table-cell table:formula="of:=YEAR([.H666])&amp;RIGHT(&quot;0&quot;&amp;MONTH([.H666]);2)&amp;RIGHT(&quot;0&quot;&amp;DAY([.H666]);2)" office:value-type="string" office:string-value="20091026">
            <text:p>20091026</text:p>
          </table:table-cell>
          <table:table-cell table:formula="of:=YEAR([.H666])" office:value-type="float" office:value="2009">
            <text:p>2009</text:p>
          </table:table-cell>
          <table:table-cell table:formula="of:=ROUNDUP(MONTH([.H666])/3)" office:value-type="float" office:value="4">
            <text:p>4</text:p>
          </table:table-cell>
          <table:table-cell table:formula="of:=MONTH([.H666])" office:value-type="float" office:value="10">
            <text:p>10</text:p>
          </table:table-cell>
          <table:table-cell table:formula="of:=&quot;Oct &quot; &amp; [.B666]" office:value-type="string" office:string-value="Oct 2009">
            <text:p>Oct 2009</text:p>
          </table:table-cell>
          <table:table-cell table:formula="of:=DAY([.H666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09-10-26">
            <text:p>10/26/09</text:p>
          </table:table-cell>
        </table:table-row>
        <table:table-row table:style-name="ro1">
          <table:table-cell table:formula="of:=YEAR([.H667])&amp;RIGHT(&quot;0&quot;&amp;MONTH([.H667]);2)&amp;RIGHT(&quot;0&quot;&amp;DAY([.H667]);2)" office:value-type="string" office:string-value="20091027">
            <text:p>20091027</text:p>
          </table:table-cell>
          <table:table-cell table:formula="of:=YEAR([.H667])" office:value-type="float" office:value="2009">
            <text:p>2009</text:p>
          </table:table-cell>
          <table:table-cell table:formula="of:=ROUNDUP(MONTH([.H667])/3)" office:value-type="float" office:value="4">
            <text:p>4</text:p>
          </table:table-cell>
          <table:table-cell table:formula="of:=MONTH([.H667])" office:value-type="float" office:value="10">
            <text:p>10</text:p>
          </table:table-cell>
          <table:table-cell table:formula="of:=&quot;Oct &quot; &amp; [.B667]" office:value-type="string" office:string-value="Oct 2009">
            <text:p>Oct 2009</text:p>
          </table:table-cell>
          <table:table-cell table:formula="of:=DAY([.H667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09-10-27">
            <text:p>10/27/09</text:p>
          </table:table-cell>
        </table:table-row>
        <table:table-row table:style-name="ro1">
          <table:table-cell table:formula="of:=YEAR([.H668])&amp;RIGHT(&quot;0&quot;&amp;MONTH([.H668]);2)&amp;RIGHT(&quot;0&quot;&amp;DAY([.H668]);2)" office:value-type="string" office:string-value="20091028">
            <text:p>20091028</text:p>
          </table:table-cell>
          <table:table-cell table:formula="of:=YEAR([.H668])" office:value-type="float" office:value="2009">
            <text:p>2009</text:p>
          </table:table-cell>
          <table:table-cell table:formula="of:=ROUNDUP(MONTH([.H668])/3)" office:value-type="float" office:value="4">
            <text:p>4</text:p>
          </table:table-cell>
          <table:table-cell table:formula="of:=MONTH([.H668])" office:value-type="float" office:value="10">
            <text:p>10</text:p>
          </table:table-cell>
          <table:table-cell table:formula="of:=&quot;Oct &quot; &amp; [.B668]" office:value-type="string" office:string-value="Oct 2009">
            <text:p>Oct 2009</text:p>
          </table:table-cell>
          <table:table-cell table:formula="of:=DAY([.H668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09-10-28">
            <text:p>10/28/09</text:p>
          </table:table-cell>
        </table:table-row>
        <table:table-row table:style-name="ro1">
          <table:table-cell table:formula="of:=YEAR([.H669])&amp;RIGHT(&quot;0&quot;&amp;MONTH([.H669]);2)&amp;RIGHT(&quot;0&quot;&amp;DAY([.H669]);2)" office:value-type="string" office:string-value="20091029">
            <text:p>20091029</text:p>
          </table:table-cell>
          <table:table-cell table:formula="of:=YEAR([.H669])" office:value-type="float" office:value="2009">
            <text:p>2009</text:p>
          </table:table-cell>
          <table:table-cell table:formula="of:=ROUNDUP(MONTH([.H669])/3)" office:value-type="float" office:value="4">
            <text:p>4</text:p>
          </table:table-cell>
          <table:table-cell table:formula="of:=MONTH([.H669])" office:value-type="float" office:value="10">
            <text:p>10</text:p>
          </table:table-cell>
          <table:table-cell table:formula="of:=&quot;Oct &quot; &amp; [.B669]" office:value-type="string" office:string-value="Oct 2009">
            <text:p>Oct 2009</text:p>
          </table:table-cell>
          <table:table-cell table:formula="of:=DAY([.H669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09-10-29">
            <text:p>10/29/09</text:p>
          </table:table-cell>
        </table:table-row>
        <table:table-row table:style-name="ro1">
          <table:table-cell table:formula="of:=YEAR([.H670])&amp;RIGHT(&quot;0&quot;&amp;MONTH([.H670]);2)&amp;RIGHT(&quot;0&quot;&amp;DAY([.H670]);2)" office:value-type="string" office:string-value="20091030">
            <text:p>20091030</text:p>
          </table:table-cell>
          <table:table-cell table:formula="of:=YEAR([.H670])" office:value-type="float" office:value="2009">
            <text:p>2009</text:p>
          </table:table-cell>
          <table:table-cell table:formula="of:=ROUNDUP(MONTH([.H670])/3)" office:value-type="float" office:value="4">
            <text:p>4</text:p>
          </table:table-cell>
          <table:table-cell table:formula="of:=MONTH([.H670])" office:value-type="float" office:value="10">
            <text:p>10</text:p>
          </table:table-cell>
          <table:table-cell table:formula="of:=&quot;Oct &quot; &amp; [.B670]" office:value-type="string" office:string-value="Oct 2009">
            <text:p>Oct 2009</text:p>
          </table:table-cell>
          <table:table-cell table:formula="of:=DAY([.H670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09-10-30">
            <text:p>10/30/09</text:p>
          </table:table-cell>
        </table:table-row>
        <table:table-row table:style-name="ro1">
          <table:table-cell table:formula="of:=YEAR([.H671])&amp;RIGHT(&quot;0&quot;&amp;MONTH([.H671]);2)&amp;RIGHT(&quot;0&quot;&amp;DAY([.H671]);2)" office:value-type="string" office:string-value="20091031">
            <text:p>20091031</text:p>
          </table:table-cell>
          <table:table-cell table:formula="of:=YEAR([.H671])" office:value-type="float" office:value="2009">
            <text:p>2009</text:p>
          </table:table-cell>
          <table:table-cell table:formula="of:=ROUNDUP(MONTH([.H671])/3)" office:value-type="float" office:value="4">
            <text:p>4</text:p>
          </table:table-cell>
          <table:table-cell table:formula="of:=MONTH([.H671])" office:value-type="float" office:value="10">
            <text:p>10</text:p>
          </table:table-cell>
          <table:table-cell table:formula="of:=&quot;Oct &quot; &amp; [.B671]" office:value-type="string" office:string-value="Oct 2009">
            <text:p>Oct 2009</text:p>
          </table:table-cell>
          <table:table-cell table:formula="of:=DAY([.H671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09-10-31">
            <text:p>10/31/09</text:p>
          </table:table-cell>
        </table:table-row>
        <table:table-row table:style-name="ro1">
          <table:table-cell table:formula="of:=YEAR([.H672])&amp;RIGHT(&quot;0&quot;&amp;MONTH([.H672]);2)&amp;RIGHT(&quot;0&quot;&amp;DAY([.H672]);2)" office:value-type="string" office:string-value="20091101">
            <text:p>20091101</text:p>
          </table:table-cell>
          <table:table-cell table:formula="of:=YEAR([.H672])" office:value-type="float" office:value="2009">
            <text:p>2009</text:p>
          </table:table-cell>
          <table:table-cell table:formula="of:=ROUNDUP(MONTH([.H672])/3)" office:value-type="float" office:value="4">
            <text:p>4</text:p>
          </table:table-cell>
          <table:table-cell table:formula="of:=MONTH([.H672])" office:value-type="float" office:value="11">
            <text:p>11</text:p>
          </table:table-cell>
          <table:table-cell table:formula="of:=&quot;Nov &quot; &amp; [.B672]" office:value-type="string" office:string-value="Nov 2009">
            <text:p>Nov 2009</text:p>
          </table:table-cell>
          <table:table-cell table:formula="of:=DAY([.H672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09-11-01">
            <text:p>11/01/09</text:p>
          </table:table-cell>
        </table:table-row>
        <table:table-row table:style-name="ro1">
          <table:table-cell table:formula="of:=YEAR([.H673])&amp;RIGHT(&quot;0&quot;&amp;MONTH([.H673]);2)&amp;RIGHT(&quot;0&quot;&amp;DAY([.H673]);2)" office:value-type="string" office:string-value="20091102">
            <text:p>20091102</text:p>
          </table:table-cell>
          <table:table-cell table:formula="of:=YEAR([.H673])" office:value-type="float" office:value="2009">
            <text:p>2009</text:p>
          </table:table-cell>
          <table:table-cell table:formula="of:=ROUNDUP(MONTH([.H673])/3)" office:value-type="float" office:value="4">
            <text:p>4</text:p>
          </table:table-cell>
          <table:table-cell table:formula="of:=MONTH([.H673])" office:value-type="float" office:value="11">
            <text:p>11</text:p>
          </table:table-cell>
          <table:table-cell table:formula="of:=&quot;Nov &quot; &amp; [.B673]" office:value-type="string" office:string-value="Nov 2009">
            <text:p>Nov 2009</text:p>
          </table:table-cell>
          <table:table-cell table:formula="of:=DAY([.H673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09-11-02">
            <text:p>11/02/09</text:p>
          </table:table-cell>
        </table:table-row>
        <table:table-row table:style-name="ro1">
          <table:table-cell table:formula="of:=YEAR([.H674])&amp;RIGHT(&quot;0&quot;&amp;MONTH([.H674]);2)&amp;RIGHT(&quot;0&quot;&amp;DAY([.H674]);2)" office:value-type="string" office:string-value="20091103">
            <text:p>20091103</text:p>
          </table:table-cell>
          <table:table-cell table:formula="of:=YEAR([.H674])" office:value-type="float" office:value="2009">
            <text:p>2009</text:p>
          </table:table-cell>
          <table:table-cell table:formula="of:=ROUNDUP(MONTH([.H674])/3)" office:value-type="float" office:value="4">
            <text:p>4</text:p>
          </table:table-cell>
          <table:table-cell table:formula="of:=MONTH([.H674])" office:value-type="float" office:value="11">
            <text:p>11</text:p>
          </table:table-cell>
          <table:table-cell table:formula="of:=&quot;Nov &quot; &amp; [.B674]" office:value-type="string" office:string-value="Nov 2009">
            <text:p>Nov 2009</text:p>
          </table:table-cell>
          <table:table-cell table:formula="of:=DAY([.H674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09-11-03">
            <text:p>11/03/09</text:p>
          </table:table-cell>
        </table:table-row>
        <table:table-row table:style-name="ro1">
          <table:table-cell table:formula="of:=YEAR([.H675])&amp;RIGHT(&quot;0&quot;&amp;MONTH([.H675]);2)&amp;RIGHT(&quot;0&quot;&amp;DAY([.H675]);2)" office:value-type="string" office:string-value="20091104">
            <text:p>20091104</text:p>
          </table:table-cell>
          <table:table-cell table:formula="of:=YEAR([.H675])" office:value-type="float" office:value="2009">
            <text:p>2009</text:p>
          </table:table-cell>
          <table:table-cell table:formula="of:=ROUNDUP(MONTH([.H675])/3)" office:value-type="float" office:value="4">
            <text:p>4</text:p>
          </table:table-cell>
          <table:table-cell table:formula="of:=MONTH([.H675])" office:value-type="float" office:value="11">
            <text:p>11</text:p>
          </table:table-cell>
          <table:table-cell table:formula="of:=&quot;Nov &quot; &amp; [.B675]" office:value-type="string" office:string-value="Nov 2009">
            <text:p>Nov 2009</text:p>
          </table:table-cell>
          <table:table-cell table:formula="of:=DAY([.H675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09-11-04">
            <text:p>11/04/09</text:p>
          </table:table-cell>
        </table:table-row>
        <table:table-row table:style-name="ro1">
          <table:table-cell table:formula="of:=YEAR([.H676])&amp;RIGHT(&quot;0&quot;&amp;MONTH([.H676]);2)&amp;RIGHT(&quot;0&quot;&amp;DAY([.H676]);2)" office:value-type="string" office:string-value="20091105">
            <text:p>20091105</text:p>
          </table:table-cell>
          <table:table-cell table:formula="of:=YEAR([.H676])" office:value-type="float" office:value="2009">
            <text:p>2009</text:p>
          </table:table-cell>
          <table:table-cell table:formula="of:=ROUNDUP(MONTH([.H676])/3)" office:value-type="float" office:value="4">
            <text:p>4</text:p>
          </table:table-cell>
          <table:table-cell table:formula="of:=MONTH([.H676])" office:value-type="float" office:value="11">
            <text:p>11</text:p>
          </table:table-cell>
          <table:table-cell table:formula="of:=&quot;Nov &quot; &amp; [.B676]" office:value-type="string" office:string-value="Nov 2009">
            <text:p>Nov 2009</text:p>
          </table:table-cell>
          <table:table-cell table:formula="of:=DAY([.H676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09-11-05">
            <text:p>11/05/09</text:p>
          </table:table-cell>
        </table:table-row>
        <table:table-row table:style-name="ro1">
          <table:table-cell table:formula="of:=YEAR([.H677])&amp;RIGHT(&quot;0&quot;&amp;MONTH([.H677]);2)&amp;RIGHT(&quot;0&quot;&amp;DAY([.H677]);2)" office:value-type="string" office:string-value="20091106">
            <text:p>20091106</text:p>
          </table:table-cell>
          <table:table-cell table:formula="of:=YEAR([.H677])" office:value-type="float" office:value="2009">
            <text:p>2009</text:p>
          </table:table-cell>
          <table:table-cell table:formula="of:=ROUNDUP(MONTH([.H677])/3)" office:value-type="float" office:value="4">
            <text:p>4</text:p>
          </table:table-cell>
          <table:table-cell table:formula="of:=MONTH([.H677])" office:value-type="float" office:value="11">
            <text:p>11</text:p>
          </table:table-cell>
          <table:table-cell table:formula="of:=&quot;Nov &quot; &amp; [.B677]" office:value-type="string" office:string-value="Nov 2009">
            <text:p>Nov 2009</text:p>
          </table:table-cell>
          <table:table-cell table:formula="of:=DAY([.H677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09-11-06">
            <text:p>11/06/09</text:p>
          </table:table-cell>
        </table:table-row>
        <table:table-row table:style-name="ro1">
          <table:table-cell table:formula="of:=YEAR([.H678])&amp;RIGHT(&quot;0&quot;&amp;MONTH([.H678]);2)&amp;RIGHT(&quot;0&quot;&amp;DAY([.H678]);2)" office:value-type="string" office:string-value="20091107">
            <text:p>20091107</text:p>
          </table:table-cell>
          <table:table-cell table:formula="of:=YEAR([.H678])" office:value-type="float" office:value="2009">
            <text:p>2009</text:p>
          </table:table-cell>
          <table:table-cell table:formula="of:=ROUNDUP(MONTH([.H678])/3)" office:value-type="float" office:value="4">
            <text:p>4</text:p>
          </table:table-cell>
          <table:table-cell table:formula="of:=MONTH([.H678])" office:value-type="float" office:value="11">
            <text:p>11</text:p>
          </table:table-cell>
          <table:table-cell table:formula="of:=&quot;Nov &quot; &amp; [.B678]" office:value-type="string" office:string-value="Nov 2009">
            <text:p>Nov 2009</text:p>
          </table:table-cell>
          <table:table-cell table:formula="of:=DAY([.H678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09-11-07">
            <text:p>11/07/09</text:p>
          </table:table-cell>
        </table:table-row>
        <table:table-row table:style-name="ro1">
          <table:table-cell table:formula="of:=YEAR([.H679])&amp;RIGHT(&quot;0&quot;&amp;MONTH([.H679]);2)&amp;RIGHT(&quot;0&quot;&amp;DAY([.H679]);2)" office:value-type="string" office:string-value="20091108">
            <text:p>20091108</text:p>
          </table:table-cell>
          <table:table-cell table:formula="of:=YEAR([.H679])" office:value-type="float" office:value="2009">
            <text:p>2009</text:p>
          </table:table-cell>
          <table:table-cell table:formula="of:=ROUNDUP(MONTH([.H679])/3)" office:value-type="float" office:value="4">
            <text:p>4</text:p>
          </table:table-cell>
          <table:table-cell table:formula="of:=MONTH([.H679])" office:value-type="float" office:value="11">
            <text:p>11</text:p>
          </table:table-cell>
          <table:table-cell table:formula="of:=&quot;Nov &quot; &amp; [.B679]" office:value-type="string" office:string-value="Nov 2009">
            <text:p>Nov 2009</text:p>
          </table:table-cell>
          <table:table-cell table:formula="of:=DAY([.H679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09-11-08">
            <text:p>11/08/09</text:p>
          </table:table-cell>
        </table:table-row>
        <table:table-row table:style-name="ro1">
          <table:table-cell table:formula="of:=YEAR([.H680])&amp;RIGHT(&quot;0&quot;&amp;MONTH([.H680]);2)&amp;RIGHT(&quot;0&quot;&amp;DAY([.H680]);2)" office:value-type="string" office:string-value="20091109">
            <text:p>20091109</text:p>
          </table:table-cell>
          <table:table-cell table:formula="of:=YEAR([.H680])" office:value-type="float" office:value="2009">
            <text:p>2009</text:p>
          </table:table-cell>
          <table:table-cell table:formula="of:=ROUNDUP(MONTH([.H680])/3)" office:value-type="float" office:value="4">
            <text:p>4</text:p>
          </table:table-cell>
          <table:table-cell table:formula="of:=MONTH([.H680])" office:value-type="float" office:value="11">
            <text:p>11</text:p>
          </table:table-cell>
          <table:table-cell table:formula="of:=&quot;Nov &quot; &amp; [.B680]" office:value-type="string" office:string-value="Nov 2009">
            <text:p>Nov 2009</text:p>
          </table:table-cell>
          <table:table-cell table:formula="of:=DAY([.H680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09-11-09">
            <text:p>11/09/09</text:p>
          </table:table-cell>
        </table:table-row>
        <table:table-row table:style-name="ro1">
          <table:table-cell table:formula="of:=YEAR([.H681])&amp;RIGHT(&quot;0&quot;&amp;MONTH([.H681]);2)&amp;RIGHT(&quot;0&quot;&amp;DAY([.H681]);2)" office:value-type="string" office:string-value="20091110">
            <text:p>20091110</text:p>
          </table:table-cell>
          <table:table-cell table:formula="of:=YEAR([.H681])" office:value-type="float" office:value="2009">
            <text:p>2009</text:p>
          </table:table-cell>
          <table:table-cell table:formula="of:=ROUNDUP(MONTH([.H681])/3)" office:value-type="float" office:value="4">
            <text:p>4</text:p>
          </table:table-cell>
          <table:table-cell table:formula="of:=MONTH([.H681])" office:value-type="float" office:value="11">
            <text:p>11</text:p>
          </table:table-cell>
          <table:table-cell table:formula="of:=&quot;Nov &quot; &amp; [.B681]" office:value-type="string" office:string-value="Nov 2009">
            <text:p>Nov 2009</text:p>
          </table:table-cell>
          <table:table-cell table:formula="of:=DAY([.H681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09-11-10">
            <text:p>11/10/09</text:p>
          </table:table-cell>
        </table:table-row>
        <table:table-row table:style-name="ro1">
          <table:table-cell table:formula="of:=YEAR([.H682])&amp;RIGHT(&quot;0&quot;&amp;MONTH([.H682]);2)&amp;RIGHT(&quot;0&quot;&amp;DAY([.H682]);2)" office:value-type="string" office:string-value="20091111">
            <text:p>20091111</text:p>
          </table:table-cell>
          <table:table-cell table:formula="of:=YEAR([.H682])" office:value-type="float" office:value="2009">
            <text:p>2009</text:p>
          </table:table-cell>
          <table:table-cell table:formula="of:=ROUNDUP(MONTH([.H682])/3)" office:value-type="float" office:value="4">
            <text:p>4</text:p>
          </table:table-cell>
          <table:table-cell table:formula="of:=MONTH([.H682])" office:value-type="float" office:value="11">
            <text:p>11</text:p>
          </table:table-cell>
          <table:table-cell table:formula="of:=&quot;Nov &quot; &amp; [.B682]" office:value-type="string" office:string-value="Nov 2009">
            <text:p>Nov 2009</text:p>
          </table:table-cell>
          <table:table-cell table:formula="of:=DAY([.H682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09-11-11">
            <text:p>11/11/09</text:p>
          </table:table-cell>
        </table:table-row>
        <table:table-row table:style-name="ro1">
          <table:table-cell table:formula="of:=YEAR([.H683])&amp;RIGHT(&quot;0&quot;&amp;MONTH([.H683]);2)&amp;RIGHT(&quot;0&quot;&amp;DAY([.H683]);2)" office:value-type="string" office:string-value="20091112">
            <text:p>20091112</text:p>
          </table:table-cell>
          <table:table-cell table:formula="of:=YEAR([.H683])" office:value-type="float" office:value="2009">
            <text:p>2009</text:p>
          </table:table-cell>
          <table:table-cell table:formula="of:=ROUNDUP(MONTH([.H683])/3)" office:value-type="float" office:value="4">
            <text:p>4</text:p>
          </table:table-cell>
          <table:table-cell table:formula="of:=MONTH([.H683])" office:value-type="float" office:value="11">
            <text:p>11</text:p>
          </table:table-cell>
          <table:table-cell table:formula="of:=&quot;Nov &quot; &amp; [.B683]" office:value-type="string" office:string-value="Nov 2009">
            <text:p>Nov 2009</text:p>
          </table:table-cell>
          <table:table-cell table:formula="of:=DAY([.H683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09-11-12">
            <text:p>11/12/09</text:p>
          </table:table-cell>
        </table:table-row>
        <table:table-row table:style-name="ro1">
          <table:table-cell table:formula="of:=YEAR([.H684])&amp;RIGHT(&quot;0&quot;&amp;MONTH([.H684]);2)&amp;RIGHT(&quot;0&quot;&amp;DAY([.H684]);2)" office:value-type="string" office:string-value="20091113">
            <text:p>20091113</text:p>
          </table:table-cell>
          <table:table-cell table:formula="of:=YEAR([.H684])" office:value-type="float" office:value="2009">
            <text:p>2009</text:p>
          </table:table-cell>
          <table:table-cell table:formula="of:=ROUNDUP(MONTH([.H684])/3)" office:value-type="float" office:value="4">
            <text:p>4</text:p>
          </table:table-cell>
          <table:table-cell table:formula="of:=MONTH([.H684])" office:value-type="float" office:value="11">
            <text:p>11</text:p>
          </table:table-cell>
          <table:table-cell table:formula="of:=&quot;Nov &quot; &amp; [.B684]" office:value-type="string" office:string-value="Nov 2009">
            <text:p>Nov 2009</text:p>
          </table:table-cell>
          <table:table-cell table:formula="of:=DAY([.H684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09-11-13">
            <text:p>11/13/09</text:p>
          </table:table-cell>
        </table:table-row>
        <table:table-row table:style-name="ro1">
          <table:table-cell table:formula="of:=YEAR([.H685])&amp;RIGHT(&quot;0&quot;&amp;MONTH([.H685]);2)&amp;RIGHT(&quot;0&quot;&amp;DAY([.H685]);2)" office:value-type="string" office:string-value="20091114">
            <text:p>20091114</text:p>
          </table:table-cell>
          <table:table-cell table:formula="of:=YEAR([.H685])" office:value-type="float" office:value="2009">
            <text:p>2009</text:p>
          </table:table-cell>
          <table:table-cell table:formula="of:=ROUNDUP(MONTH([.H685])/3)" office:value-type="float" office:value="4">
            <text:p>4</text:p>
          </table:table-cell>
          <table:table-cell table:formula="of:=MONTH([.H685])" office:value-type="float" office:value="11">
            <text:p>11</text:p>
          </table:table-cell>
          <table:table-cell table:formula="of:=&quot;Nov &quot; &amp; [.B685]" office:value-type="string" office:string-value="Nov 2009">
            <text:p>Nov 2009</text:p>
          </table:table-cell>
          <table:table-cell table:formula="of:=DAY([.H685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09-11-14">
            <text:p>11/14/09</text:p>
          </table:table-cell>
        </table:table-row>
        <table:table-row table:style-name="ro1">
          <table:table-cell table:formula="of:=YEAR([.H686])&amp;RIGHT(&quot;0&quot;&amp;MONTH([.H686]);2)&amp;RIGHT(&quot;0&quot;&amp;DAY([.H686]);2)" office:value-type="string" office:string-value="20091115">
            <text:p>20091115</text:p>
          </table:table-cell>
          <table:table-cell table:formula="of:=YEAR([.H686])" office:value-type="float" office:value="2009">
            <text:p>2009</text:p>
          </table:table-cell>
          <table:table-cell table:formula="of:=ROUNDUP(MONTH([.H686])/3)" office:value-type="float" office:value="4">
            <text:p>4</text:p>
          </table:table-cell>
          <table:table-cell table:formula="of:=MONTH([.H686])" office:value-type="float" office:value="11">
            <text:p>11</text:p>
          </table:table-cell>
          <table:table-cell table:formula="of:=&quot;Nov &quot; &amp; [.B686]" office:value-type="string" office:string-value="Nov 2009">
            <text:p>Nov 2009</text:p>
          </table:table-cell>
          <table:table-cell table:formula="of:=DAY([.H686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09-11-15">
            <text:p>11/15/09</text:p>
          </table:table-cell>
        </table:table-row>
        <table:table-row table:style-name="ro1">
          <table:table-cell table:formula="of:=YEAR([.H687])&amp;RIGHT(&quot;0&quot;&amp;MONTH([.H687]);2)&amp;RIGHT(&quot;0&quot;&amp;DAY([.H687]);2)" office:value-type="string" office:string-value="20091116">
            <text:p>20091116</text:p>
          </table:table-cell>
          <table:table-cell table:formula="of:=YEAR([.H687])" office:value-type="float" office:value="2009">
            <text:p>2009</text:p>
          </table:table-cell>
          <table:table-cell table:formula="of:=ROUNDUP(MONTH([.H687])/3)" office:value-type="float" office:value="4">
            <text:p>4</text:p>
          </table:table-cell>
          <table:table-cell table:formula="of:=MONTH([.H687])" office:value-type="float" office:value="11">
            <text:p>11</text:p>
          </table:table-cell>
          <table:table-cell table:formula="of:=&quot;Nov &quot; &amp; [.B687]" office:value-type="string" office:string-value="Nov 2009">
            <text:p>Nov 2009</text:p>
          </table:table-cell>
          <table:table-cell table:formula="of:=DAY([.H687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09-11-16">
            <text:p>11/16/09</text:p>
          </table:table-cell>
        </table:table-row>
        <table:table-row table:style-name="ro1">
          <table:table-cell table:formula="of:=YEAR([.H688])&amp;RIGHT(&quot;0&quot;&amp;MONTH([.H688]);2)&amp;RIGHT(&quot;0&quot;&amp;DAY([.H688]);2)" office:value-type="string" office:string-value="20091117">
            <text:p>20091117</text:p>
          </table:table-cell>
          <table:table-cell table:formula="of:=YEAR([.H688])" office:value-type="float" office:value="2009">
            <text:p>2009</text:p>
          </table:table-cell>
          <table:table-cell table:formula="of:=ROUNDUP(MONTH([.H688])/3)" office:value-type="float" office:value="4">
            <text:p>4</text:p>
          </table:table-cell>
          <table:table-cell table:formula="of:=MONTH([.H688])" office:value-type="float" office:value="11">
            <text:p>11</text:p>
          </table:table-cell>
          <table:table-cell table:formula="of:=&quot;Nov &quot; &amp; [.B688]" office:value-type="string" office:string-value="Nov 2009">
            <text:p>Nov 2009</text:p>
          </table:table-cell>
          <table:table-cell table:formula="of:=DAY([.H688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09-11-17">
            <text:p>11/17/09</text:p>
          </table:table-cell>
        </table:table-row>
        <table:table-row table:style-name="ro1">
          <table:table-cell table:formula="of:=YEAR([.H689])&amp;RIGHT(&quot;0&quot;&amp;MONTH([.H689]);2)&amp;RIGHT(&quot;0&quot;&amp;DAY([.H689]);2)" office:value-type="string" office:string-value="20091118">
            <text:p>20091118</text:p>
          </table:table-cell>
          <table:table-cell table:formula="of:=YEAR([.H689])" office:value-type="float" office:value="2009">
            <text:p>2009</text:p>
          </table:table-cell>
          <table:table-cell table:formula="of:=ROUNDUP(MONTH([.H689])/3)" office:value-type="float" office:value="4">
            <text:p>4</text:p>
          </table:table-cell>
          <table:table-cell table:formula="of:=MONTH([.H689])" office:value-type="float" office:value="11">
            <text:p>11</text:p>
          </table:table-cell>
          <table:table-cell table:formula="of:=&quot;Nov &quot; &amp; [.B689]" office:value-type="string" office:string-value="Nov 2009">
            <text:p>Nov 2009</text:p>
          </table:table-cell>
          <table:table-cell table:formula="of:=DAY([.H689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09-11-18">
            <text:p>11/18/09</text:p>
          </table:table-cell>
        </table:table-row>
        <table:table-row table:style-name="ro1">
          <table:table-cell table:formula="of:=YEAR([.H690])&amp;RIGHT(&quot;0&quot;&amp;MONTH([.H690]);2)&amp;RIGHT(&quot;0&quot;&amp;DAY([.H690]);2)" office:value-type="string" office:string-value="20091119">
            <text:p>20091119</text:p>
          </table:table-cell>
          <table:table-cell table:formula="of:=YEAR([.H690])" office:value-type="float" office:value="2009">
            <text:p>2009</text:p>
          </table:table-cell>
          <table:table-cell table:formula="of:=ROUNDUP(MONTH([.H690])/3)" office:value-type="float" office:value="4">
            <text:p>4</text:p>
          </table:table-cell>
          <table:table-cell table:formula="of:=MONTH([.H690])" office:value-type="float" office:value="11">
            <text:p>11</text:p>
          </table:table-cell>
          <table:table-cell table:formula="of:=&quot;Nov &quot; &amp; [.B690]" office:value-type="string" office:string-value="Nov 2009">
            <text:p>Nov 2009</text:p>
          </table:table-cell>
          <table:table-cell table:formula="of:=DAY([.H690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09-11-19">
            <text:p>11/19/09</text:p>
          </table:table-cell>
        </table:table-row>
        <table:table-row table:style-name="ro1">
          <table:table-cell table:formula="of:=YEAR([.H691])&amp;RIGHT(&quot;0&quot;&amp;MONTH([.H691]);2)&amp;RIGHT(&quot;0&quot;&amp;DAY([.H691]);2)" office:value-type="string" office:string-value="20091120">
            <text:p>20091120</text:p>
          </table:table-cell>
          <table:table-cell table:formula="of:=YEAR([.H691])" office:value-type="float" office:value="2009">
            <text:p>2009</text:p>
          </table:table-cell>
          <table:table-cell table:formula="of:=ROUNDUP(MONTH([.H691])/3)" office:value-type="float" office:value="4">
            <text:p>4</text:p>
          </table:table-cell>
          <table:table-cell table:formula="of:=MONTH([.H691])" office:value-type="float" office:value="11">
            <text:p>11</text:p>
          </table:table-cell>
          <table:table-cell table:formula="of:=&quot;Nov &quot; &amp; [.B691]" office:value-type="string" office:string-value="Nov 2009">
            <text:p>Nov 2009</text:p>
          </table:table-cell>
          <table:table-cell table:formula="of:=DAY([.H691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09-11-20">
            <text:p>11/20/09</text:p>
          </table:table-cell>
        </table:table-row>
        <table:table-row table:style-name="ro1">
          <table:table-cell table:formula="of:=YEAR([.H692])&amp;RIGHT(&quot;0&quot;&amp;MONTH([.H692]);2)&amp;RIGHT(&quot;0&quot;&amp;DAY([.H692]);2)" office:value-type="string" office:string-value="20091121">
            <text:p>20091121</text:p>
          </table:table-cell>
          <table:table-cell table:formula="of:=YEAR([.H692])" office:value-type="float" office:value="2009">
            <text:p>2009</text:p>
          </table:table-cell>
          <table:table-cell table:formula="of:=ROUNDUP(MONTH([.H692])/3)" office:value-type="float" office:value="4">
            <text:p>4</text:p>
          </table:table-cell>
          <table:table-cell table:formula="of:=MONTH([.H692])" office:value-type="float" office:value="11">
            <text:p>11</text:p>
          </table:table-cell>
          <table:table-cell table:formula="of:=&quot;Nov &quot; &amp; [.B692]" office:value-type="string" office:string-value="Nov 2009">
            <text:p>Nov 2009</text:p>
          </table:table-cell>
          <table:table-cell table:formula="of:=DAY([.H692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09-11-21">
            <text:p>11/21/09</text:p>
          </table:table-cell>
        </table:table-row>
        <table:table-row table:style-name="ro1">
          <table:table-cell table:formula="of:=YEAR([.H693])&amp;RIGHT(&quot;0&quot;&amp;MONTH([.H693]);2)&amp;RIGHT(&quot;0&quot;&amp;DAY([.H693]);2)" office:value-type="string" office:string-value="20091122">
            <text:p>20091122</text:p>
          </table:table-cell>
          <table:table-cell table:formula="of:=YEAR([.H693])" office:value-type="float" office:value="2009">
            <text:p>2009</text:p>
          </table:table-cell>
          <table:table-cell table:formula="of:=ROUNDUP(MONTH([.H693])/3)" office:value-type="float" office:value="4">
            <text:p>4</text:p>
          </table:table-cell>
          <table:table-cell table:formula="of:=MONTH([.H693])" office:value-type="float" office:value="11">
            <text:p>11</text:p>
          </table:table-cell>
          <table:table-cell table:formula="of:=&quot;Nov &quot; &amp; [.B693]" office:value-type="string" office:string-value="Nov 2009">
            <text:p>Nov 2009</text:p>
          </table:table-cell>
          <table:table-cell table:formula="of:=DAY([.H693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09-11-22">
            <text:p>11/22/09</text:p>
          </table:table-cell>
        </table:table-row>
        <table:table-row table:style-name="ro1">
          <table:table-cell table:formula="of:=YEAR([.H694])&amp;RIGHT(&quot;0&quot;&amp;MONTH([.H694]);2)&amp;RIGHT(&quot;0&quot;&amp;DAY([.H694]);2)" office:value-type="string" office:string-value="20091123">
            <text:p>20091123</text:p>
          </table:table-cell>
          <table:table-cell table:formula="of:=YEAR([.H694])" office:value-type="float" office:value="2009">
            <text:p>2009</text:p>
          </table:table-cell>
          <table:table-cell table:formula="of:=ROUNDUP(MONTH([.H694])/3)" office:value-type="float" office:value="4">
            <text:p>4</text:p>
          </table:table-cell>
          <table:table-cell table:formula="of:=MONTH([.H694])" office:value-type="float" office:value="11">
            <text:p>11</text:p>
          </table:table-cell>
          <table:table-cell table:formula="of:=&quot;Nov &quot; &amp; [.B694]" office:value-type="string" office:string-value="Nov 2009">
            <text:p>Nov 2009</text:p>
          </table:table-cell>
          <table:table-cell table:formula="of:=DAY([.H694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09-11-23">
            <text:p>11/23/09</text:p>
          </table:table-cell>
        </table:table-row>
        <table:table-row table:style-name="ro1">
          <table:table-cell table:formula="of:=YEAR([.H695])&amp;RIGHT(&quot;0&quot;&amp;MONTH([.H695]);2)&amp;RIGHT(&quot;0&quot;&amp;DAY([.H695]);2)" office:value-type="string" office:string-value="20091124">
            <text:p>20091124</text:p>
          </table:table-cell>
          <table:table-cell table:formula="of:=YEAR([.H695])" office:value-type="float" office:value="2009">
            <text:p>2009</text:p>
          </table:table-cell>
          <table:table-cell table:formula="of:=ROUNDUP(MONTH([.H695])/3)" office:value-type="float" office:value="4">
            <text:p>4</text:p>
          </table:table-cell>
          <table:table-cell table:formula="of:=MONTH([.H695])" office:value-type="float" office:value="11">
            <text:p>11</text:p>
          </table:table-cell>
          <table:table-cell table:formula="of:=&quot;Nov &quot; &amp; [.B695]" office:value-type="string" office:string-value="Nov 2009">
            <text:p>Nov 2009</text:p>
          </table:table-cell>
          <table:table-cell table:formula="of:=DAY([.H695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09-11-24">
            <text:p>11/24/09</text:p>
          </table:table-cell>
        </table:table-row>
        <table:table-row table:style-name="ro1">
          <table:table-cell table:formula="of:=YEAR([.H696])&amp;RIGHT(&quot;0&quot;&amp;MONTH([.H696]);2)&amp;RIGHT(&quot;0&quot;&amp;DAY([.H696]);2)" office:value-type="string" office:string-value="20091125">
            <text:p>20091125</text:p>
          </table:table-cell>
          <table:table-cell table:formula="of:=YEAR([.H696])" office:value-type="float" office:value="2009">
            <text:p>2009</text:p>
          </table:table-cell>
          <table:table-cell table:formula="of:=ROUNDUP(MONTH([.H696])/3)" office:value-type="float" office:value="4">
            <text:p>4</text:p>
          </table:table-cell>
          <table:table-cell table:formula="of:=MONTH([.H696])" office:value-type="float" office:value="11">
            <text:p>11</text:p>
          </table:table-cell>
          <table:table-cell table:formula="of:=&quot;Nov &quot; &amp; [.B696]" office:value-type="string" office:string-value="Nov 2009">
            <text:p>Nov 2009</text:p>
          </table:table-cell>
          <table:table-cell table:formula="of:=DAY([.H696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09-11-25">
            <text:p>11/25/09</text:p>
          </table:table-cell>
        </table:table-row>
        <table:table-row table:style-name="ro1">
          <table:table-cell table:formula="of:=YEAR([.H697])&amp;RIGHT(&quot;0&quot;&amp;MONTH([.H697]);2)&amp;RIGHT(&quot;0&quot;&amp;DAY([.H697]);2)" office:value-type="string" office:string-value="20091126">
            <text:p>20091126</text:p>
          </table:table-cell>
          <table:table-cell table:formula="of:=YEAR([.H697])" office:value-type="float" office:value="2009">
            <text:p>2009</text:p>
          </table:table-cell>
          <table:table-cell table:formula="of:=ROUNDUP(MONTH([.H697])/3)" office:value-type="float" office:value="4">
            <text:p>4</text:p>
          </table:table-cell>
          <table:table-cell table:formula="of:=MONTH([.H697])" office:value-type="float" office:value="11">
            <text:p>11</text:p>
          </table:table-cell>
          <table:table-cell table:formula="of:=&quot;Nov &quot; &amp; [.B697]" office:value-type="string" office:string-value="Nov 2009">
            <text:p>Nov 2009</text:p>
          </table:table-cell>
          <table:table-cell table:formula="of:=DAY([.H697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09-11-26">
            <text:p>11/26/09</text:p>
          </table:table-cell>
        </table:table-row>
        <table:table-row table:style-name="ro1">
          <table:table-cell table:formula="of:=YEAR([.H698])&amp;RIGHT(&quot;0&quot;&amp;MONTH([.H698]);2)&amp;RIGHT(&quot;0&quot;&amp;DAY([.H698]);2)" office:value-type="string" office:string-value="20091127">
            <text:p>20091127</text:p>
          </table:table-cell>
          <table:table-cell table:formula="of:=YEAR([.H698])" office:value-type="float" office:value="2009">
            <text:p>2009</text:p>
          </table:table-cell>
          <table:table-cell table:formula="of:=ROUNDUP(MONTH([.H698])/3)" office:value-type="float" office:value="4">
            <text:p>4</text:p>
          </table:table-cell>
          <table:table-cell table:formula="of:=MONTH([.H698])" office:value-type="float" office:value="11">
            <text:p>11</text:p>
          </table:table-cell>
          <table:table-cell table:formula="of:=&quot;Nov &quot; &amp; [.B698]" office:value-type="string" office:string-value="Nov 2009">
            <text:p>Nov 2009</text:p>
          </table:table-cell>
          <table:table-cell table:formula="of:=DAY([.H698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09-11-27">
            <text:p>11/27/09</text:p>
          </table:table-cell>
        </table:table-row>
        <table:table-row table:style-name="ro1">
          <table:table-cell table:formula="of:=YEAR([.H699])&amp;RIGHT(&quot;0&quot;&amp;MONTH([.H699]);2)&amp;RIGHT(&quot;0&quot;&amp;DAY([.H699]);2)" office:value-type="string" office:string-value="20091128">
            <text:p>20091128</text:p>
          </table:table-cell>
          <table:table-cell table:formula="of:=YEAR([.H699])" office:value-type="float" office:value="2009">
            <text:p>2009</text:p>
          </table:table-cell>
          <table:table-cell table:formula="of:=ROUNDUP(MONTH([.H699])/3)" office:value-type="float" office:value="4">
            <text:p>4</text:p>
          </table:table-cell>
          <table:table-cell table:formula="of:=MONTH([.H699])" office:value-type="float" office:value="11">
            <text:p>11</text:p>
          </table:table-cell>
          <table:table-cell table:formula="of:=&quot;Nov &quot; &amp; [.B699]" office:value-type="string" office:string-value="Nov 2009">
            <text:p>Nov 2009</text:p>
          </table:table-cell>
          <table:table-cell table:formula="of:=DAY([.H699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09-11-28">
            <text:p>11/28/09</text:p>
          </table:table-cell>
        </table:table-row>
        <table:table-row table:style-name="ro1">
          <table:table-cell table:formula="of:=YEAR([.H700])&amp;RIGHT(&quot;0&quot;&amp;MONTH([.H700]);2)&amp;RIGHT(&quot;0&quot;&amp;DAY([.H700]);2)" office:value-type="string" office:string-value="20091129">
            <text:p>20091129</text:p>
          </table:table-cell>
          <table:table-cell table:formula="of:=YEAR([.H700])" office:value-type="float" office:value="2009">
            <text:p>2009</text:p>
          </table:table-cell>
          <table:table-cell table:formula="of:=ROUNDUP(MONTH([.H700])/3)" office:value-type="float" office:value="4">
            <text:p>4</text:p>
          </table:table-cell>
          <table:table-cell table:formula="of:=MONTH([.H700])" office:value-type="float" office:value="11">
            <text:p>11</text:p>
          </table:table-cell>
          <table:table-cell table:formula="of:=&quot;Nov &quot; &amp; [.B700]" office:value-type="string" office:string-value="Nov 2009">
            <text:p>Nov 2009</text:p>
          </table:table-cell>
          <table:table-cell table:formula="of:=DAY([.H700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09-11-29">
            <text:p>11/29/09</text:p>
          </table:table-cell>
        </table:table-row>
        <table:table-row table:style-name="ro1">
          <table:table-cell table:formula="of:=YEAR([.H701])&amp;RIGHT(&quot;0&quot;&amp;MONTH([.H701]);2)&amp;RIGHT(&quot;0&quot;&amp;DAY([.H701]);2)" office:value-type="string" office:string-value="20091130">
            <text:p>20091130</text:p>
          </table:table-cell>
          <table:table-cell table:formula="of:=YEAR([.H701])" office:value-type="float" office:value="2009">
            <text:p>2009</text:p>
          </table:table-cell>
          <table:table-cell table:formula="of:=ROUNDUP(MONTH([.H701])/3)" office:value-type="float" office:value="4">
            <text:p>4</text:p>
          </table:table-cell>
          <table:table-cell table:formula="of:=MONTH([.H701])" office:value-type="float" office:value="11">
            <text:p>11</text:p>
          </table:table-cell>
          <table:table-cell table:formula="of:=&quot;Nov &quot; &amp; [.B701]" office:value-type="string" office:string-value="Nov 2009">
            <text:p>Nov 2009</text:p>
          </table:table-cell>
          <table:table-cell table:formula="of:=DAY([.H701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09-11-30">
            <text:p>11/30/09</text:p>
          </table:table-cell>
        </table:table-row>
        <table:table-row table:style-name="ro1">
          <table:table-cell table:formula="of:=YEAR([.H702])&amp;RIGHT(&quot;0&quot;&amp;MONTH([.H702]);2)&amp;RIGHT(&quot;0&quot;&amp;DAY([.H702]);2)" office:value-type="string" office:string-value="20091201">
            <text:p>20091201</text:p>
          </table:table-cell>
          <table:table-cell table:formula="of:=YEAR([.H702])" office:value-type="float" office:value="2009">
            <text:p>2009</text:p>
          </table:table-cell>
          <table:table-cell table:formula="of:=ROUNDUP(MONTH([.H702])/3)" office:value-type="float" office:value="4">
            <text:p>4</text:p>
          </table:table-cell>
          <table:table-cell table:formula="of:=MONTH([.H702])" office:value-type="float" office:value="12">
            <text:p>12</text:p>
          </table:table-cell>
          <table:table-cell table:formula="of:=&quot;Dic &quot; &amp; [.B702]" office:value-type="string" office:string-value="Dic 2009">
            <text:p>Dic 2009</text:p>
          </table:table-cell>
          <table:table-cell table:formula="of:=DAY([.H702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09-12-01">
            <text:p>12/01/09</text:p>
          </table:table-cell>
        </table:table-row>
        <table:table-row table:style-name="ro1">
          <table:table-cell table:formula="of:=YEAR([.H703])&amp;RIGHT(&quot;0&quot;&amp;MONTH([.H703]);2)&amp;RIGHT(&quot;0&quot;&amp;DAY([.H703]);2)" office:value-type="string" office:string-value="20091202">
            <text:p>20091202</text:p>
          </table:table-cell>
          <table:table-cell table:formula="of:=YEAR([.H703])" office:value-type="float" office:value="2009">
            <text:p>2009</text:p>
          </table:table-cell>
          <table:table-cell table:formula="of:=ROUNDUP(MONTH([.H703])/3)" office:value-type="float" office:value="4">
            <text:p>4</text:p>
          </table:table-cell>
          <table:table-cell table:formula="of:=MONTH([.H703])" office:value-type="float" office:value="12">
            <text:p>12</text:p>
          </table:table-cell>
          <table:table-cell table:formula="of:=&quot;Dic &quot; &amp; [.B703]" office:value-type="string" office:string-value="Dic 2009">
            <text:p>Dic 2009</text:p>
          </table:table-cell>
          <table:table-cell table:formula="of:=DAY([.H703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09-12-02">
            <text:p>12/02/09</text:p>
          </table:table-cell>
        </table:table-row>
        <table:table-row table:style-name="ro1">
          <table:table-cell table:formula="of:=YEAR([.H704])&amp;RIGHT(&quot;0&quot;&amp;MONTH([.H704]);2)&amp;RIGHT(&quot;0&quot;&amp;DAY([.H704]);2)" office:value-type="string" office:string-value="20091203">
            <text:p>20091203</text:p>
          </table:table-cell>
          <table:table-cell table:formula="of:=YEAR([.H704])" office:value-type="float" office:value="2009">
            <text:p>2009</text:p>
          </table:table-cell>
          <table:table-cell table:formula="of:=ROUNDUP(MONTH([.H704])/3)" office:value-type="float" office:value="4">
            <text:p>4</text:p>
          </table:table-cell>
          <table:table-cell table:formula="of:=MONTH([.H704])" office:value-type="float" office:value="12">
            <text:p>12</text:p>
          </table:table-cell>
          <table:table-cell table:formula="of:=&quot;Dic &quot; &amp; [.B704]" office:value-type="string" office:string-value="Dic 2009">
            <text:p>Dic 2009</text:p>
          </table:table-cell>
          <table:table-cell table:formula="of:=DAY([.H704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09-12-03">
            <text:p>12/03/09</text:p>
          </table:table-cell>
        </table:table-row>
        <table:table-row table:style-name="ro1">
          <table:table-cell table:formula="of:=YEAR([.H705])&amp;RIGHT(&quot;0&quot;&amp;MONTH([.H705]);2)&amp;RIGHT(&quot;0&quot;&amp;DAY([.H705]);2)" office:value-type="string" office:string-value="20091204">
            <text:p>20091204</text:p>
          </table:table-cell>
          <table:table-cell table:formula="of:=YEAR([.H705])" office:value-type="float" office:value="2009">
            <text:p>2009</text:p>
          </table:table-cell>
          <table:table-cell table:formula="of:=ROUNDUP(MONTH([.H705])/3)" office:value-type="float" office:value="4">
            <text:p>4</text:p>
          </table:table-cell>
          <table:table-cell table:formula="of:=MONTH([.H705])" office:value-type="float" office:value="12">
            <text:p>12</text:p>
          </table:table-cell>
          <table:table-cell table:formula="of:=&quot;Dic &quot; &amp; [.B705]" office:value-type="string" office:string-value="Dic 2009">
            <text:p>Dic 2009</text:p>
          </table:table-cell>
          <table:table-cell table:formula="of:=DAY([.H705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09-12-04">
            <text:p>12/04/09</text:p>
          </table:table-cell>
        </table:table-row>
        <table:table-row table:style-name="ro1">
          <table:table-cell table:formula="of:=YEAR([.H706])&amp;RIGHT(&quot;0&quot;&amp;MONTH([.H706]);2)&amp;RIGHT(&quot;0&quot;&amp;DAY([.H706]);2)" office:value-type="string" office:string-value="20091205">
            <text:p>20091205</text:p>
          </table:table-cell>
          <table:table-cell table:formula="of:=YEAR([.H706])" office:value-type="float" office:value="2009">
            <text:p>2009</text:p>
          </table:table-cell>
          <table:table-cell table:formula="of:=ROUNDUP(MONTH([.H706])/3)" office:value-type="float" office:value="4">
            <text:p>4</text:p>
          </table:table-cell>
          <table:table-cell table:formula="of:=MONTH([.H706])" office:value-type="float" office:value="12">
            <text:p>12</text:p>
          </table:table-cell>
          <table:table-cell table:formula="of:=&quot;Dic &quot; &amp; [.B706]" office:value-type="string" office:string-value="Dic 2009">
            <text:p>Dic 2009</text:p>
          </table:table-cell>
          <table:table-cell table:formula="of:=DAY([.H706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09-12-05">
            <text:p>12/05/09</text:p>
          </table:table-cell>
        </table:table-row>
        <table:table-row table:style-name="ro1">
          <table:table-cell table:formula="of:=YEAR([.H707])&amp;RIGHT(&quot;0&quot;&amp;MONTH([.H707]);2)&amp;RIGHT(&quot;0&quot;&amp;DAY([.H707]);2)" office:value-type="string" office:string-value="20091206">
            <text:p>20091206</text:p>
          </table:table-cell>
          <table:table-cell table:formula="of:=YEAR([.H707])" office:value-type="float" office:value="2009">
            <text:p>2009</text:p>
          </table:table-cell>
          <table:table-cell table:formula="of:=ROUNDUP(MONTH([.H707])/3)" office:value-type="float" office:value="4">
            <text:p>4</text:p>
          </table:table-cell>
          <table:table-cell table:formula="of:=MONTH([.H707])" office:value-type="float" office:value="12">
            <text:p>12</text:p>
          </table:table-cell>
          <table:table-cell table:formula="of:=&quot;Dic &quot; &amp; [.B707]" office:value-type="string" office:string-value="Dic 2009">
            <text:p>Dic 2009</text:p>
          </table:table-cell>
          <table:table-cell table:formula="of:=DAY([.H707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09-12-06">
            <text:p>12/06/09</text:p>
          </table:table-cell>
        </table:table-row>
        <table:table-row table:style-name="ro1">
          <table:table-cell table:formula="of:=YEAR([.H708])&amp;RIGHT(&quot;0&quot;&amp;MONTH([.H708]);2)&amp;RIGHT(&quot;0&quot;&amp;DAY([.H708]);2)" office:value-type="string" office:string-value="20091207">
            <text:p>20091207</text:p>
          </table:table-cell>
          <table:table-cell table:formula="of:=YEAR([.H708])" office:value-type="float" office:value="2009">
            <text:p>2009</text:p>
          </table:table-cell>
          <table:table-cell table:formula="of:=ROUNDUP(MONTH([.H708])/3)" office:value-type="float" office:value="4">
            <text:p>4</text:p>
          </table:table-cell>
          <table:table-cell table:formula="of:=MONTH([.H708])" office:value-type="float" office:value="12">
            <text:p>12</text:p>
          </table:table-cell>
          <table:table-cell table:formula="of:=&quot;Dic &quot; &amp; [.B708]" office:value-type="string" office:string-value="Dic 2009">
            <text:p>Dic 2009</text:p>
          </table:table-cell>
          <table:table-cell table:formula="of:=DAY([.H708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09-12-07">
            <text:p>12/07/09</text:p>
          </table:table-cell>
        </table:table-row>
        <table:table-row table:style-name="ro1">
          <table:table-cell table:formula="of:=YEAR([.H709])&amp;RIGHT(&quot;0&quot;&amp;MONTH([.H709]);2)&amp;RIGHT(&quot;0&quot;&amp;DAY([.H709]);2)" office:value-type="string" office:string-value="20091208">
            <text:p>20091208</text:p>
          </table:table-cell>
          <table:table-cell table:formula="of:=YEAR([.H709])" office:value-type="float" office:value="2009">
            <text:p>2009</text:p>
          </table:table-cell>
          <table:table-cell table:formula="of:=ROUNDUP(MONTH([.H709])/3)" office:value-type="float" office:value="4">
            <text:p>4</text:p>
          </table:table-cell>
          <table:table-cell table:formula="of:=MONTH([.H709])" office:value-type="float" office:value="12">
            <text:p>12</text:p>
          </table:table-cell>
          <table:table-cell table:formula="of:=&quot;Dic &quot; &amp; [.B709]" office:value-type="string" office:string-value="Dic 2009">
            <text:p>Dic 2009</text:p>
          </table:table-cell>
          <table:table-cell table:formula="of:=DAY([.H709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09-12-08">
            <text:p>12/08/09</text:p>
          </table:table-cell>
        </table:table-row>
        <table:table-row table:style-name="ro1">
          <table:table-cell table:formula="of:=YEAR([.H710])&amp;RIGHT(&quot;0&quot;&amp;MONTH([.H710]);2)&amp;RIGHT(&quot;0&quot;&amp;DAY([.H710]);2)" office:value-type="string" office:string-value="20091209">
            <text:p>20091209</text:p>
          </table:table-cell>
          <table:table-cell table:formula="of:=YEAR([.H710])" office:value-type="float" office:value="2009">
            <text:p>2009</text:p>
          </table:table-cell>
          <table:table-cell table:formula="of:=ROUNDUP(MONTH([.H710])/3)" office:value-type="float" office:value="4">
            <text:p>4</text:p>
          </table:table-cell>
          <table:table-cell table:formula="of:=MONTH([.H710])" office:value-type="float" office:value="12">
            <text:p>12</text:p>
          </table:table-cell>
          <table:table-cell table:formula="of:=&quot;Dic &quot; &amp; [.B710]" office:value-type="string" office:string-value="Dic 2009">
            <text:p>Dic 2009</text:p>
          </table:table-cell>
          <table:table-cell table:formula="of:=DAY([.H710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09-12-09">
            <text:p>12/09/09</text:p>
          </table:table-cell>
        </table:table-row>
        <table:table-row table:style-name="ro1">
          <table:table-cell table:formula="of:=YEAR([.H711])&amp;RIGHT(&quot;0&quot;&amp;MONTH([.H711]);2)&amp;RIGHT(&quot;0&quot;&amp;DAY([.H711]);2)" office:value-type="string" office:string-value="20091210">
            <text:p>20091210</text:p>
          </table:table-cell>
          <table:table-cell table:formula="of:=YEAR([.H711])" office:value-type="float" office:value="2009">
            <text:p>2009</text:p>
          </table:table-cell>
          <table:table-cell table:formula="of:=ROUNDUP(MONTH([.H711])/3)" office:value-type="float" office:value="4">
            <text:p>4</text:p>
          </table:table-cell>
          <table:table-cell table:formula="of:=MONTH([.H711])" office:value-type="float" office:value="12">
            <text:p>12</text:p>
          </table:table-cell>
          <table:table-cell table:formula="of:=&quot;Dic &quot; &amp; [.B711]" office:value-type="string" office:string-value="Dic 2009">
            <text:p>Dic 2009</text:p>
          </table:table-cell>
          <table:table-cell table:formula="of:=DAY([.H711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09-12-10">
            <text:p>12/10/09</text:p>
          </table:table-cell>
        </table:table-row>
        <table:table-row table:style-name="ro1">
          <table:table-cell table:formula="of:=YEAR([.H712])&amp;RIGHT(&quot;0&quot;&amp;MONTH([.H712]);2)&amp;RIGHT(&quot;0&quot;&amp;DAY([.H712]);2)" office:value-type="string" office:string-value="20091211">
            <text:p>20091211</text:p>
          </table:table-cell>
          <table:table-cell table:formula="of:=YEAR([.H712])" office:value-type="float" office:value="2009">
            <text:p>2009</text:p>
          </table:table-cell>
          <table:table-cell table:formula="of:=ROUNDUP(MONTH([.H712])/3)" office:value-type="float" office:value="4">
            <text:p>4</text:p>
          </table:table-cell>
          <table:table-cell table:formula="of:=MONTH([.H712])" office:value-type="float" office:value="12">
            <text:p>12</text:p>
          </table:table-cell>
          <table:table-cell table:formula="of:=&quot;Dic &quot; &amp; [.B712]" office:value-type="string" office:string-value="Dic 2009">
            <text:p>Dic 2009</text:p>
          </table:table-cell>
          <table:table-cell table:formula="of:=DAY([.H712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09-12-11">
            <text:p>12/11/09</text:p>
          </table:table-cell>
        </table:table-row>
        <table:table-row table:style-name="ro1">
          <table:table-cell table:formula="of:=YEAR([.H713])&amp;RIGHT(&quot;0&quot;&amp;MONTH([.H713]);2)&amp;RIGHT(&quot;0&quot;&amp;DAY([.H713]);2)" office:value-type="string" office:string-value="20091212">
            <text:p>20091212</text:p>
          </table:table-cell>
          <table:table-cell table:formula="of:=YEAR([.H713])" office:value-type="float" office:value="2009">
            <text:p>2009</text:p>
          </table:table-cell>
          <table:table-cell table:formula="of:=ROUNDUP(MONTH([.H713])/3)" office:value-type="float" office:value="4">
            <text:p>4</text:p>
          </table:table-cell>
          <table:table-cell table:formula="of:=MONTH([.H713])" office:value-type="float" office:value="12">
            <text:p>12</text:p>
          </table:table-cell>
          <table:table-cell table:formula="of:=&quot;Dic &quot; &amp; [.B713]" office:value-type="string" office:string-value="Dic 2009">
            <text:p>Dic 2009</text:p>
          </table:table-cell>
          <table:table-cell table:formula="of:=DAY([.H713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09-12-12">
            <text:p>12/12/09</text:p>
          </table:table-cell>
        </table:table-row>
        <table:table-row table:style-name="ro1">
          <table:table-cell table:formula="of:=YEAR([.H714])&amp;RIGHT(&quot;0&quot;&amp;MONTH([.H714]);2)&amp;RIGHT(&quot;0&quot;&amp;DAY([.H714]);2)" office:value-type="string" office:string-value="20091213">
            <text:p>20091213</text:p>
          </table:table-cell>
          <table:table-cell table:formula="of:=YEAR([.H714])" office:value-type="float" office:value="2009">
            <text:p>2009</text:p>
          </table:table-cell>
          <table:table-cell table:formula="of:=ROUNDUP(MONTH([.H714])/3)" office:value-type="float" office:value="4">
            <text:p>4</text:p>
          </table:table-cell>
          <table:table-cell table:formula="of:=MONTH([.H714])" office:value-type="float" office:value="12">
            <text:p>12</text:p>
          </table:table-cell>
          <table:table-cell table:formula="of:=&quot;Dic &quot; &amp; [.B714]" office:value-type="string" office:string-value="Dic 2009">
            <text:p>Dic 2009</text:p>
          </table:table-cell>
          <table:table-cell table:formula="of:=DAY([.H714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09-12-13">
            <text:p>12/13/09</text:p>
          </table:table-cell>
        </table:table-row>
        <table:table-row table:style-name="ro1">
          <table:table-cell table:formula="of:=YEAR([.H715])&amp;RIGHT(&quot;0&quot;&amp;MONTH([.H715]);2)&amp;RIGHT(&quot;0&quot;&amp;DAY([.H715]);2)" office:value-type="string" office:string-value="20091214">
            <text:p>20091214</text:p>
          </table:table-cell>
          <table:table-cell table:formula="of:=YEAR([.H715])" office:value-type="float" office:value="2009">
            <text:p>2009</text:p>
          </table:table-cell>
          <table:table-cell table:formula="of:=ROUNDUP(MONTH([.H715])/3)" office:value-type="float" office:value="4">
            <text:p>4</text:p>
          </table:table-cell>
          <table:table-cell table:formula="of:=MONTH([.H715])" office:value-type="float" office:value="12">
            <text:p>12</text:p>
          </table:table-cell>
          <table:table-cell table:formula="of:=&quot;Dic &quot; &amp; [.B715]" office:value-type="string" office:string-value="Dic 2009">
            <text:p>Dic 2009</text:p>
          </table:table-cell>
          <table:table-cell table:formula="of:=DAY([.H715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09-12-14">
            <text:p>12/14/09</text:p>
          </table:table-cell>
        </table:table-row>
        <table:table-row table:style-name="ro1">
          <table:table-cell table:formula="of:=YEAR([.H716])&amp;RIGHT(&quot;0&quot;&amp;MONTH([.H716]);2)&amp;RIGHT(&quot;0&quot;&amp;DAY([.H716]);2)" office:value-type="string" office:string-value="20091215">
            <text:p>20091215</text:p>
          </table:table-cell>
          <table:table-cell table:formula="of:=YEAR([.H716])" office:value-type="float" office:value="2009">
            <text:p>2009</text:p>
          </table:table-cell>
          <table:table-cell table:formula="of:=ROUNDUP(MONTH([.H716])/3)" office:value-type="float" office:value="4">
            <text:p>4</text:p>
          </table:table-cell>
          <table:table-cell table:formula="of:=MONTH([.H716])" office:value-type="float" office:value="12">
            <text:p>12</text:p>
          </table:table-cell>
          <table:table-cell table:formula="of:=&quot;Dic &quot; &amp; [.B716]" office:value-type="string" office:string-value="Dic 2009">
            <text:p>Dic 2009</text:p>
          </table:table-cell>
          <table:table-cell table:formula="of:=DAY([.H716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09-12-15">
            <text:p>12/15/09</text:p>
          </table:table-cell>
        </table:table-row>
        <table:table-row table:style-name="ro1">
          <table:table-cell table:formula="of:=YEAR([.H717])&amp;RIGHT(&quot;0&quot;&amp;MONTH([.H717]);2)&amp;RIGHT(&quot;0&quot;&amp;DAY([.H717]);2)" office:value-type="string" office:string-value="20091216">
            <text:p>20091216</text:p>
          </table:table-cell>
          <table:table-cell table:formula="of:=YEAR([.H717])" office:value-type="float" office:value="2009">
            <text:p>2009</text:p>
          </table:table-cell>
          <table:table-cell table:formula="of:=ROUNDUP(MONTH([.H717])/3)" office:value-type="float" office:value="4">
            <text:p>4</text:p>
          </table:table-cell>
          <table:table-cell table:formula="of:=MONTH([.H717])" office:value-type="float" office:value="12">
            <text:p>12</text:p>
          </table:table-cell>
          <table:table-cell table:formula="of:=&quot;Dic &quot; &amp; [.B717]" office:value-type="string" office:string-value="Dic 2009">
            <text:p>Dic 2009</text:p>
          </table:table-cell>
          <table:table-cell table:formula="of:=DAY([.H717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09-12-16">
            <text:p>12/16/09</text:p>
          </table:table-cell>
        </table:table-row>
        <table:table-row table:style-name="ro1">
          <table:table-cell table:formula="of:=YEAR([.H718])&amp;RIGHT(&quot;0&quot;&amp;MONTH([.H718]);2)&amp;RIGHT(&quot;0&quot;&amp;DAY([.H718]);2)" office:value-type="string" office:string-value="20091217">
            <text:p>20091217</text:p>
          </table:table-cell>
          <table:table-cell table:formula="of:=YEAR([.H718])" office:value-type="float" office:value="2009">
            <text:p>2009</text:p>
          </table:table-cell>
          <table:table-cell table:formula="of:=ROUNDUP(MONTH([.H718])/3)" office:value-type="float" office:value="4">
            <text:p>4</text:p>
          </table:table-cell>
          <table:table-cell table:formula="of:=MONTH([.H718])" office:value-type="float" office:value="12">
            <text:p>12</text:p>
          </table:table-cell>
          <table:table-cell table:formula="of:=&quot;Dic &quot; &amp; [.B718]" office:value-type="string" office:string-value="Dic 2009">
            <text:p>Dic 2009</text:p>
          </table:table-cell>
          <table:table-cell table:formula="of:=DAY([.H718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09-12-17">
            <text:p>12/17/09</text:p>
          </table:table-cell>
        </table:table-row>
        <table:table-row table:style-name="ro1">
          <table:table-cell table:formula="of:=YEAR([.H719])&amp;RIGHT(&quot;0&quot;&amp;MONTH([.H719]);2)&amp;RIGHT(&quot;0&quot;&amp;DAY([.H719]);2)" office:value-type="string" office:string-value="20091218">
            <text:p>20091218</text:p>
          </table:table-cell>
          <table:table-cell table:formula="of:=YEAR([.H719])" office:value-type="float" office:value="2009">
            <text:p>2009</text:p>
          </table:table-cell>
          <table:table-cell table:formula="of:=ROUNDUP(MONTH([.H719])/3)" office:value-type="float" office:value="4">
            <text:p>4</text:p>
          </table:table-cell>
          <table:table-cell table:formula="of:=MONTH([.H719])" office:value-type="float" office:value="12">
            <text:p>12</text:p>
          </table:table-cell>
          <table:table-cell table:formula="of:=&quot;Dic &quot; &amp; [.B719]" office:value-type="string" office:string-value="Dic 2009">
            <text:p>Dic 2009</text:p>
          </table:table-cell>
          <table:table-cell table:formula="of:=DAY([.H719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09-12-18">
            <text:p>12/18/09</text:p>
          </table:table-cell>
        </table:table-row>
        <table:table-row table:style-name="ro1">
          <table:table-cell table:formula="of:=YEAR([.H720])&amp;RIGHT(&quot;0&quot;&amp;MONTH([.H720]);2)&amp;RIGHT(&quot;0&quot;&amp;DAY([.H720]);2)" office:value-type="string" office:string-value="20091219">
            <text:p>20091219</text:p>
          </table:table-cell>
          <table:table-cell table:formula="of:=YEAR([.H720])" office:value-type="float" office:value="2009">
            <text:p>2009</text:p>
          </table:table-cell>
          <table:table-cell table:formula="of:=ROUNDUP(MONTH([.H720])/3)" office:value-type="float" office:value="4">
            <text:p>4</text:p>
          </table:table-cell>
          <table:table-cell table:formula="of:=MONTH([.H720])" office:value-type="float" office:value="12">
            <text:p>12</text:p>
          </table:table-cell>
          <table:table-cell table:formula="of:=&quot;Dic &quot; &amp; [.B720]" office:value-type="string" office:string-value="Dic 2009">
            <text:p>Dic 2009</text:p>
          </table:table-cell>
          <table:table-cell table:formula="of:=DAY([.H720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09-12-19">
            <text:p>12/19/09</text:p>
          </table:table-cell>
        </table:table-row>
        <table:table-row table:style-name="ro1">
          <table:table-cell table:formula="of:=YEAR([.H721])&amp;RIGHT(&quot;0&quot;&amp;MONTH([.H721]);2)&amp;RIGHT(&quot;0&quot;&amp;DAY([.H721]);2)" office:value-type="string" office:string-value="20091220">
            <text:p>20091220</text:p>
          </table:table-cell>
          <table:table-cell table:formula="of:=YEAR([.H721])" office:value-type="float" office:value="2009">
            <text:p>2009</text:p>
          </table:table-cell>
          <table:table-cell table:formula="of:=ROUNDUP(MONTH([.H721])/3)" office:value-type="float" office:value="4">
            <text:p>4</text:p>
          </table:table-cell>
          <table:table-cell table:formula="of:=MONTH([.H721])" office:value-type="float" office:value="12">
            <text:p>12</text:p>
          </table:table-cell>
          <table:table-cell table:formula="of:=&quot;Dic &quot; &amp; [.B721]" office:value-type="string" office:string-value="Dic 2009">
            <text:p>Dic 2009</text:p>
          </table:table-cell>
          <table:table-cell table:formula="of:=DAY([.H721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09-12-20">
            <text:p>12/20/09</text:p>
          </table:table-cell>
        </table:table-row>
        <table:table-row table:style-name="ro1">
          <table:table-cell table:formula="of:=YEAR([.H722])&amp;RIGHT(&quot;0&quot;&amp;MONTH([.H722]);2)&amp;RIGHT(&quot;0&quot;&amp;DAY([.H722]);2)" office:value-type="string" office:string-value="20091221">
            <text:p>20091221</text:p>
          </table:table-cell>
          <table:table-cell table:formula="of:=YEAR([.H722])" office:value-type="float" office:value="2009">
            <text:p>2009</text:p>
          </table:table-cell>
          <table:table-cell table:formula="of:=ROUNDUP(MONTH([.H722])/3)" office:value-type="float" office:value="4">
            <text:p>4</text:p>
          </table:table-cell>
          <table:table-cell table:formula="of:=MONTH([.H722])" office:value-type="float" office:value="12">
            <text:p>12</text:p>
          </table:table-cell>
          <table:table-cell table:formula="of:=&quot;Dic &quot; &amp; [.B722]" office:value-type="string" office:string-value="Dic 2009">
            <text:p>Dic 2009</text:p>
          </table:table-cell>
          <table:table-cell table:formula="of:=DAY([.H722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09-12-21">
            <text:p>12/21/09</text:p>
          </table:table-cell>
        </table:table-row>
        <table:table-row table:style-name="ro1">
          <table:table-cell table:formula="of:=YEAR([.H723])&amp;RIGHT(&quot;0&quot;&amp;MONTH([.H723]);2)&amp;RIGHT(&quot;0&quot;&amp;DAY([.H723]);2)" office:value-type="string" office:string-value="20091222">
            <text:p>20091222</text:p>
          </table:table-cell>
          <table:table-cell table:formula="of:=YEAR([.H723])" office:value-type="float" office:value="2009">
            <text:p>2009</text:p>
          </table:table-cell>
          <table:table-cell table:formula="of:=ROUNDUP(MONTH([.H723])/3)" office:value-type="float" office:value="4">
            <text:p>4</text:p>
          </table:table-cell>
          <table:table-cell table:formula="of:=MONTH([.H723])" office:value-type="float" office:value="12">
            <text:p>12</text:p>
          </table:table-cell>
          <table:table-cell table:formula="of:=&quot;Dic &quot; &amp; [.B723]" office:value-type="string" office:string-value="Dic 2009">
            <text:p>Dic 2009</text:p>
          </table:table-cell>
          <table:table-cell table:formula="of:=DAY([.H723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09-12-22">
            <text:p>12/22/09</text:p>
          </table:table-cell>
        </table:table-row>
        <table:table-row table:style-name="ro1">
          <table:table-cell table:formula="of:=YEAR([.H724])&amp;RIGHT(&quot;0&quot;&amp;MONTH([.H724]);2)&amp;RIGHT(&quot;0&quot;&amp;DAY([.H724]);2)" office:value-type="string" office:string-value="20091223">
            <text:p>20091223</text:p>
          </table:table-cell>
          <table:table-cell table:formula="of:=YEAR([.H724])" office:value-type="float" office:value="2009">
            <text:p>2009</text:p>
          </table:table-cell>
          <table:table-cell table:formula="of:=ROUNDUP(MONTH([.H724])/3)" office:value-type="float" office:value="4">
            <text:p>4</text:p>
          </table:table-cell>
          <table:table-cell table:formula="of:=MONTH([.H724])" office:value-type="float" office:value="12">
            <text:p>12</text:p>
          </table:table-cell>
          <table:table-cell table:formula="of:=&quot;Dic &quot; &amp; [.B724]" office:value-type="string" office:string-value="Dic 2009">
            <text:p>Dic 2009</text:p>
          </table:table-cell>
          <table:table-cell table:formula="of:=DAY([.H724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09-12-23">
            <text:p>12/23/09</text:p>
          </table:table-cell>
        </table:table-row>
        <table:table-row table:style-name="ro1">
          <table:table-cell table:formula="of:=YEAR([.H725])&amp;RIGHT(&quot;0&quot;&amp;MONTH([.H725]);2)&amp;RIGHT(&quot;0&quot;&amp;DAY([.H725]);2)" office:value-type="string" office:string-value="20091224">
            <text:p>20091224</text:p>
          </table:table-cell>
          <table:table-cell table:formula="of:=YEAR([.H725])" office:value-type="float" office:value="2009">
            <text:p>2009</text:p>
          </table:table-cell>
          <table:table-cell table:formula="of:=ROUNDUP(MONTH([.H725])/3)" office:value-type="float" office:value="4">
            <text:p>4</text:p>
          </table:table-cell>
          <table:table-cell table:formula="of:=MONTH([.H725])" office:value-type="float" office:value="12">
            <text:p>12</text:p>
          </table:table-cell>
          <table:table-cell table:formula="of:=&quot;Dic &quot; &amp; [.B725]" office:value-type="string" office:string-value="Dic 2009">
            <text:p>Dic 2009</text:p>
          </table:table-cell>
          <table:table-cell table:formula="of:=DAY([.H725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09-12-24">
            <text:p>12/24/09</text:p>
          </table:table-cell>
        </table:table-row>
        <table:table-row table:style-name="ro1">
          <table:table-cell table:formula="of:=YEAR([.H726])&amp;RIGHT(&quot;0&quot;&amp;MONTH([.H726]);2)&amp;RIGHT(&quot;0&quot;&amp;DAY([.H726]);2)" office:value-type="string" office:string-value="20091225">
            <text:p>20091225</text:p>
          </table:table-cell>
          <table:table-cell table:formula="of:=YEAR([.H726])" office:value-type="float" office:value="2009">
            <text:p>2009</text:p>
          </table:table-cell>
          <table:table-cell table:formula="of:=ROUNDUP(MONTH([.H726])/3)" office:value-type="float" office:value="4">
            <text:p>4</text:p>
          </table:table-cell>
          <table:table-cell table:formula="of:=MONTH([.H726])" office:value-type="float" office:value="12">
            <text:p>12</text:p>
          </table:table-cell>
          <table:table-cell table:formula="of:=&quot;Dic &quot; &amp; [.B726]" office:value-type="string" office:string-value="Dic 2009">
            <text:p>Dic 2009</text:p>
          </table:table-cell>
          <table:table-cell table:formula="of:=DAY([.H726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09-12-25">
            <text:p>12/25/09</text:p>
          </table:table-cell>
        </table:table-row>
        <table:table-row table:style-name="ro1">
          <table:table-cell table:formula="of:=YEAR([.H727])&amp;RIGHT(&quot;0&quot;&amp;MONTH([.H727]);2)&amp;RIGHT(&quot;0&quot;&amp;DAY([.H727]);2)" office:value-type="string" office:string-value="20091226">
            <text:p>20091226</text:p>
          </table:table-cell>
          <table:table-cell table:formula="of:=YEAR([.H727])" office:value-type="float" office:value="2009">
            <text:p>2009</text:p>
          </table:table-cell>
          <table:table-cell table:formula="of:=ROUNDUP(MONTH([.H727])/3)" office:value-type="float" office:value="4">
            <text:p>4</text:p>
          </table:table-cell>
          <table:table-cell table:formula="of:=MONTH([.H727])" office:value-type="float" office:value="12">
            <text:p>12</text:p>
          </table:table-cell>
          <table:table-cell table:formula="of:=&quot;Dic &quot; &amp; [.B727]" office:value-type="string" office:string-value="Dic 2009">
            <text:p>Dic 2009</text:p>
          </table:table-cell>
          <table:table-cell table:formula="of:=DAY([.H727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09-12-26">
            <text:p>12/26/09</text:p>
          </table:table-cell>
        </table:table-row>
        <table:table-row table:style-name="ro1">
          <table:table-cell table:formula="of:=YEAR([.H728])&amp;RIGHT(&quot;0&quot;&amp;MONTH([.H728]);2)&amp;RIGHT(&quot;0&quot;&amp;DAY([.H728]);2)" office:value-type="string" office:string-value="20091227">
            <text:p>20091227</text:p>
          </table:table-cell>
          <table:table-cell table:formula="of:=YEAR([.H728])" office:value-type="float" office:value="2009">
            <text:p>2009</text:p>
          </table:table-cell>
          <table:table-cell table:formula="of:=ROUNDUP(MONTH([.H728])/3)" office:value-type="float" office:value="4">
            <text:p>4</text:p>
          </table:table-cell>
          <table:table-cell table:formula="of:=MONTH([.H728])" office:value-type="float" office:value="12">
            <text:p>12</text:p>
          </table:table-cell>
          <table:table-cell table:formula="of:=&quot;Dic &quot; &amp; [.B728]" office:value-type="string" office:string-value="Dic 2009">
            <text:p>Dic 2009</text:p>
          </table:table-cell>
          <table:table-cell table:formula="of:=DAY([.H728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09-12-27">
            <text:p>12/27/09</text:p>
          </table:table-cell>
        </table:table-row>
        <table:table-row table:style-name="ro1">
          <table:table-cell table:formula="of:=YEAR([.H729])&amp;RIGHT(&quot;0&quot;&amp;MONTH([.H729]);2)&amp;RIGHT(&quot;0&quot;&amp;DAY([.H729]);2)" office:value-type="string" office:string-value="20091228">
            <text:p>20091228</text:p>
          </table:table-cell>
          <table:table-cell table:formula="of:=YEAR([.H729])" office:value-type="float" office:value="2009">
            <text:p>2009</text:p>
          </table:table-cell>
          <table:table-cell table:formula="of:=ROUNDUP(MONTH([.H729])/3)" office:value-type="float" office:value="4">
            <text:p>4</text:p>
          </table:table-cell>
          <table:table-cell table:formula="of:=MONTH([.H729])" office:value-type="float" office:value="12">
            <text:p>12</text:p>
          </table:table-cell>
          <table:table-cell table:formula="of:=&quot;Dic &quot; &amp; [.B729]" office:value-type="string" office:string-value="Dic 2009">
            <text:p>Dic 2009</text:p>
          </table:table-cell>
          <table:table-cell table:formula="of:=DAY([.H729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09-12-28">
            <text:p>12/28/09</text:p>
          </table:table-cell>
        </table:table-row>
        <table:table-row table:style-name="ro1">
          <table:table-cell table:formula="of:=YEAR([.H730])&amp;RIGHT(&quot;0&quot;&amp;MONTH([.H730]);2)&amp;RIGHT(&quot;0&quot;&amp;DAY([.H730]);2)" office:value-type="string" office:string-value="20091229">
            <text:p>20091229</text:p>
          </table:table-cell>
          <table:table-cell table:formula="of:=YEAR([.H730])" office:value-type="float" office:value="2009">
            <text:p>2009</text:p>
          </table:table-cell>
          <table:table-cell table:formula="of:=ROUNDUP(MONTH([.H730])/3)" office:value-type="float" office:value="4">
            <text:p>4</text:p>
          </table:table-cell>
          <table:table-cell table:formula="of:=MONTH([.H730])" office:value-type="float" office:value="12">
            <text:p>12</text:p>
          </table:table-cell>
          <table:table-cell table:formula="of:=&quot;Dic &quot; &amp; [.B730]" office:value-type="string" office:string-value="Dic 2009">
            <text:p>Dic 2009</text:p>
          </table:table-cell>
          <table:table-cell table:formula="of:=DAY([.H730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09-12-29">
            <text:p>12/29/09</text:p>
          </table:table-cell>
        </table:table-row>
        <table:table-row table:style-name="ro1">
          <table:table-cell table:formula="of:=YEAR([.H731])&amp;RIGHT(&quot;0&quot;&amp;MONTH([.H731]);2)&amp;RIGHT(&quot;0&quot;&amp;DAY([.H731]);2)" office:value-type="string" office:string-value="20091230">
            <text:p>20091230</text:p>
          </table:table-cell>
          <table:table-cell table:formula="of:=YEAR([.H731])" office:value-type="float" office:value="2009">
            <text:p>2009</text:p>
          </table:table-cell>
          <table:table-cell table:formula="of:=ROUNDUP(MONTH([.H731])/3)" office:value-type="float" office:value="4">
            <text:p>4</text:p>
          </table:table-cell>
          <table:table-cell table:formula="of:=MONTH([.H731])" office:value-type="float" office:value="12">
            <text:p>12</text:p>
          </table:table-cell>
          <table:table-cell table:formula="of:=&quot;Dic &quot; &amp; [.B731]" office:value-type="string" office:string-value="Dic 2009">
            <text:p>Dic 2009</text:p>
          </table:table-cell>
          <table:table-cell table:formula="of:=DAY([.H731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09-12-30">
            <text:p>12/30/09</text:p>
          </table:table-cell>
        </table:table-row>
        <table:table-row table:style-name="ro1">
          <table:table-cell table:formula="of:=YEAR([.H732])&amp;RIGHT(&quot;0&quot;&amp;MONTH([.H732]);2)&amp;RIGHT(&quot;0&quot;&amp;DAY([.H732]);2)" office:value-type="string" office:string-value="20091231">
            <text:p>20091231</text:p>
          </table:table-cell>
          <table:table-cell table:formula="of:=YEAR([.H732])" office:value-type="float" office:value="2009">
            <text:p>2009</text:p>
          </table:table-cell>
          <table:table-cell table:formula="of:=ROUNDUP(MONTH([.H732])/3)" office:value-type="float" office:value="4">
            <text:p>4</text:p>
          </table:table-cell>
          <table:table-cell table:formula="of:=MONTH([.H732])" office:value-type="float" office:value="12">
            <text:p>12</text:p>
          </table:table-cell>
          <table:table-cell table:formula="of:=&quot;Dic &quot; &amp; [.B732]" office:value-type="string" office:string-value="Dic 2009">
            <text:p>Dic 2009</text:p>
          </table:table-cell>
          <table:table-cell table:formula="of:=DAY([.H732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09-12-31">
            <text:p>12/31/09</text:p>
          </table:table-cell>
        </table:table-row>
        <table:table-row table:style-name="ro1">
          <table:table-cell table:formula="of:=YEAR([.H733])&amp;RIGHT(&quot;0&quot;&amp;MONTH([.H733]);2)&amp;RIGHT(&quot;0&quot;&amp;DAY([.H733]);2)" office:value-type="string" office:string-value="20100101">
            <text:p>20100101</text:p>
          </table:table-cell>
          <table:table-cell table:formula="of:=YEAR([.H733])" office:value-type="float" office:value="2010">
            <text:p>2010</text:p>
          </table:table-cell>
          <table:table-cell table:formula="of:=ROUNDUP(MONTH([.H733])/3)" office:value-type="float" office:value="1">
            <text:p>1</text:p>
          </table:table-cell>
          <table:table-cell table:formula="of:=MONTH([.H733])" office:value-type="float" office:value="1">
            <text:p>1</text:p>
          </table:table-cell>
          <table:table-cell table:formula="of:=&quot;Ene &quot; &amp; [.B733]" office:value-type="string" office:string-value="Ene 2010">
            <text:p>Ene 2010</text:p>
          </table:table-cell>
          <table:table-cell table:formula="of:=DAY([.H733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01-01">
            <text:p>01/01/10</text:p>
          </table:table-cell>
        </table:table-row>
        <table:table-row table:style-name="ro1">
          <table:table-cell table:formula="of:=YEAR([.H734])&amp;RIGHT(&quot;0&quot;&amp;MONTH([.H734]);2)&amp;RIGHT(&quot;0&quot;&amp;DAY([.H734]);2)" office:value-type="string" office:string-value="20100102">
            <text:p>20100102</text:p>
          </table:table-cell>
          <table:table-cell table:formula="of:=YEAR([.H734])" office:value-type="float" office:value="2010">
            <text:p>2010</text:p>
          </table:table-cell>
          <table:table-cell table:formula="of:=ROUNDUP(MONTH([.H734])/3)" office:value-type="float" office:value="1">
            <text:p>1</text:p>
          </table:table-cell>
          <table:table-cell table:formula="of:=MONTH([.H734])" office:value-type="float" office:value="1">
            <text:p>1</text:p>
          </table:table-cell>
          <table:table-cell table:formula="of:=&quot;Ene &quot; &amp; [.B734]" office:value-type="string" office:string-value="Ene 2010">
            <text:p>Ene 2010</text:p>
          </table:table-cell>
          <table:table-cell table:formula="of:=DAY([.H734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01-02">
            <text:p>01/02/10</text:p>
          </table:table-cell>
        </table:table-row>
        <table:table-row table:style-name="ro1">
          <table:table-cell table:formula="of:=YEAR([.H735])&amp;RIGHT(&quot;0&quot;&amp;MONTH([.H735]);2)&amp;RIGHT(&quot;0&quot;&amp;DAY([.H735]);2)" office:value-type="string" office:string-value="20100103">
            <text:p>20100103</text:p>
          </table:table-cell>
          <table:table-cell table:formula="of:=YEAR([.H735])" office:value-type="float" office:value="2010">
            <text:p>2010</text:p>
          </table:table-cell>
          <table:table-cell table:formula="of:=ROUNDUP(MONTH([.H735])/3)" office:value-type="float" office:value="1">
            <text:p>1</text:p>
          </table:table-cell>
          <table:table-cell table:formula="of:=MONTH([.H735])" office:value-type="float" office:value="1">
            <text:p>1</text:p>
          </table:table-cell>
          <table:table-cell table:formula="of:=&quot;Ene &quot; &amp; [.B735]" office:value-type="string" office:string-value="Ene 2010">
            <text:p>Ene 2010</text:p>
          </table:table-cell>
          <table:table-cell table:formula="of:=DAY([.H735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01-03">
            <text:p>01/03/10</text:p>
          </table:table-cell>
        </table:table-row>
        <table:table-row table:style-name="ro1">
          <table:table-cell table:formula="of:=YEAR([.H736])&amp;RIGHT(&quot;0&quot;&amp;MONTH([.H736]);2)&amp;RIGHT(&quot;0&quot;&amp;DAY([.H736]);2)" office:value-type="string" office:string-value="20100104">
            <text:p>20100104</text:p>
          </table:table-cell>
          <table:table-cell table:formula="of:=YEAR([.H736])" office:value-type="float" office:value="2010">
            <text:p>2010</text:p>
          </table:table-cell>
          <table:table-cell table:formula="of:=ROUNDUP(MONTH([.H736])/3)" office:value-type="float" office:value="1">
            <text:p>1</text:p>
          </table:table-cell>
          <table:table-cell table:formula="of:=MONTH([.H736])" office:value-type="float" office:value="1">
            <text:p>1</text:p>
          </table:table-cell>
          <table:table-cell table:formula="of:=&quot;Ene &quot; &amp; [.B736]" office:value-type="string" office:string-value="Ene 2010">
            <text:p>Ene 2010</text:p>
          </table:table-cell>
          <table:table-cell table:formula="of:=DAY([.H736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01-04">
            <text:p>01/04/10</text:p>
          </table:table-cell>
        </table:table-row>
        <table:table-row table:style-name="ro1">
          <table:table-cell table:formula="of:=YEAR([.H737])&amp;RIGHT(&quot;0&quot;&amp;MONTH([.H737]);2)&amp;RIGHT(&quot;0&quot;&amp;DAY([.H737]);2)" office:value-type="string" office:string-value="20100105">
            <text:p>20100105</text:p>
          </table:table-cell>
          <table:table-cell table:formula="of:=YEAR([.H737])" office:value-type="float" office:value="2010">
            <text:p>2010</text:p>
          </table:table-cell>
          <table:table-cell table:formula="of:=ROUNDUP(MONTH([.H737])/3)" office:value-type="float" office:value="1">
            <text:p>1</text:p>
          </table:table-cell>
          <table:table-cell table:formula="of:=MONTH([.H737])" office:value-type="float" office:value="1">
            <text:p>1</text:p>
          </table:table-cell>
          <table:table-cell table:formula="of:=&quot;Ene &quot; &amp; [.B737]" office:value-type="string" office:string-value="Ene 2010">
            <text:p>Ene 2010</text:p>
          </table:table-cell>
          <table:table-cell table:formula="of:=DAY([.H737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01-05">
            <text:p>01/05/10</text:p>
          </table:table-cell>
        </table:table-row>
        <table:table-row table:style-name="ro1">
          <table:table-cell table:formula="of:=YEAR([.H738])&amp;RIGHT(&quot;0&quot;&amp;MONTH([.H738]);2)&amp;RIGHT(&quot;0&quot;&amp;DAY([.H738]);2)" office:value-type="string" office:string-value="20100106">
            <text:p>20100106</text:p>
          </table:table-cell>
          <table:table-cell table:formula="of:=YEAR([.H738])" office:value-type="float" office:value="2010">
            <text:p>2010</text:p>
          </table:table-cell>
          <table:table-cell table:formula="of:=ROUNDUP(MONTH([.H738])/3)" office:value-type="float" office:value="1">
            <text:p>1</text:p>
          </table:table-cell>
          <table:table-cell table:formula="of:=MONTH([.H738])" office:value-type="float" office:value="1">
            <text:p>1</text:p>
          </table:table-cell>
          <table:table-cell table:formula="of:=&quot;Ene &quot; &amp; [.B738]" office:value-type="string" office:string-value="Ene 2010">
            <text:p>Ene 2010</text:p>
          </table:table-cell>
          <table:table-cell table:formula="of:=DAY([.H738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01-06">
            <text:p>01/06/10</text:p>
          </table:table-cell>
        </table:table-row>
        <table:table-row table:style-name="ro1">
          <table:table-cell table:formula="of:=YEAR([.H739])&amp;RIGHT(&quot;0&quot;&amp;MONTH([.H739]);2)&amp;RIGHT(&quot;0&quot;&amp;DAY([.H739]);2)" office:value-type="string" office:string-value="20100107">
            <text:p>20100107</text:p>
          </table:table-cell>
          <table:table-cell table:formula="of:=YEAR([.H739])" office:value-type="float" office:value="2010">
            <text:p>2010</text:p>
          </table:table-cell>
          <table:table-cell table:formula="of:=ROUNDUP(MONTH([.H739])/3)" office:value-type="float" office:value="1">
            <text:p>1</text:p>
          </table:table-cell>
          <table:table-cell table:formula="of:=MONTH([.H739])" office:value-type="float" office:value="1">
            <text:p>1</text:p>
          </table:table-cell>
          <table:table-cell table:formula="of:=&quot;Ene &quot; &amp; [.B739]" office:value-type="string" office:string-value="Ene 2010">
            <text:p>Ene 2010</text:p>
          </table:table-cell>
          <table:table-cell table:formula="of:=DAY([.H739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01-07">
            <text:p>01/07/10</text:p>
          </table:table-cell>
        </table:table-row>
        <table:table-row table:style-name="ro1">
          <table:table-cell table:formula="of:=YEAR([.H740])&amp;RIGHT(&quot;0&quot;&amp;MONTH([.H740]);2)&amp;RIGHT(&quot;0&quot;&amp;DAY([.H740]);2)" office:value-type="string" office:string-value="20100108">
            <text:p>20100108</text:p>
          </table:table-cell>
          <table:table-cell table:formula="of:=YEAR([.H740])" office:value-type="float" office:value="2010">
            <text:p>2010</text:p>
          </table:table-cell>
          <table:table-cell table:formula="of:=ROUNDUP(MONTH([.H740])/3)" office:value-type="float" office:value="1">
            <text:p>1</text:p>
          </table:table-cell>
          <table:table-cell table:formula="of:=MONTH([.H740])" office:value-type="float" office:value="1">
            <text:p>1</text:p>
          </table:table-cell>
          <table:table-cell table:formula="of:=&quot;Ene &quot; &amp; [.B740]" office:value-type="string" office:string-value="Ene 2010">
            <text:p>Ene 2010</text:p>
          </table:table-cell>
          <table:table-cell table:formula="of:=DAY([.H740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01-08">
            <text:p>01/08/10</text:p>
          </table:table-cell>
        </table:table-row>
        <table:table-row table:style-name="ro1">
          <table:table-cell table:formula="of:=YEAR([.H741])&amp;RIGHT(&quot;0&quot;&amp;MONTH([.H741]);2)&amp;RIGHT(&quot;0&quot;&amp;DAY([.H741]);2)" office:value-type="string" office:string-value="20100109">
            <text:p>20100109</text:p>
          </table:table-cell>
          <table:table-cell table:formula="of:=YEAR([.H741])" office:value-type="float" office:value="2010">
            <text:p>2010</text:p>
          </table:table-cell>
          <table:table-cell table:formula="of:=ROUNDUP(MONTH([.H741])/3)" office:value-type="float" office:value="1">
            <text:p>1</text:p>
          </table:table-cell>
          <table:table-cell table:formula="of:=MONTH([.H741])" office:value-type="float" office:value="1">
            <text:p>1</text:p>
          </table:table-cell>
          <table:table-cell table:formula="of:=&quot;Ene &quot; &amp; [.B741]" office:value-type="string" office:string-value="Ene 2010">
            <text:p>Ene 2010</text:p>
          </table:table-cell>
          <table:table-cell table:formula="of:=DAY([.H741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01-09">
            <text:p>01/09/10</text:p>
          </table:table-cell>
        </table:table-row>
        <table:table-row table:style-name="ro1">
          <table:table-cell table:formula="of:=YEAR([.H742])&amp;RIGHT(&quot;0&quot;&amp;MONTH([.H742]);2)&amp;RIGHT(&quot;0&quot;&amp;DAY([.H742]);2)" office:value-type="string" office:string-value="20100110">
            <text:p>20100110</text:p>
          </table:table-cell>
          <table:table-cell table:formula="of:=YEAR([.H742])" office:value-type="float" office:value="2010">
            <text:p>2010</text:p>
          </table:table-cell>
          <table:table-cell table:formula="of:=ROUNDUP(MONTH([.H742])/3)" office:value-type="float" office:value="1">
            <text:p>1</text:p>
          </table:table-cell>
          <table:table-cell table:formula="of:=MONTH([.H742])" office:value-type="float" office:value="1">
            <text:p>1</text:p>
          </table:table-cell>
          <table:table-cell table:formula="of:=&quot;Ene &quot; &amp; [.B742]" office:value-type="string" office:string-value="Ene 2010">
            <text:p>Ene 2010</text:p>
          </table:table-cell>
          <table:table-cell table:formula="of:=DAY([.H742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01-10">
            <text:p>01/10/10</text:p>
          </table:table-cell>
        </table:table-row>
        <table:table-row table:style-name="ro1">
          <table:table-cell table:formula="of:=YEAR([.H743])&amp;RIGHT(&quot;0&quot;&amp;MONTH([.H743]);2)&amp;RIGHT(&quot;0&quot;&amp;DAY([.H743]);2)" office:value-type="string" office:string-value="20100111">
            <text:p>20100111</text:p>
          </table:table-cell>
          <table:table-cell table:formula="of:=YEAR([.H743])" office:value-type="float" office:value="2010">
            <text:p>2010</text:p>
          </table:table-cell>
          <table:table-cell table:formula="of:=ROUNDUP(MONTH([.H743])/3)" office:value-type="float" office:value="1">
            <text:p>1</text:p>
          </table:table-cell>
          <table:table-cell table:formula="of:=MONTH([.H743])" office:value-type="float" office:value="1">
            <text:p>1</text:p>
          </table:table-cell>
          <table:table-cell table:formula="of:=&quot;Ene &quot; &amp; [.B743]" office:value-type="string" office:string-value="Ene 2010">
            <text:p>Ene 2010</text:p>
          </table:table-cell>
          <table:table-cell table:formula="of:=DAY([.H743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01-11">
            <text:p>01/11/10</text:p>
          </table:table-cell>
        </table:table-row>
        <table:table-row table:style-name="ro1">
          <table:table-cell table:formula="of:=YEAR([.H744])&amp;RIGHT(&quot;0&quot;&amp;MONTH([.H744]);2)&amp;RIGHT(&quot;0&quot;&amp;DAY([.H744]);2)" office:value-type="string" office:string-value="20100112">
            <text:p>20100112</text:p>
          </table:table-cell>
          <table:table-cell table:formula="of:=YEAR([.H744])" office:value-type="float" office:value="2010">
            <text:p>2010</text:p>
          </table:table-cell>
          <table:table-cell table:formula="of:=ROUNDUP(MONTH([.H744])/3)" office:value-type="float" office:value="1">
            <text:p>1</text:p>
          </table:table-cell>
          <table:table-cell table:formula="of:=MONTH([.H744])" office:value-type="float" office:value="1">
            <text:p>1</text:p>
          </table:table-cell>
          <table:table-cell table:formula="of:=&quot;Ene &quot; &amp; [.B744]" office:value-type="string" office:string-value="Ene 2010">
            <text:p>Ene 2010</text:p>
          </table:table-cell>
          <table:table-cell table:formula="of:=DAY([.H744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01-12">
            <text:p>01/12/10</text:p>
          </table:table-cell>
        </table:table-row>
        <table:table-row table:style-name="ro1">
          <table:table-cell table:formula="of:=YEAR([.H745])&amp;RIGHT(&quot;0&quot;&amp;MONTH([.H745]);2)&amp;RIGHT(&quot;0&quot;&amp;DAY([.H745]);2)" office:value-type="string" office:string-value="20100113">
            <text:p>20100113</text:p>
          </table:table-cell>
          <table:table-cell table:formula="of:=YEAR([.H745])" office:value-type="float" office:value="2010">
            <text:p>2010</text:p>
          </table:table-cell>
          <table:table-cell table:formula="of:=ROUNDUP(MONTH([.H745])/3)" office:value-type="float" office:value="1">
            <text:p>1</text:p>
          </table:table-cell>
          <table:table-cell table:formula="of:=MONTH([.H745])" office:value-type="float" office:value="1">
            <text:p>1</text:p>
          </table:table-cell>
          <table:table-cell table:formula="of:=&quot;Ene &quot; &amp; [.B745]" office:value-type="string" office:string-value="Ene 2010">
            <text:p>Ene 2010</text:p>
          </table:table-cell>
          <table:table-cell table:formula="of:=DAY([.H745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01-13">
            <text:p>01/13/10</text:p>
          </table:table-cell>
        </table:table-row>
        <table:table-row table:style-name="ro1">
          <table:table-cell table:formula="of:=YEAR([.H746])&amp;RIGHT(&quot;0&quot;&amp;MONTH([.H746]);2)&amp;RIGHT(&quot;0&quot;&amp;DAY([.H746]);2)" office:value-type="string" office:string-value="20100114">
            <text:p>20100114</text:p>
          </table:table-cell>
          <table:table-cell table:formula="of:=YEAR([.H746])" office:value-type="float" office:value="2010">
            <text:p>2010</text:p>
          </table:table-cell>
          <table:table-cell table:formula="of:=ROUNDUP(MONTH([.H746])/3)" office:value-type="float" office:value="1">
            <text:p>1</text:p>
          </table:table-cell>
          <table:table-cell table:formula="of:=MONTH([.H746])" office:value-type="float" office:value="1">
            <text:p>1</text:p>
          </table:table-cell>
          <table:table-cell table:formula="of:=&quot;Ene &quot; &amp; [.B746]" office:value-type="string" office:string-value="Ene 2010">
            <text:p>Ene 2010</text:p>
          </table:table-cell>
          <table:table-cell table:formula="of:=DAY([.H746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01-14">
            <text:p>01/14/10</text:p>
          </table:table-cell>
        </table:table-row>
        <table:table-row table:style-name="ro1">
          <table:table-cell table:formula="of:=YEAR([.H747])&amp;RIGHT(&quot;0&quot;&amp;MONTH([.H747]);2)&amp;RIGHT(&quot;0&quot;&amp;DAY([.H747]);2)" office:value-type="string" office:string-value="20100115">
            <text:p>20100115</text:p>
          </table:table-cell>
          <table:table-cell table:formula="of:=YEAR([.H747])" office:value-type="float" office:value="2010">
            <text:p>2010</text:p>
          </table:table-cell>
          <table:table-cell table:formula="of:=ROUNDUP(MONTH([.H747])/3)" office:value-type="float" office:value="1">
            <text:p>1</text:p>
          </table:table-cell>
          <table:table-cell table:formula="of:=MONTH([.H747])" office:value-type="float" office:value="1">
            <text:p>1</text:p>
          </table:table-cell>
          <table:table-cell table:formula="of:=&quot;Ene &quot; &amp; [.B747]" office:value-type="string" office:string-value="Ene 2010">
            <text:p>Ene 2010</text:p>
          </table:table-cell>
          <table:table-cell table:formula="of:=DAY([.H747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01-15">
            <text:p>01/15/10</text:p>
          </table:table-cell>
        </table:table-row>
        <table:table-row table:style-name="ro1">
          <table:table-cell table:formula="of:=YEAR([.H748])&amp;RIGHT(&quot;0&quot;&amp;MONTH([.H748]);2)&amp;RIGHT(&quot;0&quot;&amp;DAY([.H748]);2)" office:value-type="string" office:string-value="20100116">
            <text:p>20100116</text:p>
          </table:table-cell>
          <table:table-cell table:formula="of:=YEAR([.H748])" office:value-type="float" office:value="2010">
            <text:p>2010</text:p>
          </table:table-cell>
          <table:table-cell table:formula="of:=ROUNDUP(MONTH([.H748])/3)" office:value-type="float" office:value="1">
            <text:p>1</text:p>
          </table:table-cell>
          <table:table-cell table:formula="of:=MONTH([.H748])" office:value-type="float" office:value="1">
            <text:p>1</text:p>
          </table:table-cell>
          <table:table-cell table:formula="of:=&quot;Ene &quot; &amp; [.B748]" office:value-type="string" office:string-value="Ene 2010">
            <text:p>Ene 2010</text:p>
          </table:table-cell>
          <table:table-cell table:formula="of:=DAY([.H748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01-16">
            <text:p>01/16/10</text:p>
          </table:table-cell>
        </table:table-row>
        <table:table-row table:style-name="ro1">
          <table:table-cell table:formula="of:=YEAR([.H749])&amp;RIGHT(&quot;0&quot;&amp;MONTH([.H749]);2)&amp;RIGHT(&quot;0&quot;&amp;DAY([.H749]);2)" office:value-type="string" office:string-value="20100117">
            <text:p>20100117</text:p>
          </table:table-cell>
          <table:table-cell table:formula="of:=YEAR([.H749])" office:value-type="float" office:value="2010">
            <text:p>2010</text:p>
          </table:table-cell>
          <table:table-cell table:formula="of:=ROUNDUP(MONTH([.H749])/3)" office:value-type="float" office:value="1">
            <text:p>1</text:p>
          </table:table-cell>
          <table:table-cell table:formula="of:=MONTH([.H749])" office:value-type="float" office:value="1">
            <text:p>1</text:p>
          </table:table-cell>
          <table:table-cell table:formula="of:=&quot;Ene &quot; &amp; [.B749]" office:value-type="string" office:string-value="Ene 2010">
            <text:p>Ene 2010</text:p>
          </table:table-cell>
          <table:table-cell table:formula="of:=DAY([.H749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01-17">
            <text:p>01/17/10</text:p>
          </table:table-cell>
        </table:table-row>
        <table:table-row table:style-name="ro1">
          <table:table-cell table:formula="of:=YEAR([.H750])&amp;RIGHT(&quot;0&quot;&amp;MONTH([.H750]);2)&amp;RIGHT(&quot;0&quot;&amp;DAY([.H750]);2)" office:value-type="string" office:string-value="20100118">
            <text:p>20100118</text:p>
          </table:table-cell>
          <table:table-cell table:formula="of:=YEAR([.H750])" office:value-type="float" office:value="2010">
            <text:p>2010</text:p>
          </table:table-cell>
          <table:table-cell table:formula="of:=ROUNDUP(MONTH([.H750])/3)" office:value-type="float" office:value="1">
            <text:p>1</text:p>
          </table:table-cell>
          <table:table-cell table:formula="of:=MONTH([.H750])" office:value-type="float" office:value="1">
            <text:p>1</text:p>
          </table:table-cell>
          <table:table-cell table:formula="of:=&quot;Ene &quot; &amp; [.B750]" office:value-type="string" office:string-value="Ene 2010">
            <text:p>Ene 2010</text:p>
          </table:table-cell>
          <table:table-cell table:formula="of:=DAY([.H750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01-18">
            <text:p>01/18/10</text:p>
          </table:table-cell>
        </table:table-row>
        <table:table-row table:style-name="ro1">
          <table:table-cell table:formula="of:=YEAR([.H751])&amp;RIGHT(&quot;0&quot;&amp;MONTH([.H751]);2)&amp;RIGHT(&quot;0&quot;&amp;DAY([.H751]);2)" office:value-type="string" office:string-value="20100119">
            <text:p>20100119</text:p>
          </table:table-cell>
          <table:table-cell table:formula="of:=YEAR([.H751])" office:value-type="float" office:value="2010">
            <text:p>2010</text:p>
          </table:table-cell>
          <table:table-cell table:formula="of:=ROUNDUP(MONTH([.H751])/3)" office:value-type="float" office:value="1">
            <text:p>1</text:p>
          </table:table-cell>
          <table:table-cell table:formula="of:=MONTH([.H751])" office:value-type="float" office:value="1">
            <text:p>1</text:p>
          </table:table-cell>
          <table:table-cell table:formula="of:=&quot;Ene &quot; &amp; [.B751]" office:value-type="string" office:string-value="Ene 2010">
            <text:p>Ene 2010</text:p>
          </table:table-cell>
          <table:table-cell table:formula="of:=DAY([.H751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01-19">
            <text:p>01/19/10</text:p>
          </table:table-cell>
        </table:table-row>
        <table:table-row table:style-name="ro1">
          <table:table-cell table:formula="of:=YEAR([.H752])&amp;RIGHT(&quot;0&quot;&amp;MONTH([.H752]);2)&amp;RIGHT(&quot;0&quot;&amp;DAY([.H752]);2)" office:value-type="string" office:string-value="20100120">
            <text:p>20100120</text:p>
          </table:table-cell>
          <table:table-cell table:formula="of:=YEAR([.H752])" office:value-type="float" office:value="2010">
            <text:p>2010</text:p>
          </table:table-cell>
          <table:table-cell table:formula="of:=ROUNDUP(MONTH([.H752])/3)" office:value-type="float" office:value="1">
            <text:p>1</text:p>
          </table:table-cell>
          <table:table-cell table:formula="of:=MONTH([.H752])" office:value-type="float" office:value="1">
            <text:p>1</text:p>
          </table:table-cell>
          <table:table-cell table:formula="of:=&quot;Ene &quot; &amp; [.B752]" office:value-type="string" office:string-value="Ene 2010">
            <text:p>Ene 2010</text:p>
          </table:table-cell>
          <table:table-cell table:formula="of:=DAY([.H752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01-20">
            <text:p>01/20/10</text:p>
          </table:table-cell>
        </table:table-row>
        <table:table-row table:style-name="ro1">
          <table:table-cell table:formula="of:=YEAR([.H753])&amp;RIGHT(&quot;0&quot;&amp;MONTH([.H753]);2)&amp;RIGHT(&quot;0&quot;&amp;DAY([.H753]);2)" office:value-type="string" office:string-value="20100121">
            <text:p>20100121</text:p>
          </table:table-cell>
          <table:table-cell table:formula="of:=YEAR([.H753])" office:value-type="float" office:value="2010">
            <text:p>2010</text:p>
          </table:table-cell>
          <table:table-cell table:formula="of:=ROUNDUP(MONTH([.H753])/3)" office:value-type="float" office:value="1">
            <text:p>1</text:p>
          </table:table-cell>
          <table:table-cell table:formula="of:=MONTH([.H753])" office:value-type="float" office:value="1">
            <text:p>1</text:p>
          </table:table-cell>
          <table:table-cell table:formula="of:=&quot;Ene &quot; &amp; [.B753]" office:value-type="string" office:string-value="Ene 2010">
            <text:p>Ene 2010</text:p>
          </table:table-cell>
          <table:table-cell table:formula="of:=DAY([.H753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01-21">
            <text:p>01/21/10</text:p>
          </table:table-cell>
        </table:table-row>
        <table:table-row table:style-name="ro1">
          <table:table-cell table:formula="of:=YEAR([.H754])&amp;RIGHT(&quot;0&quot;&amp;MONTH([.H754]);2)&amp;RIGHT(&quot;0&quot;&amp;DAY([.H754]);2)" office:value-type="string" office:string-value="20100122">
            <text:p>20100122</text:p>
          </table:table-cell>
          <table:table-cell table:formula="of:=YEAR([.H754])" office:value-type="float" office:value="2010">
            <text:p>2010</text:p>
          </table:table-cell>
          <table:table-cell table:formula="of:=ROUNDUP(MONTH([.H754])/3)" office:value-type="float" office:value="1">
            <text:p>1</text:p>
          </table:table-cell>
          <table:table-cell table:formula="of:=MONTH([.H754])" office:value-type="float" office:value="1">
            <text:p>1</text:p>
          </table:table-cell>
          <table:table-cell table:formula="of:=&quot;Ene &quot; &amp; [.B754]" office:value-type="string" office:string-value="Ene 2010">
            <text:p>Ene 2010</text:p>
          </table:table-cell>
          <table:table-cell table:formula="of:=DAY([.H754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01-22">
            <text:p>01/22/10</text:p>
          </table:table-cell>
        </table:table-row>
        <table:table-row table:style-name="ro1">
          <table:table-cell table:formula="of:=YEAR([.H755])&amp;RIGHT(&quot;0&quot;&amp;MONTH([.H755]);2)&amp;RIGHT(&quot;0&quot;&amp;DAY([.H755]);2)" office:value-type="string" office:string-value="20100123">
            <text:p>20100123</text:p>
          </table:table-cell>
          <table:table-cell table:formula="of:=YEAR([.H755])" office:value-type="float" office:value="2010">
            <text:p>2010</text:p>
          </table:table-cell>
          <table:table-cell table:formula="of:=ROUNDUP(MONTH([.H755])/3)" office:value-type="float" office:value="1">
            <text:p>1</text:p>
          </table:table-cell>
          <table:table-cell table:formula="of:=MONTH([.H755])" office:value-type="float" office:value="1">
            <text:p>1</text:p>
          </table:table-cell>
          <table:table-cell table:formula="of:=&quot;Ene &quot; &amp; [.B755]" office:value-type="string" office:string-value="Ene 2010">
            <text:p>Ene 2010</text:p>
          </table:table-cell>
          <table:table-cell table:formula="of:=DAY([.H755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01-23">
            <text:p>01/23/10</text:p>
          </table:table-cell>
        </table:table-row>
        <table:table-row table:style-name="ro1">
          <table:table-cell table:formula="of:=YEAR([.H756])&amp;RIGHT(&quot;0&quot;&amp;MONTH([.H756]);2)&amp;RIGHT(&quot;0&quot;&amp;DAY([.H756]);2)" office:value-type="string" office:string-value="20100124">
            <text:p>20100124</text:p>
          </table:table-cell>
          <table:table-cell table:formula="of:=YEAR([.H756])" office:value-type="float" office:value="2010">
            <text:p>2010</text:p>
          </table:table-cell>
          <table:table-cell table:formula="of:=ROUNDUP(MONTH([.H756])/3)" office:value-type="float" office:value="1">
            <text:p>1</text:p>
          </table:table-cell>
          <table:table-cell table:formula="of:=MONTH([.H756])" office:value-type="float" office:value="1">
            <text:p>1</text:p>
          </table:table-cell>
          <table:table-cell table:formula="of:=&quot;Ene &quot; &amp; [.B756]" office:value-type="string" office:string-value="Ene 2010">
            <text:p>Ene 2010</text:p>
          </table:table-cell>
          <table:table-cell table:formula="of:=DAY([.H756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01-24">
            <text:p>01/24/10</text:p>
          </table:table-cell>
        </table:table-row>
        <table:table-row table:style-name="ro1">
          <table:table-cell table:formula="of:=YEAR([.H757])&amp;RIGHT(&quot;0&quot;&amp;MONTH([.H757]);2)&amp;RIGHT(&quot;0&quot;&amp;DAY([.H757]);2)" office:value-type="string" office:string-value="20100125">
            <text:p>20100125</text:p>
          </table:table-cell>
          <table:table-cell table:formula="of:=YEAR([.H757])" office:value-type="float" office:value="2010">
            <text:p>2010</text:p>
          </table:table-cell>
          <table:table-cell table:formula="of:=ROUNDUP(MONTH([.H757])/3)" office:value-type="float" office:value="1">
            <text:p>1</text:p>
          </table:table-cell>
          <table:table-cell table:formula="of:=MONTH([.H757])" office:value-type="float" office:value="1">
            <text:p>1</text:p>
          </table:table-cell>
          <table:table-cell table:formula="of:=&quot;Ene &quot; &amp; [.B757]" office:value-type="string" office:string-value="Ene 2010">
            <text:p>Ene 2010</text:p>
          </table:table-cell>
          <table:table-cell table:formula="of:=DAY([.H757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01-25">
            <text:p>01/25/10</text:p>
          </table:table-cell>
        </table:table-row>
        <table:table-row table:style-name="ro1">
          <table:table-cell table:formula="of:=YEAR([.H758])&amp;RIGHT(&quot;0&quot;&amp;MONTH([.H758]);2)&amp;RIGHT(&quot;0&quot;&amp;DAY([.H758]);2)" office:value-type="string" office:string-value="20100126">
            <text:p>20100126</text:p>
          </table:table-cell>
          <table:table-cell table:formula="of:=YEAR([.H758])" office:value-type="float" office:value="2010">
            <text:p>2010</text:p>
          </table:table-cell>
          <table:table-cell table:formula="of:=ROUNDUP(MONTH([.H758])/3)" office:value-type="float" office:value="1">
            <text:p>1</text:p>
          </table:table-cell>
          <table:table-cell table:formula="of:=MONTH([.H758])" office:value-type="float" office:value="1">
            <text:p>1</text:p>
          </table:table-cell>
          <table:table-cell table:formula="of:=&quot;Ene &quot; &amp; [.B758]" office:value-type="string" office:string-value="Ene 2010">
            <text:p>Ene 2010</text:p>
          </table:table-cell>
          <table:table-cell table:formula="of:=DAY([.H758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01-26">
            <text:p>01/26/10</text:p>
          </table:table-cell>
        </table:table-row>
        <table:table-row table:style-name="ro1">
          <table:table-cell table:formula="of:=YEAR([.H759])&amp;RIGHT(&quot;0&quot;&amp;MONTH([.H759]);2)&amp;RIGHT(&quot;0&quot;&amp;DAY([.H759]);2)" office:value-type="string" office:string-value="20100127">
            <text:p>20100127</text:p>
          </table:table-cell>
          <table:table-cell table:formula="of:=YEAR([.H759])" office:value-type="float" office:value="2010">
            <text:p>2010</text:p>
          </table:table-cell>
          <table:table-cell table:formula="of:=ROUNDUP(MONTH([.H759])/3)" office:value-type="float" office:value="1">
            <text:p>1</text:p>
          </table:table-cell>
          <table:table-cell table:formula="of:=MONTH([.H759])" office:value-type="float" office:value="1">
            <text:p>1</text:p>
          </table:table-cell>
          <table:table-cell table:formula="of:=&quot;Ene &quot; &amp; [.B759]" office:value-type="string" office:string-value="Ene 2010">
            <text:p>Ene 2010</text:p>
          </table:table-cell>
          <table:table-cell table:formula="of:=DAY([.H759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01-27">
            <text:p>01/27/10</text:p>
          </table:table-cell>
        </table:table-row>
        <table:table-row table:style-name="ro1">
          <table:table-cell table:formula="of:=YEAR([.H760])&amp;RIGHT(&quot;0&quot;&amp;MONTH([.H760]);2)&amp;RIGHT(&quot;0&quot;&amp;DAY([.H760]);2)" office:value-type="string" office:string-value="20100128">
            <text:p>20100128</text:p>
          </table:table-cell>
          <table:table-cell table:formula="of:=YEAR([.H760])" office:value-type="float" office:value="2010">
            <text:p>2010</text:p>
          </table:table-cell>
          <table:table-cell table:formula="of:=ROUNDUP(MONTH([.H760])/3)" office:value-type="float" office:value="1">
            <text:p>1</text:p>
          </table:table-cell>
          <table:table-cell table:formula="of:=MONTH([.H760])" office:value-type="float" office:value="1">
            <text:p>1</text:p>
          </table:table-cell>
          <table:table-cell table:formula="of:=&quot;Ene &quot; &amp; [.B760]" office:value-type="string" office:string-value="Ene 2010">
            <text:p>Ene 2010</text:p>
          </table:table-cell>
          <table:table-cell table:formula="of:=DAY([.H760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01-28">
            <text:p>01/28/10</text:p>
          </table:table-cell>
        </table:table-row>
        <table:table-row table:style-name="ro1">
          <table:table-cell table:formula="of:=YEAR([.H761])&amp;RIGHT(&quot;0&quot;&amp;MONTH([.H761]);2)&amp;RIGHT(&quot;0&quot;&amp;DAY([.H761]);2)" office:value-type="string" office:string-value="20100129">
            <text:p>20100129</text:p>
          </table:table-cell>
          <table:table-cell table:formula="of:=YEAR([.H761])" office:value-type="float" office:value="2010">
            <text:p>2010</text:p>
          </table:table-cell>
          <table:table-cell table:formula="of:=ROUNDUP(MONTH([.H761])/3)" office:value-type="float" office:value="1">
            <text:p>1</text:p>
          </table:table-cell>
          <table:table-cell table:formula="of:=MONTH([.H761])" office:value-type="float" office:value="1">
            <text:p>1</text:p>
          </table:table-cell>
          <table:table-cell table:formula="of:=&quot;Ene &quot; &amp; [.B761]" office:value-type="string" office:string-value="Ene 2010">
            <text:p>Ene 2010</text:p>
          </table:table-cell>
          <table:table-cell table:formula="of:=DAY([.H761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01-29">
            <text:p>01/29/10</text:p>
          </table:table-cell>
        </table:table-row>
        <table:table-row table:style-name="ro1">
          <table:table-cell table:formula="of:=YEAR([.H762])&amp;RIGHT(&quot;0&quot;&amp;MONTH([.H762]);2)&amp;RIGHT(&quot;0&quot;&amp;DAY([.H762]);2)" office:value-type="string" office:string-value="20100130">
            <text:p>20100130</text:p>
          </table:table-cell>
          <table:table-cell table:formula="of:=YEAR([.H762])" office:value-type="float" office:value="2010">
            <text:p>2010</text:p>
          </table:table-cell>
          <table:table-cell table:formula="of:=ROUNDUP(MONTH([.H762])/3)" office:value-type="float" office:value="1">
            <text:p>1</text:p>
          </table:table-cell>
          <table:table-cell table:formula="of:=MONTH([.H762])" office:value-type="float" office:value="1">
            <text:p>1</text:p>
          </table:table-cell>
          <table:table-cell table:formula="of:=&quot;Ene &quot; &amp; [.B762]" office:value-type="string" office:string-value="Ene 2010">
            <text:p>Ene 2010</text:p>
          </table:table-cell>
          <table:table-cell table:formula="of:=DAY([.H762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01-30">
            <text:p>01/30/10</text:p>
          </table:table-cell>
        </table:table-row>
        <table:table-row table:style-name="ro1">
          <table:table-cell table:formula="of:=YEAR([.H763])&amp;RIGHT(&quot;0&quot;&amp;MONTH([.H763]);2)&amp;RIGHT(&quot;0&quot;&amp;DAY([.H763]);2)" office:value-type="string" office:string-value="20100131">
            <text:p>20100131</text:p>
          </table:table-cell>
          <table:table-cell table:formula="of:=YEAR([.H763])" office:value-type="float" office:value="2010">
            <text:p>2010</text:p>
          </table:table-cell>
          <table:table-cell table:formula="of:=ROUNDUP(MONTH([.H763])/3)" office:value-type="float" office:value="1">
            <text:p>1</text:p>
          </table:table-cell>
          <table:table-cell table:formula="of:=MONTH([.H763])" office:value-type="float" office:value="1">
            <text:p>1</text:p>
          </table:table-cell>
          <table:table-cell table:formula="of:=&quot;Ene &quot; &amp; [.B763]" office:value-type="string" office:string-value="Ene 2010">
            <text:p>Ene 2010</text:p>
          </table:table-cell>
          <table:table-cell table:formula="of:=DAY([.H763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01-31">
            <text:p>01/31/10</text:p>
          </table:table-cell>
        </table:table-row>
        <table:table-row table:style-name="ro1">
          <table:table-cell table:formula="of:=YEAR([.H764])&amp;RIGHT(&quot;0&quot;&amp;MONTH([.H764]);2)&amp;RIGHT(&quot;0&quot;&amp;DAY([.H764]);2)" office:value-type="string" office:string-value="20100201">
            <text:p>20100201</text:p>
          </table:table-cell>
          <table:table-cell table:formula="of:=YEAR([.H764])" office:value-type="float" office:value="2010">
            <text:p>2010</text:p>
          </table:table-cell>
          <table:table-cell table:formula="of:=ROUNDUP(MONTH([.H764])/3)" office:value-type="float" office:value="1">
            <text:p>1</text:p>
          </table:table-cell>
          <table:table-cell table:formula="of:=MONTH([.H764])" office:value-type="float" office:value="2">
            <text:p>2</text:p>
          </table:table-cell>
          <table:table-cell table:formula="of:=&quot;Feb &quot; &amp; [.B764]" office:value-type="string" office:string-value="Feb 2010">
            <text:p>Feb 2010</text:p>
          </table:table-cell>
          <table:table-cell table:formula="of:=DAY([.H764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2-01">
            <text:p>02/01/10</text:p>
          </table:table-cell>
        </table:table-row>
        <table:table-row table:style-name="ro1">
          <table:table-cell table:formula="of:=YEAR([.H765])&amp;RIGHT(&quot;0&quot;&amp;MONTH([.H765]);2)&amp;RIGHT(&quot;0&quot;&amp;DAY([.H765]);2)" office:value-type="string" office:string-value="20100202">
            <text:p>20100202</text:p>
          </table:table-cell>
          <table:table-cell table:formula="of:=YEAR([.H765])" office:value-type="float" office:value="2010">
            <text:p>2010</text:p>
          </table:table-cell>
          <table:table-cell table:formula="of:=ROUNDUP(MONTH([.H765])/3)" office:value-type="float" office:value="1">
            <text:p>1</text:p>
          </table:table-cell>
          <table:table-cell table:formula="of:=MONTH([.H765])" office:value-type="float" office:value="2">
            <text:p>2</text:p>
          </table:table-cell>
          <table:table-cell table:formula="of:=&quot;Feb &quot; &amp; [.B765]" office:value-type="string" office:string-value="Feb 2010">
            <text:p>Feb 2010</text:p>
          </table:table-cell>
          <table:table-cell table:formula="of:=DAY([.H765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2-02">
            <text:p>02/02/10</text:p>
          </table:table-cell>
        </table:table-row>
        <table:table-row table:style-name="ro1">
          <table:table-cell table:formula="of:=YEAR([.H766])&amp;RIGHT(&quot;0&quot;&amp;MONTH([.H766]);2)&amp;RIGHT(&quot;0&quot;&amp;DAY([.H766]);2)" office:value-type="string" office:string-value="20100203">
            <text:p>20100203</text:p>
          </table:table-cell>
          <table:table-cell table:formula="of:=YEAR([.H766])" office:value-type="float" office:value="2010">
            <text:p>2010</text:p>
          </table:table-cell>
          <table:table-cell table:formula="of:=ROUNDUP(MONTH([.H766])/3)" office:value-type="float" office:value="1">
            <text:p>1</text:p>
          </table:table-cell>
          <table:table-cell table:formula="of:=MONTH([.H766])" office:value-type="float" office:value="2">
            <text:p>2</text:p>
          </table:table-cell>
          <table:table-cell table:formula="of:=&quot;Feb &quot; &amp; [.B766]" office:value-type="string" office:string-value="Feb 2010">
            <text:p>Feb 2010</text:p>
          </table:table-cell>
          <table:table-cell table:formula="of:=DAY([.H766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2-03">
            <text:p>02/03/10</text:p>
          </table:table-cell>
        </table:table-row>
        <table:table-row table:style-name="ro1">
          <table:table-cell table:formula="of:=YEAR([.H767])&amp;RIGHT(&quot;0&quot;&amp;MONTH([.H767]);2)&amp;RIGHT(&quot;0&quot;&amp;DAY([.H767]);2)" office:value-type="string" office:string-value="20100204">
            <text:p>20100204</text:p>
          </table:table-cell>
          <table:table-cell table:formula="of:=YEAR([.H767])" office:value-type="float" office:value="2010">
            <text:p>2010</text:p>
          </table:table-cell>
          <table:table-cell table:formula="of:=ROUNDUP(MONTH([.H767])/3)" office:value-type="float" office:value="1">
            <text:p>1</text:p>
          </table:table-cell>
          <table:table-cell table:formula="of:=MONTH([.H767])" office:value-type="float" office:value="2">
            <text:p>2</text:p>
          </table:table-cell>
          <table:table-cell table:formula="of:=&quot;Feb &quot; &amp; [.B767]" office:value-type="string" office:string-value="Feb 2010">
            <text:p>Feb 2010</text:p>
          </table:table-cell>
          <table:table-cell table:formula="of:=DAY([.H767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2-04">
            <text:p>02/04/10</text:p>
          </table:table-cell>
        </table:table-row>
        <table:table-row table:style-name="ro1">
          <table:table-cell table:formula="of:=YEAR([.H768])&amp;RIGHT(&quot;0&quot;&amp;MONTH([.H768]);2)&amp;RIGHT(&quot;0&quot;&amp;DAY([.H768]);2)" office:value-type="string" office:string-value="20100205">
            <text:p>20100205</text:p>
          </table:table-cell>
          <table:table-cell table:formula="of:=YEAR([.H768])" office:value-type="float" office:value="2010">
            <text:p>2010</text:p>
          </table:table-cell>
          <table:table-cell table:formula="of:=ROUNDUP(MONTH([.H768])/3)" office:value-type="float" office:value="1">
            <text:p>1</text:p>
          </table:table-cell>
          <table:table-cell table:formula="of:=MONTH([.H768])" office:value-type="float" office:value="2">
            <text:p>2</text:p>
          </table:table-cell>
          <table:table-cell table:formula="of:=&quot;Feb &quot; &amp; [.B768]" office:value-type="string" office:string-value="Feb 2010">
            <text:p>Feb 2010</text:p>
          </table:table-cell>
          <table:table-cell table:formula="of:=DAY([.H768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2-05">
            <text:p>02/05/10</text:p>
          </table:table-cell>
        </table:table-row>
        <table:table-row table:style-name="ro1">
          <table:table-cell table:formula="of:=YEAR([.H769])&amp;RIGHT(&quot;0&quot;&amp;MONTH([.H769]);2)&amp;RIGHT(&quot;0&quot;&amp;DAY([.H769]);2)" office:value-type="string" office:string-value="20100206">
            <text:p>20100206</text:p>
          </table:table-cell>
          <table:table-cell table:formula="of:=YEAR([.H769])" office:value-type="float" office:value="2010">
            <text:p>2010</text:p>
          </table:table-cell>
          <table:table-cell table:formula="of:=ROUNDUP(MONTH([.H769])/3)" office:value-type="float" office:value="1">
            <text:p>1</text:p>
          </table:table-cell>
          <table:table-cell table:formula="of:=MONTH([.H769])" office:value-type="float" office:value="2">
            <text:p>2</text:p>
          </table:table-cell>
          <table:table-cell table:formula="of:=&quot;Feb &quot; &amp; [.B769]" office:value-type="string" office:string-value="Feb 2010">
            <text:p>Feb 2010</text:p>
          </table:table-cell>
          <table:table-cell table:formula="of:=DAY([.H769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2-06">
            <text:p>02/06/10</text:p>
          </table:table-cell>
        </table:table-row>
        <table:table-row table:style-name="ro1">
          <table:table-cell table:formula="of:=YEAR([.H770])&amp;RIGHT(&quot;0&quot;&amp;MONTH([.H770]);2)&amp;RIGHT(&quot;0&quot;&amp;DAY([.H770]);2)" office:value-type="string" office:string-value="20100207">
            <text:p>20100207</text:p>
          </table:table-cell>
          <table:table-cell table:formula="of:=YEAR([.H770])" office:value-type="float" office:value="2010">
            <text:p>2010</text:p>
          </table:table-cell>
          <table:table-cell table:formula="of:=ROUNDUP(MONTH([.H770])/3)" office:value-type="float" office:value="1">
            <text:p>1</text:p>
          </table:table-cell>
          <table:table-cell table:formula="of:=MONTH([.H770])" office:value-type="float" office:value="2">
            <text:p>2</text:p>
          </table:table-cell>
          <table:table-cell table:formula="of:=&quot;Feb &quot; &amp; [.B770]" office:value-type="string" office:string-value="Feb 2010">
            <text:p>Feb 2010</text:p>
          </table:table-cell>
          <table:table-cell table:formula="of:=DAY([.H770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2-07">
            <text:p>02/07/10</text:p>
          </table:table-cell>
        </table:table-row>
        <table:table-row table:style-name="ro1">
          <table:table-cell table:formula="of:=YEAR([.H771])&amp;RIGHT(&quot;0&quot;&amp;MONTH([.H771]);2)&amp;RIGHT(&quot;0&quot;&amp;DAY([.H771]);2)" office:value-type="string" office:string-value="20100208">
            <text:p>20100208</text:p>
          </table:table-cell>
          <table:table-cell table:formula="of:=YEAR([.H771])" office:value-type="float" office:value="2010">
            <text:p>2010</text:p>
          </table:table-cell>
          <table:table-cell table:formula="of:=ROUNDUP(MONTH([.H771])/3)" office:value-type="float" office:value="1">
            <text:p>1</text:p>
          </table:table-cell>
          <table:table-cell table:formula="of:=MONTH([.H771])" office:value-type="float" office:value="2">
            <text:p>2</text:p>
          </table:table-cell>
          <table:table-cell table:formula="of:=&quot;Feb &quot; &amp; [.B771]" office:value-type="string" office:string-value="Feb 2010">
            <text:p>Feb 2010</text:p>
          </table:table-cell>
          <table:table-cell table:formula="of:=DAY([.H771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2-08">
            <text:p>02/08/10</text:p>
          </table:table-cell>
        </table:table-row>
        <table:table-row table:style-name="ro1">
          <table:table-cell table:formula="of:=YEAR([.H772])&amp;RIGHT(&quot;0&quot;&amp;MONTH([.H772]);2)&amp;RIGHT(&quot;0&quot;&amp;DAY([.H772]);2)" office:value-type="string" office:string-value="20100209">
            <text:p>20100209</text:p>
          </table:table-cell>
          <table:table-cell table:formula="of:=YEAR([.H772])" office:value-type="float" office:value="2010">
            <text:p>2010</text:p>
          </table:table-cell>
          <table:table-cell table:formula="of:=ROUNDUP(MONTH([.H772])/3)" office:value-type="float" office:value="1">
            <text:p>1</text:p>
          </table:table-cell>
          <table:table-cell table:formula="of:=MONTH([.H772])" office:value-type="float" office:value="2">
            <text:p>2</text:p>
          </table:table-cell>
          <table:table-cell table:formula="of:=&quot;Feb &quot; &amp; [.B772]" office:value-type="string" office:string-value="Feb 2010">
            <text:p>Feb 2010</text:p>
          </table:table-cell>
          <table:table-cell table:formula="of:=DAY([.H772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2-09">
            <text:p>02/09/10</text:p>
          </table:table-cell>
        </table:table-row>
        <table:table-row table:style-name="ro1">
          <table:table-cell table:formula="of:=YEAR([.H773])&amp;RIGHT(&quot;0&quot;&amp;MONTH([.H773]);2)&amp;RIGHT(&quot;0&quot;&amp;DAY([.H773]);2)" office:value-type="string" office:string-value="20100210">
            <text:p>20100210</text:p>
          </table:table-cell>
          <table:table-cell table:formula="of:=YEAR([.H773])" office:value-type="float" office:value="2010">
            <text:p>2010</text:p>
          </table:table-cell>
          <table:table-cell table:formula="of:=ROUNDUP(MONTH([.H773])/3)" office:value-type="float" office:value="1">
            <text:p>1</text:p>
          </table:table-cell>
          <table:table-cell table:formula="of:=MONTH([.H773])" office:value-type="float" office:value="2">
            <text:p>2</text:p>
          </table:table-cell>
          <table:table-cell table:formula="of:=&quot;Feb &quot; &amp; [.B773]" office:value-type="string" office:string-value="Feb 2010">
            <text:p>Feb 2010</text:p>
          </table:table-cell>
          <table:table-cell table:formula="of:=DAY([.H773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2-10">
            <text:p>02/10/10</text:p>
          </table:table-cell>
        </table:table-row>
        <table:table-row table:style-name="ro1">
          <table:table-cell table:formula="of:=YEAR([.H774])&amp;RIGHT(&quot;0&quot;&amp;MONTH([.H774]);2)&amp;RIGHT(&quot;0&quot;&amp;DAY([.H774]);2)" office:value-type="string" office:string-value="20100211">
            <text:p>20100211</text:p>
          </table:table-cell>
          <table:table-cell table:formula="of:=YEAR([.H774])" office:value-type="float" office:value="2010">
            <text:p>2010</text:p>
          </table:table-cell>
          <table:table-cell table:formula="of:=ROUNDUP(MONTH([.H774])/3)" office:value-type="float" office:value="1">
            <text:p>1</text:p>
          </table:table-cell>
          <table:table-cell table:formula="of:=MONTH([.H774])" office:value-type="float" office:value="2">
            <text:p>2</text:p>
          </table:table-cell>
          <table:table-cell table:formula="of:=&quot;Feb &quot; &amp; [.B774]" office:value-type="string" office:string-value="Feb 2010">
            <text:p>Feb 2010</text:p>
          </table:table-cell>
          <table:table-cell table:formula="of:=DAY([.H774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2-11">
            <text:p>02/11/10</text:p>
          </table:table-cell>
        </table:table-row>
        <table:table-row table:style-name="ro1">
          <table:table-cell table:formula="of:=YEAR([.H775])&amp;RIGHT(&quot;0&quot;&amp;MONTH([.H775]);2)&amp;RIGHT(&quot;0&quot;&amp;DAY([.H775]);2)" office:value-type="string" office:string-value="20100212">
            <text:p>20100212</text:p>
          </table:table-cell>
          <table:table-cell table:formula="of:=YEAR([.H775])" office:value-type="float" office:value="2010">
            <text:p>2010</text:p>
          </table:table-cell>
          <table:table-cell table:formula="of:=ROUNDUP(MONTH([.H775])/3)" office:value-type="float" office:value="1">
            <text:p>1</text:p>
          </table:table-cell>
          <table:table-cell table:formula="of:=MONTH([.H775])" office:value-type="float" office:value="2">
            <text:p>2</text:p>
          </table:table-cell>
          <table:table-cell table:formula="of:=&quot;Feb &quot; &amp; [.B775]" office:value-type="string" office:string-value="Feb 2010">
            <text:p>Feb 2010</text:p>
          </table:table-cell>
          <table:table-cell table:formula="of:=DAY([.H775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2-12">
            <text:p>02/12/10</text:p>
          </table:table-cell>
        </table:table-row>
        <table:table-row table:style-name="ro1">
          <table:table-cell table:formula="of:=YEAR([.H776])&amp;RIGHT(&quot;0&quot;&amp;MONTH([.H776]);2)&amp;RIGHT(&quot;0&quot;&amp;DAY([.H776]);2)" office:value-type="string" office:string-value="20100213">
            <text:p>20100213</text:p>
          </table:table-cell>
          <table:table-cell table:formula="of:=YEAR([.H776])" office:value-type="float" office:value="2010">
            <text:p>2010</text:p>
          </table:table-cell>
          <table:table-cell table:formula="of:=ROUNDUP(MONTH([.H776])/3)" office:value-type="float" office:value="1">
            <text:p>1</text:p>
          </table:table-cell>
          <table:table-cell table:formula="of:=MONTH([.H776])" office:value-type="float" office:value="2">
            <text:p>2</text:p>
          </table:table-cell>
          <table:table-cell table:formula="of:=&quot;Feb &quot; &amp; [.B776]" office:value-type="string" office:string-value="Feb 2010">
            <text:p>Feb 2010</text:p>
          </table:table-cell>
          <table:table-cell table:formula="of:=DAY([.H776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2-13">
            <text:p>02/13/10</text:p>
          </table:table-cell>
        </table:table-row>
        <table:table-row table:style-name="ro1">
          <table:table-cell table:formula="of:=YEAR([.H777])&amp;RIGHT(&quot;0&quot;&amp;MONTH([.H777]);2)&amp;RIGHT(&quot;0&quot;&amp;DAY([.H777]);2)" office:value-type="string" office:string-value="20100214">
            <text:p>20100214</text:p>
          </table:table-cell>
          <table:table-cell table:formula="of:=YEAR([.H777])" office:value-type="float" office:value="2010">
            <text:p>2010</text:p>
          </table:table-cell>
          <table:table-cell table:formula="of:=ROUNDUP(MONTH([.H777])/3)" office:value-type="float" office:value="1">
            <text:p>1</text:p>
          </table:table-cell>
          <table:table-cell table:formula="of:=MONTH([.H777])" office:value-type="float" office:value="2">
            <text:p>2</text:p>
          </table:table-cell>
          <table:table-cell table:formula="of:=&quot;Feb &quot; &amp; [.B777]" office:value-type="string" office:string-value="Feb 2010">
            <text:p>Feb 2010</text:p>
          </table:table-cell>
          <table:table-cell table:formula="of:=DAY([.H777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2-14">
            <text:p>02/14/10</text:p>
          </table:table-cell>
        </table:table-row>
        <table:table-row table:style-name="ro1">
          <table:table-cell table:formula="of:=YEAR([.H778])&amp;RIGHT(&quot;0&quot;&amp;MONTH([.H778]);2)&amp;RIGHT(&quot;0&quot;&amp;DAY([.H778]);2)" office:value-type="string" office:string-value="20100215">
            <text:p>20100215</text:p>
          </table:table-cell>
          <table:table-cell table:formula="of:=YEAR([.H778])" office:value-type="float" office:value="2010">
            <text:p>2010</text:p>
          </table:table-cell>
          <table:table-cell table:formula="of:=ROUNDUP(MONTH([.H778])/3)" office:value-type="float" office:value="1">
            <text:p>1</text:p>
          </table:table-cell>
          <table:table-cell table:formula="of:=MONTH([.H778])" office:value-type="float" office:value="2">
            <text:p>2</text:p>
          </table:table-cell>
          <table:table-cell table:formula="of:=&quot;Feb &quot; &amp; [.B778]" office:value-type="string" office:string-value="Feb 2010">
            <text:p>Feb 2010</text:p>
          </table:table-cell>
          <table:table-cell table:formula="of:=DAY([.H778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2-15">
            <text:p>02/15/10</text:p>
          </table:table-cell>
        </table:table-row>
        <table:table-row table:style-name="ro1">
          <table:table-cell table:formula="of:=YEAR([.H779])&amp;RIGHT(&quot;0&quot;&amp;MONTH([.H779]);2)&amp;RIGHT(&quot;0&quot;&amp;DAY([.H779]);2)" office:value-type="string" office:string-value="20100216">
            <text:p>20100216</text:p>
          </table:table-cell>
          <table:table-cell table:formula="of:=YEAR([.H779])" office:value-type="float" office:value="2010">
            <text:p>2010</text:p>
          </table:table-cell>
          <table:table-cell table:formula="of:=ROUNDUP(MONTH([.H779])/3)" office:value-type="float" office:value="1">
            <text:p>1</text:p>
          </table:table-cell>
          <table:table-cell table:formula="of:=MONTH([.H779])" office:value-type="float" office:value="2">
            <text:p>2</text:p>
          </table:table-cell>
          <table:table-cell table:formula="of:=&quot;Feb &quot; &amp; [.B779]" office:value-type="string" office:string-value="Feb 2010">
            <text:p>Feb 2010</text:p>
          </table:table-cell>
          <table:table-cell table:formula="of:=DAY([.H779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2-16">
            <text:p>02/16/10</text:p>
          </table:table-cell>
        </table:table-row>
        <table:table-row table:style-name="ro1">
          <table:table-cell table:formula="of:=YEAR([.H780])&amp;RIGHT(&quot;0&quot;&amp;MONTH([.H780]);2)&amp;RIGHT(&quot;0&quot;&amp;DAY([.H780]);2)" office:value-type="string" office:string-value="20100217">
            <text:p>20100217</text:p>
          </table:table-cell>
          <table:table-cell table:formula="of:=YEAR([.H780])" office:value-type="float" office:value="2010">
            <text:p>2010</text:p>
          </table:table-cell>
          <table:table-cell table:formula="of:=ROUNDUP(MONTH([.H780])/3)" office:value-type="float" office:value="1">
            <text:p>1</text:p>
          </table:table-cell>
          <table:table-cell table:formula="of:=MONTH([.H780])" office:value-type="float" office:value="2">
            <text:p>2</text:p>
          </table:table-cell>
          <table:table-cell table:formula="of:=&quot;Feb &quot; &amp; [.B780]" office:value-type="string" office:string-value="Feb 2010">
            <text:p>Feb 2010</text:p>
          </table:table-cell>
          <table:table-cell table:formula="of:=DAY([.H780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2-17">
            <text:p>02/17/10</text:p>
          </table:table-cell>
        </table:table-row>
        <table:table-row table:style-name="ro1">
          <table:table-cell table:formula="of:=YEAR([.H781])&amp;RIGHT(&quot;0&quot;&amp;MONTH([.H781]);2)&amp;RIGHT(&quot;0&quot;&amp;DAY([.H781]);2)" office:value-type="string" office:string-value="20100218">
            <text:p>20100218</text:p>
          </table:table-cell>
          <table:table-cell table:formula="of:=YEAR([.H781])" office:value-type="float" office:value="2010">
            <text:p>2010</text:p>
          </table:table-cell>
          <table:table-cell table:formula="of:=ROUNDUP(MONTH([.H781])/3)" office:value-type="float" office:value="1">
            <text:p>1</text:p>
          </table:table-cell>
          <table:table-cell table:formula="of:=MONTH([.H781])" office:value-type="float" office:value="2">
            <text:p>2</text:p>
          </table:table-cell>
          <table:table-cell table:formula="of:=&quot;Feb &quot; &amp; [.B781]" office:value-type="string" office:string-value="Feb 2010">
            <text:p>Feb 2010</text:p>
          </table:table-cell>
          <table:table-cell table:formula="of:=DAY([.H781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2-18">
            <text:p>02/18/10</text:p>
          </table:table-cell>
        </table:table-row>
        <table:table-row table:style-name="ro1">
          <table:table-cell table:formula="of:=YEAR([.H782])&amp;RIGHT(&quot;0&quot;&amp;MONTH([.H782]);2)&amp;RIGHT(&quot;0&quot;&amp;DAY([.H782]);2)" office:value-type="string" office:string-value="20100219">
            <text:p>20100219</text:p>
          </table:table-cell>
          <table:table-cell table:formula="of:=YEAR([.H782])" office:value-type="float" office:value="2010">
            <text:p>2010</text:p>
          </table:table-cell>
          <table:table-cell table:formula="of:=ROUNDUP(MONTH([.H782])/3)" office:value-type="float" office:value="1">
            <text:p>1</text:p>
          </table:table-cell>
          <table:table-cell table:formula="of:=MONTH([.H782])" office:value-type="float" office:value="2">
            <text:p>2</text:p>
          </table:table-cell>
          <table:table-cell table:formula="of:=&quot;Feb &quot; &amp; [.B782]" office:value-type="string" office:string-value="Feb 2010">
            <text:p>Feb 2010</text:p>
          </table:table-cell>
          <table:table-cell table:formula="of:=DAY([.H782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2-19">
            <text:p>02/19/10</text:p>
          </table:table-cell>
        </table:table-row>
        <table:table-row table:style-name="ro1">
          <table:table-cell table:formula="of:=YEAR([.H783])&amp;RIGHT(&quot;0&quot;&amp;MONTH([.H783]);2)&amp;RIGHT(&quot;0&quot;&amp;DAY([.H783]);2)" office:value-type="string" office:string-value="20100220">
            <text:p>20100220</text:p>
          </table:table-cell>
          <table:table-cell table:formula="of:=YEAR([.H783])" office:value-type="float" office:value="2010">
            <text:p>2010</text:p>
          </table:table-cell>
          <table:table-cell table:formula="of:=ROUNDUP(MONTH([.H783])/3)" office:value-type="float" office:value="1">
            <text:p>1</text:p>
          </table:table-cell>
          <table:table-cell table:formula="of:=MONTH([.H783])" office:value-type="float" office:value="2">
            <text:p>2</text:p>
          </table:table-cell>
          <table:table-cell table:formula="of:=&quot;Feb &quot; &amp; [.B783]" office:value-type="string" office:string-value="Feb 2010">
            <text:p>Feb 2010</text:p>
          </table:table-cell>
          <table:table-cell table:formula="of:=DAY([.H783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2-20">
            <text:p>02/20/10</text:p>
          </table:table-cell>
        </table:table-row>
        <table:table-row table:style-name="ro1">
          <table:table-cell table:formula="of:=YEAR([.H784])&amp;RIGHT(&quot;0&quot;&amp;MONTH([.H784]);2)&amp;RIGHT(&quot;0&quot;&amp;DAY([.H784]);2)" office:value-type="string" office:string-value="20100221">
            <text:p>20100221</text:p>
          </table:table-cell>
          <table:table-cell table:formula="of:=YEAR([.H784])" office:value-type="float" office:value="2010">
            <text:p>2010</text:p>
          </table:table-cell>
          <table:table-cell table:formula="of:=ROUNDUP(MONTH([.H784])/3)" office:value-type="float" office:value="1">
            <text:p>1</text:p>
          </table:table-cell>
          <table:table-cell table:formula="of:=MONTH([.H784])" office:value-type="float" office:value="2">
            <text:p>2</text:p>
          </table:table-cell>
          <table:table-cell table:formula="of:=&quot;Feb &quot; &amp; [.B784]" office:value-type="string" office:string-value="Feb 2010">
            <text:p>Feb 2010</text:p>
          </table:table-cell>
          <table:table-cell table:formula="of:=DAY([.H784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2-21">
            <text:p>02/21/10</text:p>
          </table:table-cell>
        </table:table-row>
        <table:table-row table:style-name="ro1">
          <table:table-cell table:formula="of:=YEAR([.H785])&amp;RIGHT(&quot;0&quot;&amp;MONTH([.H785]);2)&amp;RIGHT(&quot;0&quot;&amp;DAY([.H785]);2)" office:value-type="string" office:string-value="20100222">
            <text:p>20100222</text:p>
          </table:table-cell>
          <table:table-cell table:formula="of:=YEAR([.H785])" office:value-type="float" office:value="2010">
            <text:p>2010</text:p>
          </table:table-cell>
          <table:table-cell table:formula="of:=ROUNDUP(MONTH([.H785])/3)" office:value-type="float" office:value="1">
            <text:p>1</text:p>
          </table:table-cell>
          <table:table-cell table:formula="of:=MONTH([.H785])" office:value-type="float" office:value="2">
            <text:p>2</text:p>
          </table:table-cell>
          <table:table-cell table:formula="of:=&quot;Feb &quot; &amp; [.B785]" office:value-type="string" office:string-value="Feb 2010">
            <text:p>Feb 2010</text:p>
          </table:table-cell>
          <table:table-cell table:formula="of:=DAY([.H785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2-22">
            <text:p>02/22/10</text:p>
          </table:table-cell>
        </table:table-row>
        <table:table-row table:style-name="ro1">
          <table:table-cell table:formula="of:=YEAR([.H786])&amp;RIGHT(&quot;0&quot;&amp;MONTH([.H786]);2)&amp;RIGHT(&quot;0&quot;&amp;DAY([.H786]);2)" office:value-type="string" office:string-value="20100223">
            <text:p>20100223</text:p>
          </table:table-cell>
          <table:table-cell table:formula="of:=YEAR([.H786])" office:value-type="float" office:value="2010">
            <text:p>2010</text:p>
          </table:table-cell>
          <table:table-cell table:formula="of:=ROUNDUP(MONTH([.H786])/3)" office:value-type="float" office:value="1">
            <text:p>1</text:p>
          </table:table-cell>
          <table:table-cell table:formula="of:=MONTH([.H786])" office:value-type="float" office:value="2">
            <text:p>2</text:p>
          </table:table-cell>
          <table:table-cell table:formula="of:=&quot;Feb &quot; &amp; [.B786]" office:value-type="string" office:string-value="Feb 2010">
            <text:p>Feb 2010</text:p>
          </table:table-cell>
          <table:table-cell table:formula="of:=DAY([.H786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2-23">
            <text:p>02/23/10</text:p>
          </table:table-cell>
        </table:table-row>
        <table:table-row table:style-name="ro1">
          <table:table-cell table:formula="of:=YEAR([.H787])&amp;RIGHT(&quot;0&quot;&amp;MONTH([.H787]);2)&amp;RIGHT(&quot;0&quot;&amp;DAY([.H787]);2)" office:value-type="string" office:string-value="20100224">
            <text:p>20100224</text:p>
          </table:table-cell>
          <table:table-cell table:formula="of:=YEAR([.H787])" office:value-type="float" office:value="2010">
            <text:p>2010</text:p>
          </table:table-cell>
          <table:table-cell table:formula="of:=ROUNDUP(MONTH([.H787])/3)" office:value-type="float" office:value="1">
            <text:p>1</text:p>
          </table:table-cell>
          <table:table-cell table:formula="of:=MONTH([.H787])" office:value-type="float" office:value="2">
            <text:p>2</text:p>
          </table:table-cell>
          <table:table-cell table:formula="of:=&quot;Feb &quot; &amp; [.B787]" office:value-type="string" office:string-value="Feb 2010">
            <text:p>Feb 2010</text:p>
          </table:table-cell>
          <table:table-cell table:formula="of:=DAY([.H787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2-24">
            <text:p>02/24/10</text:p>
          </table:table-cell>
        </table:table-row>
        <table:table-row table:style-name="ro1">
          <table:table-cell table:formula="of:=YEAR([.H788])&amp;RIGHT(&quot;0&quot;&amp;MONTH([.H788]);2)&amp;RIGHT(&quot;0&quot;&amp;DAY([.H788]);2)" office:value-type="string" office:string-value="20100225">
            <text:p>20100225</text:p>
          </table:table-cell>
          <table:table-cell table:formula="of:=YEAR([.H788])" office:value-type="float" office:value="2010">
            <text:p>2010</text:p>
          </table:table-cell>
          <table:table-cell table:formula="of:=ROUNDUP(MONTH([.H788])/3)" office:value-type="float" office:value="1">
            <text:p>1</text:p>
          </table:table-cell>
          <table:table-cell table:formula="of:=MONTH([.H788])" office:value-type="float" office:value="2">
            <text:p>2</text:p>
          </table:table-cell>
          <table:table-cell table:formula="of:=&quot;Feb &quot; &amp; [.B788]" office:value-type="string" office:string-value="Feb 2010">
            <text:p>Feb 2010</text:p>
          </table:table-cell>
          <table:table-cell table:formula="of:=DAY([.H788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2-25">
            <text:p>02/25/10</text:p>
          </table:table-cell>
        </table:table-row>
        <table:table-row table:style-name="ro1">
          <table:table-cell table:formula="of:=YEAR([.H789])&amp;RIGHT(&quot;0&quot;&amp;MONTH([.H789]);2)&amp;RIGHT(&quot;0&quot;&amp;DAY([.H789]);2)" office:value-type="string" office:string-value="20100226">
            <text:p>20100226</text:p>
          </table:table-cell>
          <table:table-cell table:formula="of:=YEAR([.H789])" office:value-type="float" office:value="2010">
            <text:p>2010</text:p>
          </table:table-cell>
          <table:table-cell table:formula="of:=ROUNDUP(MONTH([.H789])/3)" office:value-type="float" office:value="1">
            <text:p>1</text:p>
          </table:table-cell>
          <table:table-cell table:formula="of:=MONTH([.H789])" office:value-type="float" office:value="2">
            <text:p>2</text:p>
          </table:table-cell>
          <table:table-cell table:formula="of:=&quot;Feb &quot; &amp; [.B789]" office:value-type="string" office:string-value="Feb 2010">
            <text:p>Feb 2010</text:p>
          </table:table-cell>
          <table:table-cell table:formula="of:=DAY([.H789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2-26">
            <text:p>02/26/10</text:p>
          </table:table-cell>
        </table:table-row>
        <table:table-row table:style-name="ro1">
          <table:table-cell table:formula="of:=YEAR([.H790])&amp;RIGHT(&quot;0&quot;&amp;MONTH([.H790]);2)&amp;RIGHT(&quot;0&quot;&amp;DAY([.H790]);2)" office:value-type="string" office:string-value="20100227">
            <text:p>20100227</text:p>
          </table:table-cell>
          <table:table-cell table:formula="of:=YEAR([.H790])" office:value-type="float" office:value="2010">
            <text:p>2010</text:p>
          </table:table-cell>
          <table:table-cell table:formula="of:=ROUNDUP(MONTH([.H790])/3)" office:value-type="float" office:value="1">
            <text:p>1</text:p>
          </table:table-cell>
          <table:table-cell table:formula="of:=MONTH([.H790])" office:value-type="float" office:value="2">
            <text:p>2</text:p>
          </table:table-cell>
          <table:table-cell table:formula="of:=&quot;Feb &quot; &amp; [.B790]" office:value-type="string" office:string-value="Feb 2010">
            <text:p>Feb 2010</text:p>
          </table:table-cell>
          <table:table-cell table:formula="of:=DAY([.H790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2-27">
            <text:p>02/27/10</text:p>
          </table:table-cell>
        </table:table-row>
        <table:table-row table:style-name="ro1">
          <table:table-cell table:formula="of:=YEAR([.H791])&amp;RIGHT(&quot;0&quot;&amp;MONTH([.H791]);2)&amp;RIGHT(&quot;0&quot;&amp;DAY([.H791]);2)" office:value-type="string" office:string-value="20100228">
            <text:p>20100228</text:p>
          </table:table-cell>
          <table:table-cell table:formula="of:=YEAR([.H791])" office:value-type="float" office:value="2010">
            <text:p>2010</text:p>
          </table:table-cell>
          <table:table-cell table:formula="of:=ROUNDUP(MONTH([.H791])/3)" office:value-type="float" office:value="1">
            <text:p>1</text:p>
          </table:table-cell>
          <table:table-cell table:formula="of:=MONTH([.H791])" office:value-type="float" office:value="2">
            <text:p>2</text:p>
          </table:table-cell>
          <table:table-cell table:formula="of:=&quot;Feb &quot; &amp; [.B791]" office:value-type="string" office:string-value="Feb 2010">
            <text:p>Feb 2010</text:p>
          </table:table-cell>
          <table:table-cell table:formula="of:=DAY([.H791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2-28">
            <text:p>02/28/10</text:p>
          </table:table-cell>
        </table:table-row>
        <table:table-row table:style-name="ro1">
          <table:table-cell table:formula="of:=YEAR([.H792])&amp;RIGHT(&quot;0&quot;&amp;MONTH([.H792]);2)&amp;RIGHT(&quot;0&quot;&amp;DAY([.H792]);2)" office:value-type="string" office:string-value="20100301">
            <text:p>20100301</text:p>
          </table:table-cell>
          <table:table-cell table:formula="of:=YEAR([.H792])" office:value-type="float" office:value="2010">
            <text:p>2010</text:p>
          </table:table-cell>
          <table:table-cell table:formula="of:=ROUNDUP(MONTH([.H792])/3)" office:value-type="float" office:value="1">
            <text:p>1</text:p>
          </table:table-cell>
          <table:table-cell table:formula="of:=MONTH([.H792])" office:value-type="float" office:value="3">
            <text:p>3</text:p>
          </table:table-cell>
          <table:table-cell table:formula="of:=&quot;Mar &quot; &amp; [.B792]" office:value-type="string" office:string-value="Mar 2010">
            <text:p>Mar 2010</text:p>
          </table:table-cell>
          <table:table-cell table:formula="of:=DAY([.H792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3-01">
            <text:p>03/01/10</text:p>
          </table:table-cell>
        </table:table-row>
        <table:table-row table:style-name="ro1">
          <table:table-cell table:formula="of:=YEAR([.H793])&amp;RIGHT(&quot;0&quot;&amp;MONTH([.H793]);2)&amp;RIGHT(&quot;0&quot;&amp;DAY([.H793]);2)" office:value-type="string" office:string-value="20100302">
            <text:p>20100302</text:p>
          </table:table-cell>
          <table:table-cell table:formula="of:=YEAR([.H793])" office:value-type="float" office:value="2010">
            <text:p>2010</text:p>
          </table:table-cell>
          <table:table-cell table:formula="of:=ROUNDUP(MONTH([.H793])/3)" office:value-type="float" office:value="1">
            <text:p>1</text:p>
          </table:table-cell>
          <table:table-cell table:formula="of:=MONTH([.H793])" office:value-type="float" office:value="3">
            <text:p>3</text:p>
          </table:table-cell>
          <table:table-cell table:formula="of:=&quot;Mar &quot; &amp; [.B793]" office:value-type="string" office:string-value="Mar 2010">
            <text:p>Mar 2010</text:p>
          </table:table-cell>
          <table:table-cell table:formula="of:=DAY([.H793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3-02">
            <text:p>03/02/10</text:p>
          </table:table-cell>
        </table:table-row>
        <table:table-row table:style-name="ro1">
          <table:table-cell table:formula="of:=YEAR([.H794])&amp;RIGHT(&quot;0&quot;&amp;MONTH([.H794]);2)&amp;RIGHT(&quot;0&quot;&amp;DAY([.H794]);2)" office:value-type="string" office:string-value="20100303">
            <text:p>20100303</text:p>
          </table:table-cell>
          <table:table-cell table:formula="of:=YEAR([.H794])" office:value-type="float" office:value="2010">
            <text:p>2010</text:p>
          </table:table-cell>
          <table:table-cell table:formula="of:=ROUNDUP(MONTH([.H794])/3)" office:value-type="float" office:value="1">
            <text:p>1</text:p>
          </table:table-cell>
          <table:table-cell table:formula="of:=MONTH([.H794])" office:value-type="float" office:value="3">
            <text:p>3</text:p>
          </table:table-cell>
          <table:table-cell table:formula="of:=&quot;Mar &quot; &amp; [.B794]" office:value-type="string" office:string-value="Mar 2010">
            <text:p>Mar 2010</text:p>
          </table:table-cell>
          <table:table-cell table:formula="of:=DAY([.H794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3-03">
            <text:p>03/03/10</text:p>
          </table:table-cell>
        </table:table-row>
        <table:table-row table:style-name="ro1">
          <table:table-cell table:formula="of:=YEAR([.H795])&amp;RIGHT(&quot;0&quot;&amp;MONTH([.H795]);2)&amp;RIGHT(&quot;0&quot;&amp;DAY([.H795]);2)" office:value-type="string" office:string-value="20100304">
            <text:p>20100304</text:p>
          </table:table-cell>
          <table:table-cell table:formula="of:=YEAR([.H795])" office:value-type="float" office:value="2010">
            <text:p>2010</text:p>
          </table:table-cell>
          <table:table-cell table:formula="of:=ROUNDUP(MONTH([.H795])/3)" office:value-type="float" office:value="1">
            <text:p>1</text:p>
          </table:table-cell>
          <table:table-cell table:formula="of:=MONTH([.H795])" office:value-type="float" office:value="3">
            <text:p>3</text:p>
          </table:table-cell>
          <table:table-cell table:formula="of:=&quot;Mar &quot; &amp; [.B795]" office:value-type="string" office:string-value="Mar 2010">
            <text:p>Mar 2010</text:p>
          </table:table-cell>
          <table:table-cell table:formula="of:=DAY([.H795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3-04">
            <text:p>03/04/10</text:p>
          </table:table-cell>
        </table:table-row>
        <table:table-row table:style-name="ro1">
          <table:table-cell table:formula="of:=YEAR([.H796])&amp;RIGHT(&quot;0&quot;&amp;MONTH([.H796]);2)&amp;RIGHT(&quot;0&quot;&amp;DAY([.H796]);2)" office:value-type="string" office:string-value="20100305">
            <text:p>20100305</text:p>
          </table:table-cell>
          <table:table-cell table:formula="of:=YEAR([.H796])" office:value-type="float" office:value="2010">
            <text:p>2010</text:p>
          </table:table-cell>
          <table:table-cell table:formula="of:=ROUNDUP(MONTH([.H796])/3)" office:value-type="float" office:value="1">
            <text:p>1</text:p>
          </table:table-cell>
          <table:table-cell table:formula="of:=MONTH([.H796])" office:value-type="float" office:value="3">
            <text:p>3</text:p>
          </table:table-cell>
          <table:table-cell table:formula="of:=&quot;Mar &quot; &amp; [.B796]" office:value-type="string" office:string-value="Mar 2010">
            <text:p>Mar 2010</text:p>
          </table:table-cell>
          <table:table-cell table:formula="of:=DAY([.H796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3-05">
            <text:p>03/05/10</text:p>
          </table:table-cell>
        </table:table-row>
        <table:table-row table:style-name="ro1">
          <table:table-cell table:formula="of:=YEAR([.H797])&amp;RIGHT(&quot;0&quot;&amp;MONTH([.H797]);2)&amp;RIGHT(&quot;0&quot;&amp;DAY([.H797]);2)" office:value-type="string" office:string-value="20100306">
            <text:p>20100306</text:p>
          </table:table-cell>
          <table:table-cell table:formula="of:=YEAR([.H797])" office:value-type="float" office:value="2010">
            <text:p>2010</text:p>
          </table:table-cell>
          <table:table-cell table:formula="of:=ROUNDUP(MONTH([.H797])/3)" office:value-type="float" office:value="1">
            <text:p>1</text:p>
          </table:table-cell>
          <table:table-cell table:formula="of:=MONTH([.H797])" office:value-type="float" office:value="3">
            <text:p>3</text:p>
          </table:table-cell>
          <table:table-cell table:formula="of:=&quot;Mar &quot; &amp; [.B797]" office:value-type="string" office:string-value="Mar 2010">
            <text:p>Mar 2010</text:p>
          </table:table-cell>
          <table:table-cell table:formula="of:=DAY([.H797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3-06">
            <text:p>03/06/10</text:p>
          </table:table-cell>
        </table:table-row>
        <table:table-row table:style-name="ro1">
          <table:table-cell table:formula="of:=YEAR([.H798])&amp;RIGHT(&quot;0&quot;&amp;MONTH([.H798]);2)&amp;RIGHT(&quot;0&quot;&amp;DAY([.H798]);2)" office:value-type="string" office:string-value="20100307">
            <text:p>20100307</text:p>
          </table:table-cell>
          <table:table-cell table:formula="of:=YEAR([.H798])" office:value-type="float" office:value="2010">
            <text:p>2010</text:p>
          </table:table-cell>
          <table:table-cell table:formula="of:=ROUNDUP(MONTH([.H798])/3)" office:value-type="float" office:value="1">
            <text:p>1</text:p>
          </table:table-cell>
          <table:table-cell table:formula="of:=MONTH([.H798])" office:value-type="float" office:value="3">
            <text:p>3</text:p>
          </table:table-cell>
          <table:table-cell table:formula="of:=&quot;Mar &quot; &amp; [.B798]" office:value-type="string" office:string-value="Mar 2010">
            <text:p>Mar 2010</text:p>
          </table:table-cell>
          <table:table-cell table:formula="of:=DAY([.H798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3-07">
            <text:p>03/07/10</text:p>
          </table:table-cell>
        </table:table-row>
        <table:table-row table:style-name="ro1">
          <table:table-cell table:formula="of:=YEAR([.H799])&amp;RIGHT(&quot;0&quot;&amp;MONTH([.H799]);2)&amp;RIGHT(&quot;0&quot;&amp;DAY([.H799]);2)" office:value-type="string" office:string-value="20100308">
            <text:p>20100308</text:p>
          </table:table-cell>
          <table:table-cell table:formula="of:=YEAR([.H799])" office:value-type="float" office:value="2010">
            <text:p>2010</text:p>
          </table:table-cell>
          <table:table-cell table:formula="of:=ROUNDUP(MONTH([.H799])/3)" office:value-type="float" office:value="1">
            <text:p>1</text:p>
          </table:table-cell>
          <table:table-cell table:formula="of:=MONTH([.H799])" office:value-type="float" office:value="3">
            <text:p>3</text:p>
          </table:table-cell>
          <table:table-cell table:formula="of:=&quot;Mar &quot; &amp; [.B799]" office:value-type="string" office:string-value="Mar 2010">
            <text:p>Mar 2010</text:p>
          </table:table-cell>
          <table:table-cell table:formula="of:=DAY([.H799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3-08">
            <text:p>03/08/10</text:p>
          </table:table-cell>
        </table:table-row>
        <table:table-row table:style-name="ro1">
          <table:table-cell table:formula="of:=YEAR([.H800])&amp;RIGHT(&quot;0&quot;&amp;MONTH([.H800]);2)&amp;RIGHT(&quot;0&quot;&amp;DAY([.H800]);2)" office:value-type="string" office:string-value="20100309">
            <text:p>20100309</text:p>
          </table:table-cell>
          <table:table-cell table:formula="of:=YEAR([.H800])" office:value-type="float" office:value="2010">
            <text:p>2010</text:p>
          </table:table-cell>
          <table:table-cell table:formula="of:=ROUNDUP(MONTH([.H800])/3)" office:value-type="float" office:value="1">
            <text:p>1</text:p>
          </table:table-cell>
          <table:table-cell table:formula="of:=MONTH([.H800])" office:value-type="float" office:value="3">
            <text:p>3</text:p>
          </table:table-cell>
          <table:table-cell table:formula="of:=&quot;Mar &quot; &amp; [.B800]" office:value-type="string" office:string-value="Mar 2010">
            <text:p>Mar 2010</text:p>
          </table:table-cell>
          <table:table-cell table:formula="of:=DAY([.H800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3-09">
            <text:p>03/09/10</text:p>
          </table:table-cell>
        </table:table-row>
        <table:table-row table:style-name="ro1">
          <table:table-cell table:formula="of:=YEAR([.H801])&amp;RIGHT(&quot;0&quot;&amp;MONTH([.H801]);2)&amp;RIGHT(&quot;0&quot;&amp;DAY([.H801]);2)" office:value-type="string" office:string-value="20100310">
            <text:p>20100310</text:p>
          </table:table-cell>
          <table:table-cell table:formula="of:=YEAR([.H801])" office:value-type="float" office:value="2010">
            <text:p>2010</text:p>
          </table:table-cell>
          <table:table-cell table:formula="of:=ROUNDUP(MONTH([.H801])/3)" office:value-type="float" office:value="1">
            <text:p>1</text:p>
          </table:table-cell>
          <table:table-cell table:formula="of:=MONTH([.H801])" office:value-type="float" office:value="3">
            <text:p>3</text:p>
          </table:table-cell>
          <table:table-cell table:formula="of:=&quot;Mar &quot; &amp; [.B801]" office:value-type="string" office:string-value="Mar 2010">
            <text:p>Mar 2010</text:p>
          </table:table-cell>
          <table:table-cell table:formula="of:=DAY([.H801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3-10">
            <text:p>03/10/10</text:p>
          </table:table-cell>
        </table:table-row>
        <table:table-row table:style-name="ro1">
          <table:table-cell table:formula="of:=YEAR([.H802])&amp;RIGHT(&quot;0&quot;&amp;MONTH([.H802]);2)&amp;RIGHT(&quot;0&quot;&amp;DAY([.H802]);2)" office:value-type="string" office:string-value="20100311">
            <text:p>20100311</text:p>
          </table:table-cell>
          <table:table-cell table:formula="of:=YEAR([.H802])" office:value-type="float" office:value="2010">
            <text:p>2010</text:p>
          </table:table-cell>
          <table:table-cell table:formula="of:=ROUNDUP(MONTH([.H802])/3)" office:value-type="float" office:value="1">
            <text:p>1</text:p>
          </table:table-cell>
          <table:table-cell table:formula="of:=MONTH([.H802])" office:value-type="float" office:value="3">
            <text:p>3</text:p>
          </table:table-cell>
          <table:table-cell table:formula="of:=&quot;Mar &quot; &amp; [.B802]" office:value-type="string" office:string-value="Mar 2010">
            <text:p>Mar 2010</text:p>
          </table:table-cell>
          <table:table-cell table:formula="of:=DAY([.H802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3-11">
            <text:p>03/11/10</text:p>
          </table:table-cell>
        </table:table-row>
        <table:table-row table:style-name="ro1">
          <table:table-cell table:formula="of:=YEAR([.H803])&amp;RIGHT(&quot;0&quot;&amp;MONTH([.H803]);2)&amp;RIGHT(&quot;0&quot;&amp;DAY([.H803]);2)" office:value-type="string" office:string-value="20100312">
            <text:p>20100312</text:p>
          </table:table-cell>
          <table:table-cell table:formula="of:=YEAR([.H803])" office:value-type="float" office:value="2010">
            <text:p>2010</text:p>
          </table:table-cell>
          <table:table-cell table:formula="of:=ROUNDUP(MONTH([.H803])/3)" office:value-type="float" office:value="1">
            <text:p>1</text:p>
          </table:table-cell>
          <table:table-cell table:formula="of:=MONTH([.H803])" office:value-type="float" office:value="3">
            <text:p>3</text:p>
          </table:table-cell>
          <table:table-cell table:formula="of:=&quot;Mar &quot; &amp; [.B803]" office:value-type="string" office:string-value="Mar 2010">
            <text:p>Mar 2010</text:p>
          </table:table-cell>
          <table:table-cell table:formula="of:=DAY([.H803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3-12">
            <text:p>03/12/10</text:p>
          </table:table-cell>
        </table:table-row>
        <table:table-row table:style-name="ro1">
          <table:table-cell table:formula="of:=YEAR([.H804])&amp;RIGHT(&quot;0&quot;&amp;MONTH([.H804]);2)&amp;RIGHT(&quot;0&quot;&amp;DAY([.H804]);2)" office:value-type="string" office:string-value="20100313">
            <text:p>20100313</text:p>
          </table:table-cell>
          <table:table-cell table:formula="of:=YEAR([.H804])" office:value-type="float" office:value="2010">
            <text:p>2010</text:p>
          </table:table-cell>
          <table:table-cell table:formula="of:=ROUNDUP(MONTH([.H804])/3)" office:value-type="float" office:value="1">
            <text:p>1</text:p>
          </table:table-cell>
          <table:table-cell table:formula="of:=MONTH([.H804])" office:value-type="float" office:value="3">
            <text:p>3</text:p>
          </table:table-cell>
          <table:table-cell table:formula="of:=&quot;Mar &quot; &amp; [.B804]" office:value-type="string" office:string-value="Mar 2010">
            <text:p>Mar 2010</text:p>
          </table:table-cell>
          <table:table-cell table:formula="of:=DAY([.H804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3-13">
            <text:p>03/13/10</text:p>
          </table:table-cell>
        </table:table-row>
        <table:table-row table:style-name="ro1">
          <table:table-cell table:formula="of:=YEAR([.H805])&amp;RIGHT(&quot;0&quot;&amp;MONTH([.H805]);2)&amp;RIGHT(&quot;0&quot;&amp;DAY([.H805]);2)" office:value-type="string" office:string-value="20100314">
            <text:p>20100314</text:p>
          </table:table-cell>
          <table:table-cell table:formula="of:=YEAR([.H805])" office:value-type="float" office:value="2010">
            <text:p>2010</text:p>
          </table:table-cell>
          <table:table-cell table:formula="of:=ROUNDUP(MONTH([.H805])/3)" office:value-type="float" office:value="1">
            <text:p>1</text:p>
          </table:table-cell>
          <table:table-cell table:formula="of:=MONTH([.H805])" office:value-type="float" office:value="3">
            <text:p>3</text:p>
          </table:table-cell>
          <table:table-cell table:formula="of:=&quot;Mar &quot; &amp; [.B805]" office:value-type="string" office:string-value="Mar 2010">
            <text:p>Mar 2010</text:p>
          </table:table-cell>
          <table:table-cell table:formula="of:=DAY([.H805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3-14">
            <text:p>03/14/10</text:p>
          </table:table-cell>
        </table:table-row>
        <table:table-row table:style-name="ro1">
          <table:table-cell table:formula="of:=YEAR([.H806])&amp;RIGHT(&quot;0&quot;&amp;MONTH([.H806]);2)&amp;RIGHT(&quot;0&quot;&amp;DAY([.H806]);2)" office:value-type="string" office:string-value="20100315">
            <text:p>20100315</text:p>
          </table:table-cell>
          <table:table-cell table:formula="of:=YEAR([.H806])" office:value-type="float" office:value="2010">
            <text:p>2010</text:p>
          </table:table-cell>
          <table:table-cell table:formula="of:=ROUNDUP(MONTH([.H806])/3)" office:value-type="float" office:value="1">
            <text:p>1</text:p>
          </table:table-cell>
          <table:table-cell table:formula="of:=MONTH([.H806])" office:value-type="float" office:value="3">
            <text:p>3</text:p>
          </table:table-cell>
          <table:table-cell table:formula="of:=&quot;Mar &quot; &amp; [.B806]" office:value-type="string" office:string-value="Mar 2010">
            <text:p>Mar 2010</text:p>
          </table:table-cell>
          <table:table-cell table:formula="of:=DAY([.H806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3-15">
            <text:p>03/15/10</text:p>
          </table:table-cell>
        </table:table-row>
        <table:table-row table:style-name="ro1">
          <table:table-cell table:formula="of:=YEAR([.H807])&amp;RIGHT(&quot;0&quot;&amp;MONTH([.H807]);2)&amp;RIGHT(&quot;0&quot;&amp;DAY([.H807]);2)" office:value-type="string" office:string-value="20100316">
            <text:p>20100316</text:p>
          </table:table-cell>
          <table:table-cell table:formula="of:=YEAR([.H807])" office:value-type="float" office:value="2010">
            <text:p>2010</text:p>
          </table:table-cell>
          <table:table-cell table:formula="of:=ROUNDUP(MONTH([.H807])/3)" office:value-type="float" office:value="1">
            <text:p>1</text:p>
          </table:table-cell>
          <table:table-cell table:formula="of:=MONTH([.H807])" office:value-type="float" office:value="3">
            <text:p>3</text:p>
          </table:table-cell>
          <table:table-cell table:formula="of:=&quot;Mar &quot; &amp; [.B807]" office:value-type="string" office:string-value="Mar 2010">
            <text:p>Mar 2010</text:p>
          </table:table-cell>
          <table:table-cell table:formula="of:=DAY([.H807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3-16">
            <text:p>03/16/10</text:p>
          </table:table-cell>
        </table:table-row>
        <table:table-row table:style-name="ro1">
          <table:table-cell table:formula="of:=YEAR([.H808])&amp;RIGHT(&quot;0&quot;&amp;MONTH([.H808]);2)&amp;RIGHT(&quot;0&quot;&amp;DAY([.H808]);2)" office:value-type="string" office:string-value="20100317">
            <text:p>20100317</text:p>
          </table:table-cell>
          <table:table-cell table:formula="of:=YEAR([.H808])" office:value-type="float" office:value="2010">
            <text:p>2010</text:p>
          </table:table-cell>
          <table:table-cell table:formula="of:=ROUNDUP(MONTH([.H808])/3)" office:value-type="float" office:value="1">
            <text:p>1</text:p>
          </table:table-cell>
          <table:table-cell table:formula="of:=MONTH([.H808])" office:value-type="float" office:value="3">
            <text:p>3</text:p>
          </table:table-cell>
          <table:table-cell table:formula="of:=&quot;Mar &quot; &amp; [.B808]" office:value-type="string" office:string-value="Mar 2010">
            <text:p>Mar 2010</text:p>
          </table:table-cell>
          <table:table-cell table:formula="of:=DAY([.H808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3-17">
            <text:p>03/17/10</text:p>
          </table:table-cell>
        </table:table-row>
        <table:table-row table:style-name="ro1">
          <table:table-cell table:formula="of:=YEAR([.H809])&amp;RIGHT(&quot;0&quot;&amp;MONTH([.H809]);2)&amp;RIGHT(&quot;0&quot;&amp;DAY([.H809]);2)" office:value-type="string" office:string-value="20100318">
            <text:p>20100318</text:p>
          </table:table-cell>
          <table:table-cell table:formula="of:=YEAR([.H809])" office:value-type="float" office:value="2010">
            <text:p>2010</text:p>
          </table:table-cell>
          <table:table-cell table:formula="of:=ROUNDUP(MONTH([.H809])/3)" office:value-type="float" office:value="1">
            <text:p>1</text:p>
          </table:table-cell>
          <table:table-cell table:formula="of:=MONTH([.H809])" office:value-type="float" office:value="3">
            <text:p>3</text:p>
          </table:table-cell>
          <table:table-cell table:formula="of:=&quot;Mar &quot; &amp; [.B809]" office:value-type="string" office:string-value="Mar 2010">
            <text:p>Mar 2010</text:p>
          </table:table-cell>
          <table:table-cell table:formula="of:=DAY([.H809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3-18">
            <text:p>03/18/10</text:p>
          </table:table-cell>
        </table:table-row>
        <table:table-row table:style-name="ro1">
          <table:table-cell table:formula="of:=YEAR([.H810])&amp;RIGHT(&quot;0&quot;&amp;MONTH([.H810]);2)&amp;RIGHT(&quot;0&quot;&amp;DAY([.H810]);2)" office:value-type="string" office:string-value="20100319">
            <text:p>20100319</text:p>
          </table:table-cell>
          <table:table-cell table:formula="of:=YEAR([.H810])" office:value-type="float" office:value="2010">
            <text:p>2010</text:p>
          </table:table-cell>
          <table:table-cell table:formula="of:=ROUNDUP(MONTH([.H810])/3)" office:value-type="float" office:value="1">
            <text:p>1</text:p>
          </table:table-cell>
          <table:table-cell table:formula="of:=MONTH([.H810])" office:value-type="float" office:value="3">
            <text:p>3</text:p>
          </table:table-cell>
          <table:table-cell table:formula="of:=&quot;Mar &quot; &amp; [.B810]" office:value-type="string" office:string-value="Mar 2010">
            <text:p>Mar 2010</text:p>
          </table:table-cell>
          <table:table-cell table:formula="of:=DAY([.H810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3-19">
            <text:p>03/19/10</text:p>
          </table:table-cell>
        </table:table-row>
        <table:table-row table:style-name="ro1">
          <table:table-cell table:formula="of:=YEAR([.H811])&amp;RIGHT(&quot;0&quot;&amp;MONTH([.H811]);2)&amp;RIGHT(&quot;0&quot;&amp;DAY([.H811]);2)" office:value-type="string" office:string-value="20100320">
            <text:p>20100320</text:p>
          </table:table-cell>
          <table:table-cell table:formula="of:=YEAR([.H811])" office:value-type="float" office:value="2010">
            <text:p>2010</text:p>
          </table:table-cell>
          <table:table-cell table:formula="of:=ROUNDUP(MONTH([.H811])/3)" office:value-type="float" office:value="1">
            <text:p>1</text:p>
          </table:table-cell>
          <table:table-cell table:formula="of:=MONTH([.H811])" office:value-type="float" office:value="3">
            <text:p>3</text:p>
          </table:table-cell>
          <table:table-cell table:formula="of:=&quot;Mar &quot; &amp; [.B811]" office:value-type="string" office:string-value="Mar 2010">
            <text:p>Mar 2010</text:p>
          </table:table-cell>
          <table:table-cell table:formula="of:=DAY([.H811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3-20">
            <text:p>03/20/10</text:p>
          </table:table-cell>
        </table:table-row>
        <table:table-row table:style-name="ro1">
          <table:table-cell table:formula="of:=YEAR([.H812])&amp;RIGHT(&quot;0&quot;&amp;MONTH([.H812]);2)&amp;RIGHT(&quot;0&quot;&amp;DAY([.H812]);2)" office:value-type="string" office:string-value="20100321">
            <text:p>20100321</text:p>
          </table:table-cell>
          <table:table-cell table:formula="of:=YEAR([.H812])" office:value-type="float" office:value="2010">
            <text:p>2010</text:p>
          </table:table-cell>
          <table:table-cell table:formula="of:=ROUNDUP(MONTH([.H812])/3)" office:value-type="float" office:value="1">
            <text:p>1</text:p>
          </table:table-cell>
          <table:table-cell table:formula="of:=MONTH([.H812])" office:value-type="float" office:value="3">
            <text:p>3</text:p>
          </table:table-cell>
          <table:table-cell table:formula="of:=&quot;Mar &quot; &amp; [.B812]" office:value-type="string" office:string-value="Mar 2010">
            <text:p>Mar 2010</text:p>
          </table:table-cell>
          <table:table-cell table:formula="of:=DAY([.H812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3-21">
            <text:p>03/21/10</text:p>
          </table:table-cell>
        </table:table-row>
        <table:table-row table:style-name="ro1">
          <table:table-cell table:formula="of:=YEAR([.H813])&amp;RIGHT(&quot;0&quot;&amp;MONTH([.H813]);2)&amp;RIGHT(&quot;0&quot;&amp;DAY([.H813]);2)" office:value-type="string" office:string-value="20100322">
            <text:p>20100322</text:p>
          </table:table-cell>
          <table:table-cell table:formula="of:=YEAR([.H813])" office:value-type="float" office:value="2010">
            <text:p>2010</text:p>
          </table:table-cell>
          <table:table-cell table:formula="of:=ROUNDUP(MONTH([.H813])/3)" office:value-type="float" office:value="1">
            <text:p>1</text:p>
          </table:table-cell>
          <table:table-cell table:formula="of:=MONTH([.H813])" office:value-type="float" office:value="3">
            <text:p>3</text:p>
          </table:table-cell>
          <table:table-cell table:formula="of:=&quot;Mar &quot; &amp; [.B813]" office:value-type="string" office:string-value="Mar 2010">
            <text:p>Mar 2010</text:p>
          </table:table-cell>
          <table:table-cell table:formula="of:=DAY([.H813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3-22">
            <text:p>03/22/10</text:p>
          </table:table-cell>
        </table:table-row>
        <table:table-row table:style-name="ro1">
          <table:table-cell table:formula="of:=YEAR([.H814])&amp;RIGHT(&quot;0&quot;&amp;MONTH([.H814]);2)&amp;RIGHT(&quot;0&quot;&amp;DAY([.H814]);2)" office:value-type="string" office:string-value="20100323">
            <text:p>20100323</text:p>
          </table:table-cell>
          <table:table-cell table:formula="of:=YEAR([.H814])" office:value-type="float" office:value="2010">
            <text:p>2010</text:p>
          </table:table-cell>
          <table:table-cell table:formula="of:=ROUNDUP(MONTH([.H814])/3)" office:value-type="float" office:value="1">
            <text:p>1</text:p>
          </table:table-cell>
          <table:table-cell table:formula="of:=MONTH([.H814])" office:value-type="float" office:value="3">
            <text:p>3</text:p>
          </table:table-cell>
          <table:table-cell table:formula="of:=&quot;Mar &quot; &amp; [.B814]" office:value-type="string" office:string-value="Mar 2010">
            <text:p>Mar 2010</text:p>
          </table:table-cell>
          <table:table-cell table:formula="of:=DAY([.H814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3-23">
            <text:p>03/23/10</text:p>
          </table:table-cell>
        </table:table-row>
        <table:table-row table:style-name="ro1">
          <table:table-cell table:formula="of:=YEAR([.H815])&amp;RIGHT(&quot;0&quot;&amp;MONTH([.H815]);2)&amp;RIGHT(&quot;0&quot;&amp;DAY([.H815]);2)" office:value-type="string" office:string-value="20100324">
            <text:p>20100324</text:p>
          </table:table-cell>
          <table:table-cell table:formula="of:=YEAR([.H815])" office:value-type="float" office:value="2010">
            <text:p>2010</text:p>
          </table:table-cell>
          <table:table-cell table:formula="of:=ROUNDUP(MONTH([.H815])/3)" office:value-type="float" office:value="1">
            <text:p>1</text:p>
          </table:table-cell>
          <table:table-cell table:formula="of:=MONTH([.H815])" office:value-type="float" office:value="3">
            <text:p>3</text:p>
          </table:table-cell>
          <table:table-cell table:formula="of:=&quot;Mar &quot; &amp; [.B815]" office:value-type="string" office:string-value="Mar 2010">
            <text:p>Mar 2010</text:p>
          </table:table-cell>
          <table:table-cell table:formula="of:=DAY([.H815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3-24">
            <text:p>03/24/10</text:p>
          </table:table-cell>
        </table:table-row>
        <table:table-row table:style-name="ro1">
          <table:table-cell table:formula="of:=YEAR([.H816])&amp;RIGHT(&quot;0&quot;&amp;MONTH([.H816]);2)&amp;RIGHT(&quot;0&quot;&amp;DAY([.H816]);2)" office:value-type="string" office:string-value="20100325">
            <text:p>20100325</text:p>
          </table:table-cell>
          <table:table-cell table:formula="of:=YEAR([.H816])" office:value-type="float" office:value="2010">
            <text:p>2010</text:p>
          </table:table-cell>
          <table:table-cell table:formula="of:=ROUNDUP(MONTH([.H816])/3)" office:value-type="float" office:value="1">
            <text:p>1</text:p>
          </table:table-cell>
          <table:table-cell table:formula="of:=MONTH([.H816])" office:value-type="float" office:value="3">
            <text:p>3</text:p>
          </table:table-cell>
          <table:table-cell table:formula="of:=&quot;Mar &quot; &amp; [.B816]" office:value-type="string" office:string-value="Mar 2010">
            <text:p>Mar 2010</text:p>
          </table:table-cell>
          <table:table-cell table:formula="of:=DAY([.H816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3-25">
            <text:p>03/25/10</text:p>
          </table:table-cell>
        </table:table-row>
        <table:table-row table:style-name="ro1">
          <table:table-cell table:formula="of:=YEAR([.H817])&amp;RIGHT(&quot;0&quot;&amp;MONTH([.H817]);2)&amp;RIGHT(&quot;0&quot;&amp;DAY([.H817]);2)" office:value-type="string" office:string-value="20100326">
            <text:p>20100326</text:p>
          </table:table-cell>
          <table:table-cell table:formula="of:=YEAR([.H817])" office:value-type="float" office:value="2010">
            <text:p>2010</text:p>
          </table:table-cell>
          <table:table-cell table:formula="of:=ROUNDUP(MONTH([.H817])/3)" office:value-type="float" office:value="1">
            <text:p>1</text:p>
          </table:table-cell>
          <table:table-cell table:formula="of:=MONTH([.H817])" office:value-type="float" office:value="3">
            <text:p>3</text:p>
          </table:table-cell>
          <table:table-cell table:formula="of:=&quot;Mar &quot; &amp; [.B817]" office:value-type="string" office:string-value="Mar 2010">
            <text:p>Mar 2010</text:p>
          </table:table-cell>
          <table:table-cell table:formula="of:=DAY([.H817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3-26">
            <text:p>03/26/10</text:p>
          </table:table-cell>
        </table:table-row>
        <table:table-row table:style-name="ro1">
          <table:table-cell table:formula="of:=YEAR([.H818])&amp;RIGHT(&quot;0&quot;&amp;MONTH([.H818]);2)&amp;RIGHT(&quot;0&quot;&amp;DAY([.H818]);2)" office:value-type="string" office:string-value="20100327">
            <text:p>20100327</text:p>
          </table:table-cell>
          <table:table-cell table:formula="of:=YEAR([.H818])" office:value-type="float" office:value="2010">
            <text:p>2010</text:p>
          </table:table-cell>
          <table:table-cell table:formula="of:=ROUNDUP(MONTH([.H818])/3)" office:value-type="float" office:value="1">
            <text:p>1</text:p>
          </table:table-cell>
          <table:table-cell table:formula="of:=MONTH([.H818])" office:value-type="float" office:value="3">
            <text:p>3</text:p>
          </table:table-cell>
          <table:table-cell table:formula="of:=&quot;Mar &quot; &amp; [.B818]" office:value-type="string" office:string-value="Mar 2010">
            <text:p>Mar 2010</text:p>
          </table:table-cell>
          <table:table-cell table:formula="of:=DAY([.H818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3-27">
            <text:p>03/27/10</text:p>
          </table:table-cell>
        </table:table-row>
        <table:table-row table:style-name="ro1">
          <table:table-cell table:formula="of:=YEAR([.H819])&amp;RIGHT(&quot;0&quot;&amp;MONTH([.H819]);2)&amp;RIGHT(&quot;0&quot;&amp;DAY([.H819]);2)" office:value-type="string" office:string-value="20100328">
            <text:p>20100328</text:p>
          </table:table-cell>
          <table:table-cell table:formula="of:=YEAR([.H819])" office:value-type="float" office:value="2010">
            <text:p>2010</text:p>
          </table:table-cell>
          <table:table-cell table:formula="of:=ROUNDUP(MONTH([.H819])/3)" office:value-type="float" office:value="1">
            <text:p>1</text:p>
          </table:table-cell>
          <table:table-cell table:formula="of:=MONTH([.H819])" office:value-type="float" office:value="3">
            <text:p>3</text:p>
          </table:table-cell>
          <table:table-cell table:formula="of:=&quot;Mar &quot; &amp; [.B819]" office:value-type="string" office:string-value="Mar 2010">
            <text:p>Mar 2010</text:p>
          </table:table-cell>
          <table:table-cell table:formula="of:=DAY([.H819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3-28">
            <text:p>03/28/10</text:p>
          </table:table-cell>
        </table:table-row>
        <table:table-row table:style-name="ro1">
          <table:table-cell table:formula="of:=YEAR([.H820])&amp;RIGHT(&quot;0&quot;&amp;MONTH([.H820]);2)&amp;RIGHT(&quot;0&quot;&amp;DAY([.H820]);2)" office:value-type="string" office:string-value="20100329">
            <text:p>20100329</text:p>
          </table:table-cell>
          <table:table-cell table:formula="of:=YEAR([.H820])" office:value-type="float" office:value="2010">
            <text:p>2010</text:p>
          </table:table-cell>
          <table:table-cell table:formula="of:=ROUNDUP(MONTH([.H820])/3)" office:value-type="float" office:value="1">
            <text:p>1</text:p>
          </table:table-cell>
          <table:table-cell table:formula="of:=MONTH([.H820])" office:value-type="float" office:value="3">
            <text:p>3</text:p>
          </table:table-cell>
          <table:table-cell table:formula="of:=&quot;Mar &quot; &amp; [.B820]" office:value-type="string" office:string-value="Mar 2010">
            <text:p>Mar 2010</text:p>
          </table:table-cell>
          <table:table-cell table:formula="of:=DAY([.H820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03-29">
            <text:p>03/29/10</text:p>
          </table:table-cell>
        </table:table-row>
        <table:table-row table:style-name="ro1">
          <table:table-cell table:formula="of:=YEAR([.H821])&amp;RIGHT(&quot;0&quot;&amp;MONTH([.H821]);2)&amp;RIGHT(&quot;0&quot;&amp;DAY([.H821]);2)" office:value-type="string" office:string-value="20100330">
            <text:p>20100330</text:p>
          </table:table-cell>
          <table:table-cell table:formula="of:=YEAR([.H821])" office:value-type="float" office:value="2010">
            <text:p>2010</text:p>
          </table:table-cell>
          <table:table-cell table:formula="of:=ROUNDUP(MONTH([.H821])/3)" office:value-type="float" office:value="1">
            <text:p>1</text:p>
          </table:table-cell>
          <table:table-cell table:formula="of:=MONTH([.H821])" office:value-type="float" office:value="3">
            <text:p>3</text:p>
          </table:table-cell>
          <table:table-cell table:formula="of:=&quot;Mar &quot; &amp; [.B821]" office:value-type="string" office:string-value="Mar 2010">
            <text:p>Mar 2010</text:p>
          </table:table-cell>
          <table:table-cell table:formula="of:=DAY([.H821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03-30">
            <text:p>03/30/10</text:p>
          </table:table-cell>
        </table:table-row>
        <table:table-row table:style-name="ro1">
          <table:table-cell table:formula="of:=YEAR([.H822])&amp;RIGHT(&quot;0&quot;&amp;MONTH([.H822]);2)&amp;RIGHT(&quot;0&quot;&amp;DAY([.H822]);2)" office:value-type="string" office:string-value="20100331">
            <text:p>20100331</text:p>
          </table:table-cell>
          <table:table-cell table:formula="of:=YEAR([.H822])" office:value-type="float" office:value="2010">
            <text:p>2010</text:p>
          </table:table-cell>
          <table:table-cell table:formula="of:=ROUNDUP(MONTH([.H822])/3)" office:value-type="float" office:value="1">
            <text:p>1</text:p>
          </table:table-cell>
          <table:table-cell table:formula="of:=MONTH([.H822])" office:value-type="float" office:value="3">
            <text:p>3</text:p>
          </table:table-cell>
          <table:table-cell table:formula="of:=&quot;Mar &quot; &amp; [.B822]" office:value-type="string" office:string-value="Mar 2010">
            <text:p>Mar 2010</text:p>
          </table:table-cell>
          <table:table-cell table:formula="of:=DAY([.H822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0-03-31">
            <text:p>03/31/10</text:p>
          </table:table-cell>
        </table:table-row>
        <table:table-row table:style-name="ro1">
          <table:table-cell table:formula="of:=YEAR([.H823])&amp;RIGHT(&quot;0&quot;&amp;MONTH([.H823]);2)&amp;RIGHT(&quot;0&quot;&amp;DAY([.H823]);2)" office:value-type="string" office:string-value="20100401">
            <text:p>20100401</text:p>
          </table:table-cell>
          <table:table-cell table:formula="of:=YEAR([.H823])" office:value-type="float" office:value="2010">
            <text:p>2010</text:p>
          </table:table-cell>
          <table:table-cell table:formula="of:=ROUNDUP(MONTH([.H823])/3)" office:value-type="float" office:value="2">
            <text:p>2</text:p>
          </table:table-cell>
          <table:table-cell table:formula="of:=MONTH([.H823])" office:value-type="float" office:value="4">
            <text:p>4</text:p>
          </table:table-cell>
          <table:table-cell table:formula="of:=&quot;Abr &quot; &amp; [.B823]" office:value-type="string" office:string-value="Abr 2010">
            <text:p>Abr 2010</text:p>
          </table:table-cell>
          <table:table-cell table:formula="of:=DAY([.H823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4-01">
            <text:p>04/01/10</text:p>
          </table:table-cell>
        </table:table-row>
        <table:table-row table:style-name="ro1">
          <table:table-cell table:formula="of:=YEAR([.H824])&amp;RIGHT(&quot;0&quot;&amp;MONTH([.H824]);2)&amp;RIGHT(&quot;0&quot;&amp;DAY([.H824]);2)" office:value-type="string" office:string-value="20100402">
            <text:p>20100402</text:p>
          </table:table-cell>
          <table:table-cell table:formula="of:=YEAR([.H824])" office:value-type="float" office:value="2010">
            <text:p>2010</text:p>
          </table:table-cell>
          <table:table-cell table:formula="of:=ROUNDUP(MONTH([.H824])/3)" office:value-type="float" office:value="2">
            <text:p>2</text:p>
          </table:table-cell>
          <table:table-cell table:formula="of:=MONTH([.H824])" office:value-type="float" office:value="4">
            <text:p>4</text:p>
          </table:table-cell>
          <table:table-cell table:formula="of:=&quot;Abr &quot; &amp; [.B824]" office:value-type="string" office:string-value="Abr 2010">
            <text:p>Abr 2010</text:p>
          </table:table-cell>
          <table:table-cell table:formula="of:=DAY([.H824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4-02">
            <text:p>04/02/10</text:p>
          </table:table-cell>
        </table:table-row>
        <table:table-row table:style-name="ro1">
          <table:table-cell table:formula="of:=YEAR([.H825])&amp;RIGHT(&quot;0&quot;&amp;MONTH([.H825]);2)&amp;RIGHT(&quot;0&quot;&amp;DAY([.H825]);2)" office:value-type="string" office:string-value="20100403">
            <text:p>20100403</text:p>
          </table:table-cell>
          <table:table-cell table:formula="of:=YEAR([.H825])" office:value-type="float" office:value="2010">
            <text:p>2010</text:p>
          </table:table-cell>
          <table:table-cell table:formula="of:=ROUNDUP(MONTH([.H825])/3)" office:value-type="float" office:value="2">
            <text:p>2</text:p>
          </table:table-cell>
          <table:table-cell table:formula="of:=MONTH([.H825])" office:value-type="float" office:value="4">
            <text:p>4</text:p>
          </table:table-cell>
          <table:table-cell table:formula="of:=&quot;Abr &quot; &amp; [.B825]" office:value-type="string" office:string-value="Abr 2010">
            <text:p>Abr 2010</text:p>
          </table:table-cell>
          <table:table-cell table:formula="of:=DAY([.H825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4-03">
            <text:p>04/03/10</text:p>
          </table:table-cell>
        </table:table-row>
        <table:table-row table:style-name="ro1">
          <table:table-cell table:formula="of:=YEAR([.H826])&amp;RIGHT(&quot;0&quot;&amp;MONTH([.H826]);2)&amp;RIGHT(&quot;0&quot;&amp;DAY([.H826]);2)" office:value-type="string" office:string-value="20100404">
            <text:p>20100404</text:p>
          </table:table-cell>
          <table:table-cell table:formula="of:=YEAR([.H826])" office:value-type="float" office:value="2010">
            <text:p>2010</text:p>
          </table:table-cell>
          <table:table-cell table:formula="of:=ROUNDUP(MONTH([.H826])/3)" office:value-type="float" office:value="2">
            <text:p>2</text:p>
          </table:table-cell>
          <table:table-cell table:formula="of:=MONTH([.H826])" office:value-type="float" office:value="4">
            <text:p>4</text:p>
          </table:table-cell>
          <table:table-cell table:formula="of:=&quot;Abr &quot; &amp; [.B826]" office:value-type="string" office:string-value="Abr 2010">
            <text:p>Abr 2010</text:p>
          </table:table-cell>
          <table:table-cell table:formula="of:=DAY([.H826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4-04">
            <text:p>04/04/10</text:p>
          </table:table-cell>
        </table:table-row>
        <table:table-row table:style-name="ro1">
          <table:table-cell table:formula="of:=YEAR([.H827])&amp;RIGHT(&quot;0&quot;&amp;MONTH([.H827]);2)&amp;RIGHT(&quot;0&quot;&amp;DAY([.H827]);2)" office:value-type="string" office:string-value="20100405">
            <text:p>20100405</text:p>
          </table:table-cell>
          <table:table-cell table:formula="of:=YEAR([.H827])" office:value-type="float" office:value="2010">
            <text:p>2010</text:p>
          </table:table-cell>
          <table:table-cell table:formula="of:=ROUNDUP(MONTH([.H827])/3)" office:value-type="float" office:value="2">
            <text:p>2</text:p>
          </table:table-cell>
          <table:table-cell table:formula="of:=MONTH([.H827])" office:value-type="float" office:value="4">
            <text:p>4</text:p>
          </table:table-cell>
          <table:table-cell table:formula="of:=&quot;Abr &quot; &amp; [.B827]" office:value-type="string" office:string-value="Abr 2010">
            <text:p>Abr 2010</text:p>
          </table:table-cell>
          <table:table-cell table:formula="of:=DAY([.H827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4-05">
            <text:p>04/05/10</text:p>
          </table:table-cell>
        </table:table-row>
        <table:table-row table:style-name="ro1">
          <table:table-cell table:formula="of:=YEAR([.H828])&amp;RIGHT(&quot;0&quot;&amp;MONTH([.H828]);2)&amp;RIGHT(&quot;0&quot;&amp;DAY([.H828]);2)" office:value-type="string" office:string-value="20100406">
            <text:p>20100406</text:p>
          </table:table-cell>
          <table:table-cell table:formula="of:=YEAR([.H828])" office:value-type="float" office:value="2010">
            <text:p>2010</text:p>
          </table:table-cell>
          <table:table-cell table:formula="of:=ROUNDUP(MONTH([.H828])/3)" office:value-type="float" office:value="2">
            <text:p>2</text:p>
          </table:table-cell>
          <table:table-cell table:formula="of:=MONTH([.H828])" office:value-type="float" office:value="4">
            <text:p>4</text:p>
          </table:table-cell>
          <table:table-cell table:formula="of:=&quot;Abr &quot; &amp; [.B828]" office:value-type="string" office:string-value="Abr 2010">
            <text:p>Abr 2010</text:p>
          </table:table-cell>
          <table:table-cell table:formula="of:=DAY([.H828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4-06">
            <text:p>04/06/10</text:p>
          </table:table-cell>
        </table:table-row>
        <table:table-row table:style-name="ro1">
          <table:table-cell table:formula="of:=YEAR([.H829])&amp;RIGHT(&quot;0&quot;&amp;MONTH([.H829]);2)&amp;RIGHT(&quot;0&quot;&amp;DAY([.H829]);2)" office:value-type="string" office:string-value="20100407">
            <text:p>20100407</text:p>
          </table:table-cell>
          <table:table-cell table:formula="of:=YEAR([.H829])" office:value-type="float" office:value="2010">
            <text:p>2010</text:p>
          </table:table-cell>
          <table:table-cell table:formula="of:=ROUNDUP(MONTH([.H829])/3)" office:value-type="float" office:value="2">
            <text:p>2</text:p>
          </table:table-cell>
          <table:table-cell table:formula="of:=MONTH([.H829])" office:value-type="float" office:value="4">
            <text:p>4</text:p>
          </table:table-cell>
          <table:table-cell table:formula="of:=&quot;Abr &quot; &amp; [.B829]" office:value-type="string" office:string-value="Abr 2010">
            <text:p>Abr 2010</text:p>
          </table:table-cell>
          <table:table-cell table:formula="of:=DAY([.H829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4-07">
            <text:p>04/07/10</text:p>
          </table:table-cell>
        </table:table-row>
        <table:table-row table:style-name="ro1">
          <table:table-cell table:formula="of:=YEAR([.H830])&amp;RIGHT(&quot;0&quot;&amp;MONTH([.H830]);2)&amp;RIGHT(&quot;0&quot;&amp;DAY([.H830]);2)" office:value-type="string" office:string-value="20100408">
            <text:p>20100408</text:p>
          </table:table-cell>
          <table:table-cell table:formula="of:=YEAR([.H830])" office:value-type="float" office:value="2010">
            <text:p>2010</text:p>
          </table:table-cell>
          <table:table-cell table:formula="of:=ROUNDUP(MONTH([.H830])/3)" office:value-type="float" office:value="2">
            <text:p>2</text:p>
          </table:table-cell>
          <table:table-cell table:formula="of:=MONTH([.H830])" office:value-type="float" office:value="4">
            <text:p>4</text:p>
          </table:table-cell>
          <table:table-cell table:formula="of:=&quot;Abr &quot; &amp; [.B830]" office:value-type="string" office:string-value="Abr 2010">
            <text:p>Abr 2010</text:p>
          </table:table-cell>
          <table:table-cell table:formula="of:=DAY([.H830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4-08">
            <text:p>04/08/10</text:p>
          </table:table-cell>
        </table:table-row>
        <table:table-row table:style-name="ro1">
          <table:table-cell table:formula="of:=YEAR([.H831])&amp;RIGHT(&quot;0&quot;&amp;MONTH([.H831]);2)&amp;RIGHT(&quot;0&quot;&amp;DAY([.H831]);2)" office:value-type="string" office:string-value="20100409">
            <text:p>20100409</text:p>
          </table:table-cell>
          <table:table-cell table:formula="of:=YEAR([.H831])" office:value-type="float" office:value="2010">
            <text:p>2010</text:p>
          </table:table-cell>
          <table:table-cell table:formula="of:=ROUNDUP(MONTH([.H831])/3)" office:value-type="float" office:value="2">
            <text:p>2</text:p>
          </table:table-cell>
          <table:table-cell table:formula="of:=MONTH([.H831])" office:value-type="float" office:value="4">
            <text:p>4</text:p>
          </table:table-cell>
          <table:table-cell table:formula="of:=&quot;Abr &quot; &amp; [.B831]" office:value-type="string" office:string-value="Abr 2010">
            <text:p>Abr 2010</text:p>
          </table:table-cell>
          <table:table-cell table:formula="of:=DAY([.H831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4-09">
            <text:p>04/09/10</text:p>
          </table:table-cell>
        </table:table-row>
        <table:table-row table:style-name="ro1">
          <table:table-cell table:formula="of:=YEAR([.H832])&amp;RIGHT(&quot;0&quot;&amp;MONTH([.H832]);2)&amp;RIGHT(&quot;0&quot;&amp;DAY([.H832]);2)" office:value-type="string" office:string-value="20100410">
            <text:p>20100410</text:p>
          </table:table-cell>
          <table:table-cell table:formula="of:=YEAR([.H832])" office:value-type="float" office:value="2010">
            <text:p>2010</text:p>
          </table:table-cell>
          <table:table-cell table:formula="of:=ROUNDUP(MONTH([.H832])/3)" office:value-type="float" office:value="2">
            <text:p>2</text:p>
          </table:table-cell>
          <table:table-cell table:formula="of:=MONTH([.H832])" office:value-type="float" office:value="4">
            <text:p>4</text:p>
          </table:table-cell>
          <table:table-cell table:formula="of:=&quot;Abr &quot; &amp; [.B832]" office:value-type="string" office:string-value="Abr 2010">
            <text:p>Abr 2010</text:p>
          </table:table-cell>
          <table:table-cell table:formula="of:=DAY([.H832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4-10">
            <text:p>04/10/10</text:p>
          </table:table-cell>
        </table:table-row>
        <table:table-row table:style-name="ro1">
          <table:table-cell table:formula="of:=YEAR([.H833])&amp;RIGHT(&quot;0&quot;&amp;MONTH([.H833]);2)&amp;RIGHT(&quot;0&quot;&amp;DAY([.H833]);2)" office:value-type="string" office:string-value="20100411">
            <text:p>20100411</text:p>
          </table:table-cell>
          <table:table-cell table:formula="of:=YEAR([.H833])" office:value-type="float" office:value="2010">
            <text:p>2010</text:p>
          </table:table-cell>
          <table:table-cell table:formula="of:=ROUNDUP(MONTH([.H833])/3)" office:value-type="float" office:value="2">
            <text:p>2</text:p>
          </table:table-cell>
          <table:table-cell table:formula="of:=MONTH([.H833])" office:value-type="float" office:value="4">
            <text:p>4</text:p>
          </table:table-cell>
          <table:table-cell table:formula="of:=&quot;Abr &quot; &amp; [.B833]" office:value-type="string" office:string-value="Abr 2010">
            <text:p>Abr 2010</text:p>
          </table:table-cell>
          <table:table-cell table:formula="of:=DAY([.H833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4-11">
            <text:p>04/11/10</text:p>
          </table:table-cell>
        </table:table-row>
        <table:table-row table:style-name="ro1">
          <table:table-cell table:formula="of:=YEAR([.H834])&amp;RIGHT(&quot;0&quot;&amp;MONTH([.H834]);2)&amp;RIGHT(&quot;0&quot;&amp;DAY([.H834]);2)" office:value-type="string" office:string-value="20100412">
            <text:p>20100412</text:p>
          </table:table-cell>
          <table:table-cell table:formula="of:=YEAR([.H834])" office:value-type="float" office:value="2010">
            <text:p>2010</text:p>
          </table:table-cell>
          <table:table-cell table:formula="of:=ROUNDUP(MONTH([.H834])/3)" office:value-type="float" office:value="2">
            <text:p>2</text:p>
          </table:table-cell>
          <table:table-cell table:formula="of:=MONTH([.H834])" office:value-type="float" office:value="4">
            <text:p>4</text:p>
          </table:table-cell>
          <table:table-cell table:formula="of:=&quot;Abr &quot; &amp; [.B834]" office:value-type="string" office:string-value="Abr 2010">
            <text:p>Abr 2010</text:p>
          </table:table-cell>
          <table:table-cell table:formula="of:=DAY([.H834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4-12">
            <text:p>04/12/10</text:p>
          </table:table-cell>
        </table:table-row>
        <table:table-row table:style-name="ro1">
          <table:table-cell table:formula="of:=YEAR([.H835])&amp;RIGHT(&quot;0&quot;&amp;MONTH([.H835]);2)&amp;RIGHT(&quot;0&quot;&amp;DAY([.H835]);2)" office:value-type="string" office:string-value="20100413">
            <text:p>20100413</text:p>
          </table:table-cell>
          <table:table-cell table:formula="of:=YEAR([.H835])" office:value-type="float" office:value="2010">
            <text:p>2010</text:p>
          </table:table-cell>
          <table:table-cell table:formula="of:=ROUNDUP(MONTH([.H835])/3)" office:value-type="float" office:value="2">
            <text:p>2</text:p>
          </table:table-cell>
          <table:table-cell table:formula="of:=MONTH([.H835])" office:value-type="float" office:value="4">
            <text:p>4</text:p>
          </table:table-cell>
          <table:table-cell table:formula="of:=&quot;Abr &quot; &amp; [.B835]" office:value-type="string" office:string-value="Abr 2010">
            <text:p>Abr 2010</text:p>
          </table:table-cell>
          <table:table-cell table:formula="of:=DAY([.H835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4-13">
            <text:p>04/13/10</text:p>
          </table:table-cell>
        </table:table-row>
        <table:table-row table:style-name="ro1">
          <table:table-cell table:formula="of:=YEAR([.H836])&amp;RIGHT(&quot;0&quot;&amp;MONTH([.H836]);2)&amp;RIGHT(&quot;0&quot;&amp;DAY([.H836]);2)" office:value-type="string" office:string-value="20100414">
            <text:p>20100414</text:p>
          </table:table-cell>
          <table:table-cell table:formula="of:=YEAR([.H836])" office:value-type="float" office:value="2010">
            <text:p>2010</text:p>
          </table:table-cell>
          <table:table-cell table:formula="of:=ROUNDUP(MONTH([.H836])/3)" office:value-type="float" office:value="2">
            <text:p>2</text:p>
          </table:table-cell>
          <table:table-cell table:formula="of:=MONTH([.H836])" office:value-type="float" office:value="4">
            <text:p>4</text:p>
          </table:table-cell>
          <table:table-cell table:formula="of:=&quot;Abr &quot; &amp; [.B836]" office:value-type="string" office:string-value="Abr 2010">
            <text:p>Abr 2010</text:p>
          </table:table-cell>
          <table:table-cell table:formula="of:=DAY([.H836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4-14">
            <text:p>04/14/10</text:p>
          </table:table-cell>
        </table:table-row>
        <table:table-row table:style-name="ro1">
          <table:table-cell table:formula="of:=YEAR([.H837])&amp;RIGHT(&quot;0&quot;&amp;MONTH([.H837]);2)&amp;RIGHT(&quot;0&quot;&amp;DAY([.H837]);2)" office:value-type="string" office:string-value="20100415">
            <text:p>20100415</text:p>
          </table:table-cell>
          <table:table-cell table:formula="of:=YEAR([.H837])" office:value-type="float" office:value="2010">
            <text:p>2010</text:p>
          </table:table-cell>
          <table:table-cell table:formula="of:=ROUNDUP(MONTH([.H837])/3)" office:value-type="float" office:value="2">
            <text:p>2</text:p>
          </table:table-cell>
          <table:table-cell table:formula="of:=MONTH([.H837])" office:value-type="float" office:value="4">
            <text:p>4</text:p>
          </table:table-cell>
          <table:table-cell table:formula="of:=&quot;Abr &quot; &amp; [.B837]" office:value-type="string" office:string-value="Abr 2010">
            <text:p>Abr 2010</text:p>
          </table:table-cell>
          <table:table-cell table:formula="of:=DAY([.H837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4-15">
            <text:p>04/15/10</text:p>
          </table:table-cell>
        </table:table-row>
        <table:table-row table:style-name="ro1">
          <table:table-cell table:formula="of:=YEAR([.H838])&amp;RIGHT(&quot;0&quot;&amp;MONTH([.H838]);2)&amp;RIGHT(&quot;0&quot;&amp;DAY([.H838]);2)" office:value-type="string" office:string-value="20100416">
            <text:p>20100416</text:p>
          </table:table-cell>
          <table:table-cell table:formula="of:=YEAR([.H838])" office:value-type="float" office:value="2010">
            <text:p>2010</text:p>
          </table:table-cell>
          <table:table-cell table:formula="of:=ROUNDUP(MONTH([.H838])/3)" office:value-type="float" office:value="2">
            <text:p>2</text:p>
          </table:table-cell>
          <table:table-cell table:formula="of:=MONTH([.H838])" office:value-type="float" office:value="4">
            <text:p>4</text:p>
          </table:table-cell>
          <table:table-cell table:formula="of:=&quot;Abr &quot; &amp; [.B838]" office:value-type="string" office:string-value="Abr 2010">
            <text:p>Abr 2010</text:p>
          </table:table-cell>
          <table:table-cell table:formula="of:=DAY([.H838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4-16">
            <text:p>04/16/10</text:p>
          </table:table-cell>
        </table:table-row>
        <table:table-row table:style-name="ro1">
          <table:table-cell table:formula="of:=YEAR([.H839])&amp;RIGHT(&quot;0&quot;&amp;MONTH([.H839]);2)&amp;RIGHT(&quot;0&quot;&amp;DAY([.H839]);2)" office:value-type="string" office:string-value="20100417">
            <text:p>20100417</text:p>
          </table:table-cell>
          <table:table-cell table:formula="of:=YEAR([.H839])" office:value-type="float" office:value="2010">
            <text:p>2010</text:p>
          </table:table-cell>
          <table:table-cell table:formula="of:=ROUNDUP(MONTH([.H839])/3)" office:value-type="float" office:value="2">
            <text:p>2</text:p>
          </table:table-cell>
          <table:table-cell table:formula="of:=MONTH([.H839])" office:value-type="float" office:value="4">
            <text:p>4</text:p>
          </table:table-cell>
          <table:table-cell table:formula="of:=&quot;Abr &quot; &amp; [.B839]" office:value-type="string" office:string-value="Abr 2010">
            <text:p>Abr 2010</text:p>
          </table:table-cell>
          <table:table-cell table:formula="of:=DAY([.H839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4-17">
            <text:p>04/17/10</text:p>
          </table:table-cell>
        </table:table-row>
        <table:table-row table:style-name="ro1">
          <table:table-cell table:formula="of:=YEAR([.H840])&amp;RIGHT(&quot;0&quot;&amp;MONTH([.H840]);2)&amp;RIGHT(&quot;0&quot;&amp;DAY([.H840]);2)" office:value-type="string" office:string-value="20100418">
            <text:p>20100418</text:p>
          </table:table-cell>
          <table:table-cell table:formula="of:=YEAR([.H840])" office:value-type="float" office:value="2010">
            <text:p>2010</text:p>
          </table:table-cell>
          <table:table-cell table:formula="of:=ROUNDUP(MONTH([.H840])/3)" office:value-type="float" office:value="2">
            <text:p>2</text:p>
          </table:table-cell>
          <table:table-cell table:formula="of:=MONTH([.H840])" office:value-type="float" office:value="4">
            <text:p>4</text:p>
          </table:table-cell>
          <table:table-cell table:formula="of:=&quot;Abr &quot; &amp; [.B840]" office:value-type="string" office:string-value="Abr 2010">
            <text:p>Abr 2010</text:p>
          </table:table-cell>
          <table:table-cell table:formula="of:=DAY([.H840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4-18">
            <text:p>04/18/10</text:p>
          </table:table-cell>
        </table:table-row>
        <table:table-row table:style-name="ro1">
          <table:table-cell table:formula="of:=YEAR([.H841])&amp;RIGHT(&quot;0&quot;&amp;MONTH([.H841]);2)&amp;RIGHT(&quot;0&quot;&amp;DAY([.H841]);2)" office:value-type="string" office:string-value="20100419">
            <text:p>20100419</text:p>
          </table:table-cell>
          <table:table-cell table:formula="of:=YEAR([.H841])" office:value-type="float" office:value="2010">
            <text:p>2010</text:p>
          </table:table-cell>
          <table:table-cell table:formula="of:=ROUNDUP(MONTH([.H841])/3)" office:value-type="float" office:value="2">
            <text:p>2</text:p>
          </table:table-cell>
          <table:table-cell table:formula="of:=MONTH([.H841])" office:value-type="float" office:value="4">
            <text:p>4</text:p>
          </table:table-cell>
          <table:table-cell table:formula="of:=&quot;Abr &quot; &amp; [.B841]" office:value-type="string" office:string-value="Abr 2010">
            <text:p>Abr 2010</text:p>
          </table:table-cell>
          <table:table-cell table:formula="of:=DAY([.H841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4-19">
            <text:p>04/19/10</text:p>
          </table:table-cell>
        </table:table-row>
        <table:table-row table:style-name="ro1">
          <table:table-cell table:formula="of:=YEAR([.H842])&amp;RIGHT(&quot;0&quot;&amp;MONTH([.H842]);2)&amp;RIGHT(&quot;0&quot;&amp;DAY([.H842]);2)" office:value-type="string" office:string-value="20100420">
            <text:p>20100420</text:p>
          </table:table-cell>
          <table:table-cell table:formula="of:=YEAR([.H842])" office:value-type="float" office:value="2010">
            <text:p>2010</text:p>
          </table:table-cell>
          <table:table-cell table:formula="of:=ROUNDUP(MONTH([.H842])/3)" office:value-type="float" office:value="2">
            <text:p>2</text:p>
          </table:table-cell>
          <table:table-cell table:formula="of:=MONTH([.H842])" office:value-type="float" office:value="4">
            <text:p>4</text:p>
          </table:table-cell>
          <table:table-cell table:formula="of:=&quot;Abr &quot; &amp; [.B842]" office:value-type="string" office:string-value="Abr 2010">
            <text:p>Abr 2010</text:p>
          </table:table-cell>
          <table:table-cell table:formula="of:=DAY([.H842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4-20">
            <text:p>04/20/10</text:p>
          </table:table-cell>
        </table:table-row>
        <table:table-row table:style-name="ro1">
          <table:table-cell table:formula="of:=YEAR([.H843])&amp;RIGHT(&quot;0&quot;&amp;MONTH([.H843]);2)&amp;RIGHT(&quot;0&quot;&amp;DAY([.H843]);2)" office:value-type="string" office:string-value="20100421">
            <text:p>20100421</text:p>
          </table:table-cell>
          <table:table-cell table:formula="of:=YEAR([.H843])" office:value-type="float" office:value="2010">
            <text:p>2010</text:p>
          </table:table-cell>
          <table:table-cell table:formula="of:=ROUNDUP(MONTH([.H843])/3)" office:value-type="float" office:value="2">
            <text:p>2</text:p>
          </table:table-cell>
          <table:table-cell table:formula="of:=MONTH([.H843])" office:value-type="float" office:value="4">
            <text:p>4</text:p>
          </table:table-cell>
          <table:table-cell table:formula="of:=&quot;Abr &quot; &amp; [.B843]" office:value-type="string" office:string-value="Abr 2010">
            <text:p>Abr 2010</text:p>
          </table:table-cell>
          <table:table-cell table:formula="of:=DAY([.H843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4-21">
            <text:p>04/21/10</text:p>
          </table:table-cell>
        </table:table-row>
        <table:table-row table:style-name="ro1">
          <table:table-cell table:formula="of:=YEAR([.H844])&amp;RIGHT(&quot;0&quot;&amp;MONTH([.H844]);2)&amp;RIGHT(&quot;0&quot;&amp;DAY([.H844]);2)" office:value-type="string" office:string-value="20100422">
            <text:p>20100422</text:p>
          </table:table-cell>
          <table:table-cell table:formula="of:=YEAR([.H844])" office:value-type="float" office:value="2010">
            <text:p>2010</text:p>
          </table:table-cell>
          <table:table-cell table:formula="of:=ROUNDUP(MONTH([.H844])/3)" office:value-type="float" office:value="2">
            <text:p>2</text:p>
          </table:table-cell>
          <table:table-cell table:formula="of:=MONTH([.H844])" office:value-type="float" office:value="4">
            <text:p>4</text:p>
          </table:table-cell>
          <table:table-cell table:formula="of:=&quot;Abr &quot; &amp; [.B844]" office:value-type="string" office:string-value="Abr 2010">
            <text:p>Abr 2010</text:p>
          </table:table-cell>
          <table:table-cell table:formula="of:=DAY([.H844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4-22">
            <text:p>04/22/10</text:p>
          </table:table-cell>
        </table:table-row>
        <table:table-row table:style-name="ro1">
          <table:table-cell table:formula="of:=YEAR([.H845])&amp;RIGHT(&quot;0&quot;&amp;MONTH([.H845]);2)&amp;RIGHT(&quot;0&quot;&amp;DAY([.H845]);2)" office:value-type="string" office:string-value="20100423">
            <text:p>20100423</text:p>
          </table:table-cell>
          <table:table-cell table:formula="of:=YEAR([.H845])" office:value-type="float" office:value="2010">
            <text:p>2010</text:p>
          </table:table-cell>
          <table:table-cell table:formula="of:=ROUNDUP(MONTH([.H845])/3)" office:value-type="float" office:value="2">
            <text:p>2</text:p>
          </table:table-cell>
          <table:table-cell table:formula="of:=MONTH([.H845])" office:value-type="float" office:value="4">
            <text:p>4</text:p>
          </table:table-cell>
          <table:table-cell table:formula="of:=&quot;Abr &quot; &amp; [.B845]" office:value-type="string" office:string-value="Abr 2010">
            <text:p>Abr 2010</text:p>
          </table:table-cell>
          <table:table-cell table:formula="of:=DAY([.H845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4-23">
            <text:p>04/23/10</text:p>
          </table:table-cell>
        </table:table-row>
        <table:table-row table:style-name="ro1">
          <table:table-cell table:formula="of:=YEAR([.H846])&amp;RIGHT(&quot;0&quot;&amp;MONTH([.H846]);2)&amp;RIGHT(&quot;0&quot;&amp;DAY([.H846]);2)" office:value-type="string" office:string-value="20100424">
            <text:p>20100424</text:p>
          </table:table-cell>
          <table:table-cell table:formula="of:=YEAR([.H846])" office:value-type="float" office:value="2010">
            <text:p>2010</text:p>
          </table:table-cell>
          <table:table-cell table:formula="of:=ROUNDUP(MONTH([.H846])/3)" office:value-type="float" office:value="2">
            <text:p>2</text:p>
          </table:table-cell>
          <table:table-cell table:formula="of:=MONTH([.H846])" office:value-type="float" office:value="4">
            <text:p>4</text:p>
          </table:table-cell>
          <table:table-cell table:formula="of:=&quot;Abr &quot; &amp; [.B846]" office:value-type="string" office:string-value="Abr 2010">
            <text:p>Abr 2010</text:p>
          </table:table-cell>
          <table:table-cell table:formula="of:=DAY([.H846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4-24">
            <text:p>04/24/10</text:p>
          </table:table-cell>
        </table:table-row>
        <table:table-row table:style-name="ro1">
          <table:table-cell table:formula="of:=YEAR([.H847])&amp;RIGHT(&quot;0&quot;&amp;MONTH([.H847]);2)&amp;RIGHT(&quot;0&quot;&amp;DAY([.H847]);2)" office:value-type="string" office:string-value="20100425">
            <text:p>20100425</text:p>
          </table:table-cell>
          <table:table-cell table:formula="of:=YEAR([.H847])" office:value-type="float" office:value="2010">
            <text:p>2010</text:p>
          </table:table-cell>
          <table:table-cell table:formula="of:=ROUNDUP(MONTH([.H847])/3)" office:value-type="float" office:value="2">
            <text:p>2</text:p>
          </table:table-cell>
          <table:table-cell table:formula="of:=MONTH([.H847])" office:value-type="float" office:value="4">
            <text:p>4</text:p>
          </table:table-cell>
          <table:table-cell table:formula="of:=&quot;Abr &quot; &amp; [.B847]" office:value-type="string" office:string-value="Abr 2010">
            <text:p>Abr 2010</text:p>
          </table:table-cell>
          <table:table-cell table:formula="of:=DAY([.H847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4-25">
            <text:p>04/25/10</text:p>
          </table:table-cell>
        </table:table-row>
        <table:table-row table:style-name="ro1">
          <table:table-cell table:formula="of:=YEAR([.H848])&amp;RIGHT(&quot;0&quot;&amp;MONTH([.H848]);2)&amp;RIGHT(&quot;0&quot;&amp;DAY([.H848]);2)" office:value-type="string" office:string-value="20100426">
            <text:p>20100426</text:p>
          </table:table-cell>
          <table:table-cell table:formula="of:=YEAR([.H848])" office:value-type="float" office:value="2010">
            <text:p>2010</text:p>
          </table:table-cell>
          <table:table-cell table:formula="of:=ROUNDUP(MONTH([.H848])/3)" office:value-type="float" office:value="2">
            <text:p>2</text:p>
          </table:table-cell>
          <table:table-cell table:formula="of:=MONTH([.H848])" office:value-type="float" office:value="4">
            <text:p>4</text:p>
          </table:table-cell>
          <table:table-cell table:formula="of:=&quot;Abr &quot; &amp; [.B848]" office:value-type="string" office:string-value="Abr 2010">
            <text:p>Abr 2010</text:p>
          </table:table-cell>
          <table:table-cell table:formula="of:=DAY([.H848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4-26">
            <text:p>04/26/10</text:p>
          </table:table-cell>
        </table:table-row>
        <table:table-row table:style-name="ro1">
          <table:table-cell table:formula="of:=YEAR([.H849])&amp;RIGHT(&quot;0&quot;&amp;MONTH([.H849]);2)&amp;RIGHT(&quot;0&quot;&amp;DAY([.H849]);2)" office:value-type="string" office:string-value="20100427">
            <text:p>20100427</text:p>
          </table:table-cell>
          <table:table-cell table:formula="of:=YEAR([.H849])" office:value-type="float" office:value="2010">
            <text:p>2010</text:p>
          </table:table-cell>
          <table:table-cell table:formula="of:=ROUNDUP(MONTH([.H849])/3)" office:value-type="float" office:value="2">
            <text:p>2</text:p>
          </table:table-cell>
          <table:table-cell table:formula="of:=MONTH([.H849])" office:value-type="float" office:value="4">
            <text:p>4</text:p>
          </table:table-cell>
          <table:table-cell table:formula="of:=&quot;Abr &quot; &amp; [.B849]" office:value-type="string" office:string-value="Abr 2010">
            <text:p>Abr 2010</text:p>
          </table:table-cell>
          <table:table-cell table:formula="of:=DAY([.H849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4-27">
            <text:p>04/27/10</text:p>
          </table:table-cell>
        </table:table-row>
        <table:table-row table:style-name="ro1">
          <table:table-cell table:formula="of:=YEAR([.H850])&amp;RIGHT(&quot;0&quot;&amp;MONTH([.H850]);2)&amp;RIGHT(&quot;0&quot;&amp;DAY([.H850]);2)" office:value-type="string" office:string-value="20100428">
            <text:p>20100428</text:p>
          </table:table-cell>
          <table:table-cell table:formula="of:=YEAR([.H850])" office:value-type="float" office:value="2010">
            <text:p>2010</text:p>
          </table:table-cell>
          <table:table-cell table:formula="of:=ROUNDUP(MONTH([.H850])/3)" office:value-type="float" office:value="2">
            <text:p>2</text:p>
          </table:table-cell>
          <table:table-cell table:formula="of:=MONTH([.H850])" office:value-type="float" office:value="4">
            <text:p>4</text:p>
          </table:table-cell>
          <table:table-cell table:formula="of:=&quot;Abr &quot; &amp; [.B850]" office:value-type="string" office:string-value="Abr 2010">
            <text:p>Abr 2010</text:p>
          </table:table-cell>
          <table:table-cell table:formula="of:=DAY([.H850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4-28">
            <text:p>04/28/10</text:p>
          </table:table-cell>
        </table:table-row>
        <table:table-row table:style-name="ro1">
          <table:table-cell table:formula="of:=YEAR([.H851])&amp;RIGHT(&quot;0&quot;&amp;MONTH([.H851]);2)&amp;RIGHT(&quot;0&quot;&amp;DAY([.H851]);2)" office:value-type="string" office:string-value="20100429">
            <text:p>20100429</text:p>
          </table:table-cell>
          <table:table-cell table:formula="of:=YEAR([.H851])" office:value-type="float" office:value="2010">
            <text:p>2010</text:p>
          </table:table-cell>
          <table:table-cell table:formula="of:=ROUNDUP(MONTH([.H851])/3)" office:value-type="float" office:value="2">
            <text:p>2</text:p>
          </table:table-cell>
          <table:table-cell table:formula="of:=MONTH([.H851])" office:value-type="float" office:value="4">
            <text:p>4</text:p>
          </table:table-cell>
          <table:table-cell table:formula="of:=&quot;Abr &quot; &amp; [.B851]" office:value-type="string" office:string-value="Abr 2010">
            <text:p>Abr 2010</text:p>
          </table:table-cell>
          <table:table-cell table:formula="of:=DAY([.H851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4-29">
            <text:p>04/29/10</text:p>
          </table:table-cell>
        </table:table-row>
        <table:table-row table:style-name="ro1">
          <table:table-cell table:formula="of:=YEAR([.H852])&amp;RIGHT(&quot;0&quot;&amp;MONTH([.H852]);2)&amp;RIGHT(&quot;0&quot;&amp;DAY([.H852]);2)" office:value-type="string" office:string-value="20100430">
            <text:p>20100430</text:p>
          </table:table-cell>
          <table:table-cell table:formula="of:=YEAR([.H852])" office:value-type="float" office:value="2010">
            <text:p>2010</text:p>
          </table:table-cell>
          <table:table-cell table:formula="of:=ROUNDUP(MONTH([.H852])/3)" office:value-type="float" office:value="2">
            <text:p>2</text:p>
          </table:table-cell>
          <table:table-cell table:formula="of:=MONTH([.H852])" office:value-type="float" office:value="4">
            <text:p>4</text:p>
          </table:table-cell>
          <table:table-cell table:formula="of:=&quot;Abr &quot; &amp; [.B852]" office:value-type="string" office:string-value="Abr 2010">
            <text:p>Abr 2010</text:p>
          </table:table-cell>
          <table:table-cell table:formula="of:=DAY([.H852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4-30">
            <text:p>04/30/10</text:p>
          </table:table-cell>
        </table:table-row>
        <table:table-row table:style-name="ro1">
          <table:table-cell table:formula="of:=YEAR([.H853])&amp;RIGHT(&quot;0&quot;&amp;MONTH([.H853]);2)&amp;RIGHT(&quot;0&quot;&amp;DAY([.H853]);2)" office:value-type="string" office:string-value="20100501">
            <text:p>20100501</text:p>
          </table:table-cell>
          <table:table-cell table:formula="of:=YEAR([.H853])" office:value-type="float" office:value="2010">
            <text:p>2010</text:p>
          </table:table-cell>
          <table:table-cell table:formula="of:=ROUNDUP(MONTH([.H853])/3)" office:value-type="float" office:value="2">
            <text:p>2</text:p>
          </table:table-cell>
          <table:table-cell table:formula="of:=MONTH([.H853])" office:value-type="float" office:value="5">
            <text:p>5</text:p>
          </table:table-cell>
          <table:table-cell table:formula="of:=&quot;May &quot; &amp; [.B853]" office:value-type="string" office:string-value="May 2010">
            <text:p>May 2010</text:p>
          </table:table-cell>
          <table:table-cell table:formula="of:=DAY([.H853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0-05-01">
            <text:p>05/01/10</text:p>
          </table:table-cell>
        </table:table-row>
        <table:table-row table:style-name="ro1">
          <table:table-cell table:formula="of:=YEAR([.H854])&amp;RIGHT(&quot;0&quot;&amp;MONTH([.H854]);2)&amp;RIGHT(&quot;0&quot;&amp;DAY([.H854]);2)" office:value-type="string" office:string-value="20100502">
            <text:p>20100502</text:p>
          </table:table-cell>
          <table:table-cell table:formula="of:=YEAR([.H854])" office:value-type="float" office:value="2010">
            <text:p>2010</text:p>
          </table:table-cell>
          <table:table-cell table:formula="of:=ROUNDUP(MONTH([.H854])/3)" office:value-type="float" office:value="2">
            <text:p>2</text:p>
          </table:table-cell>
          <table:table-cell table:formula="of:=MONTH([.H854])" office:value-type="float" office:value="5">
            <text:p>5</text:p>
          </table:table-cell>
          <table:table-cell table:formula="of:=&quot;May &quot; &amp; [.B854]" office:value-type="string" office:string-value="May 2010">
            <text:p>May 2010</text:p>
          </table:table-cell>
          <table:table-cell table:formula="of:=DAY([.H854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0-05-02">
            <text:p>05/02/10</text:p>
          </table:table-cell>
        </table:table-row>
        <table:table-row table:style-name="ro1">
          <table:table-cell table:formula="of:=YEAR([.H855])&amp;RIGHT(&quot;0&quot;&amp;MONTH([.H855]);2)&amp;RIGHT(&quot;0&quot;&amp;DAY([.H855]);2)" office:value-type="string" office:string-value="20100503">
            <text:p>20100503</text:p>
          </table:table-cell>
          <table:table-cell table:formula="of:=YEAR([.H855])" office:value-type="float" office:value="2010">
            <text:p>2010</text:p>
          </table:table-cell>
          <table:table-cell table:formula="of:=ROUNDUP(MONTH([.H855])/3)" office:value-type="float" office:value="2">
            <text:p>2</text:p>
          </table:table-cell>
          <table:table-cell table:formula="of:=MONTH([.H855])" office:value-type="float" office:value="5">
            <text:p>5</text:p>
          </table:table-cell>
          <table:table-cell table:formula="of:=&quot;May &quot; &amp; [.B855]" office:value-type="string" office:string-value="May 2010">
            <text:p>May 2010</text:p>
          </table:table-cell>
          <table:table-cell table:formula="of:=DAY([.H855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0-05-03">
            <text:p>05/03/10</text:p>
          </table:table-cell>
        </table:table-row>
        <table:table-row table:style-name="ro1">
          <table:table-cell table:formula="of:=YEAR([.H856])&amp;RIGHT(&quot;0&quot;&amp;MONTH([.H856]);2)&amp;RIGHT(&quot;0&quot;&amp;DAY([.H856]);2)" office:value-type="string" office:string-value="20100504">
            <text:p>20100504</text:p>
          </table:table-cell>
          <table:table-cell table:formula="of:=YEAR([.H856])" office:value-type="float" office:value="2010">
            <text:p>2010</text:p>
          </table:table-cell>
          <table:table-cell table:formula="of:=ROUNDUP(MONTH([.H856])/3)" office:value-type="float" office:value="2">
            <text:p>2</text:p>
          </table:table-cell>
          <table:table-cell table:formula="of:=MONTH([.H856])" office:value-type="float" office:value="5">
            <text:p>5</text:p>
          </table:table-cell>
          <table:table-cell table:formula="of:=&quot;May &quot; &amp; [.B856]" office:value-type="string" office:string-value="May 2010">
            <text:p>May 2010</text:p>
          </table:table-cell>
          <table:table-cell table:formula="of:=DAY([.H856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0-05-04">
            <text:p>05/04/10</text:p>
          </table:table-cell>
        </table:table-row>
        <table:table-row table:style-name="ro1">
          <table:table-cell table:formula="of:=YEAR([.H857])&amp;RIGHT(&quot;0&quot;&amp;MONTH([.H857]);2)&amp;RIGHT(&quot;0&quot;&amp;DAY([.H857]);2)" office:value-type="string" office:string-value="20100505">
            <text:p>20100505</text:p>
          </table:table-cell>
          <table:table-cell table:formula="of:=YEAR([.H857])" office:value-type="float" office:value="2010">
            <text:p>2010</text:p>
          </table:table-cell>
          <table:table-cell table:formula="of:=ROUNDUP(MONTH([.H857])/3)" office:value-type="float" office:value="2">
            <text:p>2</text:p>
          </table:table-cell>
          <table:table-cell table:formula="of:=MONTH([.H857])" office:value-type="float" office:value="5">
            <text:p>5</text:p>
          </table:table-cell>
          <table:table-cell table:formula="of:=&quot;May &quot; &amp; [.B857]" office:value-type="string" office:string-value="May 2010">
            <text:p>May 2010</text:p>
          </table:table-cell>
          <table:table-cell table:formula="of:=DAY([.H857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0-05-05">
            <text:p>05/05/10</text:p>
          </table:table-cell>
        </table:table-row>
        <table:table-row table:style-name="ro1">
          <table:table-cell table:formula="of:=YEAR([.H858])&amp;RIGHT(&quot;0&quot;&amp;MONTH([.H858]);2)&amp;RIGHT(&quot;0&quot;&amp;DAY([.H858]);2)" office:value-type="string" office:string-value="20100506">
            <text:p>20100506</text:p>
          </table:table-cell>
          <table:table-cell table:formula="of:=YEAR([.H858])" office:value-type="float" office:value="2010">
            <text:p>2010</text:p>
          </table:table-cell>
          <table:table-cell table:formula="of:=ROUNDUP(MONTH([.H858])/3)" office:value-type="float" office:value="2">
            <text:p>2</text:p>
          </table:table-cell>
          <table:table-cell table:formula="of:=MONTH([.H858])" office:value-type="float" office:value="5">
            <text:p>5</text:p>
          </table:table-cell>
          <table:table-cell table:formula="of:=&quot;May &quot; &amp; [.B858]" office:value-type="string" office:string-value="May 2010">
            <text:p>May 2010</text:p>
          </table:table-cell>
          <table:table-cell table:formula="of:=DAY([.H858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0-05-06">
            <text:p>05/06/10</text:p>
          </table:table-cell>
        </table:table-row>
        <table:table-row table:style-name="ro1">
          <table:table-cell table:formula="of:=YEAR([.H859])&amp;RIGHT(&quot;0&quot;&amp;MONTH([.H859]);2)&amp;RIGHT(&quot;0&quot;&amp;DAY([.H859]);2)" office:value-type="string" office:string-value="20100507">
            <text:p>20100507</text:p>
          </table:table-cell>
          <table:table-cell table:formula="of:=YEAR([.H859])" office:value-type="float" office:value="2010">
            <text:p>2010</text:p>
          </table:table-cell>
          <table:table-cell table:formula="of:=ROUNDUP(MONTH([.H859])/3)" office:value-type="float" office:value="2">
            <text:p>2</text:p>
          </table:table-cell>
          <table:table-cell table:formula="of:=MONTH([.H859])" office:value-type="float" office:value="5">
            <text:p>5</text:p>
          </table:table-cell>
          <table:table-cell table:formula="of:=&quot;May &quot; &amp; [.B859]" office:value-type="string" office:string-value="May 2010">
            <text:p>May 2010</text:p>
          </table:table-cell>
          <table:table-cell table:formula="of:=DAY([.H859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0-05-07">
            <text:p>05/07/10</text:p>
          </table:table-cell>
        </table:table-row>
        <table:table-row table:style-name="ro1">
          <table:table-cell table:formula="of:=YEAR([.H860])&amp;RIGHT(&quot;0&quot;&amp;MONTH([.H860]);2)&amp;RIGHT(&quot;0&quot;&amp;DAY([.H860]);2)" office:value-type="string" office:string-value="20100508">
            <text:p>20100508</text:p>
          </table:table-cell>
          <table:table-cell table:formula="of:=YEAR([.H860])" office:value-type="float" office:value="2010">
            <text:p>2010</text:p>
          </table:table-cell>
          <table:table-cell table:formula="of:=ROUNDUP(MONTH([.H860])/3)" office:value-type="float" office:value="2">
            <text:p>2</text:p>
          </table:table-cell>
          <table:table-cell table:formula="of:=MONTH([.H860])" office:value-type="float" office:value="5">
            <text:p>5</text:p>
          </table:table-cell>
          <table:table-cell table:formula="of:=&quot;May &quot; &amp; [.B860]" office:value-type="string" office:string-value="May 2010">
            <text:p>May 2010</text:p>
          </table:table-cell>
          <table:table-cell table:formula="of:=DAY([.H860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0-05-08">
            <text:p>05/08/10</text:p>
          </table:table-cell>
        </table:table-row>
        <table:table-row table:style-name="ro1">
          <table:table-cell table:formula="of:=YEAR([.H861])&amp;RIGHT(&quot;0&quot;&amp;MONTH([.H861]);2)&amp;RIGHT(&quot;0&quot;&amp;DAY([.H861]);2)" office:value-type="string" office:string-value="20100509">
            <text:p>20100509</text:p>
          </table:table-cell>
          <table:table-cell table:formula="of:=YEAR([.H861])" office:value-type="float" office:value="2010">
            <text:p>2010</text:p>
          </table:table-cell>
          <table:table-cell table:formula="of:=ROUNDUP(MONTH([.H861])/3)" office:value-type="float" office:value="2">
            <text:p>2</text:p>
          </table:table-cell>
          <table:table-cell table:formula="of:=MONTH([.H861])" office:value-type="float" office:value="5">
            <text:p>5</text:p>
          </table:table-cell>
          <table:table-cell table:formula="of:=&quot;May &quot; &amp; [.B861]" office:value-type="string" office:string-value="May 2010">
            <text:p>May 2010</text:p>
          </table:table-cell>
          <table:table-cell table:formula="of:=DAY([.H861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0-05-09">
            <text:p>05/09/10</text:p>
          </table:table-cell>
        </table:table-row>
        <table:table-row table:style-name="ro1">
          <table:table-cell table:formula="of:=YEAR([.H862])&amp;RIGHT(&quot;0&quot;&amp;MONTH([.H862]);2)&amp;RIGHT(&quot;0&quot;&amp;DAY([.H862]);2)" office:value-type="string" office:string-value="20100510">
            <text:p>20100510</text:p>
          </table:table-cell>
          <table:table-cell table:formula="of:=YEAR([.H862])" office:value-type="float" office:value="2010">
            <text:p>2010</text:p>
          </table:table-cell>
          <table:table-cell table:formula="of:=ROUNDUP(MONTH([.H862])/3)" office:value-type="float" office:value="2">
            <text:p>2</text:p>
          </table:table-cell>
          <table:table-cell table:formula="of:=MONTH([.H862])" office:value-type="float" office:value="5">
            <text:p>5</text:p>
          </table:table-cell>
          <table:table-cell table:formula="of:=&quot;May &quot; &amp; [.B862]" office:value-type="string" office:string-value="May 2010">
            <text:p>May 2010</text:p>
          </table:table-cell>
          <table:table-cell table:formula="of:=DAY([.H862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0-05-10">
            <text:p>05/10/10</text:p>
          </table:table-cell>
        </table:table-row>
        <table:table-row table:style-name="ro1">
          <table:table-cell table:formula="of:=YEAR([.H863])&amp;RIGHT(&quot;0&quot;&amp;MONTH([.H863]);2)&amp;RIGHT(&quot;0&quot;&amp;DAY([.H863]);2)" office:value-type="string" office:string-value="20100511">
            <text:p>20100511</text:p>
          </table:table-cell>
          <table:table-cell table:formula="of:=YEAR([.H863])" office:value-type="float" office:value="2010">
            <text:p>2010</text:p>
          </table:table-cell>
          <table:table-cell table:formula="of:=ROUNDUP(MONTH([.H863])/3)" office:value-type="float" office:value="2">
            <text:p>2</text:p>
          </table:table-cell>
          <table:table-cell table:formula="of:=MONTH([.H863])" office:value-type="float" office:value="5">
            <text:p>5</text:p>
          </table:table-cell>
          <table:table-cell table:formula="of:=&quot;May &quot; &amp; [.B863]" office:value-type="string" office:string-value="May 2010">
            <text:p>May 2010</text:p>
          </table:table-cell>
          <table:table-cell table:formula="of:=DAY([.H863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0-05-11">
            <text:p>05/11/10</text:p>
          </table:table-cell>
        </table:table-row>
        <table:table-row table:style-name="ro1">
          <table:table-cell table:formula="of:=YEAR([.H864])&amp;RIGHT(&quot;0&quot;&amp;MONTH([.H864]);2)&amp;RIGHT(&quot;0&quot;&amp;DAY([.H864]);2)" office:value-type="string" office:string-value="20100512">
            <text:p>20100512</text:p>
          </table:table-cell>
          <table:table-cell table:formula="of:=YEAR([.H864])" office:value-type="float" office:value="2010">
            <text:p>2010</text:p>
          </table:table-cell>
          <table:table-cell table:formula="of:=ROUNDUP(MONTH([.H864])/3)" office:value-type="float" office:value="2">
            <text:p>2</text:p>
          </table:table-cell>
          <table:table-cell table:formula="of:=MONTH([.H864])" office:value-type="float" office:value="5">
            <text:p>5</text:p>
          </table:table-cell>
          <table:table-cell table:formula="of:=&quot;May &quot; &amp; [.B864]" office:value-type="string" office:string-value="May 2010">
            <text:p>May 2010</text:p>
          </table:table-cell>
          <table:table-cell table:formula="of:=DAY([.H864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0-05-12">
            <text:p>05/12/10</text:p>
          </table:table-cell>
        </table:table-row>
        <table:table-row table:style-name="ro1">
          <table:table-cell table:formula="of:=YEAR([.H865])&amp;RIGHT(&quot;0&quot;&amp;MONTH([.H865]);2)&amp;RIGHT(&quot;0&quot;&amp;DAY([.H865]);2)" office:value-type="string" office:string-value="20100513">
            <text:p>20100513</text:p>
          </table:table-cell>
          <table:table-cell table:formula="of:=YEAR([.H865])" office:value-type="float" office:value="2010">
            <text:p>2010</text:p>
          </table:table-cell>
          <table:table-cell table:formula="of:=ROUNDUP(MONTH([.H865])/3)" office:value-type="float" office:value="2">
            <text:p>2</text:p>
          </table:table-cell>
          <table:table-cell table:formula="of:=MONTH([.H865])" office:value-type="float" office:value="5">
            <text:p>5</text:p>
          </table:table-cell>
          <table:table-cell table:formula="of:=&quot;May &quot; &amp; [.B865]" office:value-type="string" office:string-value="May 2010">
            <text:p>May 2010</text:p>
          </table:table-cell>
          <table:table-cell table:formula="of:=DAY([.H865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0-05-13">
            <text:p>05/13/10</text:p>
          </table:table-cell>
        </table:table-row>
        <table:table-row table:style-name="ro1">
          <table:table-cell table:formula="of:=YEAR([.H866])&amp;RIGHT(&quot;0&quot;&amp;MONTH([.H866]);2)&amp;RIGHT(&quot;0&quot;&amp;DAY([.H866]);2)" office:value-type="string" office:string-value="20100514">
            <text:p>20100514</text:p>
          </table:table-cell>
          <table:table-cell table:formula="of:=YEAR([.H866])" office:value-type="float" office:value="2010">
            <text:p>2010</text:p>
          </table:table-cell>
          <table:table-cell table:formula="of:=ROUNDUP(MONTH([.H866])/3)" office:value-type="float" office:value="2">
            <text:p>2</text:p>
          </table:table-cell>
          <table:table-cell table:formula="of:=MONTH([.H866])" office:value-type="float" office:value="5">
            <text:p>5</text:p>
          </table:table-cell>
          <table:table-cell table:formula="of:=&quot;May &quot; &amp; [.B866]" office:value-type="string" office:string-value="May 2010">
            <text:p>May 2010</text:p>
          </table:table-cell>
          <table:table-cell table:formula="of:=DAY([.H866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0-05-14">
            <text:p>05/14/10</text:p>
          </table:table-cell>
        </table:table-row>
        <table:table-row table:style-name="ro1">
          <table:table-cell table:formula="of:=YEAR([.H867])&amp;RIGHT(&quot;0&quot;&amp;MONTH([.H867]);2)&amp;RIGHT(&quot;0&quot;&amp;DAY([.H867]);2)" office:value-type="string" office:string-value="20100515">
            <text:p>20100515</text:p>
          </table:table-cell>
          <table:table-cell table:formula="of:=YEAR([.H867])" office:value-type="float" office:value="2010">
            <text:p>2010</text:p>
          </table:table-cell>
          <table:table-cell table:formula="of:=ROUNDUP(MONTH([.H867])/3)" office:value-type="float" office:value="2">
            <text:p>2</text:p>
          </table:table-cell>
          <table:table-cell table:formula="of:=MONTH([.H867])" office:value-type="float" office:value="5">
            <text:p>5</text:p>
          </table:table-cell>
          <table:table-cell table:formula="of:=&quot;May &quot; &amp; [.B867]" office:value-type="string" office:string-value="May 2010">
            <text:p>May 2010</text:p>
          </table:table-cell>
          <table:table-cell table:formula="of:=DAY([.H867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0-05-15">
            <text:p>05/15/10</text:p>
          </table:table-cell>
        </table:table-row>
        <table:table-row table:style-name="ro1">
          <table:table-cell table:formula="of:=YEAR([.H868])&amp;RIGHT(&quot;0&quot;&amp;MONTH([.H868]);2)&amp;RIGHT(&quot;0&quot;&amp;DAY([.H868]);2)" office:value-type="string" office:string-value="20100516">
            <text:p>20100516</text:p>
          </table:table-cell>
          <table:table-cell table:formula="of:=YEAR([.H868])" office:value-type="float" office:value="2010">
            <text:p>2010</text:p>
          </table:table-cell>
          <table:table-cell table:formula="of:=ROUNDUP(MONTH([.H868])/3)" office:value-type="float" office:value="2">
            <text:p>2</text:p>
          </table:table-cell>
          <table:table-cell table:formula="of:=MONTH([.H868])" office:value-type="float" office:value="5">
            <text:p>5</text:p>
          </table:table-cell>
          <table:table-cell table:formula="of:=&quot;May &quot; &amp; [.B868]" office:value-type="string" office:string-value="May 2010">
            <text:p>May 2010</text:p>
          </table:table-cell>
          <table:table-cell table:formula="of:=DAY([.H868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0-05-16">
            <text:p>05/16/10</text:p>
          </table:table-cell>
        </table:table-row>
        <table:table-row table:style-name="ro1">
          <table:table-cell table:formula="of:=YEAR([.H869])&amp;RIGHT(&quot;0&quot;&amp;MONTH([.H869]);2)&amp;RIGHT(&quot;0&quot;&amp;DAY([.H869]);2)" office:value-type="string" office:string-value="20100517">
            <text:p>20100517</text:p>
          </table:table-cell>
          <table:table-cell table:formula="of:=YEAR([.H869])" office:value-type="float" office:value="2010">
            <text:p>2010</text:p>
          </table:table-cell>
          <table:table-cell table:formula="of:=ROUNDUP(MONTH([.H869])/3)" office:value-type="float" office:value="2">
            <text:p>2</text:p>
          </table:table-cell>
          <table:table-cell table:formula="of:=MONTH([.H869])" office:value-type="float" office:value="5">
            <text:p>5</text:p>
          </table:table-cell>
          <table:table-cell table:formula="of:=&quot;May &quot; &amp; [.B869]" office:value-type="string" office:string-value="May 2010">
            <text:p>May 2010</text:p>
          </table:table-cell>
          <table:table-cell table:formula="of:=DAY([.H869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0-05-17">
            <text:p>05/17/10</text:p>
          </table:table-cell>
        </table:table-row>
        <table:table-row table:style-name="ro1">
          <table:table-cell table:formula="of:=YEAR([.H870])&amp;RIGHT(&quot;0&quot;&amp;MONTH([.H870]);2)&amp;RIGHT(&quot;0&quot;&amp;DAY([.H870]);2)" office:value-type="string" office:string-value="20100518">
            <text:p>20100518</text:p>
          </table:table-cell>
          <table:table-cell table:formula="of:=YEAR([.H870])" office:value-type="float" office:value="2010">
            <text:p>2010</text:p>
          </table:table-cell>
          <table:table-cell table:formula="of:=ROUNDUP(MONTH([.H870])/3)" office:value-type="float" office:value="2">
            <text:p>2</text:p>
          </table:table-cell>
          <table:table-cell table:formula="of:=MONTH([.H870])" office:value-type="float" office:value="5">
            <text:p>5</text:p>
          </table:table-cell>
          <table:table-cell table:formula="of:=&quot;May &quot; &amp; [.B870]" office:value-type="string" office:string-value="May 2010">
            <text:p>May 2010</text:p>
          </table:table-cell>
          <table:table-cell table:formula="of:=DAY([.H870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0-05-18">
            <text:p>05/18/10</text:p>
          </table:table-cell>
        </table:table-row>
        <table:table-row table:style-name="ro1">
          <table:table-cell table:formula="of:=YEAR([.H871])&amp;RIGHT(&quot;0&quot;&amp;MONTH([.H871]);2)&amp;RIGHT(&quot;0&quot;&amp;DAY([.H871]);2)" office:value-type="string" office:string-value="20100519">
            <text:p>20100519</text:p>
          </table:table-cell>
          <table:table-cell table:formula="of:=YEAR([.H871])" office:value-type="float" office:value="2010">
            <text:p>2010</text:p>
          </table:table-cell>
          <table:table-cell table:formula="of:=ROUNDUP(MONTH([.H871])/3)" office:value-type="float" office:value="2">
            <text:p>2</text:p>
          </table:table-cell>
          <table:table-cell table:formula="of:=MONTH([.H871])" office:value-type="float" office:value="5">
            <text:p>5</text:p>
          </table:table-cell>
          <table:table-cell table:formula="of:=&quot;May &quot; &amp; [.B871]" office:value-type="string" office:string-value="May 2010">
            <text:p>May 2010</text:p>
          </table:table-cell>
          <table:table-cell table:formula="of:=DAY([.H871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0-05-19">
            <text:p>05/19/10</text:p>
          </table:table-cell>
        </table:table-row>
        <table:table-row table:style-name="ro1">
          <table:table-cell table:formula="of:=YEAR([.H872])&amp;RIGHT(&quot;0&quot;&amp;MONTH([.H872]);2)&amp;RIGHT(&quot;0&quot;&amp;DAY([.H872]);2)" office:value-type="string" office:string-value="20100520">
            <text:p>20100520</text:p>
          </table:table-cell>
          <table:table-cell table:formula="of:=YEAR([.H872])" office:value-type="float" office:value="2010">
            <text:p>2010</text:p>
          </table:table-cell>
          <table:table-cell table:formula="of:=ROUNDUP(MONTH([.H872])/3)" office:value-type="float" office:value="2">
            <text:p>2</text:p>
          </table:table-cell>
          <table:table-cell table:formula="of:=MONTH([.H872])" office:value-type="float" office:value="5">
            <text:p>5</text:p>
          </table:table-cell>
          <table:table-cell table:formula="of:=&quot;May &quot; &amp; [.B872]" office:value-type="string" office:string-value="May 2010">
            <text:p>May 2010</text:p>
          </table:table-cell>
          <table:table-cell table:formula="of:=DAY([.H872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0-05-20">
            <text:p>05/20/10</text:p>
          </table:table-cell>
        </table:table-row>
        <table:table-row table:style-name="ro1">
          <table:table-cell table:formula="of:=YEAR([.H873])&amp;RIGHT(&quot;0&quot;&amp;MONTH([.H873]);2)&amp;RIGHT(&quot;0&quot;&amp;DAY([.H873]);2)" office:value-type="string" office:string-value="20100521">
            <text:p>20100521</text:p>
          </table:table-cell>
          <table:table-cell table:formula="of:=YEAR([.H873])" office:value-type="float" office:value="2010">
            <text:p>2010</text:p>
          </table:table-cell>
          <table:table-cell table:formula="of:=ROUNDUP(MONTH([.H873])/3)" office:value-type="float" office:value="2">
            <text:p>2</text:p>
          </table:table-cell>
          <table:table-cell table:formula="of:=MONTH([.H873])" office:value-type="float" office:value="5">
            <text:p>5</text:p>
          </table:table-cell>
          <table:table-cell table:formula="of:=&quot;May &quot; &amp; [.B873]" office:value-type="string" office:string-value="May 2010">
            <text:p>May 2010</text:p>
          </table:table-cell>
          <table:table-cell table:formula="of:=DAY([.H873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0-05-21">
            <text:p>05/21/10</text:p>
          </table:table-cell>
        </table:table-row>
        <table:table-row table:style-name="ro1">
          <table:table-cell table:formula="of:=YEAR([.H874])&amp;RIGHT(&quot;0&quot;&amp;MONTH([.H874]);2)&amp;RIGHT(&quot;0&quot;&amp;DAY([.H874]);2)" office:value-type="string" office:string-value="20100522">
            <text:p>20100522</text:p>
          </table:table-cell>
          <table:table-cell table:formula="of:=YEAR([.H874])" office:value-type="float" office:value="2010">
            <text:p>2010</text:p>
          </table:table-cell>
          <table:table-cell table:formula="of:=ROUNDUP(MONTH([.H874])/3)" office:value-type="float" office:value="2">
            <text:p>2</text:p>
          </table:table-cell>
          <table:table-cell table:formula="of:=MONTH([.H874])" office:value-type="float" office:value="5">
            <text:p>5</text:p>
          </table:table-cell>
          <table:table-cell table:formula="of:=&quot;May &quot; &amp; [.B874]" office:value-type="string" office:string-value="May 2010">
            <text:p>May 2010</text:p>
          </table:table-cell>
          <table:table-cell table:formula="of:=DAY([.H874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0-05-22">
            <text:p>05/22/10</text:p>
          </table:table-cell>
        </table:table-row>
        <table:table-row table:style-name="ro1">
          <table:table-cell table:formula="of:=YEAR([.H875])&amp;RIGHT(&quot;0&quot;&amp;MONTH([.H875]);2)&amp;RIGHT(&quot;0&quot;&amp;DAY([.H875]);2)" office:value-type="string" office:string-value="20100523">
            <text:p>20100523</text:p>
          </table:table-cell>
          <table:table-cell table:formula="of:=YEAR([.H875])" office:value-type="float" office:value="2010">
            <text:p>2010</text:p>
          </table:table-cell>
          <table:table-cell table:formula="of:=ROUNDUP(MONTH([.H875])/3)" office:value-type="float" office:value="2">
            <text:p>2</text:p>
          </table:table-cell>
          <table:table-cell table:formula="of:=MONTH([.H875])" office:value-type="float" office:value="5">
            <text:p>5</text:p>
          </table:table-cell>
          <table:table-cell table:formula="of:=&quot;May &quot; &amp; [.B875]" office:value-type="string" office:string-value="May 2010">
            <text:p>May 2010</text:p>
          </table:table-cell>
          <table:table-cell table:formula="of:=DAY([.H875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0-05-23">
            <text:p>05/23/10</text:p>
          </table:table-cell>
        </table:table-row>
        <table:table-row table:style-name="ro1">
          <table:table-cell table:formula="of:=YEAR([.H876])&amp;RIGHT(&quot;0&quot;&amp;MONTH([.H876]);2)&amp;RIGHT(&quot;0&quot;&amp;DAY([.H876]);2)" office:value-type="string" office:string-value="20100524">
            <text:p>20100524</text:p>
          </table:table-cell>
          <table:table-cell table:formula="of:=YEAR([.H876])" office:value-type="float" office:value="2010">
            <text:p>2010</text:p>
          </table:table-cell>
          <table:table-cell table:formula="of:=ROUNDUP(MONTH([.H876])/3)" office:value-type="float" office:value="2">
            <text:p>2</text:p>
          </table:table-cell>
          <table:table-cell table:formula="of:=MONTH([.H876])" office:value-type="float" office:value="5">
            <text:p>5</text:p>
          </table:table-cell>
          <table:table-cell table:formula="of:=&quot;May &quot; &amp; [.B876]" office:value-type="string" office:string-value="May 2010">
            <text:p>May 2010</text:p>
          </table:table-cell>
          <table:table-cell table:formula="of:=DAY([.H876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0-05-24">
            <text:p>05/24/10</text:p>
          </table:table-cell>
        </table:table-row>
        <table:table-row table:style-name="ro1">
          <table:table-cell table:formula="of:=YEAR([.H877])&amp;RIGHT(&quot;0&quot;&amp;MONTH([.H877]);2)&amp;RIGHT(&quot;0&quot;&amp;DAY([.H877]);2)" office:value-type="string" office:string-value="20100525">
            <text:p>20100525</text:p>
          </table:table-cell>
          <table:table-cell table:formula="of:=YEAR([.H877])" office:value-type="float" office:value="2010">
            <text:p>2010</text:p>
          </table:table-cell>
          <table:table-cell table:formula="of:=ROUNDUP(MONTH([.H877])/3)" office:value-type="float" office:value="2">
            <text:p>2</text:p>
          </table:table-cell>
          <table:table-cell table:formula="of:=MONTH([.H877])" office:value-type="float" office:value="5">
            <text:p>5</text:p>
          </table:table-cell>
          <table:table-cell table:formula="of:=&quot;May &quot; &amp; [.B877]" office:value-type="string" office:string-value="May 2010">
            <text:p>May 2010</text:p>
          </table:table-cell>
          <table:table-cell table:formula="of:=DAY([.H877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0-05-25">
            <text:p>05/25/10</text:p>
          </table:table-cell>
        </table:table-row>
        <table:table-row table:style-name="ro1">
          <table:table-cell table:formula="of:=YEAR([.H878])&amp;RIGHT(&quot;0&quot;&amp;MONTH([.H878]);2)&amp;RIGHT(&quot;0&quot;&amp;DAY([.H878]);2)" office:value-type="string" office:string-value="20100526">
            <text:p>20100526</text:p>
          </table:table-cell>
          <table:table-cell table:formula="of:=YEAR([.H878])" office:value-type="float" office:value="2010">
            <text:p>2010</text:p>
          </table:table-cell>
          <table:table-cell table:formula="of:=ROUNDUP(MONTH([.H878])/3)" office:value-type="float" office:value="2">
            <text:p>2</text:p>
          </table:table-cell>
          <table:table-cell table:formula="of:=MONTH([.H878])" office:value-type="float" office:value="5">
            <text:p>5</text:p>
          </table:table-cell>
          <table:table-cell table:formula="of:=&quot;May &quot; &amp; [.B878]" office:value-type="string" office:string-value="May 2010">
            <text:p>May 2010</text:p>
          </table:table-cell>
          <table:table-cell table:formula="of:=DAY([.H878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0-05-26">
            <text:p>05/26/10</text:p>
          </table:table-cell>
        </table:table-row>
        <table:table-row table:style-name="ro1">
          <table:table-cell table:formula="of:=YEAR([.H879])&amp;RIGHT(&quot;0&quot;&amp;MONTH([.H879]);2)&amp;RIGHT(&quot;0&quot;&amp;DAY([.H879]);2)" office:value-type="string" office:string-value="20100527">
            <text:p>20100527</text:p>
          </table:table-cell>
          <table:table-cell table:formula="of:=YEAR([.H879])" office:value-type="float" office:value="2010">
            <text:p>2010</text:p>
          </table:table-cell>
          <table:table-cell table:formula="of:=ROUNDUP(MONTH([.H879])/3)" office:value-type="float" office:value="2">
            <text:p>2</text:p>
          </table:table-cell>
          <table:table-cell table:formula="of:=MONTH([.H879])" office:value-type="float" office:value="5">
            <text:p>5</text:p>
          </table:table-cell>
          <table:table-cell table:formula="of:=&quot;May &quot; &amp; [.B879]" office:value-type="string" office:string-value="May 2010">
            <text:p>May 2010</text:p>
          </table:table-cell>
          <table:table-cell table:formula="of:=DAY([.H879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0-05-27">
            <text:p>05/27/10</text:p>
          </table:table-cell>
        </table:table-row>
        <table:table-row table:style-name="ro1">
          <table:table-cell table:formula="of:=YEAR([.H880])&amp;RIGHT(&quot;0&quot;&amp;MONTH([.H880]);2)&amp;RIGHT(&quot;0&quot;&amp;DAY([.H880]);2)" office:value-type="string" office:string-value="20100528">
            <text:p>20100528</text:p>
          </table:table-cell>
          <table:table-cell table:formula="of:=YEAR([.H880])" office:value-type="float" office:value="2010">
            <text:p>2010</text:p>
          </table:table-cell>
          <table:table-cell table:formula="of:=ROUNDUP(MONTH([.H880])/3)" office:value-type="float" office:value="2">
            <text:p>2</text:p>
          </table:table-cell>
          <table:table-cell table:formula="of:=MONTH([.H880])" office:value-type="float" office:value="5">
            <text:p>5</text:p>
          </table:table-cell>
          <table:table-cell table:formula="of:=&quot;May &quot; &amp; [.B880]" office:value-type="string" office:string-value="May 2010">
            <text:p>May 2010</text:p>
          </table:table-cell>
          <table:table-cell table:formula="of:=DAY([.H880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0-05-28">
            <text:p>05/28/10</text:p>
          </table:table-cell>
        </table:table-row>
        <table:table-row table:style-name="ro1">
          <table:table-cell table:formula="of:=YEAR([.H881])&amp;RIGHT(&quot;0&quot;&amp;MONTH([.H881]);2)&amp;RIGHT(&quot;0&quot;&amp;DAY([.H881]);2)" office:value-type="string" office:string-value="20100529">
            <text:p>20100529</text:p>
          </table:table-cell>
          <table:table-cell table:formula="of:=YEAR([.H881])" office:value-type="float" office:value="2010">
            <text:p>2010</text:p>
          </table:table-cell>
          <table:table-cell table:formula="of:=ROUNDUP(MONTH([.H881])/3)" office:value-type="float" office:value="2">
            <text:p>2</text:p>
          </table:table-cell>
          <table:table-cell table:formula="of:=MONTH([.H881])" office:value-type="float" office:value="5">
            <text:p>5</text:p>
          </table:table-cell>
          <table:table-cell table:formula="of:=&quot;May &quot; &amp; [.B881]" office:value-type="string" office:string-value="May 2010">
            <text:p>May 2010</text:p>
          </table:table-cell>
          <table:table-cell table:formula="of:=DAY([.H881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0-05-29">
            <text:p>05/29/10</text:p>
          </table:table-cell>
        </table:table-row>
        <table:table-row table:style-name="ro1">
          <table:table-cell table:formula="of:=YEAR([.H882])&amp;RIGHT(&quot;0&quot;&amp;MONTH([.H882]);2)&amp;RIGHT(&quot;0&quot;&amp;DAY([.H882]);2)" office:value-type="string" office:string-value="20100530">
            <text:p>20100530</text:p>
          </table:table-cell>
          <table:table-cell table:formula="of:=YEAR([.H882])" office:value-type="float" office:value="2010">
            <text:p>2010</text:p>
          </table:table-cell>
          <table:table-cell table:formula="of:=ROUNDUP(MONTH([.H882])/3)" office:value-type="float" office:value="2">
            <text:p>2</text:p>
          </table:table-cell>
          <table:table-cell table:formula="of:=MONTH([.H882])" office:value-type="float" office:value="5">
            <text:p>5</text:p>
          </table:table-cell>
          <table:table-cell table:formula="of:=&quot;May &quot; &amp; [.B882]" office:value-type="string" office:string-value="May 2010">
            <text:p>May 2010</text:p>
          </table:table-cell>
          <table:table-cell table:formula="of:=DAY([.H882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0-05-30">
            <text:p>05/30/10</text:p>
          </table:table-cell>
        </table:table-row>
        <table:table-row table:style-name="ro1">
          <table:table-cell table:formula="of:=YEAR([.H883])&amp;RIGHT(&quot;0&quot;&amp;MONTH([.H883]);2)&amp;RIGHT(&quot;0&quot;&amp;DAY([.H883]);2)" office:value-type="string" office:string-value="20100531">
            <text:p>20100531</text:p>
          </table:table-cell>
          <table:table-cell table:formula="of:=YEAR([.H883])" office:value-type="float" office:value="2010">
            <text:p>2010</text:p>
          </table:table-cell>
          <table:table-cell table:formula="of:=ROUNDUP(MONTH([.H883])/3)" office:value-type="float" office:value="2">
            <text:p>2</text:p>
          </table:table-cell>
          <table:table-cell table:formula="of:=MONTH([.H883])" office:value-type="float" office:value="5">
            <text:p>5</text:p>
          </table:table-cell>
          <table:table-cell table:formula="of:=&quot;May &quot; &amp; [.B883]" office:value-type="string" office:string-value="May 2010">
            <text:p>May 2010</text:p>
          </table:table-cell>
          <table:table-cell table:formula="of:=DAY([.H883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0-05-31">
            <text:p>05/31/10</text:p>
          </table:table-cell>
        </table:table-row>
        <table:table-row table:style-name="ro1">
          <table:table-cell table:formula="of:=YEAR([.H884])&amp;RIGHT(&quot;0&quot;&amp;MONTH([.H884]);2)&amp;RIGHT(&quot;0&quot;&amp;DAY([.H884]);2)" office:value-type="string" office:string-value="20100601">
            <text:p>20100601</text:p>
          </table:table-cell>
          <table:table-cell table:formula="of:=YEAR([.H884])" office:value-type="float" office:value="2010">
            <text:p>2010</text:p>
          </table:table-cell>
          <table:table-cell table:formula="of:=ROUNDUP(MONTH([.H884])/3)" office:value-type="float" office:value="2">
            <text:p>2</text:p>
          </table:table-cell>
          <table:table-cell table:formula="of:=MONTH([.H884])" office:value-type="float" office:value="6">
            <text:p>6</text:p>
          </table:table-cell>
          <table:table-cell table:formula="of:=&quot;Jun &quot; &amp; [.B884]" office:value-type="string" office:string-value="Jun 2010">
            <text:p>Jun 2010</text:p>
          </table:table-cell>
          <table:table-cell table:formula="of:=DAY([.H884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0-06-01">
            <text:p>06/01/10</text:p>
          </table:table-cell>
        </table:table-row>
        <table:table-row table:style-name="ro1">
          <table:table-cell table:formula="of:=YEAR([.H885])&amp;RIGHT(&quot;0&quot;&amp;MONTH([.H885]);2)&amp;RIGHT(&quot;0&quot;&amp;DAY([.H885]);2)" office:value-type="string" office:string-value="20100602">
            <text:p>20100602</text:p>
          </table:table-cell>
          <table:table-cell table:formula="of:=YEAR([.H885])" office:value-type="float" office:value="2010">
            <text:p>2010</text:p>
          </table:table-cell>
          <table:table-cell table:formula="of:=ROUNDUP(MONTH([.H885])/3)" office:value-type="float" office:value="2">
            <text:p>2</text:p>
          </table:table-cell>
          <table:table-cell table:formula="of:=MONTH([.H885])" office:value-type="float" office:value="6">
            <text:p>6</text:p>
          </table:table-cell>
          <table:table-cell table:formula="of:=&quot;Jun &quot; &amp; [.B885]" office:value-type="string" office:string-value="Jun 2010">
            <text:p>Jun 2010</text:p>
          </table:table-cell>
          <table:table-cell table:formula="of:=DAY([.H885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0-06-02">
            <text:p>06/02/10</text:p>
          </table:table-cell>
        </table:table-row>
        <table:table-row table:style-name="ro1">
          <table:table-cell table:formula="of:=YEAR([.H886])&amp;RIGHT(&quot;0&quot;&amp;MONTH([.H886]);2)&amp;RIGHT(&quot;0&quot;&amp;DAY([.H886]);2)" office:value-type="string" office:string-value="20100603">
            <text:p>20100603</text:p>
          </table:table-cell>
          <table:table-cell table:formula="of:=YEAR([.H886])" office:value-type="float" office:value="2010">
            <text:p>2010</text:p>
          </table:table-cell>
          <table:table-cell table:formula="of:=ROUNDUP(MONTH([.H886])/3)" office:value-type="float" office:value="2">
            <text:p>2</text:p>
          </table:table-cell>
          <table:table-cell table:formula="of:=MONTH([.H886])" office:value-type="float" office:value="6">
            <text:p>6</text:p>
          </table:table-cell>
          <table:table-cell table:formula="of:=&quot;Jun &quot; &amp; [.B886]" office:value-type="string" office:string-value="Jun 2010">
            <text:p>Jun 2010</text:p>
          </table:table-cell>
          <table:table-cell table:formula="of:=DAY([.H886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0-06-03">
            <text:p>06/03/10</text:p>
          </table:table-cell>
        </table:table-row>
        <table:table-row table:style-name="ro1">
          <table:table-cell table:formula="of:=YEAR([.H887])&amp;RIGHT(&quot;0&quot;&amp;MONTH([.H887]);2)&amp;RIGHT(&quot;0&quot;&amp;DAY([.H887]);2)" office:value-type="string" office:string-value="20100604">
            <text:p>20100604</text:p>
          </table:table-cell>
          <table:table-cell table:formula="of:=YEAR([.H887])" office:value-type="float" office:value="2010">
            <text:p>2010</text:p>
          </table:table-cell>
          <table:table-cell table:formula="of:=ROUNDUP(MONTH([.H887])/3)" office:value-type="float" office:value="2">
            <text:p>2</text:p>
          </table:table-cell>
          <table:table-cell table:formula="of:=MONTH([.H887])" office:value-type="float" office:value="6">
            <text:p>6</text:p>
          </table:table-cell>
          <table:table-cell table:formula="of:=&quot;Jun &quot; &amp; [.B887]" office:value-type="string" office:string-value="Jun 2010">
            <text:p>Jun 2010</text:p>
          </table:table-cell>
          <table:table-cell table:formula="of:=DAY([.H887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0-06-04">
            <text:p>06/04/10</text:p>
          </table:table-cell>
        </table:table-row>
        <table:table-row table:style-name="ro1">
          <table:table-cell table:formula="of:=YEAR([.H888])&amp;RIGHT(&quot;0&quot;&amp;MONTH([.H888]);2)&amp;RIGHT(&quot;0&quot;&amp;DAY([.H888]);2)" office:value-type="string" office:string-value="20100605">
            <text:p>20100605</text:p>
          </table:table-cell>
          <table:table-cell table:formula="of:=YEAR([.H888])" office:value-type="float" office:value="2010">
            <text:p>2010</text:p>
          </table:table-cell>
          <table:table-cell table:formula="of:=ROUNDUP(MONTH([.H888])/3)" office:value-type="float" office:value="2">
            <text:p>2</text:p>
          </table:table-cell>
          <table:table-cell table:formula="of:=MONTH([.H888])" office:value-type="float" office:value="6">
            <text:p>6</text:p>
          </table:table-cell>
          <table:table-cell table:formula="of:=&quot;Jun &quot; &amp; [.B888]" office:value-type="string" office:string-value="Jun 2010">
            <text:p>Jun 2010</text:p>
          </table:table-cell>
          <table:table-cell table:formula="of:=DAY([.H888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0-06-05">
            <text:p>06/05/10</text:p>
          </table:table-cell>
        </table:table-row>
        <table:table-row table:style-name="ro1">
          <table:table-cell table:formula="of:=YEAR([.H889])&amp;RIGHT(&quot;0&quot;&amp;MONTH([.H889]);2)&amp;RIGHT(&quot;0&quot;&amp;DAY([.H889]);2)" office:value-type="string" office:string-value="20100606">
            <text:p>20100606</text:p>
          </table:table-cell>
          <table:table-cell table:formula="of:=YEAR([.H889])" office:value-type="float" office:value="2010">
            <text:p>2010</text:p>
          </table:table-cell>
          <table:table-cell table:formula="of:=ROUNDUP(MONTH([.H889])/3)" office:value-type="float" office:value="2">
            <text:p>2</text:p>
          </table:table-cell>
          <table:table-cell table:formula="of:=MONTH([.H889])" office:value-type="float" office:value="6">
            <text:p>6</text:p>
          </table:table-cell>
          <table:table-cell table:formula="of:=&quot;Jun &quot; &amp; [.B889]" office:value-type="string" office:string-value="Jun 2010">
            <text:p>Jun 2010</text:p>
          </table:table-cell>
          <table:table-cell table:formula="of:=DAY([.H889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0-06-06">
            <text:p>06/06/10</text:p>
          </table:table-cell>
        </table:table-row>
        <table:table-row table:style-name="ro1">
          <table:table-cell table:formula="of:=YEAR([.H890])&amp;RIGHT(&quot;0&quot;&amp;MONTH([.H890]);2)&amp;RIGHT(&quot;0&quot;&amp;DAY([.H890]);2)" office:value-type="string" office:string-value="20100607">
            <text:p>20100607</text:p>
          </table:table-cell>
          <table:table-cell table:formula="of:=YEAR([.H890])" office:value-type="float" office:value="2010">
            <text:p>2010</text:p>
          </table:table-cell>
          <table:table-cell table:formula="of:=ROUNDUP(MONTH([.H890])/3)" office:value-type="float" office:value="2">
            <text:p>2</text:p>
          </table:table-cell>
          <table:table-cell table:formula="of:=MONTH([.H890])" office:value-type="float" office:value="6">
            <text:p>6</text:p>
          </table:table-cell>
          <table:table-cell table:formula="of:=&quot;Jun &quot; &amp; [.B890]" office:value-type="string" office:string-value="Jun 2010">
            <text:p>Jun 2010</text:p>
          </table:table-cell>
          <table:table-cell table:formula="of:=DAY([.H890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0-06-07">
            <text:p>06/07/10</text:p>
          </table:table-cell>
        </table:table-row>
        <table:table-row table:style-name="ro1">
          <table:table-cell table:formula="of:=YEAR([.H891])&amp;RIGHT(&quot;0&quot;&amp;MONTH([.H891]);2)&amp;RIGHT(&quot;0&quot;&amp;DAY([.H891]);2)" office:value-type="string" office:string-value="20100608">
            <text:p>20100608</text:p>
          </table:table-cell>
          <table:table-cell table:formula="of:=YEAR([.H891])" office:value-type="float" office:value="2010">
            <text:p>2010</text:p>
          </table:table-cell>
          <table:table-cell table:formula="of:=ROUNDUP(MONTH([.H891])/3)" office:value-type="float" office:value="2">
            <text:p>2</text:p>
          </table:table-cell>
          <table:table-cell table:formula="of:=MONTH([.H891])" office:value-type="float" office:value="6">
            <text:p>6</text:p>
          </table:table-cell>
          <table:table-cell table:formula="of:=&quot;Jun &quot; &amp; [.B891]" office:value-type="string" office:string-value="Jun 2010">
            <text:p>Jun 2010</text:p>
          </table:table-cell>
          <table:table-cell table:formula="of:=DAY([.H891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0-06-08">
            <text:p>06/08/10</text:p>
          </table:table-cell>
        </table:table-row>
        <table:table-row table:style-name="ro1">
          <table:table-cell table:formula="of:=YEAR([.H892])&amp;RIGHT(&quot;0&quot;&amp;MONTH([.H892]);2)&amp;RIGHT(&quot;0&quot;&amp;DAY([.H892]);2)" office:value-type="string" office:string-value="20100609">
            <text:p>20100609</text:p>
          </table:table-cell>
          <table:table-cell table:formula="of:=YEAR([.H892])" office:value-type="float" office:value="2010">
            <text:p>2010</text:p>
          </table:table-cell>
          <table:table-cell table:formula="of:=ROUNDUP(MONTH([.H892])/3)" office:value-type="float" office:value="2">
            <text:p>2</text:p>
          </table:table-cell>
          <table:table-cell table:formula="of:=MONTH([.H892])" office:value-type="float" office:value="6">
            <text:p>6</text:p>
          </table:table-cell>
          <table:table-cell table:formula="of:=&quot;Jun &quot; &amp; [.B892]" office:value-type="string" office:string-value="Jun 2010">
            <text:p>Jun 2010</text:p>
          </table:table-cell>
          <table:table-cell table:formula="of:=DAY([.H892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0-06-09">
            <text:p>06/09/10</text:p>
          </table:table-cell>
        </table:table-row>
        <table:table-row table:style-name="ro1">
          <table:table-cell table:formula="of:=YEAR([.H893])&amp;RIGHT(&quot;0&quot;&amp;MONTH([.H893]);2)&amp;RIGHT(&quot;0&quot;&amp;DAY([.H893]);2)" office:value-type="string" office:string-value="20100610">
            <text:p>20100610</text:p>
          </table:table-cell>
          <table:table-cell table:formula="of:=YEAR([.H893])" office:value-type="float" office:value="2010">
            <text:p>2010</text:p>
          </table:table-cell>
          <table:table-cell table:formula="of:=ROUNDUP(MONTH([.H893])/3)" office:value-type="float" office:value="2">
            <text:p>2</text:p>
          </table:table-cell>
          <table:table-cell table:formula="of:=MONTH([.H893])" office:value-type="float" office:value="6">
            <text:p>6</text:p>
          </table:table-cell>
          <table:table-cell table:formula="of:=&quot;Jun &quot; &amp; [.B893]" office:value-type="string" office:string-value="Jun 2010">
            <text:p>Jun 2010</text:p>
          </table:table-cell>
          <table:table-cell table:formula="of:=DAY([.H893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0-06-10">
            <text:p>06/10/10</text:p>
          </table:table-cell>
        </table:table-row>
        <table:table-row table:style-name="ro1">
          <table:table-cell table:formula="of:=YEAR([.H894])&amp;RIGHT(&quot;0&quot;&amp;MONTH([.H894]);2)&amp;RIGHT(&quot;0&quot;&amp;DAY([.H894]);2)" office:value-type="string" office:string-value="20100611">
            <text:p>20100611</text:p>
          </table:table-cell>
          <table:table-cell table:formula="of:=YEAR([.H894])" office:value-type="float" office:value="2010">
            <text:p>2010</text:p>
          </table:table-cell>
          <table:table-cell table:formula="of:=ROUNDUP(MONTH([.H894])/3)" office:value-type="float" office:value="2">
            <text:p>2</text:p>
          </table:table-cell>
          <table:table-cell table:formula="of:=MONTH([.H894])" office:value-type="float" office:value="6">
            <text:p>6</text:p>
          </table:table-cell>
          <table:table-cell table:formula="of:=&quot;Jun &quot; &amp; [.B894]" office:value-type="string" office:string-value="Jun 2010">
            <text:p>Jun 2010</text:p>
          </table:table-cell>
          <table:table-cell table:formula="of:=DAY([.H894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0-06-11">
            <text:p>06/11/10</text:p>
          </table:table-cell>
        </table:table-row>
        <table:table-row table:style-name="ro1">
          <table:table-cell table:formula="of:=YEAR([.H895])&amp;RIGHT(&quot;0&quot;&amp;MONTH([.H895]);2)&amp;RIGHT(&quot;0&quot;&amp;DAY([.H895]);2)" office:value-type="string" office:string-value="20100612">
            <text:p>20100612</text:p>
          </table:table-cell>
          <table:table-cell table:formula="of:=YEAR([.H895])" office:value-type="float" office:value="2010">
            <text:p>2010</text:p>
          </table:table-cell>
          <table:table-cell table:formula="of:=ROUNDUP(MONTH([.H895])/3)" office:value-type="float" office:value="2">
            <text:p>2</text:p>
          </table:table-cell>
          <table:table-cell table:formula="of:=MONTH([.H895])" office:value-type="float" office:value="6">
            <text:p>6</text:p>
          </table:table-cell>
          <table:table-cell table:formula="of:=&quot;Jun &quot; &amp; [.B895]" office:value-type="string" office:string-value="Jun 2010">
            <text:p>Jun 2010</text:p>
          </table:table-cell>
          <table:table-cell table:formula="of:=DAY([.H895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0-06-12">
            <text:p>06/12/10</text:p>
          </table:table-cell>
        </table:table-row>
        <table:table-row table:style-name="ro1">
          <table:table-cell table:formula="of:=YEAR([.H896])&amp;RIGHT(&quot;0&quot;&amp;MONTH([.H896]);2)&amp;RIGHT(&quot;0&quot;&amp;DAY([.H896]);2)" office:value-type="string" office:string-value="20100613">
            <text:p>20100613</text:p>
          </table:table-cell>
          <table:table-cell table:formula="of:=YEAR([.H896])" office:value-type="float" office:value="2010">
            <text:p>2010</text:p>
          </table:table-cell>
          <table:table-cell table:formula="of:=ROUNDUP(MONTH([.H896])/3)" office:value-type="float" office:value="2">
            <text:p>2</text:p>
          </table:table-cell>
          <table:table-cell table:formula="of:=MONTH([.H896])" office:value-type="float" office:value="6">
            <text:p>6</text:p>
          </table:table-cell>
          <table:table-cell table:formula="of:=&quot;Jun &quot; &amp; [.B896]" office:value-type="string" office:string-value="Jun 2010">
            <text:p>Jun 2010</text:p>
          </table:table-cell>
          <table:table-cell table:formula="of:=DAY([.H896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0-06-13">
            <text:p>06/13/10</text:p>
          </table:table-cell>
        </table:table-row>
        <table:table-row table:style-name="ro1">
          <table:table-cell table:formula="of:=YEAR([.H897])&amp;RIGHT(&quot;0&quot;&amp;MONTH([.H897]);2)&amp;RIGHT(&quot;0&quot;&amp;DAY([.H897]);2)" office:value-type="string" office:string-value="20100614">
            <text:p>20100614</text:p>
          </table:table-cell>
          <table:table-cell table:formula="of:=YEAR([.H897])" office:value-type="float" office:value="2010">
            <text:p>2010</text:p>
          </table:table-cell>
          <table:table-cell table:formula="of:=ROUNDUP(MONTH([.H897])/3)" office:value-type="float" office:value="2">
            <text:p>2</text:p>
          </table:table-cell>
          <table:table-cell table:formula="of:=MONTH([.H897])" office:value-type="float" office:value="6">
            <text:p>6</text:p>
          </table:table-cell>
          <table:table-cell table:formula="of:=&quot;Jun &quot; &amp; [.B897]" office:value-type="string" office:string-value="Jun 2010">
            <text:p>Jun 2010</text:p>
          </table:table-cell>
          <table:table-cell table:formula="of:=DAY([.H897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0-06-14">
            <text:p>06/14/10</text:p>
          </table:table-cell>
        </table:table-row>
        <table:table-row table:style-name="ro1">
          <table:table-cell table:formula="of:=YEAR([.H898])&amp;RIGHT(&quot;0&quot;&amp;MONTH([.H898]);2)&amp;RIGHT(&quot;0&quot;&amp;DAY([.H898]);2)" office:value-type="string" office:string-value="20100615">
            <text:p>20100615</text:p>
          </table:table-cell>
          <table:table-cell table:formula="of:=YEAR([.H898])" office:value-type="float" office:value="2010">
            <text:p>2010</text:p>
          </table:table-cell>
          <table:table-cell table:formula="of:=ROUNDUP(MONTH([.H898])/3)" office:value-type="float" office:value="2">
            <text:p>2</text:p>
          </table:table-cell>
          <table:table-cell table:formula="of:=MONTH([.H898])" office:value-type="float" office:value="6">
            <text:p>6</text:p>
          </table:table-cell>
          <table:table-cell table:formula="of:=&quot;Jun &quot; &amp; [.B898]" office:value-type="string" office:string-value="Jun 2010">
            <text:p>Jun 2010</text:p>
          </table:table-cell>
          <table:table-cell table:formula="of:=DAY([.H898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0-06-15">
            <text:p>06/15/10</text:p>
          </table:table-cell>
        </table:table-row>
        <table:table-row table:style-name="ro1">
          <table:table-cell table:formula="of:=YEAR([.H899])&amp;RIGHT(&quot;0&quot;&amp;MONTH([.H899]);2)&amp;RIGHT(&quot;0&quot;&amp;DAY([.H899]);2)" office:value-type="string" office:string-value="20100616">
            <text:p>20100616</text:p>
          </table:table-cell>
          <table:table-cell table:formula="of:=YEAR([.H899])" office:value-type="float" office:value="2010">
            <text:p>2010</text:p>
          </table:table-cell>
          <table:table-cell table:formula="of:=ROUNDUP(MONTH([.H899])/3)" office:value-type="float" office:value="2">
            <text:p>2</text:p>
          </table:table-cell>
          <table:table-cell table:formula="of:=MONTH([.H899])" office:value-type="float" office:value="6">
            <text:p>6</text:p>
          </table:table-cell>
          <table:table-cell table:formula="of:=&quot;Jun &quot; &amp; [.B899]" office:value-type="string" office:string-value="Jun 2010">
            <text:p>Jun 2010</text:p>
          </table:table-cell>
          <table:table-cell table:formula="of:=DAY([.H899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0-06-16">
            <text:p>06/16/10</text:p>
          </table:table-cell>
        </table:table-row>
        <table:table-row table:style-name="ro1">
          <table:table-cell table:formula="of:=YEAR([.H900])&amp;RIGHT(&quot;0&quot;&amp;MONTH([.H900]);2)&amp;RIGHT(&quot;0&quot;&amp;DAY([.H900]);2)" office:value-type="string" office:string-value="20100617">
            <text:p>20100617</text:p>
          </table:table-cell>
          <table:table-cell table:formula="of:=YEAR([.H900])" office:value-type="float" office:value="2010">
            <text:p>2010</text:p>
          </table:table-cell>
          <table:table-cell table:formula="of:=ROUNDUP(MONTH([.H900])/3)" office:value-type="float" office:value="2">
            <text:p>2</text:p>
          </table:table-cell>
          <table:table-cell table:formula="of:=MONTH([.H900])" office:value-type="float" office:value="6">
            <text:p>6</text:p>
          </table:table-cell>
          <table:table-cell table:formula="of:=&quot;Jun &quot; &amp; [.B900]" office:value-type="string" office:string-value="Jun 2010">
            <text:p>Jun 2010</text:p>
          </table:table-cell>
          <table:table-cell table:formula="of:=DAY([.H900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0-06-17">
            <text:p>06/17/10</text:p>
          </table:table-cell>
        </table:table-row>
        <table:table-row table:style-name="ro1">
          <table:table-cell table:formula="of:=YEAR([.H901])&amp;RIGHT(&quot;0&quot;&amp;MONTH([.H901]);2)&amp;RIGHT(&quot;0&quot;&amp;DAY([.H901]);2)" office:value-type="string" office:string-value="20100618">
            <text:p>20100618</text:p>
          </table:table-cell>
          <table:table-cell table:formula="of:=YEAR([.H901])" office:value-type="float" office:value="2010">
            <text:p>2010</text:p>
          </table:table-cell>
          <table:table-cell table:formula="of:=ROUNDUP(MONTH([.H901])/3)" office:value-type="float" office:value="2">
            <text:p>2</text:p>
          </table:table-cell>
          <table:table-cell table:formula="of:=MONTH([.H901])" office:value-type="float" office:value="6">
            <text:p>6</text:p>
          </table:table-cell>
          <table:table-cell table:formula="of:=&quot;Jun &quot; &amp; [.B901]" office:value-type="string" office:string-value="Jun 2010">
            <text:p>Jun 2010</text:p>
          </table:table-cell>
          <table:table-cell table:formula="of:=DAY([.H901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0-06-18">
            <text:p>06/18/10</text:p>
          </table:table-cell>
        </table:table-row>
        <table:table-row table:style-name="ro1">
          <table:table-cell table:formula="of:=YEAR([.H902])&amp;RIGHT(&quot;0&quot;&amp;MONTH([.H902]);2)&amp;RIGHT(&quot;0&quot;&amp;DAY([.H902]);2)" office:value-type="string" office:string-value="20100619">
            <text:p>20100619</text:p>
          </table:table-cell>
          <table:table-cell table:formula="of:=YEAR([.H902])" office:value-type="float" office:value="2010">
            <text:p>2010</text:p>
          </table:table-cell>
          <table:table-cell table:formula="of:=ROUNDUP(MONTH([.H902])/3)" office:value-type="float" office:value="2">
            <text:p>2</text:p>
          </table:table-cell>
          <table:table-cell table:formula="of:=MONTH([.H902])" office:value-type="float" office:value="6">
            <text:p>6</text:p>
          </table:table-cell>
          <table:table-cell table:formula="of:=&quot;Jun &quot; &amp; [.B902]" office:value-type="string" office:string-value="Jun 2010">
            <text:p>Jun 2010</text:p>
          </table:table-cell>
          <table:table-cell table:formula="of:=DAY([.H902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0-06-19">
            <text:p>06/19/10</text:p>
          </table:table-cell>
        </table:table-row>
        <table:table-row table:style-name="ro1">
          <table:table-cell table:formula="of:=YEAR([.H903])&amp;RIGHT(&quot;0&quot;&amp;MONTH([.H903]);2)&amp;RIGHT(&quot;0&quot;&amp;DAY([.H903]);2)" office:value-type="string" office:string-value="20100620">
            <text:p>20100620</text:p>
          </table:table-cell>
          <table:table-cell table:formula="of:=YEAR([.H903])" office:value-type="float" office:value="2010">
            <text:p>2010</text:p>
          </table:table-cell>
          <table:table-cell table:formula="of:=ROUNDUP(MONTH([.H903])/3)" office:value-type="float" office:value="2">
            <text:p>2</text:p>
          </table:table-cell>
          <table:table-cell table:formula="of:=MONTH([.H903])" office:value-type="float" office:value="6">
            <text:p>6</text:p>
          </table:table-cell>
          <table:table-cell table:formula="of:=&quot;Jun &quot; &amp; [.B903]" office:value-type="string" office:string-value="Jun 2010">
            <text:p>Jun 2010</text:p>
          </table:table-cell>
          <table:table-cell table:formula="of:=DAY([.H903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0-06-20">
            <text:p>06/20/10</text:p>
          </table:table-cell>
        </table:table-row>
        <table:table-row table:style-name="ro1">
          <table:table-cell table:formula="of:=YEAR([.H904])&amp;RIGHT(&quot;0&quot;&amp;MONTH([.H904]);2)&amp;RIGHT(&quot;0&quot;&amp;DAY([.H904]);2)" office:value-type="string" office:string-value="20100621">
            <text:p>20100621</text:p>
          </table:table-cell>
          <table:table-cell table:formula="of:=YEAR([.H904])" office:value-type="float" office:value="2010">
            <text:p>2010</text:p>
          </table:table-cell>
          <table:table-cell table:formula="of:=ROUNDUP(MONTH([.H904])/3)" office:value-type="float" office:value="2">
            <text:p>2</text:p>
          </table:table-cell>
          <table:table-cell table:formula="of:=MONTH([.H904])" office:value-type="float" office:value="6">
            <text:p>6</text:p>
          </table:table-cell>
          <table:table-cell table:formula="of:=&quot;Jun &quot; &amp; [.B904]" office:value-type="string" office:string-value="Jun 2010">
            <text:p>Jun 2010</text:p>
          </table:table-cell>
          <table:table-cell table:formula="of:=DAY([.H904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0-06-21">
            <text:p>06/21/10</text:p>
          </table:table-cell>
        </table:table-row>
        <table:table-row table:style-name="ro1">
          <table:table-cell table:formula="of:=YEAR([.H905])&amp;RIGHT(&quot;0&quot;&amp;MONTH([.H905]);2)&amp;RIGHT(&quot;0&quot;&amp;DAY([.H905]);2)" office:value-type="string" office:string-value="20100622">
            <text:p>20100622</text:p>
          </table:table-cell>
          <table:table-cell table:formula="of:=YEAR([.H905])" office:value-type="float" office:value="2010">
            <text:p>2010</text:p>
          </table:table-cell>
          <table:table-cell table:formula="of:=ROUNDUP(MONTH([.H905])/3)" office:value-type="float" office:value="2">
            <text:p>2</text:p>
          </table:table-cell>
          <table:table-cell table:formula="of:=MONTH([.H905])" office:value-type="float" office:value="6">
            <text:p>6</text:p>
          </table:table-cell>
          <table:table-cell table:formula="of:=&quot;Jun &quot; &amp; [.B905]" office:value-type="string" office:string-value="Jun 2010">
            <text:p>Jun 2010</text:p>
          </table:table-cell>
          <table:table-cell table:formula="of:=DAY([.H905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0-06-22">
            <text:p>06/22/10</text:p>
          </table:table-cell>
        </table:table-row>
        <table:table-row table:style-name="ro1">
          <table:table-cell table:formula="of:=YEAR([.H906])&amp;RIGHT(&quot;0&quot;&amp;MONTH([.H906]);2)&amp;RIGHT(&quot;0&quot;&amp;DAY([.H906]);2)" office:value-type="string" office:string-value="20100623">
            <text:p>20100623</text:p>
          </table:table-cell>
          <table:table-cell table:formula="of:=YEAR([.H906])" office:value-type="float" office:value="2010">
            <text:p>2010</text:p>
          </table:table-cell>
          <table:table-cell table:formula="of:=ROUNDUP(MONTH([.H906])/3)" office:value-type="float" office:value="2">
            <text:p>2</text:p>
          </table:table-cell>
          <table:table-cell table:formula="of:=MONTH([.H906])" office:value-type="float" office:value="6">
            <text:p>6</text:p>
          </table:table-cell>
          <table:table-cell table:formula="of:=&quot;Jun &quot; &amp; [.B906]" office:value-type="string" office:string-value="Jun 2010">
            <text:p>Jun 2010</text:p>
          </table:table-cell>
          <table:table-cell table:formula="of:=DAY([.H906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0-06-23">
            <text:p>06/23/10</text:p>
          </table:table-cell>
        </table:table-row>
        <table:table-row table:style-name="ro1">
          <table:table-cell table:formula="of:=YEAR([.H907])&amp;RIGHT(&quot;0&quot;&amp;MONTH([.H907]);2)&amp;RIGHT(&quot;0&quot;&amp;DAY([.H907]);2)" office:value-type="string" office:string-value="20100624">
            <text:p>20100624</text:p>
          </table:table-cell>
          <table:table-cell table:formula="of:=YEAR([.H907])" office:value-type="float" office:value="2010">
            <text:p>2010</text:p>
          </table:table-cell>
          <table:table-cell table:formula="of:=ROUNDUP(MONTH([.H907])/3)" office:value-type="float" office:value="2">
            <text:p>2</text:p>
          </table:table-cell>
          <table:table-cell table:formula="of:=MONTH([.H907])" office:value-type="float" office:value="6">
            <text:p>6</text:p>
          </table:table-cell>
          <table:table-cell table:formula="of:=&quot;Jun &quot; &amp; [.B907]" office:value-type="string" office:string-value="Jun 2010">
            <text:p>Jun 2010</text:p>
          </table:table-cell>
          <table:table-cell table:formula="of:=DAY([.H907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0-06-24">
            <text:p>06/24/10</text:p>
          </table:table-cell>
        </table:table-row>
        <table:table-row table:style-name="ro1">
          <table:table-cell table:formula="of:=YEAR([.H908])&amp;RIGHT(&quot;0&quot;&amp;MONTH([.H908]);2)&amp;RIGHT(&quot;0&quot;&amp;DAY([.H908]);2)" office:value-type="string" office:string-value="20100625">
            <text:p>20100625</text:p>
          </table:table-cell>
          <table:table-cell table:formula="of:=YEAR([.H908])" office:value-type="float" office:value="2010">
            <text:p>2010</text:p>
          </table:table-cell>
          <table:table-cell table:formula="of:=ROUNDUP(MONTH([.H908])/3)" office:value-type="float" office:value="2">
            <text:p>2</text:p>
          </table:table-cell>
          <table:table-cell table:formula="of:=MONTH([.H908])" office:value-type="float" office:value="6">
            <text:p>6</text:p>
          </table:table-cell>
          <table:table-cell table:formula="of:=&quot;Jun &quot; &amp; [.B908]" office:value-type="string" office:string-value="Jun 2010">
            <text:p>Jun 2010</text:p>
          </table:table-cell>
          <table:table-cell table:formula="of:=DAY([.H908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0-06-25">
            <text:p>06/25/10</text:p>
          </table:table-cell>
        </table:table-row>
        <table:table-row table:style-name="ro1">
          <table:table-cell table:formula="of:=YEAR([.H909])&amp;RIGHT(&quot;0&quot;&amp;MONTH([.H909]);2)&amp;RIGHT(&quot;0&quot;&amp;DAY([.H909]);2)" office:value-type="string" office:string-value="20100626">
            <text:p>20100626</text:p>
          </table:table-cell>
          <table:table-cell table:formula="of:=YEAR([.H909])" office:value-type="float" office:value="2010">
            <text:p>2010</text:p>
          </table:table-cell>
          <table:table-cell table:formula="of:=ROUNDUP(MONTH([.H909])/3)" office:value-type="float" office:value="2">
            <text:p>2</text:p>
          </table:table-cell>
          <table:table-cell table:formula="of:=MONTH([.H909])" office:value-type="float" office:value="6">
            <text:p>6</text:p>
          </table:table-cell>
          <table:table-cell table:formula="of:=&quot;Jun &quot; &amp; [.B909]" office:value-type="string" office:string-value="Jun 2010">
            <text:p>Jun 2010</text:p>
          </table:table-cell>
          <table:table-cell table:formula="of:=DAY([.H909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0-06-26">
            <text:p>06/26/10</text:p>
          </table:table-cell>
        </table:table-row>
        <table:table-row table:style-name="ro1">
          <table:table-cell table:formula="of:=YEAR([.H910])&amp;RIGHT(&quot;0&quot;&amp;MONTH([.H910]);2)&amp;RIGHT(&quot;0&quot;&amp;DAY([.H910]);2)" office:value-type="string" office:string-value="20100627">
            <text:p>20100627</text:p>
          </table:table-cell>
          <table:table-cell table:formula="of:=YEAR([.H910])" office:value-type="float" office:value="2010">
            <text:p>2010</text:p>
          </table:table-cell>
          <table:table-cell table:formula="of:=ROUNDUP(MONTH([.H910])/3)" office:value-type="float" office:value="2">
            <text:p>2</text:p>
          </table:table-cell>
          <table:table-cell table:formula="of:=MONTH([.H910])" office:value-type="float" office:value="6">
            <text:p>6</text:p>
          </table:table-cell>
          <table:table-cell table:formula="of:=&quot;Jun &quot; &amp; [.B910]" office:value-type="string" office:string-value="Jun 2010">
            <text:p>Jun 2010</text:p>
          </table:table-cell>
          <table:table-cell table:formula="of:=DAY([.H910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0-06-27">
            <text:p>06/27/10</text:p>
          </table:table-cell>
        </table:table-row>
        <table:table-row table:style-name="ro1">
          <table:table-cell table:formula="of:=YEAR([.H911])&amp;RIGHT(&quot;0&quot;&amp;MONTH([.H911]);2)&amp;RIGHT(&quot;0&quot;&amp;DAY([.H911]);2)" office:value-type="string" office:string-value="20100628">
            <text:p>20100628</text:p>
          </table:table-cell>
          <table:table-cell table:formula="of:=YEAR([.H911])" office:value-type="float" office:value="2010">
            <text:p>2010</text:p>
          </table:table-cell>
          <table:table-cell table:formula="of:=ROUNDUP(MONTH([.H911])/3)" office:value-type="float" office:value="2">
            <text:p>2</text:p>
          </table:table-cell>
          <table:table-cell table:formula="of:=MONTH([.H911])" office:value-type="float" office:value="6">
            <text:p>6</text:p>
          </table:table-cell>
          <table:table-cell table:formula="of:=&quot;Jun &quot; &amp; [.B911]" office:value-type="string" office:string-value="Jun 2010">
            <text:p>Jun 2010</text:p>
          </table:table-cell>
          <table:table-cell table:formula="of:=DAY([.H911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0-06-28">
            <text:p>06/28/10</text:p>
          </table:table-cell>
        </table:table-row>
        <table:table-row table:style-name="ro1">
          <table:table-cell table:formula="of:=YEAR([.H912])&amp;RIGHT(&quot;0&quot;&amp;MONTH([.H912]);2)&amp;RIGHT(&quot;0&quot;&amp;DAY([.H912]);2)" office:value-type="string" office:string-value="20100629">
            <text:p>20100629</text:p>
          </table:table-cell>
          <table:table-cell table:formula="of:=YEAR([.H912])" office:value-type="float" office:value="2010">
            <text:p>2010</text:p>
          </table:table-cell>
          <table:table-cell table:formula="of:=ROUNDUP(MONTH([.H912])/3)" office:value-type="float" office:value="2">
            <text:p>2</text:p>
          </table:table-cell>
          <table:table-cell table:formula="of:=MONTH([.H912])" office:value-type="float" office:value="6">
            <text:p>6</text:p>
          </table:table-cell>
          <table:table-cell table:formula="of:=&quot;Jun &quot; &amp; [.B912]" office:value-type="string" office:string-value="Jun 2010">
            <text:p>Jun 2010</text:p>
          </table:table-cell>
          <table:table-cell table:formula="of:=DAY([.H912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0-06-29">
            <text:p>06/29/10</text:p>
          </table:table-cell>
        </table:table-row>
        <table:table-row table:style-name="ro1">
          <table:table-cell table:formula="of:=YEAR([.H913])&amp;RIGHT(&quot;0&quot;&amp;MONTH([.H913]);2)&amp;RIGHT(&quot;0&quot;&amp;DAY([.H913]);2)" office:value-type="string" office:string-value="20100630">
            <text:p>20100630</text:p>
          </table:table-cell>
          <table:table-cell table:formula="of:=YEAR([.H913])" office:value-type="float" office:value="2010">
            <text:p>2010</text:p>
          </table:table-cell>
          <table:table-cell table:formula="of:=ROUNDUP(MONTH([.H913])/3)" office:value-type="float" office:value="2">
            <text:p>2</text:p>
          </table:table-cell>
          <table:table-cell table:formula="of:=MONTH([.H913])" office:value-type="float" office:value="6">
            <text:p>6</text:p>
          </table:table-cell>
          <table:table-cell table:formula="of:=&quot;Jun &quot; &amp; [.B913]" office:value-type="string" office:string-value="Jun 2010">
            <text:p>Jun 2010</text:p>
          </table:table-cell>
          <table:table-cell table:formula="of:=DAY([.H913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0-06-30">
            <text:p>06/30/10</text:p>
          </table:table-cell>
        </table:table-row>
        <table:table-row table:style-name="ro1">
          <table:table-cell table:formula="of:=YEAR([.H914])&amp;RIGHT(&quot;0&quot;&amp;MONTH([.H914]);2)&amp;RIGHT(&quot;0&quot;&amp;DAY([.H914]);2)" office:value-type="string" office:string-value="20100701">
            <text:p>20100701</text:p>
          </table:table-cell>
          <table:table-cell table:formula="of:=YEAR([.H914])" office:value-type="float" office:value="2010">
            <text:p>2010</text:p>
          </table:table-cell>
          <table:table-cell table:formula="of:=ROUNDUP(MONTH([.H914])/3)" office:value-type="float" office:value="3">
            <text:p>3</text:p>
          </table:table-cell>
          <table:table-cell table:formula="of:=MONTH([.H914])" office:value-type="float" office:value="7">
            <text:p>7</text:p>
          </table:table-cell>
          <table:table-cell table:formula="of:=&quot;Jul &quot; &amp; [.B914]" office:value-type="string" office:string-value="Jul 2010">
            <text:p>Jul 2010</text:p>
          </table:table-cell>
          <table:table-cell table:formula="of:=DAY([.H914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7-01">
            <text:p>07/01/10</text:p>
          </table:table-cell>
        </table:table-row>
        <table:table-row table:style-name="ro1">
          <table:table-cell table:formula="of:=YEAR([.H915])&amp;RIGHT(&quot;0&quot;&amp;MONTH([.H915]);2)&amp;RIGHT(&quot;0&quot;&amp;DAY([.H915]);2)" office:value-type="string" office:string-value="20100702">
            <text:p>20100702</text:p>
          </table:table-cell>
          <table:table-cell table:formula="of:=YEAR([.H915])" office:value-type="float" office:value="2010">
            <text:p>2010</text:p>
          </table:table-cell>
          <table:table-cell table:formula="of:=ROUNDUP(MONTH([.H915])/3)" office:value-type="float" office:value="3">
            <text:p>3</text:p>
          </table:table-cell>
          <table:table-cell table:formula="of:=MONTH([.H915])" office:value-type="float" office:value="7">
            <text:p>7</text:p>
          </table:table-cell>
          <table:table-cell table:formula="of:=&quot;Jul &quot; &amp; [.B915]" office:value-type="string" office:string-value="Jul 2010">
            <text:p>Jul 2010</text:p>
          </table:table-cell>
          <table:table-cell table:formula="of:=DAY([.H915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7-02">
            <text:p>07/02/10</text:p>
          </table:table-cell>
        </table:table-row>
        <table:table-row table:style-name="ro1">
          <table:table-cell table:formula="of:=YEAR([.H916])&amp;RIGHT(&quot;0&quot;&amp;MONTH([.H916]);2)&amp;RIGHT(&quot;0&quot;&amp;DAY([.H916]);2)" office:value-type="string" office:string-value="20100703">
            <text:p>20100703</text:p>
          </table:table-cell>
          <table:table-cell table:formula="of:=YEAR([.H916])" office:value-type="float" office:value="2010">
            <text:p>2010</text:p>
          </table:table-cell>
          <table:table-cell table:formula="of:=ROUNDUP(MONTH([.H916])/3)" office:value-type="float" office:value="3">
            <text:p>3</text:p>
          </table:table-cell>
          <table:table-cell table:formula="of:=MONTH([.H916])" office:value-type="float" office:value="7">
            <text:p>7</text:p>
          </table:table-cell>
          <table:table-cell table:formula="of:=&quot;Jul &quot; &amp; [.B916]" office:value-type="string" office:string-value="Jul 2010">
            <text:p>Jul 2010</text:p>
          </table:table-cell>
          <table:table-cell table:formula="of:=DAY([.H916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7-03">
            <text:p>07/03/10</text:p>
          </table:table-cell>
        </table:table-row>
        <table:table-row table:style-name="ro1">
          <table:table-cell table:formula="of:=YEAR([.H917])&amp;RIGHT(&quot;0&quot;&amp;MONTH([.H917]);2)&amp;RIGHT(&quot;0&quot;&amp;DAY([.H917]);2)" office:value-type="string" office:string-value="20100704">
            <text:p>20100704</text:p>
          </table:table-cell>
          <table:table-cell table:formula="of:=YEAR([.H917])" office:value-type="float" office:value="2010">
            <text:p>2010</text:p>
          </table:table-cell>
          <table:table-cell table:formula="of:=ROUNDUP(MONTH([.H917])/3)" office:value-type="float" office:value="3">
            <text:p>3</text:p>
          </table:table-cell>
          <table:table-cell table:formula="of:=MONTH([.H917])" office:value-type="float" office:value="7">
            <text:p>7</text:p>
          </table:table-cell>
          <table:table-cell table:formula="of:=&quot;Jul &quot; &amp; [.B917]" office:value-type="string" office:string-value="Jul 2010">
            <text:p>Jul 2010</text:p>
          </table:table-cell>
          <table:table-cell table:formula="of:=DAY([.H917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7-04">
            <text:p>07/04/10</text:p>
          </table:table-cell>
        </table:table-row>
        <table:table-row table:style-name="ro1">
          <table:table-cell table:formula="of:=YEAR([.H918])&amp;RIGHT(&quot;0&quot;&amp;MONTH([.H918]);2)&amp;RIGHT(&quot;0&quot;&amp;DAY([.H918]);2)" office:value-type="string" office:string-value="20100705">
            <text:p>20100705</text:p>
          </table:table-cell>
          <table:table-cell table:formula="of:=YEAR([.H918])" office:value-type="float" office:value="2010">
            <text:p>2010</text:p>
          </table:table-cell>
          <table:table-cell table:formula="of:=ROUNDUP(MONTH([.H918])/3)" office:value-type="float" office:value="3">
            <text:p>3</text:p>
          </table:table-cell>
          <table:table-cell table:formula="of:=MONTH([.H918])" office:value-type="float" office:value="7">
            <text:p>7</text:p>
          </table:table-cell>
          <table:table-cell table:formula="of:=&quot;Jul &quot; &amp; [.B918]" office:value-type="string" office:string-value="Jul 2010">
            <text:p>Jul 2010</text:p>
          </table:table-cell>
          <table:table-cell table:formula="of:=DAY([.H918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7-05">
            <text:p>07/05/10</text:p>
          </table:table-cell>
        </table:table-row>
        <table:table-row table:style-name="ro1">
          <table:table-cell table:formula="of:=YEAR([.H919])&amp;RIGHT(&quot;0&quot;&amp;MONTH([.H919]);2)&amp;RIGHT(&quot;0&quot;&amp;DAY([.H919]);2)" office:value-type="string" office:string-value="20100706">
            <text:p>20100706</text:p>
          </table:table-cell>
          <table:table-cell table:formula="of:=YEAR([.H919])" office:value-type="float" office:value="2010">
            <text:p>2010</text:p>
          </table:table-cell>
          <table:table-cell table:formula="of:=ROUNDUP(MONTH([.H919])/3)" office:value-type="float" office:value="3">
            <text:p>3</text:p>
          </table:table-cell>
          <table:table-cell table:formula="of:=MONTH([.H919])" office:value-type="float" office:value="7">
            <text:p>7</text:p>
          </table:table-cell>
          <table:table-cell table:formula="of:=&quot;Jul &quot; &amp; [.B919]" office:value-type="string" office:string-value="Jul 2010">
            <text:p>Jul 2010</text:p>
          </table:table-cell>
          <table:table-cell table:formula="of:=DAY([.H919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7-06">
            <text:p>07/06/10</text:p>
          </table:table-cell>
        </table:table-row>
        <table:table-row table:style-name="ro1">
          <table:table-cell table:formula="of:=YEAR([.H920])&amp;RIGHT(&quot;0&quot;&amp;MONTH([.H920]);2)&amp;RIGHT(&quot;0&quot;&amp;DAY([.H920]);2)" office:value-type="string" office:string-value="20100707">
            <text:p>20100707</text:p>
          </table:table-cell>
          <table:table-cell table:formula="of:=YEAR([.H920])" office:value-type="float" office:value="2010">
            <text:p>2010</text:p>
          </table:table-cell>
          <table:table-cell table:formula="of:=ROUNDUP(MONTH([.H920])/3)" office:value-type="float" office:value="3">
            <text:p>3</text:p>
          </table:table-cell>
          <table:table-cell table:formula="of:=MONTH([.H920])" office:value-type="float" office:value="7">
            <text:p>7</text:p>
          </table:table-cell>
          <table:table-cell table:formula="of:=&quot;Jul &quot; &amp; [.B920]" office:value-type="string" office:string-value="Jul 2010">
            <text:p>Jul 2010</text:p>
          </table:table-cell>
          <table:table-cell table:formula="of:=DAY([.H920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7-07">
            <text:p>07/07/10</text:p>
          </table:table-cell>
        </table:table-row>
        <table:table-row table:style-name="ro1">
          <table:table-cell table:formula="of:=YEAR([.H921])&amp;RIGHT(&quot;0&quot;&amp;MONTH([.H921]);2)&amp;RIGHT(&quot;0&quot;&amp;DAY([.H921]);2)" office:value-type="string" office:string-value="20100708">
            <text:p>20100708</text:p>
          </table:table-cell>
          <table:table-cell table:formula="of:=YEAR([.H921])" office:value-type="float" office:value="2010">
            <text:p>2010</text:p>
          </table:table-cell>
          <table:table-cell table:formula="of:=ROUNDUP(MONTH([.H921])/3)" office:value-type="float" office:value="3">
            <text:p>3</text:p>
          </table:table-cell>
          <table:table-cell table:formula="of:=MONTH([.H921])" office:value-type="float" office:value="7">
            <text:p>7</text:p>
          </table:table-cell>
          <table:table-cell table:formula="of:=&quot;Jul &quot; &amp; [.B921]" office:value-type="string" office:string-value="Jul 2010">
            <text:p>Jul 2010</text:p>
          </table:table-cell>
          <table:table-cell table:formula="of:=DAY([.H921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7-08">
            <text:p>07/08/10</text:p>
          </table:table-cell>
        </table:table-row>
        <table:table-row table:style-name="ro1">
          <table:table-cell table:formula="of:=YEAR([.H922])&amp;RIGHT(&quot;0&quot;&amp;MONTH([.H922]);2)&amp;RIGHT(&quot;0&quot;&amp;DAY([.H922]);2)" office:value-type="string" office:string-value="20100709">
            <text:p>20100709</text:p>
          </table:table-cell>
          <table:table-cell table:formula="of:=YEAR([.H922])" office:value-type="float" office:value="2010">
            <text:p>2010</text:p>
          </table:table-cell>
          <table:table-cell table:formula="of:=ROUNDUP(MONTH([.H922])/3)" office:value-type="float" office:value="3">
            <text:p>3</text:p>
          </table:table-cell>
          <table:table-cell table:formula="of:=MONTH([.H922])" office:value-type="float" office:value="7">
            <text:p>7</text:p>
          </table:table-cell>
          <table:table-cell table:formula="of:=&quot;Jul &quot; &amp; [.B922]" office:value-type="string" office:string-value="Jul 2010">
            <text:p>Jul 2010</text:p>
          </table:table-cell>
          <table:table-cell table:formula="of:=DAY([.H922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7-09">
            <text:p>07/09/10</text:p>
          </table:table-cell>
        </table:table-row>
        <table:table-row table:style-name="ro1">
          <table:table-cell table:formula="of:=YEAR([.H923])&amp;RIGHT(&quot;0&quot;&amp;MONTH([.H923]);2)&amp;RIGHT(&quot;0&quot;&amp;DAY([.H923]);2)" office:value-type="string" office:string-value="20100710">
            <text:p>20100710</text:p>
          </table:table-cell>
          <table:table-cell table:formula="of:=YEAR([.H923])" office:value-type="float" office:value="2010">
            <text:p>2010</text:p>
          </table:table-cell>
          <table:table-cell table:formula="of:=ROUNDUP(MONTH([.H923])/3)" office:value-type="float" office:value="3">
            <text:p>3</text:p>
          </table:table-cell>
          <table:table-cell table:formula="of:=MONTH([.H923])" office:value-type="float" office:value="7">
            <text:p>7</text:p>
          </table:table-cell>
          <table:table-cell table:formula="of:=&quot;Jul &quot; &amp; [.B923]" office:value-type="string" office:string-value="Jul 2010">
            <text:p>Jul 2010</text:p>
          </table:table-cell>
          <table:table-cell table:formula="of:=DAY([.H923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7-10">
            <text:p>07/10/10</text:p>
          </table:table-cell>
        </table:table-row>
        <table:table-row table:style-name="ro1">
          <table:table-cell table:formula="of:=YEAR([.H924])&amp;RIGHT(&quot;0&quot;&amp;MONTH([.H924]);2)&amp;RIGHT(&quot;0&quot;&amp;DAY([.H924]);2)" office:value-type="string" office:string-value="20100711">
            <text:p>20100711</text:p>
          </table:table-cell>
          <table:table-cell table:formula="of:=YEAR([.H924])" office:value-type="float" office:value="2010">
            <text:p>2010</text:p>
          </table:table-cell>
          <table:table-cell table:formula="of:=ROUNDUP(MONTH([.H924])/3)" office:value-type="float" office:value="3">
            <text:p>3</text:p>
          </table:table-cell>
          <table:table-cell table:formula="of:=MONTH([.H924])" office:value-type="float" office:value="7">
            <text:p>7</text:p>
          </table:table-cell>
          <table:table-cell table:formula="of:=&quot;Jul &quot; &amp; [.B924]" office:value-type="string" office:string-value="Jul 2010">
            <text:p>Jul 2010</text:p>
          </table:table-cell>
          <table:table-cell table:formula="of:=DAY([.H924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7-11">
            <text:p>07/11/10</text:p>
          </table:table-cell>
        </table:table-row>
        <table:table-row table:style-name="ro1">
          <table:table-cell table:formula="of:=YEAR([.H925])&amp;RIGHT(&quot;0&quot;&amp;MONTH([.H925]);2)&amp;RIGHT(&quot;0&quot;&amp;DAY([.H925]);2)" office:value-type="string" office:string-value="20100712">
            <text:p>20100712</text:p>
          </table:table-cell>
          <table:table-cell table:formula="of:=YEAR([.H925])" office:value-type="float" office:value="2010">
            <text:p>2010</text:p>
          </table:table-cell>
          <table:table-cell table:formula="of:=ROUNDUP(MONTH([.H925])/3)" office:value-type="float" office:value="3">
            <text:p>3</text:p>
          </table:table-cell>
          <table:table-cell table:formula="of:=MONTH([.H925])" office:value-type="float" office:value="7">
            <text:p>7</text:p>
          </table:table-cell>
          <table:table-cell table:formula="of:=&quot;Jul &quot; &amp; [.B925]" office:value-type="string" office:string-value="Jul 2010">
            <text:p>Jul 2010</text:p>
          </table:table-cell>
          <table:table-cell table:formula="of:=DAY([.H925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7-12">
            <text:p>07/12/10</text:p>
          </table:table-cell>
        </table:table-row>
        <table:table-row table:style-name="ro1">
          <table:table-cell table:formula="of:=YEAR([.H926])&amp;RIGHT(&quot;0&quot;&amp;MONTH([.H926]);2)&amp;RIGHT(&quot;0&quot;&amp;DAY([.H926]);2)" office:value-type="string" office:string-value="20100713">
            <text:p>20100713</text:p>
          </table:table-cell>
          <table:table-cell table:formula="of:=YEAR([.H926])" office:value-type="float" office:value="2010">
            <text:p>2010</text:p>
          </table:table-cell>
          <table:table-cell table:formula="of:=ROUNDUP(MONTH([.H926])/3)" office:value-type="float" office:value="3">
            <text:p>3</text:p>
          </table:table-cell>
          <table:table-cell table:formula="of:=MONTH([.H926])" office:value-type="float" office:value="7">
            <text:p>7</text:p>
          </table:table-cell>
          <table:table-cell table:formula="of:=&quot;Jul &quot; &amp; [.B926]" office:value-type="string" office:string-value="Jul 2010">
            <text:p>Jul 2010</text:p>
          </table:table-cell>
          <table:table-cell table:formula="of:=DAY([.H926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7-13">
            <text:p>07/13/10</text:p>
          </table:table-cell>
        </table:table-row>
        <table:table-row table:style-name="ro1">
          <table:table-cell table:formula="of:=YEAR([.H927])&amp;RIGHT(&quot;0&quot;&amp;MONTH([.H927]);2)&amp;RIGHT(&quot;0&quot;&amp;DAY([.H927]);2)" office:value-type="string" office:string-value="20100714">
            <text:p>20100714</text:p>
          </table:table-cell>
          <table:table-cell table:formula="of:=YEAR([.H927])" office:value-type="float" office:value="2010">
            <text:p>2010</text:p>
          </table:table-cell>
          <table:table-cell table:formula="of:=ROUNDUP(MONTH([.H927])/3)" office:value-type="float" office:value="3">
            <text:p>3</text:p>
          </table:table-cell>
          <table:table-cell table:formula="of:=MONTH([.H927])" office:value-type="float" office:value="7">
            <text:p>7</text:p>
          </table:table-cell>
          <table:table-cell table:formula="of:=&quot;Jul &quot; &amp; [.B927]" office:value-type="string" office:string-value="Jul 2010">
            <text:p>Jul 2010</text:p>
          </table:table-cell>
          <table:table-cell table:formula="of:=DAY([.H927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7-14">
            <text:p>07/14/10</text:p>
          </table:table-cell>
        </table:table-row>
        <table:table-row table:style-name="ro1">
          <table:table-cell table:formula="of:=YEAR([.H928])&amp;RIGHT(&quot;0&quot;&amp;MONTH([.H928]);2)&amp;RIGHT(&quot;0&quot;&amp;DAY([.H928]);2)" office:value-type="string" office:string-value="20100715">
            <text:p>20100715</text:p>
          </table:table-cell>
          <table:table-cell table:formula="of:=YEAR([.H928])" office:value-type="float" office:value="2010">
            <text:p>2010</text:p>
          </table:table-cell>
          <table:table-cell table:formula="of:=ROUNDUP(MONTH([.H928])/3)" office:value-type="float" office:value="3">
            <text:p>3</text:p>
          </table:table-cell>
          <table:table-cell table:formula="of:=MONTH([.H928])" office:value-type="float" office:value="7">
            <text:p>7</text:p>
          </table:table-cell>
          <table:table-cell table:formula="of:=&quot;Jul &quot; &amp; [.B928]" office:value-type="string" office:string-value="Jul 2010">
            <text:p>Jul 2010</text:p>
          </table:table-cell>
          <table:table-cell table:formula="of:=DAY([.H928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7-15">
            <text:p>07/15/10</text:p>
          </table:table-cell>
        </table:table-row>
        <table:table-row table:style-name="ro1">
          <table:table-cell table:formula="of:=YEAR([.H929])&amp;RIGHT(&quot;0&quot;&amp;MONTH([.H929]);2)&amp;RIGHT(&quot;0&quot;&amp;DAY([.H929]);2)" office:value-type="string" office:string-value="20100716">
            <text:p>20100716</text:p>
          </table:table-cell>
          <table:table-cell table:formula="of:=YEAR([.H929])" office:value-type="float" office:value="2010">
            <text:p>2010</text:p>
          </table:table-cell>
          <table:table-cell table:formula="of:=ROUNDUP(MONTH([.H929])/3)" office:value-type="float" office:value="3">
            <text:p>3</text:p>
          </table:table-cell>
          <table:table-cell table:formula="of:=MONTH([.H929])" office:value-type="float" office:value="7">
            <text:p>7</text:p>
          </table:table-cell>
          <table:table-cell table:formula="of:=&quot;Jul &quot; &amp; [.B929]" office:value-type="string" office:string-value="Jul 2010">
            <text:p>Jul 2010</text:p>
          </table:table-cell>
          <table:table-cell table:formula="of:=DAY([.H929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7-16">
            <text:p>07/16/10</text:p>
          </table:table-cell>
        </table:table-row>
        <table:table-row table:style-name="ro1">
          <table:table-cell table:formula="of:=YEAR([.H930])&amp;RIGHT(&quot;0&quot;&amp;MONTH([.H930]);2)&amp;RIGHT(&quot;0&quot;&amp;DAY([.H930]);2)" office:value-type="string" office:string-value="20100717">
            <text:p>20100717</text:p>
          </table:table-cell>
          <table:table-cell table:formula="of:=YEAR([.H930])" office:value-type="float" office:value="2010">
            <text:p>2010</text:p>
          </table:table-cell>
          <table:table-cell table:formula="of:=ROUNDUP(MONTH([.H930])/3)" office:value-type="float" office:value="3">
            <text:p>3</text:p>
          </table:table-cell>
          <table:table-cell table:formula="of:=MONTH([.H930])" office:value-type="float" office:value="7">
            <text:p>7</text:p>
          </table:table-cell>
          <table:table-cell table:formula="of:=&quot;Jul &quot; &amp; [.B930]" office:value-type="string" office:string-value="Jul 2010">
            <text:p>Jul 2010</text:p>
          </table:table-cell>
          <table:table-cell table:formula="of:=DAY([.H930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7-17">
            <text:p>07/17/10</text:p>
          </table:table-cell>
        </table:table-row>
        <table:table-row table:style-name="ro1">
          <table:table-cell table:formula="of:=YEAR([.H931])&amp;RIGHT(&quot;0&quot;&amp;MONTH([.H931]);2)&amp;RIGHT(&quot;0&quot;&amp;DAY([.H931]);2)" office:value-type="string" office:string-value="20100718">
            <text:p>20100718</text:p>
          </table:table-cell>
          <table:table-cell table:formula="of:=YEAR([.H931])" office:value-type="float" office:value="2010">
            <text:p>2010</text:p>
          </table:table-cell>
          <table:table-cell table:formula="of:=ROUNDUP(MONTH([.H931])/3)" office:value-type="float" office:value="3">
            <text:p>3</text:p>
          </table:table-cell>
          <table:table-cell table:formula="of:=MONTH([.H931])" office:value-type="float" office:value="7">
            <text:p>7</text:p>
          </table:table-cell>
          <table:table-cell table:formula="of:=&quot;Jul &quot; &amp; [.B931]" office:value-type="string" office:string-value="Jul 2010">
            <text:p>Jul 2010</text:p>
          </table:table-cell>
          <table:table-cell table:formula="of:=DAY([.H931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7-18">
            <text:p>07/18/10</text:p>
          </table:table-cell>
        </table:table-row>
        <table:table-row table:style-name="ro1">
          <table:table-cell table:formula="of:=YEAR([.H932])&amp;RIGHT(&quot;0&quot;&amp;MONTH([.H932]);2)&amp;RIGHT(&quot;0&quot;&amp;DAY([.H932]);2)" office:value-type="string" office:string-value="20100719">
            <text:p>20100719</text:p>
          </table:table-cell>
          <table:table-cell table:formula="of:=YEAR([.H932])" office:value-type="float" office:value="2010">
            <text:p>2010</text:p>
          </table:table-cell>
          <table:table-cell table:formula="of:=ROUNDUP(MONTH([.H932])/3)" office:value-type="float" office:value="3">
            <text:p>3</text:p>
          </table:table-cell>
          <table:table-cell table:formula="of:=MONTH([.H932])" office:value-type="float" office:value="7">
            <text:p>7</text:p>
          </table:table-cell>
          <table:table-cell table:formula="of:=&quot;Jul &quot; &amp; [.B932]" office:value-type="string" office:string-value="Jul 2010">
            <text:p>Jul 2010</text:p>
          </table:table-cell>
          <table:table-cell table:formula="of:=DAY([.H932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7-19">
            <text:p>07/19/10</text:p>
          </table:table-cell>
        </table:table-row>
        <table:table-row table:style-name="ro1">
          <table:table-cell table:formula="of:=YEAR([.H933])&amp;RIGHT(&quot;0&quot;&amp;MONTH([.H933]);2)&amp;RIGHT(&quot;0&quot;&amp;DAY([.H933]);2)" office:value-type="string" office:string-value="20100720">
            <text:p>20100720</text:p>
          </table:table-cell>
          <table:table-cell table:formula="of:=YEAR([.H933])" office:value-type="float" office:value="2010">
            <text:p>2010</text:p>
          </table:table-cell>
          <table:table-cell table:formula="of:=ROUNDUP(MONTH([.H933])/3)" office:value-type="float" office:value="3">
            <text:p>3</text:p>
          </table:table-cell>
          <table:table-cell table:formula="of:=MONTH([.H933])" office:value-type="float" office:value="7">
            <text:p>7</text:p>
          </table:table-cell>
          <table:table-cell table:formula="of:=&quot;Jul &quot; &amp; [.B933]" office:value-type="string" office:string-value="Jul 2010">
            <text:p>Jul 2010</text:p>
          </table:table-cell>
          <table:table-cell table:formula="of:=DAY([.H933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7-20">
            <text:p>07/20/10</text:p>
          </table:table-cell>
        </table:table-row>
        <table:table-row table:style-name="ro1">
          <table:table-cell table:formula="of:=YEAR([.H934])&amp;RIGHT(&quot;0&quot;&amp;MONTH([.H934]);2)&amp;RIGHT(&quot;0&quot;&amp;DAY([.H934]);2)" office:value-type="string" office:string-value="20100721">
            <text:p>20100721</text:p>
          </table:table-cell>
          <table:table-cell table:formula="of:=YEAR([.H934])" office:value-type="float" office:value="2010">
            <text:p>2010</text:p>
          </table:table-cell>
          <table:table-cell table:formula="of:=ROUNDUP(MONTH([.H934])/3)" office:value-type="float" office:value="3">
            <text:p>3</text:p>
          </table:table-cell>
          <table:table-cell table:formula="of:=MONTH([.H934])" office:value-type="float" office:value="7">
            <text:p>7</text:p>
          </table:table-cell>
          <table:table-cell table:formula="of:=&quot;Jul &quot; &amp; [.B934]" office:value-type="string" office:string-value="Jul 2010">
            <text:p>Jul 2010</text:p>
          </table:table-cell>
          <table:table-cell table:formula="of:=DAY([.H934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7-21">
            <text:p>07/21/10</text:p>
          </table:table-cell>
        </table:table-row>
        <table:table-row table:style-name="ro1">
          <table:table-cell table:formula="of:=YEAR([.H935])&amp;RIGHT(&quot;0&quot;&amp;MONTH([.H935]);2)&amp;RIGHT(&quot;0&quot;&amp;DAY([.H935]);2)" office:value-type="string" office:string-value="20100722">
            <text:p>20100722</text:p>
          </table:table-cell>
          <table:table-cell table:formula="of:=YEAR([.H935])" office:value-type="float" office:value="2010">
            <text:p>2010</text:p>
          </table:table-cell>
          <table:table-cell table:formula="of:=ROUNDUP(MONTH([.H935])/3)" office:value-type="float" office:value="3">
            <text:p>3</text:p>
          </table:table-cell>
          <table:table-cell table:formula="of:=MONTH([.H935])" office:value-type="float" office:value="7">
            <text:p>7</text:p>
          </table:table-cell>
          <table:table-cell table:formula="of:=&quot;Jul &quot; &amp; [.B935]" office:value-type="string" office:string-value="Jul 2010">
            <text:p>Jul 2010</text:p>
          </table:table-cell>
          <table:table-cell table:formula="of:=DAY([.H935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7-22">
            <text:p>07/22/10</text:p>
          </table:table-cell>
        </table:table-row>
        <table:table-row table:style-name="ro1">
          <table:table-cell table:formula="of:=YEAR([.H936])&amp;RIGHT(&quot;0&quot;&amp;MONTH([.H936]);2)&amp;RIGHT(&quot;0&quot;&amp;DAY([.H936]);2)" office:value-type="string" office:string-value="20100723">
            <text:p>20100723</text:p>
          </table:table-cell>
          <table:table-cell table:formula="of:=YEAR([.H936])" office:value-type="float" office:value="2010">
            <text:p>2010</text:p>
          </table:table-cell>
          <table:table-cell table:formula="of:=ROUNDUP(MONTH([.H936])/3)" office:value-type="float" office:value="3">
            <text:p>3</text:p>
          </table:table-cell>
          <table:table-cell table:formula="of:=MONTH([.H936])" office:value-type="float" office:value="7">
            <text:p>7</text:p>
          </table:table-cell>
          <table:table-cell table:formula="of:=&quot;Jul &quot; &amp; [.B936]" office:value-type="string" office:string-value="Jul 2010">
            <text:p>Jul 2010</text:p>
          </table:table-cell>
          <table:table-cell table:formula="of:=DAY([.H936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7-23">
            <text:p>07/23/10</text:p>
          </table:table-cell>
        </table:table-row>
        <table:table-row table:style-name="ro1">
          <table:table-cell table:formula="of:=YEAR([.H937])&amp;RIGHT(&quot;0&quot;&amp;MONTH([.H937]);2)&amp;RIGHT(&quot;0&quot;&amp;DAY([.H937]);2)" office:value-type="string" office:string-value="20100724">
            <text:p>20100724</text:p>
          </table:table-cell>
          <table:table-cell table:formula="of:=YEAR([.H937])" office:value-type="float" office:value="2010">
            <text:p>2010</text:p>
          </table:table-cell>
          <table:table-cell table:formula="of:=ROUNDUP(MONTH([.H937])/3)" office:value-type="float" office:value="3">
            <text:p>3</text:p>
          </table:table-cell>
          <table:table-cell table:formula="of:=MONTH([.H937])" office:value-type="float" office:value="7">
            <text:p>7</text:p>
          </table:table-cell>
          <table:table-cell table:formula="of:=&quot;Jul &quot; &amp; [.B937]" office:value-type="string" office:string-value="Jul 2010">
            <text:p>Jul 2010</text:p>
          </table:table-cell>
          <table:table-cell table:formula="of:=DAY([.H937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7-24">
            <text:p>07/24/10</text:p>
          </table:table-cell>
        </table:table-row>
        <table:table-row table:style-name="ro1">
          <table:table-cell table:formula="of:=YEAR([.H938])&amp;RIGHT(&quot;0&quot;&amp;MONTH([.H938]);2)&amp;RIGHT(&quot;0&quot;&amp;DAY([.H938]);2)" office:value-type="string" office:string-value="20100725">
            <text:p>20100725</text:p>
          </table:table-cell>
          <table:table-cell table:formula="of:=YEAR([.H938])" office:value-type="float" office:value="2010">
            <text:p>2010</text:p>
          </table:table-cell>
          <table:table-cell table:formula="of:=ROUNDUP(MONTH([.H938])/3)" office:value-type="float" office:value="3">
            <text:p>3</text:p>
          </table:table-cell>
          <table:table-cell table:formula="of:=MONTH([.H938])" office:value-type="float" office:value="7">
            <text:p>7</text:p>
          </table:table-cell>
          <table:table-cell table:formula="of:=&quot;Jul &quot; &amp; [.B938]" office:value-type="string" office:string-value="Jul 2010">
            <text:p>Jul 2010</text:p>
          </table:table-cell>
          <table:table-cell table:formula="of:=DAY([.H938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7-25">
            <text:p>07/25/10</text:p>
          </table:table-cell>
        </table:table-row>
        <table:table-row table:style-name="ro1">
          <table:table-cell table:formula="of:=YEAR([.H939])&amp;RIGHT(&quot;0&quot;&amp;MONTH([.H939]);2)&amp;RIGHT(&quot;0&quot;&amp;DAY([.H939]);2)" office:value-type="string" office:string-value="20100726">
            <text:p>20100726</text:p>
          </table:table-cell>
          <table:table-cell table:formula="of:=YEAR([.H939])" office:value-type="float" office:value="2010">
            <text:p>2010</text:p>
          </table:table-cell>
          <table:table-cell table:formula="of:=ROUNDUP(MONTH([.H939])/3)" office:value-type="float" office:value="3">
            <text:p>3</text:p>
          </table:table-cell>
          <table:table-cell table:formula="of:=MONTH([.H939])" office:value-type="float" office:value="7">
            <text:p>7</text:p>
          </table:table-cell>
          <table:table-cell table:formula="of:=&quot;Jul &quot; &amp; [.B939]" office:value-type="string" office:string-value="Jul 2010">
            <text:p>Jul 2010</text:p>
          </table:table-cell>
          <table:table-cell table:formula="of:=DAY([.H939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7-26">
            <text:p>07/26/10</text:p>
          </table:table-cell>
        </table:table-row>
        <table:table-row table:style-name="ro1">
          <table:table-cell table:formula="of:=YEAR([.H940])&amp;RIGHT(&quot;0&quot;&amp;MONTH([.H940]);2)&amp;RIGHT(&quot;0&quot;&amp;DAY([.H940]);2)" office:value-type="string" office:string-value="20100727">
            <text:p>20100727</text:p>
          </table:table-cell>
          <table:table-cell table:formula="of:=YEAR([.H940])" office:value-type="float" office:value="2010">
            <text:p>2010</text:p>
          </table:table-cell>
          <table:table-cell table:formula="of:=ROUNDUP(MONTH([.H940])/3)" office:value-type="float" office:value="3">
            <text:p>3</text:p>
          </table:table-cell>
          <table:table-cell table:formula="of:=MONTH([.H940])" office:value-type="float" office:value="7">
            <text:p>7</text:p>
          </table:table-cell>
          <table:table-cell table:formula="of:=&quot;Jul &quot; &amp; [.B940]" office:value-type="string" office:string-value="Jul 2010">
            <text:p>Jul 2010</text:p>
          </table:table-cell>
          <table:table-cell table:formula="of:=DAY([.H940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7-27">
            <text:p>07/27/10</text:p>
          </table:table-cell>
        </table:table-row>
        <table:table-row table:style-name="ro1">
          <table:table-cell table:formula="of:=YEAR([.H941])&amp;RIGHT(&quot;0&quot;&amp;MONTH([.H941]);2)&amp;RIGHT(&quot;0&quot;&amp;DAY([.H941]);2)" office:value-type="string" office:string-value="20100728">
            <text:p>20100728</text:p>
          </table:table-cell>
          <table:table-cell table:formula="of:=YEAR([.H941])" office:value-type="float" office:value="2010">
            <text:p>2010</text:p>
          </table:table-cell>
          <table:table-cell table:formula="of:=ROUNDUP(MONTH([.H941])/3)" office:value-type="float" office:value="3">
            <text:p>3</text:p>
          </table:table-cell>
          <table:table-cell table:formula="of:=MONTH([.H941])" office:value-type="float" office:value="7">
            <text:p>7</text:p>
          </table:table-cell>
          <table:table-cell table:formula="of:=&quot;Jul &quot; &amp; [.B941]" office:value-type="string" office:string-value="Jul 2010">
            <text:p>Jul 2010</text:p>
          </table:table-cell>
          <table:table-cell table:formula="of:=DAY([.H941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7-28">
            <text:p>07/28/10</text:p>
          </table:table-cell>
        </table:table-row>
        <table:table-row table:style-name="ro1">
          <table:table-cell table:formula="of:=YEAR([.H942])&amp;RIGHT(&quot;0&quot;&amp;MONTH([.H942]);2)&amp;RIGHT(&quot;0&quot;&amp;DAY([.H942]);2)" office:value-type="string" office:string-value="20100729">
            <text:p>20100729</text:p>
          </table:table-cell>
          <table:table-cell table:formula="of:=YEAR([.H942])" office:value-type="float" office:value="2010">
            <text:p>2010</text:p>
          </table:table-cell>
          <table:table-cell table:formula="of:=ROUNDUP(MONTH([.H942])/3)" office:value-type="float" office:value="3">
            <text:p>3</text:p>
          </table:table-cell>
          <table:table-cell table:formula="of:=MONTH([.H942])" office:value-type="float" office:value="7">
            <text:p>7</text:p>
          </table:table-cell>
          <table:table-cell table:formula="of:=&quot;Jul &quot; &amp; [.B942]" office:value-type="string" office:string-value="Jul 2010">
            <text:p>Jul 2010</text:p>
          </table:table-cell>
          <table:table-cell table:formula="of:=DAY([.H942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7-29">
            <text:p>07/29/10</text:p>
          </table:table-cell>
        </table:table-row>
        <table:table-row table:style-name="ro1">
          <table:table-cell table:formula="of:=YEAR([.H943])&amp;RIGHT(&quot;0&quot;&amp;MONTH([.H943]);2)&amp;RIGHT(&quot;0&quot;&amp;DAY([.H943]);2)" office:value-type="string" office:string-value="20100730">
            <text:p>20100730</text:p>
          </table:table-cell>
          <table:table-cell table:formula="of:=YEAR([.H943])" office:value-type="float" office:value="2010">
            <text:p>2010</text:p>
          </table:table-cell>
          <table:table-cell table:formula="of:=ROUNDUP(MONTH([.H943])/3)" office:value-type="float" office:value="3">
            <text:p>3</text:p>
          </table:table-cell>
          <table:table-cell table:formula="of:=MONTH([.H943])" office:value-type="float" office:value="7">
            <text:p>7</text:p>
          </table:table-cell>
          <table:table-cell table:formula="of:=&quot;Jul &quot; &amp; [.B943]" office:value-type="string" office:string-value="Jul 2010">
            <text:p>Jul 2010</text:p>
          </table:table-cell>
          <table:table-cell table:formula="of:=DAY([.H943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7-30">
            <text:p>07/30/10</text:p>
          </table:table-cell>
        </table:table-row>
        <table:table-row table:style-name="ro1">
          <table:table-cell table:formula="of:=YEAR([.H944])&amp;RIGHT(&quot;0&quot;&amp;MONTH([.H944]);2)&amp;RIGHT(&quot;0&quot;&amp;DAY([.H944]);2)" office:value-type="string" office:string-value="20100731">
            <text:p>20100731</text:p>
          </table:table-cell>
          <table:table-cell table:formula="of:=YEAR([.H944])" office:value-type="float" office:value="2010">
            <text:p>2010</text:p>
          </table:table-cell>
          <table:table-cell table:formula="of:=ROUNDUP(MONTH([.H944])/3)" office:value-type="float" office:value="3">
            <text:p>3</text:p>
          </table:table-cell>
          <table:table-cell table:formula="of:=MONTH([.H944])" office:value-type="float" office:value="7">
            <text:p>7</text:p>
          </table:table-cell>
          <table:table-cell table:formula="of:=&quot;Jul &quot; &amp; [.B944]" office:value-type="string" office:string-value="Jul 2010">
            <text:p>Jul 2010</text:p>
          </table:table-cell>
          <table:table-cell table:formula="of:=DAY([.H944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0-07-31">
            <text:p>07/31/10</text:p>
          </table:table-cell>
        </table:table-row>
        <table:table-row table:style-name="ro1">
          <table:table-cell table:formula="of:=YEAR([.H945])&amp;RIGHT(&quot;0&quot;&amp;MONTH([.H945]);2)&amp;RIGHT(&quot;0&quot;&amp;DAY([.H945]);2)" office:value-type="string" office:string-value="20100801">
            <text:p>20100801</text:p>
          </table:table-cell>
          <table:table-cell table:formula="of:=YEAR([.H945])" office:value-type="float" office:value="2010">
            <text:p>2010</text:p>
          </table:table-cell>
          <table:table-cell table:formula="of:=ROUNDUP(MONTH([.H945])/3)" office:value-type="float" office:value="3">
            <text:p>3</text:p>
          </table:table-cell>
          <table:table-cell table:formula="of:=MONTH([.H945])" office:value-type="float" office:value="8">
            <text:p>8</text:p>
          </table:table-cell>
          <table:table-cell table:formula="of:=&quot;Ago &quot; &amp; [.B945]" office:value-type="string" office:string-value="Ago 2010">
            <text:p>Ago 2010</text:p>
          </table:table-cell>
          <table:table-cell table:formula="of:=DAY([.H945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0-08-01">
            <text:p>08/01/10</text:p>
          </table:table-cell>
        </table:table-row>
        <table:table-row table:style-name="ro1">
          <table:table-cell table:formula="of:=YEAR([.H946])&amp;RIGHT(&quot;0&quot;&amp;MONTH([.H946]);2)&amp;RIGHT(&quot;0&quot;&amp;DAY([.H946]);2)" office:value-type="string" office:string-value="20100802">
            <text:p>20100802</text:p>
          </table:table-cell>
          <table:table-cell table:formula="of:=YEAR([.H946])" office:value-type="float" office:value="2010">
            <text:p>2010</text:p>
          </table:table-cell>
          <table:table-cell table:formula="of:=ROUNDUP(MONTH([.H946])/3)" office:value-type="float" office:value="3">
            <text:p>3</text:p>
          </table:table-cell>
          <table:table-cell table:formula="of:=MONTH([.H946])" office:value-type="float" office:value="8">
            <text:p>8</text:p>
          </table:table-cell>
          <table:table-cell table:formula="of:=&quot;Ago &quot; &amp; [.B946]" office:value-type="string" office:string-value="Ago 2010">
            <text:p>Ago 2010</text:p>
          </table:table-cell>
          <table:table-cell table:formula="of:=DAY([.H946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0-08-02">
            <text:p>08/02/10</text:p>
          </table:table-cell>
        </table:table-row>
        <table:table-row table:style-name="ro1">
          <table:table-cell table:formula="of:=YEAR([.H947])&amp;RIGHT(&quot;0&quot;&amp;MONTH([.H947]);2)&amp;RIGHT(&quot;0&quot;&amp;DAY([.H947]);2)" office:value-type="string" office:string-value="20100803">
            <text:p>20100803</text:p>
          </table:table-cell>
          <table:table-cell table:formula="of:=YEAR([.H947])" office:value-type="float" office:value="2010">
            <text:p>2010</text:p>
          </table:table-cell>
          <table:table-cell table:formula="of:=ROUNDUP(MONTH([.H947])/3)" office:value-type="float" office:value="3">
            <text:p>3</text:p>
          </table:table-cell>
          <table:table-cell table:formula="of:=MONTH([.H947])" office:value-type="float" office:value="8">
            <text:p>8</text:p>
          </table:table-cell>
          <table:table-cell table:formula="of:=&quot;Ago &quot; &amp; [.B947]" office:value-type="string" office:string-value="Ago 2010">
            <text:p>Ago 2010</text:p>
          </table:table-cell>
          <table:table-cell table:formula="of:=DAY([.H947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0-08-03">
            <text:p>08/03/10</text:p>
          </table:table-cell>
        </table:table-row>
        <table:table-row table:style-name="ro1">
          <table:table-cell table:formula="of:=YEAR([.H948])&amp;RIGHT(&quot;0&quot;&amp;MONTH([.H948]);2)&amp;RIGHT(&quot;0&quot;&amp;DAY([.H948]);2)" office:value-type="string" office:string-value="20100804">
            <text:p>20100804</text:p>
          </table:table-cell>
          <table:table-cell table:formula="of:=YEAR([.H948])" office:value-type="float" office:value="2010">
            <text:p>2010</text:p>
          </table:table-cell>
          <table:table-cell table:formula="of:=ROUNDUP(MONTH([.H948])/3)" office:value-type="float" office:value="3">
            <text:p>3</text:p>
          </table:table-cell>
          <table:table-cell table:formula="of:=MONTH([.H948])" office:value-type="float" office:value="8">
            <text:p>8</text:p>
          </table:table-cell>
          <table:table-cell table:formula="of:=&quot;Ago &quot; &amp; [.B948]" office:value-type="string" office:string-value="Ago 2010">
            <text:p>Ago 2010</text:p>
          </table:table-cell>
          <table:table-cell table:formula="of:=DAY([.H948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0-08-04">
            <text:p>08/04/10</text:p>
          </table:table-cell>
        </table:table-row>
        <table:table-row table:style-name="ro1">
          <table:table-cell table:formula="of:=YEAR([.H949])&amp;RIGHT(&quot;0&quot;&amp;MONTH([.H949]);2)&amp;RIGHT(&quot;0&quot;&amp;DAY([.H949]);2)" office:value-type="string" office:string-value="20100805">
            <text:p>20100805</text:p>
          </table:table-cell>
          <table:table-cell table:formula="of:=YEAR([.H949])" office:value-type="float" office:value="2010">
            <text:p>2010</text:p>
          </table:table-cell>
          <table:table-cell table:formula="of:=ROUNDUP(MONTH([.H949])/3)" office:value-type="float" office:value="3">
            <text:p>3</text:p>
          </table:table-cell>
          <table:table-cell table:formula="of:=MONTH([.H949])" office:value-type="float" office:value="8">
            <text:p>8</text:p>
          </table:table-cell>
          <table:table-cell table:formula="of:=&quot;Ago &quot; &amp; [.B949]" office:value-type="string" office:string-value="Ago 2010">
            <text:p>Ago 2010</text:p>
          </table:table-cell>
          <table:table-cell table:formula="of:=DAY([.H949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0-08-05">
            <text:p>08/05/10</text:p>
          </table:table-cell>
        </table:table-row>
        <table:table-row table:style-name="ro1">
          <table:table-cell table:formula="of:=YEAR([.H950])&amp;RIGHT(&quot;0&quot;&amp;MONTH([.H950]);2)&amp;RIGHT(&quot;0&quot;&amp;DAY([.H950]);2)" office:value-type="string" office:string-value="20100806">
            <text:p>20100806</text:p>
          </table:table-cell>
          <table:table-cell table:formula="of:=YEAR([.H950])" office:value-type="float" office:value="2010">
            <text:p>2010</text:p>
          </table:table-cell>
          <table:table-cell table:formula="of:=ROUNDUP(MONTH([.H950])/3)" office:value-type="float" office:value="3">
            <text:p>3</text:p>
          </table:table-cell>
          <table:table-cell table:formula="of:=MONTH([.H950])" office:value-type="float" office:value="8">
            <text:p>8</text:p>
          </table:table-cell>
          <table:table-cell table:formula="of:=&quot;Ago &quot; &amp; [.B950]" office:value-type="string" office:string-value="Ago 2010">
            <text:p>Ago 2010</text:p>
          </table:table-cell>
          <table:table-cell table:formula="of:=DAY([.H950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0-08-06">
            <text:p>08/06/10</text:p>
          </table:table-cell>
        </table:table-row>
        <table:table-row table:style-name="ro1">
          <table:table-cell table:formula="of:=YEAR([.H951])&amp;RIGHT(&quot;0&quot;&amp;MONTH([.H951]);2)&amp;RIGHT(&quot;0&quot;&amp;DAY([.H951]);2)" office:value-type="string" office:string-value="20100807">
            <text:p>20100807</text:p>
          </table:table-cell>
          <table:table-cell table:formula="of:=YEAR([.H951])" office:value-type="float" office:value="2010">
            <text:p>2010</text:p>
          </table:table-cell>
          <table:table-cell table:formula="of:=ROUNDUP(MONTH([.H951])/3)" office:value-type="float" office:value="3">
            <text:p>3</text:p>
          </table:table-cell>
          <table:table-cell table:formula="of:=MONTH([.H951])" office:value-type="float" office:value="8">
            <text:p>8</text:p>
          </table:table-cell>
          <table:table-cell table:formula="of:=&quot;Ago &quot; &amp; [.B951]" office:value-type="string" office:string-value="Ago 2010">
            <text:p>Ago 2010</text:p>
          </table:table-cell>
          <table:table-cell table:formula="of:=DAY([.H951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0-08-07">
            <text:p>08/07/10</text:p>
          </table:table-cell>
        </table:table-row>
        <table:table-row table:style-name="ro1">
          <table:table-cell table:formula="of:=YEAR([.H952])&amp;RIGHT(&quot;0&quot;&amp;MONTH([.H952]);2)&amp;RIGHT(&quot;0&quot;&amp;DAY([.H952]);2)" office:value-type="string" office:string-value="20100808">
            <text:p>20100808</text:p>
          </table:table-cell>
          <table:table-cell table:formula="of:=YEAR([.H952])" office:value-type="float" office:value="2010">
            <text:p>2010</text:p>
          </table:table-cell>
          <table:table-cell table:formula="of:=ROUNDUP(MONTH([.H952])/3)" office:value-type="float" office:value="3">
            <text:p>3</text:p>
          </table:table-cell>
          <table:table-cell table:formula="of:=MONTH([.H952])" office:value-type="float" office:value="8">
            <text:p>8</text:p>
          </table:table-cell>
          <table:table-cell table:formula="of:=&quot;Ago &quot; &amp; [.B952]" office:value-type="string" office:string-value="Ago 2010">
            <text:p>Ago 2010</text:p>
          </table:table-cell>
          <table:table-cell table:formula="of:=DAY([.H952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0-08-08">
            <text:p>08/08/10</text:p>
          </table:table-cell>
        </table:table-row>
        <table:table-row table:style-name="ro1">
          <table:table-cell table:formula="of:=YEAR([.H953])&amp;RIGHT(&quot;0&quot;&amp;MONTH([.H953]);2)&amp;RIGHT(&quot;0&quot;&amp;DAY([.H953]);2)" office:value-type="string" office:string-value="20100809">
            <text:p>20100809</text:p>
          </table:table-cell>
          <table:table-cell table:formula="of:=YEAR([.H953])" office:value-type="float" office:value="2010">
            <text:p>2010</text:p>
          </table:table-cell>
          <table:table-cell table:formula="of:=ROUNDUP(MONTH([.H953])/3)" office:value-type="float" office:value="3">
            <text:p>3</text:p>
          </table:table-cell>
          <table:table-cell table:formula="of:=MONTH([.H953])" office:value-type="float" office:value="8">
            <text:p>8</text:p>
          </table:table-cell>
          <table:table-cell table:formula="of:=&quot;Ago &quot; &amp; [.B953]" office:value-type="string" office:string-value="Ago 2010">
            <text:p>Ago 2010</text:p>
          </table:table-cell>
          <table:table-cell table:formula="of:=DAY([.H953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0-08-09">
            <text:p>08/09/10</text:p>
          </table:table-cell>
        </table:table-row>
        <table:table-row table:style-name="ro1">
          <table:table-cell table:formula="of:=YEAR([.H954])&amp;RIGHT(&quot;0&quot;&amp;MONTH([.H954]);2)&amp;RIGHT(&quot;0&quot;&amp;DAY([.H954]);2)" office:value-type="string" office:string-value="20100810">
            <text:p>20100810</text:p>
          </table:table-cell>
          <table:table-cell table:formula="of:=YEAR([.H954])" office:value-type="float" office:value="2010">
            <text:p>2010</text:p>
          </table:table-cell>
          <table:table-cell table:formula="of:=ROUNDUP(MONTH([.H954])/3)" office:value-type="float" office:value="3">
            <text:p>3</text:p>
          </table:table-cell>
          <table:table-cell table:formula="of:=MONTH([.H954])" office:value-type="float" office:value="8">
            <text:p>8</text:p>
          </table:table-cell>
          <table:table-cell table:formula="of:=&quot;Ago &quot; &amp; [.B954]" office:value-type="string" office:string-value="Ago 2010">
            <text:p>Ago 2010</text:p>
          </table:table-cell>
          <table:table-cell table:formula="of:=DAY([.H954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0-08-10">
            <text:p>08/10/10</text:p>
          </table:table-cell>
        </table:table-row>
        <table:table-row table:style-name="ro1">
          <table:table-cell table:formula="of:=YEAR([.H955])&amp;RIGHT(&quot;0&quot;&amp;MONTH([.H955]);2)&amp;RIGHT(&quot;0&quot;&amp;DAY([.H955]);2)" office:value-type="string" office:string-value="20100811">
            <text:p>20100811</text:p>
          </table:table-cell>
          <table:table-cell table:formula="of:=YEAR([.H955])" office:value-type="float" office:value="2010">
            <text:p>2010</text:p>
          </table:table-cell>
          <table:table-cell table:formula="of:=ROUNDUP(MONTH([.H955])/3)" office:value-type="float" office:value="3">
            <text:p>3</text:p>
          </table:table-cell>
          <table:table-cell table:formula="of:=MONTH([.H955])" office:value-type="float" office:value="8">
            <text:p>8</text:p>
          </table:table-cell>
          <table:table-cell table:formula="of:=&quot;Ago &quot; &amp; [.B955]" office:value-type="string" office:string-value="Ago 2010">
            <text:p>Ago 2010</text:p>
          </table:table-cell>
          <table:table-cell table:formula="of:=DAY([.H955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0-08-11">
            <text:p>08/11/10</text:p>
          </table:table-cell>
        </table:table-row>
        <table:table-row table:style-name="ro1">
          <table:table-cell table:formula="of:=YEAR([.H956])&amp;RIGHT(&quot;0&quot;&amp;MONTH([.H956]);2)&amp;RIGHT(&quot;0&quot;&amp;DAY([.H956]);2)" office:value-type="string" office:string-value="20100812">
            <text:p>20100812</text:p>
          </table:table-cell>
          <table:table-cell table:formula="of:=YEAR([.H956])" office:value-type="float" office:value="2010">
            <text:p>2010</text:p>
          </table:table-cell>
          <table:table-cell table:formula="of:=ROUNDUP(MONTH([.H956])/3)" office:value-type="float" office:value="3">
            <text:p>3</text:p>
          </table:table-cell>
          <table:table-cell table:formula="of:=MONTH([.H956])" office:value-type="float" office:value="8">
            <text:p>8</text:p>
          </table:table-cell>
          <table:table-cell table:formula="of:=&quot;Ago &quot; &amp; [.B956]" office:value-type="string" office:string-value="Ago 2010">
            <text:p>Ago 2010</text:p>
          </table:table-cell>
          <table:table-cell table:formula="of:=DAY([.H956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0-08-12">
            <text:p>08/12/10</text:p>
          </table:table-cell>
        </table:table-row>
        <table:table-row table:style-name="ro1">
          <table:table-cell table:formula="of:=YEAR([.H957])&amp;RIGHT(&quot;0&quot;&amp;MONTH([.H957]);2)&amp;RIGHT(&quot;0&quot;&amp;DAY([.H957]);2)" office:value-type="string" office:string-value="20100813">
            <text:p>20100813</text:p>
          </table:table-cell>
          <table:table-cell table:formula="of:=YEAR([.H957])" office:value-type="float" office:value="2010">
            <text:p>2010</text:p>
          </table:table-cell>
          <table:table-cell table:formula="of:=ROUNDUP(MONTH([.H957])/3)" office:value-type="float" office:value="3">
            <text:p>3</text:p>
          </table:table-cell>
          <table:table-cell table:formula="of:=MONTH([.H957])" office:value-type="float" office:value="8">
            <text:p>8</text:p>
          </table:table-cell>
          <table:table-cell table:formula="of:=&quot;Ago &quot; &amp; [.B957]" office:value-type="string" office:string-value="Ago 2010">
            <text:p>Ago 2010</text:p>
          </table:table-cell>
          <table:table-cell table:formula="of:=DAY([.H957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0-08-13">
            <text:p>08/13/10</text:p>
          </table:table-cell>
        </table:table-row>
        <table:table-row table:style-name="ro1">
          <table:table-cell table:formula="of:=YEAR([.H958])&amp;RIGHT(&quot;0&quot;&amp;MONTH([.H958]);2)&amp;RIGHT(&quot;0&quot;&amp;DAY([.H958]);2)" office:value-type="string" office:string-value="20100814">
            <text:p>20100814</text:p>
          </table:table-cell>
          <table:table-cell table:formula="of:=YEAR([.H958])" office:value-type="float" office:value="2010">
            <text:p>2010</text:p>
          </table:table-cell>
          <table:table-cell table:formula="of:=ROUNDUP(MONTH([.H958])/3)" office:value-type="float" office:value="3">
            <text:p>3</text:p>
          </table:table-cell>
          <table:table-cell table:formula="of:=MONTH([.H958])" office:value-type="float" office:value="8">
            <text:p>8</text:p>
          </table:table-cell>
          <table:table-cell table:formula="of:=&quot;Ago &quot; &amp; [.B958]" office:value-type="string" office:string-value="Ago 2010">
            <text:p>Ago 2010</text:p>
          </table:table-cell>
          <table:table-cell table:formula="of:=DAY([.H958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0-08-14">
            <text:p>08/14/10</text:p>
          </table:table-cell>
        </table:table-row>
        <table:table-row table:style-name="ro1">
          <table:table-cell table:formula="of:=YEAR([.H959])&amp;RIGHT(&quot;0&quot;&amp;MONTH([.H959]);2)&amp;RIGHT(&quot;0&quot;&amp;DAY([.H959]);2)" office:value-type="string" office:string-value="20100815">
            <text:p>20100815</text:p>
          </table:table-cell>
          <table:table-cell table:formula="of:=YEAR([.H959])" office:value-type="float" office:value="2010">
            <text:p>2010</text:p>
          </table:table-cell>
          <table:table-cell table:formula="of:=ROUNDUP(MONTH([.H959])/3)" office:value-type="float" office:value="3">
            <text:p>3</text:p>
          </table:table-cell>
          <table:table-cell table:formula="of:=MONTH([.H959])" office:value-type="float" office:value="8">
            <text:p>8</text:p>
          </table:table-cell>
          <table:table-cell table:formula="of:=&quot;Ago &quot; &amp; [.B959]" office:value-type="string" office:string-value="Ago 2010">
            <text:p>Ago 2010</text:p>
          </table:table-cell>
          <table:table-cell table:formula="of:=DAY([.H959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0-08-15">
            <text:p>08/15/10</text:p>
          </table:table-cell>
        </table:table-row>
        <table:table-row table:style-name="ro1">
          <table:table-cell table:formula="of:=YEAR([.H960])&amp;RIGHT(&quot;0&quot;&amp;MONTH([.H960]);2)&amp;RIGHT(&quot;0&quot;&amp;DAY([.H960]);2)" office:value-type="string" office:string-value="20100816">
            <text:p>20100816</text:p>
          </table:table-cell>
          <table:table-cell table:formula="of:=YEAR([.H960])" office:value-type="float" office:value="2010">
            <text:p>2010</text:p>
          </table:table-cell>
          <table:table-cell table:formula="of:=ROUNDUP(MONTH([.H960])/3)" office:value-type="float" office:value="3">
            <text:p>3</text:p>
          </table:table-cell>
          <table:table-cell table:formula="of:=MONTH([.H960])" office:value-type="float" office:value="8">
            <text:p>8</text:p>
          </table:table-cell>
          <table:table-cell table:formula="of:=&quot;Ago &quot; &amp; [.B960]" office:value-type="string" office:string-value="Ago 2010">
            <text:p>Ago 2010</text:p>
          </table:table-cell>
          <table:table-cell table:formula="of:=DAY([.H960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0-08-16">
            <text:p>08/16/10</text:p>
          </table:table-cell>
        </table:table-row>
        <table:table-row table:style-name="ro1">
          <table:table-cell table:formula="of:=YEAR([.H961])&amp;RIGHT(&quot;0&quot;&amp;MONTH([.H961]);2)&amp;RIGHT(&quot;0&quot;&amp;DAY([.H961]);2)" office:value-type="string" office:string-value="20100817">
            <text:p>20100817</text:p>
          </table:table-cell>
          <table:table-cell table:formula="of:=YEAR([.H961])" office:value-type="float" office:value="2010">
            <text:p>2010</text:p>
          </table:table-cell>
          <table:table-cell table:formula="of:=ROUNDUP(MONTH([.H961])/3)" office:value-type="float" office:value="3">
            <text:p>3</text:p>
          </table:table-cell>
          <table:table-cell table:formula="of:=MONTH([.H961])" office:value-type="float" office:value="8">
            <text:p>8</text:p>
          </table:table-cell>
          <table:table-cell table:formula="of:=&quot;Ago &quot; &amp; [.B961]" office:value-type="string" office:string-value="Ago 2010">
            <text:p>Ago 2010</text:p>
          </table:table-cell>
          <table:table-cell table:formula="of:=DAY([.H961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0-08-17">
            <text:p>08/17/10</text:p>
          </table:table-cell>
        </table:table-row>
        <table:table-row table:style-name="ro1">
          <table:table-cell table:formula="of:=YEAR([.H962])&amp;RIGHT(&quot;0&quot;&amp;MONTH([.H962]);2)&amp;RIGHT(&quot;0&quot;&amp;DAY([.H962]);2)" office:value-type="string" office:string-value="20100818">
            <text:p>20100818</text:p>
          </table:table-cell>
          <table:table-cell table:formula="of:=YEAR([.H962])" office:value-type="float" office:value="2010">
            <text:p>2010</text:p>
          </table:table-cell>
          <table:table-cell table:formula="of:=ROUNDUP(MONTH([.H962])/3)" office:value-type="float" office:value="3">
            <text:p>3</text:p>
          </table:table-cell>
          <table:table-cell table:formula="of:=MONTH([.H962])" office:value-type="float" office:value="8">
            <text:p>8</text:p>
          </table:table-cell>
          <table:table-cell table:formula="of:=&quot;Ago &quot; &amp; [.B962]" office:value-type="string" office:string-value="Ago 2010">
            <text:p>Ago 2010</text:p>
          </table:table-cell>
          <table:table-cell table:formula="of:=DAY([.H962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0-08-18">
            <text:p>08/18/10</text:p>
          </table:table-cell>
        </table:table-row>
        <table:table-row table:style-name="ro1">
          <table:table-cell table:formula="of:=YEAR([.H963])&amp;RIGHT(&quot;0&quot;&amp;MONTH([.H963]);2)&amp;RIGHT(&quot;0&quot;&amp;DAY([.H963]);2)" office:value-type="string" office:string-value="20100819">
            <text:p>20100819</text:p>
          </table:table-cell>
          <table:table-cell table:formula="of:=YEAR([.H963])" office:value-type="float" office:value="2010">
            <text:p>2010</text:p>
          </table:table-cell>
          <table:table-cell table:formula="of:=ROUNDUP(MONTH([.H963])/3)" office:value-type="float" office:value="3">
            <text:p>3</text:p>
          </table:table-cell>
          <table:table-cell table:formula="of:=MONTH([.H963])" office:value-type="float" office:value="8">
            <text:p>8</text:p>
          </table:table-cell>
          <table:table-cell table:formula="of:=&quot;Ago &quot; &amp; [.B963]" office:value-type="string" office:string-value="Ago 2010">
            <text:p>Ago 2010</text:p>
          </table:table-cell>
          <table:table-cell table:formula="of:=DAY([.H963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0-08-19">
            <text:p>08/19/10</text:p>
          </table:table-cell>
        </table:table-row>
        <table:table-row table:style-name="ro1">
          <table:table-cell table:formula="of:=YEAR([.H964])&amp;RIGHT(&quot;0&quot;&amp;MONTH([.H964]);2)&amp;RIGHT(&quot;0&quot;&amp;DAY([.H964]);2)" office:value-type="string" office:string-value="20100820">
            <text:p>20100820</text:p>
          </table:table-cell>
          <table:table-cell table:formula="of:=YEAR([.H964])" office:value-type="float" office:value="2010">
            <text:p>2010</text:p>
          </table:table-cell>
          <table:table-cell table:formula="of:=ROUNDUP(MONTH([.H964])/3)" office:value-type="float" office:value="3">
            <text:p>3</text:p>
          </table:table-cell>
          <table:table-cell table:formula="of:=MONTH([.H964])" office:value-type="float" office:value="8">
            <text:p>8</text:p>
          </table:table-cell>
          <table:table-cell table:formula="of:=&quot;Ago &quot; &amp; [.B964]" office:value-type="string" office:string-value="Ago 2010">
            <text:p>Ago 2010</text:p>
          </table:table-cell>
          <table:table-cell table:formula="of:=DAY([.H964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0-08-20">
            <text:p>08/20/10</text:p>
          </table:table-cell>
        </table:table-row>
        <table:table-row table:style-name="ro1">
          <table:table-cell table:formula="of:=YEAR([.H965])&amp;RIGHT(&quot;0&quot;&amp;MONTH([.H965]);2)&amp;RIGHT(&quot;0&quot;&amp;DAY([.H965]);2)" office:value-type="string" office:string-value="20100821">
            <text:p>20100821</text:p>
          </table:table-cell>
          <table:table-cell table:formula="of:=YEAR([.H965])" office:value-type="float" office:value="2010">
            <text:p>2010</text:p>
          </table:table-cell>
          <table:table-cell table:formula="of:=ROUNDUP(MONTH([.H965])/3)" office:value-type="float" office:value="3">
            <text:p>3</text:p>
          </table:table-cell>
          <table:table-cell table:formula="of:=MONTH([.H965])" office:value-type="float" office:value="8">
            <text:p>8</text:p>
          </table:table-cell>
          <table:table-cell table:formula="of:=&quot;Ago &quot; &amp; [.B965]" office:value-type="string" office:string-value="Ago 2010">
            <text:p>Ago 2010</text:p>
          </table:table-cell>
          <table:table-cell table:formula="of:=DAY([.H965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0-08-21">
            <text:p>08/21/10</text:p>
          </table:table-cell>
        </table:table-row>
        <table:table-row table:style-name="ro1">
          <table:table-cell table:formula="of:=YEAR([.H966])&amp;RIGHT(&quot;0&quot;&amp;MONTH([.H966]);2)&amp;RIGHT(&quot;0&quot;&amp;DAY([.H966]);2)" office:value-type="string" office:string-value="20100822">
            <text:p>20100822</text:p>
          </table:table-cell>
          <table:table-cell table:formula="of:=YEAR([.H966])" office:value-type="float" office:value="2010">
            <text:p>2010</text:p>
          </table:table-cell>
          <table:table-cell table:formula="of:=ROUNDUP(MONTH([.H966])/3)" office:value-type="float" office:value="3">
            <text:p>3</text:p>
          </table:table-cell>
          <table:table-cell table:formula="of:=MONTH([.H966])" office:value-type="float" office:value="8">
            <text:p>8</text:p>
          </table:table-cell>
          <table:table-cell table:formula="of:=&quot;Ago &quot; &amp; [.B966]" office:value-type="string" office:string-value="Ago 2010">
            <text:p>Ago 2010</text:p>
          </table:table-cell>
          <table:table-cell table:formula="of:=DAY([.H966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0-08-22">
            <text:p>08/22/10</text:p>
          </table:table-cell>
        </table:table-row>
        <table:table-row table:style-name="ro1">
          <table:table-cell table:formula="of:=YEAR([.H967])&amp;RIGHT(&quot;0&quot;&amp;MONTH([.H967]);2)&amp;RIGHT(&quot;0&quot;&amp;DAY([.H967]);2)" office:value-type="string" office:string-value="20100823">
            <text:p>20100823</text:p>
          </table:table-cell>
          <table:table-cell table:formula="of:=YEAR([.H967])" office:value-type="float" office:value="2010">
            <text:p>2010</text:p>
          </table:table-cell>
          <table:table-cell table:formula="of:=ROUNDUP(MONTH([.H967])/3)" office:value-type="float" office:value="3">
            <text:p>3</text:p>
          </table:table-cell>
          <table:table-cell table:formula="of:=MONTH([.H967])" office:value-type="float" office:value="8">
            <text:p>8</text:p>
          </table:table-cell>
          <table:table-cell table:formula="of:=&quot;Ago &quot; &amp; [.B967]" office:value-type="string" office:string-value="Ago 2010">
            <text:p>Ago 2010</text:p>
          </table:table-cell>
          <table:table-cell table:formula="of:=DAY([.H967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0-08-23">
            <text:p>08/23/10</text:p>
          </table:table-cell>
        </table:table-row>
        <table:table-row table:style-name="ro1">
          <table:table-cell table:formula="of:=YEAR([.H968])&amp;RIGHT(&quot;0&quot;&amp;MONTH([.H968]);2)&amp;RIGHT(&quot;0&quot;&amp;DAY([.H968]);2)" office:value-type="string" office:string-value="20100824">
            <text:p>20100824</text:p>
          </table:table-cell>
          <table:table-cell table:formula="of:=YEAR([.H968])" office:value-type="float" office:value="2010">
            <text:p>2010</text:p>
          </table:table-cell>
          <table:table-cell table:formula="of:=ROUNDUP(MONTH([.H968])/3)" office:value-type="float" office:value="3">
            <text:p>3</text:p>
          </table:table-cell>
          <table:table-cell table:formula="of:=MONTH([.H968])" office:value-type="float" office:value="8">
            <text:p>8</text:p>
          </table:table-cell>
          <table:table-cell table:formula="of:=&quot;Ago &quot; &amp; [.B968]" office:value-type="string" office:string-value="Ago 2010">
            <text:p>Ago 2010</text:p>
          </table:table-cell>
          <table:table-cell table:formula="of:=DAY([.H968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0-08-24">
            <text:p>08/24/10</text:p>
          </table:table-cell>
        </table:table-row>
        <table:table-row table:style-name="ro1">
          <table:table-cell table:formula="of:=YEAR([.H969])&amp;RIGHT(&quot;0&quot;&amp;MONTH([.H969]);2)&amp;RIGHT(&quot;0&quot;&amp;DAY([.H969]);2)" office:value-type="string" office:string-value="20100825">
            <text:p>20100825</text:p>
          </table:table-cell>
          <table:table-cell table:formula="of:=YEAR([.H969])" office:value-type="float" office:value="2010">
            <text:p>2010</text:p>
          </table:table-cell>
          <table:table-cell table:formula="of:=ROUNDUP(MONTH([.H969])/3)" office:value-type="float" office:value="3">
            <text:p>3</text:p>
          </table:table-cell>
          <table:table-cell table:formula="of:=MONTH([.H969])" office:value-type="float" office:value="8">
            <text:p>8</text:p>
          </table:table-cell>
          <table:table-cell table:formula="of:=&quot;Ago &quot; &amp; [.B969]" office:value-type="string" office:string-value="Ago 2010">
            <text:p>Ago 2010</text:p>
          </table:table-cell>
          <table:table-cell table:formula="of:=DAY([.H969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0-08-25">
            <text:p>08/25/10</text:p>
          </table:table-cell>
        </table:table-row>
        <table:table-row table:style-name="ro1">
          <table:table-cell table:formula="of:=YEAR([.H970])&amp;RIGHT(&quot;0&quot;&amp;MONTH([.H970]);2)&amp;RIGHT(&quot;0&quot;&amp;DAY([.H970]);2)" office:value-type="string" office:string-value="20100826">
            <text:p>20100826</text:p>
          </table:table-cell>
          <table:table-cell table:formula="of:=YEAR([.H970])" office:value-type="float" office:value="2010">
            <text:p>2010</text:p>
          </table:table-cell>
          <table:table-cell table:formula="of:=ROUNDUP(MONTH([.H970])/3)" office:value-type="float" office:value="3">
            <text:p>3</text:p>
          </table:table-cell>
          <table:table-cell table:formula="of:=MONTH([.H970])" office:value-type="float" office:value="8">
            <text:p>8</text:p>
          </table:table-cell>
          <table:table-cell table:formula="of:=&quot;Ago &quot; &amp; [.B970]" office:value-type="string" office:string-value="Ago 2010">
            <text:p>Ago 2010</text:p>
          </table:table-cell>
          <table:table-cell table:formula="of:=DAY([.H970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0-08-26">
            <text:p>08/26/10</text:p>
          </table:table-cell>
        </table:table-row>
        <table:table-row table:style-name="ro1">
          <table:table-cell table:formula="of:=YEAR([.H971])&amp;RIGHT(&quot;0&quot;&amp;MONTH([.H971]);2)&amp;RIGHT(&quot;0&quot;&amp;DAY([.H971]);2)" office:value-type="string" office:string-value="20100827">
            <text:p>20100827</text:p>
          </table:table-cell>
          <table:table-cell table:formula="of:=YEAR([.H971])" office:value-type="float" office:value="2010">
            <text:p>2010</text:p>
          </table:table-cell>
          <table:table-cell table:formula="of:=ROUNDUP(MONTH([.H971])/3)" office:value-type="float" office:value="3">
            <text:p>3</text:p>
          </table:table-cell>
          <table:table-cell table:formula="of:=MONTH([.H971])" office:value-type="float" office:value="8">
            <text:p>8</text:p>
          </table:table-cell>
          <table:table-cell table:formula="of:=&quot;Ago &quot; &amp; [.B971]" office:value-type="string" office:string-value="Ago 2010">
            <text:p>Ago 2010</text:p>
          </table:table-cell>
          <table:table-cell table:formula="of:=DAY([.H971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0-08-27">
            <text:p>08/27/10</text:p>
          </table:table-cell>
        </table:table-row>
        <table:table-row table:style-name="ro1">
          <table:table-cell table:formula="of:=YEAR([.H972])&amp;RIGHT(&quot;0&quot;&amp;MONTH([.H972]);2)&amp;RIGHT(&quot;0&quot;&amp;DAY([.H972]);2)" office:value-type="string" office:string-value="20100828">
            <text:p>20100828</text:p>
          </table:table-cell>
          <table:table-cell table:formula="of:=YEAR([.H972])" office:value-type="float" office:value="2010">
            <text:p>2010</text:p>
          </table:table-cell>
          <table:table-cell table:formula="of:=ROUNDUP(MONTH([.H972])/3)" office:value-type="float" office:value="3">
            <text:p>3</text:p>
          </table:table-cell>
          <table:table-cell table:formula="of:=MONTH([.H972])" office:value-type="float" office:value="8">
            <text:p>8</text:p>
          </table:table-cell>
          <table:table-cell table:formula="of:=&quot;Ago &quot; &amp; [.B972]" office:value-type="string" office:string-value="Ago 2010">
            <text:p>Ago 2010</text:p>
          </table:table-cell>
          <table:table-cell table:formula="of:=DAY([.H972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0-08-28">
            <text:p>08/28/10</text:p>
          </table:table-cell>
        </table:table-row>
        <table:table-row table:style-name="ro1">
          <table:table-cell table:formula="of:=YEAR([.H973])&amp;RIGHT(&quot;0&quot;&amp;MONTH([.H973]);2)&amp;RIGHT(&quot;0&quot;&amp;DAY([.H973]);2)" office:value-type="string" office:string-value="20100829">
            <text:p>20100829</text:p>
          </table:table-cell>
          <table:table-cell table:formula="of:=YEAR([.H973])" office:value-type="float" office:value="2010">
            <text:p>2010</text:p>
          </table:table-cell>
          <table:table-cell table:formula="of:=ROUNDUP(MONTH([.H973])/3)" office:value-type="float" office:value="3">
            <text:p>3</text:p>
          </table:table-cell>
          <table:table-cell table:formula="of:=MONTH([.H973])" office:value-type="float" office:value="8">
            <text:p>8</text:p>
          </table:table-cell>
          <table:table-cell table:formula="of:=&quot;Ago &quot; &amp; [.B973]" office:value-type="string" office:string-value="Ago 2010">
            <text:p>Ago 2010</text:p>
          </table:table-cell>
          <table:table-cell table:formula="of:=DAY([.H973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0-08-29">
            <text:p>08/29/10</text:p>
          </table:table-cell>
        </table:table-row>
        <table:table-row table:style-name="ro1">
          <table:table-cell table:formula="of:=YEAR([.H974])&amp;RIGHT(&quot;0&quot;&amp;MONTH([.H974]);2)&amp;RIGHT(&quot;0&quot;&amp;DAY([.H974]);2)" office:value-type="string" office:string-value="20100830">
            <text:p>20100830</text:p>
          </table:table-cell>
          <table:table-cell table:formula="of:=YEAR([.H974])" office:value-type="float" office:value="2010">
            <text:p>2010</text:p>
          </table:table-cell>
          <table:table-cell table:formula="of:=ROUNDUP(MONTH([.H974])/3)" office:value-type="float" office:value="3">
            <text:p>3</text:p>
          </table:table-cell>
          <table:table-cell table:formula="of:=MONTH([.H974])" office:value-type="float" office:value="8">
            <text:p>8</text:p>
          </table:table-cell>
          <table:table-cell table:formula="of:=&quot;Ago &quot; &amp; [.B974]" office:value-type="string" office:string-value="Ago 2010">
            <text:p>Ago 2010</text:p>
          </table:table-cell>
          <table:table-cell table:formula="of:=DAY([.H974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0-08-30">
            <text:p>08/30/10</text:p>
          </table:table-cell>
        </table:table-row>
        <table:table-row table:style-name="ro1">
          <table:table-cell table:formula="of:=YEAR([.H975])&amp;RIGHT(&quot;0&quot;&amp;MONTH([.H975]);2)&amp;RIGHT(&quot;0&quot;&amp;DAY([.H975]);2)" office:value-type="string" office:string-value="20100831">
            <text:p>20100831</text:p>
          </table:table-cell>
          <table:table-cell table:formula="of:=YEAR([.H975])" office:value-type="float" office:value="2010">
            <text:p>2010</text:p>
          </table:table-cell>
          <table:table-cell table:formula="of:=ROUNDUP(MONTH([.H975])/3)" office:value-type="float" office:value="3">
            <text:p>3</text:p>
          </table:table-cell>
          <table:table-cell table:formula="of:=MONTH([.H975])" office:value-type="float" office:value="8">
            <text:p>8</text:p>
          </table:table-cell>
          <table:table-cell table:formula="of:=&quot;Ago &quot; &amp; [.B975]" office:value-type="string" office:string-value="Ago 2010">
            <text:p>Ago 2010</text:p>
          </table:table-cell>
          <table:table-cell table:formula="of:=DAY([.H975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0-08-31">
            <text:p>08/31/10</text:p>
          </table:table-cell>
        </table:table-row>
        <table:table-row table:style-name="ro1">
          <table:table-cell table:formula="of:=YEAR([.H976])&amp;RIGHT(&quot;0&quot;&amp;MONTH([.H976]);2)&amp;RIGHT(&quot;0&quot;&amp;DAY([.H976]);2)" office:value-type="string" office:string-value="20100901">
            <text:p>20100901</text:p>
          </table:table-cell>
          <table:table-cell table:formula="of:=YEAR([.H976])" office:value-type="float" office:value="2010">
            <text:p>2010</text:p>
          </table:table-cell>
          <table:table-cell table:formula="of:=ROUNDUP(MONTH([.H976])/3)" office:value-type="float" office:value="3">
            <text:p>3</text:p>
          </table:table-cell>
          <table:table-cell table:formula="of:=MONTH([.H976])" office:value-type="float" office:value="9">
            <text:p>9</text:p>
          </table:table-cell>
          <table:table-cell table:formula="of:=&quot;Sep &quot; &amp; [.B976]" office:value-type="string" office:string-value="Sep 2010">
            <text:p>Sep 2010</text:p>
          </table:table-cell>
          <table:table-cell table:formula="of:=DAY([.H976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09-01">
            <text:p>09/01/10</text:p>
          </table:table-cell>
        </table:table-row>
        <table:table-row table:style-name="ro1">
          <table:table-cell table:formula="of:=YEAR([.H977])&amp;RIGHT(&quot;0&quot;&amp;MONTH([.H977]);2)&amp;RIGHT(&quot;0&quot;&amp;DAY([.H977]);2)" office:value-type="string" office:string-value="20100902">
            <text:p>20100902</text:p>
          </table:table-cell>
          <table:table-cell table:formula="of:=YEAR([.H977])" office:value-type="float" office:value="2010">
            <text:p>2010</text:p>
          </table:table-cell>
          <table:table-cell table:formula="of:=ROUNDUP(MONTH([.H977])/3)" office:value-type="float" office:value="3">
            <text:p>3</text:p>
          </table:table-cell>
          <table:table-cell table:formula="of:=MONTH([.H977])" office:value-type="float" office:value="9">
            <text:p>9</text:p>
          </table:table-cell>
          <table:table-cell table:formula="of:=&quot;Sep &quot; &amp; [.B977]" office:value-type="string" office:string-value="Sep 2010">
            <text:p>Sep 2010</text:p>
          </table:table-cell>
          <table:table-cell table:formula="of:=DAY([.H977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09-02">
            <text:p>09/02/10</text:p>
          </table:table-cell>
        </table:table-row>
        <table:table-row table:style-name="ro1">
          <table:table-cell table:formula="of:=YEAR([.H978])&amp;RIGHT(&quot;0&quot;&amp;MONTH([.H978]);2)&amp;RIGHT(&quot;0&quot;&amp;DAY([.H978]);2)" office:value-type="string" office:string-value="20100903">
            <text:p>20100903</text:p>
          </table:table-cell>
          <table:table-cell table:formula="of:=YEAR([.H978])" office:value-type="float" office:value="2010">
            <text:p>2010</text:p>
          </table:table-cell>
          <table:table-cell table:formula="of:=ROUNDUP(MONTH([.H978])/3)" office:value-type="float" office:value="3">
            <text:p>3</text:p>
          </table:table-cell>
          <table:table-cell table:formula="of:=MONTH([.H978])" office:value-type="float" office:value="9">
            <text:p>9</text:p>
          </table:table-cell>
          <table:table-cell table:formula="of:=&quot;Sep &quot; &amp; [.B978]" office:value-type="string" office:string-value="Sep 2010">
            <text:p>Sep 2010</text:p>
          </table:table-cell>
          <table:table-cell table:formula="of:=DAY([.H978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09-03">
            <text:p>09/03/10</text:p>
          </table:table-cell>
        </table:table-row>
        <table:table-row table:style-name="ro1">
          <table:table-cell table:formula="of:=YEAR([.H979])&amp;RIGHT(&quot;0&quot;&amp;MONTH([.H979]);2)&amp;RIGHT(&quot;0&quot;&amp;DAY([.H979]);2)" office:value-type="string" office:string-value="20100904">
            <text:p>20100904</text:p>
          </table:table-cell>
          <table:table-cell table:formula="of:=YEAR([.H979])" office:value-type="float" office:value="2010">
            <text:p>2010</text:p>
          </table:table-cell>
          <table:table-cell table:formula="of:=ROUNDUP(MONTH([.H979])/3)" office:value-type="float" office:value="3">
            <text:p>3</text:p>
          </table:table-cell>
          <table:table-cell table:formula="of:=MONTH([.H979])" office:value-type="float" office:value="9">
            <text:p>9</text:p>
          </table:table-cell>
          <table:table-cell table:formula="of:=&quot;Sep &quot; &amp; [.B979]" office:value-type="string" office:string-value="Sep 2010">
            <text:p>Sep 2010</text:p>
          </table:table-cell>
          <table:table-cell table:formula="of:=DAY([.H979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09-04">
            <text:p>09/04/10</text:p>
          </table:table-cell>
        </table:table-row>
        <table:table-row table:style-name="ro1">
          <table:table-cell table:formula="of:=YEAR([.H980])&amp;RIGHT(&quot;0&quot;&amp;MONTH([.H980]);2)&amp;RIGHT(&quot;0&quot;&amp;DAY([.H980]);2)" office:value-type="string" office:string-value="20100905">
            <text:p>20100905</text:p>
          </table:table-cell>
          <table:table-cell table:formula="of:=YEAR([.H980])" office:value-type="float" office:value="2010">
            <text:p>2010</text:p>
          </table:table-cell>
          <table:table-cell table:formula="of:=ROUNDUP(MONTH([.H980])/3)" office:value-type="float" office:value="3">
            <text:p>3</text:p>
          </table:table-cell>
          <table:table-cell table:formula="of:=MONTH([.H980])" office:value-type="float" office:value="9">
            <text:p>9</text:p>
          </table:table-cell>
          <table:table-cell table:formula="of:=&quot;Sep &quot; &amp; [.B980]" office:value-type="string" office:string-value="Sep 2010">
            <text:p>Sep 2010</text:p>
          </table:table-cell>
          <table:table-cell table:formula="of:=DAY([.H980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09-05">
            <text:p>09/05/10</text:p>
          </table:table-cell>
        </table:table-row>
        <table:table-row table:style-name="ro1">
          <table:table-cell table:formula="of:=YEAR([.H981])&amp;RIGHT(&quot;0&quot;&amp;MONTH([.H981]);2)&amp;RIGHT(&quot;0&quot;&amp;DAY([.H981]);2)" office:value-type="string" office:string-value="20100906">
            <text:p>20100906</text:p>
          </table:table-cell>
          <table:table-cell table:formula="of:=YEAR([.H981])" office:value-type="float" office:value="2010">
            <text:p>2010</text:p>
          </table:table-cell>
          <table:table-cell table:formula="of:=ROUNDUP(MONTH([.H981])/3)" office:value-type="float" office:value="3">
            <text:p>3</text:p>
          </table:table-cell>
          <table:table-cell table:formula="of:=MONTH([.H981])" office:value-type="float" office:value="9">
            <text:p>9</text:p>
          </table:table-cell>
          <table:table-cell table:formula="of:=&quot;Sep &quot; &amp; [.B981]" office:value-type="string" office:string-value="Sep 2010">
            <text:p>Sep 2010</text:p>
          </table:table-cell>
          <table:table-cell table:formula="of:=DAY([.H981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09-06">
            <text:p>09/06/10</text:p>
          </table:table-cell>
        </table:table-row>
        <table:table-row table:style-name="ro1">
          <table:table-cell table:formula="of:=YEAR([.H982])&amp;RIGHT(&quot;0&quot;&amp;MONTH([.H982]);2)&amp;RIGHT(&quot;0&quot;&amp;DAY([.H982]);2)" office:value-type="string" office:string-value="20100907">
            <text:p>20100907</text:p>
          </table:table-cell>
          <table:table-cell table:formula="of:=YEAR([.H982])" office:value-type="float" office:value="2010">
            <text:p>2010</text:p>
          </table:table-cell>
          <table:table-cell table:formula="of:=ROUNDUP(MONTH([.H982])/3)" office:value-type="float" office:value="3">
            <text:p>3</text:p>
          </table:table-cell>
          <table:table-cell table:formula="of:=MONTH([.H982])" office:value-type="float" office:value="9">
            <text:p>9</text:p>
          </table:table-cell>
          <table:table-cell table:formula="of:=&quot;Sep &quot; &amp; [.B982]" office:value-type="string" office:string-value="Sep 2010">
            <text:p>Sep 2010</text:p>
          </table:table-cell>
          <table:table-cell table:formula="of:=DAY([.H982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09-07">
            <text:p>09/07/10</text:p>
          </table:table-cell>
        </table:table-row>
        <table:table-row table:style-name="ro1">
          <table:table-cell table:formula="of:=YEAR([.H983])&amp;RIGHT(&quot;0&quot;&amp;MONTH([.H983]);2)&amp;RIGHT(&quot;0&quot;&amp;DAY([.H983]);2)" office:value-type="string" office:string-value="20100908">
            <text:p>20100908</text:p>
          </table:table-cell>
          <table:table-cell table:formula="of:=YEAR([.H983])" office:value-type="float" office:value="2010">
            <text:p>2010</text:p>
          </table:table-cell>
          <table:table-cell table:formula="of:=ROUNDUP(MONTH([.H983])/3)" office:value-type="float" office:value="3">
            <text:p>3</text:p>
          </table:table-cell>
          <table:table-cell table:formula="of:=MONTH([.H983])" office:value-type="float" office:value="9">
            <text:p>9</text:p>
          </table:table-cell>
          <table:table-cell table:formula="of:=&quot;Sep &quot; &amp; [.B983]" office:value-type="string" office:string-value="Sep 2010">
            <text:p>Sep 2010</text:p>
          </table:table-cell>
          <table:table-cell table:formula="of:=DAY([.H983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09-08">
            <text:p>09/08/10</text:p>
          </table:table-cell>
        </table:table-row>
        <table:table-row table:style-name="ro1">
          <table:table-cell table:formula="of:=YEAR([.H984])&amp;RIGHT(&quot;0&quot;&amp;MONTH([.H984]);2)&amp;RIGHT(&quot;0&quot;&amp;DAY([.H984]);2)" office:value-type="string" office:string-value="20100909">
            <text:p>20100909</text:p>
          </table:table-cell>
          <table:table-cell table:formula="of:=YEAR([.H984])" office:value-type="float" office:value="2010">
            <text:p>2010</text:p>
          </table:table-cell>
          <table:table-cell table:formula="of:=ROUNDUP(MONTH([.H984])/3)" office:value-type="float" office:value="3">
            <text:p>3</text:p>
          </table:table-cell>
          <table:table-cell table:formula="of:=MONTH([.H984])" office:value-type="float" office:value="9">
            <text:p>9</text:p>
          </table:table-cell>
          <table:table-cell table:formula="of:=&quot;Sep &quot; &amp; [.B984]" office:value-type="string" office:string-value="Sep 2010">
            <text:p>Sep 2010</text:p>
          </table:table-cell>
          <table:table-cell table:formula="of:=DAY([.H984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09-09">
            <text:p>09/09/10</text:p>
          </table:table-cell>
        </table:table-row>
        <table:table-row table:style-name="ro1">
          <table:table-cell table:formula="of:=YEAR([.H985])&amp;RIGHT(&quot;0&quot;&amp;MONTH([.H985]);2)&amp;RIGHT(&quot;0&quot;&amp;DAY([.H985]);2)" office:value-type="string" office:string-value="20100910">
            <text:p>20100910</text:p>
          </table:table-cell>
          <table:table-cell table:formula="of:=YEAR([.H985])" office:value-type="float" office:value="2010">
            <text:p>2010</text:p>
          </table:table-cell>
          <table:table-cell table:formula="of:=ROUNDUP(MONTH([.H985])/3)" office:value-type="float" office:value="3">
            <text:p>3</text:p>
          </table:table-cell>
          <table:table-cell table:formula="of:=MONTH([.H985])" office:value-type="float" office:value="9">
            <text:p>9</text:p>
          </table:table-cell>
          <table:table-cell table:formula="of:=&quot;Sep &quot; &amp; [.B985]" office:value-type="string" office:string-value="Sep 2010">
            <text:p>Sep 2010</text:p>
          </table:table-cell>
          <table:table-cell table:formula="of:=DAY([.H985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09-10">
            <text:p>09/10/10</text:p>
          </table:table-cell>
        </table:table-row>
        <table:table-row table:style-name="ro1">
          <table:table-cell table:formula="of:=YEAR([.H986])&amp;RIGHT(&quot;0&quot;&amp;MONTH([.H986]);2)&amp;RIGHT(&quot;0&quot;&amp;DAY([.H986]);2)" office:value-type="string" office:string-value="20100911">
            <text:p>20100911</text:p>
          </table:table-cell>
          <table:table-cell table:formula="of:=YEAR([.H986])" office:value-type="float" office:value="2010">
            <text:p>2010</text:p>
          </table:table-cell>
          <table:table-cell table:formula="of:=ROUNDUP(MONTH([.H986])/3)" office:value-type="float" office:value="3">
            <text:p>3</text:p>
          </table:table-cell>
          <table:table-cell table:formula="of:=MONTH([.H986])" office:value-type="float" office:value="9">
            <text:p>9</text:p>
          </table:table-cell>
          <table:table-cell table:formula="of:=&quot;Sep &quot; &amp; [.B986]" office:value-type="string" office:string-value="Sep 2010">
            <text:p>Sep 2010</text:p>
          </table:table-cell>
          <table:table-cell table:formula="of:=DAY([.H986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09-11">
            <text:p>09/11/10</text:p>
          </table:table-cell>
        </table:table-row>
        <table:table-row table:style-name="ro1">
          <table:table-cell table:formula="of:=YEAR([.H987])&amp;RIGHT(&quot;0&quot;&amp;MONTH([.H987]);2)&amp;RIGHT(&quot;0&quot;&amp;DAY([.H987]);2)" office:value-type="string" office:string-value="20100912">
            <text:p>20100912</text:p>
          </table:table-cell>
          <table:table-cell table:formula="of:=YEAR([.H987])" office:value-type="float" office:value="2010">
            <text:p>2010</text:p>
          </table:table-cell>
          <table:table-cell table:formula="of:=ROUNDUP(MONTH([.H987])/3)" office:value-type="float" office:value="3">
            <text:p>3</text:p>
          </table:table-cell>
          <table:table-cell table:formula="of:=MONTH([.H987])" office:value-type="float" office:value="9">
            <text:p>9</text:p>
          </table:table-cell>
          <table:table-cell table:formula="of:=&quot;Sep &quot; &amp; [.B987]" office:value-type="string" office:string-value="Sep 2010">
            <text:p>Sep 2010</text:p>
          </table:table-cell>
          <table:table-cell table:formula="of:=DAY([.H987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09-12">
            <text:p>09/12/10</text:p>
          </table:table-cell>
        </table:table-row>
        <table:table-row table:style-name="ro1">
          <table:table-cell table:formula="of:=YEAR([.H988])&amp;RIGHT(&quot;0&quot;&amp;MONTH([.H988]);2)&amp;RIGHT(&quot;0&quot;&amp;DAY([.H988]);2)" office:value-type="string" office:string-value="20100913">
            <text:p>20100913</text:p>
          </table:table-cell>
          <table:table-cell table:formula="of:=YEAR([.H988])" office:value-type="float" office:value="2010">
            <text:p>2010</text:p>
          </table:table-cell>
          <table:table-cell table:formula="of:=ROUNDUP(MONTH([.H988])/3)" office:value-type="float" office:value="3">
            <text:p>3</text:p>
          </table:table-cell>
          <table:table-cell table:formula="of:=MONTH([.H988])" office:value-type="float" office:value="9">
            <text:p>9</text:p>
          </table:table-cell>
          <table:table-cell table:formula="of:=&quot;Sep &quot; &amp; [.B988]" office:value-type="string" office:string-value="Sep 2010">
            <text:p>Sep 2010</text:p>
          </table:table-cell>
          <table:table-cell table:formula="of:=DAY([.H988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09-13">
            <text:p>09/13/10</text:p>
          </table:table-cell>
        </table:table-row>
        <table:table-row table:style-name="ro1">
          <table:table-cell table:formula="of:=YEAR([.H989])&amp;RIGHT(&quot;0&quot;&amp;MONTH([.H989]);2)&amp;RIGHT(&quot;0&quot;&amp;DAY([.H989]);2)" office:value-type="string" office:string-value="20100914">
            <text:p>20100914</text:p>
          </table:table-cell>
          <table:table-cell table:formula="of:=YEAR([.H989])" office:value-type="float" office:value="2010">
            <text:p>2010</text:p>
          </table:table-cell>
          <table:table-cell table:formula="of:=ROUNDUP(MONTH([.H989])/3)" office:value-type="float" office:value="3">
            <text:p>3</text:p>
          </table:table-cell>
          <table:table-cell table:formula="of:=MONTH([.H989])" office:value-type="float" office:value="9">
            <text:p>9</text:p>
          </table:table-cell>
          <table:table-cell table:formula="of:=&quot;Sep &quot; &amp; [.B989]" office:value-type="string" office:string-value="Sep 2010">
            <text:p>Sep 2010</text:p>
          </table:table-cell>
          <table:table-cell table:formula="of:=DAY([.H989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09-14">
            <text:p>09/14/10</text:p>
          </table:table-cell>
        </table:table-row>
        <table:table-row table:style-name="ro1">
          <table:table-cell table:formula="of:=YEAR([.H990])&amp;RIGHT(&quot;0&quot;&amp;MONTH([.H990]);2)&amp;RIGHT(&quot;0&quot;&amp;DAY([.H990]);2)" office:value-type="string" office:string-value="20100915">
            <text:p>20100915</text:p>
          </table:table-cell>
          <table:table-cell table:formula="of:=YEAR([.H990])" office:value-type="float" office:value="2010">
            <text:p>2010</text:p>
          </table:table-cell>
          <table:table-cell table:formula="of:=ROUNDUP(MONTH([.H990])/3)" office:value-type="float" office:value="3">
            <text:p>3</text:p>
          </table:table-cell>
          <table:table-cell table:formula="of:=MONTH([.H990])" office:value-type="float" office:value="9">
            <text:p>9</text:p>
          </table:table-cell>
          <table:table-cell table:formula="of:=&quot;Sep &quot; &amp; [.B990]" office:value-type="string" office:string-value="Sep 2010">
            <text:p>Sep 2010</text:p>
          </table:table-cell>
          <table:table-cell table:formula="of:=DAY([.H990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09-15">
            <text:p>09/15/10</text:p>
          </table:table-cell>
        </table:table-row>
        <table:table-row table:style-name="ro1">
          <table:table-cell table:formula="of:=YEAR([.H991])&amp;RIGHT(&quot;0&quot;&amp;MONTH([.H991]);2)&amp;RIGHT(&quot;0&quot;&amp;DAY([.H991]);2)" office:value-type="string" office:string-value="20100916">
            <text:p>20100916</text:p>
          </table:table-cell>
          <table:table-cell table:formula="of:=YEAR([.H991])" office:value-type="float" office:value="2010">
            <text:p>2010</text:p>
          </table:table-cell>
          <table:table-cell table:formula="of:=ROUNDUP(MONTH([.H991])/3)" office:value-type="float" office:value="3">
            <text:p>3</text:p>
          </table:table-cell>
          <table:table-cell table:formula="of:=MONTH([.H991])" office:value-type="float" office:value="9">
            <text:p>9</text:p>
          </table:table-cell>
          <table:table-cell table:formula="of:=&quot;Sep &quot; &amp; [.B991]" office:value-type="string" office:string-value="Sep 2010">
            <text:p>Sep 2010</text:p>
          </table:table-cell>
          <table:table-cell table:formula="of:=DAY([.H991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09-16">
            <text:p>09/16/10</text:p>
          </table:table-cell>
        </table:table-row>
        <table:table-row table:style-name="ro1">
          <table:table-cell table:formula="of:=YEAR([.H992])&amp;RIGHT(&quot;0&quot;&amp;MONTH([.H992]);2)&amp;RIGHT(&quot;0&quot;&amp;DAY([.H992]);2)" office:value-type="string" office:string-value="20100917">
            <text:p>20100917</text:p>
          </table:table-cell>
          <table:table-cell table:formula="of:=YEAR([.H992])" office:value-type="float" office:value="2010">
            <text:p>2010</text:p>
          </table:table-cell>
          <table:table-cell table:formula="of:=ROUNDUP(MONTH([.H992])/3)" office:value-type="float" office:value="3">
            <text:p>3</text:p>
          </table:table-cell>
          <table:table-cell table:formula="of:=MONTH([.H992])" office:value-type="float" office:value="9">
            <text:p>9</text:p>
          </table:table-cell>
          <table:table-cell table:formula="of:=&quot;Sep &quot; &amp; [.B992]" office:value-type="string" office:string-value="Sep 2010">
            <text:p>Sep 2010</text:p>
          </table:table-cell>
          <table:table-cell table:formula="of:=DAY([.H992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09-17">
            <text:p>09/17/10</text:p>
          </table:table-cell>
        </table:table-row>
        <table:table-row table:style-name="ro1">
          <table:table-cell table:formula="of:=YEAR([.H993])&amp;RIGHT(&quot;0&quot;&amp;MONTH([.H993]);2)&amp;RIGHT(&quot;0&quot;&amp;DAY([.H993]);2)" office:value-type="string" office:string-value="20100918">
            <text:p>20100918</text:p>
          </table:table-cell>
          <table:table-cell table:formula="of:=YEAR([.H993])" office:value-type="float" office:value="2010">
            <text:p>2010</text:p>
          </table:table-cell>
          <table:table-cell table:formula="of:=ROUNDUP(MONTH([.H993])/3)" office:value-type="float" office:value="3">
            <text:p>3</text:p>
          </table:table-cell>
          <table:table-cell table:formula="of:=MONTH([.H993])" office:value-type="float" office:value="9">
            <text:p>9</text:p>
          </table:table-cell>
          <table:table-cell table:formula="of:=&quot;Sep &quot; &amp; [.B993]" office:value-type="string" office:string-value="Sep 2010">
            <text:p>Sep 2010</text:p>
          </table:table-cell>
          <table:table-cell table:formula="of:=DAY([.H993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09-18">
            <text:p>09/18/10</text:p>
          </table:table-cell>
        </table:table-row>
        <table:table-row table:style-name="ro1">
          <table:table-cell table:formula="of:=YEAR([.H994])&amp;RIGHT(&quot;0&quot;&amp;MONTH([.H994]);2)&amp;RIGHT(&quot;0&quot;&amp;DAY([.H994]);2)" office:value-type="string" office:string-value="20100919">
            <text:p>20100919</text:p>
          </table:table-cell>
          <table:table-cell table:formula="of:=YEAR([.H994])" office:value-type="float" office:value="2010">
            <text:p>2010</text:p>
          </table:table-cell>
          <table:table-cell table:formula="of:=ROUNDUP(MONTH([.H994])/3)" office:value-type="float" office:value="3">
            <text:p>3</text:p>
          </table:table-cell>
          <table:table-cell table:formula="of:=MONTH([.H994])" office:value-type="float" office:value="9">
            <text:p>9</text:p>
          </table:table-cell>
          <table:table-cell table:formula="of:=&quot;Sep &quot; &amp; [.B994]" office:value-type="string" office:string-value="Sep 2010">
            <text:p>Sep 2010</text:p>
          </table:table-cell>
          <table:table-cell table:formula="of:=DAY([.H994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09-19">
            <text:p>09/19/10</text:p>
          </table:table-cell>
        </table:table-row>
        <table:table-row table:style-name="ro1">
          <table:table-cell table:formula="of:=YEAR([.H995])&amp;RIGHT(&quot;0&quot;&amp;MONTH([.H995]);2)&amp;RIGHT(&quot;0&quot;&amp;DAY([.H995]);2)" office:value-type="string" office:string-value="20100920">
            <text:p>20100920</text:p>
          </table:table-cell>
          <table:table-cell table:formula="of:=YEAR([.H995])" office:value-type="float" office:value="2010">
            <text:p>2010</text:p>
          </table:table-cell>
          <table:table-cell table:formula="of:=ROUNDUP(MONTH([.H995])/3)" office:value-type="float" office:value="3">
            <text:p>3</text:p>
          </table:table-cell>
          <table:table-cell table:formula="of:=MONTH([.H995])" office:value-type="float" office:value="9">
            <text:p>9</text:p>
          </table:table-cell>
          <table:table-cell table:formula="of:=&quot;Sep &quot; &amp; [.B995]" office:value-type="string" office:string-value="Sep 2010">
            <text:p>Sep 2010</text:p>
          </table:table-cell>
          <table:table-cell table:formula="of:=DAY([.H995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09-20">
            <text:p>09/20/10</text:p>
          </table:table-cell>
        </table:table-row>
        <table:table-row table:style-name="ro1">
          <table:table-cell table:formula="of:=YEAR([.H996])&amp;RIGHT(&quot;0&quot;&amp;MONTH([.H996]);2)&amp;RIGHT(&quot;0&quot;&amp;DAY([.H996]);2)" office:value-type="string" office:string-value="20100921">
            <text:p>20100921</text:p>
          </table:table-cell>
          <table:table-cell table:formula="of:=YEAR([.H996])" office:value-type="float" office:value="2010">
            <text:p>2010</text:p>
          </table:table-cell>
          <table:table-cell table:formula="of:=ROUNDUP(MONTH([.H996])/3)" office:value-type="float" office:value="3">
            <text:p>3</text:p>
          </table:table-cell>
          <table:table-cell table:formula="of:=MONTH([.H996])" office:value-type="float" office:value="9">
            <text:p>9</text:p>
          </table:table-cell>
          <table:table-cell table:formula="of:=&quot;Sep &quot; &amp; [.B996]" office:value-type="string" office:string-value="Sep 2010">
            <text:p>Sep 2010</text:p>
          </table:table-cell>
          <table:table-cell table:formula="of:=DAY([.H996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09-21">
            <text:p>09/21/10</text:p>
          </table:table-cell>
        </table:table-row>
        <table:table-row table:style-name="ro1">
          <table:table-cell table:formula="of:=YEAR([.H997])&amp;RIGHT(&quot;0&quot;&amp;MONTH([.H997]);2)&amp;RIGHT(&quot;0&quot;&amp;DAY([.H997]);2)" office:value-type="string" office:string-value="20100922">
            <text:p>20100922</text:p>
          </table:table-cell>
          <table:table-cell table:formula="of:=YEAR([.H997])" office:value-type="float" office:value="2010">
            <text:p>2010</text:p>
          </table:table-cell>
          <table:table-cell table:formula="of:=ROUNDUP(MONTH([.H997])/3)" office:value-type="float" office:value="3">
            <text:p>3</text:p>
          </table:table-cell>
          <table:table-cell table:formula="of:=MONTH([.H997])" office:value-type="float" office:value="9">
            <text:p>9</text:p>
          </table:table-cell>
          <table:table-cell table:formula="of:=&quot;Sep &quot; &amp; [.B997]" office:value-type="string" office:string-value="Sep 2010">
            <text:p>Sep 2010</text:p>
          </table:table-cell>
          <table:table-cell table:formula="of:=DAY([.H997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09-22">
            <text:p>09/22/10</text:p>
          </table:table-cell>
        </table:table-row>
        <table:table-row table:style-name="ro1">
          <table:table-cell table:formula="of:=YEAR([.H998])&amp;RIGHT(&quot;0&quot;&amp;MONTH([.H998]);2)&amp;RIGHT(&quot;0&quot;&amp;DAY([.H998]);2)" office:value-type="string" office:string-value="20100923">
            <text:p>20100923</text:p>
          </table:table-cell>
          <table:table-cell table:formula="of:=YEAR([.H998])" office:value-type="float" office:value="2010">
            <text:p>2010</text:p>
          </table:table-cell>
          <table:table-cell table:formula="of:=ROUNDUP(MONTH([.H998])/3)" office:value-type="float" office:value="3">
            <text:p>3</text:p>
          </table:table-cell>
          <table:table-cell table:formula="of:=MONTH([.H998])" office:value-type="float" office:value="9">
            <text:p>9</text:p>
          </table:table-cell>
          <table:table-cell table:formula="of:=&quot;Sep &quot; &amp; [.B998]" office:value-type="string" office:string-value="Sep 2010">
            <text:p>Sep 2010</text:p>
          </table:table-cell>
          <table:table-cell table:formula="of:=DAY([.H998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09-23">
            <text:p>09/23/10</text:p>
          </table:table-cell>
        </table:table-row>
        <table:table-row table:style-name="ro1">
          <table:table-cell table:formula="of:=YEAR([.H999])&amp;RIGHT(&quot;0&quot;&amp;MONTH([.H999]);2)&amp;RIGHT(&quot;0&quot;&amp;DAY([.H999]);2)" office:value-type="string" office:string-value="20100924">
            <text:p>20100924</text:p>
          </table:table-cell>
          <table:table-cell table:formula="of:=YEAR([.H999])" office:value-type="float" office:value="2010">
            <text:p>2010</text:p>
          </table:table-cell>
          <table:table-cell table:formula="of:=ROUNDUP(MONTH([.H999])/3)" office:value-type="float" office:value="3">
            <text:p>3</text:p>
          </table:table-cell>
          <table:table-cell table:formula="of:=MONTH([.H999])" office:value-type="float" office:value="9">
            <text:p>9</text:p>
          </table:table-cell>
          <table:table-cell table:formula="of:=&quot;Sep &quot; &amp; [.B999]" office:value-type="string" office:string-value="Sep 2010">
            <text:p>Sep 2010</text:p>
          </table:table-cell>
          <table:table-cell table:formula="of:=DAY([.H999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09-24">
            <text:p>09/24/10</text:p>
          </table:table-cell>
        </table:table-row>
        <table:table-row table:style-name="ro1">
          <table:table-cell table:formula="of:=YEAR([.H1000])&amp;RIGHT(&quot;0&quot;&amp;MONTH([.H1000]);2)&amp;RIGHT(&quot;0&quot;&amp;DAY([.H1000]);2)" office:value-type="string" office:string-value="20100925">
            <text:p>20100925</text:p>
          </table:table-cell>
          <table:table-cell table:formula="of:=YEAR([.H1000])" office:value-type="float" office:value="2010">
            <text:p>2010</text:p>
          </table:table-cell>
          <table:table-cell table:formula="of:=ROUNDUP(MONTH([.H1000])/3)" office:value-type="float" office:value="3">
            <text:p>3</text:p>
          </table:table-cell>
          <table:table-cell table:formula="of:=MONTH([.H1000])" office:value-type="float" office:value="9">
            <text:p>9</text:p>
          </table:table-cell>
          <table:table-cell table:formula="of:=&quot;Sep &quot; &amp; [.B1000]" office:value-type="string" office:string-value="Sep 2010">
            <text:p>Sep 2010</text:p>
          </table:table-cell>
          <table:table-cell table:formula="of:=DAY([.H1000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09-25">
            <text:p>09/25/10</text:p>
          </table:table-cell>
        </table:table-row>
        <table:table-row table:style-name="ro1">
          <table:table-cell table:formula="of:=YEAR([.H1001])&amp;RIGHT(&quot;0&quot;&amp;MONTH([.H1001]);2)&amp;RIGHT(&quot;0&quot;&amp;DAY([.H1001]);2)" office:value-type="string" office:string-value="20100926">
            <text:p>20100926</text:p>
          </table:table-cell>
          <table:table-cell table:formula="of:=YEAR([.H1001])" office:value-type="float" office:value="2010">
            <text:p>2010</text:p>
          </table:table-cell>
          <table:table-cell table:formula="of:=ROUNDUP(MONTH([.H1001])/3)" office:value-type="float" office:value="3">
            <text:p>3</text:p>
          </table:table-cell>
          <table:table-cell table:formula="of:=MONTH([.H1001])" office:value-type="float" office:value="9">
            <text:p>9</text:p>
          </table:table-cell>
          <table:table-cell table:formula="of:=&quot;Sep &quot; &amp; [.B1001]" office:value-type="string" office:string-value="Sep 2010">
            <text:p>Sep 2010</text:p>
          </table:table-cell>
          <table:table-cell table:formula="of:=DAY([.H1001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09-26">
            <text:p>09/26/10</text:p>
          </table:table-cell>
        </table:table-row>
        <table:table-row table:style-name="ro1">
          <table:table-cell table:formula="of:=YEAR([.H1002])&amp;RIGHT(&quot;0&quot;&amp;MONTH([.H1002]);2)&amp;RIGHT(&quot;0&quot;&amp;DAY([.H1002]);2)" office:value-type="string" office:string-value="20100927">
            <text:p>20100927</text:p>
          </table:table-cell>
          <table:table-cell table:formula="of:=YEAR([.H1002])" office:value-type="float" office:value="2010">
            <text:p>2010</text:p>
          </table:table-cell>
          <table:table-cell table:formula="of:=ROUNDUP(MONTH([.H1002])/3)" office:value-type="float" office:value="3">
            <text:p>3</text:p>
          </table:table-cell>
          <table:table-cell table:formula="of:=MONTH([.H1002])" office:value-type="float" office:value="9">
            <text:p>9</text:p>
          </table:table-cell>
          <table:table-cell table:formula="of:=&quot;Sep &quot; &amp; [.B1002]" office:value-type="string" office:string-value="Sep 2010">
            <text:p>Sep 2010</text:p>
          </table:table-cell>
          <table:table-cell table:formula="of:=DAY([.H1002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09-27">
            <text:p>09/27/10</text:p>
          </table:table-cell>
        </table:table-row>
        <table:table-row table:style-name="ro1">
          <table:table-cell table:formula="of:=YEAR([.H1003])&amp;RIGHT(&quot;0&quot;&amp;MONTH([.H1003]);2)&amp;RIGHT(&quot;0&quot;&amp;DAY([.H1003]);2)" office:value-type="string" office:string-value="20100928">
            <text:p>20100928</text:p>
          </table:table-cell>
          <table:table-cell table:formula="of:=YEAR([.H1003])" office:value-type="float" office:value="2010">
            <text:p>2010</text:p>
          </table:table-cell>
          <table:table-cell table:formula="of:=ROUNDUP(MONTH([.H1003])/3)" office:value-type="float" office:value="3">
            <text:p>3</text:p>
          </table:table-cell>
          <table:table-cell table:formula="of:=MONTH([.H1003])" office:value-type="float" office:value="9">
            <text:p>9</text:p>
          </table:table-cell>
          <table:table-cell table:formula="of:=&quot;Sep &quot; &amp; [.B1003]" office:value-type="string" office:string-value="Sep 2010">
            <text:p>Sep 2010</text:p>
          </table:table-cell>
          <table:table-cell table:formula="of:=DAY([.H1003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09-28">
            <text:p>09/28/10</text:p>
          </table:table-cell>
        </table:table-row>
        <table:table-row table:style-name="ro1">
          <table:table-cell table:formula="of:=YEAR([.H1004])&amp;RIGHT(&quot;0&quot;&amp;MONTH([.H1004]);2)&amp;RIGHT(&quot;0&quot;&amp;DAY([.H1004]);2)" office:value-type="string" office:string-value="20100929">
            <text:p>20100929</text:p>
          </table:table-cell>
          <table:table-cell table:formula="of:=YEAR([.H1004])" office:value-type="float" office:value="2010">
            <text:p>2010</text:p>
          </table:table-cell>
          <table:table-cell table:formula="of:=ROUNDUP(MONTH([.H1004])/3)" office:value-type="float" office:value="3">
            <text:p>3</text:p>
          </table:table-cell>
          <table:table-cell table:formula="of:=MONTH([.H1004])" office:value-type="float" office:value="9">
            <text:p>9</text:p>
          </table:table-cell>
          <table:table-cell table:formula="of:=&quot;Sep &quot; &amp; [.B1004]" office:value-type="string" office:string-value="Sep 2010">
            <text:p>Sep 2010</text:p>
          </table:table-cell>
          <table:table-cell table:formula="of:=DAY([.H1004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09-29">
            <text:p>09/29/10</text:p>
          </table:table-cell>
        </table:table-row>
        <table:table-row table:style-name="ro1">
          <table:table-cell table:formula="of:=YEAR([.H1005])&amp;RIGHT(&quot;0&quot;&amp;MONTH([.H1005]);2)&amp;RIGHT(&quot;0&quot;&amp;DAY([.H1005]);2)" office:value-type="string" office:string-value="20100930">
            <text:p>20100930</text:p>
          </table:table-cell>
          <table:table-cell table:formula="of:=YEAR([.H1005])" office:value-type="float" office:value="2010">
            <text:p>2010</text:p>
          </table:table-cell>
          <table:table-cell table:formula="of:=ROUNDUP(MONTH([.H1005])/3)" office:value-type="float" office:value="3">
            <text:p>3</text:p>
          </table:table-cell>
          <table:table-cell table:formula="of:=MONTH([.H1005])" office:value-type="float" office:value="9">
            <text:p>9</text:p>
          </table:table-cell>
          <table:table-cell table:formula="of:=&quot;Sep &quot; &amp; [.B1005]" office:value-type="string" office:string-value="Sep 2010">
            <text:p>Sep 2010</text:p>
          </table:table-cell>
          <table:table-cell table:formula="of:=DAY([.H1005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09-30">
            <text:p>09/30/10</text:p>
          </table:table-cell>
        </table:table-row>
        <table:table-row table:style-name="ro1">
          <table:table-cell table:formula="of:=YEAR([.H1006])&amp;RIGHT(&quot;0&quot;&amp;MONTH([.H1006]);2)&amp;RIGHT(&quot;0&quot;&amp;DAY([.H1006]);2)" office:value-type="string" office:string-value="20101001">
            <text:p>20101001</text:p>
          </table:table-cell>
          <table:table-cell table:formula="of:=YEAR([.H1006])" office:value-type="float" office:value="2010">
            <text:p>2010</text:p>
          </table:table-cell>
          <table:table-cell table:formula="of:=ROUNDUP(MONTH([.H1006])/3)" office:value-type="float" office:value="4">
            <text:p>4</text:p>
          </table:table-cell>
          <table:table-cell table:formula="of:=MONTH([.H1006])" office:value-type="float" office:value="10">
            <text:p>10</text:p>
          </table:table-cell>
          <table:table-cell table:formula="of:=&quot;Oct &quot; &amp; [.B1006]" office:value-type="string" office:string-value="Oct 2010">
            <text:p>Oct 2010</text:p>
          </table:table-cell>
          <table:table-cell table:formula="of:=DAY([.H1006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10-01">
            <text:p>10/01/10</text:p>
          </table:table-cell>
        </table:table-row>
        <table:table-row table:style-name="ro1">
          <table:table-cell table:formula="of:=YEAR([.H1007])&amp;RIGHT(&quot;0&quot;&amp;MONTH([.H1007]);2)&amp;RIGHT(&quot;0&quot;&amp;DAY([.H1007]);2)" office:value-type="string" office:string-value="20101002">
            <text:p>20101002</text:p>
          </table:table-cell>
          <table:table-cell table:formula="of:=YEAR([.H1007])" office:value-type="float" office:value="2010">
            <text:p>2010</text:p>
          </table:table-cell>
          <table:table-cell table:formula="of:=ROUNDUP(MONTH([.H1007])/3)" office:value-type="float" office:value="4">
            <text:p>4</text:p>
          </table:table-cell>
          <table:table-cell table:formula="of:=MONTH([.H1007])" office:value-type="float" office:value="10">
            <text:p>10</text:p>
          </table:table-cell>
          <table:table-cell table:formula="of:=&quot;Oct &quot; &amp; [.B1007]" office:value-type="string" office:string-value="Oct 2010">
            <text:p>Oct 2010</text:p>
          </table:table-cell>
          <table:table-cell table:formula="of:=DAY([.H1007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10-02">
            <text:p>10/02/10</text:p>
          </table:table-cell>
        </table:table-row>
        <table:table-row table:style-name="ro1">
          <table:table-cell table:formula="of:=YEAR([.H1008])&amp;RIGHT(&quot;0&quot;&amp;MONTH([.H1008]);2)&amp;RIGHT(&quot;0&quot;&amp;DAY([.H1008]);2)" office:value-type="string" office:string-value="20101003">
            <text:p>20101003</text:p>
          </table:table-cell>
          <table:table-cell table:formula="of:=YEAR([.H1008])" office:value-type="float" office:value="2010">
            <text:p>2010</text:p>
          </table:table-cell>
          <table:table-cell table:formula="of:=ROUNDUP(MONTH([.H1008])/3)" office:value-type="float" office:value="4">
            <text:p>4</text:p>
          </table:table-cell>
          <table:table-cell table:formula="of:=MONTH([.H1008])" office:value-type="float" office:value="10">
            <text:p>10</text:p>
          </table:table-cell>
          <table:table-cell table:formula="of:=&quot;Oct &quot; &amp; [.B1008]" office:value-type="string" office:string-value="Oct 2010">
            <text:p>Oct 2010</text:p>
          </table:table-cell>
          <table:table-cell table:formula="of:=DAY([.H1008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10-03">
            <text:p>10/03/10</text:p>
          </table:table-cell>
        </table:table-row>
        <table:table-row table:style-name="ro1">
          <table:table-cell table:formula="of:=YEAR([.H1009])&amp;RIGHT(&quot;0&quot;&amp;MONTH([.H1009]);2)&amp;RIGHT(&quot;0&quot;&amp;DAY([.H1009]);2)" office:value-type="string" office:string-value="20101004">
            <text:p>20101004</text:p>
          </table:table-cell>
          <table:table-cell table:formula="of:=YEAR([.H1009])" office:value-type="float" office:value="2010">
            <text:p>2010</text:p>
          </table:table-cell>
          <table:table-cell table:formula="of:=ROUNDUP(MONTH([.H1009])/3)" office:value-type="float" office:value="4">
            <text:p>4</text:p>
          </table:table-cell>
          <table:table-cell table:formula="of:=MONTH([.H1009])" office:value-type="float" office:value="10">
            <text:p>10</text:p>
          </table:table-cell>
          <table:table-cell table:formula="of:=&quot;Oct &quot; &amp; [.B1009]" office:value-type="string" office:string-value="Oct 2010">
            <text:p>Oct 2010</text:p>
          </table:table-cell>
          <table:table-cell table:formula="of:=DAY([.H1009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10-04">
            <text:p>10/04/10</text:p>
          </table:table-cell>
        </table:table-row>
        <table:table-row table:style-name="ro1">
          <table:table-cell table:formula="of:=YEAR([.H1010])&amp;RIGHT(&quot;0&quot;&amp;MONTH([.H1010]);2)&amp;RIGHT(&quot;0&quot;&amp;DAY([.H1010]);2)" office:value-type="string" office:string-value="20101005">
            <text:p>20101005</text:p>
          </table:table-cell>
          <table:table-cell table:formula="of:=YEAR([.H1010])" office:value-type="float" office:value="2010">
            <text:p>2010</text:p>
          </table:table-cell>
          <table:table-cell table:formula="of:=ROUNDUP(MONTH([.H1010])/3)" office:value-type="float" office:value="4">
            <text:p>4</text:p>
          </table:table-cell>
          <table:table-cell table:formula="of:=MONTH([.H1010])" office:value-type="float" office:value="10">
            <text:p>10</text:p>
          </table:table-cell>
          <table:table-cell table:formula="of:=&quot;Oct &quot; &amp; [.B1010]" office:value-type="string" office:string-value="Oct 2010">
            <text:p>Oct 2010</text:p>
          </table:table-cell>
          <table:table-cell table:formula="of:=DAY([.H1010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10-05">
            <text:p>10/05/10</text:p>
          </table:table-cell>
        </table:table-row>
        <table:table-row table:style-name="ro1">
          <table:table-cell table:formula="of:=YEAR([.H1011])&amp;RIGHT(&quot;0&quot;&amp;MONTH([.H1011]);2)&amp;RIGHT(&quot;0&quot;&amp;DAY([.H1011]);2)" office:value-type="string" office:string-value="20101006">
            <text:p>20101006</text:p>
          </table:table-cell>
          <table:table-cell table:formula="of:=YEAR([.H1011])" office:value-type="float" office:value="2010">
            <text:p>2010</text:p>
          </table:table-cell>
          <table:table-cell table:formula="of:=ROUNDUP(MONTH([.H1011])/3)" office:value-type="float" office:value="4">
            <text:p>4</text:p>
          </table:table-cell>
          <table:table-cell table:formula="of:=MONTH([.H1011])" office:value-type="float" office:value="10">
            <text:p>10</text:p>
          </table:table-cell>
          <table:table-cell table:formula="of:=&quot;Oct &quot; &amp; [.B1011]" office:value-type="string" office:string-value="Oct 2010">
            <text:p>Oct 2010</text:p>
          </table:table-cell>
          <table:table-cell table:formula="of:=DAY([.H1011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10-06">
            <text:p>10/06/10</text:p>
          </table:table-cell>
        </table:table-row>
        <table:table-row table:style-name="ro1">
          <table:table-cell table:formula="of:=YEAR([.H1012])&amp;RIGHT(&quot;0&quot;&amp;MONTH([.H1012]);2)&amp;RIGHT(&quot;0&quot;&amp;DAY([.H1012]);2)" office:value-type="string" office:string-value="20101007">
            <text:p>20101007</text:p>
          </table:table-cell>
          <table:table-cell table:formula="of:=YEAR([.H1012])" office:value-type="float" office:value="2010">
            <text:p>2010</text:p>
          </table:table-cell>
          <table:table-cell table:formula="of:=ROUNDUP(MONTH([.H1012])/3)" office:value-type="float" office:value="4">
            <text:p>4</text:p>
          </table:table-cell>
          <table:table-cell table:formula="of:=MONTH([.H1012])" office:value-type="float" office:value="10">
            <text:p>10</text:p>
          </table:table-cell>
          <table:table-cell table:formula="of:=&quot;Oct &quot; &amp; [.B1012]" office:value-type="string" office:string-value="Oct 2010">
            <text:p>Oct 2010</text:p>
          </table:table-cell>
          <table:table-cell table:formula="of:=DAY([.H1012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10-07">
            <text:p>10/07/10</text:p>
          </table:table-cell>
        </table:table-row>
        <table:table-row table:style-name="ro1">
          <table:table-cell table:formula="of:=YEAR([.H1013])&amp;RIGHT(&quot;0&quot;&amp;MONTH([.H1013]);2)&amp;RIGHT(&quot;0&quot;&amp;DAY([.H1013]);2)" office:value-type="string" office:string-value="20101008">
            <text:p>20101008</text:p>
          </table:table-cell>
          <table:table-cell table:formula="of:=YEAR([.H1013])" office:value-type="float" office:value="2010">
            <text:p>2010</text:p>
          </table:table-cell>
          <table:table-cell table:formula="of:=ROUNDUP(MONTH([.H1013])/3)" office:value-type="float" office:value="4">
            <text:p>4</text:p>
          </table:table-cell>
          <table:table-cell table:formula="of:=MONTH([.H1013])" office:value-type="float" office:value="10">
            <text:p>10</text:p>
          </table:table-cell>
          <table:table-cell table:formula="of:=&quot;Oct &quot; &amp; [.B1013]" office:value-type="string" office:string-value="Oct 2010">
            <text:p>Oct 2010</text:p>
          </table:table-cell>
          <table:table-cell table:formula="of:=DAY([.H1013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10-08">
            <text:p>10/08/10</text:p>
          </table:table-cell>
        </table:table-row>
        <table:table-row table:style-name="ro1">
          <table:table-cell table:formula="of:=YEAR([.H1014])&amp;RIGHT(&quot;0&quot;&amp;MONTH([.H1014]);2)&amp;RIGHT(&quot;0&quot;&amp;DAY([.H1014]);2)" office:value-type="string" office:string-value="20101009">
            <text:p>20101009</text:p>
          </table:table-cell>
          <table:table-cell table:formula="of:=YEAR([.H1014])" office:value-type="float" office:value="2010">
            <text:p>2010</text:p>
          </table:table-cell>
          <table:table-cell table:formula="of:=ROUNDUP(MONTH([.H1014])/3)" office:value-type="float" office:value="4">
            <text:p>4</text:p>
          </table:table-cell>
          <table:table-cell table:formula="of:=MONTH([.H1014])" office:value-type="float" office:value="10">
            <text:p>10</text:p>
          </table:table-cell>
          <table:table-cell table:formula="of:=&quot;Oct &quot; &amp; [.B1014]" office:value-type="string" office:string-value="Oct 2010">
            <text:p>Oct 2010</text:p>
          </table:table-cell>
          <table:table-cell table:formula="of:=DAY([.H1014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10-09">
            <text:p>10/09/10</text:p>
          </table:table-cell>
        </table:table-row>
        <table:table-row table:style-name="ro1">
          <table:table-cell table:formula="of:=YEAR([.H1015])&amp;RIGHT(&quot;0&quot;&amp;MONTH([.H1015]);2)&amp;RIGHT(&quot;0&quot;&amp;DAY([.H1015]);2)" office:value-type="string" office:string-value="20101010">
            <text:p>20101010</text:p>
          </table:table-cell>
          <table:table-cell table:formula="of:=YEAR([.H1015])" office:value-type="float" office:value="2010">
            <text:p>2010</text:p>
          </table:table-cell>
          <table:table-cell table:formula="of:=ROUNDUP(MONTH([.H1015])/3)" office:value-type="float" office:value="4">
            <text:p>4</text:p>
          </table:table-cell>
          <table:table-cell table:formula="of:=MONTH([.H1015])" office:value-type="float" office:value="10">
            <text:p>10</text:p>
          </table:table-cell>
          <table:table-cell table:formula="of:=&quot;Oct &quot; &amp; [.B1015]" office:value-type="string" office:string-value="Oct 2010">
            <text:p>Oct 2010</text:p>
          </table:table-cell>
          <table:table-cell table:formula="of:=DAY([.H1015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10-10">
            <text:p>10/10/10</text:p>
          </table:table-cell>
        </table:table-row>
        <table:table-row table:style-name="ro1">
          <table:table-cell table:formula="of:=YEAR([.H1016])&amp;RIGHT(&quot;0&quot;&amp;MONTH([.H1016]);2)&amp;RIGHT(&quot;0&quot;&amp;DAY([.H1016]);2)" office:value-type="string" office:string-value="20101011">
            <text:p>20101011</text:p>
          </table:table-cell>
          <table:table-cell table:formula="of:=YEAR([.H1016])" office:value-type="float" office:value="2010">
            <text:p>2010</text:p>
          </table:table-cell>
          <table:table-cell table:formula="of:=ROUNDUP(MONTH([.H1016])/3)" office:value-type="float" office:value="4">
            <text:p>4</text:p>
          </table:table-cell>
          <table:table-cell table:formula="of:=MONTH([.H1016])" office:value-type="float" office:value="10">
            <text:p>10</text:p>
          </table:table-cell>
          <table:table-cell table:formula="of:=&quot;Oct &quot; &amp; [.B1016]" office:value-type="string" office:string-value="Oct 2010">
            <text:p>Oct 2010</text:p>
          </table:table-cell>
          <table:table-cell table:formula="of:=DAY([.H1016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10-11">
            <text:p>10/11/10</text:p>
          </table:table-cell>
        </table:table-row>
        <table:table-row table:style-name="ro1">
          <table:table-cell table:formula="of:=YEAR([.H1017])&amp;RIGHT(&quot;0&quot;&amp;MONTH([.H1017]);2)&amp;RIGHT(&quot;0&quot;&amp;DAY([.H1017]);2)" office:value-type="string" office:string-value="20101012">
            <text:p>20101012</text:p>
          </table:table-cell>
          <table:table-cell table:formula="of:=YEAR([.H1017])" office:value-type="float" office:value="2010">
            <text:p>2010</text:p>
          </table:table-cell>
          <table:table-cell table:formula="of:=ROUNDUP(MONTH([.H1017])/3)" office:value-type="float" office:value="4">
            <text:p>4</text:p>
          </table:table-cell>
          <table:table-cell table:formula="of:=MONTH([.H1017])" office:value-type="float" office:value="10">
            <text:p>10</text:p>
          </table:table-cell>
          <table:table-cell table:formula="of:=&quot;Oct &quot; &amp; [.B1017]" office:value-type="string" office:string-value="Oct 2010">
            <text:p>Oct 2010</text:p>
          </table:table-cell>
          <table:table-cell table:formula="of:=DAY([.H1017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10-12">
            <text:p>10/12/10</text:p>
          </table:table-cell>
        </table:table-row>
        <table:table-row table:style-name="ro1">
          <table:table-cell table:formula="of:=YEAR([.H1018])&amp;RIGHT(&quot;0&quot;&amp;MONTH([.H1018]);2)&amp;RIGHT(&quot;0&quot;&amp;DAY([.H1018]);2)" office:value-type="string" office:string-value="20101013">
            <text:p>20101013</text:p>
          </table:table-cell>
          <table:table-cell table:formula="of:=YEAR([.H1018])" office:value-type="float" office:value="2010">
            <text:p>2010</text:p>
          </table:table-cell>
          <table:table-cell table:formula="of:=ROUNDUP(MONTH([.H1018])/3)" office:value-type="float" office:value="4">
            <text:p>4</text:p>
          </table:table-cell>
          <table:table-cell table:formula="of:=MONTH([.H1018])" office:value-type="float" office:value="10">
            <text:p>10</text:p>
          </table:table-cell>
          <table:table-cell table:formula="of:=&quot;Oct &quot; &amp; [.B1018]" office:value-type="string" office:string-value="Oct 2010">
            <text:p>Oct 2010</text:p>
          </table:table-cell>
          <table:table-cell table:formula="of:=DAY([.H1018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10-13">
            <text:p>10/13/10</text:p>
          </table:table-cell>
        </table:table-row>
        <table:table-row table:style-name="ro1">
          <table:table-cell table:formula="of:=YEAR([.H1019])&amp;RIGHT(&quot;0&quot;&amp;MONTH([.H1019]);2)&amp;RIGHT(&quot;0&quot;&amp;DAY([.H1019]);2)" office:value-type="string" office:string-value="20101014">
            <text:p>20101014</text:p>
          </table:table-cell>
          <table:table-cell table:formula="of:=YEAR([.H1019])" office:value-type="float" office:value="2010">
            <text:p>2010</text:p>
          </table:table-cell>
          <table:table-cell table:formula="of:=ROUNDUP(MONTH([.H1019])/3)" office:value-type="float" office:value="4">
            <text:p>4</text:p>
          </table:table-cell>
          <table:table-cell table:formula="of:=MONTH([.H1019])" office:value-type="float" office:value="10">
            <text:p>10</text:p>
          </table:table-cell>
          <table:table-cell table:formula="of:=&quot;Oct &quot; &amp; [.B1019]" office:value-type="string" office:string-value="Oct 2010">
            <text:p>Oct 2010</text:p>
          </table:table-cell>
          <table:table-cell table:formula="of:=DAY([.H1019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10-14">
            <text:p>10/14/10</text:p>
          </table:table-cell>
        </table:table-row>
        <table:table-row table:style-name="ro1">
          <table:table-cell table:formula="of:=YEAR([.H1020])&amp;RIGHT(&quot;0&quot;&amp;MONTH([.H1020]);2)&amp;RIGHT(&quot;0&quot;&amp;DAY([.H1020]);2)" office:value-type="string" office:string-value="20101015">
            <text:p>20101015</text:p>
          </table:table-cell>
          <table:table-cell table:formula="of:=YEAR([.H1020])" office:value-type="float" office:value="2010">
            <text:p>2010</text:p>
          </table:table-cell>
          <table:table-cell table:formula="of:=ROUNDUP(MONTH([.H1020])/3)" office:value-type="float" office:value="4">
            <text:p>4</text:p>
          </table:table-cell>
          <table:table-cell table:formula="of:=MONTH([.H1020])" office:value-type="float" office:value="10">
            <text:p>10</text:p>
          </table:table-cell>
          <table:table-cell table:formula="of:=&quot;Oct &quot; &amp; [.B1020]" office:value-type="string" office:string-value="Oct 2010">
            <text:p>Oct 2010</text:p>
          </table:table-cell>
          <table:table-cell table:formula="of:=DAY([.H1020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10-15">
            <text:p>10/15/10</text:p>
          </table:table-cell>
        </table:table-row>
        <table:table-row table:style-name="ro1">
          <table:table-cell table:formula="of:=YEAR([.H1021])&amp;RIGHT(&quot;0&quot;&amp;MONTH([.H1021]);2)&amp;RIGHT(&quot;0&quot;&amp;DAY([.H1021]);2)" office:value-type="string" office:string-value="20101016">
            <text:p>20101016</text:p>
          </table:table-cell>
          <table:table-cell table:formula="of:=YEAR([.H1021])" office:value-type="float" office:value="2010">
            <text:p>2010</text:p>
          </table:table-cell>
          <table:table-cell table:formula="of:=ROUNDUP(MONTH([.H1021])/3)" office:value-type="float" office:value="4">
            <text:p>4</text:p>
          </table:table-cell>
          <table:table-cell table:formula="of:=MONTH([.H1021])" office:value-type="float" office:value="10">
            <text:p>10</text:p>
          </table:table-cell>
          <table:table-cell table:formula="of:=&quot;Oct &quot; &amp; [.B1021]" office:value-type="string" office:string-value="Oct 2010">
            <text:p>Oct 2010</text:p>
          </table:table-cell>
          <table:table-cell table:formula="of:=DAY([.H1021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10-16">
            <text:p>10/16/10</text:p>
          </table:table-cell>
        </table:table-row>
        <table:table-row table:style-name="ro1">
          <table:table-cell table:formula="of:=YEAR([.H1022])&amp;RIGHT(&quot;0&quot;&amp;MONTH([.H1022]);2)&amp;RIGHT(&quot;0&quot;&amp;DAY([.H1022]);2)" office:value-type="string" office:string-value="20101017">
            <text:p>20101017</text:p>
          </table:table-cell>
          <table:table-cell table:formula="of:=YEAR([.H1022])" office:value-type="float" office:value="2010">
            <text:p>2010</text:p>
          </table:table-cell>
          <table:table-cell table:formula="of:=ROUNDUP(MONTH([.H1022])/3)" office:value-type="float" office:value="4">
            <text:p>4</text:p>
          </table:table-cell>
          <table:table-cell table:formula="of:=MONTH([.H1022])" office:value-type="float" office:value="10">
            <text:p>10</text:p>
          </table:table-cell>
          <table:table-cell table:formula="of:=&quot;Oct &quot; &amp; [.B1022]" office:value-type="string" office:string-value="Oct 2010">
            <text:p>Oct 2010</text:p>
          </table:table-cell>
          <table:table-cell table:formula="of:=DAY([.H1022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10-17">
            <text:p>10/17/10</text:p>
          </table:table-cell>
        </table:table-row>
        <table:table-row table:style-name="ro1">
          <table:table-cell table:formula="of:=YEAR([.H1023])&amp;RIGHT(&quot;0&quot;&amp;MONTH([.H1023]);2)&amp;RIGHT(&quot;0&quot;&amp;DAY([.H1023]);2)" office:value-type="string" office:string-value="20101018">
            <text:p>20101018</text:p>
          </table:table-cell>
          <table:table-cell table:formula="of:=YEAR([.H1023])" office:value-type="float" office:value="2010">
            <text:p>2010</text:p>
          </table:table-cell>
          <table:table-cell table:formula="of:=ROUNDUP(MONTH([.H1023])/3)" office:value-type="float" office:value="4">
            <text:p>4</text:p>
          </table:table-cell>
          <table:table-cell table:formula="of:=MONTH([.H1023])" office:value-type="float" office:value="10">
            <text:p>10</text:p>
          </table:table-cell>
          <table:table-cell table:formula="of:=&quot;Oct &quot; &amp; [.B1023]" office:value-type="string" office:string-value="Oct 2010">
            <text:p>Oct 2010</text:p>
          </table:table-cell>
          <table:table-cell table:formula="of:=DAY([.H1023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10-18">
            <text:p>10/18/10</text:p>
          </table:table-cell>
        </table:table-row>
        <table:table-row table:style-name="ro1">
          <table:table-cell table:formula="of:=YEAR([.H1024])&amp;RIGHT(&quot;0&quot;&amp;MONTH([.H1024]);2)&amp;RIGHT(&quot;0&quot;&amp;DAY([.H1024]);2)" office:value-type="string" office:string-value="20101019">
            <text:p>20101019</text:p>
          </table:table-cell>
          <table:table-cell table:formula="of:=YEAR([.H1024])" office:value-type="float" office:value="2010">
            <text:p>2010</text:p>
          </table:table-cell>
          <table:table-cell table:formula="of:=ROUNDUP(MONTH([.H1024])/3)" office:value-type="float" office:value="4">
            <text:p>4</text:p>
          </table:table-cell>
          <table:table-cell table:formula="of:=MONTH([.H1024])" office:value-type="float" office:value="10">
            <text:p>10</text:p>
          </table:table-cell>
          <table:table-cell table:formula="of:=&quot;Oct &quot; &amp; [.B1024]" office:value-type="string" office:string-value="Oct 2010">
            <text:p>Oct 2010</text:p>
          </table:table-cell>
          <table:table-cell table:formula="of:=DAY([.H1024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10-19">
            <text:p>10/19/10</text:p>
          </table:table-cell>
        </table:table-row>
        <table:table-row table:style-name="ro1">
          <table:table-cell table:formula="of:=YEAR([.H1025])&amp;RIGHT(&quot;0&quot;&amp;MONTH([.H1025]);2)&amp;RIGHT(&quot;0&quot;&amp;DAY([.H1025]);2)" office:value-type="string" office:string-value="20101020">
            <text:p>20101020</text:p>
          </table:table-cell>
          <table:table-cell table:formula="of:=YEAR([.H1025])" office:value-type="float" office:value="2010">
            <text:p>2010</text:p>
          </table:table-cell>
          <table:table-cell table:formula="of:=ROUNDUP(MONTH([.H1025])/3)" office:value-type="float" office:value="4">
            <text:p>4</text:p>
          </table:table-cell>
          <table:table-cell table:formula="of:=MONTH([.H1025])" office:value-type="float" office:value="10">
            <text:p>10</text:p>
          </table:table-cell>
          <table:table-cell table:formula="of:=&quot;Oct &quot; &amp; [.B1025]" office:value-type="string" office:string-value="Oct 2010">
            <text:p>Oct 2010</text:p>
          </table:table-cell>
          <table:table-cell table:formula="of:=DAY([.H1025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10-20">
            <text:p>10/20/10</text:p>
          </table:table-cell>
        </table:table-row>
        <table:table-row table:style-name="ro1">
          <table:table-cell table:formula="of:=YEAR([.H1026])&amp;RIGHT(&quot;0&quot;&amp;MONTH([.H1026]);2)&amp;RIGHT(&quot;0&quot;&amp;DAY([.H1026]);2)" office:value-type="string" office:string-value="20101021">
            <text:p>20101021</text:p>
          </table:table-cell>
          <table:table-cell table:formula="of:=YEAR([.H1026])" office:value-type="float" office:value="2010">
            <text:p>2010</text:p>
          </table:table-cell>
          <table:table-cell table:formula="of:=ROUNDUP(MONTH([.H1026])/3)" office:value-type="float" office:value="4">
            <text:p>4</text:p>
          </table:table-cell>
          <table:table-cell table:formula="of:=MONTH([.H1026])" office:value-type="float" office:value="10">
            <text:p>10</text:p>
          </table:table-cell>
          <table:table-cell table:formula="of:=&quot;Oct &quot; &amp; [.B1026]" office:value-type="string" office:string-value="Oct 2010">
            <text:p>Oct 2010</text:p>
          </table:table-cell>
          <table:table-cell table:formula="of:=DAY([.H1026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10-21">
            <text:p>10/21/10</text:p>
          </table:table-cell>
        </table:table-row>
        <table:table-row table:style-name="ro1">
          <table:table-cell table:formula="of:=YEAR([.H1027])&amp;RIGHT(&quot;0&quot;&amp;MONTH([.H1027]);2)&amp;RIGHT(&quot;0&quot;&amp;DAY([.H1027]);2)" office:value-type="string" office:string-value="20101022">
            <text:p>20101022</text:p>
          </table:table-cell>
          <table:table-cell table:formula="of:=YEAR([.H1027])" office:value-type="float" office:value="2010">
            <text:p>2010</text:p>
          </table:table-cell>
          <table:table-cell table:formula="of:=ROUNDUP(MONTH([.H1027])/3)" office:value-type="float" office:value="4">
            <text:p>4</text:p>
          </table:table-cell>
          <table:table-cell table:formula="of:=MONTH([.H1027])" office:value-type="float" office:value="10">
            <text:p>10</text:p>
          </table:table-cell>
          <table:table-cell table:formula="of:=&quot;Oct &quot; &amp; [.B1027]" office:value-type="string" office:string-value="Oct 2010">
            <text:p>Oct 2010</text:p>
          </table:table-cell>
          <table:table-cell table:formula="of:=DAY([.H1027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10-22">
            <text:p>10/22/10</text:p>
          </table:table-cell>
        </table:table-row>
        <table:table-row table:style-name="ro1">
          <table:table-cell table:formula="of:=YEAR([.H1028])&amp;RIGHT(&quot;0&quot;&amp;MONTH([.H1028]);2)&amp;RIGHT(&quot;0&quot;&amp;DAY([.H1028]);2)" office:value-type="string" office:string-value="20101023">
            <text:p>20101023</text:p>
          </table:table-cell>
          <table:table-cell table:formula="of:=YEAR([.H1028])" office:value-type="float" office:value="2010">
            <text:p>2010</text:p>
          </table:table-cell>
          <table:table-cell table:formula="of:=ROUNDUP(MONTH([.H1028])/3)" office:value-type="float" office:value="4">
            <text:p>4</text:p>
          </table:table-cell>
          <table:table-cell table:formula="of:=MONTH([.H1028])" office:value-type="float" office:value="10">
            <text:p>10</text:p>
          </table:table-cell>
          <table:table-cell table:formula="of:=&quot;Oct &quot; &amp; [.B1028]" office:value-type="string" office:string-value="Oct 2010">
            <text:p>Oct 2010</text:p>
          </table:table-cell>
          <table:table-cell table:formula="of:=DAY([.H1028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10-23">
            <text:p>10/23/10</text:p>
          </table:table-cell>
        </table:table-row>
        <table:table-row table:style-name="ro1">
          <table:table-cell table:formula="of:=YEAR([.H1029])&amp;RIGHT(&quot;0&quot;&amp;MONTH([.H1029]);2)&amp;RIGHT(&quot;0&quot;&amp;DAY([.H1029]);2)" office:value-type="string" office:string-value="20101024">
            <text:p>20101024</text:p>
          </table:table-cell>
          <table:table-cell table:formula="of:=YEAR([.H1029])" office:value-type="float" office:value="2010">
            <text:p>2010</text:p>
          </table:table-cell>
          <table:table-cell table:formula="of:=ROUNDUP(MONTH([.H1029])/3)" office:value-type="float" office:value="4">
            <text:p>4</text:p>
          </table:table-cell>
          <table:table-cell table:formula="of:=MONTH([.H1029])" office:value-type="float" office:value="10">
            <text:p>10</text:p>
          </table:table-cell>
          <table:table-cell table:formula="of:=&quot;Oct &quot; &amp; [.B1029]" office:value-type="string" office:string-value="Oct 2010">
            <text:p>Oct 2010</text:p>
          </table:table-cell>
          <table:table-cell table:formula="of:=DAY([.H1029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10-24">
            <text:p>10/24/10</text:p>
          </table:table-cell>
        </table:table-row>
        <table:table-row table:style-name="ro1">
          <table:table-cell table:formula="of:=YEAR([.H1030])&amp;RIGHT(&quot;0&quot;&amp;MONTH([.H1030]);2)&amp;RIGHT(&quot;0&quot;&amp;DAY([.H1030]);2)" office:value-type="string" office:string-value="20101025">
            <text:p>20101025</text:p>
          </table:table-cell>
          <table:table-cell table:formula="of:=YEAR([.H1030])" office:value-type="float" office:value="2010">
            <text:p>2010</text:p>
          </table:table-cell>
          <table:table-cell table:formula="of:=ROUNDUP(MONTH([.H1030])/3)" office:value-type="float" office:value="4">
            <text:p>4</text:p>
          </table:table-cell>
          <table:table-cell table:formula="of:=MONTH([.H1030])" office:value-type="float" office:value="10">
            <text:p>10</text:p>
          </table:table-cell>
          <table:table-cell table:formula="of:=&quot;Oct &quot; &amp; [.B1030]" office:value-type="string" office:string-value="Oct 2010">
            <text:p>Oct 2010</text:p>
          </table:table-cell>
          <table:table-cell table:formula="of:=DAY([.H1030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10-25">
            <text:p>10/25/10</text:p>
          </table:table-cell>
        </table:table-row>
        <table:table-row table:style-name="ro1">
          <table:table-cell table:formula="of:=YEAR([.H1031])&amp;RIGHT(&quot;0&quot;&amp;MONTH([.H1031]);2)&amp;RIGHT(&quot;0&quot;&amp;DAY([.H1031]);2)" office:value-type="string" office:string-value="20101026">
            <text:p>20101026</text:p>
          </table:table-cell>
          <table:table-cell table:formula="of:=YEAR([.H1031])" office:value-type="float" office:value="2010">
            <text:p>2010</text:p>
          </table:table-cell>
          <table:table-cell table:formula="of:=ROUNDUP(MONTH([.H1031])/3)" office:value-type="float" office:value="4">
            <text:p>4</text:p>
          </table:table-cell>
          <table:table-cell table:formula="of:=MONTH([.H1031])" office:value-type="float" office:value="10">
            <text:p>10</text:p>
          </table:table-cell>
          <table:table-cell table:formula="of:=&quot;Oct &quot; &amp; [.B1031]" office:value-type="string" office:string-value="Oct 2010">
            <text:p>Oct 2010</text:p>
          </table:table-cell>
          <table:table-cell table:formula="of:=DAY([.H1031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10-26">
            <text:p>10/26/10</text:p>
          </table:table-cell>
        </table:table-row>
        <table:table-row table:style-name="ro1">
          <table:table-cell table:formula="of:=YEAR([.H1032])&amp;RIGHT(&quot;0&quot;&amp;MONTH([.H1032]);2)&amp;RIGHT(&quot;0&quot;&amp;DAY([.H1032]);2)" office:value-type="string" office:string-value="20101027">
            <text:p>20101027</text:p>
          </table:table-cell>
          <table:table-cell table:formula="of:=YEAR([.H1032])" office:value-type="float" office:value="2010">
            <text:p>2010</text:p>
          </table:table-cell>
          <table:table-cell table:formula="of:=ROUNDUP(MONTH([.H1032])/3)" office:value-type="float" office:value="4">
            <text:p>4</text:p>
          </table:table-cell>
          <table:table-cell table:formula="of:=MONTH([.H1032])" office:value-type="float" office:value="10">
            <text:p>10</text:p>
          </table:table-cell>
          <table:table-cell table:formula="of:=&quot;Oct &quot; &amp; [.B1032]" office:value-type="string" office:string-value="Oct 2010">
            <text:p>Oct 2010</text:p>
          </table:table-cell>
          <table:table-cell table:formula="of:=DAY([.H1032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10-27">
            <text:p>10/27/10</text:p>
          </table:table-cell>
        </table:table-row>
        <table:table-row table:style-name="ro1">
          <table:table-cell table:formula="of:=YEAR([.H1033])&amp;RIGHT(&quot;0&quot;&amp;MONTH([.H1033]);2)&amp;RIGHT(&quot;0&quot;&amp;DAY([.H1033]);2)" office:value-type="string" office:string-value="20101028">
            <text:p>20101028</text:p>
          </table:table-cell>
          <table:table-cell table:formula="of:=YEAR([.H1033])" office:value-type="float" office:value="2010">
            <text:p>2010</text:p>
          </table:table-cell>
          <table:table-cell table:formula="of:=ROUNDUP(MONTH([.H1033])/3)" office:value-type="float" office:value="4">
            <text:p>4</text:p>
          </table:table-cell>
          <table:table-cell table:formula="of:=MONTH([.H1033])" office:value-type="float" office:value="10">
            <text:p>10</text:p>
          </table:table-cell>
          <table:table-cell table:formula="of:=&quot;Oct &quot; &amp; [.B1033]" office:value-type="string" office:string-value="Oct 2010">
            <text:p>Oct 2010</text:p>
          </table:table-cell>
          <table:table-cell table:formula="of:=DAY([.H1033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10-28">
            <text:p>10/28/10</text:p>
          </table:table-cell>
        </table:table-row>
        <table:table-row table:style-name="ro1">
          <table:table-cell table:formula="of:=YEAR([.H1034])&amp;RIGHT(&quot;0&quot;&amp;MONTH([.H1034]);2)&amp;RIGHT(&quot;0&quot;&amp;DAY([.H1034]);2)" office:value-type="string" office:string-value="20101029">
            <text:p>20101029</text:p>
          </table:table-cell>
          <table:table-cell table:formula="of:=YEAR([.H1034])" office:value-type="float" office:value="2010">
            <text:p>2010</text:p>
          </table:table-cell>
          <table:table-cell table:formula="of:=ROUNDUP(MONTH([.H1034])/3)" office:value-type="float" office:value="4">
            <text:p>4</text:p>
          </table:table-cell>
          <table:table-cell table:formula="of:=MONTH([.H1034])" office:value-type="float" office:value="10">
            <text:p>10</text:p>
          </table:table-cell>
          <table:table-cell table:formula="of:=&quot;Oct &quot; &amp; [.B1034]" office:value-type="string" office:string-value="Oct 2010">
            <text:p>Oct 2010</text:p>
          </table:table-cell>
          <table:table-cell table:formula="of:=DAY([.H1034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10-29">
            <text:p>10/29/10</text:p>
          </table:table-cell>
        </table:table-row>
        <table:table-row table:style-name="ro1">
          <table:table-cell table:formula="of:=YEAR([.H1035])&amp;RIGHT(&quot;0&quot;&amp;MONTH([.H1035]);2)&amp;RIGHT(&quot;0&quot;&amp;DAY([.H1035]);2)" office:value-type="string" office:string-value="20101030">
            <text:p>20101030</text:p>
          </table:table-cell>
          <table:table-cell table:formula="of:=YEAR([.H1035])" office:value-type="float" office:value="2010">
            <text:p>2010</text:p>
          </table:table-cell>
          <table:table-cell table:formula="of:=ROUNDUP(MONTH([.H1035])/3)" office:value-type="float" office:value="4">
            <text:p>4</text:p>
          </table:table-cell>
          <table:table-cell table:formula="of:=MONTH([.H1035])" office:value-type="float" office:value="10">
            <text:p>10</text:p>
          </table:table-cell>
          <table:table-cell table:formula="of:=&quot;Oct &quot; &amp; [.B1035]" office:value-type="string" office:string-value="Oct 2010">
            <text:p>Oct 2010</text:p>
          </table:table-cell>
          <table:table-cell table:formula="of:=DAY([.H1035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10-30">
            <text:p>10/30/10</text:p>
          </table:table-cell>
        </table:table-row>
        <table:table-row table:style-name="ro1">
          <table:table-cell table:formula="of:=YEAR([.H1036])&amp;RIGHT(&quot;0&quot;&amp;MONTH([.H1036]);2)&amp;RIGHT(&quot;0&quot;&amp;DAY([.H1036]);2)" office:value-type="string" office:string-value="20101031">
            <text:p>20101031</text:p>
          </table:table-cell>
          <table:table-cell table:formula="of:=YEAR([.H1036])" office:value-type="float" office:value="2010">
            <text:p>2010</text:p>
          </table:table-cell>
          <table:table-cell table:formula="of:=ROUNDUP(MONTH([.H1036])/3)" office:value-type="float" office:value="4">
            <text:p>4</text:p>
          </table:table-cell>
          <table:table-cell table:formula="of:=MONTH([.H1036])" office:value-type="float" office:value="10">
            <text:p>10</text:p>
          </table:table-cell>
          <table:table-cell table:formula="of:=&quot;Oct &quot; &amp; [.B1036]" office:value-type="string" office:string-value="Oct 2010">
            <text:p>Oct 2010</text:p>
          </table:table-cell>
          <table:table-cell table:formula="of:=DAY([.H1036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10-31">
            <text:p>10/31/10</text:p>
          </table:table-cell>
        </table:table-row>
        <table:table-row table:style-name="ro1">
          <table:table-cell table:formula="of:=YEAR([.H1037])&amp;RIGHT(&quot;0&quot;&amp;MONTH([.H1037]);2)&amp;RIGHT(&quot;0&quot;&amp;DAY([.H1037]);2)" office:value-type="string" office:string-value="20101101">
            <text:p>20101101</text:p>
          </table:table-cell>
          <table:table-cell table:formula="of:=YEAR([.H1037])" office:value-type="float" office:value="2010">
            <text:p>2010</text:p>
          </table:table-cell>
          <table:table-cell table:formula="of:=ROUNDUP(MONTH([.H1037])/3)" office:value-type="float" office:value="4">
            <text:p>4</text:p>
          </table:table-cell>
          <table:table-cell table:formula="of:=MONTH([.H1037])" office:value-type="float" office:value="11">
            <text:p>11</text:p>
          </table:table-cell>
          <table:table-cell table:formula="of:=&quot;Nov &quot; &amp; [.B1037]" office:value-type="string" office:string-value="Nov 2010">
            <text:p>Nov 2010</text:p>
          </table:table-cell>
          <table:table-cell table:formula="of:=DAY([.H1037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11-01">
            <text:p>11/01/10</text:p>
          </table:table-cell>
        </table:table-row>
        <table:table-row table:style-name="ro1">
          <table:table-cell table:formula="of:=YEAR([.H1038])&amp;RIGHT(&quot;0&quot;&amp;MONTH([.H1038]);2)&amp;RIGHT(&quot;0&quot;&amp;DAY([.H1038]);2)" office:value-type="string" office:string-value="20101102">
            <text:p>20101102</text:p>
          </table:table-cell>
          <table:table-cell table:formula="of:=YEAR([.H1038])" office:value-type="float" office:value="2010">
            <text:p>2010</text:p>
          </table:table-cell>
          <table:table-cell table:formula="of:=ROUNDUP(MONTH([.H1038])/3)" office:value-type="float" office:value="4">
            <text:p>4</text:p>
          </table:table-cell>
          <table:table-cell table:formula="of:=MONTH([.H1038])" office:value-type="float" office:value="11">
            <text:p>11</text:p>
          </table:table-cell>
          <table:table-cell table:formula="of:=&quot;Nov &quot; &amp; [.B1038]" office:value-type="string" office:string-value="Nov 2010">
            <text:p>Nov 2010</text:p>
          </table:table-cell>
          <table:table-cell table:formula="of:=DAY([.H1038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11-02">
            <text:p>11/02/10</text:p>
          </table:table-cell>
        </table:table-row>
        <table:table-row table:style-name="ro1">
          <table:table-cell table:formula="of:=YEAR([.H1039])&amp;RIGHT(&quot;0&quot;&amp;MONTH([.H1039]);2)&amp;RIGHT(&quot;0&quot;&amp;DAY([.H1039]);2)" office:value-type="string" office:string-value="20101103">
            <text:p>20101103</text:p>
          </table:table-cell>
          <table:table-cell table:formula="of:=YEAR([.H1039])" office:value-type="float" office:value="2010">
            <text:p>2010</text:p>
          </table:table-cell>
          <table:table-cell table:formula="of:=ROUNDUP(MONTH([.H1039])/3)" office:value-type="float" office:value="4">
            <text:p>4</text:p>
          </table:table-cell>
          <table:table-cell table:formula="of:=MONTH([.H1039])" office:value-type="float" office:value="11">
            <text:p>11</text:p>
          </table:table-cell>
          <table:table-cell table:formula="of:=&quot;Nov &quot; &amp; [.B1039]" office:value-type="string" office:string-value="Nov 2010">
            <text:p>Nov 2010</text:p>
          </table:table-cell>
          <table:table-cell table:formula="of:=DAY([.H1039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11-03">
            <text:p>11/03/10</text:p>
          </table:table-cell>
        </table:table-row>
        <table:table-row table:style-name="ro1">
          <table:table-cell table:formula="of:=YEAR([.H1040])&amp;RIGHT(&quot;0&quot;&amp;MONTH([.H1040]);2)&amp;RIGHT(&quot;0&quot;&amp;DAY([.H1040]);2)" office:value-type="string" office:string-value="20101104">
            <text:p>20101104</text:p>
          </table:table-cell>
          <table:table-cell table:formula="of:=YEAR([.H1040])" office:value-type="float" office:value="2010">
            <text:p>2010</text:p>
          </table:table-cell>
          <table:table-cell table:formula="of:=ROUNDUP(MONTH([.H1040])/3)" office:value-type="float" office:value="4">
            <text:p>4</text:p>
          </table:table-cell>
          <table:table-cell table:formula="of:=MONTH([.H1040])" office:value-type="float" office:value="11">
            <text:p>11</text:p>
          </table:table-cell>
          <table:table-cell table:formula="of:=&quot;Nov &quot; &amp; [.B1040]" office:value-type="string" office:string-value="Nov 2010">
            <text:p>Nov 2010</text:p>
          </table:table-cell>
          <table:table-cell table:formula="of:=DAY([.H1040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11-04">
            <text:p>11/04/10</text:p>
          </table:table-cell>
        </table:table-row>
        <table:table-row table:style-name="ro1">
          <table:table-cell table:formula="of:=YEAR([.H1041])&amp;RIGHT(&quot;0&quot;&amp;MONTH([.H1041]);2)&amp;RIGHT(&quot;0&quot;&amp;DAY([.H1041]);2)" office:value-type="string" office:string-value="20101105">
            <text:p>20101105</text:p>
          </table:table-cell>
          <table:table-cell table:formula="of:=YEAR([.H1041])" office:value-type="float" office:value="2010">
            <text:p>2010</text:p>
          </table:table-cell>
          <table:table-cell table:formula="of:=ROUNDUP(MONTH([.H1041])/3)" office:value-type="float" office:value="4">
            <text:p>4</text:p>
          </table:table-cell>
          <table:table-cell table:formula="of:=MONTH([.H1041])" office:value-type="float" office:value="11">
            <text:p>11</text:p>
          </table:table-cell>
          <table:table-cell table:formula="of:=&quot;Nov &quot; &amp; [.B1041]" office:value-type="string" office:string-value="Nov 2010">
            <text:p>Nov 2010</text:p>
          </table:table-cell>
          <table:table-cell table:formula="of:=DAY([.H1041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11-05">
            <text:p>11/05/10</text:p>
          </table:table-cell>
        </table:table-row>
        <table:table-row table:style-name="ro1">
          <table:table-cell table:formula="of:=YEAR([.H1042])&amp;RIGHT(&quot;0&quot;&amp;MONTH([.H1042]);2)&amp;RIGHT(&quot;0&quot;&amp;DAY([.H1042]);2)" office:value-type="string" office:string-value="20101106">
            <text:p>20101106</text:p>
          </table:table-cell>
          <table:table-cell table:formula="of:=YEAR([.H1042])" office:value-type="float" office:value="2010">
            <text:p>2010</text:p>
          </table:table-cell>
          <table:table-cell table:formula="of:=ROUNDUP(MONTH([.H1042])/3)" office:value-type="float" office:value="4">
            <text:p>4</text:p>
          </table:table-cell>
          <table:table-cell table:formula="of:=MONTH([.H1042])" office:value-type="float" office:value="11">
            <text:p>11</text:p>
          </table:table-cell>
          <table:table-cell table:formula="of:=&quot;Nov &quot; &amp; [.B1042]" office:value-type="string" office:string-value="Nov 2010">
            <text:p>Nov 2010</text:p>
          </table:table-cell>
          <table:table-cell table:formula="of:=DAY([.H1042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11-06">
            <text:p>11/06/10</text:p>
          </table:table-cell>
        </table:table-row>
        <table:table-row table:style-name="ro1">
          <table:table-cell table:formula="of:=YEAR([.H1043])&amp;RIGHT(&quot;0&quot;&amp;MONTH([.H1043]);2)&amp;RIGHT(&quot;0&quot;&amp;DAY([.H1043]);2)" office:value-type="string" office:string-value="20101107">
            <text:p>20101107</text:p>
          </table:table-cell>
          <table:table-cell table:formula="of:=YEAR([.H1043])" office:value-type="float" office:value="2010">
            <text:p>2010</text:p>
          </table:table-cell>
          <table:table-cell table:formula="of:=ROUNDUP(MONTH([.H1043])/3)" office:value-type="float" office:value="4">
            <text:p>4</text:p>
          </table:table-cell>
          <table:table-cell table:formula="of:=MONTH([.H1043])" office:value-type="float" office:value="11">
            <text:p>11</text:p>
          </table:table-cell>
          <table:table-cell table:formula="of:=&quot;Nov &quot; &amp; [.B1043]" office:value-type="string" office:string-value="Nov 2010">
            <text:p>Nov 2010</text:p>
          </table:table-cell>
          <table:table-cell table:formula="of:=DAY([.H1043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11-07">
            <text:p>11/07/10</text:p>
          </table:table-cell>
        </table:table-row>
        <table:table-row table:style-name="ro1">
          <table:table-cell table:formula="of:=YEAR([.H1044])&amp;RIGHT(&quot;0&quot;&amp;MONTH([.H1044]);2)&amp;RIGHT(&quot;0&quot;&amp;DAY([.H1044]);2)" office:value-type="string" office:string-value="20101108">
            <text:p>20101108</text:p>
          </table:table-cell>
          <table:table-cell table:formula="of:=YEAR([.H1044])" office:value-type="float" office:value="2010">
            <text:p>2010</text:p>
          </table:table-cell>
          <table:table-cell table:formula="of:=ROUNDUP(MONTH([.H1044])/3)" office:value-type="float" office:value="4">
            <text:p>4</text:p>
          </table:table-cell>
          <table:table-cell table:formula="of:=MONTH([.H1044])" office:value-type="float" office:value="11">
            <text:p>11</text:p>
          </table:table-cell>
          <table:table-cell table:formula="of:=&quot;Nov &quot; &amp; [.B1044]" office:value-type="string" office:string-value="Nov 2010">
            <text:p>Nov 2010</text:p>
          </table:table-cell>
          <table:table-cell table:formula="of:=DAY([.H1044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11-08">
            <text:p>11/08/10</text:p>
          </table:table-cell>
        </table:table-row>
        <table:table-row table:style-name="ro1">
          <table:table-cell table:formula="of:=YEAR([.H1045])&amp;RIGHT(&quot;0&quot;&amp;MONTH([.H1045]);2)&amp;RIGHT(&quot;0&quot;&amp;DAY([.H1045]);2)" office:value-type="string" office:string-value="20101109">
            <text:p>20101109</text:p>
          </table:table-cell>
          <table:table-cell table:formula="of:=YEAR([.H1045])" office:value-type="float" office:value="2010">
            <text:p>2010</text:p>
          </table:table-cell>
          <table:table-cell table:formula="of:=ROUNDUP(MONTH([.H1045])/3)" office:value-type="float" office:value="4">
            <text:p>4</text:p>
          </table:table-cell>
          <table:table-cell table:formula="of:=MONTH([.H1045])" office:value-type="float" office:value="11">
            <text:p>11</text:p>
          </table:table-cell>
          <table:table-cell table:formula="of:=&quot;Nov &quot; &amp; [.B1045]" office:value-type="string" office:string-value="Nov 2010">
            <text:p>Nov 2010</text:p>
          </table:table-cell>
          <table:table-cell table:formula="of:=DAY([.H1045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11-09">
            <text:p>11/09/10</text:p>
          </table:table-cell>
        </table:table-row>
        <table:table-row table:style-name="ro1">
          <table:table-cell table:formula="of:=YEAR([.H1046])&amp;RIGHT(&quot;0&quot;&amp;MONTH([.H1046]);2)&amp;RIGHT(&quot;0&quot;&amp;DAY([.H1046]);2)" office:value-type="string" office:string-value="20101110">
            <text:p>20101110</text:p>
          </table:table-cell>
          <table:table-cell table:formula="of:=YEAR([.H1046])" office:value-type="float" office:value="2010">
            <text:p>2010</text:p>
          </table:table-cell>
          <table:table-cell table:formula="of:=ROUNDUP(MONTH([.H1046])/3)" office:value-type="float" office:value="4">
            <text:p>4</text:p>
          </table:table-cell>
          <table:table-cell table:formula="of:=MONTH([.H1046])" office:value-type="float" office:value="11">
            <text:p>11</text:p>
          </table:table-cell>
          <table:table-cell table:formula="of:=&quot;Nov &quot; &amp; [.B1046]" office:value-type="string" office:string-value="Nov 2010">
            <text:p>Nov 2010</text:p>
          </table:table-cell>
          <table:table-cell table:formula="of:=DAY([.H1046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11-10">
            <text:p>11/10/10</text:p>
          </table:table-cell>
        </table:table-row>
        <table:table-row table:style-name="ro1">
          <table:table-cell table:formula="of:=YEAR([.H1047])&amp;RIGHT(&quot;0&quot;&amp;MONTH([.H1047]);2)&amp;RIGHT(&quot;0&quot;&amp;DAY([.H1047]);2)" office:value-type="string" office:string-value="20101111">
            <text:p>20101111</text:p>
          </table:table-cell>
          <table:table-cell table:formula="of:=YEAR([.H1047])" office:value-type="float" office:value="2010">
            <text:p>2010</text:p>
          </table:table-cell>
          <table:table-cell table:formula="of:=ROUNDUP(MONTH([.H1047])/3)" office:value-type="float" office:value="4">
            <text:p>4</text:p>
          </table:table-cell>
          <table:table-cell table:formula="of:=MONTH([.H1047])" office:value-type="float" office:value="11">
            <text:p>11</text:p>
          </table:table-cell>
          <table:table-cell table:formula="of:=&quot;Nov &quot; &amp; [.B1047]" office:value-type="string" office:string-value="Nov 2010">
            <text:p>Nov 2010</text:p>
          </table:table-cell>
          <table:table-cell table:formula="of:=DAY([.H1047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11-11">
            <text:p>11/11/10</text:p>
          </table:table-cell>
        </table:table-row>
        <table:table-row table:style-name="ro1">
          <table:table-cell table:formula="of:=YEAR([.H1048])&amp;RIGHT(&quot;0&quot;&amp;MONTH([.H1048]);2)&amp;RIGHT(&quot;0&quot;&amp;DAY([.H1048]);2)" office:value-type="string" office:string-value="20101112">
            <text:p>20101112</text:p>
          </table:table-cell>
          <table:table-cell table:formula="of:=YEAR([.H1048])" office:value-type="float" office:value="2010">
            <text:p>2010</text:p>
          </table:table-cell>
          <table:table-cell table:formula="of:=ROUNDUP(MONTH([.H1048])/3)" office:value-type="float" office:value="4">
            <text:p>4</text:p>
          </table:table-cell>
          <table:table-cell table:formula="of:=MONTH([.H1048])" office:value-type="float" office:value="11">
            <text:p>11</text:p>
          </table:table-cell>
          <table:table-cell table:formula="of:=&quot;Nov &quot; &amp; [.B1048]" office:value-type="string" office:string-value="Nov 2010">
            <text:p>Nov 2010</text:p>
          </table:table-cell>
          <table:table-cell table:formula="of:=DAY([.H1048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11-12">
            <text:p>11/12/10</text:p>
          </table:table-cell>
        </table:table-row>
        <table:table-row table:style-name="ro1">
          <table:table-cell table:formula="of:=YEAR([.H1049])&amp;RIGHT(&quot;0&quot;&amp;MONTH([.H1049]);2)&amp;RIGHT(&quot;0&quot;&amp;DAY([.H1049]);2)" office:value-type="string" office:string-value="20101113">
            <text:p>20101113</text:p>
          </table:table-cell>
          <table:table-cell table:formula="of:=YEAR([.H1049])" office:value-type="float" office:value="2010">
            <text:p>2010</text:p>
          </table:table-cell>
          <table:table-cell table:formula="of:=ROUNDUP(MONTH([.H1049])/3)" office:value-type="float" office:value="4">
            <text:p>4</text:p>
          </table:table-cell>
          <table:table-cell table:formula="of:=MONTH([.H1049])" office:value-type="float" office:value="11">
            <text:p>11</text:p>
          </table:table-cell>
          <table:table-cell table:formula="of:=&quot;Nov &quot; &amp; [.B1049]" office:value-type="string" office:string-value="Nov 2010">
            <text:p>Nov 2010</text:p>
          </table:table-cell>
          <table:table-cell table:formula="of:=DAY([.H1049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11-13">
            <text:p>11/13/10</text:p>
          </table:table-cell>
        </table:table-row>
        <table:table-row table:style-name="ro1">
          <table:table-cell table:formula="of:=YEAR([.H1050])&amp;RIGHT(&quot;0&quot;&amp;MONTH([.H1050]);2)&amp;RIGHT(&quot;0&quot;&amp;DAY([.H1050]);2)" office:value-type="string" office:string-value="20101114">
            <text:p>20101114</text:p>
          </table:table-cell>
          <table:table-cell table:formula="of:=YEAR([.H1050])" office:value-type="float" office:value="2010">
            <text:p>2010</text:p>
          </table:table-cell>
          <table:table-cell table:formula="of:=ROUNDUP(MONTH([.H1050])/3)" office:value-type="float" office:value="4">
            <text:p>4</text:p>
          </table:table-cell>
          <table:table-cell table:formula="of:=MONTH([.H1050])" office:value-type="float" office:value="11">
            <text:p>11</text:p>
          </table:table-cell>
          <table:table-cell table:formula="of:=&quot;Nov &quot; &amp; [.B1050]" office:value-type="string" office:string-value="Nov 2010">
            <text:p>Nov 2010</text:p>
          </table:table-cell>
          <table:table-cell table:formula="of:=DAY([.H1050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11-14">
            <text:p>11/14/10</text:p>
          </table:table-cell>
        </table:table-row>
        <table:table-row table:style-name="ro1">
          <table:table-cell table:formula="of:=YEAR([.H1051])&amp;RIGHT(&quot;0&quot;&amp;MONTH([.H1051]);2)&amp;RIGHT(&quot;0&quot;&amp;DAY([.H1051]);2)" office:value-type="string" office:string-value="20101115">
            <text:p>20101115</text:p>
          </table:table-cell>
          <table:table-cell table:formula="of:=YEAR([.H1051])" office:value-type="float" office:value="2010">
            <text:p>2010</text:p>
          </table:table-cell>
          <table:table-cell table:formula="of:=ROUNDUP(MONTH([.H1051])/3)" office:value-type="float" office:value="4">
            <text:p>4</text:p>
          </table:table-cell>
          <table:table-cell table:formula="of:=MONTH([.H1051])" office:value-type="float" office:value="11">
            <text:p>11</text:p>
          </table:table-cell>
          <table:table-cell table:formula="of:=&quot;Nov &quot; &amp; [.B1051]" office:value-type="string" office:string-value="Nov 2010">
            <text:p>Nov 2010</text:p>
          </table:table-cell>
          <table:table-cell table:formula="of:=DAY([.H1051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11-15">
            <text:p>11/15/10</text:p>
          </table:table-cell>
        </table:table-row>
        <table:table-row table:style-name="ro1">
          <table:table-cell table:formula="of:=YEAR([.H1052])&amp;RIGHT(&quot;0&quot;&amp;MONTH([.H1052]);2)&amp;RIGHT(&quot;0&quot;&amp;DAY([.H1052]);2)" office:value-type="string" office:string-value="20101116">
            <text:p>20101116</text:p>
          </table:table-cell>
          <table:table-cell table:formula="of:=YEAR([.H1052])" office:value-type="float" office:value="2010">
            <text:p>2010</text:p>
          </table:table-cell>
          <table:table-cell table:formula="of:=ROUNDUP(MONTH([.H1052])/3)" office:value-type="float" office:value="4">
            <text:p>4</text:p>
          </table:table-cell>
          <table:table-cell table:formula="of:=MONTH([.H1052])" office:value-type="float" office:value="11">
            <text:p>11</text:p>
          </table:table-cell>
          <table:table-cell table:formula="of:=&quot;Nov &quot; &amp; [.B1052]" office:value-type="string" office:string-value="Nov 2010">
            <text:p>Nov 2010</text:p>
          </table:table-cell>
          <table:table-cell table:formula="of:=DAY([.H1052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11-16">
            <text:p>11/16/10</text:p>
          </table:table-cell>
        </table:table-row>
        <table:table-row table:style-name="ro1">
          <table:table-cell table:formula="of:=YEAR([.H1053])&amp;RIGHT(&quot;0&quot;&amp;MONTH([.H1053]);2)&amp;RIGHT(&quot;0&quot;&amp;DAY([.H1053]);2)" office:value-type="string" office:string-value="20101117">
            <text:p>20101117</text:p>
          </table:table-cell>
          <table:table-cell table:formula="of:=YEAR([.H1053])" office:value-type="float" office:value="2010">
            <text:p>2010</text:p>
          </table:table-cell>
          <table:table-cell table:formula="of:=ROUNDUP(MONTH([.H1053])/3)" office:value-type="float" office:value="4">
            <text:p>4</text:p>
          </table:table-cell>
          <table:table-cell table:formula="of:=MONTH([.H1053])" office:value-type="float" office:value="11">
            <text:p>11</text:p>
          </table:table-cell>
          <table:table-cell table:formula="of:=&quot;Nov &quot; &amp; [.B1053]" office:value-type="string" office:string-value="Nov 2010">
            <text:p>Nov 2010</text:p>
          </table:table-cell>
          <table:table-cell table:formula="of:=DAY([.H1053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11-17">
            <text:p>11/17/10</text:p>
          </table:table-cell>
        </table:table-row>
        <table:table-row table:style-name="ro1">
          <table:table-cell table:formula="of:=YEAR([.H1054])&amp;RIGHT(&quot;0&quot;&amp;MONTH([.H1054]);2)&amp;RIGHT(&quot;0&quot;&amp;DAY([.H1054]);2)" office:value-type="string" office:string-value="20101118">
            <text:p>20101118</text:p>
          </table:table-cell>
          <table:table-cell table:formula="of:=YEAR([.H1054])" office:value-type="float" office:value="2010">
            <text:p>2010</text:p>
          </table:table-cell>
          <table:table-cell table:formula="of:=ROUNDUP(MONTH([.H1054])/3)" office:value-type="float" office:value="4">
            <text:p>4</text:p>
          </table:table-cell>
          <table:table-cell table:formula="of:=MONTH([.H1054])" office:value-type="float" office:value="11">
            <text:p>11</text:p>
          </table:table-cell>
          <table:table-cell table:formula="of:=&quot;Nov &quot; &amp; [.B1054]" office:value-type="string" office:string-value="Nov 2010">
            <text:p>Nov 2010</text:p>
          </table:table-cell>
          <table:table-cell table:formula="of:=DAY([.H1054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11-18">
            <text:p>11/18/10</text:p>
          </table:table-cell>
        </table:table-row>
        <table:table-row table:style-name="ro1">
          <table:table-cell table:formula="of:=YEAR([.H1055])&amp;RIGHT(&quot;0&quot;&amp;MONTH([.H1055]);2)&amp;RIGHT(&quot;0&quot;&amp;DAY([.H1055]);2)" office:value-type="string" office:string-value="20101119">
            <text:p>20101119</text:p>
          </table:table-cell>
          <table:table-cell table:formula="of:=YEAR([.H1055])" office:value-type="float" office:value="2010">
            <text:p>2010</text:p>
          </table:table-cell>
          <table:table-cell table:formula="of:=ROUNDUP(MONTH([.H1055])/3)" office:value-type="float" office:value="4">
            <text:p>4</text:p>
          </table:table-cell>
          <table:table-cell table:formula="of:=MONTH([.H1055])" office:value-type="float" office:value="11">
            <text:p>11</text:p>
          </table:table-cell>
          <table:table-cell table:formula="of:=&quot;Nov &quot; &amp; [.B1055]" office:value-type="string" office:string-value="Nov 2010">
            <text:p>Nov 2010</text:p>
          </table:table-cell>
          <table:table-cell table:formula="of:=DAY([.H1055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11-19">
            <text:p>11/19/10</text:p>
          </table:table-cell>
        </table:table-row>
        <table:table-row table:style-name="ro1">
          <table:table-cell table:formula="of:=YEAR([.H1056])&amp;RIGHT(&quot;0&quot;&amp;MONTH([.H1056]);2)&amp;RIGHT(&quot;0&quot;&amp;DAY([.H1056]);2)" office:value-type="string" office:string-value="20101120">
            <text:p>20101120</text:p>
          </table:table-cell>
          <table:table-cell table:formula="of:=YEAR([.H1056])" office:value-type="float" office:value="2010">
            <text:p>2010</text:p>
          </table:table-cell>
          <table:table-cell table:formula="of:=ROUNDUP(MONTH([.H1056])/3)" office:value-type="float" office:value="4">
            <text:p>4</text:p>
          </table:table-cell>
          <table:table-cell table:formula="of:=MONTH([.H1056])" office:value-type="float" office:value="11">
            <text:p>11</text:p>
          </table:table-cell>
          <table:table-cell table:formula="of:=&quot;Nov &quot; &amp; [.B1056]" office:value-type="string" office:string-value="Nov 2010">
            <text:p>Nov 2010</text:p>
          </table:table-cell>
          <table:table-cell table:formula="of:=DAY([.H1056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11-20">
            <text:p>11/20/10</text:p>
          </table:table-cell>
        </table:table-row>
        <table:table-row table:style-name="ro1">
          <table:table-cell table:formula="of:=YEAR([.H1057])&amp;RIGHT(&quot;0&quot;&amp;MONTH([.H1057]);2)&amp;RIGHT(&quot;0&quot;&amp;DAY([.H1057]);2)" office:value-type="string" office:string-value="20101121">
            <text:p>20101121</text:p>
          </table:table-cell>
          <table:table-cell table:formula="of:=YEAR([.H1057])" office:value-type="float" office:value="2010">
            <text:p>2010</text:p>
          </table:table-cell>
          <table:table-cell table:formula="of:=ROUNDUP(MONTH([.H1057])/3)" office:value-type="float" office:value="4">
            <text:p>4</text:p>
          </table:table-cell>
          <table:table-cell table:formula="of:=MONTH([.H1057])" office:value-type="float" office:value="11">
            <text:p>11</text:p>
          </table:table-cell>
          <table:table-cell table:formula="of:=&quot;Nov &quot; &amp; [.B1057]" office:value-type="string" office:string-value="Nov 2010">
            <text:p>Nov 2010</text:p>
          </table:table-cell>
          <table:table-cell table:formula="of:=DAY([.H1057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11-21">
            <text:p>11/21/10</text:p>
          </table:table-cell>
        </table:table-row>
        <table:table-row table:style-name="ro1">
          <table:table-cell table:formula="of:=YEAR([.H1058])&amp;RIGHT(&quot;0&quot;&amp;MONTH([.H1058]);2)&amp;RIGHT(&quot;0&quot;&amp;DAY([.H1058]);2)" office:value-type="string" office:string-value="20101122">
            <text:p>20101122</text:p>
          </table:table-cell>
          <table:table-cell table:formula="of:=YEAR([.H1058])" office:value-type="float" office:value="2010">
            <text:p>2010</text:p>
          </table:table-cell>
          <table:table-cell table:formula="of:=ROUNDUP(MONTH([.H1058])/3)" office:value-type="float" office:value="4">
            <text:p>4</text:p>
          </table:table-cell>
          <table:table-cell table:formula="of:=MONTH([.H1058])" office:value-type="float" office:value="11">
            <text:p>11</text:p>
          </table:table-cell>
          <table:table-cell table:formula="of:=&quot;Nov &quot; &amp; [.B1058]" office:value-type="string" office:string-value="Nov 2010">
            <text:p>Nov 2010</text:p>
          </table:table-cell>
          <table:table-cell table:formula="of:=DAY([.H1058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11-22">
            <text:p>11/22/10</text:p>
          </table:table-cell>
        </table:table-row>
        <table:table-row table:style-name="ro1">
          <table:table-cell table:formula="of:=YEAR([.H1059])&amp;RIGHT(&quot;0&quot;&amp;MONTH([.H1059]);2)&amp;RIGHT(&quot;0&quot;&amp;DAY([.H1059]);2)" office:value-type="string" office:string-value="20101123">
            <text:p>20101123</text:p>
          </table:table-cell>
          <table:table-cell table:formula="of:=YEAR([.H1059])" office:value-type="float" office:value="2010">
            <text:p>2010</text:p>
          </table:table-cell>
          <table:table-cell table:formula="of:=ROUNDUP(MONTH([.H1059])/3)" office:value-type="float" office:value="4">
            <text:p>4</text:p>
          </table:table-cell>
          <table:table-cell table:formula="of:=MONTH([.H1059])" office:value-type="float" office:value="11">
            <text:p>11</text:p>
          </table:table-cell>
          <table:table-cell table:formula="of:=&quot;Nov &quot; &amp; [.B1059]" office:value-type="string" office:string-value="Nov 2010">
            <text:p>Nov 2010</text:p>
          </table:table-cell>
          <table:table-cell table:formula="of:=DAY([.H1059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11-23">
            <text:p>11/23/10</text:p>
          </table:table-cell>
        </table:table-row>
        <table:table-row table:style-name="ro1">
          <table:table-cell table:formula="of:=YEAR([.H1060])&amp;RIGHT(&quot;0&quot;&amp;MONTH([.H1060]);2)&amp;RIGHT(&quot;0&quot;&amp;DAY([.H1060]);2)" office:value-type="string" office:string-value="20101124">
            <text:p>20101124</text:p>
          </table:table-cell>
          <table:table-cell table:formula="of:=YEAR([.H1060])" office:value-type="float" office:value="2010">
            <text:p>2010</text:p>
          </table:table-cell>
          <table:table-cell table:formula="of:=ROUNDUP(MONTH([.H1060])/3)" office:value-type="float" office:value="4">
            <text:p>4</text:p>
          </table:table-cell>
          <table:table-cell table:formula="of:=MONTH([.H1060])" office:value-type="float" office:value="11">
            <text:p>11</text:p>
          </table:table-cell>
          <table:table-cell table:formula="of:=&quot;Nov &quot; &amp; [.B1060]" office:value-type="string" office:string-value="Nov 2010">
            <text:p>Nov 2010</text:p>
          </table:table-cell>
          <table:table-cell table:formula="of:=DAY([.H1060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11-24">
            <text:p>11/24/10</text:p>
          </table:table-cell>
        </table:table-row>
        <table:table-row table:style-name="ro1">
          <table:table-cell table:formula="of:=YEAR([.H1061])&amp;RIGHT(&quot;0&quot;&amp;MONTH([.H1061]);2)&amp;RIGHT(&quot;0&quot;&amp;DAY([.H1061]);2)" office:value-type="string" office:string-value="20101125">
            <text:p>20101125</text:p>
          </table:table-cell>
          <table:table-cell table:formula="of:=YEAR([.H1061])" office:value-type="float" office:value="2010">
            <text:p>2010</text:p>
          </table:table-cell>
          <table:table-cell table:formula="of:=ROUNDUP(MONTH([.H1061])/3)" office:value-type="float" office:value="4">
            <text:p>4</text:p>
          </table:table-cell>
          <table:table-cell table:formula="of:=MONTH([.H1061])" office:value-type="float" office:value="11">
            <text:p>11</text:p>
          </table:table-cell>
          <table:table-cell table:formula="of:=&quot;Nov &quot; &amp; [.B1061]" office:value-type="string" office:string-value="Nov 2010">
            <text:p>Nov 2010</text:p>
          </table:table-cell>
          <table:table-cell table:formula="of:=DAY([.H1061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11-25">
            <text:p>11/25/10</text:p>
          </table:table-cell>
        </table:table-row>
        <table:table-row table:style-name="ro1">
          <table:table-cell table:formula="of:=YEAR([.H1062])&amp;RIGHT(&quot;0&quot;&amp;MONTH([.H1062]);2)&amp;RIGHT(&quot;0&quot;&amp;DAY([.H1062]);2)" office:value-type="string" office:string-value="20101126">
            <text:p>20101126</text:p>
          </table:table-cell>
          <table:table-cell table:formula="of:=YEAR([.H1062])" office:value-type="float" office:value="2010">
            <text:p>2010</text:p>
          </table:table-cell>
          <table:table-cell table:formula="of:=ROUNDUP(MONTH([.H1062])/3)" office:value-type="float" office:value="4">
            <text:p>4</text:p>
          </table:table-cell>
          <table:table-cell table:formula="of:=MONTH([.H1062])" office:value-type="float" office:value="11">
            <text:p>11</text:p>
          </table:table-cell>
          <table:table-cell table:formula="of:=&quot;Nov &quot; &amp; [.B1062]" office:value-type="string" office:string-value="Nov 2010">
            <text:p>Nov 2010</text:p>
          </table:table-cell>
          <table:table-cell table:formula="of:=DAY([.H1062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11-26">
            <text:p>11/26/10</text:p>
          </table:table-cell>
        </table:table-row>
        <table:table-row table:style-name="ro1">
          <table:table-cell table:formula="of:=YEAR([.H1063])&amp;RIGHT(&quot;0&quot;&amp;MONTH([.H1063]);2)&amp;RIGHT(&quot;0&quot;&amp;DAY([.H1063]);2)" office:value-type="string" office:string-value="20101127">
            <text:p>20101127</text:p>
          </table:table-cell>
          <table:table-cell table:formula="of:=YEAR([.H1063])" office:value-type="float" office:value="2010">
            <text:p>2010</text:p>
          </table:table-cell>
          <table:table-cell table:formula="of:=ROUNDUP(MONTH([.H1063])/3)" office:value-type="float" office:value="4">
            <text:p>4</text:p>
          </table:table-cell>
          <table:table-cell table:formula="of:=MONTH([.H1063])" office:value-type="float" office:value="11">
            <text:p>11</text:p>
          </table:table-cell>
          <table:table-cell table:formula="of:=&quot;Nov &quot; &amp; [.B1063]" office:value-type="string" office:string-value="Nov 2010">
            <text:p>Nov 2010</text:p>
          </table:table-cell>
          <table:table-cell table:formula="of:=DAY([.H1063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11-27">
            <text:p>11/27/10</text:p>
          </table:table-cell>
        </table:table-row>
        <table:table-row table:style-name="ro1">
          <table:table-cell table:formula="of:=YEAR([.H1064])&amp;RIGHT(&quot;0&quot;&amp;MONTH([.H1064]);2)&amp;RIGHT(&quot;0&quot;&amp;DAY([.H1064]);2)" office:value-type="string" office:string-value="20101128">
            <text:p>20101128</text:p>
          </table:table-cell>
          <table:table-cell table:formula="of:=YEAR([.H1064])" office:value-type="float" office:value="2010">
            <text:p>2010</text:p>
          </table:table-cell>
          <table:table-cell table:formula="of:=ROUNDUP(MONTH([.H1064])/3)" office:value-type="float" office:value="4">
            <text:p>4</text:p>
          </table:table-cell>
          <table:table-cell table:formula="of:=MONTH([.H1064])" office:value-type="float" office:value="11">
            <text:p>11</text:p>
          </table:table-cell>
          <table:table-cell table:formula="of:=&quot;Nov &quot; &amp; [.B1064]" office:value-type="string" office:string-value="Nov 2010">
            <text:p>Nov 2010</text:p>
          </table:table-cell>
          <table:table-cell table:formula="of:=DAY([.H1064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11-28">
            <text:p>11/28/10</text:p>
          </table:table-cell>
        </table:table-row>
        <table:table-row table:style-name="ro1">
          <table:table-cell table:formula="of:=YEAR([.H1065])&amp;RIGHT(&quot;0&quot;&amp;MONTH([.H1065]);2)&amp;RIGHT(&quot;0&quot;&amp;DAY([.H1065]);2)" office:value-type="string" office:string-value="20101129">
            <text:p>20101129</text:p>
          </table:table-cell>
          <table:table-cell table:formula="of:=YEAR([.H1065])" office:value-type="float" office:value="2010">
            <text:p>2010</text:p>
          </table:table-cell>
          <table:table-cell table:formula="of:=ROUNDUP(MONTH([.H1065])/3)" office:value-type="float" office:value="4">
            <text:p>4</text:p>
          </table:table-cell>
          <table:table-cell table:formula="of:=MONTH([.H1065])" office:value-type="float" office:value="11">
            <text:p>11</text:p>
          </table:table-cell>
          <table:table-cell table:formula="of:=&quot;Nov &quot; &amp; [.B1065]" office:value-type="string" office:string-value="Nov 2010">
            <text:p>Nov 2010</text:p>
          </table:table-cell>
          <table:table-cell table:formula="of:=DAY([.H1065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11-29">
            <text:p>11/29/10</text:p>
          </table:table-cell>
        </table:table-row>
        <table:table-row table:style-name="ro1">
          <table:table-cell table:formula="of:=YEAR([.H1066])&amp;RIGHT(&quot;0&quot;&amp;MONTH([.H1066]);2)&amp;RIGHT(&quot;0&quot;&amp;DAY([.H1066]);2)" office:value-type="string" office:string-value="20101130">
            <text:p>20101130</text:p>
          </table:table-cell>
          <table:table-cell table:formula="of:=YEAR([.H1066])" office:value-type="float" office:value="2010">
            <text:p>2010</text:p>
          </table:table-cell>
          <table:table-cell table:formula="of:=ROUNDUP(MONTH([.H1066])/3)" office:value-type="float" office:value="4">
            <text:p>4</text:p>
          </table:table-cell>
          <table:table-cell table:formula="of:=MONTH([.H1066])" office:value-type="float" office:value="11">
            <text:p>11</text:p>
          </table:table-cell>
          <table:table-cell table:formula="of:=&quot;Nov &quot; &amp; [.B1066]" office:value-type="string" office:string-value="Nov 2010">
            <text:p>Nov 2010</text:p>
          </table:table-cell>
          <table:table-cell table:formula="of:=DAY([.H1066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11-30">
            <text:p>11/30/10</text:p>
          </table:table-cell>
        </table:table-row>
        <table:table-row table:style-name="ro1">
          <table:table-cell table:formula="of:=YEAR([.H1067])&amp;RIGHT(&quot;0&quot;&amp;MONTH([.H1067]);2)&amp;RIGHT(&quot;0&quot;&amp;DAY([.H1067]);2)" office:value-type="string" office:string-value="20101201">
            <text:p>20101201</text:p>
          </table:table-cell>
          <table:table-cell table:formula="of:=YEAR([.H1067])" office:value-type="float" office:value="2010">
            <text:p>2010</text:p>
          </table:table-cell>
          <table:table-cell table:formula="of:=ROUNDUP(MONTH([.H1067])/3)" office:value-type="float" office:value="4">
            <text:p>4</text:p>
          </table:table-cell>
          <table:table-cell table:formula="of:=MONTH([.H1067])" office:value-type="float" office:value="12">
            <text:p>12</text:p>
          </table:table-cell>
          <table:table-cell table:formula="of:=&quot;Dic &quot; &amp; [.B1067]" office:value-type="string" office:string-value="Dic 2010">
            <text:p>Dic 2010</text:p>
          </table:table-cell>
          <table:table-cell table:formula="of:=DAY([.H1067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12-01">
            <text:p>12/01/10</text:p>
          </table:table-cell>
        </table:table-row>
        <table:table-row table:style-name="ro1">
          <table:table-cell table:formula="of:=YEAR([.H1068])&amp;RIGHT(&quot;0&quot;&amp;MONTH([.H1068]);2)&amp;RIGHT(&quot;0&quot;&amp;DAY([.H1068]);2)" office:value-type="string" office:string-value="20101202">
            <text:p>20101202</text:p>
          </table:table-cell>
          <table:table-cell table:formula="of:=YEAR([.H1068])" office:value-type="float" office:value="2010">
            <text:p>2010</text:p>
          </table:table-cell>
          <table:table-cell table:formula="of:=ROUNDUP(MONTH([.H1068])/3)" office:value-type="float" office:value="4">
            <text:p>4</text:p>
          </table:table-cell>
          <table:table-cell table:formula="of:=MONTH([.H1068])" office:value-type="float" office:value="12">
            <text:p>12</text:p>
          </table:table-cell>
          <table:table-cell table:formula="of:=&quot;Dic &quot; &amp; [.B1068]" office:value-type="string" office:string-value="Dic 2010">
            <text:p>Dic 2010</text:p>
          </table:table-cell>
          <table:table-cell table:formula="of:=DAY([.H1068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12-02">
            <text:p>12/02/10</text:p>
          </table:table-cell>
        </table:table-row>
        <table:table-row table:style-name="ro1">
          <table:table-cell table:formula="of:=YEAR([.H1069])&amp;RIGHT(&quot;0&quot;&amp;MONTH([.H1069]);2)&amp;RIGHT(&quot;0&quot;&amp;DAY([.H1069]);2)" office:value-type="string" office:string-value="20101203">
            <text:p>20101203</text:p>
          </table:table-cell>
          <table:table-cell table:formula="of:=YEAR([.H1069])" office:value-type="float" office:value="2010">
            <text:p>2010</text:p>
          </table:table-cell>
          <table:table-cell table:formula="of:=ROUNDUP(MONTH([.H1069])/3)" office:value-type="float" office:value="4">
            <text:p>4</text:p>
          </table:table-cell>
          <table:table-cell table:formula="of:=MONTH([.H1069])" office:value-type="float" office:value="12">
            <text:p>12</text:p>
          </table:table-cell>
          <table:table-cell table:formula="of:=&quot;Dic &quot; &amp; [.B1069]" office:value-type="string" office:string-value="Dic 2010">
            <text:p>Dic 2010</text:p>
          </table:table-cell>
          <table:table-cell table:formula="of:=DAY([.H1069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12-03">
            <text:p>12/03/10</text:p>
          </table:table-cell>
        </table:table-row>
        <table:table-row table:style-name="ro1">
          <table:table-cell table:formula="of:=YEAR([.H1070])&amp;RIGHT(&quot;0&quot;&amp;MONTH([.H1070]);2)&amp;RIGHT(&quot;0&quot;&amp;DAY([.H1070]);2)" office:value-type="string" office:string-value="20101204">
            <text:p>20101204</text:p>
          </table:table-cell>
          <table:table-cell table:formula="of:=YEAR([.H1070])" office:value-type="float" office:value="2010">
            <text:p>2010</text:p>
          </table:table-cell>
          <table:table-cell table:formula="of:=ROUNDUP(MONTH([.H1070])/3)" office:value-type="float" office:value="4">
            <text:p>4</text:p>
          </table:table-cell>
          <table:table-cell table:formula="of:=MONTH([.H1070])" office:value-type="float" office:value="12">
            <text:p>12</text:p>
          </table:table-cell>
          <table:table-cell table:formula="of:=&quot;Dic &quot; &amp; [.B1070]" office:value-type="string" office:string-value="Dic 2010">
            <text:p>Dic 2010</text:p>
          </table:table-cell>
          <table:table-cell table:formula="of:=DAY([.H1070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12-04">
            <text:p>12/04/10</text:p>
          </table:table-cell>
        </table:table-row>
        <table:table-row table:style-name="ro1">
          <table:table-cell table:formula="of:=YEAR([.H1071])&amp;RIGHT(&quot;0&quot;&amp;MONTH([.H1071]);2)&amp;RIGHT(&quot;0&quot;&amp;DAY([.H1071]);2)" office:value-type="string" office:string-value="20101205">
            <text:p>20101205</text:p>
          </table:table-cell>
          <table:table-cell table:formula="of:=YEAR([.H1071])" office:value-type="float" office:value="2010">
            <text:p>2010</text:p>
          </table:table-cell>
          <table:table-cell table:formula="of:=ROUNDUP(MONTH([.H1071])/3)" office:value-type="float" office:value="4">
            <text:p>4</text:p>
          </table:table-cell>
          <table:table-cell table:formula="of:=MONTH([.H1071])" office:value-type="float" office:value="12">
            <text:p>12</text:p>
          </table:table-cell>
          <table:table-cell table:formula="of:=&quot;Dic &quot; &amp; [.B1071]" office:value-type="string" office:string-value="Dic 2010">
            <text:p>Dic 2010</text:p>
          </table:table-cell>
          <table:table-cell table:formula="of:=DAY([.H1071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12-05">
            <text:p>12/05/10</text:p>
          </table:table-cell>
        </table:table-row>
        <table:table-row table:style-name="ro1">
          <table:table-cell table:formula="of:=YEAR([.H1072])&amp;RIGHT(&quot;0&quot;&amp;MONTH([.H1072]);2)&amp;RIGHT(&quot;0&quot;&amp;DAY([.H1072]);2)" office:value-type="string" office:string-value="20101206">
            <text:p>20101206</text:p>
          </table:table-cell>
          <table:table-cell table:formula="of:=YEAR([.H1072])" office:value-type="float" office:value="2010">
            <text:p>2010</text:p>
          </table:table-cell>
          <table:table-cell table:formula="of:=ROUNDUP(MONTH([.H1072])/3)" office:value-type="float" office:value="4">
            <text:p>4</text:p>
          </table:table-cell>
          <table:table-cell table:formula="of:=MONTH([.H1072])" office:value-type="float" office:value="12">
            <text:p>12</text:p>
          </table:table-cell>
          <table:table-cell table:formula="of:=&quot;Dic &quot; &amp; [.B1072]" office:value-type="string" office:string-value="Dic 2010">
            <text:p>Dic 2010</text:p>
          </table:table-cell>
          <table:table-cell table:formula="of:=DAY([.H1072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12-06">
            <text:p>12/06/10</text:p>
          </table:table-cell>
        </table:table-row>
        <table:table-row table:style-name="ro1">
          <table:table-cell table:formula="of:=YEAR([.H1073])&amp;RIGHT(&quot;0&quot;&amp;MONTH([.H1073]);2)&amp;RIGHT(&quot;0&quot;&amp;DAY([.H1073]);2)" office:value-type="string" office:string-value="20101207">
            <text:p>20101207</text:p>
          </table:table-cell>
          <table:table-cell table:formula="of:=YEAR([.H1073])" office:value-type="float" office:value="2010">
            <text:p>2010</text:p>
          </table:table-cell>
          <table:table-cell table:formula="of:=ROUNDUP(MONTH([.H1073])/3)" office:value-type="float" office:value="4">
            <text:p>4</text:p>
          </table:table-cell>
          <table:table-cell table:formula="of:=MONTH([.H1073])" office:value-type="float" office:value="12">
            <text:p>12</text:p>
          </table:table-cell>
          <table:table-cell table:formula="of:=&quot;Dic &quot; &amp; [.B1073]" office:value-type="string" office:string-value="Dic 2010">
            <text:p>Dic 2010</text:p>
          </table:table-cell>
          <table:table-cell table:formula="of:=DAY([.H1073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12-07">
            <text:p>12/07/10</text:p>
          </table:table-cell>
        </table:table-row>
        <table:table-row table:style-name="ro1">
          <table:table-cell table:formula="of:=YEAR([.H1074])&amp;RIGHT(&quot;0&quot;&amp;MONTH([.H1074]);2)&amp;RIGHT(&quot;0&quot;&amp;DAY([.H1074]);2)" office:value-type="string" office:string-value="20101208">
            <text:p>20101208</text:p>
          </table:table-cell>
          <table:table-cell table:formula="of:=YEAR([.H1074])" office:value-type="float" office:value="2010">
            <text:p>2010</text:p>
          </table:table-cell>
          <table:table-cell table:formula="of:=ROUNDUP(MONTH([.H1074])/3)" office:value-type="float" office:value="4">
            <text:p>4</text:p>
          </table:table-cell>
          <table:table-cell table:formula="of:=MONTH([.H1074])" office:value-type="float" office:value="12">
            <text:p>12</text:p>
          </table:table-cell>
          <table:table-cell table:formula="of:=&quot;Dic &quot; &amp; [.B1074]" office:value-type="string" office:string-value="Dic 2010">
            <text:p>Dic 2010</text:p>
          </table:table-cell>
          <table:table-cell table:formula="of:=DAY([.H1074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12-08">
            <text:p>12/08/10</text:p>
          </table:table-cell>
        </table:table-row>
        <table:table-row table:style-name="ro1">
          <table:table-cell table:formula="of:=YEAR([.H1075])&amp;RIGHT(&quot;0&quot;&amp;MONTH([.H1075]);2)&amp;RIGHT(&quot;0&quot;&amp;DAY([.H1075]);2)" office:value-type="string" office:string-value="20101209">
            <text:p>20101209</text:p>
          </table:table-cell>
          <table:table-cell table:formula="of:=YEAR([.H1075])" office:value-type="float" office:value="2010">
            <text:p>2010</text:p>
          </table:table-cell>
          <table:table-cell table:formula="of:=ROUNDUP(MONTH([.H1075])/3)" office:value-type="float" office:value="4">
            <text:p>4</text:p>
          </table:table-cell>
          <table:table-cell table:formula="of:=MONTH([.H1075])" office:value-type="float" office:value="12">
            <text:p>12</text:p>
          </table:table-cell>
          <table:table-cell table:formula="of:=&quot;Dic &quot; &amp; [.B1075]" office:value-type="string" office:string-value="Dic 2010">
            <text:p>Dic 2010</text:p>
          </table:table-cell>
          <table:table-cell table:formula="of:=DAY([.H1075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12-09">
            <text:p>12/09/10</text:p>
          </table:table-cell>
        </table:table-row>
        <table:table-row table:style-name="ro1">
          <table:table-cell table:formula="of:=YEAR([.H1076])&amp;RIGHT(&quot;0&quot;&amp;MONTH([.H1076]);2)&amp;RIGHT(&quot;0&quot;&amp;DAY([.H1076]);2)" office:value-type="string" office:string-value="20101210">
            <text:p>20101210</text:p>
          </table:table-cell>
          <table:table-cell table:formula="of:=YEAR([.H1076])" office:value-type="float" office:value="2010">
            <text:p>2010</text:p>
          </table:table-cell>
          <table:table-cell table:formula="of:=ROUNDUP(MONTH([.H1076])/3)" office:value-type="float" office:value="4">
            <text:p>4</text:p>
          </table:table-cell>
          <table:table-cell table:formula="of:=MONTH([.H1076])" office:value-type="float" office:value="12">
            <text:p>12</text:p>
          </table:table-cell>
          <table:table-cell table:formula="of:=&quot;Dic &quot; &amp; [.B1076]" office:value-type="string" office:string-value="Dic 2010">
            <text:p>Dic 2010</text:p>
          </table:table-cell>
          <table:table-cell table:formula="of:=DAY([.H1076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12-10">
            <text:p>12/10/10</text:p>
          </table:table-cell>
        </table:table-row>
        <table:table-row table:style-name="ro1">
          <table:table-cell table:formula="of:=YEAR([.H1077])&amp;RIGHT(&quot;0&quot;&amp;MONTH([.H1077]);2)&amp;RIGHT(&quot;0&quot;&amp;DAY([.H1077]);2)" office:value-type="string" office:string-value="20101211">
            <text:p>20101211</text:p>
          </table:table-cell>
          <table:table-cell table:formula="of:=YEAR([.H1077])" office:value-type="float" office:value="2010">
            <text:p>2010</text:p>
          </table:table-cell>
          <table:table-cell table:formula="of:=ROUNDUP(MONTH([.H1077])/3)" office:value-type="float" office:value="4">
            <text:p>4</text:p>
          </table:table-cell>
          <table:table-cell table:formula="of:=MONTH([.H1077])" office:value-type="float" office:value="12">
            <text:p>12</text:p>
          </table:table-cell>
          <table:table-cell table:formula="of:=&quot;Dic &quot; &amp; [.B1077]" office:value-type="string" office:string-value="Dic 2010">
            <text:p>Dic 2010</text:p>
          </table:table-cell>
          <table:table-cell table:formula="of:=DAY([.H1077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12-11">
            <text:p>12/11/10</text:p>
          </table:table-cell>
        </table:table-row>
        <table:table-row table:style-name="ro1">
          <table:table-cell table:formula="of:=YEAR([.H1078])&amp;RIGHT(&quot;0&quot;&amp;MONTH([.H1078]);2)&amp;RIGHT(&quot;0&quot;&amp;DAY([.H1078]);2)" office:value-type="string" office:string-value="20101212">
            <text:p>20101212</text:p>
          </table:table-cell>
          <table:table-cell table:formula="of:=YEAR([.H1078])" office:value-type="float" office:value="2010">
            <text:p>2010</text:p>
          </table:table-cell>
          <table:table-cell table:formula="of:=ROUNDUP(MONTH([.H1078])/3)" office:value-type="float" office:value="4">
            <text:p>4</text:p>
          </table:table-cell>
          <table:table-cell table:formula="of:=MONTH([.H1078])" office:value-type="float" office:value="12">
            <text:p>12</text:p>
          </table:table-cell>
          <table:table-cell table:formula="of:=&quot;Dic &quot; &amp; [.B1078]" office:value-type="string" office:string-value="Dic 2010">
            <text:p>Dic 2010</text:p>
          </table:table-cell>
          <table:table-cell table:formula="of:=DAY([.H1078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12-12">
            <text:p>12/12/10</text:p>
          </table:table-cell>
        </table:table-row>
        <table:table-row table:style-name="ro1">
          <table:table-cell table:formula="of:=YEAR([.H1079])&amp;RIGHT(&quot;0&quot;&amp;MONTH([.H1079]);2)&amp;RIGHT(&quot;0&quot;&amp;DAY([.H1079]);2)" office:value-type="string" office:string-value="20101213">
            <text:p>20101213</text:p>
          </table:table-cell>
          <table:table-cell table:formula="of:=YEAR([.H1079])" office:value-type="float" office:value="2010">
            <text:p>2010</text:p>
          </table:table-cell>
          <table:table-cell table:formula="of:=ROUNDUP(MONTH([.H1079])/3)" office:value-type="float" office:value="4">
            <text:p>4</text:p>
          </table:table-cell>
          <table:table-cell table:formula="of:=MONTH([.H1079])" office:value-type="float" office:value="12">
            <text:p>12</text:p>
          </table:table-cell>
          <table:table-cell table:formula="of:=&quot;Dic &quot; &amp; [.B1079]" office:value-type="string" office:string-value="Dic 2010">
            <text:p>Dic 2010</text:p>
          </table:table-cell>
          <table:table-cell table:formula="of:=DAY([.H1079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12-13">
            <text:p>12/13/10</text:p>
          </table:table-cell>
        </table:table-row>
        <table:table-row table:style-name="ro1">
          <table:table-cell table:formula="of:=YEAR([.H1080])&amp;RIGHT(&quot;0&quot;&amp;MONTH([.H1080]);2)&amp;RIGHT(&quot;0&quot;&amp;DAY([.H1080]);2)" office:value-type="string" office:string-value="20101214">
            <text:p>20101214</text:p>
          </table:table-cell>
          <table:table-cell table:formula="of:=YEAR([.H1080])" office:value-type="float" office:value="2010">
            <text:p>2010</text:p>
          </table:table-cell>
          <table:table-cell table:formula="of:=ROUNDUP(MONTH([.H1080])/3)" office:value-type="float" office:value="4">
            <text:p>4</text:p>
          </table:table-cell>
          <table:table-cell table:formula="of:=MONTH([.H1080])" office:value-type="float" office:value="12">
            <text:p>12</text:p>
          </table:table-cell>
          <table:table-cell table:formula="of:=&quot;Dic &quot; &amp; [.B1080]" office:value-type="string" office:string-value="Dic 2010">
            <text:p>Dic 2010</text:p>
          </table:table-cell>
          <table:table-cell table:formula="of:=DAY([.H1080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12-14">
            <text:p>12/14/10</text:p>
          </table:table-cell>
        </table:table-row>
        <table:table-row table:style-name="ro1">
          <table:table-cell table:formula="of:=YEAR([.H1081])&amp;RIGHT(&quot;0&quot;&amp;MONTH([.H1081]);2)&amp;RIGHT(&quot;0&quot;&amp;DAY([.H1081]);2)" office:value-type="string" office:string-value="20101215">
            <text:p>20101215</text:p>
          </table:table-cell>
          <table:table-cell table:formula="of:=YEAR([.H1081])" office:value-type="float" office:value="2010">
            <text:p>2010</text:p>
          </table:table-cell>
          <table:table-cell table:formula="of:=ROUNDUP(MONTH([.H1081])/3)" office:value-type="float" office:value="4">
            <text:p>4</text:p>
          </table:table-cell>
          <table:table-cell table:formula="of:=MONTH([.H1081])" office:value-type="float" office:value="12">
            <text:p>12</text:p>
          </table:table-cell>
          <table:table-cell table:formula="of:=&quot;Dic &quot; &amp; [.B1081]" office:value-type="string" office:string-value="Dic 2010">
            <text:p>Dic 2010</text:p>
          </table:table-cell>
          <table:table-cell table:formula="of:=DAY([.H1081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12-15">
            <text:p>12/15/10</text:p>
          </table:table-cell>
        </table:table-row>
        <table:table-row table:style-name="ro1">
          <table:table-cell table:formula="of:=YEAR([.H1082])&amp;RIGHT(&quot;0&quot;&amp;MONTH([.H1082]);2)&amp;RIGHT(&quot;0&quot;&amp;DAY([.H1082]);2)" office:value-type="string" office:string-value="20101216">
            <text:p>20101216</text:p>
          </table:table-cell>
          <table:table-cell table:formula="of:=YEAR([.H1082])" office:value-type="float" office:value="2010">
            <text:p>2010</text:p>
          </table:table-cell>
          <table:table-cell table:formula="of:=ROUNDUP(MONTH([.H1082])/3)" office:value-type="float" office:value="4">
            <text:p>4</text:p>
          </table:table-cell>
          <table:table-cell table:formula="of:=MONTH([.H1082])" office:value-type="float" office:value="12">
            <text:p>12</text:p>
          </table:table-cell>
          <table:table-cell table:formula="of:=&quot;Dic &quot; &amp; [.B1082]" office:value-type="string" office:string-value="Dic 2010">
            <text:p>Dic 2010</text:p>
          </table:table-cell>
          <table:table-cell table:formula="of:=DAY([.H1082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12-16">
            <text:p>12/16/10</text:p>
          </table:table-cell>
        </table:table-row>
        <table:table-row table:style-name="ro1">
          <table:table-cell table:formula="of:=YEAR([.H1083])&amp;RIGHT(&quot;0&quot;&amp;MONTH([.H1083]);2)&amp;RIGHT(&quot;0&quot;&amp;DAY([.H1083]);2)" office:value-type="string" office:string-value="20101217">
            <text:p>20101217</text:p>
          </table:table-cell>
          <table:table-cell table:formula="of:=YEAR([.H1083])" office:value-type="float" office:value="2010">
            <text:p>2010</text:p>
          </table:table-cell>
          <table:table-cell table:formula="of:=ROUNDUP(MONTH([.H1083])/3)" office:value-type="float" office:value="4">
            <text:p>4</text:p>
          </table:table-cell>
          <table:table-cell table:formula="of:=MONTH([.H1083])" office:value-type="float" office:value="12">
            <text:p>12</text:p>
          </table:table-cell>
          <table:table-cell table:formula="of:=&quot;Dic &quot; &amp; [.B1083]" office:value-type="string" office:string-value="Dic 2010">
            <text:p>Dic 2010</text:p>
          </table:table-cell>
          <table:table-cell table:formula="of:=DAY([.H1083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12-17">
            <text:p>12/17/10</text:p>
          </table:table-cell>
        </table:table-row>
        <table:table-row table:style-name="ro1">
          <table:table-cell table:formula="of:=YEAR([.H1084])&amp;RIGHT(&quot;0&quot;&amp;MONTH([.H1084]);2)&amp;RIGHT(&quot;0&quot;&amp;DAY([.H1084]);2)" office:value-type="string" office:string-value="20101218">
            <text:p>20101218</text:p>
          </table:table-cell>
          <table:table-cell table:formula="of:=YEAR([.H1084])" office:value-type="float" office:value="2010">
            <text:p>2010</text:p>
          </table:table-cell>
          <table:table-cell table:formula="of:=ROUNDUP(MONTH([.H1084])/3)" office:value-type="float" office:value="4">
            <text:p>4</text:p>
          </table:table-cell>
          <table:table-cell table:formula="of:=MONTH([.H1084])" office:value-type="float" office:value="12">
            <text:p>12</text:p>
          </table:table-cell>
          <table:table-cell table:formula="of:=&quot;Dic &quot; &amp; [.B1084]" office:value-type="string" office:string-value="Dic 2010">
            <text:p>Dic 2010</text:p>
          </table:table-cell>
          <table:table-cell table:formula="of:=DAY([.H1084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12-18">
            <text:p>12/18/10</text:p>
          </table:table-cell>
        </table:table-row>
        <table:table-row table:style-name="ro1">
          <table:table-cell table:formula="of:=YEAR([.H1085])&amp;RIGHT(&quot;0&quot;&amp;MONTH([.H1085]);2)&amp;RIGHT(&quot;0&quot;&amp;DAY([.H1085]);2)" office:value-type="string" office:string-value="20101219">
            <text:p>20101219</text:p>
          </table:table-cell>
          <table:table-cell table:formula="of:=YEAR([.H1085])" office:value-type="float" office:value="2010">
            <text:p>2010</text:p>
          </table:table-cell>
          <table:table-cell table:formula="of:=ROUNDUP(MONTH([.H1085])/3)" office:value-type="float" office:value="4">
            <text:p>4</text:p>
          </table:table-cell>
          <table:table-cell table:formula="of:=MONTH([.H1085])" office:value-type="float" office:value="12">
            <text:p>12</text:p>
          </table:table-cell>
          <table:table-cell table:formula="of:=&quot;Dic &quot; &amp; [.B1085]" office:value-type="string" office:string-value="Dic 2010">
            <text:p>Dic 2010</text:p>
          </table:table-cell>
          <table:table-cell table:formula="of:=DAY([.H1085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12-19">
            <text:p>12/19/10</text:p>
          </table:table-cell>
        </table:table-row>
        <table:table-row table:style-name="ro1">
          <table:table-cell table:formula="of:=YEAR([.H1086])&amp;RIGHT(&quot;0&quot;&amp;MONTH([.H1086]);2)&amp;RIGHT(&quot;0&quot;&amp;DAY([.H1086]);2)" office:value-type="string" office:string-value="20101220">
            <text:p>20101220</text:p>
          </table:table-cell>
          <table:table-cell table:formula="of:=YEAR([.H1086])" office:value-type="float" office:value="2010">
            <text:p>2010</text:p>
          </table:table-cell>
          <table:table-cell table:formula="of:=ROUNDUP(MONTH([.H1086])/3)" office:value-type="float" office:value="4">
            <text:p>4</text:p>
          </table:table-cell>
          <table:table-cell table:formula="of:=MONTH([.H1086])" office:value-type="float" office:value="12">
            <text:p>12</text:p>
          </table:table-cell>
          <table:table-cell table:formula="of:=&quot;Dic &quot; &amp; [.B1086]" office:value-type="string" office:string-value="Dic 2010">
            <text:p>Dic 2010</text:p>
          </table:table-cell>
          <table:table-cell table:formula="of:=DAY([.H1086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12-20">
            <text:p>12/20/10</text:p>
          </table:table-cell>
        </table:table-row>
        <table:table-row table:style-name="ro1">
          <table:table-cell table:formula="of:=YEAR([.H1087])&amp;RIGHT(&quot;0&quot;&amp;MONTH([.H1087]);2)&amp;RIGHT(&quot;0&quot;&amp;DAY([.H1087]);2)" office:value-type="string" office:string-value="20101221">
            <text:p>20101221</text:p>
          </table:table-cell>
          <table:table-cell table:formula="of:=YEAR([.H1087])" office:value-type="float" office:value="2010">
            <text:p>2010</text:p>
          </table:table-cell>
          <table:table-cell table:formula="of:=ROUNDUP(MONTH([.H1087])/3)" office:value-type="float" office:value="4">
            <text:p>4</text:p>
          </table:table-cell>
          <table:table-cell table:formula="of:=MONTH([.H1087])" office:value-type="float" office:value="12">
            <text:p>12</text:p>
          </table:table-cell>
          <table:table-cell table:formula="of:=&quot;Dic &quot; &amp; [.B1087]" office:value-type="string" office:string-value="Dic 2010">
            <text:p>Dic 2010</text:p>
          </table:table-cell>
          <table:table-cell table:formula="of:=DAY([.H1087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12-21">
            <text:p>12/21/10</text:p>
          </table:table-cell>
        </table:table-row>
        <table:table-row table:style-name="ro1">
          <table:table-cell table:formula="of:=YEAR([.H1088])&amp;RIGHT(&quot;0&quot;&amp;MONTH([.H1088]);2)&amp;RIGHT(&quot;0&quot;&amp;DAY([.H1088]);2)" office:value-type="string" office:string-value="20101222">
            <text:p>20101222</text:p>
          </table:table-cell>
          <table:table-cell table:formula="of:=YEAR([.H1088])" office:value-type="float" office:value="2010">
            <text:p>2010</text:p>
          </table:table-cell>
          <table:table-cell table:formula="of:=ROUNDUP(MONTH([.H1088])/3)" office:value-type="float" office:value="4">
            <text:p>4</text:p>
          </table:table-cell>
          <table:table-cell table:formula="of:=MONTH([.H1088])" office:value-type="float" office:value="12">
            <text:p>12</text:p>
          </table:table-cell>
          <table:table-cell table:formula="of:=&quot;Dic &quot; &amp; [.B1088]" office:value-type="string" office:string-value="Dic 2010">
            <text:p>Dic 2010</text:p>
          </table:table-cell>
          <table:table-cell table:formula="of:=DAY([.H1088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12-22">
            <text:p>12/22/10</text:p>
          </table:table-cell>
        </table:table-row>
        <table:table-row table:style-name="ro1">
          <table:table-cell table:formula="of:=YEAR([.H1089])&amp;RIGHT(&quot;0&quot;&amp;MONTH([.H1089]);2)&amp;RIGHT(&quot;0&quot;&amp;DAY([.H1089]);2)" office:value-type="string" office:string-value="20101223">
            <text:p>20101223</text:p>
          </table:table-cell>
          <table:table-cell table:formula="of:=YEAR([.H1089])" office:value-type="float" office:value="2010">
            <text:p>2010</text:p>
          </table:table-cell>
          <table:table-cell table:formula="of:=ROUNDUP(MONTH([.H1089])/3)" office:value-type="float" office:value="4">
            <text:p>4</text:p>
          </table:table-cell>
          <table:table-cell table:formula="of:=MONTH([.H1089])" office:value-type="float" office:value="12">
            <text:p>12</text:p>
          </table:table-cell>
          <table:table-cell table:formula="of:=&quot;Dic &quot; &amp; [.B1089]" office:value-type="string" office:string-value="Dic 2010">
            <text:p>Dic 2010</text:p>
          </table:table-cell>
          <table:table-cell table:formula="of:=DAY([.H1089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12-23">
            <text:p>12/23/10</text:p>
          </table:table-cell>
        </table:table-row>
        <table:table-row table:style-name="ro1">
          <table:table-cell table:formula="of:=YEAR([.H1090])&amp;RIGHT(&quot;0&quot;&amp;MONTH([.H1090]);2)&amp;RIGHT(&quot;0&quot;&amp;DAY([.H1090]);2)" office:value-type="string" office:string-value="20101224">
            <text:p>20101224</text:p>
          </table:table-cell>
          <table:table-cell table:formula="of:=YEAR([.H1090])" office:value-type="float" office:value="2010">
            <text:p>2010</text:p>
          </table:table-cell>
          <table:table-cell table:formula="of:=ROUNDUP(MONTH([.H1090])/3)" office:value-type="float" office:value="4">
            <text:p>4</text:p>
          </table:table-cell>
          <table:table-cell table:formula="of:=MONTH([.H1090])" office:value-type="float" office:value="12">
            <text:p>12</text:p>
          </table:table-cell>
          <table:table-cell table:formula="of:=&quot;Dic &quot; &amp; [.B1090]" office:value-type="string" office:string-value="Dic 2010">
            <text:p>Dic 2010</text:p>
          </table:table-cell>
          <table:table-cell table:formula="of:=DAY([.H1090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12-24">
            <text:p>12/24/10</text:p>
          </table:table-cell>
        </table:table-row>
        <table:table-row table:style-name="ro1">
          <table:table-cell table:formula="of:=YEAR([.H1091])&amp;RIGHT(&quot;0&quot;&amp;MONTH([.H1091]);2)&amp;RIGHT(&quot;0&quot;&amp;DAY([.H1091]);2)" office:value-type="string" office:string-value="20101225">
            <text:p>20101225</text:p>
          </table:table-cell>
          <table:table-cell table:formula="of:=YEAR([.H1091])" office:value-type="float" office:value="2010">
            <text:p>2010</text:p>
          </table:table-cell>
          <table:table-cell table:formula="of:=ROUNDUP(MONTH([.H1091])/3)" office:value-type="float" office:value="4">
            <text:p>4</text:p>
          </table:table-cell>
          <table:table-cell table:formula="of:=MONTH([.H1091])" office:value-type="float" office:value="12">
            <text:p>12</text:p>
          </table:table-cell>
          <table:table-cell table:formula="of:=&quot;Dic &quot; &amp; [.B1091]" office:value-type="string" office:string-value="Dic 2010">
            <text:p>Dic 2010</text:p>
          </table:table-cell>
          <table:table-cell table:formula="of:=DAY([.H1091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12-25">
            <text:p>12/25/10</text:p>
          </table:table-cell>
        </table:table-row>
        <table:table-row table:style-name="ro1">
          <table:table-cell table:formula="of:=YEAR([.H1092])&amp;RIGHT(&quot;0&quot;&amp;MONTH([.H1092]);2)&amp;RIGHT(&quot;0&quot;&amp;DAY([.H1092]);2)" office:value-type="string" office:string-value="20101226">
            <text:p>20101226</text:p>
          </table:table-cell>
          <table:table-cell table:formula="of:=YEAR([.H1092])" office:value-type="float" office:value="2010">
            <text:p>2010</text:p>
          </table:table-cell>
          <table:table-cell table:formula="of:=ROUNDUP(MONTH([.H1092])/3)" office:value-type="float" office:value="4">
            <text:p>4</text:p>
          </table:table-cell>
          <table:table-cell table:formula="of:=MONTH([.H1092])" office:value-type="float" office:value="12">
            <text:p>12</text:p>
          </table:table-cell>
          <table:table-cell table:formula="of:=&quot;Dic &quot; &amp; [.B1092]" office:value-type="string" office:string-value="Dic 2010">
            <text:p>Dic 2010</text:p>
          </table:table-cell>
          <table:table-cell table:formula="of:=DAY([.H1092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12-26">
            <text:p>12/26/10</text:p>
          </table:table-cell>
        </table:table-row>
        <table:table-row table:style-name="ro1">
          <table:table-cell table:formula="of:=YEAR([.H1093])&amp;RIGHT(&quot;0&quot;&amp;MONTH([.H1093]);2)&amp;RIGHT(&quot;0&quot;&amp;DAY([.H1093]);2)" office:value-type="string" office:string-value="20101227">
            <text:p>20101227</text:p>
          </table:table-cell>
          <table:table-cell table:formula="of:=YEAR([.H1093])" office:value-type="float" office:value="2010">
            <text:p>2010</text:p>
          </table:table-cell>
          <table:table-cell table:formula="of:=ROUNDUP(MONTH([.H1093])/3)" office:value-type="float" office:value="4">
            <text:p>4</text:p>
          </table:table-cell>
          <table:table-cell table:formula="of:=MONTH([.H1093])" office:value-type="float" office:value="12">
            <text:p>12</text:p>
          </table:table-cell>
          <table:table-cell table:formula="of:=&quot;Dic &quot; &amp; [.B1093]" office:value-type="string" office:string-value="Dic 2010">
            <text:p>Dic 2010</text:p>
          </table:table-cell>
          <table:table-cell table:formula="of:=DAY([.H1093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12-27">
            <text:p>12/27/10</text:p>
          </table:table-cell>
        </table:table-row>
        <table:table-row table:style-name="ro1">
          <table:table-cell table:formula="of:=YEAR([.H1094])&amp;RIGHT(&quot;0&quot;&amp;MONTH([.H1094]);2)&amp;RIGHT(&quot;0&quot;&amp;DAY([.H1094]);2)" office:value-type="string" office:string-value="20101228">
            <text:p>20101228</text:p>
          </table:table-cell>
          <table:table-cell table:formula="of:=YEAR([.H1094])" office:value-type="float" office:value="2010">
            <text:p>2010</text:p>
          </table:table-cell>
          <table:table-cell table:formula="of:=ROUNDUP(MONTH([.H1094])/3)" office:value-type="float" office:value="4">
            <text:p>4</text:p>
          </table:table-cell>
          <table:table-cell table:formula="of:=MONTH([.H1094])" office:value-type="float" office:value="12">
            <text:p>12</text:p>
          </table:table-cell>
          <table:table-cell table:formula="of:=&quot;Dic &quot; &amp; [.B1094]" office:value-type="string" office:string-value="Dic 2010">
            <text:p>Dic 2010</text:p>
          </table:table-cell>
          <table:table-cell table:formula="of:=DAY([.H1094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12-28">
            <text:p>12/28/10</text:p>
          </table:table-cell>
        </table:table-row>
        <table:table-row table:style-name="ro1">
          <table:table-cell table:formula="of:=YEAR([.H1095])&amp;RIGHT(&quot;0&quot;&amp;MONTH([.H1095]);2)&amp;RIGHT(&quot;0&quot;&amp;DAY([.H1095]);2)" office:value-type="string" office:string-value="20101229">
            <text:p>20101229</text:p>
          </table:table-cell>
          <table:table-cell table:formula="of:=YEAR([.H1095])" office:value-type="float" office:value="2010">
            <text:p>2010</text:p>
          </table:table-cell>
          <table:table-cell table:formula="of:=ROUNDUP(MONTH([.H1095])/3)" office:value-type="float" office:value="4">
            <text:p>4</text:p>
          </table:table-cell>
          <table:table-cell table:formula="of:=MONTH([.H1095])" office:value-type="float" office:value="12">
            <text:p>12</text:p>
          </table:table-cell>
          <table:table-cell table:formula="of:=&quot;Dic &quot; &amp; [.B1095]" office:value-type="string" office:string-value="Dic 2010">
            <text:p>Dic 2010</text:p>
          </table:table-cell>
          <table:table-cell table:formula="of:=DAY([.H1095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12-29">
            <text:p>12/29/10</text:p>
          </table:table-cell>
        </table:table-row>
        <table:table-row table:style-name="ro1">
          <table:table-cell table:formula="of:=YEAR([.H1096])&amp;RIGHT(&quot;0&quot;&amp;MONTH([.H1096]);2)&amp;RIGHT(&quot;0&quot;&amp;DAY([.H1096]);2)" office:value-type="string" office:string-value="20101230">
            <text:p>20101230</text:p>
          </table:table-cell>
          <table:table-cell table:formula="of:=YEAR([.H1096])" office:value-type="float" office:value="2010">
            <text:p>2010</text:p>
          </table:table-cell>
          <table:table-cell table:formula="of:=ROUNDUP(MONTH([.H1096])/3)" office:value-type="float" office:value="4">
            <text:p>4</text:p>
          </table:table-cell>
          <table:table-cell table:formula="of:=MONTH([.H1096])" office:value-type="float" office:value="12">
            <text:p>12</text:p>
          </table:table-cell>
          <table:table-cell table:formula="of:=&quot;Dic &quot; &amp; [.B1096]" office:value-type="string" office:string-value="Dic 2010">
            <text:p>Dic 2010</text:p>
          </table:table-cell>
          <table:table-cell table:formula="of:=DAY([.H1096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12-30">
            <text:p>12/30/10</text:p>
          </table:table-cell>
        </table:table-row>
        <table:table-row table:style-name="ro1">
          <table:table-cell table:formula="of:=YEAR([.H1097])&amp;RIGHT(&quot;0&quot;&amp;MONTH([.H1097]);2)&amp;RIGHT(&quot;0&quot;&amp;DAY([.H1097]);2)" office:value-type="string" office:string-value="20101231">
            <text:p>20101231</text:p>
          </table:table-cell>
          <table:table-cell table:formula="of:=YEAR([.H1097])" office:value-type="float" office:value="2010">
            <text:p>2010</text:p>
          </table:table-cell>
          <table:table-cell table:formula="of:=ROUNDUP(MONTH([.H1097])/3)" office:value-type="float" office:value="4">
            <text:p>4</text:p>
          </table:table-cell>
          <table:table-cell table:formula="of:=MONTH([.H1097])" office:value-type="float" office:value="12">
            <text:p>12</text:p>
          </table:table-cell>
          <table:table-cell table:formula="of:=&quot;Dic &quot; &amp; [.B1097]" office:value-type="string" office:string-value="Dic 2010">
            <text:p>Dic 2010</text:p>
          </table:table-cell>
          <table:table-cell table:formula="of:=DAY([.H1097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10-12-31">
            <text:p>12/31/10</text:p>
          </table:table-cell>
        </table:table-row>
        <table:table-row table:style-name="ro1" table:number-rows-repeated="16">
          <table:table-cell table:style-name="Default"/>
          <table:table-cell table:number-columns-repeated="7"/>
        </table:table-row>
        <table:table-row table:style-name="ro1" table:number-rows-repeated="644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k_time_export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month</text:p>
          </table:table-cell>
          <table:table-cell office:value-type="string">
            <text:p>month_name</text:p>
          </table:table-cell>
          <table:table-cell office:value-type="string">
            <text:p>day_in_month</text:p>
          </table:table-cell>
          <table:table-cell office:value-type="string">
            <text:p>day_name</text:p>
          </table:table-cell>
        </table:table-row>
        <table:table-row table:style-name="ro1">
          <table:table-cell office:value-type="string">
            <text:p>20080101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">
            <text:p>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102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">
            <text:p>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103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3">
            <text:p>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104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4">
            <text:p>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105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5">
            <text:p>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106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6">
            <text:p>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107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7">
            <text:p>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108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109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9">
            <text:p>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110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0">
            <text:p>1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111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1">
            <text:p>1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112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2">
            <text:p>1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113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3">
            <text:p>1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114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4">
            <text:p>1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115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5">
            <text:p>1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116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6">
            <text:p>1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117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7">
            <text:p>1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118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8">
            <text:p>1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119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19">
            <text:p>1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120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0">
            <text:p>2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121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1">
            <text:p>2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122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2">
            <text:p>2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123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3">
            <text:p>2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124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4">
            <text:p>2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125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5">
            <text:p>2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126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6">
            <text:p>2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127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7">
            <text:p>2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128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8">
            <text:p>2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129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29">
            <text:p>2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130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30">
            <text:p>3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131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8</text:p>
          </table:table-cell>
          <table:table-cell office:value-type="float" office:value="31">
            <text:p>3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201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">
            <text:p>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202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">
            <text:p>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203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3">
            <text:p>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204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4">
            <text:p>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205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5">
            <text:p>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206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207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7">
            <text:p>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208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8">
            <text:p>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209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9">
            <text:p>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210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0">
            <text:p>1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211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1">
            <text:p>1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212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2">
            <text:p>1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213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3">
            <text:p>1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214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4">
            <text:p>1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215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5">
            <text:p>1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216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6">
            <text:p>1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217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7">
            <text:p>1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218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8">
            <text:p>1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219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19">
            <text:p>1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220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221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1">
            <text:p>2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222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2">
            <text:p>2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223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3">
            <text:p>2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224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4">
            <text:p>2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225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5">
            <text:p>2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226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6">
            <text:p>2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227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7">
            <text:p>2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228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8">
            <text:p>2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229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8</text:p>
          </table:table-cell>
          <table:table-cell office:value-type="float" office:value="29">
            <text:p>2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301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">
            <text:p>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302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">
            <text:p>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303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3">
            <text:p>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304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4">
            <text:p>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305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5">
            <text:p>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306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6">
            <text:p>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307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7">
            <text:p>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308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8">
            <text:p>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309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9">
            <text:p>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310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0">
            <text:p>1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311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1">
            <text:p>1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312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2">
            <text:p>1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313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3">
            <text:p>1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314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4">
            <text:p>1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315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5">
            <text:p>1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316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6">
            <text:p>1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317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7">
            <text:p>1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318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8">
            <text:p>1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319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19">
            <text:p>1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320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0">
            <text:p>2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321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1">
            <text:p>2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322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2">
            <text:p>2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323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3">
            <text:p>2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324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4">
            <text:p>2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325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5">
            <text:p>2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326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6">
            <text:p>2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327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7">
            <text:p>2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328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8">
            <text:p>2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329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29">
            <text:p>2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330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30">
            <text:p>3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331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8</text:p>
          </table:table-cell>
          <table:table-cell office:value-type="float" office:value="31">
            <text:p>3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40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">
            <text:p>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40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">
            <text:p>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40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3">
            <text:p>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404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4">
            <text:p>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405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5">
            <text:p>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406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6">
            <text:p>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407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7">
            <text:p>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408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409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9">
            <text:p>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410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0">
            <text:p>1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41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1">
            <text:p>1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41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2">
            <text:p>1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41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3">
            <text:p>1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414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4">
            <text:p>1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415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5">
            <text:p>1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416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6">
            <text:p>1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417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7">
            <text:p>1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418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8">
            <text:p>1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419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19">
            <text:p>1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420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0">
            <text:p>2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42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1">
            <text:p>2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42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2">
            <text:p>2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42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3">
            <text:p>2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424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4">
            <text:p>2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425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5">
            <text:p>2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426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6">
            <text:p>2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427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7">
            <text:p>2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428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8">
            <text:p>2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429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29">
            <text:p>2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430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8</text:p>
          </table:table-cell>
          <table:table-cell office:value-type="float" office:value="30">
            <text:p>3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50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50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">
            <text:p>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50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3">
            <text:p>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504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4">
            <text:p>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505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5">
            <text:p>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506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6">
            <text:p>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507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7">
            <text:p>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508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8">
            <text:p>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509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9">
            <text:p>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510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0">
            <text:p>1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51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1">
            <text:p>1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51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2">
            <text:p>1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51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3">
            <text:p>1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514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4">
            <text:p>1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515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5">
            <text:p>1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516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6">
            <text:p>1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517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7">
            <text:p>1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518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8">
            <text:p>1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519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19">
            <text:p>1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520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0">
            <text:p>2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52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1">
            <text:p>2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52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2">
            <text:p>2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52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3">
            <text:p>2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524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4">
            <text:p>2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525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5">
            <text:p>2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526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6">
            <text:p>2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527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7">
            <text:p>2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528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8">
            <text:p>2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529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29">
            <text:p>2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530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30">
            <text:p>3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53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8</text:p>
          </table:table-cell>
          <table:table-cell office:value-type="float" office:value="31">
            <text:p>3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60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">
            <text:p>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60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">
            <text:p>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60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604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4">
            <text:p>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605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5">
            <text:p>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606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6">
            <text:p>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607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7">
            <text:p>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608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8">
            <text:p>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609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9">
            <text:p>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610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0">
            <text:p>1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61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1">
            <text:p>1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61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2">
            <text:p>1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61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3">
            <text:p>1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614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4">
            <text:p>1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615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5">
            <text:p>1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616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6">
            <text:p>1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617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7">
            <text:p>1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618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8">
            <text:p>1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619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19">
            <text:p>1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620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0">
            <text:p>2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621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1">
            <text:p>2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622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2">
            <text:p>2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62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3">
            <text:p>2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624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4">
            <text:p>2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625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5">
            <text:p>2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626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6">
            <text:p>2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627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7">
            <text:p>2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628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8">
            <text:p>2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629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29">
            <text:p>2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630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8</text:p>
          </table:table-cell>
          <table:table-cell office:value-type="float" office:value="30">
            <text:p>3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70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">
            <text:p>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702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">
            <text:p>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703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3">
            <text:p>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704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4">
            <text:p>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705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5">
            <text:p>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706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6">
            <text:p>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707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7">
            <text:p>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708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709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9">
            <text:p>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710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0">
            <text:p>1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71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1">
            <text:p>1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712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2">
            <text:p>1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713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3">
            <text:p>1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714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4">
            <text:p>1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715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5">
            <text:p>1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716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6">
            <text:p>1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717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7">
            <text:p>1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718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8">
            <text:p>1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719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19">
            <text:p>1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720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0">
            <text:p>2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72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1">
            <text:p>2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722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2">
            <text:p>2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723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3">
            <text:p>2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724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4">
            <text:p>2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725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5">
            <text:p>2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726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6">
            <text:p>2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727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7">
            <text:p>2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728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8">
            <text:p>2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729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29">
            <text:p>2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730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30">
            <text:p>3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73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8</text:p>
          </table:table-cell>
          <table:table-cell office:value-type="float" office:value="31">
            <text:p>3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80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">
            <text:p>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802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">
            <text:p>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803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3">
            <text:p>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804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4">
            <text:p>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805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5">
            <text:p>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806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807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7">
            <text:p>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808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8">
            <text:p>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809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9">
            <text:p>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810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0">
            <text:p>1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81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1">
            <text:p>1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812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2">
            <text:p>1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813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3">
            <text:p>1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814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4">
            <text:p>1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815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5">
            <text:p>1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816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6">
            <text:p>1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817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7">
            <text:p>1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818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8">
            <text:p>1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819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19">
            <text:p>1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820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82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1">
            <text:p>2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822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2">
            <text:p>2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823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3">
            <text:p>2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824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4">
            <text:p>2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825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5">
            <text:p>2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826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6">
            <text:p>2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827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7">
            <text:p>2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828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8">
            <text:p>2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829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29">
            <text:p>2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830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30">
            <text:p>3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83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8</text:p>
          </table:table-cell>
          <table:table-cell office:value-type="float" office:value="31">
            <text:p>3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90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">
            <text:p>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902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903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3">
            <text:p>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904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4">
            <text:p>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905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5">
            <text:p>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906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6">
            <text:p>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907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7">
            <text:p>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908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8">
            <text:p>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909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9">
            <text:p>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910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0">
            <text:p>1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91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1">
            <text:p>1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912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2">
            <text:p>1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913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3">
            <text:p>1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914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4">
            <text:p>1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915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5">
            <text:p>1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916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6">
            <text:p>1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917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7">
            <text:p>1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918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8">
            <text:p>1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919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19">
            <text:p>1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920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0">
            <text:p>2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921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1">
            <text:p>2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922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2">
            <text:p>2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923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3">
            <text:p>2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0924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4">
            <text:p>2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0925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5">
            <text:p>2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0926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6">
            <text:p>2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0927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7">
            <text:p>2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0928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8">
            <text:p>2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0929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29">
            <text:p>2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0930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8</text:p>
          </table:table-cell>
          <table:table-cell office:value-type="float" office:value="30">
            <text:p>3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00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002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">
            <text:p>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003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3">
            <text:p>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004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4">
            <text:p>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005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5">
            <text:p>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006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6">
            <text:p>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007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7">
            <text:p>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00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8">
            <text:p>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009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9">
            <text:p>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010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0">
            <text:p>1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01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1">
            <text:p>1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012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2">
            <text:p>1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013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3">
            <text:p>1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014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4">
            <text:p>1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015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5">
            <text:p>1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016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6">
            <text:p>1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017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7">
            <text:p>1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01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8">
            <text:p>1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019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19">
            <text:p>1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020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0">
            <text:p>2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02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1">
            <text:p>2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022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2">
            <text:p>2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023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3">
            <text:p>2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024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4">
            <text:p>2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025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5">
            <text:p>2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026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6">
            <text:p>2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027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7">
            <text:p>2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02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8">
            <text:p>2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029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29">
            <text:p>2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030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30">
            <text:p>3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03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8</text:p>
          </table:table-cell>
          <table:table-cell office:value-type="float" office:value="31">
            <text:p>3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10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">
            <text:p>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102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">
            <text:p>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103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3">
            <text:p>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104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4">
            <text:p>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105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5">
            <text:p>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106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6">
            <text:p>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107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7">
            <text:p>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10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8">
            <text:p>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109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9">
            <text:p>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110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0">
            <text:p>1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11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1">
            <text:p>1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112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2">
            <text:p>1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113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3">
            <text:p>1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114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4">
            <text:p>1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115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5">
            <text:p>1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116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6">
            <text:p>1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117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7">
            <text:p>1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11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8">
            <text:p>1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119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19">
            <text:p>1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120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0">
            <text:p>2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12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1">
            <text:p>2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122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2">
            <text:p>2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123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3">
            <text:p>2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124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4">
            <text:p>2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125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5">
            <text:p>2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126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6">
            <text:p>2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127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7">
            <text:p>2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12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8">
            <text:p>2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129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29">
            <text:p>2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130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8</text:p>
          </table:table-cell>
          <table:table-cell office:value-type="float" office:value="30">
            <text:p>3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20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">
            <text:p>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202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203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3">
            <text:p>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204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4">
            <text:p>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205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5">
            <text:p>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206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6">
            <text:p>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207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7">
            <text:p>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20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8">
            <text:p>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209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9">
            <text:p>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210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0">
            <text:p>1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21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1">
            <text:p>1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212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2">
            <text:p>1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213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3">
            <text:p>1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214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4">
            <text:p>1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215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5">
            <text:p>1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216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6">
            <text:p>1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217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7">
            <text:p>1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21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8">
            <text:p>1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219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19">
            <text:p>1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220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0">
            <text:p>2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22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1">
            <text:p>2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222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2">
            <text:p>2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223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3">
            <text:p>2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224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4">
            <text:p>2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81225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5">
            <text:p>2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81226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6">
            <text:p>2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81227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7">
            <text:p>2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81228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8">
            <text:p>2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81229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29">
            <text:p>2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81230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30">
            <text:p>3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8123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8</text:p>
          </table:table-cell>
          <table:table-cell office:value-type="float" office:value="31">
            <text:p>3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101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102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">
            <text:p>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103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3">
            <text:p>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104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4">
            <text:p>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105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5">
            <text:p>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106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6">
            <text:p>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107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7">
            <text:p>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108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8">
            <text:p>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109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9">
            <text:p>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110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0">
            <text:p>1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111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1">
            <text:p>1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112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2">
            <text:p>1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113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3">
            <text:p>1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114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4">
            <text:p>1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115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5">
            <text:p>1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116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6">
            <text:p>1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117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7">
            <text:p>1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118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8">
            <text:p>1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119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19">
            <text:p>1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120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0">
            <text:p>2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121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1">
            <text:p>2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122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2">
            <text:p>2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123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3">
            <text:p>2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124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4">
            <text:p>2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125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5">
            <text:p>2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126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6">
            <text:p>2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127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7">
            <text:p>2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128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8">
            <text:p>2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129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29">
            <text:p>2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130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30">
            <text:p>3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131</text:p>
          </table:table-cell>
          <table:table-cell office:value-type="float" office:value="2009">
            <text:p>200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09</text:p>
          </table:table-cell>
          <table:table-cell office:value-type="float" office:value="31">
            <text:p>3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20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">
            <text:p>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202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">
            <text:p>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203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204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4">
            <text:p>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205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5">
            <text:p>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206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6">
            <text:p>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207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7">
            <text:p>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208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8">
            <text:p>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209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9">
            <text:p>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210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0">
            <text:p>1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21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1">
            <text:p>1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212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2">
            <text:p>1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213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3">
            <text:p>1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214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4">
            <text:p>1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215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5">
            <text:p>1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216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6">
            <text:p>1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217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7">
            <text:p>1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218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8">
            <text:p>1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219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19">
            <text:p>1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220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0">
            <text:p>2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22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1">
            <text:p>2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222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2">
            <text:p>2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223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3">
            <text:p>2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224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4">
            <text:p>2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225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5">
            <text:p>2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226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6">
            <text:p>2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227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7">
            <text:p>2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228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09</text:p>
          </table:table-cell>
          <table:table-cell office:value-type="float" office:value="28">
            <text:p>2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30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">
            <text:p>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302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">
            <text:p>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303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304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4">
            <text:p>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305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5">
            <text:p>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306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6">
            <text:p>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307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7">
            <text:p>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308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8">
            <text:p>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309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9">
            <text:p>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310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0">
            <text:p>1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31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1">
            <text:p>1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312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2">
            <text:p>1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313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3">
            <text:p>1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314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4">
            <text:p>1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315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5">
            <text:p>1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316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6">
            <text:p>1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317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7">
            <text:p>1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318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8">
            <text:p>1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319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19">
            <text:p>1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320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0">
            <text:p>2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32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1">
            <text:p>2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322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2">
            <text:p>2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323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3">
            <text:p>2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324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4">
            <text:p>2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325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5">
            <text:p>2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326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6">
            <text:p>2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327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7">
            <text:p>2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328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8">
            <text:p>2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329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29">
            <text:p>2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330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30">
            <text:p>3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33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09</text:p>
          </table:table-cell>
          <table:table-cell office:value-type="float" office:value="31">
            <text:p>3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40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402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">
            <text:p>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403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3">
            <text:p>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404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4">
            <text:p>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405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5">
            <text:p>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406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6">
            <text:p>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40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7">
            <text:p>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408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8">
            <text:p>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409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9">
            <text:p>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410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0">
            <text:p>1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41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1">
            <text:p>1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412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2">
            <text:p>1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413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3">
            <text:p>1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414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4">
            <text:p>1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415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5">
            <text:p>1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416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6">
            <text:p>1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41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7">
            <text:p>1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418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8">
            <text:p>1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419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19">
            <text:p>1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420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0">
            <text:p>2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42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1">
            <text:p>2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422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2">
            <text:p>2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423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3">
            <text:p>2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424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4">
            <text:p>2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425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5">
            <text:p>2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426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6">
            <text:p>2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42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7">
            <text:p>2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428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8">
            <text:p>2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429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29">
            <text:p>2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430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09</text:p>
          </table:table-cell>
          <table:table-cell office:value-type="float" office:value="30">
            <text:p>3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50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br 2009</text:p>
          </table:table-cell>
          <table:table-cell office:value-type="float" office:value="1">
            <text:p>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502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">
            <text:p>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503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3">
            <text:p>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504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4">
            <text:p>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505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5">
            <text:p>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506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50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7">
            <text:p>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508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8">
            <text:p>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509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9">
            <text:p>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510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0">
            <text:p>1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51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1">
            <text:p>1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512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2">
            <text:p>1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513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3">
            <text:p>1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514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4">
            <text:p>1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515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5">
            <text:p>1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516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6">
            <text:p>1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51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7">
            <text:p>1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518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8">
            <text:p>1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519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19">
            <text:p>1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520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52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1">
            <text:p>2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522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2">
            <text:p>2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523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3">
            <text:p>2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524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4">
            <text:p>2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525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5">
            <text:p>2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526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6">
            <text:p>2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52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7">
            <text:p>2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528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8">
            <text:p>2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529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29">
            <text:p>2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530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30">
            <text:p>3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53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09</text:p>
          </table:table-cell>
          <table:table-cell office:value-type="float" office:value="31">
            <text:p>3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60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ay 2009</text:p>
          </table:table-cell>
          <table:table-cell office:value-type="float" office:value="1">
            <text:p>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602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603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3">
            <text:p>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604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4">
            <text:p>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605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5">
            <text:p>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606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6">
            <text:p>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60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7">
            <text:p>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608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8">
            <text:p>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609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9">
            <text:p>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610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0">
            <text:p>1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61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1">
            <text:p>1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612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2">
            <text:p>1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613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3">
            <text:p>1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614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4">
            <text:p>1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615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5">
            <text:p>1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616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6">
            <text:p>1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61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7">
            <text:p>1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618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8">
            <text:p>1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619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19">
            <text:p>1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620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0">
            <text:p>2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621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1">
            <text:p>2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622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2">
            <text:p>2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623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3">
            <text:p>2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624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4">
            <text:p>2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625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5">
            <text:p>2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626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6">
            <text:p>2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627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7">
            <text:p>2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628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8">
            <text:p>2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629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29">
            <text:p>2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630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09</text:p>
          </table:table-cell>
          <table:table-cell office:value-type="float" office:value="30">
            <text:p>3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70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n 2009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70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">
            <text:p>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70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3">
            <text:p>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70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4">
            <text:p>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70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5">
            <text:p>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70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6">
            <text:p>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70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7">
            <text:p>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70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8">
            <text:p>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70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9">
            <text:p>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71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0">
            <text:p>1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71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1">
            <text:p>1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71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2">
            <text:p>1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71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3">
            <text:p>1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71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4">
            <text:p>1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71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5">
            <text:p>1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71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6">
            <text:p>1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71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7">
            <text:p>1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71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8">
            <text:p>1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71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19">
            <text:p>1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72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0">
            <text:p>2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72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1">
            <text:p>2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72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2">
            <text:p>2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72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3">
            <text:p>2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72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4">
            <text:p>2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72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5">
            <text:p>2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72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6">
            <text:p>2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72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7">
            <text:p>2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72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8">
            <text:p>2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72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29">
            <text:p>2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73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30">
            <text:p>3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73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09</text:p>
          </table:table-cell>
          <table:table-cell office:value-type="float" office:value="31">
            <text:p>3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80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">
            <text:p>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80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">
            <text:p>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80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3">
            <text:p>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80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4">
            <text:p>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80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5">
            <text:p>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80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6">
            <text:p>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80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7">
            <text:p>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80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8">
            <text:p>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80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9">
            <text:p>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81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0">
            <text:p>1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81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1">
            <text:p>1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81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2">
            <text:p>1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81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3">
            <text:p>1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81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4">
            <text:p>1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81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5">
            <text:p>1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81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6">
            <text:p>1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81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7">
            <text:p>1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81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8">
            <text:p>1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81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19">
            <text:p>1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82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0">
            <text:p>2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82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1">
            <text:p>2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82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2">
            <text:p>2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82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3">
            <text:p>2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82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4">
            <text:p>2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82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5">
            <text:p>2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82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6">
            <text:p>2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82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7">
            <text:p>2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82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8">
            <text:p>2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82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29">
            <text:p>2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83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30">
            <text:p>3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83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09</text:p>
          </table:table-cell>
          <table:table-cell office:value-type="float" office:value="31">
            <text:p>3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90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">
            <text:p>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90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">
            <text:p>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90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3">
            <text:p>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90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4">
            <text:p>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90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5">
            <text:p>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90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6">
            <text:p>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90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7">
            <text:p>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90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90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9">
            <text:p>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91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0">
            <text:p>1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91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1">
            <text:p>1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91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2">
            <text:p>1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91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3">
            <text:p>1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91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4">
            <text:p>1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91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5">
            <text:p>1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91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6">
            <text:p>1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91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7">
            <text:p>1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91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8">
            <text:p>1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91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19">
            <text:p>1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92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0">
            <text:p>2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921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1">
            <text:p>2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922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2">
            <text:p>2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923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3">
            <text:p>2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0924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4">
            <text:p>2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0925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5">
            <text:p>2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0926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6">
            <text:p>2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0927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7">
            <text:p>2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0928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8">
            <text:p>2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0929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29">
            <text:p>2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0930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09</text:p>
          </table:table-cell>
          <table:table-cell office:value-type="float" office:value="30">
            <text:p>3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00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00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">
            <text:p>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00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3">
            <text:p>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00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4">
            <text:p>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00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5">
            <text:p>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00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6">
            <text:p>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00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7">
            <text:p>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00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8">
            <text:p>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00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9">
            <text:p>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01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0">
            <text:p>1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01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1">
            <text:p>1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01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2">
            <text:p>1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01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3">
            <text:p>1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01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4">
            <text:p>1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01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5">
            <text:p>1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01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6">
            <text:p>1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01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7">
            <text:p>1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01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8">
            <text:p>1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01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19">
            <text:p>1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02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0">
            <text:p>2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02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1">
            <text:p>2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02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2">
            <text:p>2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02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3">
            <text:p>2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02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4">
            <text:p>2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02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5">
            <text:p>2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02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6">
            <text:p>2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02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7">
            <text:p>2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02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8">
            <text:p>2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02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29">
            <text:p>2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03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30">
            <text:p>3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03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09</text:p>
          </table:table-cell>
          <table:table-cell office:value-type="float" office:value="31">
            <text:p>3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10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">
            <text:p>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10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">
            <text:p>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10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10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4">
            <text:p>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10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5">
            <text:p>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10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6">
            <text:p>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10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7">
            <text:p>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10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8">
            <text:p>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10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9">
            <text:p>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11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0">
            <text:p>1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11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1">
            <text:p>1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11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2">
            <text:p>1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11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3">
            <text:p>1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11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4">
            <text:p>1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11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5">
            <text:p>1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11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6">
            <text:p>1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11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7">
            <text:p>1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11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8">
            <text:p>1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11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19">
            <text:p>1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12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0">
            <text:p>2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12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1">
            <text:p>2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12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2">
            <text:p>2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12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3">
            <text:p>2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12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4">
            <text:p>2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12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5">
            <text:p>2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12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6">
            <text:p>2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12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7">
            <text:p>2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12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8">
            <text:p>2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12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29">
            <text:p>2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13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09</text:p>
          </table:table-cell>
          <table:table-cell office:value-type="float" office:value="30">
            <text:p>3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20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">
            <text:p>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20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">
            <text:p>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20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3">
            <text:p>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20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4">
            <text:p>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20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5">
            <text:p>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20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6">
            <text:p>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20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7">
            <text:p>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20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20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9">
            <text:p>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21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0">
            <text:p>1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21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1">
            <text:p>1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21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2">
            <text:p>1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21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3">
            <text:p>1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21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4">
            <text:p>1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21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5">
            <text:p>1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21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6">
            <text:p>1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21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7">
            <text:p>1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21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8">
            <text:p>1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21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19">
            <text:p>1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22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0">
            <text:p>2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22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1">
            <text:p>2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222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2">
            <text:p>2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223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3">
            <text:p>2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224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4">
            <text:p>2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091225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5">
            <text:p>2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091226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6">
            <text:p>2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091227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7">
            <text:p>2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091228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8">
            <text:p>2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091229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29">
            <text:p>2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091230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30">
            <text:p>3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091231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09</text:p>
          </table:table-cell>
          <table:table-cell office:value-type="float" office:value="31">
            <text:p>3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101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">
            <text:p>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102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">
            <text:p>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103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3">
            <text:p>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104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4">
            <text:p>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105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5">
            <text:p>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106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107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7">
            <text:p>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108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8">
            <text:p>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109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9">
            <text:p>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110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0">
            <text:p>1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111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1">
            <text:p>1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112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2">
            <text:p>1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113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3">
            <text:p>1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114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4">
            <text:p>1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115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5">
            <text:p>1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116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6">
            <text:p>1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117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7">
            <text:p>1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118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8">
            <text:p>1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119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19">
            <text:p>1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120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121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1">
            <text:p>2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122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2">
            <text:p>2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123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3">
            <text:p>2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124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4">
            <text:p>2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125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5">
            <text:p>2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126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6">
            <text:p>2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127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7">
            <text:p>2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128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8">
            <text:p>2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129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29">
            <text:p>2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130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30">
            <text:p>3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131</text:p>
          </table:table-cell>
          <table:table-cell office:value-type="float" office:value="2010">
            <text:p>20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e 2010</text:p>
          </table:table-cell>
          <table:table-cell office:value-type="float" office:value="31">
            <text:p>3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20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">
            <text:p>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20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20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3">
            <text:p>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20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4">
            <text:p>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20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5">
            <text:p>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20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6">
            <text:p>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20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7">
            <text:p>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20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8">
            <text:p>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20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9">
            <text:p>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21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0">
            <text:p>1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21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1">
            <text:p>1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21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2">
            <text:p>1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21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3">
            <text:p>1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21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4">
            <text:p>1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21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5">
            <text:p>1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21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6">
            <text:p>1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21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7">
            <text:p>1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21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8">
            <text:p>1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21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19">
            <text:p>1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22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0">
            <text:p>2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22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1">
            <text:p>2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22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2">
            <text:p>2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22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3">
            <text:p>2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22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4">
            <text:p>2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22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5">
            <text:p>2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22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6">
            <text:p>2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22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7">
            <text:p>2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22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eb 2010</text:p>
          </table:table-cell>
          <table:table-cell office:value-type="float" office:value="28">
            <text:p>2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30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">
            <text:p>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30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30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3">
            <text:p>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30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4">
            <text:p>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30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5">
            <text:p>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30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6">
            <text:p>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30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7">
            <text:p>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30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8">
            <text:p>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30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9">
            <text:p>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31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0">
            <text:p>1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31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1">
            <text:p>1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31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2">
            <text:p>1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31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3">
            <text:p>1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31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4">
            <text:p>1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31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5">
            <text:p>1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31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6">
            <text:p>1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31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7">
            <text:p>1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31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8">
            <text:p>1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31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19">
            <text:p>1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32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0">
            <text:p>2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32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1">
            <text:p>2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322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2">
            <text:p>2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323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3">
            <text:p>2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324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4">
            <text:p>2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325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5">
            <text:p>2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326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6">
            <text:p>2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327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7">
            <text:p>2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328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8">
            <text:p>2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329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29">
            <text:p>2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330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30">
            <text:p>3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33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ar 2010</text:p>
          </table:table-cell>
          <table:table-cell office:value-type="float" office:value="31">
            <text:p>3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40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40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">
            <text:p>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40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3">
            <text:p>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40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4">
            <text:p>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40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5">
            <text:p>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40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6">
            <text:p>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40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7">
            <text:p>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40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8">
            <text:p>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40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9">
            <text:p>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41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0">
            <text:p>1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41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1">
            <text:p>1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41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2">
            <text:p>1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41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3">
            <text:p>1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41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4">
            <text:p>1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41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5">
            <text:p>1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41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6">
            <text:p>1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41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7">
            <text:p>1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41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8">
            <text:p>1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41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19">
            <text:p>1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42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0">
            <text:p>2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42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1">
            <text:p>2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42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2">
            <text:p>2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42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3">
            <text:p>2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42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4">
            <text:p>2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42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5">
            <text:p>2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42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6">
            <text:p>2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42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7">
            <text:p>2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42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8">
            <text:p>2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42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29">
            <text:p>2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43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br 2010</text:p>
          </table:table-cell>
          <table:table-cell office:value-type="float" office:value="30">
            <text:p>3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50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">
            <text:p>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50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">
            <text:p>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50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3">
            <text:p>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50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4">
            <text:p>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50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5">
            <text:p>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50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6">
            <text:p>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50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7">
            <text:p>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50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8">
            <text:p>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50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9">
            <text:p>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51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0">
            <text:p>1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51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1">
            <text:p>1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51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2">
            <text:p>1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51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3">
            <text:p>1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51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4">
            <text:p>1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51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5">
            <text:p>1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51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6">
            <text:p>1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51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7">
            <text:p>1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51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8">
            <text:p>1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51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19">
            <text:p>1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52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0">
            <text:p>2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52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1">
            <text:p>2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52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2">
            <text:p>2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52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3">
            <text:p>2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52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4">
            <text:p>2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52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5">
            <text:p>2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52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6">
            <text:p>2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52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7">
            <text:p>2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52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8">
            <text:p>2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52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29">
            <text:p>2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53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30">
            <text:p>3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53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ay 2010</text:p>
          </table:table-cell>
          <table:table-cell office:value-type="float" office:value="31">
            <text:p>3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60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">
            <text:p>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60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">
            <text:p>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60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3">
            <text:p>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60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4">
            <text:p>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60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5">
            <text:p>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60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6">
            <text:p>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60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7">
            <text:p>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60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60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9">
            <text:p>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61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0">
            <text:p>1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61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1">
            <text:p>1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61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2">
            <text:p>1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61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3">
            <text:p>1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61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4">
            <text:p>1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61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5">
            <text:p>1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61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6">
            <text:p>1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61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7">
            <text:p>1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61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8">
            <text:p>1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61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19">
            <text:p>1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62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0">
            <text:p>2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621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1">
            <text:p>2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622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2">
            <text:p>2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623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3">
            <text:p>2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624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4">
            <text:p>2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625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5">
            <text:p>2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626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6">
            <text:p>2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627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7">
            <text:p>2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628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8">
            <text:p>2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629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29">
            <text:p>2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630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Jun 2010</text:p>
          </table:table-cell>
          <table:table-cell office:value-type="float" office:value="30">
            <text:p>3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70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">
            <text:p>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70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">
            <text:p>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70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3">
            <text:p>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70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4">
            <text:p>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70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5">
            <text:p>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70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6">
            <text:p>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70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7">
            <text:p>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70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8">
            <text:p>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70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9">
            <text:p>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71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0">
            <text:p>1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71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1">
            <text:p>1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71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2">
            <text:p>1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71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3">
            <text:p>1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71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4">
            <text:p>1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71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5">
            <text:p>1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71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6">
            <text:p>1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71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7">
            <text:p>1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71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8">
            <text:p>1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71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19">
            <text:p>1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72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0">
            <text:p>2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72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1">
            <text:p>2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72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2">
            <text:p>2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72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3">
            <text:p>2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72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4">
            <text:p>2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72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5">
            <text:p>2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72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6">
            <text:p>2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72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7">
            <text:p>2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72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8">
            <text:p>2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72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29">
            <text:p>2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73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30">
            <text:p>3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73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Jul 2010</text:p>
          </table:table-cell>
          <table:table-cell office:value-type="float" office:value="31">
            <text:p>3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80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">
            <text:p>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80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">
            <text:p>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80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3">
            <text:p>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80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4">
            <text:p>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80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5">
            <text:p>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80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6">
            <text:p>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80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7">
            <text:p>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80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8">
            <text:p>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80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9">
            <text:p>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81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0">
            <text:p>1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81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1">
            <text:p>1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81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2">
            <text:p>1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81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3">
            <text:p>1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81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4">
            <text:p>1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81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5">
            <text:p>1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81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6">
            <text:p>1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81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7">
            <text:p>1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81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8">
            <text:p>1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81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19">
            <text:p>1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82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0">
            <text:p>2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82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1">
            <text:p>2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82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2">
            <text:p>2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82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3">
            <text:p>2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82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4">
            <text:p>2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82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5">
            <text:p>2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82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6">
            <text:p>2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82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7">
            <text:p>2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82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8">
            <text:p>2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82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29">
            <text:p>2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83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30">
            <text:p>3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83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go 2010</text:p>
          </table:table-cell>
          <table:table-cell office:value-type="float" office:value="31">
            <text:p>3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90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90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">
            <text:p>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90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3">
            <text:p>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90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4">
            <text:p>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90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5">
            <text:p>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90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6">
            <text:p>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90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7">
            <text:p>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90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8">
            <text:p>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90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9">
            <text:p>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91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0">
            <text:p>1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91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1">
            <text:p>1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91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2">
            <text:p>1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91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3">
            <text:p>1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91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4">
            <text:p>1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91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5">
            <text:p>1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91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6">
            <text:p>1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91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7">
            <text:p>1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91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8">
            <text:p>1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91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19">
            <text:p>1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92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0">
            <text:p>2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921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1">
            <text:p>2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922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2">
            <text:p>2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923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3">
            <text:p>2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0924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4">
            <text:p>2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0925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5">
            <text:p>2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0926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6">
            <text:p>2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0927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7">
            <text:p>2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0928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8">
            <text:p>2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092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29">
            <text:p>2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0930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Sep 2010</text:p>
          </table:table-cell>
          <table:table-cell office:value-type="float" office:value="30">
            <text:p>3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00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">
            <text:p>1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00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">
            <text:p>2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00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3">
            <text:p>3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00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4">
            <text:p>4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00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5">
            <text:p>5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00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00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7">
            <text:p>7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00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8">
            <text:p>8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00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9">
            <text:p>9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01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0">
            <text:p>10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01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1">
            <text:p>1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01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2">
            <text:p>1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01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3">
            <text:p>1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01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4">
            <text:p>1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01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5">
            <text:p>1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01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6">
            <text:p>1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01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7">
            <text:p>1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01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8">
            <text:p>1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01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19">
            <text:p>1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02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02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1">
            <text:p>2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02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2">
            <text:p>2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02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3">
            <text:p>2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02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4">
            <text:p>2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02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5">
            <text:p>2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02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6">
            <text:p>2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02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7">
            <text:p>2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02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8">
            <text:p>2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02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29">
            <text:p>2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03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30">
            <text:p>3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03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Oct 2010</text:p>
          </table:table-cell>
          <table:table-cell office:value-type="float" office:value="31">
            <text:p>3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10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">
            <text:p>1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10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10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3">
            <text:p>3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10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4">
            <text:p>4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10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5">
            <text:p>5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10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6">
            <text:p>6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10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7">
            <text:p>7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10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8">
            <text:p>8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10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9">
            <text:p>9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11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0">
            <text:p>10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11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1">
            <text:p>11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11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2">
            <text:p>12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11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3">
            <text:p>13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11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4">
            <text:p>14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11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5">
            <text:p>15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11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6">
            <text:p>16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11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7">
            <text:p>17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11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8">
            <text:p>18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11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19">
            <text:p>19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12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0">
            <text:p>20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12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1">
            <text:p>21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12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2">
            <text:p>22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12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3">
            <text:p>23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12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4">
            <text:p>24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12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5">
            <text:p>25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12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6">
            <text:p>26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12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7">
            <text:p>27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12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8">
            <text:p>28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12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29">
            <text:p>29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13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Nov 2010</text:p>
          </table:table-cell>
          <table:table-cell office:value-type="float" office:value="30">
            <text:p>30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20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20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">
            <text:p>2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20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3">
            <text:p>3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20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4">
            <text:p>4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20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5">
            <text:p>5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20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6">
            <text:p>6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20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7">
            <text:p>7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20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8">
            <text:p>8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20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9">
            <text:p>9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21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0">
            <text:p>10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21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1">
            <text:p>11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21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2">
            <text:p>12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21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3">
            <text:p>13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21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4">
            <text:p>14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21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5">
            <text:p>15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21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6">
            <text:p>16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21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7">
            <text:p>17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21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8">
            <text:p>18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21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19">
            <text:p>19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22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0">
            <text:p>20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22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1">
            <text:p>21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222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2">
            <text:p>22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223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3">
            <text:p>23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224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4">
            <text:p>24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20101225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5">
            <text:p>25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20101226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6">
            <text:p>26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20101227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7">
            <text:p>27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20101228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8">
            <text:p>28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20101229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29">
            <text:p>29</text:p>
          </table:table-cell>
          <table:table-cell office:value-type="string">
            <text:p>Mi</text:p>
          </table:table-cell>
        </table:table-row>
        <table:table-row table:style-name="ro1">
          <table:table-cell office:value-type="string">
            <text:p>20101230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30">
            <text:p>30</text:p>
          </table:table-cell>
          <table:table-cell office:value-type="string">
            <text:p>Ju</text:p>
          </table:table-cell>
        </table:table-row>
        <table:table-row table:style-name="ro1">
          <table:table-cell office:value-type="string">
            <text:p>20101231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Dic 2010</text:p>
          </table:table-cell>
          <table:table-cell office:value-type="float" office:value="31">
            <text:p>31</text:p>
          </table:table-cell>
          <table:table-cell office:value-type="string">
            <text:p>Vi</text:p>
          </table:table-cell>
        </table:table-row>
      </table:table>
      <table:table table:name="ft_sales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brand_id</text:p>
          </table:table-cell>
          <table:table-cell office:value-type="string">
            <text:p>category_id</text:p>
          </table:table-cell>
          <table:table-cell office:value-type="string">
            <text:p>sex_id</text:p>
          </table:table-cell>
          <table:table-cell office:value-type="string">
            <text:p>quantity</text:p>
          </table:table-cell>
          <table:table-cell office:value-type="string">
            <text:p>sale_peso</text:p>
          </table:table-cell>
          <table:table-cell office:value-type="string">
            <text:p>cost_peso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94">
            <text:p>394</text:p>
          </table:table-cell>
          <table:table-cell table:formula="of:=[.F2]*0.59" office:value-type="float" office:value="232.46">
            <text:p>232.46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370">
            <text:p>370</text:p>
          </table:table-cell>
          <table:table-cell table:formula="of:=[.F3]*0.59" office:value-type="float" office:value="218.3">
            <text:p>218.3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95">
            <text:p>495</text:p>
          </table:table-cell>
          <table:table-cell table:formula="of:=[.F4]*0.6" office:value-type="float" office:value="297">
            <text:p>297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470">
            <text:p>470</text:p>
          </table:table-cell>
          <table:table-cell table:formula="of:=[.F5]*0.6" office:value-type="float" office:value="282">
            <text:p>282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table:formula="of:=[.F6]*0.7" office:value-type="float" office:value="161.7">
            <text:p>161.7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table:formula="of:=[.F7]*0.7" office:value-type="float" office:value="136.5">
            <text:p>136.5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6">
            <text:p>246</text:p>
          </table:table-cell>
          <table:table-cell table:formula="of:=[.F8]*0.51" office:value-type="float" office:value="125.46">
            <text:p>125.46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8">
            <text:p>228</text:p>
          </table:table-cell>
          <table:table-cell table:formula="of:=[.F9]*0.51" office:value-type="float" office:value="116.28">
            <text:p>116.28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5">
            <text:p>295</text:p>
          </table:table-cell>
          <table:table-cell table:formula="of:=[.F10]*0.51" office:value-type="float" office:value="150.45">
            <text:p>150.45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74">
            <text:p>274</text:p>
          </table:table-cell>
          <table:table-cell table:formula="of:=[.F11]*0.51" office:value-type="float" office:value="139.74">
            <text:p>139.74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7">
            <text:p>237</text:p>
          </table:table-cell>
          <table:table-cell table:formula="of:=[.F12]*0.56" office:value-type="float" office:value="132.72">
            <text:p>132.72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5">
            <text:p>205</text:p>
          </table:table-cell>
          <table:table-cell table:formula="of:=[.F13]*0.56" office:value-type="float" office:value="114.8">
            <text:p>114.8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  <table:table-cell table:formula="of:=[.F14]*0.56" office:value-type="float" office:value="165.2">
            <text:p>165.2</text:p>
          </table:table-cell>
        </table:table-row>
        <table:table-row table:style-name="ro1">
          <table:table-cell office:value-type="float" office:value="20080101">
            <text:p>200801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75">
            <text:p>275</text:p>
          </table:table-cell>
          <table:table-cell table:formula="of:=[.F15]*0.56" office:value-type="float" office:value="154">
            <text:p>154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+RANDBETWEEN(0;5)" office:value-type="float" office:value="48">
            <text:p>48</text:p>
          </table:table-cell>
          <table:table-cell table:formula="of:=[.F2]+RANDBETWEEN(0;50)" office:value-type="float" office:value="437">
            <text:p>437</text:p>
          </table:table-cell>
          <table:table-cell table:formula="of:=[.G2]+RANDBETWEEN(0;50)" office:value-type="float" office:value="280.46">
            <text:p>280.46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+RANDBETWEEN(0;5)" office:value-type="float" office:value="85">
            <text:p>85</text:p>
          </table:table-cell>
          <table:table-cell table:formula="of:=[.F3]+RANDBETWEEN(0;50)" office:value-type="float" office:value="372">
            <text:p>372</text:p>
          </table:table-cell>
          <table:table-cell table:formula="of:=[.G3]+RANDBETWEEN(0;50)" office:value-type="float" office:value="236.3">
            <text:p>236.3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+RANDBETWEEN(0;5)" office:value-type="float" office:value="30">
            <text:p>30</text:p>
          </table:table-cell>
          <table:table-cell table:formula="of:=[.F4]+RANDBETWEEN(0;50)" office:value-type="float" office:value="531">
            <text:p>531</text:p>
          </table:table-cell>
          <table:table-cell table:formula="of:=[.G4]+RANDBETWEEN(0;50)" office:value-type="float" office:value="330">
            <text:p>330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table:number-columns-repeated="3" office:value-type="float" office:value="2">
            <text:p>2</text:p>
          </table:table-cell>
          <table:table-cell table:formula="of:=[.E5]+RANDBETWEEN(0;5)" office:value-type="float" office:value="80">
            <text:p>80</text:p>
          </table:table-cell>
          <table:table-cell table:formula="of:=[.F5]+RANDBETWEEN(0;50)" office:value-type="float" office:value="478">
            <text:p>478</text:p>
          </table:table-cell>
          <table:table-cell table:formula="of:=[.G5]+RANDBETWEEN(0;50)" office:value-type="float" office:value="295">
            <text:p>295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+RANDBETWEEN(0;5)" office:value-type="float" office:value="14">
            <text:p>14</text:p>
          </table:table-cell>
          <table:table-cell table:formula="of:=[.F6]+RANDBETWEEN(0;50)" office:value-type="float" office:value="275">
            <text:p>275</text:p>
          </table:table-cell>
          <table:table-cell table:formula="of:=[.G6]+RANDBETWEEN(0;50)" office:value-type="float" office:value="179.7">
            <text:p>179.7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+RANDBETWEEN(0;5)" office:value-type="float" office:value="16">
            <text:p>16</text:p>
          </table:table-cell>
          <table:table-cell table:formula="of:=[.F7]+RANDBETWEEN(0;50)" office:value-type="float" office:value="219">
            <text:p>219</text:p>
          </table:table-cell>
          <table:table-cell table:formula="of:=[.G7]+RANDBETWEEN(0;50)" office:value-type="float" office:value="183.5">
            <text:p>183.5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+RANDBETWEEN(0;5)" office:value-type="float" office:value="14">
            <text:p>14</text:p>
          </table:table-cell>
          <table:table-cell table:formula="of:=[.F8]+RANDBETWEEN(0;50)" office:value-type="float" office:value="282">
            <text:p>282</text:p>
          </table:table-cell>
          <table:table-cell table:formula="of:=[.G8]+RANDBETWEEN(0;50)" office:value-type="float" office:value="169.46">
            <text:p>169.46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+RANDBETWEEN(0;5)" office:value-type="float" office:value="19">
            <text:p>19</text:p>
          </table:table-cell>
          <table:table-cell table:formula="of:=[.F9]+RANDBETWEEN(0;50)" office:value-type="float" office:value="259">
            <text:p>259</text:p>
          </table:table-cell>
          <table:table-cell table:formula="of:=[.G9]+RANDBETWEEN(0;50)" office:value-type="float" office:value="148.28">
            <text:p>148.28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+RANDBETWEEN(0;5)" office:value-type="float" office:value="16">
            <text:p>16</text:p>
          </table:table-cell>
          <table:table-cell table:formula="of:=[.F10]+RANDBETWEEN(0;50)" office:value-type="float" office:value="330">
            <text:p>330</text:p>
          </table:table-cell>
          <table:table-cell table:formula="of:=[.G10]+RANDBETWEEN(0;50)" office:value-type="float" office:value="178.45">
            <text:p>178.45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+RANDBETWEEN(0;5)" office:value-type="float" office:value="21">
            <text:p>21</text:p>
          </table:table-cell>
          <table:table-cell table:formula="of:=[.F11]+RANDBETWEEN(0;50)" office:value-type="float" office:value="320">
            <text:p>320</text:p>
          </table:table-cell>
          <table:table-cell table:formula="of:=[.G11]+RANDBETWEEN(0;50)" office:value-type="float" office:value="140.74">
            <text:p>140.74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+RANDBETWEEN(0;5)" office:value-type="float" office:value="14">
            <text:p>14</text:p>
          </table:table-cell>
          <table:table-cell table:formula="of:=[.F12]+RANDBETWEEN(0;50)" office:value-type="float" office:value="269">
            <text:p>269</text:p>
          </table:table-cell>
          <table:table-cell table:formula="of:=[.G12]+RANDBETWEEN(0;50)" office:value-type="float" office:value="153.72">
            <text:p>153.72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+RANDBETWEEN(0;5)" office:value-type="float" office:value="24">
            <text:p>24</text:p>
          </table:table-cell>
          <table:table-cell table:formula="of:=[.F13]+RANDBETWEEN(0;50)" office:value-type="float" office:value="254">
            <text:p>254</text:p>
          </table:table-cell>
          <table:table-cell table:formula="of:=[.G13]+RANDBETWEEN(0;50)" office:value-type="float" office:value="135.8">
            <text:p>135.8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+RANDBETWEEN(0;5)" office:value-type="float" office:value="10">
            <text:p>10</text:p>
          </table:table-cell>
          <table:table-cell table:formula="of:=[.F14]+RANDBETWEEN(0;50)" office:value-type="float" office:value="327">
            <text:p>327</text:p>
          </table:table-cell>
          <table:table-cell table:formula="of:=[.G14]+RANDBETWEEN(0;50)" office:value-type="float" office:value="167.2">
            <text:p>167.2</text:p>
          </table:table-cell>
        </table:table-row>
        <table:table-row table:style-name="ro1">
          <table:table-cell office:value-type="float" office:value="20080201">
            <text:p>200802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+RANDBETWEEN(0;5)" office:value-type="float" office:value="17">
            <text:p>17</text:p>
          </table:table-cell>
          <table:table-cell table:formula="of:=[.F15]+RANDBETWEEN(0;50)" office:value-type="float" office:value="291">
            <text:p>291</text:p>
          </table:table-cell>
          <table:table-cell table:formula="of:=[.G15]+RANDBETWEEN(0;50)" office:value-type="float" office:value="185">
            <text:p>185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+RANDBETWEEN(15;60)" office:value-type="float" office:value="65">
            <text:p>65</text:p>
          </table:table-cell>
          <table:table-cell table:formula="of:=[.F2]+RANDBETWEEN(0;50)" office:value-type="float" office:value="438">
            <text:p>438</text:p>
          </table:table-cell>
          <table:table-cell table:formula="of:=[.G2]+RANDBETWEEN(0;50)" office:value-type="float" office:value="273.46">
            <text:p>273.46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+RANDBETWEEN(15;60)" office:value-type="float" office:value="100">
            <text:p>100</text:p>
          </table:table-cell>
          <table:table-cell table:formula="of:=[.F3]+RANDBETWEEN(0;50)" office:value-type="float" office:value="384">
            <text:p>384</text:p>
          </table:table-cell>
          <table:table-cell table:formula="of:=[.G3]+RANDBETWEEN(0;50)" office:value-type="float" office:value="226.3">
            <text:p>226.3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+RANDBETWEEN(15;60)" office:value-type="float" office:value="58">
            <text:p>58</text:p>
          </table:table-cell>
          <table:table-cell table:formula="of:=[.F4]+RANDBETWEEN(0;50)" office:value-type="float" office:value="499">
            <text:p>499</text:p>
          </table:table-cell>
          <table:table-cell table:formula="of:=[.G4]+RANDBETWEEN(0;50)" office:value-type="float" office:value="315">
            <text:p>315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table:number-columns-repeated="3" office:value-type="float" office:value="2">
            <text:p>2</text:p>
          </table:table-cell>
          <table:table-cell table:formula="of:=[.E5]+RANDBETWEEN(15;60)" office:value-type="float" office:value="94">
            <text:p>94</text:p>
          </table:table-cell>
          <table:table-cell table:formula="of:=[.F5]+RANDBETWEEN(0;50)" office:value-type="float" office:value="517">
            <text:p>517</text:p>
          </table:table-cell>
          <table:table-cell table:formula="of:=[.G5]+RANDBETWEEN(0;50)" office:value-type="float" office:value="304">
            <text:p>304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+RANDBETWEEN(15;60)" office:value-type="float" office:value="32">
            <text:p>32</text:p>
          </table:table-cell>
          <table:table-cell table:formula="of:=[.F6]+RANDBETWEEN(0;50)" office:value-type="float" office:value="249">
            <text:p>249</text:p>
          </table:table-cell>
          <table:table-cell table:formula="of:=[.G6]+RANDBETWEEN(0;50)" office:value-type="float" office:value="207.7">
            <text:p>207.7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+RANDBETWEEN(15;60)" office:value-type="float" office:value="38">
            <text:p>38</text:p>
          </table:table-cell>
          <table:table-cell table:formula="of:=[.F7]+RANDBETWEEN(0;50)" office:value-type="float" office:value="234">
            <text:p>234</text:p>
          </table:table-cell>
          <table:table-cell table:formula="of:=[.G7]+RANDBETWEEN(0;50)" office:value-type="float" office:value="138.5">
            <text:p>138.5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+RANDBETWEEN(15;60)" office:value-type="float" office:value="64">
            <text:p>64</text:p>
          </table:table-cell>
          <table:table-cell table:formula="of:=[.F8]+RANDBETWEEN(0;50)" office:value-type="float" office:value="287">
            <text:p>287</text:p>
          </table:table-cell>
          <table:table-cell table:formula="of:=[.G8]+RANDBETWEEN(0;50)" office:value-type="float" office:value="161.46">
            <text:p>161.46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+RANDBETWEEN(15;60)" office:value-type="float" office:value="38">
            <text:p>38</text:p>
          </table:table-cell>
          <table:table-cell table:formula="of:=[.F9]+RANDBETWEEN(0;50)" office:value-type="float" office:value="250">
            <text:p>250</text:p>
          </table:table-cell>
          <table:table-cell table:formula="of:=[.G9]+RANDBETWEEN(0;50)" office:value-type="float" office:value="125.28">
            <text:p>125.28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+RANDBETWEEN(15;60)" office:value-type="float" office:value="35">
            <text:p>35</text:p>
          </table:table-cell>
          <table:table-cell table:formula="of:=[.F10]+RANDBETWEEN(0;50)" office:value-type="float" office:value="330">
            <text:p>330</text:p>
          </table:table-cell>
          <table:table-cell table:formula="of:=[.G10]+RANDBETWEEN(0;50)" office:value-type="float" office:value="187.45">
            <text:p>187.45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+RANDBETWEEN(15;60)" office:value-type="float" office:value="63">
            <text:p>63</text:p>
          </table:table-cell>
          <table:table-cell table:formula="of:=[.F11]+RANDBETWEEN(0;50)" office:value-type="float" office:value="302">
            <text:p>302</text:p>
          </table:table-cell>
          <table:table-cell table:formula="of:=[.G11]+RANDBETWEEN(0;50)" office:value-type="float" office:value="180.74">
            <text:p>180.74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+RANDBETWEEN(15;60)" office:value-type="float" office:value="48">
            <text:p>48</text:p>
          </table:table-cell>
          <table:table-cell table:formula="of:=[.F12]+RANDBETWEEN(0;50)" office:value-type="float" office:value="255">
            <text:p>255</text:p>
          </table:table-cell>
          <table:table-cell table:formula="of:=[.G12]+RANDBETWEEN(0;50)" office:value-type="float" office:value="174.72">
            <text:p>174.72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+RANDBETWEEN(15;60)" office:value-type="float" office:value="72">
            <text:p>72</text:p>
          </table:table-cell>
          <table:table-cell table:formula="of:=[.F13]+RANDBETWEEN(0;50)" office:value-type="float" office:value="232">
            <text:p>232</text:p>
          </table:table-cell>
          <table:table-cell table:formula="of:=[.G13]+RANDBETWEEN(0;50)" office:value-type="float" office:value="139.8">
            <text:p>139.8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+RANDBETWEEN(15;60)" office:value-type="float" office:value="39">
            <text:p>39</text:p>
          </table:table-cell>
          <table:table-cell table:formula="of:=[.F14]+RANDBETWEEN(0;50)" office:value-type="float" office:value="327">
            <text:p>327</text:p>
          </table:table-cell>
          <table:table-cell table:formula="of:=[.G14]+RANDBETWEEN(0;50)" office:value-type="float" office:value="209.2">
            <text:p>209.2</text:p>
          </table:table-cell>
        </table:table-row>
        <table:table-row table:style-name="ro1">
          <table:table-cell office:value-type="float" office:value="20080301">
            <text:p>200803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+RANDBETWEEN(15;60)" office:value-type="float" office:value="62">
            <text:p>62</text:p>
          </table:table-cell>
          <table:table-cell table:formula="of:=[.F15]+RANDBETWEEN(0;50)" office:value-type="float" office:value="293">
            <text:p>293</text:p>
          </table:table-cell>
          <table:table-cell table:formula="of:=[.G15]+RANDBETWEEN(0;50)" office:value-type="float" office:value="194">
            <text:p>194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-RANDBETWEEN(5;20)" office:value-type="float" office:value="41">
            <text:p>41</text:p>
          </table:table-cell>
          <table:table-cell table:formula="of:=[.F2]+RANDBETWEEN(0;50)" office:value-type="float" office:value="423">
            <text:p>423</text:p>
          </table:table-cell>
          <table:table-cell table:formula="of:=[.G2]+RANDBETWEEN(0;50)" office:value-type="float" office:value="239.46">
            <text:p>239.46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-RANDBETWEEN(5;20)" office:value-type="float" office:value="77">
            <text:p>77</text:p>
          </table:table-cell>
          <table:table-cell table:formula="of:=[.F3]+RANDBETWEEN(0;50)" office:value-type="float" office:value="409">
            <text:p>409</text:p>
          </table:table-cell>
          <table:table-cell table:formula="of:=[.G3]+RANDBETWEEN(0;50)" office:value-type="float" office:value="265.3">
            <text:p>265.3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-RANDBETWEEN(5;20)" office:value-type="float" office:value="16">
            <text:p>16</text:p>
          </table:table-cell>
          <table:table-cell table:formula="of:=[.F4]+RANDBETWEEN(0;50)" office:value-type="float" office:value="524">
            <text:p>524</text:p>
          </table:table-cell>
          <table:table-cell table:formula="of:=[.G4]+RANDBETWEEN(0;50)" office:value-type="float" office:value="335">
            <text:p>335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table:number-columns-repeated="3" office:value-type="float" office:value="2">
            <text:p>2</text:p>
          </table:table-cell>
          <table:table-cell table:formula="of:=[.E5]-RANDBETWEEN(5;20)" office:value-type="float" office:value="69">
            <text:p>69</text:p>
          </table:table-cell>
          <table:table-cell table:formula="of:=[.F5]+RANDBETWEEN(0;50)" office:value-type="float" office:value="507">
            <text:p>507</text:p>
          </table:table-cell>
          <table:table-cell table:formula="of:=[.G5]+RANDBETWEEN(0;50)" office:value-type="float" office:value="292">
            <text:p>292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-RANDBETWEEN(5;20)" office:value-type="float" office:value="3">
            <text:p>3</text:p>
          </table:table-cell>
          <table:table-cell table:formula="of:=[.F6]+RANDBETWEEN(0;50)" office:value-type="float" office:value="279">
            <text:p>279</text:p>
          </table:table-cell>
          <table:table-cell table:formula="of:=[.G6]+RANDBETWEEN(0;50)" office:value-type="float" office:value="204.7">
            <text:p>204.7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-RANDBETWEEN(5;20)" office:value-type="float" office:value="2">
            <text:p>2</text:p>
          </table:table-cell>
          <table:table-cell table:formula="of:=[.F7]+RANDBETWEEN(0;50)" office:value-type="float" office:value="224">
            <text:p>224</text:p>
          </table:table-cell>
          <table:table-cell table:formula="of:=[.G7]+RANDBETWEEN(0;50)" office:value-type="float" office:value="161.5">
            <text:p>161.5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-RANDBETWEEN(5;20)" office:value-type="float" office:value="-5">
            <text:p>-5</text:p>
          </table:table-cell>
          <table:table-cell table:formula="of:=[.F8]+RANDBETWEEN(0;50)" office:value-type="float" office:value="250">
            <text:p>250</text:p>
          </table:table-cell>
          <table:table-cell table:formula="of:=[.G8]+RANDBETWEEN(0;50)" office:value-type="float" office:value="166.46">
            <text:p>166.46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-RANDBETWEEN(5;20)" office:value-type="float" office:value="3">
            <text:p>3</text:p>
          </table:table-cell>
          <table:table-cell table:formula="of:=[.F9]+RANDBETWEEN(0;50)" office:value-type="float" office:value="272">
            <text:p>272</text:p>
          </table:table-cell>
          <table:table-cell table:formula="of:=[.G9]+RANDBETWEEN(0;50)" office:value-type="float" office:value="134.28">
            <text:p>134.28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-RANDBETWEEN(5;20)" office:value-type="float" office:value="5">
            <text:p>5</text:p>
          </table:table-cell>
          <table:table-cell table:formula="of:=[.F10]+RANDBETWEEN(0;50)" office:value-type="float" office:value="305">
            <text:p>305</text:p>
          </table:table-cell>
          <table:table-cell table:formula="of:=[.G10]+RANDBETWEEN(0;50)" office:value-type="float" office:value="200.45">
            <text:p>200.45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-RANDBETWEEN(5;20)" office:value-type="float" office:value="-1">
            <text:p>-1</text:p>
          </table:table-cell>
          <table:table-cell table:formula="of:=[.F11]+RANDBETWEEN(0;50)" office:value-type="float" office:value="321">
            <text:p>321</text:p>
          </table:table-cell>
          <table:table-cell table:formula="of:=[.G11]+RANDBETWEEN(0;50)" office:value-type="float" office:value="157.74">
            <text:p>157.74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-RANDBETWEEN(5;20)" office:value-type="float" office:value="-7">
            <text:p>-7</text:p>
          </table:table-cell>
          <table:table-cell table:formula="of:=[.F12]+RANDBETWEEN(0;50)" office:value-type="float" office:value="242">
            <text:p>242</text:p>
          </table:table-cell>
          <table:table-cell table:formula="of:=[.G12]+RANDBETWEEN(0;50)" office:value-type="float" office:value="179.72">
            <text:p>179.72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-RANDBETWEEN(5;20)" office:value-type="float" office:value="2">
            <text:p>2</text:p>
          </table:table-cell>
          <table:table-cell table:formula="of:=[.F13]+RANDBETWEEN(0;50)" office:value-type="float" office:value="217">
            <text:p>217</text:p>
          </table:table-cell>
          <table:table-cell table:formula="of:=[.G13]+RANDBETWEEN(0;50)" office:value-type="float" office:value="149.8">
            <text:p>149.8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-RANDBETWEEN(5;20)" office:value-type="float" office:value="-9">
            <text:p>-9</text:p>
          </table:table-cell>
          <table:table-cell table:formula="of:=[.F14]+RANDBETWEEN(0;50)" office:value-type="float" office:value="322">
            <text:p>322</text:p>
          </table:table-cell>
          <table:table-cell table:formula="of:=[.G14]+RANDBETWEEN(0;50)" office:value-type="float" office:value="179.2">
            <text:p>179.2</text:p>
          </table:table-cell>
        </table:table-row>
        <table:table-row table:style-name="ro1">
          <table:table-cell office:value-type="float" office:value="20080401">
            <text:p>200804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-RANDBETWEEN(5;20)" office:value-type="float" office:value="0">
            <text:p>0</text:p>
          </table:table-cell>
          <table:table-cell table:formula="of:=[.F15]+RANDBETWEEN(0;50)" office:value-type="float" office:value="303">
            <text:p>303</text:p>
          </table:table-cell>
          <table:table-cell table:formula="of:=[.G15]+RANDBETWEEN(0;50)" office:value-type="float" office:value="155">
            <text:p>155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-RANDBETWEEN(5;20)" office:value-type="float" office:value="30">
            <text:p>30</text:p>
          </table:table-cell>
          <table:table-cell table:formula="of:=[.F2]+RANDBETWEEN(0;50)" office:value-type="float" office:value="433">
            <text:p>433</text:p>
          </table:table-cell>
          <table:table-cell table:formula="of:=[.G2]+RANDBETWEEN(0;50)" office:value-type="float" office:value="281.46">
            <text:p>281.46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-RANDBETWEEN(5;20)" office:value-type="float" office:value="68">
            <text:p>68</text:p>
          </table:table-cell>
          <table:table-cell table:formula="of:=[.F3]+RANDBETWEEN(0;50)" office:value-type="float" office:value="406">
            <text:p>406</text:p>
          </table:table-cell>
          <table:table-cell table:formula="of:=[.G3]+RANDBETWEEN(0;50)" office:value-type="float" office:value="246.3">
            <text:p>246.3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-RANDBETWEEN(5;20)" office:value-type="float" office:value="10">
            <text:p>10</text:p>
          </table:table-cell>
          <table:table-cell table:formula="of:=[.F4]+RANDBETWEEN(0;50)" office:value-type="float" office:value="518">
            <text:p>518</text:p>
          </table:table-cell>
          <table:table-cell table:formula="of:=[.G4]+RANDBETWEEN(0;50)" office:value-type="float" office:value="329">
            <text:p>329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table:number-columns-repeated="3" office:value-type="float" office:value="2">
            <text:p>2</text:p>
          </table:table-cell>
          <table:table-cell table:formula="of:=[.E5]-RANDBETWEEN(5;20)" office:value-type="float" office:value="73">
            <text:p>73</text:p>
          </table:table-cell>
          <table:table-cell table:formula="of:=[.F5]+RANDBETWEEN(0;50)" office:value-type="float" office:value="472">
            <text:p>472</text:p>
          </table:table-cell>
          <table:table-cell table:formula="of:=[.G5]+RANDBETWEEN(0;50)" office:value-type="float" office:value="308">
            <text:p>308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-RANDBETWEEN(5;20)" office:value-type="float" office:value="4">
            <text:p>4</text:p>
          </table:table-cell>
          <table:table-cell table:formula="of:=[.F6]+RANDBETWEEN(0;50)" office:value-type="float" office:value="238">
            <text:p>238</text:p>
          </table:table-cell>
          <table:table-cell table:formula="of:=[.G6]+RANDBETWEEN(0;50)" office:value-type="float" office:value="167.7">
            <text:p>167.7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-RANDBETWEEN(5;20)" office:value-type="float" office:value="5">
            <text:p>5</text:p>
          </table:table-cell>
          <table:table-cell table:formula="of:=[.F7]+RANDBETWEEN(0;50)" office:value-type="float" office:value="201">
            <text:p>201</text:p>
          </table:table-cell>
          <table:table-cell table:formula="of:=[.G7]+RANDBETWEEN(0;50)" office:value-type="float" office:value="157.5">
            <text:p>157.5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-RANDBETWEEN(5;20)" office:value-type="float" office:value="-4">
            <text:p>-4</text:p>
          </table:table-cell>
          <table:table-cell table:formula="of:=[.F8]+RANDBETWEEN(0;50)" office:value-type="float" office:value="291">
            <text:p>291</text:p>
          </table:table-cell>
          <table:table-cell table:formula="of:=[.G8]+RANDBETWEEN(0;50)" office:value-type="float" office:value="164.46">
            <text:p>164.46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-RANDBETWEEN(5;20)" office:value-type="float" office:value="2">
            <text:p>2</text:p>
          </table:table-cell>
          <table:table-cell table:formula="of:=[.F9]+RANDBETWEEN(0;50)" office:value-type="float" office:value="269">
            <text:p>269</text:p>
          </table:table-cell>
          <table:table-cell table:formula="of:=[.G9]+RANDBETWEEN(0;50)" office:value-type="float" office:value="117.28">
            <text:p>117.28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-RANDBETWEEN(5;20)" office:value-type="float" office:value="1">
            <text:p>1</text:p>
          </table:table-cell>
          <table:table-cell table:formula="of:=[.F10]+RANDBETWEEN(0;50)" office:value-type="float" office:value="330">
            <text:p>330</text:p>
          </table:table-cell>
          <table:table-cell table:formula="of:=[.G10]+RANDBETWEEN(0;50)" office:value-type="float" office:value="178.45">
            <text:p>178.45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-RANDBETWEEN(5;20)" office:value-type="float" office:value="5">
            <text:p>5</text:p>
          </table:table-cell>
          <table:table-cell table:formula="of:=[.F11]+RANDBETWEEN(0;50)" office:value-type="float" office:value="289">
            <text:p>289</text:p>
          </table:table-cell>
          <table:table-cell table:formula="of:=[.G11]+RANDBETWEEN(0;50)" office:value-type="float" office:value="145.74">
            <text:p>145.74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-RANDBETWEEN(5;20)" office:value-type="float" office:value="-5">
            <text:p>-5</text:p>
          </table:table-cell>
          <table:table-cell table:formula="of:=[.F12]+RANDBETWEEN(0;50)" office:value-type="float" office:value="243">
            <text:p>243</text:p>
          </table:table-cell>
          <table:table-cell table:formula="of:=[.G12]+RANDBETWEEN(0;50)" office:value-type="float" office:value="178.72">
            <text:p>178.72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-RANDBETWEEN(5;20)" office:value-type="float" office:value="7">
            <text:p>7</text:p>
          </table:table-cell>
          <table:table-cell table:formula="of:=[.F13]+RANDBETWEEN(0;50)" office:value-type="float" office:value="248">
            <text:p>248</text:p>
          </table:table-cell>
          <table:table-cell table:formula="of:=[.G13]+RANDBETWEEN(0;50)" office:value-type="float" office:value="145.8">
            <text:p>145.8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-RANDBETWEEN(5;20)" office:value-type="float" office:value="2">
            <text:p>2</text:p>
          </table:table-cell>
          <table:table-cell table:formula="of:=[.F14]+RANDBETWEEN(0;50)" office:value-type="float" office:value="296">
            <text:p>296</text:p>
          </table:table-cell>
          <table:table-cell table:formula="of:=[.G14]+RANDBETWEEN(0;50)" office:value-type="float" office:value="168.2">
            <text:p>168.2</text:p>
          </table:table-cell>
        </table:table-row>
        <table:table-row table:style-name="ro1">
          <table:table-cell office:value-type="float" office:value="20080501">
            <text:p>200805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-RANDBETWEEN(5;20)" office:value-type="float" office:value="-3">
            <text:p>-3</text:p>
          </table:table-cell>
          <table:table-cell table:formula="of:=[.F15]+RANDBETWEEN(0;50)" office:value-type="float" office:value="275">
            <text:p>275</text:p>
          </table:table-cell>
          <table:table-cell table:formula="of:=[.G15]+RANDBETWEEN(0;50)" office:value-type="float" office:value="160">
            <text:p>160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-RANDBETWEEN(5;20)" office:value-type="float" office:value="38">
            <text:p>38</text:p>
          </table:table-cell>
          <table:table-cell table:formula="of:=[.F2]+RANDBETWEEN(0;50)" office:value-type="float" office:value="412">
            <text:p>412</text:p>
          </table:table-cell>
          <table:table-cell table:formula="of:=[.G2]+RANDBETWEEN(0;50)" office:value-type="float" office:value="245.46">
            <text:p>245.46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-RANDBETWEEN(5;20)" office:value-type="float" office:value="79">
            <text:p>79</text:p>
          </table:table-cell>
          <table:table-cell table:formula="of:=[.F3]+RANDBETWEEN(0;50)" office:value-type="float" office:value="406">
            <text:p>406</text:p>
          </table:table-cell>
          <table:table-cell table:formula="of:=[.G3]+RANDBETWEEN(0;50)" office:value-type="float" office:value="237.3">
            <text:p>237.3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-RANDBETWEEN(5;20)" office:value-type="float" office:value="16">
            <text:p>16</text:p>
          </table:table-cell>
          <table:table-cell table:formula="of:=[.F4]+RANDBETWEEN(0;50)" office:value-type="float" office:value="515">
            <text:p>515</text:p>
          </table:table-cell>
          <table:table-cell table:formula="of:=[.G4]+RANDBETWEEN(0;50)" office:value-type="float" office:value="311">
            <text:p>311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table:number-columns-repeated="3" office:value-type="float" office:value="2">
            <text:p>2</text:p>
          </table:table-cell>
          <table:table-cell table:formula="of:=[.E5]-RANDBETWEEN(5;20)" office:value-type="float" office:value="65">
            <text:p>65</text:p>
          </table:table-cell>
          <table:table-cell table:formula="of:=[.F5]+RANDBETWEEN(0;50)" office:value-type="float" office:value="472">
            <text:p>472</text:p>
          </table:table-cell>
          <table:table-cell table:formula="of:=[.G5]+RANDBETWEEN(0;50)" office:value-type="float" office:value="287">
            <text:p>287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-RANDBETWEEN(5;20)" office:value-type="float" office:value="-4">
            <text:p>-4</text:p>
          </table:table-cell>
          <table:table-cell table:formula="of:=[.F6]+RANDBETWEEN(0;50)" office:value-type="float" office:value="250">
            <text:p>250</text:p>
          </table:table-cell>
          <table:table-cell table:formula="of:=[.G6]+RANDBETWEEN(0;50)" office:value-type="float" office:value="197.7">
            <text:p>197.7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-RANDBETWEEN(5;20)" office:value-type="float" office:value="1">
            <text:p>1</text:p>
          </table:table-cell>
          <table:table-cell table:formula="of:=[.F7]+RANDBETWEEN(0;50)" office:value-type="float" office:value="245">
            <text:p>245</text:p>
          </table:table-cell>
          <table:table-cell table:formula="of:=[.G7]+RANDBETWEEN(0;50)" office:value-type="float" office:value="148.5">
            <text:p>148.5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-RANDBETWEEN(5;20)" office:value-type="float" office:value="4">
            <text:p>4</text:p>
          </table:table-cell>
          <table:table-cell table:formula="of:=[.F8]+RANDBETWEEN(0;50)" office:value-type="float" office:value="278">
            <text:p>278</text:p>
          </table:table-cell>
          <table:table-cell table:formula="of:=[.G8]+RANDBETWEEN(0;50)" office:value-type="float" office:value="136.46">
            <text:p>136.46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-RANDBETWEEN(5;20)" office:value-type="float" office:value="10">
            <text:p>10</text:p>
          </table:table-cell>
          <table:table-cell table:formula="of:=[.F9]+RANDBETWEEN(0;50)" office:value-type="float" office:value="240">
            <text:p>240</text:p>
          </table:table-cell>
          <table:table-cell table:formula="of:=[.G9]+RANDBETWEEN(0;50)" office:value-type="float" office:value="120.28">
            <text:p>120.28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-RANDBETWEEN(5;20)" office:value-type="float" office:value="-5">
            <text:p>-5</text:p>
          </table:table-cell>
          <table:table-cell table:formula="of:=[.F10]+RANDBETWEEN(0;50)" office:value-type="float" office:value="315">
            <text:p>315</text:p>
          </table:table-cell>
          <table:table-cell table:formula="of:=[.G10]+RANDBETWEEN(0;50)" office:value-type="float" office:value="155.45">
            <text:p>155.45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-RANDBETWEEN(5;20)" office:value-type="float" office:value="2">
            <text:p>2</text:p>
          </table:table-cell>
          <table:table-cell table:formula="of:=[.F11]+RANDBETWEEN(0;50)" office:value-type="float" office:value="284">
            <text:p>284</text:p>
          </table:table-cell>
          <table:table-cell table:formula="of:=[.G11]+RANDBETWEEN(0;50)" office:value-type="float" office:value="145.74">
            <text:p>145.74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-RANDBETWEEN(5;20)" office:value-type="float" office:value="-9">
            <text:p>-9</text:p>
          </table:table-cell>
          <table:table-cell table:formula="of:=[.F12]+RANDBETWEEN(0;50)" office:value-type="float" office:value="264">
            <text:p>264</text:p>
          </table:table-cell>
          <table:table-cell table:formula="of:=[.G12]+RANDBETWEEN(0;50)" office:value-type="float" office:value="156.72">
            <text:p>156.72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-RANDBETWEEN(5;20)" office:value-type="float" office:value="13">
            <text:p>13</text:p>
          </table:table-cell>
          <table:table-cell table:formula="of:=[.F13]+RANDBETWEEN(0;50)" office:value-type="float" office:value="235">
            <text:p>235</text:p>
          </table:table-cell>
          <table:table-cell table:formula="of:=[.G13]+RANDBETWEEN(0;50)" office:value-type="float" office:value="123.8">
            <text:p>123.8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-RANDBETWEEN(5;20)" office:value-type="float" office:value="-5">
            <text:p>-5</text:p>
          </table:table-cell>
          <table:table-cell table:formula="of:=[.F14]+RANDBETWEEN(0;50)" office:value-type="float" office:value="310">
            <text:p>310</text:p>
          </table:table-cell>
          <table:table-cell table:formula="of:=[.G14]+RANDBETWEEN(0;50)" office:value-type="float" office:value="195.2">
            <text:p>195.2</text:p>
          </table:table-cell>
        </table:table-row>
        <table:table-row table:style-name="ro1">
          <table:table-cell office:value-type="float" office:value="20080601">
            <text:p>200806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-RANDBETWEEN(5;20)" office:value-type="float" office:value="-4">
            <text:p>-4</text:p>
          </table:table-cell>
          <table:table-cell table:formula="of:=[.F15]+RANDBETWEEN(0;50)" office:value-type="float" office:value="316">
            <text:p>316</text:p>
          </table:table-cell>
          <table:table-cell table:formula="of:=[.G15]+RANDBETWEEN(0;50)" office:value-type="float" office:value="187">
            <text:p>187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-RANDBETWEEN(5;20)" office:value-type="float" office:value="28">
            <text:p>28</text:p>
          </table:table-cell>
          <table:table-cell table:formula="of:=[.F2]+RANDBETWEEN(0;50)" office:value-type="float" office:value="411">
            <text:p>411</text:p>
          </table:table-cell>
          <table:table-cell table:formula="of:=[.G2]+RANDBETWEEN(0;50)" office:value-type="float" office:value="233.46">
            <text:p>233.46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-RANDBETWEEN(5;20)" office:value-type="float" office:value="68">
            <text:p>68</text:p>
          </table:table-cell>
          <table:table-cell table:formula="of:=[.F3]+RANDBETWEEN(0;50)" office:value-type="float" office:value="392">
            <text:p>392</text:p>
          </table:table-cell>
          <table:table-cell table:formula="of:=[.G3]+RANDBETWEEN(0;50)" office:value-type="float" office:value="218.3">
            <text:p>218.3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-RANDBETWEEN(5;20)" office:value-type="float" office:value="10">
            <text:p>10</text:p>
          </table:table-cell>
          <table:table-cell table:formula="of:=[.F4]+RANDBETWEEN(0;50)" office:value-type="float" office:value="528">
            <text:p>528</text:p>
          </table:table-cell>
          <table:table-cell table:formula="of:=[.G4]+RANDBETWEEN(0;50)" office:value-type="float" office:value="329">
            <text:p>329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table:number-columns-repeated="3" office:value-type="float" office:value="2">
            <text:p>2</text:p>
          </table:table-cell>
          <table:table-cell table:formula="of:=[.E5]-RANDBETWEEN(5;20)" office:value-type="float" office:value="66">
            <text:p>66</text:p>
          </table:table-cell>
          <table:table-cell table:formula="of:=[.F5]+RANDBETWEEN(0;50)" office:value-type="float" office:value="510">
            <text:p>510</text:p>
          </table:table-cell>
          <table:table-cell table:formula="of:=[.G5]+RANDBETWEEN(0;50)" office:value-type="float" office:value="327">
            <text:p>327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-RANDBETWEEN(5;20)" office:value-type="float" office:value="-5">
            <text:p>-5</text:p>
          </table:table-cell>
          <table:table-cell table:formula="of:=[.F6]+RANDBETWEEN(0;50)" office:value-type="float" office:value="258">
            <text:p>258</text:p>
          </table:table-cell>
          <table:table-cell table:formula="of:=[.G6]+RANDBETWEEN(0;50)" office:value-type="float" office:value="206.7">
            <text:p>206.7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-RANDBETWEEN(5;20)" office:value-type="float" office:value="8">
            <text:p>8</text:p>
          </table:table-cell>
          <table:table-cell table:formula="of:=[.F7]+RANDBETWEEN(0;50)" office:value-type="float" office:value="212">
            <text:p>212</text:p>
          </table:table-cell>
          <table:table-cell table:formula="of:=[.G7]+RANDBETWEEN(0;50)" office:value-type="float" office:value="161.5">
            <text:p>161.5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-RANDBETWEEN(5;20)" office:value-type="float" office:value="1">
            <text:p>1</text:p>
          </table:table-cell>
          <table:table-cell table:formula="of:=[.F8]+RANDBETWEEN(0;50)" office:value-type="float" office:value="259">
            <text:p>259</text:p>
          </table:table-cell>
          <table:table-cell table:formula="of:=[.G8]+RANDBETWEEN(0;50)" office:value-type="float" office:value="126.46">
            <text:p>126.46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-RANDBETWEEN(5;20)" office:value-type="float" office:value="-2">
            <text:p>-2</text:p>
          </table:table-cell>
          <table:table-cell table:formula="of:=[.F9]+RANDBETWEEN(0;50)" office:value-type="float" office:value="251">
            <text:p>251</text:p>
          </table:table-cell>
          <table:table-cell table:formula="of:=[.G9]+RANDBETWEEN(0;50)" office:value-type="float" office:value="147.28">
            <text:p>147.28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-RANDBETWEEN(5;20)" office:value-type="float" office:value="5">
            <text:p>5</text:p>
          </table:table-cell>
          <table:table-cell table:formula="of:=[.F10]+RANDBETWEEN(0;50)" office:value-type="float" office:value="296">
            <text:p>296</text:p>
          </table:table-cell>
          <table:table-cell table:formula="of:=[.G10]+RANDBETWEEN(0;50)" office:value-type="float" office:value="197.45">
            <text:p>197.45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-RANDBETWEEN(5;20)" office:value-type="float" office:value="4">
            <text:p>4</text:p>
          </table:table-cell>
          <table:table-cell table:formula="of:=[.F11]+RANDBETWEEN(0;50)" office:value-type="float" office:value="319">
            <text:p>319</text:p>
          </table:table-cell>
          <table:table-cell table:formula="of:=[.G11]+RANDBETWEEN(0;50)" office:value-type="float" office:value="177.74">
            <text:p>177.74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-RANDBETWEEN(5;20)" office:value-type="float" office:value="0">
            <text:p>0</text:p>
          </table:table-cell>
          <table:table-cell table:formula="of:=[.F12]+RANDBETWEEN(0;50)" office:value-type="float" office:value="280">
            <text:p>280</text:p>
          </table:table-cell>
          <table:table-cell table:formula="of:=[.G12]+RANDBETWEEN(0;50)" office:value-type="float" office:value="136.72">
            <text:p>136.72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-RANDBETWEEN(5;20)" office:value-type="float" office:value="11">
            <text:p>11</text:p>
          </table:table-cell>
          <table:table-cell table:formula="of:=[.F13]+RANDBETWEEN(0;50)" office:value-type="float" office:value="235">
            <text:p>235</text:p>
          </table:table-cell>
          <table:table-cell table:formula="of:=[.G13]+RANDBETWEEN(0;50)" office:value-type="float" office:value="141.8">
            <text:p>141.8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-RANDBETWEEN(5;20)" office:value-type="float" office:value="-1">
            <text:p>-1</text:p>
          </table:table-cell>
          <table:table-cell table:formula="of:=[.F14]+RANDBETWEEN(0;50)" office:value-type="float" office:value="317">
            <text:p>317</text:p>
          </table:table-cell>
          <table:table-cell table:formula="of:=[.G14]+RANDBETWEEN(0;50)" office:value-type="float" office:value="175.2">
            <text:p>175.2</text:p>
          </table:table-cell>
        </table:table-row>
        <table:table-row table:style-name="ro1">
          <table:table-cell office:value-type="float" office:value="20080701">
            <text:p>200807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-RANDBETWEEN(5;20)" office:value-type="float" office:value="9">
            <text:p>9</text:p>
          </table:table-cell>
          <table:table-cell table:formula="of:=[.F15]+RANDBETWEEN(0;50)" office:value-type="float" office:value="301">
            <text:p>301</text:p>
          </table:table-cell>
          <table:table-cell table:formula="of:=[.G15]+RANDBETWEEN(0;50)" office:value-type="float" office:value="204">
            <text:p>204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-RANDBETWEEN(5;20)" office:value-type="float" office:value="29">
            <text:p>29</text:p>
          </table:table-cell>
          <table:table-cell table:formula="of:=[.F2]+RANDBETWEEN(0;50)" office:value-type="float" office:value="429">
            <text:p>429</text:p>
          </table:table-cell>
          <table:table-cell table:formula="of:=[.G2]+RANDBETWEEN(0;50)" office:value-type="float" office:value="259.46">
            <text:p>259.46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-RANDBETWEEN(5;20)" office:value-type="float" office:value="77">
            <text:p>77</text:p>
          </table:table-cell>
          <table:table-cell table:formula="of:=[.F3]+RANDBETWEEN(0;50)" office:value-type="float" office:value="419">
            <text:p>419</text:p>
          </table:table-cell>
          <table:table-cell table:formula="of:=[.G3]+RANDBETWEEN(0;50)" office:value-type="float" office:value="262.3">
            <text:p>262.3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-RANDBETWEEN(5;20)" office:value-type="float" office:value="22">
            <text:p>22</text:p>
          </table:table-cell>
          <table:table-cell table:formula="of:=[.F4]+RANDBETWEEN(0;50)" office:value-type="float" office:value="513">
            <text:p>513</text:p>
          </table:table-cell>
          <table:table-cell table:formula="of:=[.G4]+RANDBETWEEN(0;50)" office:value-type="float" office:value="304">
            <text:p>304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table:number-columns-repeated="3" office:value-type="float" office:value="2">
            <text:p>2</text:p>
          </table:table-cell>
          <table:table-cell table:formula="of:=[.E5]-RANDBETWEEN(5;20)" office:value-type="float" office:value="61">
            <text:p>61</text:p>
          </table:table-cell>
          <table:table-cell table:formula="of:=[.F5]+RANDBETWEEN(0;50)" office:value-type="float" office:value="482">
            <text:p>482</text:p>
          </table:table-cell>
          <table:table-cell table:formula="of:=[.G5]+RANDBETWEEN(0;50)" office:value-type="float" office:value="312">
            <text:p>312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-RANDBETWEEN(5;20)" office:value-type="float" office:value="-3">
            <text:p>-3</text:p>
          </table:table-cell>
          <table:table-cell table:formula="of:=[.F6]+RANDBETWEEN(0;50)" office:value-type="float" office:value="246">
            <text:p>246</text:p>
          </table:table-cell>
          <table:table-cell table:formula="of:=[.G6]+RANDBETWEEN(0;50)" office:value-type="float" office:value="184.7">
            <text:p>184.7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-RANDBETWEEN(5;20)" office:value-type="float" office:value="-2">
            <text:p>-2</text:p>
          </table:table-cell>
          <table:table-cell table:formula="of:=[.F7]+RANDBETWEEN(0;50)" office:value-type="float" office:value="245">
            <text:p>245</text:p>
          </table:table-cell>
          <table:table-cell table:formula="of:=[.G7]+RANDBETWEEN(0;50)" office:value-type="float" office:value="165.5">
            <text:p>165.5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-RANDBETWEEN(5;20)" office:value-type="float" office:value="7">
            <text:p>7</text:p>
          </table:table-cell>
          <table:table-cell table:formula="of:=[.F8]+RANDBETWEEN(0;50)" office:value-type="float" office:value="261">
            <text:p>261</text:p>
          </table:table-cell>
          <table:table-cell table:formula="of:=[.G8]+RANDBETWEEN(0;50)" office:value-type="float" office:value="144.46">
            <text:p>144.46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-RANDBETWEEN(5;20)" office:value-type="float" office:value="11">
            <text:p>11</text:p>
          </table:table-cell>
          <table:table-cell table:formula="of:=[.F9]+RANDBETWEEN(0;50)" office:value-type="float" office:value="261">
            <text:p>261</text:p>
          </table:table-cell>
          <table:table-cell table:formula="of:=[.G9]+RANDBETWEEN(0;50)" office:value-type="float" office:value="165.28">
            <text:p>165.28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-RANDBETWEEN(5;20)" office:value-type="float" office:value="-4">
            <text:p>-4</text:p>
          </table:table-cell>
          <table:table-cell table:formula="of:=[.F10]+RANDBETWEEN(0;50)" office:value-type="float" office:value="295">
            <text:p>295</text:p>
          </table:table-cell>
          <table:table-cell table:formula="of:=[.G10]+RANDBETWEEN(0;50)" office:value-type="float" office:value="171.45">
            <text:p>171.45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-RANDBETWEEN(5;20)" office:value-type="float" office:value="1">
            <text:p>1</text:p>
          </table:table-cell>
          <table:table-cell table:formula="of:=[.F11]+RANDBETWEEN(0;50)" office:value-type="float" office:value="275">
            <text:p>275</text:p>
          </table:table-cell>
          <table:table-cell table:formula="of:=[.G11]+RANDBETWEEN(0;50)" office:value-type="float" office:value="187.74">
            <text:p>187.74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-RANDBETWEEN(5;20)" office:value-type="float" office:value="-8">
            <text:p>-8</text:p>
          </table:table-cell>
          <table:table-cell table:formula="of:=[.F12]+RANDBETWEEN(0;50)" office:value-type="float" office:value="284">
            <text:p>284</text:p>
          </table:table-cell>
          <table:table-cell table:formula="of:=[.G12]+RANDBETWEEN(0;50)" office:value-type="float" office:value="164.72">
            <text:p>164.72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-RANDBETWEEN(5;20)" office:value-type="float" office:value="10">
            <text:p>10</text:p>
          </table:table-cell>
          <table:table-cell table:formula="of:=[.F13]+RANDBETWEEN(0;50)" office:value-type="float" office:value="210">
            <text:p>210</text:p>
          </table:table-cell>
          <table:table-cell table:formula="of:=[.G13]+RANDBETWEEN(0;50)" office:value-type="float" office:value="144.8">
            <text:p>144.8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-RANDBETWEEN(5;20)" office:value-type="float" office:value="1">
            <text:p>1</text:p>
          </table:table-cell>
          <table:table-cell table:formula="of:=[.F14]+RANDBETWEEN(0;50)" office:value-type="float" office:value="334">
            <text:p>334</text:p>
          </table:table-cell>
          <table:table-cell table:formula="of:=[.G14]+RANDBETWEEN(0;50)" office:value-type="float" office:value="214.2">
            <text:p>214.2</text:p>
          </table:table-cell>
        </table:table-row>
        <table:table-row table:style-name="ro1">
          <table:table-cell office:value-type="float" office:value="20080801">
            <text:p>200808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-RANDBETWEEN(5;20)" office:value-type="float" office:value="3">
            <text:p>3</text:p>
          </table:table-cell>
          <table:table-cell table:formula="of:=[.F15]+RANDBETWEEN(0;50)" office:value-type="float" office:value="299">
            <text:p>299</text:p>
          </table:table-cell>
          <table:table-cell table:formula="of:=[.G15]+RANDBETWEEN(0;50)" office:value-type="float" office:value="164">
            <text:p>164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-RANDBETWEEN(5;20)" office:value-type="float" office:value="28">
            <text:p>28</text:p>
          </table:table-cell>
          <table:table-cell table:formula="of:=[.F2]+RANDBETWEEN(0;50)" office:value-type="float" office:value="435">
            <text:p>435</text:p>
          </table:table-cell>
          <table:table-cell table:formula="of:=[.G2]+RANDBETWEEN(0;50)" office:value-type="float" office:value="257.46">
            <text:p>257.46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-RANDBETWEEN(5;20)" office:value-type="float" office:value="69">
            <text:p>69</text:p>
          </table:table-cell>
          <table:table-cell table:formula="of:=[.F3]+RANDBETWEEN(0;50)" office:value-type="float" office:value="373">
            <text:p>373</text:p>
          </table:table-cell>
          <table:table-cell table:formula="of:=[.G3]+RANDBETWEEN(0;50)" office:value-type="float" office:value="243.3">
            <text:p>243.3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-RANDBETWEEN(5;20)" office:value-type="float" office:value="18">
            <text:p>18</text:p>
          </table:table-cell>
          <table:table-cell table:formula="of:=[.F4]+RANDBETWEEN(0;50)" office:value-type="float" office:value="498">
            <text:p>498</text:p>
          </table:table-cell>
          <table:table-cell table:formula="of:=[.G4]+RANDBETWEEN(0;50)" office:value-type="float" office:value="337">
            <text:p>337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table:number-columns-repeated="3" office:value-type="float" office:value="2">
            <text:p>2</text:p>
          </table:table-cell>
          <table:table-cell table:formula="of:=[.E5]-RANDBETWEEN(5;20)" office:value-type="float" office:value="69">
            <text:p>69</text:p>
          </table:table-cell>
          <table:table-cell table:formula="of:=[.F5]+RANDBETWEEN(0;50)" office:value-type="float" office:value="478">
            <text:p>478</text:p>
          </table:table-cell>
          <table:table-cell table:formula="of:=[.G5]+RANDBETWEEN(0;50)" office:value-type="float" office:value="305">
            <text:p>305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-RANDBETWEEN(5;20)" office:value-type="float" office:value="-1">
            <text:p>-1</text:p>
          </table:table-cell>
          <table:table-cell table:formula="of:=[.F6]+RANDBETWEEN(0;50)" office:value-type="float" office:value="272">
            <text:p>272</text:p>
          </table:table-cell>
          <table:table-cell table:formula="of:=[.G6]+RANDBETWEEN(0;50)" office:value-type="float" office:value="187.7">
            <text:p>187.7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-RANDBETWEEN(5;20)" office:value-type="float" office:value="6">
            <text:p>6</text:p>
          </table:table-cell>
          <table:table-cell table:formula="of:=[.F7]+RANDBETWEEN(0;50)" office:value-type="float" office:value="228">
            <text:p>228</text:p>
          </table:table-cell>
          <table:table-cell table:formula="of:=[.G7]+RANDBETWEEN(0;50)" office:value-type="float" office:value="148.5">
            <text:p>148.5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-RANDBETWEEN(5;20)" office:value-type="float" office:value="-7">
            <text:p>-7</text:p>
          </table:table-cell>
          <table:table-cell table:formula="of:=[.F8]+RANDBETWEEN(0;50)" office:value-type="float" office:value="271">
            <text:p>271</text:p>
          </table:table-cell>
          <table:table-cell table:formula="of:=[.G8]+RANDBETWEEN(0;50)" office:value-type="float" office:value="146.46">
            <text:p>146.46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-RANDBETWEEN(5;20)" office:value-type="float" office:value="4">
            <text:p>4</text:p>
          </table:table-cell>
          <table:table-cell table:formula="of:=[.F9]+RANDBETWEEN(0;50)" office:value-type="float" office:value="272">
            <text:p>272</text:p>
          </table:table-cell>
          <table:table-cell table:formula="of:=[.G9]+RANDBETWEEN(0;50)" office:value-type="float" office:value="142.28">
            <text:p>142.28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-RANDBETWEEN(5;20)" office:value-type="float" office:value="4">
            <text:p>4</text:p>
          </table:table-cell>
          <table:table-cell table:formula="of:=[.F10]+RANDBETWEEN(0;50)" office:value-type="float" office:value="301">
            <text:p>301</text:p>
          </table:table-cell>
          <table:table-cell table:formula="of:=[.G10]+RANDBETWEEN(0;50)" office:value-type="float" office:value="165.45">
            <text:p>165.45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-RANDBETWEEN(5;20)" office:value-type="float" office:value="13">
            <text:p>13</text:p>
          </table:table-cell>
          <table:table-cell table:formula="of:=[.F11]+RANDBETWEEN(0;50)" office:value-type="float" office:value="300">
            <text:p>300</text:p>
          </table:table-cell>
          <table:table-cell table:formula="of:=[.G11]+RANDBETWEEN(0;50)" office:value-type="float" office:value="179.74">
            <text:p>179.74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-RANDBETWEEN(5;20)" office:value-type="float" office:value="1">
            <text:p>1</text:p>
          </table:table-cell>
          <table:table-cell table:formula="of:=[.F12]+RANDBETWEEN(0;50)" office:value-type="float" office:value="263">
            <text:p>263</text:p>
          </table:table-cell>
          <table:table-cell table:formula="of:=[.G12]+RANDBETWEEN(0;50)" office:value-type="float" office:value="162.72">
            <text:p>162.72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-RANDBETWEEN(5;20)" office:value-type="float" office:value="4">
            <text:p>4</text:p>
          </table:table-cell>
          <table:table-cell table:formula="of:=[.F13]+RANDBETWEEN(0;50)" office:value-type="float" office:value="212">
            <text:p>212</text:p>
          </table:table-cell>
          <table:table-cell table:formula="of:=[.G13]+RANDBETWEEN(0;50)" office:value-type="float" office:value="147.8">
            <text:p>147.8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-RANDBETWEEN(5;20)" office:value-type="float" office:value="0">
            <text:p>0</text:p>
          </table:table-cell>
          <table:table-cell table:formula="of:=[.F14]+RANDBETWEEN(0;50)" office:value-type="float" office:value="310">
            <text:p>310</text:p>
          </table:table-cell>
          <table:table-cell table:formula="of:=[.G14]+RANDBETWEEN(0;50)" office:value-type="float" office:value="202.2">
            <text:p>202.2</text:p>
          </table:table-cell>
        </table:table-row>
        <table:table-row table:style-name="ro1">
          <table:table-cell office:value-type="float" office:value="20080901">
            <text:p>200809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-RANDBETWEEN(5;20)" office:value-type="float" office:value="8">
            <text:p>8</text:p>
          </table:table-cell>
          <table:table-cell table:formula="of:=[.F15]+RANDBETWEEN(0;50)" office:value-type="float" office:value="318">
            <text:p>318</text:p>
          </table:table-cell>
          <table:table-cell table:formula="of:=[.G15]+RANDBETWEEN(0;50)" office:value-type="float" office:value="200">
            <text:p>200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+RANDBETWEEN(5;15)" office:value-type="float" office:value="59">
            <text:p>59</text:p>
          </table:table-cell>
          <table:table-cell table:formula="of:=[.F2]+RANDBETWEEN(0;50)" office:value-type="float" office:value="412">
            <text:p>412</text:p>
          </table:table-cell>
          <table:table-cell table:formula="of:=[.G2]+RANDBETWEEN(0;50)" office:value-type="float" office:value="268.46">
            <text:p>268.46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+RANDBETWEEN(5;15)" office:value-type="float" office:value="89">
            <text:p>89</text:p>
          </table:table-cell>
          <table:table-cell table:formula="of:=[.F3]+RANDBETWEEN(0;50)" office:value-type="float" office:value="385">
            <text:p>385</text:p>
          </table:table-cell>
          <table:table-cell table:formula="of:=[.G3]+RANDBETWEEN(0;50)" office:value-type="float" office:value="237.3">
            <text:p>237.3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+RANDBETWEEN(5;15)" office:value-type="float" office:value="38">
            <text:p>38</text:p>
          </table:table-cell>
          <table:table-cell table:formula="of:=[.F4]+RANDBETWEEN(0;50)" office:value-type="float" office:value="505">
            <text:p>505</text:p>
          </table:table-cell>
          <table:table-cell table:formula="of:=[.G4]+RANDBETWEEN(0;50)" office:value-type="float" office:value="341">
            <text:p>341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table:number-columns-repeated="3" office:value-type="float" office:value="2">
            <text:p>2</text:p>
          </table:table-cell>
          <table:table-cell table:formula="of:=[.E5]+RANDBETWEEN(5;15)" office:value-type="float" office:value="88">
            <text:p>88</text:p>
          </table:table-cell>
          <table:table-cell table:formula="of:=[.F5]+RANDBETWEEN(0;50)" office:value-type="float" office:value="507">
            <text:p>507</text:p>
          </table:table-cell>
          <table:table-cell table:formula="of:=[.G5]+RANDBETWEEN(0;50)" office:value-type="float" office:value="320">
            <text:p>320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+RANDBETWEEN(5;15)" office:value-type="float" office:value="21">
            <text:p>21</text:p>
          </table:table-cell>
          <table:table-cell table:formula="of:=[.F6]+RANDBETWEEN(0;50)" office:value-type="float" office:value="275">
            <text:p>275</text:p>
          </table:table-cell>
          <table:table-cell table:formula="of:=[.G6]+RANDBETWEEN(0;50)" office:value-type="float" office:value="200.7">
            <text:p>200.7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+RANDBETWEEN(5;15)" office:value-type="float" office:value="22">
            <text:p>22</text:p>
          </table:table-cell>
          <table:table-cell table:formula="of:=[.F7]+RANDBETWEEN(0;50)" office:value-type="float" office:value="244">
            <text:p>244</text:p>
          </table:table-cell>
          <table:table-cell table:formula="of:=[.G7]+RANDBETWEEN(0;50)" office:value-type="float" office:value="153.5">
            <text:p>153.5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+RANDBETWEEN(5;15)" office:value-type="float" office:value="23">
            <text:p>23</text:p>
          </table:table-cell>
          <table:table-cell table:formula="of:=[.F8]+RANDBETWEEN(0;50)" office:value-type="float" office:value="259">
            <text:p>259</text:p>
          </table:table-cell>
          <table:table-cell table:formula="of:=[.G8]+RANDBETWEEN(0;50)" office:value-type="float" office:value="171.46">
            <text:p>171.46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+RANDBETWEEN(5;15)" office:value-type="float" office:value="24">
            <text:p>24</text:p>
          </table:table-cell>
          <table:table-cell table:formula="of:=[.F9]+RANDBETWEEN(0;50)" office:value-type="float" office:value="232">
            <text:p>232</text:p>
          </table:table-cell>
          <table:table-cell table:formula="of:=[.G9]+RANDBETWEEN(0;50)" office:value-type="float" office:value="118.28">
            <text:p>118.28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+RANDBETWEEN(5;15)" office:value-type="float" office:value="25">
            <text:p>25</text:p>
          </table:table-cell>
          <table:table-cell table:formula="of:=[.F10]+RANDBETWEEN(0;50)" office:value-type="float" office:value="314">
            <text:p>314</text:p>
          </table:table-cell>
          <table:table-cell table:formula="of:=[.G10]+RANDBETWEEN(0;50)" office:value-type="float" office:value="168.45">
            <text:p>168.45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+RANDBETWEEN(5;15)" office:value-type="float" office:value="30">
            <text:p>30</text:p>
          </table:table-cell>
          <table:table-cell table:formula="of:=[.F11]+RANDBETWEEN(0;50)" office:value-type="float" office:value="298">
            <text:p>298</text:p>
          </table:table-cell>
          <table:table-cell table:formula="of:=[.G11]+RANDBETWEEN(0;50)" office:value-type="float" office:value="149.74">
            <text:p>149.74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+RANDBETWEEN(5;15)" office:value-type="float" office:value="20">
            <text:p>20</text:p>
          </table:table-cell>
          <table:table-cell table:formula="of:=[.F12]+RANDBETWEEN(0;50)" office:value-type="float" office:value="239">
            <text:p>239</text:p>
          </table:table-cell>
          <table:table-cell table:formula="of:=[.G12]+RANDBETWEEN(0;50)" office:value-type="float" office:value="160.72">
            <text:p>160.72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+RANDBETWEEN(5;15)" office:value-type="float" office:value="28">
            <text:p>28</text:p>
          </table:table-cell>
          <table:table-cell table:formula="of:=[.F13]+RANDBETWEEN(0;50)" office:value-type="float" office:value="208">
            <text:p>208</text:p>
          </table:table-cell>
          <table:table-cell table:formula="of:=[.G13]+RANDBETWEEN(0;50)" office:value-type="float" office:value="158.8">
            <text:p>158.8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+RANDBETWEEN(5;15)" office:value-type="float" office:value="20">
            <text:p>20</text:p>
          </table:table-cell>
          <table:table-cell table:formula="of:=[.F14]+RANDBETWEEN(0;50)" office:value-type="float" office:value="325">
            <text:p>325</text:p>
          </table:table-cell>
          <table:table-cell table:formula="of:=[.G14]+RANDBETWEEN(0;50)" office:value-type="float" office:value="168.2">
            <text:p>168.2</text:p>
          </table:table-cell>
        </table:table-row>
        <table:table-row table:style-name="ro1">
          <table:table-cell office:value-type="float" office:value="20081001">
            <text:p>200810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+RANDBETWEEN(5;15)" office:value-type="float" office:value="24">
            <text:p>24</text:p>
          </table:table-cell>
          <table:table-cell table:formula="of:=[.F15]+RANDBETWEEN(0;50)" office:value-type="float" office:value="303">
            <text:p>303</text:p>
          </table:table-cell>
          <table:table-cell table:formula="of:=[.G15]+RANDBETWEEN(0;50)" office:value-type="float" office:value="195">
            <text:p>195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+RANDBETWEEN(5;20)" office:value-type="float" office:value="56">
            <text:p>56</text:p>
          </table:table-cell>
          <table:table-cell table:formula="of:=[.F2]+RANDBETWEEN(0;50)" office:value-type="float" office:value="395">
            <text:p>395</text:p>
          </table:table-cell>
          <table:table-cell table:formula="of:=[.G2]+RANDBETWEEN(0;50)" office:value-type="float" office:value="266.46">
            <text:p>266.46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+RANDBETWEEN(5;20)" office:value-type="float" office:value="90">
            <text:p>90</text:p>
          </table:table-cell>
          <table:table-cell table:formula="of:=[.F3]+RANDBETWEEN(0;50)" office:value-type="float" office:value="411">
            <text:p>411</text:p>
          </table:table-cell>
          <table:table-cell table:formula="of:=[.G3]+RANDBETWEEN(0;50)" office:value-type="float" office:value="251.3">
            <text:p>251.3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+RANDBETWEEN(5;20)" office:value-type="float" office:value="49">
            <text:p>49</text:p>
          </table:table-cell>
          <table:table-cell table:formula="of:=[.F4]+RANDBETWEEN(0;50)" office:value-type="float" office:value="515">
            <text:p>515</text:p>
          </table:table-cell>
          <table:table-cell table:formula="of:=[.G4]+RANDBETWEEN(0;50)" office:value-type="float" office:value="344">
            <text:p>344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table:number-columns-repeated="3" office:value-type="float" office:value="2">
            <text:p>2</text:p>
          </table:table-cell>
          <table:table-cell table:formula="of:=[.E5]+RANDBETWEEN(5;20)" office:value-type="float" office:value="97">
            <text:p>97</text:p>
          </table:table-cell>
          <table:table-cell table:formula="of:=[.F5]+RANDBETWEEN(0;50)" office:value-type="float" office:value="499">
            <text:p>499</text:p>
          </table:table-cell>
          <table:table-cell table:formula="of:=[.G5]+RANDBETWEEN(0;50)" office:value-type="float" office:value="282">
            <text:p>282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+RANDBETWEEN(5;20)" office:value-type="float" office:value="29">
            <text:p>29</text:p>
          </table:table-cell>
          <table:table-cell table:formula="of:=[.F6]+RANDBETWEEN(0;50)" office:value-type="float" office:value="252">
            <text:p>252</text:p>
          </table:table-cell>
          <table:table-cell table:formula="of:=[.G6]+RANDBETWEEN(0;50)" office:value-type="float" office:value="180.7">
            <text:p>180.7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+RANDBETWEEN(5;20)" office:value-type="float" office:value="33">
            <text:p>33</text:p>
          </table:table-cell>
          <table:table-cell table:formula="of:=[.F7]+RANDBETWEEN(0;50)" office:value-type="float" office:value="195">
            <text:p>195</text:p>
          </table:table-cell>
          <table:table-cell table:formula="of:=[.G7]+RANDBETWEEN(0;50)" office:value-type="float" office:value="171.5">
            <text:p>171.5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+RANDBETWEEN(5;20)" office:value-type="float" office:value="17">
            <text:p>17</text:p>
          </table:table-cell>
          <table:table-cell table:formula="of:=[.F8]+RANDBETWEEN(0;50)" office:value-type="float" office:value="271">
            <text:p>271</text:p>
          </table:table-cell>
          <table:table-cell table:formula="of:=[.G8]+RANDBETWEEN(0;50)" office:value-type="float" office:value="171.46">
            <text:p>171.46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+RANDBETWEEN(5;20)" office:value-type="float" office:value="31">
            <text:p>31</text:p>
          </table:table-cell>
          <table:table-cell table:formula="of:=[.F9]+RANDBETWEEN(0;50)" office:value-type="float" office:value="264">
            <text:p>264</text:p>
          </table:table-cell>
          <table:table-cell table:formula="of:=[.G9]+RANDBETWEEN(0;50)" office:value-type="float" office:value="166.28">
            <text:p>166.28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+RANDBETWEEN(5;20)" office:value-type="float" office:value="23">
            <text:p>23</text:p>
          </table:table-cell>
          <table:table-cell table:formula="of:=[.F10]+RANDBETWEEN(0;50)" office:value-type="float" office:value="310">
            <text:p>310</text:p>
          </table:table-cell>
          <table:table-cell table:formula="of:=[.G10]+RANDBETWEEN(0;50)" office:value-type="float" office:value="179.45">
            <text:p>179.45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+RANDBETWEEN(5;20)" office:value-type="float" office:value="32">
            <text:p>32</text:p>
          </table:table-cell>
          <table:table-cell table:formula="of:=[.F11]+RANDBETWEEN(0;50)" office:value-type="float" office:value="313">
            <text:p>313</text:p>
          </table:table-cell>
          <table:table-cell table:formula="of:=[.G11]+RANDBETWEEN(0;50)" office:value-type="float" office:value="145.74">
            <text:p>145.74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+RANDBETWEEN(5;20)" office:value-type="float" office:value="20">
            <text:p>20</text:p>
          </table:table-cell>
          <table:table-cell table:formula="of:=[.F12]+RANDBETWEEN(0;50)" office:value-type="float" office:value="287">
            <text:p>287</text:p>
          </table:table-cell>
          <table:table-cell table:formula="of:=[.G12]+RANDBETWEEN(0;50)" office:value-type="float" office:value="140.72">
            <text:p>140.72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+RANDBETWEEN(5;20)" office:value-type="float" office:value="26">
            <text:p>26</text:p>
          </table:table-cell>
          <table:table-cell table:formula="of:=[.F13]+RANDBETWEEN(0;50)" office:value-type="float" office:value="210">
            <text:p>210</text:p>
          </table:table-cell>
          <table:table-cell table:formula="of:=[.G13]+RANDBETWEEN(0;50)" office:value-type="float" office:value="164.8">
            <text:p>164.8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+RANDBETWEEN(5;20)" office:value-type="float" office:value="25">
            <text:p>25</text:p>
          </table:table-cell>
          <table:table-cell table:formula="of:=[.F14]+RANDBETWEEN(0;50)" office:value-type="float" office:value="326">
            <text:p>326</text:p>
          </table:table-cell>
          <table:table-cell table:formula="of:=[.G14]+RANDBETWEEN(0;50)" office:value-type="float" office:value="184.2">
            <text:p>184.2</text:p>
          </table:table-cell>
        </table:table-row>
        <table:table-row table:style-name="ro1">
          <table:table-cell office:value-type="float" office:value="20081101">
            <text:p>200811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+RANDBETWEEN(5;20)" office:value-type="float" office:value="28">
            <text:p>28</text:p>
          </table:table-cell>
          <table:table-cell table:formula="of:=[.F15]+RANDBETWEEN(0;50)" office:value-type="float" office:value="276">
            <text:p>276</text:p>
          </table:table-cell>
          <table:table-cell table:formula="of:=[.G15]+RANDBETWEEN(0;50)" office:value-type="float" office:value="203">
            <text:p>203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2]+RANDBETWEEN(5;30)" office:value-type="float" office:value="69">
            <text:p>69</text:p>
          </table:table-cell>
          <table:table-cell table:formula="of:=[.F2]+RANDBETWEEN(0;50)" office:value-type="float" office:value="419">
            <text:p>419</text:p>
          </table:table-cell>
          <table:table-cell table:formula="of:=[.G2]+RANDBETWEEN(0;50)" office:value-type="float" office:value="252.46">
            <text:p>252.46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]+RANDBETWEEN(5;30)" office:value-type="float" office:value="89">
            <text:p>89</text:p>
          </table:table-cell>
          <table:table-cell table:formula="of:=[.F3]+RANDBETWEEN(0;50)" office:value-type="float" office:value="387">
            <text:p>387</text:p>
          </table:table-cell>
          <table:table-cell table:formula="of:=[.G3]+RANDBETWEEN(0;50)" office:value-type="float" office:value="238.3">
            <text:p>238.3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4]+RANDBETWEEN(5;30)" office:value-type="float" office:value="44">
            <text:p>44</text:p>
          </table:table-cell>
          <table:table-cell table:formula="of:=[.F4]+RANDBETWEEN(0;50)" office:value-type="float" office:value="513">
            <text:p>513</text:p>
          </table:table-cell>
          <table:table-cell table:formula="of:=[.G4]+RANDBETWEEN(0;50)" office:value-type="float" office:value="343">
            <text:p>343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table:number-columns-repeated="3" office:value-type="float" office:value="2">
            <text:p>2</text:p>
          </table:table-cell>
          <table:table-cell table:formula="of:=[.E5]+RANDBETWEEN(5;30)" office:value-type="float" office:value="109">
            <text:p>109</text:p>
          </table:table-cell>
          <table:table-cell table:formula="of:=[.F5]+RANDBETWEEN(0;50)" office:value-type="float" office:value="519">
            <text:p>519</text:p>
          </table:table-cell>
          <table:table-cell table:formula="of:=[.G5]+RANDBETWEEN(0;50)" office:value-type="float" office:value="314">
            <text:p>314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6]+RANDBETWEEN(5;30)" office:value-type="float" office:value="29">
            <text:p>29</text:p>
          </table:table-cell>
          <table:table-cell table:formula="of:=[.F6]+RANDBETWEEN(0;50)" office:value-type="float" office:value="253">
            <text:p>253</text:p>
          </table:table-cell>
          <table:table-cell table:formula="of:=[.G6]+RANDBETWEEN(0;50)" office:value-type="float" office:value="193.7">
            <text:p>193.7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7]+RANDBETWEEN(5;30)" office:value-type="float" office:value="34">
            <text:p>34</text:p>
          </table:table-cell>
          <table:table-cell table:formula="of:=[.F7]+RANDBETWEEN(0;50)" office:value-type="float" office:value="195">
            <text:p>195</text:p>
          </table:table-cell>
          <table:table-cell table:formula="of:=[.G7]+RANDBETWEEN(0;50)" office:value-type="float" office:value="163.5">
            <text:p>163.5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8]+RANDBETWEEN(5;30)" office:value-type="float" office:value="29">
            <text:p>29</text:p>
          </table:table-cell>
          <table:table-cell table:formula="of:=[.F8]+RANDBETWEEN(0;50)" office:value-type="float" office:value="264">
            <text:p>264</text:p>
          </table:table-cell>
          <table:table-cell table:formula="of:=[.G8]+RANDBETWEEN(0;50)" office:value-type="float" office:value="160.46">
            <text:p>160.46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9]+RANDBETWEEN(5;30)" office:value-type="float" office:value="38">
            <text:p>38</text:p>
          </table:table-cell>
          <table:table-cell table:formula="of:=[.F9]+RANDBETWEEN(0;50)" office:value-type="float" office:value="248">
            <text:p>248</text:p>
          </table:table-cell>
          <table:table-cell table:formula="of:=[.G9]+RANDBETWEEN(0;50)" office:value-type="float" office:value="156.28">
            <text:p>156.28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0]+RANDBETWEEN(5;30)" office:value-type="float" office:value="32">
            <text:p>32</text:p>
          </table:table-cell>
          <table:table-cell table:formula="of:=[.F10]+RANDBETWEEN(0;50)" office:value-type="float" office:value="300">
            <text:p>300</text:p>
          </table:table-cell>
          <table:table-cell table:formula="of:=[.G10]+RANDBETWEEN(0;50)" office:value-type="float" office:value="170.45">
            <text:p>170.45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1]+RANDBETWEEN(5;30)" office:value-type="float" office:value="24">
            <text:p>24</text:p>
          </table:table-cell>
          <table:table-cell table:formula="of:=[.F11]+RANDBETWEEN(0;50)" office:value-type="float" office:value="310">
            <text:p>310</text:p>
          </table:table-cell>
          <table:table-cell table:formula="of:=[.G11]+RANDBETWEEN(0;50)" office:value-type="float" office:value="161.74">
            <text:p>161.74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2]+RANDBETWEEN(5;30)" office:value-type="float" office:value="40">
            <text:p>40</text:p>
          </table:table-cell>
          <table:table-cell table:formula="of:=[.F12]+RANDBETWEEN(0;50)" office:value-type="float" office:value="254">
            <text:p>254</text:p>
          </table:table-cell>
          <table:table-cell table:formula="of:=[.G12]+RANDBETWEEN(0;50)" office:value-type="float" office:value="180.72">
            <text:p>180.72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3]+RANDBETWEEN(5;30)" office:value-type="float" office:value="35">
            <text:p>35</text:p>
          </table:table-cell>
          <table:table-cell table:formula="of:=[.F13]+RANDBETWEEN(0;50)" office:value-type="float" office:value="222">
            <text:p>222</text:p>
          </table:table-cell>
          <table:table-cell table:formula="of:=[.G13]+RANDBETWEEN(0;50)" office:value-type="float" office:value="128.8">
            <text:p>128.8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4]+RANDBETWEEN(5;30)" office:value-type="float" office:value="34">
            <text:p>34</text:p>
          </table:table-cell>
          <table:table-cell table:formula="of:=[.F14]+RANDBETWEEN(0;50)" office:value-type="float" office:value="306">
            <text:p>306</text:p>
          </table:table-cell>
          <table:table-cell table:formula="of:=[.G14]+RANDBETWEEN(0;50)" office:value-type="float" office:value="197.2">
            <text:p>197.2</text:p>
          </table:table-cell>
        </table:table-row>
        <table:table-row table:style-name="ro1">
          <table:table-cell office:value-type="float" office:value="20081201">
            <text:p>200812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5]+RANDBETWEEN(5;30)" office:value-type="float" office:value="37">
            <text:p>37</text:p>
          </table:table-cell>
          <table:table-cell table:formula="of:=[.F15]+RANDBETWEEN(0;50)" office:value-type="float" office:value="275">
            <text:p>275</text:p>
          </table:table-cell>
          <table:table-cell table:formula="of:=[.G15]+RANDBETWEEN(0;50)" office:value-type="float" office:value="185">
            <text:p>18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04">
            <text:p>404</text:p>
          </table:table-cell>
          <table:table-cell table:formula="of:=[.F170]*0.6" office:value-type="float" office:value="242.4">
            <text:p>242.4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380">
            <text:p>380</text:p>
          </table:table-cell>
          <table:table-cell table:formula="of:=[.F171]*0.6" office:value-type="float" office:value="228">
            <text:p>228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05">
            <text:p>505</text:p>
          </table:table-cell>
          <table:table-cell table:formula="of:=[.F172]*0.61" office:value-type="float" office:value="308.05">
            <text:p>308.0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80">
            <text:p>480</text:p>
          </table:table-cell>
          <table:table-cell table:formula="of:=[.F173]*0.61" office:value-type="float" office:value="292.8">
            <text:p>292.8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41">
            <text:p>241</text:p>
          </table:table-cell>
          <table:table-cell table:formula="of:=[.F174]*0.5" office:value-type="float" office:value="120.5">
            <text:p>120.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05">
            <text:p>205</text:p>
          </table:table-cell>
          <table:table-cell table:formula="of:=[.F175]*0.5" office:value-type="float" office:value="102.5">
            <text:p>102.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59">
            <text:p>259</text:p>
          </table:table-cell>
          <table:table-cell table:formula="of:=[.F176]*0.5" office:value-type="float" office:value="129.5">
            <text:p>129.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38">
            <text:p>238</text:p>
          </table:table-cell>
          <table:table-cell table:formula="of:=[.F177]*0.5" office:value-type="float" office:value="119">
            <text:p>119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5">
            <text:p>305</text:p>
          </table:table-cell>
          <table:table-cell table:formula="of:=[.F178]*0.5" office:value-type="float" office:value="152.5">
            <text:p>152.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85">
            <text:p>285</text:p>
          </table:table-cell>
          <table:table-cell table:formula="of:=[.F179]*0.5" office:value-type="float" office:value="142.5">
            <text:p>142.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47">
            <text:p>247</text:p>
          </table:table-cell>
          <table:table-cell table:formula="of:=[.F180]*0.55" office:value-type="float" office:value="135.85">
            <text:p>135.8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25">
            <text:p>225</text:p>
          </table:table-cell>
          <table:table-cell table:formula="of:=[.F181]*0.55" office:value-type="float" office:value="123.75">
            <text:p>123.7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05">
            <text:p>305</text:p>
          </table:table-cell>
          <table:table-cell table:formula="of:=[.F182]*0.55" office:value-type="float" office:value="167.75">
            <text:p>167.75</text:p>
          </table:table-cell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85">
            <text:p>285</text:p>
          </table:table-cell>
          <table:table-cell table:formula="of:=[.F183]*0.55" office:value-type="float" office:value="156.75">
            <text:p>156.7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F170]+RANDBETWEEN(0;50)" office:value-type="float" office:value="446">
            <text:p>446</text:p>
          </table:table-cell>
          <table:table-cell table:formula="of:=[.G170]+RANDBETWEEN(0;50)" office:value-type="float" office:value="266.4">
            <text:p>266.4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98">
            <text:p>98</text:p>
          </table:table-cell>
          <table:table-cell table:formula="of:=[.F171]+RANDBETWEEN(0;50)" office:value-type="float" office:value="426">
            <text:p>426</text:p>
          </table:table-cell>
          <table:table-cell table:formula="of:=[.G171]+RANDBETWEEN(0;50)" office:value-type="float" office:value="276">
            <text:p>276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formula="of:=[.F172]+RANDBETWEEN(0;50)" office:value-type="float" office:value="550">
            <text:p>550</text:p>
          </table:table-cell>
          <table:table-cell table:formula="of:=[.G172]+RANDBETWEEN(0;50)" office:value-type="float" office:value="355.05">
            <text:p>355.0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table:number-columns-repeated="3" office:value-type="float" office:value="2">
            <text:p>2</text:p>
          </table:table-cell>
          <table:table-cell office:value-type="float" office:value="94">
            <text:p>94</text:p>
          </table:table-cell>
          <table:table-cell table:formula="of:=[.F173]+RANDBETWEEN(0;50)" office:value-type="float" office:value="493">
            <text:p>493</text:p>
          </table:table-cell>
          <table:table-cell table:formula="of:=[.G173]+RANDBETWEEN(0;50)" office:value-type="float" office:value="306.8">
            <text:p>306.8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+RANDBETWEEN(0;5)" office:value-type="float" office:value="49">
            <text:p>49</text:p>
          </table:table-cell>
          <table:table-cell table:formula="of:=[.F174]+RANDBETWEEN(0;50)" office:value-type="float" office:value="244">
            <text:p>244</text:p>
          </table:table-cell>
          <table:table-cell table:formula="of:=[.G174]+RANDBETWEEN(0;50)" office:value-type="float" office:value="144.5">
            <text:p>144.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+RANDBETWEEN(0;5)" office:value-type="float" office:value="56">
            <text:p>56</text:p>
          </table:table-cell>
          <table:table-cell table:formula="of:=[.F175]+RANDBETWEEN(0;50)" office:value-type="float" office:value="244">
            <text:p>244</text:p>
          </table:table-cell>
          <table:table-cell table:formula="of:=[.G175]+RANDBETWEEN(0;50)" office:value-type="float" office:value="138.5">
            <text:p>138.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+RANDBETWEEN(0;5)" office:value-type="float" office:value="23">
            <text:p>23</text:p>
          </table:table-cell>
          <table:table-cell table:formula="of:=[.F176]+RANDBETWEEN(0;50)" office:value-type="float" office:value="265">
            <text:p>265</text:p>
          </table:table-cell>
          <table:table-cell table:formula="of:=[.G176]+RANDBETWEEN(0;50)" office:value-type="float" office:value="148.5">
            <text:p>148.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+RANDBETWEEN(0;5)" office:value-type="float" office:value="24">
            <text:p>24</text:p>
          </table:table-cell>
          <table:table-cell table:formula="of:=[.F177]+RANDBETWEEN(0;50)" office:value-type="float" office:value="257">
            <text:p>257</text:p>
          </table:table-cell>
          <table:table-cell table:formula="of:=[.G177]+RANDBETWEEN(0;50)" office:value-type="float" office:value="145">
            <text:p>14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+RANDBETWEEN(0;5)" office:value-type="float" office:value="17">
            <text:p>17</text:p>
          </table:table-cell>
          <table:table-cell table:formula="of:=[.F178]+RANDBETWEEN(0;50)" office:value-type="float" office:value="323">
            <text:p>323</text:p>
          </table:table-cell>
          <table:table-cell table:formula="of:=[.G178]+RANDBETWEEN(0;50)" office:value-type="float" office:value="158.5">
            <text:p>158.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+RANDBETWEEN(0;5)" office:value-type="float" office:value="27">
            <text:p>27</text:p>
          </table:table-cell>
          <table:table-cell table:formula="of:=[.F179]+RANDBETWEEN(0;50)" office:value-type="float" office:value="287">
            <text:p>287</text:p>
          </table:table-cell>
          <table:table-cell table:formula="of:=[.G179]+RANDBETWEEN(0;50)" office:value-type="float" office:value="162.5">
            <text:p>162.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+RANDBETWEEN(0;5)" office:value-type="float" office:value="15">
            <text:p>15</text:p>
          </table:table-cell>
          <table:table-cell table:formula="of:=[.F180]+RANDBETWEEN(0;50)" office:value-type="float" office:value="274">
            <text:p>274</text:p>
          </table:table-cell>
          <table:table-cell table:formula="of:=[.G180]+RANDBETWEEN(0;50)" office:value-type="float" office:value="150.85">
            <text:p>150.8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+RANDBETWEEN(0;5)" office:value-type="float" office:value="27">
            <text:p>27</text:p>
          </table:table-cell>
          <table:table-cell table:formula="of:=[.F181]+RANDBETWEEN(0;50)" office:value-type="float" office:value="246">
            <text:p>246</text:p>
          </table:table-cell>
          <table:table-cell table:formula="of:=[.G181]+RANDBETWEEN(0;50)" office:value-type="float" office:value="134.75">
            <text:p>134.7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+RANDBETWEEN(0;5)" office:value-type="float" office:value="15">
            <text:p>15</text:p>
          </table:table-cell>
          <table:table-cell table:formula="of:=[.F182]+RANDBETWEEN(0;50)" office:value-type="float" office:value="343">
            <text:p>343</text:p>
          </table:table-cell>
          <table:table-cell table:formula="of:=[.G182]+RANDBETWEEN(0;50)" office:value-type="float" office:value="174.75">
            <text:p>174.75</text:p>
          </table:table-cell>
        </table:table-row>
        <table:table-row table:style-name="ro1">
          <table:table-cell office:value-type="float" office:value="20090201">
            <text:p>200902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+RANDBETWEEN(0;5)" office:value-type="float" office:value="22">
            <text:p>22</text:p>
          </table:table-cell>
          <table:table-cell table:formula="of:=[.F183]+RANDBETWEEN(0;50)" office:value-type="float" office:value="286">
            <text:p>286</text:p>
          </table:table-cell>
          <table:table-cell table:formula="of:=[.G183]+RANDBETWEEN(0;50)" office:value-type="float" office:value="177.75">
            <text:p>177.7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+RANDBETWEEN(15;60)" office:value-type="float" office:value="92">
            <text:p>92</text:p>
          </table:table-cell>
          <table:table-cell table:formula="of:=[.F170]+RANDBETWEEN(0;50)" office:value-type="float" office:value="433">
            <text:p>433</text:p>
          </table:table-cell>
          <table:table-cell table:formula="of:=[.G170]+RANDBETWEEN(0;50)" office:value-type="float" office:value="267.4">
            <text:p>267.4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+RANDBETWEEN(15;60)" office:value-type="float" office:value="151">
            <text:p>151</text:p>
          </table:table-cell>
          <table:table-cell table:formula="of:=[.F171]+RANDBETWEEN(0;50)" office:value-type="float" office:value="419">
            <text:p>419</text:p>
          </table:table-cell>
          <table:table-cell table:formula="of:=[.G171]+RANDBETWEEN(0;50)" office:value-type="float" office:value="242">
            <text:p>242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+RANDBETWEEN(15;60)" office:value-type="float" office:value="70">
            <text:p>70</text:p>
          </table:table-cell>
          <table:table-cell table:formula="of:=[.F172]+RANDBETWEEN(0;50)" office:value-type="float" office:value="534">
            <text:p>534</text:p>
          </table:table-cell>
          <table:table-cell table:formula="of:=[.G172]+RANDBETWEEN(0;50)" office:value-type="float" office:value="328.05">
            <text:p>328.0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table:number-columns-repeated="3" office:value-type="float" office:value="2">
            <text:p>2</text:p>
          </table:table-cell>
          <table:table-cell table:formula="of:=[.E173]+RANDBETWEEN(15;60)" office:value-type="float" office:value="111">
            <text:p>111</text:p>
          </table:table-cell>
          <table:table-cell table:formula="of:=[.F173]+RANDBETWEEN(0;50)" office:value-type="float" office:value="503">
            <text:p>503</text:p>
          </table:table-cell>
          <table:table-cell table:formula="of:=[.G173]+RANDBETWEEN(0;50)" office:value-type="float" office:value="332.8">
            <text:p>332.8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+RANDBETWEEN(15;60)" office:value-type="float" office:value="87">
            <text:p>87</text:p>
          </table:table-cell>
          <table:table-cell table:formula="of:=[.F174]+RANDBETWEEN(0;50)" office:value-type="float" office:value="262">
            <text:p>262</text:p>
          </table:table-cell>
          <table:table-cell table:formula="of:=[.G174]+RANDBETWEEN(0;50)" office:value-type="float" office:value="170.5">
            <text:p>170.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+RANDBETWEEN(15;60)" office:value-type="float" office:value="101">
            <text:p>101</text:p>
          </table:table-cell>
          <table:table-cell table:formula="of:=[.F175]+RANDBETWEEN(0;50)" office:value-type="float" office:value="247">
            <text:p>247</text:p>
          </table:table-cell>
          <table:table-cell table:formula="of:=[.G175]+RANDBETWEEN(0;50)" office:value-type="float" office:value="147.5">
            <text:p>147.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+RANDBETWEEN(15;60)" office:value-type="float" office:value="39">
            <text:p>39</text:p>
          </table:table-cell>
          <table:table-cell table:formula="of:=[.F176]+RANDBETWEEN(0;50)" office:value-type="float" office:value="265">
            <text:p>265</text:p>
          </table:table-cell>
          <table:table-cell table:formula="of:=[.G176]+RANDBETWEEN(0;50)" office:value-type="float" office:value="136.5">
            <text:p>136.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+RANDBETWEEN(15;60)" office:value-type="float" office:value="59">
            <text:p>59</text:p>
          </table:table-cell>
          <table:table-cell table:formula="of:=[.F177]+RANDBETWEEN(0;50)" office:value-type="float" office:value="255">
            <text:p>255</text:p>
          </table:table-cell>
          <table:table-cell table:formula="of:=[.G177]+RANDBETWEEN(0;50)" office:value-type="float" office:value="168">
            <text:p>168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+RANDBETWEEN(15;60)" office:value-type="float" office:value="48">
            <text:p>48</text:p>
          </table:table-cell>
          <table:table-cell table:formula="of:=[.F178]+RANDBETWEEN(0;50)" office:value-type="float" office:value="329">
            <text:p>329</text:p>
          </table:table-cell>
          <table:table-cell table:formula="of:=[.G178]+RANDBETWEEN(0;50)" office:value-type="float" office:value="193.5">
            <text:p>193.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+RANDBETWEEN(15;60)" office:value-type="float" office:value="47">
            <text:p>47</text:p>
          </table:table-cell>
          <table:table-cell table:formula="of:=[.F179]+RANDBETWEEN(0;50)" office:value-type="float" office:value="331">
            <text:p>331</text:p>
          </table:table-cell>
          <table:table-cell table:formula="of:=[.G179]+RANDBETWEEN(0;50)" office:value-type="float" office:value="143.5">
            <text:p>143.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+RANDBETWEEN(15;60)" office:value-type="float" office:value="54">
            <text:p>54</text:p>
          </table:table-cell>
          <table:table-cell table:formula="of:=[.F180]+RANDBETWEEN(0;50)" office:value-type="float" office:value="268">
            <text:p>268</text:p>
          </table:table-cell>
          <table:table-cell table:formula="of:=[.G180]+RANDBETWEEN(0;50)" office:value-type="float" office:value="177.85">
            <text:p>177.8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+RANDBETWEEN(15;60)" office:value-type="float" office:value="56">
            <text:p>56</text:p>
          </table:table-cell>
          <table:table-cell table:formula="of:=[.F181]+RANDBETWEEN(0;50)" office:value-type="float" office:value="261">
            <text:p>261</text:p>
          </table:table-cell>
          <table:table-cell table:formula="of:=[.G181]+RANDBETWEEN(0;50)" office:value-type="float" office:value="135.75">
            <text:p>135.7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+RANDBETWEEN(15;60)" office:value-type="float" office:value="70">
            <text:p>70</text:p>
          </table:table-cell>
          <table:table-cell table:formula="of:=[.F182]+RANDBETWEEN(0;50)" office:value-type="float" office:value="310">
            <text:p>310</text:p>
          </table:table-cell>
          <table:table-cell table:formula="of:=[.G182]+RANDBETWEEN(0;50)" office:value-type="float" office:value="168.75">
            <text:p>168.75</text:p>
          </table:table-cell>
        </table:table-row>
        <table:table-row table:style-name="ro1">
          <table:table-cell office:value-type="float" office:value="20090301">
            <text:p>200903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+RANDBETWEEN(15;60)" office:value-type="float" office:value="71">
            <text:p>71</text:p>
          </table:table-cell>
          <table:table-cell table:formula="of:=[.F183]+RANDBETWEEN(0;50)" office:value-type="float" office:value="331">
            <text:p>331</text:p>
          </table:table-cell>
          <table:table-cell table:formula="of:=[.G183]+RANDBETWEEN(0;50)" office:value-type="float" office:value="173.75">
            <text:p>173.7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-RANDBETWEEN(5;20)" office:value-type="float" office:value="43">
            <text:p>43</text:p>
          </table:table-cell>
          <table:table-cell table:formula="of:=[.F170]+RANDBETWEEN(0;50)" office:value-type="float" office:value="407">
            <text:p>407</text:p>
          </table:table-cell>
          <table:table-cell table:formula="of:=[.G170]+RANDBETWEEN(0;50)" office:value-type="float" office:value="280.4">
            <text:p>280.4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-RANDBETWEEN(5;20)" office:value-type="float" office:value="91">
            <text:p>91</text:p>
          </table:table-cell>
          <table:table-cell table:formula="of:=[.F171]+RANDBETWEEN(0;50)" office:value-type="float" office:value="395">
            <text:p>395</text:p>
          </table:table-cell>
          <table:table-cell table:formula="of:=[.G171]+RANDBETWEEN(0;50)" office:value-type="float" office:value="258">
            <text:p>258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-RANDBETWEEN(5;20)" office:value-type="float" office:value="25">
            <text:p>25</text:p>
          </table:table-cell>
          <table:table-cell table:formula="of:=[.F172]+RANDBETWEEN(0;50)" office:value-type="float" office:value="507">
            <text:p>507</text:p>
          </table:table-cell>
          <table:table-cell table:formula="of:=[.G172]+RANDBETWEEN(0;50)" office:value-type="float" office:value="344.05">
            <text:p>344.0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table:number-columns-repeated="3" office:value-type="float" office:value="2">
            <text:p>2</text:p>
          </table:table-cell>
          <table:table-cell table:formula="of:=[.E173]-RANDBETWEEN(5;20)" office:value-type="float" office:value="77">
            <text:p>77</text:p>
          </table:table-cell>
          <table:table-cell table:formula="of:=[.F173]+RANDBETWEEN(0;50)" office:value-type="float" office:value="492">
            <text:p>492</text:p>
          </table:table-cell>
          <table:table-cell table:formula="of:=[.G173]+RANDBETWEEN(0;50)" office:value-type="float" office:value="295.8">
            <text:p>295.8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-RANDBETWEEN(5;20)" office:value-type="float" office:value="37">
            <text:p>37</text:p>
          </table:table-cell>
          <table:table-cell table:formula="of:=[.F174]+RANDBETWEEN(0;50)" office:value-type="float" office:value="250">
            <text:p>250</text:p>
          </table:table-cell>
          <table:table-cell table:formula="of:=[.G174]+RANDBETWEEN(0;50)" office:value-type="float" office:value="158.5">
            <text:p>158.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-RANDBETWEEN(5;20)" office:value-type="float" office:value="42">
            <text:p>42</text:p>
          </table:table-cell>
          <table:table-cell table:formula="of:=[.F175]+RANDBETWEEN(0;50)" office:value-type="float" office:value="212">
            <text:p>212</text:p>
          </table:table-cell>
          <table:table-cell table:formula="of:=[.G175]+RANDBETWEEN(0;50)" office:value-type="float" office:value="138.5">
            <text:p>138.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-RANDBETWEEN(5;20)" office:value-type="float" office:value="-2">
            <text:p>-2</text:p>
          </table:table-cell>
          <table:table-cell table:formula="of:=[.F176]+RANDBETWEEN(0;50)" office:value-type="float" office:value="294">
            <text:p>294</text:p>
          </table:table-cell>
          <table:table-cell table:formula="of:=[.G176]+RANDBETWEEN(0;50)" office:value-type="float" office:value="174.5">
            <text:p>174.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-RANDBETWEEN(5;20)" office:value-type="float" office:value="15">
            <text:p>15</text:p>
          </table:table-cell>
          <table:table-cell table:formula="of:=[.F177]+RANDBETWEEN(0;50)" office:value-type="float" office:value="239">
            <text:p>239</text:p>
          </table:table-cell>
          <table:table-cell table:formula="of:=[.G177]+RANDBETWEEN(0;50)" office:value-type="float" office:value="149">
            <text:p>149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-RANDBETWEEN(5;20)" office:value-type="float" office:value="8">
            <text:p>8</text:p>
          </table:table-cell>
          <table:table-cell table:formula="of:=[.F178]+RANDBETWEEN(0;50)" office:value-type="float" office:value="352">
            <text:p>352</text:p>
          </table:table-cell>
          <table:table-cell table:formula="of:=[.G178]+RANDBETWEEN(0;50)" office:value-type="float" office:value="187.5">
            <text:p>187.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-RANDBETWEEN(5;20)" office:value-type="float" office:value="6">
            <text:p>6</text:p>
          </table:table-cell>
          <table:table-cell table:formula="of:=[.F179]+RANDBETWEEN(0;50)" office:value-type="float" office:value="299">
            <text:p>299</text:p>
          </table:table-cell>
          <table:table-cell table:formula="of:=[.G179]+RANDBETWEEN(0;50)" office:value-type="float" office:value="173.5">
            <text:p>173.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-RANDBETWEEN(5;20)" office:value-type="float" office:value="0">
            <text:p>0</text:p>
          </table:table-cell>
          <table:table-cell table:formula="of:=[.F180]+RANDBETWEEN(0;50)" office:value-type="float" office:value="248">
            <text:p>248</text:p>
          </table:table-cell>
          <table:table-cell table:formula="of:=[.G180]+RANDBETWEEN(0;50)" office:value-type="float" office:value="170.85">
            <text:p>170.8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-RANDBETWEEN(5;20)" office:value-type="float" office:value="13">
            <text:p>13</text:p>
          </table:table-cell>
          <table:table-cell table:formula="of:=[.F181]+RANDBETWEEN(0;50)" office:value-type="float" office:value="253">
            <text:p>253</text:p>
          </table:table-cell>
          <table:table-cell table:formula="of:=[.G181]+RANDBETWEEN(0;50)" office:value-type="float" office:value="173.75">
            <text:p>173.7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-RANDBETWEEN(5;20)" office:value-type="float" office:value="3">
            <text:p>3</text:p>
          </table:table-cell>
          <table:table-cell table:formula="of:=[.F182]+RANDBETWEEN(0;50)" office:value-type="float" office:value="307">
            <text:p>307</text:p>
          </table:table-cell>
          <table:table-cell table:formula="of:=[.G182]+RANDBETWEEN(0;50)" office:value-type="float" office:value="169.75">
            <text:p>169.75</text:p>
          </table:table-cell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-RANDBETWEEN(5;20)" office:value-type="float" office:value="4">
            <text:p>4</text:p>
          </table:table-cell>
          <table:table-cell table:formula="of:=[.F183]+RANDBETWEEN(0;50)" office:value-type="float" office:value="320">
            <text:p>320</text:p>
          </table:table-cell>
          <table:table-cell table:formula="of:=[.G183]+RANDBETWEEN(0;50)" office:value-type="float" office:value="170.75">
            <text:p>170.7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-RANDBETWEEN(5;20)" office:value-type="float" office:value="36">
            <text:p>36</text:p>
          </table:table-cell>
          <table:table-cell table:formula="of:=[.F170]+RANDBETWEEN(0;50)" office:value-type="float" office:value="419">
            <text:p>419</text:p>
          </table:table-cell>
          <table:table-cell table:formula="of:=[.G170]+RANDBETWEEN(0;50)" office:value-type="float" office:value="265.4">
            <text:p>265.4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-RANDBETWEEN(5;20)" office:value-type="float" office:value="82">
            <text:p>82</text:p>
          </table:table-cell>
          <table:table-cell table:formula="of:=[.F171]+RANDBETWEEN(0;50)" office:value-type="float" office:value="381">
            <text:p>381</text:p>
          </table:table-cell>
          <table:table-cell table:formula="of:=[.G171]+RANDBETWEEN(0;50)" office:value-type="float" office:value="258">
            <text:p>258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-RANDBETWEEN(5;20)" office:value-type="float" office:value="23">
            <text:p>23</text:p>
          </table:table-cell>
          <table:table-cell table:formula="of:=[.F172]+RANDBETWEEN(0;50)" office:value-type="float" office:value="553">
            <text:p>553</text:p>
          </table:table-cell>
          <table:table-cell table:formula="of:=[.G172]+RANDBETWEEN(0;50)" office:value-type="float" office:value="329.05">
            <text:p>329.0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table:number-columns-repeated="3" office:value-type="float" office:value="2">
            <text:p>2</text:p>
          </table:table-cell>
          <table:table-cell table:formula="of:=[.E173]-RANDBETWEEN(5;20)" office:value-type="float" office:value="87">
            <text:p>87</text:p>
          </table:table-cell>
          <table:table-cell table:formula="of:=[.F173]+RANDBETWEEN(0;50)" office:value-type="float" office:value="498">
            <text:p>498</text:p>
          </table:table-cell>
          <table:table-cell table:formula="of:=[.G173]+RANDBETWEEN(0;50)" office:value-type="float" office:value="324.8">
            <text:p>324.8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-RANDBETWEEN(5;20)" office:value-type="float" office:value="39">
            <text:p>39</text:p>
          </table:table-cell>
          <table:table-cell table:formula="of:=[.F174]+RANDBETWEEN(0;50)" office:value-type="float" office:value="256">
            <text:p>256</text:p>
          </table:table-cell>
          <table:table-cell table:formula="of:=[.G174]+RANDBETWEEN(0;50)" office:value-type="float" office:value="150.5">
            <text:p>150.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-RANDBETWEEN(5;20)" office:value-type="float" office:value="43">
            <text:p>43</text:p>
          </table:table-cell>
          <table:table-cell table:formula="of:=[.F175]+RANDBETWEEN(0;50)" office:value-type="float" office:value="209">
            <text:p>209</text:p>
          </table:table-cell>
          <table:table-cell table:formula="of:=[.G175]+RANDBETWEEN(0;50)" office:value-type="float" office:value="111.5">
            <text:p>111.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-RANDBETWEEN(5;20)" office:value-type="float" office:value="7">
            <text:p>7</text:p>
          </table:table-cell>
          <table:table-cell table:formula="of:=[.F176]+RANDBETWEEN(0;50)" office:value-type="float" office:value="265">
            <text:p>265</text:p>
          </table:table-cell>
          <table:table-cell table:formula="of:=[.G176]+RANDBETWEEN(0;50)" office:value-type="float" office:value="173.5">
            <text:p>173.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-RANDBETWEEN(5;20)" office:value-type="float" office:value="7">
            <text:p>7</text:p>
          </table:table-cell>
          <table:table-cell table:formula="of:=[.F177]+RANDBETWEEN(0;50)" office:value-type="float" office:value="241">
            <text:p>241</text:p>
          </table:table-cell>
          <table:table-cell table:formula="of:=[.G177]+RANDBETWEEN(0;50)" office:value-type="float" office:value="151">
            <text:p>151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-RANDBETWEEN(5;20)" office:value-type="float" office:value="10">
            <text:p>10</text:p>
          </table:table-cell>
          <table:table-cell table:formula="of:=[.F178]+RANDBETWEEN(0;50)" office:value-type="float" office:value="315">
            <text:p>315</text:p>
          </table:table-cell>
          <table:table-cell table:formula="of:=[.G178]+RANDBETWEEN(0;50)" office:value-type="float" office:value="166.5">
            <text:p>166.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-RANDBETWEEN(5;20)" office:value-type="float" office:value="17">
            <text:p>17</text:p>
          </table:table-cell>
          <table:table-cell table:formula="of:=[.F179]+RANDBETWEEN(0;50)" office:value-type="float" office:value="328">
            <text:p>328</text:p>
          </table:table-cell>
          <table:table-cell table:formula="of:=[.G179]+RANDBETWEEN(0;50)" office:value-type="float" office:value="157.5">
            <text:p>157.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-RANDBETWEEN(5;20)" office:value-type="float" office:value="-3">
            <text:p>-3</text:p>
          </table:table-cell>
          <table:table-cell table:formula="of:=[.F180]+RANDBETWEEN(0;50)" office:value-type="float" office:value="262">
            <text:p>262</text:p>
          </table:table-cell>
          <table:table-cell table:formula="of:=[.G180]+RANDBETWEEN(0;50)" office:value-type="float" office:value="181.85">
            <text:p>181.8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-RANDBETWEEN(5;20)" office:value-type="float" office:value="10">
            <text:p>10</text:p>
          </table:table-cell>
          <table:table-cell table:formula="of:=[.F181]+RANDBETWEEN(0;50)" office:value-type="float" office:value="228">
            <text:p>228</text:p>
          </table:table-cell>
          <table:table-cell table:formula="of:=[.G181]+RANDBETWEEN(0;50)" office:value-type="float" office:value="171.75">
            <text:p>171.7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-RANDBETWEEN(5;20)" office:value-type="float" office:value="4">
            <text:p>4</text:p>
          </table:table-cell>
          <table:table-cell table:formula="of:=[.F182]+RANDBETWEEN(0;50)" office:value-type="float" office:value="342">
            <text:p>342</text:p>
          </table:table-cell>
          <table:table-cell table:formula="of:=[.G182]+RANDBETWEEN(0;50)" office:value-type="float" office:value="212.75">
            <text:p>212.75</text:p>
          </table:table-cell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-RANDBETWEEN(5;20)" office:value-type="float" office:value="2">
            <text:p>2</text:p>
          </table:table-cell>
          <table:table-cell table:formula="of:=[.F183]+RANDBETWEEN(0;50)" office:value-type="float" office:value="307">
            <text:p>307</text:p>
          </table:table-cell>
          <table:table-cell table:formula="of:=[.G183]+RANDBETWEEN(0;50)" office:value-type="float" office:value="168.75">
            <text:p>168.7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-RANDBETWEEN(5;20)" office:value-type="float" office:value="42">
            <text:p>42</text:p>
          </table:table-cell>
          <table:table-cell table:formula="of:=[.F170]+RANDBETWEEN(0;50)" office:value-type="float" office:value="424">
            <text:p>424</text:p>
          </table:table-cell>
          <table:table-cell table:formula="of:=[.G170]+RANDBETWEEN(0;50)" office:value-type="float" office:value="270.4">
            <text:p>270.4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-RANDBETWEEN(5;20)" office:value-type="float" office:value="86">
            <text:p>86</text:p>
          </table:table-cell>
          <table:table-cell table:formula="of:=[.F171]+RANDBETWEEN(0;50)" office:value-type="float" office:value="403">
            <text:p>403</text:p>
          </table:table-cell>
          <table:table-cell table:formula="of:=[.G171]+RANDBETWEEN(0;50)" office:value-type="float" office:value="260">
            <text:p>260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-RANDBETWEEN(5;20)" office:value-type="float" office:value="19">
            <text:p>19</text:p>
          </table:table-cell>
          <table:table-cell table:formula="of:=[.F172]+RANDBETWEEN(0;50)" office:value-type="float" office:value="548">
            <text:p>548</text:p>
          </table:table-cell>
          <table:table-cell table:formula="of:=[.G172]+RANDBETWEEN(0;50)" office:value-type="float" office:value="346.05">
            <text:p>346.0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table:number-columns-repeated="3" office:value-type="float" office:value="2">
            <text:p>2</text:p>
          </table:table-cell>
          <table:table-cell table:formula="of:=[.E173]-RANDBETWEEN(5;20)" office:value-type="float" office:value="77">
            <text:p>77</text:p>
          </table:table-cell>
          <table:table-cell table:formula="of:=[.F173]+RANDBETWEEN(0;50)" office:value-type="float" office:value="507">
            <text:p>507</text:p>
          </table:table-cell>
          <table:table-cell table:formula="of:=[.G173]+RANDBETWEEN(0;50)" office:value-type="float" office:value="334.8">
            <text:p>334.8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-RANDBETWEEN(5;20)" office:value-type="float" office:value="34">
            <text:p>34</text:p>
          </table:table-cell>
          <table:table-cell table:formula="of:=[.F174]+RANDBETWEEN(0;50)" office:value-type="float" office:value="272">
            <text:p>272</text:p>
          </table:table-cell>
          <table:table-cell table:formula="of:=[.G174]+RANDBETWEEN(0;50)" office:value-type="float" office:value="157.5">
            <text:p>157.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-RANDBETWEEN(5;20)" office:value-type="float" office:value="41">
            <text:p>41</text:p>
          </table:table-cell>
          <table:table-cell table:formula="of:=[.F175]+RANDBETWEEN(0;50)" office:value-type="float" office:value="242">
            <text:p>242</text:p>
          </table:table-cell>
          <table:table-cell table:formula="of:=[.G175]+RANDBETWEEN(0;50)" office:value-type="float" office:value="146.5">
            <text:p>146.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-RANDBETWEEN(5;20)" office:value-type="float" office:value="2">
            <text:p>2</text:p>
          </table:table-cell>
          <table:table-cell table:formula="of:=[.F176]+RANDBETWEEN(0;50)" office:value-type="float" office:value="287">
            <text:p>287</text:p>
          </table:table-cell>
          <table:table-cell table:formula="of:=[.G176]+RANDBETWEEN(0;50)" office:value-type="float" office:value="138.5">
            <text:p>138.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-RANDBETWEEN(5;20)" office:value-type="float" office:value="7">
            <text:p>7</text:p>
          </table:table-cell>
          <table:table-cell table:formula="of:=[.F177]+RANDBETWEEN(0;50)" office:value-type="float" office:value="252">
            <text:p>252</text:p>
          </table:table-cell>
          <table:table-cell table:formula="of:=[.G177]+RANDBETWEEN(0;50)" office:value-type="float" office:value="132">
            <text:p>132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-RANDBETWEEN(5;20)" office:value-type="float" office:value="2">
            <text:p>2</text:p>
          </table:table-cell>
          <table:table-cell table:formula="of:=[.F178]+RANDBETWEEN(0;50)" office:value-type="float" office:value="336">
            <text:p>336</text:p>
          </table:table-cell>
          <table:table-cell table:formula="of:=[.G178]+RANDBETWEEN(0;50)" office:value-type="float" office:value="152.5">
            <text:p>152.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-RANDBETWEEN(5;20)" office:value-type="float" office:value="12">
            <text:p>12</text:p>
          </table:table-cell>
          <table:table-cell table:formula="of:=[.F179]+RANDBETWEEN(0;50)" office:value-type="float" office:value="303">
            <text:p>303</text:p>
          </table:table-cell>
          <table:table-cell table:formula="of:=[.G179]+RANDBETWEEN(0;50)" office:value-type="float" office:value="165.5">
            <text:p>165.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-RANDBETWEEN(5;20)" office:value-type="float" office:value="-1">
            <text:p>-1</text:p>
          </table:table-cell>
          <table:table-cell table:formula="of:=[.F180]+RANDBETWEEN(0;50)" office:value-type="float" office:value="285">
            <text:p>285</text:p>
          </table:table-cell>
          <table:table-cell table:formula="of:=[.G180]+RANDBETWEEN(0;50)" office:value-type="float" office:value="178.85">
            <text:p>178.8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-RANDBETWEEN(5;20)" office:value-type="float" office:value="17">
            <text:p>17</text:p>
          </table:table-cell>
          <table:table-cell table:formula="of:=[.F181]+RANDBETWEEN(0;50)" office:value-type="float" office:value="240">
            <text:p>240</text:p>
          </table:table-cell>
          <table:table-cell table:formula="of:=[.G181]+RANDBETWEEN(0;50)" office:value-type="float" office:value="138.75">
            <text:p>138.7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-RANDBETWEEN(5;20)" office:value-type="float" office:value="-5">
            <text:p>-5</text:p>
          </table:table-cell>
          <table:table-cell table:formula="of:=[.F182]+RANDBETWEEN(0;50)" office:value-type="float" office:value="352">
            <text:p>352</text:p>
          </table:table-cell>
          <table:table-cell table:formula="of:=[.G182]+RANDBETWEEN(0;50)" office:value-type="float" office:value="175.75">
            <text:p>175.75</text:p>
          </table:table-cell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-RANDBETWEEN(5;20)" office:value-type="float" office:value="4">
            <text:p>4</text:p>
          </table:table-cell>
          <table:table-cell table:formula="of:=[.F183]+RANDBETWEEN(0;50)" office:value-type="float" office:value="305">
            <text:p>305</text:p>
          </table:table-cell>
          <table:table-cell table:formula="of:=[.G183]+RANDBETWEEN(0;50)" office:value-type="float" office:value="191.75">
            <text:p>191.7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-RANDBETWEEN(5;20)" office:value-type="float" office:value="41">
            <text:p>41</text:p>
          </table:table-cell>
          <table:table-cell table:formula="of:=[.F170]+RANDBETWEEN(0;50)" office:value-type="float" office:value="431">
            <text:p>431</text:p>
          </table:table-cell>
          <table:table-cell table:formula="of:=[.G170]+RANDBETWEEN(0;50)" office:value-type="float" office:value="258.4">
            <text:p>258.4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-RANDBETWEEN(5;20)" office:value-type="float" office:value="86">
            <text:p>86</text:p>
          </table:table-cell>
          <table:table-cell table:formula="of:=[.F171]+RANDBETWEEN(0;50)" office:value-type="float" office:value="428">
            <text:p>428</text:p>
          </table:table-cell>
          <table:table-cell table:formula="of:=[.G171]+RANDBETWEEN(0;50)" office:value-type="float" office:value="230">
            <text:p>230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-RANDBETWEEN(5;20)" office:value-type="float" office:value="26">
            <text:p>26</text:p>
          </table:table-cell>
          <table:table-cell table:formula="of:=[.F172]+RANDBETWEEN(0;50)" office:value-type="float" office:value="539">
            <text:p>539</text:p>
          </table:table-cell>
          <table:table-cell table:formula="of:=[.G172]+RANDBETWEEN(0;50)" office:value-type="float" office:value="339.05">
            <text:p>339.0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table:number-columns-repeated="3" office:value-type="float" office:value="2">
            <text:p>2</text:p>
          </table:table-cell>
          <table:table-cell table:formula="of:=[.E173]-RANDBETWEEN(5;20)" office:value-type="float" office:value="78">
            <text:p>78</text:p>
          </table:table-cell>
          <table:table-cell table:formula="of:=[.F173]+RANDBETWEEN(0;50)" office:value-type="float" office:value="496">
            <text:p>496</text:p>
          </table:table-cell>
          <table:table-cell table:formula="of:=[.G173]+RANDBETWEEN(0;50)" office:value-type="float" office:value="337.8">
            <text:p>337.8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-RANDBETWEEN(5;20)" office:value-type="float" office:value="35">
            <text:p>35</text:p>
          </table:table-cell>
          <table:table-cell table:formula="of:=[.F174]+RANDBETWEEN(0;50)" office:value-type="float" office:value="287">
            <text:p>287</text:p>
          </table:table-cell>
          <table:table-cell table:formula="of:=[.G174]+RANDBETWEEN(0;50)" office:value-type="float" office:value="166.5">
            <text:p>166.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-RANDBETWEEN(5;20)" office:value-type="float" office:value="36">
            <text:p>36</text:p>
          </table:table-cell>
          <table:table-cell table:formula="of:=[.F175]+RANDBETWEEN(0;50)" office:value-type="float" office:value="224">
            <text:p>224</text:p>
          </table:table-cell>
          <table:table-cell table:formula="of:=[.G175]+RANDBETWEEN(0;50)" office:value-type="float" office:value="131.5">
            <text:p>131.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-RANDBETWEEN(5;20)" office:value-type="float" office:value="8">
            <text:p>8</text:p>
          </table:table-cell>
          <table:table-cell table:formula="of:=[.F176]+RANDBETWEEN(0;50)" office:value-type="float" office:value="263">
            <text:p>263</text:p>
          </table:table-cell>
          <table:table-cell table:formula="of:=[.G176]+RANDBETWEEN(0;50)" office:value-type="float" office:value="161.5">
            <text:p>161.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-RANDBETWEEN(5;20)" office:value-type="float" office:value="15">
            <text:p>15</text:p>
          </table:table-cell>
          <table:table-cell table:formula="of:=[.F177]+RANDBETWEEN(0;50)" office:value-type="float" office:value="256">
            <text:p>256</text:p>
          </table:table-cell>
          <table:table-cell table:formula="of:=[.G177]+RANDBETWEEN(0;50)" office:value-type="float" office:value="167">
            <text:p>167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-RANDBETWEEN(5;20)" office:value-type="float" office:value="4">
            <text:p>4</text:p>
          </table:table-cell>
          <table:table-cell table:formula="of:=[.F178]+RANDBETWEEN(0;50)" office:value-type="float" office:value="318">
            <text:p>318</text:p>
          </table:table-cell>
          <table:table-cell table:formula="of:=[.G178]+RANDBETWEEN(0;50)" office:value-type="float" office:value="196.5">
            <text:p>196.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-RANDBETWEEN(5;20)" office:value-type="float" office:value="9">
            <text:p>9</text:p>
          </table:table-cell>
          <table:table-cell table:formula="of:=[.F179]+RANDBETWEEN(0;50)" office:value-type="float" office:value="331">
            <text:p>331</text:p>
          </table:table-cell>
          <table:table-cell table:formula="of:=[.G179]+RANDBETWEEN(0;50)" office:value-type="float" office:value="156.5">
            <text:p>156.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-RANDBETWEEN(5;20)" office:value-type="float" office:value="5">
            <text:p>5</text:p>
          </table:table-cell>
          <table:table-cell table:formula="of:=[.F180]+RANDBETWEEN(0;50)" office:value-type="float" office:value="267">
            <text:p>267</text:p>
          </table:table-cell>
          <table:table-cell table:formula="of:=[.G180]+RANDBETWEEN(0;50)" office:value-type="float" office:value="176.85">
            <text:p>176.8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-RANDBETWEEN(5;20)" office:value-type="float" office:value="11">
            <text:p>11</text:p>
          </table:table-cell>
          <table:table-cell table:formula="of:=[.F181]+RANDBETWEEN(0;50)" office:value-type="float" office:value="271">
            <text:p>271</text:p>
          </table:table-cell>
          <table:table-cell table:formula="of:=[.G181]+RANDBETWEEN(0;50)" office:value-type="float" office:value="162.75">
            <text:p>162.7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-RANDBETWEEN(5;20)" office:value-type="float" office:value="-2">
            <text:p>-2</text:p>
          </table:table-cell>
          <table:table-cell table:formula="of:=[.F182]+RANDBETWEEN(0;50)" office:value-type="float" office:value="321">
            <text:p>321</text:p>
          </table:table-cell>
          <table:table-cell table:formula="of:=[.G182]+RANDBETWEEN(0;50)" office:value-type="float" office:value="189.75">
            <text:p>189.75</text:p>
          </table:table-cell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-RANDBETWEEN(5;20)" office:value-type="float" office:value="9">
            <text:p>9</text:p>
          </table:table-cell>
          <table:table-cell table:formula="of:=[.F183]+RANDBETWEEN(0;50)" office:value-type="float" office:value="332">
            <text:p>332</text:p>
          </table:table-cell>
          <table:table-cell table:formula="of:=[.G183]+RANDBETWEEN(0;50)" office:value-type="float" office:value="194.75">
            <text:p>194.7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-RANDBETWEEN(5;20)" office:value-type="float" office:value="45">
            <text:p>45</text:p>
          </table:table-cell>
          <table:table-cell table:formula="of:=[.F170]+RANDBETWEEN(0;50)" office:value-type="float" office:value="443">
            <text:p>443</text:p>
          </table:table-cell>
          <table:table-cell table:formula="of:=[.G170]+RANDBETWEEN(0;50)" office:value-type="float" office:value="275.4">
            <text:p>275.4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-RANDBETWEEN(5;20)" office:value-type="float" office:value="83">
            <text:p>83</text:p>
          </table:table-cell>
          <table:table-cell table:formula="of:=[.F171]+RANDBETWEEN(0;50)" office:value-type="float" office:value="413">
            <text:p>413</text:p>
          </table:table-cell>
          <table:table-cell table:formula="of:=[.G171]+RANDBETWEEN(0;50)" office:value-type="float" office:value="229">
            <text:p>229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-RANDBETWEEN(5;20)" office:value-type="float" office:value="21">
            <text:p>21</text:p>
          </table:table-cell>
          <table:table-cell table:formula="of:=[.F172]+RANDBETWEEN(0;50)" office:value-type="float" office:value="554">
            <text:p>554</text:p>
          </table:table-cell>
          <table:table-cell table:formula="of:=[.G172]+RANDBETWEEN(0;50)" office:value-type="float" office:value="314.05">
            <text:p>314.0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table:number-columns-repeated="3" office:value-type="float" office:value="2">
            <text:p>2</text:p>
          </table:table-cell>
          <table:table-cell table:formula="of:=[.E173]-RANDBETWEEN(5;20)" office:value-type="float" office:value="85">
            <text:p>85</text:p>
          </table:table-cell>
          <table:table-cell table:formula="of:=[.F173]+RANDBETWEEN(0;50)" office:value-type="float" office:value="486">
            <text:p>486</text:p>
          </table:table-cell>
          <table:table-cell table:formula="of:=[.G173]+RANDBETWEEN(0;50)" office:value-type="float" office:value="316.8">
            <text:p>316.8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-RANDBETWEEN(5;20)" office:value-type="float" office:value="32">
            <text:p>32</text:p>
          </table:table-cell>
          <table:table-cell table:formula="of:=[.F174]+RANDBETWEEN(0;50)" office:value-type="float" office:value="271">
            <text:p>271</text:p>
          </table:table-cell>
          <table:table-cell table:formula="of:=[.G174]+RANDBETWEEN(0;50)" office:value-type="float" office:value="160.5">
            <text:p>160.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-RANDBETWEEN(5;20)" office:value-type="float" office:value="42">
            <text:p>42</text:p>
          </table:table-cell>
          <table:table-cell table:formula="of:=[.F175]+RANDBETWEEN(0;50)" office:value-type="float" office:value="217">
            <text:p>217</text:p>
          </table:table-cell>
          <table:table-cell table:formula="of:=[.G175]+RANDBETWEEN(0;50)" office:value-type="float" office:value="108.5">
            <text:p>108.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-RANDBETWEEN(5;20)" office:value-type="float" office:value="8">
            <text:p>8</text:p>
          </table:table-cell>
          <table:table-cell table:formula="of:=[.F176]+RANDBETWEEN(0;50)" office:value-type="float" office:value="288">
            <text:p>288</text:p>
          </table:table-cell>
          <table:table-cell table:formula="of:=[.G176]+RANDBETWEEN(0;50)" office:value-type="float" office:value="132.5">
            <text:p>132.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-RANDBETWEEN(5;20)" office:value-type="float" office:value="15">
            <text:p>15</text:p>
          </table:table-cell>
          <table:table-cell table:formula="of:=[.F177]+RANDBETWEEN(0;50)" office:value-type="float" office:value="249">
            <text:p>249</text:p>
          </table:table-cell>
          <table:table-cell table:formula="of:=[.G177]+RANDBETWEEN(0;50)" office:value-type="float" office:value="169">
            <text:p>169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-RANDBETWEEN(5;20)" office:value-type="float" office:value="-3">
            <text:p>-3</text:p>
          </table:table-cell>
          <table:table-cell table:formula="of:=[.F178]+RANDBETWEEN(0;50)" office:value-type="float" office:value="353">
            <text:p>353</text:p>
          </table:table-cell>
          <table:table-cell table:formula="of:=[.G178]+RANDBETWEEN(0;50)" office:value-type="float" office:value="167.5">
            <text:p>167.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-RANDBETWEEN(5;20)" office:value-type="float" office:value="14">
            <text:p>14</text:p>
          </table:table-cell>
          <table:table-cell table:formula="of:=[.F179]+RANDBETWEEN(0;50)" office:value-type="float" office:value="298">
            <text:p>298</text:p>
          </table:table-cell>
          <table:table-cell table:formula="of:=[.G179]+RANDBETWEEN(0;50)" office:value-type="float" office:value="153.5">
            <text:p>153.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-RANDBETWEEN(5;20)" office:value-type="float" office:value="9">
            <text:p>9</text:p>
          </table:table-cell>
          <table:table-cell table:formula="of:=[.F180]+RANDBETWEEN(0;50)" office:value-type="float" office:value="271">
            <text:p>271</text:p>
          </table:table-cell>
          <table:table-cell table:formula="of:=[.G180]+RANDBETWEEN(0;50)" office:value-type="float" office:value="135.85">
            <text:p>135.8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-RANDBETWEEN(5;20)" office:value-type="float" office:value="9">
            <text:p>9</text:p>
          </table:table-cell>
          <table:table-cell table:formula="of:=[.F181]+RANDBETWEEN(0;50)" office:value-type="float" office:value="235">
            <text:p>235</text:p>
          </table:table-cell>
          <table:table-cell table:formula="of:=[.G181]+RANDBETWEEN(0;50)" office:value-type="float" office:value="156.75">
            <text:p>156.7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-RANDBETWEEN(5;20)" office:value-type="float" office:value="-3">
            <text:p>-3</text:p>
          </table:table-cell>
          <table:table-cell table:formula="of:=[.F182]+RANDBETWEEN(0;50)" office:value-type="float" office:value="345">
            <text:p>345</text:p>
          </table:table-cell>
          <table:table-cell table:formula="of:=[.G182]+RANDBETWEEN(0;50)" office:value-type="float" office:value="199.75">
            <text:p>199.75</text:p>
          </table:table-cell>
        </table:table-row>
        <table:table-row table:style-name="ro1">
          <table:table-cell office:value-type="float" office:value="20090801">
            <text:p>200908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-RANDBETWEEN(5;20)" office:value-type="float" office:value="0">
            <text:p>0</text:p>
          </table:table-cell>
          <table:table-cell table:formula="of:=[.F183]+RANDBETWEEN(0;50)" office:value-type="float" office:value="285">
            <text:p>285</text:p>
          </table:table-cell>
          <table:table-cell table:formula="of:=[.G183]+RANDBETWEEN(0;50)" office:value-type="float" office:value="194.75">
            <text:p>194.7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-RANDBETWEEN(5;20)" office:value-type="float" office:value="42">
            <text:p>42</text:p>
          </table:table-cell>
          <table:table-cell table:formula="of:=[.F170]+RANDBETWEEN(0;50)" office:value-type="float" office:value="413">
            <text:p>413</text:p>
          </table:table-cell>
          <table:table-cell table:formula="of:=[.G170]+RANDBETWEEN(0;50)" office:value-type="float" office:value="260.4">
            <text:p>260.4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-RANDBETWEEN(5;20)" office:value-type="float" office:value="92">
            <text:p>92</text:p>
          </table:table-cell>
          <table:table-cell table:formula="of:=[.F171]+RANDBETWEEN(0;50)" office:value-type="float" office:value="391">
            <text:p>391</text:p>
          </table:table-cell>
          <table:table-cell table:formula="of:=[.G171]+RANDBETWEEN(0;50)" office:value-type="float" office:value="258">
            <text:p>258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-RANDBETWEEN(5;20)" office:value-type="float" office:value="27">
            <text:p>27</text:p>
          </table:table-cell>
          <table:table-cell table:formula="of:=[.F172]+RANDBETWEEN(0;50)" office:value-type="float" office:value="533">
            <text:p>533</text:p>
          </table:table-cell>
          <table:table-cell table:formula="of:=[.G172]+RANDBETWEEN(0;50)" office:value-type="float" office:value="317.05">
            <text:p>317.0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table:number-columns-repeated="3" office:value-type="float" office:value="2">
            <text:p>2</text:p>
          </table:table-cell>
          <table:table-cell table:formula="of:=[.E173]-RANDBETWEEN(5;20)" office:value-type="float" office:value="82">
            <text:p>82</text:p>
          </table:table-cell>
          <table:table-cell table:formula="of:=[.F173]+RANDBETWEEN(0;50)" office:value-type="float" office:value="515">
            <text:p>515</text:p>
          </table:table-cell>
          <table:table-cell table:formula="of:=[.G173]+RANDBETWEEN(0;50)" office:value-type="float" office:value="313.8">
            <text:p>313.8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-RANDBETWEEN(5;20)" office:value-type="float" office:value="38">
            <text:p>38</text:p>
          </table:table-cell>
          <table:table-cell table:formula="of:=[.F174]+RANDBETWEEN(0;50)" office:value-type="float" office:value="271">
            <text:p>271</text:p>
          </table:table-cell>
          <table:table-cell table:formula="of:=[.G174]+RANDBETWEEN(0;50)" office:value-type="float" office:value="125.5">
            <text:p>125.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-RANDBETWEEN(5;20)" office:value-type="float" office:value="40">
            <text:p>40</text:p>
          </table:table-cell>
          <table:table-cell table:formula="of:=[.F175]+RANDBETWEEN(0;50)" office:value-type="float" office:value="252">
            <text:p>252</text:p>
          </table:table-cell>
          <table:table-cell table:formula="of:=[.G175]+RANDBETWEEN(0;50)" office:value-type="float" office:value="135.5">
            <text:p>135.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-RANDBETWEEN(5;20)" office:value-type="float" office:value="7">
            <text:p>7</text:p>
          </table:table-cell>
          <table:table-cell table:formula="of:=[.F176]+RANDBETWEEN(0;50)" office:value-type="float" office:value="260">
            <text:p>260</text:p>
          </table:table-cell>
          <table:table-cell table:formula="of:=[.G176]+RANDBETWEEN(0;50)" office:value-type="float" office:value="134.5">
            <text:p>134.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-RANDBETWEEN(5;20)" office:value-type="float" office:value="11">
            <text:p>11</text:p>
          </table:table-cell>
          <table:table-cell table:formula="of:=[.F177]+RANDBETWEEN(0;50)" office:value-type="float" office:value="278">
            <text:p>278</text:p>
          </table:table-cell>
          <table:table-cell table:formula="of:=[.G177]+RANDBETWEEN(0;50)" office:value-type="float" office:value="135">
            <text:p>13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-RANDBETWEEN(5;20)" office:value-type="float" office:value="10">
            <text:p>10</text:p>
          </table:table-cell>
          <table:table-cell table:formula="of:=[.F178]+RANDBETWEEN(0;50)" office:value-type="float" office:value="335">
            <text:p>335</text:p>
          </table:table-cell>
          <table:table-cell table:formula="of:=[.G178]+RANDBETWEEN(0;50)" office:value-type="float" office:value="157.5">
            <text:p>157.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-RANDBETWEEN(5;20)" office:value-type="float" office:value="8">
            <text:p>8</text:p>
          </table:table-cell>
          <table:table-cell table:formula="of:=[.F179]+RANDBETWEEN(0;50)" office:value-type="float" office:value="311">
            <text:p>311</text:p>
          </table:table-cell>
          <table:table-cell table:formula="of:=[.G179]+RANDBETWEEN(0;50)" office:value-type="float" office:value="148.5">
            <text:p>148.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-RANDBETWEEN(5;20)" office:value-type="float" office:value="3">
            <text:p>3</text:p>
          </table:table-cell>
          <table:table-cell table:formula="of:=[.F180]+RANDBETWEEN(0;50)" office:value-type="float" office:value="294">
            <text:p>294</text:p>
          </table:table-cell>
          <table:table-cell table:formula="of:=[.G180]+RANDBETWEEN(0;50)" office:value-type="float" office:value="150.85">
            <text:p>150.8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-RANDBETWEEN(5;20)" office:value-type="float" office:value="8">
            <text:p>8</text:p>
          </table:table-cell>
          <table:table-cell table:formula="of:=[.F181]+RANDBETWEEN(0;50)" office:value-type="float" office:value="229">
            <text:p>229</text:p>
          </table:table-cell>
          <table:table-cell table:formula="of:=[.G181]+RANDBETWEEN(0;50)" office:value-type="float" office:value="150.75">
            <text:p>150.7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-RANDBETWEEN(5;20)" office:value-type="float" office:value="3">
            <text:p>3</text:p>
          </table:table-cell>
          <table:table-cell table:formula="of:=[.F182]+RANDBETWEEN(0;50)" office:value-type="float" office:value="350">
            <text:p>350</text:p>
          </table:table-cell>
          <table:table-cell table:formula="of:=[.G182]+RANDBETWEEN(0;50)" office:value-type="float" office:value="171.75">
            <text:p>171.75</text:p>
          </table:table-cell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-RANDBETWEEN(5;20)" office:value-type="float" office:value="5">
            <text:p>5</text:p>
          </table:table-cell>
          <table:table-cell table:formula="of:=[.F183]+RANDBETWEEN(0;50)" office:value-type="float" office:value="324">
            <text:p>324</text:p>
          </table:table-cell>
          <table:table-cell table:formula="of:=[.G183]+RANDBETWEEN(0;50)" office:value-type="float" office:value="195.75">
            <text:p>195.7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+RANDBETWEEN(5;15)" office:value-type="float" office:value="58">
            <text:p>58</text:p>
          </table:table-cell>
          <table:table-cell table:formula="of:=[.F170]+RANDBETWEEN(0;50)" office:value-type="float" office:value="436">
            <text:p>436</text:p>
          </table:table-cell>
          <table:table-cell table:formula="of:=[.G170]+RANDBETWEEN(0;50)" office:value-type="float" office:value="260.4">
            <text:p>260.4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+RANDBETWEEN(5;15)" office:value-type="float" office:value="108">
            <text:p>108</text:p>
          </table:table-cell>
          <table:table-cell table:formula="of:=[.F171]+RANDBETWEEN(0;50)" office:value-type="float" office:value="420">
            <text:p>420</text:p>
          </table:table-cell>
          <table:table-cell table:formula="of:=[.G171]+RANDBETWEEN(0;50)" office:value-type="float" office:value="243">
            <text:p>243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+RANDBETWEEN(5;15)" office:value-type="float" office:value="49">
            <text:p>49</text:p>
          </table:table-cell>
          <table:table-cell table:formula="of:=[.F172]+RANDBETWEEN(0;50)" office:value-type="float" office:value="514">
            <text:p>514</text:p>
          </table:table-cell>
          <table:table-cell table:formula="of:=[.G172]+RANDBETWEEN(0;50)" office:value-type="float" office:value="324.05">
            <text:p>324.0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table:number-columns-repeated="3" office:value-type="float" office:value="2">
            <text:p>2</text:p>
          </table:table-cell>
          <table:table-cell table:formula="of:=[.E173]+RANDBETWEEN(5;15)" office:value-type="float" office:value="104">
            <text:p>104</text:p>
          </table:table-cell>
          <table:table-cell table:formula="of:=[.F173]+RANDBETWEEN(0;50)" office:value-type="float" office:value="510">
            <text:p>510</text:p>
          </table:table-cell>
          <table:table-cell table:formula="of:=[.G173]+RANDBETWEEN(0;50)" office:value-type="float" office:value="298.8">
            <text:p>298.8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+RANDBETWEEN(5;15)" office:value-type="float" office:value="50">
            <text:p>50</text:p>
          </table:table-cell>
          <table:table-cell table:formula="of:=[.F174]+RANDBETWEEN(0;50)" office:value-type="float" office:value="275">
            <text:p>275</text:p>
          </table:table-cell>
          <table:table-cell table:formula="of:=[.G174]+RANDBETWEEN(0;50)" office:value-type="float" office:value="123.5">
            <text:p>123.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+RANDBETWEEN(5;15)" office:value-type="float" office:value="64">
            <text:p>64</text:p>
          </table:table-cell>
          <table:table-cell table:formula="of:=[.F175]+RANDBETWEEN(0;50)" office:value-type="float" office:value="223">
            <text:p>223</text:p>
          </table:table-cell>
          <table:table-cell table:formula="of:=[.G175]+RANDBETWEEN(0;50)" office:value-type="float" office:value="149.5">
            <text:p>149.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+RANDBETWEEN(5;15)" office:value-type="float" office:value="30">
            <text:p>30</text:p>
          </table:table-cell>
          <table:table-cell table:formula="of:=[.F176]+RANDBETWEEN(0;50)" office:value-type="float" office:value="301">
            <text:p>301</text:p>
          </table:table-cell>
          <table:table-cell table:formula="of:=[.G176]+RANDBETWEEN(0;50)" office:value-type="float" office:value="137.5">
            <text:p>137.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+RANDBETWEEN(5;15)" office:value-type="float" office:value="37">
            <text:p>37</text:p>
          </table:table-cell>
          <table:table-cell table:formula="of:=[.F177]+RANDBETWEEN(0;50)" office:value-type="float" office:value="271">
            <text:p>271</text:p>
          </table:table-cell>
          <table:table-cell table:formula="of:=[.G177]+RANDBETWEEN(0;50)" office:value-type="float" office:value="132">
            <text:p>132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+RANDBETWEEN(5;15)" office:value-type="float" office:value="26">
            <text:p>26</text:p>
          </table:table-cell>
          <table:table-cell table:formula="of:=[.F178]+RANDBETWEEN(0;50)" office:value-type="float" office:value="309">
            <text:p>309</text:p>
          </table:table-cell>
          <table:table-cell table:formula="of:=[.G178]+RANDBETWEEN(0;50)" office:value-type="float" office:value="160.5">
            <text:p>160.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+RANDBETWEEN(5;15)" office:value-type="float" office:value="35">
            <text:p>35</text:p>
          </table:table-cell>
          <table:table-cell table:formula="of:=[.F179]+RANDBETWEEN(0;50)" office:value-type="float" office:value="320">
            <text:p>320</text:p>
          </table:table-cell>
          <table:table-cell table:formula="of:=[.G179]+RANDBETWEEN(0;50)" office:value-type="float" office:value="189.5">
            <text:p>189.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+RANDBETWEEN(5;15)" office:value-type="float" office:value="24">
            <text:p>24</text:p>
          </table:table-cell>
          <table:table-cell table:formula="of:=[.F180]+RANDBETWEEN(0;50)" office:value-type="float" office:value="284">
            <text:p>284</text:p>
          </table:table-cell>
          <table:table-cell table:formula="of:=[.G180]+RANDBETWEEN(0;50)" office:value-type="float" office:value="163.85">
            <text:p>163.8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+RANDBETWEEN(5;15)" office:value-type="float" office:value="39">
            <text:p>39</text:p>
          </table:table-cell>
          <table:table-cell table:formula="of:=[.F181]+RANDBETWEEN(0;50)" office:value-type="float" office:value="231">
            <text:p>231</text:p>
          </table:table-cell>
          <table:table-cell table:formula="of:=[.G181]+RANDBETWEEN(0;50)" office:value-type="float" office:value="140.75">
            <text:p>140.7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+RANDBETWEEN(5;15)" office:value-type="float" office:value="19">
            <text:p>19</text:p>
          </table:table-cell>
          <table:table-cell table:formula="of:=[.F182]+RANDBETWEEN(0;50)" office:value-type="float" office:value="312">
            <text:p>312</text:p>
          </table:table-cell>
          <table:table-cell table:formula="of:=[.G182]+RANDBETWEEN(0;50)" office:value-type="float" office:value="194.75">
            <text:p>194.75</text:p>
          </table:table-cell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+RANDBETWEEN(5;15)" office:value-type="float" office:value="28">
            <text:p>28</text:p>
          </table:table-cell>
          <table:table-cell table:formula="of:=[.F183]+RANDBETWEEN(0;50)" office:value-type="float" office:value="299">
            <text:p>299</text:p>
          </table:table-cell>
          <table:table-cell table:formula="of:=[.G183]+RANDBETWEEN(0;50)" office:value-type="float" office:value="162.75">
            <text:p>162.7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+RANDBETWEEN(5;20)" office:value-type="float" office:value="65">
            <text:p>65</text:p>
          </table:table-cell>
          <table:table-cell table:formula="of:=[.F170]+RANDBETWEEN(0;50)" office:value-type="float" office:value="441">
            <text:p>441</text:p>
          </table:table-cell>
          <table:table-cell table:formula="of:=[.G170]+RANDBETWEEN(0;50)" office:value-type="float" office:value="282.4">
            <text:p>282.4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+RANDBETWEEN(5;20)" office:value-type="float" office:value="107">
            <text:p>107</text:p>
          </table:table-cell>
          <table:table-cell table:formula="of:=[.F171]+RANDBETWEEN(0;50)" office:value-type="float" office:value="395">
            <text:p>395</text:p>
          </table:table-cell>
          <table:table-cell table:formula="of:=[.G171]+RANDBETWEEN(0;50)" office:value-type="float" office:value="236">
            <text:p>236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+RANDBETWEEN(5;20)" office:value-type="float" office:value="48">
            <text:p>48</text:p>
          </table:table-cell>
          <table:table-cell table:formula="of:=[.F172]+RANDBETWEEN(0;50)" office:value-type="float" office:value="555">
            <text:p>555</text:p>
          </table:table-cell>
          <table:table-cell table:formula="of:=[.G172]+RANDBETWEEN(0;50)" office:value-type="float" office:value="308.05">
            <text:p>308.0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table:number-columns-repeated="3" office:value-type="float" office:value="2">
            <text:p>2</text:p>
          </table:table-cell>
          <table:table-cell table:formula="of:=[.E173]+RANDBETWEEN(5;20)" office:value-type="float" office:value="107">
            <text:p>107</text:p>
          </table:table-cell>
          <table:table-cell table:formula="of:=[.F173]+RANDBETWEEN(0;50)" office:value-type="float" office:value="529">
            <text:p>529</text:p>
          </table:table-cell>
          <table:table-cell table:formula="of:=[.G173]+RANDBETWEEN(0;50)" office:value-type="float" office:value="325.8">
            <text:p>325.8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+RANDBETWEEN(5;20)" office:value-type="float" office:value="61">
            <text:p>61</text:p>
          </table:table-cell>
          <table:table-cell table:formula="of:=[.F174]+RANDBETWEEN(0;50)" office:value-type="float" office:value="265">
            <text:p>265</text:p>
          </table:table-cell>
          <table:table-cell table:formula="of:=[.G174]+RANDBETWEEN(0;50)" office:value-type="float" office:value="141.5">
            <text:p>141.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+RANDBETWEEN(5;20)" office:value-type="float" office:value="68">
            <text:p>68</text:p>
          </table:table-cell>
          <table:table-cell table:formula="of:=[.F175]+RANDBETWEEN(0;50)" office:value-type="float" office:value="209">
            <text:p>209</text:p>
          </table:table-cell>
          <table:table-cell table:formula="of:=[.G175]+RANDBETWEEN(0;50)" office:value-type="float" office:value="116.5">
            <text:p>116.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+RANDBETWEEN(5;20)" office:value-type="float" office:value="38">
            <text:p>38</text:p>
          </table:table-cell>
          <table:table-cell table:formula="of:=[.F176]+RANDBETWEEN(0;50)" office:value-type="float" office:value="283">
            <text:p>283</text:p>
          </table:table-cell>
          <table:table-cell table:formula="of:=[.G176]+RANDBETWEEN(0;50)" office:value-type="float" office:value="137.5">
            <text:p>137.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+RANDBETWEEN(5;20)" office:value-type="float" office:value="35">
            <text:p>35</text:p>
          </table:table-cell>
          <table:table-cell table:formula="of:=[.F177]+RANDBETWEEN(0;50)" office:value-type="float" office:value="249">
            <text:p>249</text:p>
          </table:table-cell>
          <table:table-cell table:formula="of:=[.G177]+RANDBETWEEN(0;50)" office:value-type="float" office:value="134">
            <text:p>134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+RANDBETWEEN(5;20)" office:value-type="float" office:value="34">
            <text:p>34</text:p>
          </table:table-cell>
          <table:table-cell table:formula="of:=[.F178]+RANDBETWEEN(0;50)" office:value-type="float" office:value="318">
            <text:p>318</text:p>
          </table:table-cell>
          <table:table-cell table:formula="of:=[.G178]+RANDBETWEEN(0;50)" office:value-type="float" office:value="174.5">
            <text:p>174.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+RANDBETWEEN(5;20)" office:value-type="float" office:value="35">
            <text:p>35</text:p>
          </table:table-cell>
          <table:table-cell table:formula="of:=[.F179]+RANDBETWEEN(0;50)" office:value-type="float" office:value="316">
            <text:p>316</text:p>
          </table:table-cell>
          <table:table-cell table:formula="of:=[.G179]+RANDBETWEEN(0;50)" office:value-type="float" office:value="179.5">
            <text:p>179.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+RANDBETWEEN(5;20)" office:value-type="float" office:value="28">
            <text:p>28</text:p>
          </table:table-cell>
          <table:table-cell table:formula="of:=[.F180]+RANDBETWEEN(0;50)" office:value-type="float" office:value="253">
            <text:p>253</text:p>
          </table:table-cell>
          <table:table-cell table:formula="of:=[.G180]+RANDBETWEEN(0;50)" office:value-type="float" office:value="159.85">
            <text:p>159.8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+RANDBETWEEN(5;20)" office:value-type="float" office:value="36">
            <text:p>36</text:p>
          </table:table-cell>
          <table:table-cell table:formula="of:=[.F181]+RANDBETWEEN(0;50)" office:value-type="float" office:value="241">
            <text:p>241</text:p>
          </table:table-cell>
          <table:table-cell table:formula="of:=[.G181]+RANDBETWEEN(0;50)" office:value-type="float" office:value="163.75">
            <text:p>163.7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+RANDBETWEEN(5;20)" office:value-type="float" office:value="27">
            <text:p>27</text:p>
          </table:table-cell>
          <table:table-cell table:formula="of:=[.F182]+RANDBETWEEN(0;50)" office:value-type="float" office:value="344">
            <text:p>344</text:p>
          </table:table-cell>
          <table:table-cell table:formula="of:=[.G182]+RANDBETWEEN(0;50)" office:value-type="float" office:value="206.75">
            <text:p>206.75</text:p>
          </table:table-cell>
        </table:table-row>
        <table:table-row table:style-name="ro1">
          <table:table-cell office:value-type="float" office:value="20091101">
            <text:p>200911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+RANDBETWEEN(5;20)" office:value-type="float" office:value="32">
            <text:p>32</text:p>
          </table:table-cell>
          <table:table-cell table:formula="of:=[.F183]+RANDBETWEEN(0;50)" office:value-type="float" office:value="304">
            <text:p>304</text:p>
          </table:table-cell>
          <table:table-cell table:formula="of:=[.G183]+RANDBETWEEN(0;50)" office:value-type="float" office:value="193.75">
            <text:p>193.7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0]+RANDBETWEEN(5;30)" office:value-type="float" office:value="62">
            <text:p>62</text:p>
          </table:table-cell>
          <table:table-cell table:formula="of:=[.F170]+RANDBETWEEN(0;50)" office:value-type="float" office:value="416">
            <text:p>416</text:p>
          </table:table-cell>
          <table:table-cell table:formula="of:=[.G170]+RANDBETWEEN(0;50)" office:value-type="float" office:value="253.4">
            <text:p>253.4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171]+RANDBETWEEN(5;30)" office:value-type="float" office:value="128">
            <text:p>128</text:p>
          </table:table-cell>
          <table:table-cell table:formula="of:=[.F171]+RANDBETWEEN(0;50)" office:value-type="float" office:value="394">
            <text:p>394</text:p>
          </table:table-cell>
          <table:table-cell table:formula="of:=[.G171]+RANDBETWEEN(0;50)" office:value-type="float" office:value="244">
            <text:p>244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2]+RANDBETWEEN(5;30)" office:value-type="float" office:value="54">
            <text:p>54</text:p>
          </table:table-cell>
          <table:table-cell table:formula="of:=[.F172]+RANDBETWEEN(0;50)" office:value-type="float" office:value="517">
            <text:p>517</text:p>
          </table:table-cell>
          <table:table-cell table:formula="of:=[.G172]+RANDBETWEEN(0;50)" office:value-type="float" office:value="348.05">
            <text:p>348.0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table:number-columns-repeated="3" office:value-type="float" office:value="2">
            <text:p>2</text:p>
          </table:table-cell>
          <table:table-cell table:formula="of:=[.E173]+RANDBETWEEN(5;30)" office:value-type="float" office:value="104">
            <text:p>104</text:p>
          </table:table-cell>
          <table:table-cell table:formula="of:=[.F173]+RANDBETWEEN(0;50)" office:value-type="float" office:value="518">
            <text:p>518</text:p>
          </table:table-cell>
          <table:table-cell table:formula="of:=[.G173]+RANDBETWEEN(0;50)" office:value-type="float" office:value="292.8">
            <text:p>292.8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174]+RANDBETWEEN(5;30)" office:value-type="float" office:value="62">
            <text:p>62</text:p>
          </table:table-cell>
          <table:table-cell table:formula="of:=[.F174]+RANDBETWEEN(0;50)" office:value-type="float" office:value="272">
            <text:p>272</text:p>
          </table:table-cell>
          <table:table-cell table:formula="of:=[.G174]+RANDBETWEEN(0;50)" office:value-type="float" office:value="169.5">
            <text:p>169.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5]+RANDBETWEEN(5;30)" office:value-type="float" office:value="70">
            <text:p>70</text:p>
          </table:table-cell>
          <table:table-cell table:formula="of:=[.F175]+RANDBETWEEN(0;50)" office:value-type="float" office:value="206">
            <text:p>206</text:p>
          </table:table-cell>
          <table:table-cell table:formula="of:=[.G175]+RANDBETWEEN(0;50)" office:value-type="float" office:value="114.5">
            <text:p>114.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176]+RANDBETWEEN(5;30)" office:value-type="float" office:value="23">
            <text:p>23</text:p>
          </table:table-cell>
          <table:table-cell table:formula="of:=[.F176]+RANDBETWEEN(0;50)" office:value-type="float" office:value="288">
            <text:p>288</text:p>
          </table:table-cell>
          <table:table-cell table:formula="of:=[.G176]+RANDBETWEEN(0;50)" office:value-type="float" office:value="129.5">
            <text:p>129.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77]+RANDBETWEEN(5;30)" office:value-type="float" office:value="40">
            <text:p>40</text:p>
          </table:table-cell>
          <table:table-cell table:formula="of:=[.F177]+RANDBETWEEN(0;50)" office:value-type="float" office:value="284">
            <text:p>284</text:p>
          </table:table-cell>
          <table:table-cell table:formula="of:=[.G177]+RANDBETWEEN(0;50)" office:value-type="float" office:value="136">
            <text:p>136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78]+RANDBETWEEN(5;30)" office:value-type="float" office:value="28">
            <text:p>28</text:p>
          </table:table-cell>
          <table:table-cell table:formula="of:=[.F178]+RANDBETWEEN(0;50)" office:value-type="float" office:value="326">
            <text:p>326</text:p>
          </table:table-cell>
          <table:table-cell table:formula="of:=[.G178]+RANDBETWEEN(0;50)" office:value-type="float" office:value="157.5">
            <text:p>157.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179]+RANDBETWEEN(5;30)" office:value-type="float" office:value="30">
            <text:p>30</text:p>
          </table:table-cell>
          <table:table-cell table:formula="of:=[.F179]+RANDBETWEEN(0;50)" office:value-type="float" office:value="333">
            <text:p>333</text:p>
          </table:table-cell>
          <table:table-cell table:formula="of:=[.G179]+RANDBETWEEN(0;50)" office:value-type="float" office:value="166.5">
            <text:p>166.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180]+RANDBETWEEN(5;30)" office:value-type="float" office:value="40">
            <text:p>40</text:p>
          </table:table-cell>
          <table:table-cell table:formula="of:=[.F180]+RANDBETWEEN(0;50)" office:value-type="float" office:value="253">
            <text:p>253</text:p>
          </table:table-cell>
          <table:table-cell table:formula="of:=[.G180]+RANDBETWEEN(0;50)" office:value-type="float" office:value="172.85">
            <text:p>172.8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181]+RANDBETWEEN(5;30)" office:value-type="float" office:value="31">
            <text:p>31</text:p>
          </table:table-cell>
          <table:table-cell table:formula="of:=[.F181]+RANDBETWEEN(0;50)" office:value-type="float" office:value="227">
            <text:p>227</text:p>
          </table:table-cell>
          <table:table-cell table:formula="of:=[.G181]+RANDBETWEEN(0;50)" office:value-type="float" office:value="123.75">
            <text:p>123.7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82]+RANDBETWEEN(5;30)" office:value-type="float" office:value="28">
            <text:p>28</text:p>
          </table:table-cell>
          <table:table-cell table:formula="of:=[.F182]+RANDBETWEEN(0;50)" office:value-type="float" office:value="327">
            <text:p>327</text:p>
          </table:table-cell>
          <table:table-cell table:formula="of:=[.G182]+RANDBETWEEN(0;50)" office:value-type="float" office:value="179.75">
            <text:p>179.75</text:p>
          </table:table-cell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183]+RANDBETWEEN(5;30)" office:value-type="float" office:value="27">
            <text:p>27</text:p>
          </table:table-cell>
          <table:table-cell table:formula="of:=[.F183]+RANDBETWEEN(0;50)" office:value-type="float" office:value="335">
            <text:p>335</text:p>
          </table:table-cell>
          <table:table-cell table:formula="of:=[.G183]+RANDBETWEEN(0;50)" office:value-type="float" office:value="156.75">
            <text:p>156.7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14">
            <text:p>414</text:p>
          </table:table-cell>
          <table:table-cell table:formula="of:=[.F338]*0.6" office:value-type="float" office:value="248.4">
            <text:p>248.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390">
            <text:p>390</text:p>
          </table:table-cell>
          <table:table-cell table:formula="of:=[.F339]*0.6" office:value-type="float" office:value="234">
            <text:p>23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515">
            <text:p>515</text:p>
          </table:table-cell>
          <table:table-cell table:formula="of:=[.F340]*0.61" office:value-type="float" office:value="314.15">
            <text:p>314.1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number-columns-repeated="3"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490">
            <text:p>490</text:p>
          </table:table-cell>
          <table:table-cell table:formula="of:=[.F341]*0.61" office:value-type="float" office:value="298.9">
            <text:p>298.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51">
            <text:p>251</text:p>
          </table:table-cell>
          <table:table-cell table:formula="of:=[.F342]*0.3" office:value-type="float" office:value="75.3">
            <text:p>75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15">
            <text:p>215</text:p>
          </table:table-cell>
          <table:table-cell table:formula="of:=[.F343]*0.3" office:value-type="float" office:value="64.5">
            <text:p>64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9">
            <text:p>269</text:p>
          </table:table-cell>
          <table:table-cell table:formula="of:=[.F344]*0.5" office:value-type="float" office:value="134.5">
            <text:p>134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48">
            <text:p>248</text:p>
          </table:table-cell>
          <table:table-cell table:formula="of:=[.F345]*0.5" office:value-type="float" office:value="124">
            <text:p>12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15">
            <text:p>315</text:p>
          </table:table-cell>
          <table:table-cell table:formula="of:=[.F346]*0.5" office:value-type="float" office:value="157.5">
            <text:p>157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95">
            <text:p>295</text:p>
          </table:table-cell>
          <table:table-cell table:formula="of:=[.F347]*0.5" office:value-type="float" office:value="147.5">
            <text:p>147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7">
            <text:p>257</text:p>
          </table:table-cell>
          <table:table-cell table:formula="of:=[.F348]*0.55" office:value-type="float" office:value="141.35">
            <text:p>141.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35">
            <text:p>235</text:p>
          </table:table-cell>
          <table:table-cell table:formula="of:=[.F349]*0.55" office:value-type="float" office:value="129.25">
            <text:p>129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15">
            <text:p>315</text:p>
          </table:table-cell>
          <table:table-cell table:formula="of:=[.F350]*0.55" office:value-type="float" office:value="173.25">
            <text:p>173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95">
            <text:p>295</text:p>
          </table:table-cell>
          <table:table-cell table:formula="of:=[.F351]*0.55" office:value-type="float" office:value="162.25">
            <text:p>162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+RANDBETWEEN(0;5)" office:value-type="float" office:value="61">
            <text:p>61</text:p>
          </table:table-cell>
          <table:table-cell table:formula="of:=[.F338]+RANDBETWEEN(0;50)" office:value-type="float" office:value="441">
            <text:p>441</text:p>
          </table:table-cell>
          <table:table-cell table:formula="of:=[.G338]+RANDBETWEEN(0;50)" office:value-type="float" office:value="282.4">
            <text:p>282.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+RANDBETWEEN(0;5)" office:value-type="float" office:value="107">
            <text:p>107</text:p>
          </table:table-cell>
          <table:table-cell table:formula="of:=[.F339]+RANDBETWEEN(0;50)" office:value-type="float" office:value="397">
            <text:p>397</text:p>
          </table:table-cell>
          <table:table-cell table:formula="of:=[.G339]+RANDBETWEEN(0;50)" office:value-type="float" office:value="241">
            <text:p>24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+RANDBETWEEN(0;5)" office:value-type="float" office:value="45">
            <text:p>45</text:p>
          </table:table-cell>
          <table:table-cell table:formula="of:=[.F340]+RANDBETWEEN(0;50)" office:value-type="float" office:value="531">
            <text:p>531</text:p>
          </table:table-cell>
          <table:table-cell table:formula="of:=[.G340]+RANDBETWEEN(0;50)" office:value-type="float" office:value="357.15">
            <text:p>357.1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number-columns-repeated="3" office:value-type="float" office:value="2">
            <text:p>2</text:p>
          </table:table-cell>
          <table:table-cell table:formula="of:=[.E341]+RANDBETWEEN(0;5)" office:value-type="float" office:value="106">
            <text:p>106</text:p>
          </table:table-cell>
          <table:table-cell table:formula="of:=[.F341]+RANDBETWEEN(0;50)" office:value-type="float" office:value="535">
            <text:p>535</text:p>
          </table:table-cell>
          <table:table-cell table:formula="of:=[.G341]+RANDBETWEEN(0;50)" office:value-type="float" office:value="325.9">
            <text:p>325.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+RANDBETWEEN(0;5)" office:value-type="float" office:value="68">
            <text:p>68</text:p>
          </table:table-cell>
          <table:table-cell table:formula="of:=[.F342]+RANDBETWEEN(0;50)" office:value-type="float" office:value="274">
            <text:p>274</text:p>
          </table:table-cell>
          <table:table-cell table:formula="of:=[.G342]+RANDBETWEEN(0;50)" office:value-type="float" office:value="76.3">
            <text:p>76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+RANDBETWEEN(0;5)" office:value-type="float" office:value="52">
            <text:p>52</text:p>
          </table:table-cell>
          <table:table-cell table:formula="of:=[.F343]+RANDBETWEEN(0;50)" office:value-type="float" office:value="232">
            <text:p>232</text:p>
          </table:table-cell>
          <table:table-cell table:formula="of:=[.G343]+RANDBETWEEN(0;50)" office:value-type="float" office:value="81.5">
            <text:p>81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+RANDBETWEEN(0;5)" office:value-type="float" office:value="24">
            <text:p>24</text:p>
          </table:table-cell>
          <table:table-cell table:formula="of:=[.F344]+RANDBETWEEN(0;50)" office:value-type="float" office:value="314">
            <text:p>314</text:p>
          </table:table-cell>
          <table:table-cell table:formula="of:=[.G344]+RANDBETWEEN(0;50)" office:value-type="float" office:value="177.5">
            <text:p>177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+RANDBETWEEN(0;5)" office:value-type="float" office:value="32">
            <text:p>32</text:p>
          </table:table-cell>
          <table:table-cell table:formula="of:=[.F345]+RANDBETWEEN(0;50)" office:value-type="float" office:value="289">
            <text:p>289</text:p>
          </table:table-cell>
          <table:table-cell table:formula="of:=[.G345]+RANDBETWEEN(0;50)" office:value-type="float" office:value="128">
            <text:p>12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+RANDBETWEEN(0;5)" office:value-type="float" office:value="26">
            <text:p>26</text:p>
          </table:table-cell>
          <table:table-cell table:formula="of:=[.F346]+RANDBETWEEN(0;50)" office:value-type="float" office:value="328">
            <text:p>328</text:p>
          </table:table-cell>
          <table:table-cell table:formula="of:=[.G346]+RANDBETWEEN(0;50)" office:value-type="float" office:value="180.5">
            <text:p>180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+RANDBETWEEN(0;5)" office:value-type="float" office:value="32">
            <text:p>32</text:p>
          </table:table-cell>
          <table:table-cell table:formula="of:=[.F347]+RANDBETWEEN(0;50)" office:value-type="float" office:value="295">
            <text:p>295</text:p>
          </table:table-cell>
          <table:table-cell table:formula="of:=[.G347]+RANDBETWEEN(0;50)" office:value-type="float" office:value="179.5">
            <text:p>179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+RANDBETWEEN(0;5)" office:value-type="float" office:value="23">
            <text:p>23</text:p>
          </table:table-cell>
          <table:table-cell table:formula="of:=[.F348]+RANDBETWEEN(0;50)" office:value-type="float" office:value="284">
            <text:p>284</text:p>
          </table:table-cell>
          <table:table-cell table:formula="of:=[.G348]+RANDBETWEEN(0;50)" office:value-type="float" office:value="150.35">
            <text:p>150.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+RANDBETWEEN(0;5)" office:value-type="float" office:value="32">
            <text:p>32</text:p>
          </table:table-cell>
          <table:table-cell table:formula="of:=[.F349]+RANDBETWEEN(0;50)" office:value-type="float" office:value="240">
            <text:p>240</text:p>
          </table:table-cell>
          <table:table-cell table:formula="of:=[.G349]+RANDBETWEEN(0;50)" office:value-type="float" office:value="145.25">
            <text:p>145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+RANDBETWEEN(0;5)" office:value-type="float" office:value="21">
            <text:p>21</text:p>
          </table:table-cell>
          <table:table-cell table:formula="of:=[.F350]+RANDBETWEEN(0;50)" office:value-type="float" office:value="334">
            <text:p>334</text:p>
          </table:table-cell>
          <table:table-cell table:formula="of:=[.G350]+RANDBETWEEN(0;50)" office:value-type="float" office:value="205.25">
            <text:p>205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+RANDBETWEEN(0;5)" office:value-type="float" office:value="25">
            <text:p>25</text:p>
          </table:table-cell>
          <table:table-cell table:formula="of:=[.F351]+RANDBETWEEN(0;50)" office:value-type="float" office:value="332">
            <text:p>332</text:p>
          </table:table-cell>
          <table:table-cell table:formula="of:=[.G351]+RANDBETWEEN(0;50)" office:value-type="float" office:value="188.25">
            <text:p>188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+RANDBETWEEN(15;60)" office:value-type="float" office:value="108">
            <text:p>108</text:p>
          </table:table-cell>
          <table:table-cell table:formula="of:=[.F338]+RANDBETWEEN(0;50)" office:value-type="float" office:value="447">
            <text:p>447</text:p>
          </table:table-cell>
          <table:table-cell table:formula="of:=[.G338]+RANDBETWEEN(0;50)" office:value-type="float" office:value="298.4">
            <text:p>298.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+RANDBETWEEN(15;60)" office:value-type="float" office:value="155">
            <text:p>155</text:p>
          </table:table-cell>
          <table:table-cell table:formula="of:=[.F339]+RANDBETWEEN(0;50)" office:value-type="float" office:value="432">
            <text:p>432</text:p>
          </table:table-cell>
          <table:table-cell table:formula="of:=[.G339]+RANDBETWEEN(0;50)" office:value-type="float" office:value="250">
            <text:p>25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+RANDBETWEEN(15;60)" office:value-type="float" office:value="64">
            <text:p>64</text:p>
          </table:table-cell>
          <table:table-cell table:formula="of:=[.F340]+RANDBETWEEN(0;50)" office:value-type="float" office:value="525">
            <text:p>525</text:p>
          </table:table-cell>
          <table:table-cell table:formula="of:=[.G340]+RANDBETWEEN(0;50)" office:value-type="float" office:value="325.15">
            <text:p>325.1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number-columns-repeated="3" office:value-type="float" office:value="2">
            <text:p>2</text:p>
          </table:table-cell>
          <table:table-cell table:formula="of:=[.E341]+RANDBETWEEN(15;60)" office:value-type="float" office:value="164">
            <text:p>164</text:p>
          </table:table-cell>
          <table:table-cell table:formula="of:=[.F341]+RANDBETWEEN(0;50)" office:value-type="float" office:value="493">
            <text:p>493</text:p>
          </table:table-cell>
          <table:table-cell table:formula="of:=[.G341]+RANDBETWEEN(0;50)" office:value-type="float" office:value="300.9">
            <text:p>300.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+RANDBETWEEN(15;60)" office:value-type="float" office:value="81">
            <text:p>81</text:p>
          </table:table-cell>
          <table:table-cell table:formula="of:=[.F342]+RANDBETWEEN(0;50)" office:value-type="float" office:value="301">
            <text:p>301</text:p>
          </table:table-cell>
          <table:table-cell table:formula="of:=[.G342]+RANDBETWEEN(0;50)" office:value-type="float" office:value="90.3">
            <text:p>90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+RANDBETWEEN(15;60)" office:value-type="float" office:value="90">
            <text:p>90</text:p>
          </table:table-cell>
          <table:table-cell table:formula="of:=[.F343]+RANDBETWEEN(0;50)" office:value-type="float" office:value="243">
            <text:p>243</text:p>
          </table:table-cell>
          <table:table-cell table:formula="of:=[.G343]+RANDBETWEEN(0;50)" office:value-type="float" office:value="79.5">
            <text:p>79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+RANDBETWEEN(15;60)" office:value-type="float" office:value="44">
            <text:p>44</text:p>
          </table:table-cell>
          <table:table-cell table:formula="of:=[.F344]+RANDBETWEEN(0;50)" office:value-type="float" office:value="275">
            <text:p>275</text:p>
          </table:table-cell>
          <table:table-cell table:formula="of:=[.G344]+RANDBETWEEN(0;50)" office:value-type="float" office:value="177.5">
            <text:p>177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+RANDBETWEEN(15;60)" office:value-type="float" office:value="58">
            <text:p>58</text:p>
          </table:table-cell>
          <table:table-cell table:formula="of:=[.F345]+RANDBETWEEN(0;50)" office:value-type="float" office:value="266">
            <text:p>266</text:p>
          </table:table-cell>
          <table:table-cell table:formula="of:=[.G345]+RANDBETWEEN(0;50)" office:value-type="float" office:value="172">
            <text:p>17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+RANDBETWEEN(15;60)" office:value-type="float" office:value="67">
            <text:p>67</text:p>
          </table:table-cell>
          <table:table-cell table:formula="of:=[.F346]+RANDBETWEEN(0;50)" office:value-type="float" office:value="352">
            <text:p>352</text:p>
          </table:table-cell>
          <table:table-cell table:formula="of:=[.G346]+RANDBETWEEN(0;50)" office:value-type="float" office:value="174.5">
            <text:p>174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+RANDBETWEEN(15;60)" office:value-type="float" office:value="58">
            <text:p>58</text:p>
          </table:table-cell>
          <table:table-cell table:formula="of:=[.F347]+RANDBETWEEN(0;50)" office:value-type="float" office:value="343">
            <text:p>343</text:p>
          </table:table-cell>
          <table:table-cell table:formula="of:=[.G347]+RANDBETWEEN(0;50)" office:value-type="float" office:value="150.5">
            <text:p>150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+RANDBETWEEN(15;60)" office:value-type="float" office:value="73">
            <text:p>73</text:p>
          </table:table-cell>
          <table:table-cell table:formula="of:=[.F348]+RANDBETWEEN(0;50)" office:value-type="float" office:value="293">
            <text:p>293</text:p>
          </table:table-cell>
          <table:table-cell table:formula="of:=[.G348]+RANDBETWEEN(0;50)" office:value-type="float" office:value="178.35">
            <text:p>178.3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+RANDBETWEEN(15;60)" office:value-type="float" office:value="83">
            <text:p>83</text:p>
          </table:table-cell>
          <table:table-cell table:formula="of:=[.F349]+RANDBETWEEN(0;50)" office:value-type="float" office:value="261">
            <text:p>261</text:p>
          </table:table-cell>
          <table:table-cell table:formula="of:=[.G349]+RANDBETWEEN(0;50)" office:value-type="float" office:value="158.25">
            <text:p>158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+RANDBETWEEN(15;60)" office:value-type="float" office:value="40">
            <text:p>40</text:p>
          </table:table-cell>
          <table:table-cell table:formula="of:=[.F350]+RANDBETWEEN(0;50)" office:value-type="float" office:value="347">
            <text:p>347</text:p>
          </table:table-cell>
          <table:table-cell table:formula="of:=[.G350]+RANDBETWEEN(0;50)" office:value-type="float" office:value="213.25">
            <text:p>213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+RANDBETWEEN(15;60)" office:value-type="float" office:value="56">
            <text:p>56</text:p>
          </table:table-cell>
          <table:table-cell table:formula="of:=[.F351]+RANDBETWEEN(0;50)" office:value-type="float" office:value="327">
            <text:p>327</text:p>
          </table:table-cell>
          <table:table-cell table:formula="of:=[.G351]+RANDBETWEEN(0;50)" office:value-type="float" office:value="206.25">
            <text:p>206.2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-RANDBETWEEN(5;20)" office:value-type="float" office:value="47">
            <text:p>47</text:p>
          </table:table-cell>
          <table:table-cell table:formula="of:=[.F338]+RANDBETWEEN(0;50)" office:value-type="float" office:value="450">
            <text:p>450</text:p>
          </table:table-cell>
          <table:table-cell table:formula="of:=[.G338]+RANDBETWEEN(0;50)" office:value-type="float" office:value="292.4">
            <text:p>292.4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-RANDBETWEEN(5;20)" office:value-type="float" office:value="88">
            <text:p>88</text:p>
          </table:table-cell>
          <table:table-cell table:formula="of:=[.F339]+RANDBETWEEN(0;50)" office:value-type="float" office:value="402">
            <text:p>402</text:p>
          </table:table-cell>
          <table:table-cell table:formula="of:=[.G339]+RANDBETWEEN(0;50)" office:value-type="float" office:value="255">
            <text:p>25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-RANDBETWEEN(5;20)" office:value-type="float" office:value="39">
            <text:p>39</text:p>
          </table:table-cell>
          <table:table-cell table:formula="of:=[.F340]+RANDBETWEEN(0;50)" office:value-type="float" office:value="536">
            <text:p>536</text:p>
          </table:table-cell>
          <table:table-cell table:formula="of:=[.G340]+RANDBETWEEN(0;50)" office:value-type="float" office:value="342.15">
            <text:p>342.1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table:number-columns-repeated="3" office:value-type="float" office:value="2">
            <text:p>2</text:p>
          </table:table-cell>
          <table:table-cell table:formula="of:=[.E341]-RANDBETWEEN(5;20)" office:value-type="float" office:value="86">
            <text:p>86</text:p>
          </table:table-cell>
          <table:table-cell table:formula="of:=[.F341]+RANDBETWEEN(0;50)" office:value-type="float" office:value="529">
            <text:p>529</text:p>
          </table:table-cell>
          <table:table-cell table:formula="of:=[.G341]+RANDBETWEEN(0;50)" office:value-type="float" office:value="344.9">
            <text:p>344.9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-RANDBETWEEN(5;20)" office:value-type="float" office:value="45">
            <text:p>45</text:p>
          </table:table-cell>
          <table:table-cell table:formula="of:=[.F342]+RANDBETWEEN(0;50)" office:value-type="float" office:value="273">
            <text:p>273</text:p>
          </table:table-cell>
          <table:table-cell table:formula="of:=[.G342]+RANDBETWEEN(0;50)" office:value-type="float" office:value="107.3">
            <text:p>107.3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-RANDBETWEEN(5;20)" office:value-type="float" office:value="44">
            <text:p>44</text:p>
          </table:table-cell>
          <table:table-cell table:formula="of:=[.F343]+RANDBETWEEN(0;50)" office:value-type="float" office:value="253">
            <text:p>253</text:p>
          </table:table-cell>
          <table:table-cell table:formula="of:=[.G343]+RANDBETWEEN(0;50)" office:value-type="float" office:value="94.5">
            <text:p>94.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-RANDBETWEEN(5;20)" office:value-type="float" office:value="14">
            <text:p>14</text:p>
          </table:table-cell>
          <table:table-cell table:formula="of:=[.F344]+RANDBETWEEN(0;50)" office:value-type="float" office:value="299">
            <text:p>299</text:p>
          </table:table-cell>
          <table:table-cell table:formula="of:=[.G344]+RANDBETWEEN(0;50)" office:value-type="float" office:value="150.5">
            <text:p>150.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-RANDBETWEEN(5;20)" office:value-type="float" office:value="7">
            <text:p>7</text:p>
          </table:table-cell>
          <table:table-cell table:formula="of:=[.F345]+RANDBETWEEN(0;50)" office:value-type="float" office:value="269">
            <text:p>269</text:p>
          </table:table-cell>
          <table:table-cell table:formula="of:=[.G345]+RANDBETWEEN(0;50)" office:value-type="float" office:value="166">
            <text:p>166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-RANDBETWEEN(5;20)" office:value-type="float" office:value="8">
            <text:p>8</text:p>
          </table:table-cell>
          <table:table-cell table:formula="of:=[.F346]+RANDBETWEEN(0;50)" office:value-type="float" office:value="344">
            <text:p>344</text:p>
          </table:table-cell>
          <table:table-cell table:formula="of:=[.G346]+RANDBETWEEN(0;50)" office:value-type="float" office:value="181.5">
            <text:p>181.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-RANDBETWEEN(5;20)" office:value-type="float" office:value="19">
            <text:p>19</text:p>
          </table:table-cell>
          <table:table-cell table:formula="of:=[.F347]+RANDBETWEEN(0;50)" office:value-type="float" office:value="343">
            <text:p>343</text:p>
          </table:table-cell>
          <table:table-cell table:formula="of:=[.G347]+RANDBETWEEN(0;50)" office:value-type="float" office:value="152.5">
            <text:p>152.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-RANDBETWEEN(5;20)" office:value-type="float" office:value="12">
            <text:p>12</text:p>
          </table:table-cell>
          <table:table-cell table:formula="of:=[.F348]+RANDBETWEEN(0;50)" office:value-type="float" office:value="275">
            <text:p>275</text:p>
          </table:table-cell>
          <table:table-cell table:formula="of:=[.G348]+RANDBETWEEN(0;50)" office:value-type="float" office:value="182.35">
            <text:p>182.3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-RANDBETWEEN(5;20)" office:value-type="float" office:value="26">
            <text:p>26</text:p>
          </table:table-cell>
          <table:table-cell table:formula="of:=[.F349]+RANDBETWEEN(0;50)" office:value-type="float" office:value="238">
            <text:p>238</text:p>
          </table:table-cell>
          <table:table-cell table:formula="of:=[.G349]+RANDBETWEEN(0;50)" office:value-type="float" office:value="131.25">
            <text:p>131.2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-RANDBETWEEN(5;20)" office:value-type="float" office:value="7">
            <text:p>7</text:p>
          </table:table-cell>
          <table:table-cell table:formula="of:=[.F350]+RANDBETWEEN(0;50)" office:value-type="float" office:value="319">
            <text:p>319</text:p>
          </table:table-cell>
          <table:table-cell table:formula="of:=[.G350]+RANDBETWEEN(0;50)" office:value-type="float" office:value="197.25">
            <text:p>197.2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-RANDBETWEEN(5;20)" office:value-type="float" office:value="19">
            <text:p>19</text:p>
          </table:table-cell>
          <table:table-cell table:formula="of:=[.F351]+RANDBETWEEN(0;50)" office:value-type="float" office:value="343">
            <text:p>343</text:p>
          </table:table-cell>
          <table:table-cell table:formula="of:=[.G351]+RANDBETWEEN(0;50)" office:value-type="float" office:value="174.25">
            <text:p>174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-RANDBETWEEN(5;20)" office:value-type="float" office:value="38">
            <text:p>38</text:p>
          </table:table-cell>
          <table:table-cell table:formula="of:=[.F338]+RANDBETWEEN(0;50)" office:value-type="float" office:value="453">
            <text:p>453</text:p>
          </table:table-cell>
          <table:table-cell table:formula="of:=[.G338]+RANDBETWEEN(0;50)" office:value-type="float" office:value="283.4">
            <text:p>283.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-RANDBETWEEN(5;20)" office:value-type="float" office:value="90">
            <text:p>90</text:p>
          </table:table-cell>
          <table:table-cell table:formula="of:=[.F339]+RANDBETWEEN(0;50)" office:value-type="float" office:value="437">
            <text:p>437</text:p>
          </table:table-cell>
          <table:table-cell table:formula="of:=[.G339]+RANDBETWEEN(0;50)" office:value-type="float" office:value="257">
            <text:p>25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-RANDBETWEEN(5;20)" office:value-type="float" office:value="37">
            <text:p>37</text:p>
          </table:table-cell>
          <table:table-cell table:formula="of:=[.F340]+RANDBETWEEN(0;50)" office:value-type="float" office:value="523">
            <text:p>523</text:p>
          </table:table-cell>
          <table:table-cell table:formula="of:=[.G340]+RANDBETWEEN(0;50)" office:value-type="float" office:value="317.15">
            <text:p>317.1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number-columns-repeated="3" office:value-type="float" office:value="2">
            <text:p>2</text:p>
          </table:table-cell>
          <table:table-cell table:formula="of:=[.E341]-RANDBETWEEN(5;20)" office:value-type="float" office:value="92">
            <text:p>92</text:p>
          </table:table-cell>
          <table:table-cell table:formula="of:=[.F341]+RANDBETWEEN(0;50)" office:value-type="float" office:value="495">
            <text:p>495</text:p>
          </table:table-cell>
          <table:table-cell table:formula="of:=[.G341]+RANDBETWEEN(0;50)" office:value-type="float" office:value="322.9">
            <text:p>322.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-RANDBETWEEN(5;20)" office:value-type="float" office:value="53">
            <text:p>53</text:p>
          </table:table-cell>
          <table:table-cell table:formula="of:=[.F342]+RANDBETWEEN(0;50)" office:value-type="float" office:value="284">
            <text:p>284</text:p>
          </table:table-cell>
          <table:table-cell table:formula="of:=[.G342]+RANDBETWEEN(0;50)" office:value-type="float" office:value="77.3">
            <text:p>77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-RANDBETWEEN(5;20)" office:value-type="float" office:value="34">
            <text:p>34</text:p>
          </table:table-cell>
          <table:table-cell table:formula="of:=[.F343]+RANDBETWEEN(0;50)" office:value-type="float" office:value="264">
            <text:p>264</text:p>
          </table:table-cell>
          <table:table-cell table:formula="of:=[.G343]+RANDBETWEEN(0;50)" office:value-type="float" office:value="114.5">
            <text:p>114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-RANDBETWEEN(5;20)" office:value-type="float" office:value="3">
            <text:p>3</text:p>
          </table:table-cell>
          <table:table-cell table:formula="of:=[.F344]+RANDBETWEEN(0;50)" office:value-type="float" office:value="277">
            <text:p>277</text:p>
          </table:table-cell>
          <table:table-cell table:formula="of:=[.G344]+RANDBETWEEN(0;50)" office:value-type="float" office:value="152.5">
            <text:p>152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-RANDBETWEEN(5;20)" office:value-type="float" office:value="11">
            <text:p>11</text:p>
          </table:table-cell>
          <table:table-cell table:formula="of:=[.F345]+RANDBETWEEN(0;50)" office:value-type="float" office:value="258">
            <text:p>258</text:p>
          </table:table-cell>
          <table:table-cell table:formula="of:=[.G345]+RANDBETWEEN(0;50)" office:value-type="float" office:value="146">
            <text:p>14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-RANDBETWEEN(5;20)" office:value-type="float" office:value="4">
            <text:p>4</text:p>
          </table:table-cell>
          <table:table-cell table:formula="of:=[.F346]+RANDBETWEEN(0;50)" office:value-type="float" office:value="350">
            <text:p>350</text:p>
          </table:table-cell>
          <table:table-cell table:formula="of:=[.G346]+RANDBETWEEN(0;50)" office:value-type="float" office:value="183.5">
            <text:p>183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-RANDBETWEEN(5;20)" office:value-type="float" office:value="21">
            <text:p>21</text:p>
          </table:table-cell>
          <table:table-cell table:formula="of:=[.F347]+RANDBETWEEN(0;50)" office:value-type="float" office:value="332">
            <text:p>332</text:p>
          </table:table-cell>
          <table:table-cell table:formula="of:=[.G347]+RANDBETWEEN(0;50)" office:value-type="float" office:value="171.5">
            <text:p>171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-RANDBETWEEN(5;20)" office:value-type="float" office:value="8">
            <text:p>8</text:p>
          </table:table-cell>
          <table:table-cell table:formula="of:=[.F348]+RANDBETWEEN(0;50)" office:value-type="float" office:value="291">
            <text:p>291</text:p>
          </table:table-cell>
          <table:table-cell table:formula="of:=[.G348]+RANDBETWEEN(0;50)" office:value-type="float" office:value="154.35">
            <text:p>154.3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-RANDBETWEEN(5;20)" office:value-type="float" office:value="23">
            <text:p>23</text:p>
          </table:table-cell>
          <table:table-cell table:formula="of:=[.F349]+RANDBETWEEN(0;50)" office:value-type="float" office:value="247">
            <text:p>247</text:p>
          </table:table-cell>
          <table:table-cell table:formula="of:=[.G349]+RANDBETWEEN(0;50)" office:value-type="float" office:value="138.25">
            <text:p>138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-RANDBETWEEN(5;20)" office:value-type="float" office:value="4">
            <text:p>4</text:p>
          </table:table-cell>
          <table:table-cell table:formula="of:=[.F350]+RANDBETWEEN(0;50)" office:value-type="float" office:value="336">
            <text:p>336</text:p>
          </table:table-cell>
          <table:table-cell table:formula="of:=[.G350]+RANDBETWEEN(0;50)" office:value-type="float" office:value="191.25">
            <text:p>191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-RANDBETWEEN(5;20)" office:value-type="float" office:value="8">
            <text:p>8</text:p>
          </table:table-cell>
          <table:table-cell table:formula="of:=[.F351]+RANDBETWEEN(0;50)" office:value-type="float" office:value="341">
            <text:p>341</text:p>
          </table:table-cell>
          <table:table-cell table:formula="of:=[.G351]+RANDBETWEEN(0;50)" office:value-type="float" office:value="185.25">
            <text:p>185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-RANDBETWEEN(5;20)" office:value-type="float" office:value="50">
            <text:p>50</text:p>
          </table:table-cell>
          <table:table-cell table:formula="of:=[.F338]+RANDBETWEEN(0;50)" office:value-type="float" office:value="425">
            <text:p>425</text:p>
          </table:table-cell>
          <table:table-cell table:formula="of:=[.G338]+RANDBETWEEN(0;50)" office:value-type="float" office:value="254.4">
            <text:p>254.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-RANDBETWEEN(5;20)" office:value-type="float" office:value="96">
            <text:p>96</text:p>
          </table:table-cell>
          <table:table-cell table:formula="of:=[.F339]+RANDBETWEEN(0;50)" office:value-type="float" office:value="390">
            <text:p>390</text:p>
          </table:table-cell>
          <table:table-cell table:formula="of:=[.G339]+RANDBETWEEN(0;50)" office:value-type="float" office:value="238">
            <text:p>23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-RANDBETWEEN(5;20)" office:value-type="float" office:value="36">
            <text:p>36</text:p>
          </table:table-cell>
          <table:table-cell table:formula="of:=[.F340]+RANDBETWEEN(0;50)" office:value-type="float" office:value="561">
            <text:p>561</text:p>
          </table:table-cell>
          <table:table-cell table:formula="of:=[.G340]+RANDBETWEEN(0;50)" office:value-type="float" office:value="326.15">
            <text:p>326.1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number-columns-repeated="3" office:value-type="float" office:value="2">
            <text:p>2</text:p>
          </table:table-cell>
          <table:table-cell table:formula="of:=[.E341]-RANDBETWEEN(5;20)" office:value-type="float" office:value="90">
            <text:p>90</text:p>
          </table:table-cell>
          <table:table-cell table:formula="of:=[.F341]+RANDBETWEEN(0;50)" office:value-type="float" office:value="520">
            <text:p>520</text:p>
          </table:table-cell>
          <table:table-cell table:formula="of:=[.G341]+RANDBETWEEN(0;50)" office:value-type="float" office:value="321.9">
            <text:p>321.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-RANDBETWEEN(5;20)" office:value-type="float" office:value="58">
            <text:p>58</text:p>
          </table:table-cell>
          <table:table-cell table:formula="of:=[.F342]+RANDBETWEEN(0;50)" office:value-type="float" office:value="269">
            <text:p>269</text:p>
          </table:table-cell>
          <table:table-cell table:formula="of:=[.G342]+RANDBETWEEN(0;50)" office:value-type="float" office:value="83.3">
            <text:p>83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-RANDBETWEEN(5;20)" office:value-type="float" office:value="38">
            <text:p>38</text:p>
          </table:table-cell>
          <table:table-cell table:formula="of:=[.F343]+RANDBETWEEN(0;50)" office:value-type="float" office:value="245">
            <text:p>245</text:p>
          </table:table-cell>
          <table:table-cell table:formula="of:=[.G343]+RANDBETWEEN(0;50)" office:value-type="float" office:value="109.5">
            <text:p>109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-RANDBETWEEN(5;20)" office:value-type="float" office:value="17">
            <text:p>17</text:p>
          </table:table-cell>
          <table:table-cell table:formula="of:=[.F344]+RANDBETWEEN(0;50)" office:value-type="float" office:value="272">
            <text:p>272</text:p>
          </table:table-cell>
          <table:table-cell table:formula="of:=[.G344]+RANDBETWEEN(0;50)" office:value-type="float" office:value="162.5">
            <text:p>162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-RANDBETWEEN(5;20)" office:value-type="float" office:value="18">
            <text:p>18</text:p>
          </table:table-cell>
          <table:table-cell table:formula="of:=[.F345]+RANDBETWEEN(0;50)" office:value-type="float" office:value="261">
            <text:p>261</text:p>
          </table:table-cell>
          <table:table-cell table:formula="of:=[.G345]+RANDBETWEEN(0;50)" office:value-type="float" office:value="165">
            <text:p>1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-RANDBETWEEN(5;20)" office:value-type="float" office:value="9">
            <text:p>9</text:p>
          </table:table-cell>
          <table:table-cell table:formula="of:=[.F346]+RANDBETWEEN(0;50)" office:value-type="float" office:value="361">
            <text:p>361</text:p>
          </table:table-cell>
          <table:table-cell table:formula="of:=[.G346]+RANDBETWEEN(0;50)" office:value-type="float" office:value="168.5">
            <text:p>168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-RANDBETWEEN(5;20)" office:value-type="float" office:value="11">
            <text:p>11</text:p>
          </table:table-cell>
          <table:table-cell table:formula="of:=[.F347]+RANDBETWEEN(0;50)" office:value-type="float" office:value="326">
            <text:p>326</text:p>
          </table:table-cell>
          <table:table-cell table:formula="of:=[.G347]+RANDBETWEEN(0;50)" office:value-type="float" office:value="154.5">
            <text:p>154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-RANDBETWEEN(5;20)" office:value-type="float" office:value="10">
            <text:p>10</text:p>
          </table:table-cell>
          <table:table-cell table:formula="of:=[.F348]+RANDBETWEEN(0;50)" office:value-type="float" office:value="298">
            <text:p>298</text:p>
          </table:table-cell>
          <table:table-cell table:formula="of:=[.G348]+RANDBETWEEN(0;50)" office:value-type="float" office:value="159.35">
            <text:p>159.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-RANDBETWEEN(5;20)" office:value-type="float" office:value="19">
            <text:p>19</text:p>
          </table:table-cell>
          <table:table-cell table:formula="of:=[.F349]+RANDBETWEEN(0;50)" office:value-type="float" office:value="237">
            <text:p>237</text:p>
          </table:table-cell>
          <table:table-cell table:formula="of:=[.G349]+RANDBETWEEN(0;50)" office:value-type="float" office:value="148.25">
            <text:p>148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-RANDBETWEEN(5;20)" office:value-type="float" office:value="6">
            <text:p>6</text:p>
          </table:table-cell>
          <table:table-cell table:formula="of:=[.F350]+RANDBETWEEN(0;50)" office:value-type="float" office:value="329">
            <text:p>329</text:p>
          </table:table-cell>
          <table:table-cell table:formula="of:=[.G350]+RANDBETWEEN(0;50)" office:value-type="float" office:value="187.25">
            <text:p>187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-RANDBETWEEN(5;20)" office:value-type="float" office:value="7">
            <text:p>7</text:p>
          </table:table-cell>
          <table:table-cell table:formula="of:=[.F351]+RANDBETWEEN(0;50)" office:value-type="float" office:value="340">
            <text:p>340</text:p>
          </table:table-cell>
          <table:table-cell table:formula="of:=[.G351]+RANDBETWEEN(0;50)" office:value-type="float" office:value="207.25">
            <text:p>207.25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-RANDBETWEEN(5;20)" office:value-type="float" office:value="50">
            <text:p>50</text:p>
          </table:table-cell>
          <table:table-cell table:formula="of:=[.F338]+RANDBETWEEN(0;50)" office:value-type="float" office:value="460">
            <text:p>460</text:p>
          </table:table-cell>
          <table:table-cell table:formula="of:=[.G338]+RANDBETWEEN(0;50)" office:value-type="float" office:value="260.4">
            <text:p>260.4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-RANDBETWEEN(5;20)" office:value-type="float" office:value="93">
            <text:p>93</text:p>
          </table:table-cell>
          <table:table-cell table:formula="of:=[.F339]+RANDBETWEEN(0;50)" office:value-type="float" office:value="413">
            <text:p>413</text:p>
          </table:table-cell>
          <table:table-cell table:formula="of:=[.G339]+RANDBETWEEN(0;50)" office:value-type="float" office:value="276">
            <text:p>276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-RANDBETWEEN(5;20)" office:value-type="float" office:value="35">
            <text:p>35</text:p>
          </table:table-cell>
          <table:table-cell table:formula="of:=[.F340]+RANDBETWEEN(0;50)" office:value-type="float" office:value="540">
            <text:p>540</text:p>
          </table:table-cell>
          <table:table-cell table:formula="of:=[.G340]+RANDBETWEEN(0;50)" office:value-type="float" office:value="360.15">
            <text:p>360.15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table:number-columns-repeated="3" office:value-type="float" office:value="2">
            <text:p>2</text:p>
          </table:table-cell>
          <table:table-cell table:formula="of:=[.E341]-RANDBETWEEN(5;20)" office:value-type="float" office:value="86">
            <text:p>86</text:p>
          </table:table-cell>
          <table:table-cell table:formula="of:=[.F341]+RANDBETWEEN(0;50)" office:value-type="float" office:value="531">
            <text:p>531</text:p>
          </table:table-cell>
          <table:table-cell table:formula="of:=[.G341]+RANDBETWEEN(0;50)" office:value-type="float" office:value="306.9">
            <text:p>306.9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-RANDBETWEEN(5;20)" office:value-type="float" office:value="48">
            <text:p>48</text:p>
          </table:table-cell>
          <table:table-cell table:formula="of:=[.F342]+RANDBETWEEN(0;50)" office:value-type="float" office:value="266">
            <text:p>266</text:p>
          </table:table-cell>
          <table:table-cell table:formula="of:=[.G342]+RANDBETWEEN(0;50)" office:value-type="float" office:value="79.3">
            <text:p>79.3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-RANDBETWEEN(5;20)" office:value-type="float" office:value="32">
            <text:p>32</text:p>
          </table:table-cell>
          <table:table-cell table:formula="of:=[.F343]+RANDBETWEEN(0;50)" office:value-type="float" office:value="223">
            <text:p>223</text:p>
          </table:table-cell>
          <table:table-cell table:formula="of:=[.G343]+RANDBETWEEN(0;50)" office:value-type="float" office:value="100.5">
            <text:p>100.5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-RANDBETWEEN(5;20)" office:value-type="float" office:value="17">
            <text:p>17</text:p>
          </table:table-cell>
          <table:table-cell table:formula="of:=[.F344]+RANDBETWEEN(0;50)" office:value-type="float" office:value="293">
            <text:p>293</text:p>
          </table:table-cell>
          <table:table-cell table:formula="of:=[.G344]+RANDBETWEEN(0;50)" office:value-type="float" office:value="160.5">
            <text:p>160.5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-RANDBETWEEN(5;20)" office:value-type="float" office:value="16">
            <text:p>16</text:p>
          </table:table-cell>
          <table:table-cell table:formula="of:=[.F345]+RANDBETWEEN(0;50)" office:value-type="float" office:value="295">
            <text:p>295</text:p>
          </table:table-cell>
          <table:table-cell table:formula="of:=[.G345]+RANDBETWEEN(0;50)" office:value-type="float" office:value="153">
            <text:p>153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-RANDBETWEEN(5;20)" office:value-type="float" office:value="4">
            <text:p>4</text:p>
          </table:table-cell>
          <table:table-cell table:formula="of:=[.F346]+RANDBETWEEN(0;50)" office:value-type="float" office:value="338">
            <text:p>338</text:p>
          </table:table-cell>
          <table:table-cell table:formula="of:=[.G346]+RANDBETWEEN(0;50)" office:value-type="float" office:value="201.5">
            <text:p>201.5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-RANDBETWEEN(5;20)" office:value-type="float" office:value="24">
            <text:p>24</text:p>
          </table:table-cell>
          <table:table-cell table:formula="of:=[.F347]+RANDBETWEEN(0;50)" office:value-type="float" office:value="306">
            <text:p>306</text:p>
          </table:table-cell>
          <table:table-cell table:formula="of:=[.G347]+RANDBETWEEN(0;50)" office:value-type="float" office:value="185.5">
            <text:p>185.5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-RANDBETWEEN(5;20)" office:value-type="float" office:value="0">
            <text:p>0</text:p>
          </table:table-cell>
          <table:table-cell table:formula="of:=[.F348]+RANDBETWEEN(0;50)" office:value-type="float" office:value="281">
            <text:p>281</text:p>
          </table:table-cell>
          <table:table-cell table:formula="of:=[.G348]+RANDBETWEEN(0;50)" office:value-type="float" office:value="175.35">
            <text:p>175.35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-RANDBETWEEN(5;20)" office:value-type="float" office:value="23">
            <text:p>23</text:p>
          </table:table-cell>
          <table:table-cell table:formula="of:=[.F349]+RANDBETWEEN(0;50)" office:value-type="float" office:value="279">
            <text:p>279</text:p>
          </table:table-cell>
          <table:table-cell table:formula="of:=[.G349]+RANDBETWEEN(0;50)" office:value-type="float" office:value="136.25">
            <text:p>136.25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-RANDBETWEEN(5;20)" office:value-type="float" office:value="14">
            <text:p>14</text:p>
          </table:table-cell>
          <table:table-cell table:formula="of:=[.F350]+RANDBETWEEN(0;50)" office:value-type="float" office:value="323">
            <text:p>323</text:p>
          </table:table-cell>
          <table:table-cell table:formula="of:=[.G350]+RANDBETWEEN(0;50)" office:value-type="float" office:value="206.25">
            <text:p>206.25</text:p>
          </table:table-cell>
        </table:table-row>
        <table:table-row table:style-name="ro1">
          <table:table-cell office:value-type="float" office:value="20100701">
            <text:p>201007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-RANDBETWEEN(5;20)" office:value-type="float" office:value="4">
            <text:p>4</text:p>
          </table:table-cell>
          <table:table-cell table:formula="of:=[.F351]+RANDBETWEEN(0;50)" office:value-type="float" office:value="295">
            <text:p>295</text:p>
          </table:table-cell>
          <table:table-cell table:formula="of:=[.G351]+RANDBETWEEN(0;50)" office:value-type="float" office:value="185.25">
            <text:p>185.25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-RANDBETWEEN(5;20)" office:value-type="float" office:value="51">
            <text:p>51</text:p>
          </table:table-cell>
          <table:table-cell table:formula="of:=[.F338]+RANDBETWEEN(0;50)" office:value-type="float" office:value="447">
            <text:p>447</text:p>
          </table:table-cell>
          <table:table-cell table:formula="of:=[.G338]+RANDBETWEEN(0;50)" office:value-type="float" office:value="287.4">
            <text:p>287.4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-RANDBETWEEN(5;20)" office:value-type="float" office:value="96">
            <text:p>96</text:p>
          </table:table-cell>
          <table:table-cell table:formula="of:=[.F339]+RANDBETWEEN(0;50)" office:value-type="float" office:value="417">
            <text:p>417</text:p>
          </table:table-cell>
          <table:table-cell table:formula="of:=[.G339]+RANDBETWEEN(0;50)" office:value-type="float" office:value="281">
            <text:p>281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-RANDBETWEEN(5;20)" office:value-type="float" office:value="25">
            <text:p>25</text:p>
          </table:table-cell>
          <table:table-cell table:formula="of:=[.F340]+RANDBETWEEN(0;50)" office:value-type="float" office:value="543">
            <text:p>543</text:p>
          </table:table-cell>
          <table:table-cell table:formula="of:=[.G340]+RANDBETWEEN(0;50)" office:value-type="float" office:value="335.15">
            <text:p>335.15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table:number-columns-repeated="3" office:value-type="float" office:value="2">
            <text:p>2</text:p>
          </table:table-cell>
          <table:table-cell table:formula="of:=[.E341]-RANDBETWEEN(5;20)" office:value-type="float" office:value="92">
            <text:p>92</text:p>
          </table:table-cell>
          <table:table-cell table:formula="of:=[.F341]+RANDBETWEEN(0;50)" office:value-type="float" office:value="538">
            <text:p>538</text:p>
          </table:table-cell>
          <table:table-cell table:formula="of:=[.G341]+RANDBETWEEN(0;50)" office:value-type="float" office:value="315.9">
            <text:p>315.9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-RANDBETWEEN(5;20)" office:value-type="float" office:value="58">
            <text:p>58</text:p>
          </table:table-cell>
          <table:table-cell table:formula="of:=[.F342]+RANDBETWEEN(0;50)" office:value-type="float" office:value="287">
            <text:p>287</text:p>
          </table:table-cell>
          <table:table-cell table:formula="of:=[.G342]+RANDBETWEEN(0;50)" office:value-type="float" office:value="115.3">
            <text:p>115.3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-RANDBETWEEN(5;20)" office:value-type="float" office:value="32">
            <text:p>32</text:p>
          </table:table-cell>
          <table:table-cell table:formula="of:=[.F343]+RANDBETWEEN(0;50)" office:value-type="float" office:value="254">
            <text:p>254</text:p>
          </table:table-cell>
          <table:table-cell table:formula="of:=[.G343]+RANDBETWEEN(0;50)" office:value-type="float" office:value="65.5">
            <text:p>65.5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-RANDBETWEEN(5;20)" office:value-type="float" office:value="7">
            <text:p>7</text:p>
          </table:table-cell>
          <table:table-cell table:formula="of:=[.F344]+RANDBETWEEN(0;50)" office:value-type="float" office:value="306">
            <text:p>306</text:p>
          </table:table-cell>
          <table:table-cell table:formula="of:=[.G344]+RANDBETWEEN(0;50)" office:value-type="float" office:value="159.5">
            <text:p>159.5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-RANDBETWEEN(5;20)" office:value-type="float" office:value="17">
            <text:p>17</text:p>
          </table:table-cell>
          <table:table-cell table:formula="of:=[.F345]+RANDBETWEEN(0;50)" office:value-type="float" office:value="295">
            <text:p>295</text:p>
          </table:table-cell>
          <table:table-cell table:formula="of:=[.G345]+RANDBETWEEN(0;50)" office:value-type="float" office:value="143">
            <text:p>143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-RANDBETWEEN(5;20)" office:value-type="float" office:value="9">
            <text:p>9</text:p>
          </table:table-cell>
          <table:table-cell table:formula="of:=[.F346]+RANDBETWEEN(0;50)" office:value-type="float" office:value="365">
            <text:p>365</text:p>
          </table:table-cell>
          <table:table-cell table:formula="of:=[.G346]+RANDBETWEEN(0;50)" office:value-type="float" office:value="184.5">
            <text:p>184.5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-RANDBETWEEN(5;20)" office:value-type="float" office:value="22">
            <text:p>22</text:p>
          </table:table-cell>
          <table:table-cell table:formula="of:=[.F347]+RANDBETWEEN(0;50)" office:value-type="float" office:value="342">
            <text:p>342</text:p>
          </table:table-cell>
          <table:table-cell table:formula="of:=[.G347]+RANDBETWEEN(0;50)" office:value-type="float" office:value="175.5">
            <text:p>175.5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-RANDBETWEEN(5;20)" office:value-type="float" office:value="6">
            <text:p>6</text:p>
          </table:table-cell>
          <table:table-cell table:formula="of:=[.F348]+RANDBETWEEN(0;50)" office:value-type="float" office:value="260">
            <text:p>260</text:p>
          </table:table-cell>
          <table:table-cell table:formula="of:=[.G348]+RANDBETWEEN(0;50)" office:value-type="float" office:value="152.35">
            <text:p>152.35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-RANDBETWEEN(5;20)" office:value-type="float" office:value="20">
            <text:p>20</text:p>
          </table:table-cell>
          <table:table-cell table:formula="of:=[.F349]+RANDBETWEEN(0;50)" office:value-type="float" office:value="249">
            <text:p>249</text:p>
          </table:table-cell>
          <table:table-cell table:formula="of:=[.G349]+RANDBETWEEN(0;50)" office:value-type="float" office:value="168.25">
            <text:p>168.25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-RANDBETWEEN(5;20)" office:value-type="float" office:value="9">
            <text:p>9</text:p>
          </table:table-cell>
          <table:table-cell table:formula="of:=[.F350]+RANDBETWEEN(0;50)" office:value-type="float" office:value="326">
            <text:p>326</text:p>
          </table:table-cell>
          <table:table-cell table:formula="of:=[.G350]+RANDBETWEEN(0;50)" office:value-type="float" office:value="189.25">
            <text:p>189.25</text:p>
          </table:table-cell>
        </table:table-row>
        <table:table-row table:style-name="ro1">
          <table:table-cell office:value-type="float" office:value="20100801">
            <text:p>201008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-RANDBETWEEN(5;20)" office:value-type="float" office:value="8">
            <text:p>8</text:p>
          </table:table-cell>
          <table:table-cell table:formula="of:=[.F351]+RANDBETWEEN(0;50)" office:value-type="float" office:value="329">
            <text:p>329</text:p>
          </table:table-cell>
          <table:table-cell table:formula="of:=[.G351]+RANDBETWEEN(0;50)" office:value-type="float" office:value="176.25">
            <text:p>176.25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-RANDBETWEEN(5;20)" office:value-type="float" office:value="52">
            <text:p>52</text:p>
          </table:table-cell>
          <table:table-cell table:formula="of:=[.F338]+RANDBETWEEN(0;50)" office:value-type="float" office:value="450">
            <text:p>450</text:p>
          </table:table-cell>
          <table:table-cell table:formula="of:=[.G338]+RANDBETWEEN(0;50)" office:value-type="float" office:value="298.4">
            <text:p>298.4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-RANDBETWEEN(5;20)" office:value-type="float" office:value="86">
            <text:p>86</text:p>
          </table:table-cell>
          <table:table-cell table:formula="of:=[.F339]+RANDBETWEEN(0;50)" office:value-type="float" office:value="421">
            <text:p>421</text:p>
          </table:table-cell>
          <table:table-cell table:formula="of:=[.G339]+RANDBETWEEN(0;50)" office:value-type="float" office:value="273">
            <text:p>273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-RANDBETWEEN(5;20)" office:value-type="float" office:value="25">
            <text:p>25</text:p>
          </table:table-cell>
          <table:table-cell table:formula="of:=[.F340]+RANDBETWEEN(0;50)" office:value-type="float" office:value="530">
            <text:p>530</text:p>
          </table:table-cell>
          <table:table-cell table:formula="of:=[.G340]+RANDBETWEEN(0;50)" office:value-type="float" office:value="340.15">
            <text:p>340.15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table:number-columns-repeated="3" office:value-type="float" office:value="2">
            <text:p>2</text:p>
          </table:table-cell>
          <table:table-cell table:formula="of:=[.E341]-RANDBETWEEN(5;20)" office:value-type="float" office:value="93">
            <text:p>93</text:p>
          </table:table-cell>
          <table:table-cell table:formula="of:=[.F341]+RANDBETWEEN(0;50)" office:value-type="float" office:value="522">
            <text:p>522</text:p>
          </table:table-cell>
          <table:table-cell table:formula="of:=[.G341]+RANDBETWEEN(0;50)" office:value-type="float" office:value="321.9">
            <text:p>321.9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-RANDBETWEEN(5;20)" office:value-type="float" office:value="46">
            <text:p>46</text:p>
          </table:table-cell>
          <table:table-cell table:formula="of:=[.F342]+RANDBETWEEN(0;50)" office:value-type="float" office:value="258">
            <text:p>258</text:p>
          </table:table-cell>
          <table:table-cell table:formula="of:=[.G342]+RANDBETWEEN(0;50)" office:value-type="float" office:value="97.3">
            <text:p>97.3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-RANDBETWEEN(5;20)" office:value-type="float" office:value="41">
            <text:p>41</text:p>
          </table:table-cell>
          <table:table-cell table:formula="of:=[.F343]+RANDBETWEEN(0;50)" office:value-type="float" office:value="229">
            <text:p>229</text:p>
          </table:table-cell>
          <table:table-cell table:formula="of:=[.G343]+RANDBETWEEN(0;50)" office:value-type="float" office:value="83.5">
            <text:p>83.5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-RANDBETWEEN(5;20)" office:value-type="float" office:value="3">
            <text:p>3</text:p>
          </table:table-cell>
          <table:table-cell table:formula="of:=[.F344]+RANDBETWEEN(0;50)" office:value-type="float" office:value="314">
            <text:p>314</text:p>
          </table:table-cell>
          <table:table-cell table:formula="of:=[.G344]+RANDBETWEEN(0;50)" office:value-type="float" office:value="156.5">
            <text:p>156.5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-RANDBETWEEN(5;20)" office:value-type="float" office:value="21">
            <text:p>21</text:p>
          </table:table-cell>
          <table:table-cell table:formula="of:=[.F345]+RANDBETWEEN(0;50)" office:value-type="float" office:value="261">
            <text:p>261</text:p>
          </table:table-cell>
          <table:table-cell table:formula="of:=[.G345]+RANDBETWEEN(0;50)" office:value-type="float" office:value="161">
            <text:p>161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-RANDBETWEEN(5;20)" office:value-type="float" office:value="2">
            <text:p>2</text:p>
          </table:table-cell>
          <table:table-cell table:formula="of:=[.F346]+RANDBETWEEN(0;50)" office:value-type="float" office:value="344">
            <text:p>344</text:p>
          </table:table-cell>
          <table:table-cell table:formula="of:=[.G346]+RANDBETWEEN(0;50)" office:value-type="float" office:value="205.5">
            <text:p>205.5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-RANDBETWEEN(5;20)" office:value-type="float" office:value="21">
            <text:p>21</text:p>
          </table:table-cell>
          <table:table-cell table:formula="of:=[.F347]+RANDBETWEEN(0;50)" office:value-type="float" office:value="311">
            <text:p>311</text:p>
          </table:table-cell>
          <table:table-cell table:formula="of:=[.G347]+RANDBETWEEN(0;50)" office:value-type="float" office:value="178.5">
            <text:p>178.5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-RANDBETWEEN(5;20)" office:value-type="float" office:value="8">
            <text:p>8</text:p>
          </table:table-cell>
          <table:table-cell table:formula="of:=[.F348]+RANDBETWEEN(0;50)" office:value-type="float" office:value="276">
            <text:p>276</text:p>
          </table:table-cell>
          <table:table-cell table:formula="of:=[.G348]+RANDBETWEEN(0;50)" office:value-type="float" office:value="158.35">
            <text:p>158.35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-RANDBETWEEN(5;20)" office:value-type="float" office:value="19">
            <text:p>19</text:p>
          </table:table-cell>
          <table:table-cell table:formula="of:=[.F349]+RANDBETWEEN(0;50)" office:value-type="float" office:value="248">
            <text:p>248</text:p>
          </table:table-cell>
          <table:table-cell table:formula="of:=[.G349]+RANDBETWEEN(0;50)" office:value-type="float" office:value="177.25">
            <text:p>177.25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-RANDBETWEEN(5;20)" office:value-type="float" office:value="10">
            <text:p>10</text:p>
          </table:table-cell>
          <table:table-cell table:formula="of:=[.F350]+RANDBETWEEN(0;50)" office:value-type="float" office:value="323">
            <text:p>323</text:p>
          </table:table-cell>
          <table:table-cell table:formula="of:=[.G350]+RANDBETWEEN(0;50)" office:value-type="float" office:value="186.25">
            <text:p>186.25</text:p>
          </table:table-cell>
        </table:table-row>
        <table:table-row table:style-name="ro1">
          <table:table-cell office:value-type="float" office:value="20100901">
            <text:p>201009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-RANDBETWEEN(5;20)" office:value-type="float" office:value="7">
            <text:p>7</text:p>
          </table:table-cell>
          <table:table-cell table:formula="of:=[.F351]+RANDBETWEEN(0;50)" office:value-type="float" office:value="324">
            <text:p>324</text:p>
          </table:table-cell>
          <table:table-cell table:formula="of:=[.G351]+RANDBETWEEN(0;50)" office:value-type="float" office:value="207.25">
            <text:p>207.25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+RANDBETWEEN(5;15)" office:value-type="float" office:value="65">
            <text:p>65</text:p>
          </table:table-cell>
          <table:table-cell table:formula="of:=[.F338]+RANDBETWEEN(0;50)" office:value-type="float" office:value="432">
            <text:p>432</text:p>
          </table:table-cell>
          <table:table-cell table:formula="of:=[.G338]+RANDBETWEEN(0;50)" office:value-type="float" office:value="250.4">
            <text:p>250.4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+RANDBETWEEN(5;15)" office:value-type="float" office:value="116">
            <text:p>116</text:p>
          </table:table-cell>
          <table:table-cell table:formula="of:=[.F339]+RANDBETWEEN(0;50)" office:value-type="float" office:value="425">
            <text:p>425</text:p>
          </table:table-cell>
          <table:table-cell table:formula="of:=[.G339]+RANDBETWEEN(0;50)" office:value-type="float" office:value="250">
            <text:p>250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+RANDBETWEEN(5;15)" office:value-type="float" office:value="49">
            <text:p>49</text:p>
          </table:table-cell>
          <table:table-cell table:formula="of:=[.F340]+RANDBETWEEN(0;50)" office:value-type="float" office:value="545">
            <text:p>545</text:p>
          </table:table-cell>
          <table:table-cell table:formula="of:=[.G340]+RANDBETWEEN(0;50)" office:value-type="float" office:value="325.15">
            <text:p>325.15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table:number-columns-repeated="3" office:value-type="float" office:value="2">
            <text:p>2</text:p>
          </table:table-cell>
          <table:table-cell table:formula="of:=[.E341]+RANDBETWEEN(5;15)" office:value-type="float" office:value="114">
            <text:p>114</text:p>
          </table:table-cell>
          <table:table-cell table:formula="of:=[.F341]+RANDBETWEEN(0;50)" office:value-type="float" office:value="526">
            <text:p>526</text:p>
          </table:table-cell>
          <table:table-cell table:formula="of:=[.G341]+RANDBETWEEN(0;50)" office:value-type="float" office:value="323.9">
            <text:p>323.9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+RANDBETWEEN(5;15)" office:value-type="float" office:value="70">
            <text:p>70</text:p>
          </table:table-cell>
          <table:table-cell table:formula="of:=[.F342]+RANDBETWEEN(0;50)" office:value-type="float" office:value="282">
            <text:p>282</text:p>
          </table:table-cell>
          <table:table-cell table:formula="of:=[.G342]+RANDBETWEEN(0;50)" office:value-type="float" office:value="78.3">
            <text:p>78.3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+RANDBETWEEN(5;15)" office:value-type="float" office:value="57">
            <text:p>57</text:p>
          </table:table-cell>
          <table:table-cell table:formula="of:=[.F343]+RANDBETWEEN(0;50)" office:value-type="float" office:value="257">
            <text:p>257</text:p>
          </table:table-cell>
          <table:table-cell table:formula="of:=[.G343]+RANDBETWEEN(0;50)" office:value-type="float" office:value="83.5">
            <text:p>83.5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+RANDBETWEEN(5;15)" office:value-type="float" office:value="35">
            <text:p>35</text:p>
          </table:table-cell>
          <table:table-cell table:formula="of:=[.F344]+RANDBETWEEN(0;50)" office:value-type="float" office:value="285">
            <text:p>285</text:p>
          </table:table-cell>
          <table:table-cell table:formula="of:=[.G344]+RANDBETWEEN(0;50)" office:value-type="float" office:value="173.5">
            <text:p>173.5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+RANDBETWEEN(5;15)" office:value-type="float" office:value="33">
            <text:p>33</text:p>
          </table:table-cell>
          <table:table-cell table:formula="of:=[.F345]+RANDBETWEEN(0;50)" office:value-type="float" office:value="289">
            <text:p>289</text:p>
          </table:table-cell>
          <table:table-cell table:formula="of:=[.G345]+RANDBETWEEN(0;50)" office:value-type="float" office:value="126">
            <text:p>126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+RANDBETWEEN(5;15)" office:value-type="float" office:value="26">
            <text:p>26</text:p>
          </table:table-cell>
          <table:table-cell table:formula="of:=[.F346]+RANDBETWEEN(0;50)" office:value-type="float" office:value="319">
            <text:p>319</text:p>
          </table:table-cell>
          <table:table-cell table:formula="of:=[.G346]+RANDBETWEEN(0;50)" office:value-type="float" office:value="167.5">
            <text:p>167.5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+RANDBETWEEN(5;15)" office:value-type="float" office:value="37">
            <text:p>37</text:p>
          </table:table-cell>
          <table:table-cell table:formula="of:=[.F347]+RANDBETWEEN(0;50)" office:value-type="float" office:value="339">
            <text:p>339</text:p>
          </table:table-cell>
          <table:table-cell table:formula="of:=[.G347]+RANDBETWEEN(0;50)" office:value-type="float" office:value="187.5">
            <text:p>187.5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+RANDBETWEEN(5;15)" office:value-type="float" office:value="27">
            <text:p>27</text:p>
          </table:table-cell>
          <table:table-cell table:formula="of:=[.F348]+RANDBETWEEN(0;50)" office:value-type="float" office:value="262">
            <text:p>262</text:p>
          </table:table-cell>
          <table:table-cell table:formula="of:=[.G348]+RANDBETWEEN(0;50)" office:value-type="float" office:value="148.35">
            <text:p>148.35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+RANDBETWEEN(5;15)" office:value-type="float" office:value="39">
            <text:p>39</text:p>
          </table:table-cell>
          <table:table-cell table:formula="of:=[.F349]+RANDBETWEEN(0;50)" office:value-type="float" office:value="274">
            <text:p>274</text:p>
          </table:table-cell>
          <table:table-cell table:formula="of:=[.G349]+RANDBETWEEN(0;50)" office:value-type="float" office:value="172.25">
            <text:p>172.25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+RANDBETWEEN(5;15)" office:value-type="float" office:value="30">
            <text:p>30</text:p>
          </table:table-cell>
          <table:table-cell table:formula="of:=[.F350]+RANDBETWEEN(0;50)" office:value-type="float" office:value="356">
            <text:p>356</text:p>
          </table:table-cell>
          <table:table-cell table:formula="of:=[.G350]+RANDBETWEEN(0;50)" office:value-type="float" office:value="196.25">
            <text:p>196.25</text:p>
          </table:table-cell>
        </table:table-row>
        <table:table-row table:style-name="ro1">
          <table:table-cell office:value-type="float" office:value="20101001">
            <text:p>201010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+RANDBETWEEN(5;15)" office:value-type="float" office:value="38">
            <text:p>38</text:p>
          </table:table-cell>
          <table:table-cell table:formula="of:=[.F351]+RANDBETWEEN(0;50)" office:value-type="float" office:value="309">
            <text:p>309</text:p>
          </table:table-cell>
          <table:table-cell table:formula="of:=[.G351]+RANDBETWEEN(0;50)" office:value-type="float" office:value="171.25">
            <text:p>171.2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+RANDBETWEEN(5;20)" office:value-type="float" office:value="68">
            <text:p>68</text:p>
          </table:table-cell>
          <table:table-cell table:formula="of:=[.F338]+RANDBETWEEN(0;50)" office:value-type="float" office:value="439">
            <text:p>439</text:p>
          </table:table-cell>
          <table:table-cell table:formula="of:=[.G338]+RANDBETWEEN(0;50)" office:value-type="float" office:value="288.4">
            <text:p>288.4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+RANDBETWEEN(5;20)" office:value-type="float" office:value="115">
            <text:p>115</text:p>
          </table:table-cell>
          <table:table-cell table:formula="of:=[.F339]+RANDBETWEEN(0;50)" office:value-type="float" office:value="423">
            <text:p>423</text:p>
          </table:table-cell>
          <table:table-cell table:formula="of:=[.G339]+RANDBETWEEN(0;50)" office:value-type="float" office:value="265">
            <text:p>26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+RANDBETWEEN(5;20)" office:value-type="float" office:value="61">
            <text:p>61</text:p>
          </table:table-cell>
          <table:table-cell table:formula="of:=[.F340]+RANDBETWEEN(0;50)" office:value-type="float" office:value="537">
            <text:p>537</text:p>
          </table:table-cell>
          <table:table-cell table:formula="of:=[.G340]+RANDBETWEEN(0;50)" office:value-type="float" office:value="362.15">
            <text:p>362.1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table:number-columns-repeated="3" office:value-type="float" office:value="2">
            <text:p>2</text:p>
          </table:table-cell>
          <table:table-cell table:formula="of:=[.E341]+RANDBETWEEN(5;20)" office:value-type="float" office:value="117">
            <text:p>117</text:p>
          </table:table-cell>
          <table:table-cell table:formula="of:=[.F341]+RANDBETWEEN(0;50)" office:value-type="float" office:value="518">
            <text:p>518</text:p>
          </table:table-cell>
          <table:table-cell table:formula="of:=[.G341]+RANDBETWEEN(0;50)" office:value-type="float" office:value="337.9">
            <text:p>337.9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+RANDBETWEEN(5;20)" office:value-type="float" office:value="77">
            <text:p>77</text:p>
          </table:table-cell>
          <table:table-cell table:formula="of:=[.F342]+RANDBETWEEN(0;50)" office:value-type="float" office:value="283">
            <text:p>283</text:p>
          </table:table-cell>
          <table:table-cell table:formula="of:=[.G342]+RANDBETWEEN(0;50)" office:value-type="float" office:value="118.3">
            <text:p>118.3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+RANDBETWEEN(5;20)" office:value-type="float" office:value="69">
            <text:p>69</text:p>
          </table:table-cell>
          <table:table-cell table:formula="of:=[.F343]+RANDBETWEEN(0;50)" office:value-type="float" office:value="264">
            <text:p>264</text:p>
          </table:table-cell>
          <table:table-cell table:formula="of:=[.G343]+RANDBETWEEN(0;50)" office:value-type="float" office:value="101.5">
            <text:p>101.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+RANDBETWEEN(5;20)" office:value-type="float" office:value="36">
            <text:p>36</text:p>
          </table:table-cell>
          <table:table-cell table:formula="of:=[.F344]+RANDBETWEEN(0;50)" office:value-type="float" office:value="279">
            <text:p>279</text:p>
          </table:table-cell>
          <table:table-cell table:formula="of:=[.G344]+RANDBETWEEN(0;50)" office:value-type="float" office:value="176.5">
            <text:p>176.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+RANDBETWEEN(5;20)" office:value-type="float" office:value="44">
            <text:p>44</text:p>
          </table:table-cell>
          <table:table-cell table:formula="of:=[.F345]+RANDBETWEEN(0;50)" office:value-type="float" office:value="272">
            <text:p>272</text:p>
          </table:table-cell>
          <table:table-cell table:formula="of:=[.G345]+RANDBETWEEN(0;50)" office:value-type="float" office:value="154">
            <text:p>154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+RANDBETWEEN(5;20)" office:value-type="float" office:value="35">
            <text:p>35</text:p>
          </table:table-cell>
          <table:table-cell table:formula="of:=[.F346]+RANDBETWEEN(0;50)" office:value-type="float" office:value="318">
            <text:p>318</text:p>
          </table:table-cell>
          <table:table-cell table:formula="of:=[.G346]+RANDBETWEEN(0;50)" office:value-type="float" office:value="177.5">
            <text:p>177.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+RANDBETWEEN(5;20)" office:value-type="float" office:value="35">
            <text:p>35</text:p>
          </table:table-cell>
          <table:table-cell table:formula="of:=[.F347]+RANDBETWEEN(0;50)" office:value-type="float" office:value="340">
            <text:p>340</text:p>
          </table:table-cell>
          <table:table-cell table:formula="of:=[.G347]+RANDBETWEEN(0;50)" office:value-type="float" office:value="182.5">
            <text:p>182.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+RANDBETWEEN(5;20)" office:value-type="float" office:value="29">
            <text:p>29</text:p>
          </table:table-cell>
          <table:table-cell table:formula="of:=[.F348]+RANDBETWEEN(0;50)" office:value-type="float" office:value="268">
            <text:p>268</text:p>
          </table:table-cell>
          <table:table-cell table:formula="of:=[.G348]+RANDBETWEEN(0;50)" office:value-type="float" office:value="150.35">
            <text:p>150.3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+RANDBETWEEN(5;20)" office:value-type="float" office:value="36">
            <text:p>36</text:p>
          </table:table-cell>
          <table:table-cell table:formula="of:=[.F349]+RANDBETWEEN(0;50)" office:value-type="float" office:value="266">
            <text:p>266</text:p>
          </table:table-cell>
          <table:table-cell table:formula="of:=[.G349]+RANDBETWEEN(0;50)" office:value-type="float" office:value="171.25">
            <text:p>171.2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+RANDBETWEEN(5;20)" office:value-type="float" office:value="34">
            <text:p>34</text:p>
          </table:table-cell>
          <table:table-cell table:formula="of:=[.F350]+RANDBETWEEN(0;50)" office:value-type="float" office:value="334">
            <text:p>334</text:p>
          </table:table-cell>
          <table:table-cell table:formula="of:=[.G350]+RANDBETWEEN(0;50)" office:value-type="float" office:value="186.25">
            <text:p>186.25</text:p>
          </table:table-cell>
        </table:table-row>
        <table:table-row table:style-name="ro1">
          <table:table-cell office:value-type="float" office:value="20101101">
            <text:p>201011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+RANDBETWEEN(5;20)" office:value-type="float" office:value="39">
            <text:p>39</text:p>
          </table:table-cell>
          <table:table-cell table:formula="of:=[.F351]+RANDBETWEEN(0;50)" office:value-type="float" office:value="343">
            <text:p>343</text:p>
          </table:table-cell>
          <table:table-cell table:formula="of:=[.G351]+RANDBETWEEN(0;50)" office:value-type="float" office:value="204.25">
            <text:p>204.2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38]+RANDBETWEEN(5;30)" office:value-type="float" office:value="73">
            <text:p>73</text:p>
          </table:table-cell>
          <table:table-cell table:formula="of:=[.F338]+RANDBETWEEN(0;50)" office:value-type="float" office:value="442">
            <text:p>442</text:p>
          </table:table-cell>
          <table:table-cell table:formula="of:=[.G338]+RANDBETWEEN(0;50)" office:value-type="float" office:value="271.4">
            <text:p>271.4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E339]+RANDBETWEEN(5;30)" office:value-type="float" office:value="115">
            <text:p>115</text:p>
          </table:table-cell>
          <table:table-cell table:formula="of:=[.F339]+RANDBETWEEN(0;50)" office:value-type="float" office:value="409">
            <text:p>409</text:p>
          </table:table-cell>
          <table:table-cell table:formula="of:=[.G339]+RANDBETWEEN(0;50)" office:value-type="float" office:value="255">
            <text:p>25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0]+RANDBETWEEN(5;30)" office:value-type="float" office:value="74">
            <text:p>74</text:p>
          </table:table-cell>
          <table:table-cell table:formula="of:=[.F340]+RANDBETWEEN(0;50)" office:value-type="float" office:value="565">
            <text:p>565</text:p>
          </table:table-cell>
          <table:table-cell table:formula="of:=[.G340]+RANDBETWEEN(0;50)" office:value-type="float" office:value="345.15">
            <text:p>345.1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table:number-columns-repeated="3" office:value-type="float" office:value="2">
            <text:p>2</text:p>
          </table:table-cell>
          <table:table-cell table:formula="of:=[.E341]+RANDBETWEEN(5;30)" office:value-type="float" office:value="130">
            <text:p>130</text:p>
          </table:table-cell>
          <table:table-cell table:formula="of:=[.F341]+RANDBETWEEN(0;50)" office:value-type="float" office:value="528">
            <text:p>528</text:p>
          </table:table-cell>
          <table:table-cell table:formula="of:=[.G341]+RANDBETWEEN(0;50)" office:value-type="float" office:value="302.9">
            <text:p>302.9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E342]+RANDBETWEEN(5;30)" office:value-type="float" office:value="78">
            <text:p>78</text:p>
          </table:table-cell>
          <table:table-cell table:formula="of:=[.F342]+RANDBETWEEN(0;50)" office:value-type="float" office:value="269">
            <text:p>269</text:p>
          </table:table-cell>
          <table:table-cell table:formula="of:=[.G342]+RANDBETWEEN(0;50)" office:value-type="float" office:value="83.3">
            <text:p>83.3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3]+RANDBETWEEN(5;30)" office:value-type="float" office:value="77">
            <text:p>77</text:p>
          </table:table-cell>
          <table:table-cell table:formula="of:=[.F343]+RANDBETWEEN(0;50)" office:value-type="float" office:value="237">
            <text:p>237</text:p>
          </table:table-cell>
          <table:table-cell table:formula="of:=[.G343]+RANDBETWEEN(0;50)" office:value-type="float" office:value="67.5">
            <text:p>67.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E344]+RANDBETWEEN(5;30)" office:value-type="float" office:value="39">
            <text:p>39</text:p>
          </table:table-cell>
          <table:table-cell table:formula="of:=[.F344]+RANDBETWEEN(0;50)" office:value-type="float" office:value="304">
            <text:p>304</text:p>
          </table:table-cell>
          <table:table-cell table:formula="of:=[.G344]+RANDBETWEEN(0;50)" office:value-type="float" office:value="148.5">
            <text:p>148.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5]+RANDBETWEEN(5;30)" office:value-type="float" office:value="49">
            <text:p>49</text:p>
          </table:table-cell>
          <table:table-cell table:formula="of:=[.F345]+RANDBETWEEN(0;50)" office:value-type="float" office:value="286">
            <text:p>286</text:p>
          </table:table-cell>
          <table:table-cell table:formula="of:=[.G345]+RANDBETWEEN(0;50)" office:value-type="float" office:value="169">
            <text:p>169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46]+RANDBETWEEN(5;30)" office:value-type="float" office:value="39">
            <text:p>39</text:p>
          </table:table-cell>
          <table:table-cell table:formula="of:=[.F346]+RANDBETWEEN(0;50)" office:value-type="float" office:value="336">
            <text:p>336</text:p>
          </table:table-cell>
          <table:table-cell table:formula="of:=[.G346]+RANDBETWEEN(0;50)" office:value-type="float" office:value="171.5">
            <text:p>171.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E347]+RANDBETWEEN(5;30)" office:value-type="float" office:value="54">
            <text:p>54</text:p>
          </table:table-cell>
          <table:table-cell table:formula="of:=[.F347]+RANDBETWEEN(0;50)" office:value-type="float" office:value="297">
            <text:p>297</text:p>
          </table:table-cell>
          <table:table-cell table:formula="of:=[.G347]+RANDBETWEEN(0;50)" office:value-type="float" office:value="158.5">
            <text:p>158.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348]+RANDBETWEEN(5;30)" office:value-type="float" office:value="41">
            <text:p>41</text:p>
          </table:table-cell>
          <table:table-cell table:formula="of:=[.F348]+RANDBETWEEN(0;50)" office:value-type="float" office:value="280">
            <text:p>280</text:p>
          </table:table-cell>
          <table:table-cell table:formula="of:=[.G348]+RANDBETWEEN(0;50)" office:value-type="float" office:value="181.35">
            <text:p>181.3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E349]+RANDBETWEEN(5;30)" office:value-type="float" office:value="38">
            <text:p>38</text:p>
          </table:table-cell>
          <table:table-cell table:formula="of:=[.F349]+RANDBETWEEN(0;50)" office:value-type="float" office:value="271">
            <text:p>271</text:p>
          </table:table-cell>
          <table:table-cell table:formula="of:=[.G349]+RANDBETWEEN(0;50)" office:value-type="float" office:value="137.25">
            <text:p>137.2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350]+RANDBETWEEN(5;30)" office:value-type="float" office:value="36">
            <text:p>36</text:p>
          </table:table-cell>
          <table:table-cell table:formula="of:=[.F350]+RANDBETWEEN(0;50)" office:value-type="float" office:value="351">
            <text:p>351</text:p>
          </table:table-cell>
          <table:table-cell table:formula="of:=[.G350]+RANDBETWEEN(0;50)" office:value-type="float" office:value="180.25">
            <text:p>180.25</text:p>
          </table:table-cell>
        </table:table-row>
        <table:table-row table:style-name="ro1">
          <table:table-cell office:value-type="float" office:value="20101201">
            <text:p>201012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E351]+RANDBETWEEN(5;30)" office:value-type="float" office:value="32">
            <text:p>32</text:p>
          </table:table-cell>
          <table:table-cell table:formula="of:=[.F351]+RANDBETWEEN(0;50)" office:value-type="float" office:value="321">
            <text:p>321</text:p>
          </table:table-cell>
          <table:table-cell table:formula="of:=[.G351]+RANDBETWEEN(0;50)" office:value-type="float" office:value="207.25">
            <text:p>207.25</text:p>
          </table:table-cell>
        </table:table-row>
      </table:table>
      <table:database-ranges>
        <table:database-range table:name="brand" table:target-range-address="lk_brand.A2:lk_brand.A13"/>
        <table:database-range table:name="brandTable" table:target-range-address="lk_brand.A2:lk_brand.B13"/>
        <table:database-range table:name="category" table:target-range-address="lk_category.B2:lk_category.B42"/>
        <table:database-range table:name="categoryTable" table:target-range-address="lk_category.B2:lk_category.B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19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1T00:10:19</meta:creation-date>
    <dc:date>2010-04-16T10:42:58</dc:date>
    <meta:editing-duration>PT21H44M42S</meta:editing-duration>
    <meta:editing-cycles>35</meta:editing-cycles>
    <meta:generator>OpenOffice.org/3.1$Linux OpenOffice.org_project/310m19$Build-9420</meta:generator>
    <dc:creator>Fernando </dc:creator>
    <meta:document-statistic meta:table-count="6" meta:cell-count="20137" meta:object-count="0"/>
    <meta:user-defined meta:name="Info 1"/>
    <meta:user-defined meta:name="Info 2"/>
    <meta:user-defined meta:name="Info 3"/>
    <meta:user-defined meta:name="Info 4"/>
  </office:meta>
</office:document-meta>
</file>